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1.189in"/>
    </style:style>
    <style:style style:name="co3" style:family="table-column">
      <style:table-column-properties fo:break-before="auto" style:column-width="2.0701in"/>
    </style:style>
    <style:style style:name="co4" style:family="table-column">
      <style:table-column-properties fo:break-before="auto" style:column-width="3.1717in"/>
    </style:style>
    <style:style style:name="co5" style:family="table-column">
      <style:table-column-properties fo:break-before="auto" style:column-width="0.9465in"/>
    </style:style>
    <style:style style:name="co6" style:family="table-column">
      <style:table-column-properties fo:break-before="auto" style:column-width="1.0008in"/>
    </style:style>
    <style:style style:name="co7" style:family="table-column">
      <style:table-column-properties fo:break-before="auto" style:column-width="0.8398in"/>
    </style:style>
    <style:style style:name="co8" style:family="table-column">
      <style:table-column-properties fo:break-before="auto" style:column-width="1.5146in"/>
    </style:style>
    <style:style style:name="co9" style:family="table-column">
      <style:table-column-properties fo:break-before="auto" style:column-width="0.4799in"/>
    </style:style>
    <style:style style:name="co10" style:family="table-column">
      <style:table-column-properties fo:break-before="auto" style:column-width="0.5339in"/>
    </style:style>
    <style:style style:name="co11" style:family="table-column">
      <style:table-column-properties fo:break-before="auto" style:column-width="0.8217in"/>
    </style:style>
    <style:style style:name="co12" style:family="table-column">
      <style:table-column-properties fo:break-before="auto" style:column-width="0.5783in"/>
    </style:style>
    <style:style style:name="co13" style:family="table-column">
      <style:table-column-properties fo:break-before="auto" style:column-width="1.2327in"/>
    </style:style>
    <style:style style:name="co14" style:family="table-column">
      <style:table-column-properties fo:break-before="auto" style:column-width="0.8181in"/>
    </style:style>
    <style:style style:name="co15" style:family="table-column">
      <style:table-column-properties fo:break-before="auto" style:column-width="1.5992in"/>
    </style:style>
    <style:style style:name="co16" style:family="table-column">
      <style:table-column-properties fo:break-before="auto" style:column-width="0.7217in"/>
    </style:style>
    <style:style style:name="co17" style:family="table-column">
      <style:table-column-properties fo:break-before="auto" style:column-width="0.4425in"/>
    </style:style>
    <style:style style:name="co18" style:family="table-column">
      <style:table-column-properties fo:break-before="auto" style:column-width="0.861in"/>
    </style:style>
    <style:style style:name="co19" style:family="table-column">
      <style:table-column-properties fo:break-before="auto" style:column-width="0.3783in"/>
    </style:style>
    <style:style style:name="co20" style:family="table-column">
      <style:table-column-properties fo:break-before="auto" style:column-width="2.7783in"/>
    </style:style>
    <style:style style:name="co21" style:family="table-column">
      <style:table-column-properties fo:break-before="auto" style:column-width="0.3457in"/>
    </style:style>
    <style:style style:name="co22" style:family="table-column">
      <style:table-column-properties fo:break-before="auto" style:column-width="1.2362in"/>
    </style:style>
    <style:style style:name="co23" style:family="table-column">
      <style:table-column-properties fo:break-before="auto" style:column-width="2.7516in"/>
    </style:style>
    <style:style style:name="co24" style:family="table-column">
      <style:table-column-properties fo:break-before="auto" style:column-width="1.2575in"/>
    </style:style>
    <style:style style:name="co25" style:family="table-column">
      <style:table-column-properties fo:break-before="auto" style:column-width="2.1709in"/>
    </style:style>
    <style:style style:name="co26" style:family="table-column">
      <style:table-column-properties fo:break-before="auto" style:column-width="0.539in"/>
    </style:style>
    <style:style style:name="co27" style:family="table-column">
      <style:table-column-properties fo:break-before="auto" style:column-width="0.5602in"/>
    </style:style>
    <style:style style:name="co28" style:family="table-column">
      <style:table-column-properties fo:break-before="auto" style:column-width="0.889in"/>
    </style:style>
    <style:style style:name="co29" style:family="table-column">
      <style:table-column-properties fo:break-before="auto" style:column-width="0.7319in"/>
    </style:style>
    <style:style style:name="co30" style:family="table-column">
      <style:table-column-properties fo:break-before="auto" style:column-width="1.1126in"/>
    </style:style>
    <style:style style:name="co31" style:family="table-column">
      <style:table-column-properties fo:break-before="auto" style:column-width="0.7335in"/>
    </style:style>
    <style:style style:name="co32" style:family="table-column">
      <style:table-column-properties fo:break-before="auto" style:column-width="0.8925in"/>
    </style:style>
    <style:style style:name="co33" style:family="table-column">
      <style:table-column-properties fo:break-before="auto" style:column-width="1.0102in"/>
    </style:style>
    <style:style style:name="ro1" style:family="table-row">
      <style:table-row-properties style:row-height="0.3626in" fo:break-before="auto" style:use-optimal-row-height="true"/>
    </style:style>
    <style:style style:name="ro2" style:family="table-row">
      <style:table-row-properties style:row-height="0.1957in" fo:break-before="auto" style:use-optimal-row-height="true"/>
    </style:style>
    <style:style style:name="ro3" style:family="table-row">
      <style:table-row-properties style:row-height="0.2626in" fo:break-before="auto" style:use-optimal-row-height="true"/>
    </style:style>
    <style:style style:name="ro4" style:family="table-row">
      <style:table-row-properties style:row-height="0.3728in" fo:break-before="auto" style:use-optimal-row-height="false"/>
    </style:style>
    <style:style style:name="ro5" style:family="table-row">
      <style:table-row-properties style:row-height="0.2445in" fo:break-before="auto" style:use-optimal-row-height="false"/>
    </style:style>
    <style:style style:name="ro6" style:family="table-row">
      <style:table-row-properties style:row-height="0.3126in" fo:break-before="auto" style:use-optimal-row-height="false"/>
    </style:style>
    <style:style style:name="ro7" style:family="table-row">
      <style:table-row-properties style:row-height="0.2602in" fo:break-before="auto" style:use-optimal-row-height="false"/>
    </style:style>
    <style:style style:name="ro8" style:family="table-row">
      <style:table-row-properties style:row-height="0.2291in" fo:break-before="auto" style:use-optimal-row-height="true"/>
    </style:style>
    <style:style style:name="ro9" style:family="table-row">
      <style:table-row-properties style:row-height="0.2709in" fo:break-before="auto" style:use-optimal-row-height="false"/>
    </style:style>
    <style:style style:name="ro10" style:family="table-row">
      <style:table-row-properties style:row-height="0.211in" fo:break-before="auto" style:use-optimal-row-height="false"/>
    </style:style>
    <style:style style:name="ro11" style:family="table-row">
      <style:table-row-properties style:row-height="0.2063in" fo:break-before="auto" style:use-optimal-row-height="false"/>
    </style:style>
    <style:style style:name="ro12" style:family="table-row">
      <style:table-row-properties style:row-height="0.4583in" fo:break-before="auto" style:use-optimal-row-height="false"/>
    </style:style>
    <style:style style:name="ro13" style:family="table-row">
      <style:table-row-properties style:row-height="1.1874in" fo:break-before="auto" style:use-optimal-row-height="false"/>
    </style:style>
    <style:style style:name="ro14" style:family="table-row">
      <style:table-row-properties style:row-height="0.4791in" fo:break-before="auto" style:use-optimal-row-height="false"/>
    </style:style>
    <style:style style:name="ro15" style:family="table-row">
      <style:table-row-properties style:row-height="0.1756in" fo:break-before="auto" style:use-optimal-row-height="true"/>
    </style:style>
    <style:style style:name="ro16" style:family="table-row">
      <style:table-row-properties style:row-height="0.4866in" fo:break-before="auto" style:use-optimal-row-height="true"/>
    </style:style>
    <style:style style:name="ro17" style:family="table-row">
      <style:table-row-properties style:row-height="1.4193in" fo:break-before="auto" style:use-optimal-row-height="true"/>
    </style:style>
    <style:style style:name="ro18" style:family="table-row">
      <style:table-row-properties style:row-height="0.798in" fo:break-before="auto" style:use-optimal-row-height="true"/>
    </style:style>
    <style:style style:name="ro19" style:family="table-row">
      <style:table-row-properties style:row-height="0.6425in" fo:break-before="auto" style:use-optimal-row-height="true"/>
    </style:style>
    <style:style style:name="ro20" style:family="table-row">
      <style:table-row-properties style:row-height="0.6472in" fo:break-before="auto" style:use-optimal-row-height="true"/>
    </style:style>
    <style:style style:name="ro21" style:family="table-row">
      <style:table-row-properties style:row-height="1.1138in" fo:break-before="auto" style:use-optimal-row-height="true"/>
    </style:style>
    <style:style style:name="ro22" style:family="table-row">
      <style:table-row-properties style:row-height="0.8028in" fo:break-before="auto" style:use-optimal-row-height="true"/>
    </style:style>
    <style:style style:name="ro23" style:family="table-row">
      <style:table-row-properties style:row-height="0.3311in" fo:break-before="auto" style:use-optimal-row-height="true"/>
    </style:style>
    <style:style style:name="ro24" style:family="table-row">
      <style:table-row-properties style:row-height="1.5807in" fo:break-before="auto" style:use-optimal-row-height="true"/>
    </style:style>
    <style:style style:name="ro25" style:family="table-row">
      <style:table-row-properties style:row-height="0.3366in" fo:break-before="auto" style:use-optimal-row-height="true"/>
    </style:style>
    <style:style style:name="ro26" style:family="table-row">
      <style:table-row-properties style:row-height="1.8909in" fo:break-before="auto" style:use-optimal-row-height="true"/>
    </style:style>
    <style:style style:name="ro27" style:family="table-row">
      <style:table-row-properties style:row-height="0.9583in" fo:break-before="auto" style:use-optimal-row-height="true"/>
    </style:style>
    <style:style style:name="ro28" style:family="table-row">
      <style:table-row-properties style:row-height="1.1091in" fo:break-before="auto" style:use-optimal-row-height="true"/>
    </style:style>
    <style:style style:name="ro29" style:family="table-row">
      <style:table-row-properties style:row-height="1.7354in" fo:break-before="auto" style:use-optimal-row-height="true"/>
    </style:style>
    <style:style style:name="ro30" style:family="table-row">
      <style:table-row-properties style:row-height="1.7307in" fo:break-before="auto" style:use-optimal-row-height="true"/>
    </style:style>
    <style:style style:name="ro31" style:family="table-row">
      <style:table-row-properties style:row-height="2.202in" fo:break-before="auto" style:use-optimal-row-height="true"/>
    </style:style>
    <style:style style:name="ro32" style:family="table-row">
      <style:table-row-properties style:row-height="0.9535in" fo:break-before="auto" style:use-optimal-row-height="true"/>
    </style:style>
    <style:style style:name="ro33" style:family="table-row">
      <style:table-row-properties style:row-height="1.2693in" fo:break-before="auto" style:use-optimal-row-height="true"/>
    </style:style>
    <style:style style:name="ro34" style:family="table-row">
      <style:table-row-properties style:row-height="0.4917in" fo:break-before="auto" style:use-optimal-row-height="true"/>
    </style:style>
    <style:style style:name="ro35" style:family="table-row">
      <style:table-row-properties style:row-height="0.2071in" fo:break-before="auto" style:use-optimal-row-height="true"/>
    </style:style>
    <style:style style:name="ro36" style:family="table-row">
      <style:table-row-properties style:row-height="1.5752in" fo:break-before="auto" style:use-optimal-row-height="true"/>
    </style:style>
    <style:style style:name="ro37" style:family="table-row">
      <style:table-row-properties style:row-height="0.1965in" fo:break-before="auto" style:use-optimal-row-height="true"/>
    </style:style>
    <style:style style:name="ro38" style:family="table-row">
      <style:table-row-properties style:row-height="2.3528in" fo:break-before="auto" style:use-optimal-row-height="true"/>
    </style:style>
    <style:style style:name="ro39" style:family="table-row">
      <style:table-row-properties style:row-height="1.2638in" fo:break-before="auto" style:use-optimal-row-height="true"/>
    </style:style>
    <style:style style:name="ro40" style:family="table-row">
      <style:table-row-properties style:row-height="1.4252in" fo:break-before="auto" style:use-optimal-row-height="true"/>
    </style:style>
    <style:style style:name="ro41" style:family="table-row">
      <style:table-row-properties style:row-height="2.0417in" fo:break-before="auto" style:use-optimal-row-height="true"/>
    </style:style>
    <style:style style:name="ro42" style:family="table-row">
      <style:table-row-properties style:row-height="2.3575in" fo:break-before="auto" style:use-optimal-row-height="true"/>
    </style:style>
    <style:style style:name="ro43" style:family="table-row">
      <style:table-row-properties style:row-height="3.4409in" fo:break-before="auto" style:use-optimal-row-height="true"/>
    </style:style>
    <style:style style:name="ro44" style:family="table-row">
      <style:table-row-properties style:row-height="2.8244in" fo:break-before="auto" style:use-optimal-row-height="true"/>
    </style:style>
    <style:style style:name="ro45" style:family="table-row">
      <style:table-row-properties style:row-height="2.6689in" fo:break-before="auto" style:use-optimal-row-height="true"/>
    </style:style>
    <style:style style:name="ro46" style:family="table-row">
      <style:table-row-properties style:row-height="3.1346in" fo:break-before="auto" style:use-optimal-row-height="true"/>
    </style:style>
    <style:style style:name="ro47" style:family="table-row">
      <style:table-row-properties style:row-height="2.1972in" fo:break-before="auto" style:use-optimal-row-height="true"/>
    </style:style>
    <style:style style:name="ro48" style:family="table-row">
      <style:table-row-properties style:row-height="8.4209in" fo:break-before="auto" style:use-optimal-row-height="true"/>
    </style:style>
    <style:style style:name="ro49" style:family="table-row">
      <style:table-row-properties style:row-height="0.1681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0" style:family="table-cell" style:parent-style-name="Default">
      <style:table-cell-properties style:glyph-orientation-vertical="0" fo:border-bottom="0.31pt solid #000000" style:diagonal-bl-tr="none" style:diagonal-tl-br="none" style:text-align-source="value-type" style:repeat-content="false" fo:wrap-option="wrap" fo:border-left="0.06pt solid #000000" style:direction="ltr" fo:padding="0.028in" fo:border-right="0.06pt solid #000000" style:rotation-angle="0" style:rotation-align="none" style:shrink-to-fit="false" fo:border-top="0.06pt solid #000000" style:vertical-align="top"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glyph-orientation-vertical="0" fo:border-bottom="0.31pt solid #000000" style:diagonal-bl-tr="none" style:diagonal-tl-br="none" style:text-align-source="value-type" style:repeat-content="false" fo:wrap-option="wrap" fo:border-left="0.06pt solid #000000" style:direction="ltr" fo:padding="0.028in" fo:border-right="0.06pt solid #000000" style:rotation-angle="0" style:rotation-align="none" style:shrink-to-fit="false" fo:border-top="0.31pt solid #000000" style:vertical-align="top" style:vertical-justify="auto"/>
      <style:paragraph-properties css3t:text-justify="auto" fo:margin-left="0in" style:writing-mode="page"/>
      <style:text-properties style:use-window-font-color="true" style:text-outline="false" style:text-line-through-style="none" style:text-position=""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2" style:family="table-cell" style:parent-style-name="Default" style:data-style-name="N121">
      <style:table-cell-properties style:glyph-orientation-vertical="0" fo:border-bottom="0.31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0.31pt solid #000000" style:vertical-align="top"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glyph-orientation-vertical="0" fo:border-bottom="0.31pt solid #000000" style:diagonal-bl-tr="none" style:diagonal-tl-br="none" style:text-align-source="value-type" style:repeat-content="false" fo:wrap-option="wrap" fo:border-left="0.06pt solid #000000"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028in" fo:border-right="0.06pt solid #000000" style:rotation-angle="0" style:rotation-align="none" style:shrink-to-fit="false" fo:border-top="0.31pt solid #000000" style:vertical-align="top"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028in" fo:border-right="0.06pt solid #000000" style:rotation-angle="0" style:rotation-align="none" style:shrink-to-fit="false" fo:border-top="none" style:vertical-align="top" style:vertical-justify="auto"/>
      <style:paragraph-properties css3t:text-justify="auto" fo:margin-left="0in" style:writing-mode="page"/>
      <style:text-properties fo:color="#000000"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0.31pt solid #000000" style:diagonal-bl-tr="none" style:diagonal-tl-br="none" style:text-align-source="value-type" style:repeat-content="false" fo:wrap-option="wrap" fo:border-left="0.06pt solid #000000" style:direction="ltr" fo:padding="0.028in" fo:border-right="0.06pt solid #000000" style:rotation-angle="0" style:rotation-align="none" style:shrink-to-fit="false" fo:border-top="0.31pt solid #000000" style:vertical-align="top"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glyph-orientation-vertical="0" fo:border-bottom="0.06pt solid #000000" style:diagonal-bl-tr="none" style:diagonal-tl-br="none" style:text-align-source="value-type" style:repeat-content="false" fo:wrap-option="wrap" fo:border-left="0.06pt solid #000000" style:direction="ltr" fo:padding="0.028in" fo:border-right="0.06pt solid #000000" style:rotation-angle="0" style:rotation-align="none" style:shrink-to-fit="false" fo:border-top="0.31pt solid #000000" style:vertical-align="top"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data-style-name="N121">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06pt solid #000000" style:rotation-angle="0" style:rotation-align="none" style:shrink-to-fit="false" fo:border-top="0.31pt solid #000000" style:vertical-align="top"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06pt solid #000000"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table-cell-properties style:glyph-orientation-vertical="0" fo:border-bottom="0.31pt solid #000000" style:diagonal-bl-tr="none" style:diagonal-tl-br="none" style:text-align-source="value-type" style:repeat-content="false" fo:wrap-option="wrap" fo:border-left="none" style:direction="ltr" fo:padding="0.028in" fo:border-right="0.06pt solid #000000" style:rotation-angle="0" style:rotation-align="none" style:shrink-to-fit="false" fo:border-top="none" style:vertical-align="top" style:vertical-justify="auto"/>
      <style:paragraph-properties css3t:text-justify="auto" fo:margin-left="0in" style:writing-mode="page"/>
      <style:text-properties style:text-position=""/>
    </style:style>
    <style:style style:name="ce24" style:family="table-cell" style:parent-style-name="Default">
      <style:table-cell-properties fo:border-bottom="none" style:diagonal-bl-tr="none" style:diagonal-tl-br="none" fo:border-left="none" fo:padding="0.028in" fo:border-right="0.06pt solid #000000" style:rotation-align="none" fo:border-top="none"/>
      <style:text-properties style:text-position=""/>
    </style:style>
    <style:style style:name="ce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028in" fo:border-right="none" style:rotation-angle="0" style:rotation-align="none" style:shrink-to-fit="false" fo:border-top="0.06pt solid #000000" style:vertical-align="top"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028in" fo:border-right="none" style:rotation-angle="0" style:rotation-align="none" style:shrink-to-fit="false" fo:border-top="0.31pt solid #000000" style:vertical-align="top"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 style:family="table-cell" style:parent-style-name="Default">
      <style:table-cell-properties style:glyph-orientation-vertical="0" fo:border-bottom="0.31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0.31pt solid #000000"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style:glyph-orientation-vertical="0" fo:border-bottom="0.31pt solid #000000" style:diagonal-bl-tr="none" style:diagonal-tl-br="none" style:text-align-source="value-type" style:repeat-content="false" fo:wrap-option="wrap" fo:border-left="0.06pt solid #000000" style:direction="ltr" fo:padding="0.028in" fo:border-right="none" style:rotation-angle="0" style:rotation-align="none" style:shrink-to-fit="false" fo:border-top="0.31pt solid #000000" style:vertical-align="top"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table-cell-properties style:glyph-orientation-vertical="0" fo:border-bottom="0.06pt solid #000000" style:diagonal-bl-tr="none" style:diagonal-tl-br="none" style:text-align-source="value-type" style:repeat-content="false" fo:wrap-option="wrap" fo:border-left="0.06pt solid #000000"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fo:padding="0.028in"/>
      <style:text-properties style:use-window-font-color="true" style:text-outline="false" style:text-line-through-style="none" style:text-position="" style:font-name="Times New Roman" fo:font-size="20pt" fo:font-style="normal" fo:text-shadow="none" style:text-underline-style="none" fo:font-weight="normal" style:font-size-asian="20pt" style:font-style-asian="normal" style:font-weight-asian="normal" style:font-name-complex="Times New Roman" style:font-size-complex="20pt" style:font-style-complex="normal" style:font-weight-complex="normal"/>
    </style:style>
    <style:style style:name="ce33" style:family="table-cell" style:parent-style-name="Default" style:data-style-name="N0"/>
    <style:style style:name="ce34" style:family="table-cell" style:parent-style-name="Default">
      <style:map style:condition="is-true-formula([.$Y2]=&quot;Written&quot;)" style:apply-style-name="Written" style:base-cell-address="'IEEE Cover'.A2"/>
    </style:style>
    <style:style style:name="ce35" style:family="table-cell" style:parent-style-name="Default">
      <style:map style:condition="is-true-formula([.$Y2]=&quot;Written&quot;)" style:apply-style-name="Written" style:base-cell-address="'IEEE Cover'.A2"/>
    </style:style>
    <style:style style:name="ce36" style:family="table-cell" style:parent-style-name="Default">
      <style:map style:condition="is-true-formula([.$Y2]=&quot;Written&quot;)" style:apply-style-name="Written" style:base-cell-address="'IEEE Cover'.A2"/>
    </style:style>
    <style:style style:name="ce37" style:family="table-cell" style:parent-style-name="Default">
      <style:map style:condition="is-true-formula([.$Y2]=&quot;Written&quot;)" style:apply-style-name="Written" style:base-cell-address="'IEEE Cover'.A2"/>
    </style:style>
    <style:style style:name="ce38" style:family="table-cell" style:parent-style-name="Default">
      <style:map style:condition="is-true-formula([.$Y2]=&quot;Written&quot;)" style:apply-style-name="Written" style:base-cell-address="'IEEE Cover'.A2"/>
    </style:style>
    <style:style style:name="ce39" style:family="table-cell" style:parent-style-name="Default">
      <style:map style:condition="is-true-formula([.$Y2]=&quot;Written&quot;)" style:apply-style-name="Written" style:base-cell-address="'IEEE Cover'.A2"/>
    </style:style>
    <style:style style:name="ce40" style:family="table-cell" style:parent-style-name="Default">
      <style:map style:condition="is-true-formula([.$Y2]=&quot;Written&quot;)" style:apply-style-name="Written" style:base-cell-address="'IEEE Cover'.A2"/>
    </style:style>
    <style:style style:name="ce41" style:family="table-cell" style:parent-style-name="Default">
      <style:map style:condition="is-true-formula([.$Y2]=&quot;Written&quot;)" style:apply-style-name="Written" style:base-cell-address="'IEEE Cover'.A2"/>
    </style:style>
    <style:style style:name="ce42" style:family="table-cell" style:parent-style-name="Default">
      <style:map style:condition="is-true-formula([.$Y2]=&quot;Written&quot;)" style:apply-style-name="Written" style:base-cell-address="'IEEE Cover'.A2"/>
    </style:style>
    <style:style style:name="ce43" style:family="table-cell" style:parent-style-name="Default">
      <style:map style:condition="is-true-formula([.$Y2]=&quot;Written&quot;)" style:apply-style-name="Written" style:base-cell-address="'IEEE Cover'.A2"/>
    </style:style>
    <style:style style:name="ce44" style:family="table-cell" style:parent-style-name="Default">
      <style:map style:condition="is-true-formula([.$Y2]=&quot;Written&quot;)" style:apply-style-name="Written" style:base-cell-address="'IEEE Cover'.A2"/>
    </style:style>
    <style:style style:name="ce45" style:family="table-cell" style:parent-style-name="Default">
      <style:map style:condition="is-true-formula([.$Y2]=&quot;Written&quot;)" style:apply-style-name="Written" style:base-cell-address="'IEEE Cover'.A2"/>
    </style:style>
    <style:style style:name="ce46" style:family="table-cell" style:parent-style-name="Default">
      <style:map style:condition="is-true-formula([.$Y2]=&quot;Written&quot;)" style:apply-style-name="Written" style:base-cell-address="'IEEE Cover'.A2"/>
    </style:style>
    <style:style style:name="ce47" style:family="table-cell" style:parent-style-name="Default">
      <style:map style:condition="is-true-formula([.$Y2]=&quot;Written&quot;)" style:apply-style-name="Written" style:base-cell-address="'IEEE Cover'.A2"/>
    </style:style>
    <style:style style:name="ce48" style:family="table-cell" style:parent-style-name="Default">
      <style:map style:condition="is-true-formula([.$Y2]=&quot;Written&quot;)" style:apply-style-name="Written" style:base-cell-address="'IEEE Cover'.A2"/>
    </style:style>
    <style:style style:name="ce49" style:family="table-cell" style:parent-style-name="Default">
      <style:map style:condition="is-true-formula([.$Y2]=&quot;Written&quot;)" style:apply-style-name="Written" style:base-cell-address="'IEEE Cover'.A2"/>
    </style:style>
    <style:style style:name="ce50" style:family="table-cell" style:parent-style-name="Default">
      <style:map style:condition="is-true-formula([.$Y2]=&quot;Written&quot;)" style:apply-style-name="Written" style:base-cell-address="'IEEE Cover'.A2"/>
    </style:style>
    <style:style style:name="ce51" style:family="table-cell" style:parent-style-name="Default">
      <style:map style:condition="is-true-formula([.$Y2]=&quot;Written&quot;)" style:apply-style-name="Written" style:base-cell-address="'IEEE Cover'.A2"/>
    </style:style>
    <style:style style:name="ce52" style:family="table-cell" style:parent-style-name="Default">
      <style:map style:condition="is-true-formula([.$Y2]=&quot;Written&quot;)" style:apply-style-name="Written" style:base-cell-address="'IEEE Cover'.A2"/>
    </style:style>
    <style:style style:name="ce53" style:family="table-cell" style:parent-style-name="Default">
      <style:map style:condition="is-true-formula([.$Y2]=&quot;Written&quot;)" style:apply-style-name="Written" style:base-cell-address="'IEEE Cover'.A2"/>
    </style:style>
    <style:style style:name="ce54" style:family="table-cell" style:parent-style-name="Default">
      <style:map style:condition="is-true-formula([.$Y2]=&quot;Written&quot;)" style:apply-style-name="Written" style:base-cell-address="'IEEE Cover'.A2"/>
    </style:style>
    <style:style style:name="ce55" style:family="table-cell" style:parent-style-name="Default">
      <style:map style:condition="is-true-formula([.$Y2]=&quot;Written&quot;)" style:apply-style-name="Written" style:base-cell-address="'IEEE Cover'.A2"/>
    </style:style>
    <style:style style:name="ce56" style:family="table-cell" style:parent-style-name="Default">
      <style:map style:condition="is-true-formula([.$Y2]=&quot;Written&quot;)" style:apply-style-name="Written" style:base-cell-address="'IEEE Cover'.A2"/>
    </style:style>
    <style:style style:name="ce57" style:family="table-cell" style:parent-style-name="Default">
      <style:map style:condition="is-true-formula([.$Y2]=&quot;Written&quot;)" style:apply-style-name="Written" style:base-cell-address="'IEEE Cover'.A2"/>
    </style:style>
    <style:style style:name="ce58" style:family="table-cell" style:parent-style-name="Default">
      <style:map style:condition="is-true-formula([.$Y2]=&quot;Written&quot;)" style:apply-style-name="Written" style:base-cell-address="'IEEE Cover'.A2"/>
    </style:style>
    <style:style style:name="ce59" style:family="table-cell" style:parent-style-name="Default">
      <style:map style:condition="is-true-formula([.$Y2]=&quot;Written&quot;)" style:apply-style-name="Written" style:base-cell-address="'IEEE Cover'.A2"/>
    </style:style>
    <style:style style:name="ce60" style:family="table-cell" style:parent-style-name="Default">
      <style:map style:condition="is-true-formula([.$Y2]=&quot;Written&quot;)" style:apply-style-name="Written" style:base-cell-address="'IEEE Cover'.A2"/>
    </style:style>
    <style:style style:name="ce61" style:family="table-cell" style:parent-style-name="Default">
      <style:map style:condition="is-true-formula([.$Y2]=&quot;Written&quot;)" style:apply-style-name="Written" style:base-cell-address="'IEEE Cover'.A2"/>
    </style:style>
    <style:style style:name="ce62" style:family="table-cell" style:parent-style-name="Default">
      <style:map style:condition="is-true-formula([.$Y2]=&quot;Written&quot;)" style:apply-style-name="Written" style:base-cell-address="'IEEE Cover'.A2"/>
    </style:style>
    <style:style style:name="ce63" style:family="table-cell" style:parent-style-name="Default">
      <style:map style:condition="is-true-formula([.$Y2]=&quot;Written&quot;)" style:apply-style-name="Written" style:base-cell-address="'IEEE Cover'.A2"/>
    </style:style>
    <style:style style:name="ce64" style:family="table-cell" style:parent-style-name="Default">
      <style:map style:condition="is-true-formula([.$Y2]=&quot;Written&quot;)" style:apply-style-name="Written" style:base-cell-address="'IEEE Cover'.A2"/>
    </style:style>
    <style:style style:name="ce65" style:family="table-cell" style:parent-style-name="Default">
      <style:map style:condition="is-true-formula([.$Y2]=&quot;Written&quot;)" style:apply-style-name="Written" style:base-cell-address="'IEEE Cover'.A2"/>
    </style:style>
    <style:style style:name="ce66" style:family="table-cell" style:parent-style-name="Default">
      <style:map style:condition="is-true-formula([.$Y2]=&quot;Written&quot;)" style:apply-style-name="Written" style:base-cell-address="'IEEE Cover'.A2"/>
    </style:style>
    <style:style style:name="ce67" style:family="table-cell" style:parent-style-name="Default">
      <style:map style:condition="is-true-formula([.$Y2]=&quot;Written&quot;)" style:apply-style-name="Written" style:base-cell-address="'IEEE Cover'.A2"/>
    </style:style>
    <style:style style:name="ce68" style:family="table-cell" style:parent-style-name="Default">
      <style:map style:condition="is-true-formula([.$Y2]=&quot;Written&quot;)" style:apply-style-name="Written" style:base-cell-address="'IEEE Cover'.A2"/>
    </style:style>
    <style:style style:name="ce69" style:family="table-cell" style:parent-style-name="Default">
      <style:map style:condition="is-true-formula([.$Y2]=&quot;Written&quot;)" style:apply-style-name="Written" style:base-cell-address="'IEEE Cover'.A2"/>
    </style:style>
    <style:style style:name="ce70" style:family="table-cell" style:parent-style-name="Default">
      <style:map style:condition="is-true-formula([.$Y2]=&quot;Written&quot;)" style:apply-style-name="Written" style:base-cell-address="'IEEE Cover'.A2"/>
    </style:style>
    <style:style style:name="ce71" style:family="table-cell" style:parent-style-name="Default">
      <style:map style:condition="is-true-formula([.$Y2]=&quot;Written&quot;)" style:apply-style-name="Written" style:base-cell-address="'IEEE Cover'.A2"/>
    </style:style>
    <style:style style:name="ce72" style:family="table-cell" style:parent-style-name="Default">
      <style:map style:condition="is-true-formula([.$Y2]=&quot;Written&quot;)" style:apply-style-name="Written" style:base-cell-address="'IEEE Cover'.A2"/>
    </style:style>
    <style:style style:name="ce73" style:family="table-cell" style:parent-style-name="Default">
      <style:map style:condition="is-true-formula([.$Y2]=&quot;Written&quot;)" style:apply-style-name="Written" style:base-cell-address="'IEEE Cover'.A2"/>
    </style:style>
    <style:style style:name="ce74" style:family="table-cell" style:parent-style-name="Default">
      <style:map style:condition="is-true-formula([.$Y2]=&quot;Written&quot;)" style:apply-style-name="Written" style:base-cell-address="'IEEE Cover'.A2"/>
    </style:style>
    <style:style style:name="ce75" style:family="table-cell" style:parent-style-name="Default">
      <style:map style:condition="is-true-formula([.$Y2]=&quot;Written&quot;)" style:apply-style-name="Written" style:base-cell-address="'IEEE Cover'.A2"/>
    </style:style>
    <style:style style:name="ce76" style:family="table-cell" style:parent-style-name="Default">
      <style:map style:condition="is-true-formula([.$Y2]=&quot;Written&quot;)" style:apply-style-name="Written" style:base-cell-address="'IEEE Cover'.A2"/>
    </style:style>
    <style:style style:name="ce77" style:family="table-cell" style:parent-style-name="Default">
      <style:map style:condition="is-true-formula([.$Y2]=&quot;Written&quot;)" style:apply-style-name="Written" style:base-cell-address="'IEEE Cover'.A2"/>
    </style:style>
    <style:style style:name="ce78" style:family="table-cell" style:parent-style-name="Default">
      <style:map style:condition="is-true-formula([.$Y2]=&quot;Written&quot;)" style:apply-style-name="Written" style:base-cell-address="'IEEE Cover'.A2"/>
    </style:style>
    <style:style style:name="ce79" style:family="table-cell" style:parent-style-name="Default">
      <style:map style:condition="is-true-formula([.$Y2]=&quot;Written&quot;)" style:apply-style-name="Written" style:base-cell-address="'IEEE Cover'.A2"/>
    </style:style>
    <style:style style:name="ce80" style:family="table-cell" style:parent-style-name="Default">
      <style:map style:condition="is-true-formula([.$Y2]=&quot;Written&quot;)" style:apply-style-name="Written" style:base-cell-address="'IEEE Cover'.A2"/>
    </style:style>
    <style:style style:name="ce81" style:family="table-cell" style:parent-style-name="Default">
      <style:map style:condition="is-true-formula([.$Y2]=&quot;Written&quot;)" style:apply-style-name="Written" style:base-cell-address="'IEEE Cover'.A2"/>
    </style:style>
    <style:style style:name="ce82" style:family="table-cell" style:parent-style-name="Default">
      <style:map style:condition="is-true-formula([.$Y2]=&quot;Written&quot;)" style:apply-style-name="Written" style:base-cell-address="'IEEE Cover'.A2"/>
    </style:style>
    <style:style style:name="ce83" style:family="table-cell" style:parent-style-name="Default">
      <style:map style:condition="is-true-formula([.$Y2]=&quot;Written&quot;)" style:apply-style-name="Written" style:base-cell-address="'IEEE Cover'.A2"/>
    </style:style>
    <style:style style:name="ce84" style:family="table-cell" style:parent-style-name="Default">
      <style:map style:condition="is-true-formula([.$Y2]=&quot;Written&quot;)" style:apply-style-name="Written" style:base-cell-address="'IEEE Cover'.A2"/>
    </style:style>
    <style:style style:name="ce85" style:family="table-cell" style:parent-style-name="Default">
      <style:map style:condition="is-true-formula([.$Y2]=&quot;Written&quot;)" style:apply-style-name="Written" style:base-cell-address="'IEEE Cover'.A2"/>
    </style:style>
    <style:style style:name="ce86" style:family="table-cell" style:parent-style-name="Default">
      <style:map style:condition="is-true-formula([.$Y2]=&quot;Written&quot;)" style:apply-style-name="Written" style:base-cell-address="'IEEE Cover'.A2"/>
    </style:style>
    <style:style style:name="ce87" style:family="table-cell" style:parent-style-name="Default">
      <style:map style:condition="is-true-formula([.$Y2]=&quot;Written&quot;)" style:apply-style-name="Written" style:base-cell-address="'IEEE Cover'.A2"/>
    </style:style>
    <style:style style:name="ce88" style:family="table-cell" style:parent-style-name="Default">
      <style:map style:condition="is-true-formula([.$Y2]=&quot;Written&quot;)" style:apply-style-name="Written" style:base-cell-address="'IEEE Cover'.A2"/>
    </style:style>
    <style:style style:name="ce89" style:family="table-cell" style:parent-style-name="Default">
      <style:map style:condition="is-true-formula([.$Y2]=&quot;Written&quot;)" style:apply-style-name="Written" style:base-cell-address="'IEEE Cover'.A2"/>
    </style:style>
    <style:style style:name="ce90" style:family="table-cell" style:parent-style-name="Default">
      <style:map style:condition="is-true-formula([.$Y2]=&quot;Written&quot;)" style:apply-style-name="Written" style:base-cell-address="'IEEE Cover'.A2"/>
    </style:style>
    <style:style style:name="ce91" style:family="table-cell" style:parent-style-name="Default">
      <style:map style:condition="is-true-formula([.$Y2]=&quot;Written&quot;)" style:apply-style-name="Written" style:base-cell-address="'IEEE Cover'.A2"/>
    </style:style>
    <style:style style:name="ce92" style:family="table-cell" style:parent-style-name="Default">
      <style:map style:condition="is-true-formula([.$Y2]=&quot;Written&quot;)" style:apply-style-name="Written" style:base-cell-address="'IEEE Cover'.A2"/>
    </style:style>
    <style:style style:name="ce93" style:family="table-cell" style:parent-style-name="Default">
      <style:map style:condition="is-true-formula([.$Y2]=&quot;Written&quot;)" style:apply-style-name="Written" style:base-cell-address="'IEEE Cover'.A2"/>
    </style:style>
    <style:style style:name="ce94" style:family="table-cell" style:parent-style-name="Default">
      <style:map style:condition="is-true-formula([.$Y2]=&quot;Written&quot;)" style:apply-style-name="Written" style:base-cell-address="'IEEE Cover'.A2"/>
    </style:style>
    <style:style style:name="ce95" style:family="table-cell" style:parent-style-name="Default">
      <style:map style:condition="is-true-formula([.$Y2]=&quot;Written&quot;)" style:apply-style-name="Written" style:base-cell-address="'IEEE Cover'.A2"/>
    </style:style>
    <style:style style:name="ce96" style:family="table-cell" style:parent-style-name="Default">
      <style:map style:condition="is-true-formula([.$Y2]=&quot;Written&quot;)" style:apply-style-name="Written" style:base-cell-address="'IEEE Cover'.A2"/>
    </style:style>
    <style:style style:name="ce97" style:family="table-cell" style:parent-style-name="Default">
      <style:map style:condition="is-true-formula([.$Y2]=&quot;Written&quot;)" style:apply-style-name="Written" style:base-cell-address="'IEEE Cover'.A2"/>
    </style:style>
    <style:style style:name="ce98" style:family="table-cell" style:parent-style-name="Default">
      <style:map style:condition="is-true-formula([.$Y2]=&quot;Written&quot;)" style:apply-style-name="Written" style:base-cell-address="'IEEE Cover'.A2"/>
    </style:style>
    <style:style style:name="ce99" style:family="table-cell" style:parent-style-name="Default">
      <style:map style:condition="is-true-formula([.$Y2]=&quot;Written&quot;)" style:apply-style-name="Written" style:base-cell-address="'IEEE Cover'.A2"/>
    </style:style>
    <style:style style:name="ce100" style:family="table-cell" style:parent-style-name="Default">
      <style:map style:condition="is-true-formula([.$Y2]=&quot;Written&quot;)" style:apply-style-name="Written" style:base-cell-address="'IEEE Cover'.A2"/>
    </style:style>
    <style:style style:name="ce101" style:family="table-cell" style:parent-style-name="Default">
      <style:map style:condition="is-true-formula([.$Y2]=&quot;Written&quot;)" style:apply-style-name="Written" style:base-cell-address="'IEEE Cover'.A2"/>
    </style:style>
    <style:style style:name="ce102" style:family="table-cell" style:parent-style-name="Default">
      <style:map style:condition="is-true-formula([.$Y2]=&quot;Written&quot;)" style:apply-style-name="Written" style:base-cell-address="'IEEE Cover'.A2"/>
    </style:style>
    <style:style style:name="ce103" style:family="table-cell" style:parent-style-name="Default">
      <style:map style:condition="is-true-formula([.$Y2]=&quot;Written&quot;)" style:apply-style-name="Written" style:base-cell-address="'IEEE Cover'.A2"/>
    </style:style>
    <style:style style:name="ce104" style:family="table-cell" style:parent-style-name="Default">
      <style:map style:condition="is-true-formula([.$Y2]=&quot;Written&quot;)" style:apply-style-name="Written" style:base-cell-address="'IEEE Cover'.A2"/>
    </style:style>
    <style:style style:name="ce105" style:family="table-cell" style:parent-style-name="Default">
      <style:map style:condition="is-true-formula([.$Y2]=&quot;Written&quot;)" style:apply-style-name="Written" style:base-cell-address="'IEEE Cover'.A2"/>
    </style:style>
    <style:style style:name="ce106" style:family="table-cell" style:parent-style-name="Default">
      <style:map style:condition="is-true-formula([.$Y2]=&quot;Written&quot;)" style:apply-style-name="Written" style:base-cell-address="'IEEE Cover'.A2"/>
    </style:style>
    <style:style style:name="ce107" style:family="table-cell" style:parent-style-name="Default">
      <style:map style:condition="is-true-formula([.$Y2]=&quot;Written&quot;)" style:apply-style-name="Written" style:base-cell-address="'IEEE Cover'.A2"/>
    </style:style>
    <style:style style:name="ce108" style:family="table-cell" style:parent-style-name="Default">
      <style:map style:condition="is-true-formula([.$Y2]=&quot;Written&quot;)" style:apply-style-name="Written" style:base-cell-address="'IEEE Cover'.A2"/>
    </style:style>
    <style:style style:name="ce109" style:family="table-cell" style:parent-style-name="Default">
      <style:map style:condition="is-true-formula([.$Y2]=&quot;Written&quot;)" style:apply-style-name="Written" style:base-cell-address="'IEEE Cover'.A2"/>
    </style:style>
    <style:style style:name="ce110" style:family="table-cell" style:parent-style-name="Default">
      <style:map style:condition="is-true-formula([.$Y2]=&quot;Written&quot;)" style:apply-style-name="Written" style:base-cell-address="'IEEE Cover'.A2"/>
    </style:style>
    <style:style style:name="ce111" style:family="table-cell" style:parent-style-name="Default">
      <style:map style:condition="is-true-formula([.$Y2]=&quot;Written&quot;)" style:apply-style-name="Written" style:base-cell-address="'IEEE Cover'.A2"/>
    </style:style>
    <style:style style:name="ce112" style:family="table-cell" style:parent-style-name="Default">
      <style:map style:condition="is-true-formula([.$Y2]=&quot;Written&quot;)" style:apply-style-name="Written" style:base-cell-address="'IEEE Cover'.A2"/>
    </style:style>
    <style:style style:name="ce113" style:family="table-cell" style:parent-style-name="Default">
      <style:map style:condition="is-true-formula([.$Y2]=&quot;Written&quot;)" style:apply-style-name="Written" style:base-cell-address="'IEEE Cover'.A2"/>
    </style:style>
    <style:style style:name="ce114" style:family="table-cell" style:parent-style-name="Default">
      <style:map style:condition="is-true-formula([.$Y2]=&quot;Written&quot;)" style:apply-style-name="Written" style:base-cell-address="'IEEE Cover'.A2"/>
    </style:style>
    <style:style style:name="ce115" style:family="table-cell" style:parent-style-name="Default">
      <style:map style:condition="is-true-formula([.$Y2]=&quot;Written&quot;)" style:apply-style-name="Written" style:base-cell-address="'IEEE Cover'.A2"/>
    </style:style>
    <style:style style:name="ce116" style:family="table-cell" style:parent-style-name="Default">
      <style:map style:condition="is-true-formula([.$Y2]=&quot;Written&quot;)" style:apply-style-name="Written" style:base-cell-address="'IEEE Cover'.A2"/>
    </style:style>
    <style:style style:name="ce117" style:family="table-cell" style:parent-style-name="Default">
      <style:map style:condition="is-true-formula([.$Y2]=&quot;Written&quot;)" style:apply-style-name="Written" style:base-cell-address="'IEEE Cover'.A2"/>
    </style:style>
    <style:style style:name="ce118" style:family="table-cell" style:parent-style-name="Default">
      <style:map style:condition="is-true-formula([.$Y2]=&quot;Written&quot;)" style:apply-style-name="Written" style:base-cell-address="'IEEE Cover'.A2"/>
    </style:style>
    <style:style style:name="ce119" style:family="table-cell" style:parent-style-name="Default">
      <style:map style:condition="is-true-formula([.$Y2]=&quot;Written&quot;)" style:apply-style-name="Written" style:base-cell-address="'IEEE Cover'.A2"/>
    </style:style>
    <style:style style:name="ce120" style:family="table-cell" style:parent-style-name="Default">
      <style:map style:condition="is-true-formula([.$Y2]=&quot;Written&quot;)" style:apply-style-name="Written" style:base-cell-address="'IEEE Cover'.A2"/>
    </style:style>
    <style:style style:name="ce121" style:family="table-cell" style:parent-style-name="Default">
      <style:map style:condition="is-true-formula([.$Y2]=&quot;Written&quot;)" style:apply-style-name="Written" style:base-cell-address="'IEEE Cover'.A2"/>
    </style:style>
    <style:style style:name="ce122" style:family="table-cell" style:parent-style-name="Default">
      <style:map style:condition="is-true-formula([.$Y2]=&quot;Written&quot;)" style:apply-style-name="Written" style:base-cell-address="'IEEE Cover'.A2"/>
    </style:style>
    <style:style style:name="ce123" style:family="table-cell" style:parent-style-name="Default">
      <style:map style:condition="is-true-formula([.$Y2]=&quot;Written&quot;)" style:apply-style-name="Written" style:base-cell-address="'IEEE Cover'.A2"/>
    </style:style>
    <style:style style:name="ce124" style:family="table-cell" style:parent-style-name="Default">
      <style:map style:condition="is-true-formula([.$Y2]=&quot;Written&quot;)" style:apply-style-name="Written" style:base-cell-address="'IEEE Cover'.A2"/>
    </style:style>
    <style:style style:name="ce125" style:family="table-cell" style:parent-style-name="Default">
      <style:map style:condition="is-true-formula([.$Y2]=&quot;Written&quot;)" style:apply-style-name="Written" style:base-cell-address="'IEEE Cover'.A2"/>
    </style:style>
    <style:style style:name="ce126" style:family="table-cell" style:parent-style-name="Default">
      <style:map style:condition="is-true-formula([.$Y2]=&quot;Written&quot;)" style:apply-style-name="Written" style:base-cell-address="'IEEE Cover'.A2"/>
    </style:style>
    <style:style style:name="ce127" style:family="table-cell" style:parent-style-name="Default">
      <style:map style:condition="is-true-formula([.$Y2]=&quot;Written&quot;)" style:apply-style-name="Written" style:base-cell-address="'IEEE Cover'.A2"/>
    </style:style>
    <style:style style:name="ce128" style:family="table-cell" style:parent-style-name="Default">
      <style:map style:condition="is-true-formula([.$Y2]=&quot;Written&quot;)" style:apply-style-name="Written" style:base-cell-address="'IEEE Cover'.A2"/>
    </style:style>
    <style:style style:name="ce129" style:family="table-cell" style:parent-style-name="Default">
      <style:map style:condition="is-true-formula([.$Y2]=&quot;Written&quot;)" style:apply-style-name="Written" style:base-cell-address="'IEEE Cover'.A2"/>
    </style:style>
    <style:style style:name="ce130" style:family="table-cell" style:parent-style-name="Default">
      <style:map style:condition="is-true-formula([.$Y2]=&quot;Written&quot;)" style:apply-style-name="Written" style:base-cell-address="'IEEE Cover'.A2"/>
    </style:style>
    <style:style style:name="ce131" style:family="table-cell" style:parent-style-name="Default">
      <style:map style:condition="is-true-formula([.$Y2]=&quot;Written&quot;)" style:apply-style-name="Written" style:base-cell-address="'IEEE Cover'.A2"/>
    </style:style>
    <style:style style:name="ce132" style:family="table-cell" style:parent-style-name="Default">
      <style:map style:condition="is-true-formula([.$Y2]=&quot;Written&quot;)" style:apply-style-name="Written" style:base-cell-address="'IEEE Cover'.A2"/>
    </style:style>
    <style:style style:name="ce133" style:family="table-cell" style:parent-style-name="Default">
      <style:map style:condition="is-true-formula([.$Y2]=&quot;Written&quot;)" style:apply-style-name="Written" style:base-cell-address="'IEEE Cover'.A2"/>
    </style:style>
    <style:style style:name="ce134" style:family="table-cell" style:parent-style-name="Default">
      <style:map style:condition="is-true-formula([.$Y2]=&quot;Written&quot;)" style:apply-style-name="Written" style:base-cell-address="'IEEE Cover'.A2"/>
    </style:style>
    <style:style style:name="ce135" style:family="table-cell" style:parent-style-name="Default">
      <style:map style:condition="is-true-formula([.$Y2]=&quot;Written&quot;)" style:apply-style-name="Written" style:base-cell-address="'IEEE Cover'.A2"/>
    </style:style>
    <style:style style:name="ce136" style:family="table-cell" style:parent-style-name="Default">
      <style:map style:condition="is-true-formula([.$Y2]=&quot;Written&quot;)" style:apply-style-name="Written" style:base-cell-address="'IEEE Cover'.A2"/>
    </style:style>
    <style:style style:name="ce137" style:family="table-cell" style:parent-style-name="Default">
      <style:map style:condition="is-true-formula([.$Y2]=&quot;Written&quot;)" style:apply-style-name="Written" style:base-cell-address="'IEEE Cover'.A2"/>
    </style:style>
    <style:style style:name="ce138" style:family="table-cell" style:parent-style-name="Default">
      <style:map style:condition="is-true-formula([.$Y2]=&quot;Written&quot;)" style:apply-style-name="Written" style:base-cell-address="'IEEE Cover'.A2"/>
    </style:style>
    <style:style style:name="ce139" style:family="table-cell" style:parent-style-name="Default">
      <style:map style:condition="is-true-formula([.$Y2]=&quot;Written&quot;)" style:apply-style-name="Written" style:base-cell-address="'IEEE Cover'.A2"/>
    </style:style>
    <style:style style:name="ce140" style:family="table-cell" style:parent-style-name="Default">
      <style:map style:condition="is-true-formula([.$Y2]=&quot;Written&quot;)" style:apply-style-name="Written" style:base-cell-address="'IEEE Cover'.A2"/>
    </style:style>
    <style:style style:name="ce141" style:family="table-cell" style:parent-style-name="Default">
      <style:map style:condition="is-true-formula([.$Y2]=&quot;Written&quot;)" style:apply-style-name="Written" style:base-cell-address="'IEEE Cover'.A2"/>
    </style:style>
    <style:style style:name="ce142" style:family="table-cell" style:parent-style-name="Default">
      <style:map style:condition="is-true-formula([.$Y2]=&quot;Written&quot;)" style:apply-style-name="Written" style:base-cell-address="'IEEE Cover'.A2"/>
    </style:style>
    <style:style style:name="ce143" style:family="table-cell" style:parent-style-name="Default">
      <style:map style:condition="is-true-formula([.$Y2]=&quot;Written&quot;)" style:apply-style-name="Written" style:base-cell-address="'IEEE Cover'.A2"/>
    </style:style>
    <style:style style:name="ce144" style:family="table-cell" style:parent-style-name="Default">
      <style:map style:condition="is-true-formula([.$Y2]=&quot;Written&quot;)" style:apply-style-name="Written" style:base-cell-address="'IEEE Cover'.A2"/>
    </style:style>
    <style:style style:name="ce145" style:family="table-cell" style:parent-style-name="Default">
      <style:map style:condition="is-true-formula([.$Y2]=&quot;Written&quot;)" style:apply-style-name="Written" style:base-cell-address="'IEEE Cover'.A2"/>
    </style:style>
    <style:style style:name="ce146" style:family="table-cell" style:parent-style-name="Default">
      <style:map style:condition="is-true-formula([.$Y2]=&quot;Written&quot;)" style:apply-style-name="Written" style:base-cell-address="'IEEE Cover'.A2"/>
    </style:style>
    <style:style style:name="ce147" style:family="table-cell" style:parent-style-name="Default">
      <style:map style:condition="is-true-formula([.$Y2]=&quot;Written&quot;)" style:apply-style-name="Written" style:base-cell-address="'IEEE Cover'.A2"/>
    </style:style>
    <style:style style:name="ce148" style:family="table-cell" style:parent-style-name="Default">
      <style:map style:condition="is-true-formula([.$Y2]=&quot;Written&quot;)" style:apply-style-name="Written" style:base-cell-address="'IEEE Cover'.A2"/>
    </style:style>
    <style:style style:name="ce149" style:family="table-cell" style:parent-style-name="Default">
      <style:map style:condition="is-true-formula([.$Y2]=&quot;Written&quot;)" style:apply-style-name="Written" style:base-cell-address="'IEEE Cover'.A2"/>
    </style:style>
    <style:style style:name="ce150" style:family="table-cell" style:parent-style-name="Default">
      <style:map style:condition="is-true-formula([.$Y2]=&quot;Written&quot;)" style:apply-style-name="Written" style:base-cell-address="'IEEE Cover'.A2"/>
    </style:style>
    <style:style style:name="ce151" style:family="table-cell" style:parent-style-name="Default">
      <style:map style:condition="is-true-formula([.$Y2]=&quot;Written&quot;)" style:apply-style-name="Written" style:base-cell-address="'IEEE Cover'.A2"/>
    </style:style>
    <style:style style:name="ce152" style:family="table-cell" style:parent-style-name="Default">
      <style:map style:condition="is-true-formula([.$Y2]=&quot;Written&quot;)" style:apply-style-name="Written" style:base-cell-address="'IEEE Cover'.A2"/>
    </style:style>
    <style:style style:name="ce153" style:family="table-cell" style:parent-style-name="Default">
      <style:map style:condition="is-true-formula([.$Y2]=&quot;Written&quot;)" style:apply-style-name="Written" style:base-cell-address="'IEEE Cover'.A2"/>
    </style:style>
    <style:style style:name="ce154" style:family="table-cell" style:parent-style-name="Default">
      <style:map style:condition="is-true-formula([.$Y2]=&quot;Written&quot;)" style:apply-style-name="Written" style:base-cell-address="'IEEE Cover'.A2"/>
    </style:style>
    <style:style style:name="ce155" style:family="table-cell" style:parent-style-name="Default">
      <style:map style:condition="is-true-formula([.$Y2]=&quot;Written&quot;)" style:apply-style-name="Written" style:base-cell-address="'IEEE Cover'.A2"/>
    </style:style>
    <style:style style:name="ce156" style:family="table-cell" style:parent-style-name="Default">
      <style:map style:condition="is-true-formula([.$Y2]=&quot;Written&quot;)" style:apply-style-name="Written" style:base-cell-address="'IEEE Cover'.A2"/>
    </style:style>
    <style:style style:name="ce157" style:family="table-cell" style:parent-style-name="Default">
      <style:map style:condition="is-true-formula([.$Y2]=&quot;Written&quot;)" style:apply-style-name="Written" style:base-cell-address="'IEEE Cover'.A2"/>
    </style:style>
    <style:style style:name="ce158" style:family="table-cell" style:parent-style-name="Default">
      <style:map style:condition="is-true-formula([.$Y2]=&quot;Written&quot;)" style:apply-style-name="Written" style:base-cell-address="'IEEE Cover'.A2"/>
    </style:style>
    <style:style style:name="ce159" style:family="table-cell" style:parent-style-name="Default">
      <style:map style:condition="is-true-formula([.$Y2]=&quot;Written&quot;)" style:apply-style-name="Written" style:base-cell-address="'IEEE Cover'.A2"/>
    </style:style>
    <style:style style:name="ce160" style:family="table-cell" style:parent-style-name="Default">
      <style:map style:condition="is-true-formula([.$Y2]=&quot;Written&quot;)" style:apply-style-name="Written" style:base-cell-address="'IEEE Cover'.A2"/>
    </style:style>
    <style:style style:name="ce161" style:family="table-cell" style:parent-style-name="Default">
      <style:map style:condition="is-true-formula([.$Y2]=&quot;Written&quot;)" style:apply-style-name="Written" style:base-cell-address="'IEEE Cover'.A2"/>
    </style:style>
    <style:style style:name="ce162" style:family="table-cell" style:parent-style-name="Default">
      <style:map style:condition="is-true-formula([.$Y2]=&quot;Written&quot;)" style:apply-style-name="Written" style:base-cell-address="'IEEE Cover'.A2"/>
    </style:style>
    <style:style style:name="ce163" style:family="table-cell" style:parent-style-name="Default">
      <style:map style:condition="is-true-formula([.$Y2]=&quot;Written&quot;)" style:apply-style-name="Written" style:base-cell-address="'IEEE Cover'.A2"/>
    </style:style>
    <style:style style:name="ce164" style:family="table-cell" style:parent-style-name="Default">
      <style:map style:condition="is-true-formula([.$Y2]=&quot;Written&quot;)" style:apply-style-name="Written" style:base-cell-address="'IEEE Cover'.A2"/>
    </style:style>
    <style:style style:name="ce165" style:family="table-cell" style:parent-style-name="Default">
      <style:map style:condition="is-true-formula([.$Y2]=&quot;Written&quot;)" style:apply-style-name="Written" style:base-cell-address="'IEEE Cover'.A2"/>
    </style:style>
    <style:style style:name="ce166" style:family="table-cell" style:parent-style-name="Default">
      <style:map style:condition="is-true-formula([.$Y2]=&quot;Written&quot;)" style:apply-style-name="Written" style:base-cell-address="'IEEE Cover'.A2"/>
    </style:style>
    <style:style style:name="ce167" style:family="table-cell" style:parent-style-name="Default">
      <style:map style:condition="is-true-formula([.$Y2]=&quot;Written&quot;)" style:apply-style-name="Written" style:base-cell-address="'IEEE Cover'.A2"/>
    </style:style>
    <style:style style:name="ce168" style:family="table-cell" style:parent-style-name="Default">
      <style:map style:condition="is-true-formula([.$Y2]=&quot;Written&quot;)" style:apply-style-name="Written" style:base-cell-address="'IEEE Cover'.A2"/>
    </style:style>
    <style:style style:name="ce169" style:family="table-cell" style:parent-style-name="Default">
      <style:map style:condition="is-true-formula([.$Y2]=&quot;Written&quot;)" style:apply-style-name="Written" style:base-cell-address="'IEEE Cover'.A2"/>
    </style:style>
    <style:style style:name="ce170" style:family="table-cell" style:parent-style-name="Default">
      <style:map style:condition="is-true-formula([.$Y2]=&quot;Written&quot;)" style:apply-style-name="Written" style:base-cell-address="'IEEE Cover'.A2"/>
    </style:style>
    <style:style style:name="ce171" style:family="table-cell" style:parent-style-name="Default">
      <style:map style:condition="is-true-formula([.$Y2]=&quot;Written&quot;)" style:apply-style-name="Written" style:base-cell-address="'IEEE Cover'.A2"/>
    </style:style>
    <style:style style:name="ce172" style:family="table-cell" style:parent-style-name="Default">
      <style:map style:condition="is-true-formula([.$Y2]=&quot;Written&quot;)" style:apply-style-name="Written" style:base-cell-address="'IEEE Cover'.A2"/>
    </style:style>
    <style:style style:name="ce173" style:family="table-cell" style:parent-style-name="Default">
      <style:map style:condition="is-true-formula([.$Y2]=&quot;Written&quot;)" style:apply-style-name="Written" style:base-cell-address="'IEEE Cover'.A2"/>
    </style:style>
    <style:style style:name="ce174" style:family="table-cell" style:parent-style-name="Default">
      <style:map style:condition="is-true-formula([.$Y2]=&quot;Written&quot;)" style:apply-style-name="Written" style:base-cell-address="'IEEE Cover'.A2"/>
    </style:style>
    <style:style style:name="ce175" style:family="table-cell" style:parent-style-name="Default">
      <style:map style:condition="is-true-formula([.$Y2]=&quot;Written&quot;)" style:apply-style-name="Written" style:base-cell-address="'IEEE Cover'.A2"/>
    </style:style>
    <style:style style:name="ce176" style:family="table-cell" style:parent-style-name="Default">
      <style:map style:condition="is-true-formula([.$Y2]=&quot;Written&quot;)" style:apply-style-name="Written" style:base-cell-address="'IEEE Cover'.A2"/>
    </style:style>
    <style:style style:name="ce177" style:family="table-cell" style:parent-style-name="Default">
      <style:map style:condition="is-true-formula([.$Y2]=&quot;Written&quot;)" style:apply-style-name="Written" style:base-cell-address="'IEEE Cover'.A2"/>
    </style:style>
    <style:style style:name="ce178" style:family="table-cell" style:parent-style-name="Default">
      <style:map style:condition="is-true-formula([.$Y2]=&quot;Written&quot;)" style:apply-style-name="Written" style:base-cell-address="'IEEE Cover'.A2"/>
    </style:style>
    <style:style style:name="ce179" style:family="table-cell" style:parent-style-name="Default">
      <style:map style:condition="is-true-formula([.$Y2]=&quot;Written&quot;)" style:apply-style-name="Written" style:base-cell-address="'IEEE Cover'.A2"/>
    </style:style>
    <style:style style:name="ce180" style:family="table-cell" style:parent-style-name="Default">
      <style:map style:condition="is-true-formula([.$Y2]=&quot;Written&quot;)" style:apply-style-name="Written" style:base-cell-address="'IEEE Cover'.A2"/>
    </style:style>
    <style:style style:name="ce181" style:family="table-cell" style:parent-style-name="Default">
      <style:map style:condition="is-true-formula([.$Y2]=&quot;Written&quot;)" style:apply-style-name="Written" style:base-cell-address="'IEEE Cover'.A2"/>
    </style:style>
    <style:style style:name="ce182" style:family="table-cell" style:parent-style-name="Default">
      <style:map style:condition="is-true-formula([.$Y2]=&quot;Written&quot;)" style:apply-style-name="Written" style:base-cell-address="'IEEE Cover'.A2"/>
    </style:style>
    <style:style style:name="ce183" style:family="table-cell" style:parent-style-name="Default">
      <style:map style:condition="is-true-formula([.$Y2]=&quot;Written&quot;)" style:apply-style-name="Written" style:base-cell-address="'IEEE Cover'.A2"/>
    </style:style>
    <style:style style:name="ce184" style:family="table-cell" style:parent-style-name="Default">
      <style:map style:condition="is-true-formula([.$Y2]=&quot;Written&quot;)" style:apply-style-name="Written" style:base-cell-address="'IEEE Cover'.A2"/>
    </style:style>
    <style:style style:name="ce185" style:family="table-cell" style:parent-style-name="Default">
      <style:map style:condition="is-true-formula([.$Y2]=&quot;Written&quot;)" style:apply-style-name="Written" style:base-cell-address="'IEEE Cover'.A2"/>
    </style:style>
    <style:style style:name="ce186" style:family="table-cell" style:parent-style-name="Default">
      <style:map style:condition="is-true-formula([.$Y2]=&quot;Written&quot;)" style:apply-style-name="Written" style:base-cell-address="'IEEE Cover'.A2"/>
    </style:style>
    <style:style style:name="ce187" style:family="table-cell" style:parent-style-name="Default">
      <style:map style:condition="is-true-formula([.$Y2]=&quot;Written&quot;)" style:apply-style-name="Written" style:base-cell-address="'IEEE Cover'.A2"/>
    </style:style>
    <style:style style:name="ce188" style:family="table-cell" style:parent-style-name="Default">
      <style:map style:condition="is-true-formula([.$Y2]=&quot;Written&quot;)" style:apply-style-name="Written" style:base-cell-address="'IEEE Cover'.A2"/>
    </style:style>
    <style:style style:name="ce189" style:family="table-cell" style:parent-style-name="Default">
      <style:map style:condition="is-true-formula([.$Y2]=&quot;Written&quot;)" style:apply-style-name="Written" style:base-cell-address="'IEEE Cover'.A2"/>
    </style:style>
    <style:style style:name="ce190" style:family="table-cell" style:parent-style-name="Default">
      <style:map style:condition="is-true-formula([.$Y2]=&quot;Written&quot;)" style:apply-style-name="Written" style:base-cell-address="'IEEE Cover'.A2"/>
    </style:style>
    <style:style style:name="ce191" style:family="table-cell" style:parent-style-name="Default">
      <style:map style:condition="is-true-formula([.$Y2]=&quot;Written&quot;)" style:apply-style-name="Written" style:base-cell-address="'IEEE Cover'.A2"/>
    </style:style>
    <style:style style:name="ce192" style:family="table-cell" style:parent-style-name="Default">
      <style:map style:condition="is-true-formula([.$Y2]=&quot;Written&quot;)" style:apply-style-name="Written" style:base-cell-address="'IEEE Cover'.A2"/>
    </style:style>
    <style:style style:name="ce193" style:family="table-cell" style:parent-style-name="Default">
      <style:map style:condition="is-true-formula([.$Y2]=&quot;Written&quot;)" style:apply-style-name="Written" style:base-cell-address="'IEEE Cover'.A2"/>
    </style:style>
    <style:style style:name="ce194" style:family="table-cell" style:parent-style-name="Default">
      <style:map style:condition="is-true-formula([.$Y2]=&quot;Written&quot;)" style:apply-style-name="Written" style:base-cell-address="'IEEE Cover'.A2"/>
    </style:style>
    <style:style style:name="ce195" style:family="table-cell" style:parent-style-name="Default">
      <style:map style:condition="is-true-formula([.$Y2]=&quot;Written&quot;)" style:apply-style-name="Written" style:base-cell-address="'IEEE Cover'.A2"/>
    </style:style>
    <style:style style:name="ce196" style:family="table-cell" style:parent-style-name="Default">
      <style:map style:condition="is-true-formula([.$Y2]=&quot;Written&quot;)" style:apply-style-name="Written" style:base-cell-address="'IEEE Cover'.A2"/>
    </style:style>
    <style:style style:name="ce197" style:family="table-cell" style:parent-style-name="Default">
      <style:map style:condition="is-true-formula([.$Y2]=&quot;Written&quot;)" style:apply-style-name="Written" style:base-cell-address="'IEEE Cover'.A2"/>
    </style:style>
    <style:style style:name="ce198" style:family="table-cell" style:parent-style-name="Default">
      <style:map style:condition="is-true-formula([.$Y2]=&quot;Written&quot;)" style:apply-style-name="Written" style:base-cell-address="'IEEE Cover'.A2"/>
    </style:style>
    <style:style style:name="ce199" style:family="table-cell" style:parent-style-name="Default">
      <style:map style:condition="is-true-formula([.$Y2]=&quot;Written&quot;)" style:apply-style-name="Written" style:base-cell-address="'IEEE Cover'.A2"/>
    </style:style>
    <style:style style:name="ce200" style:family="table-cell" style:parent-style-name="Default">
      <style:map style:condition="is-true-formula([.$Y2]=&quot;Written&quot;)" style:apply-style-name="Written" style:base-cell-address="'IEEE Cover'.A2"/>
    </style:style>
    <style:style style:name="ce201" style:family="table-cell" style:parent-style-name="Default">
      <style:map style:condition="is-true-formula([.$Y2]=&quot;Written&quot;)" style:apply-style-name="Written" style:base-cell-address="'IEEE Cover'.A2"/>
    </style:style>
    <style:style style:name="ce202" style:family="table-cell" style:parent-style-name="Default">
      <style:map style:condition="is-true-formula([.$Y2]=&quot;Written&quot;)" style:apply-style-name="Written" style:base-cell-address="'IEEE Cover'.A2"/>
    </style:style>
    <style:style style:name="ce203" style:family="table-cell" style:parent-style-name="Default">
      <style:map style:condition="is-true-formula([.$Y2]=&quot;Written&quot;)" style:apply-style-name="Written" style:base-cell-address="'IEEE Cover'.A2"/>
    </style:style>
    <style:style style:name="ce204" style:family="table-cell" style:parent-style-name="Default">
      <style:map style:condition="is-true-formula([.$Y2]=&quot;Written&quot;)" style:apply-style-name="Written" style:base-cell-address="'IEEE Cover'.A2"/>
    </style:style>
    <style:style style:name="ce205" style:family="table-cell" style:parent-style-name="Default">
      <style:map style:condition="is-true-formula([.$Y2]=&quot;Written&quot;)" style:apply-style-name="Written" style:base-cell-address="'IEEE Cover'.A2"/>
    </style:style>
    <style:style style:name="ce206" style:family="table-cell" style:parent-style-name="Default">
      <style:map style:condition="is-true-formula([.$Y2]=&quot;Written&quot;)" style:apply-style-name="Written" style:base-cell-address="'IEEE Cover'.A2"/>
    </style:style>
    <style:style style:name="ce207" style:family="table-cell" style:parent-style-name="Default">
      <style:map style:condition="is-true-formula([.$Y2]=&quot;Written&quot;)" style:apply-style-name="Written" style:base-cell-address="'IEEE Cover'.A2"/>
    </style:style>
    <style:style style:name="ce208" style:family="table-cell" style:parent-style-name="Default">
      <style:map style:condition="is-true-formula([.$Y2]=&quot;Written&quot;)" style:apply-style-name="Written" style:base-cell-address="'IEEE Cover'.A2"/>
    </style:style>
    <style:style style:name="ce209" style:family="table-cell" style:parent-style-name="Default">
      <style:map style:condition="is-true-formula([.$Y2]=&quot;Written&quot;)" style:apply-style-name="Written" style:base-cell-address="'IEEE Cover'.A2"/>
    </style:style>
    <style:style style:name="ce210" style:family="table-cell" style:parent-style-name="Default">
      <style:map style:condition="is-true-formula([.$Y2]=&quot;Written&quot;)" style:apply-style-name="Written" style:base-cell-address="'IEEE Cover'.A2"/>
    </style:style>
    <style:style style:name="ce211" style:family="table-cell" style:parent-style-name="Default">
      <style:map style:condition="is-true-formula([.$Y2]=&quot;Written&quot;)" style:apply-style-name="Written" style:base-cell-address="'IEEE Cover'.A2"/>
    </style:style>
    <style:style style:name="ce212" style:family="table-cell" style:parent-style-name="Default">
      <style:map style:condition="is-true-formula([.$Y2]=&quot;Written&quot;)" style:apply-style-name="Written" style:base-cell-address="'IEEE Cover'.A2"/>
    </style:style>
    <style:style style:name="ce213" style:family="table-cell" style:parent-style-name="Default">
      <style:map style:condition="is-true-formula([.$Y2]=&quot;Written&quot;)" style:apply-style-name="Written" style:base-cell-address="'IEEE Cover'.A2"/>
    </style:style>
    <style:style style:name="ce214" style:family="table-cell" style:parent-style-name="Default">
      <style:map style:condition="is-true-formula([.$Y2]=&quot;Written&quot;)" style:apply-style-name="Written" style:base-cell-address="'IEEE Cover'.A2"/>
    </style:style>
    <style:style style:name="ce215" style:family="table-cell" style:parent-style-name="Default">
      <style:map style:condition="is-true-formula([.$Y2]=&quot;Written&quot;)" style:apply-style-name="Written" style:base-cell-address="'IEEE Cover'.A2"/>
    </style:style>
    <style:style style:name="ce216" style:family="table-cell" style:parent-style-name="Default">
      <style:map style:condition="is-true-formula([.$Y2]=&quot;Written&quot;)" style:apply-style-name="Written" style:base-cell-address="'IEEE Cover'.A2"/>
    </style:style>
    <style:style style:name="ce217" style:family="table-cell" style:parent-style-name="Default">
      <style:map style:condition="is-true-formula([.$Y2]=&quot;Written&quot;)" style:apply-style-name="Written" style:base-cell-address="'IEEE Cover'.A2"/>
    </style:style>
    <style:style style:name="ce218" style:family="table-cell" style:parent-style-name="Default">
      <style:map style:condition="is-true-formula([.$Y2]=&quot;Written&quot;)" style:apply-style-name="Written" style:base-cell-address="'IEEE Cover'.A2"/>
    </style:style>
    <style:style style:name="ce219" style:family="table-cell" style:parent-style-name="Default">
      <style:map style:condition="is-true-formula([.$Y2]=&quot;Written&quot;)" style:apply-style-name="Written" style:base-cell-address="'IEEE Cover'.A2"/>
    </style:style>
    <style:style style:name="ce220" style:family="table-cell" style:parent-style-name="Default">
      <style:map style:condition="is-true-formula([.$Y2]=&quot;Written&quot;)" style:apply-style-name="Written" style:base-cell-address="'IEEE Cover'.A2"/>
    </style:style>
    <style:style style:name="ce221" style:family="table-cell" style:parent-style-name="Default">
      <style:map style:condition="is-true-formula([.$Y2]=&quot;Written&quot;)" style:apply-style-name="Written" style:base-cell-address="'IEEE Cover'.A2"/>
    </style:style>
    <style:style style:name="ce222" style:family="table-cell" style:parent-style-name="Default">
      <style:map style:condition="is-true-formula([.$Y2]=&quot;Written&quot;)" style:apply-style-name="Written" style:base-cell-address="'IEEE Cover'.A2"/>
    </style:style>
    <style:style style:name="ce223" style:family="table-cell" style:parent-style-name="Default">
      <style:map style:condition="is-true-formula([.$Y2]=&quot;Written&quot;)" style:apply-style-name="Written" style:base-cell-address="'IEEE Cover'.A2"/>
    </style:style>
    <style:style style:name="ce224" style:family="table-cell" style:parent-style-name="Default">
      <style:map style:condition="is-true-formula([.$Y2]=&quot;Written&quot;)" style:apply-style-name="Written" style:base-cell-address="'IEEE Cover'.A2"/>
    </style:style>
    <style:style style:name="ce225" style:family="table-cell" style:parent-style-name="Default">
      <style:map style:condition="is-true-formula([.$Y2]=&quot;Written&quot;)" style:apply-style-name="Written" style:base-cell-address="'IEEE Cover'.A2"/>
    </style:style>
    <style:style style:name="ce226" style:family="table-cell" style:parent-style-name="Default">
      <style:map style:condition="is-true-formula([.$Y2]=&quot;Written&quot;)" style:apply-style-name="Written" style:base-cell-address="'IEEE Cover'.A2"/>
    </style:style>
    <style:style style:name="ce227" style:family="table-cell" style:parent-style-name="Default">
      <style:map style:condition="is-true-formula([.$Y2]=&quot;Written&quot;)" style:apply-style-name="Written" style:base-cell-address="'IEEE Cover'.A2"/>
    </style:style>
    <style:style style:name="ce228" style:family="table-cell" style:parent-style-name="Default">
      <style:map style:condition="is-true-formula([.$Y2]=&quot;Written&quot;)" style:apply-style-name="Written" style:base-cell-address="'IEEE Cover'.A2"/>
    </style:style>
    <style:style style:name="ce229" style:family="table-cell" style:parent-style-name="Default">
      <style:map style:condition="is-true-formula([.$Y2]=&quot;Written&quot;)" style:apply-style-name="Written" style:base-cell-address="'IEEE Cover'.A2"/>
    </style:style>
    <style:style style:name="ce230" style:family="table-cell" style:parent-style-name="Default">
      <style:map style:condition="is-true-formula([.$Y2]=&quot;Written&quot;)" style:apply-style-name="Written" style:base-cell-address="'IEEE Cover'.A2"/>
    </style:style>
    <style:style style:name="ce231" style:family="table-cell" style:parent-style-name="Default">
      <style:map style:condition="is-true-formula([.$Y2]=&quot;Written&quot;)" style:apply-style-name="Written" style:base-cell-address="'IEEE Cover'.A2"/>
    </style:style>
    <style:style style:name="ce232" style:family="table-cell" style:parent-style-name="Default">
      <style:map style:condition="is-true-formula([.$Y2]=&quot;Written&quot;)" style:apply-style-name="Written" style:base-cell-address="'IEEE Cover'.A2"/>
    </style:style>
    <style:style style:name="ce233" style:family="table-cell" style:parent-style-name="Default">
      <style:map style:condition="is-true-formula([.$Y2]=&quot;Written&quot;)" style:apply-style-name="Written" style:base-cell-address="'IEEE Cover'.A2"/>
    </style:style>
    <style:style style:name="ce234" style:family="table-cell" style:parent-style-name="Default">
      <style:map style:condition="is-true-formula([.$Y2]=&quot;Written&quot;)" style:apply-style-name="Written" style:base-cell-address="'IEEE Cover'.A2"/>
    </style:style>
    <style:style style:name="ce235" style:family="table-cell" style:parent-style-name="Default">
      <style:map style:condition="is-true-formula([.$Y2]=&quot;Written&quot;)" style:apply-style-name="Written" style:base-cell-address="'IEEE Cover'.A2"/>
    </style:style>
    <style:style style:name="ce236" style:family="table-cell" style:parent-style-name="Default">
      <style:map style:condition="is-true-formula([.$Y2]=&quot;Written&quot;)" style:apply-style-name="Written" style:base-cell-address="'IEEE Cover'.A2"/>
    </style:style>
    <style:style style:name="ce237" style:family="table-cell" style:parent-style-name="Default">
      <style:map style:condition="is-true-formula([.$Y2]=&quot;Written&quot;)" style:apply-style-name="Written" style:base-cell-address="'IEEE Cover'.A2"/>
    </style:style>
    <style:style style:name="ce238" style:family="table-cell" style:parent-style-name="Default">
      <style:map style:condition="is-true-formula([.$Y2]=&quot;Written&quot;)" style:apply-style-name="Written" style:base-cell-address="'IEEE Cover'.A2"/>
    </style:style>
    <style:style style:name="ce239" style:family="table-cell" style:parent-style-name="Default">
      <style:map style:condition="is-true-formula([.$Y2]=&quot;Written&quot;)" style:apply-style-name="Written" style:base-cell-address="'IEEE Cover'.A2"/>
    </style:style>
    <style:style style:name="ce240" style:family="table-cell" style:parent-style-name="Default">
      <style:map style:condition="is-true-formula([.$Y2]=&quot;Written&quot;)" style:apply-style-name="Written" style:base-cell-address="'IEEE Cover'.A2"/>
    </style:style>
    <style:style style:name="ce241" style:family="table-cell" style:parent-style-name="Default">
      <style:map style:condition="is-true-formula([.$Y2]=&quot;Written&quot;)" style:apply-style-name="Written" style:base-cell-address="'IEEE Cover'.A2"/>
    </style:style>
    <style:style style:name="ce242" style:family="table-cell" style:parent-style-name="Default">
      <style:map style:condition="is-true-formula([.$Y2]=&quot;Written&quot;)" style:apply-style-name="Written" style:base-cell-address="'IEEE Cover'.A2"/>
    </style:style>
    <style:style style:name="ce243" style:family="table-cell" style:parent-style-name="Default">
      <style:map style:condition="is-true-formula([.$Y2]=&quot;Written&quot;)" style:apply-style-name="Written" style:base-cell-address="'IEEE Cover'.A2"/>
    </style:style>
    <style:style style:name="ce244" style:family="table-cell" style:parent-style-name="Default">
      <style:map style:condition="is-true-formula([.$Y2]=&quot;Written&quot;)" style:apply-style-name="Written" style:base-cell-address="'IEEE Cover'.A2"/>
    </style:style>
    <style:style style:name="ce245" style:family="table-cell" style:parent-style-name="Default">
      <style:map style:condition="is-true-formula([.$Y2]=&quot;Written&quot;)" style:apply-style-name="Written" style:base-cell-address="'IEEE Cover'.A2"/>
    </style:style>
    <style:style style:name="ce246" style:family="table-cell" style:parent-style-name="Default">
      <style:map style:condition="is-true-formula([.$Y2]=&quot;Written&quot;)" style:apply-style-name="Written" style:base-cell-address="'IEEE Cover'.A2"/>
    </style:style>
    <style:style style:name="ce247" style:family="table-cell" style:parent-style-name="Default">
      <style:map style:condition="is-true-formula([.$Y2]=&quot;Written&quot;)" style:apply-style-name="Written" style:base-cell-address="'IEEE Cover'.A2"/>
    </style:style>
    <style:style style:name="ce248" style:family="table-cell" style:parent-style-name="Default">
      <style:map style:condition="is-true-formula([.$Y2]=&quot;Written&quot;)" style:apply-style-name="Written" style:base-cell-address="'IEEE Cover'.A2"/>
    </style:style>
    <style:style style:name="ce249" style:family="table-cell" style:parent-style-name="Default">
      <style:map style:condition="is-true-formula([.$Y2]=&quot;Written&quot;)" style:apply-style-name="Written" style:base-cell-address="'IEEE Cover'.A2"/>
    </style:style>
    <style:style style:name="ce250" style:family="table-cell" style:parent-style-name="Default">
      <style:map style:condition="is-true-formula([.$Y2]=&quot;Written&quot;)" style:apply-style-name="Written" style:base-cell-address="'IEEE Cover'.A2"/>
    </style:style>
    <style:style style:name="ce251" style:family="table-cell" style:parent-style-name="Default">
      <style:map style:condition="is-true-formula([.$Y2]=&quot;Written&quot;)" style:apply-style-name="Written" style:base-cell-address="'IEEE Cover'.A2"/>
    </style:style>
    <style:style style:name="ce252" style:family="table-cell" style:parent-style-name="Default">
      <style:map style:condition="is-true-formula([.$Y2]=&quot;Written&quot;)" style:apply-style-name="Written" style:base-cell-address="'IEEE Cover'.A2"/>
    </style:style>
    <style:style style:name="ce253" style:family="table-cell" style:parent-style-name="Default">
      <style:map style:condition="is-true-formula([.$Y2]=&quot;Written&quot;)" style:apply-style-name="Written" style:base-cell-address="'IEEE Cover'.A2"/>
    </style:style>
    <style:style style:name="ce254" style:family="table-cell" style:parent-style-name="Default">
      <style:map style:condition="is-true-formula([.$Y2]=&quot;Written&quot;)" style:apply-style-name="Written" style:base-cell-address="'IEEE Cover'.A2"/>
    </style:style>
    <style:style style:name="ce255" style:family="table-cell" style:parent-style-name="Default">
      <style:map style:condition="is-true-formula([.$Y2]=&quot;Written&quot;)" style:apply-style-name="Written" style:base-cell-address="'IEEE Cover'.A2"/>
    </style:style>
    <style:style style:name="ce256" style:family="table-cell" style:parent-style-name="Default">
      <style:map style:condition="is-true-formula([.$Y2]=&quot;Written&quot;)" style:apply-style-name="Written" style:base-cell-address="'IEEE Cover'.A2"/>
    </style:style>
    <style:style style:name="ce257" style:family="table-cell" style:parent-style-name="Default">
      <style:map style:condition="is-true-formula([.$Y2]=&quot;Written&quot;)" style:apply-style-name="Written" style:base-cell-address="'IEEE Cover'.A2"/>
    </style:style>
    <style:style style:name="ce258" style:family="table-cell" style:parent-style-name="Default">
      <style:map style:condition="is-true-formula([.$Y2]=&quot;Written&quot;)" style:apply-style-name="Written" style:base-cell-address="'IEEE Cover'.A2"/>
    </style:style>
    <style:style style:name="ce259" style:family="table-cell" style:parent-style-name="Default">
      <style:map style:condition="is-true-formula([.$Y2]=&quot;Written&quot;)" style:apply-style-name="Written" style:base-cell-address="'IEEE Cover'.A2"/>
    </style:style>
    <style:style style:name="ce260" style:family="table-cell" style:parent-style-name="Default">
      <style:map style:condition="is-true-formula([.$Y2]=&quot;Written&quot;)" style:apply-style-name="Written" style:base-cell-address="'IEEE Cover'.A2"/>
    </style:style>
    <style:style style:name="ce261" style:family="table-cell" style:parent-style-name="Default">
      <style:map style:condition="is-true-formula([.$Y2]=&quot;Written&quot;)" style:apply-style-name="Written" style:base-cell-address="'IEEE Cover'.A2"/>
    </style:style>
    <style:style style:name="ce262" style:family="table-cell" style:parent-style-name="Default">
      <style:map style:condition="is-true-formula([.$Y2]=&quot;Written&quot;)" style:apply-style-name="Written" style:base-cell-address="'IEEE Cover'.A2"/>
    </style:style>
    <style:style style:name="ce263" style:family="table-cell" style:parent-style-name="Default">
      <style:map style:condition="is-true-formula([.$Y2]=&quot;Written&quot;)" style:apply-style-name="Written" style:base-cell-address="'IEEE Cover'.A2"/>
    </style:style>
    <style:style style:name="ce264" style:family="table-cell" style:parent-style-name="Default">
      <style:map style:condition="is-true-formula([.$Y2]=&quot;Written&quot;)" style:apply-style-name="Written" style:base-cell-address="'IEEE Cover'.A2"/>
    </style:style>
    <style:style style:name="ce265" style:family="table-cell" style:parent-style-name="Default">
      <style:map style:condition="is-true-formula([.$Y2]=&quot;Written&quot;)" style:apply-style-name="Written" style:base-cell-address="'IEEE Cover'.A2"/>
    </style:style>
    <style:style style:name="ce266" style:family="table-cell" style:parent-style-name="Default">
      <style:map style:condition="is-true-formula([.$Y2]=&quot;Written&quot;)" style:apply-style-name="Written" style:base-cell-address="'IEEE Cover'.A2"/>
    </style:style>
    <style:style style:name="ce267" style:family="table-cell" style:parent-style-name="Default">
      <style:map style:condition="is-true-formula([.$Y2]=&quot;Written&quot;)" style:apply-style-name="Written" style:base-cell-address="'IEEE Cover'.A2"/>
    </style:style>
    <style:style style:name="ce268" style:family="table-cell" style:parent-style-name="Default">
      <style:map style:condition="is-true-formula([.$Y2]=&quot;Written&quot;)" style:apply-style-name="Written" style:base-cell-address="'IEEE Cover'.A2"/>
    </style:style>
    <style:style style:name="ce269" style:family="table-cell" style:parent-style-name="Default">
      <style:map style:condition="is-true-formula([.$Y2]=&quot;Written&quot;)" style:apply-style-name="Written" style:base-cell-address="'IEEE Cover'.A2"/>
    </style:style>
    <style:style style:name="ce270" style:family="table-cell" style:parent-style-name="Default">
      <style:map style:condition="is-true-formula([.$Y2]=&quot;Written&quot;)" style:apply-style-name="Written" style:base-cell-address="'IEEE Cover'.A2"/>
    </style:style>
    <style:style style:name="ce271" style:family="table-cell" style:parent-style-name="Default">
      <style:map style:condition="is-true-formula([.$Y2]=&quot;Written&quot;)" style:apply-style-name="Written" style:base-cell-address="'IEEE Cover'.A2"/>
    </style:style>
    <style:style style:name="ce272" style:family="table-cell" style:parent-style-name="Default">
      <style:map style:condition="is-true-formula([.$Y2]=&quot;Written&quot;)" style:apply-style-name="Written" style:base-cell-address="'IEEE Cover'.A2"/>
    </style:style>
    <style:style style:name="ce273" style:family="table-cell" style:parent-style-name="Default">
      <style:map style:condition="is-true-formula([.$Y2]=&quot;Written&quot;)" style:apply-style-name="Written" style:base-cell-address="'IEEE Cover'.A2"/>
    </style:style>
    <style:style style:name="ce274" style:family="table-cell" style:parent-style-name="Default">
      <style:map style:condition="is-true-formula([.$Y2]=&quot;Written&quot;)" style:apply-style-name="Written" style:base-cell-address="'IEEE Cover'.A2"/>
    </style:style>
    <style:style style:name="ce275" style:family="table-cell" style:parent-style-name="Default">
      <style:map style:condition="is-true-formula([.$Y2]=&quot;Written&quot;)" style:apply-style-name="Written" style:base-cell-address="'IEEE Cover'.A2"/>
    </style:style>
    <style:style style:name="ce276" style:family="table-cell" style:parent-style-name="Default">
      <style:map style:condition="is-true-formula([.$Y2]=&quot;Written&quot;)" style:apply-style-name="Written" style:base-cell-address="'IEEE Cover'.A2"/>
    </style:style>
    <style:style style:name="ce277" style:family="table-cell" style:parent-style-name="Default">
      <style:map style:condition="is-true-formula([.$Y2]=&quot;Written&quot;)" style:apply-style-name="Written" style:base-cell-address="'IEEE Cover'.A2"/>
    </style:style>
    <style:style style:name="ce278" style:family="table-cell" style:parent-style-name="Default">
      <style:map style:condition="is-true-formula([.$Y2]=&quot;Written&quot;)" style:apply-style-name="Written" style:base-cell-address="'IEEE Cover'.A2"/>
    </style:style>
    <style:style style:name="ce279" style:family="table-cell" style:parent-style-name="Default">
      <style:map style:condition="is-true-formula([.$Y2]=&quot;Written&quot;)" style:apply-style-name="Written" style:base-cell-address="'IEEE Cover'.A2"/>
    </style:style>
    <style:style style:name="ce280" style:family="table-cell" style:parent-style-name="Default">
      <style:map style:condition="is-true-formula([.$Y2]=&quot;Written&quot;)" style:apply-style-name="Written" style:base-cell-address="'IEEE Cover'.A2"/>
    </style:style>
    <style:style style:name="ce281" style:family="table-cell" style:parent-style-name="Default">
      <style:map style:condition="is-true-formula([.$Y2]=&quot;Written&quot;)" style:apply-style-name="Written" style:base-cell-address="'IEEE Cover'.A2"/>
    </style:style>
    <style:style style:name="ce282" style:family="table-cell" style:parent-style-name="Default">
      <style:map style:condition="is-true-formula([.$Y2]=&quot;Written&quot;)" style:apply-style-name="Written" style:base-cell-address="'IEEE Cover'.A2"/>
    </style:style>
    <style:style style:name="ce283" style:family="table-cell" style:parent-style-name="Default">
      <style:map style:condition="is-true-formula([.$Y2]=&quot;Written&quot;)" style:apply-style-name="Written" style:base-cell-address="'IEEE Cover'.A2"/>
    </style:style>
    <style:style style:name="ce284" style:family="table-cell" style:parent-style-name="Default">
      <style:map style:condition="is-true-formula([.$Y2]=&quot;Written&quot;)" style:apply-style-name="Written" style:base-cell-address="'IEEE Cover'.A2"/>
    </style:style>
    <style:style style:name="ce285" style:family="table-cell" style:parent-style-name="Default">
      <style:map style:condition="is-true-formula([.$Y2]=&quot;Written&quot;)" style:apply-style-name="Written" style:base-cell-address="'IEEE Cover'.A2"/>
    </style:style>
    <style:style style:name="ce286" style:family="table-cell" style:parent-style-name="Default">
      <style:map style:condition="is-true-formula([.$Y2]=&quot;Written&quot;)" style:apply-style-name="Written" style:base-cell-address="'IEEE Cover'.A2"/>
    </style:style>
    <style:style style:name="ce287" style:family="table-cell" style:parent-style-name="Default">
      <style:map style:condition="is-true-formula([.$Y2]=&quot;Written&quot;)" style:apply-style-name="Written" style:base-cell-address="'IEEE Cover'.A2"/>
    </style:style>
    <style:style style:name="ce288" style:family="table-cell" style:parent-style-name="Default">
      <style:map style:condition="is-true-formula([.$Y2]=&quot;Written&quot;)" style:apply-style-name="Written" style:base-cell-address="'IEEE Cover'.A2"/>
    </style:style>
    <style:style style:name="ce289" style:family="table-cell" style:parent-style-name="Default">
      <style:map style:condition="is-true-formula([.$Y2]=&quot;Written&quot;)" style:apply-style-name="Written" style:base-cell-address="'IEEE Cover'.A2"/>
    </style:style>
    <style:style style:name="ce290" style:family="table-cell" style:parent-style-name="Default">
      <style:map style:condition="is-true-formula([.$Y2]=&quot;Written&quot;)" style:apply-style-name="Written" style:base-cell-address="'IEEE Cover'.A2"/>
    </style:style>
    <style:style style:name="ce291" style:family="table-cell" style:parent-style-name="Default">
      <style:map style:condition="is-true-formula([.$Y2]=&quot;Written&quot;)" style:apply-style-name="Written" style:base-cell-address="'IEEE Cover'.A2"/>
    </style:style>
    <style:style style:name="ce292" style:family="table-cell" style:parent-style-name="Default">
      <style:map style:condition="is-true-formula([.$Y2]=&quot;Written&quot;)" style:apply-style-name="Written" style:base-cell-address="'IEEE Cover'.A2"/>
    </style:style>
    <style:style style:name="ce293" style:family="table-cell" style:parent-style-name="Default">
      <style:map style:condition="is-true-formula([.$Y2]=&quot;Written&quot;)" style:apply-style-name="Written" style:base-cell-address="'IEEE Cover'.A2"/>
    </style:style>
    <style:style style:name="ce294" style:family="table-cell" style:parent-style-name="Default">
      <style:map style:condition="is-true-formula([.$Y2]=&quot;Written&quot;)" style:apply-style-name="Written" style:base-cell-address="'IEEE Cover'.A2"/>
    </style:style>
    <style:style style:name="ce295" style:family="table-cell" style:parent-style-name="Default">
      <style:map style:condition="is-true-formula([.$Y2]=&quot;Written&quot;)" style:apply-style-name="Written" style:base-cell-address="'IEEE Cover'.A2"/>
    </style:style>
    <style:style style:name="ce296" style:family="table-cell" style:parent-style-name="Default">
      <style:map style:condition="is-true-formula([.$Y2]=&quot;Written&quot;)" style:apply-style-name="Written" style:base-cell-address="'IEEE Cover'.A2"/>
    </style:style>
    <style:style style:name="ce297" style:family="table-cell" style:parent-style-name="Default">
      <style:map style:condition="is-true-formula([.$Y2]=&quot;Written&quot;)" style:apply-style-name="Written" style:base-cell-address="'IEEE Cover'.A2"/>
    </style:style>
    <style:style style:name="ce298" style:family="table-cell" style:parent-style-name="Default">
      <style:map style:condition="is-true-formula([.$Y2]=&quot;Written&quot;)" style:apply-style-name="Written" style:base-cell-address="'IEEE Cover'.A2"/>
    </style:style>
    <style:style style:name="ce299" style:family="table-cell" style:parent-style-name="Default">
      <style:map style:condition="is-true-formula([.$Y2]=&quot;Written&quot;)" style:apply-style-name="Written" style:base-cell-address="'IEEE Cover'.A2"/>
    </style:style>
    <style:style style:name="ce300" style:family="table-cell" style:parent-style-name="Default">
      <style:map style:condition="is-true-formula([.$Y2]=&quot;Written&quot;)" style:apply-style-name="Written" style:base-cell-address="'IEEE Cover'.A2"/>
    </style:style>
    <style:style style:name="ce301" style:family="table-cell" style:parent-style-name="Default">
      <style:map style:condition="is-true-formula([.$Y2]=&quot;Written&quot;)" style:apply-style-name="Written" style:base-cell-address="'IEEE Cover'.A2"/>
    </style:style>
    <style:style style:name="ce302" style:family="table-cell" style:parent-style-name="Default">
      <style:map style:condition="is-true-formula([.$Y2]=&quot;Written&quot;)" style:apply-style-name="Written" style:base-cell-address="'IEEE Cover'.A2"/>
    </style:style>
    <style:style style:name="ce303" style:family="table-cell" style:parent-style-name="Default">
      <style:map style:condition="is-true-formula([.$Y2]=&quot;Written&quot;)" style:apply-style-name="Written" style:base-cell-address="'IEEE Cover'.A2"/>
    </style:style>
    <style:style style:name="ce304" style:family="table-cell" style:parent-style-name="Default">
      <style:map style:condition="is-true-formula([.$Y2]=&quot;Written&quot;)" style:apply-style-name="Written" style:base-cell-address="'IEEE Cover'.A2"/>
    </style:style>
    <style:style style:name="ce305" style:family="table-cell" style:parent-style-name="Default">
      <style:map style:condition="is-true-formula([.$Y2]=&quot;Written&quot;)" style:apply-style-name="Written" style:base-cell-address="'IEEE Cover'.A2"/>
    </style:style>
    <style:style style:name="ce306" style:family="table-cell" style:parent-style-name="Default">
      <style:map style:condition="is-true-formula([.$Y2]=&quot;Written&quot;)" style:apply-style-name="Written" style:base-cell-address="'IEEE Cover'.A2"/>
    </style:style>
    <style:style style:name="ce307" style:family="table-cell" style:parent-style-name="Default">
      <style:map style:condition="is-true-formula([.$Y2]=&quot;Written&quot;)" style:apply-style-name="Written" style:base-cell-address="'IEEE Cover'.A2"/>
    </style:style>
    <style:style style:name="ce308" style:family="table-cell" style:parent-style-name="Default">
      <style:map style:condition="is-true-formula([.$Y2]=&quot;Written&quot;)" style:apply-style-name="Written" style:base-cell-address="'IEEE Cover'.A2"/>
    </style:style>
    <style:style style:name="ce309" style:family="table-cell" style:parent-style-name="Default">
      <style:map style:condition="is-true-formula([.$Y2]=&quot;Written&quot;)" style:apply-style-name="Written" style:base-cell-address="'IEEE Cover'.A2"/>
    </style:style>
    <style:style style:name="ce310" style:family="table-cell" style:parent-style-name="Default">
      <style:map style:condition="is-true-formula([.$Y2]=&quot;Written&quot;)" style:apply-style-name="Written" style:base-cell-address="'IEEE Cover'.A2"/>
    </style:style>
    <style:style style:name="ce311" style:family="table-cell" style:parent-style-name="Default">
      <style:map style:condition="is-true-formula([.$Y2]=&quot;Written&quot;)" style:apply-style-name="Written" style:base-cell-address="'IEEE Cover'.A2"/>
    </style:style>
    <style:style style:name="ce312" style:family="table-cell" style:parent-style-name="Default">
      <style:map style:condition="is-true-formula([.$Y2]=&quot;Written&quot;)" style:apply-style-name="Written" style:base-cell-address="'IEEE Cover'.A2"/>
    </style:style>
    <style:style style:name="ce313" style:family="table-cell" style:parent-style-name="Default">
      <style:map style:condition="is-true-formula([.$Y2]=&quot;Written&quot;)" style:apply-style-name="Written" style:base-cell-address="'IEEE Cover'.A2"/>
    </style:style>
    <style:style style:name="ce314" style:family="table-cell" style:parent-style-name="Default">
      <style:map style:condition="is-true-formula([.$Y2]=&quot;Written&quot;)" style:apply-style-name="Written" style:base-cell-address="'IEEE Cover'.A2"/>
    </style:style>
    <style:style style:name="ce315" style:family="table-cell" style:parent-style-name="Default">
      <style:map style:condition="is-true-formula([.$Y2]=&quot;Written&quot;)" style:apply-style-name="Written" style:base-cell-address="'IEEE Cover'.A2"/>
    </style:style>
    <style:style style:name="ce316" style:family="table-cell" style:parent-style-name="Default">
      <style:map style:condition="is-true-formula([.$Y2]=&quot;Written&quot;)" style:apply-style-name="Written" style:base-cell-address="'IEEE Cover'.A2"/>
    </style:style>
    <style:style style:name="ce317" style:family="table-cell" style:parent-style-name="Default">
      <style:map style:condition="is-true-formula([.$Y2]=&quot;Written&quot;)" style:apply-style-name="Written" style:base-cell-address="'IEEE Cover'.A2"/>
    </style:style>
    <style:style style:name="ce318" style:family="table-cell" style:parent-style-name="Default">
      <style:map style:condition="is-true-formula([.$Y2]=&quot;Written&quot;)" style:apply-style-name="Written" style:base-cell-address="'IEEE Cover'.A2"/>
    </style:style>
    <style:style style:name="ce319" style:family="table-cell" style:parent-style-name="Default">
      <style:map style:condition="is-true-formula([.$Y2]=&quot;Written&quot;)" style:apply-style-name="Written" style:base-cell-address="'IEEE Cover'.A2"/>
    </style:style>
    <style:style style:name="ce320" style:family="table-cell" style:parent-style-name="Default">
      <style:map style:condition="is-true-formula([.$Y2]=&quot;Written&quot;)" style:apply-style-name="Written" style:base-cell-address="'IEEE Cover'.A2"/>
    </style:style>
    <style:style style:name="ce321" style:family="table-cell" style:parent-style-name="Default">
      <style:map style:condition="is-true-formula([.$Y2]=&quot;Written&quot;)" style:apply-style-name="Written" style:base-cell-address="'IEEE Cover'.A2"/>
    </style:style>
    <style:style style:name="ce322" style:family="table-cell" style:parent-style-name="Default">
      <style:map style:condition="is-true-formula([.$Y2]=&quot;Written&quot;)" style:apply-style-name="Written" style:base-cell-address="'IEEE Cover'.A2"/>
    </style:style>
    <style:style style:name="ce323" style:family="table-cell" style:parent-style-name="Default">
      <style:map style:condition="is-true-formula([.$Y2]=&quot;Written&quot;)" style:apply-style-name="Written" style:base-cell-address="'IEEE Cover'.A2"/>
    </style:style>
    <style:style style:name="ce324" style:family="table-cell" style:parent-style-name="Default">
      <style:map style:condition="is-true-formula([.$Y2]=&quot;Written&quot;)" style:apply-style-name="Written" style:base-cell-address="'IEEE Cover'.A2"/>
    </style:style>
    <style:style style:name="ce325" style:family="table-cell" style:parent-style-name="Default">
      <style:map style:condition="is-true-formula([.$Y2]=&quot;Written&quot;)" style:apply-style-name="Written" style:base-cell-address="'IEEE Cover'.A2"/>
    </style:style>
    <style:style style:name="ce326" style:family="table-cell" style:parent-style-name="Default">
      <style:map style:condition="is-true-formula([.$Y2]=&quot;Written&quot;)" style:apply-style-name="Written" style:base-cell-address="'IEEE Cover'.A2"/>
    </style:style>
    <style:style style:name="ce327" style:family="table-cell" style:parent-style-name="Default">
      <style:map style:condition="is-true-formula([.$Y2]=&quot;Written&quot;)" style:apply-style-name="Written" style:base-cell-address="'IEEE Cover'.A2"/>
    </style:style>
    <style:style style:name="ce328" style:family="table-cell" style:parent-style-name="Default">
      <style:map style:condition="is-true-formula([.$Y2]=&quot;Written&quot;)" style:apply-style-name="Written" style:base-cell-address="'IEEE Cover'.A2"/>
    </style:style>
    <style:style style:name="ce329" style:family="table-cell" style:parent-style-name="Default">
      <style:map style:condition="is-true-formula([.$Y2]=&quot;Written&quot;)" style:apply-style-name="Written" style:base-cell-address="'IEEE Cover'.A2"/>
    </style:style>
    <style:style style:name="ce330" style:family="table-cell" style:parent-style-name="Default">
      <style:map style:condition="is-true-formula([.$Y2]=&quot;Written&quot;)" style:apply-style-name="Written" style:base-cell-address="'IEEE Cover'.A2"/>
    </style:style>
    <style:style style:name="ce331" style:family="table-cell" style:parent-style-name="Default">
      <style:map style:condition="is-true-formula([.$Y2]=&quot;Written&quot;)" style:apply-style-name="Written" style:base-cell-address="'IEEE Cover'.A2"/>
    </style:style>
    <style:style style:name="ce332" style:family="table-cell" style:parent-style-name="Default">
      <style:map style:condition="is-true-formula([.$Y2]=&quot;Written&quot;)" style:apply-style-name="Written" style:base-cell-address="'IEEE Cover'.A2"/>
    </style:style>
    <style:style style:name="ce333" style:family="table-cell" style:parent-style-name="Default">
      <style:map style:condition="is-true-formula([.$Y2]=&quot;Written&quot;)" style:apply-style-name="Written" style:base-cell-address="'IEEE Cover'.A2"/>
    </style:style>
    <style:style style:name="ce334" style:family="table-cell" style:parent-style-name="Default">
      <style:map style:condition="is-true-formula([.$Y2]=&quot;Written&quot;)" style:apply-style-name="Written" style:base-cell-address="'IEEE Cover'.A2"/>
    </style:style>
    <style:style style:name="ce335" style:family="table-cell" style:parent-style-name="Default">
      <style:map style:condition="is-true-formula([.$Y2]=&quot;Written&quot;)" style:apply-style-name="Written" style:base-cell-address="'IEEE Cover'.A2"/>
    </style:style>
    <style:style style:name="ce336" style:family="table-cell" style:parent-style-name="Default">
      <style:map style:condition="is-true-formula([.$Y2]=&quot;Written&quot;)" style:apply-style-name="Written" style:base-cell-address="'IEEE Cover'.A2"/>
    </style:style>
    <style:style style:name="ce337" style:family="table-cell" style:parent-style-name="Default">
      <style:map style:condition="is-true-formula([.$Y2]=&quot;Written&quot;)" style:apply-style-name="Written" style:base-cell-address="'IEEE Cover'.A2"/>
    </style:style>
    <style:style style:name="ce338" style:family="table-cell" style:parent-style-name="Default">
      <style:map style:condition="is-true-formula([.$Y2]=&quot;Written&quot;)" style:apply-style-name="Written" style:base-cell-address="'IEEE Cover'.A2"/>
    </style:style>
    <style:style style:name="ce339" style:family="table-cell" style:parent-style-name="Default">
      <style:map style:condition="is-true-formula([.$Y2]=&quot;Written&quot;)" style:apply-style-name="Written" style:base-cell-address="'IEEE Cover'.A2"/>
    </style:style>
    <style:style style:name="ce340" style:family="table-cell" style:parent-style-name="Default">
      <style:map style:condition="is-true-formula([.$Y2]=&quot;Written&quot;)" style:apply-style-name="Written" style:base-cell-address="'IEEE Cover'.A2"/>
    </style:style>
    <style:style style:name="ce341" style:family="table-cell" style:parent-style-name="Default">
      <style:map style:condition="is-true-formula([.$Y2]=&quot;Written&quot;)" style:apply-style-name="Written" style:base-cell-address="'IEEE Cover'.A2"/>
    </style:style>
    <style:style style:name="ce342" style:family="table-cell" style:parent-style-name="Default">
      <style:map style:condition="is-true-formula([.$Y2]=&quot;Written&quot;)" style:apply-style-name="Written" style:base-cell-address="'IEEE Cover'.A2"/>
    </style:style>
    <style:style style:name="ce343" style:family="table-cell" style:parent-style-name="Default">
      <style:map style:condition="is-true-formula([.$Y2]=&quot;Written&quot;)" style:apply-style-name="Written" style:base-cell-address="'IEEE Cover'.A2"/>
    </style:style>
    <style:style style:name="ce344" style:family="table-cell" style:parent-style-name="Default">
      <style:map style:condition="is-true-formula([.$Y2]=&quot;Written&quot;)" style:apply-style-name="Written" style:base-cell-address="'IEEE Cover'.A2"/>
    </style:style>
    <style:style style:name="ce345" style:family="table-cell" style:parent-style-name="Default">
      <style:map style:condition="is-true-formula([.$Y2]=&quot;Written&quot;)" style:apply-style-name="Written" style:base-cell-address="'IEEE Cover'.A2"/>
    </style:style>
    <style:style style:name="ce346" style:family="table-cell" style:parent-style-name="Default">
      <style:map style:condition="is-true-formula([.$Y2]=&quot;Written&quot;)" style:apply-style-name="Written" style:base-cell-address="'IEEE Cover'.A2"/>
    </style:style>
    <style:style style:name="ce347" style:family="table-cell" style:parent-style-name="Default">
      <style:map style:condition="is-true-formula([.$Y2]=&quot;Written&quot;)" style:apply-style-name="Written" style:base-cell-address="'IEEE Cover'.A2"/>
    </style:style>
    <style:style style:name="ce348" style:family="table-cell" style:parent-style-name="Default">
      <style:map style:condition="is-true-formula([.$Y2]=&quot;Written&quot;)" style:apply-style-name="Written" style:base-cell-address="'IEEE Cover'.A2"/>
    </style:style>
    <style:style style:name="ce349" style:family="table-cell" style:parent-style-name="Default">
      <style:map style:condition="is-true-formula([.$Y2]=&quot;Written&quot;)" style:apply-style-name="Written" style:base-cell-address="'IEEE Cover'.A2"/>
    </style:style>
    <style:style style:name="ce350" style:family="table-cell" style:parent-style-name="Default">
      <style:map style:condition="is-true-formula([.$Y2]=&quot;Written&quot;)" style:apply-style-name="Written" style:base-cell-address="'IEEE Cover'.A2"/>
    </style:style>
    <style:style style:name="ce351" style:family="table-cell" style:parent-style-name="Default">
      <style:map style:condition="is-true-formula([.$Y2]=&quot;Written&quot;)" style:apply-style-name="Written" style:base-cell-address="'IEEE Cover'.A2"/>
    </style:style>
    <style:style style:name="ce352" style:family="table-cell" style:parent-style-name="Default">
      <style:map style:condition="is-true-formula([.$Y2]=&quot;Written&quot;)" style:apply-style-name="Written" style:base-cell-address="'IEEE Cover'.A2"/>
    </style:style>
    <style:style style:name="ce353" style:family="table-cell" style:parent-style-name="Default">
      <style:map style:condition="is-true-formula([.$Y2]=&quot;Written&quot;)" style:apply-style-name="Written" style:base-cell-address="'IEEE Cover'.A2"/>
    </style:style>
    <style:style style:name="ce354" style:family="table-cell" style:parent-style-name="Default">
      <style:map style:condition="is-true-formula([.$Y2]=&quot;Written&quot;)" style:apply-style-name="Written" style:base-cell-address="'IEEE Cover'.A2"/>
    </style:style>
    <style:style style:name="ce355" style:family="table-cell" style:parent-style-name="Default">
      <style:map style:condition="is-true-formula([.$Y2]=&quot;Written&quot;)" style:apply-style-name="Written" style:base-cell-address="'IEEE Cover'.A2"/>
    </style:style>
    <style:style style:name="ce356" style:family="table-cell" style:parent-style-name="Default">
      <style:map style:condition="is-true-formula([.$Y2]=&quot;Written&quot;)" style:apply-style-name="Written" style:base-cell-address="'IEEE Cover'.A2"/>
    </style:style>
    <style:style style:name="ce357" style:family="table-cell" style:parent-style-name="Default">
      <style:map style:condition="is-true-formula([.$Y2]=&quot;Written&quot;)" style:apply-style-name="Written" style:base-cell-address="'IEEE Cover'.A2"/>
    </style:style>
    <style:style style:name="ce358" style:family="table-cell" style:parent-style-name="Default">
      <style:map style:condition="is-true-formula([.$Y2]=&quot;Written&quot;)" style:apply-style-name="Written" style:base-cell-address="'IEEE Cover'.A2"/>
    </style:style>
    <style:style style:name="ce359" style:family="table-cell" style:parent-style-name="Default">
      <style:map style:condition="is-true-formula([.$Y2]=&quot;Written&quot;)" style:apply-style-name="Written" style:base-cell-address="'IEEE Cover'.A2"/>
    </style:style>
    <style:style style:name="ce360" style:family="table-cell" style:parent-style-name="Default">
      <style:map style:condition="is-true-formula([.$Y2]=&quot;Written&quot;)" style:apply-style-name="Written" style:base-cell-address="'IEEE Cover'.A2"/>
    </style:style>
    <style:style style:name="ce361" style:family="table-cell" style:parent-style-name="Default">
      <style:map style:condition="is-true-formula([.$Y2]=&quot;Written&quot;)" style:apply-style-name="Written" style:base-cell-address="'IEEE Cover'.A2"/>
    </style:style>
    <style:style style:name="ce362" style:family="table-cell" style:parent-style-name="Default">
      <style:map style:condition="is-true-formula([.$Y2]=&quot;Written&quot;)" style:apply-style-name="Written" style:base-cell-address="'IEEE Cover'.A2"/>
    </style:style>
    <style:style style:name="ce363" style:family="table-cell" style:parent-style-name="Default">
      <style:map style:condition="is-true-formula([.$Y2]=&quot;Written&quot;)" style:apply-style-name="Written" style:base-cell-address="'IEEE Cover'.A2"/>
    </style:style>
    <style:style style:name="ce364" style:family="table-cell" style:parent-style-name="Default">
      <style:map style:condition="is-true-formula([.$Y2]=&quot;Written&quot;)" style:apply-style-name="Written" style:base-cell-address="'IEEE Cover'.A2"/>
    </style:style>
    <style:style style:name="ce365" style:family="table-cell" style:parent-style-name="Default">
      <style:map style:condition="is-true-formula([.$Y2]=&quot;Written&quot;)" style:apply-style-name="Written" style:base-cell-address="'IEEE Cover'.A2"/>
    </style:style>
    <style:style style:name="ce366" style:family="table-cell" style:parent-style-name="Default">
      <style:map style:condition="is-true-formula([.$Y2]=&quot;Written&quot;)" style:apply-style-name="Written" style:base-cell-address="'IEEE Cover'.A2"/>
    </style:style>
    <style:style style:name="ce367" style:family="table-cell" style:parent-style-name="Default">
      <style:map style:condition="is-true-formula([.$Y2]=&quot;Written&quot;)" style:apply-style-name="Written" style:base-cell-address="'IEEE Cover'.A2"/>
    </style:style>
    <style:style style:name="ce368" style:family="table-cell" style:parent-style-name="Default">
      <style:map style:condition="is-true-formula([.$Y2]=&quot;Written&quot;)" style:apply-style-name="Written" style:base-cell-address="'IEEE Cover'.A2"/>
    </style:style>
    <style:style style:name="ce369" style:family="table-cell" style:parent-style-name="Default">
      <style:map style:condition="is-true-formula([.$Y2]=&quot;Written&quot;)" style:apply-style-name="Written" style:base-cell-address="'IEEE Cover'.A2"/>
    </style:style>
    <style:style style:name="ce370" style:family="table-cell" style:parent-style-name="Default">
      <style:map style:condition="is-true-formula([.$Y2]=&quot;Written&quot;)" style:apply-style-name="Written" style:base-cell-address="'IEEE Cover'.A2"/>
    </style:style>
    <style:style style:name="ce371" style:family="table-cell" style:parent-style-name="Default">
      <style:map style:condition="is-true-formula([.$Y2]=&quot;Written&quot;)" style:apply-style-name="Written" style:base-cell-address="'IEEE Cover'.A2"/>
    </style:style>
    <style:style style:name="ce372" style:family="table-cell" style:parent-style-name="Default">
      <style:map style:condition="is-true-formula([.$Y2]=&quot;Written&quot;)" style:apply-style-name="Written" style:base-cell-address="'IEEE Cover'.A2"/>
    </style:style>
    <style:style style:name="ce373" style:family="table-cell" style:parent-style-name="Default">
      <style:map style:condition="is-true-formula([.$Y2]=&quot;Written&quot;)" style:apply-style-name="Written" style:base-cell-address="'IEEE Cover'.A2"/>
    </style:style>
    <style:style style:name="ce374" style:family="table-cell" style:parent-style-name="Default">
      <style:map style:condition="is-true-formula([.$Y2]=&quot;Written&quot;)" style:apply-style-name="Written" style:base-cell-address="'IEEE Cover'.A2"/>
    </style:style>
    <style:style style:name="ce375" style:family="table-cell" style:parent-style-name="Default">
      <style:map style:condition="is-true-formula([.$Y2]=&quot;Written&quot;)" style:apply-style-name="Written" style:base-cell-address="'IEEE Cover'.A2"/>
    </style:style>
    <style:style style:name="ce376" style:family="table-cell" style:parent-style-name="Default">
      <style:map style:condition="is-true-formula([.$Y2]=&quot;Written&quot;)" style:apply-style-name="Written" style:base-cell-address="'IEEE Cover'.A2"/>
    </style:style>
    <style:style style:name="ce377" style:family="table-cell" style:parent-style-name="Default">
      <style:map style:condition="is-true-formula([.$Y2]=&quot;Written&quot;)" style:apply-style-name="Written" style:base-cell-address="'IEEE Cover'.A2"/>
    </style:style>
    <style:style style:name="ce378" style:family="table-cell" style:parent-style-name="Default">
      <style:map style:condition="is-true-formula([.$Y2]=&quot;Written&quot;)" style:apply-style-name="Written" style:base-cell-address="'IEEE Cover'.A2"/>
    </style:style>
    <style:style style:name="ce379" style:family="table-cell" style:parent-style-name="Default">
      <style:map style:condition="is-true-formula([.$Y2]=&quot;Written&quot;)" style:apply-style-name="Written" style:base-cell-address="'IEEE Cover'.A2"/>
    </style:style>
    <style:style style:name="ce380" style:family="table-cell" style:parent-style-name="Default">
      <style:map style:condition="is-true-formula([.$Y2]=&quot;Written&quot;)" style:apply-style-name="Written" style:base-cell-address="'IEEE Cover'.A2"/>
    </style:style>
    <style:style style:name="ce381" style:family="table-cell" style:parent-style-name="Default">
      <style:map style:condition="is-true-formula([.$Y2]=&quot;Written&quot;)" style:apply-style-name="Written" style:base-cell-address="'IEEE Cover'.A2"/>
    </style:style>
    <style:style style:name="ce382" style:family="table-cell" style:parent-style-name="Default">
      <style:map style:condition="is-true-formula([.$Y2]=&quot;Written&quot;)" style:apply-style-name="Written" style:base-cell-address="'IEEE Cover'.A2"/>
    </style:style>
    <style:style style:name="ce383" style:family="table-cell" style:parent-style-name="Default">
      <style:map style:condition="is-true-formula([.$Y2]=&quot;Written&quot;)" style:apply-style-name="Written" style:base-cell-address="'IEEE Cover'.A2"/>
    </style:style>
    <style:style style:name="ce384" style:family="table-cell" style:parent-style-name="Default">
      <style:map style:condition="is-true-formula([.$Y2]=&quot;Written&quot;)" style:apply-style-name="Written" style:base-cell-address="'IEEE Cover'.A2"/>
    </style:style>
    <style:style style:name="ce385" style:family="table-cell" style:parent-style-name="Default">
      <style:map style:condition="is-true-formula([.$Y2]=&quot;Written&quot;)" style:apply-style-name="Written" style:base-cell-address="'IEEE Cover'.A2"/>
    </style:style>
    <style:style style:name="ce386" style:family="table-cell" style:parent-style-name="Default">
      <style:map style:condition="is-true-formula([.$Y2]=&quot;Written&quot;)" style:apply-style-name="Written" style:base-cell-address="'IEEE Cover'.A2"/>
    </style:style>
    <style:style style:name="ce387" style:family="table-cell" style:parent-style-name="Default">
      <style:map style:condition="is-true-formula([.$Y2]=&quot;Written&quot;)" style:apply-style-name="Written" style:base-cell-address="'IEEE Cover'.A2"/>
    </style:style>
    <style:style style:name="ce388" style:family="table-cell" style:parent-style-name="Default">
      <style:map style:condition="is-true-formula([.$Y2]=&quot;Written&quot;)" style:apply-style-name="Written" style:base-cell-address="'IEEE Cover'.A2"/>
    </style:style>
    <style:style style:name="ce389" style:family="table-cell" style:parent-style-name="Default">
      <style:map style:condition="is-true-formula([.$Y2]=&quot;Written&quot;)" style:apply-style-name="Written" style:base-cell-address="'IEEE Cover'.A2"/>
    </style:style>
    <style:style style:name="ce390" style:family="table-cell" style:parent-style-name="Default">
      <style:map style:condition="is-true-formula([.$Y2]=&quot;Written&quot;)" style:apply-style-name="Written" style:base-cell-address="'IEEE Cover'.A2"/>
    </style:style>
    <style:style style:name="ce391" style:family="table-cell" style:parent-style-name="Default">
      <style:map style:condition="is-true-formula([.$Y2]=&quot;Written&quot;)" style:apply-style-name="Written" style:base-cell-address="'IEEE Cover'.A2"/>
    </style:style>
    <style:style style:name="ce392" style:family="table-cell" style:parent-style-name="Default">
      <style:map style:condition="is-true-formula([.$Y2]=&quot;Written&quot;)" style:apply-style-name="Written" style:base-cell-address="'IEEE Cover'.A2"/>
    </style:style>
    <style:style style:name="ce393" style:family="table-cell" style:parent-style-name="Default">
      <style:map style:condition="is-true-formula([.$Y2]=&quot;Written&quot;)" style:apply-style-name="Written" style:base-cell-address="'IEEE Cover'.A2"/>
    </style:style>
    <style:style style:name="ce394" style:family="table-cell" style:parent-style-name="Default">
      <style:map style:condition="is-true-formula([.$Y2]=&quot;Written&quot;)" style:apply-style-name="Written" style:base-cell-address="'IEEE Cover'.A2"/>
    </style:style>
    <style:style style:name="ce395" style:family="table-cell" style:parent-style-name="Default">
      <style:map style:condition="is-true-formula([.$Y2]=&quot;Written&quot;)" style:apply-style-name="Written" style:base-cell-address="'IEEE Cover'.A2"/>
    </style:style>
    <style:style style:name="ce396" style:family="table-cell" style:parent-style-name="Default">
      <style:map style:condition="is-true-formula([.$Y2]=&quot;Written&quot;)" style:apply-style-name="Written" style:base-cell-address="'IEEE Cover'.A2"/>
    </style:style>
    <style:style style:name="ce397" style:family="table-cell" style:parent-style-name="Default">
      <style:map style:condition="is-true-formula([.$Y2]=&quot;Written&quot;)" style:apply-style-name="Written" style:base-cell-address="'IEEE Cover'.A2"/>
    </style:style>
    <style:style style:name="ce398" style:family="table-cell" style:parent-style-name="Default">
      <style:map style:condition="is-true-formula([.$Y2]=&quot;Written&quot;)" style:apply-style-name="Written" style:base-cell-address="'IEEE Cover'.A2"/>
    </style:style>
    <style:style style:name="ce399" style:family="table-cell" style:parent-style-name="Default">
      <style:map style:condition="is-true-formula([.$Y2]=&quot;Written&quot;)" style:apply-style-name="Written" style:base-cell-address="'IEEE Cover'.A2"/>
    </style:style>
    <style:style style:name="ce400" style:family="table-cell" style:parent-style-name="Default">
      <style:map style:condition="is-true-formula([.$Y2]=&quot;Written&quot;)" style:apply-style-name="Written" style:base-cell-address="'IEEE Cover'.A2"/>
    </style:style>
    <style:style style:name="ce401" style:family="table-cell" style:parent-style-name="Default">
      <style:map style:condition="is-true-formula([.$Y2]=&quot;Written&quot;)" style:apply-style-name="Written" style:base-cell-address="'IEEE Cover'.A2"/>
    </style:style>
    <style:style style:name="ce402" style:family="table-cell" style:parent-style-name="Default">
      <style:map style:condition="is-true-formula([.$Y2]=&quot;Written&quot;)" style:apply-style-name="Written" style:base-cell-address="'IEEE Cover'.A2"/>
    </style:style>
    <style:style style:name="ce403" style:family="table-cell" style:parent-style-name="Default">
      <style:map style:condition="is-true-formula([.$Y2]=&quot;Written&quot;)" style:apply-style-name="Written" style:base-cell-address="'IEEE Cover'.A2"/>
    </style:style>
    <style:style style:name="ce404" style:family="table-cell" style:parent-style-name="Default">
      <style:map style:condition="is-true-formula([.$Y2]=&quot;Written&quot;)" style:apply-style-name="Written" style:base-cell-address="'IEEE Cover'.A2"/>
    </style:style>
    <style:style style:name="ce405" style:family="table-cell" style:parent-style-name="Default">
      <style:map style:condition="is-true-formula([.$Y2]=&quot;Written&quot;)" style:apply-style-name="Written" style:base-cell-address="'IEEE Cover'.A2"/>
    </style:style>
    <style:style style:name="ce406" style:family="table-cell" style:parent-style-name="Default">
      <style:map style:condition="is-true-formula([.$Y2]=&quot;Written&quot;)" style:apply-style-name="Written" style:base-cell-address="'IEEE Cover'.A2"/>
    </style:style>
    <style:style style:name="ce407" style:family="table-cell" style:parent-style-name="Default">
      <style:map style:condition="is-true-formula([.$Y2]=&quot;Written&quot;)" style:apply-style-name="Written" style:base-cell-address="'IEEE Cover'.A2"/>
    </style:style>
    <style:style style:name="ce408" style:family="table-cell" style:parent-style-name="Default">
      <style:map style:condition="is-true-formula([.$Y2]=&quot;Written&quot;)" style:apply-style-name="Written" style:base-cell-address="'IEEE Cover'.A2"/>
    </style:style>
    <style:style style:name="ce409" style:family="table-cell" style:parent-style-name="Default">
      <style:map style:condition="is-true-formula([.$Y2]=&quot;Written&quot;)" style:apply-style-name="Written" style:base-cell-address="'IEEE Cover'.A2"/>
    </style:style>
    <style:style style:name="ce410" style:family="table-cell" style:parent-style-name="Default">
      <style:map style:condition="is-true-formula([.$Y2]=&quot;Written&quot;)" style:apply-style-name="Written" style:base-cell-address="'IEEE Cover'.A2"/>
    </style:style>
    <style:style style:name="ce411" style:family="table-cell" style:parent-style-name="Default">
      <style:map style:condition="is-true-formula([.$Y2]=&quot;Written&quot;)" style:apply-style-name="Written" style:base-cell-address="'IEEE Cover'.A2"/>
    </style:style>
    <style:style style:name="ce412" style:family="table-cell" style:parent-style-name="Default">
      <style:map style:condition="is-true-formula([.$Y2]=&quot;Written&quot;)" style:apply-style-name="Written" style:base-cell-address="'IEEE Cover'.A2"/>
    </style:style>
    <style:style style:name="ce413" style:family="table-cell" style:parent-style-name="Default">
      <style:map style:condition="is-true-formula([.$Y2]=&quot;Written&quot;)" style:apply-style-name="Written" style:base-cell-address="'IEEE Cover'.A2"/>
    </style:style>
    <style:style style:name="ce414" style:family="table-cell" style:parent-style-name="Default">
      <style:map style:condition="is-true-formula([.$Y2]=&quot;Written&quot;)" style:apply-style-name="Written" style:base-cell-address="'IEEE Cover'.A2"/>
    </style:style>
    <style:style style:name="ce415" style:family="table-cell" style:parent-style-name="Default">
      <style:map style:condition="is-true-formula([.$Y2]=&quot;Written&quot;)" style:apply-style-name="Written" style:base-cell-address="'IEEE Cover'.A2"/>
    </style:style>
    <style:style style:name="ce416" style:family="table-cell" style:parent-style-name="Default">
      <style:map style:condition="is-true-formula([.$Y2]=&quot;Written&quot;)" style:apply-style-name="Written" style:base-cell-address="'IEEE Cover'.A2"/>
    </style:style>
    <style:style style:name="ce417" style:family="table-cell" style:parent-style-name="Default">
      <style:map style:condition="is-true-formula([.$Y2]=&quot;Written&quot;)" style:apply-style-name="Written" style:base-cell-address="'IEEE Cover'.A2"/>
    </style:style>
    <style:style style:name="ce418" style:family="table-cell" style:parent-style-name="Default">
      <style:map style:condition="is-true-formula([.$Y2]=&quot;Written&quot;)" style:apply-style-name="Written" style:base-cell-address="'IEEE Cover'.A2"/>
    </style:style>
    <style:style style:name="ce419" style:family="table-cell" style:parent-style-name="Default">
      <style:map style:condition="is-true-formula([.$Y2]=&quot;Written&quot;)" style:apply-style-name="Written" style:base-cell-address="'IEEE Cover'.A2"/>
    </style:style>
    <style:style style:name="ce420" style:family="table-cell" style:parent-style-name="Default">
      <style:map style:condition="is-true-formula([.$Y2]=&quot;Written&quot;)" style:apply-style-name="Written" style:base-cell-address="'IEEE Cover'.A2"/>
    </style:style>
    <style:style style:name="ce421" style:family="table-cell" style:parent-style-name="Default">
      <style:map style:condition="is-true-formula([.$Y2]=&quot;Written&quot;)" style:apply-style-name="Written" style:base-cell-address="'IEEE Cover'.A2"/>
    </style:style>
    <style:style style:name="ce422" style:family="table-cell" style:parent-style-name="Default">
      <style:map style:condition="is-true-formula([.$Y2]=&quot;Written&quot;)" style:apply-style-name="Written" style:base-cell-address="'IEEE Cover'.A2"/>
    </style:style>
    <style:style style:name="ce423" style:family="table-cell" style:parent-style-name="Default">
      <style:map style:condition="is-true-formula([.$Y2]=&quot;Written&quot;)" style:apply-style-name="Written" style:base-cell-address="'IEEE Cover'.A2"/>
    </style:style>
    <style:style style:name="ce424" style:family="table-cell" style:parent-style-name="Default">
      <style:map style:condition="is-true-formula([.$Y2]=&quot;Written&quot;)" style:apply-style-name="Written" style:base-cell-address="'IEEE Cover'.A2"/>
    </style:style>
    <style:style style:name="ce425" style:family="table-cell" style:parent-style-name="Default">
      <style:map style:condition="is-true-formula([.$Y2]=&quot;Written&quot;)" style:apply-style-name="Written" style:base-cell-address="'IEEE Cover'.A2"/>
    </style:style>
    <style:style style:name="ce426" style:family="table-cell" style:parent-style-name="Default">
      <style:map style:condition="is-true-formula([.$Y2]=&quot;Written&quot;)" style:apply-style-name="Written" style:base-cell-address="'IEEE Cover'.A2"/>
    </style:style>
    <style:style style:name="ce427" style:family="table-cell" style:parent-style-name="Default">
      <style:map style:condition="is-true-formula([.$Y2]=&quot;Written&quot;)" style:apply-style-name="Written" style:base-cell-address="'IEEE Cover'.A2"/>
    </style:style>
    <style:style style:name="ce428" style:family="table-cell" style:parent-style-name="Default">
      <style:map style:condition="is-true-formula([.$Y2]=&quot;Written&quot;)" style:apply-style-name="Written" style:base-cell-address="'IEEE Cover'.A2"/>
    </style:style>
    <style:style style:name="ce429" style:family="table-cell" style:parent-style-name="Default">
      <style:map style:condition="is-true-formula([.$Y2]=&quot;Written&quot;)" style:apply-style-name="Written" style:base-cell-address="'IEEE Cover'.A2"/>
    </style:style>
    <style:style style:name="ce430" style:family="table-cell" style:parent-style-name="Default">
      <style:map style:condition="is-true-formula([.$Y2]=&quot;Written&quot;)" style:apply-style-name="Written" style:base-cell-address="'IEEE Cover'.A2"/>
    </style:style>
    <style:style style:name="ce431" style:family="table-cell" style:parent-style-name="Default">
      <style:map style:condition="is-true-formula([.$Y2]=&quot;Written&quot;)" style:apply-style-name="Written" style:base-cell-address="'IEEE Cover'.A2"/>
    </style:style>
    <style:style style:name="ce432" style:family="table-cell" style:parent-style-name="Default">
      <style:map style:condition="is-true-formula([.$Y2]=&quot;Written&quot;)" style:apply-style-name="Written" style:base-cell-address="'IEEE Cover'.A2"/>
    </style:style>
    <style:style style:name="ce433" style:family="table-cell" style:parent-style-name="Default">
      <style:map style:condition="is-true-formula([.$Y2]=&quot;Written&quot;)" style:apply-style-name="Written" style:base-cell-address="'IEEE Cover'.A2"/>
    </style:style>
    <style:style style:name="ce434" style:family="table-cell" style:parent-style-name="Default">
      <style:map style:condition="is-true-formula([.$Y2]=&quot;Written&quot;)" style:apply-style-name="Written" style:base-cell-address="'IEEE Cover'.A2"/>
    </style:style>
    <style:style style:name="ce435" style:family="table-cell" style:parent-style-name="Default">
      <style:map style:condition="is-true-formula([.$Y2]=&quot;Written&quot;)" style:apply-style-name="Written" style:base-cell-address="'IEEE Cover'.A2"/>
    </style:style>
    <style:style style:name="ce436" style:family="table-cell" style:parent-style-name="Default">
      <style:map style:condition="is-true-formula([.$Y2]=&quot;Written&quot;)" style:apply-style-name="Written" style:base-cell-address="'IEEE Cover'.A2"/>
    </style:style>
    <style:style style:name="ce437" style:family="table-cell" style:parent-style-name="Default">
      <style:map style:condition="is-true-formula([.$Y2]=&quot;Written&quot;)" style:apply-style-name="Written" style:base-cell-address="'IEEE Cover'.A2"/>
    </style:style>
    <style:style style:name="ce438" style:family="table-cell" style:parent-style-name="Default">
      <style:map style:condition="is-true-formula([.$Y2]=&quot;Written&quot;)" style:apply-style-name="Written" style:base-cell-address="'IEEE Cover'.A2"/>
    </style:style>
    <style:style style:name="ce439" style:family="table-cell" style:parent-style-name="Default">
      <style:map style:condition="is-true-formula([.$Y2]=&quot;Written&quot;)" style:apply-style-name="Written" style:base-cell-address="'IEEE Cover'.A2"/>
    </style:style>
    <style:style style:name="ce440" style:family="table-cell" style:parent-style-name="Default">
      <style:map style:condition="is-true-formula([.$Y2]=&quot;Written&quot;)" style:apply-style-name="Written" style:base-cell-address="'IEEE Cover'.A2"/>
    </style:style>
    <style:style style:name="ce441" style:family="table-cell" style:parent-style-name="Default">
      <style:map style:condition="is-true-formula([.$Y2]=&quot;Written&quot;)" style:apply-style-name="Written" style:base-cell-address="'IEEE Cover'.A2"/>
    </style:style>
    <style:style style:name="ce442" style:family="table-cell" style:parent-style-name="Default">
      <style:map style:condition="is-true-formula([.$Y2]=&quot;Written&quot;)" style:apply-style-name="Written" style:base-cell-address="'IEEE Cover'.A2"/>
    </style:style>
    <style:style style:name="ce443" style:family="table-cell" style:parent-style-name="Default">
      <style:map style:condition="is-true-formula([.$Y2]=&quot;Written&quot;)" style:apply-style-name="Written" style:base-cell-address="'IEEE Cover'.A2"/>
    </style:style>
    <style:style style:name="ce444" style:family="table-cell" style:parent-style-name="Default">
      <style:map style:condition="is-true-formula([.$Y2]=&quot;Written&quot;)" style:apply-style-name="Written" style:base-cell-address="'IEEE Cover'.A2"/>
    </style:style>
    <style:style style:name="ce445" style:family="table-cell" style:parent-style-name="Default">
      <style:map style:condition="is-true-formula([.$Y2]=&quot;Written&quot;)" style:apply-style-name="Written" style:base-cell-address="'IEEE Cover'.A2"/>
    </style:style>
    <style:style style:name="ce446" style:family="table-cell" style:parent-style-name="Default">
      <style:map style:condition="is-true-formula([.$Y2]=&quot;Written&quot;)" style:apply-style-name="Written" style:base-cell-address="'IEEE Cover'.A2"/>
    </style:style>
    <style:style style:name="ce447" style:family="table-cell" style:parent-style-name="Default">
      <style:map style:condition="is-true-formula([.$Y2]=&quot;Written&quot;)" style:apply-style-name="Written" style:base-cell-address="'IEEE Cover'.A2"/>
    </style:style>
    <style:style style:name="ce448" style:family="table-cell" style:parent-style-name="Default">
      <style:map style:condition="is-true-formula([.$Y2]=&quot;Written&quot;)" style:apply-style-name="Written" style:base-cell-address="'IEEE Cover'.A2"/>
    </style:style>
    <style:style style:name="ce449" style:family="table-cell" style:parent-style-name="Default">
      <style:map style:condition="is-true-formula([.$Y2]=&quot;Written&quot;)" style:apply-style-name="Written" style:base-cell-address="'IEEE Cover'.A2"/>
    </style:style>
    <style:style style:name="ce450" style:family="table-cell" style:parent-style-name="Default">
      <style:map style:condition="is-true-formula([.$Y2]=&quot;Written&quot;)" style:apply-style-name="Written" style:base-cell-address="'IEEE Cover'.A2"/>
    </style:style>
    <style:style style:name="ce451" style:family="table-cell" style:parent-style-name="Default">
      <style:map style:condition="is-true-formula([.$Y2]=&quot;Written&quot;)" style:apply-style-name="Written" style:base-cell-address="'IEEE Cover'.A2"/>
    </style:style>
    <style:style style:name="ce452" style:family="table-cell" style:parent-style-name="Default">
      <style:map style:condition="is-true-formula([.$Y2]=&quot;Written&quot;)" style:apply-style-name="Written" style:base-cell-address="'IEEE Cover'.A2"/>
    </style:style>
    <style:style style:name="ce453" style:family="table-cell" style:parent-style-name="Default">
      <style:map style:condition="is-true-formula([.$Y2]=&quot;Written&quot;)" style:apply-style-name="Written" style:base-cell-address="'IEEE Cover'.A2"/>
    </style:style>
    <style:style style:name="ce454" style:family="table-cell" style:parent-style-name="Default">
      <style:map style:condition="is-true-formula([.$Y2]=&quot;Written&quot;)" style:apply-style-name="Written" style:base-cell-address="'IEEE Cover'.A2"/>
    </style:style>
    <style:style style:name="ce455" style:family="table-cell" style:parent-style-name="Default">
      <style:map style:condition="is-true-formula([.$Y2]=&quot;Written&quot;)" style:apply-style-name="Written" style:base-cell-address="'IEEE Cover'.A2"/>
    </style:style>
    <style:style style:name="ce456" style:family="table-cell" style:parent-style-name="Default">
      <style:map style:condition="is-true-formula([.$Y2]=&quot;Written&quot;)" style:apply-style-name="Written" style:base-cell-address="'IEEE Cover'.A2"/>
    </style:style>
    <style:style style:name="ce457" style:family="table-cell" style:parent-style-name="Default">
      <style:map style:condition="is-true-formula([.$Y2]=&quot;Written&quot;)" style:apply-style-name="Written" style:base-cell-address="'IEEE Cover'.A2"/>
    </style:style>
    <style:style style:name="ce458" style:family="table-cell" style:parent-style-name="Default">
      <style:map style:condition="is-true-formula([.$Y2]=&quot;Written&quot;)" style:apply-style-name="Written" style:base-cell-address="'IEEE Cover'.A2"/>
    </style:style>
    <style:style style:name="ce459" style:family="table-cell" style:parent-style-name="Default">
      <style:map style:condition="is-true-formula([.$Y2]=&quot;Written&quot;)" style:apply-style-name="Written" style:base-cell-address="'IEEE Cover'.A2"/>
    </style:style>
    <style:style style:name="ce460" style:family="table-cell" style:parent-style-name="Default">
      <style:map style:condition="is-true-formula([.$Y2]=&quot;Written&quot;)" style:apply-style-name="Written" style:base-cell-address="'IEEE Cover'.A2"/>
    </style:style>
    <style:style style:name="ce461" style:family="table-cell" style:parent-style-name="Default">
      <style:map style:condition="is-true-formula([.$Y2]=&quot;Written&quot;)" style:apply-style-name="Written" style:base-cell-address="'IEEE Cover'.A2"/>
    </style:style>
    <style:style style:name="ce462" style:family="table-cell" style:parent-style-name="Default">
      <style:map style:condition="is-true-formula([.$Y2]=&quot;Written&quot;)" style:apply-style-name="Written" style:base-cell-address="'IEEE Cover'.A2"/>
    </style:style>
    <style:style style:name="ce463" style:family="table-cell" style:parent-style-name="Default">
      <style:map style:condition="is-true-formula([.$Y2]=&quot;Written&quot;)" style:apply-style-name="Written" style:base-cell-address="'IEEE Cover'.A2"/>
    </style:style>
    <style:style style:name="ce464" style:family="table-cell" style:parent-style-name="Default">
      <style:map style:condition="is-true-formula([.$Y2]=&quot;Written&quot;)" style:apply-style-name="Written" style:base-cell-address="'IEEE Cover'.A2"/>
    </style:style>
    <style:style style:name="ce465" style:family="table-cell" style:parent-style-name="Default">
      <style:map style:condition="is-true-formula([.$Y2]=&quot;Written&quot;)" style:apply-style-name="Written" style:base-cell-address="'IEEE Cover'.A2"/>
    </style:style>
    <style:style style:name="ce466" style:family="table-cell" style:parent-style-name="Default">
      <style:map style:condition="is-true-formula([.$Y2]=&quot;Written&quot;)" style:apply-style-name="Written" style:base-cell-address="'IEEE Cover'.A2"/>
    </style:style>
    <style:style style:name="ce467" style:family="table-cell" style:parent-style-name="Default">
      <style:map style:condition="is-true-formula([.$Y2]=&quot;Written&quot;)" style:apply-style-name="Written" style:base-cell-address="'IEEE Cover'.A2"/>
    </style:style>
    <style:style style:name="ce468" style:family="table-cell" style:parent-style-name="Default">
      <style:map style:condition="is-true-formula([.$Y2]=&quot;Written&quot;)" style:apply-style-name="Written" style:base-cell-address="'IEEE Cover'.A2"/>
    </style:style>
    <style:style style:name="ce469" style:family="table-cell" style:parent-style-name="Default">
      <style:map style:condition="is-true-formula([.$Y2]=&quot;Written&quot;)" style:apply-style-name="Written" style:base-cell-address="'IEEE Cover'.A2"/>
    </style:style>
    <style:style style:name="ce470" style:family="table-cell" style:parent-style-name="Default">
      <style:map style:condition="is-true-formula([.$Y2]=&quot;Written&quot;)" style:apply-style-name="Written" style:base-cell-address="'IEEE Cover'.A2"/>
    </style:style>
    <style:style style:name="ce471" style:family="table-cell" style:parent-style-name="Default">
      <style:map style:condition="is-true-formula([.$Y2]=&quot;Written&quot;)" style:apply-style-name="Written" style:base-cell-address="'IEEE Cover'.A2"/>
    </style:style>
    <style:style style:name="ce472" style:family="table-cell" style:parent-style-name="Default">
      <style:map style:condition="is-true-formula([.$Y2]=&quot;Written&quot;)" style:apply-style-name="Written" style:base-cell-address="'IEEE Cover'.A2"/>
    </style:style>
    <style:style style:name="ce473" style:family="table-cell" style:parent-style-name="Default">
      <style:map style:condition="is-true-formula([.$Y2]=&quot;Written&quot;)" style:apply-style-name="Written" style:base-cell-address="'IEEE Cover'.A2"/>
    </style:style>
    <style:style style:name="ce474" style:family="table-cell" style:parent-style-name="Default">
      <style:map style:condition="is-true-formula([.$Y2]=&quot;Written&quot;)" style:apply-style-name="Written" style:base-cell-address="'IEEE Cover'.A2"/>
    </style:style>
    <style:style style:name="ce475" style:family="table-cell" style:parent-style-name="Default">
      <style:map style:condition="is-true-formula([.$Y2]=&quot;Written&quot;)" style:apply-style-name="Written" style:base-cell-address="'IEEE Cover'.A2"/>
    </style:style>
    <style:style style:name="ce476" style:family="table-cell" style:parent-style-name="Default">
      <style:map style:condition="is-true-formula([.$Y2]=&quot;Written&quot;)" style:apply-style-name="Written" style:base-cell-address="'IEEE Cover'.A2"/>
    </style:style>
    <style:style style:name="ce477" style:family="table-cell" style:parent-style-name="Default">
      <style:map style:condition="is-true-formula([.$Y2]=&quot;Written&quot;)" style:apply-style-name="Written" style:base-cell-address="'IEEE Cover'.A2"/>
    </style:style>
    <style:style style:name="ce478" style:family="table-cell" style:parent-style-name="Default">
      <style:map style:condition="is-true-formula([.$Y2]=&quot;Written&quot;)" style:apply-style-name="Written" style:base-cell-address="'IEEE Cover'.A2"/>
    </style:style>
    <style:style style:name="ce479" style:family="table-cell" style:parent-style-name="Default">
      <style:map style:condition="is-true-formula([.$Y2]=&quot;Written&quot;)" style:apply-style-name="Written" style:base-cell-address="'IEEE Cover'.A2"/>
    </style:style>
    <style:style style:name="ce480" style:family="table-cell" style:parent-style-name="Default">
      <style:map style:condition="is-true-formula([.$Y2]=&quot;Written&quot;)" style:apply-style-name="Written" style:base-cell-address="'IEEE Cover'.A2"/>
    </style:style>
    <style:style style:name="ce481" style:family="table-cell" style:parent-style-name="Default">
      <style:map style:condition="is-true-formula([.$Y2]=&quot;Written&quot;)" style:apply-style-name="Written" style:base-cell-address="'IEEE Cover'.A2"/>
    </style:style>
    <style:style style:name="ce482" style:family="table-cell" style:parent-style-name="Default">
      <style:map style:condition="is-true-formula([.$Y2]=&quot;Written&quot;)" style:apply-style-name="Written" style:base-cell-address="'IEEE Cover'.A2"/>
    </style:style>
    <style:style style:name="ce483" style:family="table-cell" style:parent-style-name="Default">
      <style:map style:condition="is-true-formula([.$Y2]=&quot;Written&quot;)" style:apply-style-name="Written" style:base-cell-address="'IEEE Cover'.A2"/>
    </style:style>
    <style:style style:name="ce484" style:family="table-cell" style:parent-style-name="Default">
      <style:map style:condition="is-true-formula([.$Y2]=&quot;Written&quot;)" style:apply-style-name="Written" style:base-cell-address="'IEEE Cover'.A2"/>
    </style:style>
    <style:style style:name="ce485" style:family="table-cell" style:parent-style-name="Default">
      <style:map style:condition="is-true-formula([.$Y2]=&quot;Written&quot;)" style:apply-style-name="Written" style:base-cell-address="'IEEE Cover'.A2"/>
    </style:style>
    <style:style style:name="ce486" style:family="table-cell" style:parent-style-name="Default">
      <style:map style:condition="is-true-formula([.$Y2]=&quot;Written&quot;)" style:apply-style-name="Written" style:base-cell-address="'IEEE Cover'.A2"/>
    </style:style>
    <style:style style:name="ce487" style:family="table-cell" style:parent-style-name="Default">
      <style:map style:condition="is-true-formula([.$Y2]=&quot;Written&quot;)" style:apply-style-name="Written" style:base-cell-address="'IEEE Cover'.A2"/>
    </style:style>
    <style:style style:name="ce488" style:family="table-cell" style:parent-style-name="Default">
      <style:map style:condition="is-true-formula([.$Y2]=&quot;Written&quot;)" style:apply-style-name="Written" style:base-cell-address="'IEEE Cover'.A2"/>
    </style:style>
    <style:style style:name="ce489" style:family="table-cell" style:parent-style-name="Default">
      <style:map style:condition="is-true-formula([.$Y2]=&quot;Written&quot;)" style:apply-style-name="Written" style:base-cell-address="'IEEE Cover'.A2"/>
    </style:style>
    <style:style style:name="ce490" style:family="table-cell" style:parent-style-name="Default">
      <style:map style:condition="is-true-formula([.$Y2]=&quot;Written&quot;)" style:apply-style-name="Written" style:base-cell-address="'IEEE Cover'.A2"/>
    </style:style>
    <style:style style:name="ce491" style:family="table-cell" style:parent-style-name="Default">
      <style:map style:condition="is-true-formula([.$Y2]=&quot;Written&quot;)" style:apply-style-name="Written" style:base-cell-address="'IEEE Cover'.A2"/>
    </style:style>
    <style:style style:name="ce492" style:family="table-cell" style:parent-style-name="Default">
      <style:map style:condition="is-true-formula([.$Y2]=&quot;Written&quot;)" style:apply-style-name="Written" style:base-cell-address="'IEEE Cover'.A2"/>
    </style:style>
    <style:style style:name="ce493" style:family="table-cell" style:parent-style-name="Default">
      <style:map style:condition="is-true-formula([.$Y2]=&quot;Written&quot;)" style:apply-style-name="Written" style:base-cell-address="'IEEE Cover'.A2"/>
    </style:style>
    <style:style style:name="ce494" style:family="table-cell" style:parent-style-name="Default">
      <style:map style:condition="is-true-formula([.$Y2]=&quot;Written&quot;)" style:apply-style-name="Written" style:base-cell-address="'IEEE Cover'.A2"/>
    </style:style>
    <style:style style:name="ce495" style:family="table-cell" style:parent-style-name="Default">
      <style:map style:condition="is-true-formula([.$Y2]=&quot;Written&quot;)" style:apply-style-name="Written" style:base-cell-address="'IEEE Cover'.A2"/>
    </style:style>
    <style:style style:name="ce496" style:family="table-cell" style:parent-style-name="Default">
      <style:map style:condition="is-true-formula([.$Y2]=&quot;Written&quot;)" style:apply-style-name="Written" style:base-cell-address="'IEEE Cover'.A2"/>
    </style:style>
    <style:style style:name="ce497" style:family="table-cell" style:parent-style-name="Default">
      <style:map style:condition="is-true-formula([.$Y2]=&quot;Written&quot;)" style:apply-style-name="Written" style:base-cell-address="'IEEE Cover'.A2"/>
    </style:style>
    <style:style style:name="ce498" style:family="table-cell" style:parent-style-name="Default">
      <style:map style:condition="is-true-formula([.$Y2]=&quot;Written&quot;)" style:apply-style-name="Written" style:base-cell-address="'IEEE Cover'.A2"/>
    </style:style>
    <style:style style:name="ce499" style:family="table-cell" style:parent-style-name="Default">
      <style:map style:condition="is-true-formula([.$Y2]=&quot;Written&quot;)" style:apply-style-name="Written" style:base-cell-address="'IEEE Cover'.A2"/>
    </style:style>
    <style:style style:name="ce500" style:family="table-cell" style:parent-style-name="Default">
      <style:map style:condition="is-true-formula([.$Y2]=&quot;Written&quot;)" style:apply-style-name="Written" style:base-cell-address="'IEEE Cover'.A2"/>
    </style:style>
    <style:style style:name="ce501" style:family="table-cell" style:parent-style-name="Default">
      <style:map style:condition="is-true-formula([.$Y2]=&quot;Written&quot;)" style:apply-style-name="Written" style:base-cell-address="'IEEE Cover'.A2"/>
    </style:style>
    <style:style style:name="ce502" style:family="table-cell" style:parent-style-name="Default">
      <style:map style:condition="is-true-formula([.$Y2]=&quot;Written&quot;)" style:apply-style-name="Written" style:base-cell-address="'IEEE Cover'.A2"/>
    </style:style>
    <style:style style:name="ce503" style:family="table-cell" style:parent-style-name="Default">
      <style:map style:condition="is-true-formula([.$Y2]=&quot;Written&quot;)" style:apply-style-name="Written" style:base-cell-address="'IEEE Cover'.A2"/>
    </style:style>
    <style:style style:name="ce504" style:family="table-cell" style:parent-style-name="Default">
      <style:map style:condition="is-true-formula([.$Y2]=&quot;Written&quot;)" style:apply-style-name="Written" style:base-cell-address="'IEEE Cover'.A2"/>
    </style:style>
    <style:style style:name="ce505" style:family="table-cell" style:parent-style-name="Default">
      <style:map style:condition="is-true-formula([.$Y2]=&quot;Written&quot;)" style:apply-style-name="Written" style:base-cell-address="'IEEE Cover'.A2"/>
    </style:style>
    <style:style style:name="ce506" style:family="table-cell" style:parent-style-name="Default">
      <style:map style:condition="is-true-formula([.$Y2]=&quot;Written&quot;)" style:apply-style-name="Written" style:base-cell-address="'IEEE Cover'.A2"/>
    </style:style>
    <style:style style:name="ce507" style:family="table-cell" style:parent-style-name="Default">
      <style:map style:condition="is-true-formula([.$Y2]=&quot;Written&quot;)" style:apply-style-name="Written" style:base-cell-address="'IEEE Cover'.A2"/>
    </style:style>
    <style:style style:name="ce508" style:family="table-cell" style:parent-style-name="Default">
      <style:map style:condition="is-true-formula([.$Y2]=&quot;Written&quot;)" style:apply-style-name="Written" style:base-cell-address="'IEEE Cover'.A2"/>
    </style:style>
    <style:style style:name="ce509" style:family="table-cell" style:parent-style-name="Default">
      <style:map style:condition="is-true-formula([.$Y2]=&quot;Written&quot;)" style:apply-style-name="Written" style:base-cell-address="'IEEE Cover'.A2"/>
    </style:style>
    <style:style style:name="ce510" style:family="table-cell" style:parent-style-name="Default">
      <style:map style:condition="is-true-formula([.$Y2]=&quot;Written&quot;)" style:apply-style-name="Written" style:base-cell-address="'IEEE Cover'.A2"/>
    </style:style>
    <style:style style:name="ce511" style:family="table-cell" style:parent-style-name="Default">
      <style:map style:condition="is-true-formula([.$Y2]=&quot;Written&quot;)" style:apply-style-name="Written" style:base-cell-address="'IEEE Cover'.A2"/>
    </style:style>
    <style:style style:name="ce512" style:family="table-cell" style:parent-style-name="Default">
      <style:map style:condition="is-true-formula([.$Y2]=&quot;Written&quot;)" style:apply-style-name="Written" style:base-cell-address="'IEEE Cover'.A2"/>
    </style:style>
    <style:style style:name="ce513" style:family="table-cell" style:parent-style-name="Default">
      <style:map style:condition="is-true-formula([.$Y2]=&quot;Written&quot;)" style:apply-style-name="Written" style:base-cell-address="'IEEE Cover'.A2"/>
    </style:style>
    <style:style style:name="ce514" style:family="table-cell" style:parent-style-name="Default">
      <style:map style:condition="is-true-formula([.$Y2]=&quot;Written&quot;)" style:apply-style-name="Written" style:base-cell-address="'IEEE Cover'.A2"/>
    </style:style>
    <style:style style:name="ce515" style:family="table-cell" style:parent-style-name="Default">
      <style:map style:condition="is-true-formula([.$Y2]=&quot;Written&quot;)" style:apply-style-name="Written" style:base-cell-address="'IEEE Cover'.A2"/>
    </style:style>
    <style:style style:name="ce516" style:family="table-cell" style:parent-style-name="Default">
      <style:map style:condition="is-true-formula([.$Y2]=&quot;Written&quot;)" style:apply-style-name="Written" style:base-cell-address="'IEEE Cover'.A2"/>
    </style:style>
    <style:style style:name="ce517" style:family="table-cell" style:parent-style-name="Default">
      <style:map style:condition="is-true-formula([.$Y2]=&quot;Written&quot;)" style:apply-style-name="Written" style:base-cell-address="'IEEE Cover'.A2"/>
    </style:style>
    <style:style style:name="ce518" style:family="table-cell" style:parent-style-name="Default">
      <style:map style:condition="is-true-formula([.$Y2]=&quot;Written&quot;)" style:apply-style-name="Written" style:base-cell-address="'IEEE Cover'.A2"/>
    </style:style>
    <style:style style:name="ce519" style:family="table-cell" style:parent-style-name="Default">
      <style:map style:condition="is-true-formula([.$Y2]=&quot;Written&quot;)" style:apply-style-name="Written" style:base-cell-address="'IEEE Cover'.A2"/>
    </style:style>
    <style:style style:name="ce520" style:family="table-cell" style:parent-style-name="Default">
      <style:map style:condition="is-true-formula([.$Y2]=&quot;Written&quot;)" style:apply-style-name="Written" style:base-cell-address="'IEEE Cover'.A2"/>
    </style:style>
    <style:style style:name="ce521" style:family="table-cell" style:parent-style-name="Default">
      <style:map style:condition="is-true-formula([.$Y2]=&quot;Written&quot;)" style:apply-style-name="Written" style:base-cell-address="'IEEE Cover'.A2"/>
    </style:style>
    <style:style style:name="ce522" style:family="table-cell" style:parent-style-name="Default">
      <style:map style:condition="is-true-formula([.$Y2]=&quot;Written&quot;)" style:apply-style-name="Written" style:base-cell-address="'IEEE Cover'.A2"/>
    </style:style>
    <style:style style:name="ce523" style:family="table-cell" style:parent-style-name="Default">
      <style:map style:condition="is-true-formula([.$Y2]=&quot;Written&quot;)" style:apply-style-name="Written" style:base-cell-address="'IEEE Cover'.A2"/>
    </style:style>
    <style:style style:name="ce524" style:family="table-cell" style:parent-style-name="Default">
      <style:map style:condition="is-true-formula([.$Y2]=&quot;Written&quot;)" style:apply-style-name="Written" style:base-cell-address="'IEEE Cover'.A2"/>
    </style:style>
    <style:style style:name="ce525" style:family="table-cell" style:parent-style-name="Default">
      <style:map style:condition="is-true-formula([.$Y2]=&quot;Written&quot;)" style:apply-style-name="Written" style:base-cell-address="'IEEE Cover'.A2"/>
    </style:style>
    <style:style style:name="ce526" style:family="table-cell" style:parent-style-name="Default">
      <style:map style:condition="is-true-formula([.$Y2]=&quot;Written&quot;)" style:apply-style-name="Written" style:base-cell-address="'IEEE Cover'.A2"/>
    </style:style>
    <style:style style:name="ce527" style:family="table-cell" style:parent-style-name="Default">
      <style:map style:condition="is-true-formula([.$Y2]=&quot;Written&quot;)" style:apply-style-name="Written" style:base-cell-address="'IEEE Cover'.A2"/>
    </style:style>
    <style:style style:name="ce528" style:family="table-cell" style:parent-style-name="Default">
      <style:map style:condition="is-true-formula([.$Y2]=&quot;Written&quot;)" style:apply-style-name="Written" style:base-cell-address="'IEEE Cover'.A2"/>
    </style:style>
    <style:style style:name="ce529" style:family="table-cell" style:parent-style-name="Default">
      <style:map style:condition="is-true-formula([.$Y2]=&quot;Written&quot;)" style:apply-style-name="Written" style:base-cell-address="'IEEE Cover'.A2"/>
    </style:style>
    <style:style style:name="ce530" style:family="table-cell" style:parent-style-name="Default">
      <style:map style:condition="is-true-formula([.$Y2]=&quot;Written&quot;)" style:apply-style-name="Written" style:base-cell-address="'IEEE Cover'.A2"/>
    </style:style>
    <style:style style:name="ce531" style:family="table-cell" style:parent-style-name="Default">
      <style:map style:condition="is-true-formula([.$Y2]=&quot;Written&quot;)" style:apply-style-name="Written" style:base-cell-address="'IEEE Cover'.A2"/>
    </style:style>
    <style:style style:name="ce532" style:family="table-cell" style:parent-style-name="Default">
      <style:map style:condition="is-true-formula([.$Y2]=&quot;Written&quot;)" style:apply-style-name="Written" style:base-cell-address="'IEEE Cover'.A2"/>
    </style:style>
    <style:style style:name="ce533" style:family="table-cell" style:parent-style-name="Default">
      <style:table-cell-properties fo:wrap-option="wrap"/>
    </style:style>
    <style:style style:name="ce534" style:family="table-cell" style:parent-style-name="Default">
      <style:table-cell-properties fo:wrap-option="wrap"/>
      <style:map style:condition="is-true-formula([.$Y2]=&quot;Written&quot;)" style:apply-style-name="Written" style:base-cell-address="'IEEE Cover'.A2"/>
    </style:style>
    <style:style style:name="ce535" style:family="table-cell" style:parent-style-name="Default">
      <style:table-cell-properties fo:wrap-option="wrap"/>
      <style:map style:condition="is-true-formula([.$Y2]=&quot;Written&quot;)" style:apply-style-name="Written" style:base-cell-address="'IEEE Cover'.A2"/>
    </style:style>
    <style:style style:name="ce536" style:family="table-cell" style:parent-style-name="Default">
      <style:table-cell-properties fo:wrap-option="wrap"/>
      <style:map style:condition="is-true-formula([.$Y2]=&quot;Written&quot;)" style:apply-style-name="Written" style:base-cell-address="'IEEE Cover'.A2"/>
    </style:style>
    <style:style style:name="ce537" style:family="table-cell" style:parent-style-name="Default">
      <style:table-cell-properties fo:wrap-option="wrap"/>
      <style:map style:condition="is-true-formula([.$Y2]=&quot;Written&quot;)" style:apply-style-name="Written" style:base-cell-address="'IEEE Cover'.A2"/>
    </style:style>
    <style:style style:name="ce538" style:family="table-cell" style:parent-style-name="Default">
      <style:table-cell-properties fo:wrap-option="wrap"/>
      <style:map style:condition="is-true-formula([.$Y2]=&quot;Written&quot;)" style:apply-style-name="Written" style:base-cell-address="'IEEE Cover'.A2"/>
    </style:style>
    <style:style style:name="ce539" style:family="table-cell" style:parent-style-name="Default">
      <style:table-cell-properties fo:wrap-option="wrap"/>
      <style:map style:condition="is-true-formula([.$Y2]=&quot;Written&quot;)" style:apply-style-name="Written" style:base-cell-address="'IEEE Cover'.A2"/>
    </style:style>
    <style:style style:name="ce540" style:family="table-cell" style:parent-style-name="Default">
      <style:table-cell-properties fo:wrap-option="wrap"/>
      <style:map style:condition="is-true-formula([.$Y2]=&quot;Written&quot;)" style:apply-style-name="Written" style:base-cell-address="'IEEE Cover'.A2"/>
    </style:style>
    <style:style style:name="ce541" style:family="table-cell" style:parent-style-name="Default">
      <style:table-cell-properties fo:wrap-option="wrap"/>
      <style:map style:condition="is-true-formula([.$Y2]=&quot;Written&quot;)" style:apply-style-name="Written" style:base-cell-address="'IEEE Cover'.A2"/>
    </style:style>
    <style:style style:name="ce542" style:family="table-cell" style:parent-style-name="Default">
      <style:table-cell-properties fo:wrap-option="wrap"/>
      <style:map style:condition="is-true-formula([.$Y2]=&quot;Written&quot;)" style:apply-style-name="Written" style:base-cell-address="'IEEE Cover'.A2"/>
    </style:style>
    <style:style style:name="ce543" style:family="table-cell" style:parent-style-name="Default">
      <style:table-cell-properties fo:wrap-option="wrap"/>
      <style:map style:condition="is-true-formula([.$Y2]=&quot;Written&quot;)" style:apply-style-name="Written" style:base-cell-address="'IEEE Cover'.A2"/>
    </style:style>
    <style:style style:name="ce544" style:family="table-cell" style:parent-style-name="Default">
      <style:table-cell-properties fo:wrap-option="wrap"/>
      <style:map style:condition="is-true-formula([.$Y2]=&quot;Written&quot;)" style:apply-style-name="Written" style:base-cell-address="'IEEE Cover'.A2"/>
    </style:style>
    <style:style style:name="ce545" style:family="table-cell" style:parent-style-name="Default">
      <style:table-cell-properties fo:wrap-option="wrap"/>
      <style:map style:condition="is-true-formula([.$Y2]=&quot;Written&quot;)" style:apply-style-name="Written" style:base-cell-address="'IEEE Cover'.A2"/>
    </style:style>
    <style:style style:name="ce546" style:family="table-cell" style:parent-style-name="Default">
      <style:table-cell-properties fo:wrap-option="wrap"/>
      <style:map style:condition="is-true-formula([.$Y2]=&quot;Written&quot;)" style:apply-style-name="Written" style:base-cell-address="'IEEE Cover'.A2"/>
    </style:style>
    <style:style style:name="ce547" style:family="table-cell" style:parent-style-name="Default">
      <style:table-cell-properties fo:wrap-option="wrap"/>
      <style:map style:condition="is-true-formula([.$Y2]=&quot;Written&quot;)" style:apply-style-name="Written" style:base-cell-address="'IEEE Cover'.A2"/>
    </style:style>
    <style:style style:name="ce548" style:family="table-cell" style:parent-style-name="Default">
      <style:table-cell-properties fo:wrap-option="wrap"/>
      <style:map style:condition="is-true-formula([.$Y2]=&quot;Written&quot;)" style:apply-style-name="Written" style:base-cell-address="'IEEE Cover'.A2"/>
    </style:style>
    <style:style style:name="ce549" style:family="table-cell" style:parent-style-name="Default">
      <style:table-cell-properties fo:wrap-option="wrap"/>
      <style:map style:condition="is-true-formula([.$Y2]=&quot;Written&quot;)" style:apply-style-name="Written" style:base-cell-address="'IEEE Cover'.A2"/>
    </style:style>
    <style:style style:name="ce550" style:family="table-cell" style:parent-style-name="Default">
      <style:table-cell-properties fo:wrap-option="wrap"/>
      <style:map style:condition="is-true-formula([.$Y2]=&quot;Written&quot;)" style:apply-style-name="Written" style:base-cell-address="'IEEE Cover'.A2"/>
    </style:style>
    <style:style style:name="ce551" style:family="table-cell" style:parent-style-name="Default">
      <style:table-cell-properties fo:wrap-option="wrap"/>
      <style:map style:condition="is-true-formula([.$Y2]=&quot;Written&quot;)" style:apply-style-name="Written" style:base-cell-address="'IEEE Cover'.A2"/>
    </style:style>
    <style:style style:name="ce552" style:family="table-cell" style:parent-style-name="Default">
      <style:table-cell-properties fo:wrap-option="wrap"/>
      <style:map style:condition="is-true-formula([.$Y2]=&quot;Written&quot;)" style:apply-style-name="Written" style:base-cell-address="'IEEE Cover'.A2"/>
    </style:style>
    <style:style style:name="ce553" style:family="table-cell" style:parent-style-name="Default">
      <style:table-cell-properties fo:wrap-option="wrap"/>
      <style:map style:condition="is-true-formula([.$Y2]=&quot;Written&quot;)" style:apply-style-name="Written" style:base-cell-address="'IEEE Cover'.A2"/>
    </style:style>
    <style:style style:name="ce554" style:family="table-cell" style:parent-style-name="Default">
      <style:table-cell-properties fo:wrap-option="wrap"/>
      <style:map style:condition="is-true-formula([.$Y2]=&quot;Written&quot;)" style:apply-style-name="Written" style:base-cell-address="'IEEE Cover'.A2"/>
    </style:style>
    <style:style style:name="ce555" style:family="table-cell" style:parent-style-name="Default">
      <style:table-cell-properties fo:wrap-option="wrap"/>
      <style:map style:condition="is-true-formula([.$Y2]=&quot;Written&quot;)" style:apply-style-name="Written" style:base-cell-address="'IEEE Cover'.A2"/>
    </style:style>
    <style:style style:name="ce556" style:family="table-cell" style:parent-style-name="Default">
      <style:table-cell-properties fo:wrap-option="wrap"/>
      <style:map style:condition="is-true-formula([.$Y2]=&quot;Written&quot;)" style:apply-style-name="Written" style:base-cell-address="'IEEE Cover'.A2"/>
    </style:style>
    <style:style style:name="ce557" style:family="table-cell" style:parent-style-name="Default">
      <style:table-cell-properties fo:wrap-option="wrap"/>
      <style:map style:condition="is-true-formula([.$Y2]=&quot;Written&quot;)" style:apply-style-name="Written" style:base-cell-address="'IEEE Cover'.A2"/>
    </style:style>
    <style:style style:name="ce558" style:family="table-cell" style:parent-style-name="Default">
      <style:table-cell-properties fo:wrap-option="wrap"/>
      <style:map style:condition="is-true-formula([.$Y2]=&quot;Written&quot;)" style:apply-style-name="Written" style:base-cell-address="'IEEE Cover'.A2"/>
    </style:style>
    <style:style style:name="ce559" style:family="table-cell" style:parent-style-name="Default">
      <style:table-cell-properties fo:wrap-option="wrap"/>
      <style:map style:condition="is-true-formula([.$Y2]=&quot;Written&quot;)" style:apply-style-name="Written" style:base-cell-address="'IEEE Cover'.A2"/>
    </style:style>
    <style:style style:name="ce560" style:family="table-cell" style:parent-style-name="Default">
      <style:table-cell-properties fo:wrap-option="wrap"/>
      <style:map style:condition="is-true-formula([.$Y2]=&quot;Written&quot;)" style:apply-style-name="Written" style:base-cell-address="'IEEE Cover'.A2"/>
    </style:style>
    <style:style style:name="ce561" style:family="table-cell" style:parent-style-name="Default">
      <style:table-cell-properties fo:wrap-option="wrap"/>
      <style:map style:condition="is-true-formula([.$Y2]=&quot;Written&quot;)" style:apply-style-name="Written" style:base-cell-address="'IEEE Cover'.A2"/>
    </style:style>
    <style:style style:name="ce562" style:family="table-cell" style:parent-style-name="Default">
      <style:table-cell-properties fo:wrap-option="wrap"/>
      <style:map style:condition="is-true-formula([.$Y2]=&quot;Written&quot;)" style:apply-style-name="Written" style:base-cell-address="'IEEE Cover'.A2"/>
    </style:style>
    <style:style style:name="ce563" style:family="table-cell" style:parent-style-name="Default">
      <style:table-cell-properties fo:wrap-option="wrap"/>
      <style:map style:condition="is-true-formula([.$Y2]=&quot;Written&quot;)" style:apply-style-name="Written" style:base-cell-address="'IEEE Cover'.A2"/>
    </style:style>
    <style:style style:name="ce564" style:family="table-cell" style:parent-style-name="Default">
      <style:table-cell-properties fo:wrap-option="wrap"/>
      <style:map style:condition="is-true-formula([.$Y2]=&quot;Written&quot;)" style:apply-style-name="Written" style:base-cell-address="'IEEE Cover'.A2"/>
    </style:style>
    <style:style style:name="ce565" style:family="table-cell" style:parent-style-name="Default">
      <style:table-cell-properties fo:wrap-option="wrap"/>
      <style:map style:condition="is-true-formula([.$Y2]=&quot;Written&quot;)" style:apply-style-name="Written" style:base-cell-address="'IEEE Cover'.A2"/>
    </style:style>
    <style:style style:name="ce566" style:family="table-cell" style:parent-style-name="Default">
      <style:table-cell-properties fo:wrap-option="wrap"/>
      <style:map style:condition="is-true-formula([.$Y2]=&quot;Written&quot;)" style:apply-style-name="Written" style:base-cell-address="'IEEE Cover'.A2"/>
    </style:style>
    <style:style style:name="ce567" style:family="table-cell" style:parent-style-name="Default">
      <style:table-cell-properties fo:wrap-option="wrap"/>
      <style:map style:condition="is-true-formula([.$Y2]=&quot;Written&quot;)" style:apply-style-name="Written" style:base-cell-address="'IEEE Cover'.A2"/>
    </style:style>
    <style:style style:name="ce568" style:family="table-cell" style:parent-style-name="Default">
      <style:table-cell-properties fo:wrap-option="wrap"/>
      <style:map style:condition="is-true-formula([.$Y2]=&quot;Written&quot;)" style:apply-style-name="Written" style:base-cell-address="'IEEE Cover'.A2"/>
    </style:style>
    <style:style style:name="ce569" style:family="table-cell" style:parent-style-name="Default">
      <style:table-cell-properties fo:wrap-option="wrap"/>
      <style:map style:condition="is-true-formula([.$Y2]=&quot;Written&quot;)" style:apply-style-name="Written" style:base-cell-address="'IEEE Cover'.A2"/>
    </style:style>
    <style:style style:name="ce570" style:family="table-cell" style:parent-style-name="Default">
      <style:table-cell-properties fo:wrap-option="wrap"/>
      <style:map style:condition="is-true-formula([.$Y2]=&quot;Written&quot;)" style:apply-style-name="Written" style:base-cell-address="'IEEE Cover'.A2"/>
    </style:style>
    <style:style style:name="ce571" style:family="table-cell" style:parent-style-name="Default">
      <style:table-cell-properties fo:wrap-option="wrap"/>
      <style:map style:condition="is-true-formula([.$Y2]=&quot;Written&quot;)" style:apply-style-name="Written" style:base-cell-address="'IEEE Cover'.A2"/>
    </style:style>
    <style:style style:name="ce572" style:family="table-cell" style:parent-style-name="Default">
      <style:table-cell-properties fo:wrap-option="wrap"/>
      <style:map style:condition="is-true-formula([.$Y2]=&quot;Written&quot;)" style:apply-style-name="Written" style:base-cell-address="'IEEE Cover'.A2"/>
    </style:style>
    <style:style style:name="ce573" style:family="table-cell" style:parent-style-name="Default">
      <style:table-cell-properties fo:wrap-option="wrap"/>
      <style:map style:condition="is-true-formula([.$Y2]=&quot;Written&quot;)" style:apply-style-name="Written" style:base-cell-address="'IEEE Cover'.A2"/>
    </style:style>
    <style:style style:name="ce574" style:family="table-cell" style:parent-style-name="Default">
      <style:table-cell-properties fo:wrap-option="wrap"/>
      <style:map style:condition="is-true-formula([.$Y2]=&quot;Written&quot;)" style:apply-style-name="Written" style:base-cell-address="'IEEE Cover'.A2"/>
    </style:style>
    <style:style style:name="ce575" style:family="table-cell" style:parent-style-name="Default">
      <style:table-cell-properties fo:wrap-option="wrap"/>
      <style:map style:condition="is-true-formula([.$Y2]=&quot;Written&quot;)" style:apply-style-name="Written" style:base-cell-address="'IEEE Cover'.A2"/>
    </style:style>
    <style:style style:name="ce576" style:family="table-cell" style:parent-style-name="Default">
      <style:table-cell-properties fo:wrap-option="wrap"/>
      <style:map style:condition="is-true-formula([.$Y2]=&quot;Written&quot;)" style:apply-style-name="Written" style:base-cell-address="'IEEE Cover'.A2"/>
    </style:style>
    <style:style style:name="ce577" style:family="table-cell" style:parent-style-name="Default">
      <style:table-cell-properties fo:wrap-option="wrap"/>
      <style:map style:condition="is-true-formula([.$Y2]=&quot;Written&quot;)" style:apply-style-name="Written" style:base-cell-address="'IEEE Cover'.A2"/>
    </style:style>
    <style:style style:name="ce578" style:family="table-cell" style:parent-style-name="Default">
      <style:table-cell-properties fo:wrap-option="wrap"/>
      <style:map style:condition="is-true-formula([.$Y2]=&quot;Written&quot;)" style:apply-style-name="Written" style:base-cell-address="'IEEE Cover'.A2"/>
    </style:style>
    <style:style style:name="ce579" style:family="table-cell" style:parent-style-name="Default">
      <style:table-cell-properties fo:wrap-option="wrap"/>
      <style:map style:condition="is-true-formula([.$Y2]=&quot;Written&quot;)" style:apply-style-name="Written" style:base-cell-address="'IEEE Cover'.A2"/>
    </style:style>
    <style:style style:name="ce580" style:family="table-cell" style:parent-style-name="Default">
      <style:table-cell-properties fo:wrap-option="wrap"/>
      <style:map style:condition="is-true-formula([.$Y2]=&quot;Written&quot;)" style:apply-style-name="Written" style:base-cell-address="'IEEE Cover'.A2"/>
    </style:style>
    <style:style style:name="ce581" style:family="table-cell" style:parent-style-name="Default">
      <style:table-cell-properties fo:wrap-option="wrap"/>
      <style:map style:condition="is-true-formula([.$Y2]=&quot;Written&quot;)" style:apply-style-name="Written" style:base-cell-address="'IEEE Cover'.A2"/>
    </style:style>
    <style:style style:name="ce582" style:family="table-cell" style:parent-style-name="Default">
      <style:table-cell-properties fo:wrap-option="wrap"/>
      <style:map style:condition="is-true-formula([.$Y2]=&quot;Written&quot;)" style:apply-style-name="Written" style:base-cell-address="'IEEE Cover'.A2"/>
    </style:style>
    <style:style style:name="ce583" style:family="table-cell" style:parent-style-name="Default">
      <style:table-cell-properties fo:wrap-option="wrap"/>
      <style:map style:condition="is-true-formula([.$Y2]=&quot;Written&quot;)" style:apply-style-name="Written" style:base-cell-address="'IEEE Cover'.A2"/>
    </style:style>
    <style:style style:name="ce584" style:family="table-cell" style:parent-style-name="Default">
      <style:table-cell-properties fo:wrap-option="wrap"/>
      <style:map style:condition="is-true-formula([.$Y2]=&quot;Written&quot;)" style:apply-style-name="Written" style:base-cell-address="'IEEE Cover'.A2"/>
    </style:style>
    <style:style style:name="ce585" style:family="table-cell" style:parent-style-name="Default">
      <style:table-cell-properties fo:wrap-option="wrap"/>
      <style:map style:condition="is-true-formula([.$Y2]=&quot;Written&quot;)" style:apply-style-name="Written" style:base-cell-address="'IEEE Cover'.A2"/>
    </style:style>
    <style:style style:name="ce586" style:family="table-cell" style:parent-style-name="Default">
      <style:table-cell-properties fo:wrap-option="wrap"/>
      <style:map style:condition="is-true-formula([.$Y2]=&quot;Written&quot;)" style:apply-style-name="Written" style:base-cell-address="'IEEE Cover'.A2"/>
    </style:style>
    <style:style style:name="ce587" style:family="table-cell" style:parent-style-name="Default">
      <style:table-cell-properties fo:wrap-option="wrap"/>
      <style:map style:condition="is-true-formula([.$Y2]=&quot;Written&quot;)" style:apply-style-name="Written" style:base-cell-address="'IEEE Cover'.A2"/>
    </style:style>
    <style:style style:name="ce588" style:family="table-cell" style:parent-style-name="Default">
      <style:table-cell-properties fo:wrap-option="wrap"/>
      <style:map style:condition="is-true-formula([.$Y2]=&quot;Written&quot;)" style:apply-style-name="Written" style:base-cell-address="'IEEE Cover'.A2"/>
    </style:style>
    <style:style style:name="ce589" style:family="table-cell" style:parent-style-name="Default">
      <style:table-cell-properties fo:wrap-option="wrap"/>
      <style:map style:condition="is-true-formula([.$Y2]=&quot;Written&quot;)" style:apply-style-name="Written" style:base-cell-address="'IEEE Cover'.A2"/>
    </style:style>
    <style:style style:name="ce590" style:family="table-cell" style:parent-style-name="Default">
      <style:table-cell-properties fo:wrap-option="wrap"/>
      <style:map style:condition="is-true-formula([.$Y2]=&quot;Written&quot;)" style:apply-style-name="Written" style:base-cell-address="'IEEE Cover'.A2"/>
    </style:style>
    <style:style style:name="ce591" style:family="table-cell" style:parent-style-name="Default">
      <style:table-cell-properties fo:wrap-option="wrap"/>
      <style:map style:condition="is-true-formula([.$Y2]=&quot;Written&quot;)" style:apply-style-name="Written" style:base-cell-address="'IEEE Cover'.A2"/>
    </style:style>
    <style:style style:name="ce592" style:family="table-cell" style:parent-style-name="Default">
      <style:table-cell-properties fo:wrap-option="wrap"/>
      <style:map style:condition="is-true-formula([.$Y2]=&quot;Written&quot;)" style:apply-style-name="Written" style:base-cell-address="'IEEE Cover'.A2"/>
    </style:style>
    <style:style style:name="ce593" style:family="table-cell" style:parent-style-name="Default">
      <style:table-cell-properties fo:wrap-option="wrap"/>
      <style:map style:condition="is-true-formula([.$Y2]=&quot;Written&quot;)" style:apply-style-name="Written" style:base-cell-address="'IEEE Cover'.A2"/>
    </style:style>
    <style:style style:name="ce594" style:family="table-cell" style:parent-style-name="Default">
      <style:table-cell-properties fo:wrap-option="wrap"/>
      <style:map style:condition="is-true-formula([.$Y2]=&quot;Written&quot;)" style:apply-style-name="Written" style:base-cell-address="'IEEE Cover'.A2"/>
    </style:style>
    <style:style style:name="ce595" style:family="table-cell" style:parent-style-name="Default">
      <style:table-cell-properties fo:wrap-option="wrap"/>
      <style:map style:condition="is-true-formula([.$Y2]=&quot;Written&quot;)" style:apply-style-name="Written" style:base-cell-address="'IEEE Cover'.A2"/>
    </style:style>
    <style:style style:name="ce596" style:family="table-cell" style:parent-style-name="Default">
      <style:table-cell-properties fo:wrap-option="wrap"/>
      <style:map style:condition="is-true-formula([.$Y2]=&quot;Written&quot;)" style:apply-style-name="Written" style:base-cell-address="'IEEE Cover'.A2"/>
    </style:style>
    <style:style style:name="ce597" style:family="table-cell" style:parent-style-name="Default">
      <style:table-cell-properties fo:wrap-option="wrap"/>
      <style:map style:condition="is-true-formula([.$Y2]=&quot;Written&quot;)" style:apply-style-name="Written" style:base-cell-address="'IEEE Cover'.A2"/>
    </style:style>
    <style:style style:name="ce598" style:family="table-cell" style:parent-style-name="Default">
      <style:table-cell-properties fo:wrap-option="wrap"/>
      <style:map style:condition="is-true-formula([.$Y2]=&quot;Written&quot;)" style:apply-style-name="Written" style:base-cell-address="'IEEE Cover'.A2"/>
    </style:style>
    <style:style style:name="ce599" style:family="table-cell" style:parent-style-name="Default">
      <style:table-cell-properties fo:wrap-option="wrap"/>
      <style:map style:condition="is-true-formula([.$Y2]=&quot;Written&quot;)" style:apply-style-name="Written" style:base-cell-address="'IEEE Cover'.A2"/>
    </style:style>
    <style:style style:name="ce600" style:family="table-cell" style:parent-style-name="Default">
      <style:table-cell-properties fo:wrap-option="wrap"/>
      <style:map style:condition="is-true-formula([.$Y2]=&quot;Written&quot;)" style:apply-style-name="Written" style:base-cell-address="'IEEE Cover'.A2"/>
    </style:style>
    <style:style style:name="ce601" style:family="table-cell" style:parent-style-name="Default">
      <style:table-cell-properties fo:wrap-option="wrap"/>
      <style:map style:condition="is-true-formula([.$Y2]=&quot;Written&quot;)" style:apply-style-name="Written" style:base-cell-address="'IEEE Cover'.A2"/>
    </style:style>
    <style:style style:name="ce602" style:family="table-cell" style:parent-style-name="Default">
      <style:table-cell-properties fo:wrap-option="wrap"/>
      <style:map style:condition="is-true-formula([.$Y2]=&quot;Written&quot;)" style:apply-style-name="Written" style:base-cell-address="'IEEE Cover'.A2"/>
    </style:style>
    <style:style style:name="ce603" style:family="table-cell" style:parent-style-name="Default">
      <style:table-cell-properties fo:wrap-option="wrap"/>
      <style:map style:condition="is-true-formula([.$Y2]=&quot;Written&quot;)" style:apply-style-name="Written" style:base-cell-address="'IEEE Cover'.A2"/>
    </style:style>
    <style:style style:name="ce604" style:family="table-cell" style:parent-style-name="Default">
      <style:table-cell-properties fo:wrap-option="wrap"/>
      <style:map style:condition="is-true-formula([.$Y2]=&quot;Written&quot;)" style:apply-style-name="Written" style:base-cell-address="'IEEE Cover'.A2"/>
    </style:style>
    <style:style style:name="ce605" style:family="table-cell" style:parent-style-name="Default">
      <style:table-cell-properties fo:wrap-option="wrap"/>
      <style:map style:condition="is-true-formula([.$Y2]=&quot;Written&quot;)" style:apply-style-name="Written" style:base-cell-address="'IEEE Cover'.A2"/>
    </style:style>
    <style:style style:name="ce606" style:family="table-cell" style:parent-style-name="Default">
      <style:table-cell-properties fo:wrap-option="wrap"/>
      <style:map style:condition="is-true-formula([.$Y2]=&quot;Written&quot;)" style:apply-style-name="Written" style:base-cell-address="'IEEE Cover'.A2"/>
    </style:style>
    <style:style style:name="ce607" style:family="table-cell" style:parent-style-name="Default">
      <style:table-cell-properties fo:wrap-option="wrap"/>
      <style:map style:condition="is-true-formula([.$Y2]=&quot;Written&quot;)" style:apply-style-name="Written" style:base-cell-address="'IEEE Cover'.A2"/>
    </style:style>
    <style:style style:name="ce608" style:family="table-cell" style:parent-style-name="Default">
      <style:table-cell-properties fo:wrap-option="wrap"/>
      <style:map style:condition="is-true-formula([.$Y2]=&quot;Written&quot;)" style:apply-style-name="Written" style:base-cell-address="'IEEE Cover'.A2"/>
    </style:style>
    <style:style style:name="ce609" style:family="table-cell" style:parent-style-name="Default">
      <style:table-cell-properties fo:wrap-option="wrap"/>
      <style:map style:condition="is-true-formula([.$Y2]=&quot;Written&quot;)" style:apply-style-name="Written" style:base-cell-address="'IEEE Cover'.A2"/>
    </style:style>
    <style:style style:name="ce610" style:family="table-cell" style:parent-style-name="Default">
      <style:table-cell-properties fo:wrap-option="wrap"/>
      <style:map style:condition="is-true-formula([.$Y2]=&quot;Written&quot;)" style:apply-style-name="Written" style:base-cell-address="'IEEE Cover'.A2"/>
    </style:style>
    <style:style style:name="ce611" style:family="table-cell" style:parent-style-name="Default">
      <style:table-cell-properties fo:wrap-option="wrap"/>
      <style:map style:condition="is-true-formula([.$Y2]=&quot;Written&quot;)" style:apply-style-name="Written" style:base-cell-address="'IEEE Cover'.A2"/>
    </style:style>
    <style:style style:name="ce612" style:family="table-cell" style:parent-style-name="Default">
      <style:table-cell-properties fo:wrap-option="wrap"/>
      <style:map style:condition="is-true-formula([.$Y2]=&quot;Written&quot;)" style:apply-style-name="Written" style:base-cell-address="'IEEE Cover'.A2"/>
    </style:style>
    <style:style style:name="ce613" style:family="table-cell" style:parent-style-name="Default">
      <style:table-cell-properties fo:wrap-option="wrap"/>
      <style:map style:condition="is-true-formula([.$Y2]=&quot;Written&quot;)" style:apply-style-name="Written" style:base-cell-address="'IEEE Cover'.A2"/>
    </style:style>
    <style:style style:name="ce614" style:family="table-cell" style:parent-style-name="Default">
      <style:table-cell-properties fo:wrap-option="wrap"/>
      <style:map style:condition="is-true-formula([.$Y2]=&quot;Written&quot;)" style:apply-style-name="Written" style:base-cell-address="'IEEE Cover'.A2"/>
    </style:style>
    <style:style style:name="ce615" style:family="table-cell" style:parent-style-name="Default">
      <style:table-cell-properties fo:wrap-option="wrap"/>
      <style:map style:condition="is-true-formula([.$Y2]=&quot;Written&quot;)" style:apply-style-name="Written" style:base-cell-address="'IEEE Cover'.A2"/>
    </style:style>
    <style:style style:name="ce616" style:family="table-cell" style:parent-style-name="Default">
      <style:table-cell-properties fo:wrap-option="wrap"/>
      <style:map style:condition="is-true-formula([.$Y2]=&quot;Written&quot;)" style:apply-style-name="Written" style:base-cell-address="'IEEE Cover'.A2"/>
    </style:style>
    <style:style style:name="ce617" style:family="table-cell" style:parent-style-name="Default">
      <style:table-cell-properties fo:wrap-option="wrap"/>
      <style:map style:condition="is-true-formula([.$Y2]=&quot;Written&quot;)" style:apply-style-name="Written" style:base-cell-address="'IEEE Cover'.A2"/>
    </style:style>
    <style:style style:name="ce618" style:family="table-cell" style:parent-style-name="Default">
      <style:table-cell-properties fo:wrap-option="wrap"/>
      <style:map style:condition="is-true-formula([.$Y2]=&quot;Written&quot;)" style:apply-style-name="Written" style:base-cell-address="'IEEE Cover'.A2"/>
    </style:style>
    <style:style style:name="ce619" style:family="table-cell" style:parent-style-name="Default">
      <style:table-cell-properties fo:wrap-option="wrap"/>
      <style:map style:condition="is-true-formula([.$Y2]=&quot;Written&quot;)" style:apply-style-name="Written" style:base-cell-address="'IEEE Cover'.A2"/>
    </style:style>
    <style:style style:name="ce620" style:family="table-cell" style:parent-style-name="Default">
      <style:table-cell-properties fo:wrap-option="wrap"/>
      <style:map style:condition="is-true-formula([.$Y2]=&quot;Written&quot;)" style:apply-style-name="Written" style:base-cell-address="'IEEE Cover'.A2"/>
    </style:style>
    <style:style style:name="ce621" style:family="table-cell" style:parent-style-name="Default">
      <style:table-cell-properties fo:wrap-option="wrap"/>
      <style:map style:condition="is-true-formula([.$Y2]=&quot;Written&quot;)" style:apply-style-name="Written" style:base-cell-address="'IEEE Cover'.A2"/>
    </style:style>
    <style:style style:name="ce622" style:family="table-cell" style:parent-style-name="Default">
      <style:table-cell-properties fo:wrap-option="wrap"/>
      <style:map style:condition="is-true-formula([.$Y2]=&quot;Written&quot;)" style:apply-style-name="Written" style:base-cell-address="'IEEE Cover'.A2"/>
    </style:style>
    <style:style style:name="ce623" style:family="table-cell" style:parent-style-name="Default">
      <style:table-cell-properties fo:wrap-option="wrap"/>
      <style:map style:condition="is-true-formula([.$Y2]=&quot;Written&quot;)" style:apply-style-name="Written" style:base-cell-address="'IEEE Cover'.A2"/>
    </style:style>
    <style:style style:name="ce624" style:family="table-cell" style:parent-style-name="Default">
      <style:table-cell-properties fo:wrap-option="wrap"/>
      <style:map style:condition="is-true-formula([.$Y2]=&quot;Written&quot;)" style:apply-style-name="Written" style:base-cell-address="'IEEE Cover'.A2"/>
    </style:style>
    <style:style style:name="ce625" style:family="table-cell" style:parent-style-name="Default">
      <style:table-cell-properties fo:wrap-option="wrap"/>
      <style:map style:condition="is-true-formula([.$Y2]=&quot;Written&quot;)" style:apply-style-name="Written" style:base-cell-address="'IEEE Cover'.A2"/>
    </style:style>
    <style:style style:name="ce626" style:family="table-cell" style:parent-style-name="Default">
      <style:table-cell-properties fo:wrap-option="wrap"/>
      <style:map style:condition="is-true-formula([.$Y2]=&quot;Written&quot;)" style:apply-style-name="Written" style:base-cell-address="'IEEE Cover'.A2"/>
    </style:style>
    <style:style style:name="ce627" style:family="table-cell" style:parent-style-name="Default">
      <style:table-cell-properties fo:wrap-option="wrap"/>
      <style:map style:condition="is-true-formula([.$Y2]=&quot;Written&quot;)" style:apply-style-name="Written" style:base-cell-address="'IEEE Cover'.A2"/>
    </style:style>
    <style:style style:name="ce628" style:family="table-cell" style:parent-style-name="Default">
      <style:table-cell-properties fo:wrap-option="wrap"/>
      <style:map style:condition="is-true-formula([.$Y2]=&quot;Written&quot;)" style:apply-style-name="Written" style:base-cell-address="'IEEE Cover'.A2"/>
    </style:style>
    <style:style style:name="ce629" style:family="table-cell" style:parent-style-name="Default">
      <style:table-cell-properties fo:wrap-option="wrap"/>
      <style:map style:condition="is-true-formula([.$Y2]=&quot;Written&quot;)" style:apply-style-name="Written" style:base-cell-address="'IEEE Cover'.A2"/>
    </style:style>
    <style:style style:name="ce630" style:family="table-cell" style:parent-style-name="Default">
      <style:table-cell-properties fo:wrap-option="wrap"/>
      <style:map style:condition="is-true-formula([.$Y2]=&quot;Written&quot;)" style:apply-style-name="Written" style:base-cell-address="'IEEE Cover'.A2"/>
    </style:style>
    <style:style style:name="ce631" style:family="table-cell" style:parent-style-name="Default">
      <style:table-cell-properties fo:wrap-option="wrap"/>
      <style:map style:condition="is-true-formula([.$Y2]=&quot;Written&quot;)" style:apply-style-name="Written" style:base-cell-address="'IEEE Cover'.A2"/>
    </style:style>
    <style:style style:name="ce632" style:family="table-cell" style:parent-style-name="Default">
      <style:table-cell-properties fo:wrap-option="wrap"/>
      <style:map style:condition="is-true-formula([.$Y2]=&quot;Written&quot;)" style:apply-style-name="Written" style:base-cell-address="'IEEE Cover'.A2"/>
    </style:style>
    <style:style style:name="ce633" style:family="table-cell" style:parent-style-name="Default">
      <style:table-cell-properties fo:wrap-option="wrap"/>
      <style:map style:condition="is-true-formula([.$Y2]=&quot;Written&quot;)" style:apply-style-name="Written" style:base-cell-address="'IEEE Cover'.A2"/>
    </style:style>
    <style:style style:name="ce634" style:family="table-cell" style:parent-style-name="Default">
      <style:table-cell-properties fo:wrap-option="wrap"/>
      <style:map style:condition="is-true-formula([.$Y2]=&quot;Written&quot;)" style:apply-style-name="Written" style:base-cell-address="'IEEE Cover'.A2"/>
    </style:style>
    <style:style style:name="ce635" style:family="table-cell" style:parent-style-name="Default">
      <style:table-cell-properties fo:wrap-option="wrap"/>
      <style:map style:condition="is-true-formula([.$Y2]=&quot;Written&quot;)" style:apply-style-name="Written" style:base-cell-address="'IEEE Cover'.A2"/>
    </style:style>
    <style:style style:name="ce636" style:family="table-cell" style:parent-style-name="Default">
      <style:table-cell-properties fo:wrap-option="wrap"/>
      <style:map style:condition="is-true-formula([.$Y2]=&quot;Written&quot;)" style:apply-style-name="Written" style:base-cell-address="'IEEE Cover'.A2"/>
    </style:style>
    <style:style style:name="ce637" style:family="table-cell" style:parent-style-name="Default">
      <style:table-cell-properties fo:wrap-option="wrap"/>
      <style:map style:condition="is-true-formula([.$Y2]=&quot;Written&quot;)" style:apply-style-name="Written" style:base-cell-address="'IEEE Cover'.A2"/>
    </style:style>
    <style:style style:name="ce638" style:family="table-cell" style:parent-style-name="Default">
      <style:table-cell-properties fo:wrap-option="wrap"/>
      <style:map style:condition="is-true-formula([.$Y2]=&quot;Written&quot;)" style:apply-style-name="Written" style:base-cell-address="'IEEE Cover'.A2"/>
    </style:style>
    <style:style style:name="ce639" style:family="table-cell" style:parent-style-name="Default">
      <style:table-cell-properties fo:wrap-option="wrap"/>
      <style:map style:condition="is-true-formula([.$Y2]=&quot;Written&quot;)" style:apply-style-name="Written" style:base-cell-address="'IEEE Cover'.A2"/>
    </style:style>
    <style:style style:name="ce640" style:family="table-cell" style:parent-style-name="Default">
      <style:table-cell-properties fo:wrap-option="wrap"/>
      <style:map style:condition="is-true-formula([.$Y2]=&quot;Written&quot;)" style:apply-style-name="Written" style:base-cell-address="'IEEE Cover'.A2"/>
    </style:style>
    <style:style style:name="ce641" style:family="table-cell" style:parent-style-name="Default">
      <style:table-cell-properties fo:wrap-option="wrap"/>
      <style:map style:condition="is-true-formula([.$Y2]=&quot;Written&quot;)" style:apply-style-name="Written" style:base-cell-address="'IEEE Cover'.A2"/>
    </style:style>
    <style:style style:name="ce642" style:family="table-cell" style:parent-style-name="Default">
      <style:table-cell-properties fo:wrap-option="wrap"/>
      <style:map style:condition="is-true-formula([.$Y2]=&quot;Written&quot;)" style:apply-style-name="Written" style:base-cell-address="'IEEE Cover'.A2"/>
    </style:style>
    <style:style style:name="ce643" style:family="table-cell" style:parent-style-name="Default">
      <style:table-cell-properties fo:wrap-option="wrap"/>
      <style:map style:condition="is-true-formula([.$Y2]=&quot;Written&quot;)" style:apply-style-name="Written" style:base-cell-address="'IEEE Cover'.A2"/>
    </style:style>
    <style:style style:name="ce644" style:family="table-cell" style:parent-style-name="Default">
      <style:table-cell-properties fo:wrap-option="wrap"/>
      <style:map style:condition="is-true-formula([.$Y2]=&quot;Written&quot;)" style:apply-style-name="Written" style:base-cell-address="'IEEE Cover'.A2"/>
    </style:style>
    <style:style style:name="ce645" style:family="table-cell" style:parent-style-name="Default">
      <style:table-cell-properties fo:wrap-option="wrap"/>
      <style:map style:condition="is-true-formula([.$Y2]=&quot;Written&quot;)" style:apply-style-name="Written" style:base-cell-address="'IEEE Cover'.A2"/>
    </style:style>
    <style:style style:name="ce646" style:family="table-cell" style:parent-style-name="Default">
      <style:table-cell-properties fo:wrap-option="wrap"/>
      <style:map style:condition="is-true-formula([.$Y2]=&quot;Written&quot;)" style:apply-style-name="Written" style:base-cell-address="'IEEE Cover'.A2"/>
    </style:style>
    <style:style style:name="ce647" style:family="table-cell" style:parent-style-name="Default">
      <style:table-cell-properties fo:wrap-option="wrap"/>
      <style:map style:condition="is-true-formula([.$Y2]=&quot;Written&quot;)" style:apply-style-name="Written" style:base-cell-address="'IEEE Cover'.A2"/>
    </style:style>
    <style:style style:name="ce648" style:family="table-cell" style:parent-style-name="Default">
      <style:table-cell-properties fo:wrap-option="wrap"/>
      <style:map style:condition="is-true-formula([.$Y2]=&quot;Written&quot;)" style:apply-style-name="Written" style:base-cell-address="'IEEE Cover'.A2"/>
    </style:style>
    <style:style style:name="ce649" style:family="table-cell" style:parent-style-name="Default">
      <style:table-cell-properties fo:wrap-option="wrap"/>
      <style:map style:condition="is-true-formula([.$Y2]=&quot;Written&quot;)" style:apply-style-name="Written" style:base-cell-address="'IEEE Cover'.A2"/>
    </style:style>
    <style:style style:name="ce650" style:family="table-cell" style:parent-style-name="Default">
      <style:table-cell-properties fo:wrap-option="wrap"/>
      <style:map style:condition="is-true-formula([.$Y2]=&quot;Written&quot;)" style:apply-style-name="Written" style:base-cell-address="'IEEE Cover'.A2"/>
    </style:style>
    <style:style style:name="ce651" style:family="table-cell" style:parent-style-name="Default">
      <style:table-cell-properties fo:wrap-option="wrap"/>
      <style:map style:condition="is-true-formula([.$Y2]=&quot;Written&quot;)" style:apply-style-name="Written" style:base-cell-address="'IEEE Cover'.A2"/>
    </style:style>
    <style:style style:name="ce652" style:family="table-cell" style:parent-style-name="Default">
      <style:table-cell-properties fo:wrap-option="wrap"/>
      <style:map style:condition="is-true-formula([.$Y2]=&quot;Written&quot;)" style:apply-style-name="Written" style:base-cell-address="'IEEE Cover'.A2"/>
    </style:style>
    <style:style style:name="ce653" style:family="table-cell" style:parent-style-name="Default">
      <style:table-cell-properties fo:wrap-option="wrap"/>
      <style:map style:condition="is-true-formula([.$Y2]=&quot;Written&quot;)" style:apply-style-name="Written" style:base-cell-address="'IEEE Cover'.A2"/>
    </style:style>
    <style:style style:name="ce654" style:family="table-cell" style:parent-style-name="Default">
      <style:table-cell-properties fo:wrap-option="wrap"/>
      <style:map style:condition="is-true-formula([.$Y2]=&quot;Written&quot;)" style:apply-style-name="Written" style:base-cell-address="'IEEE Cover'.A2"/>
    </style:style>
    <style:style style:name="ce655" style:family="table-cell" style:parent-style-name="Default">
      <style:table-cell-properties fo:wrap-option="wrap"/>
      <style:map style:condition="is-true-formula([.$Y2]=&quot;Written&quot;)" style:apply-style-name="Written" style:base-cell-address="'IEEE Cover'.A2"/>
    </style:style>
    <style:style style:name="ce656" style:family="table-cell" style:parent-style-name="Default">
      <style:table-cell-properties fo:wrap-option="wrap"/>
      <style:map style:condition="is-true-formula([.$Y2]=&quot;Written&quot;)" style:apply-style-name="Written" style:base-cell-address="'IEEE Cover'.A2"/>
    </style:style>
    <style:style style:name="ce657" style:family="table-cell" style:parent-style-name="Default">
      <style:table-cell-properties fo:wrap-option="wrap"/>
      <style:map style:condition="is-true-formula([.$Y2]=&quot;Written&quot;)" style:apply-style-name="Written" style:base-cell-address="'IEEE Cover'.A2"/>
    </style:style>
    <style:style style:name="ce658" style:family="table-cell" style:parent-style-name="Default">
      <style:table-cell-properties fo:wrap-option="wrap"/>
      <style:map style:condition="is-true-formula([.$Y2]=&quot;Written&quot;)" style:apply-style-name="Written" style:base-cell-address="'IEEE Cover'.A2"/>
    </style:style>
    <style:style style:name="ce659" style:family="table-cell" style:parent-style-name="Default">
      <style:table-cell-properties fo:wrap-option="wrap"/>
      <style:map style:condition="is-true-formula([.$Y2]=&quot;Written&quot;)" style:apply-style-name="Written" style:base-cell-address="'IEEE Cover'.A2"/>
    </style:style>
    <style:style style:name="ce660" style:family="table-cell" style:parent-style-name="Default">
      <style:table-cell-properties fo:wrap-option="wrap"/>
      <style:map style:condition="is-true-formula([.$Y2]=&quot;Written&quot;)" style:apply-style-name="Written" style:base-cell-address="'IEEE Cover'.A2"/>
    </style:style>
    <style:style style:name="ce661" style:family="table-cell" style:parent-style-name="Default">
      <style:table-cell-properties fo:wrap-option="wrap"/>
      <style:map style:condition="is-true-formula([.$Y2]=&quot;Written&quot;)" style:apply-style-name="Written" style:base-cell-address="'IEEE Cover'.A2"/>
    </style:style>
    <style:style style:name="ce662" style:family="table-cell" style:parent-style-name="Default">
      <style:table-cell-properties fo:wrap-option="wrap"/>
      <style:map style:condition="is-true-formula([.$Y2]=&quot;Written&quot;)" style:apply-style-name="Written" style:base-cell-address="'IEEE Cover'.A2"/>
    </style:style>
    <style:style style:name="ce663" style:family="table-cell" style:parent-style-name="Default">
      <style:table-cell-properties fo:wrap-option="wrap"/>
      <style:map style:condition="is-true-formula([.$Y2]=&quot;Written&quot;)" style:apply-style-name="Written" style:base-cell-address="'IEEE Cover'.A2"/>
    </style:style>
    <style:style style:name="ce664" style:family="table-cell" style:parent-style-name="Default">
      <style:table-cell-properties fo:wrap-option="wrap"/>
      <style:map style:condition="is-true-formula([.$Y2]=&quot;Written&quot;)" style:apply-style-name="Written" style:base-cell-address="'IEEE Cover'.A2"/>
    </style:style>
    <style:style style:name="ce665" style:family="table-cell" style:parent-style-name="Default">
      <style:table-cell-properties fo:wrap-option="wrap"/>
      <style:map style:condition="is-true-formula([.$Y2]=&quot;Written&quot;)" style:apply-style-name="Written" style:base-cell-address="'IEEE Cover'.A2"/>
    </style:style>
    <style:style style:name="ce666" style:family="table-cell" style:parent-style-name="Default">
      <style:table-cell-properties fo:wrap-option="wrap"/>
      <style:map style:condition="is-true-formula([.$Y2]=&quot;Written&quot;)" style:apply-style-name="Written" style:base-cell-address="'IEEE Cover'.A2"/>
    </style:style>
    <style:style style:name="ce667" style:family="table-cell" style:parent-style-name="Default">
      <style:table-cell-properties fo:wrap-option="wrap"/>
      <style:map style:condition="is-true-formula([.$Y2]=&quot;Written&quot;)" style:apply-style-name="Written" style:base-cell-address="'IEEE Cover'.A2"/>
    </style:style>
    <style:style style:name="ce668" style:family="table-cell" style:parent-style-name="Default">
      <style:table-cell-properties fo:wrap-option="wrap"/>
      <style:map style:condition="is-true-formula([.$Y2]=&quot;Written&quot;)" style:apply-style-name="Written" style:base-cell-address="'IEEE Cover'.A2"/>
    </style:style>
    <style:style style:name="ce669" style:family="table-cell" style:parent-style-name="Default">
      <style:table-cell-properties fo:wrap-option="wrap"/>
      <style:map style:condition="is-true-formula([.$Y2]=&quot;Written&quot;)" style:apply-style-name="Written" style:base-cell-address="'IEEE Cover'.A2"/>
    </style:style>
    <style:style style:name="ce670" style:family="table-cell" style:parent-style-name="Default">
      <style:table-cell-properties fo:wrap-option="wrap"/>
      <style:map style:condition="is-true-formula([.$Y2]=&quot;Written&quot;)" style:apply-style-name="Written" style:base-cell-address="'IEEE Cover'.A2"/>
    </style:style>
    <style:style style:name="ce671" style:family="table-cell" style:parent-style-name="Default">
      <style:table-cell-properties fo:wrap-option="wrap"/>
      <style:map style:condition="is-true-formula([.$Y2]=&quot;Written&quot;)" style:apply-style-name="Written" style:base-cell-address="'IEEE Cover'.A2"/>
    </style:style>
    <style:style style:name="ce672" style:family="table-cell" style:parent-style-name="Default">
      <style:table-cell-properties fo:wrap-option="wrap"/>
      <style:map style:condition="is-true-formula([.$Y2]=&quot;Written&quot;)" style:apply-style-name="Written" style:base-cell-address="'IEEE Cover'.A2"/>
    </style:style>
    <style:style style:name="ce673" style:family="table-cell" style:parent-style-name="Default">
      <style:table-cell-properties fo:wrap-option="wrap"/>
      <style:map style:condition="is-true-formula([.$Y2]=&quot;Written&quot;)" style:apply-style-name="Written" style:base-cell-address="'IEEE Cover'.A2"/>
    </style:style>
    <style:style style:name="ce674" style:family="table-cell" style:parent-style-name="Default">
      <style:table-cell-properties fo:wrap-option="wrap"/>
      <style:map style:condition="is-true-formula([.$Y2]=&quot;Written&quot;)" style:apply-style-name="Written" style:base-cell-address="'IEEE Cover'.A2"/>
    </style:style>
    <style:style style:name="ce675" style:family="table-cell" style:parent-style-name="Default">
      <style:table-cell-properties fo:wrap-option="wrap"/>
      <style:map style:condition="is-true-formula([.$Y2]=&quot;Written&quot;)" style:apply-style-name="Written" style:base-cell-address="'IEEE Cover'.A2"/>
    </style:style>
    <style:style style:name="ce676" style:family="table-cell" style:parent-style-name="Default">
      <style:table-cell-properties fo:wrap-option="wrap"/>
      <style:map style:condition="is-true-formula([.$Y2]=&quot;Written&quot;)" style:apply-style-name="Written" style:base-cell-address="'IEEE Cover'.A2"/>
    </style:style>
    <style:style style:name="ce677" style:family="table-cell" style:parent-style-name="Default">
      <style:table-cell-properties fo:wrap-option="wrap"/>
      <style:map style:condition="is-true-formula([.$Y2]=&quot;Written&quot;)" style:apply-style-name="Written" style:base-cell-address="'IEEE Cover'.A2"/>
    </style:style>
    <style:style style:name="ce678" style:family="table-cell" style:parent-style-name="Default">
      <style:table-cell-properties fo:wrap-option="wrap"/>
      <style:map style:condition="is-true-formula([.$Y2]=&quot;Written&quot;)" style:apply-style-name="Written" style:base-cell-address="'IEEE Cover'.A2"/>
    </style:style>
    <style:style style:name="ce679" style:family="table-cell" style:parent-style-name="Default">
      <style:table-cell-properties fo:wrap-option="wrap"/>
      <style:map style:condition="is-true-formula([.$Y2]=&quot;Written&quot;)" style:apply-style-name="Written" style:base-cell-address="'IEEE Cover'.A2"/>
    </style:style>
    <style:style style:name="ce680" style:family="table-cell" style:parent-style-name="Default">
      <style:table-cell-properties fo:wrap-option="wrap"/>
      <style:map style:condition="is-true-formula([.$Y2]=&quot;Written&quot;)" style:apply-style-name="Written" style:base-cell-address="'IEEE Cover'.A2"/>
    </style:style>
    <style:style style:name="ce681" style:family="table-cell" style:parent-style-name="Default">
      <style:table-cell-properties fo:wrap-option="wrap"/>
      <style:map style:condition="is-true-formula([.$Y2]=&quot;Written&quot;)" style:apply-style-name="Written" style:base-cell-address="'IEEE Cover'.A2"/>
    </style:style>
    <style:style style:name="ce682" style:family="table-cell" style:parent-style-name="Default">
      <style:table-cell-properties fo:wrap-option="wrap"/>
      <style:map style:condition="is-true-formula([.$Y2]=&quot;Written&quot;)" style:apply-style-name="Written" style:base-cell-address="'IEEE Cover'.A2"/>
    </style:style>
    <style:style style:name="ce683" style:family="table-cell" style:parent-style-name="Default">
      <style:table-cell-properties fo:wrap-option="wrap"/>
      <style:map style:condition="is-true-formula([.$Y2]=&quot;Written&quot;)" style:apply-style-name="Written" style:base-cell-address="'IEEE Cover'.A2"/>
    </style:style>
    <style:style style:name="ce684" style:family="table-cell" style:parent-style-name="Default">
      <style:table-cell-properties fo:wrap-option="wrap"/>
      <style:map style:condition="is-true-formula([.$Y2]=&quot;Written&quot;)" style:apply-style-name="Written" style:base-cell-address="'IEEE Cover'.A2"/>
    </style:style>
    <style:style style:name="ce685" style:family="table-cell" style:parent-style-name="Default">
      <style:table-cell-properties fo:wrap-option="wrap"/>
      <style:map style:condition="is-true-formula([.$Y2]=&quot;Written&quot;)" style:apply-style-name="Written" style:base-cell-address="'IEEE Cover'.A2"/>
    </style:style>
    <style:style style:name="ce686" style:family="table-cell" style:parent-style-name="Default">
      <style:table-cell-properties fo:wrap-option="wrap"/>
      <style:map style:condition="is-true-formula([.$Y2]=&quot;Written&quot;)" style:apply-style-name="Written" style:base-cell-address="'IEEE Cover'.A2"/>
    </style:style>
    <style:style style:name="ce687" style:family="table-cell" style:parent-style-name="Default">
      <style:table-cell-properties fo:wrap-option="wrap"/>
      <style:map style:condition="is-true-formula([.$Y2]=&quot;Written&quot;)" style:apply-style-name="Written" style:base-cell-address="'IEEE Cover'.A2"/>
    </style:style>
    <style:style style:name="ce688" style:family="table-cell" style:parent-style-name="Default">
      <style:table-cell-properties fo:wrap-option="wrap"/>
      <style:map style:condition="is-true-formula([.$Y2]=&quot;Written&quot;)" style:apply-style-name="Written" style:base-cell-address="'IEEE Cover'.A2"/>
    </style:style>
    <style:style style:name="ce689" style:family="table-cell" style:parent-style-name="Default">
      <style:table-cell-properties fo:wrap-option="wrap"/>
      <style:map style:condition="is-true-formula([.$Y2]=&quot;Written&quot;)" style:apply-style-name="Written" style:base-cell-address="'IEEE Cover'.A2"/>
    </style:style>
    <style:style style:name="ce690" style:family="table-cell" style:parent-style-name="Default">
      <style:table-cell-properties fo:wrap-option="wrap"/>
      <style:map style:condition="is-true-formula([.$Y2]=&quot;Written&quot;)" style:apply-style-name="Written" style:base-cell-address="'IEEE Cover'.A2"/>
    </style:style>
    <style:style style:name="ce691" style:family="table-cell" style:parent-style-name="Default">
      <style:table-cell-properties fo:wrap-option="wrap"/>
      <style:map style:condition="is-true-formula([.$Y2]=&quot;Written&quot;)" style:apply-style-name="Written" style:base-cell-address="'IEEE Cover'.A2"/>
    </style:style>
    <style:style style:name="ce692" style:family="table-cell" style:parent-style-name="Default">
      <style:table-cell-properties fo:wrap-option="wrap"/>
      <style:map style:condition="is-true-formula([.$Y2]=&quot;Written&quot;)" style:apply-style-name="Written" style:base-cell-address="'IEEE Cover'.A2"/>
    </style:style>
    <style:style style:name="ce693" style:family="table-cell" style:parent-style-name="Default">
      <style:table-cell-properties fo:wrap-option="wrap"/>
      <style:map style:condition="is-true-formula([.$Y2]=&quot;Written&quot;)" style:apply-style-name="Written" style:base-cell-address="'IEEE Cover'.A2"/>
    </style:style>
    <style:style style:name="ce694" style:family="table-cell" style:parent-style-name="Default">
      <style:table-cell-properties fo:wrap-option="wrap"/>
      <style:map style:condition="is-true-formula([.$Y2]=&quot;Written&quot;)" style:apply-style-name="Written" style:base-cell-address="'IEEE Cover'.A2"/>
    </style:style>
    <style:style style:name="ce695" style:family="table-cell" style:parent-style-name="Default">
      <style:table-cell-properties fo:wrap-option="wrap"/>
      <style:map style:condition="is-true-formula([.$Y2]=&quot;Written&quot;)" style:apply-style-name="Written" style:base-cell-address="'IEEE Cover'.A2"/>
    </style:style>
    <style:style style:name="ce696" style:family="table-cell" style:parent-style-name="Default">
      <style:table-cell-properties fo:wrap-option="wrap"/>
      <style:map style:condition="is-true-formula([.$Y2]=&quot;Written&quot;)" style:apply-style-name="Written" style:base-cell-address="'IEEE Cover'.A2"/>
    </style:style>
    <style:style style:name="ce697" style:family="table-cell" style:parent-style-name="Default">
      <style:table-cell-properties fo:wrap-option="wrap"/>
      <style:map style:condition="is-true-formula([.$Y2]=&quot;Written&quot;)" style:apply-style-name="Written" style:base-cell-address="'IEEE Cover'.A2"/>
    </style:style>
    <style:style style:name="ce698" style:family="table-cell" style:parent-style-name="Default">
      <style:table-cell-properties fo:wrap-option="wrap"/>
      <style:map style:condition="is-true-formula([.$Y2]=&quot;Written&quot;)" style:apply-style-name="Written" style:base-cell-address="'IEEE Cover'.A2"/>
    </style:style>
    <style:style style:name="ce699" style:family="table-cell" style:parent-style-name="Default">
      <style:table-cell-properties fo:wrap-option="wrap"/>
      <style:map style:condition="is-true-formula([.$Y2]=&quot;Written&quot;)" style:apply-style-name="Written" style:base-cell-address="'IEEE Cover'.A2"/>
    </style:style>
    <style:style style:name="ce700" style:family="table-cell" style:parent-style-name="Default">
      <style:table-cell-properties fo:wrap-option="wrap"/>
      <style:map style:condition="is-true-formula([.$Y2]=&quot;Written&quot;)" style:apply-style-name="Written" style:base-cell-address="'IEEE Cover'.A2"/>
    </style:style>
    <style:style style:name="ce701" style:family="table-cell" style:parent-style-name="Default">
      <style:table-cell-properties fo:wrap-option="wrap"/>
      <style:map style:condition="is-true-formula([.$Y2]=&quot;Written&quot;)" style:apply-style-name="Written" style:base-cell-address="'IEEE Cover'.A2"/>
    </style:style>
    <style:style style:name="ce702" style:family="table-cell" style:parent-style-name="Default">
      <style:table-cell-properties fo:wrap-option="wrap"/>
      <style:map style:condition="is-true-formula([.$Y2]=&quot;Written&quot;)" style:apply-style-name="Written" style:base-cell-address="'IEEE Cover'.A2"/>
    </style:style>
    <style:style style:name="ce703" style:family="table-cell" style:parent-style-name="Default">
      <style:table-cell-properties fo:wrap-option="wrap"/>
      <style:map style:condition="is-true-formula([.$Y2]=&quot;Written&quot;)" style:apply-style-name="Written" style:base-cell-address="'IEEE Cover'.A2"/>
    </style:style>
    <style:style style:name="ce704" style:family="table-cell" style:parent-style-name="Default">
      <style:table-cell-properties fo:wrap-option="wrap"/>
      <style:map style:condition="is-true-formula([.$Y2]=&quot;Written&quot;)" style:apply-style-name="Written" style:base-cell-address="'IEEE Cover'.A2"/>
    </style:style>
    <style:style style:name="ce705" style:family="table-cell" style:parent-style-name="Default">
      <style:table-cell-properties fo:wrap-option="wrap"/>
      <style:map style:condition="is-true-formula([.$Y2]=&quot;Written&quot;)" style:apply-style-name="Written" style:base-cell-address="'IEEE Cover'.A2"/>
    </style:style>
    <style:style style:name="ce706" style:family="table-cell" style:parent-style-name="Default">
      <style:table-cell-properties fo:wrap-option="wrap"/>
      <style:map style:condition="is-true-formula([.$Y2]=&quot;Written&quot;)" style:apply-style-name="Written" style:base-cell-address="'IEEE Cover'.A2"/>
    </style:style>
    <style:style style:name="ce707" style:family="table-cell" style:parent-style-name="Default">
      <style:table-cell-properties fo:wrap-option="wrap"/>
      <style:map style:condition="is-true-formula([.$Y2]=&quot;Written&quot;)" style:apply-style-name="Written" style:base-cell-address="'IEEE Cover'.A2"/>
    </style:style>
    <style:style style:name="ce708" style:family="table-cell" style:parent-style-name="Default">
      <style:table-cell-properties fo:wrap-option="wrap"/>
      <style:map style:condition="is-true-formula([.$Y2]=&quot;Written&quot;)" style:apply-style-name="Written" style:base-cell-address="'IEEE Cover'.A2"/>
    </style:style>
    <style:style style:name="ce709" style:family="table-cell" style:parent-style-name="Default">
      <style:table-cell-properties fo:wrap-option="wrap"/>
      <style:map style:condition="is-true-formula([.$Y2]=&quot;Written&quot;)" style:apply-style-name="Written" style:base-cell-address="'IEEE Cover'.A2"/>
    </style:style>
    <style:style style:name="ce710" style:family="table-cell" style:parent-style-name="Default">
      <style:table-cell-properties fo:wrap-option="wrap"/>
      <style:map style:condition="is-true-formula([.$Y2]=&quot;Written&quot;)" style:apply-style-name="Written" style:base-cell-address="'IEEE Cover'.A2"/>
    </style:style>
    <style:style style:name="ce711" style:family="table-cell" style:parent-style-name="Default">
      <style:table-cell-properties fo:wrap-option="wrap"/>
      <style:map style:condition="is-true-formula([.$Y2]=&quot;Written&quot;)" style:apply-style-name="Written" style:base-cell-address="'IEEE Cover'.A2"/>
    </style:style>
    <style:style style:name="ce712" style:family="table-cell" style:parent-style-name="Default">
      <style:table-cell-properties fo:wrap-option="wrap"/>
      <style:map style:condition="is-true-formula([.$Y2]=&quot;Written&quot;)" style:apply-style-name="Written" style:base-cell-address="'IEEE Cover'.A2"/>
    </style:style>
    <style:style style:name="ce713" style:family="table-cell" style:parent-style-name="Default">
      <style:table-cell-properties fo:wrap-option="wrap"/>
      <style:map style:condition="is-true-formula([.$Y2]=&quot;Written&quot;)" style:apply-style-name="Written" style:base-cell-address="'IEEE Cover'.A2"/>
    </style:style>
    <style:style style:name="ce714" style:family="table-cell" style:parent-style-name="Default">
      <style:table-cell-properties fo:wrap-option="wrap"/>
      <style:map style:condition="is-true-formula([.$Y2]=&quot;Written&quot;)" style:apply-style-name="Written" style:base-cell-address="'IEEE Cover'.A2"/>
    </style:style>
    <style:style style:name="ce715" style:family="table-cell" style:parent-style-name="Default">
      <style:table-cell-properties fo:wrap-option="wrap"/>
      <style:map style:condition="is-true-formula([.$Y2]=&quot;Written&quot;)" style:apply-style-name="Written" style:base-cell-address="'IEEE Cover'.A2"/>
    </style:style>
    <style:style style:name="ce716" style:family="table-cell" style:parent-style-name="Default">
      <style:table-cell-properties fo:wrap-option="wrap"/>
      <style:map style:condition="is-true-formula([.$Y2]=&quot;Written&quot;)" style:apply-style-name="Written" style:base-cell-address="'IEEE Cover'.A2"/>
    </style:style>
    <style:style style:name="ce717" style:family="table-cell" style:parent-style-name="Default">
      <style:table-cell-properties fo:wrap-option="wrap"/>
      <style:map style:condition="is-true-formula([.$Y2]=&quot;Written&quot;)" style:apply-style-name="Written" style:base-cell-address="'IEEE Cover'.A2"/>
    </style:style>
    <style:style style:name="ce718" style:family="table-cell" style:parent-style-name="Default">
      <style:table-cell-properties fo:wrap-option="wrap"/>
      <style:map style:condition="is-true-formula([.$Y2]=&quot;Written&quot;)" style:apply-style-name="Written" style:base-cell-address="'IEEE Cover'.A2"/>
    </style:style>
    <style:style style:name="ce719" style:family="table-cell" style:parent-style-name="Default">
      <style:table-cell-properties fo:wrap-option="wrap"/>
      <style:map style:condition="is-true-formula([.$Y2]=&quot;Written&quot;)" style:apply-style-name="Written" style:base-cell-address="'IEEE Cover'.A2"/>
    </style:style>
    <style:style style:name="ce720" style:family="table-cell" style:parent-style-name="Default">
      <style:table-cell-properties fo:wrap-option="wrap"/>
      <style:map style:condition="is-true-formula([.$Y2]=&quot;Written&quot;)" style:apply-style-name="Written" style:base-cell-address="'IEEE Cover'.A2"/>
    </style:style>
    <style:style style:name="ce721" style:family="table-cell" style:parent-style-name="Default">
      <style:table-cell-properties fo:wrap-option="wrap"/>
      <style:map style:condition="is-true-formula([.$Y2]=&quot;Written&quot;)" style:apply-style-name="Written" style:base-cell-address="'IEEE Cover'.A2"/>
    </style:style>
    <style:style style:name="ce722" style:family="table-cell" style:parent-style-name="Default">
      <style:table-cell-properties fo:wrap-option="wrap"/>
      <style:map style:condition="is-true-formula([.$Y2]=&quot;Written&quot;)" style:apply-style-name="Written" style:base-cell-address="'IEEE Cover'.A2"/>
    </style:style>
    <style:style style:name="ce723" style:family="table-cell" style:parent-style-name="Default">
      <style:table-cell-properties fo:wrap-option="wrap"/>
      <style:map style:condition="is-true-formula([.$Y2]=&quot;Written&quot;)" style:apply-style-name="Written" style:base-cell-address="'IEEE Cover'.A2"/>
    </style:style>
    <style:style style:name="ce724" style:family="table-cell" style:parent-style-name="Default">
      <style:table-cell-properties fo:wrap-option="wrap"/>
      <style:map style:condition="is-true-formula([.$Y2]=&quot;Written&quot;)" style:apply-style-name="Written" style:base-cell-address="'IEEE Cover'.A2"/>
    </style:style>
    <style:style style:name="ce725" style:family="table-cell" style:parent-style-name="Default">
      <style:table-cell-properties fo:wrap-option="wrap"/>
      <style:map style:condition="is-true-formula([.$Y2]=&quot;Written&quot;)" style:apply-style-name="Written" style:base-cell-address="'IEEE Cover'.A2"/>
    </style:style>
    <style:style style:name="ce726" style:family="table-cell" style:parent-style-name="Default">
      <style:table-cell-properties fo:wrap-option="wrap"/>
      <style:map style:condition="is-true-formula([.$Y2]=&quot;Written&quot;)" style:apply-style-name="Written" style:base-cell-address="'IEEE Cover'.A2"/>
    </style:style>
    <style:style style:name="ce727" style:family="table-cell" style:parent-style-name="Default">
      <style:table-cell-properties fo:wrap-option="wrap"/>
      <style:map style:condition="is-true-formula([.$Y2]=&quot;Written&quot;)" style:apply-style-name="Written" style:base-cell-address="'IEEE Cover'.A2"/>
    </style:style>
    <style:style style:name="ce728" style:family="table-cell" style:parent-style-name="Default">
      <style:table-cell-properties fo:wrap-option="wrap"/>
      <style:map style:condition="is-true-formula([.$Y2]=&quot;Written&quot;)" style:apply-style-name="Written" style:base-cell-address="'IEEE Cover'.A2"/>
    </style:style>
    <style:style style:name="ce729" style:family="table-cell" style:parent-style-name="Default">
      <style:table-cell-properties fo:wrap-option="wrap"/>
      <style:map style:condition="is-true-formula([.$Y2]=&quot;Written&quot;)" style:apply-style-name="Written" style:base-cell-address="'IEEE Cover'.A2"/>
    </style:style>
    <style:style style:name="ce730" style:family="table-cell" style:parent-style-name="Default">
      <style:table-cell-properties fo:wrap-option="wrap"/>
      <style:map style:condition="is-true-formula([.$Y2]=&quot;Written&quot;)" style:apply-style-name="Written" style:base-cell-address="'IEEE Cover'.A2"/>
    </style:style>
    <style:style style:name="ce731" style:family="table-cell" style:parent-style-name="Default">
      <style:table-cell-properties fo:wrap-option="wrap"/>
      <style:map style:condition="is-true-formula([.$Y2]=&quot;Written&quot;)" style:apply-style-name="Written" style:base-cell-address="'IEEE Cover'.A2"/>
    </style:style>
    <style:style style:name="ce732" style:family="table-cell" style:parent-style-name="Default">
      <style:table-cell-properties fo:wrap-option="wrap"/>
      <style:map style:condition="is-true-formula([.$Y2]=&quot;Written&quot;)" style:apply-style-name="Written" style:base-cell-address="'IEEE Cover'.A2"/>
    </style:style>
    <style:style style:name="ce733" style:family="table-cell" style:parent-style-name="Default">
      <style:table-cell-properties fo:wrap-option="wrap"/>
      <style:map style:condition="is-true-formula([.$Y2]=&quot;Written&quot;)" style:apply-style-name="Written" style:base-cell-address="'IEEE Cover'.A2"/>
    </style:style>
    <style:style style:name="ce734" style:family="table-cell" style:parent-style-name="Default">
      <style:table-cell-properties fo:wrap-option="wrap"/>
      <style:map style:condition="is-true-formula([.$Y2]=&quot;Written&quot;)" style:apply-style-name="Written" style:base-cell-address="'IEEE Cover'.A2"/>
    </style:style>
    <style:style style:name="ce735" style:family="table-cell" style:parent-style-name="Default">
      <style:table-cell-properties fo:wrap-option="wrap"/>
      <style:map style:condition="is-true-formula([.$Y2]=&quot;Written&quot;)" style:apply-style-name="Written" style:base-cell-address="'IEEE Cover'.A2"/>
    </style:style>
    <style:style style:name="ce736" style:family="table-cell" style:parent-style-name="Default">
      <style:table-cell-properties fo:wrap-option="wrap"/>
      <style:map style:condition="is-true-formula([.$Y2]=&quot;Written&quot;)" style:apply-style-name="Written" style:base-cell-address="'IEEE Cover'.A2"/>
    </style:style>
    <style:style style:name="ce737" style:family="table-cell" style:parent-style-name="Default">
      <style:table-cell-properties fo:wrap-option="wrap"/>
      <style:map style:condition="is-true-formula([.$Y2]=&quot;Written&quot;)" style:apply-style-name="Written" style:base-cell-address="'IEEE Cover'.A2"/>
    </style:style>
    <style:style style:name="ce738" style:family="table-cell" style:parent-style-name="Default">
      <style:table-cell-properties fo:wrap-option="wrap"/>
      <style:map style:condition="is-true-formula([.$Y2]=&quot;Written&quot;)" style:apply-style-name="Written" style:base-cell-address="'IEEE Cover'.A2"/>
    </style:style>
    <style:style style:name="ce739" style:family="table-cell" style:parent-style-name="Default">
      <style:table-cell-properties fo:wrap-option="wrap"/>
      <style:map style:condition="is-true-formula([.$Y2]=&quot;Written&quot;)" style:apply-style-name="Written" style:base-cell-address="'IEEE Cover'.A2"/>
    </style:style>
    <style:style style:name="ce740" style:family="table-cell" style:parent-style-name="Default">
      <style:table-cell-properties fo:wrap-option="wrap"/>
      <style:map style:condition="is-true-formula([.$Y2]=&quot;Written&quot;)" style:apply-style-name="Written" style:base-cell-address="'IEEE Cover'.A2"/>
    </style:style>
    <style:style style:name="ce741" style:family="table-cell" style:parent-style-name="Default">
      <style:table-cell-properties fo:wrap-option="wrap"/>
      <style:map style:condition="is-true-formula([.$Y2]=&quot;Written&quot;)" style:apply-style-name="Written" style:base-cell-address="'IEEE Cover'.A2"/>
    </style:style>
    <style:style style:name="ce742" style:family="table-cell" style:parent-style-name="Default">
      <style:table-cell-properties fo:wrap-option="wrap"/>
      <style:map style:condition="is-true-formula([.$Y2]=&quot;Written&quot;)" style:apply-style-name="Written" style:base-cell-address="'IEEE Cover'.A2"/>
    </style:style>
    <style:style style:name="ce743" style:family="table-cell" style:parent-style-name="Default">
      <style:table-cell-properties fo:wrap-option="wrap"/>
      <style:map style:condition="is-true-formula([.$Y2]=&quot;Written&quot;)" style:apply-style-name="Written" style:base-cell-address="'IEEE Cover'.A2"/>
    </style:style>
    <style:style style:name="ce744" style:family="table-cell" style:parent-style-name="Default">
      <style:table-cell-properties fo:wrap-option="wrap"/>
      <style:map style:condition="is-true-formula([.$Y2]=&quot;Written&quot;)" style:apply-style-name="Written" style:base-cell-address="'IEEE Cover'.A2"/>
    </style:style>
    <style:style style:name="ce745" style:family="table-cell" style:parent-style-name="Default">
      <style:table-cell-properties fo:wrap-option="wrap"/>
      <style:map style:condition="is-true-formula([.$Y2]=&quot;Written&quot;)" style:apply-style-name="Written" style:base-cell-address="'IEEE Cover'.A2"/>
    </style:style>
    <style:style style:name="ce746" style:family="table-cell" style:parent-style-name="Default">
      <style:table-cell-properties fo:wrap-option="wrap"/>
      <style:map style:condition="is-true-formula([.$Y2]=&quot;Written&quot;)" style:apply-style-name="Written" style:base-cell-address="'IEEE Cover'.A2"/>
    </style:style>
    <style:style style:name="ce747" style:family="table-cell" style:parent-style-name="Default">
      <style:table-cell-properties fo:wrap-option="wrap"/>
      <style:map style:condition="is-true-formula([.$Y2]=&quot;Written&quot;)" style:apply-style-name="Written" style:base-cell-address="'IEEE Cover'.A2"/>
    </style:style>
    <style:style style:name="ce748" style:family="table-cell" style:parent-style-name="Default">
      <style:table-cell-properties fo:wrap-option="wrap"/>
      <style:map style:condition="is-true-formula([.$Y2]=&quot;Written&quot;)" style:apply-style-name="Written" style:base-cell-address="'IEEE Cover'.A2"/>
    </style:style>
    <style:style style:name="ce749" style:family="table-cell" style:parent-style-name="Default">
      <style:table-cell-properties fo:wrap-option="wrap"/>
      <style:map style:condition="is-true-formula([.$Y2]=&quot;Written&quot;)" style:apply-style-name="Written" style:base-cell-address="'IEEE Cover'.A2"/>
    </style:style>
    <style:style style:name="ce750" style:family="table-cell" style:parent-style-name="Default">
      <style:table-cell-properties fo:wrap-option="wrap"/>
      <style:map style:condition="is-true-formula([.$Y2]=&quot;Written&quot;)" style:apply-style-name="Written" style:base-cell-address="'IEEE Cover'.A2"/>
    </style:style>
    <style:style style:name="ce751" style:family="table-cell" style:parent-style-name="Default">
      <style:table-cell-properties fo:wrap-option="wrap"/>
      <style:map style:condition="is-true-formula([.$Y2]=&quot;Written&quot;)" style:apply-style-name="Written" style:base-cell-address="'IEEE Cover'.A2"/>
    </style:style>
    <style:style style:name="ce752" style:family="table-cell" style:parent-style-name="Default">
      <style:table-cell-properties fo:wrap-option="wrap"/>
      <style:map style:condition="is-true-formula([.$Y2]=&quot;Written&quot;)" style:apply-style-name="Written" style:base-cell-address="'IEEE Cover'.A2"/>
    </style:style>
    <style:style style:name="ce753" style:family="table-cell" style:parent-style-name="Default">
      <style:table-cell-properties fo:wrap-option="wrap"/>
      <style:map style:condition="is-true-formula([.$Y2]=&quot;Written&quot;)" style:apply-style-name="Written" style:base-cell-address="'IEEE Cover'.A2"/>
    </style:style>
    <style:style style:name="ce754" style:family="table-cell" style:parent-style-name="Default">
      <style:table-cell-properties fo:wrap-option="wrap"/>
      <style:map style:condition="is-true-formula([.$Y2]=&quot;Written&quot;)" style:apply-style-name="Written" style:base-cell-address="'IEEE Cover'.A2"/>
    </style:style>
    <style:style style:name="ce755" style:family="table-cell" style:parent-style-name="Default">
      <style:table-cell-properties fo:wrap-option="wrap"/>
      <style:map style:condition="is-true-formula([.$Y2]=&quot;Written&quot;)" style:apply-style-name="Written" style:base-cell-address="'IEEE Cover'.A2"/>
    </style:style>
    <style:style style:name="ce756" style:family="table-cell" style:parent-style-name="Default">
      <style:table-cell-properties fo:wrap-option="wrap"/>
      <style:map style:condition="is-true-formula([.$Y2]=&quot;Written&quot;)" style:apply-style-name="Written" style:base-cell-address="'IEEE Cover'.A2"/>
    </style:style>
    <style:style style:name="ce757" style:family="table-cell" style:parent-style-name="Default">
      <style:table-cell-properties fo:wrap-option="wrap"/>
      <style:map style:condition="is-true-formula([.$Y2]=&quot;Written&quot;)" style:apply-style-name="Written" style:base-cell-address="'IEEE Cover'.A2"/>
    </style:style>
    <style:style style:name="ce758" style:family="table-cell" style:parent-style-name="Default">
      <style:table-cell-properties fo:wrap-option="wrap"/>
      <style:map style:condition="is-true-formula([.$Y2]=&quot;Written&quot;)" style:apply-style-name="Written" style:base-cell-address="'IEEE Cover'.A2"/>
    </style:style>
    <style:style style:name="ce759" style:family="table-cell" style:parent-style-name="Default">
      <style:table-cell-properties fo:wrap-option="wrap"/>
      <style:map style:condition="is-true-formula([.$Y2]=&quot;Written&quot;)" style:apply-style-name="Written" style:base-cell-address="'IEEE Cover'.A2"/>
    </style:style>
    <style:style style:name="ce760" style:family="table-cell" style:parent-style-name="Default">
      <style:table-cell-properties fo:wrap-option="wrap"/>
      <style:map style:condition="is-true-formula([.$Y2]=&quot;Written&quot;)" style:apply-style-name="Written" style:base-cell-address="'IEEE Cover'.A2"/>
    </style:style>
    <style:style style:name="ce761" style:family="table-cell" style:parent-style-name="Default">
      <style:table-cell-properties fo:wrap-option="wrap"/>
      <style:map style:condition="is-true-formula([.$Y2]=&quot;Written&quot;)" style:apply-style-name="Written" style:base-cell-address="'IEEE Cover'.A2"/>
    </style:style>
    <style:style style:name="ce762" style:family="table-cell" style:parent-style-name="Default">
      <style:table-cell-properties fo:wrap-option="wrap"/>
      <style:map style:condition="is-true-formula([.$Y2]=&quot;Written&quot;)" style:apply-style-name="Written" style:base-cell-address="'IEEE Cover'.A2"/>
    </style:style>
    <style:style style:name="ce763" style:family="table-cell" style:parent-style-name="Default">
      <style:table-cell-properties fo:wrap-option="wrap"/>
      <style:map style:condition="is-true-formula([.$Y2]=&quot;Written&quot;)" style:apply-style-name="Written" style:base-cell-address="'IEEE Cover'.A2"/>
    </style:style>
    <style:style style:name="ce764" style:family="table-cell" style:parent-style-name="Default">
      <style:table-cell-properties fo:wrap-option="wrap"/>
      <style:map style:condition="is-true-formula([.$Y2]=&quot;Written&quot;)" style:apply-style-name="Written" style:base-cell-address="'IEEE Cover'.A2"/>
    </style:style>
    <style:style style:name="ce765" style:family="table-cell" style:parent-style-name="Default">
      <style:table-cell-properties fo:wrap-option="wrap"/>
      <style:map style:condition="is-true-formula([.$Y2]=&quot;Written&quot;)" style:apply-style-name="Written" style:base-cell-address="'IEEE Cover'.A2"/>
    </style:style>
    <style:style style:name="ce766" style:family="table-cell" style:parent-style-name="Default">
      <style:table-cell-properties fo:wrap-option="wrap"/>
      <style:map style:condition="is-true-formula([.$Y2]=&quot;Written&quot;)" style:apply-style-name="Written" style:base-cell-address="'IEEE Cover'.A2"/>
    </style:style>
    <style:style style:name="ce767" style:family="table-cell" style:parent-style-name="Default">
      <style:table-cell-properties fo:wrap-option="wrap"/>
      <style:map style:condition="is-true-formula([.$Y2]=&quot;Written&quot;)" style:apply-style-name="Written" style:base-cell-address="'IEEE Cover'.A2"/>
    </style:style>
    <style:style style:name="ce768" style:family="table-cell" style:parent-style-name="Default">
      <style:table-cell-properties fo:wrap-option="wrap"/>
      <style:map style:condition="is-true-formula([.$Y2]=&quot;Written&quot;)" style:apply-style-name="Written" style:base-cell-address="'IEEE Cover'.A2"/>
    </style:style>
    <style:style style:name="ce769" style:family="table-cell" style:parent-style-name="Default">
      <style:table-cell-properties fo:wrap-option="wrap"/>
      <style:map style:condition="is-true-formula([.$Y2]=&quot;Written&quot;)" style:apply-style-name="Written" style:base-cell-address="'IEEE Cover'.A2"/>
    </style:style>
    <style:style style:name="ce770" style:family="table-cell" style:parent-style-name="Default">
      <style:table-cell-properties fo:wrap-option="wrap"/>
      <style:map style:condition="is-true-formula([.$Y2]=&quot;Written&quot;)" style:apply-style-name="Written" style:base-cell-address="'IEEE Cover'.A2"/>
    </style:style>
    <style:style style:name="ce771" style:family="table-cell" style:parent-style-name="Default">
      <style:table-cell-properties fo:wrap-option="wrap"/>
      <style:map style:condition="is-true-formula([.$Y2]=&quot;Written&quot;)" style:apply-style-name="Written" style:base-cell-address="'IEEE Cover'.A2"/>
    </style:style>
    <style:style style:name="ce772" style:family="table-cell" style:parent-style-name="Default">
      <style:table-cell-properties fo:wrap-option="wrap"/>
      <style:map style:condition="is-true-formula([.$Y2]=&quot;Written&quot;)" style:apply-style-name="Written" style:base-cell-address="'IEEE Cover'.A2"/>
    </style:style>
    <style:style style:name="ce773" style:family="table-cell" style:parent-style-name="Default">
      <style:table-cell-properties fo:wrap-option="wrap"/>
      <style:map style:condition="is-true-formula([.$Y2]=&quot;Written&quot;)" style:apply-style-name="Written" style:base-cell-address="'IEEE Cover'.A2"/>
    </style:style>
    <style:style style:name="ce774" style:family="table-cell" style:parent-style-name="Default">
      <style:table-cell-properties fo:wrap-option="wrap"/>
      <style:map style:condition="is-true-formula([.$Y2]=&quot;Written&quot;)" style:apply-style-name="Written" style:base-cell-address="'IEEE Cover'.A2"/>
    </style:style>
    <style:style style:name="ce775" style:family="table-cell" style:parent-style-name="Default">
      <style:table-cell-properties fo:wrap-option="wrap"/>
      <style:map style:condition="is-true-formula([.$Y2]=&quot;Written&quot;)" style:apply-style-name="Written" style:base-cell-address="'IEEE Cover'.A2"/>
    </style:style>
    <style:style style:name="ce776" style:family="table-cell" style:parent-style-name="Default">
      <style:table-cell-properties fo:wrap-option="wrap"/>
      <style:map style:condition="is-true-formula([.$Y2]=&quot;Written&quot;)" style:apply-style-name="Written" style:base-cell-address="'IEEE Cover'.A2"/>
    </style:style>
    <style:style style:name="ce777" style:family="table-cell" style:parent-style-name="Default">
      <style:table-cell-properties fo:wrap-option="wrap"/>
      <style:map style:condition="is-true-formula([.$Y2]=&quot;Written&quot;)" style:apply-style-name="Written" style:base-cell-address="'IEEE Cover'.A2"/>
    </style:style>
    <style:style style:name="ce778" style:family="table-cell" style:parent-style-name="Default">
      <style:table-cell-properties fo:wrap-option="wrap"/>
      <style:map style:condition="is-true-formula([.$Y2]=&quot;Written&quot;)" style:apply-style-name="Written" style:base-cell-address="'IEEE Cover'.A2"/>
    </style:style>
    <style:style style:name="ce779" style:family="table-cell" style:parent-style-name="Default">
      <style:table-cell-properties fo:wrap-option="wrap"/>
      <style:map style:condition="is-true-formula([.$Y2]=&quot;Written&quot;)" style:apply-style-name="Written" style:base-cell-address="'IEEE Cover'.A2"/>
    </style:style>
    <style:style style:name="ce780" style:family="table-cell" style:parent-style-name="Default">
      <style:table-cell-properties fo:wrap-option="wrap"/>
      <style:map style:condition="is-true-formula([.$Y2]=&quot;Written&quot;)" style:apply-style-name="Written" style:base-cell-address="'IEEE Cover'.A2"/>
    </style:style>
    <style:style style:name="ce781" style:family="table-cell" style:parent-style-name="Default">
      <style:table-cell-properties fo:wrap-option="wrap"/>
      <style:map style:condition="is-true-formula([.$Y2]=&quot;Written&quot;)" style:apply-style-name="Written" style:base-cell-address="'IEEE Cover'.A2"/>
    </style:style>
    <style:style style:name="ce782" style:family="table-cell" style:parent-style-name="Default">
      <style:table-cell-properties fo:wrap-option="wrap"/>
      <style:map style:condition="is-true-formula([.$Y2]=&quot;Written&quot;)" style:apply-style-name="Written" style:base-cell-address="'IEEE Cover'.A2"/>
    </style:style>
    <style:style style:name="ce783" style:family="table-cell" style:parent-style-name="Default">
      <style:table-cell-properties fo:wrap-option="wrap"/>
      <style:map style:condition="is-true-formula([.$Y2]=&quot;Written&quot;)" style:apply-style-name="Written" style:base-cell-address="'IEEE Cover'.A2"/>
    </style:style>
    <style:style style:name="ce784" style:family="table-cell" style:parent-style-name="Default">
      <style:table-cell-properties fo:wrap-option="wrap"/>
      <style:map style:condition="is-true-formula([.$Y2]=&quot;Written&quot;)" style:apply-style-name="Written" style:base-cell-address="'IEEE Cover'.A2"/>
    </style:style>
    <style:style style:name="ce785" style:family="table-cell" style:parent-style-name="Default">
      <style:table-cell-properties fo:wrap-option="wrap"/>
      <style:map style:condition="is-true-formula([.$Y2]=&quot;Written&quot;)" style:apply-style-name="Written" style:base-cell-address="'IEEE Cover'.A2"/>
    </style:style>
    <style:style style:name="ce786" style:family="table-cell" style:parent-style-name="Default">
      <style:table-cell-properties fo:wrap-option="wrap"/>
      <style:map style:condition="is-true-formula([.$Y2]=&quot;Written&quot;)" style:apply-style-name="Written" style:base-cell-address="'IEEE Cover'.A2"/>
    </style:style>
    <style:style style:name="ce787" style:family="table-cell" style:parent-style-name="Default">
      <style:table-cell-properties fo:wrap-option="wrap"/>
      <style:map style:condition="is-true-formula([.$Y2]=&quot;Written&quot;)" style:apply-style-name="Written" style:base-cell-address="'IEEE Cover'.A2"/>
    </style:style>
    <style:style style:name="ce788" style:family="table-cell" style:parent-style-name="Default">
      <style:table-cell-properties fo:wrap-option="wrap"/>
      <style:map style:condition="is-true-formula([.$Y2]=&quot;Written&quot;)" style:apply-style-name="Written" style:base-cell-address="'IEEE Cover'.A2"/>
    </style:style>
    <style:style style:name="ce789" style:family="table-cell" style:parent-style-name="Default">
      <style:table-cell-properties fo:wrap-option="wrap"/>
      <style:map style:condition="is-true-formula([.$Y2]=&quot;Written&quot;)" style:apply-style-name="Written" style:base-cell-address="'IEEE Cover'.A2"/>
    </style:style>
    <style:style style:name="ce790" style:family="table-cell" style:parent-style-name="Default">
      <style:table-cell-properties fo:wrap-option="wrap"/>
      <style:map style:condition="is-true-formula([.$Y2]=&quot;Written&quot;)" style:apply-style-name="Written" style:base-cell-address="'IEEE Cover'.A2"/>
    </style:style>
    <style:style style:name="ce791" style:family="table-cell" style:parent-style-name="Default">
      <style:table-cell-properties fo:wrap-option="wrap"/>
      <style:map style:condition="is-true-formula([.$Y2]=&quot;Written&quot;)" style:apply-style-name="Written" style:base-cell-address="'IEEE Cover'.A2"/>
    </style:style>
    <style:style style:name="ce792" style:family="table-cell" style:parent-style-name="Default">
      <style:table-cell-properties fo:wrap-option="wrap"/>
      <style:map style:condition="is-true-formula([.$Y2]=&quot;Written&quot;)" style:apply-style-name="Written" style:base-cell-address="'IEEE Cover'.A2"/>
    </style:style>
    <style:style style:name="ce793" style:family="table-cell" style:parent-style-name="Default">
      <style:table-cell-properties fo:wrap-option="wrap"/>
      <style:map style:condition="is-true-formula([.$Y2]=&quot;Written&quot;)" style:apply-style-name="Written" style:base-cell-address="'IEEE Cover'.A2"/>
    </style:style>
    <style:style style:name="ce794" style:family="table-cell" style:parent-style-name="Default">
      <style:table-cell-properties fo:wrap-option="wrap"/>
      <style:map style:condition="is-true-formula([.$Y2]=&quot;Written&quot;)" style:apply-style-name="Written" style:base-cell-address="'IEEE Cover'.A2"/>
    </style:style>
    <style:style style:name="ce795" style:family="table-cell" style:parent-style-name="Default">
      <style:table-cell-properties fo:wrap-option="wrap"/>
      <style:map style:condition="is-true-formula([.$Y2]=&quot;Written&quot;)" style:apply-style-name="Written" style:base-cell-address="'IEEE Cover'.A2"/>
    </style:style>
    <style:style style:name="ce796" style:family="table-cell" style:parent-style-name="Default">
      <style:table-cell-properties fo:wrap-option="wrap"/>
      <style:map style:condition="is-true-formula([.$Y2]=&quot;Written&quot;)" style:apply-style-name="Written" style:base-cell-address="'IEEE Cover'.A2"/>
    </style:style>
    <style:style style:name="ce797" style:family="table-cell" style:parent-style-name="Default">
      <style:table-cell-properties fo:wrap-option="wrap"/>
      <style:map style:condition="is-true-formula([.$Y2]=&quot;Written&quot;)" style:apply-style-name="Written" style:base-cell-address="'IEEE Cover'.A2"/>
    </style:style>
    <style:style style:name="ce798" style:family="table-cell" style:parent-style-name="Default">
      <style:table-cell-properties fo:wrap-option="wrap"/>
      <style:map style:condition="is-true-formula([.$Y2]=&quot;Written&quot;)" style:apply-style-name="Written" style:base-cell-address="'IEEE Cover'.A2"/>
    </style:style>
    <style:style style:name="ce799" style:family="table-cell" style:parent-style-name="Default">
      <style:table-cell-properties fo:wrap-option="wrap"/>
      <style:map style:condition="is-true-formula([.$Y2]=&quot;Written&quot;)" style:apply-style-name="Written" style:base-cell-address="'IEEE Cover'.A2"/>
    </style:style>
    <style:style style:name="ce800" style:family="table-cell" style:parent-style-name="Default">
      <style:table-cell-properties fo:wrap-option="wrap"/>
      <style:map style:condition="is-true-formula([.$Y2]=&quot;Written&quot;)" style:apply-style-name="Written" style:base-cell-address="'IEEE Cover'.A2"/>
    </style:style>
    <style:style style:name="ce801" style:family="table-cell" style:parent-style-name="Default">
      <style:table-cell-properties fo:wrap-option="wrap"/>
      <style:map style:condition="is-true-formula([.$Y2]=&quot;Written&quot;)" style:apply-style-name="Written" style:base-cell-address="'IEEE Cover'.A2"/>
    </style:style>
    <style:style style:name="ce802" style:family="table-cell" style:parent-style-name="Default">
      <style:table-cell-properties fo:wrap-option="wrap"/>
      <style:map style:condition="is-true-formula([.$Y2]=&quot;Written&quot;)" style:apply-style-name="Written" style:base-cell-address="'IEEE Cover'.A2"/>
    </style:style>
    <style:style style:name="ce803" style:family="table-cell" style:parent-style-name="Default">
      <style:table-cell-properties fo:wrap-option="wrap"/>
      <style:map style:condition="is-true-formula([.$Y2]=&quot;Written&quot;)" style:apply-style-name="Written" style:base-cell-address="'IEEE Cover'.A2"/>
    </style:style>
    <style:style style:name="ce804" style:family="table-cell" style:parent-style-name="Default">
      <style:table-cell-properties fo:wrap-option="wrap"/>
      <style:map style:condition="is-true-formula([.$Y2]=&quot;Written&quot;)" style:apply-style-name="Written" style:base-cell-address="'IEEE Cover'.A2"/>
    </style:style>
    <style:style style:name="ce805" style:family="table-cell" style:parent-style-name="Default">
      <style:table-cell-properties fo:wrap-option="wrap"/>
      <style:map style:condition="is-true-formula([.$Y2]=&quot;Written&quot;)" style:apply-style-name="Written" style:base-cell-address="'IEEE Cover'.A2"/>
    </style:style>
    <style:style style:name="ce806" style:family="table-cell" style:parent-style-name="Default">
      <style:table-cell-properties fo:wrap-option="wrap"/>
      <style:map style:condition="is-true-formula([.$Y2]=&quot;Written&quot;)" style:apply-style-name="Written" style:base-cell-address="'IEEE Cover'.A2"/>
    </style:style>
    <style:style style:name="ce807" style:family="table-cell" style:parent-style-name="Default">
      <style:table-cell-properties fo:wrap-option="wrap"/>
      <style:map style:condition="is-true-formula([.$Y2]=&quot;Written&quot;)" style:apply-style-name="Written" style:base-cell-address="'IEEE Cover'.A2"/>
    </style:style>
    <style:style style:name="ce808" style:family="table-cell" style:parent-style-name="Default">
      <style:table-cell-properties fo:wrap-option="wrap"/>
      <style:map style:condition="is-true-formula([.$Y2]=&quot;Written&quot;)" style:apply-style-name="Written" style:base-cell-address="'IEEE Cover'.A2"/>
    </style:style>
    <style:style style:name="ce809" style:family="table-cell" style:parent-style-name="Default">
      <style:table-cell-properties fo:wrap-option="wrap"/>
      <style:map style:condition="is-true-formula([.$Y2]=&quot;Written&quot;)" style:apply-style-name="Written" style:base-cell-address="'IEEE Cover'.A2"/>
    </style:style>
    <style:style style:name="ce810" style:family="table-cell" style:parent-style-name="Default">
      <style:table-cell-properties fo:wrap-option="wrap"/>
      <style:map style:condition="is-true-formula([.$Y2]=&quot;Written&quot;)" style:apply-style-name="Written" style:base-cell-address="'IEEE Cover'.A2"/>
    </style:style>
    <style:style style:name="ce811" style:family="table-cell" style:parent-style-name="Default">
      <style:table-cell-properties fo:wrap-option="wrap"/>
      <style:map style:condition="is-true-formula([.$Y2]=&quot;Written&quot;)" style:apply-style-name="Written" style:base-cell-address="'IEEE Cover'.A2"/>
    </style:style>
    <style:style style:name="ce812" style:family="table-cell" style:parent-style-name="Default">
      <style:table-cell-properties fo:wrap-option="wrap"/>
      <style:map style:condition="is-true-formula([.$Y2]=&quot;Written&quot;)" style:apply-style-name="Written" style:base-cell-address="'IEEE Cover'.A2"/>
    </style:style>
    <style:style style:name="ce813" style:family="table-cell" style:parent-style-name="Default">
      <style:table-cell-properties fo:wrap-option="wrap"/>
      <style:map style:condition="is-true-formula([.$Y2]=&quot;Written&quot;)" style:apply-style-name="Written" style:base-cell-address="'IEEE Cover'.A2"/>
    </style:style>
    <style:style style:name="ce814" style:family="table-cell" style:parent-style-name="Default">
      <style:table-cell-properties fo:wrap-option="wrap"/>
      <style:map style:condition="is-true-formula([.$Y2]=&quot;Written&quot;)" style:apply-style-name="Written" style:base-cell-address="'IEEE Cover'.A2"/>
    </style:style>
    <style:style style:name="ce815" style:family="table-cell" style:parent-style-name="Default">
      <style:table-cell-properties fo:wrap-option="wrap"/>
      <style:map style:condition="is-true-formula([.$Y2]=&quot;Written&quot;)" style:apply-style-name="Written" style:base-cell-address="'IEEE Cover'.A2"/>
    </style:style>
    <style:style style:name="ce816" style:family="table-cell" style:parent-style-name="Default">
      <style:table-cell-properties fo:wrap-option="wrap"/>
      <style:map style:condition="is-true-formula([.$Y2]=&quot;Written&quot;)" style:apply-style-name="Written" style:base-cell-address="'IEEE Cover'.A2"/>
    </style:style>
    <style:style style:name="ce817" style:family="table-cell" style:parent-style-name="Default">
      <style:table-cell-properties fo:wrap-option="wrap"/>
      <style:map style:condition="is-true-formula([.$Y2]=&quot;Written&quot;)" style:apply-style-name="Written" style:base-cell-address="'IEEE Cover'.A2"/>
    </style:style>
    <style:style style:name="ce818" style:family="table-cell" style:parent-style-name="Default">
      <style:table-cell-properties fo:wrap-option="wrap"/>
      <style:map style:condition="is-true-formula([.$Y2]=&quot;Written&quot;)" style:apply-style-name="Written" style:base-cell-address="'IEEE Cover'.A2"/>
    </style:style>
    <style:style style:name="ce819" style:family="table-cell" style:parent-style-name="Default">
      <style:table-cell-properties fo:wrap-option="wrap"/>
      <style:map style:condition="is-true-formula([.$Y2]=&quot;Written&quot;)" style:apply-style-name="Written" style:base-cell-address="'IEEE Cover'.A2"/>
    </style:style>
    <style:style style:name="ce820" style:family="table-cell" style:parent-style-name="Default">
      <style:table-cell-properties fo:wrap-option="wrap"/>
      <style:map style:condition="is-true-formula([.$Y2]=&quot;Written&quot;)" style:apply-style-name="Written" style:base-cell-address="'IEEE Cover'.A2"/>
    </style:style>
    <style:style style:name="ce821" style:family="table-cell" style:parent-style-name="Default">
      <style:table-cell-properties fo:wrap-option="wrap"/>
      <style:map style:condition="is-true-formula([.$Y2]=&quot;Written&quot;)" style:apply-style-name="Written" style:base-cell-address="'IEEE Cover'.A2"/>
    </style:style>
    <style:style style:name="ce822" style:family="table-cell" style:parent-style-name="Default">
      <style:table-cell-properties fo:wrap-option="wrap"/>
      <style:map style:condition="is-true-formula([.$Y2]=&quot;Written&quot;)" style:apply-style-name="Written" style:base-cell-address="'IEEE Cover'.A2"/>
    </style:style>
    <style:style style:name="ce823" style:family="table-cell" style:parent-style-name="Default">
      <style:table-cell-properties fo:wrap-option="wrap"/>
      <style:map style:condition="is-true-formula([.$Y2]=&quot;Written&quot;)" style:apply-style-name="Written" style:base-cell-address="'IEEE Cover'.A2"/>
    </style:style>
    <style:style style:name="ce824" style:family="table-cell" style:parent-style-name="Default">
      <style:table-cell-properties fo:wrap-option="wrap"/>
      <style:map style:condition="is-true-formula([.$Y2]=&quot;Written&quot;)" style:apply-style-name="Written" style:base-cell-address="'IEEE Cover'.A2"/>
    </style:style>
    <style:style style:name="ce825" style:family="table-cell" style:parent-style-name="Default">
      <style:table-cell-properties fo:wrap-option="wrap"/>
      <style:map style:condition="is-true-formula([.$Y2]=&quot;Written&quot;)" style:apply-style-name="Written" style:base-cell-address="'IEEE Cover'.A2"/>
    </style:style>
    <style:style style:name="ce826" style:family="table-cell" style:parent-style-name="Default">
      <style:table-cell-properties fo:wrap-option="wrap"/>
      <style:map style:condition="is-true-formula([.$Y2]=&quot;Written&quot;)" style:apply-style-name="Written" style:base-cell-address="'IEEE Cover'.A2"/>
    </style:style>
    <style:style style:name="ce827" style:family="table-cell" style:parent-style-name="Default">
      <style:table-cell-properties fo:wrap-option="wrap"/>
      <style:map style:condition="is-true-formula([.$Y2]=&quot;Written&quot;)" style:apply-style-name="Written" style:base-cell-address="'IEEE Cover'.A2"/>
    </style:style>
    <style:style style:name="ce828" style:family="table-cell" style:parent-style-name="Default">
      <style:table-cell-properties fo:wrap-option="wrap"/>
      <style:map style:condition="is-true-formula([.$Y2]=&quot;Written&quot;)" style:apply-style-name="Written" style:base-cell-address="'IEEE Cover'.A2"/>
    </style:style>
    <style:style style:name="ce829" style:family="table-cell" style:parent-style-name="Default">
      <style:table-cell-properties fo:wrap-option="wrap"/>
      <style:map style:condition="is-true-formula([.$Y2]=&quot;Written&quot;)" style:apply-style-name="Written" style:base-cell-address="'IEEE Cover'.A2"/>
    </style:style>
    <style:style style:name="ce830" style:family="table-cell" style:parent-style-name="Default">
      <style:table-cell-properties fo:wrap-option="wrap"/>
      <style:map style:condition="is-true-formula([.$Y2]=&quot;Written&quot;)" style:apply-style-name="Written" style:base-cell-address="'IEEE Cover'.A2"/>
    </style:style>
    <style:style style:name="ce831" style:family="table-cell" style:parent-style-name="Default">
      <style:table-cell-properties fo:wrap-option="wrap"/>
      <style:map style:condition="is-true-formula([.$Y2]=&quot;Written&quot;)" style:apply-style-name="Written" style:base-cell-address="'IEEE Cover'.A2"/>
    </style:style>
    <style:style style:name="ce832" style:family="table-cell" style:parent-style-name="Default">
      <style:table-cell-properties fo:wrap-option="wrap"/>
      <style:map style:condition="is-true-formula([.$Y2]=&quot;Written&quot;)" style:apply-style-name="Written" style:base-cell-address="'IEEE Cover'.A2"/>
    </style:style>
    <style:style style:name="ce833" style:family="table-cell" style:parent-style-name="Default">
      <style:table-cell-properties fo:wrap-option="wrap"/>
      <style:map style:condition="is-true-formula([.$Y2]=&quot;Written&quot;)" style:apply-style-name="Written" style:base-cell-address="'IEEE Cover'.A2"/>
    </style:style>
    <style:style style:name="ce834" style:family="table-cell" style:parent-style-name="Default">
      <style:table-cell-properties fo:wrap-option="wrap"/>
      <style:map style:condition="is-true-formula([.$Y2]=&quot;Written&quot;)" style:apply-style-name="Written" style:base-cell-address="'IEEE Cover'.A2"/>
    </style:style>
    <style:style style:name="ce835" style:family="table-cell" style:parent-style-name="Default">
      <style:table-cell-properties fo:wrap-option="wrap"/>
      <style:map style:condition="is-true-formula([.$Y2]=&quot;Written&quot;)" style:apply-style-name="Written" style:base-cell-address="'IEEE Cover'.A2"/>
    </style:style>
    <style:style style:name="ce836" style:family="table-cell" style:parent-style-name="Default">
      <style:table-cell-properties fo:wrap-option="wrap"/>
      <style:map style:condition="is-true-formula([.$Y2]=&quot;Written&quot;)" style:apply-style-name="Written" style:base-cell-address="'IEEE Cover'.A2"/>
    </style:style>
    <style:style style:name="ce837" style:family="table-cell" style:parent-style-name="Default">
      <style:table-cell-properties fo:wrap-option="wrap"/>
      <style:map style:condition="is-true-formula([.$Y2]=&quot;Written&quot;)" style:apply-style-name="Written" style:base-cell-address="'IEEE Cover'.A2"/>
    </style:style>
    <style:style style:name="ce838" style:family="table-cell" style:parent-style-name="Default">
      <style:table-cell-properties fo:wrap-option="wrap"/>
      <style:map style:condition="is-true-formula([.$Y2]=&quot;Written&quot;)" style:apply-style-name="Written" style:base-cell-address="'IEEE Cover'.A2"/>
    </style:style>
    <style:style style:name="ce839" style:family="table-cell" style:parent-style-name="Default">
      <style:table-cell-properties fo:wrap-option="wrap"/>
      <style:map style:condition="is-true-formula([.$Y2]=&quot;Written&quot;)" style:apply-style-name="Written" style:base-cell-address="'IEEE Cover'.A2"/>
    </style:style>
    <style:style style:name="ce840" style:family="table-cell" style:parent-style-name="Default">
      <style:table-cell-properties fo:wrap-option="wrap"/>
      <style:map style:condition="is-true-formula([.$Y2]=&quot;Written&quot;)" style:apply-style-name="Written" style:base-cell-address="'IEEE Cover'.A2"/>
    </style:style>
    <style:style style:name="ce841" style:family="table-cell" style:parent-style-name="Default">
      <style:table-cell-properties fo:wrap-option="wrap"/>
      <style:map style:condition="is-true-formula([.$Y2]=&quot;Written&quot;)" style:apply-style-name="Written" style:base-cell-address="'IEEE Cover'.A2"/>
    </style:style>
    <style:style style:name="ce842" style:family="table-cell" style:parent-style-name="Default">
      <style:table-cell-properties fo:wrap-option="wrap"/>
      <style:map style:condition="is-true-formula([.$Y2]=&quot;Written&quot;)" style:apply-style-name="Written" style:base-cell-address="'IEEE Cover'.A2"/>
    </style:style>
    <style:style style:name="ce843" style:family="table-cell" style:parent-style-name="Default">
      <style:table-cell-properties fo:wrap-option="wrap"/>
      <style:map style:condition="is-true-formula([.$Y2]=&quot;Written&quot;)" style:apply-style-name="Written" style:base-cell-address="'IEEE Cover'.A2"/>
    </style:style>
    <style:style style:name="ce844" style:family="table-cell" style:parent-style-name="Default">
      <style:table-cell-properties fo:wrap-option="wrap"/>
      <style:map style:condition="is-true-formula([.$Y2]=&quot;Written&quot;)" style:apply-style-name="Written" style:base-cell-address="'IEEE Cover'.A2"/>
    </style:style>
    <style:style style:name="ce845" style:family="table-cell" style:parent-style-name="Default">
      <style:table-cell-properties fo:wrap-option="wrap"/>
      <style:map style:condition="is-true-formula([.$Y2]=&quot;Written&quot;)" style:apply-style-name="Written" style:base-cell-address="'IEEE Cover'.A2"/>
    </style:style>
    <style:style style:name="ce846" style:family="table-cell" style:parent-style-name="Default">
      <style:table-cell-properties fo:wrap-option="wrap"/>
      <style:map style:condition="is-true-formula([.$Y2]=&quot;Written&quot;)" style:apply-style-name="Written" style:base-cell-address="'IEEE Cover'.A2"/>
    </style:style>
    <style:style style:name="ce847" style:family="table-cell" style:parent-style-name="Default">
      <style:table-cell-properties fo:wrap-option="wrap"/>
      <style:map style:condition="is-true-formula([.$Y2]=&quot;Written&quot;)" style:apply-style-name="Written" style:base-cell-address="'IEEE Cover'.A2"/>
    </style:style>
    <style:style style:name="ce848" style:family="table-cell" style:parent-style-name="Default">
      <style:table-cell-properties fo:wrap-option="wrap"/>
      <style:map style:condition="is-true-formula([.$Y2]=&quot;Written&quot;)" style:apply-style-name="Written" style:base-cell-address="'IEEE Cover'.A2"/>
    </style:style>
    <style:style style:name="ce849" style:family="table-cell" style:parent-style-name="Default">
      <style:table-cell-properties fo:wrap-option="wrap"/>
      <style:map style:condition="is-true-formula([.$Y2]=&quot;Written&quot;)" style:apply-style-name="Written" style:base-cell-address="'IEEE Cover'.A2"/>
    </style:style>
    <style:style style:name="ce850" style:family="table-cell" style:parent-style-name="Default">
      <style:table-cell-properties fo:wrap-option="wrap"/>
      <style:map style:condition="is-true-formula([.$Y2]=&quot;Written&quot;)" style:apply-style-name="Written" style:base-cell-address="'IEEE Cover'.A2"/>
    </style:style>
    <style:style style:name="ce851" style:family="table-cell" style:parent-style-name="Default">
      <style:table-cell-properties fo:wrap-option="wrap"/>
      <style:map style:condition="is-true-formula([.$Y2]=&quot;Written&quot;)" style:apply-style-name="Written" style:base-cell-address="'IEEE Cover'.A2"/>
    </style:style>
    <style:style style:name="ce852" style:family="table-cell" style:parent-style-name="Default">
      <style:table-cell-properties fo:wrap-option="wrap"/>
      <style:map style:condition="is-true-formula([.$Y2]=&quot;Written&quot;)" style:apply-style-name="Written" style:base-cell-address="'IEEE Cover'.A2"/>
    </style:style>
    <style:style style:name="ce853" style:family="table-cell" style:parent-style-name="Default">
      <style:table-cell-properties fo:wrap-option="wrap"/>
      <style:map style:condition="is-true-formula([.$Y2]=&quot;Written&quot;)" style:apply-style-name="Written" style:base-cell-address="'IEEE Cover'.A2"/>
    </style:style>
    <style:style style:name="ce854" style:family="table-cell" style:parent-style-name="Default">
      <style:table-cell-properties fo:wrap-option="wrap"/>
      <style:map style:condition="is-true-formula([.$Y2]=&quot;Written&quot;)" style:apply-style-name="Written" style:base-cell-address="'IEEE Cover'.A2"/>
    </style:style>
    <style:style style:name="ce855" style:family="table-cell" style:parent-style-name="Default">
      <style:table-cell-properties fo:wrap-option="wrap"/>
      <style:map style:condition="is-true-formula([.$Y2]=&quot;Written&quot;)" style:apply-style-name="Written" style:base-cell-address="'IEEE Cover'.A2"/>
    </style:style>
    <style:style style:name="ce856" style:family="table-cell" style:parent-style-name="Default">
      <style:table-cell-properties fo:wrap-option="wrap"/>
      <style:map style:condition="is-true-formula([.$Y2]=&quot;Written&quot;)" style:apply-style-name="Written" style:base-cell-address="'IEEE Cover'.A2"/>
    </style:style>
    <style:style style:name="ce857" style:family="table-cell" style:parent-style-name="Default">
      <style:table-cell-properties fo:wrap-option="wrap"/>
      <style:map style:condition="is-true-formula([.$Y2]=&quot;Written&quot;)" style:apply-style-name="Written" style:base-cell-address="'IEEE Cover'.A2"/>
    </style:style>
    <style:style style:name="ce858" style:family="table-cell" style:parent-style-name="Default">
      <style:table-cell-properties fo:wrap-option="wrap"/>
      <style:map style:condition="is-true-formula([.$Y2]=&quot;Written&quot;)" style:apply-style-name="Written" style:base-cell-address="'IEEE Cover'.A2"/>
    </style:style>
    <style:style style:name="ce859" style:family="table-cell" style:parent-style-name="Default">
      <style:table-cell-properties fo:wrap-option="wrap"/>
      <style:map style:condition="is-true-formula([.$Y2]=&quot;Written&quot;)" style:apply-style-name="Written" style:base-cell-address="'IEEE Cover'.A2"/>
    </style:style>
    <style:style style:name="ce860" style:family="table-cell" style:parent-style-name="Default">
      <style:table-cell-properties fo:wrap-option="wrap"/>
      <style:map style:condition="is-true-formula([.$Y2]=&quot;Written&quot;)" style:apply-style-name="Written" style:base-cell-address="'IEEE Cover'.A2"/>
    </style:style>
    <style:style style:name="ce861" style:family="table-cell" style:parent-style-name="Default">
      <style:table-cell-properties fo:wrap-option="wrap"/>
      <style:map style:condition="is-true-formula([.$Y2]=&quot;Written&quot;)" style:apply-style-name="Written" style:base-cell-address="'IEEE Cover'.A2"/>
    </style:style>
    <style:style style:name="ce862" style:family="table-cell" style:parent-style-name="Default">
      <style:table-cell-properties fo:wrap-option="wrap"/>
      <style:map style:condition="is-true-formula([.$Y2]=&quot;Written&quot;)" style:apply-style-name="Written" style:base-cell-address="'IEEE Cover'.A2"/>
    </style:style>
    <style:style style:name="ce863" style:family="table-cell" style:parent-style-name="Default">
      <style:table-cell-properties fo:wrap-option="wrap"/>
      <style:map style:condition="is-true-formula([.$Y2]=&quot;Written&quot;)" style:apply-style-name="Written" style:base-cell-address="'IEEE Cover'.A2"/>
    </style:style>
    <style:style style:name="ce864" style:family="table-cell" style:parent-style-name="Default">
      <style:table-cell-properties fo:wrap-option="wrap"/>
      <style:map style:condition="is-true-formula([.$Y2]=&quot;Written&quot;)" style:apply-style-name="Written" style:base-cell-address="'IEEE Cover'.A2"/>
    </style:style>
    <style:style style:name="ce865" style:family="table-cell" style:parent-style-name="Default">
      <style:table-cell-properties fo:wrap-option="wrap"/>
      <style:map style:condition="is-true-formula([.$Y2]=&quot;Written&quot;)" style:apply-style-name="Written" style:base-cell-address="'IEEE Cover'.A2"/>
    </style:style>
    <style:style style:name="ce866" style:family="table-cell" style:parent-style-name="Default">
      <style:table-cell-properties fo:wrap-option="wrap"/>
      <style:map style:condition="is-true-formula([.$Y2]=&quot;Written&quot;)" style:apply-style-name="Written" style:base-cell-address="'IEEE Cover'.A2"/>
    </style:style>
    <style:style style:name="ce867" style:family="table-cell" style:parent-style-name="Default">
      <style:table-cell-properties fo:wrap-option="wrap"/>
      <style:map style:condition="is-true-formula([.$Y2]=&quot;Written&quot;)" style:apply-style-name="Written" style:base-cell-address="'IEEE Cover'.A2"/>
    </style:style>
    <style:style style:name="ce868" style:family="table-cell" style:parent-style-name="Default">
      <style:table-cell-properties fo:wrap-option="wrap"/>
      <style:map style:condition="is-true-formula([.$Y2]=&quot;Written&quot;)" style:apply-style-name="Written" style:base-cell-address="'IEEE Cover'.A2"/>
    </style:style>
    <style:style style:name="ce869" style:family="table-cell" style:parent-style-name="Default">
      <style:table-cell-properties fo:wrap-option="wrap"/>
      <style:map style:condition="is-true-formula([.$Y2]=&quot;Written&quot;)" style:apply-style-name="Written" style:base-cell-address="'IEEE Cover'.A2"/>
    </style:style>
    <style:style style:name="ce870" style:family="table-cell" style:parent-style-name="Default">
      <style:table-cell-properties fo:wrap-option="wrap"/>
      <style:map style:condition="is-true-formula([.$Y2]=&quot;Written&quot;)" style:apply-style-name="Written" style:base-cell-address="'IEEE Cover'.A2"/>
    </style:style>
    <style:style style:name="ce871" style:family="table-cell" style:parent-style-name="Default">
      <style:table-cell-properties fo:wrap-option="wrap"/>
      <style:map style:condition="is-true-formula([.$Y2]=&quot;Written&quot;)" style:apply-style-name="Written" style:base-cell-address="'IEEE Cover'.A2"/>
    </style:style>
    <style:style style:name="ce872" style:family="table-cell" style:parent-style-name="Default">
      <style:table-cell-properties fo:wrap-option="wrap"/>
      <style:map style:condition="is-true-formula([.$Y2]=&quot;Written&quot;)" style:apply-style-name="Written" style:base-cell-address="'IEEE Cover'.A2"/>
    </style:style>
    <style:style style:name="ce873" style:family="table-cell" style:parent-style-name="Default">
      <style:table-cell-properties fo:wrap-option="wrap"/>
      <style:map style:condition="is-true-formula([.$Y2]=&quot;Written&quot;)" style:apply-style-name="Written" style:base-cell-address="'IEEE Cover'.A2"/>
    </style:style>
    <style:style style:name="ce874" style:family="table-cell" style:parent-style-name="Default">
      <style:table-cell-properties fo:wrap-option="wrap"/>
      <style:map style:condition="is-true-formula([.$Y2]=&quot;Written&quot;)" style:apply-style-name="Written" style:base-cell-address="'IEEE Cover'.A2"/>
    </style:style>
    <style:style style:name="ce875" style:family="table-cell" style:parent-style-name="Default">
      <style:table-cell-properties fo:wrap-option="wrap"/>
      <style:map style:condition="is-true-formula([.$Y2]=&quot;Written&quot;)" style:apply-style-name="Written" style:base-cell-address="'IEEE Cover'.A2"/>
    </style:style>
    <style:style style:name="ce876" style:family="table-cell" style:parent-style-name="Default">
      <style:table-cell-properties fo:wrap-option="wrap"/>
      <style:map style:condition="is-true-formula([.$Y2]=&quot;Written&quot;)" style:apply-style-name="Written" style:base-cell-address="'IEEE Cover'.A2"/>
    </style:style>
    <style:style style:name="ce877" style:family="table-cell" style:parent-style-name="Default">
      <style:table-cell-properties fo:wrap-option="wrap"/>
      <style:map style:condition="is-true-formula([.$Y2]=&quot;Written&quot;)" style:apply-style-name="Written" style:base-cell-address="'IEEE Cover'.A2"/>
    </style:style>
    <style:style style:name="ce878" style:family="table-cell" style:parent-style-name="Default">
      <style:table-cell-properties fo:wrap-option="wrap"/>
      <style:map style:condition="is-true-formula([.$Y2]=&quot;Written&quot;)" style:apply-style-name="Written" style:base-cell-address="'IEEE Cover'.A2"/>
    </style:style>
    <style:style style:name="ce879" style:family="table-cell" style:parent-style-name="Default">
      <style:table-cell-properties fo:wrap-option="wrap"/>
      <style:map style:condition="is-true-formula([.$Y2]=&quot;Written&quot;)" style:apply-style-name="Written" style:base-cell-address="'IEEE Cover'.A2"/>
    </style:style>
    <style:style style:name="ce880" style:family="table-cell" style:parent-style-name="Default">
      <style:table-cell-properties fo:wrap-option="wrap"/>
      <style:map style:condition="is-true-formula([.$Y2]=&quot;Written&quot;)" style:apply-style-name="Written" style:base-cell-address="'IEEE Cover'.A2"/>
    </style:style>
    <style:style style:name="ce881" style:family="table-cell" style:parent-style-name="Default">
      <style:table-cell-properties fo:wrap-option="wrap"/>
      <style:map style:condition="is-true-formula([.$Y2]=&quot;Written&quot;)" style:apply-style-name="Written" style:base-cell-address="'IEEE Cover'.A2"/>
    </style:style>
    <style:style style:name="ce882" style:family="table-cell" style:parent-style-name="Default">
      <style:table-cell-properties fo:wrap-option="wrap"/>
      <style:map style:condition="is-true-formula([.$Y2]=&quot;Written&quot;)" style:apply-style-name="Written" style:base-cell-address="'IEEE Cover'.A2"/>
    </style:style>
    <style:style style:name="ce883" style:family="table-cell" style:parent-style-name="Default">
      <style:table-cell-properties fo:wrap-option="wrap"/>
      <style:map style:condition="is-true-formula([.$Y2]=&quot;Written&quot;)" style:apply-style-name="Written" style:base-cell-address="'IEEE Cover'.A2"/>
    </style:style>
    <style:style style:name="ce884" style:family="table-cell" style:parent-style-name="Default">
      <style:table-cell-properties fo:wrap-option="wrap"/>
      <style:map style:condition="is-true-formula([.$Y2]=&quot;Written&quot;)" style:apply-style-name="Written" style:base-cell-address="'IEEE Cover'.A2"/>
    </style:style>
    <style:style style:name="ce885" style:family="table-cell" style:parent-style-name="Default">
      <style:table-cell-properties fo:wrap-option="wrap"/>
      <style:map style:condition="is-true-formula([.$Y2]=&quot;Written&quot;)" style:apply-style-name="Written" style:base-cell-address="'IEEE Cover'.A2"/>
    </style:style>
    <style:style style:name="ce886" style:family="table-cell" style:parent-style-name="Default">
      <style:table-cell-properties fo:wrap-option="wrap"/>
      <style:map style:condition="is-true-formula([.$Y2]=&quot;Written&quot;)" style:apply-style-name="Written" style:base-cell-address="'IEEE Cover'.A2"/>
    </style:style>
    <style:style style:name="ce887" style:family="table-cell" style:parent-style-name="Default">
      <style:table-cell-properties fo:wrap-option="wrap"/>
      <style:map style:condition="is-true-formula([.$Y2]=&quot;Written&quot;)" style:apply-style-name="Written" style:base-cell-address="'IEEE Cover'.A2"/>
    </style:style>
    <style:style style:name="ce888" style:family="table-cell" style:parent-style-name="Default">
      <style:table-cell-properties fo:wrap-option="wrap"/>
      <style:map style:condition="is-true-formula([.$Y2]=&quot;Written&quot;)" style:apply-style-name="Written" style:base-cell-address="'IEEE Cover'.A2"/>
    </style:style>
    <style:style style:name="ce889" style:family="table-cell" style:parent-style-name="Default">
      <style:table-cell-properties fo:wrap-option="wrap"/>
      <style:map style:condition="is-true-formula([.$Y2]=&quot;Written&quot;)" style:apply-style-name="Written" style:base-cell-address="'IEEE Cover'.A2"/>
    </style:style>
    <style:style style:name="ce890" style:family="table-cell" style:parent-style-name="Default">
      <style:table-cell-properties fo:wrap-option="wrap"/>
      <style:map style:condition="is-true-formula([.$Y2]=&quot;Written&quot;)" style:apply-style-name="Written" style:base-cell-address="'IEEE Cover'.A2"/>
    </style:style>
    <style:style style:name="ce891" style:family="table-cell" style:parent-style-name="Default">
      <style:table-cell-properties fo:wrap-option="wrap"/>
      <style:map style:condition="is-true-formula([.$Y2]=&quot;Written&quot;)" style:apply-style-name="Written" style:base-cell-address="'IEEE Cover'.A2"/>
    </style:style>
    <style:style style:name="ce892" style:family="table-cell" style:parent-style-name="Default">
      <style:table-cell-properties fo:wrap-option="wrap"/>
      <style:map style:condition="is-true-formula([.$Y2]=&quot;Written&quot;)" style:apply-style-name="Written" style:base-cell-address="'IEEE Cover'.A2"/>
    </style:style>
    <style:style style:name="ce893" style:family="table-cell" style:parent-style-name="Default">
      <style:table-cell-properties fo:wrap-option="wrap"/>
      <style:map style:condition="is-true-formula([.$Y2]=&quot;Written&quot;)" style:apply-style-name="Written" style:base-cell-address="'IEEE Cover'.A2"/>
    </style:style>
    <style:style style:name="ce894" style:family="table-cell" style:parent-style-name="Default">
      <style:table-cell-properties fo:wrap-option="wrap"/>
      <style:map style:condition="is-true-formula([.$Y2]=&quot;Written&quot;)" style:apply-style-name="Written" style:base-cell-address="'IEEE Cover'.A2"/>
    </style:style>
    <style:style style:name="ce895" style:family="table-cell" style:parent-style-name="Default">
      <style:table-cell-properties fo:wrap-option="wrap"/>
      <style:map style:condition="is-true-formula([.$Y2]=&quot;Written&quot;)" style:apply-style-name="Written" style:base-cell-address="'IEEE Cover'.A2"/>
    </style:style>
    <style:style style:name="ce896" style:family="table-cell" style:parent-style-name="Default">
      <style:table-cell-properties fo:wrap-option="wrap"/>
      <style:map style:condition="is-true-formula([.$Y2]=&quot;Written&quot;)" style:apply-style-name="Written" style:base-cell-address="'IEEE Cover'.A2"/>
    </style:style>
    <style:style style:name="ce897" style:family="table-cell" style:parent-style-name="Default">
      <style:table-cell-properties fo:wrap-option="wrap"/>
      <style:map style:condition="is-true-formula([.$Y2]=&quot;Written&quot;)" style:apply-style-name="Written" style:base-cell-address="'IEEE Cover'.A2"/>
    </style:style>
    <style:style style:name="ce898" style:family="table-cell" style:parent-style-name="Default">
      <style:table-cell-properties fo:wrap-option="wrap"/>
      <style:map style:condition="is-true-formula([.$Y2]=&quot;Written&quot;)" style:apply-style-name="Written" style:base-cell-address="'IEEE Cover'.A2"/>
    </style:style>
    <style:style style:name="ce899" style:family="table-cell" style:parent-style-name="Default">
      <style:table-cell-properties fo:wrap-option="wrap"/>
      <style:map style:condition="is-true-formula([.$Y2]=&quot;Written&quot;)" style:apply-style-name="Written" style:base-cell-address="'IEEE Cover'.A2"/>
    </style:style>
    <style:style style:name="ce900" style:family="table-cell" style:parent-style-name="Default">
      <style:table-cell-properties fo:wrap-option="wrap"/>
      <style:map style:condition="is-true-formula([.$Y2]=&quot;Written&quot;)" style:apply-style-name="Written" style:base-cell-address="'IEEE Cover'.A2"/>
    </style:style>
    <style:style style:name="ce901" style:family="table-cell" style:parent-style-name="Default">
      <style:table-cell-properties fo:wrap-option="wrap"/>
      <style:map style:condition="is-true-formula([.$Y2]=&quot;Written&quot;)" style:apply-style-name="Written" style:base-cell-address="'IEEE Cover'.A2"/>
    </style:style>
    <style:style style:name="ce902" style:family="table-cell" style:parent-style-name="Default">
      <style:table-cell-properties fo:wrap-option="wrap"/>
      <style:map style:condition="is-true-formula([.$Y2]=&quot;Written&quot;)" style:apply-style-name="Written" style:base-cell-address="'IEEE Cover'.A2"/>
    </style:style>
    <style:style style:name="ce903" style:family="table-cell" style:parent-style-name="Default">
      <style:table-cell-properties fo:wrap-option="wrap"/>
      <style:map style:condition="is-true-formula([.$Y2]=&quot;Written&quot;)" style:apply-style-name="Written" style:base-cell-address="'IEEE Cover'.A2"/>
    </style:style>
    <style:style style:name="ce904" style:family="table-cell" style:parent-style-name="Default">
      <style:table-cell-properties fo:wrap-option="wrap"/>
      <style:map style:condition="is-true-formula([.$Y2]=&quot;Written&quot;)" style:apply-style-name="Written" style:base-cell-address="'IEEE Cover'.A2"/>
    </style:style>
    <style:style style:name="ce905" style:family="table-cell" style:parent-style-name="Default">
      <style:table-cell-properties fo:wrap-option="wrap"/>
      <style:map style:condition="is-true-formula([.$Y2]=&quot;Written&quot;)" style:apply-style-name="Written" style:base-cell-address="'IEEE Cover'.A2"/>
    </style:style>
    <style:style style:name="ce906" style:family="table-cell" style:parent-style-name="Default">
      <style:table-cell-properties fo:wrap-option="wrap"/>
      <style:map style:condition="is-true-formula([.$Y2]=&quot;Written&quot;)" style:apply-style-name="Written" style:base-cell-address="'IEEE Cover'.A2"/>
    </style:style>
    <style:style style:name="ce907" style:family="table-cell" style:parent-style-name="Default">
      <style:table-cell-properties fo:wrap-option="wrap"/>
      <style:map style:condition="is-true-formula([.$Y2]=&quot;Written&quot;)" style:apply-style-name="Written" style:base-cell-address="'IEEE Cover'.A2"/>
    </style:style>
    <style:style style:name="ce908" style:family="table-cell" style:parent-style-name="Default">
      <style:table-cell-properties fo:wrap-option="wrap"/>
      <style:map style:condition="is-true-formula([.$Y2]=&quot;Written&quot;)" style:apply-style-name="Written" style:base-cell-address="'IEEE Cover'.A2"/>
    </style:style>
    <style:style style:name="ce909" style:family="table-cell" style:parent-style-name="Default">
      <style:table-cell-properties fo:wrap-option="wrap"/>
      <style:map style:condition="is-true-formula([.$Y2]=&quot;Written&quot;)" style:apply-style-name="Written" style:base-cell-address="'IEEE Cover'.A2"/>
    </style:style>
    <style:style style:name="ce910" style:family="table-cell" style:parent-style-name="Default">
      <style:table-cell-properties fo:wrap-option="wrap"/>
      <style:map style:condition="is-true-formula([.$Y2]=&quot;Written&quot;)" style:apply-style-name="Written" style:base-cell-address="'IEEE Cover'.A2"/>
    </style:style>
    <style:style style:name="ce911" style:family="table-cell" style:parent-style-name="Default">
      <style:table-cell-properties fo:wrap-option="wrap"/>
      <style:map style:condition="is-true-formula([.$Y2]=&quot;Written&quot;)" style:apply-style-name="Written" style:base-cell-address="'IEEE Cover'.A2"/>
    </style:style>
    <style:style style:name="ce912" style:family="table-cell" style:parent-style-name="Default">
      <style:table-cell-properties fo:wrap-option="wrap"/>
      <style:map style:condition="is-true-formula([.$Y2]=&quot;Written&quot;)" style:apply-style-name="Written" style:base-cell-address="'IEEE Cover'.A2"/>
    </style:style>
    <style:style style:name="ce913" style:family="table-cell" style:parent-style-name="Default">
      <style:table-cell-properties fo:wrap-option="wrap"/>
      <style:map style:condition="is-true-formula([.$Y2]=&quot;Written&quot;)" style:apply-style-name="Written" style:base-cell-address="'IEEE Cover'.A2"/>
    </style:style>
    <style:style style:name="ce914" style:family="table-cell" style:parent-style-name="Default">
      <style:table-cell-properties fo:wrap-option="wrap"/>
      <style:map style:condition="is-true-formula([.$Y2]=&quot;Written&quot;)" style:apply-style-name="Written" style:base-cell-address="'IEEE Cover'.A2"/>
    </style:style>
    <style:style style:name="ce915" style:family="table-cell" style:parent-style-name="Default">
      <style:table-cell-properties fo:wrap-option="wrap"/>
      <style:map style:condition="is-true-formula([.$Y2]=&quot;Written&quot;)" style:apply-style-name="Written" style:base-cell-address="'IEEE Cover'.A2"/>
    </style:style>
    <style:style style:name="ce916" style:family="table-cell" style:parent-style-name="Default">
      <style:table-cell-properties fo:wrap-option="wrap"/>
      <style:map style:condition="is-true-formula([.$Y2]=&quot;Written&quot;)" style:apply-style-name="Written" style:base-cell-address="'IEEE Cover'.A2"/>
    </style:style>
    <style:style style:name="ce917" style:family="table-cell" style:parent-style-name="Default">
      <style:table-cell-properties fo:wrap-option="wrap"/>
      <style:map style:condition="is-true-formula([.$Y2]=&quot;Written&quot;)" style:apply-style-name="Written" style:base-cell-address="'IEEE Cover'.A2"/>
    </style:style>
    <style:style style:name="ce918" style:family="table-cell" style:parent-style-name="Default">
      <style:table-cell-properties fo:wrap-option="wrap"/>
      <style:map style:condition="is-true-formula([.$Y2]=&quot;Written&quot;)" style:apply-style-name="Written" style:base-cell-address="'IEEE Cover'.A2"/>
    </style:style>
    <style:style style:name="ce919" style:family="table-cell" style:parent-style-name="Default">
      <style:table-cell-properties fo:wrap-option="wrap"/>
      <style:map style:condition="is-true-formula([.$Y2]=&quot;Written&quot;)" style:apply-style-name="Written" style:base-cell-address="'IEEE Cover'.A2"/>
    </style:style>
    <style:style style:name="ce920" style:family="table-cell" style:parent-style-name="Default">
      <style:table-cell-properties fo:wrap-option="wrap"/>
      <style:map style:condition="is-true-formula([.$Y2]=&quot;Written&quot;)" style:apply-style-name="Written" style:base-cell-address="'IEEE Cover'.A2"/>
    </style:style>
    <style:style style:name="ce921" style:family="table-cell" style:parent-style-name="Default">
      <style:table-cell-properties fo:wrap-option="wrap"/>
      <style:map style:condition="is-true-formula([.$Y2]=&quot;Written&quot;)" style:apply-style-name="Written" style:base-cell-address="'IEEE Cover'.A2"/>
    </style:style>
    <style:style style:name="ce922" style:family="table-cell" style:parent-style-name="Default">
      <style:table-cell-properties fo:wrap-option="wrap"/>
      <style:map style:condition="is-true-formula([.$Y2]=&quot;Written&quot;)" style:apply-style-name="Written" style:base-cell-address="'IEEE Cover'.A2"/>
    </style:style>
    <style:style style:name="ce923" style:family="table-cell" style:parent-style-name="Default">
      <style:table-cell-properties fo:wrap-option="wrap"/>
      <style:map style:condition="is-true-formula([.$Y2]=&quot;Written&quot;)" style:apply-style-name="Written" style:base-cell-address="'IEEE Cover'.A2"/>
    </style:style>
    <style:style style:name="ce924" style:family="table-cell" style:parent-style-name="Default">
      <style:table-cell-properties fo:wrap-option="wrap"/>
      <style:map style:condition="is-true-formula([.$Y2]=&quot;Written&quot;)" style:apply-style-name="Written" style:base-cell-address="'IEEE Cover'.A2"/>
    </style:style>
    <style:style style:name="ce925" style:family="table-cell" style:parent-style-name="Default">
      <style:table-cell-properties fo:wrap-option="wrap"/>
      <style:map style:condition="is-true-formula([.$Y2]=&quot;Written&quot;)" style:apply-style-name="Written" style:base-cell-address="'IEEE Cover'.A2"/>
    </style:style>
    <style:style style:name="ce926" style:family="table-cell" style:parent-style-name="Default">
      <style:table-cell-properties fo:wrap-option="wrap"/>
      <style:map style:condition="is-true-formula([.$Y2]=&quot;Written&quot;)" style:apply-style-name="Written" style:base-cell-address="'IEEE Cover'.A2"/>
    </style:style>
    <style:style style:name="ce927" style:family="table-cell" style:parent-style-name="Default">
      <style:table-cell-properties fo:wrap-option="wrap"/>
      <style:map style:condition="is-true-formula([.$Y2]=&quot;Written&quot;)" style:apply-style-name="Written" style:base-cell-address="'IEEE Cover'.A2"/>
    </style:style>
    <style:style style:name="ce928" style:family="table-cell" style:parent-style-name="Default">
      <style:table-cell-properties fo:wrap-option="wrap"/>
      <style:map style:condition="is-true-formula([.$Y2]=&quot;Written&quot;)" style:apply-style-name="Written" style:base-cell-address="'IEEE Cover'.A2"/>
    </style:style>
    <style:style style:name="ce929" style:family="table-cell" style:parent-style-name="Default">
      <style:table-cell-properties fo:wrap-option="wrap"/>
      <style:map style:condition="is-true-formula([.$Y2]=&quot;Written&quot;)" style:apply-style-name="Written" style:base-cell-address="'IEEE Cover'.A2"/>
    </style:style>
    <style:style style:name="ce930" style:family="table-cell" style:parent-style-name="Default">
      <style:table-cell-properties fo:wrap-option="wrap"/>
      <style:map style:condition="is-true-formula([.$Y2]=&quot;Written&quot;)" style:apply-style-name="Written" style:base-cell-address="'IEEE Cover'.A2"/>
    </style:style>
    <style:style style:name="ce931" style:family="table-cell" style:parent-style-name="Default">
      <style:table-cell-properties fo:wrap-option="wrap"/>
      <style:map style:condition="is-true-formula([.$Y2]=&quot;Written&quot;)" style:apply-style-name="Written" style:base-cell-address="'IEEE Cover'.A2"/>
    </style:style>
    <style:style style:name="ce932" style:family="table-cell" style:parent-style-name="Default">
      <style:table-cell-properties fo:wrap-option="wrap"/>
      <style:map style:condition="is-true-formula([.$Y2]=&quot;Written&quot;)" style:apply-style-name="Written" style:base-cell-address="'IEEE Cover'.A2"/>
    </style:style>
    <style:style style:name="ce933" style:family="table-cell" style:parent-style-name="Default">
      <style:table-cell-properties fo:wrap-option="wrap"/>
      <style:map style:condition="is-true-formula([.$Y2]=&quot;Written&quot;)" style:apply-style-name="Written" style:base-cell-address="'IEEE Cover'.A2"/>
    </style:style>
    <style:style style:name="ce934" style:family="table-cell" style:parent-style-name="Default">
      <style:table-cell-properties fo:wrap-option="wrap"/>
      <style:map style:condition="is-true-formula([.$Y2]=&quot;Written&quot;)" style:apply-style-name="Written" style:base-cell-address="'IEEE Cover'.A2"/>
    </style:style>
    <style:style style:name="ce935" style:family="table-cell" style:parent-style-name="Default">
      <style:table-cell-properties fo:wrap-option="wrap"/>
      <style:map style:condition="is-true-formula([.$Y2]=&quot;Written&quot;)" style:apply-style-name="Written" style:base-cell-address="'IEEE Cover'.A2"/>
    </style:style>
    <style:style style:name="ce936" style:family="table-cell" style:parent-style-name="Default">
      <style:table-cell-properties fo:wrap-option="wrap"/>
      <style:map style:condition="is-true-formula([.$Y2]=&quot;Written&quot;)" style:apply-style-name="Written" style:base-cell-address="'IEEE Cover'.A2"/>
    </style:style>
    <style:style style:name="ce937" style:family="table-cell" style:parent-style-name="Default">
      <style:table-cell-properties fo:wrap-option="wrap"/>
      <style:map style:condition="is-true-formula([.$Y2]=&quot;Written&quot;)" style:apply-style-name="Written" style:base-cell-address="'IEEE Cover'.A2"/>
    </style:style>
    <style:style style:name="ce938" style:family="table-cell" style:parent-style-name="Default">
      <style:table-cell-properties fo:wrap-option="wrap"/>
      <style:map style:condition="is-true-formula([.$Y2]=&quot;Written&quot;)" style:apply-style-name="Written" style:base-cell-address="'IEEE Cover'.A2"/>
    </style:style>
    <style:style style:name="ce939" style:family="table-cell" style:parent-style-name="Default">
      <style:table-cell-properties fo:wrap-option="wrap"/>
      <style:map style:condition="is-true-formula([.$Y2]=&quot;Written&quot;)" style:apply-style-name="Written" style:base-cell-address="'IEEE Cover'.A2"/>
    </style:style>
    <style:style style:name="ce940" style:family="table-cell" style:parent-style-name="Default">
      <style:table-cell-properties fo:wrap-option="wrap"/>
      <style:map style:condition="is-true-formula([.$Y2]=&quot;Written&quot;)" style:apply-style-name="Written" style:base-cell-address="'IEEE Cover'.A2"/>
    </style:style>
    <style:style style:name="ce941" style:family="table-cell" style:parent-style-name="Default">
      <style:table-cell-properties fo:wrap-option="wrap"/>
      <style:map style:condition="is-true-formula([.$Y2]=&quot;Written&quot;)" style:apply-style-name="Written" style:base-cell-address="'IEEE Cover'.A2"/>
    </style:style>
    <style:style style:name="ce942" style:family="table-cell" style:parent-style-name="Default">
      <style:table-cell-properties fo:wrap-option="wrap"/>
      <style:map style:condition="is-true-formula([.$Y2]=&quot;Written&quot;)" style:apply-style-name="Written" style:base-cell-address="'IEEE Cover'.A2"/>
    </style:style>
    <style:style style:name="ce943" style:family="table-cell" style:parent-style-name="Default">
      <style:table-cell-properties fo:wrap-option="wrap"/>
      <style:map style:condition="is-true-formula([.$Y2]=&quot;Written&quot;)" style:apply-style-name="Written" style:base-cell-address="'IEEE Cover'.A2"/>
    </style:style>
    <style:style style:name="ce944" style:family="table-cell" style:parent-style-name="Default">
      <style:table-cell-properties fo:wrap-option="wrap"/>
      <style:map style:condition="is-true-formula([.$Y2]=&quot;Written&quot;)" style:apply-style-name="Written" style:base-cell-address="'IEEE Cover'.A2"/>
    </style:style>
    <style:style style:name="ce945" style:family="table-cell" style:parent-style-name="Default">
      <style:table-cell-properties fo:wrap-option="wrap"/>
      <style:map style:condition="is-true-formula([.$Y2]=&quot;Written&quot;)" style:apply-style-name="Written" style:base-cell-address="'IEEE Cover'.A2"/>
    </style:style>
    <style:style style:name="ce946" style:family="table-cell" style:parent-style-name="Default">
      <style:table-cell-properties fo:wrap-option="wrap"/>
      <style:map style:condition="is-true-formula([.$Y2]=&quot;Written&quot;)" style:apply-style-name="Written" style:base-cell-address="'IEEE Cover'.A2"/>
    </style:style>
    <style:style style:name="ce947" style:family="table-cell" style:parent-style-name="Default">
      <style:table-cell-properties fo:wrap-option="wrap"/>
      <style:map style:condition="is-true-formula([.$Y2]=&quot;Written&quot;)" style:apply-style-name="Written" style:base-cell-address="'IEEE Cover'.A2"/>
    </style:style>
    <style:style style:name="ce948" style:family="table-cell" style:parent-style-name="Default">
      <style:table-cell-properties fo:wrap-option="wrap"/>
      <style:map style:condition="is-true-formula([.$Y2]=&quot;Written&quot;)" style:apply-style-name="Written" style:base-cell-address="'IEEE Cover'.A2"/>
    </style:style>
    <style:style style:name="ce949" style:family="table-cell" style:parent-style-name="Default">
      <style:table-cell-properties fo:wrap-option="wrap"/>
      <style:map style:condition="is-true-formula([.$Y2]=&quot;Written&quot;)" style:apply-style-name="Written" style:base-cell-address="'IEEE Cover'.A2"/>
    </style:style>
    <style:style style:name="ce950" style:family="table-cell" style:parent-style-name="Default">
      <style:table-cell-properties fo:wrap-option="wrap"/>
      <style:map style:condition="is-true-formula([.$Y2]=&quot;Written&quot;)" style:apply-style-name="Written" style:base-cell-address="'IEEE Cover'.A2"/>
    </style:style>
    <style:style style:name="ce951" style:family="table-cell" style:parent-style-name="Default">
      <style:table-cell-properties fo:wrap-option="wrap"/>
      <style:map style:condition="is-true-formula([.$Y2]=&quot;Written&quot;)" style:apply-style-name="Written" style:base-cell-address="'IEEE Cover'.A2"/>
    </style:style>
    <style:style style:name="ce952" style:family="table-cell" style:parent-style-name="Default">
      <style:table-cell-properties fo:wrap-option="wrap"/>
      <style:map style:condition="is-true-formula([.$Y2]=&quot;Written&quot;)" style:apply-style-name="Written" style:base-cell-address="'IEEE Cover'.A2"/>
    </style:style>
    <style:style style:name="ce953" style:family="table-cell" style:parent-style-name="Default">
      <style:table-cell-properties fo:wrap-option="wrap"/>
      <style:map style:condition="is-true-formula([.$Y2]=&quot;Written&quot;)" style:apply-style-name="Written" style:base-cell-address="'IEEE Cover'.A2"/>
    </style:style>
    <style:style style:name="ce954" style:family="table-cell" style:parent-style-name="Default">
      <style:table-cell-properties fo:wrap-option="wrap"/>
      <style:map style:condition="is-true-formula([.$Y2]=&quot;Written&quot;)" style:apply-style-name="Written" style:base-cell-address="'IEEE Cover'.A2"/>
    </style:style>
    <style:style style:name="ce955" style:family="table-cell" style:parent-style-name="Default">
      <style:table-cell-properties fo:wrap-option="wrap"/>
      <style:map style:condition="is-true-formula([.$Y2]=&quot;Written&quot;)" style:apply-style-name="Written" style:base-cell-address="'IEEE Cover'.A2"/>
    </style:style>
    <style:style style:name="ce956" style:family="table-cell" style:parent-style-name="Default">
      <style:table-cell-properties fo:wrap-option="wrap"/>
      <style:map style:condition="is-true-formula([.$Y2]=&quot;Written&quot;)" style:apply-style-name="Written" style:base-cell-address="'IEEE Cover'.A2"/>
    </style:style>
    <style:style style:name="ce957" style:family="table-cell" style:parent-style-name="Default">
      <style:table-cell-properties fo:wrap-option="wrap"/>
      <style:map style:condition="is-true-formula([.$Y2]=&quot;Written&quot;)" style:apply-style-name="Written" style:base-cell-address="'IEEE Cover'.A2"/>
    </style:style>
    <style:style style:name="ce958" style:family="table-cell" style:parent-style-name="Default">
      <style:table-cell-properties fo:wrap-option="wrap"/>
      <style:map style:condition="is-true-formula([.$Y2]=&quot;Written&quot;)" style:apply-style-name="Written" style:base-cell-address="'IEEE Cover'.A2"/>
    </style:style>
    <style:style style:name="ce959" style:family="table-cell" style:parent-style-name="Default">
      <style:table-cell-properties fo:wrap-option="wrap"/>
      <style:map style:condition="is-true-formula([.$Y2]=&quot;Written&quot;)" style:apply-style-name="Written" style:base-cell-address="'IEEE Cover'.A2"/>
    </style:style>
    <style:style style:name="ce960" style:family="table-cell" style:parent-style-name="Default">
      <style:table-cell-properties fo:wrap-option="wrap"/>
      <style:map style:condition="is-true-formula([.$Y2]=&quot;Written&quot;)" style:apply-style-name="Written" style:base-cell-address="'IEEE Cover'.A2"/>
    </style:style>
    <style:style style:name="ce961" style:family="table-cell" style:parent-style-name="Default">
      <style:table-cell-properties fo:wrap-option="wrap"/>
      <style:map style:condition="is-true-formula([.$Y2]=&quot;Written&quot;)" style:apply-style-name="Written" style:base-cell-address="'IEEE Cover'.A2"/>
    </style:style>
    <style:style style:name="ce962" style:family="table-cell" style:parent-style-name="Default">
      <style:table-cell-properties fo:wrap-option="wrap"/>
      <style:map style:condition="is-true-formula([.$Y2]=&quot;Written&quot;)" style:apply-style-name="Written" style:base-cell-address="'IEEE Cover'.A2"/>
    </style:style>
    <style:style style:name="ce963" style:family="table-cell" style:parent-style-name="Default">
      <style:table-cell-properties fo:wrap-option="wrap"/>
      <style:map style:condition="is-true-formula([.$Y2]=&quot;Written&quot;)" style:apply-style-name="Written" style:base-cell-address="'IEEE Cover'.A2"/>
    </style:style>
    <style:style style:name="ce964" style:family="table-cell" style:parent-style-name="Default">
      <style:table-cell-properties fo:wrap-option="wrap"/>
      <style:map style:condition="is-true-formula([.$Y2]=&quot;Written&quot;)" style:apply-style-name="Written" style:base-cell-address="'IEEE Cover'.A2"/>
    </style:style>
    <style:style style:name="ce965" style:family="table-cell" style:parent-style-name="Default">
      <style:table-cell-properties fo:wrap-option="wrap"/>
      <style:map style:condition="is-true-formula([.$Y2]=&quot;Written&quot;)" style:apply-style-name="Written" style:base-cell-address="'IEEE Cover'.A2"/>
    </style:style>
    <style:style style:name="ce966" style:family="table-cell" style:parent-style-name="Default">
      <style:table-cell-properties fo:wrap-option="wrap"/>
      <style:map style:condition="is-true-formula([.$Y2]=&quot;Written&quot;)" style:apply-style-name="Written" style:base-cell-address="'IEEE Cover'.A2"/>
    </style:style>
    <style:style style:name="ce967" style:family="table-cell" style:parent-style-name="Default">
      <style:table-cell-properties fo:wrap-option="wrap"/>
      <style:map style:condition="is-true-formula([.$Y2]=&quot;Written&quot;)" style:apply-style-name="Written" style:base-cell-address="'IEEE Cover'.A2"/>
    </style:style>
    <style:style style:name="ce968" style:family="table-cell" style:parent-style-name="Default">
      <style:table-cell-properties fo:wrap-option="wrap"/>
      <style:map style:condition="is-true-formula([.$Y2]=&quot;Written&quot;)" style:apply-style-name="Written" style:base-cell-address="'IEEE Cover'.A2"/>
    </style:style>
    <style:style style:name="ce969" style:family="table-cell" style:parent-style-name="Default">
      <style:table-cell-properties fo:wrap-option="wrap"/>
      <style:map style:condition="is-true-formula([.$Y2]=&quot;Written&quot;)" style:apply-style-name="Written" style:base-cell-address="'IEEE Cover'.A2"/>
    </style:style>
    <style:style style:name="ce970" style:family="table-cell" style:parent-style-name="Default">
      <style:table-cell-properties fo:wrap-option="wrap"/>
      <style:map style:condition="is-true-formula([.$Y2]=&quot;Written&quot;)" style:apply-style-name="Written" style:base-cell-address="'IEEE Cover'.A2"/>
    </style:style>
    <style:style style:name="ce971" style:family="table-cell" style:parent-style-name="Default">
      <style:table-cell-properties fo:wrap-option="wrap"/>
      <style:map style:condition="is-true-formula([.$Y2]=&quot;Written&quot;)" style:apply-style-name="Written" style:base-cell-address="'IEEE Cover'.A2"/>
    </style:style>
    <style:style style:name="ce972" style:family="table-cell" style:parent-style-name="Default">
      <style:table-cell-properties fo:wrap-option="wrap"/>
      <style:map style:condition="is-true-formula([.$Y2]=&quot;Written&quot;)" style:apply-style-name="Written" style:base-cell-address="'IEEE Cover'.A2"/>
    </style:style>
    <style:style style:name="ce973" style:family="table-cell" style:parent-style-name="Default">
      <style:table-cell-properties fo:wrap-option="wrap"/>
      <style:map style:condition="is-true-formula([.$Y2]=&quot;Written&quot;)" style:apply-style-name="Written" style:base-cell-address="'IEEE Cover'.A2"/>
    </style:style>
    <style:style style:name="ce974" style:family="table-cell" style:parent-style-name="Default">
      <style:table-cell-properties fo:wrap-option="wrap"/>
      <style:map style:condition="is-true-formula([.$Y2]=&quot;Written&quot;)" style:apply-style-name="Written" style:base-cell-address="'IEEE Cover'.A2"/>
    </style:style>
    <style:style style:name="ce975" style:family="table-cell" style:parent-style-name="Default">
      <style:table-cell-properties fo:wrap-option="wrap"/>
      <style:map style:condition="is-true-formula([.$Y2]=&quot;Written&quot;)" style:apply-style-name="Written" style:base-cell-address="'IEEE Cover'.A2"/>
    </style:style>
    <style:style style:name="ce976" style:family="table-cell" style:parent-style-name="Default">
      <style:table-cell-properties fo:wrap-option="wrap"/>
      <style:map style:condition="is-true-formula([.$Y2]=&quot;Written&quot;)" style:apply-style-name="Written" style:base-cell-address="'IEEE Cover'.A2"/>
    </style:style>
    <style:style style:name="ce977" style:family="table-cell" style:parent-style-name="Default">
      <style:table-cell-properties fo:wrap-option="wrap"/>
      <style:map style:condition="is-true-formula([.$Y2]=&quot;Written&quot;)" style:apply-style-name="Written" style:base-cell-address="'IEEE Cover'.A2"/>
    </style:style>
    <style:style style:name="ce978" style:family="table-cell" style:parent-style-name="Default">
      <style:table-cell-properties fo:wrap-option="wrap"/>
      <style:map style:condition="is-true-formula([.$Y2]=&quot;Written&quot;)" style:apply-style-name="Written" style:base-cell-address="'IEEE Cover'.A2"/>
    </style:style>
    <style:style style:name="ce979" style:family="table-cell" style:parent-style-name="Default">
      <style:table-cell-properties fo:wrap-option="wrap"/>
      <style:map style:condition="is-true-formula([.$Y2]=&quot;Written&quot;)" style:apply-style-name="Written" style:base-cell-address="'IEEE Cover'.A2"/>
    </style:style>
    <style:style style:name="ce980" style:family="table-cell" style:parent-style-name="Default">
      <style:table-cell-properties fo:wrap-option="wrap"/>
      <style:map style:condition="is-true-formula([.$Y2]=&quot;Written&quot;)" style:apply-style-name="Written" style:base-cell-address="'IEEE Cover'.A2"/>
    </style:style>
    <style:style style:name="ce981" style:family="table-cell" style:parent-style-name="Default">
      <style:table-cell-properties fo:wrap-option="wrap"/>
      <style:map style:condition="is-true-formula([.$Y2]=&quot;Written&quot;)" style:apply-style-name="Written" style:base-cell-address="'IEEE Cover'.A2"/>
    </style:style>
    <style:style style:name="ce982" style:family="table-cell" style:parent-style-name="Default">
      <style:table-cell-properties fo:wrap-option="wrap"/>
      <style:map style:condition="is-true-formula([.$Y2]=&quot;Written&quot;)" style:apply-style-name="Written" style:base-cell-address="'IEEE Cover'.A2"/>
    </style:style>
    <style:style style:name="ce983" style:family="table-cell" style:parent-style-name="Default">
      <style:table-cell-properties fo:wrap-option="wrap"/>
      <style:map style:condition="is-true-formula([.$Y2]=&quot;Written&quot;)" style:apply-style-name="Written" style:base-cell-address="'IEEE Cover'.A2"/>
    </style:style>
    <style:style style:name="ce984" style:family="table-cell" style:parent-style-name="Default">
      <style:table-cell-properties fo:wrap-option="wrap"/>
      <style:map style:condition="is-true-formula([.$Y2]=&quot;Written&quot;)" style:apply-style-name="Written" style:base-cell-address="'IEEE Cover'.A2"/>
    </style:style>
    <style:style style:name="ce985" style:family="table-cell" style:parent-style-name="Default">
      <style:table-cell-properties fo:wrap-option="wrap"/>
      <style:map style:condition="is-true-formula([.$Y2]=&quot;Written&quot;)" style:apply-style-name="Written" style:base-cell-address="'IEEE Cover'.A2"/>
    </style:style>
    <style:style style:name="ce986" style:family="table-cell" style:parent-style-name="Default">
      <style:table-cell-properties fo:wrap-option="wrap"/>
      <style:map style:condition="is-true-formula([.$Y2]=&quot;Written&quot;)" style:apply-style-name="Written" style:base-cell-address="'IEEE Cover'.A2"/>
    </style:style>
    <style:style style:name="ce987" style:family="table-cell" style:parent-style-name="Default">
      <style:table-cell-properties fo:wrap-option="wrap"/>
      <style:map style:condition="is-true-formula([.$Y2]=&quot;Written&quot;)" style:apply-style-name="Written" style:base-cell-address="'IEEE Cover'.A2"/>
    </style:style>
    <style:style style:name="ce988" style:family="table-cell" style:parent-style-name="Default">
      <style:table-cell-properties fo:wrap-option="wrap"/>
      <style:map style:condition="is-true-formula([.$Y2]=&quot;Written&quot;)" style:apply-style-name="Written" style:base-cell-address="'IEEE Cover'.A2"/>
    </style:style>
    <style:style style:name="ce989" style:family="table-cell" style:parent-style-name="Default">
      <style:table-cell-properties fo:wrap-option="wrap"/>
      <style:map style:condition="is-true-formula([.$Y2]=&quot;Written&quot;)" style:apply-style-name="Written" style:base-cell-address="'IEEE Cover'.A2"/>
    </style:style>
    <style:style style:name="ce990" style:family="table-cell" style:parent-style-name="Default">
      <style:table-cell-properties fo:wrap-option="wrap"/>
      <style:map style:condition="is-true-formula([.$Y2]=&quot;Written&quot;)" style:apply-style-name="Written" style:base-cell-address="'IEEE Cover'.A2"/>
    </style:style>
    <style:style style:name="ce991" style:family="table-cell" style:parent-style-name="Default">
      <style:table-cell-properties fo:wrap-option="wrap"/>
      <style:map style:condition="is-true-formula([.$Y2]=&quot;Written&quot;)" style:apply-style-name="Written" style:base-cell-address="'IEEE Cover'.A2"/>
    </style:style>
    <style:style style:name="ce992" style:family="table-cell" style:parent-style-name="Default">
      <style:table-cell-properties fo:wrap-option="wrap"/>
      <style:map style:condition="is-true-formula([.$Y2]=&quot;Written&quot;)" style:apply-style-name="Written" style:base-cell-address="'IEEE Cover'.A2"/>
    </style:style>
    <style:style style:name="ce993" style:family="table-cell" style:parent-style-name="Default">
      <style:table-cell-properties fo:wrap-option="wrap"/>
      <style:map style:condition="is-true-formula([.$Y2]=&quot;Written&quot;)" style:apply-style-name="Written" style:base-cell-address="'IEEE Cover'.A2"/>
    </style:style>
    <style:style style:name="ce994" style:family="table-cell" style:parent-style-name="Default">
      <style:table-cell-properties fo:wrap-option="wrap"/>
      <style:map style:condition="is-true-formula([.$Y2]=&quot;Written&quot;)" style:apply-style-name="Written" style:base-cell-address="'IEEE Cover'.A2"/>
    </style:style>
    <style:style style:name="ce995" style:family="table-cell" style:parent-style-name="Default">
      <style:table-cell-properties fo:wrap-option="wrap"/>
      <style:map style:condition="is-true-formula([.$Y2]=&quot;Written&quot;)" style:apply-style-name="Written" style:base-cell-address="'IEEE Cover'.A2"/>
    </style:style>
    <style:style style:name="ce996" style:family="table-cell" style:parent-style-name="Default">
      <style:table-cell-properties fo:wrap-option="wrap"/>
      <style:map style:condition="is-true-formula([.$Y2]=&quot;Written&quot;)" style:apply-style-name="Written" style:base-cell-address="'IEEE Cover'.A2"/>
    </style:style>
    <style:style style:name="ce997" style:family="table-cell" style:parent-style-name="Default">
      <style:table-cell-properties fo:wrap-option="wrap"/>
      <style:map style:condition="is-true-formula([.$Y2]=&quot;Written&quot;)" style:apply-style-name="Written" style:base-cell-address="'IEEE Cover'.A2"/>
    </style:style>
    <style:style style:name="ce998" style:family="table-cell" style:parent-style-name="Default">
      <style:table-cell-properties fo:wrap-option="wrap"/>
      <style:map style:condition="is-true-formula([.$Y2]=&quot;Written&quot;)" style:apply-style-name="Written" style:base-cell-address="'IEEE Cover'.A2"/>
    </style:style>
    <style:style style:name="ce999" style:family="table-cell" style:parent-style-name="Default">
      <style:table-cell-properties fo:wrap-option="wrap"/>
      <style:map style:condition="is-true-formula([.$Y2]=&quot;Written&quot;)" style:apply-style-name="Written" style:base-cell-address="'IEEE Cover'.A2"/>
    </style:style>
    <style:style style:name="ce1000" style:family="table-cell" style:parent-style-name="Default">
      <style:table-cell-properties fo:wrap-option="wrap"/>
      <style:map style:condition="is-true-formula([.$Y2]=&quot;Written&quot;)" style:apply-style-name="Written" style:base-cell-address="'IEEE Cover'.A2"/>
    </style:style>
    <style:style style:name="ce1001" style:family="table-cell" style:parent-style-name="Default">
      <style:table-cell-properties fo:wrap-option="wrap"/>
      <style:map style:condition="is-true-formula([.$Y2]=&quot;Written&quot;)" style:apply-style-name="Written" style:base-cell-address="'IEEE Cover'.A2"/>
    </style:style>
    <style:style style:name="ce1002" style:family="table-cell" style:parent-style-name="Default">
      <style:table-cell-properties fo:wrap-option="wrap"/>
      <style:map style:condition="is-true-formula([.$Y2]=&quot;Written&quot;)" style:apply-style-name="Written" style:base-cell-address="'IEEE Cover'.A2"/>
    </style:style>
    <style:style style:name="ce1003" style:family="table-cell" style:parent-style-name="Default">
      <style:table-cell-properties fo:wrap-option="wrap"/>
      <style:map style:condition="is-true-formula([.$Y2]=&quot;Written&quot;)" style:apply-style-name="Written" style:base-cell-address="'IEEE Cover'.A2"/>
    </style:style>
    <style:style style:name="ce1004" style:family="table-cell" style:parent-style-name="Default">
      <style:table-cell-properties fo:wrap-option="wrap"/>
      <style:map style:condition="is-true-formula([.$Y2]=&quot;Written&quot;)" style:apply-style-name="Written" style:base-cell-address="'IEEE Cover'.A2"/>
    </style:style>
    <style:style style:name="ce1005" style:family="table-cell" style:parent-style-name="Default">
      <style:table-cell-properties fo:wrap-option="wrap"/>
      <style:map style:condition="is-true-formula([.$Y2]=&quot;Written&quot;)" style:apply-style-name="Written" style:base-cell-address="'IEEE Cover'.A2"/>
    </style:style>
    <style:style style:name="ce1006" style:family="table-cell" style:parent-style-name="Default">
      <style:table-cell-properties fo:wrap-option="wrap"/>
      <style:map style:condition="is-true-formula([.$Y2]=&quot;Written&quot;)" style:apply-style-name="Written" style:base-cell-address="'IEEE Cover'.A2"/>
    </style:style>
    <style:style style:name="ce1007" style:family="table-cell" style:parent-style-name="Default">
      <style:table-cell-properties fo:wrap-option="wrap"/>
      <style:map style:condition="is-true-formula([.$Y2]=&quot;Written&quot;)" style:apply-style-name="Written" style:base-cell-address="'IEEE Cover'.A2"/>
    </style:style>
    <style:style style:name="ce1008" style:family="table-cell" style:parent-style-name="Default">
      <style:table-cell-properties fo:wrap-option="wrap"/>
      <style:map style:condition="is-true-formula([.$Y2]=&quot;Written&quot;)" style:apply-style-name="Written" style:base-cell-address="'IEEE Cover'.A2"/>
    </style:style>
    <style:style style:name="ce1009" style:family="table-cell" style:parent-style-name="Default">
      <style:table-cell-properties fo:wrap-option="wrap"/>
      <style:map style:condition="is-true-formula([.$Y2]=&quot;Written&quot;)" style:apply-style-name="Written" style:base-cell-address="'IEEE Cover'.A2"/>
    </style:style>
    <style:style style:name="ce1010" style:family="table-cell" style:parent-style-name="Default">
      <style:table-cell-properties fo:wrap-option="wrap"/>
      <style:map style:condition="is-true-formula([.$Y2]=&quot;Written&quot;)" style:apply-style-name="Written" style:base-cell-address="'IEEE Cover'.A2"/>
    </style:style>
    <style:style style:name="ce1011" style:family="table-cell" style:parent-style-name="Default">
      <style:table-cell-properties fo:wrap-option="wrap"/>
      <style:map style:condition="is-true-formula([.$Y2]=&quot;Written&quot;)" style:apply-style-name="Written" style:base-cell-address="'IEEE Cover'.A2"/>
    </style:style>
    <style:style style:name="ce1012" style:family="table-cell" style:parent-style-name="Default">
      <style:table-cell-properties fo:wrap-option="wrap"/>
      <style:map style:condition="is-true-formula([.$Y2]=&quot;Written&quot;)" style:apply-style-name="Written" style:base-cell-address="'IEEE Cover'.A2"/>
    </style:style>
    <style:style style:name="ce1013" style:family="table-cell" style:parent-style-name="Default">
      <style:table-cell-properties fo:wrap-option="wrap"/>
      <style:map style:condition="is-true-formula([.$Y2]=&quot;Written&quot;)" style:apply-style-name="Written" style:base-cell-address="'IEEE Cover'.A2"/>
    </style:style>
    <style:style style:name="ce1014" style:family="table-cell" style:parent-style-name="Default">
      <style:table-cell-properties fo:wrap-option="wrap"/>
      <style:map style:condition="is-true-formula([.$Y2]=&quot;Written&quot;)" style:apply-style-name="Written" style:base-cell-address="'IEEE Cover'.A2"/>
    </style:style>
    <style:style style:name="ce1015" style:family="table-cell" style:parent-style-name="Default">
      <style:table-cell-properties fo:wrap-option="wrap"/>
      <style:map style:condition="is-true-formula([.$Y2]=&quot;Written&quot;)" style:apply-style-name="Written" style:base-cell-address="'IEEE Cover'.A2"/>
    </style:style>
    <style:style style:name="ce1016" style:family="table-cell" style:parent-style-name="Default">
      <style:table-cell-properties fo:wrap-option="wrap"/>
      <style:map style:condition="is-true-formula([.$Y2]=&quot;Written&quot;)" style:apply-style-name="Written" style:base-cell-address="'IEEE Cover'.A2"/>
    </style:style>
    <style:style style:name="ce1017" style:family="table-cell" style:parent-style-name="Default">
      <style:table-cell-properties fo:wrap-option="wrap"/>
      <style:map style:condition="is-true-formula([.$Y2]=&quot;Written&quot;)" style:apply-style-name="Written" style:base-cell-address="'IEEE Cover'.A2"/>
    </style:style>
    <style:style style:name="ce1018" style:family="table-cell" style:parent-style-name="Default">
      <style:table-cell-properties fo:wrap-option="wrap"/>
      <style:map style:condition="is-true-formula([.$Y2]=&quot;Written&quot;)" style:apply-style-name="Written" style:base-cell-address="'IEEE Cover'.A2"/>
    </style:style>
    <style:style style:name="ce1019" style:family="table-cell" style:parent-style-name="Default">
      <style:table-cell-properties fo:wrap-option="wrap"/>
      <style:map style:condition="is-true-formula([.$Y2]=&quot;Written&quot;)" style:apply-style-name="Written" style:base-cell-address="'IEEE Cover'.A2"/>
    </style:style>
    <style:style style:name="ce1020" style:family="table-cell" style:parent-style-name="Default">
      <style:table-cell-properties fo:wrap-option="wrap"/>
      <style:map style:condition="is-true-formula([.$Y2]=&quot;Written&quot;)" style:apply-style-name="Written" style:base-cell-address="'IEEE Cover'.A2"/>
    </style:style>
    <style:style style:name="ce1021" style:family="table-cell" style:parent-style-name="Default">
      <style:table-cell-properties fo:wrap-option="wrap"/>
      <style:map style:condition="is-true-formula([.$Y2]=&quot;Written&quot;)" style:apply-style-name="Written" style:base-cell-address="'IEEE Cover'.A2"/>
    </style:style>
    <style:style style:name="ce1022" style:family="table-cell" style:parent-style-name="Default">
      <style:table-cell-properties fo:wrap-option="wrap"/>
      <style:map style:condition="is-true-formula([.$Y2]=&quot;Written&quot;)" style:apply-style-name="Written" style:base-cell-address="'IEEE Cover'.A2"/>
    </style:style>
    <style:style style:name="ce1023" style:family="table-cell" style:parent-style-name="Default">
      <style:table-cell-properties fo:wrap-option="wrap"/>
      <style:map style:condition="is-true-formula([.$Y2]=&quot;Written&quot;)" style:apply-style-name="Written" style:base-cell-address="'IEEE Cover'.A2"/>
    </style:style>
    <style:style style:name="ce1024" style:family="table-cell" style:parent-style-name="Default">
      <style:table-cell-properties fo:wrap-option="wrap"/>
      <style:map style:condition="is-true-formula([.$Y2]=&quot;Written&quot;)" style:apply-style-name="Written" style:base-cell-address="'IEEE Cover'.A2"/>
    </style:style>
    <style:style style:name="ce1025" style:family="table-cell" style:parent-style-name="Default">
      <style:table-cell-properties fo:wrap-option="wrap"/>
      <style:map style:condition="is-true-formula([.$Y2]=&quot;Written&quot;)" style:apply-style-name="Written" style:base-cell-address="'IEEE Cover'.A2"/>
    </style:style>
    <style:style style:name="ce1026" style:family="table-cell" style:parent-style-name="Default">
      <style:table-cell-properties fo:wrap-option="wrap"/>
      <style:map style:condition="is-true-formula([.$Y2]=&quot;Written&quot;)" style:apply-style-name="Written" style:base-cell-address="'IEEE Cover'.A2"/>
    </style:style>
    <style:style style:name="ce1027" style:family="table-cell" style:parent-style-name="Default">
      <style:table-cell-properties fo:wrap-option="wrap"/>
      <style:map style:condition="is-true-formula([.$Y2]=&quot;Written&quot;)" style:apply-style-name="Written" style:base-cell-address="'IEEE Cover'.A2"/>
    </style:style>
    <style:style style:name="ce1028" style:family="table-cell" style:parent-style-name="Default">
      <style:table-cell-properties fo:wrap-option="wrap"/>
      <style:map style:condition="is-true-formula([.$Y2]=&quot;Written&quot;)" style:apply-style-name="Written" style:base-cell-address="'IEEE Cover'.A2"/>
    </style:style>
    <style:style style:name="ce1029" style:family="table-cell" style:parent-style-name="Default">
      <style:table-cell-properties fo:wrap-option="wrap"/>
      <style:map style:condition="is-true-formula([.$Y2]=&quot;Written&quot;)" style:apply-style-name="Written" style:base-cell-address="'IEEE Cover'.A2"/>
    </style:style>
    <style:style style:name="ce1030" style:family="table-cell" style:parent-style-name="Default">
      <style:table-cell-properties fo:wrap-option="wrap"/>
      <style:map style:condition="is-true-formula([.$Y2]=&quot;Written&quot;)" style:apply-style-name="Written" style:base-cell-address="'IEEE Cover'.A2"/>
    </style:style>
    <style:style style:name="ce1031" style:family="table-cell" style:parent-style-name="Default">
      <style:table-cell-properties fo:wrap-option="wrap"/>
      <style:map style:condition="is-true-formula([.$Y2]=&quot;Written&quot;)" style:apply-style-name="Written" style:base-cell-address="'IEEE Cover'.A2"/>
    </style:style>
    <style:style style:name="ce1032" style:family="table-cell" style:parent-style-name="Default">
      <style:table-cell-properties fo:wrap-option="wrap"/>
      <style:map style:condition="is-true-formula([.$Y2]=&quot;Written&quot;)" style:apply-style-name="Written" style:base-cell-address="'IEEE Cover'.A2"/>
    </style:style>
    <style:style style:name="ce1033" style:family="table-cell" style:parent-style-name="Default">
      <style:table-cell-properties fo:wrap-option="wrap"/>
      <style:map style:condition="is-true-formula([.$Y2]=&quot;Written&quot;)" style:apply-style-name="Written" style:base-cell-address="'IEEE Cover'.A2"/>
    </style:style>
    <style:style style:name="ce1034" style:family="table-cell" style:parent-style-name="Default">
      <style:table-cell-properties fo:wrap-option="wrap"/>
      <style:map style:condition="is-true-formula([.$Y2]=&quot;Written&quot;)" style:apply-style-name="Written" style:base-cell-address="'IEEE Cover'.A2"/>
    </style:style>
    <style:style style:name="ce103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3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3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3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3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4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4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4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4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4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4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4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4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4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4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5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5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5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5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5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5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5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5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5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5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6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6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6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6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6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6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6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6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6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6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7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7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7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7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7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7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7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7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7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7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8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8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8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8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8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8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8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8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8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8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9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9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9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9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9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9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9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9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9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09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0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0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0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0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0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0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0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0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0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0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1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1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1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1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1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1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1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1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1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1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2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2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2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2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2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2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2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2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2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2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3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3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3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3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3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3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3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3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3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3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4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4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4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4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4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4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4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4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4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4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5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5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5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5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5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5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5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5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5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5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6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6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6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6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6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6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6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6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6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6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7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7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7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7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7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7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7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7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7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7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8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8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8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8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8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8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8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8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8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8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9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9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9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9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9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9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9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9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9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19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0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0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0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0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0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0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0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0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0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0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1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1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1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1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1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1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1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1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1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1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2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2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2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2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2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2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2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2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2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2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3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3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3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3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3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3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3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3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3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3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4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4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4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4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4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4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4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4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4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4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5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5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5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5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5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5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5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5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5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5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6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6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6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6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6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6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6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6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6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6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7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7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7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7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7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7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7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7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7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7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8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8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8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8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8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8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8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8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8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8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9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9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9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9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9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9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9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9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9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29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0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0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0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0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0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0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0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0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0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0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1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1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1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1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1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1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1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1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1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1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2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2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2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2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2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2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2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2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2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2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3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3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3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3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3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3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3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3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3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3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4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4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4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4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4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4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4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4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4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4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5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5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5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5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5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5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5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5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5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5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6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6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6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6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6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6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6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6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6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6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7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7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7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7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7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7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7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7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7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7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8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8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8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8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8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8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8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8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8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8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9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9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9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9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9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9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9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9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9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39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0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0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0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0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0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0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0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0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0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0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1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1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1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1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1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1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1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1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1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1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2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2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2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2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2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2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2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2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2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2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3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3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3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3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3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3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3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3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3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3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4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4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4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4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4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4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4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4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4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4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5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5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5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5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5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5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5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5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5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5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6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6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6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6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6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6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6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6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6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6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7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7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7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7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7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7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7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7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7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7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8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8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8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8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8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8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8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8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8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8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9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9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9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9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9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9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9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9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9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49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0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0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0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0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0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0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0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0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0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0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1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1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1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1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1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1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1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1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1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1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2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2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2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2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24"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25"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26"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27"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28"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29"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30"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31"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32"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33" style:family="table-cell" style:parent-style-name="Default">
      <style:table-cell-properties fo:background-color="transparent"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Y2]=&quot;Written&quot;)" style:apply-style-name="Written" style:base-cell-address="'IEEE Cover'.A2"/>
    </style:style>
    <style:style style:name="ce1534" style:family="table-cell" style:parent-style-name="Default" style:data-style-name="N0">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5" style:family="table-cell" style:parent-style-name="Default" style:data-style-name="N0">
      <style:table-cell-properties fo:padding="0.028in"/>
    </style:style>
    <style:style style:name="ce1536" style:family="table-cell" style:parent-style-name="Default" style:data-style-name="N10">
      <style:table-cell-properties fo:padding="0.028in"/>
    </style:style>
    <style:style style:name="ce1537" style:family="table-cell" style:parent-style-name="Default" style:data-style-name="N11">
      <style:table-cell-properties fo:padding="0.028in"/>
    </style:style>
    <style:style style:name="ta_extref" style:family="table">
      <style:table-properties table:display="false"/>
    </style:style>
  </office:automatic-styles>
  <office:body>
    <office:spreadsheet>
      <table:table table:name="IEEE Cover"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020" table:default-cell-style-name="Default"/>
        <table:table-row table:style-name="ro1">
          <table:table-cell/>
          <table:table-cell table:style-name="ce2" office:value-type="string">
            <text:p>May, 2011</text:p>
          </table:table-cell>
          <table:table-cell table:style-name="ce9"/>
          <table:table-cell table:style-name="ce20"/>
          <table:table-cell table:number-columns-repeated="1020"/>
        </table:table-row>
        <table:table-row table:style-name="ro2">
          <table:table-cell table:number-columns-repeated="1024"/>
        </table:table-row>
        <table:table-row table:style-name="ro3">
          <table:table-cell table:number-columns-repeated="2"/>
          <table:table-cell table:style-name="ce3" office:value-type="string">
            <text:p>IEEE P802</text:p>
          </table:table-cell>
          <table:table-cell table:number-columns-repeated="1021"/>
        </table:table-row>
        <table:table-row table:style-name="ro3">
          <table:table-cell table:number-columns-repeated="2"/>
          <table:table-cell table:style-name="ce3" office:value-type="string">
            <text:p>Overview and Architecture</text:p>
          </table:table-cell>
          <table:table-cell table:number-columns-repeated="1021"/>
        </table:table-row>
        <table:table-row table:style-name="ro3">
          <table:table-cell/>
          <table:table-cell table:style-name="ce3"/>
          <table:table-cell table:number-columns-repeated="1022"/>
        </table:table-row>
        <table:table-row table:style-name="ro4">
          <table:table-cell/>
          <table:table-cell table:style-name="ce4" office:value-type="string">
            <text:p>Project</text:p>
          </table:table-cell>
          <table:table-cell table:style-name="ce10" office:value-type="string" table:number-columns-spanned="2" table:number-rows-spanned="1">
            <text:p>IEEE P802 Overview and Architecture</text:p>
          </table:table-cell>
          <table:covered-table-cell table:style-name="ce10"/>
          <table:table-cell table:number-columns-repeated="1020"/>
        </table:table-row>
        <table:table-row table:style-name="ro5">
          <table:table-cell/>
          <table:table-cell table:style-name="ce5" office:value-type="string">
            <text:p>Title</text:p>
          </table:table-cell>
          <table:table-cell table:style-name="ce11" office:value-type="string" table:number-columns-spanned="2" table:number-rows-spanned="1">
            <text:p>802REV D1.3 comments</text:p>
          </table:table-cell>
          <table:covered-table-cell table:style-name="ce11"/>
          <table:table-cell table:number-columns-repeated="1020"/>
        </table:table-row>
        <table:table-row table:style-name="ro6">
          <table:table-cell/>
          <table:table-cell table:style-name="ce5" office:value-type="string">
            <text:p>Date Submitted</text:p>
          </table:table-cell>
          <table:table-cell table:style-name="ce12" table:formula="of:=[.B1]" office:value-type="string" office:string-value="May, 2011" table:number-columns-spanned="2" table:number-rows-spanned="1">
            <text:p>May, 2011</text:p>
          </table:table-cell>
          <table:covered-table-cell table:style-name="ce12"/>
          <table:table-cell table:number-columns-repeated="1020"/>
        </table:table-row>
        <table:table-row table:style-name="ro7">
          <table:table-cell/>
          <table:table-cell table:style-name="ce6" office:value-type="string" table:number-columns-spanned="1" table:number-rows-spanned="4">
            <text:p>Source</text:p>
          </table:table-cell>
          <table:table-cell table:style-name="ce5" office:value-type="string">
            <text:p>James P. K. Gilb</text:p>
          </table:table-cell>
          <table:table-cell table:style-name="ce21" office:value-type="string">
            <text:p>Voice: (858)-229-4822</text:p>
          </table:table-cell>
          <table:table-cell table:number-columns-repeated="1020"/>
        </table:table-row>
        <table:table-row table:style-name="ro8">
          <table:table-cell/>
          <table:covered-table-cell table:style-name="ce6"/>
          <table:table-cell table:style-name="ce13" office:value-type="string">
            <text:p>Tensorcom</text:p>
          </table:table-cell>
          <table:table-cell table:style-name="ce22" office:value-type="string">
            <text:p>Fax: [ ]</text:p>
          </table:table-cell>
          <table:table-cell table:number-columns-repeated="1020"/>
        </table:table-row>
        <table:table-row table:style-name="ro6">
          <table:table-cell/>
          <table:covered-table-cell table:style-name="ce6"/>
          <table:table-cell table:style-name="ce13"/>
          <table:table-cell table:style-name="ce22" office:value-type="string">
            <text:p>E-mail: last name at ieee dot org</text:p>
          </table:table-cell>
          <table:table-cell table:number-columns-repeated="1020"/>
        </table:table-row>
        <table:table-row table:style-name="ro9">
          <table:table-cell/>
          <table:covered-table-cell table:style-name="ce6"/>
          <table:table-cell table:style-name="ce14"/>
          <table:table-cell table:style-name="ce23"/>
          <table:table-cell table:number-columns-repeated="1020"/>
        </table:table-row>
        <table:table-row table:style-name="ro10">
          <table:table-cell/>
          <table:table-cell table:style-name="ce7" office:value-type="string" table:number-columns-spanned="1" table:number-rows-spanned="3">
            <text:p>Re:</text:p>
          </table:table-cell>
          <table:table-cell table:style-name="ce15" office:value-type="string" table:number-columns-spanned="2" table:number-rows-spanned="1">
            <text:p>802-rev-D1-3.pdf</text:p>
          </table:table-cell>
          <table:covered-table-cell table:style-name="ce15"/>
          <table:table-cell table:number-columns-repeated="1020"/>
        </table:table-row>
        <table:table-row table:style-name="ro11">
          <table:table-cell/>
          <table:covered-table-cell table:style-name="ce7"/>
          <table:table-cell table:style-name="ce16" table:number-columns-spanned="2" table:number-rows-spanned="1"/>
          <table:covered-table-cell table:style-name="ce16"/>
          <table:table-cell table:number-columns-repeated="1020"/>
        </table:table-row>
        <table:table-row table:style-name="ro8">
          <table:table-cell/>
          <table:covered-table-cell table:style-name="ce7"/>
          <table:table-cell table:style-name="ce17"/>
          <table:table-cell table:style-name="ce24"/>
          <table:table-cell table:number-columns-repeated="1020"/>
        </table:table-row>
        <table:table-row table:style-name="ro12">
          <table:table-cell/>
          <table:table-cell table:style-name="ce5" office:value-type="string">
            <text:p>Abstract</text:p>
          </table:table-cell>
          <table:table-cell table:style-name="ce18" office:value-type="string" table:number-columns-spanned="2" table:number-rows-spanned="1">
            <text:p>This document contains comments submitted by voters for the initial letter ballot of the revision of IEEE 802</text:p>
          </table:table-cell>
          <table:covered-table-cell table:style-name="ce18"/>
          <table:table-cell table:number-columns-repeated="1020"/>
        </table:table-row>
        <table:table-row table:style-name="ro9">
          <table:table-cell/>
          <table:table-cell table:style-name="ce5" office:value-type="string">
            <text:p>Purpose</text:p>
          </table:table-cell>
          <table:table-cell table:style-name="ce18" office:value-type="string" table:number-columns-spanned="2" table:number-rows-spanned="1">
            <text:p>[This document provides contains the comments from the ballot.</text:p>
          </table:table-cell>
          <table:covered-table-cell table:style-name="ce18"/>
          <table:table-cell table:number-columns-repeated="1020"/>
        </table:table-row>
        <table:table-row table:style-name="ro13">
          <table:table-cell/>
          <table:table-cell table:style-name="ce7" office:value-type="string">
            <text:p>Notice</text:p>
          </table:table-cell>
          <table:table-cell table:style-name="ce18" office:value-type="string" table:number-columns-spanned="2" table:number-rows-spanned="1">
            <text:p>This document has been prepared to assist the IEEE P802 <text:s/>It is offered as a basis for discussion and is not binding on the contributing individual(s) or organization(s). The material in this document is subject to change in form and content after further study. The contributor(s) reserve(s) the right to add, amend or withdraw material contained herein.</text:p>
          </table:table-cell>
          <table:covered-table-cell table:style-name="ce18"/>
          <table:table-cell table:number-columns-repeated="1020"/>
        </table:table-row>
        <table:table-row table:style-name="ro14">
          <table:table-cell/>
          <table:table-cell table:style-name="ce8" office:value-type="string">
            <text:p>Release</text:p>
          </table:table-cell>
          <table:table-cell table:style-name="ce19" office:value-type="string" table:number-columns-spanned="2" table:number-rows-spanned="1">
            <text:p>The contributor acknowledges and accepts that this contribution becomes the property of IEEE and may be made publicly available by P802.</text:p>
          </table:table-cell>
          <table:covered-table-cell table:style-name="ce19"/>
          <table:table-cell table:number-columns-repeated="1020"/>
        </table:table-row>
        <table:table-row table:style-name="ro2" table:number-rows-repeated="1048556">
          <table:table-cell table:number-columns-repeated="1024"/>
        </table:table-row>
        <table:table-row table:style-name="ro2">
          <table:table-cell table:number-columns-repeated="1024"/>
        </table:table-row>
      </table:table>
      <table:table table:name="Comment Entry" table:style-name="ta1">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ce533"/>
        <table:table-column table:style-name="co21" table:default-cell-style-name="Default"/>
        <table:table-column table:style-name="co22" table:default-cell-style-name="Default"/>
        <table:table-column table:style-name="co23" table:default-cell-style-name="ce533"/>
        <table:table-column table:style-name="co24" table:default-cell-style-name="Default"/>
        <table:table-column table:style-name="co25" table:default-cell-style-name="ce533"/>
        <table:table-column table:style-name="co26" table:number-columns-repeated="3" table:default-cell-style-name="Default"/>
        <table:table-column table:style-name="co27" table:default-cell-style-name="Default"/>
        <table:table-column table:style-name="co28" table:number-columns-repeated="2" table:default-cell-style-name="Default"/>
        <table:table-column table:style-name="co29" table:default-cell-style-name="Default"/>
        <table:table-column table:style-name="co16" table:default-cell-style-name="Default"/>
        <table:table-row table:style-name="ro15">
          <table:table-cell office:value-type="string">
            <text:p>Comment ID</text:p>
          </table:table-cell>
          <table:table-cell office:value-type="string">
            <text:p>Date</text:p>
          </table:table-cell>
          <table:table-cell office:value-type="string">
            <text:p>Comment #</text:p>
          </table:table-cell>
          <table:table-cell office:value-type="string">
            <text:p>Name</text:p>
          </table:table-cell>
          <table:table-cell office:value-type="string">
            <text:p>Email</text:p>
          </table:table-cell>
          <table:table-cell office:value-type="string">
            <text:p>Phone</text:p>
          </table:table-cell>
          <table:table-cell office:value-type="string">
            <text:p>Style</text:p>
          </table:table-cell>
          <table:table-cell office:value-type="string">
            <text:p>Index #</text:p>
          </table:table-cell>
          <table:table-cell office:value-type="string">
            <text:p>Classification</text:p>
          </table:table-cell>
          <table:table-cell office:value-type="string">
            <text:p>Vote</text:p>
          </table:table-cell>
          <table:table-cell office:value-type="string">
            <text:p>Affiliation</text:p>
          </table:table-cell>
          <table:table-cell office:value-type="string">
            <text:p>Category</text:p>
          </table:table-cell>
          <table:table-cell office:value-type="string">
            <text:p>Page</text:p>
          </table:table-cell>
          <table:table-cell office:value-type="string">
            <text:p>Subclause</text:p>
          </table:table-cell>
          <table:table-cell office:value-type="string">
            <text:p>Line</text:p>
          </table:table-cell>
          <table:table-cell office:value-type="string">
            <text:p>Comment</text:p>
          </table:table-cell>
          <table:table-cell office:value-type="string">
            <text:p>File</text:p>
          </table:table-cell>
          <table:table-cell office:value-type="string">
            <text:p>Must Be Satisfied</text:p>
          </table:table-cell>
          <table:table-cell office:value-type="string">
            <text:p>Proposed Change</text:p>
          </table:table-cell>
          <table:table-cell office:value-type="string">
            <text:p>Disposition Status</text:p>
          </table:table-cell>
          <table:table-cell office:value-type="string">
            <text:p>Disposition Detail</text:p>
          </table:table-cell>
          <table:table-cell office:value-type="string">
            <text:p>Other1</text:p>
          </table:table-cell>
          <table:table-cell office:value-type="string">
            <text:p>Other2</text:p>
          </table:table-cell>
          <table:table-cell office:value-type="string">
            <text:p>Other3</text:p>
          </table:table-cell>
          <table:table-cell office:value-type="string">
            <text:p>Status</text:p>
          </table:table-cell>
          <table:table-cell office:value-type="string">
            <text:p>Category</text:p>
          </table:table-cell>
          <table:table-cell office:value-type="string">
            <text:p>Assigned to</text:p>
          </table:table-cell>
          <table:table-cell office:value-type="string">
            <text:p>Editorial</text:p>
          </table:table-cell>
          <table:table-cell office:value-type="string">
            <text:p>Technical</text:p>
          </table:table-cell>
        </table:table-row>
        <table:table-row table:style-name="ro16">
          <table:table-cell table:style-name="ce34" office:value-type="float" office:value="15722800023">
            <text:p>15722800023</text:p>
          </table:table-cell>
          <table:table-cell table:style-name="ce34" office:value-type="string">
            <text:p>11-Feb-2013 <text:s/>0:39: 7 EDT</text:p>
          </table:table-cell>
          <table:table-cell table:style-name="ce34" office:value-type="string">
            <text:p>i-73</text:p>
          </table:table-cell>
          <table:table-cell table:style-name="ce34" office:value-type="string">
            <text:p>Thompson, Geoffrey</text:p>
          </table:table-cell>
          <table:table-cell table:style-name="ce34" table:number-columns-repeated="2"/>
          <table:table-cell table:style-name="ce34" office:value-type="string">
            <text:p>Individual</text:p>
          </table:table-cell>
          <table:table-cell table:style-name="ce34" office:value-type="float" office:value="1">
            <text:p>1</text:p>
          </table:table-cell>
          <table:table-cell table:style-name="ce34" office:value-type="string">
            <text:p>Consulting</text:p>
          </table:table-cell>
          <table:table-cell table:style-name="ce34" office:value-type="string">
            <text:p>Disapprove</text:p>
          </table:table-cell>
          <table:table-cell table:style-name="ce34" office:value-type="string">
            <text:p>GraCaSI S.A.</text:p>
          </table:table-cell>
          <table:table-cell table:style-name="ce34" office:value-type="string">
            <text:p>Editorial</text:p>
          </table:table-cell>
          <table:table-cell table:style-name="ce34" office:value-type="float" office:value="0">
            <text:p>0</text:p>
          </table:table-cell>
          <table:table-cell table:style-name="ce34" office:value-type="string">
            <text:p>KW</text:p>
          </table:table-cell>
          <table:table-cell table:style-name="ce34"/>
          <table:table-cell table:style-name="ce534" office:value-type="string">
            <text:p>Miissing key words</text:p>
          </table:table-cell>
          <table:table-cell table:style-name="ce34"/>
          <table:table-cell table:style-name="ce34" office:value-type="string">
            <text:p>No</text:p>
          </table:table-cell>
          <table:table-cell table:style-name="ce534" office:value-type="string">
            <text:p>Add the following terms: <text:s/>Personal area Network, Regional Area Network, Body Area Netwrok</text:p>
          </table:table-cell>
          <table:table-cell table:style-name="ce34" office:value-type="string">
            <text:p>Accepted</text:p>
          </table:table-cell>
          <table:table-cell table:style-name="ce534"/>
          <table:table-cell table:style-name="ce34" table:number-columns-repeated="5"/>
          <table:table-cell table:style-name="ce34" office:value-type="string">
            <text:p>Closed</text:p>
          </table:table-cell>
          <table:table-cell table:style-name="ce1035" table:formula="of:=IF([.L2]=&quot;Editorial&quot;;[.T2];&quot;&quot;)" office:value-type="string" office:string-value="Accepted">
            <text:p>Accepted</text:p>
          </table:table-cell>
          <table:table-cell table:style-name="ce1035" table:formula="of:=IF(OR([.L2]=&quot;Technical&quot;;[.L2]=&quot;General&quot;);[.T2];&quot;&quot;)">
            <text:p/>
          </table:table-cell>
        </table:table-row>
        <table:table-row table:style-name="ro17">
          <table:table-cell table:style-name="ce35" office:value-type="float" office:value="15722900023">
            <text:p>15722900023</text:p>
          </table:table-cell>
          <table:table-cell table:style-name="ce35" office:value-type="string">
            <text:p>11-Feb-2013 <text:s/>0:39: 7 EDT</text:p>
          </table:table-cell>
          <table:table-cell table:style-name="ce35" office:value-type="string">
            <text:p>i-74</text:p>
          </table:table-cell>
          <table:table-cell table:style-name="ce35" office:value-type="string">
            <text:p>Thompson, Geoffrey</text:p>
          </table:table-cell>
          <table:table-cell table:style-name="ce35" table:number-columns-repeated="2"/>
          <table:table-cell table:style-name="ce35" office:value-type="string">
            <text:p>Individual</text:p>
          </table:table-cell>
          <table:table-cell table:style-name="ce35" office:value-type="float" office:value="2">
            <text:p>2</text:p>
          </table:table-cell>
          <table:table-cell table:style-name="ce35" office:value-type="string">
            <text:p>Consulting</text:p>
          </table:table-cell>
          <table:table-cell table:style-name="ce35" office:value-type="string">
            <text:p>Disapprove</text:p>
          </table:table-cell>
          <table:table-cell table:style-name="ce35" office:value-type="string">
            <text:p>GraCaSI S.A.</text:p>
          </table:table-cell>
          <table:table-cell table:style-name="ce35" office:value-type="string">
            <text:p>Technical</text:p>
          </table:table-cell>
          <table:table-cell table:style-name="ce35" office:value-type="float" office:value="0">
            <text:p>0</text:p>
          </table:table-cell>
          <table:table-cell table:style-name="ce35" office:value-type="string">
            <text:p>FM</text:p>
          </table:table-cell>
          <table:table-cell table:style-name="ce35"/>
          <table:table-cell table:style-name="ce535" office:value-type="string">
            <text:p>Front Matter paragraph on "Interpretations" is obsolete. <text:s/>The IEEE-SA no longer supports the interpretation process. <text:s/>If there are any outstanding interpretations for the subject matter of the 802 O&amp;A then the ambiguities identified should be fully resolved in this document and the interpretation should be deprecated.</text:p>
          </table:table-cell>
          <table:table-cell table:style-name="ce35"/>
          <table:table-cell table:style-name="ce35" office:value-type="string">
            <text:p>Yes</text:p>
          </table:table-cell>
          <table:table-cell table:style-name="ce535" office:value-type="string">
            <text:p>Incorporate any outstanding interpretations. (I see none at the referenced URL)</text:p>
            <text:p>Eliminate this topic and paragraph</text:p>
          </table:table-cell>
          <table:table-cell table:style-name="ce35" office:value-type="string">
            <text:p>Revised</text:p>
          </table:table-cell>
          <table:table-cell table:style-name="ce535" office:value-type="string">
            <text:p>The frontmatter will be replaced with the current boilerplate from the IEEE SA. <text:s/>The frontmatter handled by the staff editor prior to publication.</text:p>
          </table:table-cell>
          <table:table-cell table:style-name="ce35" table:number-columns-repeated="3"/>
          <table:table-cell table:style-name="ce35" office:value-type="string">
            <text:p>Written</text:p>
          </table:table-cell>
          <table:table-cell table:style-name="ce35"/>
          <table:table-cell table:style-name="ce35" office:value-type="string">
            <text:p>Closed</text:p>
          </table:table-cell>
          <table:table-cell table:style-name="ce1036" table:formula="of:=IF([.L3]=&quot;Editorial&quot;;[.T3];&quot;&quot;)">
            <text:p/>
          </table:table-cell>
          <table:table-cell table:style-name="ce1036" table:formula="of:=IF(OR([.L3]=&quot;Technical&quot;;[.L3]=&quot;General&quot;);[.T3];&quot;&quot;)" office:value-type="string" office:string-value="Revised">
            <text:p>Revised</text:p>
          </table:table-cell>
        </table:table-row>
        <table:table-row table:style-name="ro18">
          <table:table-cell table:style-name="ce36" office:value-type="float" office:value="15723000023">
            <text:p>15723000023</text:p>
          </table:table-cell>
          <table:table-cell table:style-name="ce36" office:value-type="string">
            <text:p>11-Feb-2013 <text:s/>0:39: 7 EDT</text:p>
          </table:table-cell>
          <table:table-cell table:style-name="ce36" office:value-type="string">
            <text:p>i-75</text:p>
          </table:table-cell>
          <table:table-cell table:style-name="ce36" office:value-type="string">
            <text:p>Thompson, Geoffrey</text:p>
          </table:table-cell>
          <table:table-cell table:style-name="ce36" table:number-columns-repeated="2"/>
          <table:table-cell table:style-name="ce36" office:value-type="string">
            <text:p>Individual</text:p>
          </table:table-cell>
          <table:table-cell table:style-name="ce36" office:value-type="float" office:value="3">
            <text:p>3</text:p>
          </table:table-cell>
          <table:table-cell table:style-name="ce36" office:value-type="string">
            <text:p>Consulting</text:p>
          </table:table-cell>
          <table:table-cell table:style-name="ce36" office:value-type="string">
            <text:p>Disapprove</text:p>
          </table:table-cell>
          <table:table-cell table:style-name="ce36" office:value-type="string">
            <text:p>GraCaSI S.A.</text:p>
          </table:table-cell>
          <table:table-cell table:style-name="ce36" office:value-type="string">
            <text:p>Editorial</text:p>
          </table:table-cell>
          <table:table-cell table:style-name="ce36" office:value-type="float" office:value="0">
            <text:p>0</text:p>
          </table:table-cell>
          <table:table-cell table:style-name="ce36" office:value-type="string">
            <text:p>Participants</text:p>
          </table:table-cell>
          <table:table-cell table:style-name="ce36"/>
          <table:table-cell table:style-name="ce536" office:value-type="string">
            <text:p>Since this particular document was developed with significant participation outside of 802.1, the PARTICIPANTS acknowledgment section should somehow acknowledge those additional contributors</text:p>
          </table:table-cell>
          <table:table-cell table:style-name="ce36"/>
          <table:table-cell table:style-name="ce36" office:value-type="string">
            <text:p>No</text:p>
          </table:table-cell>
          <table:table-cell table:style-name="ce536" office:value-type="string">
            <text:p>Perhaps add a list of those outside of 802.1 that either drafted text or submitted WG ballots.</text:p>
          </table:table-cell>
          <table:table-cell table:style-name="ce36" office:value-type="string">
            <text:p>Revised</text:p>
          </table:table-cell>
          <table:table-cell table:style-name="ce536" office:value-type="string">
            <text:p>Add an additional list of participants for those who are not in the 802.1 WG</text:p>
          </table:table-cell>
          <table:table-cell table:style-name="ce36" table:number-columns-repeated="5"/>
          <table:table-cell table:style-name="ce36" office:value-type="string">
            <text:p>Closed</text:p>
          </table:table-cell>
          <table:table-cell table:style-name="ce1037" table:formula="of:=IF([.L4]=&quot;Editorial&quot;;[.T4];&quot;&quot;)" office:value-type="string" office:string-value="Revised">
            <text:p>Revised</text:p>
          </table:table-cell>
          <table:table-cell table:style-name="ce1037" table:formula="of:=IF(OR([.L4]=&quot;Technical&quot;;[.L4]=&quot;General&quot;);[.T4];&quot;&quot;)">
            <text:p/>
          </table:table-cell>
        </table:table-row>
        <table:table-row table:style-name="ro19">
          <table:table-cell table:style-name="ce37" office:value-type="float" office:value="15723100023">
            <text:p>15723100023</text:p>
          </table:table-cell>
          <table:table-cell table:style-name="ce37" office:value-type="string">
            <text:p>11-Feb-2013 <text:s/>0:39: 7 EDT</text:p>
          </table:table-cell>
          <table:table-cell table:style-name="ce37" office:value-type="string">
            <text:p>i-76</text:p>
          </table:table-cell>
          <table:table-cell table:style-name="ce37" office:value-type="string">
            <text:p>Thompson, Geoffrey</text:p>
          </table:table-cell>
          <table:table-cell table:style-name="ce37" table:number-columns-repeated="2"/>
          <table:table-cell table:style-name="ce37" office:value-type="string">
            <text:p>Individual</text:p>
          </table:table-cell>
          <table:table-cell table:style-name="ce37" office:value-type="float" office:value="4">
            <text:p>4</text:p>
          </table:table-cell>
          <table:table-cell table:style-name="ce37" office:value-type="string">
            <text:p>Consulting</text:p>
          </table:table-cell>
          <table:table-cell table:style-name="ce37" office:value-type="string">
            <text:p>Disapprove</text:p>
          </table:table-cell>
          <table:table-cell table:style-name="ce37" office:value-type="string">
            <text:p>GraCaSI S.A.</text:p>
          </table:table-cell>
          <table:table-cell table:style-name="ce37" office:value-type="string">
            <text:p>Editorial</text:p>
          </table:table-cell>
          <table:table-cell table:number-columns-repeated="2" table:style-name="ce37" office:value-type="float" office:value="1">
            <text:p>1</text:p>
          </table:table-cell>
          <table:table-cell table:style-name="ce37" office:value-type="float" office:value="18">
            <text:p>18</text:p>
          </table:table-cell>
          <table:table-cell table:style-name="ce537" office:value-type="string">
            <text:p>Both 1.1 and 1.2 neglect to mention Body area Networks even though Figure 1 include a standard for Body Area Networks</text:p>
          </table:table-cell>
          <table:table-cell table:style-name="ce37"/>
          <table:table-cell table:style-name="ce37" office:value-type="string">
            <text:p>No</text:p>
          </table:table-cell>
          <table:table-cell table:style-name="ce537" office:value-type="string">
            <text:p>Add "Body Area Networks" to the text of 1.1 and 1.2.</text:p>
          </table:table-cell>
          <table:table-cell table:style-name="ce37" office:value-type="string">
            <text:p>Revised</text:p>
          </table:table-cell>
          <table:table-cell table:style-name="ce537" office:value-type="string">
            <text:p>Change the scope statement to generically address networks.</text:p>
          </table:table-cell>
          <table:table-cell table:style-name="ce37" table:number-columns-repeated="5"/>
          <table:table-cell table:style-name="ce37" office:value-type="string">
            <text:p>Closed</text:p>
          </table:table-cell>
          <table:table-cell table:style-name="ce1038" table:formula="of:=IF([.L5]=&quot;Editorial&quot;;[.T5];&quot;&quot;)" office:value-type="string" office:string-value="Revised">
            <text:p>Revised</text:p>
          </table:table-cell>
          <table:table-cell table:style-name="ce1038" table:formula="of:=IF(OR([.L5]=&quot;Technical&quot;;[.L5]=&quot;General&quot;);[.T5];&quot;&quot;)">
            <text:p/>
          </table:table-cell>
        </table:table-row>
        <table:table-row table:style-name="ro18">
          <table:table-cell table:style-name="ce38" office:value-type="float" office:value="15869100023">
            <text:p>15869100023</text:p>
          </table:table-cell>
          <table:table-cell table:style-name="ce38" office:value-type="string">
            <text:p>15-Mar-2013 14:36:29 EDT</text:p>
          </table:table-cell>
          <table:table-cell table:style-name="ce38" office:value-type="string">
            <text:p>i-117</text:p>
          </table:table-cell>
          <table:table-cell table:style-name="ce38" office:value-type="string">
            <text:p>Marks, Roger</text:p>
          </table:table-cell>
          <table:table-cell table:style-name="ce38" table:number-columns-repeated="2"/>
          <table:table-cell table:style-name="ce38" office:value-type="string">
            <text:p>Individual</text:p>
          </table:table-cell>
          <table:table-cell table:style-name="ce38" office:value-type="float" office:value="2">
            <text:p>2</text:p>
          </table:table-cell>
          <table:table-cell table:style-name="ce38" office:value-type="string">
            <text:p>Standards Developing Organization (SDO)</text:p>
          </table:table-cell>
          <table:table-cell table:style-name="ce38" office:value-type="string">
            <text:p>Disapprove</text:p>
          </table:table-cell>
          <table:table-cell table:style-name="ce38" office:value-type="string">
            <text:p>Consensii LLC</text:p>
          </table:table-cell>
          <table:table-cell table:style-name="ce38" office:value-type="string">
            <text:p>Technical</text:p>
          </table:table-cell>
          <table:table-cell table:style-name="ce38" office:value-type="float" office:value="1">
            <text:p>1</text:p>
          </table:table-cell>
          <table:table-cell table:style-name="ce38" office:value-type="float" office:value="1.1">
            <text:p>1.1</text:p>
          </table:table-cell>
          <table:table-cell table:style-name="ce38" office:value-type="float" office:value="25">
            <text:p>25</text:p>
          </table:table-cell>
          <table:table-cell table:style-name="ce538" office:value-type="string">
            <text:p>The Scope statement inaccurately claims that "Compliance with the family of IEEE 802 standards is defined." No such specification is included.</text:p>
          </table:table-cell>
          <table:table-cell table:style-name="ce38"/>
          <table:table-cell table:style-name="ce38" office:value-type="string">
            <text:p>Yes</text:p>
          </table:table-cell>
          <table:table-cell table:style-name="ce538" office:value-type="string">
            <text:p>Delete "Compliance with the family of IEEE 802 standards is defined, and ".</text:p>
          </table:table-cell>
          <table:table-cell table:style-name="ce38" office:value-type="string">
            <text:p>Revised</text:p>
          </table:table-cell>
          <table:table-cell table:style-name="ce538" office:value-type="string">
            <text:p>Change the scope to match the scope approved by the 802 EC on 21 March 2013.</text:p>
          </table:table-cell>
          <table:table-cell table:style-name="ce38" table:number-columns-repeated="5"/>
          <table:table-cell table:style-name="ce38" office:value-type="string">
            <text:p>Closed</text:p>
          </table:table-cell>
          <table:table-cell table:style-name="ce1039" table:formula="of:=IF([.L6]=&quot;Editorial&quot;;[.T6];&quot;&quot;)">
            <text:p/>
          </table:table-cell>
          <table:table-cell table:style-name="ce1039" table:formula="of:=IF(OR([.L6]=&quot;Technical&quot;;[.L6]=&quot;General&quot;);[.T6];&quot;&quot;)" office:value-type="string" office:string-value="Revised">
            <text:p>Revised</text:p>
          </table:table-cell>
        </table:table-row>
        <table:table-row table:style-name="ro18">
          <table:table-cell table:style-name="ce39" office:value-type="float" office:value="15869200023">
            <text:p>15869200023</text:p>
          </table:table-cell>
          <table:table-cell table:style-name="ce39" office:value-type="string">
            <text:p>15-Mar-2013 14:36:29 EDT</text:p>
          </table:table-cell>
          <table:table-cell table:style-name="ce39" office:value-type="string">
            <text:p>i-118</text:p>
          </table:table-cell>
          <table:table-cell table:style-name="ce39" office:value-type="string">
            <text:p>Marks, Roger</text:p>
          </table:table-cell>
          <table:table-cell table:style-name="ce39" table:number-columns-repeated="2"/>
          <table:table-cell table:style-name="ce39" office:value-type="string">
            <text:p>Individual</text:p>
          </table:table-cell>
          <table:table-cell table:style-name="ce39" office:value-type="float" office:value="3">
            <text:p>3</text:p>
          </table:table-cell>
          <table:table-cell table:style-name="ce39" office:value-type="string">
            <text:p>Standards Developing Organization (SDO)</text:p>
          </table:table-cell>
          <table:table-cell table:style-name="ce39" office:value-type="string">
            <text:p>Disapprove</text:p>
          </table:table-cell>
          <table:table-cell table:style-name="ce39" office:value-type="string">
            <text:p>Consensii LLC</text:p>
          </table:table-cell>
          <table:table-cell table:style-name="ce39" office:value-type="string">
            <text:p>Editorial</text:p>
          </table:table-cell>
          <table:table-cell table:style-name="ce39" office:value-type="float" office:value="1">
            <text:p>1</text:p>
          </table:table-cell>
          <table:table-cell table:style-name="ce39" office:value-type="float" office:value="1.1">
            <text:p>1.1</text:p>
          </table:table-cell>
          <table:table-cell table:style-name="ce39" office:value-type="float" office:value="26">
            <text:p>26</text:p>
          </table:table-cell>
          <table:table-cell table:style-name="ce539" office:value-type="string">
            <text:p>The Scope statement says that "a standard for the identification of public, private, and standard protocols is included." However, specifications in the standard are not standards; the standard is IEEE 802.1.</text:p>
          </table:table-cell>
          <table:table-cell table:style-name="ce39"/>
          <table:table-cell table:style-name="ce39" office:value-type="string">
            <text:p>Yes</text:p>
          </table:table-cell>
          <table:table-cell table:style-name="ce539" office:value-type="string">
            <text:p>Change to "Specifications for the identification of public, private, and standard protocols are included."</text:p>
          </table:table-cell>
          <table:table-cell table:style-name="ce39" office:value-type="string">
            <text:p>Revised</text:p>
          </table:table-cell>
          <table:table-cell table:style-name="ce539" office:value-type="string">
            <text:p>Change the scope to match the scope approved by the 802 EC on 21 March 2013.</text:p>
          </table:table-cell>
          <table:table-cell table:style-name="ce39" table:number-columns-repeated="5"/>
          <table:table-cell table:style-name="ce39" office:value-type="string">
            <text:p>Closed</text:p>
          </table:table-cell>
          <table:table-cell table:style-name="ce1040" table:formula="of:=IF([.L7]=&quot;Editorial&quot;;[.T7];&quot;&quot;)" office:value-type="string" office:string-value="Revised">
            <text:p>Revised</text:p>
          </table:table-cell>
          <table:table-cell table:style-name="ce1040" table:formula="of:=IF(OR([.L7]=&quot;Technical&quot;;[.L7]=&quot;General&quot;);[.T7];&quot;&quot;)">
            <text:p/>
          </table:table-cell>
        </table:table-row>
        <table:table-row table:style-name="ro20">
          <table:table-cell table:style-name="ce40" office:value-type="float" office:value="15924800023">
            <text:p>15924800023</text:p>
          </table:table-cell>
          <table:table-cell table:style-name="ce40" office:value-type="string">
            <text:p>22-Mar-2013 13:40:21 EDT</text:p>
          </table:table-cell>
          <table:table-cell table:style-name="ce40" office:value-type="string">
            <text:p>i-181</text:p>
          </table:table-cell>
          <table:table-cell table:style-name="ce40" office:value-type="string">
            <text:p>Rolfe, Benjamin</text:p>
          </table:table-cell>
          <table:table-cell table:style-name="ce40" table:number-columns-repeated="2"/>
          <table:table-cell table:style-name="ce40" office:value-type="string">
            <text:p>Individual</text:p>
          </table:table-cell>
          <table:table-cell table:style-name="ce40" office:value-type="float" office:value="28">
            <text:p>28</text:p>
          </table:table-cell>
          <table:table-cell table:style-name="ce40" office:value-type="string">
            <text:p>Consulting</text:p>
          </table:table-cell>
          <table:table-cell table:style-name="ce40" office:value-type="string">
            <text:p>Disapprove</text:p>
          </table:table-cell>
          <table:table-cell table:style-name="ce40" office:value-type="string">
            <text:p>Blind Creek Associates</text:p>
          </table:table-cell>
          <table:table-cell table:style-name="ce40" office:value-type="string">
            <text:p>Technical</text:p>
          </table:table-cell>
          <table:table-cell table:style-name="ce40" office:value-type="float" office:value="1">
            <text:p>1</text:p>
          </table:table-cell>
          <table:table-cell table:style-name="ce40" office:value-type="float" office:value="1.1">
            <text:p>1.1</text:p>
          </table:table-cell>
          <table:table-cell table:style-name="ce40" office:value-type="float" office:value="23">
            <text:p>23</text:p>
          </table:table-cell>
          <table:table-cell table:style-name="ce540" office:value-type="string">
            <text:p>The stated scope (and BTW the content) of this draft does not match the scope of the project as provided to the voters with the ballot.</text:p>
          </table:table-cell>
          <table:table-cell table:style-name="ce40"/>
          <table:table-cell table:style-name="ce40" office:value-type="string">
            <text:p>Yes</text:p>
          </table:table-cell>
          <table:table-cell table:style-name="ce540" office:value-type="string">
            <text:p>Remove all normative text that is out of scope of the PAR as provided to the voters.</text:p>
          </table:table-cell>
          <table:table-cell table:style-name="ce40"/>
          <table:table-cell table:style-name="ce540"/>
          <table:table-cell table:style-name="ce40" table:number-columns-repeated="5"/>
          <table:table-cell table:style-name="ce40" office:value-type="string">
            <text:p>Call</text:p>
          </table:table-cell>
          <table:table-cell table:style-name="ce1041" table:formula="of:=IF([.L8]=&quot;Editorial&quot;;[.T8];&quot;&quot;)">
            <text:p/>
          </table:table-cell>
          <table:table-cell table:style-name="ce1041" table:formula="of:=IF(OR([.L8]=&quot;Technical&quot;;[.L8]=&quot;General&quot;);[.T8];&quot;&quot;)" office:value-type="float" office:value="0">
            <text:p>0</text:p>
          </table:table-cell>
        </table:table-row>
        <table:table-row table:style-name="ro21">
          <table:table-cell table:style-name="ce41" office:value-type="float" office:value="15692400023">
            <text:p>15692400023</text:p>
          </table:table-cell>
          <table:table-cell table:style-name="ce41" office:value-type="string">
            <text:p>29-Jan-2013 10:53:49 EDT</text:p>
          </table:table-cell>
          <table:table-cell table:style-name="ce41" office:value-type="string">
            <text:p>i-16</text:p>
          </table:table-cell>
          <table:table-cell table:style-name="ce41" office:value-type="string">
            <text:p>Turner, Michelle</text:p>
          </table:table-cell>
          <table:table-cell table:style-name="ce41" table:number-columns-repeated="2"/>
          <table:table-cell table:style-name="ce41" office:value-type="string">
            <text:p>Editorial Coordination Coordination</text:p>
          </table:table-cell>
          <table:table-cell table:style-name="ce41" office:value-type="float" office:value="1">
            <text:p>1</text:p>
          </table:table-cell>
          <table:table-cell table:style-name="ce41" table:number-columns-repeated="3"/>
          <table:table-cell table:style-name="ce41" office:value-type="string">
            <text:p>Technical</text:p>
          </table:table-cell>
          <table:table-cell table:number-columns-repeated="2" table:style-name="ce41" office:value-type="float" office:value="2">
            <text:p>2</text:p>
          </table:table-cell>
          <table:table-cell table:style-name="ce41" office:value-type="float" office:value="0">
            <text:p>0</text:p>
          </table:table-cell>
          <table:table-cell table:style-name="ce541" office:value-type="string">
            <text:p>IEEE Std 802.1D, IEEE Std 802.1Q, IEEE Std 802.1AC, and IETF RFC 2578, are cited in Clause 2 and the Bibliography.</text:p>
          </table:table-cell>
          <table:table-cell table:style-name="ce41"/>
          <table:table-cell table:style-name="ce41" office:value-type="string">
            <text:p>Yes</text:p>
          </table:table-cell>
          <table:table-cell table:style-name="ce541" office:value-type="string">
            <text:p>Please chose if the entries are needed for the implementation of the document or if they are for informative purposes only. Is there a specific version of any of the above references that are informative. If so, please include the date in the bibliography.</text:p>
          </table:table-cell>
          <table:table-cell table:style-name="ce41" office:value-type="string">
            <text:p>Revised</text:p>
          </table:table-cell>
          <table:table-cell table:style-name="ce541" office:value-type="string">
            <text:p>Remove RFC 2578 from the bibliography and change the bibliographic reference accordingly, i.e., delete [B33] from other locations in the text.</text:p>
          </table:table-cell>
          <table:table-cell table:style-name="ce41" table:number-columns-repeated="5"/>
          <table:table-cell table:style-name="ce41" office:value-type="string">
            <text:p>Closed</text:p>
          </table:table-cell>
          <table:table-cell table:style-name="ce1042" table:formula="of:=IF([.L9]=&quot;Editorial&quot;;[.T9];&quot;&quot;)">
            <text:p/>
          </table:table-cell>
          <table:table-cell table:style-name="ce1042" table:formula="of:=IF(OR([.L9]=&quot;Technical&quot;;[.L9]=&quot;General&quot;);[.T9];&quot;&quot;)" office:value-type="string" office:string-value="Revised">
            <text:p>Revised</text:p>
          </table:table-cell>
        </table:table-row>
        <table:table-row table:style-name="ro19">
          <table:table-cell table:style-name="ce42" office:value-type="float" office:value="15715700023">
            <text:p>15715700023</text:p>
          </table:table-cell>
          <table:table-cell table:style-name="ce42" office:value-type="string">
            <text:p><text:s/>7-Feb-2013 17: 3:57 EDT</text:p>
          </table:table-cell>
          <table:table-cell table:style-name="ce42" office:value-type="string">
            <text:p>i-31</text:p>
          </table:table-cell>
          <table:table-cell table:style-name="ce42" office:value-type="string">
            <text:p>Grow, Robert</text:p>
          </table:table-cell>
          <table:table-cell table:style-name="ce42" table:number-columns-repeated="2"/>
          <table:table-cell table:style-name="ce42" office:value-type="string">
            <text:p>Individual</text:p>
          </table:table-cell>
          <table:table-cell table:style-name="ce42" office:value-type="float" office:value="3">
            <text:p>3</text:p>
          </table:table-cell>
          <table:table-cell table:style-name="ce42" office:value-type="string">
            <text:p>General Interest</text:p>
          </table:table-cell>
          <table:table-cell table:style-name="ce42" office:value-type="string">
            <text:p>Approve</text:p>
          </table:table-cell>
          <table:table-cell table:style-name="ce42" office:value-type="string">
            <text:p>RMG Consulting</text:p>
          </table:table-cell>
          <table:table-cell table:style-name="ce42" office:value-type="string">
            <text:p>Editorial</text:p>
          </table:table-cell>
          <table:table-cell table:number-columns-repeated="2" table:style-name="ce42" office:value-type="float" office:value="2">
            <text:p>2</text:p>
          </table:table-cell>
          <table:table-cell table:style-name="ce42" office:value-type="float" office:value="51">
            <text:p>51</text:p>
          </table:table-cell>
          <table:table-cell table:style-name="ce542" office:value-type="string">
            <text:p>There are no Pxxx drafts referenced</text:p>
          </table:table-cell>
          <table:table-cell table:style-name="ce42"/>
          <table:table-cell table:style-name="ce42" office:value-type="string">
            <text:p>No</text:p>
          </table:table-cell>
          <table:table-cell table:style-name="ce542" office:value-type="string">
            <text:p>Remove footnote</text:p>
          </table:table-cell>
          <table:table-cell table:style-name="ce42" office:value-type="string">
            <text:p>Revised</text:p>
          </table:table-cell>
          <table:table-cell table:style-name="ce542" office:value-type="string">
            <text:p>Remove footnote and remove P from “P802.1AC” in the references.</text:p>
          </table:table-cell>
          <table:table-cell table:style-name="ce42" table:number-columns-repeated="3"/>
          <table:table-cell table:style-name="ce42" office:value-type="string">
            <text:p>Written</text:p>
          </table:table-cell>
          <table:table-cell table:style-name="ce42"/>
          <table:table-cell table:style-name="ce42" office:value-type="string">
            <text:p>Closed</text:p>
          </table:table-cell>
          <table:table-cell table:style-name="ce1043" table:formula="of:=IF([.L10]=&quot;Editorial&quot;;[.T10];&quot;&quot;)" office:value-type="string" office:string-value="Revised">
            <text:p>Revised</text:p>
          </table:table-cell>
          <table:table-cell table:style-name="ce1043" table:formula="of:=IF(OR([.L10]=&quot;Technical&quot;;[.L10]=&quot;General&quot;);[.T10];&quot;&quot;)">
            <text:p/>
          </table:table-cell>
        </table:table-row>
        <table:table-row table:style-name="ro22">
          <table:table-cell table:style-name="ce43" office:value-type="float" office:value="15715800023">
            <text:p>15715800023</text:p>
          </table:table-cell>
          <table:table-cell table:style-name="ce43" office:value-type="string">
            <text:p><text:s/>7-Feb-2013 17: 3:57 EDT</text:p>
          </table:table-cell>
          <table:table-cell table:style-name="ce43" office:value-type="string">
            <text:p>i-32</text:p>
          </table:table-cell>
          <table:table-cell table:style-name="ce43" office:value-type="string">
            <text:p>Grow, Robert</text:p>
          </table:table-cell>
          <table:table-cell table:style-name="ce43" table:number-columns-repeated="2"/>
          <table:table-cell table:style-name="ce43" office:value-type="string">
            <text:p>Individual</text:p>
          </table:table-cell>
          <table:table-cell table:style-name="ce43" office:value-type="float" office:value="4">
            <text:p>4</text:p>
          </table:table-cell>
          <table:table-cell table:style-name="ce43" office:value-type="string">
            <text:p>General Interest</text:p>
          </table:table-cell>
          <table:table-cell table:style-name="ce43" office:value-type="string">
            <text:p>Approve</text:p>
          </table:table-cell>
          <table:table-cell table:style-name="ce43" office:value-type="string">
            <text:p>RMG Consulting</text:p>
          </table:table-cell>
          <table:table-cell table:style-name="ce43" office:value-type="string">
            <text:p>Editorial</text:p>
          </table:table-cell>
          <table:table-cell table:number-columns-repeated="2" table:style-name="ce43" office:value-type="float" office:value="2">
            <text:p>2</text:p>
          </table:table-cell>
          <table:table-cell table:style-name="ce43" office:value-type="float" office:value="53">
            <text:p>53</text:p>
          </table:table-cell>
          <table:table-cell table:style-name="ce543" office:value-type="string">
            <text:p>8802-2:1998 is not available at the IEEE shop, only the 1994 superceded revision</text:p>
          </table:table-cell>
          <table:table-cell table:style-name="ce43"/>
          <table:table-cell table:style-name="ce43" office:value-type="string">
            <text:p>No</text:p>
          </table:table-cell>
          <table:table-cell table:style-name="ce543" office:value-type="string">
            <text:p>Replace link with a direct link to ISO http://www.iso.org/iso/home/standards</text:p>
          </table:table-cell>
          <table:table-cell table:style-name="ce43" office:value-type="string">
            <text:p>Revised</text:p>
          </table:table-cell>
          <table:table-cell table:style-name="ce543" office:value-type="string">
            <text:p>Replace with the correct footnote from IEEE. <text:s/>Note that these will be checked and potentially changed by the IEEE staff editor prior to publication.</text:p>
          </table:table-cell>
          <table:table-cell table:style-name="ce43" table:number-columns-repeated="5"/>
          <table:table-cell table:style-name="ce43" office:value-type="string">
            <text:p>Closed</text:p>
          </table:table-cell>
          <table:table-cell table:style-name="ce1044" table:formula="of:=IF([.L11]=&quot;Editorial&quot;;[.T11];&quot;&quot;)" office:value-type="string" office:string-value="Revised">
            <text:p>Revised</text:p>
          </table:table-cell>
          <table:table-cell table:style-name="ce1044" table:formula="of:=IF(OR([.L11]=&quot;Technical&quot;;[.L11]=&quot;General&quot;);[.T11];&quot;&quot;)">
            <text:p/>
          </table:table-cell>
        </table:table-row>
        <table:table-row table:style-name="ro22">
          <table:table-cell table:style-name="ce44" office:value-type="float" office:value="15715900023">
            <text:p>15715900023</text:p>
          </table:table-cell>
          <table:table-cell table:style-name="ce44" office:value-type="string">
            <text:p><text:s/>7-Feb-2013 17: 3:57 EDT</text:p>
          </table:table-cell>
          <table:table-cell table:style-name="ce44" office:value-type="string">
            <text:p>i-33</text:p>
          </table:table-cell>
          <table:table-cell table:style-name="ce44" office:value-type="string">
            <text:p>Grow, Robert</text:p>
          </table:table-cell>
          <table:table-cell table:style-name="ce44" table:number-columns-repeated="2"/>
          <table:table-cell table:style-name="ce44" office:value-type="string">
            <text:p>Individual</text:p>
          </table:table-cell>
          <table:table-cell table:style-name="ce44" office:value-type="float" office:value="5">
            <text:p>5</text:p>
          </table:table-cell>
          <table:table-cell table:style-name="ce44" office:value-type="string">
            <text:p>General Interest</text:p>
          </table:table-cell>
          <table:table-cell table:style-name="ce44" office:value-type="string">
            <text:p>Approve</text:p>
          </table:table-cell>
          <table:table-cell table:style-name="ce44" office:value-type="string">
            <text:p>RMG Consulting</text:p>
          </table:table-cell>
          <table:table-cell table:style-name="ce44" office:value-type="string">
            <text:p>Editorial</text:p>
          </table:table-cell>
          <table:table-cell table:number-columns-repeated="2" table:style-name="ce44" office:value-type="float" office:value="2">
            <text:p>2</text:p>
          </table:table-cell>
          <table:table-cell table:style-name="ce44" office:value-type="float" office:value="55">
            <text:p>55</text:p>
          </table:table-cell>
          <table:table-cell table:style-name="ce544" office:value-type="string">
            <text:p>No footnote for ITU standards</text:p>
          </table:table-cell>
          <table:table-cell table:style-name="ce44"/>
          <table:table-cell table:style-name="ce44" office:value-type="string">
            <text:p>No</text:p>
          </table:table-cell>
          <table:table-cell table:style-name="ce544" office:value-type="string">
            <text:p>http://www.itu.int/en/ITU-T/publications</text:p>
          </table:table-cell>
          <table:table-cell table:style-name="ce44" office:value-type="string">
            <text:p>Revised</text:p>
          </table:table-cell>
          <table:table-cell table:style-name="ce544" office:value-type="string">
            <text:p>Replace with the correct footnote from IEEE. <text:s/>Note that these will be checked and potentially changed by the IEEE staff editor prior to publication.</text:p>
          </table:table-cell>
          <table:table-cell table:style-name="ce44" table:number-columns-repeated="5"/>
          <table:table-cell table:style-name="ce44" office:value-type="string">
            <text:p>Closed</text:p>
          </table:table-cell>
          <table:table-cell table:style-name="ce1045" table:formula="of:=IF([.L12]=&quot;Editorial&quot;;[.T12];&quot;&quot;)" office:value-type="string" office:string-value="Revised">
            <text:p>Revised</text:p>
          </table:table-cell>
          <table:table-cell table:style-name="ce1045" table:formula="of:=IF(OR([.L12]=&quot;Technical&quot;;[.L12]=&quot;General&quot;);[.T12];&quot;&quot;)">
            <text:p/>
          </table:table-cell>
        </table:table-row>
        <table:table-row table:style-name="ro23">
          <table:table-cell table:style-name="ce45" office:value-type="float" office:value="15871100023">
            <text:p>15871100023</text:p>
          </table:table-cell>
          <table:table-cell table:style-name="ce45" office:value-type="string">
            <text:p>15-Mar-2013 14:36:29 EDT</text:p>
          </table:table-cell>
          <table:table-cell table:style-name="ce45" office:value-type="string">
            <text:p>i-137</text:p>
          </table:table-cell>
          <table:table-cell table:style-name="ce45" office:value-type="string">
            <text:p>Marks, Roger</text:p>
          </table:table-cell>
          <table:table-cell table:style-name="ce45" table:number-columns-repeated="2"/>
          <table:table-cell table:style-name="ce45" office:value-type="string">
            <text:p>Individual</text:p>
          </table:table-cell>
          <table:table-cell table:style-name="ce45" office:value-type="float" office:value="22">
            <text:p>22</text:p>
          </table:table-cell>
          <table:table-cell table:style-name="ce45" office:value-type="string">
            <text:p>Standards Developing Organization (SDO)</text:p>
          </table:table-cell>
          <table:table-cell table:style-name="ce45" office:value-type="string">
            <text:p>Disapprove</text:p>
          </table:table-cell>
          <table:table-cell table:style-name="ce45" office:value-type="string">
            <text:p>Consensii LLC</text:p>
          </table:table-cell>
          <table:table-cell table:style-name="ce45" office:value-type="string">
            <text:p>Technical</text:p>
          </table:table-cell>
          <table:table-cell table:number-columns-repeated="2" table:style-name="ce45" office:value-type="float" office:value="2">
            <text:p>2</text:p>
          </table:table-cell>
          <table:table-cell table:style-name="ce45" office:value-type="float" office:value="14">
            <text:p>14</text:p>
          </table:table-cell>
          <table:table-cell table:style-name="ce545" office:value-type="string">
            <text:p>The reference to "IEEE P802.1AC" is obsolete.</text:p>
          </table:table-cell>
          <table:table-cell table:style-name="ce45"/>
          <table:table-cell table:style-name="ce45" office:value-type="string">
            <text:p>No</text:p>
          </table:table-cell>
          <table:table-cell table:style-name="ce545" office:value-type="string">
            <text:p>Change "IEEE P802.1AC" to "IEEE Std 802.1AC".</text:p>
          </table:table-cell>
          <table:table-cell table:style-name="ce45" office:value-type="string">
            <text:p>Accepted</text:p>
          </table:table-cell>
          <table:table-cell table:style-name="ce545"/>
          <table:table-cell table:style-name="ce45" table:number-columns-repeated="5"/>
          <table:table-cell table:style-name="ce45" office:value-type="string">
            <text:p>Closed</text:p>
          </table:table-cell>
          <table:table-cell table:style-name="ce1046" table:formula="of:=IF([.L13]=&quot;Editorial&quot;;[.T13];&quot;&quot;)">
            <text:p/>
          </table:table-cell>
          <table:table-cell table:style-name="ce1046" table:formula="of:=IF(OR([.L13]=&quot;Technical&quot;;[.L13]=&quot;General&quot;);[.T13];&quot;&quot;)" office:value-type="string" office:string-value="Accepted">
            <text:p>Accepted</text:p>
          </table:table-cell>
        </table:table-row>
        <table:table-row table:style-name="ro24">
          <table:table-cell table:style-name="ce46" office:value-type="float" office:value="15920600023">
            <text:p>15920600023</text:p>
          </table:table-cell>
          <table:table-cell table:style-name="ce46" office:value-type="string">
            <text:p>22-Mar-2013 16:31:21 EDT</text:p>
          </table:table-cell>
          <table:table-cell table:style-name="ce46" office:value-type="string">
            <text:p>i-158</text:p>
          </table:table-cell>
          <table:table-cell table:style-name="ce46" office:value-type="string">
            <text:p>Rolfe, Benjamin</text:p>
          </table:table-cell>
          <table:table-cell table:style-name="ce46" table:number-columns-repeated="2"/>
          <table:table-cell table:style-name="ce46" office:value-type="string">
            <text:p>Individual</text:p>
          </table:table-cell>
          <table:table-cell table:style-name="ce46" office:value-type="float" office:value="5">
            <text:p>5</text:p>
          </table:table-cell>
          <table:table-cell table:style-name="ce46" office:value-type="string">
            <text:p>Consulting</text:p>
          </table:table-cell>
          <table:table-cell table:style-name="ce46" office:value-type="string">
            <text:p>Disapprove</text:p>
          </table:table-cell>
          <table:table-cell table:style-name="ce46" office:value-type="string">
            <text:p>Blind Creek Associates</text:p>
          </table:table-cell>
          <table:table-cell table:style-name="ce46" office:value-type="string">
            <text:p>Technical</text:p>
          </table:table-cell>
          <table:table-cell table:number-columns-repeated="2" table:style-name="ce46" office:value-type="float" office:value="2">
            <text:p>2</text:p>
          </table:table-cell>
          <table:table-cell table:style-name="ce46" office:value-type="float" office:value="12">
            <text:p>12</text:p>
          </table:table-cell>
          <table:table-cell table:style-name="ce546" office:value-type="string">
            <text:p>802.1Q is not sited in normative text (is cited in informative text only) thus it is not a normative reference. Note that it is already listed in the Bibliography.</text:p>
          </table:table-cell>
          <table:table-cell table:style-name="ce46"/>
          <table:table-cell table:style-name="ce46" office:value-type="string">
            <text:p>No</text:p>
          </table:table-cell>
          <table:table-cell table:style-name="ce546" office:value-type="string">
            <text:p>Delete 802.1A freom clause 2.</text:p>
          </table:table-cell>
          <table:table-cell table:style-name="ce46" office:value-type="string">
            <text:p>Rejected</text:p>
          </table:table-cell>
          <table:table-cell table:style-name="ce546" office:value-type="string">
            <text:p>It is listed in the normative text, subclause 6.1 “An IEEE 802 network is required, at a minimum, to support the MAC Internal Sublayer Service defined in IEEE Std 802.1D and IEEE Std 802.1Q, and support the use of EtherTypes for protocol identification at the LLC sublayer.”</text:p>
          </table:table-cell>
          <table:table-cell table:style-name="ce46" table:number-columns-repeated="3"/>
          <table:table-cell table:style-name="ce46" office:value-type="string">
            <text:p>Written</text:p>
          </table:table-cell>
          <table:table-cell table:style-name="ce46"/>
          <table:table-cell table:style-name="ce46" office:value-type="string">
            <text:p>Closed</text:p>
          </table:table-cell>
          <table:table-cell table:style-name="ce1047" table:formula="of:=IF([.L14]=&quot;Editorial&quot;;[.T14];&quot;&quot;)">
            <text:p/>
          </table:table-cell>
          <table:table-cell table:style-name="ce1047" table:formula="of:=IF(OR([.L14]=&quot;Technical&quot;;[.L14]=&quot;General&quot;);[.T14];&quot;&quot;)" office:value-type="string" office:string-value="Rejected">
            <text:p>Rejected</text:p>
          </table:table-cell>
        </table:table-row>
        <table:table-row table:style-name="ro22">
          <table:table-cell table:style-name="ce47" office:value-type="float" office:value="15920700023">
            <text:p>15920700023</text:p>
          </table:table-cell>
          <table:table-cell table:style-name="ce47" office:value-type="string">
            <text:p>22-Mar-2013 16:31:21 EDT</text:p>
          </table:table-cell>
          <table:table-cell table:style-name="ce47" office:value-type="string">
            <text:p>i-159</text:p>
          </table:table-cell>
          <table:table-cell table:style-name="ce47" office:value-type="string">
            <text:p>Rolfe, Benjamin</text:p>
          </table:table-cell>
          <table:table-cell table:style-name="ce47" table:number-columns-repeated="2"/>
          <table:table-cell table:style-name="ce47" office:value-type="string">
            <text:p>Individual</text:p>
          </table:table-cell>
          <table:table-cell table:style-name="ce47" office:value-type="float" office:value="6">
            <text:p>6</text:p>
          </table:table-cell>
          <table:table-cell table:style-name="ce47" office:value-type="string">
            <text:p>Consulting</text:p>
          </table:table-cell>
          <table:table-cell table:style-name="ce47" office:value-type="string">
            <text:p>Disapprove</text:p>
          </table:table-cell>
          <table:table-cell table:style-name="ce47" office:value-type="string">
            <text:p>Blind Creek Associates</text:p>
          </table:table-cell>
          <table:table-cell table:style-name="ce47" office:value-type="string">
            <text:p>Technical</text:p>
          </table:table-cell>
          <table:table-cell table:number-columns-repeated="2" table:style-name="ce47" office:value-type="float" office:value="2">
            <text:p>2</text:p>
          </table:table-cell>
          <table:table-cell table:style-name="ce47" office:value-type="float" office:value="14">
            <text:p>14</text:p>
          </table:table-cell>
          <table:table-cell table:style-name="ce547" office:value-type="string">
            <text:p>re: IEEE P802.1AC the "P" indicates a DRAFT standard. Sponsors shall not use unpublished draft standards as normative references unless they are dated, readily available, and retrievable.</text:p>
          </table:table-cell>
          <table:table-cell table:style-name="ce47"/>
          <table:table-cell table:style-name="ce47" office:value-type="string">
            <text:p>No</text:p>
          </table:table-cell>
          <table:table-cell table:style-name="ce547" office:value-type="string">
            <text:p>Add a date to indicate which draft is being referenced. Or delete "P" if it's been published.</text:p>
          </table:table-cell>
          <table:table-cell table:style-name="ce47" office:value-type="string">
            <text:p>Revised</text:p>
          </table:table-cell>
          <table:table-cell table:style-name="ce1033" office:value-type="string">
            <text:p>Change "IEEE P802.1AC" to "IEEE Std 802.1AC".</text:p>
          </table:table-cell>
          <table:table-cell table:style-name="ce47" table:number-columns-repeated="5"/>
          <table:table-cell table:style-name="ce47" office:value-type="string">
            <text:p>Closed</text:p>
          </table:table-cell>
          <table:table-cell table:style-name="ce1048" table:formula="of:=IF([.L15]=&quot;Editorial&quot;;[.T15];&quot;&quot;)">
            <text:p/>
          </table:table-cell>
          <table:table-cell table:style-name="ce1048" table:formula="of:=IF(OR([.L15]=&quot;Technical&quot;;[.L15]=&quot;General&quot;);[.T15];&quot;&quot;)" office:value-type="string" office:string-value="Revised">
            <text:p>Revised</text:p>
          </table:table-cell>
        </table:table-row>
        <table:table-row table:style-name="ro25">
          <table:table-cell table:style-name="ce48" office:value-type="float" office:value="15920900023">
            <text:p>15920900023</text:p>
          </table:table-cell>
          <table:table-cell table:style-name="ce48" office:value-type="string">
            <text:p>22-Mar-2013 16:31:21 EDT</text:p>
          </table:table-cell>
          <table:table-cell table:style-name="ce48" office:value-type="string">
            <text:p>i-161</text:p>
          </table:table-cell>
          <table:table-cell table:style-name="ce48" office:value-type="string">
            <text:p>Rolfe, Benjamin</text:p>
          </table:table-cell>
          <table:table-cell table:style-name="ce48" table:number-columns-repeated="2"/>
          <table:table-cell table:style-name="ce48" office:value-type="string">
            <text:p>Individual</text:p>
          </table:table-cell>
          <table:table-cell table:style-name="ce48" office:value-type="float" office:value="8">
            <text:p>8</text:p>
          </table:table-cell>
          <table:table-cell table:style-name="ce48" office:value-type="string">
            <text:p>Consulting</text:p>
          </table:table-cell>
          <table:table-cell table:style-name="ce48" office:value-type="string">
            <text:p>Disapprove</text:p>
          </table:table-cell>
          <table:table-cell table:style-name="ce48" office:value-type="string">
            <text:p>Blind Creek Associates</text:p>
          </table:table-cell>
          <table:table-cell table:style-name="ce48" office:value-type="string">
            <text:p>Technical</text:p>
          </table:table-cell>
          <table:table-cell table:number-columns-repeated="2" table:style-name="ce48" office:value-type="float" office:value="2">
            <text:p>2</text:p>
          </table:table-cell>
          <table:table-cell table:style-name="ce48" office:value-type="float" office:value="16">
            <text:p>16</text:p>
          </table:table-cell>
          <table:table-cell table:style-name="ce548" office:value-type="string">
            <text:p>ISO/IEC 7498 is not cited in normative text.</text:p>
          </table:table-cell>
          <table:table-cell table:style-name="ce48"/>
          <table:table-cell table:style-name="ce48" office:value-type="string">
            <text:p>No</text:p>
          </table:table-cell>
          <table:table-cell table:style-name="ce548" office:value-type="string">
            <text:p>Remove from Clause 2. Move to Annex A.</text:p>
          </table:table-cell>
          <table:table-cell table:style-name="ce48" office:value-type="string">
            <text:p>Accepted</text:p>
          </table:table-cell>
          <table:table-cell table:style-name="ce548"/>
          <table:table-cell table:style-name="ce48" table:number-columns-repeated="5"/>
          <table:table-cell table:style-name="ce48" office:value-type="string">
            <text:p>Closed</text:p>
          </table:table-cell>
          <table:table-cell table:style-name="ce1049" table:formula="of:=IF([.L16]=&quot;Editorial&quot;;[.T16];&quot;&quot;)">
            <text:p/>
          </table:table-cell>
          <table:table-cell table:style-name="ce1049" table:formula="of:=IF(OR([.L16]=&quot;Technical&quot;;[.L16]=&quot;General&quot;);[.T16];&quot;&quot;)" office:value-type="string" office:string-value="Accepted">
            <text:p>Accepted</text:p>
          </table:table-cell>
        </table:table-row>
        <table:table-row table:style-name="ro21">
          <table:table-cell table:style-name="ce49" office:value-type="float" office:value="15921000023">
            <text:p>15921000023</text:p>
          </table:table-cell>
          <table:table-cell table:style-name="ce49" office:value-type="string">
            <text:p>22-Mar-2013 16:31:21 EDT</text:p>
          </table:table-cell>
          <table:table-cell table:style-name="ce49" office:value-type="string">
            <text:p>i-162</text:p>
          </table:table-cell>
          <table:table-cell table:style-name="ce49" office:value-type="string">
            <text:p>Rolfe, Benjamin</text:p>
          </table:table-cell>
          <table:table-cell table:style-name="ce49" table:number-columns-repeated="2"/>
          <table:table-cell table:style-name="ce49" office:value-type="string">
            <text:p>Individual</text:p>
          </table:table-cell>
          <table:table-cell table:style-name="ce49" office:value-type="float" office:value="9">
            <text:p>9</text:p>
          </table:table-cell>
          <table:table-cell table:style-name="ce49" office:value-type="string">
            <text:p>Consulting</text:p>
          </table:table-cell>
          <table:table-cell table:style-name="ce49" office:value-type="string">
            <text:p>Disapprove</text:p>
          </table:table-cell>
          <table:table-cell table:style-name="ce49" office:value-type="string">
            <text:p>Blind Creek Associates</text:p>
          </table:table-cell>
          <table:table-cell table:style-name="ce49" office:value-type="string">
            <text:p>Technical</text:p>
          </table:table-cell>
          <table:table-cell table:number-columns-repeated="2" table:style-name="ce49" office:value-type="float" office:value="2">
            <text:p>2</text:p>
          </table:table-cell>
          <table:table-cell table:style-name="ce49" office:value-type="float" office:value="16">
            <text:p>16</text:p>
          </table:table-cell>
          <table:table-cell table:style-name="ce549" office:value-type="string">
            <text:p>ISO/IEC 8802-2:1998 is not cited in normative text.</text:p>
          </table:table-cell>
          <table:table-cell table:style-name="ce49"/>
          <table:table-cell table:style-name="ce49" office:value-type="string">
            <text:p>No</text:p>
          </table:table-cell>
          <table:table-cell table:style-name="ce549" office:value-type="string">
            <text:p>Remove from Clause 2. Move to Annex A.</text:p>
          </table:table-cell>
          <table:table-cell table:style-name="ce49" office:value-type="string">
            <text:p>Rejected</text:p>
          </table:table-cell>
          <table:table-cell table:style-name="ce549" office:value-type="string">
            <text:p>ISO/IEC 8802-2 is required to implement the LLC, which is one of the two sublayers used in IEEE 802 networks, as described in 5.5.2. <text:s/>LLC addresses are discussed in 9.5.1, but are defined in 8802-2</text:p>
          </table:table-cell>
          <table:table-cell table:style-name="ce49" table:number-columns-repeated="3"/>
          <table:table-cell table:style-name="ce49" office:value-type="string">
            <text:p>Written</text:p>
          </table:table-cell>
          <table:table-cell table:style-name="ce49"/>
          <table:table-cell table:style-name="ce49" office:value-type="string">
            <text:p>Closed</text:p>
          </table:table-cell>
          <table:table-cell table:style-name="ce1050" table:formula="of:=IF([.L17]=&quot;Editorial&quot;;[.T17];&quot;&quot;)">
            <text:p/>
          </table:table-cell>
          <table:table-cell table:style-name="ce1050" table:formula="of:=IF(OR([.L17]=&quot;Technical&quot;;[.L17]=&quot;General&quot;);[.T17];&quot;&quot;)" office:value-type="string" office:string-value="Rejected">
            <text:p>Rejected</text:p>
          </table:table-cell>
        </table:table-row>
        <table:table-row table:style-name="ro25">
          <table:table-cell table:style-name="ce50" office:value-type="float" office:value="15921100023">
            <text:p>15921100023</text:p>
          </table:table-cell>
          <table:table-cell table:style-name="ce50" office:value-type="string">
            <text:p>22-Mar-2013 16:31:21 EDT</text:p>
          </table:table-cell>
          <table:table-cell table:style-name="ce50" office:value-type="string">
            <text:p>i-163</text:p>
          </table:table-cell>
          <table:table-cell table:style-name="ce50" office:value-type="string">
            <text:p>Rolfe, Benjamin</text:p>
          </table:table-cell>
          <table:table-cell table:style-name="ce50" table:number-columns-repeated="2"/>
          <table:table-cell table:style-name="ce50" office:value-type="string">
            <text:p>Individual</text:p>
          </table:table-cell>
          <table:table-cell table:style-name="ce50" office:value-type="float" office:value="10">
            <text:p>10</text:p>
          </table:table-cell>
          <table:table-cell table:style-name="ce50" office:value-type="string">
            <text:p>Consulting</text:p>
          </table:table-cell>
          <table:table-cell table:style-name="ce50" office:value-type="string">
            <text:p>Disapprove</text:p>
          </table:table-cell>
          <table:table-cell table:style-name="ce50" office:value-type="string">
            <text:p>Blind Creek Associates</text:p>
          </table:table-cell>
          <table:table-cell table:style-name="ce50" office:value-type="string">
            <text:p>Technical</text:p>
          </table:table-cell>
          <table:table-cell table:number-columns-repeated="2" table:style-name="ce50" office:value-type="float" office:value="2">
            <text:p>2</text:p>
          </table:table-cell>
          <table:table-cell table:style-name="ce50" office:value-type="float" office:value="16">
            <text:p>16</text:p>
          </table:table-cell>
          <table:table-cell table:style-name="ce550" office:value-type="string">
            <text:p>ITU-T Recommendation X.660 is not cited in normative text</text:p>
          </table:table-cell>
          <table:table-cell table:style-name="ce50"/>
          <table:table-cell table:style-name="ce50" office:value-type="string">
            <text:p>No</text:p>
          </table:table-cell>
          <table:table-cell table:style-name="ce550" office:value-type="string">
            <text:p>Remove from Clause 2. Move to Annex A.</text:p>
          </table:table-cell>
          <table:table-cell table:style-name="ce50" office:value-type="string">
            <text:p>Rejected</text:p>
          </table:table-cell>
          <table:table-cell table:style-name="ce550" office:value-type="string">
            <text:p>X.660 is normatively referenced in 10.2 in reference to OIDs</text:p>
          </table:table-cell>
          <table:table-cell table:style-name="ce50" table:number-columns-repeated="3"/>
          <table:table-cell table:style-name="ce50" office:value-type="string">
            <text:p>Written</text:p>
          </table:table-cell>
          <table:table-cell table:style-name="ce50"/>
          <table:table-cell table:style-name="ce50" office:value-type="string">
            <text:p>Closed</text:p>
          </table:table-cell>
          <table:table-cell table:style-name="ce1051" table:formula="of:=IF([.L18]=&quot;Editorial&quot;;[.T18];&quot;&quot;)">
            <text:p/>
          </table:table-cell>
          <table:table-cell table:style-name="ce1051" table:formula="of:=IF(OR([.L18]=&quot;Technical&quot;;[.L18]=&quot;General&quot;);[.T18];&quot;&quot;)" office:value-type="string" office:string-value="Rejected">
            <text:p>Rejected</text:p>
          </table:table-cell>
        </table:table-row>
        <table:table-row table:style-name="ro25">
          <table:table-cell table:style-name="ce51" office:value-type="float" office:value="15921200023">
            <text:p>15921200023</text:p>
          </table:table-cell>
          <table:table-cell table:style-name="ce51" office:value-type="string">
            <text:p>22-Mar-2013 16:31:21 EDT</text:p>
          </table:table-cell>
          <table:table-cell table:style-name="ce51" office:value-type="string">
            <text:p>i-164</text:p>
          </table:table-cell>
          <table:table-cell table:style-name="ce51" office:value-type="string">
            <text:p>Rolfe, Benjamin</text:p>
          </table:table-cell>
          <table:table-cell table:style-name="ce51" table:number-columns-repeated="2"/>
          <table:table-cell table:style-name="ce51" office:value-type="string">
            <text:p>Individual</text:p>
          </table:table-cell>
          <table:table-cell table:style-name="ce51" office:value-type="float" office:value="11">
            <text:p>11</text:p>
          </table:table-cell>
          <table:table-cell table:style-name="ce51" office:value-type="string">
            <text:p>Consulting</text:p>
          </table:table-cell>
          <table:table-cell table:style-name="ce51" office:value-type="string">
            <text:p>Disapprove</text:p>
          </table:table-cell>
          <table:table-cell table:style-name="ce51" office:value-type="string">
            <text:p>Blind Creek Associates</text:p>
          </table:table-cell>
          <table:table-cell table:style-name="ce51" office:value-type="string">
            <text:p>Technical</text:p>
          </table:table-cell>
          <table:table-cell table:number-columns-repeated="2" table:style-name="ce51" office:value-type="float" office:value="2">
            <text:p>2</text:p>
          </table:table-cell>
          <table:table-cell table:style-name="ce51" office:value-type="float" office:value="16">
            <text:p>16</text:p>
          </table:table-cell>
          <table:table-cell table:style-name="ce551" office:value-type="string">
            <text:p>IETF RFC 2578 is not cited in normative text.</text:p>
          </table:table-cell>
          <table:table-cell table:style-name="ce51"/>
          <table:table-cell table:style-name="ce51" office:value-type="string">
            <text:p>No</text:p>
          </table:table-cell>
          <table:table-cell table:style-name="ce551" office:value-type="string">
            <text:p>Remove from Clause 2. Move to Annex A.</text:p>
          </table:table-cell>
          <table:table-cell table:style-name="ce51" office:value-type="string">
            <text:p>Rejected</text:p>
          </table:table-cell>
          <table:table-cell table:style-name="ce551" office:value-type="string">
            <text:p>IETF RFC 2578 is normatively referenced in 10.5</text:p>
          </table:table-cell>
          <table:table-cell table:style-name="ce51" table:number-columns-repeated="3"/>
          <table:table-cell table:style-name="ce51" office:value-type="string">
            <text:p>Written</text:p>
          </table:table-cell>
          <table:table-cell table:style-name="ce51"/>
          <table:table-cell table:style-name="ce51" office:value-type="string">
            <text:p>Closed</text:p>
          </table:table-cell>
          <table:table-cell table:style-name="ce1052" table:formula="of:=IF([.L19]=&quot;Editorial&quot;;[.T19];&quot;&quot;)">
            <text:p/>
          </table:table-cell>
          <table:table-cell table:style-name="ce1052" table:formula="of:=IF(OR([.L19]=&quot;Technical&quot;;[.L19]=&quot;General&quot;);[.T19];&quot;&quot;)" office:value-type="string" office:string-value="Rejected">
            <text:p>Rejected</text:p>
          </table:table-cell>
        </table:table-row>
        <table:table-row table:style-name="ro26">
          <table:table-cell table:style-name="ce52" office:value-type="float" office:value="15923600023">
            <text:p>15923600023</text:p>
          </table:table-cell>
          <table:table-cell table:style-name="ce52" office:value-type="string">
            <text:p>22-Mar-2013 16:40:21 EDT</text:p>
          </table:table-cell>
          <table:table-cell table:style-name="ce52" office:value-type="string">
            <text:p>i-169</text:p>
          </table:table-cell>
          <table:table-cell table:style-name="ce52" office:value-type="string">
            <text:p>Rolfe, Benjamin</text:p>
          </table:table-cell>
          <table:table-cell table:style-name="ce52" table:number-columns-repeated="2"/>
          <table:table-cell table:style-name="ce52" office:value-type="string">
            <text:p>Individual</text:p>
          </table:table-cell>
          <table:table-cell table:style-name="ce52" office:value-type="float" office:value="16">
            <text:p>16</text:p>
          </table:table-cell>
          <table:table-cell table:style-name="ce52" office:value-type="string">
            <text:p>Consulting</text:p>
          </table:table-cell>
          <table:table-cell table:style-name="ce52" office:value-type="string">
            <text:p>Disapprove</text:p>
          </table:table-cell>
          <table:table-cell table:style-name="ce52" office:value-type="string">
            <text:p>Blind Creek Associates</text:p>
          </table:table-cell>
          <table:table-cell table:style-name="ce52" office:value-type="string">
            <text:p>Technical</text:p>
          </table:table-cell>
          <table:table-cell table:number-columns-repeated="2" table:style-name="ce52" office:value-type="float" office:value="2">
            <text:p>2</text:p>
          </table:table-cell>
          <table:table-cell table:style-name="ce52" office:value-type="float" office:value="8">
            <text:p>8</text:p>
          </table:table-cell>
          <table:table-cell table:style-name="ce552" office:value-type="string">
            <text:p>802.1D is cited in informative text only. <text:s/>11.5.1(g) of the IEEE-SA Standards Style manuals states: "Documents to which reference is made only for information or background, and documents that</text:p>
            <text:p>served merely as references in the preparation of the standard are not normative references. Such</text:p>
            <text:p>documents may, however, be included in a bibliography."</text:p>
            <text:p>Note 802.1D is appropriatly listed in the Bibliography already.</text:p>
          </table:table-cell>
          <table:table-cell table:style-name="ce52"/>
          <table:table-cell table:style-name="ce52" office:value-type="string">
            <text:p>Yes</text:p>
          </table:table-cell>
          <table:table-cell table:style-name="ce552" office:value-type="string">
            <text:p>Delete 802.1D from Clause 2. Leave in Bibliography.</text:p>
          </table:table-cell>
          <table:table-cell table:style-name="ce52" office:value-type="string">
            <text:p>Rejected</text:p>
          </table:table-cell>
          <table:table-cell table:style-name="ce552" office:value-type="string">
            <text:p>It is listed in the normative text, subclause 6.1 “An IEEE 802 network is required, at a minimum, to support the MAC Internal Sublayer Service defined in IEEE Std 802.1D and IEEE Std 802.1Q, and support the use of EtherTypes for protocol identification at the LLC sublayer.”</text:p>
          </table:table-cell>
          <table:table-cell table:style-name="ce52" table:number-columns-repeated="3"/>
          <table:table-cell table:style-name="ce52" office:value-type="string">
            <text:p>Written</text:p>
          </table:table-cell>
          <table:table-cell table:style-name="ce52"/>
          <table:table-cell table:style-name="ce52" office:value-type="string">
            <text:p>Closed</text:p>
          </table:table-cell>
          <table:table-cell table:style-name="ce1053" table:formula="of:=IF([.L20]=&quot;Editorial&quot;;[.T20];&quot;&quot;)">
            <text:p/>
          </table:table-cell>
          <table:table-cell table:style-name="ce1053" table:formula="of:=IF(OR([.L20]=&quot;Technical&quot;;[.L20]=&quot;General&quot;);[.T20];&quot;&quot;)" office:value-type="string" office:string-value="Rejected">
            <text:p>Rejected</text:p>
          </table:table-cell>
        </table:table-row>
        <table:table-row table:style-name="ro22">
          <table:table-cell table:style-name="ce53" office:value-type="float" office:value="15923900023">
            <text:p>15923900023</text:p>
          </table:table-cell>
          <table:table-cell table:style-name="ce53" office:value-type="string">
            <text:p>22-Mar-2013 16:40:21 EDT</text:p>
          </table:table-cell>
          <table:table-cell table:style-name="ce53" office:value-type="string">
            <text:p>i-172</text:p>
          </table:table-cell>
          <table:table-cell table:style-name="ce53" office:value-type="string">
            <text:p>Rolfe, Benjamin</text:p>
          </table:table-cell>
          <table:table-cell table:style-name="ce53" table:number-columns-repeated="2"/>
          <table:table-cell table:style-name="ce53" office:value-type="string">
            <text:p>Individual</text:p>
          </table:table-cell>
          <table:table-cell table:style-name="ce53" office:value-type="float" office:value="19">
            <text:p>19</text:p>
          </table:table-cell>
          <table:table-cell table:style-name="ce53" office:value-type="string">
            <text:p>Consulting</text:p>
          </table:table-cell>
          <table:table-cell table:style-name="ce53" office:value-type="string">
            <text:p>Disapprove</text:p>
          </table:table-cell>
          <table:table-cell table:style-name="ce53" office:value-type="string">
            <text:p>Blind Creek Associates</text:p>
          </table:table-cell>
          <table:table-cell table:style-name="ce53" office:value-type="string">
            <text:p>Technical</text:p>
          </table:table-cell>
          <table:table-cell table:number-columns-repeated="2" table:style-name="ce53" office:value-type="float" office:value="2">
            <text:p>2</text:p>
          </table:table-cell>
          <table:table-cell table:style-name="ce53" office:value-type="float" office:value="14">
            <text:p>14</text:p>
          </table:table-cell>
          <table:table-cell table:style-name="ce553" office:value-type="string">
            <text:p>P802.1AC is not cited in normative text.</text:p>
          </table:table-cell>
          <table:table-cell table:style-name="ce53"/>
          <table:table-cell table:style-name="ce53" office:value-type="string">
            <text:p>Yes</text:p>
          </table:table-cell>
          <table:table-cell table:style-name="ce553" office:value-type="string">
            <text:p>Remove from Clause 2</text:p>
          </table:table-cell>
          <table:table-cell table:style-name="ce53" office:value-type="string">
            <text:p>Rejected</text:p>
          </table:table-cell>
          <table:table-cell table:style-name="ce553" office:value-type="string">
            <text:p>802.1AC is the preferred reference for 802.1D and 802.1Q. <text:s/>Changes from another comment will add a normative reference to 802.1AC.</text:p>
          </table:table-cell>
          <table:table-cell table:style-name="ce53" table:number-columns-repeated="3"/>
          <table:table-cell table:style-name="ce53" office:value-type="string">
            <text:p>Written</text:p>
          </table:table-cell>
          <table:table-cell table:style-name="ce53"/>
          <table:table-cell table:style-name="ce53" office:value-type="string">
            <text:p>Closed</text:p>
          </table:table-cell>
          <table:table-cell table:style-name="ce1054" table:formula="of:=IF([.L21]=&quot;Editorial&quot;;[.T21];&quot;&quot;)">
            <text:p/>
          </table:table-cell>
          <table:table-cell table:style-name="ce1054" table:formula="of:=IF(OR([.L21]=&quot;Technical&quot;;[.L21]=&quot;General&quot;);[.T21];&quot;&quot;)" office:value-type="string" office:string-value="Rejected">
            <text:p>Rejected</text:p>
          </table:table-cell>
        </table:table-row>
        <table:table-row table:style-name="ro27">
          <table:table-cell table:style-name="ce54" office:value-type="float" office:value="15678000023">
            <text:p>15678000023</text:p>
          </table:table-cell>
          <table:table-cell table:style-name="ce54" office:value-type="string">
            <text:p>28-Jan-2013 <text:s/>7:36:45 EDT</text:p>
          </table:table-cell>
          <table:table-cell table:style-name="ce54" office:value-type="string">
            <text:p>i-13</text:p>
          </table:table-cell>
          <table:table-cell table:style-name="ce54" office:value-type="string">
            <text:p>Anslow, Peter</text:p>
          </table:table-cell>
          <table:table-cell table:style-name="ce54" table:number-columns-repeated="2"/>
          <table:table-cell table:style-name="ce54" office:value-type="string">
            <text:p>Individual</text:p>
          </table:table-cell>
          <table:table-cell table:style-name="ce54" office:value-type="float" office:value="3">
            <text:p>3</text:p>
          </table:table-cell>
          <table:table-cell table:style-name="ce54" office:value-type="string">
            <text:p>Producer - System / Manufacturer</text:p>
          </table:table-cell>
          <table:table-cell table:style-name="ce54" office:value-type="string">
            <text:p>Approve</text:p>
          </table:table-cell>
          <table:table-cell table:style-name="ce54" office:value-type="string">
            <text:p>Ciena Corporation</text:p>
          </table:table-cell>
          <table:table-cell table:style-name="ce54" office:value-type="string">
            <text:p>Editorial</text:p>
          </table:table-cell>
          <table:table-cell table:style-name="ce54" office:value-type="float" office:value="3">
            <text:p>3</text:p>
          </table:table-cell>
          <table:table-cell table:style-name="ce54" office:value-type="float" office:value="3.1">
            <text:p>3.1</text:p>
          </table:table-cell>
          <table:table-cell table:style-name="ce54" office:value-type="float" office:value="36">
            <text:p>36</text:p>
          </table:table-cell>
          <table:table-cell table:style-name="ce554" office:value-type="string">
            <text:p>The capitalisation of "EtherType" in this draft (with an upper case "T" in Type) is different from that used where the term is defined in IEEE Std 802.3-2012, which is consistent in using "Ethertype" (with a lower case "t").</text:p>
          </table:table-cell>
          <table:table-cell table:style-name="ce54"/>
          <table:table-cell table:style-name="ce54" office:value-type="string">
            <text:p>No</text:p>
          </table:table-cell>
          <table:table-cell table:style-name="ce554" office:value-type="string">
            <text:p>Change "EtherType" to "Ethertype" throughout the document.</text:p>
          </table:table-cell>
          <table:table-cell table:style-name="ce54" office:value-type="string">
            <text:p>Rejected</text:p>
          </table:table-cell>
          <table:table-cell table:style-name="ce554" office:value-type="string">
            <text:p>According to the IEEE SA RAC's tutorial (standards.ieee.org/develop/regauth/tut/ethertype.pdf) the correct capitalization is EtherType</text:p>
          </table:table-cell>
          <table:table-cell table:style-name="ce54" table:number-columns-repeated="3"/>
          <table:table-cell table:style-name="ce54" office:value-type="string">
            <text:p>Written</text:p>
          </table:table-cell>
          <table:table-cell table:style-name="ce54"/>
          <table:table-cell table:style-name="ce54" office:value-type="string">
            <text:p>Closed</text:p>
          </table:table-cell>
          <table:table-cell table:style-name="ce1055" table:formula="of:=IF([.L22]=&quot;Editorial&quot;;[.T22];&quot;&quot;)" office:value-type="string" office:string-value="Rejected">
            <text:p>Rejected</text:p>
          </table:table-cell>
          <table:table-cell table:style-name="ce1055" table:formula="of:=IF(OR([.L22]=&quot;Technical&quot;;[.L22]=&quot;General&quot;);[.T22];&quot;&quot;)">
            <text:p/>
          </table:table-cell>
        </table:table-row>
        <table:table-row table:style-name="ro18">
          <table:table-cell table:style-name="ce55" office:value-type="float" office:value="15716000023">
            <text:p>15716000023</text:p>
          </table:table-cell>
          <table:table-cell table:style-name="ce55" office:value-type="string">
            <text:p><text:s/>7-Feb-2013 17: 3:57 EDT</text:p>
          </table:table-cell>
          <table:table-cell table:style-name="ce55" office:value-type="string">
            <text:p>i-34</text:p>
          </table:table-cell>
          <table:table-cell table:style-name="ce55" office:value-type="string">
            <text:p>Grow, Robert</text:p>
          </table:table-cell>
          <table:table-cell table:style-name="ce55" table:number-columns-repeated="2"/>
          <table:table-cell table:style-name="ce55" office:value-type="string">
            <text:p>Individual</text:p>
          </table:table-cell>
          <table:table-cell table:style-name="ce55" office:value-type="float" office:value="6">
            <text:p>6</text:p>
          </table:table-cell>
          <table:table-cell table:style-name="ce55" office:value-type="string">
            <text:p>General Interest</text:p>
          </table:table-cell>
          <table:table-cell table:style-name="ce55" office:value-type="string">
            <text:p>Approve</text:p>
          </table:table-cell>
          <table:table-cell table:style-name="ce55" office:value-type="string">
            <text:p>RMG Consulting</text:p>
          </table:table-cell>
          <table:table-cell table:style-name="ce55" office:value-type="string">
            <text:p>Editorial</text:p>
          </table:table-cell>
          <table:table-cell table:style-name="ce55" office:value-type="float" office:value="3">
            <text:p>3</text:p>
          </table:table-cell>
          <table:table-cell table:style-name="ce55" office:value-type="float" office:value="3.1">
            <text:p>3.1</text:p>
          </table:table-cell>
          <table:table-cell table:style-name="ce55" office:value-type="float" office:value="52">
            <text:p>52</text:p>
          </table:table-cell>
          <table:table-cell table:style-name="ce555" office:value-type="string">
            <text:p>It is my understanding the IEEE Standards Dictionary is no longer published, only an electronic database. <text:s/>In any case, I can't find it in the shop.</text:p>
          </table:table-cell>
          <table:table-cell table:style-name="ce55"/>
          <table:table-cell table:style-name="ce55" office:value-type="string">
            <text:p>No</text:p>
          </table:table-cell>
          <table:table-cell table:style-name="ce555" office:value-type="string">
            <text:p>Consult with publication editor for correct course of action</text:p>
          </table:table-cell>
          <table:table-cell table:style-name="ce55" office:value-type="string">
            <text:p>Revised</text:p>
          </table:table-cell>
          <table:table-cell table:style-name="ce555" office:value-type="string">
            <text:p>Replace with the new text from IEEE that refers to the online dictionary</text:p>
          </table:table-cell>
          <table:table-cell table:style-name="ce55" table:number-columns-repeated="5"/>
          <table:table-cell table:style-name="ce55" office:value-type="string">
            <text:p>Closed</text:p>
          </table:table-cell>
          <table:table-cell table:style-name="ce1056" table:formula="of:=IF([.L23]=&quot;Editorial&quot;;[.T23];&quot;&quot;)" office:value-type="string" office:string-value="Revised">
            <text:p>Revised</text:p>
          </table:table-cell>
          <table:table-cell table:style-name="ce1056" table:formula="of:=IF(OR([.L23]=&quot;Technical&quot;;[.L23]=&quot;General&quot;);[.T23];&quot;&quot;)">
            <text:p/>
          </table:table-cell>
        </table:table-row>
        <table:table-row table:style-name="ro16">
          <table:table-cell table:style-name="ce56" office:value-type="float" office:value="15717100023">
            <text:p>15717100023</text:p>
          </table:table-cell>
          <table:table-cell table:style-name="ce56" office:value-type="string">
            <text:p><text:s/>8-Feb-2013 14:39:10 EDT</text:p>
          </table:table-cell>
          <table:table-cell table:style-name="ce56" office:value-type="string">
            <text:p>i-44</text:p>
          </table:table-cell>
          <table:table-cell table:style-name="ce56" office:value-type="string">
            <text:p>Hamilton, Mark</text:p>
          </table:table-cell>
          <table:table-cell table:style-name="ce56" table:number-columns-repeated="2"/>
          <table:table-cell table:style-name="ce56" office:value-type="string">
            <text:p>Individual</text:p>
          </table:table-cell>
          <table:table-cell table:style-name="ce56" office:value-type="float" office:value="1">
            <text:p>1</text:p>
          </table:table-cell>
          <table:table-cell table:style-name="ce56" office:value-type="string">
            <text:p>Producer - Component</text:p>
          </table:table-cell>
          <table:table-cell table:style-name="ce56" office:value-type="string">
            <text:p>Disapprove</text:p>
          </table:table-cell>
          <table:table-cell table:style-name="ce56" office:value-type="string">
            <text:p>SpectraLink, Corp.</text:p>
          </table:table-cell>
          <table:table-cell table:style-name="ce56" office:value-type="string">
            <text:p>Technical</text:p>
          </table:table-cell>
          <table:table-cell table:style-name="ce56" office:value-type="float" office:value="3">
            <text:p>3</text:p>
          </table:table-cell>
          <table:table-cell table:style-name="ce56" office:value-type="float" office:value="3.1">
            <text:p>3.1</text:p>
          </table:table-cell>
          <table:table-cell table:style-name="ce56" office:value-type="float" office:value="36">
            <text:p>36</text:p>
          </table:table-cell>
          <table:table-cell table:style-name="ce556" office:value-type="string">
            <text:p>"MAC client protocol" is not defined.</text:p>
          </table:table-cell>
          <table:table-cell table:style-name="ce56"/>
          <table:table-cell table:style-name="ce56" office:value-type="string">
            <text:p>Yes</text:p>
          </table:table-cell>
          <table:table-cell table:style-name="ce556" office:value-type="string">
            <text:p>Provide a definition of "MAC client protocol"</text:p>
          </table:table-cell>
          <table:table-cell table:style-name="ce56"/>
          <table:table-cell table:style-name="ce556" office:value-type="string">
            <text:p>What is the correct definition of EtherType?</text:p>
          </table:table-cell>
          <table:table-cell table:style-name="ce56" table:number-columns-repeated="5"/>
          <table:table-cell table:style-name="ce56" office:value-type="string">
            <text:p>Grow</text:p>
          </table:table-cell>
          <table:table-cell table:style-name="ce1057" table:formula="of:=IF([.L24]=&quot;Editorial&quot;;[.T24];&quot;&quot;)">
            <text:p/>
          </table:table-cell>
          <table:table-cell table:style-name="ce1057" table:formula="of:=IF(OR([.L24]=&quot;Technical&quot;;[.L24]=&quot;General&quot;);[.T24];&quot;&quot;)" office:value-type="float" office:value="0">
            <text:p>0</text:p>
          </table:table-cell>
        </table:table-row>
        <table:table-row table:style-name="ro16">
          <table:table-cell table:style-name="ce57" office:value-type="float" office:value="15721000023">
            <text:p>15721000023</text:p>
          </table:table-cell>
          <table:table-cell table:style-name="ce57" office:value-type="string">
            <text:p>10-Feb-2013 19:33: 2 EDT</text:p>
          </table:table-cell>
          <table:table-cell table:style-name="ce57" office:value-type="string">
            <text:p>i-57</text:p>
          </table:table-cell>
          <table:table-cell table:style-name="ce57" office:value-type="string">
            <text:p>Hunter, David</text:p>
          </table:table-cell>
          <table:table-cell table:style-name="ce57" table:number-columns-repeated="2"/>
          <table:table-cell table:style-name="ce57" office:value-type="string">
            <text:p>Individual</text:p>
          </table:table-cell>
          <table:table-cell table:style-name="ce57" office:value-type="float" office:value="1">
            <text:p>1</text:p>
          </table:table-cell>
          <table:table-cell table:style-name="ce57" office:value-type="string">
            <text:p>User - Consumer</text:p>
          </table:table-cell>
          <table:table-cell table:style-name="ce57" office:value-type="string">
            <text:p>Disapprove</text:p>
          </table:table-cell>
          <table:table-cell table:style-name="ce57" office:value-type="string">
            <text:p>WireFi Networks Inc.</text:p>
          </table:table-cell>
          <table:table-cell table:style-name="ce57" office:value-type="string">
            <text:p>Editorial</text:p>
          </table:table-cell>
          <table:table-cell table:style-name="ce57" office:value-type="float" office:value="3">
            <text:p>3</text:p>
          </table:table-cell>
          <table:table-cell table:style-name="ce57" office:value-type="float" office:value="3.1">
            <text:p>3.1</text:p>
          </table:table-cell>
          <table:table-cell table:style-name="ce57" office:value-type="float" office:value="23">
            <text:p>23</text:p>
          </table:table-cell>
          <table:table-cell table:style-name="ce557" office:value-type="string">
            <text:p>The term "MAC bridge" is not used in the text of this document, so it should not be included in these definitions.</text:p>
          </table:table-cell>
          <table:table-cell table:style-name="ce57"/>
          <table:table-cell table:style-name="ce57" office:value-type="string">
            <text:p>Yes</text:p>
          </table:table-cell>
          <table:table-cell table:style-name="ce557" office:value-type="string">
            <text:p>Delete ", MAC bridge".</text:p>
          </table:table-cell>
          <table:table-cell table:style-name="ce57" office:value-type="string">
            <text:p>Accepted</text:p>
          </table:table-cell>
          <table:table-cell table:style-name="ce557"/>
          <table:table-cell table:style-name="ce57" table:number-columns-repeated="5"/>
          <table:table-cell table:style-name="ce57" office:value-type="string">
            <text:p>Closed</text:p>
          </table:table-cell>
          <table:table-cell table:style-name="ce1058" table:formula="of:=IF([.L25]=&quot;Editorial&quot;;[.T25];&quot;&quot;)" office:value-type="string" office:string-value="Accepted">
            <text:p>Accepted</text:p>
          </table:table-cell>
          <table:table-cell table:style-name="ce1058" table:formula="of:=IF(OR([.L25]=&quot;Technical&quot;;[.L25]=&quot;General&quot;);[.T25];&quot;&quot;)">
            <text:p/>
          </table:table-cell>
        </table:table-row>
        <table:table-row table:style-name="ro28">
          <table:table-cell table:style-name="ce58" office:value-type="float" office:value="15721100023">
            <text:p>15721100023</text:p>
          </table:table-cell>
          <table:table-cell table:style-name="ce58" office:value-type="string">
            <text:p>10-Feb-2013 19:37:59 EDT</text:p>
          </table:table-cell>
          <table:table-cell table:style-name="ce58" office:value-type="string">
            <text:p>i-58</text:p>
          </table:table-cell>
          <table:table-cell table:style-name="ce58" office:value-type="string">
            <text:p>Hunter, David</text:p>
          </table:table-cell>
          <table:table-cell table:style-name="ce58" table:number-columns-repeated="2"/>
          <table:table-cell table:style-name="ce58" office:value-type="string">
            <text:p>Individual</text:p>
          </table:table-cell>
          <table:table-cell table:style-name="ce58" office:value-type="float" office:value="2">
            <text:p>2</text:p>
          </table:table-cell>
          <table:table-cell table:style-name="ce58" office:value-type="string">
            <text:p>User - Consumer</text:p>
          </table:table-cell>
          <table:table-cell table:style-name="ce58" office:value-type="string">
            <text:p>Disapprove</text:p>
          </table:table-cell>
          <table:table-cell table:style-name="ce58" office:value-type="string">
            <text:p>WireFi Networks Inc.</text:p>
          </table:table-cell>
          <table:table-cell table:style-name="ce58" office:value-type="string">
            <text:p>General</text:p>
          </table:table-cell>
          <table:table-cell table:number-columns-repeated="2" table:style-name="ce58" office:value-type="float" office:value="3">
            <text:p>3</text:p>
          </table:table-cell>
          <table:table-cell table:style-name="ce58" office:value-type="float" office:value="1">
            <text:p>1</text:p>
          </table:table-cell>
          <table:table-cell table:style-name="ce558" office:value-type="string">
            <text:p>A number of problems are described in document</text:p>
            <text:p><text:s text:c="4"/>11-13-0206-00-0arc-combined-comments-802rev-d1-6-sb1.xls.</text:p>
            <text:p>This file has been submitted by other commenter(s).</text:p>
          </table:table-cell>
          <table:table-cell table:style-name="ce58"/>
          <table:table-cell table:style-name="ce58" office:value-type="string">
            <text:p>Yes</text:p>
          </table:table-cell>
          <table:table-cell table:style-name="ce558" office:value-type="string">
            <text:p>Institute the proposed changes specified in that file.</text:p>
          </table:table-cell>
          <table:table-cell table:style-name="ce58" office:value-type="string">
            <text:p>Revised</text:p>
          </table:table-cell>
          <table:table-cell table:style-name="ce558" office:value-type="string">
            <text:p>The comments are already part of the comment list and the resolutions are as stated.</text:p>
          </table:table-cell>
          <table:table-cell table:style-name="ce58" table:number-columns-repeated="5"/>
          <table:table-cell table:style-name="ce58" office:value-type="string">
            <text:p>Closed</text:p>
          </table:table-cell>
          <table:table-cell table:style-name="ce1059" table:formula="of:=IF([.L26]=&quot;Editorial&quot;;[.T26];&quot;&quot;)">
            <text:p/>
          </table:table-cell>
          <table:table-cell table:style-name="ce1059" table:formula="of:=IF(OR([.L26]=&quot;Technical&quot;;[.L26]=&quot;General&quot;);[.T26];&quot;&quot;)" office:value-type="string" office:string-value="Revised">
            <text:p>Revised</text:p>
          </table:table-cell>
        </table:table-row>
        <table:table-row table:style-name="ro29">
          <table:table-cell table:style-name="ce59" office:value-type="float" office:value="15723300023">
            <text:p>15723300023</text:p>
          </table:table-cell>
          <table:table-cell table:style-name="ce59" office:value-type="string">
            <text:p>11-Feb-2013 <text:s/>0:39: 7 EDT</text:p>
          </table:table-cell>
          <table:table-cell table:style-name="ce59" office:value-type="string">
            <text:p>i-78</text:p>
          </table:table-cell>
          <table:table-cell table:style-name="ce59" office:value-type="string">
            <text:p>Thompson, Geoffrey</text:p>
          </table:table-cell>
          <table:table-cell table:style-name="ce59" table:number-columns-repeated="2"/>
          <table:table-cell table:style-name="ce59" office:value-type="string">
            <text:p>Individual</text:p>
          </table:table-cell>
          <table:table-cell table:style-name="ce59" office:value-type="float" office:value="6">
            <text:p>6</text:p>
          </table:table-cell>
          <table:table-cell table:style-name="ce59" office:value-type="string">
            <text:p>Consulting</text:p>
          </table:table-cell>
          <table:table-cell table:style-name="ce59" office:value-type="string">
            <text:p>Disapprove</text:p>
          </table:table-cell>
          <table:table-cell table:style-name="ce59" office:value-type="string">
            <text:p>GraCaSI S.A.</text:p>
          </table:table-cell>
          <table:table-cell table:style-name="ce59" office:value-type="string">
            <text:p>Technical</text:p>
          </table:table-cell>
          <table:table-cell table:style-name="ce59" office:value-type="float" office:value="3">
            <text:p>3</text:p>
          </table:table-cell>
          <table:table-cell table:style-name="ce59" office:value-type="float" office:value="3.1">
            <text:p>3.1</text:p>
          </table:table-cell>
          <table:table-cell table:style-name="ce59" office:value-type="float" office:value="9">
            <text:p>9</text:p>
          </table:table-cell>
          <table:table-cell table:style-name="ce559" office:value-type="string">
            <text:p>This definition of "access domain" and the corresponding definition of MAC protocol seem to lack the basic concept of time division shared/multiplexed use of a single channel. <text:s/>For example, a set of stations could be connected by a single media yet all have point-to-point connections via FDM and therefore have separate access domains (Discussions very like this are currently under way in the P802.3bn EPoC TF)</text:p>
          </table:table-cell>
          <table:table-cell table:style-name="ce59"/>
          <table:table-cell table:style-name="ce59" office:value-type="string">
            <text:p>Yes</text:p>
          </table:table-cell>
          <table:table-cell table:style-name="ce559" office:value-type="string">
            <text:p>Add the notion of time differentiated shared use of a single channel to the definition.</text:p>
          </table:table-cell>
          <table:table-cell table:style-name="ce59" office:value-type="string">
            <text:p>Rejected</text:p>
          </table:table-cell>
          <table:table-cell table:style-name="ce559" office:value-type="string">
            <text:p>The definition does not state that all devices on a medium are part of the same access domain, only that the medium is part of the access domain.</text:p>
          </table:table-cell>
          <table:table-cell table:style-name="ce59" table:number-columns-repeated="3"/>
          <table:table-cell table:style-name="ce59" office:value-type="string">
            <text:p>Written</text:p>
          </table:table-cell>
          <table:table-cell table:style-name="ce59"/>
          <table:table-cell table:style-name="ce59" office:value-type="string">
            <text:p>Closed</text:p>
          </table:table-cell>
          <table:table-cell table:style-name="ce1060" table:formula="of:=IF([.L27]=&quot;Editorial&quot;;[.T27];&quot;&quot;)">
            <text:p/>
          </table:table-cell>
          <table:table-cell table:style-name="ce1060" table:formula="of:=IF(OR([.L27]=&quot;Technical&quot;;[.L27]=&quot;General&quot;);[.T27];&quot;&quot;)" office:value-type="string" office:string-value="Rejected">
            <text:p>Rejected</text:p>
          </table:table-cell>
        </table:table-row>
        <table:table-row table:style-name="ro30">
          <table:table-cell table:style-name="ce60" office:value-type="float" office:value="15723400023">
            <text:p>15723400023</text:p>
          </table:table-cell>
          <table:table-cell table:style-name="ce60" office:value-type="string">
            <text:p>11-Feb-2013 <text:s/>0:39: 7 EDT</text:p>
          </table:table-cell>
          <table:table-cell table:style-name="ce60" office:value-type="string">
            <text:p>i-79</text:p>
          </table:table-cell>
          <table:table-cell table:style-name="ce60" office:value-type="string">
            <text:p>Thompson, Geoffrey</text:p>
          </table:table-cell>
          <table:table-cell table:style-name="ce60" table:number-columns-repeated="2"/>
          <table:table-cell table:style-name="ce60" office:value-type="string">
            <text:p>Individual</text:p>
          </table:table-cell>
          <table:table-cell table:style-name="ce60" office:value-type="float" office:value="7">
            <text:p>7</text:p>
          </table:table-cell>
          <table:table-cell table:style-name="ce60" office:value-type="string">
            <text:p>Consulting</text:p>
          </table:table-cell>
          <table:table-cell table:style-name="ce60" office:value-type="string">
            <text:p>Disapprove</text:p>
          </table:table-cell>
          <table:table-cell table:style-name="ce60" office:value-type="string">
            <text:p>GraCaSI S.A.</text:p>
          </table:table-cell>
          <table:table-cell table:style-name="ce60" office:value-type="string">
            <text:p>Technical</text:p>
          </table:table-cell>
          <table:table-cell table:style-name="ce60" office:value-type="float" office:value="3">
            <text:p>3</text:p>
          </table:table-cell>
          <table:table-cell table:style-name="ce60" office:value-type="float" office:value="3.1">
            <text:p>3.1</text:p>
          </table:table-cell>
          <table:table-cell table:style-name="ce60" office:value-type="float" office:value="36">
            <text:p>36</text:p>
          </table:table-cell>
          <table:table-cell table:style-name="ce560" office:value-type="string">
            <text:p>Definition is technically incorrect. <text:s/>The registration value does not "indicate the nature"</text:p>
          </table:table-cell>
          <table:table-cell table:style-name="ce60"/>
          <table:table-cell table:style-name="ce60" office:value-type="string">
            <text:p>Yes</text:p>
          </table:table-cell>
          <table:table-cell table:style-name="ce560" office:value-type="string">
            <text:p>Change the text</text:p>
            <text:p>FROM:</text:p>
            <text:p>"A two octet value that indicates the nature of the MAC client protocol. Type values are assigned by the IEEE Registration Authority."</text:p>
            <text:p>TO:</text:p>
            <text:p>"A two octet registered value that indentifies the MAC client protocol. Type values are assigned by the IEEE Registration Authority."</text:p>
          </table:table-cell>
          <table:table-cell table:style-name="ce60"/>
          <table:table-cell table:style-name="ce560" office:value-type="string">
            <text:p>Use the definition of EtherType from the RAC or 802.3.</text:p>
          </table:table-cell>
          <table:table-cell table:style-name="ce60" table:number-columns-repeated="5"/>
          <table:table-cell table:style-name="ce60" office:value-type="string">
            <text:p>Grow</text:p>
          </table:table-cell>
          <table:table-cell table:style-name="ce1061" table:formula="of:=IF([.L28]=&quot;Editorial&quot;;[.T28];&quot;&quot;)">
            <text:p/>
          </table:table-cell>
          <table:table-cell table:style-name="ce1061" table:formula="of:=IF(OR([.L28]=&quot;Technical&quot;;[.L28]=&quot;General&quot;);[.T28];&quot;&quot;)" office:value-type="float" office:value="0">
            <text:p>0</text:p>
          </table:table-cell>
        </table:table-row>
        <table:table-row table:style-name="ro17">
          <table:table-cell table:style-name="ce61" office:value-type="float" office:value="15723500023">
            <text:p>15723500023</text:p>
          </table:table-cell>
          <table:table-cell table:style-name="ce61" office:value-type="string">
            <text:p>11-Feb-2013 <text:s/>0:39: 7 EDT</text:p>
          </table:table-cell>
          <table:table-cell table:style-name="ce61" office:value-type="string">
            <text:p>i-80</text:p>
          </table:table-cell>
          <table:table-cell table:style-name="ce61" office:value-type="string">
            <text:p>Thompson, Geoffrey</text:p>
          </table:table-cell>
          <table:table-cell table:style-name="ce61" table:number-columns-repeated="2"/>
          <table:table-cell table:style-name="ce61" office:value-type="string">
            <text:p>Individual</text:p>
          </table:table-cell>
          <table:table-cell table:style-name="ce61" office:value-type="float" office:value="8">
            <text:p>8</text:p>
          </table:table-cell>
          <table:table-cell table:style-name="ce61" office:value-type="string">
            <text:p>Consulting</text:p>
          </table:table-cell>
          <table:table-cell table:style-name="ce61" office:value-type="string">
            <text:p>Disapprove</text:p>
          </table:table-cell>
          <table:table-cell table:style-name="ce61" office:value-type="string">
            <text:p>GraCaSI S.A.</text:p>
          </table:table-cell>
          <table:table-cell table:style-name="ce61" office:value-type="string">
            <text:p>Editorial</text:p>
          </table:table-cell>
          <table:table-cell table:style-name="ce61" office:value-type="float" office:value="3">
            <text:p>3</text:p>
          </table:table-cell>
          <table:table-cell table:style-name="ce61" office:value-type="float" office:value="3.1">
            <text:p>3.1</text:p>
          </table:table-cell>
          <table:table-cell table:style-name="ce61" office:value-type="float" office:value="41">
            <text:p>41</text:p>
          </table:table-cell>
          <table:table-cell table:style-name="ce561" office:value-type="string">
            <text:p>Grammar needs improvement.</text:p>
          </table:table-cell>
          <table:table-cell table:style-name="ce61"/>
          <table:table-cell table:style-name="ce61" office:value-type="string">
            <text:p>No</text:p>
          </table:table-cell>
          <table:table-cell table:style-name="ce561" office:value-type="string">
            <text:p>Change the text</text:p>
            <text:p>FROM:</text:p>
            <text:p>"Different types of handover are defined based on the way facilities for supporting traffic flows are preserved."</text:p>
            <text:p>TO:</text:p>
            <text:p>"Different types of handover are defined based on the method by which facilities for supporting traffic flows are preserved."</text:p>
          </table:table-cell>
          <table:table-cell table:style-name="ce61" office:value-type="string">
            <text:p>Accepted</text:p>
          </table:table-cell>
          <table:table-cell table:style-name="ce561"/>
          <table:table-cell table:style-name="ce61" table:number-columns-repeated="5"/>
          <table:table-cell table:style-name="ce61" office:value-type="string">
            <text:p>Closed</text:p>
          </table:table-cell>
          <table:table-cell table:style-name="ce1062" table:formula="of:=IF([.L29]=&quot;Editorial&quot;;[.T29];&quot;&quot;)" office:value-type="string" office:string-value="Accepted">
            <text:p>Accepted</text:p>
          </table:table-cell>
          <table:table-cell table:style-name="ce1062" table:formula="of:=IF(OR([.L29]=&quot;Technical&quot;;[.L29]=&quot;General&quot;);[.T29];&quot;&quot;)">
            <text:p/>
          </table:table-cell>
        </table:table-row>
        <table:table-row table:style-name="ro21">
          <table:table-cell table:style-name="ce62" office:value-type="float" office:value="15921400023">
            <text:p>15921400023</text:p>
          </table:table-cell>
          <table:table-cell table:style-name="ce62" office:value-type="string">
            <text:p>22-Mar-2013 16:31:21 EDT</text:p>
          </table:table-cell>
          <table:table-cell table:style-name="ce62" office:value-type="string">
            <text:p>i-166</text:p>
          </table:table-cell>
          <table:table-cell table:style-name="ce62" office:value-type="string">
            <text:p>Rolfe, Benjamin</text:p>
          </table:table-cell>
          <table:table-cell table:style-name="ce62" table:number-columns-repeated="2"/>
          <table:table-cell table:style-name="ce62" office:value-type="string">
            <text:p>Individual</text:p>
          </table:table-cell>
          <table:table-cell table:style-name="ce62" office:value-type="float" office:value="13">
            <text:p>13</text:p>
          </table:table-cell>
          <table:table-cell table:style-name="ce62" office:value-type="string">
            <text:p>Consulting</text:p>
          </table:table-cell>
          <table:table-cell table:style-name="ce62" office:value-type="string">
            <text:p>Disapprove</text:p>
          </table:table-cell>
          <table:table-cell table:style-name="ce62" office:value-type="string">
            <text:p>Blind Creek Associates</text:p>
          </table:table-cell>
          <table:table-cell table:style-name="ce62" office:value-type="string">
            <text:p>General</text:p>
          </table:table-cell>
          <table:table-cell table:style-name="ce62" office:value-type="float" office:value="3">
            <text:p>3</text:p>
          </table:table-cell>
          <table:table-cell table:style-name="ce62" office:value-type="float" office:value="3.1">
            <text:p>3.1</text:p>
          </table:table-cell>
          <table:table-cell table:style-name="ce62"/>
          <table:table-cell table:style-name="ce562" office:value-type="string">
            <text:p>Each definition should be a brief, self-contained description of the term in question and SHALL NOT contain any other information, such as requirements or elaborative text. The term should not be used in</text:p>
            <text:p>its own definition.</text:p>
          </table:table-cell>
          <table:table-cell table:style-name="ce62"/>
          <table:table-cell table:style-name="ce62" office:value-type="string">
            <text:p>No</text:p>
          </table:table-cell>
          <table:table-cell table:style-name="ce562" office:value-type="string">
            <text:p>Remove all definitions that do not meet this requirement.</text:p>
          </table:table-cell>
          <table:table-cell table:style-name="ce62"/>
          <table:table-cell table:style-name="ce562"/>
          <table:table-cell table:style-name="ce62" table:number-columns-repeated="5"/>
          <table:table-cell table:style-name="ce62" office:value-type="string">
            <text:p>Gilb</text:p>
          </table:table-cell>
          <table:table-cell table:style-name="ce1063" table:formula="of:=IF([.L30]=&quot;Editorial&quot;;[.T30];&quot;&quot;)">
            <text:p/>
          </table:table-cell>
          <table:table-cell table:style-name="ce1063" table:formula="of:=IF(OR([.L30]=&quot;Technical&quot;;[.L30]=&quot;General&quot;);[.T30];&quot;&quot;)" office:value-type="float" office:value="0">
            <text:p>0</text:p>
          </table:table-cell>
        </table:table-row>
        <table:table-row table:style-name="ro31">
          <table:table-cell table:style-name="ce63" office:value-type="float" office:value="15921500023">
            <text:p>15921500023</text:p>
          </table:table-cell>
          <table:table-cell table:style-name="ce63" office:value-type="string">
            <text:p>22-Mar-2013 16:31:21 EDT</text:p>
          </table:table-cell>
          <table:table-cell table:style-name="ce63" office:value-type="string">
            <text:p>i-167</text:p>
          </table:table-cell>
          <table:table-cell table:style-name="ce63" office:value-type="string">
            <text:p>Rolfe, Benjamin</text:p>
          </table:table-cell>
          <table:table-cell table:style-name="ce63" table:number-columns-repeated="2"/>
          <table:table-cell table:style-name="ce63" office:value-type="string">
            <text:p>Individual</text:p>
          </table:table-cell>
          <table:table-cell table:style-name="ce63" office:value-type="float" office:value="14">
            <text:p>14</text:p>
          </table:table-cell>
          <table:table-cell table:style-name="ce63" office:value-type="string">
            <text:p>Consulting</text:p>
          </table:table-cell>
          <table:table-cell table:style-name="ce63" office:value-type="string">
            <text:p>Disapprove</text:p>
          </table:table-cell>
          <table:table-cell table:style-name="ce63" office:value-type="string">
            <text:p>Blind Creek Associates</text:p>
          </table:table-cell>
          <table:table-cell table:style-name="ce63" office:value-type="string">
            <text:p>Technical</text:p>
          </table:table-cell>
          <table:table-cell table:style-name="ce63" office:value-type="float" office:value="3">
            <text:p>3</text:p>
          </table:table-cell>
          <table:table-cell table:style-name="ce63" office:value-type="float" office:value="3.1">
            <text:p>3.1</text:p>
          </table:table-cell>
          <table:table-cell table:style-name="ce63" office:value-type="float" office:value="24">
            <text:p>24</text:p>
          </table:table-cell>
          <table:table-cell table:style-name="ce563" office:value-type="string">
            <text:p>"A bridge uses layer 2 information for forwarding and filtering data among the IEEE 802 networks." is not appropriate in the definition. Each definition should be a brief, self-contained description of the term in question and SHALL NOT contain any other information, such as requirements or elaborative text. The term should not be used in</text:p>
            <text:p>its own definition. "uses" is <text:s/>clue that this is elaborative, descibing something about the bridge that should be in appropriate infomrative or nomrative text somewhere else.</text:p>
          </table:table-cell>
          <table:table-cell table:style-name="ce63"/>
          <table:table-cell table:style-name="ce63" office:value-type="string">
            <text:p>No</text:p>
          </table:table-cell>
          <table:table-cell table:style-name="ce563" office:value-type="string">
            <text:p>Remove from definitions.</text:p>
          </table:table-cell>
          <table:table-cell table:style-name="ce63"/>
          <table:table-cell table:style-name="ce563"/>
          <table:table-cell table:style-name="ce63" table:number-columns-repeated="5"/>
          <table:table-cell table:style-name="ce63" office:value-type="string">
            <text:p>Jeffree</text:p>
          </table:table-cell>
          <table:table-cell table:style-name="ce1064" table:formula="of:=IF([.L31]=&quot;Editorial&quot;;[.T31];&quot;&quot;)">
            <text:p/>
          </table:table-cell>
          <table:table-cell table:style-name="ce1064" table:formula="of:=IF(OR([.L31]=&quot;Technical&quot;;[.L31]=&quot;General&quot;);[.T31];&quot;&quot;)" office:value-type="float" office:value="0">
            <text:p>0</text:p>
          </table:table-cell>
        </table:table-row>
        <table:table-row table:style-name="ro20">
          <table:table-cell table:style-name="ce64" office:value-type="float" office:value="15921600023">
            <text:p>15921600023</text:p>
          </table:table-cell>
          <table:table-cell table:style-name="ce64" office:value-type="string">
            <text:p>22-Mar-2013 16:31:21 EDT</text:p>
          </table:table-cell>
          <table:table-cell table:style-name="ce64" office:value-type="string">
            <text:p>i-168</text:p>
          </table:table-cell>
          <table:table-cell table:style-name="ce64" office:value-type="string">
            <text:p>Rolfe, Benjamin</text:p>
          </table:table-cell>
          <table:table-cell table:style-name="ce64" table:number-columns-repeated="2"/>
          <table:table-cell table:style-name="ce64" office:value-type="string">
            <text:p>Individual</text:p>
          </table:table-cell>
          <table:table-cell table:style-name="ce64" office:value-type="float" office:value="15">
            <text:p>15</text:p>
          </table:table-cell>
          <table:table-cell table:style-name="ce64" office:value-type="string">
            <text:p>Consulting</text:p>
          </table:table-cell>
          <table:table-cell table:style-name="ce64" office:value-type="string">
            <text:p>Disapprove</text:p>
          </table:table-cell>
          <table:table-cell table:style-name="ce64" office:value-type="string">
            <text:p>Blind Creek Associates</text:p>
          </table:table-cell>
          <table:table-cell table:style-name="ce64" office:value-type="string">
            <text:p>General</text:p>
          </table:table-cell>
          <table:table-cell table:style-name="ce64" office:value-type="float" office:value="3">
            <text:p>3</text:p>
          </table:table-cell>
          <table:table-cell table:style-name="ce64" office:value-type="float" office:value="3.1">
            <text:p>3.1</text:p>
          </table:table-cell>
          <table:table-cell table:style-name="ce64" office:value-type="float" office:value="44">
            <text:p>44</text:p>
          </table:table-cell>
          <table:table-cell table:style-name="ce564" office:value-type="string">
            <text:p>This <text:s/>(hexadecimal representation) is not a definition. This is describing notational conventions used in this standard. That doesn't belong in clause 3.</text:p>
          </table:table-cell>
          <table:table-cell table:style-name="ce64"/>
          <table:table-cell table:style-name="ce64" office:value-type="string">
            <text:p>No</text:p>
          </table:table-cell>
          <table:table-cell table:style-name="ce564" office:value-type="string">
            <text:p>Remove from clause 3 and add a subclause in clause 6 for "notational conventions" and move this there.</text:p>
          </table:table-cell>
          <table:table-cell table:style-name="ce64"/>
          <table:table-cell table:style-name="ce564"/>
          <table:table-cell table:style-name="ce64" table:number-columns-repeated="5"/>
          <table:table-cell table:style-name="ce64" office:value-type="string">
            <text:p>Call</text:p>
          </table:table-cell>
          <table:table-cell table:style-name="ce1065" table:formula="of:=IF([.L32]=&quot;Editorial&quot;;[.T32];&quot;&quot;)">
            <text:p/>
          </table:table-cell>
          <table:table-cell table:style-name="ce1065" table:formula="of:=IF(OR([.L32]=&quot;Technical&quot;;[.L32]=&quot;General&quot;);[.T32];&quot;&quot;)" office:value-type="float" office:value="0">
            <text:p>0</text:p>
          </table:table-cell>
        </table:table-row>
        <table:table-row table:style-name="ro21">
          <table:table-cell table:style-name="ce65" office:value-type="float" office:value="15924000023">
            <text:p>15924000023</text:p>
          </table:table-cell>
          <table:table-cell table:style-name="ce65" office:value-type="string">
            <text:p>22-Mar-2013 16:40:21 EDT</text:p>
          </table:table-cell>
          <table:table-cell table:style-name="ce65" office:value-type="string">
            <text:p>i-173</text:p>
          </table:table-cell>
          <table:table-cell table:style-name="ce65" office:value-type="string">
            <text:p>Rolfe, Benjamin</text:p>
          </table:table-cell>
          <table:table-cell table:style-name="ce65" table:number-columns-repeated="2"/>
          <table:table-cell table:style-name="ce65" office:value-type="string">
            <text:p>Individual</text:p>
          </table:table-cell>
          <table:table-cell table:style-name="ce65" office:value-type="float" office:value="20">
            <text:p>20</text:p>
          </table:table-cell>
          <table:table-cell table:style-name="ce65" office:value-type="string">
            <text:p>Consulting</text:p>
          </table:table-cell>
          <table:table-cell table:style-name="ce65" office:value-type="string">
            <text:p>Disapprove</text:p>
          </table:table-cell>
          <table:table-cell table:style-name="ce65" office:value-type="string">
            <text:p>Blind Creek Associates</text:p>
          </table:table-cell>
          <table:table-cell table:style-name="ce65" office:value-type="string">
            <text:p>General</text:p>
          </table:table-cell>
          <table:table-cell table:style-name="ce65" office:value-type="float" office:value="3">
            <text:p>3</text:p>
          </table:table-cell>
          <table:table-cell table:style-name="ce65" office:value-type="float" office:value="3.1">
            <text:p>3.1</text:p>
          </table:table-cell>
          <table:table-cell table:style-name="ce65"/>
          <table:table-cell table:style-name="ce565" office:value-type="string">
            <text:p>Each definition should be a brief, self-contained description of the term in question and SHALL NOT contain any other information, such as requirements or elaborative text. The term should not be used in</text:p>
            <text:p>its own definition.</text:p>
          </table:table-cell>
          <table:table-cell table:style-name="ce65"/>
          <table:table-cell table:style-name="ce65" office:value-type="string">
            <text:p>Yes</text:p>
          </table:table-cell>
          <table:table-cell table:style-name="ce565"/>
          <table:table-cell table:style-name="ce65"/>
          <table:table-cell table:style-name="ce565"/>
          <table:table-cell table:style-name="ce65" table:number-columns-repeated="5"/>
          <table:table-cell table:style-name="ce65" office:value-type="string">
            <text:p>Gilb</text:p>
          </table:table-cell>
          <table:table-cell table:style-name="ce1066" table:formula="of:=IF([.L33]=&quot;Editorial&quot;;[.T33];&quot;&quot;)">
            <text:p/>
          </table:table-cell>
          <table:table-cell table:style-name="ce1066" table:formula="of:=IF(OR([.L33]=&quot;Technical&quot;;[.L33]=&quot;General&quot;);[.T33];&quot;&quot;)" office:value-type="float" office:value="0">
            <text:p>0</text:p>
          </table:table-cell>
        </table:table-row>
        <table:table-row table:style-name="ro31">
          <table:table-cell table:style-name="ce66" office:value-type="float" office:value="15924100023">
            <text:p>15924100023</text:p>
          </table:table-cell>
          <table:table-cell table:style-name="ce66" office:value-type="string">
            <text:p>22-Mar-2013 16:40:21 EDT</text:p>
          </table:table-cell>
          <table:table-cell table:style-name="ce66" office:value-type="string">
            <text:p>i-174</text:p>
          </table:table-cell>
          <table:table-cell table:style-name="ce66" office:value-type="string">
            <text:p>Rolfe, Benjamin</text:p>
          </table:table-cell>
          <table:table-cell table:style-name="ce66" table:number-columns-repeated="2"/>
          <table:table-cell table:style-name="ce66" office:value-type="string">
            <text:p>Individual</text:p>
          </table:table-cell>
          <table:table-cell table:style-name="ce66" office:value-type="float" office:value="21">
            <text:p>21</text:p>
          </table:table-cell>
          <table:table-cell table:style-name="ce66" office:value-type="string">
            <text:p>Consulting</text:p>
          </table:table-cell>
          <table:table-cell table:style-name="ce66" office:value-type="string">
            <text:p>Disapprove</text:p>
          </table:table-cell>
          <table:table-cell table:style-name="ce66" office:value-type="string">
            <text:p>Blind Creek Associates</text:p>
          </table:table-cell>
          <table:table-cell table:style-name="ce66" office:value-type="string">
            <text:p>General</text:p>
          </table:table-cell>
          <table:table-cell table:style-name="ce66" office:value-type="float" office:value="3">
            <text:p>3</text:p>
          </table:table-cell>
          <table:table-cell table:style-name="ce66" office:value-type="float" office:value="3.1">
            <text:p>3.1</text:p>
          </table:table-cell>
          <table:table-cell table:style-name="ce66" office:value-type="float" office:value="24">
            <text:p>24</text:p>
          </table:table-cell>
          <table:table-cell table:style-name="ce566" office:value-type="string">
            <text:p>"A bridge uses layer 2 information for forwarding and filtering data among the IEEE 802 networks." is not appropriate in the definition. Each definition should be a brief, self-contained description of the term in question and SHALL NOT contain any other information, such as requirements or elaborative text. The term should not be used in</text:p>
            <text:p>its own definition. "uses" is <text:s/>clue that this is elaborative, descibing something about the bridge that should be in appropriate infomrative or nomrative text somewhere else.</text:p>
          </table:table-cell>
          <table:table-cell table:style-name="ce66"/>
          <table:table-cell table:style-name="ce66" office:value-type="string">
            <text:p>Yes</text:p>
          </table:table-cell>
          <table:table-cell table:style-name="ce566" office:value-type="string">
            <text:p>Remove from definitions.</text:p>
          </table:table-cell>
          <table:table-cell table:style-name="ce66"/>
          <table:table-cell table:style-name="ce566"/>
          <table:table-cell table:style-name="ce66" table:number-columns-repeated="5"/>
          <table:table-cell table:style-name="ce66" office:value-type="string">
            <text:p>Jeffree</text:p>
          </table:table-cell>
          <table:table-cell table:style-name="ce1067" table:formula="of:=IF([.L34]=&quot;Editorial&quot;;[.T34];&quot;&quot;)">
            <text:p/>
          </table:table-cell>
          <table:table-cell table:style-name="ce1067" table:formula="of:=IF(OR([.L34]=&quot;Technical&quot;;[.L34]=&quot;General&quot;);[.T34];&quot;&quot;)" office:value-type="float" office:value="0">
            <text:p>0</text:p>
          </table:table-cell>
        </table:table-row>
        <table:table-row table:style-name="ro20">
          <table:table-cell table:style-name="ce67" office:value-type="float" office:value="15924200023">
            <text:p>15924200023</text:p>
          </table:table-cell>
          <table:table-cell table:style-name="ce67" office:value-type="string">
            <text:p>22-Mar-2013 16:40:21 EDT</text:p>
          </table:table-cell>
          <table:table-cell table:style-name="ce67" office:value-type="string">
            <text:p>i-175</text:p>
          </table:table-cell>
          <table:table-cell table:style-name="ce67" office:value-type="string">
            <text:p>Rolfe, Benjamin</text:p>
          </table:table-cell>
          <table:table-cell table:style-name="ce67" table:number-columns-repeated="2"/>
          <table:table-cell table:style-name="ce67" office:value-type="string">
            <text:p>Individual</text:p>
          </table:table-cell>
          <table:table-cell table:style-name="ce67" office:value-type="float" office:value="22">
            <text:p>22</text:p>
          </table:table-cell>
          <table:table-cell table:style-name="ce67" office:value-type="string">
            <text:p>Consulting</text:p>
          </table:table-cell>
          <table:table-cell table:style-name="ce67" office:value-type="string">
            <text:p>Disapprove</text:p>
          </table:table-cell>
          <table:table-cell table:style-name="ce67" office:value-type="string">
            <text:p>Blind Creek Associates</text:p>
          </table:table-cell>
          <table:table-cell table:style-name="ce67" office:value-type="string">
            <text:p>General</text:p>
          </table:table-cell>
          <table:table-cell table:style-name="ce67" office:value-type="float" office:value="3">
            <text:p>3</text:p>
          </table:table-cell>
          <table:table-cell table:style-name="ce67" office:value-type="float" office:value="3.1">
            <text:p>3.1</text:p>
          </table:table-cell>
          <table:table-cell table:style-name="ce67" office:value-type="float" office:value="14">
            <text:p>14</text:p>
          </table:table-cell>
          <table:table-cell table:style-name="ce567" office:value-type="string">
            <text:p>This (bit-reversed representation) is not a definition. This is describing notational conventions used in this standard. That doesn't belong in clause 3.</text:p>
          </table:table-cell>
          <table:table-cell table:style-name="ce67"/>
          <table:table-cell table:style-name="ce67" office:value-type="string">
            <text:p>Yes</text:p>
          </table:table-cell>
          <table:table-cell table:style-name="ce567" office:value-type="string">
            <text:p>Remove from clause 3 and add a subclause in clause 6 for "notational conventions" and move this there.</text:p>
          </table:table-cell>
          <table:table-cell table:style-name="ce67"/>
          <table:table-cell table:style-name="ce567"/>
          <table:table-cell table:style-name="ce67" table:number-columns-repeated="5"/>
          <table:table-cell table:style-name="ce67" office:value-type="string">
            <text:p>Call</text:p>
          </table:table-cell>
          <table:table-cell table:style-name="ce1068" table:formula="of:=IF([.L35]=&quot;Editorial&quot;;[.T35];&quot;&quot;)">
            <text:p/>
          </table:table-cell>
          <table:table-cell table:style-name="ce1068" table:formula="of:=IF(OR([.L35]=&quot;Technical&quot;;[.L35]=&quot;General&quot;);[.T35];&quot;&quot;)" office:value-type="float" office:value="0">
            <text:p>0</text:p>
          </table:table-cell>
        </table:table-row>
        <table:table-row table:style-name="ro32">
          <table:table-cell table:style-name="ce68" office:value-type="float" office:value="15723600023">
            <text:p>15723600023</text:p>
          </table:table-cell>
          <table:table-cell table:style-name="ce68" office:value-type="string">
            <text:p>11-Feb-2013 <text:s/>0:39: 7 EDT</text:p>
          </table:table-cell>
          <table:table-cell table:style-name="ce68" office:value-type="string">
            <text:p>i-81</text:p>
          </table:table-cell>
          <table:table-cell table:style-name="ce68" office:value-type="string">
            <text:p>Thompson, Geoffrey</text:p>
          </table:table-cell>
          <table:table-cell table:style-name="ce68" table:number-columns-repeated="2"/>
          <table:table-cell table:style-name="ce68" office:value-type="string">
            <text:p>Individual</text:p>
          </table:table-cell>
          <table:table-cell table:style-name="ce68" office:value-type="float" office:value="9">
            <text:p>9</text:p>
          </table:table-cell>
          <table:table-cell table:style-name="ce68" office:value-type="string">
            <text:p>Consulting</text:p>
          </table:table-cell>
          <table:table-cell table:style-name="ce68" office:value-type="string">
            <text:p>Disapprove</text:p>
          </table:table-cell>
          <table:table-cell table:style-name="ce68" office:value-type="string">
            <text:p>GraCaSI S.A.</text:p>
          </table:table-cell>
          <table:table-cell table:style-name="ce68" office:value-type="string">
            <text:p>Editorial</text:p>
          </table:table-cell>
          <table:table-cell table:style-name="ce68" office:value-type="float" office:value="4">
            <text:p>4</text:p>
          </table:table-cell>
          <table:table-cell table:style-name="ce68" office:value-type="float" office:value="3.1">
            <text:p>3.1</text:p>
          </table:table-cell>
          <table:table-cell table:style-name="ce68" office:value-type="float" office:value="4">
            <text:p>4</text:p>
          </table:table-cell>
          <table:table-cell table:style-name="ce568" office:value-type="string">
            <text:p>Body Area Networks are missing</text:p>
          </table:table-cell>
          <table:table-cell table:style-name="ce68"/>
          <table:table-cell table:style-name="ce68" office:value-type="string">
            <text:p>No</text:p>
          </table:table-cell>
          <table:table-cell table:style-name="ce568" office:value-type="string">
            <text:p>Add "Body Area Networks"</text:p>
            <text:p>or better yet get rid of the enumeration all together and just drop back to "cabled or wireless networks".</text:p>
          </table:table-cell>
          <table:table-cell table:style-name="ce68" office:value-type="string">
            <text:p>Revised</text:p>
          </table:table-cell>
          <table:table-cell table:style-name="ce568" office:value-type="string">
            <text:p>Change note to be: “IEEE 802 networks include both wired and wireless forms of networks.”</text:p>
          </table:table-cell>
          <table:table-cell table:style-name="ce68" table:number-columns-repeated="5"/>
          <table:table-cell table:style-name="ce68" office:value-type="string">
            <text:p>Closed</text:p>
          </table:table-cell>
          <table:table-cell table:style-name="ce1069" table:formula="of:=IF([.L36]=&quot;Editorial&quot;;[.T36];&quot;&quot;)" office:value-type="string" office:string-value="Revised">
            <text:p>Revised</text:p>
          </table:table-cell>
          <table:table-cell table:style-name="ce1069" table:formula="of:=IF(OR([.L36]=&quot;Technical&quot;;[.L36]=&quot;General&quot;);[.T36];&quot;&quot;)">
            <text:p/>
          </table:table-cell>
        </table:table-row>
        <table:table-row table:style-name="ro28">
          <table:table-cell table:style-name="ce69" office:value-type="float" office:value="15723700023">
            <text:p>15723700023</text:p>
          </table:table-cell>
          <table:table-cell table:style-name="ce69" office:value-type="string">
            <text:p>11-Feb-2013 <text:s/>0:39: 7 EDT</text:p>
          </table:table-cell>
          <table:table-cell table:style-name="ce69" office:value-type="string">
            <text:p>i-82</text:p>
          </table:table-cell>
          <table:table-cell table:style-name="ce69" office:value-type="string">
            <text:p>Thompson, Geoffrey</text:p>
          </table:table-cell>
          <table:table-cell table:style-name="ce69" table:number-columns-repeated="2"/>
          <table:table-cell table:style-name="ce69" office:value-type="string">
            <text:p>Individual</text:p>
          </table:table-cell>
          <table:table-cell table:style-name="ce69" office:value-type="float" office:value="10">
            <text:p>10</text:p>
          </table:table-cell>
          <table:table-cell table:style-name="ce69" office:value-type="string">
            <text:p>Consulting</text:p>
          </table:table-cell>
          <table:table-cell table:style-name="ce69" office:value-type="string">
            <text:p>Disapprove</text:p>
          </table:table-cell>
          <table:table-cell table:style-name="ce69" office:value-type="string">
            <text:p>GraCaSI S.A.</text:p>
          </table:table-cell>
          <table:table-cell table:style-name="ce69" office:value-type="string">
            <text:p>Editorial</text:p>
          </table:table-cell>
          <table:table-cell table:style-name="ce69" office:value-type="float" office:value="4">
            <text:p>4</text:p>
          </table:table-cell>
          <table:table-cell table:style-name="ce69" office:value-type="float" office:value="3.1">
            <text:p>3.1</text:p>
          </table:table-cell>
          <table:table-cell table:style-name="ce69" office:value-type="float" office:value="6">
            <text:p>6</text:p>
          </table:table-cell>
          <table:table-cell table:style-name="ce569" office:value-type="string">
            <text:p>The use of the term "provision" is problematical here. <text:s/>"Provisioning" a network is the business enabling of some portion of the technically available bandwidth of an 802 channel. <text:s/>802.3 has taken the position that "provisioning" is outside the scope of 802.3 (802?)</text:p>
          </table:table-cell>
          <table:table-cell table:style-name="ce69"/>
          <table:table-cell table:style-name="ce69" office:value-type="string">
            <text:p>Yes</text:p>
          </table:table-cell>
          <table:table-cell table:style-name="ce569" office:value-type="string">
            <text:p>Change the text to:</text:p>
            <text:p>"interconnection: The data communication paths between stations in an IEEE 802 network."</text:p>
          </table:table-cell>
          <table:table-cell table:style-name="ce69"/>
          <table:table-cell table:style-name="ce569" office:value-type="string">
            <text:p>Verify that the wording is consistent with 802.3 definition.</text:p>
          </table:table-cell>
          <table:table-cell table:style-name="ce69" table:number-columns-repeated="5"/>
          <table:table-cell table:style-name="ce69" office:value-type="string">
            <text:p>Thompson</text:p>
          </table:table-cell>
          <table:table-cell table:style-name="ce1070" table:formula="of:=IF([.L37]=&quot;Editorial&quot;;[.T37];&quot;&quot;)" office:value-type="float" office:value="0">
            <text:p>0</text:p>
          </table:table-cell>
          <table:table-cell table:style-name="ce1070" table:formula="of:=IF(OR([.L37]=&quot;Technical&quot;;[.L37]=&quot;General&quot;);[.T37];&quot;&quot;)">
            <text:p/>
          </table:table-cell>
        </table:table-row>
        <table:table-row table:style-name="ro17">
          <table:table-cell table:style-name="ce70" office:value-type="float" office:value="15726300023">
            <text:p>15726300023</text:p>
          </table:table-cell>
          <table:table-cell table:style-name="ce70" office:value-type="string">
            <text:p>11-Feb-2013 <text:s/>4: 3:12 EDT</text:p>
          </table:table-cell>
          <table:table-cell table:style-name="ce70" office:value-type="string">
            <text:p>i-105</text:p>
          </table:table-cell>
          <table:table-cell table:style-name="ce70" office:value-type="string">
            <text:p>Hunter, David</text:p>
          </table:table-cell>
          <table:table-cell table:style-name="ce70" table:number-columns-repeated="2"/>
          <table:table-cell table:style-name="ce70" office:value-type="string">
            <text:p>Individual</text:p>
          </table:table-cell>
          <table:table-cell table:style-name="ce70" office:value-type="float" office:value="3">
            <text:p>3</text:p>
          </table:table-cell>
          <table:table-cell table:style-name="ce70" office:value-type="string">
            <text:p>User - Consumer</text:p>
          </table:table-cell>
          <table:table-cell table:style-name="ce70" office:value-type="string">
            <text:p>Disapprove</text:p>
          </table:table-cell>
          <table:table-cell table:style-name="ce70" office:value-type="string">
            <text:p>WireFi Networks Inc.</text:p>
          </table:table-cell>
          <table:table-cell table:style-name="ce70" office:value-type="string">
            <text:p>Technical</text:p>
          </table:table-cell>
          <table:table-cell table:style-name="ce70" office:value-type="float" office:value="4">
            <text:p>4</text:p>
          </table:table-cell>
          <table:table-cell table:style-name="ce70" office:value-type="float" office:value="3.1">
            <text:p>3.1</text:p>
          </table:table-cell>
          <table:table-cell table:style-name="ce70" office:value-type="float" office:value="49">
            <text:p>49</text:p>
          </table:table-cell>
          <table:table-cell table:style-name="ce570" office:value-type="string">
            <text:p>The definition of "station" as a "end station or bridge" is in direct opposition to 802.11. <text:s/>In 802.11 a station is a singly addressable MAC with a single PHY -- and therefore cannot be a bridge. <text:s/>A station cannot interconnect two or more 802 networks (not even two or more 802.11 networks). <text:s/>Note that in 802.11 an AP is an entity that contains _one_ station.</text:p>
          </table:table-cell>
          <table:table-cell table:style-name="ce70"/>
          <table:table-cell table:style-name="ce70" office:value-type="string">
            <text:p>Yes</text:p>
          </table:table-cell>
          <table:table-cell table:style-name="ce570" office:value-type="string">
            <text:p>Delete this definition of "station". <text:s/>An 802.11 station is just an "end station" in O&amp;A jargon. <text:s text:c="2"/>If the usage of "station" in the text needs to include bridges, then replace "station" with "end station or bridge" in that text.</text:p>
          </table:table-cell>
          <table:table-cell table:style-name="ce70" office:value-type="string">
            <text:p>Revised</text:p>
          </table:table-cell>
          <table:table-cell table:style-name="ce570" office:value-type="string">
            <text:p>This is the definition that is used in 802.1. <text:s/>In 802.11, the term STA (Station) means something different than end station.</text:p>
          </table:table-cell>
          <table:table-cell table:style-name="ce70" table:number-columns-repeated="5"/>
          <table:table-cell table:style-name="ce70" office:value-type="string">
            <text:p>Closed</text:p>
          </table:table-cell>
          <table:table-cell table:style-name="ce1071" table:formula="of:=IF([.L38]=&quot;Editorial&quot;;[.T38];&quot;&quot;)">
            <text:p/>
          </table:table-cell>
          <table:table-cell table:style-name="ce1071" table:formula="of:=IF(OR([.L38]=&quot;Technical&quot;;[.L38]=&quot;General&quot;);[.T38];&quot;&quot;)" office:value-type="string" office:string-value="Revised">
            <text:p>Revised</text:p>
          </table:table-cell>
        </table:table-row>
        <table:table-row table:style-name="ro33">
          <table:table-cell table:style-name="ce71" office:value-type="float" office:value="15924300023">
            <text:p>15924300023</text:p>
          </table:table-cell>
          <table:table-cell table:style-name="ce71" office:value-type="string">
            <text:p>22-Mar-2013 16:40:21 EDT</text:p>
          </table:table-cell>
          <table:table-cell table:style-name="ce71" office:value-type="string">
            <text:p>i-176</text:p>
          </table:table-cell>
          <table:table-cell table:style-name="ce71" office:value-type="string">
            <text:p>Rolfe, Benjamin</text:p>
          </table:table-cell>
          <table:table-cell table:style-name="ce71" table:number-columns-repeated="2"/>
          <table:table-cell table:style-name="ce71" office:value-type="string">
            <text:p>Individual</text:p>
          </table:table-cell>
          <table:table-cell table:style-name="ce71" office:value-type="float" office:value="23">
            <text:p>23</text:p>
          </table:table-cell>
          <table:table-cell table:style-name="ce71" office:value-type="string">
            <text:p>Consulting</text:p>
          </table:table-cell>
          <table:table-cell table:style-name="ce71" office:value-type="string">
            <text:p>Disapprove</text:p>
          </table:table-cell>
          <table:table-cell table:style-name="ce71" office:value-type="string">
            <text:p>Blind Creek Associates</text:p>
          </table:table-cell>
          <table:table-cell table:style-name="ce71" office:value-type="string">
            <text:p>General</text:p>
          </table:table-cell>
          <table:table-cell table:style-name="ce71" office:value-type="float" office:value="4">
            <text:p>4</text:p>
          </table:table-cell>
          <table:table-cell table:style-name="ce71" office:value-type="float" office:value="3.1">
            <text:p>3.1</text:p>
          </table:table-cell>
          <table:table-cell table:style-name="ce71" office:value-type="float" office:value="15">
            <text:p>15</text:p>
          </table:table-cell>
          <table:table-cell table:style-name="ce571" office:value-type="string">
            <text:p>"medium access control frame" is not something we should define in clause 3. It is obvious from usage that it is a frame defined by the MAC layer. It is obvious that a frame has structure. All data structures I've met have field. On top of that the term isn't used anywhere I can find.</text:p>
          </table:table-cell>
          <table:table-cell table:style-name="ce71"/>
          <table:table-cell table:style-name="ce71" office:value-type="string">
            <text:p>Yes</text:p>
          </table:table-cell>
          <table:table-cell table:style-name="ce571" office:value-type="string">
            <text:p>Remove non-definition from Clause 3.</text:p>
          </table:table-cell>
          <table:table-cell table:style-name="ce71"/>
          <table:table-cell table:style-name="ce571"/>
          <table:table-cell table:style-name="ce71" table:number-columns-repeated="5"/>
          <table:table-cell table:style-name="ce71" office:value-type="string">
            <text:p>Gilb</text:p>
          </table:table-cell>
          <table:table-cell table:style-name="ce1072" table:formula="of:=IF([.L39]=&quot;Editorial&quot;;[.T39];&quot;&quot;)">
            <text:p/>
          </table:table-cell>
          <table:table-cell table:style-name="ce1072" table:formula="of:=IF(OR([.L39]=&quot;Technical&quot;;[.L39]=&quot;General&quot;);[.T39];&quot;&quot;)" office:value-type="float" office:value="0">
            <text:p>0</text:p>
          </table:table-cell>
        </table:table-row>
        <table:table-row table:style-name="ro34">
          <table:table-cell table:style-name="ce72" office:value-type="float" office:value="15924400023">
            <text:p>15924400023</text:p>
          </table:table-cell>
          <table:table-cell table:style-name="ce72" office:value-type="string">
            <text:p>22-Mar-2013 16:40:21 EDT</text:p>
          </table:table-cell>
          <table:table-cell table:style-name="ce72" office:value-type="string">
            <text:p>i-177</text:p>
          </table:table-cell>
          <table:table-cell table:style-name="ce72" office:value-type="string">
            <text:p>Rolfe, Benjamin</text:p>
          </table:table-cell>
          <table:table-cell table:style-name="ce72" table:number-columns-repeated="2"/>
          <table:table-cell table:style-name="ce72" office:value-type="string">
            <text:p>Individual</text:p>
          </table:table-cell>
          <table:table-cell table:style-name="ce72" office:value-type="float" office:value="24">
            <text:p>24</text:p>
          </table:table-cell>
          <table:table-cell table:style-name="ce72" office:value-type="string">
            <text:p>Consulting</text:p>
          </table:table-cell>
          <table:table-cell table:style-name="ce72" office:value-type="string">
            <text:p>Disapprove</text:p>
          </table:table-cell>
          <table:table-cell table:style-name="ce72" office:value-type="string">
            <text:p>Blind Creek Associates</text:p>
          </table:table-cell>
          <table:table-cell table:style-name="ce72" office:value-type="string">
            <text:p>General</text:p>
          </table:table-cell>
          <table:table-cell table:style-name="ce72" office:value-type="float" office:value="4">
            <text:p>4</text:p>
          </table:table-cell>
          <table:table-cell table:style-name="ce72" office:value-type="float" office:value="3.1">
            <text:p>3.1</text:p>
          </table:table-cell>
          <table:table-cell table:style-name="ce72" office:value-type="float" office:value="18">
            <text:p>18</text:p>
          </table:table-cell>
          <table:table-cell table:style-name="ce572" office:value-type="string">
            <text:p>This (MAC data frame) does not belong in clause 3. <text:s/>It is obvious. <text:s/>The term stands on it own.</text:p>
          </table:table-cell>
          <table:table-cell table:style-name="ce72"/>
          <table:table-cell table:style-name="ce72" office:value-type="string">
            <text:p>Yes</text:p>
          </table:table-cell>
          <table:table-cell table:style-name="ce572" office:value-type="string">
            <text:p>Remove non-definition from Clause 3.</text:p>
          </table:table-cell>
          <table:table-cell table:style-name="ce72"/>
          <table:table-cell table:style-name="ce572"/>
          <table:table-cell table:style-name="ce72" table:number-columns-repeated="5"/>
          <table:table-cell table:style-name="ce72" office:value-type="string">
            <text:p>Gilb</text:p>
          </table:table-cell>
          <table:table-cell table:style-name="ce1073" table:formula="of:=IF([.L40]=&quot;Editorial&quot;;[.T40];&quot;&quot;)">
            <text:p/>
          </table:table-cell>
          <table:table-cell table:style-name="ce1073" table:formula="of:=IF(OR([.L40]=&quot;Technical&quot;;[.L40]=&quot;General&quot;);[.T40];&quot;&quot;)" office:value-type="float" office:value="0">
            <text:p>0</text:p>
          </table:table-cell>
        </table:table-row>
        <table:table-row table:style-name="ro35">
          <table:table-cell table:style-name="ce73" office:value-type="float" office:value="15924500023">
            <text:p>15924500023</text:p>
          </table:table-cell>
          <table:table-cell table:style-name="ce73" office:value-type="string">
            <text:p>22-Mar-2013 16:40:21 EDT</text:p>
          </table:table-cell>
          <table:table-cell table:style-name="ce73" office:value-type="string">
            <text:p>i-178</text:p>
          </table:table-cell>
          <table:table-cell table:style-name="ce73" office:value-type="string">
            <text:p>Rolfe, Benjamin</text:p>
          </table:table-cell>
          <table:table-cell table:style-name="ce73" table:number-columns-repeated="2"/>
          <table:table-cell table:style-name="ce73" office:value-type="string">
            <text:p>Individual</text:p>
          </table:table-cell>
          <table:table-cell table:style-name="ce73" office:value-type="float" office:value="25">
            <text:p>25</text:p>
          </table:table-cell>
          <table:table-cell table:style-name="ce73" office:value-type="string">
            <text:p>Consulting</text:p>
          </table:table-cell>
          <table:table-cell table:style-name="ce73" office:value-type="string">
            <text:p>Disapprove</text:p>
          </table:table-cell>
          <table:table-cell table:style-name="ce73" office:value-type="string">
            <text:p>Blind Creek Associates</text:p>
          </table:table-cell>
          <table:table-cell table:style-name="ce73" office:value-type="string">
            <text:p>General</text:p>
          </table:table-cell>
          <table:table-cell table:style-name="ce73" office:value-type="float" office:value="4">
            <text:p>4</text:p>
          </table:table-cell>
          <table:table-cell table:style-name="ce73" office:value-type="float" office:value="3.1">
            <text:p>3.1</text:p>
          </table:table-cell>
          <table:table-cell table:style-name="ce73" office:value-type="float" office:value="22">
            <text:p>22</text:p>
          </table:table-cell>
          <table:table-cell table:style-name="ce573" office:value-type="string">
            <text:p>This does not belong in clause 3.</text:p>
          </table:table-cell>
          <table:table-cell table:style-name="ce73"/>
          <table:table-cell table:style-name="ce73" office:value-type="string">
            <text:p>Yes</text:p>
          </table:table-cell>
          <table:table-cell table:style-name="ce573" office:value-type="string">
            <text:p>Remove non-definition from Clause 3.</text:p>
          </table:table-cell>
          <table:table-cell table:style-name="ce73"/>
          <table:table-cell table:style-name="ce573"/>
          <table:table-cell table:style-name="ce73" table:number-columns-repeated="5"/>
          <table:table-cell table:style-name="ce73" office:value-type="string">
            <text:p>Gilb</text:p>
          </table:table-cell>
          <table:table-cell table:style-name="ce1074" table:formula="of:=IF([.L41]=&quot;Editorial&quot;;[.T41];&quot;&quot;)">
            <text:p/>
          </table:table-cell>
          <table:table-cell table:style-name="ce1074" table:formula="of:=IF(OR([.L41]=&quot;Technical&quot;;[.L41]=&quot;General&quot;);[.T41];&quot;&quot;)" office:value-type="float" office:value="0">
            <text:p>0</text:p>
          </table:table-cell>
        </table:table-row>
        <table:table-row table:style-name="ro20">
          <table:table-cell table:style-name="ce74" office:value-type="float" office:value="15924600023">
            <text:p>15924600023</text:p>
          </table:table-cell>
          <table:table-cell table:style-name="ce74" office:value-type="string">
            <text:p>22-Mar-2013 16:40:21 EDT</text:p>
          </table:table-cell>
          <table:table-cell table:style-name="ce74" office:value-type="string">
            <text:p>i-179</text:p>
          </table:table-cell>
          <table:table-cell table:style-name="ce74" office:value-type="string">
            <text:p>Rolfe, Benjamin</text:p>
          </table:table-cell>
          <table:table-cell table:style-name="ce74" table:number-columns-repeated="2"/>
          <table:table-cell table:style-name="ce74" office:value-type="string">
            <text:p>Individual</text:p>
          </table:table-cell>
          <table:table-cell table:style-name="ce74" office:value-type="float" office:value="26">
            <text:p>26</text:p>
          </table:table-cell>
          <table:table-cell table:style-name="ce74" office:value-type="string">
            <text:p>Consulting</text:p>
          </table:table-cell>
          <table:table-cell table:style-name="ce74" office:value-type="string">
            <text:p>Disapprove</text:p>
          </table:table-cell>
          <table:table-cell table:style-name="ce74" office:value-type="string">
            <text:p>Blind Creek Associates</text:p>
          </table:table-cell>
          <table:table-cell table:style-name="ce74" office:value-type="string">
            <text:p>General</text:p>
          </table:table-cell>
          <table:table-cell table:style-name="ce74" office:value-type="float" office:value="4">
            <text:p>4</text:p>
          </table:table-cell>
          <table:table-cell table:style-name="ce74" office:value-type="float" office:value="3.1">
            <text:p>3.1</text:p>
          </table:table-cell>
          <table:table-cell table:style-name="ce74" office:value-type="float" office:value="37">
            <text:p>37</text:p>
          </table:table-cell>
          <table:table-cell table:style-name="ce574" office:value-type="string">
            <text:p>"octet" is already defined in the IEEE dictionary and a well known, unambiguous term known to anyone even slightly skilled in communications.</text:p>
          </table:table-cell>
          <table:table-cell table:style-name="ce74"/>
          <table:table-cell table:style-name="ce74" office:value-type="string">
            <text:p>Yes</text:p>
          </table:table-cell>
          <table:table-cell table:style-name="ce574" office:value-type="string">
            <text:p>Remove definition of "octet".</text:p>
          </table:table-cell>
          <table:table-cell table:style-name="ce74" office:value-type="string">
            <text:p>Accepted</text:p>
          </table:table-cell>
          <table:table-cell table:style-name="ce574"/>
          <table:table-cell table:style-name="ce74" table:number-columns-repeated="5"/>
          <table:table-cell table:style-name="ce74" office:value-type="string">
            <text:p>Closed</text:p>
          </table:table-cell>
          <table:table-cell table:style-name="ce1075" table:formula="of:=IF([.L42]=&quot;Editorial&quot;;[.T42];&quot;&quot;)">
            <text:p/>
          </table:table-cell>
          <table:table-cell table:style-name="ce1075" table:formula="of:=IF(OR([.L42]=&quot;Technical&quot;;[.L42]=&quot;General&quot;);[.T42];&quot;&quot;)" office:value-type="string" office:string-value="Accepted">
            <text:p>Accepted</text:p>
          </table:table-cell>
        </table:table-row>
        <table:table-row table:style-name="ro25">
          <table:table-cell table:style-name="ce75" office:value-type="float" office:value="15924700023">
            <text:p>15924700023</text:p>
          </table:table-cell>
          <table:table-cell table:style-name="ce75" office:value-type="string">
            <text:p>22-Mar-2013 16:40:21 EDT</text:p>
          </table:table-cell>
          <table:table-cell table:style-name="ce75" office:value-type="string">
            <text:p>i-180</text:p>
          </table:table-cell>
          <table:table-cell table:style-name="ce75" office:value-type="string">
            <text:p>Rolfe, Benjamin</text:p>
          </table:table-cell>
          <table:table-cell table:style-name="ce75" table:number-columns-repeated="2"/>
          <table:table-cell table:style-name="ce75" office:value-type="string">
            <text:p>Individual</text:p>
          </table:table-cell>
          <table:table-cell table:style-name="ce75" office:value-type="float" office:value="27">
            <text:p>27</text:p>
          </table:table-cell>
          <table:table-cell table:style-name="ce75" office:value-type="string">
            <text:p>Consulting</text:p>
          </table:table-cell>
          <table:table-cell table:style-name="ce75" office:value-type="string">
            <text:p>Disapprove</text:p>
          </table:table-cell>
          <table:table-cell table:style-name="ce75" office:value-type="string">
            <text:p>Blind Creek Associates</text:p>
          </table:table-cell>
          <table:table-cell table:style-name="ce75" office:value-type="string">
            <text:p>Technical</text:p>
          </table:table-cell>
          <table:table-cell table:style-name="ce75" office:value-type="float" office:value="4">
            <text:p>4</text:p>
          </table:table-cell>
          <table:table-cell table:style-name="ce75" office:value-type="float" office:value="3.1">
            <text:p>3.1</text:p>
          </table:table-cell>
          <table:table-cell table:style-name="ce75" office:value-type="float" office:value="4">
            <text:p>4</text:p>
          </table:table-cell>
          <table:table-cell table:style-name="ce575" office:value-type="string">
            <text:p>This note does not match the scope of the project scope provided to the voters.</text:p>
          </table:table-cell>
          <table:table-cell table:style-name="ce75"/>
          <table:table-cell table:style-name="ce75" office:value-type="string">
            <text:p>Yes</text:p>
          </table:table-cell>
          <table:table-cell table:style-name="ce575" office:value-type="string">
            <text:p>Remove note.</text:p>
          </table:table-cell>
          <table:table-cell table:style-name="ce75" office:value-type="string">
            <text:p>Accepted</text:p>
          </table:table-cell>
          <table:table-cell table:style-name="ce575"/>
          <table:table-cell table:style-name="ce75" table:number-columns-repeated="5"/>
          <table:table-cell table:style-name="ce75" office:value-type="string">
            <text:p>Closed</text:p>
          </table:table-cell>
          <table:table-cell table:style-name="ce1076" table:formula="of:=IF([.L43]=&quot;Editorial&quot;;[.T43];&quot;&quot;)">
            <text:p/>
          </table:table-cell>
          <table:table-cell table:style-name="ce1076" table:formula="of:=IF(OR([.L43]=&quot;Technical&quot;;[.L43]=&quot;General&quot;);[.T43];&quot;&quot;)" office:value-type="string" office:string-value="Accepted">
            <text:p>Accepted</text:p>
          </table:table-cell>
        </table:table-row>
        <table:table-row table:style-name="ro22">
          <table:table-cell table:style-name="ce76" office:value-type="float" office:value="16216900023">
            <text:p>16216900023</text:p>
          </table:table-cell>
          <table:table-cell table:style-name="ce76" office:value-type="string">
            <text:p>14-May-2013 15:18:51 EDT</text:p>
          </table:table-cell>
          <table:table-cell table:style-name="ce76" office:value-type="string">
            <text:p>i-182</text:p>
          </table:table-cell>
          <table:table-cell table:style-name="ce76" office:value-type="string">
            <text:p>Rolfe, Benjamin</text:p>
          </table:table-cell>
          <table:table-cell table:style-name="ce76" table:number-columns-repeated="2"/>
          <table:table-cell table:style-name="ce76" office:value-type="string">
            <text:p>Rogue Comment</text:p>
          </table:table-cell>
          <table:table-cell table:style-name="ce76" office:value-type="float" office:value="29">
            <text:p>29</text:p>
          </table:table-cell>
          <table:table-cell table:style-name="ce76" office:value-type="string">
            <text:p>Consulting</text:p>
          </table:table-cell>
          <table:table-cell table:style-name="ce76" office:value-type="string">
            <text:p>Disapprove</text:p>
          </table:table-cell>
          <table:table-cell table:style-name="ce76" office:value-type="string">
            <text:p>Blind Creek Associates</text:p>
          </table:table-cell>
          <table:table-cell table:style-name="ce76" office:value-type="string">
            <text:p>General</text:p>
          </table:table-cell>
          <table:table-cell table:style-name="ce76" office:value-type="float" office:value="4">
            <text:p>4</text:p>
          </table:table-cell>
          <table:table-cell table:style-name="ce76" office:value-type="float" office:value="8">
            <text:p>8</text:p>
          </table:table-cell>
          <table:table-cell table:style-name="ce76" office:value-type="float" office:value="11">
            <text:p>11</text:p>
          </table:table-cell>
          <table:table-cell table:style-name="ce576" office:value-type="string">
            <text:p>Don't need to define the TERM local area network. <text:s/>We *should* have someplace an overview of the kinds of networks 802 supports and that is where we should describe LANs, WANS and PANs.</text:p>
          </table:table-cell>
          <table:table-cell table:style-name="ce76"/>
          <table:table-cell table:style-name="ce76" office:value-type="string">
            <text:p>Yes</text:p>
          </table:table-cell>
          <table:table-cell table:style-name="ce576" office:value-type="string">
            <text:p>Remove from clause 3.1</text:p>
          </table:table-cell>
          <table:table-cell table:style-name="ce76"/>
          <table:table-cell table:style-name="ce576"/>
          <table:table-cell table:style-name="ce76" table:number-columns-repeated="5"/>
          <table:table-cell table:style-name="ce76" office:value-type="string">
            <text:p>Call</text:p>
          </table:table-cell>
          <table:table-cell table:style-name="ce1077" table:formula="of:=IF([.L44]=&quot;Editorial&quot;;[.T44];&quot;&quot;)">
            <text:p/>
          </table:table-cell>
          <table:table-cell table:style-name="ce1077" table:formula="of:=IF(OR([.L44]=&quot;Technical&quot;;[.L44]=&quot;General&quot;);[.T44];&quot;&quot;)" office:value-type="float" office:value="0">
            <text:p>0</text:p>
          </table:table-cell>
        </table:table-row>
        <table:table-row table:style-name="ro27">
          <table:table-cell table:style-name="ce77" office:value-type="float" office:value="16217000023">
            <text:p>16217000023</text:p>
          </table:table-cell>
          <table:table-cell table:style-name="ce77" office:value-type="string">
            <text:p>14-May-2013 15:18:51 EDT</text:p>
          </table:table-cell>
          <table:table-cell table:style-name="ce77" office:value-type="string">
            <text:p>i-183</text:p>
          </table:table-cell>
          <table:table-cell table:style-name="ce77" office:value-type="string">
            <text:p>Rolfe, Benjamin</text:p>
          </table:table-cell>
          <table:table-cell table:style-name="ce77" table:number-columns-repeated="2"/>
          <table:table-cell table:style-name="ce77" office:value-type="string">
            <text:p>Rogue Comment</text:p>
          </table:table-cell>
          <table:table-cell table:style-name="ce77" office:value-type="float" office:value="30">
            <text:p>30</text:p>
          </table:table-cell>
          <table:table-cell table:style-name="ce77" office:value-type="string">
            <text:p>Consulting</text:p>
          </table:table-cell>
          <table:table-cell table:style-name="ce77" office:value-type="string">
            <text:p>Disapprove</text:p>
          </table:table-cell>
          <table:table-cell table:style-name="ce77" office:value-type="string">
            <text:p>Blind Creek Associates</text:p>
          </table:table-cell>
          <table:table-cell table:style-name="ce77" office:value-type="string">
            <text:p>General</text:p>
          </table:table-cell>
          <table:table-cell table:style-name="ce77" office:value-type="float" office:value="4">
            <text:p>4</text:p>
          </table:table-cell>
          <table:table-cell table:style-name="ce77" office:value-type="float" office:value="8">
            <text:p>8</text:p>
          </table:table-cell>
          <table:table-cell table:style-name="ce77" office:value-type="float" office:value="30">
            <text:p>30</text:p>
          </table:table-cell>
          <table:table-cell table:style-name="ce577" office:value-type="string">
            <text:p>Don't need to define the TERM metro area network. <text:s/>We *should* have someplace an overview of the kinds of networks 802 supports and that is where we would describe LANs, WANS and PANs.</text:p>
          </table:table-cell>
          <table:table-cell table:style-name="ce77"/>
          <table:table-cell table:style-name="ce77" office:value-type="string">
            <text:p>Yes</text:p>
          </table:table-cell>
          <table:table-cell table:style-name="ce577" office:value-type="string">
            <text:p>Remove from clause 3.1</text:p>
          </table:table-cell>
          <table:table-cell table:style-name="ce77"/>
          <table:table-cell table:style-name="ce577"/>
          <table:table-cell table:style-name="ce77" table:number-columns-repeated="5"/>
          <table:table-cell table:style-name="ce77" office:value-type="string">
            <text:p>Call</text:p>
          </table:table-cell>
          <table:table-cell table:style-name="ce1078" table:formula="of:=IF([.L45]=&quot;Editorial&quot;;[.T45];&quot;&quot;)">
            <text:p/>
          </table:table-cell>
          <table:table-cell table:style-name="ce1078" table:formula="of:=IF(OR([.L45]=&quot;Technical&quot;;[.L45]=&quot;General&quot;);[.T45];&quot;&quot;)" office:value-type="float" office:value="0">
            <text:p>0</text:p>
          </table:table-cell>
        </table:table-row>
        <table:table-row table:style-name="ro27">
          <table:table-cell table:style-name="ce78" office:value-type="float" office:value="16217100023">
            <text:p>16217100023</text:p>
          </table:table-cell>
          <table:table-cell table:style-name="ce78" office:value-type="string">
            <text:p>14-May-2013 15:18:51 EDT</text:p>
          </table:table-cell>
          <table:table-cell table:style-name="ce78" office:value-type="string">
            <text:p>i-184</text:p>
          </table:table-cell>
          <table:table-cell table:style-name="ce78" office:value-type="string">
            <text:p>Rolfe, Benjamin</text:p>
          </table:table-cell>
          <table:table-cell table:style-name="ce78" table:number-columns-repeated="2"/>
          <table:table-cell table:style-name="ce78" office:value-type="string">
            <text:p>Rogue Comment</text:p>
          </table:table-cell>
          <table:table-cell table:style-name="ce78" office:value-type="float" office:value="31">
            <text:p>31</text:p>
          </table:table-cell>
          <table:table-cell table:style-name="ce78" office:value-type="string">
            <text:p>Consulting</text:p>
          </table:table-cell>
          <table:table-cell table:style-name="ce78" office:value-type="string">
            <text:p>Disapprove</text:p>
          </table:table-cell>
          <table:table-cell table:style-name="ce78" office:value-type="string">
            <text:p>Blind Creek Associates</text:p>
          </table:table-cell>
          <table:table-cell table:style-name="ce78" office:value-type="string">
            <text:p>General</text:p>
          </table:table-cell>
          <table:table-cell table:style-name="ce78" office:value-type="float" office:value="4">
            <text:p>4</text:p>
          </table:table-cell>
          <table:table-cell table:style-name="ce78" office:value-type="float" office:value="8">
            <text:p>8</text:p>
          </table:table-cell>
          <table:table-cell table:style-name="ce78" office:value-type="float" office:value="44">
            <text:p>44</text:p>
          </table:table-cell>
          <table:table-cell table:style-name="ce578" office:value-type="string">
            <text:p>Don't need to define the TERM personal area network. <text:s/>We *should* have someplace an overview of the kinds of networks 802 supports and that is where we should describe LANs, WANS and PANs.</text:p>
          </table:table-cell>
          <table:table-cell table:style-name="ce78"/>
          <table:table-cell table:style-name="ce78" office:value-type="string">
            <text:p>Yes</text:p>
          </table:table-cell>
          <table:table-cell table:style-name="ce578" office:value-type="string">
            <text:p>Remove from clause 3.1</text:p>
          </table:table-cell>
          <table:table-cell table:style-name="ce78"/>
          <table:table-cell table:style-name="ce578"/>
          <table:table-cell table:style-name="ce78" table:number-columns-repeated="5"/>
          <table:table-cell table:style-name="ce78" office:value-type="string">
            <text:p>Call</text:p>
          </table:table-cell>
          <table:table-cell table:style-name="ce1079" table:formula="of:=IF([.L46]=&quot;Editorial&quot;;[.T46];&quot;&quot;)">
            <text:p/>
          </table:table-cell>
          <table:table-cell table:style-name="ce1079" table:formula="of:=IF(OR([.L46]=&quot;Technical&quot;;[.L46]=&quot;General&quot;);[.T46];&quot;&quot;)" office:value-type="float" office:value="0">
            <text:p>0</text:p>
          </table:table-cell>
        </table:table-row>
        <table:table-row table:style-name="ro27">
          <table:table-cell table:style-name="ce79" office:value-type="float" office:value="16217200023">
            <text:p>16217200023</text:p>
          </table:table-cell>
          <table:table-cell table:style-name="ce79" office:value-type="string">
            <text:p>14-May-2013 15:18:51 EDT</text:p>
          </table:table-cell>
          <table:table-cell table:style-name="ce79" office:value-type="string">
            <text:p>i-185</text:p>
          </table:table-cell>
          <table:table-cell table:style-name="ce79" office:value-type="string">
            <text:p>Rolfe, Benjamin</text:p>
          </table:table-cell>
          <table:table-cell table:style-name="ce79" table:number-columns-repeated="2"/>
          <table:table-cell table:style-name="ce79" office:value-type="string">
            <text:p>Rogue Comment</text:p>
          </table:table-cell>
          <table:table-cell table:style-name="ce79" office:value-type="float" office:value="32">
            <text:p>32</text:p>
          </table:table-cell>
          <table:table-cell table:style-name="ce79" office:value-type="string">
            <text:p>Consulting</text:p>
          </table:table-cell>
          <table:table-cell table:style-name="ce79" office:value-type="string">
            <text:p>Disapprove</text:p>
          </table:table-cell>
          <table:table-cell table:style-name="ce79" office:value-type="string">
            <text:p>Blind Creek Associates</text:p>
          </table:table-cell>
          <table:table-cell table:style-name="ce79" office:value-type="string">
            <text:p>General</text:p>
          </table:table-cell>
          <table:table-cell table:style-name="ce79" office:value-type="float" office:value="4">
            <text:p>4</text:p>
          </table:table-cell>
          <table:table-cell table:style-name="ce79" office:value-type="float" office:value="8">
            <text:p>8</text:p>
          </table:table-cell>
          <table:table-cell table:style-name="ce79" office:value-type="float" office:value="47">
            <text:p>47</text:p>
          </table:table-cell>
          <table:table-cell table:style-name="ce579" office:value-type="string">
            <text:p>Don't need to define the TERM regional area network. <text:s/>We *should* have someplace an overview of the kinds of networks 802 supports and that is where we would describe LANs, WANS and PANs.</text:p>
          </table:table-cell>
          <table:table-cell table:style-name="ce79"/>
          <table:table-cell table:style-name="ce79" office:value-type="string">
            <text:p>Yes</text:p>
          </table:table-cell>
          <table:table-cell table:style-name="ce579" office:value-type="string">
            <text:p>Remove from clause 3.1</text:p>
          </table:table-cell>
          <table:table-cell table:style-name="ce79"/>
          <table:table-cell table:style-name="ce579"/>
          <table:table-cell table:style-name="ce79" table:number-columns-repeated="5"/>
          <table:table-cell table:style-name="ce79" office:value-type="string">
            <text:p>Call</text:p>
          </table:table-cell>
          <table:table-cell table:style-name="ce1080" table:formula="of:=IF([.L47]=&quot;Editorial&quot;;[.T47];&quot;&quot;)">
            <text:p/>
          </table:table-cell>
          <table:table-cell table:style-name="ce1080" table:formula="of:=IF(OR([.L47]=&quot;Technical&quot;;[.L47]=&quot;General&quot;);[.T47];&quot;&quot;)" office:value-type="float" office:value="0">
            <text:p>0</text:p>
          </table:table-cell>
        </table:table-row>
        <table:table-row table:style-name="ro25">
          <table:table-cell table:style-name="ce80" office:value-type="float" office:value="15723800023">
            <text:p>15723800023</text:p>
          </table:table-cell>
          <table:table-cell table:style-name="ce80" office:value-type="string">
            <text:p>11-Feb-2013 <text:s/>0:39: 7 EDT</text:p>
          </table:table-cell>
          <table:table-cell table:style-name="ce80" office:value-type="string">
            <text:p>i-83</text:p>
          </table:table-cell>
          <table:table-cell table:style-name="ce80" office:value-type="string">
            <text:p>Thompson, Geoffrey</text:p>
          </table:table-cell>
          <table:table-cell table:style-name="ce80" table:number-columns-repeated="2"/>
          <table:table-cell table:style-name="ce80" office:value-type="string">
            <text:p>Individual</text:p>
          </table:table-cell>
          <table:table-cell table:style-name="ce80" office:value-type="float" office:value="11">
            <text:p>11</text:p>
          </table:table-cell>
          <table:table-cell table:style-name="ce80" office:value-type="string">
            <text:p>Consulting</text:p>
          </table:table-cell>
          <table:table-cell table:style-name="ce80" office:value-type="string">
            <text:p>Disapprove</text:p>
          </table:table-cell>
          <table:table-cell table:style-name="ce80" office:value-type="string">
            <text:p>GraCaSI S.A.</text:p>
          </table:table-cell>
          <table:table-cell table:style-name="ce80" office:value-type="string">
            <text:p>Editorial</text:p>
          </table:table-cell>
          <table:table-cell table:style-name="ce80" office:value-type="float" office:value="5">
            <text:p>5</text:p>
          </table:table-cell>
          <table:table-cell table:style-name="ce80" office:value-type="float" office:value="3.2">
            <text:p>3.2</text:p>
          </table:table-cell>
          <table:table-cell table:style-name="ce80" office:value-type="float" office:value="25">
            <text:p>25</text:p>
          </table:table-cell>
          <table:table-cell table:style-name="ce580" office:value-type="string">
            <text:p>LLDP indicates a specific titled protocol specified by 802.1AS</text:p>
          </table:table-cell>
          <table:table-cell table:style-name="ce80"/>
          <table:table-cell table:style-name="ce80" office:value-type="string">
            <text:p>Yes</text:p>
          </table:table-cell>
          <table:table-cell table:style-name="ce580" office:value-type="string">
            <text:p>Capitalize</text:p>
          </table:table-cell>
          <table:table-cell table:style-name="ce80" office:value-type="string">
            <text:p>Accepted</text:p>
          </table:table-cell>
          <table:table-cell table:style-name="ce580"/>
          <table:table-cell table:style-name="ce80" table:number-columns-repeated="5"/>
          <table:table-cell table:style-name="ce80" office:value-type="string">
            <text:p>Closed</text:p>
          </table:table-cell>
          <table:table-cell table:style-name="ce1081" table:formula="of:=IF([.L48]=&quot;Editorial&quot;;[.T48];&quot;&quot;)" office:value-type="string" office:string-value="Accepted">
            <text:p>Accepted</text:p>
          </table:table-cell>
          <table:table-cell table:style-name="ce1081" table:formula="of:=IF(OR([.L48]=&quot;Technical&quot;;[.L48]=&quot;General&quot;);[.T48];&quot;&quot;)">
            <text:p/>
          </table:table-cell>
        </table:table-row>
        <table:table-row table:style-name="ro20">
          <table:table-cell table:style-name="ce81" office:value-type="float" office:value="15723900023">
            <text:p>15723900023</text:p>
          </table:table-cell>
          <table:table-cell table:style-name="ce81" office:value-type="string">
            <text:p>11-Feb-2013 <text:s/>0:39: 7 EDT</text:p>
          </table:table-cell>
          <table:table-cell table:style-name="ce81" office:value-type="string">
            <text:p>i-84</text:p>
          </table:table-cell>
          <table:table-cell table:style-name="ce81" office:value-type="string">
            <text:p>Thompson, Geoffrey</text:p>
          </table:table-cell>
          <table:table-cell table:style-name="ce81" table:number-columns-repeated="2"/>
          <table:table-cell table:style-name="ce81" office:value-type="string">
            <text:p>Individual</text:p>
          </table:table-cell>
          <table:table-cell table:style-name="ce81" office:value-type="float" office:value="12">
            <text:p>12</text:p>
          </table:table-cell>
          <table:table-cell table:style-name="ce81" office:value-type="string">
            <text:p>Consulting</text:p>
          </table:table-cell>
          <table:table-cell table:style-name="ce81" office:value-type="string">
            <text:p>Disapprove</text:p>
          </table:table-cell>
          <table:table-cell table:style-name="ce81" office:value-type="string">
            <text:p>GraCaSI S.A.</text:p>
          </table:table-cell>
          <table:table-cell table:style-name="ce81" office:value-type="string">
            <text:p>Editorial</text:p>
          </table:table-cell>
          <table:table-cell table:style-name="ce81" office:value-type="float" office:value="5">
            <text:p>5</text:p>
          </table:table-cell>
          <table:table-cell table:style-name="ce81" office:value-type="float" office:value="3.2">
            <text:p>3.2</text:p>
          </table:table-cell>
          <table:table-cell table:style-name="ce81" office:value-type="float" office:value="26">
            <text:p>26</text:p>
          </table:table-cell>
          <table:table-cell table:style-name="ce581" office:value-type="string">
            <text:p>LMSC stands for OUR committee, not just any generic lan/man standards committee in exactly the same way as IETF, etc</text:p>
          </table:table-cell>
          <table:table-cell table:style-name="ce81"/>
          <table:table-cell table:style-name="ce81" office:value-type="string">
            <text:p>Yes</text:p>
          </table:table-cell>
          <table:table-cell table:style-name="ce581" office:value-type="string">
            <text:p>Capitalize</text:p>
          </table:table-cell>
          <table:table-cell table:style-name="ce81" office:value-type="string">
            <text:p>Accepted</text:p>
          </table:table-cell>
          <table:table-cell table:style-name="ce581"/>
          <table:table-cell table:style-name="ce81" table:number-columns-repeated="5"/>
          <table:table-cell table:style-name="ce81" office:value-type="string">
            <text:p>Closed</text:p>
          </table:table-cell>
          <table:table-cell table:style-name="ce1082" table:formula="of:=IF([.L49]=&quot;Editorial&quot;;[.T49];&quot;&quot;)" office:value-type="string" office:string-value="Accepted">
            <text:p>Accepted</text:p>
          </table:table-cell>
          <table:table-cell table:style-name="ce1082" table:formula="of:=IF(OR([.L49]=&quot;Technical&quot;;[.L49]=&quot;General&quot;);[.T49];&quot;&quot;)">
            <text:p/>
          </table:table-cell>
        </table:table-row>
        <table:table-row table:style-name="ro34">
          <table:table-cell table:style-name="ce82" office:value-type="float" office:value="15724000023">
            <text:p>15724000023</text:p>
          </table:table-cell>
          <table:table-cell table:style-name="ce82" office:value-type="string">
            <text:p>11-Feb-2013 <text:s/>0:39: 7 EDT</text:p>
          </table:table-cell>
          <table:table-cell table:style-name="ce82" office:value-type="string">
            <text:p>i-85</text:p>
          </table:table-cell>
          <table:table-cell table:style-name="ce82" office:value-type="string">
            <text:p>Thompson, Geoffrey</text:p>
          </table:table-cell>
          <table:table-cell table:style-name="ce82" table:number-columns-repeated="2"/>
          <table:table-cell table:style-name="ce82" office:value-type="string">
            <text:p>Individual</text:p>
          </table:table-cell>
          <table:table-cell table:style-name="ce82" office:value-type="float" office:value="13">
            <text:p>13</text:p>
          </table:table-cell>
          <table:table-cell table:style-name="ce82" office:value-type="string">
            <text:p>Consulting</text:p>
          </table:table-cell>
          <table:table-cell table:style-name="ce82" office:value-type="string">
            <text:p>Disapprove</text:p>
          </table:table-cell>
          <table:table-cell table:style-name="ce82" office:value-type="string">
            <text:p>GraCaSI S.A.</text:p>
          </table:table-cell>
          <table:table-cell table:style-name="ce82" office:value-type="string">
            <text:p>Editorial</text:p>
          </table:table-cell>
          <table:table-cell table:style-name="ce82" office:value-type="float" office:value="5">
            <text:p>5</text:p>
          </table:table-cell>
          <table:table-cell table:style-name="ce82" office:value-type="float" office:value="3.2">
            <text:p>3.2</text:p>
          </table:table-cell>
          <table:table-cell table:style-name="ce82" office:value-type="float" office:value="50">
            <text:p>50</text:p>
          </table:table-cell>
          <table:table-cell table:style-name="ce582" office:value-type="string">
            <text:p>OSI indicates something specific. i.e. the IOS standardized Open Systems Interconnection reference model.</text:p>
          </table:table-cell>
          <table:table-cell table:style-name="ce82"/>
          <table:table-cell table:style-name="ce82" office:value-type="string">
            <text:p>Yes</text:p>
          </table:table-cell>
          <table:table-cell table:style-name="ce582" office:value-type="string">
            <text:p>Capitalize</text:p>
          </table:table-cell>
          <table:table-cell table:style-name="ce82" office:value-type="string">
            <text:p>Accepted</text:p>
          </table:table-cell>
          <table:table-cell table:style-name="ce582"/>
          <table:table-cell table:style-name="ce82" table:number-columns-repeated="5"/>
          <table:table-cell table:style-name="ce82" office:value-type="string">
            <text:p>Closed</text:p>
          </table:table-cell>
          <table:table-cell table:style-name="ce1083" table:formula="of:=IF([.L50]=&quot;Editorial&quot;;[.T50];&quot;&quot;)" office:value-type="string" office:string-value="Accepted">
            <text:p>Accepted</text:p>
          </table:table-cell>
          <table:table-cell table:style-name="ce1083" table:formula="of:=IF(OR([.L50]=&quot;Technical&quot;;[.L50]=&quot;General&quot;);[.T50];&quot;&quot;)">
            <text:p/>
          </table:table-cell>
        </table:table-row>
        <table:table-row table:style-name="ro18">
          <table:table-cell table:style-name="ce83" office:value-type="float" office:value="15724100023">
            <text:p>15724100023</text:p>
          </table:table-cell>
          <table:table-cell table:style-name="ce83" office:value-type="string">
            <text:p>11-Feb-2013 <text:s/>0:39: 7 EDT</text:p>
          </table:table-cell>
          <table:table-cell table:style-name="ce83" office:value-type="string">
            <text:p>i-86</text:p>
          </table:table-cell>
          <table:table-cell table:style-name="ce83" office:value-type="string">
            <text:p>Thompson, Geoffrey</text:p>
          </table:table-cell>
          <table:table-cell table:style-name="ce83" table:number-columns-repeated="2"/>
          <table:table-cell table:style-name="ce83" office:value-type="string">
            <text:p>Individual</text:p>
          </table:table-cell>
          <table:table-cell table:style-name="ce83" office:value-type="float" office:value="14">
            <text:p>14</text:p>
          </table:table-cell>
          <table:table-cell table:style-name="ce83" office:value-type="string">
            <text:p>Consulting</text:p>
          </table:table-cell>
          <table:table-cell table:style-name="ce83" office:value-type="string">
            <text:p>Disapprove</text:p>
          </table:table-cell>
          <table:table-cell table:style-name="ce83" office:value-type="string">
            <text:p>GraCaSI S.A.</text:p>
          </table:table-cell>
          <table:table-cell table:style-name="ce83" office:value-type="string">
            <text:p>Editorial</text:p>
          </table:table-cell>
          <table:table-cell table:style-name="ce83" office:value-type="float" office:value="5">
            <text:p>5</text:p>
          </table:table-cell>
          <table:table-cell table:style-name="ce83" office:value-type="float" office:value="3.2">
            <text:p>3.2</text:p>
          </table:table-cell>
          <table:table-cell table:style-name="ce83" office:value-type="float" office:value="52">
            <text:p>52</text:p>
          </table:table-cell>
          <table:table-cell table:style-name="ce583" office:value-type="string">
            <text:p>OUI indicates not just any identifier of an organization that is unique, but rather a specific specified term whose correct and specified title is the proper noun "Organizationally Unique Identifier"</text:p>
          </table:table-cell>
          <table:table-cell table:style-name="ce83"/>
          <table:table-cell table:style-name="ce83" office:value-type="string">
            <text:p>Yes</text:p>
          </table:table-cell>
          <table:table-cell table:style-name="ce583" office:value-type="string">
            <text:p>Capitalize</text:p>
          </table:table-cell>
          <table:table-cell table:style-name="ce83"/>
          <table:table-cell table:style-name="ce583" office:value-type="string">
            <text:p>Check with RAC re: capitalization.</text:p>
          </table:table-cell>
          <table:table-cell table:style-name="ce83" table:number-columns-repeated="5"/>
          <table:table-cell table:style-name="ce83" office:value-type="string">
            <text:p>Gilb</text:p>
          </table:table-cell>
          <table:table-cell table:style-name="ce1084" table:formula="of:=IF([.L51]=&quot;Editorial&quot;;[.T51];&quot;&quot;)" office:value-type="float" office:value="0">
            <text:p>0</text:p>
          </table:table-cell>
          <table:table-cell table:style-name="ce1084" table:formula="of:=IF(OR([.L51]=&quot;Technical&quot;;[.L51]=&quot;General&quot;);[.T51];&quot;&quot;)">
            <text:p/>
          </table:table-cell>
        </table:table-row>
        <table:table-row table:style-name="ro23">
          <table:table-cell table:style-name="ce84" office:value-type="float" office:value="15869300023">
            <text:p>15869300023</text:p>
          </table:table-cell>
          <table:table-cell table:style-name="ce84" office:value-type="string">
            <text:p>15-Mar-2013 14:36:29 EDT</text:p>
          </table:table-cell>
          <table:table-cell table:style-name="ce84" office:value-type="string">
            <text:p>i-119</text:p>
          </table:table-cell>
          <table:table-cell table:style-name="ce84" office:value-type="string">
            <text:p>Marks, Roger</text:p>
          </table:table-cell>
          <table:table-cell table:style-name="ce84" table:number-columns-repeated="2"/>
          <table:table-cell table:style-name="ce84" office:value-type="string">
            <text:p>Individual</text:p>
          </table:table-cell>
          <table:table-cell table:style-name="ce84" office:value-type="float" office:value="4">
            <text:p>4</text:p>
          </table:table-cell>
          <table:table-cell table:style-name="ce84" office:value-type="string">
            <text:p>Standards Developing Organization (SDO)</text:p>
          </table:table-cell>
          <table:table-cell table:style-name="ce84" office:value-type="string">
            <text:p>Disapprove</text:p>
          </table:table-cell>
          <table:table-cell table:style-name="ce84" office:value-type="string">
            <text:p>Consensii LLC</text:p>
          </table:table-cell>
          <table:table-cell table:style-name="ce84" office:value-type="string">
            <text:p>Editorial</text:p>
          </table:table-cell>
          <table:table-cell table:style-name="ce84" office:value-type="float" office:value="5">
            <text:p>5</text:p>
          </table:table-cell>
          <table:table-cell table:style-name="ce84" office:value-type="float" office:value="3.2">
            <text:p>3.2</text:p>
          </table:table-cell>
          <table:table-cell table:style-name="ce84" office:value-type="float" office:value="21">
            <text:p>21</text:p>
          </table:table-cell>
          <table:table-cell table:style-name="ce584" office:value-type="string">
            <text:p>The expansion of the term "ITU-R" is incorrect.</text:p>
          </table:table-cell>
          <table:table-cell table:style-name="ce84"/>
          <table:table-cell table:style-name="ce84" office:value-type="string">
            <text:p>Yes</text:p>
          </table:table-cell>
          <table:table-cell table:style-name="ce584" office:value-type="string">
            <text:p>Change to singular, as follows: "Radiocommunication&lt;d&gt;s&lt;/d&gt;"</text:p>
          </table:table-cell>
          <table:table-cell table:style-name="ce84"/>
          <table:table-cell table:style-name="ce584"/>
          <table:table-cell table:style-name="ce84" table:number-columns-repeated="5"/>
          <table:table-cell table:style-name="ce84" office:value-type="string">
            <text:p>Gilb</text:p>
          </table:table-cell>
          <table:table-cell table:style-name="ce1085" table:formula="of:=IF([.L52]=&quot;Editorial&quot;;[.T52];&quot;&quot;)" office:value-type="float" office:value="0">
            <text:p>0</text:p>
          </table:table-cell>
          <table:table-cell table:style-name="ce1085" table:formula="of:=IF(OR([.L52]=&quot;Technical&quot;;[.L52]=&quot;General&quot;);[.T52];&quot;&quot;)">
            <text:p/>
          </table:table-cell>
        </table:table-row>
        <table:table-row table:style-name="ro34">
          <table:table-cell table:style-name="ce85" office:value-type="float" office:value="15724200023">
            <text:p>15724200023</text:p>
          </table:table-cell>
          <table:table-cell table:style-name="ce85" office:value-type="string">
            <text:p>11-Feb-2013 <text:s/>0:39: 7 EDT</text:p>
          </table:table-cell>
          <table:table-cell table:style-name="ce85" office:value-type="string">
            <text:p>i-87</text:p>
          </table:table-cell>
          <table:table-cell table:style-name="ce85" office:value-type="string">
            <text:p>Thompson, Geoffrey</text:p>
          </table:table-cell>
          <table:table-cell table:style-name="ce85" table:number-columns-repeated="2"/>
          <table:table-cell table:style-name="ce85" office:value-type="string">
            <text:p>Individual</text:p>
          </table:table-cell>
          <table:table-cell table:style-name="ce85" office:value-type="float" office:value="15">
            <text:p>15</text:p>
          </table:table-cell>
          <table:table-cell table:style-name="ce85" office:value-type="string">
            <text:p>Consulting</text:p>
          </table:table-cell>
          <table:table-cell table:style-name="ce85" office:value-type="string">
            <text:p>Disapprove</text:p>
          </table:table-cell>
          <table:table-cell table:style-name="ce85" office:value-type="string">
            <text:p>GraCaSI S.A.</text:p>
          </table:table-cell>
          <table:table-cell table:style-name="ce85" office:value-type="string">
            <text:p>Editorial</text:p>
          </table:table-cell>
          <table:table-cell table:style-name="ce85" office:value-type="float" office:value="6">
            <text:p>6</text:p>
          </table:table-cell>
          <table:table-cell table:style-name="ce85" office:value-type="float" office:value="3.2">
            <text:p>3.2</text:p>
          </table:table-cell>
          <table:table-cell table:style-name="ce85" office:value-type="float" office:value="22">
            <text:p>22</text:p>
          </table:table-cell>
          <table:table-cell table:style-name="ce585" office:value-type="string">
            <text:p>SNAP indicates not just any protocol rather a specific specified term whose correct and specified title is a proper noun</text:p>
          </table:table-cell>
          <table:table-cell table:style-name="ce85"/>
          <table:table-cell table:style-name="ce85" office:value-type="string">
            <text:p>Yes</text:p>
          </table:table-cell>
          <table:table-cell table:style-name="ce585" office:value-type="string">
            <text:p>Capitalize</text:p>
          </table:table-cell>
          <table:table-cell table:style-name="ce85" office:value-type="string">
            <text:p>Rejected</text:p>
          </table:table-cell>
          <table:table-cell table:style-name="ce585" office:value-type="string">
            <text:p>The SNAP protocol is defined in this document and it used as lower case.</text:p>
          </table:table-cell>
          <table:table-cell table:style-name="ce85" table:number-columns-repeated="3"/>
          <table:table-cell table:style-name="ce85" office:value-type="string">
            <text:p>Written</text:p>
          </table:table-cell>
          <table:table-cell table:style-name="ce85"/>
          <table:table-cell table:style-name="ce85" office:value-type="string">
            <text:p>Closed</text:p>
          </table:table-cell>
          <table:table-cell table:style-name="ce1086" table:formula="of:=IF([.L53]=&quot;Editorial&quot;;[.T53];&quot;&quot;)" office:value-type="string" office:string-value="Rejected">
            <text:p>Rejected</text:p>
          </table:table-cell>
          <table:table-cell table:style-name="ce1086" table:formula="of:=IF(OR([.L53]=&quot;Technical&quot;;[.L53]=&quot;General&quot;);[.T53];&quot;&quot;)">
            <text:p/>
          </table:table-cell>
        </table:table-row>
        <table:table-row table:style-name="ro16">
          <table:table-cell table:style-name="ce86" office:value-type="float" office:value="15724300023">
            <text:p>15724300023</text:p>
          </table:table-cell>
          <table:table-cell table:style-name="ce86" office:value-type="string">
            <text:p>11-Feb-2013 <text:s/>0:39: 7 EDT</text:p>
          </table:table-cell>
          <table:table-cell table:style-name="ce86" office:value-type="string">
            <text:p>i-88</text:p>
          </table:table-cell>
          <table:table-cell table:style-name="ce86" office:value-type="string">
            <text:p>Thompson, Geoffrey</text:p>
          </table:table-cell>
          <table:table-cell table:style-name="ce86" table:number-columns-repeated="2"/>
          <table:table-cell table:style-name="ce86" office:value-type="string">
            <text:p>Individual</text:p>
          </table:table-cell>
          <table:table-cell table:style-name="ce86" office:value-type="float" office:value="16">
            <text:p>16</text:p>
          </table:table-cell>
          <table:table-cell table:style-name="ce86" office:value-type="string">
            <text:p>Consulting</text:p>
          </table:table-cell>
          <table:table-cell table:style-name="ce86" office:value-type="string">
            <text:p>Disapprove</text:p>
          </table:table-cell>
          <table:table-cell table:style-name="ce86" office:value-type="string">
            <text:p>GraCaSI S.A.</text:p>
          </table:table-cell>
          <table:table-cell table:style-name="ce86" office:value-type="string">
            <text:p>Editorial</text:p>
          </table:table-cell>
          <table:table-cell table:style-name="ce86" office:value-type="float" office:value="6">
            <text:p>6</text:p>
          </table:table-cell>
          <table:table-cell table:style-name="ce86" office:value-type="float" office:value="3.2">
            <text:p>3.2</text:p>
          </table:table-cell>
          <table:table-cell table:style-name="ce86" office:value-type="float" office:value="23">
            <text:p>23</text:p>
          </table:table-cell>
          <table:table-cell table:style-name="ce586" office:value-type="string">
            <text:p>SNMP indicates not just any protocol rather a specific specified term whose correct and specified title is a proper noun</text:p>
          </table:table-cell>
          <table:table-cell table:style-name="ce86"/>
          <table:table-cell table:style-name="ce86" office:value-type="string">
            <text:p>Yes</text:p>
          </table:table-cell>
          <table:table-cell table:style-name="ce586" office:value-type="string">
            <text:p>Capitalize</text:p>
          </table:table-cell>
          <table:table-cell table:style-name="ce86"/>
          <table:table-cell table:style-name="ce586" office:value-type="string">
            <text:p>Check RFC</text:p>
          </table:table-cell>
          <table:table-cell table:style-name="ce86" table:number-columns-repeated="5"/>
          <table:table-cell table:style-name="ce86" office:value-type="string">
            <text:p>Gilb</text:p>
          </table:table-cell>
          <table:table-cell table:style-name="ce1087" table:formula="of:=IF([.L54]=&quot;Editorial&quot;;[.T54];&quot;&quot;)" office:value-type="float" office:value="0">
            <text:p>0</text:p>
          </table:table-cell>
          <table:table-cell table:style-name="ce1087" table:formula="of:=IF(OR([.L54]=&quot;Technical&quot;;[.L54]=&quot;General&quot;);[.T54];&quot;&quot;)">
            <text:p/>
          </table:table-cell>
        </table:table-row>
        <table:table-row table:style-name="ro33">
          <table:table-cell table:style-name="ce87" office:value-type="float" office:value="15726400023">
            <text:p>15726400023</text:p>
          </table:table-cell>
          <table:table-cell table:style-name="ce87" office:value-type="string">
            <text:p>11-Feb-2013 <text:s/>4:18:13 EDT</text:p>
          </table:table-cell>
          <table:table-cell table:style-name="ce87" office:value-type="string">
            <text:p>i-106</text:p>
          </table:table-cell>
          <table:table-cell table:style-name="ce87" office:value-type="string">
            <text:p>Hunter, David</text:p>
          </table:table-cell>
          <table:table-cell table:style-name="ce87" table:number-columns-repeated="2"/>
          <table:table-cell table:style-name="ce87" office:value-type="string">
            <text:p>Individual</text:p>
          </table:table-cell>
          <table:table-cell table:style-name="ce87" office:value-type="float" office:value="4">
            <text:p>4</text:p>
          </table:table-cell>
          <table:table-cell table:style-name="ce87" office:value-type="string">
            <text:p>User - Consumer</text:p>
          </table:table-cell>
          <table:table-cell table:style-name="ce87" office:value-type="string">
            <text:p>Disapprove</text:p>
          </table:table-cell>
          <table:table-cell table:style-name="ce87" office:value-type="string">
            <text:p>WireFi Networks Inc.</text:p>
          </table:table-cell>
          <table:table-cell table:style-name="ce87" office:value-type="string">
            <text:p>General</text:p>
          </table:table-cell>
          <table:table-cell table:style-name="ce87" office:value-type="float" office:value="6">
            <text:p>6</text:p>
          </table:table-cell>
          <table:table-cell table:style-name="ce87" office:value-type="float" office:value="3.2">
            <text:p>3.2</text:p>
          </table:table-cell>
          <table:table-cell table:style-name="ce87" office:value-type="float" office:value="8">
            <text:p>8</text:p>
          </table:table-cell>
          <table:table-cell table:style-name="ce587" office:value-type="string">
            <text:p>The term "PMD" is currently being deprecated from 802.11, as are "PMD-SAP" and "PLCP". <text:s/>These are additional changes to those mentioned in the document referenced in my comment 1 (and to the proposed use of 11-13-0198-00-0arc-802rev-802-11-ap-reference-model.docx).</text:p>
          </table:table-cell>
          <table:table-cell table:style-name="ce87"/>
          <table:table-cell table:style-name="ce87" office:value-type="string">
            <text:p>Yes</text:p>
          </table:table-cell>
          <table:table-cell table:style-name="ce587" office:value-type="string">
            <text:p>If the O&amp;A is not to be out of date within a year of its issuance, it should make the physical layer part of the B.2 diagram just "PHY" (dropping 'PMD' and the undefined 'PLCP') and not refer to PMD, PMD-SAP or PLCP in the context of 802.11.</text:p>
          </table:table-cell>
          <table:table-cell table:style-name="ce87" office:value-type="string">
            <text:p>Revised</text:p>
          </table:table-cell>
          <table:table-cell table:style-name="ce587" office:value-type="string">
            <text:p>The PMD will stay in the acronym list, the figure will be updated as indicated in another comment.</text:p>
          </table:table-cell>
          <table:table-cell table:style-name="ce87" table:number-columns-repeated="5"/>
          <table:table-cell table:style-name="ce87" office:value-type="string">
            <text:p>Closed</text:p>
          </table:table-cell>
          <table:table-cell table:style-name="ce1088" table:formula="of:=IF([.L55]=&quot;Editorial&quot;;[.T55];&quot;&quot;)">
            <text:p/>
          </table:table-cell>
          <table:table-cell table:style-name="ce1088" table:formula="of:=IF(OR([.L55]=&quot;Technical&quot;;[.L55]=&quot;General&quot;);[.T55];&quot;&quot;)" office:value-type="string" office:string-value="Revised">
            <text:p>Revised</text:p>
          </table:table-cell>
        </table:table-row>
        <table:table-row table:style-name="ro23">
          <table:table-cell table:style-name="ce88" office:value-type="float" office:value="15726500023">
            <text:p>15726500023</text:p>
          </table:table-cell>
          <table:table-cell table:style-name="ce88" office:value-type="string">
            <text:p>11-Feb-2013 <text:s/>4:26:11 EDT</text:p>
          </table:table-cell>
          <table:table-cell table:style-name="ce88" office:value-type="string">
            <text:p>i-107</text:p>
          </table:table-cell>
          <table:table-cell table:style-name="ce88" office:value-type="string">
            <text:p>Hunter, David</text:p>
          </table:table-cell>
          <table:table-cell table:style-name="ce88" table:number-columns-repeated="2"/>
          <table:table-cell table:style-name="ce88" office:value-type="string">
            <text:p>Individual</text:p>
          </table:table-cell>
          <table:table-cell table:style-name="ce88" office:value-type="float" office:value="5">
            <text:p>5</text:p>
          </table:table-cell>
          <table:table-cell table:style-name="ce88" office:value-type="string">
            <text:p>User - Consumer</text:p>
          </table:table-cell>
          <table:table-cell table:style-name="ce88" office:value-type="string">
            <text:p>Disapprove</text:p>
          </table:table-cell>
          <table:table-cell table:style-name="ce88" office:value-type="string">
            <text:p>WireFi Networks Inc.</text:p>
          </table:table-cell>
          <table:table-cell table:style-name="ce88" office:value-type="string">
            <text:p>Editorial</text:p>
          </table:table-cell>
          <table:table-cell table:style-name="ce88" office:value-type="float" office:value="6">
            <text:p>6</text:p>
          </table:table-cell>
          <table:table-cell table:style-name="ce88" office:value-type="float" office:value="3.2">
            <text:p>3.2</text:p>
          </table:table-cell>
          <table:table-cell table:style-name="ce88" office:value-type="float" office:value="4">
            <text:p>4</text:p>
          </table:table-cell>
          <table:table-cell table:style-name="ce588" office:value-type="string">
            <text:p>Why are 'PIB', 'PLME', 'PMA', 'PMD' and 'PSAP' not in alphabetical order in this list?</text:p>
          </table:table-cell>
          <table:table-cell table:style-name="ce88"/>
          <table:table-cell table:style-name="ce88" office:value-type="string">
            <text:p>Yes</text:p>
          </table:table-cell>
          <table:table-cell table:style-name="ce588" office:value-type="string">
            <text:p>Put all of these acronyms in alphabetical order in the list.</text:p>
          </table:table-cell>
          <table:table-cell table:style-name="ce88"/>
          <table:table-cell table:style-name="ce1034" office:value-type="string">
            <text:p>Check style guide</text:p>
          </table:table-cell>
          <table:table-cell table:style-name="ce88" table:number-columns-repeated="5"/>
          <table:table-cell table:style-name="ce88" office:value-type="string">
            <text:p>Gilb</text:p>
          </table:table-cell>
          <table:table-cell table:style-name="ce1089" table:formula="of:=IF([.L56]=&quot;Editorial&quot;;[.T56];&quot;&quot;)" office:value-type="float" office:value="0">
            <text:p>0</text:p>
          </table:table-cell>
          <table:table-cell table:style-name="ce1089" table:formula="of:=IF(OR([.L56]=&quot;Technical&quot;;[.L56]=&quot;General&quot;);[.T56];&quot;&quot;)">
            <text:p/>
          </table:table-cell>
        </table:table-row>
        <table:table-row table:style-name="ro32">
          <table:table-cell table:style-name="ce89" office:value-type="float" office:value="15675100023">
            <text:p>15675100023</text:p>
          </table:table-cell>
          <table:table-cell table:style-name="ce89" office:value-type="string">
            <text:p>27-Jan-2013 <text:s/>6: 5:56 EDT</text:p>
          </table:table-cell>
          <table:table-cell table:style-name="ce89" office:value-type="string">
            <text:p>i-1</text:p>
          </table:table-cell>
          <table:table-cell table:style-name="ce89" office:value-type="string">
            <text:p>Methley, Steven</text:p>
          </table:table-cell>
          <table:table-cell table:style-name="ce89" table:number-columns-repeated="2"/>
          <table:table-cell table:style-name="ce89" office:value-type="string">
            <text:p>Individual</text:p>
          </table:table-cell>
          <table:table-cell table:style-name="ce89" office:value-type="float" office:value="1">
            <text:p>1</text:p>
          </table:table-cell>
          <table:table-cell table:style-name="ce89" office:value-type="string">
            <text:p>Consulting</text:p>
          </table:table-cell>
          <table:table-cell table:style-name="ce89" office:value-type="string">
            <text:p>Approve</text:p>
          </table:table-cell>
          <table:table-cell table:style-name="ce89" office:value-type="string">
            <text:p>Quotient Associates Ltd</text:p>
          </table:table-cell>
          <table:table-cell table:style-name="ce89" office:value-type="string">
            <text:p>General</text:p>
          </table:table-cell>
          <table:table-cell table:style-name="ce89" office:value-type="float" office:value="7">
            <text:p>7</text:p>
          </table:table-cell>
          <table:table-cell table:style-name="ce89" office:value-type="float" office:value="4.1">
            <text:p>4.1</text:p>
          </table:table-cell>
          <table:table-cell table:style-name="ce89" office:value-type="float" office:value="50">
            <text:p>50</text:p>
          </table:table-cell>
          <table:table-cell table:style-name="ce589" office:value-type="string">
            <text:p>The single sentence "The scope of IEEE 802 standards is not limited to MAC and PHY standards" is clearly intended to help explain the key concepts of 802. <text:s/>On its own however the danger is that it probably raises more questions that it answers.</text:p>
          </table:table-cell>
          <table:table-cell table:style-name="ce89"/>
          <table:table-cell table:style-name="ce89" office:value-type="string">
            <text:p>No</text:p>
          </table:table-cell>
          <table:table-cell table:style-name="ce589" office:value-type="string">
            <text:p>Expand context, maybe use examples. <text:s/>Are we not trying to refute an tacit assumption that 802 is PHY/MAC only? <text:s/>Best to be clear.</text:p>
          </table:table-cell>
          <table:table-cell table:style-name="ce89"/>
          <table:table-cell table:style-name="ce589"/>
          <table:table-cell table:style-name="ce89" table:number-columns-repeated="4"/>
          <table:table-cell table:style-name="ce89" office:value-type="string">
            <text:p>Scope</text:p>
          </table:table-cell>
          <table:table-cell table:style-name="ce89" office:value-type="string">
            <text:p>Marks</text:p>
          </table:table-cell>
          <table:table-cell table:style-name="ce1090" table:formula="of:=IF([.L57]=&quot;Editorial&quot;;[.T57];&quot;&quot;)">
            <text:p/>
          </table:table-cell>
          <table:table-cell table:style-name="ce1090" table:formula="of:=IF(OR([.L57]=&quot;Technical&quot;;[.L57]=&quot;General&quot;);[.T57];&quot;&quot;)" office:value-type="float" office:value="0">
            <text:p>0</text:p>
          </table:table-cell>
        </table:table-row>
        <table:table-row table:style-name="ro16">
          <table:table-cell table:style-name="ce90" office:value-type="float" office:value="15720600023">
            <text:p>15720600023</text:p>
          </table:table-cell>
          <table:table-cell table:style-name="ce90" office:value-type="string">
            <text:p>10-Feb-2013 14:33:29 EDT</text:p>
          </table:table-cell>
          <table:table-cell table:style-name="ce90" office:value-type="string">
            <text:p>i-54</text:p>
          </table:table-cell>
          <table:table-cell table:style-name="ce90" office:value-type="string">
            <text:p>Nikolich, Paul</text:p>
          </table:table-cell>
          <table:table-cell table:style-name="ce90" table:number-columns-repeated="2"/>
          <table:table-cell table:style-name="ce90" office:value-type="string">
            <text:p>Individual</text:p>
          </table:table-cell>
          <table:table-cell table:style-name="ce90" office:value-type="float" office:value="1">
            <text:p>1</text:p>
          </table:table-cell>
          <table:table-cell table:style-name="ce90" office:value-type="string">
            <text:p>Standards Developing Organization (SDO)</text:p>
          </table:table-cell>
          <table:table-cell table:style-name="ce90" office:value-type="string">
            <text:p>Disapprove</text:p>
          </table:table-cell>
          <table:table-cell table:style-name="ce90" office:value-type="string">
            <text:p>YAS Broadband Ventures, LLC.</text:p>
          </table:table-cell>
          <table:table-cell table:style-name="ce90" office:value-type="string">
            <text:p>Technical</text:p>
          </table:table-cell>
          <table:table-cell table:style-name="ce90" office:value-type="float" office:value="7">
            <text:p>7</text:p>
          </table:table-cell>
          <table:table-cell table:style-name="ce90" office:value-type="float" office:value="4.1">
            <text:p>4.1</text:p>
          </table:table-cell>
          <table:table-cell table:style-name="ce90" office:value-type="float" office:value="6">
            <text:p>6</text:p>
          </table:table-cell>
          <table:table-cell table:style-name="ce590" office:value-type="string">
            <text:p>The 1st sentence is not necessary, delete it. This section should be kept as general as possible.</text:p>
          </table:table-cell>
          <table:table-cell table:style-name="ce90"/>
          <table:table-cell table:style-name="ce90" office:value-type="string">
            <text:p>Yes</text:p>
          </table:table-cell>
          <table:table-cell table:style-name="ce590" office:value-type="string">
            <text:p>Delete 1st sentence of 4.1 Key concepts</text:p>
          </table:table-cell>
          <table:table-cell table:style-name="ce90"/>
          <table:table-cell table:style-name="ce590" office:value-type="string">
            <text:p>Suggest reject, the size is used in the other xANs.</text:p>
          </table:table-cell>
          <table:table-cell table:style-name="ce90" table:number-columns-repeated="5"/>
          <table:table-cell table:style-name="ce90" office:value-type="string">
            <text:p>Gilb</text:p>
          </table:table-cell>
          <table:table-cell table:style-name="ce1091" table:formula="of:=IF([.L58]=&quot;Editorial&quot;;[.T58];&quot;&quot;)">
            <text:p/>
          </table:table-cell>
          <table:table-cell table:style-name="ce1091" table:formula="of:=IF(OR([.L58]=&quot;Technical&quot;;[.L58]=&quot;General&quot;);[.T58];&quot;&quot;)" office:value-type="float" office:value="0">
            <text:p>0</text:p>
          </table:table-cell>
        </table:table-row>
        <table:table-row table:style-name="ro32">
          <table:table-cell table:style-name="ce91" office:value-type="float" office:value="15720800023">
            <text:p>15720800023</text:p>
          </table:table-cell>
          <table:table-cell table:style-name="ce91" office:value-type="string">
            <text:p>10-Feb-2013 14:53: 8 EDT</text:p>
          </table:table-cell>
          <table:table-cell table:style-name="ce91" office:value-type="string">
            <text:p>i-56</text:p>
          </table:table-cell>
          <table:table-cell table:style-name="ce91" office:value-type="string">
            <text:p>Nikolich, Paul</text:p>
          </table:table-cell>
          <table:table-cell table:style-name="ce91" table:number-columns-repeated="2"/>
          <table:table-cell table:style-name="ce91" office:value-type="string">
            <text:p>Individual</text:p>
          </table:table-cell>
          <table:table-cell table:style-name="ce91" office:value-type="float" office:value="3">
            <text:p>3</text:p>
          </table:table-cell>
          <table:table-cell table:style-name="ce91" office:value-type="string">
            <text:p>Standards Developing Organization (SDO)</text:p>
          </table:table-cell>
          <table:table-cell table:style-name="ce91" office:value-type="string">
            <text:p>Disapprove</text:p>
          </table:table-cell>
          <table:table-cell table:style-name="ce91" office:value-type="string">
            <text:p>YAS Broadband Ventures, LLC.</text:p>
          </table:table-cell>
          <table:table-cell table:style-name="ce91" office:value-type="string">
            <text:p>General</text:p>
          </table:table-cell>
          <table:table-cell table:style-name="ce91" office:value-type="float" office:value="7">
            <text:p>7</text:p>
          </table:table-cell>
          <table:table-cell table:style-name="ce91" office:value-type="float" office:value="4.1">
            <text:p>4.1</text:p>
          </table:table-cell>
          <table:table-cell table:style-name="ce91"/>
          <table:table-cell table:style-name="ce591" office:value-type="string">
            <text:p>section 4.1 should at least mention 802 functions such as security and management</text:p>
          </table:table-cell>
          <table:table-cell table:style-name="ce91"/>
          <table:table-cell table:style-name="ce91" office:value-type="string">
            <text:p>Yes</text:p>
          </table:table-cell>
          <table:table-cell table:style-name="ce591" office:value-type="string">
            <text:p>Add text in 4.1 about the generalized, high level security and management capabilities defined in 802 standards, e.g., IEEE 802 networks specify capabilities to enable implementation of secure and manageable networks.</text:p>
          </table:table-cell>
          <table:table-cell table:style-name="ce91"/>
          <table:table-cell table:style-name="ce591"/>
          <table:table-cell table:style-name="ce91" table:number-columns-repeated="5"/>
          <table:table-cell table:style-name="ce91" office:value-type="string">
            <text:p>Nikolich</text:p>
          </table:table-cell>
          <table:table-cell table:style-name="ce1092" table:formula="of:=IF([.L59]=&quot;Editorial&quot;;[.T59];&quot;&quot;)">
            <text:p/>
          </table:table-cell>
          <table:table-cell table:style-name="ce1092" table:formula="of:=IF(OR([.L59]=&quot;Technical&quot;;[.L59]=&quot;General&quot;);[.T59];&quot;&quot;)" office:value-type="float" office:value="0">
            <text:p>0</text:p>
          </table:table-cell>
        </table:table-row>
        <table:table-row table:style-name="ro16">
          <table:table-cell table:style-name="ce92" office:value-type="float" office:value="15728200023">
            <text:p>15728200023</text:p>
          </table:table-cell>
          <table:table-cell table:style-name="ce92" office:value-type="string">
            <text:p>12-Feb-2013 18:58:27 EDT</text:p>
          </table:table-cell>
          <table:table-cell table:style-name="ce92" office:value-type="string">
            <text:p>i-113</text:p>
          </table:table-cell>
          <table:table-cell table:style-name="ce92" office:value-type="string">
            <text:p>Powell, Clinton</text:p>
          </table:table-cell>
          <table:table-cell table:style-name="ce92" table:number-columns-repeated="2"/>
          <table:table-cell table:style-name="ce92" office:value-type="string">
            <text:p>Individual</text:p>
          </table:table-cell>
          <table:table-cell table:style-name="ce92" office:value-type="float" office:value="1">
            <text:p>1</text:p>
          </table:table-cell>
          <table:table-cell table:style-name="ce92" office:value-type="string">
            <text:p>Consulting</text:p>
          </table:table-cell>
          <table:table-cell table:style-name="ce92" office:value-type="string">
            <text:p>Approve</text:p>
          </table:table-cell>
          <table:table-cell table:style-name="ce92" office:value-type="string">
            <text:p>Powell Wireless Consulting, LLC</text:p>
          </table:table-cell>
          <table:table-cell table:style-name="ce92" office:value-type="string">
            <text:p>Editorial</text:p>
          </table:table-cell>
          <table:table-cell table:style-name="ce92" office:value-type="float" office:value="7">
            <text:p>7</text:p>
          </table:table-cell>
          <table:table-cell table:style-name="ce92" office:value-type="float" office:value="4.1">
            <text:p>4.1</text:p>
          </table:table-cell>
          <table:table-cell table:style-name="ce92" office:value-type="float" office:value="25">
            <text:p>25</text:p>
          </table:table-cell>
          <table:table-cell table:style-name="ce592" office:value-type="string">
            <text:p>"Unlike LAN..." does not read well.</text:p>
          </table:table-cell>
          <table:table-cell table:style-name="ce92"/>
          <table:table-cell table:style-name="ce92" office:value-type="string">
            <text:p>No</text:p>
          </table:table-cell>
          <table:table-cell table:style-name="ce592" office:value-type="string">
            <text:p>Change to "Unlike a LAN..." or "Unlike LANs...".</text:p>
          </table:table-cell>
          <table:table-cell table:style-name="ce92" office:value-type="string">
            <text:p>Revised</text:p>
          </table:table-cell>
          <table:table-cell table:style-name="ce592" office:value-type="string">
            <text:p>Change “Unlike LAN” to be “Unlike a LAN”</text:p>
          </table:table-cell>
          <table:table-cell table:style-name="ce92" table:number-columns-repeated="5"/>
          <table:table-cell table:style-name="ce92" office:value-type="string">
            <text:p>Closed</text:p>
          </table:table-cell>
          <table:table-cell table:style-name="ce1093" table:formula="of:=IF([.L60]=&quot;Editorial&quot;;[.T60];&quot;&quot;)" office:value-type="string" office:string-value="Revised">
            <text:p>Revised</text:p>
          </table:table-cell>
          <table:table-cell table:style-name="ce1093" table:formula="of:=IF(OR([.L60]=&quot;Technical&quot;;[.L60]=&quot;General&quot;);[.T60];&quot;&quot;)">
            <text:p/>
          </table:table-cell>
        </table:table-row>
        <table:table-row table:style-name="ro16">
          <table:table-cell table:style-name="ce93" office:value-type="float" office:value="15869400023">
            <text:p>15869400023</text:p>
          </table:table-cell>
          <table:table-cell table:style-name="ce93" office:value-type="string">
            <text:p>15-Mar-2013 14:36:29 EDT</text:p>
          </table:table-cell>
          <table:table-cell table:style-name="ce93" office:value-type="string">
            <text:p>i-120</text:p>
          </table:table-cell>
          <table:table-cell table:style-name="ce93" office:value-type="string">
            <text:p>Marks, Roger</text:p>
          </table:table-cell>
          <table:table-cell table:style-name="ce93" table:number-columns-repeated="2"/>
          <table:table-cell table:style-name="ce93" office:value-type="string">
            <text:p>Individual</text:p>
          </table:table-cell>
          <table:table-cell table:style-name="ce93" office:value-type="float" office:value="5">
            <text:p>5</text:p>
          </table:table-cell>
          <table:table-cell table:style-name="ce93" office:value-type="string">
            <text:p>Standards Developing Organization (SDO)</text:p>
          </table:table-cell>
          <table:table-cell table:style-name="ce93" office:value-type="string">
            <text:p>Disapprove</text:p>
          </table:table-cell>
          <table:table-cell table:style-name="ce93" office:value-type="string">
            <text:p>Consensii LLC</text:p>
          </table:table-cell>
          <table:table-cell table:style-name="ce93" office:value-type="string">
            <text:p>Technical</text:p>
          </table:table-cell>
          <table:table-cell table:style-name="ce93" office:value-type="float" office:value="7">
            <text:p>7</text:p>
          </table:table-cell>
          <table:table-cell table:style-name="ce93" office:value-type="float" office:value="4.1">
            <text:p>4.1</text:p>
          </table:table-cell>
          <table:table-cell table:style-name="ce93" office:value-type="float" office:value="45">
            <text:p>45</text:p>
          </table:table-cell>
          <table:table-cell table:style-name="ce593" office:value-type="string">
            <text:p>Missing a reference to wireless MANs.</text:p>
          </table:table-cell>
          <table:table-cell table:style-name="ce93"/>
          <table:table-cell table:style-name="ce93" office:value-type="string">
            <text:p>Yes</text:p>
          </table:table-cell>
          <table:table-cell table:style-name="ce593" office:value-type="string">
            <text:p>IEEE 802 standards for wireless networks include wireless LANs, &lt;I&gt;MANs, &lt;/i&gt;RANs and PANs.</text:p>
          </table:table-cell>
          <table:table-cell table:style-name="ce93" office:value-type="string">
            <text:p>Accepted</text:p>
          </table:table-cell>
          <table:table-cell table:style-name="ce593"/>
          <table:table-cell table:style-name="ce93" table:number-columns-repeated="5"/>
          <table:table-cell table:style-name="ce93" office:value-type="string">
            <text:p>Closed</text:p>
          </table:table-cell>
          <table:table-cell table:style-name="ce1094" table:formula="of:=IF([.L61]=&quot;Editorial&quot;;[.T61];&quot;&quot;)">
            <text:p/>
          </table:table-cell>
          <table:table-cell table:style-name="ce1094" table:formula="of:=IF(OR([.L61]=&quot;Technical&quot;;[.L61]=&quot;General&quot;);[.T61];&quot;&quot;)" office:value-type="string" office:string-value="Accepted">
            <text:p>Accepted</text:p>
          </table:table-cell>
        </table:table-row>
        <table:table-row table:style-name="ro21">
          <table:table-cell table:style-name="ce94" office:value-type="float" office:value="15869500023">
            <text:p>15869500023</text:p>
          </table:table-cell>
          <table:table-cell table:style-name="ce94" office:value-type="string">
            <text:p>15-Mar-2013 14:36:29 EDT</text:p>
          </table:table-cell>
          <table:table-cell table:style-name="ce94" office:value-type="string">
            <text:p>i-121</text:p>
          </table:table-cell>
          <table:table-cell table:style-name="ce94" office:value-type="string">
            <text:p>Marks, Roger</text:p>
          </table:table-cell>
          <table:table-cell table:style-name="ce94" table:number-columns-repeated="2"/>
          <table:table-cell table:style-name="ce94" office:value-type="string">
            <text:p>Individual</text:p>
          </table:table-cell>
          <table:table-cell table:style-name="ce94" office:value-type="float" office:value="6">
            <text:p>6</text:p>
          </table:table-cell>
          <table:table-cell table:style-name="ce94" office:value-type="string">
            <text:p>Standards Developing Organization (SDO)</text:p>
          </table:table-cell>
          <table:table-cell table:style-name="ce94" office:value-type="string">
            <text:p>Disapprove</text:p>
          </table:table-cell>
          <table:table-cell table:style-name="ce94" office:value-type="string">
            <text:p>Consensii LLC</text:p>
          </table:table-cell>
          <table:table-cell table:style-name="ce94" office:value-type="string">
            <text:p>Technical</text:p>
          </table:table-cell>
          <table:table-cell table:style-name="ce94" office:value-type="float" office:value="7">
            <text:p>7</text:p>
          </table:table-cell>
          <table:table-cell table:style-name="ce94" office:value-type="float" office:value="4.1">
            <text:p>4.1</text:p>
          </table:table-cell>
          <table:table-cell table:style-name="ce94" office:value-type="float" office:value="50">
            <text:p>50</text:p>
          </table:table-cell>
          <table:table-cell table:style-name="ce594" office:value-type="string">
            <text:p>The sentence "The scope of IEEE 802 standards is not limited to MAC and PHY standards" is meaningless since even this very standard has a lot to say about the LLC. So it seems that the real intent of the sentence is to say more. Also, the last word is incorrect.</text:p>
          </table:table-cell>
          <table:table-cell table:style-name="ce94"/>
          <table:table-cell table:style-name="ce94" office:value-type="string">
            <text:p>Yes</text:p>
          </table:table-cell>
          <table:table-cell table:style-name="ce594" office:value-type="string">
            <text:p>Change the sentence to "The scope of IEEE 802 standards is not limited to the physical and data link layers."</text:p>
          </table:table-cell>
          <table:table-cell table:style-name="ce94" office:value-type="string">
            <text:p>Accepted</text:p>
          </table:table-cell>
          <table:table-cell table:style-name="ce594"/>
          <table:table-cell table:style-name="ce94" table:number-columns-repeated="5"/>
          <table:table-cell table:style-name="ce94" office:value-type="string">
            <text:p>Closed</text:p>
          </table:table-cell>
          <table:table-cell table:style-name="ce1095" table:formula="of:=IF([.L62]=&quot;Editorial&quot;;[.T62];&quot;&quot;)">
            <text:p/>
          </table:table-cell>
          <table:table-cell table:style-name="ce1095" table:formula="of:=IF(OR([.L62]=&quot;Technical&quot;;[.L62]=&quot;General&quot;);[.T62];&quot;&quot;)" office:value-type="string" office:string-value="Accepted">
            <text:p>Accepted</text:p>
          </table:table-cell>
        </table:table-row>
        <table:table-row table:style-name="ro34">
          <table:table-cell table:style-name="ce95" office:value-type="float" office:value="15907000023">
            <text:p>15907000023</text:p>
          </table:table-cell>
          <table:table-cell table:style-name="ce95" office:value-type="string">
            <text:p>21-Mar-2013 13:32:33 EDT</text:p>
          </table:table-cell>
          <table:table-cell table:style-name="ce95" office:value-type="string">
            <text:p>i-149</text:p>
          </table:table-cell>
          <table:table-cell table:style-name="ce95" office:value-type="string">
            <text:p>KINNEY, PATRICK</text:p>
          </table:table-cell>
          <table:table-cell table:style-name="ce95" table:number-columns-repeated="2"/>
          <table:table-cell table:style-name="ce95" office:value-type="string">
            <text:p>Individual</text:p>
          </table:table-cell>
          <table:table-cell table:style-name="ce95" office:value-type="float" office:value="1">
            <text:p>1</text:p>
          </table:table-cell>
          <table:table-cell table:style-name="ce95" office:value-type="string">
            <text:p>Standards Developing Organization (SDO)</text:p>
          </table:table-cell>
          <table:table-cell table:style-name="ce95" office:value-type="string">
            <text:p>Disapprove</text:p>
          </table:table-cell>
          <table:table-cell table:style-name="ce95" office:value-type="string">
            <text:p>Kinney Consulting LLC</text:p>
          </table:table-cell>
          <table:table-cell table:style-name="ce95" office:value-type="string">
            <text:p>General</text:p>
          </table:table-cell>
          <table:table-cell table:style-name="ce95" office:value-type="float" office:value="7">
            <text:p>7</text:p>
          </table:table-cell>
          <table:table-cell table:style-name="ce95" office:value-type="float" office:value="4.1">
            <text:p>4.1</text:p>
          </table:table-cell>
          <table:table-cell table:style-name="ce95" office:value-type="float" office:value="24">
            <text:p>24</text:p>
          </table:table-cell>
          <table:table-cell table:style-name="ce595" office:value-type="string">
            <text:p>it is incorrect to characterize PANs as always being small areas</text:p>
          </table:table-cell>
          <table:table-cell table:style-name="ce95"/>
          <table:table-cell table:style-name="ce95" office:value-type="string">
            <text:p>Yes</text:p>
          </table:table-cell>
          <table:table-cell table:style-name="ce595" office:value-type="string">
            <text:p>change to: Personal area networks (PANs) are used to convey information typically over small areas but not always</text:p>
          </table:table-cell>
          <table:table-cell table:style-name="ce95"/>
          <table:table-cell table:style-name="ce595"/>
          <table:table-cell table:style-name="ce95" table:number-columns-repeated="5"/>
          <table:table-cell table:style-name="ce95" office:value-type="string">
            <text:p>Gilb</text:p>
          </table:table-cell>
          <table:table-cell table:style-name="ce1096" table:formula="of:=IF([.L63]=&quot;Editorial&quot;;[.T63];&quot;&quot;)">
            <text:p/>
          </table:table-cell>
          <table:table-cell table:style-name="ce1096" table:formula="of:=IF(OR([.L63]=&quot;Technical&quot;;[.L63]=&quot;General&quot;);[.T63];&quot;&quot;)" office:value-type="float" office:value="0">
            <text:p>0</text:p>
          </table:table-cell>
        </table:table-row>
        <table:table-row table:style-name="ro25">
          <table:table-cell table:style-name="ce96" office:value-type="float" office:value="15907100023">
            <text:p>15907100023</text:p>
          </table:table-cell>
          <table:table-cell table:style-name="ce96" office:value-type="string">
            <text:p>21-Mar-2013 13:34:49 EDT</text:p>
          </table:table-cell>
          <table:table-cell table:style-name="ce96" office:value-type="string">
            <text:p>i-150</text:p>
          </table:table-cell>
          <table:table-cell table:style-name="ce96" office:value-type="string">
            <text:p>KINNEY, PATRICK</text:p>
          </table:table-cell>
          <table:table-cell table:style-name="ce96" table:number-columns-repeated="2"/>
          <table:table-cell table:style-name="ce96" office:value-type="string">
            <text:p>Individual</text:p>
          </table:table-cell>
          <table:table-cell table:style-name="ce96" office:value-type="float" office:value="2">
            <text:p>2</text:p>
          </table:table-cell>
          <table:table-cell table:style-name="ce96" office:value-type="string">
            <text:p>Standards Developing Organization (SDO)</text:p>
          </table:table-cell>
          <table:table-cell table:style-name="ce96" office:value-type="string">
            <text:p>Disapprove</text:p>
          </table:table-cell>
          <table:table-cell table:style-name="ce96" office:value-type="string">
            <text:p>Kinney Consulting LLC</text:p>
          </table:table-cell>
          <table:table-cell table:style-name="ce96" office:value-type="string">
            <text:p>General</text:p>
          </table:table-cell>
          <table:table-cell table:style-name="ce96" office:value-type="float" office:value="7">
            <text:p>7</text:p>
          </table:table-cell>
          <table:table-cell table:style-name="ce96" office:value-type="float" office:value="4.1">
            <text:p>4.1</text:p>
          </table:table-cell>
          <table:table-cell table:style-name="ce96" office:value-type="float" office:value="24">
            <text:p>24</text:p>
          </table:table-cell>
          <table:table-cell table:style-name="ce596" office:value-type="string">
            <text:p>characterization the WPANS being private or intimate is incorrect</text:p>
          </table:table-cell>
          <table:table-cell table:style-name="ce96"/>
          <table:table-cell table:style-name="ce96" office:value-type="string">
            <text:p>Yes</text:p>
          </table:table-cell>
          <table:table-cell table:style-name="ce596" office:value-type="string">
            <text:p>delete "among a private-intimate group of participant stations."</text:p>
          </table:table-cell>
          <table:table-cell table:style-name="ce96"/>
          <table:table-cell table:style-name="ce596"/>
          <table:table-cell table:style-name="ce96" table:number-columns-repeated="5"/>
          <table:table-cell table:style-name="ce96" office:value-type="string">
            <text:p>Gilb</text:p>
          </table:table-cell>
          <table:table-cell table:style-name="ce1097" table:formula="of:=IF([.L64]=&quot;Editorial&quot;;[.T64];&quot;&quot;)">
            <text:p/>
          </table:table-cell>
          <table:table-cell table:style-name="ce1097" table:formula="of:=IF(OR([.L64]=&quot;Technical&quot;;[.L64]=&quot;General&quot;);[.T64];&quot;&quot;)" office:value-type="float" office:value="0">
            <text:p>0</text:p>
          </table:table-cell>
        </table:table-row>
        <table:table-row table:style-name="ro19">
          <table:table-cell table:style-name="ce97" office:value-type="float" office:value="15720700023">
            <text:p>15720700023</text:p>
          </table:table-cell>
          <table:table-cell table:style-name="ce97" office:value-type="string">
            <text:p>10-Feb-2013 14:45:33 EDT</text:p>
          </table:table-cell>
          <table:table-cell table:style-name="ce97" office:value-type="string">
            <text:p>i-55</text:p>
          </table:table-cell>
          <table:table-cell table:style-name="ce97" office:value-type="string">
            <text:p>Nikolich, Paul</text:p>
          </table:table-cell>
          <table:table-cell table:style-name="ce97" table:number-columns-repeated="2"/>
          <table:table-cell table:style-name="ce97" office:value-type="string">
            <text:p>Individual</text:p>
          </table:table-cell>
          <table:table-cell table:style-name="ce97" office:value-type="float" office:value="2">
            <text:p>2</text:p>
          </table:table-cell>
          <table:table-cell table:style-name="ce97" office:value-type="string">
            <text:p>Standards Developing Organization (SDO)</text:p>
          </table:table-cell>
          <table:table-cell table:style-name="ce97" office:value-type="string">
            <text:p>Disapprove</text:p>
          </table:table-cell>
          <table:table-cell table:style-name="ce97" office:value-type="string">
            <text:p>YAS Broadband Ventures, LLC.</text:p>
          </table:table-cell>
          <table:table-cell table:style-name="ce97" office:value-type="string">
            <text:p>General</text:p>
          </table:table-cell>
          <table:table-cell table:style-name="ce97" office:value-type="float" office:value="8">
            <text:p>8</text:p>
          </table:table-cell>
          <table:table-cell table:style-name="ce97" office:value-type="float" office:value="4.1">
            <text:p>4.1</text:p>
          </table:table-cell>
          <table:table-cell table:style-name="ce97" office:value-type="float" office:value="21">
            <text:p>21</text:p>
          </table:table-cell>
          <table:table-cell table:style-name="ce597" office:value-type="string">
            <text:p>The text in lines 21 to 29 is a good generalized high level description of IEEE 802 networks. <text:s/>It should be the opening text of 4.1.</text:p>
          </table:table-cell>
          <table:table-cell table:style-name="ce97"/>
          <table:table-cell table:style-name="ce97" office:value-type="string">
            <text:p>Yes</text:p>
          </table:table-cell>
          <table:table-cell table:style-name="ce597" office:value-type="string">
            <text:p>open 4.1 with lines 21-29 of page 8</text:p>
          </table:table-cell>
          <table:table-cell table:style-name="ce97"/>
          <table:table-cell table:style-name="ce597" office:value-type="string">
            <text:p>Subclause should be reorganized.</text:p>
          </table:table-cell>
          <table:table-cell table:style-name="ce97" table:number-columns-repeated="5"/>
          <table:table-cell table:style-name="ce97" office:value-type="string">
            <text:p>Gilb</text:p>
          </table:table-cell>
          <table:table-cell table:style-name="ce1098" table:formula="of:=IF([.L65]=&quot;Editorial&quot;;[.T65];&quot;&quot;)">
            <text:p/>
          </table:table-cell>
          <table:table-cell table:style-name="ce1098" table:formula="of:=IF(OR([.L65]=&quot;Technical&quot;;[.L65]=&quot;General&quot;);[.T65];&quot;&quot;)" office:value-type="float" office:value="0">
            <text:p>0</text:p>
          </table:table-cell>
        </table:table-row>
        <table:table-row table:style-name="ro32">
          <table:table-cell table:style-name="ce98" office:value-type="float" office:value="15724400023">
            <text:p>15724400023</text:p>
          </table:table-cell>
          <table:table-cell table:style-name="ce98" office:value-type="string">
            <text:p>11-Feb-2013 <text:s/>0:39: 7 EDT</text:p>
          </table:table-cell>
          <table:table-cell table:style-name="ce98" office:value-type="string">
            <text:p>i-89</text:p>
          </table:table-cell>
          <table:table-cell table:style-name="ce98" office:value-type="string">
            <text:p>Thompson, Geoffrey</text:p>
          </table:table-cell>
          <table:table-cell table:style-name="ce98" table:number-columns-repeated="2"/>
          <table:table-cell table:style-name="ce98" office:value-type="string">
            <text:p>Individual</text:p>
          </table:table-cell>
          <table:table-cell table:style-name="ce98" office:value-type="float" office:value="17">
            <text:p>17</text:p>
          </table:table-cell>
          <table:table-cell table:style-name="ce98" office:value-type="string">
            <text:p>Consulting</text:p>
          </table:table-cell>
          <table:table-cell table:style-name="ce98" office:value-type="string">
            <text:p>Disapprove</text:p>
          </table:table-cell>
          <table:table-cell table:style-name="ce98" office:value-type="string">
            <text:p>GraCaSI S.A.</text:p>
          </table:table-cell>
          <table:table-cell table:style-name="ce98" office:value-type="string">
            <text:p>Technical</text:p>
          </table:table-cell>
          <table:table-cell table:style-name="ce98" office:value-type="float" office:value="8">
            <text:p>8</text:p>
          </table:table-cell>
          <table:table-cell table:style-name="ce98" office:value-type="float" office:value="4.1">
            <text:p>4.1</text:p>
          </table:table-cell>
          <table:table-cell table:style-name="ce98" office:value-type="float" office:value="17">
            <text:p>17</text:p>
          </table:table-cell>
          <table:table-cell table:style-name="ce598" office:value-type="string">
            <text:p>It speaks here of "service and session continuity" but the concept of service and service continuity vs. session and session continuity is not defined (or the difference between the two) nor has it been explained up to this point.</text:p>
          </table:table-cell>
          <table:table-cell table:style-name="ce98"/>
          <table:table-cell table:style-name="ce98" office:value-type="string">
            <text:p>Yes</text:p>
          </table:table-cell>
          <table:table-cell table:style-name="ce598" office:value-type="string">
            <text:p>Define the terms or provide reference pointers</text:p>
          </table:table-cell>
          <table:table-cell table:style-name="ce98"/>
          <table:table-cell table:style-name="ce598"/>
          <table:table-cell table:style-name="ce98" table:number-columns-repeated="5"/>
          <table:table-cell table:style-name="ce98" office:value-type="string">
            <text:p>Thompson</text:p>
          </table:table-cell>
          <table:table-cell table:style-name="ce1099" table:formula="of:=IF([.L66]=&quot;Editorial&quot;;[.T66];&quot;&quot;)">
            <text:p/>
          </table:table-cell>
          <table:table-cell table:style-name="ce1099" table:formula="of:=IF(OR([.L66]=&quot;Technical&quot;;[.L66]=&quot;General&quot;);[.T66];&quot;&quot;)" office:value-type="float" office:value="0">
            <text:p>0</text:p>
          </table:table-cell>
        </table:table-row>
        <table:table-row table:style-name="ro28">
          <table:table-cell table:style-name="ce99" office:value-type="float" office:value="15724500023">
            <text:p>15724500023</text:p>
          </table:table-cell>
          <table:table-cell table:style-name="ce99" office:value-type="string">
            <text:p>11-Feb-2013 <text:s/>0:39: 7 EDT</text:p>
          </table:table-cell>
          <table:table-cell table:style-name="ce99" office:value-type="string">
            <text:p>i-90</text:p>
          </table:table-cell>
          <table:table-cell table:style-name="ce99" office:value-type="string">
            <text:p>Thompson, Geoffrey</text:p>
          </table:table-cell>
          <table:table-cell table:style-name="ce99" table:number-columns-repeated="2"/>
          <table:table-cell table:style-name="ce99" office:value-type="string">
            <text:p>Individual</text:p>
          </table:table-cell>
          <table:table-cell table:style-name="ce99" office:value-type="float" office:value="18">
            <text:p>18</text:p>
          </table:table-cell>
          <table:table-cell table:style-name="ce99" office:value-type="string">
            <text:p>Consulting</text:p>
          </table:table-cell>
          <table:table-cell table:style-name="ce99" office:value-type="string">
            <text:p>Disapprove</text:p>
          </table:table-cell>
          <table:table-cell table:style-name="ce99" office:value-type="string">
            <text:p>GraCaSI S.A.</text:p>
          </table:table-cell>
          <table:table-cell table:style-name="ce99" office:value-type="string">
            <text:p>Technical</text:p>
          </table:table-cell>
          <table:table-cell table:style-name="ce99" office:value-type="float" office:value="8">
            <text:p>8</text:p>
          </table:table-cell>
          <table:table-cell table:style-name="ce99" office:value-type="float" office:value="4.1">
            <text:p>4.1</text:p>
          </table:table-cell>
          <table:table-cell table:style-name="ce99" office:value-type="float" office:value="24">
            <text:p>24</text:p>
          </table:table-cell>
          <table:table-cell table:style-name="ce599" office:value-type="string">
            <text:p>The explanation here is good as as far as it goes but it never differentiates 802 networks from that great legacy class of circuit switched networks that have a control plane and a data plane and in which the contents of the data plane do not carry any notion of addressing</text:p>
          </table:table-cell>
          <table:table-cell table:style-name="ce99"/>
          <table:table-cell table:style-name="ce99" office:value-type="string">
            <text:p>Yes</text:p>
          </table:table-cell>
          <table:table-cell table:style-name="ce599" office:value-type="string">
            <text:p>Add differentiation from circuit switched networks to the explanation.</text:p>
          </table:table-cell>
          <table:table-cell table:style-name="ce99"/>
          <table:table-cell table:style-name="ce599" office:value-type="string">
            <text:p>Provide explanation.</text:p>
          </table:table-cell>
          <table:table-cell table:style-name="ce99" table:number-columns-repeated="5"/>
          <table:table-cell table:style-name="ce99" office:value-type="string">
            <text:p>Thompson</text:p>
          </table:table-cell>
          <table:table-cell table:style-name="ce1100" table:formula="of:=IF([.L67]=&quot;Editorial&quot;;[.T67];&quot;&quot;)">
            <text:p/>
          </table:table-cell>
          <table:table-cell table:style-name="ce1100" table:formula="of:=IF(OR([.L67]=&quot;Technical&quot;;[.L67]=&quot;General&quot;);[.T67];&quot;&quot;)" office:value-type="float" office:value="0">
            <text:p>0</text:p>
          </table:table-cell>
        </table:table-row>
        <table:table-row table:style-name="ro36">
          <table:table-cell table:style-name="ce100" office:value-type="float" office:value="15869600023">
            <text:p>15869600023</text:p>
          </table:table-cell>
          <table:table-cell table:style-name="ce100" office:value-type="string">
            <text:p>15-Mar-2013 14:36:29 EDT</text:p>
          </table:table-cell>
          <table:table-cell table:style-name="ce100" office:value-type="string">
            <text:p>i-122</text:p>
          </table:table-cell>
          <table:table-cell table:style-name="ce100" office:value-type="string">
            <text:p>Marks, Roger</text:p>
          </table:table-cell>
          <table:table-cell table:style-name="ce100" table:number-columns-repeated="2"/>
          <table:table-cell table:style-name="ce100" office:value-type="string">
            <text:p>Individual</text:p>
          </table:table-cell>
          <table:table-cell table:style-name="ce100" office:value-type="float" office:value="7">
            <text:p>7</text:p>
          </table:table-cell>
          <table:table-cell table:style-name="ce100" office:value-type="string">
            <text:p>Standards Developing Organization (SDO)</text:p>
          </table:table-cell>
          <table:table-cell table:style-name="ce100" office:value-type="string">
            <text:p>Disapprove</text:p>
          </table:table-cell>
          <table:table-cell table:style-name="ce100" office:value-type="string">
            <text:p>Consensii LLC</text:p>
          </table:table-cell>
          <table:table-cell table:style-name="ce100" office:value-type="string">
            <text:p>Editorial</text:p>
          </table:table-cell>
          <table:table-cell table:style-name="ce100" office:value-type="float" office:value="8">
            <text:p>8</text:p>
          </table:table-cell>
          <table:table-cell table:style-name="ce100" office:value-type="float" office:value="4.1">
            <text:p>4.1</text:p>
          </table:table-cell>
          <table:table-cell table:style-name="ce100" office:value-type="float" office:value="4">
            <text:p>4</text:p>
          </table:table-cell>
          <table:table-cell table:style-name="ce600" office:value-type="string">
            <text:p>The parenthetical is unnecessary and a bit confusing.</text:p>
          </table:table-cell>
          <table:table-cell table:style-name="ce100"/>
          <table:table-cell table:style-name="ce100" office:value-type="string">
            <text:p>No</text:p>
          </table:table-cell>
          <table:table-cell table:style-name="ce600" office:value-type="string">
            <text:p>End stations attached to such a bridged IEEE 802 network can communicate with each other just as though they were attached to a single shared-medium, &lt;d&gt;(however,&lt;/d&gt;&lt;i&gt;though&lt;/i&gt; the ability to communicate with other stations can be limited by use of management facilities in the bridges, particularly where broadcast or multicast transmissions are involved&lt;d&gt;)&lt;/d&gt;</text:p>
          </table:table-cell>
          <table:table-cell table:style-name="ce100"/>
          <table:table-cell table:style-name="ce600"/>
          <table:table-cell table:style-name="ce100" table:number-columns-repeated="5"/>
          <table:table-cell table:style-name="ce100" office:value-type="string">
            <text:p>Gilb</text:p>
          </table:table-cell>
          <table:table-cell table:style-name="ce1101" table:formula="of:=IF([.L68]=&quot;Editorial&quot;;[.T68];&quot;&quot;)" office:value-type="float" office:value="0">
            <text:p>0</text:p>
          </table:table-cell>
          <table:table-cell table:style-name="ce1101" table:formula="of:=IF(OR([.L68]=&quot;Technical&quot;;[.L68]=&quot;General&quot;);[.T68];&quot;&quot;)">
            <text:p/>
          </table:table-cell>
        </table:table-row>
        <table:table-row table:style-name="ro19">
          <table:table-cell table:style-name="ce101" office:value-type="float" office:value="15869700023">
            <text:p>15869700023</text:p>
          </table:table-cell>
          <table:table-cell table:style-name="ce101" office:value-type="string">
            <text:p>15-Mar-2013 14:36:29 EDT</text:p>
          </table:table-cell>
          <table:table-cell table:style-name="ce101" office:value-type="string">
            <text:p>i-123</text:p>
          </table:table-cell>
          <table:table-cell table:style-name="ce101" office:value-type="string">
            <text:p>Marks, Roger</text:p>
          </table:table-cell>
          <table:table-cell table:style-name="ce101" table:number-columns-repeated="2"/>
          <table:table-cell table:style-name="ce101" office:value-type="string">
            <text:p>Individual</text:p>
          </table:table-cell>
          <table:table-cell table:style-name="ce101" office:value-type="float" office:value="8">
            <text:p>8</text:p>
          </table:table-cell>
          <table:table-cell table:style-name="ce101" office:value-type="string">
            <text:p>Standards Developing Organization (SDO)</text:p>
          </table:table-cell>
          <table:table-cell table:style-name="ce101" office:value-type="string">
            <text:p>Disapprove</text:p>
          </table:table-cell>
          <table:table-cell table:style-name="ce101" office:value-type="string">
            <text:p>Consensii LLC</text:p>
          </table:table-cell>
          <table:table-cell table:style-name="ce101" office:value-type="string">
            <text:p>Editorial</text:p>
          </table:table-cell>
          <table:table-cell table:style-name="ce101" office:value-type="float" office:value="8">
            <text:p>8</text:p>
          </table:table-cell>
          <table:table-cell table:style-name="ce101" office:value-type="float" office:value="4.1">
            <text:p>4.1</text:p>
          </table:table-cell>
          <table:table-cell table:style-name="ce101" office:value-type="float" office:value="21">
            <text:p>21</text:p>
          </table:table-cell>
          <table:table-cell table:style-name="ce601" office:value-type="string">
            <text:p>Generalrammar problems and confusion in "connect various digital apparatus in an operating system, data type and computer technology independent manner."</text:p>
          </table:table-cell>
          <table:table-cell table:style-name="ce101"/>
          <table:table-cell table:style-name="ce101" office:value-type="string">
            <text:p>No</text:p>
          </table:table-cell>
          <table:table-cell table:style-name="ce601" office:value-type="string">
            <text:p>"connect various digital apparatus regardless of computer technology and data type."</text:p>
          </table:table-cell>
          <table:table-cell table:style-name="ce101"/>
          <table:table-cell table:style-name="ce601"/>
          <table:table-cell table:style-name="ce101" table:number-columns-repeated="5"/>
          <table:table-cell table:style-name="ce101" office:value-type="string">
            <text:p>Gilb</text:p>
          </table:table-cell>
          <table:table-cell table:style-name="ce1102" table:formula="of:=IF([.L69]=&quot;Editorial&quot;;[.T69];&quot;&quot;)" office:value-type="float" office:value="0">
            <text:p>0</text:p>
          </table:table-cell>
          <table:table-cell table:style-name="ce1102" table:formula="of:=IF(OR([.L69]=&quot;Technical&quot;;[.L69]=&quot;General&quot;);[.T69];&quot;&quot;)">
            <text:p/>
          </table:table-cell>
        </table:table-row>
        <table:table-row table:style-name="ro21">
          <table:table-cell table:style-name="ce102" office:value-type="float" office:value="15869800023">
            <text:p>15869800023</text:p>
          </table:table-cell>
          <table:table-cell table:style-name="ce102" office:value-type="string">
            <text:p>15-Mar-2013 14:36:29 EDT</text:p>
          </table:table-cell>
          <table:table-cell table:style-name="ce102" office:value-type="string">
            <text:p>i-124</text:p>
          </table:table-cell>
          <table:table-cell table:style-name="ce102" office:value-type="string">
            <text:p>Marks, Roger</text:p>
          </table:table-cell>
          <table:table-cell table:style-name="ce102" table:number-columns-repeated="2"/>
          <table:table-cell table:style-name="ce102" office:value-type="string">
            <text:p>Individual</text:p>
          </table:table-cell>
          <table:table-cell table:style-name="ce102" office:value-type="float" office:value="9">
            <text:p>9</text:p>
          </table:table-cell>
          <table:table-cell table:style-name="ce102" office:value-type="string">
            <text:p>Standards Developing Organization (SDO)</text:p>
          </table:table-cell>
          <table:table-cell table:style-name="ce102" office:value-type="string">
            <text:p>Disapprove</text:p>
          </table:table-cell>
          <table:table-cell table:style-name="ce102" office:value-type="string">
            <text:p>Consensii LLC</text:p>
          </table:table-cell>
          <table:table-cell table:style-name="ce102" office:value-type="string">
            <text:p>Technical</text:p>
          </table:table-cell>
          <table:table-cell table:style-name="ce102" office:value-type="float" office:value="8">
            <text:p>8</text:p>
          </table:table-cell>
          <table:table-cell table:style-name="ce102" office:value-type="float" office:value="4.1">
            <text:p>4.1</text:p>
          </table:table-cell>
          <table:table-cell table:style-name="ce102" office:value-type="float" office:value="26">
            <text:p>26</text:p>
          </table:table-cell>
          <table:table-cell table:style-name="ce602" office:value-type="string">
            <text:p>A sequence is not a "unit of transmission." And the length dependency may not be limited to the type of network. A simpler sentence would be more accurate.</text:p>
          </table:table-cell>
          <table:table-cell table:style-name="ce102"/>
          <table:table-cell table:style-name="ce102" office:value-type="string">
            <text:p>Yes</text:p>
          </table:table-cell>
          <table:table-cell table:style-name="ce602" office:value-type="string">
            <text:p>Replace sentence with "In a frame-based system, the &lt;d&gt;basic unit of transmission i&lt;/d&gt; &lt;I&gt;communication format&lt;/i&gt; is a sequence of &lt;i&gt;variable-length&lt;/i&gt;data octets &lt;d&gt;that can be of any length within a range that is dependent on the type of network&lt;/d&gt;.</text:p>
          </table:table-cell>
          <table:table-cell table:style-name="ce102" office:value-type="string">
            <text:p>Accepted</text:p>
          </table:table-cell>
          <table:table-cell table:style-name="ce602"/>
          <table:table-cell table:style-name="ce102" table:number-columns-repeated="5"/>
          <table:table-cell table:style-name="ce102" office:value-type="string">
            <text:p>Closed</text:p>
          </table:table-cell>
          <table:table-cell table:style-name="ce1103" table:formula="of:=IF([.L70]=&quot;Editorial&quot;;[.T70];&quot;&quot;)">
            <text:p/>
          </table:table-cell>
          <table:table-cell table:style-name="ce1103" table:formula="of:=IF(OR([.L70]=&quot;Technical&quot;;[.L70]=&quot;General&quot;);[.T70];&quot;&quot;)" office:value-type="string" office:string-value="Accepted">
            <text:p>Accepted</text:p>
          </table:table-cell>
        </table:table-row>
        <table:table-row table:style-name="ro37">
          <table:table-cell table:style-name="ce103" office:value-type="float" office:value="15724600023">
            <text:p>15724600023</text:p>
          </table:table-cell>
          <table:table-cell table:style-name="ce103" office:value-type="string">
            <text:p>11-Feb-2013 <text:s/>0:39: 7 EDT</text:p>
          </table:table-cell>
          <table:table-cell table:style-name="ce103" office:value-type="string">
            <text:p>i-91</text:p>
          </table:table-cell>
          <table:table-cell table:style-name="ce103" office:value-type="string">
            <text:p>Thompson, Geoffrey</text:p>
          </table:table-cell>
          <table:table-cell table:style-name="ce103" table:number-columns-repeated="2"/>
          <table:table-cell table:style-name="ce103" office:value-type="string">
            <text:p>Individual</text:p>
          </table:table-cell>
          <table:table-cell table:style-name="ce103" office:value-type="float" office:value="19">
            <text:p>19</text:p>
          </table:table-cell>
          <table:table-cell table:style-name="ce103" office:value-type="string">
            <text:p>Consulting</text:p>
          </table:table-cell>
          <table:table-cell table:style-name="ce103" office:value-type="string">
            <text:p>Disapprove</text:p>
          </table:table-cell>
          <table:table-cell table:style-name="ce103" office:value-type="string">
            <text:p>GraCaSI S.A.</text:p>
          </table:table-cell>
          <table:table-cell table:style-name="ce103" office:value-type="string">
            <text:p>Editorial</text:p>
          </table:table-cell>
          <table:table-cell table:style-name="ce103" office:value-type="float" office:value="9">
            <text:p>9</text:p>
          </table:table-cell>
          <table:table-cell table:style-name="ce103" office:value-type="float" office:value="4.3">
            <text:p>4.3</text:p>
          </table:table-cell>
          <table:table-cell table:style-name="ce103" office:value-type="float" office:value="29">
            <text:p>29</text:p>
          </table:table-cell>
          <table:table-cell table:style-name="ce603" office:value-type="string">
            <text:p>"An architecture ... are also defined" <text:s text:c="2"/>???</text:p>
          </table:table-cell>
          <table:table-cell table:style-name="ce103"/>
          <table:table-cell table:style-name="ce103" office:value-type="string">
            <text:p>No</text:p>
          </table:table-cell>
          <table:table-cell table:style-name="ce603" office:value-type="string">
            <text:p>DELETE: <text:s/>"An"</text:p>
          </table:table-cell>
          <table:table-cell table:style-name="ce103"/>
          <table:table-cell table:style-name="ce603"/>
          <table:table-cell table:style-name="ce103" table:number-columns-repeated="5"/>
          <table:table-cell table:style-name="ce103" office:value-type="string">
            <text:p>Gilb</text:p>
          </table:table-cell>
          <table:table-cell table:style-name="ce1104" table:formula="of:=IF([.L71]=&quot;Editorial&quot;;[.T71];&quot;&quot;)" office:value-type="float" office:value="0">
            <text:p>0</text:p>
          </table:table-cell>
          <table:table-cell table:style-name="ce1104" table:formula="of:=IF(OR([.L71]=&quot;Technical&quot;;[.L71]=&quot;General&quot;);[.T71];&quot;&quot;)">
            <text:p/>
          </table:table-cell>
        </table:table-row>
        <table:table-row table:style-name="ro38">
          <table:table-cell table:style-name="ce104" office:value-type="float" office:value="15869900023">
            <text:p>15869900023</text:p>
          </table:table-cell>
          <table:table-cell table:style-name="ce104" office:value-type="string">
            <text:p>15-Mar-2013 14:36:29 EDT</text:p>
          </table:table-cell>
          <table:table-cell table:style-name="ce104" office:value-type="string">
            <text:p>i-125</text:p>
          </table:table-cell>
          <table:table-cell table:style-name="ce104" office:value-type="string">
            <text:p>Marks, Roger</text:p>
          </table:table-cell>
          <table:table-cell table:style-name="ce104" table:number-columns-repeated="2"/>
          <table:table-cell table:style-name="ce104" office:value-type="string">
            <text:p>Individual</text:p>
          </table:table-cell>
          <table:table-cell table:style-name="ce104" office:value-type="float" office:value="10">
            <text:p>10</text:p>
          </table:table-cell>
          <table:table-cell table:style-name="ce104" office:value-type="string">
            <text:p>Standards Developing Organization (SDO)</text:p>
          </table:table-cell>
          <table:table-cell table:style-name="ce104" office:value-type="string">
            <text:p>Disapprove</text:p>
          </table:table-cell>
          <table:table-cell table:style-name="ce104" office:value-type="string">
            <text:p>Consensii LLC</text:p>
          </table:table-cell>
          <table:table-cell table:style-name="ce104" office:value-type="string">
            <text:p>Editorial</text:p>
          </table:table-cell>
          <table:table-cell table:style-name="ce104" office:value-type="float" office:value="9">
            <text:p>9</text:p>
          </table:table-cell>
          <table:table-cell table:style-name="ce104" office:value-type="float" office:value="4.3">
            <text:p>4.3</text:p>
          </table:table-cell>
          <table:table-cell table:style-name="ce104"/>
          <table:table-cell table:style-name="ce604" office:value-type="string">
            <text:p>Long sentence of concatenated phrases cannot be parsed by human readers. Also, the expanded names used for "ITU-R" and "ITU-Technical" are both wrong.</text:p>
          </table:table-cell>
          <table:table-cell table:style-name="ce104"/>
          <table:table-cell table:style-name="ce104" office:value-type="string">
            <text:p>Yes</text:p>
          </table:table-cell>
          <table:table-cell table:style-name="ce604" office:value-type="string">
            <text:p>Replace sentence with" "In addition, some IEEE 802 standards have progressed to become standards within ISO/IEC JTC 1 (Joint Technical Committee 1 of the International Organization for Standardization and the International Electrotechnical Commission), ITU-Technical (the International Telecommunications Union Telecommunication Standardization Sector), ITU-R (the International Telecommunications Union Radiocommunication Sector), and a wide variety of national and regional standards development organizations (SDOs)."</text:p>
          </table:table-cell>
          <table:table-cell table:style-name="ce104"/>
          <table:table-cell table:style-name="ce604"/>
          <table:table-cell table:style-name="ce104" table:number-columns-repeated="5"/>
          <table:table-cell table:style-name="ce104" office:value-type="string">
            <text:p>Gilb</text:p>
          </table:table-cell>
          <table:table-cell table:style-name="ce1105" table:formula="of:=IF([.L72]=&quot;Editorial&quot;;[.T72];&quot;&quot;)" office:value-type="float" office:value="0">
            <text:p>0</text:p>
          </table:table-cell>
          <table:table-cell table:style-name="ce1105" table:formula="of:=IF(OR([.L72]=&quot;Technical&quot;;[.L72]=&quot;General&quot;);[.T72];&quot;&quot;)">
            <text:p/>
          </table:table-cell>
        </table:table-row>
        <table:table-row table:style-name="ro34">
          <table:table-cell table:style-name="ce105" office:value-type="float" office:value="15719900023">
            <text:p>15719900023</text:p>
          </table:table-cell>
          <table:table-cell table:style-name="ce105" office:value-type="string">
            <text:p><text:s/>9-Feb-2013 <text:s/>3:48:21 EDT</text:p>
          </table:table-cell>
          <table:table-cell table:style-name="ce105" office:value-type="string">
            <text:p>i-52</text:p>
          </table:table-cell>
          <table:table-cell table:style-name="ce105" office:value-type="string">
            <text:p>Lee <text:s/>Ph.D, Hyeong Ho</text:p>
          </table:table-cell>
          <table:table-cell table:style-name="ce105" table:number-columns-repeated="2"/>
          <table:table-cell table:style-name="ce105" office:value-type="string">
            <text:p>Individual</text:p>
          </table:table-cell>
          <table:table-cell table:style-name="ce105" office:value-type="float" office:value="2">
            <text:p>2</text:p>
          </table:table-cell>
          <table:table-cell table:style-name="ce105" office:value-type="string">
            <text:p>Research</text:p>
          </table:table-cell>
          <table:table-cell table:style-name="ce105" office:value-type="string">
            <text:p>Approve</text:p>
          </table:table-cell>
          <table:table-cell table:style-name="ce105" office:value-type="string">
            <text:p>Electronics and Telecommunications Research Instititute (ETRI)</text:p>
          </table:table-cell>
          <table:table-cell table:style-name="ce105" office:value-type="string">
            <text:p>Editorial</text:p>
          </table:table-cell>
          <table:table-cell table:style-name="ce105" office:value-type="float" office:value="10">
            <text:p>10</text:p>
          </table:table-cell>
          <table:table-cell table:style-name="ce105" office:value-type="float" office:value="4.4">
            <text:p>4.4</text:p>
          </table:table-cell>
          <table:table-cell table:style-name="ce105" office:value-type="float" office:value="20">
            <text:p>20</text:p>
          </table:table-cell>
          <table:table-cell table:style-name="ce605" office:value-type="string">
            <text:p>In Figure 1, 802.21a and 802.21b should be included.</text:p>
          </table:table-cell>
          <table:table-cell table:style-name="ce105"/>
          <table:table-cell table:style-name="ce105" office:value-type="string">
            <text:p>No</text:p>
          </table:table-cell>
          <table:table-cell table:style-name="ce605"/>
          <table:table-cell table:style-name="ce105" office:value-type="string">
            <text:p>Rejected</text:p>
          </table:table-cell>
          <table:table-cell table:style-name="ce605" office:value-type="string">
            <text:p>The figure only shows the published standards, not amendment or corrigendum.</text:p>
          </table:table-cell>
          <table:table-cell table:style-name="ce105" table:number-columns-repeated="3"/>
          <table:table-cell table:style-name="ce105" office:value-type="string">
            <text:p>Written</text:p>
          </table:table-cell>
          <table:table-cell table:style-name="ce105"/>
          <table:table-cell table:style-name="ce105" office:value-type="string">
            <text:p>Closed</text:p>
          </table:table-cell>
          <table:table-cell table:style-name="ce1106" table:formula="of:=IF([.L73]=&quot;Editorial&quot;;[.T73];&quot;&quot;)" office:value-type="string" office:string-value="Rejected">
            <text:p>Rejected</text:p>
          </table:table-cell>
          <table:table-cell table:style-name="ce1106" table:formula="of:=IF(OR([.L73]=&quot;Technical&quot;;[.L73]=&quot;General&quot;);[.T73];&quot;&quot;)">
            <text:p/>
          </table:table-cell>
        </table:table-row>
        <table:table-row table:style-name="ro32">
          <table:table-cell table:style-name="ce106" office:value-type="float" office:value="15724700023">
            <text:p>15724700023</text:p>
          </table:table-cell>
          <table:table-cell table:style-name="ce106" office:value-type="string">
            <text:p>11-Feb-2013 <text:s/>0:39: 7 EDT</text:p>
          </table:table-cell>
          <table:table-cell table:style-name="ce106" office:value-type="string">
            <text:p>i-92</text:p>
          </table:table-cell>
          <table:table-cell table:style-name="ce106" office:value-type="string">
            <text:p>Thompson, Geoffrey</text:p>
          </table:table-cell>
          <table:table-cell table:style-name="ce106" table:number-columns-repeated="2"/>
          <table:table-cell table:style-name="ce106" office:value-type="string">
            <text:p>Individual</text:p>
          </table:table-cell>
          <table:table-cell table:style-name="ce106" office:value-type="float" office:value="20">
            <text:p>20</text:p>
          </table:table-cell>
          <table:table-cell table:style-name="ce106" office:value-type="string">
            <text:p>Consulting</text:p>
          </table:table-cell>
          <table:table-cell table:style-name="ce106" office:value-type="string">
            <text:p>Disapprove</text:p>
          </table:table-cell>
          <table:table-cell table:style-name="ce106" office:value-type="string">
            <text:p>GraCaSI S.A.</text:p>
          </table:table-cell>
          <table:table-cell table:style-name="ce106" office:value-type="string">
            <text:p>Editorial</text:p>
          </table:table-cell>
          <table:table-cell table:style-name="ce106" office:value-type="float" office:value="11">
            <text:p>11</text:p>
          </table:table-cell>
          <table:table-cell table:style-name="ce106" office:value-type="float" office:value="5.1">
            <text:p>5.1</text:p>
          </table:table-cell>
          <table:table-cell table:style-name="ce106" office:value-type="float" office:value="13">
            <text:p>13</text:p>
          </table:table-cell>
          <table:table-cell table:style-name="ce606" office:value-type="string">
            <text:p>The terms "Open Systems Interconnection", "Basic Reference Model" and "Reference Model" are all proper names and should, thus be capitalized. <text:s/>Please reference the actual standard, <text:s/>ISO/IEC 7498-1</text:p>
          </table:table-cell>
          <table:table-cell table:style-name="ce106"/>
          <table:table-cell table:style-name="ce106" office:value-type="string">
            <text:p>Yes</text:p>
          </table:table-cell>
          <table:table-cell table:style-name="ce606" office:value-type="string">
            <text:p>Capitalize here and throughout the draft</text:p>
          </table:table-cell>
          <table:table-cell table:style-name="ce106"/>
          <table:table-cell table:style-name="ce606"/>
          <table:table-cell table:style-name="ce106" table:number-columns-repeated="5"/>
          <table:table-cell table:style-name="ce106" office:value-type="string">
            <text:p>Gilb</text:p>
          </table:table-cell>
          <table:table-cell table:style-name="ce1107" table:formula="of:=IF([.L74]=&quot;Editorial&quot;;[.T74];&quot;&quot;)" office:value-type="float" office:value="0">
            <text:p>0</text:p>
          </table:table-cell>
          <table:table-cell table:style-name="ce1107" table:formula="of:=IF(OR([.L74]=&quot;Technical&quot;;[.L74]=&quot;General&quot;);[.T74];&quot;&quot;)">
            <text:p/>
          </table:table-cell>
        </table:table-row>
        <table:table-row table:style-name="ro36">
          <table:table-cell table:style-name="ce107" office:value-type="float" office:value="15724800023">
            <text:p>15724800023</text:p>
          </table:table-cell>
          <table:table-cell table:style-name="ce107" office:value-type="string">
            <text:p>11-Feb-2013 <text:s/>0:39: 7 EDT</text:p>
          </table:table-cell>
          <table:table-cell table:style-name="ce107" office:value-type="string">
            <text:p>i-93</text:p>
          </table:table-cell>
          <table:table-cell table:style-name="ce107" office:value-type="string">
            <text:p>Thompson, Geoffrey</text:p>
          </table:table-cell>
          <table:table-cell table:style-name="ce107" table:number-columns-repeated="2"/>
          <table:table-cell table:style-name="ce107" office:value-type="string">
            <text:p>Individual</text:p>
          </table:table-cell>
          <table:table-cell table:style-name="ce107" office:value-type="float" office:value="21">
            <text:p>21</text:p>
          </table:table-cell>
          <table:table-cell table:style-name="ce107" office:value-type="string">
            <text:p>Consulting</text:p>
          </table:table-cell>
          <table:table-cell table:style-name="ce107" office:value-type="string">
            <text:p>Disapprove</text:p>
          </table:table-cell>
          <table:table-cell table:style-name="ce107" office:value-type="string">
            <text:p>GraCaSI S.A.</text:p>
          </table:table-cell>
          <table:table-cell table:style-name="ce107" office:value-type="string">
            <text:p>Editorial</text:p>
          </table:table-cell>
          <table:table-cell table:style-name="ce107" office:value-type="float" office:value="11">
            <text:p>11</text:p>
          </table:table-cell>
          <table:table-cell table:style-name="ce107" office:value-type="float" office:value="5.1">
            <text:p>5.1</text:p>
          </table:table-cell>
          <table:table-cell table:style-name="ce107" office:value-type="float" office:value="40">
            <text:p>40</text:p>
          </table:table-cell>
          <table:table-cell table:style-name="ce607" office:value-type="string">
            <text:p>It would appear here that the accommodation of EtherTypes here has been done on the basis of minimal changes to the existing LLC text and diagrams rather than maximizing descriptive accuracy. <text:s/>It would seem that since (for the large part) once one goes into the space specified by a EtherTyped protocol then one has exited the 802 space and is into the space (out of our scope) of "Upper Layer Protocols"</text:p>
          </table:table-cell>
          <table:table-cell table:style-name="ce107"/>
          <table:table-cell table:style-name="ce107" office:value-type="string">
            <text:p>Yes</text:p>
          </table:table-cell>
          <table:table-cell table:style-name="ce607" office:value-type="string">
            <text:p>Rewrite and re-diagram EtherType option and its place in 802 as not only "an alternative" but as the preferred option. <text:s/>Show the diagrams with alternative paths of access to the upper layers, one via LLC and the other via a "thin layer" of the EtherType with direct access to the upper layers. <text:s/>It is understood that will have editorial ramifications throughout the document.</text:p>
          </table:table-cell>
          <table:table-cell table:style-name="ce107"/>
          <table:table-cell table:style-name="ce607"/>
          <table:table-cell table:style-name="ce107" table:number-columns-repeated="5"/>
          <table:table-cell table:style-name="ce107" office:value-type="string">
            <text:p>Thompson</text:p>
          </table:table-cell>
          <table:table-cell table:style-name="ce1108" table:formula="of:=IF([.L75]=&quot;Editorial&quot;;[.T75];&quot;&quot;)" office:value-type="float" office:value="0">
            <text:p>0</text:p>
          </table:table-cell>
          <table:table-cell table:style-name="ce1108" table:formula="of:=IF(OR([.L75]=&quot;Technical&quot;;[.L75]=&quot;General&quot;);[.T75];&quot;&quot;)">
            <text:p/>
          </table:table-cell>
        </table:table-row>
        <table:table-row table:style-name="ro17">
          <table:table-cell table:style-name="ce108" office:value-type="float" office:value="15870000023">
            <text:p>15870000023</text:p>
          </table:table-cell>
          <table:table-cell table:style-name="ce108" office:value-type="string">
            <text:p>15-Mar-2013 14:36:29 EDT</text:p>
          </table:table-cell>
          <table:table-cell table:style-name="ce108" office:value-type="string">
            <text:p>i-126</text:p>
          </table:table-cell>
          <table:table-cell table:style-name="ce108" office:value-type="string">
            <text:p>Marks, Roger</text:p>
          </table:table-cell>
          <table:table-cell table:style-name="ce108" table:number-columns-repeated="2"/>
          <table:table-cell table:style-name="ce108" office:value-type="string">
            <text:p>Individual</text:p>
          </table:table-cell>
          <table:table-cell table:style-name="ce108" office:value-type="float" office:value="11">
            <text:p>11</text:p>
          </table:table-cell>
          <table:table-cell table:style-name="ce108" office:value-type="string">
            <text:p>Standards Developing Organization (SDO)</text:p>
          </table:table-cell>
          <table:table-cell table:style-name="ce108" office:value-type="string">
            <text:p>Disapprove</text:p>
          </table:table-cell>
          <table:table-cell table:style-name="ce108" office:value-type="string">
            <text:p>Consensii LLC</text:p>
          </table:table-cell>
          <table:table-cell table:style-name="ce108" office:value-type="string">
            <text:p>Technical</text:p>
          </table:table-cell>
          <table:table-cell table:style-name="ce108" office:value-type="float" office:value="11">
            <text:p>11</text:p>
          </table:table-cell>
          <table:table-cell table:style-name="ce108" office:value-type="float" office:value="5.1">
            <text:p>5.1</text:p>
          </table:table-cell>
          <table:table-cell table:style-name="ce108" office:value-type="float" office:value="9">
            <text:p>9</text:p>
          </table:table-cell>
          <table:table-cell table:style-name="ce608" office:value-type="string">
            <text:p>The introductory sentence is wrong is several ways. A clause can specify but does not define. Presenting the model does not overview the standard or serve as a guide to other standards. If the clause does specify the reference model, then certainly that is the intent of the clause. But it's not worth fixing the sentence, because it serves no purpose whatsoever.</text:p>
          </table:table-cell>
          <table:table-cell table:style-name="ce108"/>
          <table:table-cell table:style-name="ce108" office:value-type="string">
            <text:p>Yes</text:p>
          </table:table-cell>
          <table:table-cell table:style-name="ce608" office:value-type="string">
            <text:p>Delete "This clause defines the IEEE 802 RM. The intent of presenting this model is as follows: a)To provide an overview of the standard b)To serve as a guide to reading other IEEE 802 standards"</text:p>
          </table:table-cell>
          <table:table-cell table:style-name="ce108" office:value-type="string">
            <text:p>Accepted</text:p>
          </table:table-cell>
          <table:table-cell table:style-name="ce608"/>
          <table:table-cell table:style-name="ce108" table:number-columns-repeated="5"/>
          <table:table-cell table:style-name="ce108" office:value-type="string">
            <text:p>Closed</text:p>
          </table:table-cell>
          <table:table-cell table:style-name="ce1109" table:formula="of:=IF([.L76]=&quot;Editorial&quot;;[.T76];&quot;&quot;)">
            <text:p/>
          </table:table-cell>
          <table:table-cell table:style-name="ce1109" table:formula="of:=IF(OR([.L76]=&quot;Technical&quot;;[.L76]=&quot;General&quot;);[.T76];&quot;&quot;)" office:value-type="string" office:string-value="Accepted">
            <text:p>Accepted</text:p>
          </table:table-cell>
        </table:table-row>
        <table:table-row table:style-name="ro29">
          <table:table-cell table:style-name="ce109" office:value-type="float" office:value="15870100023">
            <text:p>15870100023</text:p>
          </table:table-cell>
          <table:table-cell table:style-name="ce109" office:value-type="string">
            <text:p>15-Mar-2013 14:36:29 EDT</text:p>
          </table:table-cell>
          <table:table-cell table:style-name="ce109" office:value-type="string">
            <text:p>i-127</text:p>
          </table:table-cell>
          <table:table-cell table:style-name="ce109" office:value-type="string">
            <text:p>Marks, Roger</text:p>
          </table:table-cell>
          <table:table-cell table:style-name="ce109" table:number-columns-repeated="2"/>
          <table:table-cell table:style-name="ce109" office:value-type="string">
            <text:p>Individual</text:p>
          </table:table-cell>
          <table:table-cell table:style-name="ce109" office:value-type="float" office:value="12">
            <text:p>12</text:p>
          </table:table-cell>
          <table:table-cell table:style-name="ce109" office:value-type="string">
            <text:p>Standards Developing Organization (SDO)</text:p>
          </table:table-cell>
          <table:table-cell table:style-name="ce109" office:value-type="string">
            <text:p>Disapprove</text:p>
          </table:table-cell>
          <table:table-cell table:style-name="ce109" office:value-type="string">
            <text:p>Consensii LLC</text:p>
          </table:table-cell>
          <table:table-cell table:style-name="ce109" office:value-type="string">
            <text:p>Technical</text:p>
          </table:table-cell>
          <table:table-cell table:style-name="ce109" office:value-type="float" office:value="11">
            <text:p>11</text:p>
          </table:table-cell>
          <table:table-cell table:style-name="ce109" office:value-type="float" office:value="5.1">
            <text:p>5.1</text:p>
          </table:table-cell>
          <table:table-cell table:style-name="ce109" office:value-type="float" office:value="15">
            <text:p>15</text:p>
          </table:table-cell>
          <table:table-cell table:style-name="ce609" office:value-type="string">
            <text:p>The sentence "The IEEE 802 standards encompass the functionality of the lowest two layers of the OSI/RM, i.e., physical layer (PHY) and data link layer (DLL), and the higher layers as they relate to network management." might be understood to be a restrictive limitation. If would be better to remove the temptation for readers to come to such a conclusion, especially since only a small change will do the trick.</text:p>
          </table:table-cell>
          <table:table-cell table:style-name="ce109"/>
          <table:table-cell table:style-name="ce109" office:value-type="string">
            <text:p>Yes</text:p>
          </table:table-cell>
          <table:table-cell table:style-name="ce609" office:value-type="string">
            <text:p>Change to: "The IEEE 802 standards &lt;d&gt;encompass&lt;/d&gt; &lt;i&gt;emphasize&lt;/i&gt;the functionality of the lowest two layers of the OSI/RM, i.e., physical layer (PHY) and data link layer (DLL), and the higher layers as they relate to network management."</text:p>
          </table:table-cell>
          <table:table-cell table:style-name="ce109" office:value-type="string">
            <text:p>Accepted</text:p>
          </table:table-cell>
          <table:table-cell table:style-name="ce609"/>
          <table:table-cell table:style-name="ce109" table:number-columns-repeated="5"/>
          <table:table-cell table:style-name="ce109" office:value-type="string">
            <text:p>Closed</text:p>
          </table:table-cell>
          <table:table-cell table:style-name="ce1110" table:formula="of:=IF([.L77]=&quot;Editorial&quot;;[.T77];&quot;&quot;)">
            <text:p/>
          </table:table-cell>
          <table:table-cell table:style-name="ce1110" table:formula="of:=IF(OR([.L77]=&quot;Technical&quot;;[.L77]=&quot;General&quot;);[.T77];&quot;&quot;)" office:value-type="string" office:string-value="Accepted">
            <text:p>Accepted</text:p>
          </table:table-cell>
        </table:table-row>
        <table:table-row table:style-name="ro36">
          <table:table-cell table:style-name="ce110" office:value-type="float" office:value="15677800023">
            <text:p>15677800023</text:p>
          </table:table-cell>
          <table:table-cell table:style-name="ce110" office:value-type="string">
            <text:p>28-Jan-2013 <text:s/>7:36:45 EDT</text:p>
          </table:table-cell>
          <table:table-cell table:style-name="ce110" office:value-type="string">
            <text:p>i-11</text:p>
          </table:table-cell>
          <table:table-cell table:style-name="ce110" office:value-type="string">
            <text:p>Anslow, Peter</text:p>
          </table:table-cell>
          <table:table-cell table:style-name="ce110" table:number-columns-repeated="2"/>
          <table:table-cell table:style-name="ce110" office:value-type="string">
            <text:p>Individual</text:p>
          </table:table-cell>
          <table:table-cell table:style-name="ce110" office:value-type="float" office:value="1">
            <text:p>1</text:p>
          </table:table-cell>
          <table:table-cell table:style-name="ce110" office:value-type="string">
            <text:p>Producer - System / Manufacturer</text:p>
          </table:table-cell>
          <table:table-cell table:style-name="ce110" office:value-type="string">
            <text:p>Approve</text:p>
          </table:table-cell>
          <table:table-cell table:style-name="ce110" office:value-type="string">
            <text:p>Ciena Corporation</text:p>
          </table:table-cell>
          <table:table-cell table:style-name="ce110" office:value-type="string">
            <text:p>Technical</text:p>
          </table:table-cell>
          <table:table-cell table:style-name="ce110" office:value-type="float" office:value="12">
            <text:p>12</text:p>
          </table:table-cell>
          <table:table-cell table:style-name="ce110" office:value-type="float" office:value="5.1">
            <text:p>5.1</text:p>
          </table:table-cell>
          <table:table-cell table:style-name="ce110" office:value-type="float" office:value="9">
            <text:p>9</text:p>
          </table:table-cell>
          <table:table-cell table:style-name="ce610" office:value-type="string">
            <text:p>Figure 4 shows the FEC layer as (optional) in the 802.3 IM (100 Gb/s). <text:s/>This is not correct. <text:s/>FEC is only optional for one out of the four existing 100G PHYs (100GBASE-CR10). <text:s/>For the other PHYs, FEC is not an option. <text:s/>In the future, it is likely that there will be 100G PHYs for which FEC is mandatory (100GBASE-CR4/KR4/KP4 in P802.3bj and 100GBASE-SR4 in P802.3bm).</text:p>
          </table:table-cell>
          <table:table-cell table:style-name="ce110"/>
          <table:table-cell table:style-name="ce110" office:value-type="string">
            <text:p>No</text:p>
          </table:table-cell>
          <table:table-cell table:style-name="ce610" office:value-type="string">
            <text:p>Change "(optional)" to "(conditional)"</text:p>
          </table:table-cell>
          <table:table-cell table:style-name="ce110"/>
          <table:table-cell table:style-name="ce610"/>
          <table:table-cell table:style-name="ce110" table:number-columns-repeated="5"/>
          <table:table-cell table:style-name="ce110" office:value-type="string">
            <text:p>Law</text:p>
          </table:table-cell>
          <table:table-cell table:style-name="ce1111" table:formula="of:=IF([.L78]=&quot;Editorial&quot;;[.T78];&quot;&quot;)">
            <text:p/>
          </table:table-cell>
          <table:table-cell table:style-name="ce1111" table:formula="of:=IF(OR([.L78]=&quot;Technical&quot;;[.L78]=&quot;General&quot;);[.T78];&quot;&quot;)" office:value-type="float" office:value="0">
            <text:p>0</text:p>
          </table:table-cell>
        </table:table-row>
        <table:table-row table:style-name="ro34">
          <table:table-cell table:style-name="ce111" office:value-type="float" office:value="15719800023">
            <text:p>15719800023</text:p>
          </table:table-cell>
          <table:table-cell table:style-name="ce111" office:value-type="string">
            <text:p><text:s/>9-Feb-2013 <text:s/>3:37: 9 EDT</text:p>
          </table:table-cell>
          <table:table-cell table:style-name="ce111" office:value-type="string">
            <text:p>i-51</text:p>
          </table:table-cell>
          <table:table-cell table:style-name="ce111" office:value-type="string">
            <text:p>Lee <text:s/>Ph.D, Hyeong Ho</text:p>
          </table:table-cell>
          <table:table-cell table:style-name="ce111" table:number-columns-repeated="2"/>
          <table:table-cell table:style-name="ce111" office:value-type="string">
            <text:p>Individual</text:p>
          </table:table-cell>
          <table:table-cell table:style-name="ce111" office:value-type="float" office:value="1">
            <text:p>1</text:p>
          </table:table-cell>
          <table:table-cell table:style-name="ce111" office:value-type="string">
            <text:p>Research</text:p>
          </table:table-cell>
          <table:table-cell table:style-name="ce111" office:value-type="string">
            <text:p>Approve</text:p>
          </table:table-cell>
          <table:table-cell table:style-name="ce111" office:value-type="string">
            <text:p>Electronics and Telecommunications Research Instititute (ETRI)</text:p>
          </table:table-cell>
          <table:table-cell table:style-name="ce111" office:value-type="string">
            <text:p>Editorial</text:p>
          </table:table-cell>
          <table:table-cell table:style-name="ce111" office:value-type="float" office:value="12">
            <text:p>12</text:p>
          </table:table-cell>
          <table:table-cell table:style-name="ce111" office:value-type="float" office:value="5.1">
            <text:p>5.1</text:p>
          </table:table-cell>
          <table:table-cell table:style-name="ce111" office:value-type="float" office:value="36">
            <text:p>36</text:p>
          </table:table-cell>
          <table:table-cell table:style-name="ce611" office:value-type="string">
            <text:p>In Figure 5, what is the 802.M ? I cannot find the 802.M in the text of the document.</text:p>
          </table:table-cell>
          <table:table-cell table:style-name="ce111"/>
          <table:table-cell table:style-name="ce111" office:value-type="string">
            <text:p>No</text:p>
          </table:table-cell>
          <table:table-cell table:style-name="ce611"/>
          <table:table-cell table:style-name="ce111" office:value-type="string">
            <text:p>Revised</text:p>
          </table:table-cell>
          <table:table-cell table:style-name="ce611" office:value-type="string">
            <text:p>Replace with “802 MP” and expand as “802 management protocols”</text:p>
          </table:table-cell>
          <table:table-cell table:style-name="ce111" table:number-columns-repeated="5"/>
          <table:table-cell table:style-name="ce111" office:value-type="string">
            <text:p>Closed</text:p>
          </table:table-cell>
          <table:table-cell table:style-name="ce1112" table:formula="of:=IF([.L79]=&quot;Editorial&quot;;[.T79];&quot;&quot;)" office:value-type="string" office:string-value="Revised">
            <text:p>Revised</text:p>
          </table:table-cell>
          <table:table-cell table:style-name="ce1112" table:formula="of:=IF(OR([.L79]=&quot;Technical&quot;;[.L79]=&quot;General&quot;);[.T79];&quot;&quot;)">
            <text:p/>
          </table:table-cell>
        </table:table-row>
        <table:table-row table:style-name="ro39">
          <table:table-cell table:style-name="ce112" office:value-type="float" office:value="15721200023">
            <text:p>15721200023</text:p>
          </table:table-cell>
          <table:table-cell table:style-name="ce112" office:value-type="string">
            <text:p>10-Feb-2013 20:18:51 EDT</text:p>
          </table:table-cell>
          <table:table-cell table:style-name="ce112" office:value-type="string">
            <text:p>i-59</text:p>
          </table:table-cell>
          <table:table-cell table:style-name="ce112" office:value-type="string">
            <text:p>Haddock, Stephen</text:p>
          </table:table-cell>
          <table:table-cell table:style-name="ce112" table:number-columns-repeated="2"/>
          <table:table-cell table:style-name="ce112" office:value-type="string">
            <text:p>Individual</text:p>
          </table:table-cell>
          <table:table-cell table:style-name="ce112" office:value-type="float" office:value="1">
            <text:p>1</text:p>
          </table:table-cell>
          <table:table-cell table:style-name="ce112" office:value-type="string">
            <text:p>Consulting</text:p>
          </table:table-cell>
          <table:table-cell table:style-name="ce112" office:value-type="string">
            <text:p>Approve</text:p>
          </table:table-cell>
          <table:table-cell table:style-name="ce112" office:value-type="string">
            <text:p>Stephen Haddock Consulting, LLC</text:p>
          </table:table-cell>
          <table:table-cell table:style-name="ce112" office:value-type="string">
            <text:p>Technical</text:p>
          </table:table-cell>
          <table:table-cell table:style-name="ce112" office:value-type="float" office:value="12">
            <text:p>12</text:p>
          </table:table-cell>
          <table:table-cell table:style-name="ce112" office:value-type="float" office:value="5.1">
            <text:p>5.1</text:p>
          </table:table-cell>
          <table:table-cell table:style-name="ce112" office:value-type="float" office:value="24">
            <text:p>24</text:p>
          </table:table-cell>
          <table:table-cell table:style-name="ce612" office:value-type="string">
            <text:p>The second sentence of this paragraph is very difficult to parse. <text:s/>It seems to have one too many commas, but I can't tell whether the extra comma is the one before or after "and IEEE Std 802.3 PAUSE". <text:s/>It doesn't make sense to me either way. <text:s/>How is "PAUSE" related to network management protocols?</text:p>
          </table:table-cell>
          <table:table-cell table:style-name="ce112"/>
          <table:table-cell table:style-name="ce112" office:value-type="string">
            <text:p>No</text:p>
          </table:table-cell>
          <table:table-cell table:style-name="ce612" office:value-type="string">
            <text:p>Delete "and IEEE Std 802.3 PAUSE,".</text:p>
          </table:table-cell>
          <table:table-cell table:style-name="ce112" office:value-type="string">
            <text:p>Accepted</text:p>
          </table:table-cell>
          <table:table-cell table:style-name="ce612"/>
          <table:table-cell table:style-name="ce112" table:number-columns-repeated="5"/>
          <table:table-cell table:style-name="ce112" office:value-type="string">
            <text:p>Closed</text:p>
          </table:table-cell>
          <table:table-cell table:style-name="ce1113" table:formula="of:=IF([.L80]=&quot;Editorial&quot;;[.T80];&quot;&quot;)">
            <text:p/>
          </table:table-cell>
          <table:table-cell table:style-name="ce1113" table:formula="of:=IF(OR([.L80]=&quot;Technical&quot;;[.L80]=&quot;General&quot;);[.T80];&quot;&quot;)" office:value-type="string" office:string-value="Accepted">
            <text:p>Accepted</text:p>
          </table:table-cell>
        </table:table-row>
        <table:table-row table:style-name="ro34">
          <table:table-cell table:style-name="ce113" office:value-type="float" office:value="15722200023">
            <text:p>15722200023</text:p>
          </table:table-cell>
          <table:table-cell table:style-name="ce113" office:value-type="string">
            <text:p>10-Feb-2013 21:51:20 EDT</text:p>
          </table:table-cell>
          <table:table-cell table:style-name="ce113" office:value-type="string">
            <text:p>i-67</text:p>
          </table:table-cell>
          <table:table-cell table:style-name="ce113" office:value-type="string">
            <text:p>Law, David</text:p>
          </table:table-cell>
          <table:table-cell table:style-name="ce113" table:number-columns-repeated="2"/>
          <table:table-cell table:style-name="ce113" office:value-type="string">
            <text:p>Individual</text:p>
          </table:table-cell>
          <table:table-cell table:style-name="ce113" office:value-type="float" office:value="6">
            <text:p>6</text:p>
          </table:table-cell>
          <table:table-cell table:style-name="ce113" office:value-type="string">
            <text:p>Producer - System / Manufacturer</text:p>
          </table:table-cell>
          <table:table-cell table:style-name="ce113" office:value-type="string">
            <text:p>Approve</text:p>
          </table:table-cell>
          <table:table-cell table:style-name="ce113" office:value-type="string">
            <text:p>Hewlett-Packard Ltd</text:p>
          </table:table-cell>
          <table:table-cell table:style-name="ce113" office:value-type="string">
            <text:p>Editorial</text:p>
          </table:table-cell>
          <table:table-cell table:style-name="ce113" office:value-type="float" office:value="12">
            <text:p>12</text:p>
          </table:table-cell>
          <table:table-cell table:style-name="ce113" office:value-type="float" office:value="5.1">
            <text:p>5.1</text:p>
          </table:table-cell>
          <table:table-cell table:style-name="ce113" office:value-type="float" office:value="37">
            <text:p>37</text:p>
          </table:table-cell>
          <table:table-cell table:style-name="ce613" office:value-type="string">
            <text:p>Please define the label '802M', as well as the difference between the solid line and dotted line used in Figure 5.</text:p>
          </table:table-cell>
          <table:table-cell table:style-name="ce113"/>
          <table:table-cell table:style-name="ce113" office:value-type="string">
            <text:p>No</text:p>
          </table:table-cell>
          <table:table-cell table:style-name="ce613" office:value-type="string">
            <text:p>See comment.</text:p>
          </table:table-cell>
          <table:table-cell table:style-name="ce113" office:value-type="string">
            <text:p>Revised</text:p>
          </table:table-cell>
          <table:table-cell table:style-name="ce613" office:value-type="string">
            <text:p>Change all to solid lines, 802M will be replaced</text:p>
          </table:table-cell>
          <table:table-cell table:style-name="ce113" table:number-columns-repeated="5"/>
          <table:table-cell table:style-name="ce113" office:value-type="string">
            <text:p>Closed</text:p>
          </table:table-cell>
          <table:table-cell table:style-name="ce1114" table:formula="of:=IF([.L81]=&quot;Editorial&quot;;[.T81];&quot;&quot;)" office:value-type="string" office:string-value="Revised">
            <text:p>Revised</text:p>
          </table:table-cell>
          <table:table-cell table:style-name="ce1114" table:formula="of:=IF(OR([.L81]=&quot;Technical&quot;;[.L81]=&quot;General&quot;);[.T81];&quot;&quot;)">
            <text:p/>
          </table:table-cell>
        </table:table-row>
        <table:table-row table:style-name="ro28">
          <table:table-cell table:style-name="ce114" office:value-type="float" office:value="15724900023">
            <text:p>15724900023</text:p>
          </table:table-cell>
          <table:table-cell table:style-name="ce114" office:value-type="string">
            <text:p>11-Feb-2013 <text:s/>0:39: 7 EDT</text:p>
          </table:table-cell>
          <table:table-cell table:style-name="ce114" office:value-type="string">
            <text:p>i-94</text:p>
          </table:table-cell>
          <table:table-cell table:style-name="ce114" office:value-type="string">
            <text:p>Thompson, Geoffrey</text:p>
          </table:table-cell>
          <table:table-cell table:style-name="ce114" table:number-columns-repeated="2"/>
          <table:table-cell table:style-name="ce114" office:value-type="string">
            <text:p>Individual</text:p>
          </table:table-cell>
          <table:table-cell table:style-name="ce114" office:value-type="float" office:value="22">
            <text:p>22</text:p>
          </table:table-cell>
          <table:table-cell table:style-name="ce114" office:value-type="string">
            <text:p>Consulting</text:p>
          </table:table-cell>
          <table:table-cell table:style-name="ce114" office:value-type="string">
            <text:p>Disapprove</text:p>
          </table:table-cell>
          <table:table-cell table:style-name="ce114" office:value-type="string">
            <text:p>GraCaSI S.A.</text:p>
          </table:table-cell>
          <table:table-cell table:style-name="ce114" office:value-type="string">
            <text:p>Technical</text:p>
          </table:table-cell>
          <table:table-cell table:style-name="ce114" office:value-type="float" office:value="12">
            <text:p>12</text:p>
          </table:table-cell>
          <table:table-cell table:style-name="ce114" office:value-type="float" office:value="5.1">
            <text:p>5.1</text:p>
          </table:table-cell>
          <table:table-cell table:style-name="ce114" office:value-type="float" office:value="23">
            <text:p>23</text:p>
          </table:table-cell>
          <table:table-cell table:style-name="ce614" office:value-type="string">
            <text:p>I believe that the reference here to 802.3 PAUSE is incorrect. What I believe you are looking for is the 802.3 Slow Protocol (Ref: 802.3 Sect 5, Annex 57A). <text:s/>PAUSE was the first function to use this more general mechanism which has been expanded to OAM PDUs and LLDP.</text:p>
          </table:table-cell>
          <table:table-cell table:style-name="ce114"/>
          <table:table-cell table:style-name="ce114" office:value-type="string">
            <text:p>Yes</text:p>
          </table:table-cell>
          <table:table-cell table:style-name="ce614" office:value-type="string">
            <text:p>Correct the reference (but please consult someone in 802.3 who is more of an expert in this particular area than I am.)</text:p>
          </table:table-cell>
          <table:table-cell table:style-name="ce114"/>
          <table:table-cell table:style-name="ce614"/>
          <table:table-cell table:style-name="ce114" table:number-columns-repeated="5"/>
          <table:table-cell table:style-name="ce114" office:value-type="string">
            <text:p>Law</text:p>
          </table:table-cell>
          <table:table-cell table:style-name="ce1115" table:formula="of:=IF([.L82]=&quot;Editorial&quot;;[.T82];&quot;&quot;)">
            <text:p/>
          </table:table-cell>
          <table:table-cell table:style-name="ce1115" table:formula="of:=IF(OR([.L82]=&quot;Technical&quot;;[.L82]=&quot;General&quot;);[.T82];&quot;&quot;)" office:value-type="float" office:value="0">
            <text:p>0</text:p>
          </table:table-cell>
        </table:table-row>
        <table:table-row table:style-name="ro40">
          <table:table-cell table:style-name="ce115" office:value-type="float" office:value="15870200023">
            <text:p>15870200023</text:p>
          </table:table-cell>
          <table:table-cell table:style-name="ce115" office:value-type="string">
            <text:p>15-Mar-2013 14:36:29 EDT</text:p>
          </table:table-cell>
          <table:table-cell table:style-name="ce115" office:value-type="string">
            <text:p>i-128</text:p>
          </table:table-cell>
          <table:table-cell table:style-name="ce115" office:value-type="string">
            <text:p>Marks, Roger</text:p>
          </table:table-cell>
          <table:table-cell table:style-name="ce115" table:number-columns-repeated="2"/>
          <table:table-cell table:style-name="ce115" office:value-type="string">
            <text:p>Individual</text:p>
          </table:table-cell>
          <table:table-cell table:style-name="ce115" office:value-type="float" office:value="13">
            <text:p>13</text:p>
          </table:table-cell>
          <table:table-cell table:style-name="ce115" office:value-type="string">
            <text:p>Standards Developing Organization (SDO)</text:p>
          </table:table-cell>
          <table:table-cell table:style-name="ce115" office:value-type="string">
            <text:p>Disapprove</text:p>
          </table:table-cell>
          <table:table-cell table:style-name="ce115" office:value-type="string">
            <text:p>Consensii LLC</text:p>
          </table:table-cell>
          <table:table-cell table:style-name="ce115" office:value-type="string">
            <text:p>Technical</text:p>
          </table:table-cell>
          <table:table-cell table:style-name="ce115" office:value-type="float" office:value="12">
            <text:p>12</text:p>
          </table:table-cell>
          <table:table-cell table:style-name="ce115" office:value-type="float" office:value="5.1">
            <text:p>5.1</text:p>
          </table:table-cell>
          <table:table-cell table:style-name="ce115" office:value-type="float" office:value="23">
            <text:p>23</text:p>
          </table:table-cell>
          <table:table-cell table:style-name="ce615" office:value-type="string">
            <text:p>There is no clear value here in citing examples of DLL management protocols that have no role in this standard.</text:p>
          </table:table-cell>
          <table:table-cell table:style-name="ce115"/>
          <table:table-cell table:style-name="ce115" office:value-type="string">
            <text:p>Yes</text:p>
          </table:table-cell>
          <table:table-cell table:style-name="ce615" office:value-type="string">
            <text:p>Change: "IEEE 802 network management provides a DLL management protocol, e.g., link layer discovery protocol (LLDP), and IEEE Std 802.3 PAUSE, for exchange of management information between stations." to "IEEE 802 network management provides protocols for exchange of management information between stations."</text:p>
          </table:table-cell>
          <table:table-cell table:style-name="ce115" office:value-type="string">
            <text:p>Accepted</text:p>
          </table:table-cell>
          <table:table-cell table:style-name="ce615"/>
          <table:table-cell table:style-name="ce115" table:number-columns-repeated="5"/>
          <table:table-cell table:style-name="ce115" office:value-type="string">
            <text:p>Closed</text:p>
          </table:table-cell>
          <table:table-cell table:style-name="ce1116" table:formula="of:=IF([.L83]=&quot;Editorial&quot;;[.T83];&quot;&quot;)">
            <text:p/>
          </table:table-cell>
          <table:table-cell table:style-name="ce1116" table:formula="of:=IF(OR([.L83]=&quot;Technical&quot;;[.L83]=&quot;General&quot;);[.T83];&quot;&quot;)" office:value-type="string" office:string-value="Accepted">
            <text:p>Accepted</text:p>
          </table:table-cell>
        </table:table-row>
        <table:table-row table:style-name="ro34">
          <table:table-cell table:style-name="ce116" office:value-type="float" office:value="15870300023">
            <text:p>15870300023</text:p>
          </table:table-cell>
          <table:table-cell table:style-name="ce116" office:value-type="string">
            <text:p>15-Mar-2013 14:36:29 EDT</text:p>
          </table:table-cell>
          <table:table-cell table:style-name="ce116" office:value-type="string">
            <text:p>i-129</text:p>
          </table:table-cell>
          <table:table-cell table:style-name="ce116" office:value-type="string">
            <text:p>Marks, Roger</text:p>
          </table:table-cell>
          <table:table-cell table:style-name="ce116" table:number-columns-repeated="2"/>
          <table:table-cell table:style-name="ce116" office:value-type="string">
            <text:p>Individual</text:p>
          </table:table-cell>
          <table:table-cell table:style-name="ce116" office:value-type="float" office:value="14">
            <text:p>14</text:p>
          </table:table-cell>
          <table:table-cell table:style-name="ce116" office:value-type="string">
            <text:p>Standards Developing Organization (SDO)</text:p>
          </table:table-cell>
          <table:table-cell table:style-name="ce116" office:value-type="string">
            <text:p>Disapprove</text:p>
          </table:table-cell>
          <table:table-cell table:style-name="ce116" office:value-type="string">
            <text:p>Consensii LLC</text:p>
          </table:table-cell>
          <table:table-cell table:style-name="ce116" office:value-type="string">
            <text:p>Technical</text:p>
          </table:table-cell>
          <table:table-cell table:style-name="ce116" office:value-type="float" office:value="12">
            <text:p>12</text:p>
          </table:table-cell>
          <table:table-cell table:style-name="ce116" office:value-type="float" office:value="5.1">
            <text:p>5.1</text:p>
          </table:table-cell>
          <table:table-cell table:style-name="ce116" office:value-type="float" office:value="25">
            <text:p>25</text:p>
          </table:table-cell>
          <table:table-cell table:style-name="ce616" office:value-type="string">
            <text:p>This statement is false: "managed objects are defined for all IEEE 802 standards."</text:p>
          </table:table-cell>
          <table:table-cell table:style-name="ce116"/>
          <table:table-cell table:style-name="ce116" office:value-type="string">
            <text:p>Yes</text:p>
          </table:table-cell>
          <table:table-cell table:style-name="ce616" office:value-type="string">
            <text:p>Delete ";managed objects are defined for all IEEE 802 standards</text:p>
          </table:table-cell>
          <table:table-cell table:style-name="ce116" office:value-type="string">
            <text:p>Rejected</text:p>
          </table:table-cell>
          <table:table-cell table:style-name="ce616" office:value-type="string">
            <text:p>All 802 standards are required to have managed objects by the OM.</text:p>
          </table:table-cell>
          <table:table-cell table:style-name="ce116" table:number-columns-repeated="3"/>
          <table:table-cell table:style-name="ce116" office:value-type="string">
            <text:p>Written</text:p>
          </table:table-cell>
          <table:table-cell table:style-name="ce116"/>
          <table:table-cell table:style-name="ce116" office:value-type="string">
            <text:p>Closed</text:p>
          </table:table-cell>
          <table:table-cell table:style-name="ce1117" table:formula="of:=IF([.L84]=&quot;Editorial&quot;;[.T84];&quot;&quot;)">
            <text:p/>
          </table:table-cell>
          <table:table-cell table:style-name="ce1117" table:formula="of:=IF(OR([.L84]=&quot;Technical&quot;;[.L84]=&quot;General&quot;);[.T84];&quot;&quot;)" office:value-type="string" office:string-value="Rejected">
            <text:p>Rejected</text:p>
          </table:table-cell>
        </table:table-row>
        <table:table-row table:style-name="ro34">
          <table:table-cell table:style-name="ce117" office:value-type="float" office:value="15870400023">
            <text:p>15870400023</text:p>
          </table:table-cell>
          <table:table-cell table:style-name="ce117" office:value-type="string">
            <text:p>15-Mar-2013 14:36:29 EDT</text:p>
          </table:table-cell>
          <table:table-cell table:style-name="ce117" office:value-type="string">
            <text:p>i-130</text:p>
          </table:table-cell>
          <table:table-cell table:style-name="ce117" office:value-type="string">
            <text:p>Marks, Roger</text:p>
          </table:table-cell>
          <table:table-cell table:style-name="ce117" table:number-columns-repeated="2"/>
          <table:table-cell table:style-name="ce117" office:value-type="string">
            <text:p>Individual</text:p>
          </table:table-cell>
          <table:table-cell table:style-name="ce117" office:value-type="float" office:value="15">
            <text:p>15</text:p>
          </table:table-cell>
          <table:table-cell table:style-name="ce117" office:value-type="string">
            <text:p>Standards Developing Organization (SDO)</text:p>
          </table:table-cell>
          <table:table-cell table:style-name="ce117" office:value-type="string">
            <text:p>Disapprove</text:p>
          </table:table-cell>
          <table:table-cell table:style-name="ce117" office:value-type="string">
            <text:p>Consensii LLC</text:p>
          </table:table-cell>
          <table:table-cell table:style-name="ce117" office:value-type="string">
            <text:p>Technical</text:p>
          </table:table-cell>
          <table:table-cell table:style-name="ce117" office:value-type="float" office:value="12">
            <text:p>12</text:p>
          </table:table-cell>
          <table:table-cell table:style-name="ce117" office:value-type="float" office:value="5.1">
            <text:p>5.1</text:p>
          </table:table-cell>
          <table:table-cell table:style-name="ce117" office:value-type="float" office:value="37">
            <text:p>37</text:p>
          </table:table-cell>
          <table:table-cell table:style-name="ce617" office:value-type="string">
            <text:p>The figure includes a box labeled "802M", but "802M" is defined nowhere in the standard.</text:p>
          </table:table-cell>
          <table:table-cell table:style-name="ce117"/>
          <table:table-cell table:style-name="ce117" office:value-type="string">
            <text:p>Yes</text:p>
          </table:table-cell>
          <table:table-cell table:style-name="ce617" office:value-type="string">
            <text:p>Define "802M" or replace it with a correct term.</text:p>
          </table:table-cell>
          <table:table-cell table:style-name="ce117" office:value-type="string">
            <text:p>Revised</text:p>
          </table:table-cell>
          <table:table-cell table:style-name="ce617" office:value-type="string">
            <text:p>Replace with “802 MP” and expand as “802 management protocols”</text:p>
          </table:table-cell>
          <table:table-cell table:style-name="ce117" table:number-columns-repeated="5"/>
          <table:table-cell table:style-name="ce117" office:value-type="string">
            <text:p>Closed</text:p>
          </table:table-cell>
          <table:table-cell table:style-name="ce1118" table:formula="of:=IF([.L85]=&quot;Editorial&quot;;[.T85];&quot;&quot;)">
            <text:p/>
          </table:table-cell>
          <table:table-cell table:style-name="ce1118" table:formula="of:=IF(OR([.L85]=&quot;Technical&quot;;[.L85]=&quot;General&quot;);[.T85];&quot;&quot;)" office:value-type="string" office:string-value="Revised">
            <text:p>Revised</text:p>
          </table:table-cell>
        </table:table-row>
        <table:table-row table:style-name="ro32">
          <table:table-cell table:style-name="ce118" office:value-type="float" office:value="15678200023">
            <text:p>15678200023</text:p>
          </table:table-cell>
          <table:table-cell table:style-name="ce118" office:value-type="string">
            <text:p>28-Jan-2013 <text:s/>7:36:45 EDT</text:p>
          </table:table-cell>
          <table:table-cell table:style-name="ce118" office:value-type="string">
            <text:p>i-15</text:p>
          </table:table-cell>
          <table:table-cell table:style-name="ce118" office:value-type="string">
            <text:p>Anslow, Peter</text:p>
          </table:table-cell>
          <table:table-cell table:style-name="ce118" table:number-columns-repeated="2"/>
          <table:table-cell table:style-name="ce118" office:value-type="string">
            <text:p>Individual</text:p>
          </table:table-cell>
          <table:table-cell table:style-name="ce118" office:value-type="float" office:value="5">
            <text:p>5</text:p>
          </table:table-cell>
          <table:table-cell table:style-name="ce118" office:value-type="string">
            <text:p>Producer - System / Manufacturer</text:p>
          </table:table-cell>
          <table:table-cell table:style-name="ce118" office:value-type="string">
            <text:p>Approve</text:p>
          </table:table-cell>
          <table:table-cell table:style-name="ce118" office:value-type="string">
            <text:p>Ciena Corporation</text:p>
          </table:table-cell>
          <table:table-cell table:style-name="ce118" office:value-type="string">
            <text:p>Editorial</text:p>
          </table:table-cell>
          <table:table-cell table:style-name="ce118" office:value-type="float" office:value="13">
            <text:p>13</text:p>
          </table:table-cell>
          <table:table-cell table:style-name="ce118" office:value-type="float" office:value="5.2">
            <text:p>5.2</text:p>
          </table:table-cell>
          <table:table-cell table:style-name="ce118" office:value-type="float" office:value="3">
            <text:p>3</text:p>
          </table:table-cell>
          <table:table-cell table:style-name="ce618" office:value-type="string">
            <text:p>Many of the internal hyperlinks to Figures elsewhere in the document do not work. <text:s/>Two examples of this are the two links to Figure 3 in sub-clause 5.2.</text:p>
          </table:table-cell>
          <table:table-cell table:style-name="ce118"/>
          <table:table-cell table:style-name="ce118" office:value-type="string">
            <text:p>No</text:p>
          </table:table-cell>
          <table:table-cell table:style-name="ce618" office:value-type="string">
            <text:p>A common reason for this is that in Framemaker, Format, Document, PDF setup, on the Links tab, the "Create Named Destinations for All Paragraphs" is not checked. <text:s/>Checking this box usually fixes the issue.</text:p>
          </table:table-cell>
          <table:table-cell table:style-name="ce118" office:value-type="string">
            <text:p>Accepted</text:p>
          </table:table-cell>
          <table:table-cell table:style-name="ce618"/>
          <table:table-cell table:style-name="ce118" table:number-columns-repeated="5"/>
          <table:table-cell table:style-name="ce118" office:value-type="string">
            <text:p>Closed</text:p>
          </table:table-cell>
          <table:table-cell table:style-name="ce1119" table:formula="of:=IF([.L86]=&quot;Editorial&quot;;[.T86];&quot;&quot;)" office:value-type="string" office:string-value="Accepted">
            <text:p>Accepted</text:p>
          </table:table-cell>
          <table:table-cell table:style-name="ce1119" table:formula="of:=IF(OR([.L86]=&quot;Technical&quot;;[.L86]=&quot;General&quot;);[.T86];&quot;&quot;)">
            <text:p/>
          </table:table-cell>
        </table:table-row>
        <table:table-row table:style-name="ro23">
          <table:table-cell table:style-name="ce119" office:value-type="float" office:value="15716100023">
            <text:p>15716100023</text:p>
          </table:table-cell>
          <table:table-cell table:style-name="ce119" office:value-type="string">
            <text:p><text:s/>7-Feb-2013 17: 3:57 EDT</text:p>
          </table:table-cell>
          <table:table-cell table:style-name="ce119" office:value-type="string">
            <text:p>i-35</text:p>
          </table:table-cell>
          <table:table-cell table:style-name="ce119" office:value-type="string">
            <text:p>Grow, Robert</text:p>
          </table:table-cell>
          <table:table-cell table:style-name="ce119" table:number-columns-repeated="2"/>
          <table:table-cell table:style-name="ce119" office:value-type="string">
            <text:p>Individual</text:p>
          </table:table-cell>
          <table:table-cell table:style-name="ce119" office:value-type="float" office:value="7">
            <text:p>7</text:p>
          </table:table-cell>
          <table:table-cell table:style-name="ce119" office:value-type="string">
            <text:p>General Interest</text:p>
          </table:table-cell>
          <table:table-cell table:style-name="ce119" office:value-type="string">
            <text:p>Approve</text:p>
          </table:table-cell>
          <table:table-cell table:style-name="ce119" office:value-type="string">
            <text:p>RMG Consulting</text:p>
          </table:table-cell>
          <table:table-cell table:style-name="ce119" office:value-type="string">
            <text:p>Editorial</text:p>
          </table:table-cell>
          <table:table-cell table:style-name="ce119" office:value-type="float" office:value="13">
            <text:p>13</text:p>
          </table:table-cell>
          <table:table-cell table:style-name="ce119" office:value-type="string">
            <text:p>5.2.1</text:p>
          </table:table-cell>
          <table:table-cell table:style-name="ce119" office:value-type="float" office:value="21">
            <text:p>21</text:p>
          </table:table-cell>
          <table:table-cell table:style-name="ce619" office:value-type="string">
            <text:p>Inappropriate plural, "a single ... identifiers"</text:p>
          </table:table-cell>
          <table:table-cell table:style-name="ce119"/>
          <table:table-cell table:style-name="ce119" office:value-type="string">
            <text:p>No</text:p>
          </table:table-cell>
          <table:table-cell table:style-name="ce619" office:value-type="string">
            <text:p>Remove plural from: identifiers, EUI-48s, identifiers, and EUI-64s</text:p>
          </table:table-cell>
          <table:table-cell table:style-name="ce119"/>
          <table:table-cell table:style-name="ce619"/>
          <table:table-cell table:style-name="ce119" table:number-columns-repeated="5"/>
          <table:table-cell table:style-name="ce119" office:value-type="string">
            <text:p>Gilb</text:p>
          </table:table-cell>
          <table:table-cell table:style-name="ce1120" table:formula="of:=IF([.L87]=&quot;Editorial&quot;;[.T87];&quot;&quot;)" office:value-type="float" office:value="0">
            <text:p>0</text:p>
          </table:table-cell>
          <table:table-cell table:style-name="ce1120" table:formula="of:=IF(OR([.L87]=&quot;Technical&quot;;[.L87]=&quot;General&quot;);[.T87];&quot;&quot;)">
            <text:p/>
          </table:table-cell>
        </table:table-row>
        <table:table-row table:style-name="ro36">
          <table:table-cell table:style-name="ce120" office:value-type="float" office:value="15725000023">
            <text:p>15725000023</text:p>
          </table:table-cell>
          <table:table-cell table:style-name="ce120" office:value-type="string">
            <text:p>11-Feb-2013 <text:s/>0:39: 7 EDT</text:p>
          </table:table-cell>
          <table:table-cell table:style-name="ce120" office:value-type="string">
            <text:p>i-95</text:p>
          </table:table-cell>
          <table:table-cell table:style-name="ce120" office:value-type="string">
            <text:p>Thompson, Geoffrey</text:p>
          </table:table-cell>
          <table:table-cell table:style-name="ce120" table:number-columns-repeated="2"/>
          <table:table-cell table:style-name="ce120" office:value-type="string">
            <text:p>Individual</text:p>
          </table:table-cell>
          <table:table-cell table:style-name="ce120" office:value-type="float" office:value="23">
            <text:p>23</text:p>
          </table:table-cell>
          <table:table-cell table:style-name="ce120" office:value-type="string">
            <text:p>Consulting</text:p>
          </table:table-cell>
          <table:table-cell table:style-name="ce120" office:value-type="string">
            <text:p>Disapprove</text:p>
          </table:table-cell>
          <table:table-cell table:style-name="ce120" office:value-type="string">
            <text:p>GraCaSI S.A.</text:p>
          </table:table-cell>
          <table:table-cell table:style-name="ce120" office:value-type="string">
            <text:p>Editorial</text:p>
          </table:table-cell>
          <table:table-cell table:style-name="ce120" office:value-type="float" office:value="13">
            <text:p>13</text:p>
          </table:table-cell>
          <table:table-cell table:style-name="ce120" office:value-type="string">
            <text:p>5.2.2</text:p>
          </table:table-cell>
          <table:table-cell table:style-name="ce120" office:value-type="float" office:value="37">
            <text:p>37</text:p>
          </table:table-cell>
          <table:table-cell table:style-name="ce620" office:value-type="string">
            <text:p>I believe that this is one of the most important sections of this standard. <text:s/>Member of WGs will come here to to to understand the LLC vs. EtherType mess. <text:s/>To this end, I believe it needs to be reorganized for greater clarity with more sub-headings that (a) reflect the parity, nay preference for the EtherType vs. LLC as well as heading for the LLC type of operation.</text:p>
          </table:table-cell>
          <table:table-cell table:style-name="ce120"/>
          <table:table-cell table:style-name="ce120" office:value-type="string">
            <text:p>Yes</text:p>
          </table:table-cell>
          <table:table-cell table:style-name="ce620" office:value-type="string">
            <text:p>Rewrite and reorganize per the above. <text:s/>I will be happy to assist in the editing work.</text:p>
            <text:p>It would seem that AE, AX and X deserve more prominent and appropriately structured mention than there current text "just stuck in at the end of the paragraph, barely better than a note" status.</text:p>
          </table:table-cell>
          <table:table-cell table:style-name="ce120"/>
          <table:table-cell table:style-name="ce620"/>
          <table:table-cell table:style-name="ce120" table:number-columns-repeated="5"/>
          <table:table-cell table:style-name="ce120" office:value-type="string">
            <text:p>Thompson</text:p>
          </table:table-cell>
          <table:table-cell table:style-name="ce1121" table:formula="of:=IF([.L88]=&quot;Editorial&quot;;[.T88];&quot;&quot;)" office:value-type="float" office:value="0">
            <text:p>0</text:p>
          </table:table-cell>
          <table:table-cell table:style-name="ce1121" table:formula="of:=IF(OR([.L88]=&quot;Technical&quot;;[.L88]=&quot;General&quot;);[.T88];&quot;&quot;)">
            <text:p/>
          </table:table-cell>
        </table:table-row>
        <table:table-row table:style-name="ro27">
          <table:table-cell table:style-name="ce121" office:value-type="float" office:value="15870500023">
            <text:p>15870500023</text:p>
          </table:table-cell>
          <table:table-cell table:style-name="ce121" office:value-type="string">
            <text:p>15-Mar-2013 14:36:29 EDT</text:p>
          </table:table-cell>
          <table:table-cell table:style-name="ce121" office:value-type="string">
            <text:p>i-131</text:p>
          </table:table-cell>
          <table:table-cell table:style-name="ce121" office:value-type="string">
            <text:p>Marks, Roger</text:p>
          </table:table-cell>
          <table:table-cell table:style-name="ce121" table:number-columns-repeated="2"/>
          <table:table-cell table:style-name="ce121" office:value-type="string">
            <text:p>Individual</text:p>
          </table:table-cell>
          <table:table-cell table:style-name="ce121" office:value-type="float" office:value="16">
            <text:p>16</text:p>
          </table:table-cell>
          <table:table-cell table:style-name="ce121" office:value-type="string">
            <text:p>Standards Developing Organization (SDO)</text:p>
          </table:table-cell>
          <table:table-cell table:style-name="ce121" office:value-type="string">
            <text:p>Disapprove</text:p>
          </table:table-cell>
          <table:table-cell table:style-name="ce121" office:value-type="string">
            <text:p>Consensii LLC</text:p>
          </table:table-cell>
          <table:table-cell table:style-name="ce121" office:value-type="string">
            <text:p>Technical</text:p>
          </table:table-cell>
          <table:table-cell table:style-name="ce121" office:value-type="float" office:value="13">
            <text:p>13</text:p>
          </table:table-cell>
          <table:table-cell table:style-name="ce121" office:value-type="float" office:value="5.2">
            <text:p>5.2</text:p>
          </table:table-cell>
          <table:table-cell table:style-name="ce121" office:value-type="float" office:value="6">
            <text:p>6</text:p>
          </table:table-cell>
          <table:table-cell table:style-name="ce621" office:value-type="string">
            <text:p>The text says that the MAC exists "to provide a common service for the LLC sublayer". I think that the word "common" here is a bit of an overreach, especially since there is no clear indication of how much commonality is intended.</text:p>
          </table:table-cell>
          <table:table-cell table:style-name="ce121"/>
          <table:table-cell table:style-name="ce121" office:value-type="string">
            <text:p>Yes</text:p>
          </table:table-cell>
          <table:table-cell table:style-name="ce621" office:value-type="string">
            <text:p>Change to: ""to provide a &lt;d&gt;common&lt;/d&gt; service for the LLC sublayer".</text:p>
          </table:table-cell>
          <table:table-cell table:style-name="ce121" office:value-type="string">
            <text:p>Accepted</text:p>
          </table:table-cell>
          <table:table-cell table:style-name="ce621"/>
          <table:table-cell table:style-name="ce121" table:number-columns-repeated="5"/>
          <table:table-cell table:style-name="ce121" office:value-type="string">
            <text:p>Closed</text:p>
          </table:table-cell>
          <table:table-cell table:style-name="ce1122" table:formula="of:=IF([.L89]=&quot;Editorial&quot;;[.T89];&quot;&quot;)">
            <text:p/>
          </table:table-cell>
          <table:table-cell table:style-name="ce1122" table:formula="of:=IF(OR([.L89]=&quot;Technical&quot;;[.L89]=&quot;General&quot;);[.T89];&quot;&quot;)" office:value-type="string" office:string-value="Accepted">
            <text:p>Accepted</text:p>
          </table:table-cell>
        </table:table-row>
        <table:table-row table:style-name="ro41">
          <table:table-cell table:style-name="ce122" office:value-type="float" office:value="15870600023">
            <text:p>15870600023</text:p>
          </table:table-cell>
          <table:table-cell table:style-name="ce122" office:value-type="string">
            <text:p>15-Mar-2013 14:36:29 EDT</text:p>
          </table:table-cell>
          <table:table-cell table:style-name="ce122" office:value-type="string">
            <text:p>i-132</text:p>
          </table:table-cell>
          <table:table-cell table:style-name="ce122" office:value-type="string">
            <text:p>Marks, Roger</text:p>
          </table:table-cell>
          <table:table-cell table:style-name="ce122" table:number-columns-repeated="2"/>
          <table:table-cell table:style-name="ce122" office:value-type="string">
            <text:p>Individual</text:p>
          </table:table-cell>
          <table:table-cell table:style-name="ce122" office:value-type="float" office:value="17">
            <text:p>17</text:p>
          </table:table-cell>
          <table:table-cell table:style-name="ce122" office:value-type="string">
            <text:p>Standards Developing Organization (SDO)</text:p>
          </table:table-cell>
          <table:table-cell table:style-name="ce122" office:value-type="string">
            <text:p>Disapprove</text:p>
          </table:table-cell>
          <table:table-cell table:style-name="ce122" office:value-type="string">
            <text:p>Consensii LLC</text:p>
          </table:table-cell>
          <table:table-cell table:style-name="ce122" office:value-type="string">
            <text:p>Technical</text:p>
          </table:table-cell>
          <table:table-cell table:style-name="ce122" office:value-type="float" office:value="13">
            <text:p>13</text:p>
          </table:table-cell>
          <table:table-cell table:style-name="ce122" office:value-type="string">
            <text:p>5.2.1</text:p>
          </table:table-cell>
          <table:table-cell table:style-name="ce122" office:value-type="float" office:value="21">
            <text:p>21</text:p>
          </table:table-cell>
          <table:table-cell table:style-name="ce622" office:value-type="string">
            <text:p>The words "identifiers" is used twice when, each time, the singular is intended, and the EUI terms should also be singular. Also, this is the proper place to introduce the concept of the MAC Address field, since the term is referenced in the following paragraph. Also, the sentence is too long.</text:p>
          </table:table-cell>
          <table:table-cell table:style-name="ce122"/>
          <table:table-cell table:style-name="ce122" office:value-type="string">
            <text:p>Yes</text:p>
          </table:table-cell>
          <table:table-cell table:style-name="ce622" office:value-type="string">
            <text:p>Change to: "In general, the MSAP is identified (for transmission and reception) by &lt;i&gt;the MAC Address field,&lt;/i&gt; a single individual 48-bit extended unique identifier&lt;d&gt;s&lt;/d&gt; (EUI-48&lt;d&gt;s&lt;/d&gt;) or 64-bit extended unique identifier&lt;d&gt;s&lt;/d&gt; (EUI-64&lt;d&gt;s&lt;/d&gt;) &lt;d&gt;and (for reception)&lt;/d&gt; &lt;i&gt;. For reception only, the MSAP can be identified&lt;/i&gt; by the network-wide broadcast EUI-48 or EUI-64 &lt;d&gt;; it &lt;d&gt;can also be&lt;/d&gt;&lt;i&gt;is&lt;/i&gt; identified (for reception)&lt;/d&gt; &lt;i&gt;and/or&lt;/i&gt; by one or more group EUI-48s or EUI-64s."</text:p>
          </table:table-cell>
          <table:table-cell table:style-name="ce122" office:value-type="string">
            <text:p>Revised</text:p>
          </table:table-cell>
          <table:table-cell table:style-name="ce622" office:value-type="string">
            <text:p>Change ”logical concatenation of the MAC Address field (containing an EUI-48 or EUI-64) and” to be “logical concatenation of an EUI-48 or EUI-64 and”</text:p>
          </table:table-cell>
          <table:table-cell table:style-name="ce122" table:number-columns-repeated="5"/>
          <table:table-cell table:style-name="ce122" office:value-type="string">
            <text:p>Closed</text:p>
          </table:table-cell>
          <table:table-cell table:style-name="ce1123" table:formula="of:=IF([.L90]=&quot;Editorial&quot;;[.T90];&quot;&quot;)">
            <text:p/>
          </table:table-cell>
          <table:table-cell table:style-name="ce1123" table:formula="of:=IF(OR([.L90]=&quot;Technical&quot;;[.L90]=&quot;General&quot;);[.T90];&quot;&quot;)" office:value-type="string" office:string-value="Revised">
            <text:p>Revised</text:p>
          </table:table-cell>
        </table:table-row>
        <table:table-row table:style-name="ro16">
          <table:table-cell table:style-name="ce123" office:value-type="float" office:value="15870700023">
            <text:p>15870700023</text:p>
          </table:table-cell>
          <table:table-cell table:style-name="ce123" office:value-type="string">
            <text:p>15-Mar-2013 14:36:29 EDT</text:p>
          </table:table-cell>
          <table:table-cell table:style-name="ce123" office:value-type="string">
            <text:p>i-133</text:p>
          </table:table-cell>
          <table:table-cell table:style-name="ce123" office:value-type="string">
            <text:p>Marks, Roger</text:p>
          </table:table-cell>
          <table:table-cell table:style-name="ce123" table:number-columns-repeated="2"/>
          <table:table-cell table:style-name="ce123" office:value-type="string">
            <text:p>Individual</text:p>
          </table:table-cell>
          <table:table-cell table:style-name="ce123" office:value-type="float" office:value="18">
            <text:p>18</text:p>
          </table:table-cell>
          <table:table-cell table:style-name="ce123" office:value-type="string">
            <text:p>Standards Developing Organization (SDO)</text:p>
          </table:table-cell>
          <table:table-cell table:style-name="ce123" office:value-type="string">
            <text:p>Disapprove</text:p>
          </table:table-cell>
          <table:table-cell table:style-name="ce123" office:value-type="string">
            <text:p>Consensii LLC</text:p>
          </table:table-cell>
          <table:table-cell table:style-name="ce123" office:value-type="string">
            <text:p>Technical</text:p>
          </table:table-cell>
          <table:table-cell table:style-name="ce123" office:value-type="float" office:value="13">
            <text:p>13</text:p>
          </table:table-cell>
          <table:table-cell table:style-name="ce123" office:value-type="string">
            <text:p>5.2.1</text:p>
          </table:table-cell>
          <table:table-cell table:style-name="ce123" office:value-type="float" office:value="29">
            <text:p>29</text:p>
          </table:table-cell>
          <table:table-cell table:style-name="ce623" office:value-type="string">
            <text:p>The term "A user of LLC" is incorrect. The "user" would be the layer above the LLC. That's not what's meant here.</text:p>
          </table:table-cell>
          <table:table-cell table:style-name="ce123"/>
          <table:table-cell table:style-name="ce123" office:value-type="string">
            <text:p>Yes</text:p>
          </table:table-cell>
          <table:table-cell table:style-name="ce623" office:value-type="string">
            <text:p>Change "A user of LLC" to "The LSAP interface port".</text:p>
          </table:table-cell>
          <table:table-cell table:style-name="ce123" office:value-type="string">
            <text:p>Revised</text:p>
          </table:table-cell>
          <table:table-cell table:style-name="ce623" office:value-type="string">
            <text:p>Change “A user of LLC” to be “The LSAP”</text:p>
          </table:table-cell>
          <table:table-cell table:style-name="ce123" table:number-columns-repeated="5"/>
          <table:table-cell table:style-name="ce123" office:value-type="string">
            <text:p>Closed</text:p>
          </table:table-cell>
          <table:table-cell table:style-name="ce1124" table:formula="of:=IF([.L91]=&quot;Editorial&quot;;[.T91];&quot;&quot;)">
            <text:p/>
          </table:table-cell>
          <table:table-cell table:style-name="ce1124" table:formula="of:=IF(OR([.L91]=&quot;Technical&quot;;[.L91]=&quot;General&quot;);[.T91];&quot;&quot;)" office:value-type="string" office:string-value="Revised">
            <text:p>Revised</text:p>
          </table:table-cell>
        </table:table-row>
        <table:table-row table:style-name="ro22">
          <table:table-cell table:style-name="ce124" office:value-type="float" office:value="15870800023">
            <text:p>15870800023</text:p>
          </table:table-cell>
          <table:table-cell table:style-name="ce124" office:value-type="string">
            <text:p>15-Mar-2013 14:36:29 EDT</text:p>
          </table:table-cell>
          <table:table-cell table:style-name="ce124" office:value-type="string">
            <text:p>i-134</text:p>
          </table:table-cell>
          <table:table-cell table:style-name="ce124" office:value-type="string">
            <text:p>Marks, Roger</text:p>
          </table:table-cell>
          <table:table-cell table:style-name="ce124" table:number-columns-repeated="2"/>
          <table:table-cell table:style-name="ce124" office:value-type="string">
            <text:p>Individual</text:p>
          </table:table-cell>
          <table:table-cell table:style-name="ce124" office:value-type="float" office:value="19">
            <text:p>19</text:p>
          </table:table-cell>
          <table:table-cell table:style-name="ce124" office:value-type="string">
            <text:p>Standards Developing Organization (SDO)</text:p>
          </table:table-cell>
          <table:table-cell table:style-name="ce124" office:value-type="string">
            <text:p>Disapprove</text:p>
          </table:table-cell>
          <table:table-cell table:style-name="ce124" office:value-type="string">
            <text:p>Consensii LLC</text:p>
          </table:table-cell>
          <table:table-cell table:style-name="ce124" office:value-type="string">
            <text:p>Technical</text:p>
          </table:table-cell>
          <table:table-cell table:style-name="ce124" office:value-type="float" office:value="13">
            <text:p>13</text:p>
          </table:table-cell>
          <table:table-cell table:style-name="ce124" office:value-type="string">
            <text:p>5.2.1</text:p>
          </table:table-cell>
          <table:table-cell table:style-name="ce124" office:value-type="float" office:value="31">
            <text:p>31</text:p>
          </table:table-cell>
          <table:table-cell table:style-name="ce624" office:value-type="string">
            <text:p>It would be better to refer to "LLC addressing" rather than "LLC addresses", because it's the issue of concatenating the LLC and MAC addresses that makes the point worthy of further reading.</text:p>
          </table:table-cell>
          <table:table-cell table:style-name="ce124"/>
          <table:table-cell table:style-name="ce124" office:value-type="string">
            <text:p>Yes</text:p>
          </table:table-cell>
          <table:table-cell table:style-name="ce624" office:value-type="string">
            <text:p>Change as follows: "See ISO/IEC 8802-2 for a description of LLC &lt;d&gt;addresses&lt;/d&gt;&lt;i&gt; addressing&lt;/i&gt;.</text:p>
          </table:table-cell>
          <table:table-cell table:style-name="ce124" office:value-type="string">
            <text:p>Accepted</text:p>
          </table:table-cell>
          <table:table-cell table:style-name="ce624" office:value-type="string">
            <text:p>Provide examples of the usage in 8802-2.</text:p>
          </table:table-cell>
          <table:table-cell table:style-name="ce124" table:number-columns-repeated="5"/>
          <table:table-cell table:style-name="ce124" office:value-type="string">
            <text:p>Closed</text:p>
          </table:table-cell>
          <table:table-cell table:style-name="ce1125" table:formula="of:=IF([.L92]=&quot;Editorial&quot;;[.T92];&quot;&quot;)">
            <text:p/>
          </table:table-cell>
          <table:table-cell table:style-name="ce1125" table:formula="of:=IF(OR([.L92]=&quot;Technical&quot;;[.L92]=&quot;General&quot;);[.T92];&quot;&quot;)" office:value-type="string" office:string-value="Accepted">
            <text:p>Accepted</text:p>
          </table:table-cell>
        </table:table-row>
        <table:table-row table:style-name="ro17">
          <table:table-cell table:style-name="ce125" office:value-type="float" office:value="15870900023">
            <text:p>15870900023</text:p>
          </table:table-cell>
          <table:table-cell table:style-name="ce125" office:value-type="string">
            <text:p>15-Mar-2013 14:36:29 EDT</text:p>
          </table:table-cell>
          <table:table-cell table:style-name="ce125" office:value-type="string">
            <text:p>i-135</text:p>
          </table:table-cell>
          <table:table-cell table:style-name="ce125" office:value-type="string">
            <text:p>Marks, Roger</text:p>
          </table:table-cell>
          <table:table-cell table:style-name="ce125" table:number-columns-repeated="2"/>
          <table:table-cell table:style-name="ce125" office:value-type="string">
            <text:p>Individual</text:p>
          </table:table-cell>
          <table:table-cell table:style-name="ce125" office:value-type="float" office:value="20">
            <text:p>20</text:p>
          </table:table-cell>
          <table:table-cell table:style-name="ce125" office:value-type="string">
            <text:p>Standards Developing Organization (SDO)</text:p>
          </table:table-cell>
          <table:table-cell table:style-name="ce125" office:value-type="string">
            <text:p>Disapprove</text:p>
          </table:table-cell>
          <table:table-cell table:style-name="ce125" office:value-type="string">
            <text:p>Consensii LLC</text:p>
          </table:table-cell>
          <table:table-cell table:style-name="ce125" office:value-type="string">
            <text:p>Technical</text:p>
          </table:table-cell>
          <table:table-cell table:style-name="ce125" office:value-type="float" office:value="13">
            <text:p>13</text:p>
          </table:table-cell>
          <table:table-cell table:style-name="ce125" office:value-type="string">
            <text:p>5.2.1</text:p>
          </table:table-cell>
          <table:table-cell table:style-name="ce125" office:value-type="float" office:value="8">
            <text:p>8</text:p>
          </table:table-cell>
          <table:table-cell table:style-name="ce625" office:value-type="string">
            <text:p>The paragraph from lines 8-18 is out of place. The subject of the paragraph belongs in Clause 8 (on "Protocol Identifiers") and/or Clause 9 ("EtherTypes and SNAP identifiers") rather than here in Clause 5 (on "Reference Models"). Even in Clause 5, the material is superfluous, because it was already discussed in the paragraph just under Fig 3.</text:p>
          </table:table-cell>
          <table:table-cell table:style-name="ce125"/>
          <table:table-cell table:style-name="ce125" office:value-type="string">
            <text:p>Yes</text:p>
          </table:table-cell>
          <table:table-cell table:style-name="ce625" office:value-type="string">
            <text:p>Delete the paragraph at lines 8-18.</text:p>
          </table:table-cell>
          <table:table-cell table:style-name="ce125"/>
          <table:table-cell table:style-name="ce625" office:value-type="string">
            <text:p>Clarify, there is no paragraph at lines 8-18.</text:p>
          </table:table-cell>
          <table:table-cell table:style-name="ce125" table:number-columns-repeated="5"/>
          <table:table-cell table:style-name="ce125" office:value-type="string">
            <text:p>Marks</text:p>
          </table:table-cell>
          <table:table-cell table:style-name="ce1126" table:formula="of:=IF([.L93]=&quot;Editorial&quot;;[.T93];&quot;&quot;)">
            <text:p/>
          </table:table-cell>
          <table:table-cell table:style-name="ce1126" table:formula="of:=IF(OR([.L93]=&quot;Technical&quot;;[.L93]=&quot;General&quot;);[.T93];&quot;&quot;)" office:value-type="float" office:value="0">
            <text:p>0</text:p>
          </table:table-cell>
        </table:table-row>
        <table:table-row table:style-name="ro42">
          <table:table-cell table:style-name="ce126" office:value-type="float" office:value="15721300023">
            <text:p>15721300023</text:p>
          </table:table-cell>
          <table:table-cell table:style-name="ce126" office:value-type="string">
            <text:p>10-Feb-2013 20:35:18 EDT</text:p>
          </table:table-cell>
          <table:table-cell table:style-name="ce126" office:value-type="string">
            <text:p>i-60</text:p>
          </table:table-cell>
          <table:table-cell table:style-name="ce126" office:value-type="string">
            <text:p>Haddock, Stephen</text:p>
          </table:table-cell>
          <table:table-cell table:style-name="ce126" table:number-columns-repeated="2"/>
          <table:table-cell table:style-name="ce126" office:value-type="string">
            <text:p>Individual</text:p>
          </table:table-cell>
          <table:table-cell table:style-name="ce126" office:value-type="float" office:value="2">
            <text:p>2</text:p>
          </table:table-cell>
          <table:table-cell table:style-name="ce126" office:value-type="string">
            <text:p>Consulting</text:p>
          </table:table-cell>
          <table:table-cell table:style-name="ce126" office:value-type="string">
            <text:p>Approve</text:p>
          </table:table-cell>
          <table:table-cell table:style-name="ce126" office:value-type="string">
            <text:p>Stephen Haddock Consulting, LLC</text:p>
          </table:table-cell>
          <table:table-cell table:style-name="ce126" office:value-type="string">
            <text:p>General</text:p>
          </table:table-cell>
          <table:table-cell table:style-name="ce126" office:value-type="float" office:value="14">
            <text:p>14</text:p>
          </table:table-cell>
          <table:table-cell table:style-name="ce126" office:value-type="string">
            <text:p>5.2.3</text:p>
          </table:table-cell>
          <table:table-cell table:style-name="ce126" office:value-type="float" office:value="42">
            <text:p>42</text:p>
          </table:table-cell>
          <table:table-cell table:style-name="ce626" office:value-type="string">
            <text:p>"Transparent data transfer of PDUs" is listed as a principle function of the MAC sublayer. <text:s/>A protocol data unit (PDU) is never defined, but presumably it is the same as the MAC service data unit defined in 802.1AC. <text:s/>In general these are transferred transparently, but there can be exceptions involving VLAN or Priority tags. <text:s/>VLAN tags may be included <text:s/>in the msdu at an MSAP of an end station, but this tag may be inserted, modified or removed by the network prior to delivering to destination MSAPs. <text:s/>Is it worth adding a note regarding this exception?</text:p>
          </table:table-cell>
          <table:table-cell table:style-name="ce126"/>
          <table:table-cell table:style-name="ce126" office:value-type="string">
            <text:p>No</text:p>
          </table:table-cell>
          <table:table-cell table:style-name="ce626" office:value-type="string">
            <text:p>Consider adding a note regarding the exception of VLAN tags, and possibly other tags, from the "transparent data transfer of PDUs".</text:p>
          </table:table-cell>
          <table:table-cell table:style-name="ce126" office:value-type="string">
            <text:p>Revised</text:p>
          </table:table-cell>
          <table:table-cell table:style-name="ce626" office:value-type="string">
            <text:p>Based on a strict interpretation of the architecture in this document, a higher layer would not add the tags, they would be added by the MAC service.</text:p>
          </table:table-cell>
          <table:table-cell table:style-name="ce126" table:number-columns-repeated="5"/>
          <table:table-cell table:style-name="ce126" office:value-type="string">
            <text:p>Closed</text:p>
          </table:table-cell>
          <table:table-cell table:style-name="ce1127" table:formula="of:=IF([.L94]=&quot;Editorial&quot;;[.T94];&quot;&quot;)">
            <text:p/>
          </table:table-cell>
          <table:table-cell table:style-name="ce1127" table:formula="of:=IF(OR([.L94]=&quot;Technical&quot;;[.L94]=&quot;General&quot;);[.T94];&quot;&quot;)" office:value-type="string" office:string-value="Revised">
            <text:p>Revised</text:p>
          </table:table-cell>
        </table:table-row>
        <table:table-row table:style-name="ro36">
          <table:table-cell table:style-name="ce127" office:value-type="float" office:value="15722000023">
            <text:p>15722000023</text:p>
          </table:table-cell>
          <table:table-cell table:style-name="ce127" office:value-type="string">
            <text:p>10-Feb-2013 21:51:20 EDT</text:p>
          </table:table-cell>
          <table:table-cell table:style-name="ce127" office:value-type="string">
            <text:p>i-65</text:p>
          </table:table-cell>
          <table:table-cell table:style-name="ce127" office:value-type="string">
            <text:p>Law, David</text:p>
          </table:table-cell>
          <table:table-cell table:style-name="ce127" table:number-columns-repeated="2"/>
          <table:table-cell table:style-name="ce127" office:value-type="string">
            <text:p>Individual</text:p>
          </table:table-cell>
          <table:table-cell table:style-name="ce127" office:value-type="float" office:value="4">
            <text:p>4</text:p>
          </table:table-cell>
          <table:table-cell table:style-name="ce127" office:value-type="string">
            <text:p>Producer - System / Manufacturer</text:p>
          </table:table-cell>
          <table:table-cell table:style-name="ce127" office:value-type="string">
            <text:p>Approve</text:p>
          </table:table-cell>
          <table:table-cell table:style-name="ce127" office:value-type="string">
            <text:p>Hewlett-Packard Ltd</text:p>
          </table:table-cell>
          <table:table-cell table:style-name="ce127" office:value-type="string">
            <text:p>Editorial</text:p>
          </table:table-cell>
          <table:table-cell table:style-name="ce127" office:value-type="float" office:value="14">
            <text:p>14</text:p>
          </table:table-cell>
          <table:table-cell table:style-name="ce127" office:value-type="string">
            <text:p>5.2.2</text:p>
          </table:table-cell>
          <table:table-cell table:style-name="ce127" office:value-type="float" office:value="12">
            <text:p>12</text:p>
          </table:table-cell>
          <table:table-cell table:style-name="ce627" office:value-type="string">
            <text:p>IEEE Std 802.3-2012 subclause 3.2.7 'MAC Client Data field' states 'Ethernet implementations shall support at least one of three maximum MAC Client Data field sizes defined as follows:'. In addition please see my other comment about the definition of frame and packet in IEEE Std 802.3-2012. Based on this suggest reference here should be to frame size and not packet size.</text:p>
          </table:table-cell>
          <table:table-cell table:style-name="ce127"/>
          <table:table-cell table:style-name="ce127" office:value-type="string">
            <text:p>No</text:p>
          </table:table-cell>
          <table:table-cell table:style-name="ce627" office:value-type="string">
            <text:p>Suggest that 'IEEE Std 802.3 also natively supports ISO/IEC 8802-2 LLC (over a limited range of packet sizes).' be changed to read 'IEEE Std 802.3 also natively supports ISO/IEC 8802-2 LLC (over a limited range of frame sizes).'.</text:p>
          </table:table-cell>
          <table:table-cell table:style-name="ce127" office:value-type="string">
            <text:p>Accepted</text:p>
          </table:table-cell>
          <table:table-cell table:style-name="ce627"/>
          <table:table-cell table:style-name="ce127" table:number-columns-repeated="5"/>
          <table:table-cell table:style-name="ce127" office:value-type="string">
            <text:p>Closed</text:p>
          </table:table-cell>
          <table:table-cell table:style-name="ce1128" table:formula="of:=IF([.L95]=&quot;Editorial&quot;;[.T95];&quot;&quot;)" office:value-type="string" office:string-value="Accepted">
            <text:p>Accepted</text:p>
          </table:table-cell>
          <table:table-cell table:style-name="ce1128" table:formula="of:=IF(OR([.L95]=&quot;Technical&quot;;[.L95]=&quot;General&quot;);[.T95];&quot;&quot;)">
            <text:p/>
          </table:table-cell>
        </table:table-row>
        <table:table-row table:style-name="ro43">
          <table:table-cell table:style-name="ce128" office:value-type="float" office:value="15722100023">
            <text:p>15722100023</text:p>
          </table:table-cell>
          <table:table-cell table:style-name="ce128" office:value-type="string">
            <text:p>10-Feb-2013 21:51:20 EDT</text:p>
          </table:table-cell>
          <table:table-cell table:style-name="ce128" office:value-type="string">
            <text:p>i-66</text:p>
          </table:table-cell>
          <table:table-cell table:style-name="ce128" office:value-type="string">
            <text:p>Law, David</text:p>
          </table:table-cell>
          <table:table-cell table:style-name="ce128" table:number-columns-repeated="2"/>
          <table:table-cell table:style-name="ce128" office:value-type="string">
            <text:p>Individual</text:p>
          </table:table-cell>
          <table:table-cell table:style-name="ce128" office:value-type="float" office:value="5">
            <text:p>5</text:p>
          </table:table-cell>
          <table:table-cell table:style-name="ce128" office:value-type="string">
            <text:p>Producer - System / Manufacturer</text:p>
          </table:table-cell>
          <table:table-cell table:style-name="ce128" office:value-type="string">
            <text:p>Approve</text:p>
          </table:table-cell>
          <table:table-cell table:style-name="ce128" office:value-type="string">
            <text:p>Hewlett-Packard Ltd</text:p>
          </table:table-cell>
          <table:table-cell table:style-name="ce128" office:value-type="string">
            <text:p>Technical</text:p>
          </table:table-cell>
          <table:table-cell table:style-name="ce128" office:value-type="float" office:value="14">
            <text:p>14</text:p>
          </table:table-cell>
          <table:table-cell table:style-name="ce128" office:value-type="string">
            <text:p>5.2.3</text:p>
          </table:table-cell>
          <table:table-cell table:style-name="ce128" office:value-type="float" office:value="33">
            <text:p>33</text:p>
          </table:table-cell>
          <table:table-cell table:style-name="ce628" office:value-type="string">
            <text:p>IEEE Std 802.3-2012 subclause 1.4.248 'MAC frame: Consists of the Destination Address, Source Address, Length/Type field, MAC Client Data, Pad (if required), and Frame Check Sequence.' and subclause 1.4.299 'packet' states 'Consists of a MAC frame as defined previously, preceded by the Preamble and the Start Frame Delimiter, encoded, as appropriate, for the Physical Layer (PHY) type.'. In summary 'frame' or 'MAC frame' is from Destination Address to Frame Check Sequence inclusive and 'packet' or 'MAC packet' is MAC frame plus Preamble, Start Frame Delimiter and Extension.</text:p>
            <text:p/>
            <text:p>Based on this I'm not sure about the statement 'The term MAC frame, or simply frame, is used to describe the packets transferred within the MAC sublayer.' although I accept that the term packet here is being used to mean 'datagram'.</text:p>
          </table:table-cell>
          <table:table-cell table:style-name="ce128"/>
          <table:table-cell table:style-name="ce128" office:value-type="string">
            <text:p>No</text:p>
          </table:table-cell>
          <table:table-cell table:style-name="ce628" office:value-type="string">
            <text:p>Suggest that 'The term MAC frame, or simply frame, is used to describe the packets transferred within the MAC sublayer.' Should be changed to read 'The term MAC frame, or simply frame, is used to describe the datagrams transferred within the MAC sublayer.'.</text:p>
          </table:table-cell>
          <table:table-cell table:style-name="ce128" office:value-type="string">
            <text:p>Revised</text:p>
          </table:table-cell>
          <table:table-cell table:style-name="ce628" office:value-type="string">
            <text:p>Remove “packet” throughout the document and replace with appropriate words. <text:s/>In this instance change to “describe datagrams”</text:p>
          </table:table-cell>
          <table:table-cell table:style-name="ce128" table:number-columns-repeated="5"/>
          <table:table-cell table:style-name="ce128" office:value-type="string">
            <text:p>Closed</text:p>
          </table:table-cell>
          <table:table-cell table:style-name="ce1129" table:formula="of:=IF([.L96]=&quot;Editorial&quot;;[.T96];&quot;&quot;)">
            <text:p/>
          </table:table-cell>
          <table:table-cell table:style-name="ce1129" table:formula="of:=IF(OR([.L96]=&quot;Technical&quot;;[.L96]=&quot;General&quot;);[.T96];&quot;&quot;)" office:value-type="string" office:string-value="Revised">
            <text:p>Revised</text:p>
          </table:table-cell>
        </table:table-row>
        <table:table-row table:style-name="ro24">
          <table:table-cell table:style-name="ce129" office:value-type="float" office:value="15725100023">
            <text:p>15725100023</text:p>
          </table:table-cell>
          <table:table-cell table:style-name="ce129" office:value-type="string">
            <text:p>11-Feb-2013 <text:s/>0:39: 7 EDT</text:p>
          </table:table-cell>
          <table:table-cell table:style-name="ce129" office:value-type="string">
            <text:p>i-96</text:p>
          </table:table-cell>
          <table:table-cell table:style-name="ce129" office:value-type="string">
            <text:p>Thompson, Geoffrey</text:p>
          </table:table-cell>
          <table:table-cell table:style-name="ce129" table:number-columns-repeated="2"/>
          <table:table-cell table:style-name="ce129" office:value-type="string">
            <text:p>Individual</text:p>
          </table:table-cell>
          <table:table-cell table:style-name="ce129" office:value-type="float" office:value="24">
            <text:p>24</text:p>
          </table:table-cell>
          <table:table-cell table:style-name="ce129" office:value-type="string">
            <text:p>Consulting</text:p>
          </table:table-cell>
          <table:table-cell table:style-name="ce129" office:value-type="string">
            <text:p>Disapprove</text:p>
          </table:table-cell>
          <table:table-cell table:style-name="ce129" office:value-type="string">
            <text:p>GraCaSI S.A.</text:p>
          </table:table-cell>
          <table:table-cell table:style-name="ce129" office:value-type="string">
            <text:p>Technical</text:p>
          </table:table-cell>
          <table:table-cell table:style-name="ce129" office:value-type="float" office:value="14">
            <text:p>14</text:p>
          </table:table-cell>
          <table:table-cell table:style-name="ce129" office:value-type="string">
            <text:p>5.2.2</text:p>
          </table:table-cell>
          <table:table-cell table:style-name="ce129" office:value-type="float" office:value="10">
            <text:p>10</text:p>
          </table:table-cell>
          <table:table-cell table:style-name="ce629" office:value-type="string">
            <text:p>The text: "IEEE Std 802.3 is capable of natively representing the EtherType within its MAC frame format and so a connectionless LLC service can be provided via use of the EtherType without the use of the protocols defined in ISO/IEC 8802-2."</text:p>
            <text:p>seems to be at odds with the mandatory implementation requirement of LLC Type 1 TEST and XID functions.</text:p>
          </table:table-cell>
          <table:table-cell table:style-name="ce129"/>
          <table:table-cell table:style-name="ce129" office:value-type="string">
            <text:p>Yes</text:p>
          </table:table-cell>
          <table:table-cell table:style-name="ce629" office:value-type="string">
            <text:p>Resolve by either eliminating the mandatory aspect for EtherType only stations or note within the EtherType section that the LLC Type 1 requirements are mandatory for all stations.</text:p>
          </table:table-cell>
          <table:table-cell table:style-name="ce129" office:value-type="string">
            <text:p>Revised</text:p>
          </table:table-cell>
          <table:table-cell table:style-name="ce629" office:value-type="string">
            <text:p>On Page 13, line 48, change “mandatory: this allows” to be “mandatory when ISO/IEC 8802-2 is implemented. <text:s/>This capability allows”</text:p>
          </table:table-cell>
          <table:table-cell table:style-name="ce129" table:number-columns-repeated="5"/>
          <table:table-cell table:style-name="ce129" office:value-type="string">
            <text:p>Closed</text:p>
          </table:table-cell>
          <table:table-cell table:style-name="ce1130" table:formula="of:=IF([.L97]=&quot;Editorial&quot;;[.T97];&quot;&quot;)">
            <text:p/>
          </table:table-cell>
          <table:table-cell table:style-name="ce1130" table:formula="of:=IF(OR([.L97]=&quot;Technical&quot;;[.L97]=&quot;General&quot;);[.T97];&quot;&quot;)" office:value-type="string" office:string-value="Revised">
            <text:p>Revised</text:p>
          </table:table-cell>
        </table:table-row>
        <table:table-row table:style-name="ro17">
          <table:table-cell table:style-name="ce130" office:value-type="float" office:value="15677300023">
            <text:p>15677300023</text:p>
          </table:table-cell>
          <table:table-cell table:style-name="ce130" office:value-type="string">
            <text:p>28-Jan-2013 <text:s/>5:38:42 EDT</text:p>
          </table:table-cell>
          <table:table-cell table:style-name="ce130" office:value-type="string">
            <text:p>i-6</text:p>
          </table:table-cell>
          <table:table-cell table:style-name="ce130" office:value-type="string">
            <text:p>Hajduczenia, Marek</text:p>
          </table:table-cell>
          <table:table-cell table:style-name="ce130" table:number-columns-repeated="2"/>
          <table:table-cell table:style-name="ce130" office:value-type="string">
            <text:p>Individual</text:p>
          </table:table-cell>
          <table:table-cell table:style-name="ce130" office:value-type="float" office:value="5">
            <text:p>5</text:p>
          </table:table-cell>
          <table:table-cell table:style-name="ce130" office:value-type="string">
            <text:p>Producer - System / Manufacturer</text:p>
          </table:table-cell>
          <table:table-cell table:style-name="ce130" office:value-type="string">
            <text:p>Disapprove</text:p>
          </table:table-cell>
          <table:table-cell table:style-name="ce130" office:value-type="string">
            <text:p>ZTE Corporation</text:p>
          </table:table-cell>
          <table:table-cell table:style-name="ce130" office:value-type="string">
            <text:p>Technical</text:p>
          </table:table-cell>
          <table:table-cell table:style-name="ce130" office:value-type="float" office:value="16">
            <text:p>16</text:p>
          </table:table-cell>
          <table:table-cell table:style-name="ce130" office:value-type="float" office:value="3.1">
            <text:p>3.1</text:p>
          </table:table-cell>
          <table:table-cell table:style-name="ce130" office:value-type="float" office:value="11">
            <text:p>11</text:p>
          </table:table-cell>
          <table:table-cell table:style-name="ce630" office:value-type="string">
            <text:p>"local area network:A network, whether indoors or outdoors, covering a limited geographic area, e.g., a building or campus." - for consistency with MAN, PAN and RAN definitions, it whould read "local area network: A &gt;&gt;computer&lt;&lt; network, whether indoors or outdoors, covering a limited geographic area, e.g., a building or campus."</text:p>
          </table:table-cell>
          <table:table-cell table:style-name="ce130"/>
          <table:table-cell table:style-name="ce130" office:value-type="string">
            <text:p>No</text:p>
          </table:table-cell>
          <table:table-cell table:style-name="ce630" office:value-type="string">
            <text:p>Fix per comment</text:p>
          </table:table-cell>
          <table:table-cell table:style-name="ce130" office:value-type="string">
            <text:p>Revised</text:p>
          </table:table-cell>
          <table:table-cell table:style-name="ce630" office:value-type="string">
            <text:p>Change all definitions to be “A network of devices”</text:p>
          </table:table-cell>
          <table:table-cell table:style-name="ce130" table:number-columns-repeated="5"/>
          <table:table-cell table:style-name="ce130" office:value-type="string">
            <text:p>Closed</text:p>
          </table:table-cell>
          <table:table-cell table:style-name="ce1131" table:formula="of:=IF([.L98]=&quot;Editorial&quot;;[.T98];&quot;&quot;)">
            <text:p/>
          </table:table-cell>
          <table:table-cell table:style-name="ce1131" table:formula="of:=IF(OR([.L98]=&quot;Technical&quot;;[.L98]=&quot;General&quot;);[.T98];&quot;&quot;)" office:value-type="string" office:string-value="Revised">
            <text:p>Revised</text:p>
          </table:table-cell>
        </table:table-row>
        <table:table-row table:style-name="ro17">
          <table:table-cell table:style-name="ce131" office:value-type="float" office:value="15677600023">
            <text:p>15677600023</text:p>
          </table:table-cell>
          <table:table-cell table:style-name="ce131" office:value-type="string">
            <text:p>28-Jan-2013 <text:s/>5:38:42 EDT</text:p>
          </table:table-cell>
          <table:table-cell table:style-name="ce131" office:value-type="string">
            <text:p>i-9</text:p>
          </table:table-cell>
          <table:table-cell table:style-name="ce131" office:value-type="string">
            <text:p>Hajduczenia, Marek</text:p>
          </table:table-cell>
          <table:table-cell table:style-name="ce131" table:number-columns-repeated="2"/>
          <table:table-cell table:style-name="ce131" office:value-type="string">
            <text:p>Individual</text:p>
          </table:table-cell>
          <table:table-cell table:style-name="ce131" office:value-type="float" office:value="8">
            <text:p>8</text:p>
          </table:table-cell>
          <table:table-cell table:style-name="ce131" office:value-type="string">
            <text:p>Producer - System / Manufacturer</text:p>
          </table:table-cell>
          <table:table-cell table:style-name="ce131" office:value-type="string">
            <text:p>Disapprove</text:p>
          </table:table-cell>
          <table:table-cell table:style-name="ce131" office:value-type="string">
            <text:p>ZTE Corporation</text:p>
          </table:table-cell>
          <table:table-cell table:style-name="ce131" office:value-type="string">
            <text:p>Editorial</text:p>
          </table:table-cell>
          <table:table-cell table:style-name="ce131" office:value-type="float" office:value="16">
            <text:p>16</text:p>
          </table:table-cell>
          <table:table-cell table:style-name="ce131" office:value-type="float" office:value="3.1">
            <text:p>3.1</text:p>
          </table:table-cell>
          <table:table-cell table:style-name="ce131" office:value-type="float" office:value="9">
            <text:p>9</text:p>
          </table:table-cell>
          <table:table-cell table:style-name="ce631" office:value-type="string">
            <text:p>Definitions of some terms should have acronyms included in the name of definition, e.g. "local area network" should be "local area network (LAN)".</text:p>
            <text:p>Similar for "metropolitan area network" -&gt; "metropolitan area network (MAN)", "personal area network" -&gt; "personal area network (PAN)" and "regional area network" -&gt; "regional area network (RAN)"</text:p>
          </table:table-cell>
          <table:table-cell table:style-name="ce131"/>
          <table:table-cell table:style-name="ce131" office:value-type="string">
            <text:p>No</text:p>
          </table:table-cell>
          <table:table-cell table:style-name="ce631" office:value-type="string">
            <text:p>Changes per comment</text:p>
          </table:table-cell>
          <table:table-cell table:style-name="ce131"/>
          <table:table-cell table:style-name="ce631" office:value-type="string">
            <text:p>Reject and write reason. According to the style guide</text:p>
          </table:table-cell>
          <table:table-cell table:style-name="ce131" table:number-columns-repeated="5"/>
          <table:table-cell table:style-name="ce131" office:value-type="string">
            <text:p>Gilb</text:p>
          </table:table-cell>
          <table:table-cell table:style-name="ce1132" table:formula="of:=IF([.L99]=&quot;Editorial&quot;;[.T99];&quot;&quot;)" office:value-type="float" office:value="0">
            <text:p>0</text:p>
          </table:table-cell>
          <table:table-cell table:style-name="ce1132" table:formula="of:=IF(OR([.L99]=&quot;Technical&quot;;[.L99]=&quot;General&quot;);[.T99];&quot;&quot;)">
            <text:p/>
          </table:table-cell>
        </table:table-row>
        <table:table-row table:style-name="ro19">
          <table:table-cell table:style-name="ce132" office:value-type="float" office:value="15716200023">
            <text:p>15716200023</text:p>
          </table:table-cell>
          <table:table-cell table:style-name="ce132" office:value-type="string">
            <text:p><text:s/>7-Feb-2013 17: 3:57 EDT</text:p>
          </table:table-cell>
          <table:table-cell table:style-name="ce132" office:value-type="string">
            <text:p>i-36</text:p>
          </table:table-cell>
          <table:table-cell table:style-name="ce132" office:value-type="string">
            <text:p>Grow, Robert</text:p>
          </table:table-cell>
          <table:table-cell table:style-name="ce132" table:number-columns-repeated="2"/>
          <table:table-cell table:style-name="ce132" office:value-type="string">
            <text:p>Individual</text:p>
          </table:table-cell>
          <table:table-cell table:style-name="ce132" office:value-type="float" office:value="8">
            <text:p>8</text:p>
          </table:table-cell>
          <table:table-cell table:style-name="ce132" office:value-type="string">
            <text:p>General Interest</text:p>
          </table:table-cell>
          <table:table-cell table:style-name="ce132" office:value-type="string">
            <text:p>Approve</text:p>
          </table:table-cell>
          <table:table-cell table:style-name="ce132" office:value-type="string">
            <text:p>RMG Consulting</text:p>
          </table:table-cell>
          <table:table-cell table:style-name="ce132" office:value-type="string">
            <text:p>Technical</text:p>
          </table:table-cell>
          <table:table-cell table:style-name="ce132" office:value-type="float" office:value="16">
            <text:p>16</text:p>
          </table:table-cell>
          <table:table-cell table:style-name="ce132" office:value-type="string">
            <text:p>5.3.2.1</text:p>
          </table:table-cell>
          <table:table-cell table:style-name="ce132" office:value-type="float" office:value="28">
            <text:p>28</text:p>
          </table:table-cell>
          <table:table-cell table:style-name="ce632" office:value-type="string">
            <text:p>While this is true, 802.1 bridging is not restricted to 802 networks.</text:p>
          </table:table-cell>
          <table:table-cell table:style-name="ce132"/>
          <table:table-cell table:style-name="ce132" office:value-type="string">
            <text:p>No</text:p>
          </table:table-cell>
          <table:table-cell table:style-name="ce632" office:value-type="string">
            <text:p>Communication between stations attached to networks of different MAC types that conform to the Internal Sublayer Service as defined in 802.1AC</text:p>
          </table:table-cell>
          <table:table-cell table:style-name="ce132" office:value-type="string">
            <text:p>Accepted</text:p>
          </table:table-cell>
          <table:table-cell table:style-name="ce632"/>
          <table:table-cell table:style-name="ce132" table:number-columns-repeated="5"/>
          <table:table-cell table:style-name="ce132" office:value-type="string">
            <text:p>Closed</text:p>
          </table:table-cell>
          <table:table-cell table:style-name="ce1133" table:formula="of:=IF([.L100]=&quot;Editorial&quot;;[.T100];&quot;&quot;)">
            <text:p/>
          </table:table-cell>
          <table:table-cell table:style-name="ce1133" table:formula="of:=IF(OR([.L100]=&quot;Technical&quot;;[.L100]=&quot;General&quot;);[.T100];&quot;&quot;)" office:value-type="string" office:string-value="Accepted">
            <text:p>Accepted</text:p>
          </table:table-cell>
        </table:table-row>
        <table:table-row table:style-name="ro16">
          <table:table-cell table:style-name="ce133" office:value-type="float" office:value="15871000023">
            <text:p>15871000023</text:p>
          </table:table-cell>
          <table:table-cell table:style-name="ce133" office:value-type="string">
            <text:p>15-Mar-2013 14:36:29 EDT</text:p>
          </table:table-cell>
          <table:table-cell table:style-name="ce133" office:value-type="string">
            <text:p>i-136</text:p>
          </table:table-cell>
          <table:table-cell table:style-name="ce133" office:value-type="string">
            <text:p>Marks, Roger</text:p>
          </table:table-cell>
          <table:table-cell table:style-name="ce133" table:number-columns-repeated="2"/>
          <table:table-cell table:style-name="ce133" office:value-type="string">
            <text:p>Individual</text:p>
          </table:table-cell>
          <table:table-cell table:style-name="ce133" office:value-type="float" office:value="21">
            <text:p>21</text:p>
          </table:table-cell>
          <table:table-cell table:style-name="ce133" office:value-type="string">
            <text:p>Standards Developing Organization (SDO)</text:p>
          </table:table-cell>
          <table:table-cell table:style-name="ce133" office:value-type="string">
            <text:p>Disapprove</text:p>
          </table:table-cell>
          <table:table-cell table:style-name="ce133" office:value-type="string">
            <text:p>Consensii LLC</text:p>
          </table:table-cell>
          <table:table-cell table:style-name="ce133" office:value-type="string">
            <text:p>Technical</text:p>
          </table:table-cell>
          <table:table-cell table:style-name="ce133" office:value-type="float" office:value="16">
            <text:p>16</text:p>
          </table:table-cell>
          <table:table-cell table:style-name="ce133" office:value-type="string">
            <text:p>5.3.2.1</text:p>
          </table:table-cell>
          <table:table-cell table:style-name="ce133" office:value-type="float" office:value="24">
            <text:p>24</text:p>
          </table:table-cell>
          <table:table-cell table:style-name="ce633" office:value-type="string">
            <text:p>The word "defined" is the wrong one to use here.</text:p>
          </table:table-cell>
          <table:table-cell table:style-name="ce133"/>
          <table:table-cell table:style-name="ce133" office:value-type="string">
            <text:p>Yes</text:p>
          </table:table-cell>
          <table:table-cell table:style-name="ce633" office:value-type="string">
            <text:p>Change as follows: "provider bridging, as &lt;d&gt; defined &lt;/d&gt;&lt;i&gt; discussed&lt;/i&gt; in 5.3.2.5."</text:p>
          </table:table-cell>
          <table:table-cell table:style-name="ce133" office:value-type="string">
            <text:p>Accepted</text:p>
          </table:table-cell>
          <table:table-cell table:style-name="ce633"/>
          <table:table-cell table:style-name="ce133" table:number-columns-repeated="5"/>
          <table:table-cell table:style-name="ce133" office:value-type="string">
            <text:p>Closed</text:p>
          </table:table-cell>
          <table:table-cell table:style-name="ce1134" table:formula="of:=IF([.L101]=&quot;Editorial&quot;;[.T101];&quot;&quot;)">
            <text:p/>
          </table:table-cell>
          <table:table-cell table:style-name="ce1134" table:formula="of:=IF(OR([.L101]=&quot;Technical&quot;;[.L101]=&quot;General&quot;);[.T101];&quot;&quot;)" office:value-type="string" office:string-value="Accepted">
            <text:p>Accepted</text:p>
          </table:table-cell>
        </table:table-row>
        <table:table-row table:style-name="ro16">
          <table:table-cell table:style-name="ce134" office:value-type="float" office:value="15713400023">
            <text:p>15713400023</text:p>
          </table:table-cell>
          <table:table-cell table:style-name="ce134" office:value-type="string">
            <text:p><text:s/>6-Feb-2013 16:23:50 EDT</text:p>
          </table:table-cell>
          <table:table-cell table:style-name="ce134" office:value-type="string">
            <text:p>i-21</text:p>
          </table:table-cell>
          <table:table-cell table:style-name="ce134" office:value-type="string">
            <text:p>Jones, Vincent</text:p>
          </table:table-cell>
          <table:table-cell table:style-name="ce134" table:number-columns-repeated="2"/>
          <table:table-cell table:style-name="ce134" office:value-type="string">
            <text:p>Individual</text:p>
          </table:table-cell>
          <table:table-cell table:style-name="ce134" office:value-type="float" office:value="5">
            <text:p>5</text:p>
          </table:table-cell>
          <table:table-cell table:style-name="ce134" office:value-type="string">
            <text:p>Consulting</text:p>
          </table:table-cell>
          <table:table-cell table:style-name="ce134" office:value-type="string">
            <text:p>Approve</text:p>
          </table:table-cell>
          <table:table-cell table:style-name="ce134" office:value-type="string">
            <text:p>Self Employed</text:p>
          </table:table-cell>
          <table:table-cell table:style-name="ce134" office:value-type="string">
            <text:p>Editorial</text:p>
          </table:table-cell>
          <table:table-cell table:style-name="ce134" office:value-type="float" office:value="18">
            <text:p>18</text:p>
          </table:table-cell>
          <table:table-cell table:style-name="ce134" office:value-type="string">
            <text:p>5.3.2.6</text:p>
          </table:table-cell>
          <table:table-cell table:style-name="ce134" office:value-type="float" office:value="17">
            <text:p>17</text:p>
          </table:table-cell>
          <table:table-cell table:style-name="ce634" office:value-type="string">
            <text:p>Figure 7 font kerning does not match font rendering, making textual labels hard to read</text:p>
          </table:table-cell>
          <table:table-cell table:style-name="ce134"/>
          <table:table-cell table:style-name="ce134" office:value-type="string">
            <text:p>No</text:p>
          </table:table-cell>
          <table:table-cell table:style-name="ce634" office:value-type="string">
            <text:p>fix font rendition</text:p>
          </table:table-cell>
          <table:table-cell table:style-name="ce134"/>
          <table:table-cell table:style-name="ce634"/>
          <table:table-cell table:style-name="ce134" table:number-columns-repeated="5"/>
          <table:table-cell table:style-name="ce134" office:value-type="string">
            <text:p>Gilb</text:p>
          </table:table-cell>
          <table:table-cell table:style-name="ce1135" table:formula="of:=IF([.L102]=&quot;Editorial&quot;;[.T102];&quot;&quot;)" office:value-type="float" office:value="0">
            <text:p>0</text:p>
          </table:table-cell>
          <table:table-cell table:style-name="ce1135" table:formula="of:=IF(OR([.L102]=&quot;Technical&quot;;[.L102]=&quot;General&quot;);[.T102];&quot;&quot;)">
            <text:p/>
          </table:table-cell>
        </table:table-row>
        <table:table-row table:style-name="ro17">
          <table:table-cell table:style-name="ce135" office:value-type="float" office:value="15717200023">
            <text:p>15717200023</text:p>
          </table:table-cell>
          <table:table-cell table:style-name="ce135" office:value-type="string">
            <text:p><text:s/>8-Feb-2013 14:39:10 EDT</text:p>
          </table:table-cell>
          <table:table-cell table:style-name="ce135" office:value-type="string">
            <text:p>i-45</text:p>
          </table:table-cell>
          <table:table-cell table:style-name="ce135" office:value-type="string">
            <text:p>Hamilton, Mark</text:p>
          </table:table-cell>
          <table:table-cell table:style-name="ce135" table:number-columns-repeated="2"/>
          <table:table-cell table:style-name="ce135" office:value-type="string">
            <text:p>Individual</text:p>
          </table:table-cell>
          <table:table-cell table:style-name="ce135" office:value-type="float" office:value="2">
            <text:p>2</text:p>
          </table:table-cell>
          <table:table-cell table:style-name="ce135" office:value-type="string">
            <text:p>Producer - Component</text:p>
          </table:table-cell>
          <table:table-cell table:style-name="ce135" office:value-type="string">
            <text:p>Disapprove</text:p>
          </table:table-cell>
          <table:table-cell table:style-name="ce135" office:value-type="string">
            <text:p>SpectraLink, Corp.</text:p>
          </table:table-cell>
          <table:table-cell table:style-name="ce135" office:value-type="string">
            <text:p>Technical</text:p>
          </table:table-cell>
          <table:table-cell table:style-name="ce135" office:value-type="float" office:value="18">
            <text:p>18</text:p>
          </table:table-cell>
          <table:table-cell table:style-name="ce135" office:value-type="string">
            <text:p>5.3.2.6</text:p>
          </table:table-cell>
          <table:table-cell table:style-name="ce135" office:value-type="float" office:value="13">
            <text:p>13</text:p>
          </table:table-cell>
          <table:table-cell table:style-name="ce635" office:value-type="string">
            <text:p>A term "backbone" used without explicit definition.</text:p>
          </table:table-cell>
          <table:table-cell table:style-name="ce135"/>
          <table:table-cell table:style-name="ce135" office:value-type="string">
            <text:p>Yes</text:p>
          </table:table-cell>
          <table:table-cell table:style-name="ce635" office:value-type="string">
            <text:p>Add following text after 2nd sentence of 2nd paragraph (after "IEEE Std 802.17(TM)ring.").</text:p>
            <text:p>--- proposed text ---</text:p>
            <text:p>IEEE Std 802.17 ring forms a backbone of this network.</text:p>
          </table:table-cell>
          <table:table-cell table:style-name="ce135" office:value-type="string">
            <text:p>Revised</text:p>
          </table:table-cell>
          <table:table-cell table:style-name="ce635" office:value-type="string">
            <text:p>Add to that location “The IEEE Std 802.17 ring and the IEEE Std 802.3 links between S and T and S and U form the backbone network.</text:p>
          </table:table-cell>
          <table:table-cell table:style-name="ce135" table:number-columns-repeated="5"/>
          <table:table-cell table:style-name="ce135" office:value-type="string">
            <text:p>Closed</text:p>
          </table:table-cell>
          <table:table-cell table:style-name="ce1136" table:formula="of:=IF([.L103]=&quot;Editorial&quot;;[.T103];&quot;&quot;)">
            <text:p/>
          </table:table-cell>
          <table:table-cell table:style-name="ce1136" table:formula="of:=IF(OR([.L103]=&quot;Technical&quot;;[.L103]=&quot;General&quot;);[.T103];&quot;&quot;)" office:value-type="string" office:string-value="Revised">
            <text:p>Revised</text:p>
          </table:table-cell>
        </table:table-row>
        <table:table-row table:style-name="ro23">
          <table:table-cell table:style-name="ce136" office:value-type="float" office:value="15728300023">
            <text:p>15728300023</text:p>
          </table:table-cell>
          <table:table-cell table:style-name="ce136" office:value-type="string">
            <text:p>12-Feb-2013 19: 1: 4 EDT</text:p>
          </table:table-cell>
          <table:table-cell table:style-name="ce136" office:value-type="string">
            <text:p>i-114</text:p>
          </table:table-cell>
          <table:table-cell table:style-name="ce136" office:value-type="string">
            <text:p>Powell, Clinton</text:p>
          </table:table-cell>
          <table:table-cell table:style-name="ce136" table:number-columns-repeated="2"/>
          <table:table-cell table:style-name="ce136" office:value-type="string">
            <text:p>Individual</text:p>
          </table:table-cell>
          <table:table-cell table:style-name="ce136" office:value-type="float" office:value="2">
            <text:p>2</text:p>
          </table:table-cell>
          <table:table-cell table:style-name="ce136" office:value-type="string">
            <text:p>Consulting</text:p>
          </table:table-cell>
          <table:table-cell table:style-name="ce136" office:value-type="string">
            <text:p>Approve</text:p>
          </table:table-cell>
          <table:table-cell table:style-name="ce136" office:value-type="string">
            <text:p>Powell Wireless Consulting, LLC</text:p>
          </table:table-cell>
          <table:table-cell table:style-name="ce136" office:value-type="string">
            <text:p>Editorial</text:p>
          </table:table-cell>
          <table:table-cell table:style-name="ce136" office:value-type="float" office:value="18">
            <text:p>18</text:p>
          </table:table-cell>
          <table:table-cell table:style-name="ce136" office:value-type="string">
            <text:p>5.3.2.6</text:p>
          </table:table-cell>
          <table:table-cell table:style-name="ce136" office:value-type="float" office:value="11">
            <text:p>11</text:p>
          </table:table-cell>
          <table:table-cell table:style-name="ce636" office:value-type="string">
            <text:p>"...and U function as bridge" does not read well.</text:p>
          </table:table-cell>
          <table:table-cell table:style-name="ce136"/>
          <table:table-cell table:style-name="ce136" office:value-type="string">
            <text:p>No</text:p>
          </table:table-cell>
          <table:table-cell table:style-name="ce636" office:value-type="string">
            <text:p>Change to "...and U function as a bridge" or "...and U function as bridges".</text:p>
          </table:table-cell>
          <table:table-cell table:style-name="ce136"/>
          <table:table-cell table:style-name="ce636"/>
          <table:table-cell table:style-name="ce136" table:number-columns-repeated="5"/>
          <table:table-cell table:style-name="ce136" office:value-type="string">
            <text:p>Gilb</text:p>
          </table:table-cell>
          <table:table-cell table:style-name="ce1137" table:formula="of:=IF([.L104]=&quot;Editorial&quot;;[.T104];&quot;&quot;)" office:value-type="float" office:value="0">
            <text:p>0</text:p>
          </table:table-cell>
          <table:table-cell table:style-name="ce1137" table:formula="of:=IF(OR([.L104]=&quot;Technical&quot;;[.L104]=&quot;General&quot;);[.T104];&quot;&quot;)">
            <text:p/>
          </table:table-cell>
        </table:table-row>
        <table:table-row table:style-name="ro32">
          <table:table-cell table:style-name="ce137" office:value-type="float" office:value="15721400023">
            <text:p>15721400023</text:p>
          </table:table-cell>
          <table:table-cell table:style-name="ce137" office:value-type="string">
            <text:p>10-Feb-2013 20:39:55 EDT</text:p>
          </table:table-cell>
          <table:table-cell table:style-name="ce137" office:value-type="string">
            <text:p>i-61</text:p>
          </table:table-cell>
          <table:table-cell table:style-name="ce137" office:value-type="string">
            <text:p>Haddock, Stephen</text:p>
          </table:table-cell>
          <table:table-cell table:style-name="ce137" table:number-columns-repeated="2"/>
          <table:table-cell table:style-name="ce137" office:value-type="string">
            <text:p>Individual</text:p>
          </table:table-cell>
          <table:table-cell table:style-name="ce137" office:value-type="float" office:value="3">
            <text:p>3</text:p>
          </table:table-cell>
          <table:table-cell table:style-name="ce137" office:value-type="string">
            <text:p>Consulting</text:p>
          </table:table-cell>
          <table:table-cell table:style-name="ce137" office:value-type="string">
            <text:p>Approve</text:p>
          </table:table-cell>
          <table:table-cell table:style-name="ce137" office:value-type="string">
            <text:p>Stephen Haddock Consulting, LLC</text:p>
          </table:table-cell>
          <table:table-cell table:style-name="ce137" office:value-type="string">
            <text:p>General</text:p>
          </table:table-cell>
          <table:table-cell table:style-name="ce137" office:value-type="float" office:value="19">
            <text:p>19</text:p>
          </table:table-cell>
          <table:table-cell table:style-name="ce137" office:value-type="float" office:value="6.1">
            <text:p>6.1</text:p>
          </table:table-cell>
          <table:table-cell table:style-name="ce137" office:value-type="float" office:value="11">
            <text:p>11</text:p>
          </table:table-cell>
          <table:table-cell table:style-name="ce637" office:value-type="string">
            <text:p>The Internal Sublayer Service is now defined in 802.1AC. <text:s/>Currently it is also defined in 802.1D and 802.1Q, however it is likely to be removed in future revisions of those standards to eliminate the possibility of conflicting definitions.</text:p>
          </table:table-cell>
          <table:table-cell table:style-name="ce137"/>
          <table:table-cell table:style-name="ce137" office:value-type="string">
            <text:p>No</text:p>
          </table:table-cell>
          <table:table-cell table:style-name="ce637" office:value-type="string">
            <text:p>Replace "IEEE Std 802.1D and IEEE Std 802.1Q" with "IEEE Std 802.1AC".</text:p>
          </table:table-cell>
          <table:table-cell table:style-name="ce137" office:value-type="string">
            <text:p>Accepted</text:p>
          </table:table-cell>
          <table:table-cell table:style-name="ce637"/>
          <table:table-cell table:style-name="ce137" table:number-columns-repeated="5"/>
          <table:table-cell table:style-name="ce137" office:value-type="string">
            <text:p>Closed</text:p>
          </table:table-cell>
          <table:table-cell table:style-name="ce1138" table:formula="of:=IF([.L105]=&quot;Editorial&quot;;[.T105];&quot;&quot;)">
            <text:p/>
          </table:table-cell>
          <table:table-cell table:style-name="ce1138" table:formula="of:=IF(OR([.L105]=&quot;Technical&quot;;[.L105]=&quot;General&quot;);[.T105];&quot;&quot;)" office:value-type="string" office:string-value="Accepted">
            <text:p>Accepted</text:p>
          </table:table-cell>
        </table:table-row>
        <table:table-row table:style-name="ro20">
          <table:table-cell table:style-name="ce138" office:value-type="float" office:value="15923700023">
            <text:p>15923700023</text:p>
          </table:table-cell>
          <table:table-cell table:style-name="ce138" office:value-type="string">
            <text:p>22-Mar-2013 16:40:21 EDT</text:p>
          </table:table-cell>
          <table:table-cell table:style-name="ce138" office:value-type="string">
            <text:p>i-170</text:p>
          </table:table-cell>
          <table:table-cell table:style-name="ce138" office:value-type="string">
            <text:p>Rolfe, Benjamin</text:p>
          </table:table-cell>
          <table:table-cell table:style-name="ce138" table:number-columns-repeated="2"/>
          <table:table-cell table:style-name="ce138" office:value-type="string">
            <text:p>Individual</text:p>
          </table:table-cell>
          <table:table-cell table:style-name="ce138" office:value-type="float" office:value="17">
            <text:p>17</text:p>
          </table:table-cell>
          <table:table-cell table:style-name="ce138" office:value-type="string">
            <text:p>Consulting</text:p>
          </table:table-cell>
          <table:table-cell table:style-name="ce138" office:value-type="string">
            <text:p>Disapprove</text:p>
          </table:table-cell>
          <table:table-cell table:style-name="ce138" office:value-type="string">
            <text:p>Blind Creek Associates</text:p>
          </table:table-cell>
          <table:table-cell table:style-name="ce138" office:value-type="string">
            <text:p>Technical</text:p>
          </table:table-cell>
          <table:table-cell table:style-name="ce138" office:value-type="float" office:value="19">
            <text:p>19</text:p>
          </table:table-cell>
          <table:table-cell table:style-name="ce138" office:value-type="float" office:value="6.1">
            <text:p>6.1</text:p>
          </table:table-cell>
          <table:table-cell table:style-name="ce138" office:value-type="float" office:value="9">
            <text:p>9</text:p>
          </table:table-cell>
          <table:table-cell table:style-name="ce638" office:value-type="string">
            <text:p>"is required" sounds like it might be intended to be stating a normative requirement. "Is required" is not the apporpirate language.</text:p>
          </table:table-cell>
          <table:table-cell table:style-name="ce138"/>
          <table:table-cell table:style-name="ce138" office:value-type="string">
            <text:p>Yes</text:p>
          </table:table-cell>
          <table:table-cell table:style-name="ce638" office:value-type="string">
            <text:p>Replace <text:s/>"is required, at a minimum, to" <text:s/>with <text:s/>"should"</text:p>
          </table:table-cell>
          <table:table-cell table:style-name="ce138"/>
          <table:table-cell table:style-name="ce638"/>
          <table:table-cell table:style-name="ce138" table:number-columns-repeated="5"/>
          <table:table-cell table:style-name="ce138" office:value-type="string">
            <text:p>Gilb</text:p>
          </table:table-cell>
          <table:table-cell table:style-name="ce1139" table:formula="of:=IF([.L106]=&quot;Editorial&quot;;[.T106];&quot;&quot;)">
            <text:p/>
          </table:table-cell>
          <table:table-cell table:style-name="ce1139" table:formula="of:=IF(OR([.L106]=&quot;Technical&quot;;[.L106]=&quot;General&quot;);[.T106];&quot;&quot;)" office:value-type="float" office:value="0">
            <text:p>0</text:p>
          </table:table-cell>
        </table:table-row>
        <table:table-row table:style-name="ro22">
          <table:table-cell table:style-name="ce139" office:value-type="float" office:value="15923800023">
            <text:p>15923800023</text:p>
          </table:table-cell>
          <table:table-cell table:style-name="ce139" office:value-type="string">
            <text:p>22-Mar-2013 16:40:21 EDT</text:p>
          </table:table-cell>
          <table:table-cell table:style-name="ce139" office:value-type="string">
            <text:p>i-171</text:p>
          </table:table-cell>
          <table:table-cell table:style-name="ce139" office:value-type="string">
            <text:p>Rolfe, Benjamin</text:p>
          </table:table-cell>
          <table:table-cell table:style-name="ce139" table:number-columns-repeated="2"/>
          <table:table-cell table:style-name="ce139" office:value-type="string">
            <text:p>Individual</text:p>
          </table:table-cell>
          <table:table-cell table:style-name="ce139" office:value-type="float" office:value="18">
            <text:p>18</text:p>
          </table:table-cell>
          <table:table-cell table:style-name="ce139" office:value-type="string">
            <text:p>Consulting</text:p>
          </table:table-cell>
          <table:table-cell table:style-name="ce139" office:value-type="string">
            <text:p>Disapprove</text:p>
          </table:table-cell>
          <table:table-cell table:style-name="ce139" office:value-type="string">
            <text:p>Blind Creek Associates</text:p>
          </table:table-cell>
          <table:table-cell table:style-name="ce139" office:value-type="string">
            <text:p>Technical</text:p>
          </table:table-cell>
          <table:table-cell table:style-name="ce139" office:value-type="float" office:value="19">
            <text:p>19</text:p>
          </table:table-cell>
          <table:table-cell table:style-name="ce139" office:value-type="float" office:value="6.3">
            <text:p>6.3</text:p>
          </table:table-cell>
          <table:table-cell table:style-name="ce139" office:value-type="float" office:value="30">
            <text:p>30</text:p>
          </table:table-cell>
          <table:table-cell table:style-name="ce639" office:value-type="string">
            <text:p>"is required to" is not correct normative langauge though it may be intended (or confused) with a normative requirement. <text:s/>In this case it apears "shall" is appropriate.</text:p>
          </table:table-cell>
          <table:table-cell table:style-name="ce139"/>
          <table:table-cell table:style-name="ce139" office:value-type="string">
            <text:p>Yes</text:p>
          </table:table-cell>
          <table:table-cell table:style-name="ce639" office:value-type="string">
            <text:p>Change "is required" to "shall".</text:p>
          </table:table-cell>
          <table:table-cell table:style-name="ce139"/>
          <table:table-cell table:style-name="ce639"/>
          <table:table-cell table:style-name="ce139" table:number-columns-repeated="5"/>
          <table:table-cell table:style-name="ce139" office:value-type="string">
            <text:p>Gilb</text:p>
          </table:table-cell>
          <table:table-cell table:style-name="ce1140" table:formula="of:=IF([.L107]=&quot;Editorial&quot;;[.T107];&quot;&quot;)">
            <text:p/>
          </table:table-cell>
          <table:table-cell table:style-name="ce1140" table:formula="of:=IF(OR([.L107]=&quot;Technical&quot;;[.L107]=&quot;General&quot;);[.T107];&quot;&quot;)" office:value-type="float" office:value="0">
            <text:p>0</text:p>
          </table:table-cell>
        </table:table-row>
        <table:table-row table:style-name="ro22">
          <table:table-cell table:style-name="ce140" office:value-type="float" office:value="16217300023">
            <text:p>16217300023</text:p>
          </table:table-cell>
          <table:table-cell table:style-name="ce140" office:value-type="string">
            <text:p>14-May-2013 15:18:51 EDT</text:p>
          </table:table-cell>
          <table:table-cell table:style-name="ce140" office:value-type="string">
            <text:p>i-186</text:p>
          </table:table-cell>
          <table:table-cell table:style-name="ce140" office:value-type="string">
            <text:p>Rolfe, Benjamin</text:p>
          </table:table-cell>
          <table:table-cell table:style-name="ce140" table:number-columns-repeated="2"/>
          <table:table-cell table:style-name="ce140" office:value-type="string">
            <text:p>Rogue Comment</text:p>
          </table:table-cell>
          <table:table-cell table:style-name="ce140" office:value-type="float" office:value="33">
            <text:p>33</text:p>
          </table:table-cell>
          <table:table-cell table:style-name="ce140" office:value-type="string">
            <text:p>Consulting</text:p>
          </table:table-cell>
          <table:table-cell table:style-name="ce140" office:value-type="string">
            <text:p>Disapprove</text:p>
          </table:table-cell>
          <table:table-cell table:style-name="ce140" office:value-type="string">
            <text:p>Blind Creek Associates</text:p>
          </table:table-cell>
          <table:table-cell table:style-name="ce140" office:value-type="string">
            <text:p>Technical</text:p>
          </table:table-cell>
          <table:table-cell table:style-name="ce140" office:value-type="float" office:value="19">
            <text:p>19</text:p>
          </table:table-cell>
          <table:table-cell table:style-name="ce140" office:value-type="float" office:value="6.3">
            <text:p>6.3</text:p>
          </table:table-cell>
          <table:table-cell table:style-name="ce140" office:value-type="float" office:value="35">
            <text:p>35</text:p>
          </table:table-cell>
          <table:table-cell table:style-name="ce640" office:value-type="string">
            <text:p>Poorly specified requirement: how exactly does one verify that the an error is due "only to the PHY" and not due to some other part of the implementation or real world?</text:p>
          </table:table-cell>
          <table:table-cell table:style-name="ce140"/>
          <table:table-cell table:style-name="ce140" office:value-type="string">
            <text:p>Yes</text:p>
          </table:table-cell>
          <table:table-cell table:style-name="ce640" office:value-type="string">
            <text:p>delete "due only to the operation of the PHY"</text:p>
          </table:table-cell>
          <table:table-cell table:style-name="ce140"/>
          <table:table-cell table:style-name="ce640"/>
          <table:table-cell table:style-name="ce140" table:number-columns-repeated="5"/>
          <table:table-cell table:style-name="ce140" office:value-type="string">
            <text:p>Gilb</text:p>
          </table:table-cell>
          <table:table-cell table:style-name="ce1141" table:formula="of:=IF([.L108]=&quot;Editorial&quot;;[.T108];&quot;&quot;)">
            <text:p/>
          </table:table-cell>
          <table:table-cell table:style-name="ce1141" table:formula="of:=IF(OR([.L108]=&quot;Technical&quot;;[.L108]=&quot;General&quot;);[.T108];&quot;&quot;)" office:value-type="float" office:value="0">
            <text:p>0</text:p>
          </table:table-cell>
        </table:table-row>
        <table:table-row table:style-name="ro29">
          <table:table-cell table:style-name="ce141" office:value-type="float" office:value="16217400023">
            <text:p>16217400023</text:p>
          </table:table-cell>
          <table:table-cell table:style-name="ce141" office:value-type="string">
            <text:p>14-May-2013 15:18:51 EDT</text:p>
          </table:table-cell>
          <table:table-cell table:style-name="ce141" office:value-type="string">
            <text:p>i-187</text:p>
          </table:table-cell>
          <table:table-cell table:style-name="ce141" office:value-type="string">
            <text:p>Rolfe, Benjamin</text:p>
          </table:table-cell>
          <table:table-cell table:style-name="ce141" table:number-columns-repeated="2"/>
          <table:table-cell table:style-name="ce141" office:value-type="string">
            <text:p>Rogue Comment</text:p>
          </table:table-cell>
          <table:table-cell table:style-name="ce141" office:value-type="float" office:value="34">
            <text:p>34</text:p>
          </table:table-cell>
          <table:table-cell table:style-name="ce141" office:value-type="string">
            <text:p>Consulting</text:p>
          </table:table-cell>
          <table:table-cell table:style-name="ce141" office:value-type="string">
            <text:p>Disapprove</text:p>
          </table:table-cell>
          <table:table-cell table:style-name="ce141" office:value-type="string">
            <text:p>Blind Creek Associates</text:p>
          </table:table-cell>
          <table:table-cell table:style-name="ce141" office:value-type="string">
            <text:p>Technical</text:p>
          </table:table-cell>
          <table:table-cell table:style-name="ce141" office:value-type="float" office:value="19">
            <text:p>19</text:p>
          </table:table-cell>
          <table:table-cell table:style-name="ce141" office:value-type="float" office:value="6.3">
            <text:p>6.3</text:p>
          </table:table-cell>
          <table:table-cell table:style-name="ce141" office:value-type="float" office:value="42">
            <text:p>42</text:p>
          </table:table-cell>
          <table:table-cell table:style-name="ce641" office:value-type="string">
            <text:p>The phrase "with frames shorter than 2048 octets" is ambiguous. <text:s/>Do you mean if the PHY is capable of shorter frames? Do you mean if it is NOT capable of a 2048 octet frame? Do you mean some a MAXIMUM length frame of 2048 octets?. Are all wired and/or optical PHYs using a fixed physical frame size? I'm pretty sure there is at least one wired or optical PHY with a variable frame size, in which event this specification is ambiguous.</text:p>
          </table:table-cell>
          <table:table-cell table:style-name="ce141"/>
          <table:table-cell table:style-name="ce141" office:value-type="string">
            <text:p>Yes</text:p>
          </table:table-cell>
          <table:table-cell table:style-name="ce641" office:value-type="string">
            <text:p>Clarify using an unambiguous specification that is verifiable through observable behavior, or delete paragraph.</text:p>
          </table:table-cell>
          <table:table-cell table:style-name="ce141"/>
          <table:table-cell table:style-name="ce641"/>
          <table:table-cell table:style-name="ce141" table:number-columns-repeated="5"/>
          <table:table-cell table:style-name="ce141" office:value-type="string">
            <text:p>Gilb</text:p>
          </table:table-cell>
          <table:table-cell table:style-name="ce1142" table:formula="of:=IF([.L109]=&quot;Editorial&quot;;[.T109];&quot;&quot;)">
            <text:p/>
          </table:table-cell>
          <table:table-cell table:style-name="ce1142" table:formula="of:=IF(OR([.L109]=&quot;Technical&quot;;[.L109]=&quot;General&quot;);[.T109];&quot;&quot;)" office:value-type="float" office:value="0">
            <text:p>0</text:p>
          </table:table-cell>
        </table:table-row>
        <table:table-row table:style-name="ro21">
          <table:table-cell table:style-name="ce142" office:value-type="float" office:value="16217500023">
            <text:p>16217500023</text:p>
          </table:table-cell>
          <table:table-cell table:style-name="ce142" office:value-type="string">
            <text:p>14-May-2013 15:18:51 EDT</text:p>
          </table:table-cell>
          <table:table-cell table:style-name="ce142" office:value-type="string">
            <text:p>i-188</text:p>
          </table:table-cell>
          <table:table-cell table:style-name="ce142" office:value-type="string">
            <text:p>Rolfe, Benjamin</text:p>
          </table:table-cell>
          <table:table-cell table:style-name="ce142" table:number-columns-repeated="2"/>
          <table:table-cell table:style-name="ce142" office:value-type="string">
            <text:p>Rogue Comment</text:p>
          </table:table-cell>
          <table:table-cell table:style-name="ce142" office:value-type="float" office:value="35">
            <text:p>35</text:p>
          </table:table-cell>
          <table:table-cell table:style-name="ce142" office:value-type="string">
            <text:p>Consulting</text:p>
          </table:table-cell>
          <table:table-cell table:style-name="ce142" office:value-type="string">
            <text:p>Disapprove</text:p>
          </table:table-cell>
          <table:table-cell table:style-name="ce142" office:value-type="string">
            <text:p>Blind Creek Associates</text:p>
          </table:table-cell>
          <table:table-cell table:style-name="ce142" office:value-type="string">
            <text:p>General</text:p>
          </table:table-cell>
          <table:table-cell table:style-name="ce142" office:value-type="float" office:value="19">
            <text:p>19</text:p>
          </table:table-cell>
          <table:table-cell table:style-name="ce142" office:value-type="float" office:value="6.2">
            <text:p>6.2</text:p>
          </table:table-cell>
          <table:table-cell table:style-name="ce142" office:value-type="float" office:value="15">
            <text:p>15</text:p>
          </table:table-cell>
          <table:table-cell table:style-name="ce642" office:value-type="string">
            <text:p>An potentially interesting history (squirrel) though I can not figure exactly what this paragraph means or how it contributes to defining or understanding the definition of the 802 architecture. <text:s/>I think we need not remind the world how limited our vision was when 802 was first begun.</text:p>
          </table:table-cell>
          <table:table-cell table:style-name="ce142"/>
          <table:table-cell table:style-name="ce142" office:value-type="string">
            <text:p>Yes</text:p>
          </table:table-cell>
          <table:table-cell table:style-name="ce642" office:value-type="string">
            <text:p>remove paragraph.</text:p>
          </table:table-cell>
          <table:table-cell table:style-name="ce142"/>
          <table:table-cell table:style-name="ce642"/>
          <table:table-cell table:style-name="ce142" table:number-columns-repeated="5"/>
          <table:table-cell table:style-name="ce142" office:value-type="string">
            <text:p>Call</text:p>
          </table:table-cell>
          <table:table-cell table:style-name="ce1143" table:formula="of:=IF([.L110]=&quot;Editorial&quot;;[.T110];&quot;&quot;)">
            <text:p/>
          </table:table-cell>
          <table:table-cell table:style-name="ce1143" table:formula="of:=IF(OR([.L110]=&quot;Technical&quot;;[.L110]=&quot;General&quot;);[.T110];&quot;&quot;)" office:value-type="float" office:value="0">
            <text:p>0</text:p>
          </table:table-cell>
        </table:table-row>
        <table:table-row table:style-name="ro44">
          <table:table-cell table:style-name="ce143" office:value-type="float" office:value="16217600023">
            <text:p>16217600023</text:p>
          </table:table-cell>
          <table:table-cell table:style-name="ce143" office:value-type="string">
            <text:p>14-May-2013 15:18:51 EDT</text:p>
          </table:table-cell>
          <table:table-cell table:style-name="ce143" office:value-type="string">
            <text:p>i-189</text:p>
          </table:table-cell>
          <table:table-cell table:style-name="ce143" office:value-type="string">
            <text:p>Rolfe, Benjamin</text:p>
          </table:table-cell>
          <table:table-cell table:style-name="ce143" table:number-columns-repeated="2"/>
          <table:table-cell table:style-name="ce143" office:value-type="string">
            <text:p>Rogue Comment</text:p>
          </table:table-cell>
          <table:table-cell table:style-name="ce143" office:value-type="float" office:value="36">
            <text:p>36</text:p>
          </table:table-cell>
          <table:table-cell table:style-name="ce143" office:value-type="string">
            <text:p>Consulting</text:p>
          </table:table-cell>
          <table:table-cell table:style-name="ce143" office:value-type="string">
            <text:p>Disapprove</text:p>
          </table:table-cell>
          <table:table-cell table:style-name="ce143" office:value-type="string">
            <text:p>Blind Creek Associates</text:p>
          </table:table-cell>
          <table:table-cell table:style-name="ce143" office:value-type="string">
            <text:p>Technical</text:p>
          </table:table-cell>
          <table:table-cell table:style-name="ce143" office:value-type="float" office:value="19">
            <text:p>19</text:p>
          </table:table-cell>
          <table:table-cell table:style-name="ce143" office:value-type="float" office:value="6.4">
            <text:p>6.4</text:p>
          </table:table-cell>
          <table:table-cell table:style-name="ce143" office:value-type="float" office:value="54">
            <text:p>54</text:p>
          </table:table-cell>
          <table:table-cell table:style-name="ce643" office:value-type="string">
            <text:p>"shall not" is an unverifiable requirement. It is impossible to verify that there is no possible failure situation of a device which can not result in it taking down it's neighbors, as all possible failure conditions can not be identified and tested. For example any connected device with an energy source may become an unintentional transmitter thus creating interference to wired or wireless devices in the sphere of influence. <text:s/>Highly unlikely but still possible is that said interference triggers the ignition sequence of a <text:s/>thermo-nuclear device within the effective SOI which annihilates all other STAs within the blast radius which would in most situations result in a "non-transient" network interruption.</text:p>
          </table:table-cell>
          <table:table-cell table:style-name="ce143"/>
          <table:table-cell table:style-name="ce143" office:value-type="string">
            <text:p>Yes</text:p>
          </table:table-cell>
          <table:table-cell table:style-name="ce643" office:value-type="string">
            <text:p>Restate it as a positive requirement or restate as a desire rather than a requirement e. g. "consideration should be given in protocol design to reduce the probability that failure of a single station will result in an interruption of service to other stations in the network for more than..."</text:p>
          </table:table-cell>
          <table:table-cell table:style-name="ce143"/>
          <table:table-cell table:style-name="ce643"/>
          <table:table-cell table:style-name="ce143" table:number-columns-repeated="5"/>
          <table:table-cell table:style-name="ce143" office:value-type="string">
            <text:p>Call</text:p>
          </table:table-cell>
          <table:table-cell table:style-name="ce1144" table:formula="of:=IF([.L111]=&quot;Editorial&quot;;[.T111];&quot;&quot;)">
            <text:p/>
          </table:table-cell>
          <table:table-cell table:style-name="ce1144" table:formula="of:=IF(OR([.L111]=&quot;Technical&quot;;[.L111]=&quot;General&quot;);[.T111];&quot;&quot;)" office:value-type="float" office:value="0">
            <text:p>0</text:p>
          </table:table-cell>
        </table:table-row>
        <table:table-row table:style-name="ro40">
          <table:table-cell table:style-name="ce144" office:value-type="float" office:value="16217700023">
            <text:p>16217700023</text:p>
          </table:table-cell>
          <table:table-cell table:style-name="ce144" office:value-type="string">
            <text:p>14-May-2013 15:18:51 EDT</text:p>
          </table:table-cell>
          <table:table-cell table:style-name="ce144" office:value-type="string">
            <text:p>i-190</text:p>
          </table:table-cell>
          <table:table-cell table:style-name="ce144" office:value-type="string">
            <text:p>Rolfe, Benjamin</text:p>
          </table:table-cell>
          <table:table-cell table:style-name="ce144" table:number-columns-repeated="2"/>
          <table:table-cell table:style-name="ce144" office:value-type="string">
            <text:p>Rogue Comment</text:p>
          </table:table-cell>
          <table:table-cell table:style-name="ce144" office:value-type="float" office:value="37">
            <text:p>37</text:p>
          </table:table-cell>
          <table:table-cell table:style-name="ce144" office:value-type="string">
            <text:p>Consulting</text:p>
          </table:table-cell>
          <table:table-cell table:style-name="ce144" office:value-type="string">
            <text:p>Disapprove</text:p>
          </table:table-cell>
          <table:table-cell table:style-name="ce144" office:value-type="string">
            <text:p>Blind Creek Associates</text:p>
          </table:table-cell>
          <table:table-cell table:style-name="ce144" office:value-type="string">
            <text:p>Technical</text:p>
          </table:table-cell>
          <table:table-cell table:style-name="ce144" office:value-type="float" office:value="20">
            <text:p>20</text:p>
          </table:table-cell>
          <table:table-cell table:style-name="ce144" office:value-type="float" office:value="6.4">
            <text:p>6.4</text:p>
          </table:table-cell>
          <table:table-cell table:style-name="ce144" office:value-type="float" office:value="1">
            <text:p>1</text:p>
          </table:table-cell>
          <table:table-cell table:style-name="ce644" office:value-type="string">
            <text:p>As stated, If I assume that the loss of a station invalidates my network configuration then I may ignore this requirement, since the requirement only applies if I assume the network configuration is valid. That seems rather hard to verify - how do we validate unstated assumptions about network validity?</text:p>
          </table:table-cell>
          <table:table-cell table:style-name="ce144"/>
          <table:table-cell table:style-name="ce144" office:value-type="string">
            <text:p>Yes</text:p>
          </table:table-cell>
          <table:table-cell table:style-name="ce644" office:value-type="string">
            <text:p>remove sub-clause</text:p>
          </table:table-cell>
          <table:table-cell table:style-name="ce144"/>
          <table:table-cell table:style-name="ce644"/>
          <table:table-cell table:style-name="ce144" table:number-columns-repeated="5"/>
          <table:table-cell table:style-name="ce144" office:value-type="string">
            <text:p>Gilb</text:p>
          </table:table-cell>
          <table:table-cell table:style-name="ce1145" table:formula="of:=IF([.L112]=&quot;Editorial&quot;;[.T112];&quot;&quot;)">
            <text:p/>
          </table:table-cell>
          <table:table-cell table:style-name="ce1145" table:formula="of:=IF(OR([.L112]=&quot;Technical&quot;;[.L112]=&quot;General&quot;);[.T112];&quot;&quot;)" office:value-type="float" office:value="0">
            <text:p>0</text:p>
          </table:table-cell>
        </table:table-row>
        <table:table-row table:style-name="ro21">
          <table:table-cell table:style-name="ce145" office:value-type="float" office:value="16217800023">
            <text:p>16217800023</text:p>
          </table:table-cell>
          <table:table-cell table:style-name="ce145" office:value-type="string">
            <text:p>14-May-2013 15:18:51 EDT</text:p>
          </table:table-cell>
          <table:table-cell table:style-name="ce145" office:value-type="string">
            <text:p>i-191</text:p>
          </table:table-cell>
          <table:table-cell table:style-name="ce145" office:value-type="string">
            <text:p>Rolfe, Benjamin</text:p>
          </table:table-cell>
          <table:table-cell table:style-name="ce145" table:number-columns-repeated="2"/>
          <table:table-cell table:style-name="ce145" office:value-type="string">
            <text:p>Rogue Comment</text:p>
          </table:table-cell>
          <table:table-cell table:style-name="ce145" office:value-type="float" office:value="38">
            <text:p>38</text:p>
          </table:table-cell>
          <table:table-cell table:style-name="ce145" office:value-type="string">
            <text:p>Consulting</text:p>
          </table:table-cell>
          <table:table-cell table:style-name="ce145" office:value-type="string">
            <text:p>Disapprove</text:p>
          </table:table-cell>
          <table:table-cell table:style-name="ce145" office:value-type="string">
            <text:p>Blind Creek Associates</text:p>
          </table:table-cell>
          <table:table-cell table:style-name="ce145" office:value-type="string">
            <text:p>General</text:p>
          </table:table-cell>
          <table:table-cell table:style-name="ce145" office:value-type="float" office:value="20">
            <text:p>20</text:p>
          </table:table-cell>
          <table:table-cell table:style-name="ce145" office:value-type="float" office:value="6.5">
            <text:p>6.5</text:p>
          </table:table-cell>
          <table:table-cell table:style-name="ce145" office:value-type="float" office:value="5">
            <text:p>5</text:p>
          </table:table-cell>
          <table:table-cell table:style-name="ce645" office:value-type="string">
            <text:p>Why out of all the things that are out of scope of this standard are we enumerating this particular topic for which we have nothing normative to say? <text:s/>I'm not getting how this information is neither essential or even useful for understanding the architecture of an 802 system</text:p>
          </table:table-cell>
          <table:table-cell table:style-name="ce145"/>
          <table:table-cell table:style-name="ce145" office:value-type="string">
            <text:p>No</text:p>
          </table:table-cell>
          <table:table-cell table:style-name="ce645" office:value-type="string">
            <text:p>Clarify what the requirement is and/or Remove sub-clause</text:p>
          </table:table-cell>
          <table:table-cell table:style-name="ce145"/>
          <table:table-cell table:style-name="ce645"/>
          <table:table-cell table:style-name="ce145" table:number-columns-repeated="5"/>
          <table:table-cell table:style-name="ce145" office:value-type="string">
            <text:p>Call</text:p>
          </table:table-cell>
          <table:table-cell table:style-name="ce1146" table:formula="of:=IF([.L113]=&quot;Editorial&quot;;[.T113];&quot;&quot;)">
            <text:p/>
          </table:table-cell>
          <table:table-cell table:style-name="ce1146" table:formula="of:=IF(OR([.L113]=&quot;Technical&quot;;[.L113]=&quot;General&quot;);[.T113];&quot;&quot;)" office:value-type="float" office:value="0">
            <text:p>0</text:p>
          </table:table-cell>
        </table:table-row>
        <table:table-row table:style-name="ro40">
          <table:table-cell table:style-name="ce146" office:value-type="float" office:value="16217900023">
            <text:p>16217900023</text:p>
          </table:table-cell>
          <table:table-cell table:style-name="ce146" office:value-type="string">
            <text:p>14-May-2013 15:18:51 EDT</text:p>
          </table:table-cell>
          <table:table-cell table:style-name="ce146" office:value-type="string">
            <text:p>i-192</text:p>
          </table:table-cell>
          <table:table-cell table:style-name="ce146" office:value-type="string">
            <text:p>Rolfe, Benjamin</text:p>
          </table:table-cell>
          <table:table-cell table:style-name="ce146" table:number-columns-repeated="2"/>
          <table:table-cell table:style-name="ce146" office:value-type="string">
            <text:p>Rogue Comment</text:p>
          </table:table-cell>
          <table:table-cell table:style-name="ce146" office:value-type="float" office:value="39">
            <text:p>39</text:p>
          </table:table-cell>
          <table:table-cell table:style-name="ce146" office:value-type="string">
            <text:p>Consulting</text:p>
          </table:table-cell>
          <table:table-cell table:style-name="ce146" office:value-type="string">
            <text:p>Disapprove</text:p>
          </table:table-cell>
          <table:table-cell table:style-name="ce146" office:value-type="string">
            <text:p>Blind Creek Associates</text:p>
          </table:table-cell>
          <table:table-cell table:style-name="ce146" office:value-type="string">
            <text:p>General</text:p>
          </table:table-cell>
          <table:table-cell table:style-name="ce146" office:value-type="float" office:value="20">
            <text:p>20</text:p>
          </table:table-cell>
          <table:table-cell table:style-name="ce146" office:value-type="float" office:value="6.6">
            <text:p>6.6</text:p>
          </table:table-cell>
          <table:table-cell table:style-name="ce146" office:value-type="float" office:value="14">
            <text:p>14</text:p>
          </table:table-cell>
          <table:table-cell table:style-name="ce646" office:value-type="string">
            <text:p>I can think of no kind of equipment which would implement an 802 standard which is not subject to some form of regulations which are outside the scope of our standards. The front matter on all IEEE standards clearly states that regulatory compliance is the responsibility of implementers and users so it does not need to be repeated less clearly.</text:p>
          </table:table-cell>
          <table:table-cell table:style-name="ce146"/>
          <table:table-cell table:style-name="ce146" office:value-type="string">
            <text:p>Yes</text:p>
          </table:table-cell>
          <table:table-cell table:style-name="ce646" office:value-type="string">
            <text:p>Replace paragraph with "While regulatory compliance is out of scope of 802 standards, sometimes underlying concerns derived from the need to comply with specific regulations will influence the specification of 802 standards". Or just delete the sub-clause.</text:p>
          </table:table-cell>
          <table:table-cell table:style-name="ce146"/>
          <table:table-cell table:style-name="ce646"/>
          <table:table-cell table:style-name="ce146" table:number-columns-repeated="5"/>
          <table:table-cell table:style-name="ce146" office:value-type="string">
            <text:p>Call</text:p>
          </table:table-cell>
          <table:table-cell table:style-name="ce1147" table:formula="of:=IF([.L114]=&quot;Editorial&quot;;[.T114];&quot;&quot;)">
            <text:p/>
          </table:table-cell>
          <table:table-cell table:style-name="ce1147" table:formula="of:=IF(OR([.L114]=&quot;Technical&quot;;[.L114]=&quot;General&quot;);[.T114];&quot;&quot;)" office:value-type="float" office:value="0">
            <text:p>0</text:p>
          </table:table-cell>
        </table:table-row>
        <table:table-row table:style-name="ro24">
          <table:table-cell table:style-name="ce147" office:value-type="float" office:value="16218000023">
            <text:p>16218000023</text:p>
          </table:table-cell>
          <table:table-cell table:style-name="ce147" office:value-type="string">
            <text:p>14-May-2013 15:18:51 EDT</text:p>
          </table:table-cell>
          <table:table-cell table:style-name="ce147" office:value-type="string">
            <text:p>i-193</text:p>
          </table:table-cell>
          <table:table-cell table:style-name="ce147" office:value-type="string">
            <text:p>Rolfe, Benjamin</text:p>
          </table:table-cell>
          <table:table-cell table:style-name="ce147" table:number-columns-repeated="2"/>
          <table:table-cell table:style-name="ce147" office:value-type="string">
            <text:p>Rogue Comment</text:p>
          </table:table-cell>
          <table:table-cell table:style-name="ce147" office:value-type="float" office:value="40">
            <text:p>40</text:p>
          </table:table-cell>
          <table:table-cell table:style-name="ce147" office:value-type="string">
            <text:p>Consulting</text:p>
          </table:table-cell>
          <table:table-cell table:style-name="ce147" office:value-type="string">
            <text:p>Disapprove</text:p>
          </table:table-cell>
          <table:table-cell table:style-name="ce147" office:value-type="string">
            <text:p>Blind Creek Associates</text:p>
          </table:table-cell>
          <table:table-cell table:style-name="ce147" office:value-type="string">
            <text:p>Technical</text:p>
          </table:table-cell>
          <table:table-cell table:style-name="ce147" office:value-type="float" office:value="21">
            <text:p>21</text:p>
          </table:table-cell>
          <table:table-cell table:style-name="ce147" office:value-type="float" office:value="7.1">
            <text:p>7.1</text:p>
          </table:table-cell>
          <table:table-cell table:style-name="ce147" office:value-type="float" office:value="6">
            <text:p>6</text:p>
          </table:table-cell>
          <table:table-cell table:style-name="ce647" office:value-type="string">
            <text:p>The opening sentence is not accurate for all 802 standards. A means of remote management is not necessary in all network equipment deployed based on 802. For example, billions of 802.15.4 devices operate in the world having deployed with which do not provide any dynamic, remote network management access (game controllers come to mind as an example).</text:p>
          </table:table-cell>
          <table:table-cell table:style-name="ce147"/>
          <table:table-cell table:style-name="ce147" office:value-type="string">
            <text:p>Yes</text:p>
          </table:table-cell>
          <table:table-cell table:style-name="ce647" office:value-type="string">
            <text:p>Replace with "In many applications which employ 802 standards, remote management of...."</text:p>
          </table:table-cell>
          <table:table-cell table:style-name="ce147" office:value-type="string">
            <text:p>Rejected</text:p>
          </table:table-cell>
          <table:table-cell table:style-name="ce647" office:value-type="string">
            <text:p>All 802 standards are required to have managed objects by the OM.</text:p>
          </table:table-cell>
          <table:table-cell table:style-name="ce147" table:number-columns-repeated="3"/>
          <table:table-cell table:style-name="ce147" office:value-type="string">
            <text:p>Written</text:p>
          </table:table-cell>
          <table:table-cell table:style-name="ce147"/>
          <table:table-cell table:style-name="ce147" office:value-type="string">
            <text:p>Closed</text:p>
          </table:table-cell>
          <table:table-cell table:style-name="ce1148" table:formula="of:=IF([.L115]=&quot;Editorial&quot;;[.T115];&quot;&quot;)">
            <text:p/>
          </table:table-cell>
          <table:table-cell table:style-name="ce1148" table:formula="of:=IF(OR([.L115]=&quot;Technical&quot;;[.L115]=&quot;General&quot;);[.T115];&quot;&quot;)" office:value-type="string" office:string-value="Rejected">
            <text:p>Rejected</text:p>
          </table:table-cell>
        </table:table-row>
        <table:table-row table:style-name="ro25">
          <table:table-cell table:style-name="ce148" office:value-type="float" office:value="16218100023">
            <text:p>16218100023</text:p>
          </table:table-cell>
          <table:table-cell table:style-name="ce148" office:value-type="string">
            <text:p>14-May-2013 15:18:51 EDT</text:p>
          </table:table-cell>
          <table:table-cell table:style-name="ce148" office:value-type="string">
            <text:p>i-194</text:p>
          </table:table-cell>
          <table:table-cell table:style-name="ce148" office:value-type="string">
            <text:p>Rolfe, Benjamin</text:p>
          </table:table-cell>
          <table:table-cell table:style-name="ce148" table:number-columns-repeated="2"/>
          <table:table-cell table:style-name="ce148" office:value-type="string">
            <text:p>Rogue Comment</text:p>
          </table:table-cell>
          <table:table-cell table:style-name="ce148" office:value-type="float" office:value="41">
            <text:p>41</text:p>
          </table:table-cell>
          <table:table-cell table:style-name="ce148" office:value-type="string">
            <text:p>Consulting</text:p>
          </table:table-cell>
          <table:table-cell table:style-name="ce148" office:value-type="string">
            <text:p>Disapprove</text:p>
          </table:table-cell>
          <table:table-cell table:style-name="ce148" office:value-type="string">
            <text:p>Blind Creek Associates</text:p>
          </table:table-cell>
          <table:table-cell table:style-name="ce148" office:value-type="string">
            <text:p>Editorial</text:p>
          </table:table-cell>
          <table:table-cell table:style-name="ce148" office:value-type="float" office:value="21">
            <text:p>21</text:p>
          </table:table-cell>
          <table:table-cell table:style-name="ce148" office:value-type="string">
            <text:p>7.2.1</text:p>
          </table:table-cell>
          <table:table-cell table:style-name="ce148" office:value-type="float" office:value="28">
            <text:p>28</text:p>
          </table:table-cell>
          <table:table-cell table:style-name="ce648" office:value-type="string">
            <text:p>What is "close-down"? Is this anything like shut down?</text:p>
          </table:table-cell>
          <table:table-cell table:style-name="ce148"/>
          <table:table-cell table:style-name="ce148" office:value-type="string">
            <text:p>No</text:p>
          </table:table-cell>
          <table:table-cell table:style-name="ce648" office:value-type="string">
            <text:p>Change to "shut-down"</text:p>
          </table:table-cell>
          <table:table-cell table:style-name="ce148" office:value-type="string">
            <text:p>Accepted</text:p>
          </table:table-cell>
          <table:table-cell table:style-name="ce648"/>
          <table:table-cell table:style-name="ce148" table:number-columns-repeated="5"/>
          <table:table-cell table:style-name="ce148" office:value-type="string">
            <text:p>Closed</text:p>
          </table:table-cell>
          <table:table-cell table:style-name="ce1149" table:formula="of:=IF([.L116]=&quot;Editorial&quot;;[.T116];&quot;&quot;)" office:value-type="string" office:string-value="Accepted">
            <text:p>Accepted</text:p>
          </table:table-cell>
          <table:table-cell table:style-name="ce1149" table:formula="of:=IF(OR([.L116]=&quot;Technical&quot;;[.L116]=&quot;General&quot;);[.T116];&quot;&quot;)">
            <text:p/>
          </table:table-cell>
        </table:table-row>
        <table:table-row table:style-name="ro27">
          <table:table-cell table:style-name="ce149" office:value-type="float" office:value="16218200023">
            <text:p>16218200023</text:p>
          </table:table-cell>
          <table:table-cell table:style-name="ce149" office:value-type="string">
            <text:p>14-May-2013 15:18:51 EDT</text:p>
          </table:table-cell>
          <table:table-cell table:style-name="ce149" office:value-type="string">
            <text:p>i-195</text:p>
          </table:table-cell>
          <table:table-cell table:style-name="ce149" office:value-type="string">
            <text:p>Rolfe, Benjamin</text:p>
          </table:table-cell>
          <table:table-cell table:style-name="ce149" table:number-columns-repeated="2"/>
          <table:table-cell table:style-name="ce149" office:value-type="string">
            <text:p>Rogue Comment</text:p>
          </table:table-cell>
          <table:table-cell table:style-name="ce149" office:value-type="float" office:value="42">
            <text:p>42</text:p>
          </table:table-cell>
          <table:table-cell table:style-name="ce149" office:value-type="string">
            <text:p>Consulting</text:p>
          </table:table-cell>
          <table:table-cell table:style-name="ce149" office:value-type="string">
            <text:p>Disapprove</text:p>
          </table:table-cell>
          <table:table-cell table:style-name="ce149" office:value-type="string">
            <text:p>Blind Creek Associates</text:p>
          </table:table-cell>
          <table:table-cell table:style-name="ce149" office:value-type="string">
            <text:p>Technical</text:p>
          </table:table-cell>
          <table:table-cell table:style-name="ce149" office:value-type="float" office:value="21">
            <text:p>21</text:p>
          </table:table-cell>
          <table:table-cell table:style-name="ce149" office:value-type="string">
            <text:p>7.2.2</text:p>
          </table:table-cell>
          <table:table-cell table:style-name="ce149" office:value-type="float" office:value="44">
            <text:p>44</text:p>
          </table:table-cell>
          <table:table-cell table:style-name="ce649" office:value-type="string">
            <text:p>The opening sentence is inaccurate. Not all 802 standards provide managed objects and other concepts (such as provisioned deployment) are used in some standards and networks that use 802 standards.</text:p>
          </table:table-cell>
          <table:table-cell table:style-name="ce149"/>
          <table:table-cell table:style-name="ce149" office:value-type="string">
            <text:p>Yes</text:p>
          </table:table-cell>
          <table:table-cell table:style-name="ce649" office:value-type="string">
            <text:p>Replace first sentence with "The management model used in this clause is based on the concept of managed objects which model the semantics of management operations."</text:p>
          </table:table-cell>
          <table:table-cell table:style-name="ce149" office:value-type="string">
            <text:p>Rejected</text:p>
          </table:table-cell>
          <table:table-cell table:style-name="ce649" office:value-type="string">
            <text:p>All 802 standards are required to have managed objects by the OM.</text:p>
          </table:table-cell>
          <table:table-cell table:style-name="ce149" table:number-columns-repeated="3"/>
          <table:table-cell table:style-name="ce149" office:value-type="string">
            <text:p>Written</text:p>
          </table:table-cell>
          <table:table-cell table:style-name="ce149"/>
          <table:table-cell table:style-name="ce149" office:value-type="string">
            <text:p>Closed</text:p>
          </table:table-cell>
          <table:table-cell table:style-name="ce1150" table:formula="of:=IF([.L117]=&quot;Editorial&quot;;[.T117];&quot;&quot;)">
            <text:p/>
          </table:table-cell>
          <table:table-cell table:style-name="ce1150" table:formula="of:=IF(OR([.L117]=&quot;Technical&quot;;[.L117]=&quot;General&quot;);[.T117];&quot;&quot;)" office:value-type="string" office:string-value="Rejected">
            <text:p>Rejected</text:p>
          </table:table-cell>
        </table:table-row>
        <table:table-row table:style-name="ro37">
          <table:table-cell table:style-name="ce150" office:value-type="float" office:value="15713000023">
            <text:p>15713000023</text:p>
          </table:table-cell>
          <table:table-cell table:style-name="ce150" office:value-type="string">
            <text:p><text:s/>6-Feb-2013 16:23:50 EDT</text:p>
          </table:table-cell>
          <table:table-cell table:style-name="ce150" office:value-type="string">
            <text:p>i-17</text:p>
          </table:table-cell>
          <table:table-cell table:style-name="ce150" office:value-type="string">
            <text:p>Jones, Vincent</text:p>
          </table:table-cell>
          <table:table-cell table:style-name="ce150" table:number-columns-repeated="2"/>
          <table:table-cell table:style-name="ce150" office:value-type="string">
            <text:p>Individual</text:p>
          </table:table-cell>
          <table:table-cell table:style-name="ce150" office:value-type="float" office:value="1">
            <text:p>1</text:p>
          </table:table-cell>
          <table:table-cell table:style-name="ce150" office:value-type="string">
            <text:p>Consulting</text:p>
          </table:table-cell>
          <table:table-cell table:style-name="ce150" office:value-type="string">
            <text:p>Approve</text:p>
          </table:table-cell>
          <table:table-cell table:style-name="ce150" office:value-type="string">
            <text:p>Self Employed</text:p>
          </table:table-cell>
          <table:table-cell table:style-name="ce150" office:value-type="string">
            <text:p>Editorial</text:p>
          </table:table-cell>
          <table:table-cell table:style-name="ce150" office:value-type="float" office:value="22">
            <text:p>22</text:p>
          </table:table-cell>
          <table:table-cell table:style-name="ce150" office:value-type="string">
            <text:p>7.2.3</text:p>
          </table:table-cell>
          <table:table-cell table:style-name="ce150" office:value-type="float" office:value="27">
            <text:p>27</text:p>
          </table:table-cell>
          <table:table-cell table:style-name="ce650" office:value-type="string">
            <text:p>typo: 'depensd'</text:p>
          </table:table-cell>
          <table:table-cell table:style-name="ce150"/>
          <table:table-cell table:style-name="ce150" office:value-type="string">
            <text:p>No</text:p>
          </table:table-cell>
          <table:table-cell table:style-name="ce650" office:value-type="string">
            <text:p>'depends'</text:p>
          </table:table-cell>
          <table:table-cell table:style-name="ce150" office:value-type="string">
            <text:p>Accepted</text:p>
          </table:table-cell>
          <table:table-cell table:style-name="ce650"/>
          <table:table-cell table:style-name="ce150" table:number-columns-repeated="5"/>
          <table:table-cell table:style-name="ce150" office:value-type="string">
            <text:p>Closed</text:p>
          </table:table-cell>
          <table:table-cell table:style-name="ce1151" table:formula="of:=IF([.L118]=&quot;Editorial&quot;;[.T118];&quot;&quot;)" office:value-type="string" office:string-value="Accepted">
            <text:p>Accepted</text:p>
          </table:table-cell>
          <table:table-cell table:style-name="ce1151" table:formula="of:=IF(OR([.L118]=&quot;Technical&quot;;[.L118]=&quot;General&quot;);[.T118];&quot;&quot;)">
            <text:p/>
          </table:table-cell>
        </table:table-row>
        <table:table-row table:style-name="ro37">
          <table:table-cell table:style-name="ce151" office:value-type="float" office:value="15713900023">
            <text:p>15713900023</text:p>
          </table:table-cell>
          <table:table-cell table:style-name="ce151" office:value-type="string">
            <text:p><text:s/>6-Feb-2013 17: 7:20 EDT</text:p>
          </table:table-cell>
          <table:table-cell table:style-name="ce151" office:value-type="string">
            <text:p>i-25</text:p>
          </table:table-cell>
          <table:table-cell table:style-name="ce151" office:value-type="string">
            <text:p>Gunther, Craig</text:p>
          </table:table-cell>
          <table:table-cell table:style-name="ce151" table:number-columns-repeated="2"/>
          <table:table-cell table:style-name="ce151" office:value-type="string">
            <text:p>Individual</text:p>
          </table:table-cell>
          <table:table-cell table:style-name="ce151" office:value-type="float" office:value="1">
            <text:p>1</text:p>
          </table:table-cell>
          <table:table-cell table:style-name="ce151" office:value-type="string">
            <text:p>Producer - System / Manufacturer</text:p>
          </table:table-cell>
          <table:table-cell table:style-name="ce151" office:value-type="string">
            <text:p>Disapprove</text:p>
          </table:table-cell>
          <table:table-cell table:style-name="ce151" office:value-type="string">
            <text:p>Harman International</text:p>
          </table:table-cell>
          <table:table-cell table:style-name="ce151" office:value-type="string">
            <text:p>Editorial</text:p>
          </table:table-cell>
          <table:table-cell table:style-name="ce151" office:value-type="float" office:value="22">
            <text:p>22</text:p>
          </table:table-cell>
          <table:table-cell table:style-name="ce151" office:value-type="string">
            <text:p>7.2.3</text:p>
          </table:table-cell>
          <table:table-cell table:style-name="ce151" office:value-type="float" office:value="27">
            <text:p>27</text:p>
          </table:table-cell>
          <table:table-cell table:style-name="ce651" office:value-type="string">
            <text:p>Typo</text:p>
          </table:table-cell>
          <table:table-cell table:style-name="ce151"/>
          <table:table-cell table:style-name="ce151" office:value-type="string">
            <text:p>No</text:p>
          </table:table-cell>
          <table:table-cell table:style-name="ce651" office:value-type="string">
            <text:p>depensd -&gt; depends</text:p>
          </table:table-cell>
          <table:table-cell table:style-name="ce151" office:value-type="string">
            <text:p>Accepted</text:p>
          </table:table-cell>
          <table:table-cell table:style-name="ce651"/>
          <table:table-cell table:style-name="ce151" table:number-columns-repeated="5"/>
          <table:table-cell table:style-name="ce151" office:value-type="string">
            <text:p>Closed</text:p>
          </table:table-cell>
          <table:table-cell table:style-name="ce1152" table:formula="of:=IF([.L119]=&quot;Editorial&quot;;[.T119];&quot;&quot;)" office:value-type="string" office:string-value="Accepted">
            <text:p>Accepted</text:p>
          </table:table-cell>
          <table:table-cell table:style-name="ce1152" table:formula="of:=IF(OR([.L119]=&quot;Technical&quot;;[.L119]=&quot;General&quot;);[.T119];&quot;&quot;)">
            <text:p/>
          </table:table-cell>
        </table:table-row>
        <table:table-row table:style-name="ro37">
          <table:table-cell table:style-name="ce152" office:value-type="float" office:value="15716300023">
            <text:p>15716300023</text:p>
          </table:table-cell>
          <table:table-cell table:style-name="ce152" office:value-type="string">
            <text:p><text:s/>7-Feb-2013 17: 3:57 EDT</text:p>
          </table:table-cell>
          <table:table-cell table:style-name="ce152" office:value-type="string">
            <text:p>i-37</text:p>
          </table:table-cell>
          <table:table-cell table:style-name="ce152" office:value-type="string">
            <text:p>Grow, Robert</text:p>
          </table:table-cell>
          <table:table-cell table:style-name="ce152" table:number-columns-repeated="2"/>
          <table:table-cell table:style-name="ce152" office:value-type="string">
            <text:p>Individual</text:p>
          </table:table-cell>
          <table:table-cell table:style-name="ce152" office:value-type="float" office:value="9">
            <text:p>9</text:p>
          </table:table-cell>
          <table:table-cell table:style-name="ce152" office:value-type="string">
            <text:p>General Interest</text:p>
          </table:table-cell>
          <table:table-cell table:style-name="ce152" office:value-type="string">
            <text:p>Approve</text:p>
          </table:table-cell>
          <table:table-cell table:style-name="ce152" office:value-type="string">
            <text:p>RMG Consulting</text:p>
          </table:table-cell>
          <table:table-cell table:style-name="ce152" office:value-type="string">
            <text:p>Editorial</text:p>
          </table:table-cell>
          <table:table-cell table:style-name="ce152" office:value-type="float" office:value="22">
            <text:p>22</text:p>
          </table:table-cell>
          <table:table-cell table:style-name="ce152" office:value-type="string">
            <text:p>7.2.3</text:p>
          </table:table-cell>
          <table:table-cell table:style-name="ce152" office:value-type="float" office:value="26">
            <text:p>26</text:p>
          </table:table-cell>
          <table:table-cell table:style-name="ce652" office:value-type="string">
            <text:p>Typo depensd</text:p>
          </table:table-cell>
          <table:table-cell table:style-name="ce152"/>
          <table:table-cell table:style-name="ce152" office:value-type="string">
            <text:p>No</text:p>
          </table:table-cell>
          <table:table-cell table:style-name="ce652" office:value-type="string">
            <text:p>depends</text:p>
          </table:table-cell>
          <table:table-cell table:style-name="ce152" office:value-type="string">
            <text:p>Accepted</text:p>
          </table:table-cell>
          <table:table-cell table:style-name="ce652"/>
          <table:table-cell table:style-name="ce152" table:number-columns-repeated="5"/>
          <table:table-cell table:style-name="ce152" office:value-type="string">
            <text:p>Closed</text:p>
          </table:table-cell>
          <table:table-cell table:style-name="ce1153" table:formula="of:=IF([.L120]=&quot;Editorial&quot;;[.T120];&quot;&quot;)" office:value-type="string" office:string-value="Accepted">
            <text:p>Accepted</text:p>
          </table:table-cell>
          <table:table-cell table:style-name="ce1153" table:formula="of:=IF(OR([.L120]=&quot;Technical&quot;;[.L120]=&quot;General&quot;);[.T120];&quot;&quot;)">
            <text:p/>
          </table:table-cell>
        </table:table-row>
        <table:table-row table:style-name="ro37">
          <table:table-cell table:style-name="ce153" office:value-type="float" office:value="15871300023">
            <text:p>15871300023</text:p>
          </table:table-cell>
          <table:table-cell table:style-name="ce153" office:value-type="string">
            <text:p>15-Mar-2013 14:36:29 EDT</text:p>
          </table:table-cell>
          <table:table-cell table:style-name="ce153" office:value-type="string">
            <text:p>i-139</text:p>
          </table:table-cell>
          <table:table-cell table:style-name="ce153" office:value-type="string">
            <text:p>Marks, Roger</text:p>
          </table:table-cell>
          <table:table-cell table:style-name="ce153" table:number-columns-repeated="2"/>
          <table:table-cell table:style-name="ce153" office:value-type="string">
            <text:p>Individual</text:p>
          </table:table-cell>
          <table:table-cell table:style-name="ce153" office:value-type="float" office:value="24">
            <text:p>24</text:p>
          </table:table-cell>
          <table:table-cell table:style-name="ce153" office:value-type="string">
            <text:p>Standards Developing Organization (SDO)</text:p>
          </table:table-cell>
          <table:table-cell table:style-name="ce153" office:value-type="string">
            <text:p>Disapprove</text:p>
          </table:table-cell>
          <table:table-cell table:style-name="ce153" office:value-type="string">
            <text:p>Consensii LLC</text:p>
          </table:table-cell>
          <table:table-cell table:style-name="ce153" office:value-type="string">
            <text:p>Editorial</text:p>
          </table:table-cell>
          <table:table-cell table:style-name="ce153" office:value-type="float" office:value="22">
            <text:p>22</text:p>
          </table:table-cell>
          <table:table-cell table:style-name="ce153" office:value-type="string">
            <text:p>7.2.3</text:p>
          </table:table-cell>
          <table:table-cell table:style-name="ce153" office:value-type="float" office:value="26">
            <text:p>26</text:p>
          </table:table-cell>
          <table:table-cell table:style-name="ce653" office:value-type="string">
            <text:p>Misspelling</text:p>
          </table:table-cell>
          <table:table-cell table:style-name="ce153"/>
          <table:table-cell table:style-name="ce153" office:value-type="string">
            <text:p>No</text:p>
          </table:table-cell>
          <table:table-cell table:style-name="ce653" office:value-type="string">
            <text:p>Change "depensd" to "depends".</text:p>
          </table:table-cell>
          <table:table-cell table:style-name="ce153" office:value-type="string">
            <text:p>Accepted</text:p>
          </table:table-cell>
          <table:table-cell table:style-name="ce653"/>
          <table:table-cell table:style-name="ce153" table:number-columns-repeated="5"/>
          <table:table-cell table:style-name="ce153" office:value-type="string">
            <text:p>Closed</text:p>
          </table:table-cell>
          <table:table-cell table:style-name="ce1154" table:formula="of:=IF([.L121]=&quot;Editorial&quot;;[.T121];&quot;&quot;)" office:value-type="string" office:string-value="Accepted">
            <text:p>Accepted</text:p>
          </table:table-cell>
          <table:table-cell table:style-name="ce1154" table:formula="of:=IF(OR([.L121]=&quot;Technical&quot;;[.L121]=&quot;General&quot;);[.T121];&quot;&quot;)">
            <text:p/>
          </table:table-cell>
        </table:table-row>
        <table:table-row table:style-name="ro34">
          <table:table-cell table:style-name="ce154" office:value-type="float" office:value="16218300023">
            <text:p>16218300023</text:p>
          </table:table-cell>
          <table:table-cell table:style-name="ce154" office:value-type="string">
            <text:p>14-May-2013 15:18:51 EDT</text:p>
          </table:table-cell>
          <table:table-cell table:style-name="ce154" office:value-type="string">
            <text:p>i-196</text:p>
          </table:table-cell>
          <table:table-cell table:style-name="ce154" office:value-type="string">
            <text:p>Rolfe, Benjamin</text:p>
          </table:table-cell>
          <table:table-cell table:style-name="ce154" table:number-columns-repeated="2"/>
          <table:table-cell table:style-name="ce154" office:value-type="string">
            <text:p>Rogue Comment</text:p>
          </table:table-cell>
          <table:table-cell table:style-name="ce154" office:value-type="float" office:value="43">
            <text:p>43</text:p>
          </table:table-cell>
          <table:table-cell table:style-name="ce154" office:value-type="string">
            <text:p>Consulting</text:p>
          </table:table-cell>
          <table:table-cell table:style-name="ce154" office:value-type="string">
            <text:p>Disapprove</text:p>
          </table:table-cell>
          <table:table-cell table:style-name="ce154" office:value-type="string">
            <text:p>Blind Creek Associates</text:p>
          </table:table-cell>
          <table:table-cell table:style-name="ce154" office:value-type="string">
            <text:p>Editorial</text:p>
          </table:table-cell>
          <table:table-cell table:style-name="ce154" office:value-type="float" office:value="22">
            <text:p>22</text:p>
          </table:table-cell>
          <table:table-cell table:style-name="ce154" office:value-type="string">
            <text:p>7.2.2</text:p>
          </table:table-cell>
          <table:table-cell table:style-name="ce154" office:value-type="float" office:value="2">
            <text:p>2</text:p>
          </table:table-cell>
          <table:table-cell table:style-name="ce654" office:value-type="string">
            <text:p>"that is relevant" does beg for elaboration, as it leaves one to wonder, or worse yet, assume what "relevant" means.</text:p>
          </table:table-cell>
          <table:table-cell table:style-name="ce154"/>
          <table:table-cell table:style-name="ce154" office:value-type="string">
            <text:p>No</text:p>
          </table:table-cell>
          <table:table-cell table:style-name="ce654" office:value-type="string">
            <text:p>Replace with "that is relevant to" to "that may, and often is, used for "</text:p>
          </table:table-cell>
          <table:table-cell table:style-name="ce154"/>
          <table:table-cell table:style-name="ce654"/>
          <table:table-cell table:style-name="ce154" table:number-columns-repeated="5"/>
          <table:table-cell table:style-name="ce154" office:value-type="string">
            <text:p>Gilb</text:p>
          </table:table-cell>
          <table:table-cell table:style-name="ce1155" table:formula="of:=IF([.L122]=&quot;Editorial&quot;;[.T122];&quot;&quot;)" office:value-type="float" office:value="0">
            <text:p>0</text:p>
          </table:table-cell>
          <table:table-cell table:style-name="ce1155" table:formula="of:=IF(OR([.L122]=&quot;Technical&quot;;[.L122]=&quot;General&quot;);[.T122];&quot;&quot;)">
            <text:p/>
          </table:table-cell>
        </table:table-row>
        <table:table-row table:style-name="ro45">
          <table:table-cell table:style-name="ce155" office:value-type="float" office:value="16218400023">
            <text:p>16218400023</text:p>
          </table:table-cell>
          <table:table-cell table:style-name="ce155" office:value-type="string">
            <text:p>14-May-2013 15:18:51 EDT</text:p>
          </table:table-cell>
          <table:table-cell table:style-name="ce155" office:value-type="string">
            <text:p>i-197</text:p>
          </table:table-cell>
          <table:table-cell table:style-name="ce155" office:value-type="string">
            <text:p>Rolfe, Benjamin</text:p>
          </table:table-cell>
          <table:table-cell table:style-name="ce155" table:number-columns-repeated="2"/>
          <table:table-cell table:style-name="ce155" office:value-type="string">
            <text:p>Rogue Comment</text:p>
          </table:table-cell>
          <table:table-cell table:style-name="ce155" office:value-type="float" office:value="44">
            <text:p>44</text:p>
          </table:table-cell>
          <table:table-cell table:style-name="ce155" office:value-type="string">
            <text:p>Consulting</text:p>
          </table:table-cell>
          <table:table-cell table:style-name="ce155" office:value-type="string">
            <text:p>Disapprove</text:p>
          </table:table-cell>
          <table:table-cell table:style-name="ce155" office:value-type="string">
            <text:p>Blind Creek Associates</text:p>
          </table:table-cell>
          <table:table-cell table:style-name="ce155" office:value-type="string">
            <text:p>Technical</text:p>
          </table:table-cell>
          <table:table-cell table:style-name="ce155" office:value-type="float" office:value="22">
            <text:p>22</text:p>
          </table:table-cell>
          <table:table-cell table:style-name="ce155" office:value-type="string">
            <text:p>7.2.3</text:p>
          </table:table-cell>
          <table:table-cell table:style-name="ce155" office:value-type="float" office:value="6">
            <text:p>6</text:p>
          </table:table-cell>
          <table:table-cell table:style-name="ce655" office:value-type="string">
            <text:p>The statement "In order for an IEEE 802 standard to specify management facilities, it is necessary for it to define managed objects that model the operations that can be performed on the communications resources specified in the standard." is false. There are in fact other ways to specify management facilities, the MIB is only one model. Other models have been used in 802 standards. The sentence serves no purpose, other than the purpose of contradicting ourselves and irritating sponsor members who work in 802.15 and thus suffer without the benefit of a properly defined MIB (who's suffering is sufficiently frequent that we do not require further reminding).</text:p>
          </table:table-cell>
          <table:table-cell table:style-name="ce155"/>
          <table:table-cell table:style-name="ce155" office:value-type="string">
            <text:p>Yes</text:p>
          </table:table-cell>
          <table:table-cell table:style-name="ce655" office:value-type="string">
            <text:p>Delete sentence.</text:p>
          </table:table-cell>
          <table:table-cell table:style-name="ce155" office:value-type="string">
            <text:p>Rejected</text:p>
          </table:table-cell>
          <table:table-cell table:style-name="ce655" office:value-type="string">
            <text:p>All 802 standards are required to have managed objects by the OM.</text:p>
          </table:table-cell>
          <table:table-cell table:style-name="ce155" table:number-columns-repeated="3"/>
          <table:table-cell table:style-name="ce155" office:value-type="string">
            <text:p>Written</text:p>
          </table:table-cell>
          <table:table-cell table:style-name="ce155"/>
          <table:table-cell table:style-name="ce155" office:value-type="string">
            <text:p>Closed</text:p>
          </table:table-cell>
          <table:table-cell table:style-name="ce1156" table:formula="of:=IF([.L123]=&quot;Editorial&quot;;[.T123];&quot;&quot;)">
            <text:p/>
          </table:table-cell>
          <table:table-cell table:style-name="ce1156" table:formula="of:=IF(OR([.L123]=&quot;Technical&quot;;[.L123]=&quot;General&quot;);[.T123];&quot;&quot;)" office:value-type="string" office:string-value="Rejected">
            <text:p>Rejected</text:p>
          </table:table-cell>
        </table:table-row>
        <table:table-row table:style-name="ro34">
          <table:table-cell table:style-name="ce156" office:value-type="float" office:value="16218500023">
            <text:p>16218500023</text:p>
          </table:table-cell>
          <table:table-cell table:style-name="ce156" office:value-type="string">
            <text:p>14-May-2013 15:18:51 EDT</text:p>
          </table:table-cell>
          <table:table-cell table:style-name="ce156" office:value-type="string">
            <text:p>i-198</text:p>
          </table:table-cell>
          <table:table-cell table:style-name="ce156" office:value-type="string">
            <text:p>Rolfe, Benjamin</text:p>
          </table:table-cell>
          <table:table-cell table:style-name="ce156" table:number-columns-repeated="2"/>
          <table:table-cell table:style-name="ce156" office:value-type="string">
            <text:p>Rogue Comment</text:p>
          </table:table-cell>
          <table:table-cell table:style-name="ce156" office:value-type="float" office:value="45">
            <text:p>45</text:p>
          </table:table-cell>
          <table:table-cell table:style-name="ce156" office:value-type="string">
            <text:p>Consulting</text:p>
          </table:table-cell>
          <table:table-cell table:style-name="ce156" office:value-type="string">
            <text:p>Disapprove</text:p>
          </table:table-cell>
          <table:table-cell table:style-name="ce156" office:value-type="string">
            <text:p>Blind Creek Associates</text:p>
          </table:table-cell>
          <table:table-cell table:style-name="ce156" office:value-type="string">
            <text:p>Editorial</text:p>
          </table:table-cell>
          <table:table-cell table:style-name="ce156" office:value-type="float" office:value="22">
            <text:p>22</text:p>
          </table:table-cell>
          <table:table-cell table:style-name="ce156" office:value-type="string">
            <text:p>7.2.3</text:p>
          </table:table-cell>
          <table:table-cell table:style-name="ce156" office:value-type="float" office:value="27">
            <text:p>27</text:p>
          </table:table-cell>
          <table:table-cell table:style-name="ce656" office:value-type="string">
            <text:p>"depensd" is not the word you are looking for. "Depends" would work and is my best guess so far.</text:p>
          </table:table-cell>
          <table:table-cell table:style-name="ce156"/>
          <table:table-cell table:style-name="ce156" office:value-type="string">
            <text:p>No</text:p>
          </table:table-cell>
          <table:table-cell table:style-name="ce656" office:value-type="string">
            <text:p>change to "depends"</text:p>
          </table:table-cell>
          <table:table-cell table:style-name="ce156"/>
          <table:table-cell table:style-name="ce656"/>
          <table:table-cell table:style-name="ce156" table:number-columns-repeated="5"/>
          <table:table-cell table:style-name="ce156" office:value-type="string">
            <text:p>Gilb</text:p>
          </table:table-cell>
          <table:table-cell table:style-name="ce1157" table:formula="of:=IF([.L124]=&quot;Editorial&quot;;[.T124];&quot;&quot;)" office:value-type="float" office:value="0">
            <text:p>0</text:p>
          </table:table-cell>
          <table:table-cell table:style-name="ce1157" table:formula="of:=IF(OR([.L124]=&quot;Technical&quot;;[.L124]=&quot;General&quot;);[.T124];&quot;&quot;)">
            <text:p/>
          </table:table-cell>
        </table:table-row>
        <table:table-row table:style-name="ro16">
          <table:table-cell table:style-name="ce157" office:value-type="float" office:value="15677700023">
            <text:p>15677700023</text:p>
          </table:table-cell>
          <table:table-cell table:style-name="ce157" office:value-type="string">
            <text:p>28-Jan-2013 <text:s/>5:38:42 EDT</text:p>
          </table:table-cell>
          <table:table-cell table:style-name="ce157" office:value-type="string">
            <text:p>i-10</text:p>
          </table:table-cell>
          <table:table-cell table:style-name="ce157" office:value-type="string">
            <text:p>Hajduczenia, Marek</text:p>
          </table:table-cell>
          <table:table-cell table:style-name="ce157" table:number-columns-repeated="2"/>
          <table:table-cell table:style-name="ce157" office:value-type="string">
            <text:p>Individual</text:p>
          </table:table-cell>
          <table:table-cell table:style-name="ce157" office:value-type="float" office:value="9">
            <text:p>9</text:p>
          </table:table-cell>
          <table:table-cell table:style-name="ce157" office:value-type="string">
            <text:p>Producer - System / Manufacturer</text:p>
          </table:table-cell>
          <table:table-cell table:style-name="ce157" office:value-type="string">
            <text:p>Disapprove</text:p>
          </table:table-cell>
          <table:table-cell table:style-name="ce157" office:value-type="string">
            <text:p>ZTE Corporation</text:p>
          </table:table-cell>
          <table:table-cell table:style-name="ce157" office:value-type="string">
            <text:p>Editorial</text:p>
          </table:table-cell>
          <table:table-cell table:style-name="ce157" office:value-type="float" office:value="23">
            <text:p>23</text:p>
          </table:table-cell>
          <table:table-cell table:style-name="ce157" office:value-type="float" office:value="5.1">
            <text:p>5.1</text:p>
          </table:table-cell>
          <table:table-cell table:style-name="ce157" office:value-type="float" office:value="13">
            <text:p>13</text:p>
          </table:table-cell>
          <table:table-cell table:style-name="ce657" office:value-type="string">
            <text:p>"The 802/RM is patterned after the open systems interconnection (OSI) ... " - the statement reads wierd at best.</text:p>
          </table:table-cell>
          <table:table-cell table:style-name="ce157"/>
          <table:table-cell table:style-name="ce157" office:value-type="string">
            <text:p>No</text:p>
          </table:table-cell>
          <table:table-cell table:style-name="ce657" office:value-type="string">
            <text:p>Suggest to reword to "The 802/RM nomenclature id derived from the open systems interconnection (OSI) ..."</text:p>
          </table:table-cell>
          <table:table-cell table:style-name="ce157"/>
          <table:table-cell table:style-name="ce657"/>
          <table:table-cell table:style-name="ce157" table:number-columns-repeated="5"/>
          <table:table-cell table:style-name="ce157" office:value-type="string">
            <text:p>Gilb</text:p>
          </table:table-cell>
          <table:table-cell table:style-name="ce1158" table:formula="of:=IF([.L125]=&quot;Editorial&quot;;[.T125];&quot;&quot;)" office:value-type="float" office:value="0">
            <text:p>0</text:p>
          </table:table-cell>
          <table:table-cell table:style-name="ce1158" table:formula="of:=IF(OR([.L125]=&quot;Technical&quot;;[.L125]=&quot;General&quot;);[.T125];&quot;&quot;)">
            <text:p/>
          </table:table-cell>
        </table:table-row>
        <table:table-row table:style-name="ro16">
          <table:table-cell table:style-name="ce158" office:value-type="float" office:value="15727700023">
            <text:p>15727700023</text:p>
          </table:table-cell>
          <table:table-cell table:style-name="ce158" office:value-type="string">
            <text:p>12-Feb-2013 17:32:13 EDT</text:p>
          </table:table-cell>
          <table:table-cell table:style-name="ce158" office:value-type="string">
            <text:p>i-108</text:p>
          </table:table-cell>
          <table:table-cell table:style-name="ce158" office:value-type="string">
            <text:p>Grow, Robert</text:p>
          </table:table-cell>
          <table:table-cell table:style-name="ce158" table:number-columns-repeated="2"/>
          <table:table-cell table:style-name="ce158" office:value-type="string">
            <text:p>Individual</text:p>
          </table:table-cell>
          <table:table-cell table:style-name="ce158" office:value-type="float" office:value="15">
            <text:p>15</text:p>
          </table:table-cell>
          <table:table-cell table:style-name="ce158" office:value-type="string">
            <text:p>General Interest</text:p>
          </table:table-cell>
          <table:table-cell table:style-name="ce158" office:value-type="string">
            <text:p>Approve</text:p>
          </table:table-cell>
          <table:table-cell table:style-name="ce158" office:value-type="string">
            <text:p>RMG Consulting</text:p>
          </table:table-cell>
          <table:table-cell table:style-name="ce158" office:value-type="string">
            <text:p>Editorial</text:p>
          </table:table-cell>
          <table:table-cell table:style-name="ce158" office:value-type="float" office:value="23">
            <text:p>23</text:p>
          </table:table-cell>
          <table:table-cell table:style-name="ce158" office:value-type="float" office:value="8.2">
            <text:p>8.2</text:p>
          </table:table-cell>
          <table:table-cell table:style-name="ce158" office:value-type="float" office:value="51">
            <text:p>51</text:p>
          </table:table-cell>
          <table:table-cell table:style-name="ce658" office:value-type="string">
            <text:p>Suggest rewording on OUI-36</text:p>
          </table:table-cell>
          <table:table-cell table:style-name="ce158"/>
          <table:table-cell table:style-name="ce158" office:value-type="string">
            <text:p>No</text:p>
          </table:table-cell>
          <table:table-cell table:style-name="ce658" office:value-type="string">
            <text:p>The Acronym OUI-36 refers to a product that allows assignment of 4096 globally unique EUI-48 addresses.</text:p>
          </table:table-cell>
          <table:table-cell table:style-name="ce158"/>
          <table:table-cell table:style-name="ce658"/>
          <table:table-cell table:style-name="ce158" table:number-columns-repeated="5"/>
          <table:table-cell table:style-name="ce158" office:value-type="string">
            <text:p>Gilb</text:p>
          </table:table-cell>
          <table:table-cell table:style-name="ce1159" table:formula="of:=IF([.L126]=&quot;Editorial&quot;;[.T126];&quot;&quot;)" office:value-type="float" office:value="0">
            <text:p>0</text:p>
          </table:table-cell>
          <table:table-cell table:style-name="ce1159" table:formula="of:=IF(OR([.L126]=&quot;Technical&quot;;[.L126]=&quot;General&quot;);[.T126];&quot;&quot;)">
            <text:p/>
          </table:table-cell>
        </table:table-row>
        <table:table-row table:style-name="ro23">
          <table:table-cell table:style-name="ce159" office:value-type="float" office:value="15728100023">
            <text:p>15728100023</text:p>
          </table:table-cell>
          <table:table-cell table:style-name="ce159" office:value-type="string">
            <text:p>12-Feb-2013 17:32:13 EDT</text:p>
          </table:table-cell>
          <table:table-cell table:style-name="ce159" office:value-type="string">
            <text:p>i-112</text:p>
          </table:table-cell>
          <table:table-cell table:style-name="ce159" office:value-type="string">
            <text:p>Grow, Robert</text:p>
          </table:table-cell>
          <table:table-cell table:style-name="ce159" table:number-columns-repeated="2"/>
          <table:table-cell table:style-name="ce159" office:value-type="string">
            <text:p>Individual</text:p>
          </table:table-cell>
          <table:table-cell table:style-name="ce159" office:value-type="float" office:value="19">
            <text:p>19</text:p>
          </table:table-cell>
          <table:table-cell table:style-name="ce159" office:value-type="string">
            <text:p>General Interest</text:p>
          </table:table-cell>
          <table:table-cell table:style-name="ce159" office:value-type="string">
            <text:p>Approve</text:p>
          </table:table-cell>
          <table:table-cell table:style-name="ce159" office:value-type="string">
            <text:p>RMG Consulting</text:p>
          </table:table-cell>
          <table:table-cell table:style-name="ce159" office:value-type="string">
            <text:p>Editorial</text:p>
          </table:table-cell>
          <table:table-cell table:style-name="ce159" office:value-type="float" office:value="23">
            <text:p>23</text:p>
          </table:table-cell>
          <table:table-cell table:style-name="ce159" office:value-type="float" office:value="8.1">
            <text:p>8.1</text:p>
          </table:table-cell>
          <table:table-cell table:style-name="ce159" office:value-type="float" office:value="9">
            <text:p>9</text:p>
          </table:table-cell>
          <table:table-cell table:style-name="ce659" office:value-type="string">
            <text:p>The Registration Authority does not restrict assignment of OUIs to IEEE 802 networks</text:p>
          </table:table-cell>
          <table:table-cell table:style-name="ce159"/>
          <table:table-cell table:style-name="ce159" office:value-type="string">
            <text:p>No</text:p>
          </table:table-cell>
          <table:table-cell table:style-name="ce659" office:value-type="string">
            <text:p>...required for a standard.</text:p>
          </table:table-cell>
          <table:table-cell table:style-name="ce159"/>
          <table:table-cell table:style-name="ce659"/>
          <table:table-cell table:style-name="ce159" table:number-columns-repeated="5"/>
          <table:table-cell table:style-name="ce159" office:value-type="string">
            <text:p>Gilb</text:p>
          </table:table-cell>
          <table:table-cell table:style-name="ce1160" table:formula="of:=IF([.L127]=&quot;Editorial&quot;;[.T127];&quot;&quot;)" office:value-type="float" office:value="0">
            <text:p>0</text:p>
          </table:table-cell>
          <table:table-cell table:style-name="ce1160" table:formula="of:=IF(OR([.L127]=&quot;Technical&quot;;[.L127]=&quot;General&quot;);[.T127];&quot;&quot;)">
            <text:p/>
          </table:table-cell>
        </table:table-row>
        <table:table-row table:style-name="ro32">
          <table:table-cell table:style-name="ce160" office:value-type="float" office:value="15871400023">
            <text:p>15871400023</text:p>
          </table:table-cell>
          <table:table-cell table:style-name="ce160" office:value-type="string">
            <text:p>15-Mar-2013 14:36:29 EDT</text:p>
          </table:table-cell>
          <table:table-cell table:style-name="ce160" office:value-type="string">
            <text:p>i-140</text:p>
          </table:table-cell>
          <table:table-cell table:style-name="ce160" office:value-type="string">
            <text:p>Marks, Roger</text:p>
          </table:table-cell>
          <table:table-cell table:style-name="ce160" table:number-columns-repeated="2"/>
          <table:table-cell table:style-name="ce160" office:value-type="string">
            <text:p>Individual</text:p>
          </table:table-cell>
          <table:table-cell table:style-name="ce160" office:value-type="float" office:value="25">
            <text:p>25</text:p>
          </table:table-cell>
          <table:table-cell table:style-name="ce160" office:value-type="string">
            <text:p>Standards Developing Organization (SDO)</text:p>
          </table:table-cell>
          <table:table-cell table:style-name="ce160" office:value-type="string">
            <text:p>Disapprove</text:p>
          </table:table-cell>
          <table:table-cell table:style-name="ce160" office:value-type="string">
            <text:p>Consensii LLC</text:p>
          </table:table-cell>
          <table:table-cell table:style-name="ce160" office:value-type="string">
            <text:p>Editorial</text:p>
          </table:table-cell>
          <table:table-cell table:style-name="ce160" office:value-type="float" office:value="23">
            <text:p>23</text:p>
          </table:table-cell>
          <table:table-cell table:style-name="ce160" office:value-type="float" office:value="8">
            <text:p>8</text:p>
          </table:table-cell>
          <table:table-cell table:style-name="ce160" office:value-type="float" office:value="1">
            <text:p>1</text:p>
          </table:table-cell>
          <table:table-cell table:style-name="ce660" office:value-type="string">
            <text:p>It would be better to focus this clause on EUI-48 and EUI-64. The topic of protocol identifiers is a separate one. There is a relationship, but the relationship is due to SNAP, and we already have Clause 9 to cover SNAP.</text:p>
          </table:table-cell>
          <table:table-cell table:style-name="ce160"/>
          <table:table-cell table:style-name="ce160" office:value-type="string">
            <text:p>Yes</text:p>
          </table:table-cell>
          <table:table-cell table:style-name="ce660" office:value-type="string">
            <text:p>Move Subclauses 8.5 ("SNAP identifiers") and 8.6 ("OUI and OUI-36 as protocol identifiers") into Clause 9 ("EtherTypes and SNAP identifiers"). Rename Clause 9 accordingly.</text:p>
          </table:table-cell>
          <table:table-cell table:style-name="ce160"/>
          <table:table-cell table:style-name="ce660"/>
          <table:table-cell table:style-name="ce160" table:number-columns-repeated="5"/>
          <table:table-cell table:style-name="ce160" office:value-type="string">
            <text:p>Gilb</text:p>
          </table:table-cell>
          <table:table-cell table:style-name="ce1161" table:formula="of:=IF([.L128]=&quot;Editorial&quot;;[.T128];&quot;&quot;)" office:value-type="float" office:value="0">
            <text:p>0</text:p>
          </table:table-cell>
          <table:table-cell table:style-name="ce1161" table:formula="of:=IF(OR([.L128]=&quot;Technical&quot;;[.L128]=&quot;General&quot;);[.T128];&quot;&quot;)">
            <text:p/>
          </table:table-cell>
        </table:table-row>
        <table:table-row table:style-name="ro16">
          <table:table-cell table:style-name="ce161" office:value-type="float" office:value="15871500023">
            <text:p>15871500023</text:p>
          </table:table-cell>
          <table:table-cell table:style-name="ce161" office:value-type="string">
            <text:p>15-Mar-2013 14:36:29 EDT</text:p>
          </table:table-cell>
          <table:table-cell table:style-name="ce161" office:value-type="string">
            <text:p>i-141</text:p>
          </table:table-cell>
          <table:table-cell table:style-name="ce161" office:value-type="string">
            <text:p>Marks, Roger</text:p>
          </table:table-cell>
          <table:table-cell table:style-name="ce161" table:number-columns-repeated="2"/>
          <table:table-cell table:style-name="ce161" office:value-type="string">
            <text:p>Individual</text:p>
          </table:table-cell>
          <table:table-cell table:style-name="ce161" office:value-type="float" office:value="26">
            <text:p>26</text:p>
          </table:table-cell>
          <table:table-cell table:style-name="ce161" office:value-type="string">
            <text:p>Standards Developing Organization (SDO)</text:p>
          </table:table-cell>
          <table:table-cell table:style-name="ce161" office:value-type="string">
            <text:p>Disapprove</text:p>
          </table:table-cell>
          <table:table-cell table:style-name="ce161" office:value-type="string">
            <text:p>Consensii LLC</text:p>
          </table:table-cell>
          <table:table-cell table:style-name="ce161" office:value-type="string">
            <text:p>Editorial</text:p>
          </table:table-cell>
          <table:table-cell table:style-name="ce161" office:value-type="float" office:value="23">
            <text:p>23</text:p>
          </table:table-cell>
          <table:table-cell table:style-name="ce161" office:value-type="float" office:value="8">
            <text:p>8</text:p>
          </table:table-cell>
          <table:table-cell table:style-name="ce161" office:value-type="float" office:value="1">
            <text:p>1</text:p>
          </table:table-cell>
          <table:table-cell table:style-name="ce661" office:value-type="string">
            <text:p>The title of Clause 8 awkwardly refers to "EUI-48s" and "EUI-64s" instead of stating the topic in clear form.</text:p>
          </table:table-cell>
          <table:table-cell table:style-name="ce161"/>
          <table:table-cell table:style-name="ce161" office:value-type="string">
            <text:p>Yes</text:p>
          </table:table-cell>
          <table:table-cell table:style-name="ce661" office:value-type="string">
            <text:p>Rename Clause 8 to be "Extended Unique Identifiers")</text:p>
          </table:table-cell>
          <table:table-cell table:style-name="ce161"/>
          <table:table-cell table:style-name="ce661"/>
          <table:table-cell table:style-name="ce161" table:number-columns-repeated="5"/>
          <table:table-cell table:style-name="ce161" office:value-type="string">
            <text:p>Gilb</text:p>
          </table:table-cell>
          <table:table-cell table:style-name="ce1162" table:formula="of:=IF([.L129]=&quot;Editorial&quot;;[.T129];&quot;&quot;)" office:value-type="float" office:value="0">
            <text:p>0</text:p>
          </table:table-cell>
          <table:table-cell table:style-name="ce1162" table:formula="of:=IF(OR([.L129]=&quot;Technical&quot;;[.L129]=&quot;General&quot;);[.T129];&quot;&quot;)">
            <text:p/>
          </table:table-cell>
        </table:table-row>
        <table:table-row table:style-name="ro32">
          <table:table-cell table:style-name="ce162" office:value-type="float" office:value="15871600023">
            <text:p>15871600023</text:p>
          </table:table-cell>
          <table:table-cell table:style-name="ce162" office:value-type="string">
            <text:p>15-Mar-2013 14:36:29 EDT</text:p>
          </table:table-cell>
          <table:table-cell table:style-name="ce162" office:value-type="string">
            <text:p>i-142</text:p>
          </table:table-cell>
          <table:table-cell table:style-name="ce162" office:value-type="string">
            <text:p>Marks, Roger</text:p>
          </table:table-cell>
          <table:table-cell table:style-name="ce162" table:number-columns-repeated="2"/>
          <table:table-cell table:style-name="ce162" office:value-type="string">
            <text:p>Individual</text:p>
          </table:table-cell>
          <table:table-cell table:style-name="ce162" office:value-type="float" office:value="27">
            <text:p>27</text:p>
          </table:table-cell>
          <table:table-cell table:style-name="ce162" office:value-type="string">
            <text:p>Standards Developing Organization (SDO)</text:p>
          </table:table-cell>
          <table:table-cell table:style-name="ce162" office:value-type="string">
            <text:p>Disapprove</text:p>
          </table:table-cell>
          <table:table-cell table:style-name="ce162" office:value-type="string">
            <text:p>Consensii LLC</text:p>
          </table:table-cell>
          <table:table-cell table:style-name="ce162" office:value-type="string">
            <text:p>Editorial</text:p>
          </table:table-cell>
          <table:table-cell table:style-name="ce162" office:value-type="float" office:value="23">
            <text:p>23</text:p>
          </table:table-cell>
          <table:table-cell table:style-name="ce162" office:value-type="float" office:value="8">
            <text:p>8</text:p>
          </table:table-cell>
          <table:table-cell table:style-name="ce162" office:value-type="float" office:value="1">
            <text:p>1</text:p>
          </table:table-cell>
          <table:table-cell table:style-name="ce662" office:value-type="string">
            <text:p>Clause 8 needs to be reorganized. It is badly organized and includes too much redundant information. For example, 8.3.1 opens by explaining universal addressing and introducing EUI-48 and EUI-64.This should all be at the beginning of Clause 8.</text:p>
          </table:table-cell>
          <table:table-cell table:style-name="ce162"/>
          <table:table-cell table:style-name="ce162" office:value-type="string">
            <text:p>Yes</text:p>
          </table:table-cell>
          <table:table-cell table:style-name="ce662" office:value-type="string">
            <text:p>Reorganize and rewrite Clause 8.</text:p>
          </table:table-cell>
          <table:table-cell table:style-name="ce162"/>
          <table:table-cell table:style-name="ce662"/>
          <table:table-cell table:style-name="ce162" table:number-columns-repeated="5"/>
          <table:table-cell table:style-name="ce162" office:value-type="string">
            <text:p>Gilb</text:p>
          </table:table-cell>
          <table:table-cell table:style-name="ce1163" table:formula="of:=IF([.L130]=&quot;Editorial&quot;;[.T130];&quot;&quot;)" office:value-type="float" office:value="0">
            <text:p>0</text:p>
          </table:table-cell>
          <table:table-cell table:style-name="ce1163" table:formula="of:=IF(OR([.L130]=&quot;Technical&quot;;[.L130]=&quot;General&quot;);[.T130];&quot;&quot;)">
            <text:p/>
          </table:table-cell>
        </table:table-row>
        <table:table-row table:style-name="ro22">
          <table:table-cell table:style-name="ce163" office:value-type="float" office:value="16218600023">
            <text:p>16218600023</text:p>
          </table:table-cell>
          <table:table-cell table:style-name="ce163" office:value-type="string">
            <text:p>14-May-2013 15:18:51 EDT</text:p>
          </table:table-cell>
          <table:table-cell table:style-name="ce163" office:value-type="string">
            <text:p>i-199</text:p>
          </table:table-cell>
          <table:table-cell table:style-name="ce163" office:value-type="string">
            <text:p>Rolfe, Benjamin</text:p>
          </table:table-cell>
          <table:table-cell table:style-name="ce163" table:number-columns-repeated="2"/>
          <table:table-cell table:style-name="ce163" office:value-type="string">
            <text:p>Rogue Comment</text:p>
          </table:table-cell>
          <table:table-cell table:style-name="ce163" office:value-type="float" office:value="46">
            <text:p>46</text:p>
          </table:table-cell>
          <table:table-cell table:style-name="ce163" office:value-type="string">
            <text:p>Consulting</text:p>
          </table:table-cell>
          <table:table-cell table:style-name="ce163" office:value-type="string">
            <text:p>Disapprove</text:p>
          </table:table-cell>
          <table:table-cell table:style-name="ce163" office:value-type="string">
            <text:p>Blind Creek Associates</text:p>
          </table:table-cell>
          <table:table-cell table:style-name="ce163" office:value-type="string">
            <text:p>Editorial</text:p>
          </table:table-cell>
          <table:table-cell table:style-name="ce163" office:value-type="float" office:value="23">
            <text:p>23</text:p>
          </table:table-cell>
          <table:table-cell table:style-name="ce163" office:value-type="float" office:value="8.1">
            <text:p>8.1</text:p>
          </table:table-cell>
          <table:table-cell table:style-name="ce163" office:value-type="float" office:value="4">
            <text:p>4</text:p>
          </table:table-cell>
          <table:table-cell table:style-name="ce663" office:value-type="string">
            <text:p>Title doesn't accurately reflect the content of the sub-clause, which gives both an overview of the format of EUIs as well as a nifty history of how they've been managed.</text:p>
          </table:table-cell>
          <table:table-cell table:style-name="ce163"/>
          <table:table-cell table:style-name="ce163" office:value-type="string">
            <text:p>No</text:p>
          </table:table-cell>
          <table:table-cell table:style-name="ce663" office:value-type="string">
            <text:p>Change title to "Overview and History".</text:p>
          </table:table-cell>
          <table:table-cell table:style-name="ce163"/>
          <table:table-cell table:style-name="ce663"/>
          <table:table-cell table:style-name="ce163" table:number-columns-repeated="5"/>
          <table:table-cell table:style-name="ce163" office:value-type="string">
            <text:p>Gilb</text:p>
          </table:table-cell>
          <table:table-cell table:style-name="ce1164" table:formula="of:=IF([.L131]=&quot;Editorial&quot;;[.T131];&quot;&quot;)" office:value-type="float" office:value="0">
            <text:p>0</text:p>
          </table:table-cell>
          <table:table-cell table:style-name="ce1164" table:formula="of:=IF(OR([.L131]=&quot;Technical&quot;;[.L131]=&quot;General&quot;);[.T131];&quot;&quot;)">
            <text:p/>
          </table:table-cell>
        </table:table-row>
        <table:table-row table:style-name="ro21">
          <table:table-cell table:style-name="ce164" office:value-type="float" office:value="16218700023">
            <text:p>16218700023</text:p>
          </table:table-cell>
          <table:table-cell table:style-name="ce164" office:value-type="string">
            <text:p>14-May-2013 15:18:51 EDT</text:p>
          </table:table-cell>
          <table:table-cell table:style-name="ce164" office:value-type="string">
            <text:p>i-200</text:p>
          </table:table-cell>
          <table:table-cell table:style-name="ce164" office:value-type="string">
            <text:p>Rolfe, Benjamin</text:p>
          </table:table-cell>
          <table:table-cell table:style-name="ce164" table:number-columns-repeated="2"/>
          <table:table-cell table:style-name="ce164" office:value-type="string">
            <text:p>Rogue Comment</text:p>
          </table:table-cell>
          <table:table-cell table:style-name="ce164" office:value-type="float" office:value="47">
            <text:p>47</text:p>
          </table:table-cell>
          <table:table-cell table:style-name="ce164" office:value-type="string">
            <text:p>Consulting</text:p>
          </table:table-cell>
          <table:table-cell table:style-name="ce164" office:value-type="string">
            <text:p>Disapprove</text:p>
          </table:table-cell>
          <table:table-cell table:style-name="ce164" office:value-type="string">
            <text:p>Blind Creek Associates</text:p>
          </table:table-cell>
          <table:table-cell table:style-name="ce164" office:value-type="string">
            <text:p>Technical</text:p>
          </table:table-cell>
          <table:table-cell table:style-name="ce164" office:value-type="float" office:value="23">
            <text:p>23</text:p>
          </table:table-cell>
          <table:table-cell table:style-name="ce164" office:value-type="float" office:value="8.1">
            <text:p>8.1</text:p>
          </table:table-cell>
          <table:table-cell table:style-name="ce164" office:value-type="float" office:value="18">
            <text:p>18</text:p>
          </table:table-cell>
          <table:table-cell table:style-name="ce664" office:value-type="string">
            <text:p>"which shall not be changed by the assignee" s prescribing an unverifiable requirement out of scope of this standard (or 802, or IEEE-SA). You have both scope issues and the general problem with "shall not" in one sentence (bonus points).</text:p>
          </table:table-cell>
          <table:table-cell table:style-name="ce164"/>
          <table:table-cell table:style-name="ce164" office:value-type="string">
            <text:p>Yes</text:p>
          </table:table-cell>
          <table:table-cell table:style-name="ce664" office:value-type="string">
            <text:p>"The remaining 22 bits of the OU are assigned by the RAC to be unique to the applying organization; when used in a defined field of an 802 standard the organization field of the OUI shall contain the value assigned by the RAC"</text:p>
          </table:table-cell>
          <table:table-cell table:style-name="ce164" office:value-type="string">
            <text:p>Accepted</text:p>
          </table:table-cell>
          <table:table-cell table:style-name="ce664"/>
          <table:table-cell table:style-name="ce164" table:number-columns-repeated="5"/>
          <table:table-cell table:style-name="ce164" office:value-type="string">
            <text:p>Closed</text:p>
          </table:table-cell>
          <table:table-cell table:style-name="ce1165" table:formula="of:=IF([.L132]=&quot;Editorial&quot;;[.T132];&quot;&quot;)">
            <text:p/>
          </table:table-cell>
          <table:table-cell table:style-name="ce1165" table:formula="of:=IF(OR([.L132]=&quot;Technical&quot;;[.L132]=&quot;General&quot;);[.T132];&quot;&quot;)" office:value-type="string" office:string-value="Accepted">
            <text:p>Accepted</text:p>
          </table:table-cell>
        </table:table-row>
        <table:table-row table:style-name="ro19">
          <table:table-cell table:style-name="ce165" office:value-type="float" office:value="15677400023">
            <text:p>15677400023</text:p>
          </table:table-cell>
          <table:table-cell table:style-name="ce165" office:value-type="string">
            <text:p>28-Jan-2013 <text:s/>5:38:42 EDT</text:p>
          </table:table-cell>
          <table:table-cell table:style-name="ce165" office:value-type="string">
            <text:p>i-7</text:p>
          </table:table-cell>
          <table:table-cell table:style-name="ce165" office:value-type="string">
            <text:p>Hajduczenia, Marek</text:p>
          </table:table-cell>
          <table:table-cell table:style-name="ce165" table:number-columns-repeated="2"/>
          <table:table-cell table:style-name="ce165" office:value-type="string">
            <text:p>Individual</text:p>
          </table:table-cell>
          <table:table-cell table:style-name="ce165" office:value-type="float" office:value="6">
            <text:p>6</text:p>
          </table:table-cell>
          <table:table-cell table:style-name="ce165" office:value-type="string">
            <text:p>Producer - System / Manufacturer</text:p>
          </table:table-cell>
          <table:table-cell table:style-name="ce165" office:value-type="string">
            <text:p>Disapprove</text:p>
          </table:table-cell>
          <table:table-cell table:style-name="ce165" office:value-type="string">
            <text:p>ZTE Corporation</text:p>
          </table:table-cell>
          <table:table-cell table:style-name="ce165" office:value-type="string">
            <text:p>Technical</text:p>
          </table:table-cell>
          <table:table-cell table:style-name="ce165" office:value-type="float" office:value="24">
            <text:p>24</text:p>
          </table:table-cell>
          <table:table-cell table:style-name="ce165" office:value-type="float" office:value="5.1">
            <text:p>5.1</text:p>
          </table:table-cell>
          <table:table-cell table:style-name="ce165" office:value-type="float" office:value="19">
            <text:p>19</text:p>
          </table:table-cell>
          <table:table-cell table:style-name="ce665" office:value-type="string">
            <text:p>"Figure 4"IEEE 802 RM and an example of an end-station IM" - this is a specific example of 802.3 PHY, and it should be reflected in the figure caption</text:p>
          </table:table-cell>
          <table:table-cell table:style-name="ce165"/>
          <table:table-cell table:style-name="ce165" office:value-type="string">
            <text:p>No</text:p>
          </table:table-cell>
          <table:table-cell table:style-name="ce665" office:value-type="string">
            <text:p>Change caption for Figure 4 to read "Figure 4"IEEE 802 RM and an example of an end-station IM (100 GE)"</text:p>
          </table:table-cell>
          <table:table-cell table:style-name="ce165"/>
          <table:table-cell table:style-name="ce665"/>
          <table:table-cell table:style-name="ce165" table:number-columns-repeated="5"/>
          <table:table-cell table:style-name="ce165" office:value-type="string">
            <text:p>Law</text:p>
          </table:table-cell>
          <table:table-cell table:style-name="ce1166" table:formula="of:=IF([.L133]=&quot;Editorial&quot;;[.T133];&quot;&quot;)">
            <text:p/>
          </table:table-cell>
          <table:table-cell table:style-name="ce1166" table:formula="of:=IF(OR([.L133]=&quot;Technical&quot;;[.L133]=&quot;General&quot;);[.T133];&quot;&quot;)" office:value-type="float" office:value="0">
            <text:p>0</text:p>
          </table:table-cell>
        </table:table-row>
        <table:table-row table:style-name="ro19">
          <table:table-cell table:style-name="ce166" office:value-type="float" office:value="15721900023">
            <text:p>15721900023</text:p>
          </table:table-cell>
          <table:table-cell table:style-name="ce166" office:value-type="string">
            <text:p>10-Feb-2013 21:51:20 EDT</text:p>
          </table:table-cell>
          <table:table-cell table:style-name="ce166" office:value-type="string">
            <text:p>i-64</text:p>
          </table:table-cell>
          <table:table-cell table:style-name="ce166" office:value-type="string">
            <text:p>Law, David</text:p>
          </table:table-cell>
          <table:table-cell table:style-name="ce166" table:number-columns-repeated="2"/>
          <table:table-cell table:style-name="ce166" office:value-type="string">
            <text:p>Individual</text:p>
          </table:table-cell>
          <table:table-cell table:style-name="ce166" office:value-type="float" office:value="3">
            <text:p>3</text:p>
          </table:table-cell>
          <table:table-cell table:style-name="ce166" office:value-type="string">
            <text:p>Producer - System / Manufacturer</text:p>
          </table:table-cell>
          <table:table-cell table:style-name="ce166" office:value-type="string">
            <text:p>Approve</text:p>
          </table:table-cell>
          <table:table-cell table:style-name="ce166" office:value-type="string">
            <text:p>Hewlett-Packard Ltd</text:p>
          </table:table-cell>
          <table:table-cell table:style-name="ce166" office:value-type="string">
            <text:p>Editorial</text:p>
          </table:table-cell>
          <table:table-cell table:style-name="ce166" office:value-type="float" office:value="24">
            <text:p>24</text:p>
          </table:table-cell>
          <table:table-cell table:style-name="ce166" office:value-type="string">
            <text:p>8.3.1</text:p>
          </table:table-cell>
          <table:table-cell table:style-name="ce166" office:value-type="float" office:value="46">
            <text:p>46</text:p>
          </table:table-cell>
          <table:table-cell table:style-name="ce666" office:value-type="string">
            <text:p>Is the use of 'LSB nibble' and 'MSB nibble' correct since these expand to 'least significant bit nibble' and 'most significant bit nibble'.</text:p>
          </table:table-cell>
          <table:table-cell table:style-name="ce166"/>
          <table:table-cell table:style-name="ce166" office:value-type="string">
            <text:p>No</text:p>
          </table:table-cell>
          <table:table-cell table:style-name="ce666" office:value-type="string">
            <text:p>Suggest 'LSB nibble' be changed to read 'least significant nibble' and 'MSB nibble' be changed to read 'most significant nibble'.</text:p>
          </table:table-cell>
          <table:table-cell table:style-name="ce166"/>
          <table:table-cell table:style-name="ce666"/>
          <table:table-cell table:style-name="ce166" table:number-columns-repeated="5"/>
          <table:table-cell table:style-name="ce166" office:value-type="string">
            <text:p>Gilb</text:p>
          </table:table-cell>
          <table:table-cell table:style-name="ce1167" table:formula="of:=IF([.L134]=&quot;Editorial&quot;;[.T134];&quot;&quot;)" office:value-type="float" office:value="0">
            <text:p>0</text:p>
          </table:table-cell>
          <table:table-cell table:style-name="ce1167" table:formula="of:=IF(OR([.L134]=&quot;Technical&quot;;[.L134]=&quot;General&quot;);[.T134];&quot;&quot;)">
            <text:p/>
          </table:table-cell>
        </table:table-row>
        <table:table-row table:style-name="ro18">
          <table:table-cell table:style-name="ce167" office:value-type="float" office:value="15725200023">
            <text:p>15725200023</text:p>
          </table:table-cell>
          <table:table-cell table:style-name="ce167" office:value-type="string">
            <text:p>11-Feb-2013 <text:s/>0:39: 7 EDT</text:p>
          </table:table-cell>
          <table:table-cell table:style-name="ce167" office:value-type="string">
            <text:p>i-97</text:p>
          </table:table-cell>
          <table:table-cell table:style-name="ce167" office:value-type="string">
            <text:p>Thompson, Geoffrey</text:p>
          </table:table-cell>
          <table:table-cell table:style-name="ce167" table:number-columns-repeated="2"/>
          <table:table-cell table:style-name="ce167" office:value-type="string">
            <text:p>Individual</text:p>
          </table:table-cell>
          <table:table-cell table:style-name="ce167" office:value-type="float" office:value="25">
            <text:p>25</text:p>
          </table:table-cell>
          <table:table-cell table:style-name="ce167" office:value-type="string">
            <text:p>Consulting</text:p>
          </table:table-cell>
          <table:table-cell table:style-name="ce167" office:value-type="string">
            <text:p>Disapprove</text:p>
          </table:table-cell>
          <table:table-cell table:style-name="ce167" office:value-type="string">
            <text:p>GraCaSI S.A.</text:p>
          </table:table-cell>
          <table:table-cell table:style-name="ce167" office:value-type="string">
            <text:p>Editorial</text:p>
          </table:table-cell>
          <table:table-cell table:style-name="ce167" office:value-type="float" office:value="24">
            <text:p>24</text:p>
          </table:table-cell>
          <table:table-cell table:style-name="ce167" office:value-type="string">
            <text:p>8.3.1</text:p>
          </table:table-cell>
          <table:table-cell table:style-name="ce167" office:value-type="float" office:value="19">
            <text:p>19</text:p>
          </table:table-cell>
          <table:table-cell table:style-name="ce667" office:value-type="string">
            <text:p>It seems like this paragraph is a pretty important topic that folks might actually try to find, therefore it should have a numbered topic heading that will result in its appearance in the table of contents.</text:p>
          </table:table-cell>
          <table:table-cell table:style-name="ce167"/>
          <table:table-cell table:style-name="ce167" office:value-type="string">
            <text:p>Yes</text:p>
          </table:table-cell>
          <table:table-cell table:style-name="ce667" office:value-type="string">
            <text:p>Give it a numbered heading. <text:s/>Move it if you have to in order to make the organization work out.</text:p>
          </table:table-cell>
          <table:table-cell table:style-name="ce167"/>
          <table:table-cell table:style-name="ce667"/>
          <table:table-cell table:style-name="ce167" table:number-columns-repeated="5"/>
          <table:table-cell table:style-name="ce167" office:value-type="string">
            <text:p>Gilb</text:p>
          </table:table-cell>
          <table:table-cell table:style-name="ce1168" table:formula="of:=IF([.L135]=&quot;Editorial&quot;;[.T135];&quot;&quot;)" office:value-type="float" office:value="0">
            <text:p>0</text:p>
          </table:table-cell>
          <table:table-cell table:style-name="ce1168" table:formula="of:=IF(OR([.L135]=&quot;Technical&quot;;[.L135]=&quot;General&quot;);[.T135];&quot;&quot;)">
            <text:p/>
          </table:table-cell>
        </table:table-row>
        <table:table-row table:style-name="ro38">
          <table:table-cell table:style-name="ce168" office:value-type="float" office:value="15725300023">
            <text:p>15725300023</text:p>
          </table:table-cell>
          <table:table-cell table:style-name="ce168" office:value-type="string">
            <text:p>11-Feb-2013 <text:s/>0:39: 7 EDT</text:p>
          </table:table-cell>
          <table:table-cell table:style-name="ce168" office:value-type="string">
            <text:p>i-98</text:p>
          </table:table-cell>
          <table:table-cell table:style-name="ce168" office:value-type="string">
            <text:p>Thompson, Geoffrey</text:p>
          </table:table-cell>
          <table:table-cell table:style-name="ce168" table:number-columns-repeated="2"/>
          <table:table-cell table:style-name="ce168" office:value-type="string">
            <text:p>Individual</text:p>
          </table:table-cell>
          <table:table-cell table:style-name="ce168" office:value-type="float" office:value="26">
            <text:p>26</text:p>
          </table:table-cell>
          <table:table-cell table:style-name="ce168" office:value-type="string">
            <text:p>Consulting</text:p>
          </table:table-cell>
          <table:table-cell table:style-name="ce168" office:value-type="string">
            <text:p>Disapprove</text:p>
          </table:table-cell>
          <table:table-cell table:style-name="ce168" office:value-type="string">
            <text:p>GraCaSI S.A.</text:p>
          </table:table-cell>
          <table:table-cell table:style-name="ce168" office:value-type="string">
            <text:p>Editorial</text:p>
          </table:table-cell>
          <table:table-cell table:style-name="ce168" office:value-type="float" office:value="24">
            <text:p>24</text:p>
          </table:table-cell>
          <table:table-cell table:style-name="ce168" office:value-type="string">
            <text:p>8.3.1</text:p>
          </table:table-cell>
          <table:table-cell table:style-name="ce168" office:value-type="float" office:value="30">
            <text:p>30</text:p>
          </table:table-cell>
          <table:table-cell table:style-name="ce668" office:value-type="string">
            <text:p>The text here is weak and should be made bluntly explicit</text:p>
          </table:table-cell>
          <table:table-cell table:style-name="ce168"/>
          <table:table-cell table:style-name="ce168" office:value-type="string">
            <text:p>No</text:p>
          </table:table-cell>
          <table:table-cell table:style-name="ce668" office:value-type="string">
            <text:p>CHANGE THE TEXT FROM:</text:p>
            <text:p>"If the U/L bit is set to 1, the remaining 46 bits (i.e. all bits except the I/G and U/L bits) have been locally administered and have no relationship to the IEEE-assigned values (as described herein).</text:p>
            <text:p>TO:</text:p>
            <text:p>"If the U/L bit is set to 1, the remaining 46 bits (i.e. all bits except the I/G and U/L bits) constitute a locally administered address and and have no relationship to nor should they be expected to meet the uniqueness requirement of the IEEE-assigned values (as described herein)."</text:p>
          </table:table-cell>
          <table:table-cell table:style-name="ce168"/>
          <table:table-cell table:style-name="ce668"/>
          <table:table-cell table:style-name="ce168" table:number-columns-repeated="5"/>
          <table:table-cell table:style-name="ce168" office:value-type="string">
            <text:p>Gilb</text:p>
          </table:table-cell>
          <table:table-cell table:style-name="ce1169" table:formula="of:=IF([.L136]=&quot;Editorial&quot;;[.T136];&quot;&quot;)" office:value-type="float" office:value="0">
            <text:p>0</text:p>
          </table:table-cell>
          <table:table-cell table:style-name="ce1169" table:formula="of:=IF(OR([.L136]=&quot;Technical&quot;;[.L136]=&quot;General&quot;);[.T136];&quot;&quot;)">
            <text:p/>
          </table:table-cell>
        </table:table-row>
        <table:table-row table:style-name="ro18">
          <table:table-cell table:style-name="ce169" office:value-type="float" office:value="15725400023">
            <text:p>15725400023</text:p>
          </table:table-cell>
          <table:table-cell table:style-name="ce169" office:value-type="string">
            <text:p>11-Feb-2013 <text:s/>0:39: 7 EDT</text:p>
          </table:table-cell>
          <table:table-cell table:style-name="ce169" office:value-type="string">
            <text:p>i-99</text:p>
          </table:table-cell>
          <table:table-cell table:style-name="ce169" office:value-type="string">
            <text:p>Thompson, Geoffrey</text:p>
          </table:table-cell>
          <table:table-cell table:style-name="ce169" table:number-columns-repeated="2"/>
          <table:table-cell table:style-name="ce169" office:value-type="string">
            <text:p>Individual</text:p>
          </table:table-cell>
          <table:table-cell table:style-name="ce169" office:value-type="float" office:value="27">
            <text:p>27</text:p>
          </table:table-cell>
          <table:table-cell table:style-name="ce169" office:value-type="string">
            <text:p>Consulting</text:p>
          </table:table-cell>
          <table:table-cell table:style-name="ce169" office:value-type="string">
            <text:p>Disapprove</text:p>
          </table:table-cell>
          <table:table-cell table:style-name="ce169" office:value-type="string">
            <text:p>GraCaSI S.A.</text:p>
          </table:table-cell>
          <table:table-cell table:style-name="ce169" office:value-type="string">
            <text:p>Editorial</text:p>
          </table:table-cell>
          <table:table-cell table:style-name="ce169" office:value-type="float" office:value="24">
            <text:p>24</text:p>
          </table:table-cell>
          <table:table-cell table:style-name="ce169" office:value-type="string">
            <text:p>8.3.1</text:p>
          </table:table-cell>
          <table:table-cell table:style-name="ce169" office:value-type="float" office:value="33">
            <text:p>33</text:p>
          </table:table-cell>
          <table:table-cell table:style-name="ce669" office:value-type="string">
            <text:p>This entire paragraph BADLY needs editorial work</text:p>
          </table:table-cell>
          <table:table-cell table:style-name="ce169"/>
          <table:table-cell table:style-name="ce169" office:value-type="string">
            <text:p>No</text:p>
          </table:table-cell>
          <table:table-cell table:style-name="ce669" office:value-type="string">
            <text:p>Don't have anything new at the moment. <text:s/>Hopefully I will have something by the March meeting. <text:s/>At a minimum I will be happy to work on it at the meeting with any other volunteers.</text:p>
          </table:table-cell>
          <table:table-cell table:style-name="ce169"/>
          <table:table-cell table:style-name="ce669"/>
          <table:table-cell table:style-name="ce169" table:number-columns-repeated="5"/>
          <table:table-cell table:style-name="ce169" office:value-type="string">
            <text:p>Gilb</text:p>
          </table:table-cell>
          <table:table-cell table:style-name="ce1170" table:formula="of:=IF([.L137]=&quot;Editorial&quot;;[.T137];&quot;&quot;)" office:value-type="float" office:value="0">
            <text:p>0</text:p>
          </table:table-cell>
          <table:table-cell table:style-name="ce1170" table:formula="of:=IF(OR([.L137]=&quot;Technical&quot;;[.L137]=&quot;General&quot;);[.T137];&quot;&quot;)">
            <text:p/>
          </table:table-cell>
        </table:table-row>
        <table:table-row table:style-name="ro19">
          <table:table-cell table:style-name="ce170" office:value-type="float" office:value="15727800023">
            <text:p>15727800023</text:p>
          </table:table-cell>
          <table:table-cell table:style-name="ce170" office:value-type="string">
            <text:p>12-Feb-2013 17:32:13 EDT</text:p>
          </table:table-cell>
          <table:table-cell table:style-name="ce170" office:value-type="string">
            <text:p>i-109</text:p>
          </table:table-cell>
          <table:table-cell table:style-name="ce170" office:value-type="string">
            <text:p>Grow, Robert</text:p>
          </table:table-cell>
          <table:table-cell table:style-name="ce170" table:number-columns-repeated="2"/>
          <table:table-cell table:style-name="ce170" office:value-type="string">
            <text:p>Individual</text:p>
          </table:table-cell>
          <table:table-cell table:style-name="ce170" office:value-type="float" office:value="16">
            <text:p>16</text:p>
          </table:table-cell>
          <table:table-cell table:style-name="ce170" office:value-type="string">
            <text:p>General Interest</text:p>
          </table:table-cell>
          <table:table-cell table:style-name="ce170" office:value-type="string">
            <text:p>Approve</text:p>
          </table:table-cell>
          <table:table-cell table:style-name="ce170" office:value-type="string">
            <text:p>RMG Consulting</text:p>
          </table:table-cell>
          <table:table-cell table:style-name="ce170" office:value-type="string">
            <text:p>Editorial</text:p>
          </table:table-cell>
          <table:table-cell table:style-name="ce170" office:value-type="float" office:value="24">
            <text:p>24</text:p>
          </table:table-cell>
          <table:table-cell table:style-name="ce170" office:value-type="float" office:value="8.3">
            <text:p>8.3</text:p>
          </table:table-cell>
          <table:table-cell table:style-name="ce170" office:value-type="float" office:value="18">
            <text:p>18</text:p>
          </table:table-cell>
          <table:table-cell table:style-name="ce670" office:value-type="string">
            <text:p>Suggest rewording</text:p>
          </table:table-cell>
          <table:table-cell table:style-name="ce170"/>
          <table:table-cell table:style-name="ce170" office:value-type="string">
            <text:p>No</text:p>
          </table:table-cell>
          <table:table-cell table:style-name="ce670" office:value-type="string">
            <text:p>EUI-64s were introduced in response to concerns that the EUI-48 space could be exhausted by the breadth of products using OUIs to generate unique identifiers.</text:p>
          </table:table-cell>
          <table:table-cell table:style-name="ce170"/>
          <table:table-cell table:style-name="ce670"/>
          <table:table-cell table:style-name="ce170" table:number-columns-repeated="5"/>
          <table:table-cell table:style-name="ce170" office:value-type="string">
            <text:p>Gilb</text:p>
          </table:table-cell>
          <table:table-cell table:style-name="ce1171" table:formula="of:=IF([.L138]=&quot;Editorial&quot;;[.T138];&quot;&quot;)" office:value-type="float" office:value="0">
            <text:p>0</text:p>
          </table:table-cell>
          <table:table-cell table:style-name="ce1171" table:formula="of:=IF(OR([.L138]=&quot;Technical&quot;;[.L138]=&quot;General&quot;);[.T138];&quot;&quot;)">
            <text:p/>
          </table:table-cell>
        </table:table-row>
        <table:table-row table:style-name="ro40">
          <table:table-cell table:style-name="ce171" office:value-type="float" office:value="16218800023">
            <text:p>16218800023</text:p>
          </table:table-cell>
          <table:table-cell table:style-name="ce171" office:value-type="string">
            <text:p>14-May-2013 15:18:51 EDT</text:p>
          </table:table-cell>
          <table:table-cell table:style-name="ce171" office:value-type="string">
            <text:p>i-201</text:p>
          </table:table-cell>
          <table:table-cell table:style-name="ce171" office:value-type="string">
            <text:p>Rolfe, Benjamin</text:p>
          </table:table-cell>
          <table:table-cell table:style-name="ce171" table:number-columns-repeated="2"/>
          <table:table-cell table:style-name="ce171" office:value-type="string">
            <text:p>Rogue Comment</text:p>
          </table:table-cell>
          <table:table-cell table:style-name="ce171" office:value-type="float" office:value="48">
            <text:p>48</text:p>
          </table:table-cell>
          <table:table-cell table:style-name="ce171" office:value-type="string">
            <text:p>Consulting</text:p>
          </table:table-cell>
          <table:table-cell table:style-name="ce171" office:value-type="string">
            <text:p>Disapprove</text:p>
          </table:table-cell>
          <table:table-cell table:style-name="ce171" office:value-type="string">
            <text:p>Blind Creek Associates</text:p>
          </table:table-cell>
          <table:table-cell table:style-name="ce171" office:value-type="string">
            <text:p>Editorial</text:p>
          </table:table-cell>
          <table:table-cell table:style-name="ce171" office:value-type="float" office:value="24">
            <text:p>24</text:p>
          </table:table-cell>
          <table:table-cell table:style-name="ce171" office:value-type="string">
            <text:p>8.3.1</text:p>
          </table:table-cell>
          <table:table-cell table:style-name="ce171" office:value-type="float" office:value="12">
            <text:p>12</text:p>
          </table:table-cell>
          <table:table-cell table:style-name="ce671" office:value-type="string">
            <text:p>"(if they are going to coexist in the network)" Actually we need addressing so as to interoperate in most network applications. We often like to be able to ensure a directed message arrives at only the intended device when a locally managed address space is not used. The sentence works quite well without the parenthetical.</text:p>
          </table:table-cell>
          <table:table-cell table:style-name="ce171"/>
          <table:table-cell table:style-name="ce171" office:value-type="string">
            <text:p>No</text:p>
          </table:table-cell>
          <table:table-cell table:style-name="ce671" office:value-type="string">
            <text:p>Delete parenthetical.</text:p>
          </table:table-cell>
          <table:table-cell table:style-name="ce171" office:value-type="string">
            <text:p>Accepted</text:p>
          </table:table-cell>
          <table:table-cell table:style-name="ce671"/>
          <table:table-cell table:style-name="ce171" table:number-columns-repeated="5"/>
          <table:table-cell table:style-name="ce171" office:value-type="string">
            <text:p>Closed</text:p>
          </table:table-cell>
          <table:table-cell table:style-name="ce1172" table:formula="of:=IF([.L139]=&quot;Editorial&quot;;[.T139];&quot;&quot;)" office:value-type="string" office:string-value="Accepted">
            <text:p>Accepted</text:p>
          </table:table-cell>
          <table:table-cell table:style-name="ce1172" table:formula="of:=IF(OR([.L139]=&quot;Technical&quot;;[.L139]=&quot;General&quot;);[.T139];&quot;&quot;)">
            <text:p/>
          </table:table-cell>
        </table:table-row>
        <table:table-row table:style-name="ro34">
          <table:table-cell table:style-name="ce172" office:value-type="float" office:value="16218900023">
            <text:p>16218900023</text:p>
          </table:table-cell>
          <table:table-cell table:style-name="ce172" office:value-type="string">
            <text:p>14-May-2013 15:18:51 EDT</text:p>
          </table:table-cell>
          <table:table-cell table:style-name="ce172" office:value-type="string">
            <text:p>i-202</text:p>
          </table:table-cell>
          <table:table-cell table:style-name="ce172" office:value-type="string">
            <text:p>Rolfe, Benjamin</text:p>
          </table:table-cell>
          <table:table-cell table:style-name="ce172" table:number-columns-repeated="2"/>
          <table:table-cell table:style-name="ce172" office:value-type="string">
            <text:p>Rogue Comment</text:p>
          </table:table-cell>
          <table:table-cell table:style-name="ce172" office:value-type="float" office:value="49">
            <text:p>49</text:p>
          </table:table-cell>
          <table:table-cell table:style-name="ce172" office:value-type="string">
            <text:p>Consulting</text:p>
          </table:table-cell>
          <table:table-cell table:style-name="ce172" office:value-type="string">
            <text:p>Disapprove</text:p>
          </table:table-cell>
          <table:table-cell table:style-name="ce172" office:value-type="string">
            <text:p>Blind Creek Associates</text:p>
          </table:table-cell>
          <table:table-cell table:style-name="ce172" office:value-type="string">
            <text:p>Editorial</text:p>
          </table:table-cell>
          <table:table-cell table:style-name="ce172" office:value-type="float" office:value="24">
            <text:p>24</text:p>
          </table:table-cell>
          <table:table-cell table:style-name="ce172" office:value-type="string">
            <text:p>8.3.1</text:p>
          </table:table-cell>
          <table:table-cell table:style-name="ce172" office:value-type="float" office:value="33">
            <text:p>33</text:p>
          </table:table-cell>
          <table:table-cell table:style-name="ce672" office:value-type="string">
            <text:p>"assigned by the assignee" is a bit weird. We could say "assigned by the OUI owner" since IEEE RAC sells OUIs.</text:p>
          </table:table-cell>
          <table:table-cell table:style-name="ce172"/>
          <table:table-cell table:style-name="ce172" office:value-type="string">
            <text:p>No</text:p>
          </table:table-cell>
          <table:table-cell table:style-name="ce672" office:value-type="string">
            <text:p>change "assignee" to "OUI owner"</text:p>
          </table:table-cell>
          <table:table-cell table:style-name="ce172"/>
          <table:table-cell table:style-name="ce672"/>
          <table:table-cell table:style-name="ce172" table:number-columns-repeated="5"/>
          <table:table-cell table:style-name="ce172" office:value-type="string">
            <text:p>Gilb</text:p>
          </table:table-cell>
          <table:table-cell table:style-name="ce1173" table:formula="of:=IF([.L140]=&quot;Editorial&quot;;[.T140];&quot;&quot;)" office:value-type="float" office:value="0">
            <text:p>0</text:p>
          </table:table-cell>
          <table:table-cell table:style-name="ce1173" table:formula="of:=IF(OR([.L140]=&quot;Technical&quot;;[.L140]=&quot;General&quot;);[.T140];&quot;&quot;)">
            <text:p/>
          </table:table-cell>
        </table:table-row>
        <table:table-row table:style-name="ro37">
          <table:table-cell table:style-name="ce173" office:value-type="float" office:value="15714000023">
            <text:p>15714000023</text:p>
          </table:table-cell>
          <table:table-cell table:style-name="ce173" office:value-type="string">
            <text:p><text:s/>6-Feb-2013 17: 7:52 EDT</text:p>
          </table:table-cell>
          <table:table-cell table:style-name="ce173" office:value-type="string">
            <text:p>i-26</text:p>
          </table:table-cell>
          <table:table-cell table:style-name="ce173" office:value-type="string">
            <text:p>Gunther, Craig</text:p>
          </table:table-cell>
          <table:table-cell table:style-name="ce173" table:number-columns-repeated="2"/>
          <table:table-cell table:style-name="ce173" office:value-type="string">
            <text:p>Individual</text:p>
          </table:table-cell>
          <table:table-cell table:style-name="ce173" office:value-type="float" office:value="2">
            <text:p>2</text:p>
          </table:table-cell>
          <table:table-cell table:style-name="ce173" office:value-type="string">
            <text:p>Producer - System / Manufacturer</text:p>
          </table:table-cell>
          <table:table-cell table:style-name="ce173" office:value-type="string">
            <text:p>Disapprove</text:p>
          </table:table-cell>
          <table:table-cell table:style-name="ce173" office:value-type="string">
            <text:p>Harman International</text:p>
          </table:table-cell>
          <table:table-cell table:style-name="ce173" office:value-type="string">
            <text:p>Editorial</text:p>
          </table:table-cell>
          <table:table-cell table:style-name="ce173" office:value-type="float" office:value="25">
            <text:p>25</text:p>
          </table:table-cell>
          <table:table-cell table:style-name="ce173" office:value-type="string">
            <text:p>8.3.1</text:p>
          </table:table-cell>
          <table:table-cell table:style-name="ce173" office:value-type="float" office:value="50">
            <text:p>50</text:p>
          </table:table-cell>
          <table:table-cell table:style-name="ce673" office:value-type="string">
            <text:p>Typo</text:p>
          </table:table-cell>
          <table:table-cell table:style-name="ce173"/>
          <table:table-cell table:style-name="ce173" office:value-type="string">
            <text:p>Yes</text:p>
          </table:table-cell>
          <table:table-cell table:style-name="ce673" office:value-type="string">
            <text:p>EUI-6 -&gt; EUI-64</text:p>
          </table:table-cell>
          <table:table-cell table:style-name="ce173" office:value-type="string">
            <text:p>Accepted</text:p>
          </table:table-cell>
          <table:table-cell table:style-name="ce673"/>
          <table:table-cell table:style-name="ce173" table:number-columns-repeated="5"/>
          <table:table-cell table:style-name="ce173" office:value-type="string">
            <text:p>Closed</text:p>
          </table:table-cell>
          <table:table-cell table:style-name="ce1174" table:formula="of:=IF([.L141]=&quot;Editorial&quot;;[.T141];&quot;&quot;)" office:value-type="string" office:string-value="Accepted">
            <text:p>Accepted</text:p>
          </table:table-cell>
          <table:table-cell table:style-name="ce1174" table:formula="of:=IF(OR([.L141]=&quot;Technical&quot;;[.L141]=&quot;General&quot;);[.T141];&quot;&quot;)">
            <text:p/>
          </table:table-cell>
        </table:table-row>
        <table:table-row table:style-name="ro23">
          <table:table-cell table:style-name="ce174" office:value-type="float" office:value="15721800023">
            <text:p>15721800023</text:p>
          </table:table-cell>
          <table:table-cell table:style-name="ce174" office:value-type="string">
            <text:p>10-Feb-2013 21:51:20 EDT</text:p>
          </table:table-cell>
          <table:table-cell table:style-name="ce174" office:value-type="string">
            <text:p>i-63</text:p>
          </table:table-cell>
          <table:table-cell table:style-name="ce174" office:value-type="string">
            <text:p>Law, David</text:p>
          </table:table-cell>
          <table:table-cell table:style-name="ce174" table:number-columns-repeated="2"/>
          <table:table-cell table:style-name="ce174" office:value-type="string">
            <text:p>Individual</text:p>
          </table:table-cell>
          <table:table-cell table:style-name="ce174" office:value-type="float" office:value="2">
            <text:p>2</text:p>
          </table:table-cell>
          <table:table-cell table:style-name="ce174" office:value-type="string">
            <text:p>Producer - System / Manufacturer</text:p>
          </table:table-cell>
          <table:table-cell table:style-name="ce174" office:value-type="string">
            <text:p>Approve</text:p>
          </table:table-cell>
          <table:table-cell table:style-name="ce174" office:value-type="string">
            <text:p>Hewlett-Packard Ltd</text:p>
          </table:table-cell>
          <table:table-cell table:style-name="ce174" office:value-type="string">
            <text:p>Editorial</text:p>
          </table:table-cell>
          <table:table-cell table:style-name="ce174" office:value-type="float" office:value="25">
            <text:p>25</text:p>
          </table:table-cell>
          <table:table-cell table:style-name="ce174" office:value-type="string">
            <text:p>8.3.1</text:p>
          </table:table-cell>
          <table:table-cell table:style-name="ce174" office:value-type="float" office:value="50">
            <text:p>50</text:p>
          </table:table-cell>
          <table:table-cell table:style-name="ce674" office:value-type="string">
            <text:p>Typo.</text:p>
          </table:table-cell>
          <table:table-cell table:style-name="ce174"/>
          <table:table-cell table:style-name="ce174" office:value-type="string">
            <text:p>No</text:p>
          </table:table-cell>
          <table:table-cell table:style-name="ce674" office:value-type="string">
            <text:p>Suggest that '.. EUI-6 field ..' should read '.. EUI-64 field ..'.</text:p>
          </table:table-cell>
          <table:table-cell table:style-name="ce174" office:value-type="string">
            <text:p>Accepted</text:p>
          </table:table-cell>
          <table:table-cell table:style-name="ce674"/>
          <table:table-cell table:style-name="ce174" table:number-columns-repeated="5"/>
          <table:table-cell table:style-name="ce174" office:value-type="string">
            <text:p>Closed</text:p>
          </table:table-cell>
          <table:table-cell table:style-name="ce1175" table:formula="of:=IF([.L142]=&quot;Editorial&quot;;[.T142];&quot;&quot;)" office:value-type="string" office:string-value="Accepted">
            <text:p>Accepted</text:p>
          </table:table-cell>
          <table:table-cell table:style-name="ce1175" table:formula="of:=IF(OR([.L142]=&quot;Technical&quot;;[.L142]=&quot;General&quot;);[.T142];&quot;&quot;)">
            <text:p/>
          </table:table-cell>
        </table:table-row>
        <table:table-row table:style-name="ro37">
          <table:table-cell table:style-name="ce175" office:value-type="float" office:value="15727900023">
            <text:p>15727900023</text:p>
          </table:table-cell>
          <table:table-cell table:style-name="ce175" office:value-type="string">
            <text:p>12-Feb-2013 17:32:13 EDT</text:p>
          </table:table-cell>
          <table:table-cell table:style-name="ce175" office:value-type="string">
            <text:p>i-110</text:p>
          </table:table-cell>
          <table:table-cell table:style-name="ce175" office:value-type="string">
            <text:p>Grow, Robert</text:p>
          </table:table-cell>
          <table:table-cell table:style-name="ce175" table:number-columns-repeated="2"/>
          <table:table-cell table:style-name="ce175" office:value-type="string">
            <text:p>Individual</text:p>
          </table:table-cell>
          <table:table-cell table:style-name="ce175" office:value-type="float" office:value="17">
            <text:p>17</text:p>
          </table:table-cell>
          <table:table-cell table:style-name="ce175" office:value-type="string">
            <text:p>General Interest</text:p>
          </table:table-cell>
          <table:table-cell table:style-name="ce175" office:value-type="string">
            <text:p>Approve</text:p>
          </table:table-cell>
          <table:table-cell table:style-name="ce175" office:value-type="string">
            <text:p>RMG Consulting</text:p>
          </table:table-cell>
          <table:table-cell table:style-name="ce175" office:value-type="string">
            <text:p>Editorial</text:p>
          </table:table-cell>
          <table:table-cell table:style-name="ce175" office:value-type="float" office:value="25">
            <text:p>25</text:p>
          </table:table-cell>
          <table:table-cell table:style-name="ce175" office:value-type="string">
            <text:p>8.3.1</text:p>
          </table:table-cell>
          <table:table-cell table:style-name="ce175" office:value-type="float" office:value="50">
            <text:p>50</text:p>
          </table:table-cell>
          <table:table-cell table:style-name="ce675" office:value-type="string">
            <text:p>EUI-6 should be EUI-64</text:p>
          </table:table-cell>
          <table:table-cell table:style-name="ce175"/>
          <table:table-cell table:style-name="ce175" office:value-type="string">
            <text:p>No</text:p>
          </table:table-cell>
          <table:table-cell table:style-name="ce675" office:value-type="string">
            <text:p>See comment</text:p>
          </table:table-cell>
          <table:table-cell table:style-name="ce175" office:value-type="string">
            <text:p>Accepted</text:p>
          </table:table-cell>
          <table:table-cell table:style-name="ce675"/>
          <table:table-cell table:style-name="ce175" table:number-columns-repeated="5"/>
          <table:table-cell table:style-name="ce175" office:value-type="string">
            <text:p>Closed</text:p>
          </table:table-cell>
          <table:table-cell table:style-name="ce1176" table:formula="of:=IF([.L143]=&quot;Editorial&quot;;[.T143];&quot;&quot;)" office:value-type="string" office:string-value="Accepted">
            <text:p>Accepted</text:p>
          </table:table-cell>
          <table:table-cell table:style-name="ce1176" table:formula="of:=IF(OR([.L143]=&quot;Technical&quot;;[.L143]=&quot;General&quot;);[.T143];&quot;&quot;)">
            <text:p/>
          </table:table-cell>
        </table:table-row>
        <table:table-row table:style-name="ro20">
          <table:table-cell table:style-name="ce176" office:value-type="float" office:value="15910400023">
            <text:p>15910400023</text:p>
          </table:table-cell>
          <table:table-cell table:style-name="ce176" office:value-type="string">
            <text:p>21-Mar-2013 23:49:32 EDT</text:p>
          </table:table-cell>
          <table:table-cell table:style-name="ce176" office:value-type="string">
            <text:p>i-153</text:p>
          </table:table-cell>
          <table:table-cell table:style-name="ce176" office:value-type="string">
            <text:p>Gillooly, Gregory</text:p>
          </table:table-cell>
          <table:table-cell table:style-name="ce176" table:number-columns-repeated="2"/>
          <table:table-cell table:style-name="ce176" office:value-type="string">
            <text:p>Individual</text:p>
          </table:table-cell>
          <table:table-cell table:style-name="ce176" office:value-type="float" office:value="2">
            <text:p>2</text:p>
          </table:table-cell>
          <table:table-cell table:style-name="ce176" office:value-type="string">
            <text:p>Producer - System / Manufacturer</text:p>
          </table:table-cell>
          <table:table-cell table:style-name="ce176" office:value-type="string">
            <text:p>Approve</text:p>
          </table:table-cell>
          <table:table-cell table:style-name="ce176" office:value-type="string">
            <text:p>Aclara</text:p>
          </table:table-cell>
          <table:table-cell table:style-name="ce176" office:value-type="string">
            <text:p>General</text:p>
          </table:table-cell>
          <table:table-cell table:style-name="ce176" office:value-type="float" office:value="25">
            <text:p>25</text:p>
          </table:table-cell>
          <table:table-cell table:style-name="ce176" office:value-type="string">
            <text:p>8.3.1</text:p>
          </table:table-cell>
          <table:table-cell table:style-name="ce176" office:value-type="float" office:value="22">
            <text:p>22</text:p>
          </table:table-cell>
          <table:table-cell table:style-name="ce676" office:value-type="string">
            <text:p>Figures 9 and 10 have different scales and centering on the page.</text:p>
          </table:table-cell>
          <table:table-cell table:style-name="ce176"/>
          <table:table-cell table:style-name="ce176" office:value-type="string">
            <text:p>No</text:p>
          </table:table-cell>
          <table:table-cell table:style-name="ce676" office:value-type="string">
            <text:p>Make appearance consistent.</text:p>
          </table:table-cell>
          <table:table-cell table:style-name="ce176" office:value-type="string">
            <text:p>Revised</text:p>
          </table:table-cell>
          <table:table-cell table:style-name="ce676" office:value-type="string">
            <text:p>The scales are the same, but the centering will be reviewed by the editor and adjusted if necessary.</text:p>
          </table:table-cell>
          <table:table-cell table:style-name="ce176" table:number-columns-repeated="5"/>
          <table:table-cell table:style-name="ce176" office:value-type="string">
            <text:p>Closed</text:p>
          </table:table-cell>
          <table:table-cell table:style-name="ce1177" table:formula="of:=IF([.L144]=&quot;Editorial&quot;;[.T144];&quot;&quot;)">
            <text:p/>
          </table:table-cell>
          <table:table-cell table:style-name="ce1177" table:formula="of:=IF(OR([.L144]=&quot;Technical&quot;;[.L144]=&quot;General&quot;);[.T144];&quot;&quot;)" office:value-type="string" office:string-value="Revised">
            <text:p>Revised</text:p>
          </table:table-cell>
        </table:table-row>
        <table:table-row table:style-name="ro32">
          <table:table-cell table:style-name="ce177" office:value-type="float" office:value="15725500023">
            <text:p>15725500023</text:p>
          </table:table-cell>
          <table:table-cell table:style-name="ce177" office:value-type="string">
            <text:p>11-Feb-2013 <text:s/>0:39: 7 EDT</text:p>
          </table:table-cell>
          <table:table-cell table:style-name="ce177" office:value-type="string">
            <text:p>i-100</text:p>
          </table:table-cell>
          <table:table-cell table:style-name="ce177" office:value-type="string">
            <text:p>Thompson, Geoffrey</text:p>
          </table:table-cell>
          <table:table-cell table:style-name="ce177" table:number-columns-repeated="2"/>
          <table:table-cell table:style-name="ce177" office:value-type="string">
            <text:p>Individual</text:p>
          </table:table-cell>
          <table:table-cell table:style-name="ce177" office:value-type="float" office:value="28">
            <text:p>28</text:p>
          </table:table-cell>
          <table:table-cell table:style-name="ce177" office:value-type="string">
            <text:p>Consulting</text:p>
          </table:table-cell>
          <table:table-cell table:style-name="ce177" office:value-type="string">
            <text:p>Disapprove</text:p>
          </table:table-cell>
          <table:table-cell table:style-name="ce177" office:value-type="string">
            <text:p>GraCaSI S.A.</text:p>
          </table:table-cell>
          <table:table-cell table:style-name="ce177" office:value-type="string">
            <text:p>Editorial</text:p>
          </table:table-cell>
          <table:table-cell table:style-name="ce177" office:value-type="float" office:value="26">
            <text:p>26</text:p>
          </table:table-cell>
          <table:table-cell table:style-name="ce177" office:value-type="string">
            <text:p>8.3.2</text:p>
          </table:table-cell>
          <table:table-cell table:style-name="ce177" office:value-type="float" office:value="10">
            <text:p>10</text:p>
          </table:table-cell>
          <table:table-cell table:style-name="ce677" office:value-type="string">
            <text:p>This paragraph goes too deeply into the product mix currently offered by the RA. <text:s/>It should speak of the RA products in a more generic sense so that we do not have to revise the 802 O&amp;A every time the RA decides a different packaging size</text:p>
          </table:table-cell>
          <table:table-cell table:style-name="ce177"/>
          <table:table-cell table:style-name="ce177" office:value-type="string">
            <text:p>Yes</text:p>
          </table:table-cell>
          <table:table-cell table:style-name="ce677" office:value-type="string">
            <text:p>Remove the specifics of address package sizes with the possible exception of the basic OUI block of 10^24 addresses.</text:p>
          </table:table-cell>
          <table:table-cell table:style-name="ce177"/>
          <table:table-cell table:style-name="ce677"/>
          <table:table-cell table:style-name="ce177" table:number-columns-repeated="5"/>
          <table:table-cell table:style-name="ce177" office:value-type="string">
            <text:p>Grow</text:p>
          </table:table-cell>
          <table:table-cell table:style-name="ce1178" table:formula="of:=IF([.L145]=&quot;Editorial&quot;;[.T145];&quot;&quot;)" office:value-type="float" office:value="0">
            <text:p>0</text:p>
          </table:table-cell>
          <table:table-cell table:style-name="ce1178" table:formula="of:=IF(OR([.L145]=&quot;Technical&quot;;[.L145]=&quot;General&quot;);[.T145];&quot;&quot;)">
            <text:p/>
          </table:table-cell>
        </table:table-row>
        <table:table-row table:style-name="ro35">
          <table:table-cell table:style-name="ce178" office:value-type="float" office:value="15728000023">
            <text:p>15728000023</text:p>
          </table:table-cell>
          <table:table-cell table:style-name="ce178" office:value-type="string">
            <text:p>12-Feb-2013 17:32:13 EDT</text:p>
          </table:table-cell>
          <table:table-cell table:style-name="ce178" office:value-type="string">
            <text:p>i-111</text:p>
          </table:table-cell>
          <table:table-cell table:style-name="ce178" office:value-type="string">
            <text:p>Grow, Robert</text:p>
          </table:table-cell>
          <table:table-cell table:style-name="ce178" table:number-columns-repeated="2"/>
          <table:table-cell table:style-name="ce178" office:value-type="string">
            <text:p>Individual</text:p>
          </table:table-cell>
          <table:table-cell table:style-name="ce178" office:value-type="float" office:value="18">
            <text:p>18</text:p>
          </table:table-cell>
          <table:table-cell table:style-name="ce178" office:value-type="string">
            <text:p>General Interest</text:p>
          </table:table-cell>
          <table:table-cell table:style-name="ce178" office:value-type="string">
            <text:p>Approve</text:p>
          </table:table-cell>
          <table:table-cell table:style-name="ce178" office:value-type="string">
            <text:p>RMG Consulting</text:p>
          </table:table-cell>
          <table:table-cell table:style-name="ce178" office:value-type="string">
            <text:p>Technical</text:p>
          </table:table-cell>
          <table:table-cell table:style-name="ce178" office:value-type="float" office:value="26">
            <text:p>26</text:p>
          </table:table-cell>
          <table:table-cell table:style-name="ce178" office:value-type="string">
            <text:p>8.3.2</text:p>
          </table:table-cell>
          <table:table-cell table:style-name="ce178" office:value-type="float" office:value="11">
            <text:p>11</text:p>
          </table:table-cell>
          <table:table-cell table:style-name="ce678" office:value-type="string">
            <text:p>8 bits should be 12 bits</text:p>
          </table:table-cell>
          <table:table-cell table:style-name="ce178"/>
          <table:table-cell table:style-name="ce178" office:value-type="string">
            <text:p>No</text:p>
          </table:table-cell>
          <table:table-cell table:style-name="ce678" office:value-type="string">
            <text:p>See comment</text:p>
          </table:table-cell>
          <table:table-cell table:style-name="ce178" office:value-type="string">
            <text:p>Accepted</text:p>
          </table:table-cell>
          <table:table-cell table:style-name="ce678"/>
          <table:table-cell table:style-name="ce178" table:number-columns-repeated="5"/>
          <table:table-cell table:style-name="ce178" office:value-type="string">
            <text:p>Closed</text:p>
          </table:table-cell>
          <table:table-cell table:style-name="ce1179" table:formula="of:=IF([.L146]=&quot;Editorial&quot;;[.T146];&quot;&quot;)">
            <text:p/>
          </table:table-cell>
          <table:table-cell table:style-name="ce1179" table:formula="of:=IF(OR([.L146]=&quot;Technical&quot;;[.L146]=&quot;General&quot;);[.T146];&quot;&quot;)" office:value-type="string" office:string-value="Accepted">
            <text:p>Accepted</text:p>
          </table:table-cell>
        </table:table-row>
        <table:table-row table:style-name="ro40">
          <table:table-cell table:style-name="ce179" office:value-type="float" office:value="15725600023">
            <text:p>15725600023</text:p>
          </table:table-cell>
          <table:table-cell table:style-name="ce179" office:value-type="string">
            <text:p>11-Feb-2013 <text:s/>0:39: 7 EDT</text:p>
          </table:table-cell>
          <table:table-cell table:style-name="ce179" office:value-type="string">
            <text:p>i-101</text:p>
          </table:table-cell>
          <table:table-cell table:style-name="ce179" office:value-type="string">
            <text:p>Thompson, Geoffrey</text:p>
          </table:table-cell>
          <table:table-cell table:style-name="ce179" table:number-columns-repeated="2"/>
          <table:table-cell table:style-name="ce179" office:value-type="string">
            <text:p>Individual</text:p>
          </table:table-cell>
          <table:table-cell table:style-name="ce179" office:value-type="float" office:value="29">
            <text:p>29</text:p>
          </table:table-cell>
          <table:table-cell table:style-name="ce179" office:value-type="string">
            <text:p>Consulting</text:p>
          </table:table-cell>
          <table:table-cell table:style-name="ce179" office:value-type="string">
            <text:p>Disapprove</text:p>
          </table:table-cell>
          <table:table-cell table:style-name="ce179" office:value-type="string">
            <text:p>GraCaSI S.A.</text:p>
          </table:table-cell>
          <table:table-cell table:style-name="ce179" office:value-type="string">
            <text:p>Technical</text:p>
          </table:table-cell>
          <table:table-cell table:style-name="ce179" office:value-type="float" office:value="27">
            <text:p>27</text:p>
          </table:table-cell>
          <table:table-cell table:style-name="ce179" office:value-type="float" office:value="8.6">
            <text:p>8.6</text:p>
          </table:table-cell>
          <table:table-cell table:style-name="ce179" office:value-type="float" office:value="43">
            <text:p>43</text:p>
          </table:table-cell>
          <table:table-cell table:style-name="ce679" office:value-type="string">
            <text:p>As far as I know, there is no 802 standard that utilizes an OUI-36 in any protocol specification nor is there any intention to do so in the foreseeable future. <text:s/>Therefore inclusion of how to use an OUI-36 for protocol identifiers is not appropriate to the scope of this standard. <text:s/>This material needs to me moved to the RAC pages for non 802 related material.</text:p>
          </table:table-cell>
          <table:table-cell table:style-name="ce179"/>
          <table:table-cell table:style-name="ce179" office:value-type="string">
            <text:p>Yes</text:p>
          </table:table-cell>
          <table:table-cell table:style-name="ce679" office:value-type="string">
            <text:p>Prune this text down to just the OUI related material.</text:p>
          </table:table-cell>
          <table:table-cell table:style-name="ce179" office:value-type="string">
            <text:p>Rejected</text:p>
          </table:table-cell>
          <table:table-cell table:style-name="ce679" office:value-type="string">
            <text:p>IEEE Std 802.11-2012 uses OUI-36.</text:p>
          </table:table-cell>
          <table:table-cell table:style-name="ce179" table:number-columns-repeated="3"/>
          <table:table-cell table:style-name="ce179" office:value-type="string">
            <text:p>Written</text:p>
          </table:table-cell>
          <table:table-cell table:style-name="ce179"/>
          <table:table-cell table:style-name="ce179" office:value-type="string">
            <text:p>Closed</text:p>
          </table:table-cell>
          <table:table-cell table:style-name="ce1180" table:formula="of:=IF([.L147]=&quot;Editorial&quot;;[.T147];&quot;&quot;)">
            <text:p/>
          </table:table-cell>
          <table:table-cell table:style-name="ce1180" table:formula="of:=IF(OR([.L147]=&quot;Technical&quot;;[.L147]=&quot;General&quot;);[.T147];&quot;&quot;)" office:value-type="string" office:string-value="Rejected">
            <text:p>Rejected</text:p>
          </table:table-cell>
        </table:table-row>
        <table:table-row table:style-name="ro35">
          <table:table-cell table:style-name="ce180" office:value-type="float" office:value="16219000023">
            <text:p>16219000023</text:p>
          </table:table-cell>
          <table:table-cell table:style-name="ce180" office:value-type="string">
            <text:p>14-May-2013 15:18:51 EDT</text:p>
          </table:table-cell>
          <table:table-cell table:style-name="ce180" office:value-type="string">
            <text:p>i-203</text:p>
          </table:table-cell>
          <table:table-cell table:style-name="ce180" office:value-type="string">
            <text:p>Rolfe, Benjamin</text:p>
          </table:table-cell>
          <table:table-cell table:style-name="ce180" table:number-columns-repeated="2"/>
          <table:table-cell table:style-name="ce180" office:value-type="string">
            <text:p>Rogue Comment</text:p>
          </table:table-cell>
          <table:table-cell table:style-name="ce180" office:value-type="float" office:value="50">
            <text:p>50</text:p>
          </table:table-cell>
          <table:table-cell table:style-name="ce180" office:value-type="string">
            <text:p>Consulting</text:p>
          </table:table-cell>
          <table:table-cell table:style-name="ce180" office:value-type="string">
            <text:p>Disapprove</text:p>
          </table:table-cell>
          <table:table-cell table:style-name="ce180" office:value-type="string">
            <text:p>Blind Creek Associates</text:p>
          </table:table-cell>
          <table:table-cell table:style-name="ce180" office:value-type="string">
            <text:p>Editorial</text:p>
          </table:table-cell>
          <table:table-cell table:style-name="ce180" office:value-type="float" office:value="27">
            <text:p>27</text:p>
          </table:table-cell>
          <table:table-cell table:style-name="ce180" office:value-type="float" office:value="8.6">
            <text:p>8.6</text:p>
          </table:table-cell>
          <table:table-cell table:style-name="ce180" office:value-type="float" office:value="49">
            <text:p>49</text:p>
          </table:table-cell>
          <table:table-cell table:style-name="ce680" office:value-type="string">
            <text:p>"used as as" s/b "used as a".</text:p>
          </table:table-cell>
          <table:table-cell table:style-name="ce180"/>
          <table:table-cell table:style-name="ce180" office:value-type="string">
            <text:p>Yes</text:p>
          </table:table-cell>
          <table:table-cell table:style-name="ce680" office:value-type="string">
            <text:p>see comment</text:p>
          </table:table-cell>
          <table:table-cell table:style-name="ce180" office:value-type="string">
            <text:p>Accepted</text:p>
          </table:table-cell>
          <table:table-cell table:style-name="ce680"/>
          <table:table-cell table:style-name="ce180" table:number-columns-repeated="5"/>
          <table:table-cell table:style-name="ce180" office:value-type="string">
            <text:p>Closed</text:p>
          </table:table-cell>
          <table:table-cell table:style-name="ce1181" table:formula="of:=IF([.L148]=&quot;Editorial&quot;;[.T148];&quot;&quot;)" office:value-type="string" office:string-value="Accepted">
            <text:p>Accepted</text:p>
          </table:table-cell>
          <table:table-cell table:style-name="ce1181" table:formula="of:=IF(OR([.L148]=&quot;Technical&quot;;[.L148]=&quot;General&quot;);[.T148];&quot;&quot;)">
            <text:p/>
          </table:table-cell>
        </table:table-row>
        <table:table-row table:style-name="ro20">
          <table:table-cell table:style-name="ce181" office:value-type="float" office:value="16219100023">
            <text:p>16219100023</text:p>
          </table:table-cell>
          <table:table-cell table:style-name="ce181" office:value-type="string">
            <text:p>14-May-2013 15:18:51 EDT</text:p>
          </table:table-cell>
          <table:table-cell table:style-name="ce181" office:value-type="string">
            <text:p>i-204</text:p>
          </table:table-cell>
          <table:table-cell table:style-name="ce181" office:value-type="string">
            <text:p>Rolfe, Benjamin</text:p>
          </table:table-cell>
          <table:table-cell table:style-name="ce181" table:number-columns-repeated="2"/>
          <table:table-cell table:style-name="ce181" office:value-type="string">
            <text:p>Rogue Comment</text:p>
          </table:table-cell>
          <table:table-cell table:style-name="ce181" office:value-type="float" office:value="51">
            <text:p>51</text:p>
          </table:table-cell>
          <table:table-cell table:style-name="ce181" office:value-type="string">
            <text:p>Consulting</text:p>
          </table:table-cell>
          <table:table-cell table:style-name="ce181" office:value-type="string">
            <text:p>Disapprove</text:p>
          </table:table-cell>
          <table:table-cell table:style-name="ce181" office:value-type="string">
            <text:p>Blind Creek Associates</text:p>
          </table:table-cell>
          <table:table-cell table:style-name="ce181" office:value-type="string">
            <text:p>Technical</text:p>
          </table:table-cell>
          <table:table-cell table:style-name="ce181" office:value-type="float" office:value="27">
            <text:p>27</text:p>
          </table:table-cell>
          <table:table-cell table:style-name="ce181" office:value-type="float" office:value="8.6">
            <text:p>8.6</text:p>
          </table:table-cell>
          <table:table-cell table:style-name="ce181" office:value-type="float" office:value="50">
            <text:p>50</text:p>
          </table:table-cell>
          <table:table-cell table:style-name="ce681" office:value-type="string">
            <text:p>"All OUI &amp; OUI-36 identifiers assigned by the IEEE shall have the M bit set to zero." is prescribing requirements on the RAC which is out of scope of this standard.</text:p>
          </table:table-cell>
          <table:table-cell table:style-name="ce181"/>
          <table:table-cell table:style-name="ce181" office:value-type="string">
            <text:p>Yes</text:p>
          </table:table-cell>
          <table:table-cell table:style-name="ce681" office:value-type="string">
            <text:p>delete "shall".</text:p>
          </table:table-cell>
          <table:table-cell table:style-name="ce181"/>
          <table:table-cell table:style-name="ce681"/>
          <table:table-cell table:style-name="ce181" table:number-columns-repeated="5"/>
          <table:table-cell table:style-name="ce181" office:value-type="string">
            <text:p>Grow</text:p>
          </table:table-cell>
          <table:table-cell table:style-name="ce1182" table:formula="of:=IF([.L149]=&quot;Editorial&quot;;[.T149];&quot;&quot;)">
            <text:p/>
          </table:table-cell>
          <table:table-cell table:style-name="ce1182" table:formula="of:=IF(OR([.L149]=&quot;Technical&quot;;[.L149]=&quot;General&quot;);[.T149];&quot;&quot;)" office:value-type="float" office:value="0">
            <text:p>0</text:p>
          </table:table-cell>
        </table:table-row>
        <table:table-row table:style-name="ro34">
          <table:table-cell table:style-name="ce182" office:value-type="float" office:value="15721700023">
            <text:p>15721700023</text:p>
          </table:table-cell>
          <table:table-cell table:style-name="ce182" office:value-type="string">
            <text:p>10-Feb-2013 21:51:20 EDT</text:p>
          </table:table-cell>
          <table:table-cell table:style-name="ce182" office:value-type="string">
            <text:p>i-62</text:p>
          </table:table-cell>
          <table:table-cell table:style-name="ce182" office:value-type="string">
            <text:p>Law, David</text:p>
          </table:table-cell>
          <table:table-cell table:style-name="ce182" table:number-columns-repeated="2"/>
          <table:table-cell table:style-name="ce182" office:value-type="string">
            <text:p>Individual</text:p>
          </table:table-cell>
          <table:table-cell table:style-name="ce182" office:value-type="float" office:value="1">
            <text:p>1</text:p>
          </table:table-cell>
          <table:table-cell table:style-name="ce182" office:value-type="string">
            <text:p>Producer - System / Manufacturer</text:p>
          </table:table-cell>
          <table:table-cell table:style-name="ce182" office:value-type="string">
            <text:p>Approve</text:p>
          </table:table-cell>
          <table:table-cell table:style-name="ce182" office:value-type="string">
            <text:p>Hewlett-Packard Ltd</text:p>
          </table:table-cell>
          <table:table-cell table:style-name="ce182" office:value-type="string">
            <text:p>Technical</text:p>
          </table:table-cell>
          <table:table-cell table:style-name="ce182" office:value-type="float" office:value="28">
            <text:p>28</text:p>
          </table:table-cell>
          <table:table-cell table:style-name="ce182" office:value-type="string">
            <text:p>8.8.1</text:p>
          </table:table-cell>
          <table:table-cell table:style-name="ce182" office:value-type="float" office:value="47">
            <text:p>47</text:p>
          </table:table-cell>
          <table:table-cell table:style-name="ce682" office:value-type="string">
            <text:p>Please update the 'Length field' reference to be 'Length/Type field' (see IEEE Std 802.3-2012 subclause 3.2.6).</text:p>
          </table:table-cell>
          <table:table-cell table:style-name="ce182"/>
          <table:table-cell table:style-name="ce182" office:value-type="string">
            <text:p>No</text:p>
          </table:table-cell>
          <table:table-cell table:style-name="ce682" office:value-type="string">
            <text:p>Suggest that '.. (e.g. length field) ..' be changed to read '.. (e.g. 'Length/Type field) ..'.</text:p>
          </table:table-cell>
          <table:table-cell table:style-name="ce182" office:value-type="string">
            <text:p>Accepted</text:p>
          </table:table-cell>
          <table:table-cell table:style-name="ce682"/>
          <table:table-cell table:style-name="ce182" table:number-columns-repeated="5"/>
          <table:table-cell table:style-name="ce182" office:value-type="string">
            <text:p>Closed</text:p>
          </table:table-cell>
          <table:table-cell table:style-name="ce1183" table:formula="of:=IF([.L150]=&quot;Editorial&quot;;[.T150];&quot;&quot;)">
            <text:p/>
          </table:table-cell>
          <table:table-cell table:style-name="ce1183" table:formula="of:=IF(OR([.L150]=&quot;Technical&quot;;[.L150]=&quot;General&quot;);[.T150];&quot;&quot;)" office:value-type="string" office:string-value="Accepted">
            <text:p>Accepted</text:p>
          </table:table-cell>
        </table:table-row>
        <table:table-row table:style-name="ro17">
          <table:table-cell table:style-name="ce183" office:value-type="float" office:value="15738000023">
            <text:p>15738000023</text:p>
          </table:table-cell>
          <table:table-cell table:style-name="ce183" office:value-type="string">
            <text:p>14-Feb-2013 11:11:23 EDT</text:p>
          </table:table-cell>
          <table:table-cell table:style-name="ce183" office:value-type="string">
            <text:p>i-115</text:p>
          </table:table-cell>
          <table:table-cell table:style-name="ce183" office:value-type="string">
            <text:p>Parsons, Glenn</text:p>
          </table:table-cell>
          <table:table-cell table:style-name="ce183" table:number-columns-repeated="2"/>
          <table:table-cell table:style-name="ce183" office:value-type="string">
            <text:p>Rogue Comment</text:p>
          </table:table-cell>
          <table:table-cell table:style-name="ce183" office:value-type="float" office:value="1">
            <text:p>1</text:p>
          </table:table-cell>
          <table:table-cell table:style-name="ce183" table:number-columns-repeated="3"/>
          <table:table-cell table:style-name="ce183" office:value-type="string">
            <text:p>Technical</text:p>
          </table:table-cell>
          <table:table-cell table:style-name="ce183" office:value-type="float" office:value="28">
            <text:p>28</text:p>
          </table:table-cell>
          <table:table-cell table:style-name="ce183" office:value-type="float" office:value="8.1">
            <text:p>8.1</text:p>
          </table:table-cell>
          <table:table-cell table:style-name="ce183" office:value-type="float" office:value="21">
            <text:p>21</text:p>
          </table:table-cell>
          <table:table-cell table:style-name="ce683" office:value-type="string">
            <text:p>As part of the new OUI tier structure under study by the RAC, a notable addition is a "company ID" product that does not allow for address assignments. <text:s/>It would be valuable to describe this in P802, but it certainly must be allowed by P802. <text:s/>This comment is a placeholder to either insert a specific description or to ensure it is not prohibited.</text:p>
          </table:table-cell>
          <table:table-cell table:style-name="ce183"/>
          <table:table-cell table:style-name="ce183" office:value-type="string">
            <text:p>No</text:p>
          </table:table-cell>
          <table:table-cell table:style-name="ce683" office:value-type="string">
            <text:p>In Figure 8, the X bit or U/L bit is shown as set to 0. <text:s/>This does not align with the text and does not align with the usage described lower in 8.3 and 8.6</text:p>
            <text:p/>
            <text:p>Remove the 0. <text:s text:c="3"/>And add a pointer at the top to indicate that this bit is also ""application dependent"", and add U/L bit, X bit as an example.</text:p>
          </table:table-cell>
          <table:table-cell table:style-name="ce183" office:value-type="string">
            <text:p>Accepted</text:p>
          </table:table-cell>
          <table:table-cell table:style-name="ce683"/>
          <table:table-cell table:style-name="ce183" table:number-columns-repeated="5"/>
          <table:table-cell table:style-name="ce183" office:value-type="string">
            <text:p>Closed</text:p>
          </table:table-cell>
          <table:table-cell table:style-name="ce1184" table:formula="of:=IF([.L151]=&quot;Editorial&quot;;[.T151];&quot;&quot;)">
            <text:p/>
          </table:table-cell>
          <table:table-cell table:style-name="ce1184" table:formula="of:=IF(OR([.L151]=&quot;Technical&quot;;[.L151]=&quot;General&quot;);[.T151];&quot;&quot;)" office:value-type="string" office:string-value="Accepted">
            <text:p>Accepted</text:p>
          </table:table-cell>
        </table:table-row>
        <table:table-row table:style-name="ro22">
          <table:table-cell table:style-name="ce184" office:value-type="float" office:value="16219200023">
            <text:p>16219200023</text:p>
          </table:table-cell>
          <table:table-cell table:style-name="ce184" office:value-type="string">
            <text:p>14-May-2013 15:18:51 EDT</text:p>
          </table:table-cell>
          <table:table-cell table:style-name="ce184" office:value-type="string">
            <text:p>i-205</text:p>
          </table:table-cell>
          <table:table-cell table:style-name="ce184" office:value-type="string">
            <text:p>Rolfe, Benjamin</text:p>
          </table:table-cell>
          <table:table-cell table:style-name="ce184" table:number-columns-repeated="2"/>
          <table:table-cell table:style-name="ce184" office:value-type="string">
            <text:p>Rogue Comment</text:p>
          </table:table-cell>
          <table:table-cell table:style-name="ce184" office:value-type="float" office:value="52">
            <text:p>52</text:p>
          </table:table-cell>
          <table:table-cell table:style-name="ce184" office:value-type="string">
            <text:p>Consulting</text:p>
          </table:table-cell>
          <table:table-cell table:style-name="ce184" office:value-type="string">
            <text:p>Disapprove</text:p>
          </table:table-cell>
          <table:table-cell table:style-name="ce184" office:value-type="string">
            <text:p>Blind Creek Associates</text:p>
          </table:table-cell>
          <table:table-cell table:style-name="ce184" office:value-type="string">
            <text:p>Technical</text:p>
          </table:table-cell>
          <table:table-cell table:style-name="ce184" office:value-type="float" office:value="28">
            <text:p>28</text:p>
          </table:table-cell>
          <table:table-cell table:style-name="ce184" office:value-type="float" office:value="8.6">
            <text:p>8.6</text:p>
          </table:table-cell>
          <table:table-cell table:style-name="ce184" office:value-type="float" office:value="21">
            <text:p>21</text:p>
          </table:table-cell>
          <table:table-cell table:style-name="ce684" office:value-type="string">
            <text:p>"Values with the X bit set to one indicates that this shall only be used as a OUI or OUI-36 identifier" what "this"? <text:s/>Also I'm not sure the shall is appropriate (but I might be if I knew which "this" this was).</text:p>
          </table:table-cell>
          <table:table-cell table:style-name="ce184"/>
          <table:table-cell table:style-name="ce184" office:value-type="string">
            <text:p>Yes</text:p>
          </table:table-cell>
          <table:table-cell table:style-name="ce684" office:value-type="string">
            <text:p>not sure as I don't understand what the sentence is trying to convey</text:p>
          </table:table-cell>
          <table:table-cell table:style-name="ce184"/>
          <table:table-cell table:style-name="ce684"/>
          <table:table-cell table:style-name="ce184" table:number-columns-repeated="5"/>
          <table:table-cell table:style-name="ce184" office:value-type="string">
            <text:p>Gilb</text:p>
          </table:table-cell>
          <table:table-cell table:style-name="ce1185" table:formula="of:=IF([.L152]=&quot;Editorial&quot;;[.T152];&quot;&quot;)">
            <text:p/>
          </table:table-cell>
          <table:table-cell table:style-name="ce1185" table:formula="of:=IF(OR([.L152]=&quot;Technical&quot;;[.L152]=&quot;General&quot;);[.T152];&quot;&quot;)" office:value-type="float" office:value="0">
            <text:p>0</text:p>
          </table:table-cell>
        </table:table-row>
        <table:table-row table:style-name="ro37">
          <table:table-cell table:style-name="ce185" office:value-type="float" office:value="15716400023">
            <text:p>15716400023</text:p>
          </table:table-cell>
          <table:table-cell table:style-name="ce185" office:value-type="string">
            <text:p><text:s/>7-Feb-2013 17: 3:57 EDT</text:p>
          </table:table-cell>
          <table:table-cell table:style-name="ce185" office:value-type="string">
            <text:p>i-38</text:p>
          </table:table-cell>
          <table:table-cell table:style-name="ce185" office:value-type="string">
            <text:p>Grow, Robert</text:p>
          </table:table-cell>
          <table:table-cell table:style-name="ce185" table:number-columns-repeated="2"/>
          <table:table-cell table:style-name="ce185" office:value-type="string">
            <text:p>Individual</text:p>
          </table:table-cell>
          <table:table-cell table:style-name="ce185" office:value-type="float" office:value="10">
            <text:p>10</text:p>
          </table:table-cell>
          <table:table-cell table:style-name="ce185" office:value-type="string">
            <text:p>General Interest</text:p>
          </table:table-cell>
          <table:table-cell table:style-name="ce185" office:value-type="string">
            <text:p>Approve</text:p>
          </table:table-cell>
          <table:table-cell table:style-name="ce185" office:value-type="string">
            <text:p>RMG Consulting</text:p>
          </table:table-cell>
          <table:table-cell table:style-name="ce185" office:value-type="string">
            <text:p>Editorial</text:p>
          </table:table-cell>
          <table:table-cell table:style-name="ce185" office:value-type="float" office:value="30">
            <text:p>30</text:p>
          </table:table-cell>
          <table:table-cell table:style-name="ce185" office:value-type="float" office:value="9.1">
            <text:p>9.1</text:p>
          </table:table-cell>
          <table:table-cell table:style-name="ce185" office:value-type="float" office:value="11">
            <text:p>11</text:p>
          </table:table-cell>
          <table:table-cell table:style-name="ce685" office:value-type="string">
            <text:p>Grammar</text:p>
          </table:table-cell>
          <table:table-cell table:style-name="ce185"/>
          <table:table-cell table:style-name="ce185" office:value-type="string">
            <text:p>No</text:p>
          </table:table-cell>
          <table:table-cell table:style-name="ce685" office:value-type="string">
            <text:p>IEEE 802 standards</text:p>
          </table:table-cell>
          <table:table-cell table:style-name="ce185"/>
          <table:table-cell table:style-name="ce685"/>
          <table:table-cell table:style-name="ce185" table:number-columns-repeated="5"/>
          <table:table-cell table:style-name="ce185" office:value-type="string">
            <text:p>Gilb</text:p>
          </table:table-cell>
          <table:table-cell table:style-name="ce1186" table:formula="of:=IF([.L153]=&quot;Editorial&quot;;[.T153];&quot;&quot;)" office:value-type="float" office:value="0">
            <text:p>0</text:p>
          </table:table-cell>
          <table:table-cell table:style-name="ce1186" table:formula="of:=IF(OR([.L153]=&quot;Technical&quot;;[.L153]=&quot;General&quot;);[.T153];&quot;&quot;)">
            <text:p/>
          </table:table-cell>
        </table:table-row>
        <table:table-row table:style-name="ro46">
          <table:table-cell table:style-name="ce186" office:value-type="float" office:value="15717000023">
            <text:p>15717000023</text:p>
          </table:table-cell>
          <table:table-cell table:style-name="ce186" office:value-type="string">
            <text:p><text:s/>8-Feb-2013 14:18: 6 EDT</text:p>
          </table:table-cell>
          <table:table-cell table:style-name="ce186" office:value-type="string">
            <text:p>i-43</text:p>
          </table:table-cell>
          <table:table-cell table:style-name="ce186" office:value-type="string">
            <text:p>Cummings, Rodney</text:p>
          </table:table-cell>
          <table:table-cell table:style-name="ce186" table:number-columns-repeated="2"/>
          <table:table-cell table:style-name="ce186" office:value-type="string">
            <text:p>Individual</text:p>
          </table:table-cell>
          <table:table-cell table:style-name="ce186" office:value-type="float" office:value="1">
            <text:p>1</text:p>
          </table:table-cell>
          <table:table-cell table:style-name="ce186" office:value-type="string">
            <text:p>User - Other</text:p>
          </table:table-cell>
          <table:table-cell table:style-name="ce186" office:value-type="string">
            <text:p>Approve</text:p>
          </table:table-cell>
          <table:table-cell table:style-name="ce186" office:value-type="string">
            <text:p>National Instruments Corporation</text:p>
          </table:table-cell>
          <table:table-cell table:style-name="ce186" office:value-type="string">
            <text:p>General</text:p>
          </table:table-cell>
          <table:table-cell table:style-name="ce186" office:value-type="float" office:value="30">
            <text:p>30</text:p>
          </table:table-cell>
          <table:table-cell table:style-name="ce186" office:value-type="float" office:value="9.1">
            <text:p>9.1</text:p>
          </table:table-cell>
          <table:table-cell table:style-name="ce186" office:value-type="float" office:value="12">
            <text:p>12</text:p>
          </table:table-cell>
          <table:table-cell table:style-name="ce686" office:value-type="string">
            <text:p>In draft D1.3 (and possibly subsequent drafts) subclause 9.1 contained the following definitions: "A standard protocol is defined as a protocol whose specification is published and known to the public and is controlled by a standards body. A public protocol is defined as a protocol whose specification is published and known to the public, but controlled by an organization other than a formal standards body. A private protocol is defined as a protocol whose use and specification are controlled by a private organization."</text:p>
            <text:p/>
            <text:p>Although subclause 9.1 is an improper location for these definitions, I found them to be useful, since these terms are used elsewhere in the standard (including the Abstract and Scope).</text:p>
          </table:table-cell>
          <table:table-cell table:style-name="ce186"/>
          <table:table-cell table:style-name="ce186" office:value-type="string">
            <text:p>No</text:p>
          </table:table-cell>
          <table:table-cell table:style-name="ce686" office:value-type="string">
            <text:p>Using the text from D1.3, add these three definitions to subclause 3.1 (Definitions).</text:p>
          </table:table-cell>
          <table:table-cell table:style-name="ce186"/>
          <table:table-cell table:style-name="ce686"/>
          <table:table-cell table:style-name="ce186" table:number-columns-repeated="5"/>
          <table:table-cell table:style-name="ce186" office:value-type="string">
            <text:p>Call</text:p>
          </table:table-cell>
          <table:table-cell table:style-name="ce1187" table:formula="of:=IF([.L154]=&quot;Editorial&quot;;[.T154];&quot;&quot;)">
            <text:p/>
          </table:table-cell>
          <table:table-cell table:style-name="ce1187" table:formula="of:=IF(OR([.L154]=&quot;Technical&quot;;[.L154]=&quot;General&quot;);[.T154];&quot;&quot;)" office:value-type="float" office:value="0">
            <text:p>0</text:p>
          </table:table-cell>
        </table:table-row>
        <table:table-row table:style-name="ro17">
          <table:table-cell table:style-name="ce187" office:value-type="float" office:value="15717300023">
            <text:p>15717300023</text:p>
          </table:table-cell>
          <table:table-cell table:style-name="ce187" office:value-type="string">
            <text:p><text:s/>8-Feb-2013 14:39:10 EDT</text:p>
          </table:table-cell>
          <table:table-cell table:style-name="ce187" office:value-type="string">
            <text:p>i-46</text:p>
          </table:table-cell>
          <table:table-cell table:style-name="ce187" office:value-type="string">
            <text:p>Hamilton, Mark</text:p>
          </table:table-cell>
          <table:table-cell table:style-name="ce187" table:number-columns-repeated="2"/>
          <table:table-cell table:style-name="ce187" office:value-type="string">
            <text:p>Individual</text:p>
          </table:table-cell>
          <table:table-cell table:style-name="ce187" office:value-type="float" office:value="3">
            <text:p>3</text:p>
          </table:table-cell>
          <table:table-cell table:style-name="ce187" office:value-type="string">
            <text:p>Producer - Component</text:p>
          </table:table-cell>
          <table:table-cell table:style-name="ce187" office:value-type="string">
            <text:p>Disapprove</text:p>
          </table:table-cell>
          <table:table-cell table:style-name="ce187" office:value-type="string">
            <text:p>SpectraLink, Corp.</text:p>
          </table:table-cell>
          <table:table-cell table:style-name="ce187" office:value-type="string">
            <text:p>Technical</text:p>
          </table:table-cell>
          <table:table-cell table:style-name="ce187" office:value-type="float" office:value="30">
            <text:p>30</text:p>
          </table:table-cell>
          <table:table-cell table:style-name="ce187" office:value-type="float" office:value="9.1">
            <text:p>9.1</text:p>
          </table:table-cell>
          <table:table-cell table:style-name="ce187" office:value-type="float" office:value="11">
            <text:p>11</text:p>
          </table:table-cell>
          <table:table-cell table:style-name="ce687" office:value-type="string">
            <text:p>A "new IEEE 802 standard" is ambiguous.</text:p>
          </table:table-cell>
          <table:table-cell table:style-name="ce187"/>
          <table:table-cell table:style-name="ce187" office:value-type="string">
            <text:p>Yes</text:p>
          </table:table-cell>
          <table:table-cell table:style-name="ce687" office:value-type="string">
            <text:p>Modify to "IEEE 802 standard developed after 2011, excluding amendment to existing standard".</text:p>
          </table:table-cell>
          <table:table-cell table:style-name="ce187" office:value-type="string">
            <text:p>Revised</text:p>
          </table:table-cell>
          <table:table-cell table:style-name="ce687" office:value-type="string">
            <text:p>Modify to "IEEE 802 standards developed after &lt;802.2 was withdrawn&gt;, excluding amendments to existing standards".</text:p>
          </table:table-cell>
          <table:table-cell table:style-name="ce187" table:number-columns-repeated="5"/>
          <table:table-cell table:style-name="ce187" office:value-type="string">
            <text:p>Closed</text:p>
          </table:table-cell>
          <table:table-cell table:style-name="ce1188" table:formula="of:=IF([.L155]=&quot;Editorial&quot;;[.T155];&quot;&quot;)">
            <text:p/>
          </table:table-cell>
          <table:table-cell table:style-name="ce1188" table:formula="of:=IF(OR([.L155]=&quot;Technical&quot;;[.L155]=&quot;General&quot;);[.T155];&quot;&quot;)" office:value-type="string" office:string-value="Revised">
            <text:p>Revised</text:p>
          </table:table-cell>
        </table:table-row>
        <table:table-row table:style-name="ro16">
          <table:table-cell table:style-name="ce188" office:value-type="float" office:value="15717400023">
            <text:p>15717400023</text:p>
          </table:table-cell>
          <table:table-cell table:style-name="ce188" office:value-type="string">
            <text:p><text:s/>8-Feb-2013 14:39:10 EDT</text:p>
          </table:table-cell>
          <table:table-cell table:style-name="ce188" office:value-type="string">
            <text:p>i-47</text:p>
          </table:table-cell>
          <table:table-cell table:style-name="ce188" office:value-type="string">
            <text:p>Hamilton, Mark</text:p>
          </table:table-cell>
          <table:table-cell table:style-name="ce188" table:number-columns-repeated="2"/>
          <table:table-cell table:style-name="ce188" office:value-type="string">
            <text:p>Individual</text:p>
          </table:table-cell>
          <table:table-cell table:style-name="ce188" office:value-type="float" office:value="4">
            <text:p>4</text:p>
          </table:table-cell>
          <table:table-cell table:style-name="ce188" office:value-type="string">
            <text:p>Producer - Component</text:p>
          </table:table-cell>
          <table:table-cell table:style-name="ce188" office:value-type="string">
            <text:p>Disapprove</text:p>
          </table:table-cell>
          <table:table-cell table:style-name="ce188" office:value-type="string">
            <text:p>SpectraLink, Corp.</text:p>
          </table:table-cell>
          <table:table-cell table:style-name="ce188" office:value-type="string">
            <text:p>Technical</text:p>
          </table:table-cell>
          <table:table-cell table:style-name="ce188" office:value-type="float" office:value="30">
            <text:p>30</text:p>
          </table:table-cell>
          <table:table-cell table:style-name="ce188" office:value-type="string">
            <text:p>9.2.2</text:p>
          </table:table-cell>
          <table:table-cell table:style-name="ce188" office:value-type="float" office:value="54">
            <text:p>54</text:p>
          </table:table-cell>
          <table:table-cell table:style-name="ce688" office:value-type="string">
            <text:p>Hyperlink of "http://standards.ieee.org/develop/regauth/llc" is wrong.</text:p>
          </table:table-cell>
          <table:table-cell table:style-name="ce188"/>
          <table:table-cell table:style-name="ce188" office:value-type="string">
            <text:p>Yes</text:p>
          </table:table-cell>
          <table:table-cell table:style-name="ce688" office:value-type="string">
            <text:p>Correct link.</text:p>
          </table:table-cell>
          <table:table-cell table:style-name="ce188"/>
          <table:table-cell table:style-name="ce688"/>
          <table:table-cell table:style-name="ce188" table:number-columns-repeated="5"/>
          <table:table-cell table:style-name="ce188" office:value-type="string">
            <text:p>Grow</text:p>
          </table:table-cell>
          <table:table-cell table:style-name="ce1189" table:formula="of:=IF([.L156]=&quot;Editorial&quot;;[.T156];&quot;&quot;)">
            <text:p/>
          </table:table-cell>
          <table:table-cell table:style-name="ce1189" table:formula="of:=IF(OR([.L156]=&quot;Technical&quot;;[.L156]=&quot;General&quot;);[.T156];&quot;&quot;)" office:value-type="float" office:value="0">
            <text:p>0</text:p>
          </table:table-cell>
        </table:table-row>
        <table:table-row table:style-name="ro30">
          <table:table-cell table:style-name="ce189" office:value-type="float" office:value="15725700023">
            <text:p>15725700023</text:p>
          </table:table-cell>
          <table:table-cell table:style-name="ce189" office:value-type="string">
            <text:p>11-Feb-2013 <text:s/>0:39: 7 EDT</text:p>
          </table:table-cell>
          <table:table-cell table:style-name="ce189" office:value-type="string">
            <text:p>i-102</text:p>
          </table:table-cell>
          <table:table-cell table:style-name="ce189" office:value-type="string">
            <text:p>Thompson, Geoffrey</text:p>
          </table:table-cell>
          <table:table-cell table:style-name="ce189" table:number-columns-repeated="2"/>
          <table:table-cell table:style-name="ce189" office:value-type="string">
            <text:p>Individual</text:p>
          </table:table-cell>
          <table:table-cell table:style-name="ce189" office:value-type="float" office:value="30">
            <text:p>30</text:p>
          </table:table-cell>
          <table:table-cell table:style-name="ce189" office:value-type="string">
            <text:p>Consulting</text:p>
          </table:table-cell>
          <table:table-cell table:style-name="ce189" office:value-type="string">
            <text:p>Disapprove</text:p>
          </table:table-cell>
          <table:table-cell table:style-name="ce189" office:value-type="string">
            <text:p>GraCaSI S.A.</text:p>
          </table:table-cell>
          <table:table-cell table:style-name="ce189" office:value-type="string">
            <text:p>Editorial</text:p>
          </table:table-cell>
          <table:table-cell table:style-name="ce189" office:value-type="float" office:value="30">
            <text:p>30</text:p>
          </table:table-cell>
          <table:table-cell table:style-name="ce189" office:value-type="float" office:value="9.1">
            <text:p>9.1</text:p>
          </table:table-cell>
          <table:table-cell table:style-name="ce189" office:value-type="float" office:value="11">
            <text:p>11</text:p>
          </table:table-cell>
          <table:table-cell table:style-name="ce689" office:value-type="string">
            <text:p>This text is ugly and grammatically incorrect.</text:p>
          </table:table-cell>
          <table:table-cell table:style-name="ce189"/>
          <table:table-cell table:style-name="ce189" office:value-type="string">
            <text:p>No</text:p>
          </table:table-cell>
          <table:table-cell table:style-name="ce689" office:value-type="string">
            <text:p>Replace with: <text:s/>"EtherType shall be the primary specified means for protocol identification at the LLC sublayer in new IEEE 802 standards."</text:p>
            <text:p/>
            <text:p>Or perhaps, even more strongly: <text:s/>" "EtherType shall be the primary specified means for protocol identification at the LLC sublayer in all IEEE 802 standards. IEEE 802.11 is granted a 'grandfather' exception to this requirement"</text:p>
          </table:table-cell>
          <table:table-cell table:style-name="ce189"/>
          <table:table-cell table:style-name="ce689"/>
          <table:table-cell table:style-name="ce189" table:number-columns-repeated="5"/>
          <table:table-cell table:style-name="ce189" office:value-type="string">
            <text:p>Gilb</text:p>
          </table:table-cell>
          <table:table-cell table:style-name="ce1190" table:formula="of:=IF([.L157]=&quot;Editorial&quot;;[.T157];&quot;&quot;)" office:value-type="float" office:value="0">
            <text:p>0</text:p>
          </table:table-cell>
          <table:table-cell table:style-name="ce1190" table:formula="of:=IF(OR([.L157]=&quot;Technical&quot;;[.L157]=&quot;General&quot;);[.T157];&quot;&quot;)">
            <text:p/>
          </table:table-cell>
        </table:table-row>
        <table:table-row table:style-name="ro17">
          <table:table-cell table:style-name="ce190" office:value-type="float" office:value="15725800023">
            <text:p>15725800023</text:p>
          </table:table-cell>
          <table:table-cell table:style-name="ce190" office:value-type="string">
            <text:p>11-Feb-2013 <text:s/>0:39: 7 EDT</text:p>
          </table:table-cell>
          <table:table-cell table:style-name="ce190" office:value-type="string">
            <text:p>i-103</text:p>
          </table:table-cell>
          <table:table-cell table:style-name="ce190" office:value-type="string">
            <text:p>Thompson, Geoffrey</text:p>
          </table:table-cell>
          <table:table-cell table:style-name="ce190" table:number-columns-repeated="2"/>
          <table:table-cell table:style-name="ce190" office:value-type="string">
            <text:p>Individual</text:p>
          </table:table-cell>
          <table:table-cell table:style-name="ce190" office:value-type="float" office:value="31">
            <text:p>31</text:p>
          </table:table-cell>
          <table:table-cell table:style-name="ce190" office:value-type="string">
            <text:p>Consulting</text:p>
          </table:table-cell>
          <table:table-cell table:style-name="ce190" office:value-type="string">
            <text:p>Disapprove</text:p>
          </table:table-cell>
          <table:table-cell table:style-name="ce190" office:value-type="string">
            <text:p>GraCaSI S.A.</text:p>
          </table:table-cell>
          <table:table-cell table:style-name="ce190" office:value-type="string">
            <text:p>Editorial</text:p>
          </table:table-cell>
          <table:table-cell table:style-name="ce190" office:value-type="float" office:value="30">
            <text:p>30</text:p>
          </table:table-cell>
          <table:table-cell table:style-name="ce190" office:value-type="string">
            <text:p>9.2.2</text:p>
          </table:table-cell>
          <table:table-cell table:style-name="ce190" office:value-type="float" office:value="24">
            <text:p>24</text:p>
          </table:table-cell>
          <table:table-cell table:style-name="ce690" office:value-type="string">
            <text:p>Text is biased towards the obsolete option and specifies too much of the implementation here</text:p>
          </table:table-cell>
          <table:table-cell table:style-name="ce190"/>
          <table:table-cell table:style-name="ce190" office:value-type="string">
            <text:p>Yes</text:p>
          </table:table-cell>
          <table:table-cell table:style-name="ce690" office:value-type="string">
            <text:p>Replace this entire sub-clause with:</text:p>
            <text:p>"Various network and higher layer protocols have been assigned reserved LLC addresses or EtherTypes, as recorded by the IEEE Registration Authority14. These addresses permit multiple protocols to coexist at a single MAC station."</text:p>
            <text:p/>
            <text:p>Eliminate 9.2.3</text:p>
          </table:table-cell>
          <table:table-cell table:style-name="ce190"/>
          <table:table-cell table:style-name="ce690"/>
          <table:table-cell table:style-name="ce190" table:number-columns-repeated="5"/>
          <table:table-cell table:style-name="ce190" office:value-type="string">
            <text:p>Gilb</text:p>
          </table:table-cell>
          <table:table-cell table:style-name="ce1191" table:formula="of:=IF([.L158]=&quot;Editorial&quot;;[.T158];&quot;&quot;)" office:value-type="float" office:value="0">
            <text:p>0</text:p>
          </table:table-cell>
          <table:table-cell table:style-name="ce1191" table:formula="of:=IF(OR([.L158]=&quot;Technical&quot;;[.L158]=&quot;General&quot;);[.T158];&quot;&quot;)">
            <text:p/>
          </table:table-cell>
        </table:table-row>
        <table:table-row table:style-name="ro28">
          <table:table-cell table:style-name="ce191" office:value-type="float" office:value="15871700023">
            <text:p>15871700023</text:p>
          </table:table-cell>
          <table:table-cell table:style-name="ce191" office:value-type="string">
            <text:p>15-Mar-2013 14:36:29 EDT</text:p>
          </table:table-cell>
          <table:table-cell table:style-name="ce191" office:value-type="string">
            <text:p>i-143</text:p>
          </table:table-cell>
          <table:table-cell table:style-name="ce191" office:value-type="string">
            <text:p>Marks, Roger</text:p>
          </table:table-cell>
          <table:table-cell table:style-name="ce191" table:number-columns-repeated="2"/>
          <table:table-cell table:style-name="ce191" office:value-type="string">
            <text:p>Individual</text:p>
          </table:table-cell>
          <table:table-cell table:style-name="ce191" office:value-type="float" office:value="28">
            <text:p>28</text:p>
          </table:table-cell>
          <table:table-cell table:style-name="ce191" office:value-type="string">
            <text:p>Standards Developing Organization (SDO)</text:p>
          </table:table-cell>
          <table:table-cell table:style-name="ce191" office:value-type="string">
            <text:p>Disapprove</text:p>
          </table:table-cell>
          <table:table-cell table:style-name="ce191" office:value-type="string">
            <text:p>Consensii LLC</text:p>
          </table:table-cell>
          <table:table-cell table:style-name="ce191" office:value-type="string">
            <text:p>Editorial</text:p>
          </table:table-cell>
          <table:table-cell table:style-name="ce191" office:value-type="float" office:value="30">
            <text:p>30</text:p>
          </table:table-cell>
          <table:table-cell table:style-name="ce191" office:value-type="float" office:value="9">
            <text:p>9</text:p>
          </table:table-cell>
          <table:table-cell table:style-name="ce191" office:value-type="float" office:value="1">
            <text:p>1</text:p>
          </table:table-cell>
          <table:table-cell table:style-name="ce691" office:value-type="string">
            <text:p>Clause 9 (along with 8.5 and 8.6, which should be merged into Clause 9) is very confusing. This is a complicated topic because there are so many variations. Clause 9 should be written from a top-down approach that begins by introduces the various methods to be described.</text:p>
          </table:table-cell>
          <table:table-cell table:style-name="ce191"/>
          <table:table-cell table:style-name="ce191" office:value-type="string">
            <text:p>Yes</text:p>
          </table:table-cell>
          <table:table-cell table:style-name="ce691" office:value-type="string">
            <text:p>Rename Clause 9 to be "Protocol identifiers"; or possibly "Protocol identifiers and EtherTypes"). Reorganize and rewrite Clause 9.</text:p>
          </table:table-cell>
          <table:table-cell table:style-name="ce191"/>
          <table:table-cell table:style-name="ce691"/>
          <table:table-cell table:style-name="ce191" table:number-columns-repeated="5"/>
          <table:table-cell table:style-name="ce191" office:value-type="string">
            <text:p>Gilb</text:p>
          </table:table-cell>
          <table:table-cell table:style-name="ce1192" table:formula="of:=IF([.L159]=&quot;Editorial&quot;;[.T159];&quot;&quot;)" office:value-type="float" office:value="0">
            <text:p>0</text:p>
          </table:table-cell>
          <table:table-cell table:style-name="ce1192" table:formula="of:=IF(OR([.L159]=&quot;Technical&quot;;[.L159]=&quot;General&quot;);[.T159];&quot;&quot;)">
            <text:p/>
          </table:table-cell>
        </table:table-row>
        <table:table-row table:style-name="ro16">
          <table:table-cell table:style-name="ce192" office:value-type="float" office:value="15871800023">
            <text:p>15871800023</text:p>
          </table:table-cell>
          <table:table-cell table:style-name="ce192" office:value-type="string">
            <text:p>15-Mar-2013 14:36:29 EDT</text:p>
          </table:table-cell>
          <table:table-cell table:style-name="ce192" office:value-type="string">
            <text:p>i-144</text:p>
          </table:table-cell>
          <table:table-cell table:style-name="ce192" office:value-type="string">
            <text:p>Marks, Roger</text:p>
          </table:table-cell>
          <table:table-cell table:style-name="ce192" table:number-columns-repeated="2"/>
          <table:table-cell table:style-name="ce192" office:value-type="string">
            <text:p>Individual</text:p>
          </table:table-cell>
          <table:table-cell table:style-name="ce192" office:value-type="float" office:value="29">
            <text:p>29</text:p>
          </table:table-cell>
          <table:table-cell table:style-name="ce192" office:value-type="string">
            <text:p>Standards Developing Organization (SDO)</text:p>
          </table:table-cell>
          <table:table-cell table:style-name="ce192" office:value-type="string">
            <text:p>Disapprove</text:p>
          </table:table-cell>
          <table:table-cell table:style-name="ce192" office:value-type="string">
            <text:p>Consensii LLC</text:p>
          </table:table-cell>
          <table:table-cell table:style-name="ce192" office:value-type="string">
            <text:p>Editorial</text:p>
          </table:table-cell>
          <table:table-cell table:style-name="ce192" office:value-type="float" office:value="30">
            <text:p>30</text:p>
          </table:table-cell>
          <table:table-cell table:style-name="ce192" office:value-type="float" office:value="9.1">
            <text:p>9.1</text:p>
          </table:table-cell>
          <table:table-cell table:style-name="ce192" office:value-type="float" office:value="6">
            <text:p>6</text:p>
          </table:table-cell>
          <table:table-cell table:style-name="ce692" office:value-type="string">
            <text:p>Clause 9 opens by saying "This clause defines a method..." But Clause 9 specifies not a method but a set of methods.</text:p>
          </table:table-cell>
          <table:table-cell table:style-name="ce192"/>
          <table:table-cell table:style-name="ce192" office:value-type="string">
            <text:p>Yes</text:p>
          </table:table-cell>
          <table:table-cell table:style-name="ce692" office:value-type="string">
            <text:p>Change "defines a method" to "specifies methods".</text:p>
          </table:table-cell>
          <table:table-cell table:style-name="ce192"/>
          <table:table-cell table:style-name="ce692"/>
          <table:table-cell table:style-name="ce192" table:number-columns-repeated="5"/>
          <table:table-cell table:style-name="ce192" office:value-type="string">
            <text:p>Gilb</text:p>
          </table:table-cell>
          <table:table-cell table:style-name="ce1193" table:formula="of:=IF([.L160]=&quot;Editorial&quot;;[.T160];&quot;&quot;)" office:value-type="float" office:value="0">
            <text:p>0</text:p>
          </table:table-cell>
          <table:table-cell table:style-name="ce1193" table:formula="of:=IF(OR([.L160]=&quot;Technical&quot;;[.L160]=&quot;General&quot;);[.T160];&quot;&quot;)">
            <text:p/>
          </table:table-cell>
        </table:table-row>
        <table:table-row table:style-name="ro23">
          <table:table-cell table:style-name="ce193" office:value-type="float" office:value="15871900023">
            <text:p>15871900023</text:p>
          </table:table-cell>
          <table:table-cell table:style-name="ce193" office:value-type="string">
            <text:p>15-Mar-2013 14:36:29 EDT</text:p>
          </table:table-cell>
          <table:table-cell table:style-name="ce193" office:value-type="string">
            <text:p>i-145</text:p>
          </table:table-cell>
          <table:table-cell table:style-name="ce193" office:value-type="string">
            <text:p>Marks, Roger</text:p>
          </table:table-cell>
          <table:table-cell table:style-name="ce193" table:number-columns-repeated="2"/>
          <table:table-cell table:style-name="ce193" office:value-type="string">
            <text:p>Individual</text:p>
          </table:table-cell>
          <table:table-cell table:style-name="ce193" office:value-type="float" office:value="30">
            <text:p>30</text:p>
          </table:table-cell>
          <table:table-cell table:style-name="ce193" office:value-type="string">
            <text:p>Standards Developing Organization (SDO)</text:p>
          </table:table-cell>
          <table:table-cell table:style-name="ce193" office:value-type="string">
            <text:p>Disapprove</text:p>
          </table:table-cell>
          <table:table-cell table:style-name="ce193" office:value-type="string">
            <text:p>Consensii LLC</text:p>
          </table:table-cell>
          <table:table-cell table:style-name="ce193" office:value-type="string">
            <text:p>Editorial</text:p>
          </table:table-cell>
          <table:table-cell table:style-name="ce193" office:value-type="float" office:value="30">
            <text:p>30</text:p>
          </table:table-cell>
          <table:table-cell table:style-name="ce193" office:value-type="float" office:value="9.1">
            <text:p>9.1</text:p>
          </table:table-cell>
          <table:table-cell table:style-name="ce193" office:value-type="float" office:value="8">
            <text:p>8</text:p>
          </table:table-cell>
          <table:table-cell table:style-name="ce693" office:value-type="string">
            <text:p>Generalrammar error: the words "allows" breaks the parallel structure of the list.</text:p>
          </table:table-cell>
          <table:table-cell table:style-name="ce193"/>
          <table:table-cell table:style-name="ce193" office:value-type="string">
            <text:p>No</text:p>
          </table:table-cell>
          <table:table-cell table:style-name="ce693" office:value-type="string">
            <text:p>Simplest solution is to delete "allows". More elegant solutions are preferable.</text:p>
          </table:table-cell>
          <table:table-cell table:style-name="ce193"/>
          <table:table-cell table:style-name="ce693"/>
          <table:table-cell table:style-name="ce193" table:number-columns-repeated="5"/>
          <table:table-cell table:style-name="ce193" office:value-type="string">
            <text:p>Gilb</text:p>
          </table:table-cell>
          <table:table-cell table:style-name="ce1194" table:formula="of:=IF([.L161]=&quot;Editorial&quot;;[.T161];&quot;&quot;)" office:value-type="float" office:value="0">
            <text:p>0</text:p>
          </table:table-cell>
          <table:table-cell table:style-name="ce1194" table:formula="of:=IF(OR([.L161]=&quot;Technical&quot;;[.L161]=&quot;General&quot;);[.T161];&quot;&quot;)">
            <text:p/>
          </table:table-cell>
        </table:table-row>
        <table:table-row table:style-name="ro21">
          <table:table-cell table:style-name="ce194" office:value-type="float" office:value="16219300023">
            <text:p>16219300023</text:p>
          </table:table-cell>
          <table:table-cell table:style-name="ce194" office:value-type="string">
            <text:p>14-May-2013 15:18:51 EDT</text:p>
          </table:table-cell>
          <table:table-cell table:style-name="ce194" office:value-type="string">
            <text:p>i-206</text:p>
          </table:table-cell>
          <table:table-cell table:style-name="ce194" office:value-type="string">
            <text:p>Rolfe, Benjamin</text:p>
          </table:table-cell>
          <table:table-cell table:style-name="ce194" table:number-columns-repeated="2"/>
          <table:table-cell table:style-name="ce194" office:value-type="string">
            <text:p>Rogue Comment</text:p>
          </table:table-cell>
          <table:table-cell table:style-name="ce194" office:value-type="float" office:value="53">
            <text:p>53</text:p>
          </table:table-cell>
          <table:table-cell table:style-name="ce194" office:value-type="string">
            <text:p>Consulting</text:p>
          </table:table-cell>
          <table:table-cell table:style-name="ce194" office:value-type="string">
            <text:p>Disapprove</text:p>
          </table:table-cell>
          <table:table-cell table:style-name="ce194" office:value-type="string">
            <text:p>Blind Creek Associates</text:p>
          </table:table-cell>
          <table:table-cell table:style-name="ce194" office:value-type="string">
            <text:p>Technical</text:p>
          </table:table-cell>
          <table:table-cell table:style-name="ce194" office:value-type="float" office:value="30">
            <text:p>30</text:p>
          </table:table-cell>
          <table:table-cell table:style-name="ce194" office:value-type="string">
            <text:p>9.2.3</text:p>
          </table:table-cell>
          <table:table-cell table:style-name="ce194" office:value-type="float" office:value="36">
            <text:p>36</text:p>
          </table:table-cell>
          <table:table-cell table:style-name="ce694" office:value-type="string">
            <text:p>Why do we single out Ethernet MAC frame format detail in a clause where we are talking about basic concepts that have been stated to apply to most if not all 802 standards (all of which I believe have MAC frames and most contain a frame type).?</text:p>
          </table:table-cell>
          <table:table-cell table:style-name="ce194"/>
          <table:table-cell table:style-name="ce194" office:value-type="string">
            <text:p>No</text:p>
          </table:table-cell>
          <table:table-cell table:style-name="ce694" office:value-type="string">
            <text:p>Elaborate on why frame type is technically relevant in this clause or remove the clause.</text:p>
          </table:table-cell>
          <table:table-cell table:style-name="ce194"/>
          <table:table-cell table:style-name="ce694"/>
          <table:table-cell table:style-name="ce194" table:number-columns-repeated="5"/>
          <table:table-cell table:style-name="ce194" office:value-type="string">
            <text:p>Call</text:p>
          </table:table-cell>
          <table:table-cell table:style-name="ce1195" table:formula="of:=IF([.L162]=&quot;Editorial&quot;;[.T162];&quot;&quot;)">
            <text:p/>
          </table:table-cell>
          <table:table-cell table:style-name="ce1195" table:formula="of:=IF(OR([.L162]=&quot;Technical&quot;;[.L162]=&quot;General&quot;);[.T162];&quot;&quot;)" office:value-type="float" office:value="0">
            <text:p>0</text:p>
          </table:table-cell>
        </table:table-row>
        <table:table-row table:style-name="ro21">
          <table:table-cell table:style-name="ce195" office:value-type="float" office:value="16219400023">
            <text:p>16219400023</text:p>
          </table:table-cell>
          <table:table-cell table:style-name="ce195" office:value-type="string">
            <text:p>14-May-2013 15:18:51 EDT</text:p>
          </table:table-cell>
          <table:table-cell table:style-name="ce195" office:value-type="string">
            <text:p>i-207</text:p>
          </table:table-cell>
          <table:table-cell table:style-name="ce195" office:value-type="string">
            <text:p>Rolfe, Benjamin</text:p>
          </table:table-cell>
          <table:table-cell table:style-name="ce195" table:number-columns-repeated="2"/>
          <table:table-cell table:style-name="ce195" office:value-type="string">
            <text:p>Rogue Comment</text:p>
          </table:table-cell>
          <table:table-cell table:style-name="ce195" office:value-type="float" office:value="54">
            <text:p>54</text:p>
          </table:table-cell>
          <table:table-cell table:style-name="ce195" office:value-type="string">
            <text:p>Consulting</text:p>
          </table:table-cell>
          <table:table-cell table:style-name="ce195" office:value-type="string">
            <text:p>Disapprove</text:p>
          </table:table-cell>
          <table:table-cell table:style-name="ce195" office:value-type="string">
            <text:p>Blind Creek Associates</text:p>
          </table:table-cell>
          <table:table-cell table:style-name="ce195" office:value-type="string">
            <text:p>Editorial</text:p>
          </table:table-cell>
          <table:table-cell table:style-name="ce195" office:value-type="float" office:value="30">
            <text:p>30</text:p>
          </table:table-cell>
          <table:table-cell table:style-name="ce195" office:value-type="string">
            <text:p>9.3.1</text:p>
          </table:table-cell>
          <table:table-cell table:style-name="ce195" office:value-type="float" office:value="46">
            <text:p>46</text:p>
          </table:table-cell>
          <table:table-cell table:style-name="ce695" office:value-type="string">
            <text:p>I don't thin this paragraph means what you thin it means. It seems to be written as if wired 802.3 are the only 802 MAC and PHY for which this document applies. Ethertypes may be used by other 802 standards as protocol discriminators.</text:p>
          </table:table-cell>
          <table:table-cell table:style-name="ce195"/>
          <table:table-cell table:style-name="ce195" office:value-type="string">
            <text:p>No</text:p>
          </table:table-cell>
          <table:table-cell table:style-name="ce695" office:value-type="string">
            <text:p>Change first sentence to "Protocol discrimination as described in this standard is based on Ethertypes" and add "for example" to the start of the second sentence' change "802 networks" to "802.3 networks" in the third sentence.</text:p>
          </table:table-cell>
          <table:table-cell table:style-name="ce195"/>
          <table:table-cell table:style-name="ce695"/>
          <table:table-cell table:style-name="ce195" table:number-columns-repeated="5"/>
          <table:table-cell table:style-name="ce195" office:value-type="string">
            <text:p>Gilb</text:p>
          </table:table-cell>
          <table:table-cell table:style-name="ce1196" table:formula="of:=IF([.L163]=&quot;Editorial&quot;;[.T163];&quot;&quot;)" office:value-type="float" office:value="0">
            <text:p>0</text:p>
          </table:table-cell>
          <table:table-cell table:style-name="ce1196" table:formula="of:=IF(OR([.L163]=&quot;Technical&quot;;[.L163]=&quot;General&quot;);[.T163];&quot;&quot;)">
            <text:p/>
          </table:table-cell>
        </table:table-row>
        <table:table-row table:style-name="ro22">
          <table:table-cell table:style-name="ce196" office:value-type="float" office:value="16219500023">
            <text:p>16219500023</text:p>
          </table:table-cell>
          <table:table-cell table:style-name="ce196" office:value-type="string">
            <text:p>14-May-2013 15:18:51 EDT</text:p>
          </table:table-cell>
          <table:table-cell table:style-name="ce196" office:value-type="string">
            <text:p>i-208</text:p>
          </table:table-cell>
          <table:table-cell table:style-name="ce196" office:value-type="string">
            <text:p>Rolfe, Benjamin</text:p>
          </table:table-cell>
          <table:table-cell table:style-name="ce196" table:number-columns-repeated="2"/>
          <table:table-cell table:style-name="ce196" office:value-type="string">
            <text:p>Rogue Comment</text:p>
          </table:table-cell>
          <table:table-cell table:style-name="ce196" office:value-type="float" office:value="55">
            <text:p>55</text:p>
          </table:table-cell>
          <table:table-cell table:style-name="ce196" office:value-type="string">
            <text:p>Consulting</text:p>
          </table:table-cell>
          <table:table-cell table:style-name="ce196" office:value-type="string">
            <text:p>Disapprove</text:p>
          </table:table-cell>
          <table:table-cell table:style-name="ce196" office:value-type="string">
            <text:p>Blind Creek Associates</text:p>
          </table:table-cell>
          <table:table-cell table:style-name="ce196" office:value-type="string">
            <text:p>Editorial</text:p>
          </table:table-cell>
          <table:table-cell table:style-name="ce196" office:value-type="float" office:value="30">
            <text:p>30</text:p>
          </table:table-cell>
          <table:table-cell table:style-name="ce196" office:value-type="string">
            <text:p>9.3.1</text:p>
          </table:table-cell>
          <table:table-cell table:style-name="ce196" office:value-type="float" office:value="51">
            <text:p>51</text:p>
          </table:table-cell>
          <table:table-cell table:style-name="ce696" office:value-type="string">
            <text:p>This particular historical fact, while not wrong, is TMI in this sub-clause. It would suffice to say Ethertype assignments are administered by the RAC as stated in paragraph conveniently located next.</text:p>
          </table:table-cell>
          <table:table-cell table:style-name="ce196"/>
          <table:table-cell table:style-name="ce196" office:value-type="string">
            <text:p>No</text:p>
          </table:table-cell>
          <table:table-cell table:style-name="ce696" office:value-type="string">
            <text:p>Delete paragraph</text:p>
          </table:table-cell>
          <table:table-cell table:style-name="ce196" office:value-type="string">
            <text:p>Suggested</text:p>
          </table:table-cell>
          <table:table-cell table:style-name="ce696" office:value-type="string">
            <text:p>Suggest accept</text:p>
          </table:table-cell>
          <table:table-cell table:style-name="ce196" table:number-columns-repeated="5"/>
          <table:table-cell table:style-name="ce196" office:value-type="string">
            <text:p>Email</text:p>
          </table:table-cell>
          <table:table-cell table:style-name="ce1197" table:formula="of:=IF([.L164]=&quot;Editorial&quot;;[.T164];&quot;&quot;)" office:value-type="string" office:string-value="Suggested">
            <text:p>Suggested</text:p>
          </table:table-cell>
          <table:table-cell table:style-name="ce1197" table:formula="of:=IF(OR([.L164]=&quot;Technical&quot;;[.L164]=&quot;General&quot;);[.T164];&quot;&quot;)">
            <text:p/>
          </table:table-cell>
        </table:table-row>
        <table:table-row table:style-name="ro37">
          <table:table-cell table:style-name="ce197" office:value-type="float" office:value="15713100023">
            <text:p>15713100023</text:p>
          </table:table-cell>
          <table:table-cell table:style-name="ce197" office:value-type="string">
            <text:p><text:s/>6-Feb-2013 16:23:50 EDT</text:p>
          </table:table-cell>
          <table:table-cell table:style-name="ce197" office:value-type="string">
            <text:p>i-18</text:p>
          </table:table-cell>
          <table:table-cell table:style-name="ce197" office:value-type="string">
            <text:p>Jones, Vincent</text:p>
          </table:table-cell>
          <table:table-cell table:style-name="ce197" table:number-columns-repeated="2"/>
          <table:table-cell table:style-name="ce197" office:value-type="string">
            <text:p>Individual</text:p>
          </table:table-cell>
          <table:table-cell table:style-name="ce197" office:value-type="float" office:value="2">
            <text:p>2</text:p>
          </table:table-cell>
          <table:table-cell table:style-name="ce197" office:value-type="string">
            <text:p>Consulting</text:p>
          </table:table-cell>
          <table:table-cell table:style-name="ce197" office:value-type="string">
            <text:p>Approve</text:p>
          </table:table-cell>
          <table:table-cell table:style-name="ce197" office:value-type="string">
            <text:p>Self Employed</text:p>
          </table:table-cell>
          <table:table-cell table:style-name="ce197" office:value-type="string">
            <text:p>Editorial</text:p>
          </table:table-cell>
          <table:table-cell table:style-name="ce197" office:value-type="float" office:value="31">
            <text:p>31</text:p>
          </table:table-cell>
          <table:table-cell table:style-name="ce197" office:value-type="string">
            <text:p>9.3.1</text:p>
          </table:table-cell>
          <table:table-cell table:style-name="ce197" office:value-type="float" office:value="4">
            <text:p>4</text:p>
          </table:table-cell>
          <table:table-cell table:style-name="ce697" office:value-type="string">
            <text:p>typo: 'and are used identify'</text:p>
          </table:table-cell>
          <table:table-cell table:style-name="ce197"/>
          <table:table-cell table:style-name="ce197" office:value-type="string">
            <text:p>No</text:p>
          </table:table-cell>
          <table:table-cell table:style-name="ce697" office:value-type="string">
            <text:p>'and are used to identify</text:p>
          </table:table-cell>
          <table:table-cell table:style-name="ce197" office:value-type="string">
            <text:p>Accepted</text:p>
          </table:table-cell>
          <table:table-cell table:style-name="ce697"/>
          <table:table-cell table:style-name="ce197" table:number-columns-repeated="5"/>
          <table:table-cell table:style-name="ce197" office:value-type="string">
            <text:p>Closed</text:p>
          </table:table-cell>
          <table:table-cell table:style-name="ce1198" table:formula="of:=IF([.L165]=&quot;Editorial&quot;;[.T165];&quot;&quot;)" office:value-type="string" office:string-value="Accepted">
            <text:p>Accepted</text:p>
          </table:table-cell>
          <table:table-cell table:style-name="ce1198" table:formula="of:=IF(OR([.L165]=&quot;Technical&quot;;[.L165]=&quot;General&quot;);[.T165];&quot;&quot;)">
            <text:p/>
          </table:table-cell>
        </table:table-row>
        <table:table-row table:style-name="ro37">
          <table:table-cell table:style-name="ce198" office:value-type="float" office:value="15716500023">
            <text:p>15716500023</text:p>
          </table:table-cell>
          <table:table-cell table:style-name="ce198" office:value-type="string">
            <text:p><text:s/>7-Feb-2013 17: 3:57 EDT</text:p>
          </table:table-cell>
          <table:table-cell table:style-name="ce198" office:value-type="string">
            <text:p>i-39</text:p>
          </table:table-cell>
          <table:table-cell table:style-name="ce198" office:value-type="string">
            <text:p>Grow, Robert</text:p>
          </table:table-cell>
          <table:table-cell table:style-name="ce198" table:number-columns-repeated="2"/>
          <table:table-cell table:style-name="ce198" office:value-type="string">
            <text:p>Individual</text:p>
          </table:table-cell>
          <table:table-cell table:style-name="ce198" office:value-type="float" office:value="11">
            <text:p>11</text:p>
          </table:table-cell>
          <table:table-cell table:style-name="ce198" office:value-type="string">
            <text:p>General Interest</text:p>
          </table:table-cell>
          <table:table-cell table:style-name="ce198" office:value-type="string">
            <text:p>Approve</text:p>
          </table:table-cell>
          <table:table-cell table:style-name="ce198" office:value-type="string">
            <text:p>RMG Consulting</text:p>
          </table:table-cell>
          <table:table-cell table:style-name="ce198" office:value-type="string">
            <text:p>Editorial</text:p>
          </table:table-cell>
          <table:table-cell table:style-name="ce198" office:value-type="float" office:value="31">
            <text:p>31</text:p>
          </table:table-cell>
          <table:table-cell table:style-name="ce198" office:value-type="string">
            <text:p>9.3.1</text:p>
          </table:table-cell>
          <table:table-cell table:style-name="ce198" office:value-type="float" office:value="5">
            <text:p>5</text:p>
          </table:table-cell>
          <table:table-cell table:style-name="ce698" office:value-type="string">
            <text:p>Grammar</text:p>
          </table:table-cell>
          <table:table-cell table:style-name="ce198"/>
          <table:table-cell table:style-name="ce198" office:value-type="string">
            <text:p>No</text:p>
          </table:table-cell>
          <table:table-cell table:style-name="ce698" office:value-type="string">
            <text:p>to identify</text:p>
          </table:table-cell>
          <table:table-cell table:style-name="ce198" office:value-type="string">
            <text:p>Accepted</text:p>
          </table:table-cell>
          <table:table-cell table:style-name="ce698"/>
          <table:table-cell table:style-name="ce198" table:number-columns-repeated="5"/>
          <table:table-cell table:style-name="ce198" office:value-type="string">
            <text:p>Closed</text:p>
          </table:table-cell>
          <table:table-cell table:style-name="ce1199" table:formula="of:=IF([.L166]=&quot;Editorial&quot;;[.T166];&quot;&quot;)" office:value-type="string" office:string-value="Accepted">
            <text:p>Accepted</text:p>
          </table:table-cell>
          <table:table-cell table:style-name="ce1199" table:formula="of:=IF(OR([.L166]=&quot;Technical&quot;;[.L166]=&quot;General&quot;);[.T166];&quot;&quot;)">
            <text:p/>
          </table:table-cell>
        </table:table-row>
        <table:table-row table:style-name="ro20">
          <table:table-cell table:style-name="ce199" office:value-type="float" office:value="16219600023">
            <text:p>16219600023</text:p>
          </table:table-cell>
          <table:table-cell table:style-name="ce199" office:value-type="string">
            <text:p>14-May-2013 15:18:51 EDT</text:p>
          </table:table-cell>
          <table:table-cell table:style-name="ce199" office:value-type="string">
            <text:p>i-209</text:p>
          </table:table-cell>
          <table:table-cell table:style-name="ce199" office:value-type="string">
            <text:p>Rolfe, Benjamin</text:p>
          </table:table-cell>
          <table:table-cell table:style-name="ce199" table:number-columns-repeated="2"/>
          <table:table-cell table:style-name="ce199" office:value-type="string">
            <text:p>Rogue Comment</text:p>
          </table:table-cell>
          <table:table-cell table:style-name="ce199" office:value-type="float" office:value="56">
            <text:p>56</text:p>
          </table:table-cell>
          <table:table-cell table:style-name="ce199" office:value-type="string">
            <text:p>Consulting</text:p>
          </table:table-cell>
          <table:table-cell table:style-name="ce199" office:value-type="string">
            <text:p>Disapprove</text:p>
          </table:table-cell>
          <table:table-cell table:style-name="ce199" office:value-type="string">
            <text:p>Blind Creek Associates</text:p>
          </table:table-cell>
          <table:table-cell table:style-name="ce199" office:value-type="string">
            <text:p>Editorial</text:p>
          </table:table-cell>
          <table:table-cell table:style-name="ce199" office:value-type="float" office:value="31">
            <text:p>31</text:p>
          </table:table-cell>
          <table:table-cell table:style-name="ce199" office:value-type="string">
            <text:p>9.3.1</text:p>
          </table:table-cell>
          <table:table-cell table:style-name="ce199" office:value-type="float" office:value="14">
            <text:p>14</text:p>
          </table:table-cell>
          <table:table-cell table:style-name="ce699" office:value-type="string">
            <text:p>"preferred" by whom? <text:s/>By every potential future implementer whom you have not yet met? <text:s/>A more appropriate word is "recommended".</text:p>
          </table:table-cell>
          <table:table-cell table:style-name="ce199"/>
          <table:table-cell table:style-name="ce199" office:value-type="string">
            <text:p>No</text:p>
          </table:table-cell>
          <table:table-cell table:style-name="ce699" office:value-type="string">
            <text:p>Change to "recommended".</text:p>
          </table:table-cell>
          <table:table-cell table:style-name="ce199" office:value-type="string">
            <text:p>Accepted</text:p>
          </table:table-cell>
          <table:table-cell table:style-name="ce699"/>
          <table:table-cell table:style-name="ce199" table:number-columns-repeated="5"/>
          <table:table-cell table:style-name="ce199" office:value-type="string">
            <text:p>Closed</text:p>
          </table:table-cell>
          <table:table-cell table:style-name="ce1200" table:formula="of:=IF([.L167]=&quot;Editorial&quot;;[.T167];&quot;&quot;)" office:value-type="string" office:string-value="Accepted">
            <text:p>Accepted</text:p>
          </table:table-cell>
          <table:table-cell table:style-name="ce1200" table:formula="of:=IF(OR([.L167]=&quot;Technical&quot;;[.L167]=&quot;General&quot;);[.T167];&quot;&quot;)">
            <text:p/>
          </table:table-cell>
        </table:table-row>
        <table:table-row table:style-name="ro42">
          <table:table-cell table:style-name="ce200" office:value-type="float" office:value="16219700023">
            <text:p>16219700023</text:p>
          </table:table-cell>
          <table:table-cell table:style-name="ce200" office:value-type="string">
            <text:p>14-May-2013 15:18:51 EDT</text:p>
          </table:table-cell>
          <table:table-cell table:style-name="ce200" office:value-type="string">
            <text:p>i-210</text:p>
          </table:table-cell>
          <table:table-cell table:style-name="ce200" office:value-type="string">
            <text:p>Rolfe, Benjamin</text:p>
          </table:table-cell>
          <table:table-cell table:style-name="ce200" table:number-columns-repeated="2"/>
          <table:table-cell table:style-name="ce200" office:value-type="string">
            <text:p>Rogue Comment</text:p>
          </table:table-cell>
          <table:table-cell table:style-name="ce200" office:value-type="float" office:value="57">
            <text:p>57</text:p>
          </table:table-cell>
          <table:table-cell table:style-name="ce200" office:value-type="string">
            <text:p>Consulting</text:p>
          </table:table-cell>
          <table:table-cell table:style-name="ce200" office:value-type="string">
            <text:p>Disapprove</text:p>
          </table:table-cell>
          <table:table-cell table:style-name="ce200" office:value-type="string">
            <text:p>Blind Creek Associates</text:p>
          </table:table-cell>
          <table:table-cell table:style-name="ce200" office:value-type="string">
            <text:p>Editorial</text:p>
          </table:table-cell>
          <table:table-cell table:style-name="ce200" office:value-type="float" office:value="31">
            <text:p>31</text:p>
          </table:table-cell>
          <table:table-cell table:style-name="ce200" office:value-type="string">
            <text:p>9.3.1</text:p>
          </table:table-cell>
          <table:table-cell table:style-name="ce200" office:value-type="float" office:value="14">
            <text:p>14</text:p>
          </table:table-cell>
          <table:table-cell table:style-name="ce700" office:value-type="string">
            <text:p>This entire paragraph is rather verbose and arbitrarily judgmental. <text:s/>"it has historically been necessary for vendors to apply for type values from this limited identifier space" ??? Pretty sure it's still required to get your own Ethertype. <text:s text:c="2"/>While in the past this may have been the only option, we need not remind everyone that we missed the obvious value of the OUI Extended EtherType for so long and we can just tell them that about it. The idea of vendor specific identifiers using the OUI is such an obviously good idea the extraneous preaching is redundant (and extraneous).</text:p>
          </table:table-cell>
          <table:table-cell table:style-name="ce200"/>
          <table:table-cell table:style-name="ce200" office:value-type="string">
            <text:p>No</text:p>
          </table:table-cell>
          <table:table-cell table:style-name="ce700" office:value-type="string">
            <text:p>Replace with:</text:p>
            <text:p>The EtherType identifier space is a finite resource. The vendor specific protocol identifier a means whereby protocol developers can assign permanent protocol identifier values without consuming type values from this limited resource. This can be useful for prototype, experimental and private/proprietary protocols to be developed without impacting the global EtherType namespace.</text:p>
          </table:table-cell>
          <table:table-cell table:style-name="ce200"/>
          <table:table-cell table:style-name="ce700"/>
          <table:table-cell table:style-name="ce200" table:number-columns-repeated="5"/>
          <table:table-cell table:style-name="ce200" office:value-type="string">
            <text:p>Gilb</text:p>
          </table:table-cell>
          <table:table-cell table:style-name="ce1201" table:formula="of:=IF([.L168]=&quot;Editorial&quot;;[.T168];&quot;&quot;)" office:value-type="float" office:value="0">
            <text:p>0</text:p>
          </table:table-cell>
          <table:table-cell table:style-name="ce1201" table:formula="of:=IF(OR([.L168]=&quot;Technical&quot;;[.L168]=&quot;General&quot;);[.T168];&quot;&quot;)">
            <text:p/>
          </table:table-cell>
        </table:table-row>
        <table:table-row table:style-name="ro45">
          <table:table-cell table:style-name="ce201" office:value-type="float" office:value="16219800023">
            <text:p>16219800023</text:p>
          </table:table-cell>
          <table:table-cell table:style-name="ce201" office:value-type="string">
            <text:p>14-May-2013 15:18:51 EDT</text:p>
          </table:table-cell>
          <table:table-cell table:style-name="ce201" office:value-type="string">
            <text:p>i-211</text:p>
          </table:table-cell>
          <table:table-cell table:style-name="ce201" office:value-type="string">
            <text:p>Rolfe, Benjamin</text:p>
          </table:table-cell>
          <table:table-cell table:style-name="ce201" table:number-columns-repeated="2"/>
          <table:table-cell table:style-name="ce201" office:value-type="string">
            <text:p>Rogue Comment</text:p>
          </table:table-cell>
          <table:table-cell table:style-name="ce201" office:value-type="float" office:value="58">
            <text:p>58</text:p>
          </table:table-cell>
          <table:table-cell table:style-name="ce201" office:value-type="string">
            <text:p>Consulting</text:p>
          </table:table-cell>
          <table:table-cell table:style-name="ce201" office:value-type="string">
            <text:p>Disapprove</text:p>
          </table:table-cell>
          <table:table-cell table:style-name="ce201" office:value-type="string">
            <text:p>Blind Creek Associates</text:p>
          </table:table-cell>
          <table:table-cell table:style-name="ce201" office:value-type="string">
            <text:p>Technical</text:p>
          </table:table-cell>
          <table:table-cell table:style-name="ce201" office:value-type="float" office:value="31">
            <text:p>31</text:p>
          </table:table-cell>
          <table:table-cell table:style-name="ce201" office:value-type="string">
            <text:p>9.3.3</text:p>
          </table:table-cell>
          <table:table-cell table:style-name="ce201" office:value-type="float" office:value="10">
            <text:p>10</text:p>
          </table:table-cell>
          <table:table-cell table:style-name="ce701" office:value-type="string">
            <text:p>"Therefore, these EtherTypes shall not be used in protocols or products that are to be released for use in the wider networking community" and "Products shall be transitioned to a product EtherType before it is deployed" are prescribing requirements on the user of the standard and not on protocols defined in 802. This is out of scope of this standard, 802, and IEEE-SA as we are not global lawmakers (ah but if we were...squirrel). <text:s/>"shall" is to be used to describe a required (and verifiable) behavior of the protocol(s) defined in this standard. <text:s/>I don't want to imagine the test case to validate this "shall"...it would get ugly.</text:p>
          </table:table-cell>
          <table:table-cell table:style-name="ce201"/>
          <table:table-cell table:style-name="ce201" office:value-type="string">
            <text:p>Yes</text:p>
          </table:table-cell>
          <table:table-cell table:style-name="ce701" office:value-type="string">
            <text:p>reword the sentence to start with "it is strongly recommended" and remove the "shall"</text:p>
          </table:table-cell>
          <table:table-cell table:style-name="ce201"/>
          <table:table-cell table:style-name="ce701"/>
          <table:table-cell table:style-name="ce201" table:number-columns-repeated="5"/>
          <table:table-cell table:style-name="ce201" office:value-type="string">
            <text:p>Gilb</text:p>
          </table:table-cell>
          <table:table-cell table:style-name="ce1202" table:formula="of:=IF([.L169]=&quot;Editorial&quot;;[.T169];&quot;&quot;)">
            <text:p/>
          </table:table-cell>
          <table:table-cell table:style-name="ce1202" table:formula="of:=IF(OR([.L169]=&quot;Technical&quot;;[.L169]=&quot;General&quot;);[.T169];&quot;&quot;)" office:value-type="float" office:value="0">
            <text:p>0</text:p>
          </table:table-cell>
        </table:table-row>
        <table:table-row table:style-name="ro18">
          <table:table-cell table:style-name="ce202" office:value-type="float" office:value="15677500023">
            <text:p>15677500023</text:p>
          </table:table-cell>
          <table:table-cell table:style-name="ce202" office:value-type="string">
            <text:p>28-Jan-2013 <text:s/>5:38:42 EDT</text:p>
          </table:table-cell>
          <table:table-cell table:style-name="ce202" office:value-type="string">
            <text:p>i-8</text:p>
          </table:table-cell>
          <table:table-cell table:style-name="ce202" office:value-type="string">
            <text:p>Hajduczenia, Marek</text:p>
          </table:table-cell>
          <table:table-cell table:style-name="ce202" table:number-columns-repeated="2"/>
          <table:table-cell table:style-name="ce202" office:value-type="string">
            <text:p>Individual</text:p>
          </table:table-cell>
          <table:table-cell table:style-name="ce202" office:value-type="float" office:value="7">
            <text:p>7</text:p>
          </table:table-cell>
          <table:table-cell table:style-name="ce202" office:value-type="string">
            <text:p>Producer - System / Manufacturer</text:p>
          </table:table-cell>
          <table:table-cell table:style-name="ce202" office:value-type="string">
            <text:p>Disapprove</text:p>
          </table:table-cell>
          <table:table-cell table:style-name="ce202" office:value-type="string">
            <text:p>ZTE Corporation</text:p>
          </table:table-cell>
          <table:table-cell table:style-name="ce202" office:value-type="string">
            <text:p>Technical</text:p>
          </table:table-cell>
          <table:table-cell table:style-name="ce202" office:value-type="float" office:value="32">
            <text:p>32</text:p>
          </table:table-cell>
          <table:table-cell table:style-name="ce202" office:value-type="float" office:value="6.3">
            <text:p>6.3</text:p>
          </table:table-cell>
          <table:table-cell table:style-name="ce202" office:value-type="float" office:value="33">
            <text:p>33</text:p>
          </table:table-cell>
          <table:table-cell table:style-name="ce702" office:value-type="string">
            <text:p>"For wired or optical fiber physical media:..." - fiber is also considred wired media.</text:p>
          </table:table-cell>
          <table:table-cell table:style-name="ce202"/>
          <table:table-cell table:style-name="ce202" office:value-type="string">
            <text:p>No</text:p>
          </table:table-cell>
          <table:table-cell table:style-name="ce702" office:value-type="string">
            <text:p>Replace with "For wired copper or optical fiber physical media:" to make clear we do not exclude copper in here.</text:p>
            <text:p>Similar change in line 37, same page.</text:p>
          </table:table-cell>
          <table:table-cell table:style-name="ce202"/>
          <table:table-cell table:style-name="ce702" office:value-type="string">
            <text:p>What is the correct nomenclature, wired or wired copper?</text:p>
          </table:table-cell>
          <table:table-cell table:style-name="ce202" table:number-columns-repeated="5"/>
          <table:table-cell table:style-name="ce202" office:value-type="string">
            <text:p>Law</text:p>
          </table:table-cell>
          <table:table-cell table:style-name="ce1203" table:formula="of:=IF([.L170]=&quot;Editorial&quot;;[.T170];&quot;&quot;)">
            <text:p/>
          </table:table-cell>
          <table:table-cell table:style-name="ce1203" table:formula="of:=IF(OR([.L170]=&quot;Technical&quot;;[.L170]=&quot;General&quot;);[.T170];&quot;&quot;)" office:value-type="float" office:value="0">
            <text:p>0</text:p>
          </table:table-cell>
        </table:table-row>
        <table:table-row table:style-name="ro25">
          <table:table-cell table:style-name="ce203" office:value-type="float" office:value="16219900023">
            <text:p>16219900023</text:p>
          </table:table-cell>
          <table:table-cell table:style-name="ce203" office:value-type="string">
            <text:p>14-May-2013 15:18:51 EDT</text:p>
          </table:table-cell>
          <table:table-cell table:style-name="ce203" office:value-type="string">
            <text:p>i-212</text:p>
          </table:table-cell>
          <table:table-cell table:style-name="ce203" office:value-type="string">
            <text:p>Rolfe, Benjamin</text:p>
          </table:table-cell>
          <table:table-cell table:style-name="ce203" table:number-columns-repeated="2"/>
          <table:table-cell table:style-name="ce203" office:value-type="string">
            <text:p>Rogue Comment</text:p>
          </table:table-cell>
          <table:table-cell table:style-name="ce203" office:value-type="float" office:value="59">
            <text:p>59</text:p>
          </table:table-cell>
          <table:table-cell table:style-name="ce203" office:value-type="string">
            <text:p>Consulting</text:p>
          </table:table-cell>
          <table:table-cell table:style-name="ce203" office:value-type="string">
            <text:p>Disapprove</text:p>
          </table:table-cell>
          <table:table-cell table:style-name="ce203" office:value-type="string">
            <text:p>Blind Creek Associates</text:p>
          </table:table-cell>
          <table:table-cell table:style-name="ce203" office:value-type="string">
            <text:p>Technical</text:p>
          </table:table-cell>
          <table:table-cell table:style-name="ce203" office:value-type="float" office:value="32">
            <text:p>32</text:p>
          </table:table-cell>
          <table:table-cell table:style-name="ce203" office:value-type="string">
            <text:p>9.3.3</text:p>
          </table:table-cell>
          <table:table-cell table:style-name="ce203" office:value-type="float" office:value="28">
            <text:p>28</text:p>
          </table:table-cell>
          <table:table-cell table:style-name="ce703" office:value-type="string">
            <text:p>Another "shall" applying to the implementer not the protocol.</text:p>
          </table:table-cell>
          <table:table-cell table:style-name="ce203"/>
          <table:table-cell table:style-name="ce203" office:value-type="string">
            <text:p>Yes</text:p>
          </table:table-cell>
          <table:table-cell table:style-name="ce703" office:value-type="string">
            <text:p>delete "shall".</text:p>
          </table:table-cell>
          <table:table-cell table:style-name="ce203"/>
          <table:table-cell table:style-name="ce703"/>
          <table:table-cell table:style-name="ce203" table:number-columns-repeated="5"/>
          <table:table-cell table:style-name="ce203" office:value-type="string">
            <text:p>Gilb</text:p>
          </table:table-cell>
          <table:table-cell table:style-name="ce1204" table:formula="of:=IF([.L171]=&quot;Editorial&quot;;[.T171];&quot;&quot;)">
            <text:p/>
          </table:table-cell>
          <table:table-cell table:style-name="ce1204" table:formula="of:=IF(OR([.L171]=&quot;Technical&quot;;[.L171]=&quot;General&quot;);[.T171];&quot;&quot;)" office:value-type="float" office:value="0">
            <text:p>0</text:p>
          </table:table-cell>
        </table:table-row>
        <table:table-row table:style-name="ro39">
          <table:table-cell table:style-name="ce204" office:value-type="float" office:value="15677000023">
            <text:p>15677000023</text:p>
          </table:table-cell>
          <table:table-cell table:style-name="ce204" office:value-type="string">
            <text:p>28-Jan-2013 <text:s/>5:38:42 EDT</text:p>
          </table:table-cell>
          <table:table-cell table:style-name="ce204" office:value-type="string">
            <text:p>i-3</text:p>
          </table:table-cell>
          <table:table-cell table:style-name="ce204" office:value-type="string">
            <text:p>Hajduczenia, Marek</text:p>
          </table:table-cell>
          <table:table-cell table:style-name="ce204" table:number-columns-repeated="2"/>
          <table:table-cell table:style-name="ce204" office:value-type="string">
            <text:p>Individual</text:p>
          </table:table-cell>
          <table:table-cell table:style-name="ce204" office:value-type="float" office:value="2">
            <text:p>2</text:p>
          </table:table-cell>
          <table:table-cell table:style-name="ce204" office:value-type="string">
            <text:p>Producer - System / Manufacturer</text:p>
          </table:table-cell>
          <table:table-cell table:style-name="ce204" office:value-type="string">
            <text:p>Disapprove</text:p>
          </table:table-cell>
          <table:table-cell table:style-name="ce204" office:value-type="string">
            <text:p>ZTE Corporation</text:p>
          </table:table-cell>
          <table:table-cell table:style-name="ce204" office:value-type="string">
            <text:p>Editorial</text:p>
          </table:table-cell>
          <table:table-cell table:style-name="ce204" office:value-type="float" office:value="34">
            <text:p>34</text:p>
          </table:table-cell>
          <table:table-cell table:style-name="ce204" office:value-type="string">
            <text:p>7.2.3</text:p>
          </table:table-cell>
          <table:table-cell table:style-name="ce204" office:value-type="float" office:value="16">
            <text:p>16</text:p>
          </table:table-cell>
          <table:table-cell table:style-name="ce704" office:value-type="string">
            <text:p>"In 802 this is done with an object identifier (OID), as described in Clause 10." - probably, it should read "In IEEE 802 networks this is done with an object identifier (OID), as described in Clause 10."</text:p>
            <text:p>Similar issue e.g. on page 44, line 6, where "in an 802 network" is just used and should be "in an IEEE 802 network" ...</text:p>
          </table:table-cell>
          <table:table-cell table:style-name="ce204"/>
          <table:table-cell table:style-name="ce204" office:value-type="string">
            <text:p>Yes</text:p>
          </table:table-cell>
          <table:table-cell table:style-name="ce704" office:value-type="string">
            <text:p>There are several locations in the whole draft where "802" is used on its own, without any modifier. Suggest to replace such instances with "IEEE 802 network/s" depending on context. Otherwise, it is not clear whether by "802" we mean the group of people, technology, networks or something altogether different.</text:p>
          </table:table-cell>
          <table:table-cell table:style-name="ce204" office:value-type="string">
            <text:p>Revised</text:p>
          </table:table-cell>
          <table:table-cell table:style-name="ce704" office:value-type="string">
            <text:p>Make changes as appropriate, 802 should not appear alone in general (note OIDs are exception).</text:p>
          </table:table-cell>
          <table:table-cell table:style-name="ce204" table:number-columns-repeated="5"/>
          <table:table-cell table:style-name="ce204" office:value-type="string">
            <text:p>Closed</text:p>
          </table:table-cell>
          <table:table-cell table:style-name="ce1205" table:formula="of:=IF([.L172]=&quot;Editorial&quot;;[.T172];&quot;&quot;)" office:value-type="string" office:string-value="Revised">
            <text:p>Revised</text:p>
          </table:table-cell>
          <table:table-cell table:style-name="ce1205" table:formula="of:=IF(OR([.L172]=&quot;Technical&quot;;[.L172]=&quot;General&quot;);[.T172];&quot;&quot;)">
            <text:p/>
          </table:table-cell>
        </table:table-row>
        <table:table-row table:style-name="ro28">
          <table:table-cell table:style-name="ce205" office:value-type="float" office:value="15677100023">
            <text:p>15677100023</text:p>
          </table:table-cell>
          <table:table-cell table:style-name="ce205" office:value-type="string">
            <text:p>28-Jan-2013 <text:s/>5:38:42 EDT</text:p>
          </table:table-cell>
          <table:table-cell table:style-name="ce205" office:value-type="string">
            <text:p>i-4</text:p>
          </table:table-cell>
          <table:table-cell table:style-name="ce205" office:value-type="string">
            <text:p>Hajduczenia, Marek</text:p>
          </table:table-cell>
          <table:table-cell table:style-name="ce205" table:number-columns-repeated="2"/>
          <table:table-cell table:style-name="ce205" office:value-type="string">
            <text:p>Individual</text:p>
          </table:table-cell>
          <table:table-cell table:style-name="ce205" office:value-type="float" office:value="3">
            <text:p>3</text:p>
          </table:table-cell>
          <table:table-cell table:style-name="ce205" office:value-type="string">
            <text:p>Producer - System / Manufacturer</text:p>
          </table:table-cell>
          <table:table-cell table:style-name="ce205" office:value-type="string">
            <text:p>Disapprove</text:p>
          </table:table-cell>
          <table:table-cell table:style-name="ce205" office:value-type="string">
            <text:p>ZTE Corporation</text:p>
          </table:table-cell>
          <table:table-cell table:style-name="ce205" office:value-type="string">
            <text:p>Editorial</text:p>
          </table:table-cell>
          <table:table-cell table:style-name="ce205" office:value-type="float" office:value="34">
            <text:p>34</text:p>
          </table:table-cell>
          <table:table-cell table:style-name="ce205" office:value-type="float" office:value="7.3">
            <text:p>7.3</text:p>
          </table:table-cell>
          <table:table-cell table:style-name="ce205" office:value-type="float" office:value="36">
            <text:p>36</text:p>
          </table:table-cell>
          <table:table-cell table:style-name="ce705" office:value-type="string">
            <text:p>"...protocol defined in IEEE Std 802.3(tm)" - why are the names of individual standards still trade-marked in the main body of the draft? it should be trade-marked on its first listing, in list of references, with indication who the trade-mark belongs to. After that, no trade-mark should be used.</text:p>
          </table:table-cell>
          <table:table-cell table:style-name="ce205"/>
          <table:table-cell table:style-name="ce205" office:value-type="string">
            <text:p>Yes</text:p>
          </table:table-cell>
          <table:table-cell table:style-name="ce705" office:value-type="string">
            <text:p>Remove any (TM) designations from references to standards in clauses 4+. Make sure that each standard reference in need of a trade-mark reference has such trade-mark added in Clause 2</text:p>
          </table:table-cell>
          <table:table-cell table:style-name="ce205" office:value-type="string">
            <text:p>Accepted</text:p>
          </table:table-cell>
          <table:table-cell table:style-name="ce705"/>
          <table:table-cell table:style-name="ce205" table:number-columns-repeated="5"/>
          <table:table-cell table:style-name="ce205" office:value-type="string">
            <text:p>Closed</text:p>
          </table:table-cell>
          <table:table-cell table:style-name="ce1206" table:formula="of:=IF([.L173]=&quot;Editorial&quot;;[.T173];&quot;&quot;)" office:value-type="string" office:string-value="Accepted">
            <text:p>Accepted</text:p>
          </table:table-cell>
          <table:table-cell table:style-name="ce1206" table:formula="of:=IF(OR([.L173]=&quot;Technical&quot;;[.L173]=&quot;General&quot;);[.T173];&quot;&quot;)">
            <text:p/>
          </table:table-cell>
        </table:table-row>
        <table:table-row table:style-name="ro37">
          <table:table-cell table:style-name="ce206" office:value-type="float" office:value="15714100023">
            <text:p>15714100023</text:p>
          </table:table-cell>
          <table:table-cell table:style-name="ce206" office:value-type="string">
            <text:p><text:s/>6-Feb-2013 17: 8:35 EDT</text:p>
          </table:table-cell>
          <table:table-cell table:style-name="ce206" office:value-type="string">
            <text:p>i-27</text:p>
          </table:table-cell>
          <table:table-cell table:style-name="ce206" office:value-type="string">
            <text:p>Gunther, Craig</text:p>
          </table:table-cell>
          <table:table-cell table:style-name="ce206" table:number-columns-repeated="2"/>
          <table:table-cell table:style-name="ce206" office:value-type="string">
            <text:p>Individual</text:p>
          </table:table-cell>
          <table:table-cell table:style-name="ce206" office:value-type="float" office:value="3">
            <text:p>3</text:p>
          </table:table-cell>
          <table:table-cell table:style-name="ce206" office:value-type="string">
            <text:p>Producer - System / Manufacturer</text:p>
          </table:table-cell>
          <table:table-cell table:style-name="ce206" office:value-type="string">
            <text:p>Disapprove</text:p>
          </table:table-cell>
          <table:table-cell table:style-name="ce206" office:value-type="string">
            <text:p>Harman International</text:p>
          </table:table-cell>
          <table:table-cell table:style-name="ce206" office:value-type="string">
            <text:p>Editorial</text:p>
          </table:table-cell>
          <table:table-cell table:style-name="ce206" office:value-type="float" office:value="36">
            <text:p>36</text:p>
          </table:table-cell>
          <table:table-cell table:style-name="ce206" office:value-type="float" office:value="10.2">
            <text:p>10.2</text:p>
          </table:table-cell>
          <table:table-cell table:style-name="ce206" office:value-type="float" office:value="30">
            <text:p>30</text:p>
          </table:table-cell>
          <table:table-cell table:style-name="ce706" office:value-type="string">
            <text:p>Typo</text:p>
          </table:table-cell>
          <table:table-cell table:style-name="ce206"/>
          <table:table-cell table:style-name="ce206" office:value-type="string">
            <text:p>No</text:p>
          </table:table-cell>
          <table:table-cell table:style-name="ce706" office:value-type="string">
            <text:p>aredetermined -&gt; are determined</text:p>
          </table:table-cell>
          <table:table-cell table:style-name="ce206" office:value-type="string">
            <text:p>Accepted</text:p>
          </table:table-cell>
          <table:table-cell table:style-name="ce706"/>
          <table:table-cell table:style-name="ce206" table:number-columns-repeated="5"/>
          <table:table-cell table:style-name="ce206" office:value-type="string">
            <text:p>Closed</text:p>
          </table:table-cell>
          <table:table-cell table:style-name="ce1207" table:formula="of:=IF([.L174]=&quot;Editorial&quot;;[.T174];&quot;&quot;)" office:value-type="string" office:string-value="Accepted">
            <text:p>Accepted</text:p>
          </table:table-cell>
          <table:table-cell table:style-name="ce1207" table:formula="of:=IF(OR([.L174]=&quot;Technical&quot;;[.L174]=&quot;General&quot;);[.T174];&quot;&quot;)">
            <text:p/>
          </table:table-cell>
        </table:table-row>
        <table:table-row table:style-name="ro37">
          <table:table-cell table:style-name="ce207" office:value-type="float" office:value="15716600023">
            <text:p>15716600023</text:p>
          </table:table-cell>
          <table:table-cell table:style-name="ce207" office:value-type="string">
            <text:p><text:s/>7-Feb-2013 17: 3:57 EDT</text:p>
          </table:table-cell>
          <table:table-cell table:style-name="ce207" office:value-type="string">
            <text:p>i-40</text:p>
          </table:table-cell>
          <table:table-cell table:style-name="ce207" office:value-type="string">
            <text:p>Grow, Robert</text:p>
          </table:table-cell>
          <table:table-cell table:style-name="ce207" table:number-columns-repeated="2"/>
          <table:table-cell table:style-name="ce207" office:value-type="string">
            <text:p>Individual</text:p>
          </table:table-cell>
          <table:table-cell table:style-name="ce207" office:value-type="float" office:value="12">
            <text:p>12</text:p>
          </table:table-cell>
          <table:table-cell table:style-name="ce207" office:value-type="string">
            <text:p>General Interest</text:p>
          </table:table-cell>
          <table:table-cell table:style-name="ce207" office:value-type="string">
            <text:p>Approve</text:p>
          </table:table-cell>
          <table:table-cell table:style-name="ce207" office:value-type="string">
            <text:p>RMG Consulting</text:p>
          </table:table-cell>
          <table:table-cell table:style-name="ce207" office:value-type="string">
            <text:p>Editorial</text:p>
          </table:table-cell>
          <table:table-cell table:style-name="ce207" office:value-type="float" office:value="36">
            <text:p>36</text:p>
          </table:table-cell>
          <table:table-cell table:style-name="ce207" office:value-type="float" office:value="10.2">
            <text:p>10.2</text:p>
          </table:table-cell>
          <table:table-cell table:style-name="ce207" office:value-type="float" office:value="30">
            <text:p>30</text:p>
          </table:table-cell>
          <table:table-cell table:style-name="ce707" office:value-type="string">
            <text:p>typo, missing space</text:p>
          </table:table-cell>
          <table:table-cell table:style-name="ce207"/>
          <table:table-cell table:style-name="ce207" office:value-type="string">
            <text:p>No</text:p>
          </table:table-cell>
          <table:table-cell table:style-name="ce707" office:value-type="string">
            <text:p>are determined</text:p>
          </table:table-cell>
          <table:table-cell table:style-name="ce207" office:value-type="string">
            <text:p>Accepted</text:p>
          </table:table-cell>
          <table:table-cell table:style-name="ce707"/>
          <table:table-cell table:style-name="ce207" table:number-columns-repeated="5"/>
          <table:table-cell table:style-name="ce207" office:value-type="string">
            <text:p>Closed</text:p>
          </table:table-cell>
          <table:table-cell table:style-name="ce1208" table:formula="of:=IF([.L175]=&quot;Editorial&quot;;[.T175];&quot;&quot;)" office:value-type="string" office:string-value="Accepted">
            <text:p>Accepted</text:p>
          </table:table-cell>
          <table:table-cell table:style-name="ce1208" table:formula="of:=IF(OR([.L175]=&quot;Technical&quot;;[.L175]=&quot;General&quot;);[.T175];&quot;&quot;)">
            <text:p/>
          </table:table-cell>
        </table:table-row>
        <table:table-row table:style-name="ro23">
          <table:table-cell table:style-name="ce208" office:value-type="float" office:value="15717500023">
            <text:p>15717500023</text:p>
          </table:table-cell>
          <table:table-cell table:style-name="ce208" office:value-type="string">
            <text:p><text:s/>8-Feb-2013 14:39:10 EDT</text:p>
          </table:table-cell>
          <table:table-cell table:style-name="ce208" office:value-type="string">
            <text:p>i-48</text:p>
          </table:table-cell>
          <table:table-cell table:style-name="ce208" office:value-type="string">
            <text:p>Hamilton, Mark</text:p>
          </table:table-cell>
          <table:table-cell table:style-name="ce208" table:number-columns-repeated="2"/>
          <table:table-cell table:style-name="ce208" office:value-type="string">
            <text:p>Individual</text:p>
          </table:table-cell>
          <table:table-cell table:style-name="ce208" office:value-type="float" office:value="5">
            <text:p>5</text:p>
          </table:table-cell>
          <table:table-cell table:style-name="ce208" office:value-type="string">
            <text:p>Producer - Component</text:p>
          </table:table-cell>
          <table:table-cell table:style-name="ce208" office:value-type="string">
            <text:p>Disapprove</text:p>
          </table:table-cell>
          <table:table-cell table:style-name="ce208" office:value-type="string">
            <text:p>SpectraLink, Corp.</text:p>
          </table:table-cell>
          <table:table-cell table:style-name="ce208" office:value-type="string">
            <text:p>Editorial</text:p>
          </table:table-cell>
          <table:table-cell table:style-name="ce208" office:value-type="float" office:value="36">
            <text:p>36</text:p>
          </table:table-cell>
          <table:table-cell table:style-name="ce208" office:value-type="float" office:value="10.2">
            <text:p>10.2</text:p>
          </table:table-cell>
          <table:table-cell table:style-name="ce208" office:value-type="float" office:value="30">
            <text:p>30</text:p>
          </table:table-cell>
          <table:table-cell table:style-name="ce708" office:value-type="string">
            <text:p>Typo, a space is missing in "aredetermined".</text:p>
          </table:table-cell>
          <table:table-cell table:style-name="ce208"/>
          <table:table-cell table:style-name="ce208" office:value-type="string">
            <text:p>Yes</text:p>
          </table:table-cell>
          <table:table-cell table:style-name="ce708" office:value-type="string">
            <text:p>Insert space as "are determined".</text:p>
          </table:table-cell>
          <table:table-cell table:style-name="ce208" office:value-type="string">
            <text:p>Accepted</text:p>
          </table:table-cell>
          <table:table-cell table:style-name="ce708"/>
          <table:table-cell table:style-name="ce208" table:number-columns-repeated="5"/>
          <table:table-cell table:style-name="ce208" office:value-type="string">
            <text:p>Closed</text:p>
          </table:table-cell>
          <table:table-cell table:style-name="ce1209" table:formula="of:=IF([.L176]=&quot;Editorial&quot;;[.T176];&quot;&quot;)" office:value-type="string" office:string-value="Accepted">
            <text:p>Accepted</text:p>
          </table:table-cell>
          <table:table-cell table:style-name="ce1209" table:formula="of:=IF(OR([.L176]=&quot;Technical&quot;;[.L176]=&quot;General&quot;);[.T176];&quot;&quot;)">
            <text:p/>
          </table:table-cell>
        </table:table-row>
        <table:table-row table:style-name="ro16">
          <table:table-cell table:style-name="ce209" office:value-type="float" office:value="15717600023">
            <text:p>15717600023</text:p>
          </table:table-cell>
          <table:table-cell table:style-name="ce209" office:value-type="string">
            <text:p><text:s/>8-Feb-2013 14:39:10 EDT</text:p>
          </table:table-cell>
          <table:table-cell table:style-name="ce209" office:value-type="string">
            <text:p>i-49</text:p>
          </table:table-cell>
          <table:table-cell table:style-name="ce209" office:value-type="string">
            <text:p>Hamilton, Mark</text:p>
          </table:table-cell>
          <table:table-cell table:style-name="ce209" table:number-columns-repeated="2"/>
          <table:table-cell table:style-name="ce209" office:value-type="string">
            <text:p>Individual</text:p>
          </table:table-cell>
          <table:table-cell table:style-name="ce209" office:value-type="float" office:value="6">
            <text:p>6</text:p>
          </table:table-cell>
          <table:table-cell table:style-name="ce209" office:value-type="string">
            <text:p>Producer - Component</text:p>
          </table:table-cell>
          <table:table-cell table:style-name="ce209" office:value-type="string">
            <text:p>Disapprove</text:p>
          </table:table-cell>
          <table:table-cell table:style-name="ce209" office:value-type="string">
            <text:p>SpectraLink, Corp.</text:p>
          </table:table-cell>
          <table:table-cell table:style-name="ce209" office:value-type="string">
            <text:p>Technical</text:p>
          </table:table-cell>
          <table:table-cell table:style-name="ce209" office:value-type="float" office:value="37">
            <text:p>37</text:p>
          </table:table-cell>
          <table:table-cell table:style-name="ce209" office:value-type="float" office:value="10.3">
            <text:p>10.3</text:p>
          </table:table-cell>
          <table:table-cell table:style-name="ce209" office:value-type="float" office:value="54">
            <text:p>54</text:p>
          </table:table-cell>
          <table:table-cell table:style-name="ce709" office:value-type="string">
            <text:p>Hyperlink of "http://www.ieee802.org/1/pages/OIDS.html" is wrong.</text:p>
          </table:table-cell>
          <table:table-cell table:style-name="ce209"/>
          <table:table-cell table:style-name="ce209" office:value-type="string">
            <text:p>Yes</text:p>
          </table:table-cell>
          <table:table-cell table:style-name="ce709" office:value-type="string">
            <text:p>Correct link.</text:p>
          </table:table-cell>
          <table:table-cell table:style-name="ce209"/>
          <table:table-cell table:style-name="ce709"/>
          <table:table-cell table:style-name="ce209" table:number-columns-repeated="5"/>
          <table:table-cell table:style-name="ce209" office:value-type="string">
            <text:p>Gilb</text:p>
          </table:table-cell>
          <table:table-cell table:style-name="ce1210" table:formula="of:=IF([.L177]=&quot;Editorial&quot;;[.T177];&quot;&quot;)">
            <text:p/>
          </table:table-cell>
          <table:table-cell table:style-name="ce1210" table:formula="of:=IF(OR([.L177]=&quot;Technical&quot;;[.L177]=&quot;General&quot;);[.T177];&quot;&quot;)" office:value-type="float" office:value="0">
            <text:p>0</text:p>
          </table:table-cell>
        </table:table-row>
        <table:table-row table:style-name="ro25">
          <table:table-cell table:style-name="ce210" office:value-type="float" office:value="15907200023">
            <text:p>15907200023</text:p>
          </table:table-cell>
          <table:table-cell table:style-name="ce210" office:value-type="string">
            <text:p>21-Mar-2013 13:37:45 EDT</text:p>
          </table:table-cell>
          <table:table-cell table:style-name="ce210" office:value-type="string">
            <text:p>i-151</text:p>
          </table:table-cell>
          <table:table-cell table:style-name="ce210" office:value-type="string">
            <text:p>KINNEY, PATRICK</text:p>
          </table:table-cell>
          <table:table-cell table:style-name="ce210" table:number-columns-repeated="2"/>
          <table:table-cell table:style-name="ce210" office:value-type="string">
            <text:p>Individual</text:p>
          </table:table-cell>
          <table:table-cell table:style-name="ce210" office:value-type="float" office:value="3">
            <text:p>3</text:p>
          </table:table-cell>
          <table:table-cell table:style-name="ce210" office:value-type="string">
            <text:p>Standards Developing Organization (SDO)</text:p>
          </table:table-cell>
          <table:table-cell table:style-name="ce210" office:value-type="string">
            <text:p>Disapprove</text:p>
          </table:table-cell>
          <table:table-cell table:style-name="ce210" office:value-type="string">
            <text:p>Kinney Consulting LLC</text:p>
          </table:table-cell>
          <table:table-cell table:style-name="ce210" office:value-type="string">
            <text:p>General</text:p>
          </table:table-cell>
          <table:table-cell table:style-name="ce210" office:value-type="float" office:value="37">
            <text:p>37</text:p>
          </table:table-cell>
          <table:table-cell table:style-name="ce210" office:value-type="string">
            <text:p>B.3</text:p>
          </table:table-cell>
          <table:table-cell table:style-name="ce210" office:value-type="float" office:value="46">
            <text:p>46</text:p>
          </table:table-cell>
          <table:table-cell table:style-name="ce710" office:value-type="string">
            <text:p>802.15.6 is missing from this subclause, it needs a reference model to be added</text:p>
          </table:table-cell>
          <table:table-cell table:style-name="ce210"/>
          <table:table-cell table:style-name="ce210" office:value-type="string">
            <text:p>Yes</text:p>
          </table:table-cell>
          <table:table-cell table:style-name="ce710" office:value-type="string">
            <text:p>add the reference model for 802.15.6</text:p>
          </table:table-cell>
          <table:table-cell table:style-name="ce210" office:value-type="string">
            <text:p>Accepted</text:p>
          </table:table-cell>
          <table:table-cell table:style-name="ce710"/>
          <table:table-cell table:style-name="ce210" table:number-columns-repeated="5"/>
          <table:table-cell table:style-name="ce210" office:value-type="string">
            <text:p>Closed</text:p>
          </table:table-cell>
          <table:table-cell table:style-name="ce1211" table:formula="of:=IF([.L178]=&quot;Editorial&quot;;[.T178];&quot;&quot;)">
            <text:p/>
          </table:table-cell>
          <table:table-cell table:style-name="ce1211" table:formula="of:=IF(OR([.L178]=&quot;Technical&quot;;[.L178]=&quot;General&quot;);[.T178];&quot;&quot;)" office:value-type="string" office:string-value="Accepted">
            <text:p>Accepted</text:p>
          </table:table-cell>
        </table:table-row>
        <table:table-row table:style-name="ro20">
          <table:table-cell table:style-name="ce211" office:value-type="float" office:value="16220000023">
            <text:p>16220000023</text:p>
          </table:table-cell>
          <table:table-cell table:style-name="ce211" office:value-type="string">
            <text:p>14-May-2013 12:18:51 EDT</text:p>
          </table:table-cell>
          <table:table-cell table:style-name="ce211" office:value-type="string">
            <text:p>i-213</text:p>
          </table:table-cell>
          <table:table-cell table:style-name="ce211" office:value-type="string">
            <text:p>Rolfe, Benjamin</text:p>
          </table:table-cell>
          <table:table-cell table:style-name="ce211" table:number-columns-repeated="2"/>
          <table:table-cell table:style-name="ce211" office:value-type="string">
            <text:p>Rogue Comment</text:p>
          </table:table-cell>
          <table:table-cell table:style-name="ce211" office:value-type="float" office:value="60">
            <text:p>60</text:p>
          </table:table-cell>
          <table:table-cell table:style-name="ce211" office:value-type="string">
            <text:p>Consulting</text:p>
          </table:table-cell>
          <table:table-cell table:style-name="ce211" office:value-type="string">
            <text:p>Disapprove</text:p>
          </table:table-cell>
          <table:table-cell table:style-name="ce211" office:value-type="string">
            <text:p>Blind Creek Associates</text:p>
          </table:table-cell>
          <table:table-cell table:style-name="ce211" office:value-type="string">
            <text:p>Technical</text:p>
          </table:table-cell>
          <table:table-cell table:style-name="ce211" office:value-type="float" office:value="37">
            <text:p>37</text:p>
          </table:table-cell>
          <table:table-cell table:style-name="ce211" office:value-type="float" office:value="10.3">
            <text:p>10.3</text:p>
          </table:table-cell>
          <table:table-cell table:style-name="ce211" office:value-type="float" office:value="19">
            <text:p>19</text:p>
          </table:table-cell>
          <table:table-cell table:style-name="ce711" office:value-type="string">
            <text:p>"shall be used to differentiate" is not a verifiable requirement.</text:p>
          </table:table-cell>
          <table:table-cell table:style-name="ce211"/>
          <table:table-cell table:style-name="ce211" office:value-type="string">
            <text:p>Yes</text:p>
          </table:table-cell>
          <table:table-cell table:style-name="ce711" office:value-type="string">
            <text:p>Change "shall be used" to "is used' and change "as follows" to "designator. The working group designator shall be assigned as follows:"</text:p>
          </table:table-cell>
          <table:table-cell table:style-name="ce211"/>
          <table:table-cell table:style-name="ce711"/>
          <table:table-cell table:style-name="ce211" table:number-columns-repeated="5"/>
          <table:table-cell table:style-name="ce211" office:value-type="string">
            <text:p>Gilb</text:p>
          </table:table-cell>
          <table:table-cell table:style-name="ce1212" table:formula="of:=IF([.L179]=&quot;Editorial&quot;;[.T179];&quot;&quot;)">
            <text:p/>
          </table:table-cell>
          <table:table-cell table:style-name="ce1212" table:formula="of:=IF(OR([.L179]=&quot;Technical&quot;;[.L179]=&quot;General&quot;);[.T179];&quot;&quot;)" office:value-type="float" office:value="0">
            <text:p>0</text:p>
          </table:table-cell>
        </table:table-row>
        <table:table-row table:style-name="ro32">
          <table:table-cell table:style-name="ce212" office:value-type="float" office:value="15713200023">
            <text:p>15713200023</text:p>
          </table:table-cell>
          <table:table-cell table:style-name="ce212" office:value-type="string">
            <text:p><text:s/>6-Feb-2013 16:23:50 EDT</text:p>
          </table:table-cell>
          <table:table-cell table:style-name="ce212" office:value-type="string">
            <text:p>i-19</text:p>
          </table:table-cell>
          <table:table-cell table:style-name="ce212" office:value-type="string">
            <text:p>Jones, Vincent</text:p>
          </table:table-cell>
          <table:table-cell table:style-name="ce212" table:number-columns-repeated="2"/>
          <table:table-cell table:style-name="ce212" office:value-type="string">
            <text:p>Individual</text:p>
          </table:table-cell>
          <table:table-cell table:style-name="ce212" office:value-type="float" office:value="3">
            <text:p>3</text:p>
          </table:table-cell>
          <table:table-cell table:style-name="ce212" office:value-type="string">
            <text:p>Consulting</text:p>
          </table:table-cell>
          <table:table-cell table:style-name="ce212" office:value-type="string">
            <text:p>Approve</text:p>
          </table:table-cell>
          <table:table-cell table:style-name="ce212" office:value-type="string">
            <text:p>Self Employed</text:p>
          </table:table-cell>
          <table:table-cell table:style-name="ce212" office:value-type="string">
            <text:p>Editorial</text:p>
          </table:table-cell>
          <table:table-cell table:style-name="ce212" office:value-type="float" office:value="38">
            <text:p>38</text:p>
          </table:table-cell>
          <table:table-cell table:style-name="ce212" office:value-type="string">
            <text:p>10.5a</text:p>
          </table:table-cell>
          <table:table-cell table:style-name="ce212" office:value-type="float" office:value="13">
            <text:p>13</text:p>
          </table:table-cell>
          <table:table-cell table:style-name="ce712" office:value-type="string">
            <text:p>meaning is indeterminant: only guidance regarding keeping 1.0.8802 tree OIDs unique is 'do not use that branch anymore.' Should the reference branch be 1.3.111.2.802 ? or does the paragraph need rephrasing to make it clearer?</text:p>
          </table:table-cell>
          <table:table-cell table:style-name="ce212"/>
          <table:table-cell table:style-name="ce212" office:value-type="string">
            <text:p>No</text:p>
          </table:table-cell>
          <table:table-cell table:style-name="ce712" office:value-type="string">
            <text:p>see comment</text:p>
          </table:table-cell>
          <table:table-cell table:style-name="ce212"/>
          <table:table-cell table:style-name="ce712"/>
          <table:table-cell table:style-name="ce212" table:number-columns-repeated="5"/>
          <table:table-cell table:style-name="ce212" office:value-type="string">
            <text:p>Jeffree</text:p>
          </table:table-cell>
          <table:table-cell table:style-name="ce1213" table:formula="of:=IF([.L180]=&quot;Editorial&quot;;[.T180];&quot;&quot;)" office:value-type="float" office:value="0">
            <text:p>0</text:p>
          </table:table-cell>
          <table:table-cell table:style-name="ce1213" table:formula="of:=IF(OR([.L180]=&quot;Technical&quot;;[.L180]=&quot;General&quot;);[.T180];&quot;&quot;)">
            <text:p/>
          </table:table-cell>
        </table:table-row>
        <table:table-row table:style-name="ro19">
          <table:table-cell table:style-name="ce213" office:value-type="float" office:value="15716700023">
            <text:p>15716700023</text:p>
          </table:table-cell>
          <table:table-cell table:style-name="ce213" office:value-type="string">
            <text:p><text:s/>7-Feb-2013 17: 3:57 EDT</text:p>
          </table:table-cell>
          <table:table-cell table:style-name="ce213" office:value-type="string">
            <text:p>i-41</text:p>
          </table:table-cell>
          <table:table-cell table:style-name="ce213" office:value-type="string">
            <text:p>Grow, Robert</text:p>
          </table:table-cell>
          <table:table-cell table:style-name="ce213" table:number-columns-repeated="2"/>
          <table:table-cell table:style-name="ce213" office:value-type="string">
            <text:p>Individual</text:p>
          </table:table-cell>
          <table:table-cell table:style-name="ce213" office:value-type="float" office:value="13">
            <text:p>13</text:p>
          </table:table-cell>
          <table:table-cell table:style-name="ce213" office:value-type="string">
            <text:p>General Interest</text:p>
          </table:table-cell>
          <table:table-cell table:style-name="ce213" office:value-type="string">
            <text:p>Approve</text:p>
          </table:table-cell>
          <table:table-cell table:style-name="ce213" office:value-type="string">
            <text:p>RMG Consulting</text:p>
          </table:table-cell>
          <table:table-cell table:style-name="ce213" office:value-type="string">
            <text:p>Technical</text:p>
          </table:table-cell>
          <table:table-cell table:style-name="ce213" office:value-type="float" office:value="38">
            <text:p>38</text:p>
          </table:table-cell>
          <table:table-cell table:style-name="ce213" office:value-type="float" office:value="10.5">
            <text:p>10.5</text:p>
          </table:table-cell>
          <table:table-cell table:style-name="ce213" office:value-type="float" office:value="13">
            <text:p>13</text:p>
          </table:table-cell>
          <table:table-cell table:style-name="ce713" office:value-type="string">
            <text:p>The iso8802 arc is used here yet it is deprecated above</text:p>
          </table:table-cell>
          <table:table-cell table:style-name="ce213"/>
          <table:table-cell table:style-name="ce213" office:value-type="string">
            <text:p>No</text:p>
          </table:table-cell>
          <table:table-cell table:style-name="ce713" office:value-type="string">
            <text:p>Shouldn't this be the: <text:s/>iso (1) iso-identified-organization (3) ieee (111) standards-association-numbered-series-standards (2) ieee-802 (802) arc?</text:p>
          </table:table-cell>
          <table:table-cell table:style-name="ce213"/>
          <table:table-cell table:style-name="ce713"/>
          <table:table-cell table:style-name="ce213" table:number-columns-repeated="5"/>
          <table:table-cell table:style-name="ce213" office:value-type="string">
            <text:p>Jeffree</text:p>
          </table:table-cell>
          <table:table-cell table:style-name="ce1214" table:formula="of:=IF([.L181]=&quot;Editorial&quot;;[.T181];&quot;&quot;)">
            <text:p/>
          </table:table-cell>
          <table:table-cell table:style-name="ce1214" table:formula="of:=IF(OR([.L181]=&quot;Technical&quot;;[.L181]=&quot;General&quot;);[.T181];&quot;&quot;)" office:value-type="float" office:value="0">
            <text:p>0</text:p>
          </table:table-cell>
        </table:table-row>
        <table:table-row table:style-name="ro47">
          <table:table-cell table:style-name="ce214" office:value-type="float" office:value="15725900023">
            <text:p>15725900023</text:p>
          </table:table-cell>
          <table:table-cell table:style-name="ce214" office:value-type="string">
            <text:p>11-Feb-2013 <text:s/>0:39: 7 EDT</text:p>
          </table:table-cell>
          <table:table-cell table:style-name="ce214" office:value-type="string">
            <text:p>i-104</text:p>
          </table:table-cell>
          <table:table-cell table:style-name="ce214" office:value-type="string">
            <text:p>Thompson, Geoffrey</text:p>
          </table:table-cell>
          <table:table-cell table:style-name="ce214" table:number-columns-repeated="2"/>
          <table:table-cell table:style-name="ce214" office:value-type="string">
            <text:p>Individual</text:p>
          </table:table-cell>
          <table:table-cell table:style-name="ce214" office:value-type="float" office:value="32">
            <text:p>32</text:p>
          </table:table-cell>
          <table:table-cell table:style-name="ce214" office:value-type="string">
            <text:p>Consulting</text:p>
          </table:table-cell>
          <table:table-cell table:style-name="ce214" office:value-type="string">
            <text:p>Disapprove</text:p>
          </table:table-cell>
          <table:table-cell table:style-name="ce214" office:value-type="string">
            <text:p>GraCaSI S.A.</text:p>
          </table:table-cell>
          <table:table-cell table:style-name="ce214" office:value-type="string">
            <text:p>Technical</text:p>
          </table:table-cell>
          <table:table-cell table:style-name="ce214" office:value-type="float" office:value="38">
            <text:p>38</text:p>
          </table:table-cell>
          <table:table-cell table:style-name="ce214" office:value-type="float" office:value="10.5">
            <text:p>10.5</text:p>
          </table:table-cell>
          <table:table-cell table:style-name="ce214" office:value-type="float" office:value="13">
            <text:p>13</text:p>
          </table:table-cell>
          <table:table-cell table:style-name="ce714" office:value-type="string">
            <text:p>Text looks like it is out of date. <text:s/>That makes the intent unclear</text:p>
          </table:table-cell>
          <table:table-cell table:style-name="ce214"/>
          <table:table-cell table:style-name="ce214" office:value-type="string">
            <text:p>Yes</text:p>
          </table:table-cell>
          <table:table-cell table:style-name="ce714" office:value-type="string">
            <text:p>Replace text with:</text:p>
            <text:p>"a)To ensure that OIDs can be allocated under its established WG OID (either from earlier or current arc allocation procedure) in a manner that ensures that they are unique, and"</text:p>
            <text:p/>
            <text:p>Please also slightly modify the text for b) as:</text:p>
            <text:p>"b)To avoid the need for any further administrative overhead (such as applying for the use of an additional <text:s/>OID arc) for any future uses of OIDs in IEEE 802 standards."</text:p>
          </table:table-cell>
          <table:table-cell table:style-name="ce214"/>
          <table:table-cell table:style-name="ce714"/>
          <table:table-cell table:style-name="ce214" table:number-columns-repeated="5"/>
          <table:table-cell table:style-name="ce214" office:value-type="string">
            <text:p>Jeffree</text:p>
          </table:table-cell>
          <table:table-cell table:style-name="ce1215" table:formula="of:=IF([.L182]=&quot;Editorial&quot;;[.T182];&quot;&quot;)">
            <text:p/>
          </table:table-cell>
          <table:table-cell table:style-name="ce1215" table:formula="of:=IF(OR([.L182]=&quot;Technical&quot;;[.L182]=&quot;General&quot;);[.T182];&quot;&quot;)" office:value-type="float" office:value="0">
            <text:p>0</text:p>
          </table:table-cell>
        </table:table-row>
        <table:table-row table:style-name="ro21">
          <table:table-cell table:style-name="ce215" office:value-type="float" office:value="15921300023">
            <text:p>15921300023</text:p>
          </table:table-cell>
          <table:table-cell table:style-name="ce215" office:value-type="string">
            <text:p>22-Mar-2013 16:31:21 EDT</text:p>
          </table:table-cell>
          <table:table-cell table:style-name="ce215" office:value-type="string">
            <text:p>i-165</text:p>
          </table:table-cell>
          <table:table-cell table:style-name="ce215" office:value-type="string">
            <text:p>Rolfe, Benjamin</text:p>
          </table:table-cell>
          <table:table-cell table:style-name="ce215" table:number-columns-repeated="2"/>
          <table:table-cell table:style-name="ce215" office:value-type="string">
            <text:p>Individual</text:p>
          </table:table-cell>
          <table:table-cell table:style-name="ce215" office:value-type="float" office:value="12">
            <text:p>12</text:p>
          </table:table-cell>
          <table:table-cell table:style-name="ce215" office:value-type="string">
            <text:p>Consulting</text:p>
          </table:table-cell>
          <table:table-cell table:style-name="ce215" office:value-type="string">
            <text:p>Disapprove</text:p>
          </table:table-cell>
          <table:table-cell table:style-name="ce215" office:value-type="string">
            <text:p>Blind Creek Associates</text:p>
          </table:table-cell>
          <table:table-cell table:style-name="ce215" office:value-type="string">
            <text:p>Technical</text:p>
          </table:table-cell>
          <table:table-cell table:style-name="ce215" office:value-type="float" office:value="38">
            <text:p>38</text:p>
          </table:table-cell>
          <table:table-cell table:style-name="ce215" office:value-type="float" office:value="10.5">
            <text:p>10.5</text:p>
          </table:table-cell>
          <table:table-cell table:style-name="ce215" office:value-type="float" office:value="31">
            <text:p>31</text:p>
          </table:table-cell>
          <table:table-cell table:style-name="ce715" office:value-type="string">
            <text:p>"Indeed, this is not permitted" and "nor is it permitted" suggest that perhaps a normative requirement is intended. If that is the case the word "shall" must appear somewhere in the paragraph at least once and probably several times as there appear to be distinct prohibitions stated.</text:p>
          </table:table-cell>
          <table:table-cell table:style-name="ce215"/>
          <table:table-cell table:style-name="ce215" office:value-type="string">
            <text:p>No</text:p>
          </table:table-cell>
          <table:table-cell table:style-name="ce715" office:value-type="string">
            <text:p>Use appropriate normative language.</text:p>
          </table:table-cell>
          <table:table-cell table:style-name="ce215"/>
          <table:table-cell table:style-name="ce715"/>
          <table:table-cell table:style-name="ce215" table:number-columns-repeated="5"/>
          <table:table-cell table:style-name="ce215" office:value-type="string">
            <text:p>Call</text:p>
          </table:table-cell>
          <table:table-cell table:style-name="ce1216" table:formula="of:=IF([.L183]=&quot;Editorial&quot;;[.T183];&quot;&quot;)">
            <text:p/>
          </table:table-cell>
          <table:table-cell table:style-name="ce1216" table:formula="of:=IF(OR([.L183]=&quot;Technical&quot;;[.L183]=&quot;General&quot;);[.T183];&quot;&quot;)" office:value-type="float" office:value="0">
            <text:p>0</text:p>
          </table:table-cell>
        </table:table-row>
        <table:table-row table:style-name="ro34">
          <table:table-cell table:style-name="ce216" office:value-type="float" office:value="15871200023">
            <text:p>15871200023</text:p>
          </table:table-cell>
          <table:table-cell table:style-name="ce216" office:value-type="string">
            <text:p>15-Mar-2013 14:36:29 EDT</text:p>
          </table:table-cell>
          <table:table-cell table:style-name="ce216" office:value-type="string">
            <text:p>i-138</text:p>
          </table:table-cell>
          <table:table-cell table:style-name="ce216" office:value-type="string">
            <text:p>Marks, Roger</text:p>
          </table:table-cell>
          <table:table-cell table:style-name="ce216" table:number-columns-repeated="2"/>
          <table:table-cell table:style-name="ce216" office:value-type="string">
            <text:p>Individual</text:p>
          </table:table-cell>
          <table:table-cell table:style-name="ce216" office:value-type="float" office:value="23">
            <text:p>23</text:p>
          </table:table-cell>
          <table:table-cell table:style-name="ce216" office:value-type="string">
            <text:p>Standards Developing Organization (SDO)</text:p>
          </table:table-cell>
          <table:table-cell table:style-name="ce216" office:value-type="string">
            <text:p>Disapprove</text:p>
          </table:table-cell>
          <table:table-cell table:style-name="ce216" office:value-type="string">
            <text:p>Consensii LLC</text:p>
          </table:table-cell>
          <table:table-cell table:style-name="ce216" office:value-type="string">
            <text:p>Technical</text:p>
          </table:table-cell>
          <table:table-cell table:style-name="ce216" office:value-type="float" office:value="39">
            <text:p>39</text:p>
          </table:table-cell>
          <table:table-cell table:style-name="ce216" office:value-type="string">
            <text:p>A.1</text:p>
          </table:table-cell>
          <table:table-cell table:style-name="ce216" office:value-type="float" office:value="19">
            <text:p>19</text:p>
          </table:table-cell>
          <table:table-cell table:style-name="ce716" office:value-type="string">
            <text:p>The bibliographic reference to "IEEE Std 802.1AC" should be deleted because it's a normative reference.</text:p>
          </table:table-cell>
          <table:table-cell table:style-name="ce216"/>
          <table:table-cell table:style-name="ce216" office:value-type="string">
            <text:p>Yes</text:p>
          </table:table-cell>
          <table:table-cell table:style-name="ce716" office:value-type="string">
            <text:p>Delete reference [B2] of Annex A.1.</text:p>
          </table:table-cell>
          <table:table-cell table:style-name="ce216"/>
          <table:table-cell table:style-name="ce716"/>
          <table:table-cell table:style-name="ce216" table:number-columns-repeated="5"/>
          <table:table-cell table:style-name="ce216" office:value-type="string">
            <text:p>Gilb</text:p>
          </table:table-cell>
          <table:table-cell table:style-name="ce1217" table:formula="of:=IF([.L184]=&quot;Editorial&quot;;[.T184];&quot;&quot;)">
            <text:p/>
          </table:table-cell>
          <table:table-cell table:style-name="ce1217" table:formula="of:=IF(OR([.L184]=&quot;Technical&quot;;[.L184]=&quot;General&quot;);[.T184];&quot;&quot;)" office:value-type="float" office:value="0">
            <text:p>0</text:p>
          </table:table-cell>
        </table:table-row>
        <table:table-row table:style-name="ro23">
          <table:table-cell table:style-name="ce217" office:value-type="float" office:value="15720000023">
            <text:p>15720000023</text:p>
          </table:table-cell>
          <table:table-cell table:style-name="ce217" office:value-type="string">
            <text:p><text:s/>9-Feb-2013 <text:s/>4: 7:24 EDT</text:p>
          </table:table-cell>
          <table:table-cell table:style-name="ce217" office:value-type="string">
            <text:p>i-53</text:p>
          </table:table-cell>
          <table:table-cell table:style-name="ce217" office:value-type="string">
            <text:p>Lee <text:s/>Ph.D, Hyeong Ho</text:p>
          </table:table-cell>
          <table:table-cell table:style-name="ce217" table:number-columns-repeated="2"/>
          <table:table-cell table:style-name="ce217" office:value-type="string">
            <text:p>Individual</text:p>
          </table:table-cell>
          <table:table-cell table:style-name="ce217" office:value-type="float" office:value="3">
            <text:p>3</text:p>
          </table:table-cell>
          <table:table-cell table:style-name="ce217" office:value-type="string">
            <text:p>Research</text:p>
          </table:table-cell>
          <table:table-cell table:style-name="ce217" office:value-type="string">
            <text:p>Approve</text:p>
          </table:table-cell>
          <table:table-cell table:style-name="ce217" office:value-type="string">
            <text:p>Electronics and Telecommunications Research Instititute (ETRI)</text:p>
          </table:table-cell>
          <table:table-cell table:style-name="ce217" office:value-type="string">
            <text:p>Editorial</text:p>
          </table:table-cell>
          <table:table-cell table:style-name="ce217" office:value-type="float" office:value="40">
            <text:p>40</text:p>
          </table:table-cell>
          <table:table-cell table:style-name="ce217" office:value-type="string">
            <text:p>A.1</text:p>
          </table:table-cell>
          <table:table-cell table:style-name="ce217" office:value-type="float" office:value="54">
            <text:p>54</text:p>
          </table:table-cell>
          <table:table-cell table:style-name="ce717" office:value-type="string">
            <text:p>IEEE 802.21a and 802.21b standards should be included in the A.1 Subclause.</text:p>
          </table:table-cell>
          <table:table-cell table:style-name="ce217"/>
          <table:table-cell table:style-name="ce217" office:value-type="string">
            <text:p>No</text:p>
          </table:table-cell>
          <table:table-cell table:style-name="ce717"/>
          <table:table-cell table:style-name="ce217"/>
          <table:table-cell table:style-name="ce717"/>
          <table:table-cell table:style-name="ce217" table:number-columns-repeated="5"/>
          <table:table-cell table:style-name="ce217" office:value-type="string">
            <text:p>Gilb</text:p>
          </table:table-cell>
          <table:table-cell table:style-name="ce1218" table:formula="of:=IF([.L185]=&quot;Editorial&quot;;[.T185];&quot;&quot;)" office:value-type="float" office:value="0">
            <text:p>0</text:p>
          </table:table-cell>
          <table:table-cell table:style-name="ce1218" table:formula="of:=IF(OR([.L185]=&quot;Technical&quot;;[.L185]=&quot;General&quot;);[.T185];&quot;&quot;)">
            <text:p/>
          </table:table-cell>
        </table:table-row>
        <table:table-row table:style-name="ro22">
          <table:table-cell table:style-name="ce218" office:value-type="float" office:value="15678100023">
            <text:p>15678100023</text:p>
          </table:table-cell>
          <table:table-cell table:style-name="ce218" office:value-type="string">
            <text:p>28-Jan-2013 <text:s/>7:36:45 EDT</text:p>
          </table:table-cell>
          <table:table-cell table:style-name="ce218" office:value-type="string">
            <text:p>i-14</text:p>
          </table:table-cell>
          <table:table-cell table:style-name="ce218" office:value-type="string">
            <text:p>Anslow, Peter</text:p>
          </table:table-cell>
          <table:table-cell table:style-name="ce218" table:number-columns-repeated="2"/>
          <table:table-cell table:style-name="ce218" office:value-type="string">
            <text:p>Individual</text:p>
          </table:table-cell>
          <table:table-cell table:style-name="ce218" office:value-type="float" office:value="4">
            <text:p>4</text:p>
          </table:table-cell>
          <table:table-cell table:style-name="ce218" office:value-type="string">
            <text:p>Producer - System / Manufacturer</text:p>
          </table:table-cell>
          <table:table-cell table:style-name="ce218" office:value-type="string">
            <text:p>Approve</text:p>
          </table:table-cell>
          <table:table-cell table:style-name="ce218" office:value-type="string">
            <text:p>Ciena Corporation</text:p>
          </table:table-cell>
          <table:table-cell table:style-name="ce218" office:value-type="string">
            <text:p>Editorial</text:p>
          </table:table-cell>
          <table:table-cell table:style-name="ce218" office:value-type="float" office:value="41">
            <text:p>41</text:p>
          </table:table-cell>
          <table:table-cell table:style-name="ce218" office:value-type="string">
            <text:p>A.2</text:p>
          </table:table-cell>
          <table:table-cell table:style-name="ce218" office:value-type="float" office:value="12">
            <text:p>12</text:p>
          </table:table-cell>
          <table:table-cell table:style-name="ce718" office:value-type="string">
            <text:p>The title of A.2 is "Other standards developing organizations". <text:s/>Since in the abbreviations section SDO is expanded as "standards development organization", it seems better to use this term.</text:p>
          </table:table-cell>
          <table:table-cell table:style-name="ce218"/>
          <table:table-cell table:style-name="ce218" office:value-type="string">
            <text:p>No</text:p>
          </table:table-cell>
          <table:table-cell table:style-name="ce718" office:value-type="string">
            <text:p>Change the title to "Other standards development organizations"</text:p>
          </table:table-cell>
          <table:table-cell table:style-name="ce218" office:value-type="string">
            <text:p>Accepted</text:p>
          </table:table-cell>
          <table:table-cell table:style-name="ce718"/>
          <table:table-cell table:style-name="ce218" table:number-columns-repeated="5"/>
          <table:table-cell table:style-name="ce218" office:value-type="string">
            <text:p>Closed</text:p>
          </table:table-cell>
          <table:table-cell table:style-name="ce1219" table:formula="of:=IF([.L186]=&quot;Editorial&quot;;[.T186];&quot;&quot;)" office:value-type="string" office:string-value="Accepted">
            <text:p>Accepted</text:p>
          </table:table-cell>
          <table:table-cell table:style-name="ce1219" table:formula="of:=IF(OR([.L186]=&quot;Technical&quot;;[.L186]=&quot;General&quot;);[.T186];&quot;&quot;)">
            <text:p/>
          </table:table-cell>
        </table:table-row>
        <table:table-row table:style-name="ro37">
          <table:table-cell table:style-name="ce219" office:value-type="float" office:value="15872000023">
            <text:p>15872000023</text:p>
          </table:table-cell>
          <table:table-cell table:style-name="ce219" office:value-type="string">
            <text:p>15-Mar-2013 14:36:29 EDT</text:p>
          </table:table-cell>
          <table:table-cell table:style-name="ce219" office:value-type="string">
            <text:p>i-146</text:p>
          </table:table-cell>
          <table:table-cell table:style-name="ce219" office:value-type="string">
            <text:p>Marks, Roger</text:p>
          </table:table-cell>
          <table:table-cell table:style-name="ce219" table:number-columns-repeated="2"/>
          <table:table-cell table:style-name="ce219" office:value-type="string">
            <text:p>Individual</text:p>
          </table:table-cell>
          <table:table-cell table:style-name="ce219" office:value-type="float" office:value="31">
            <text:p>31</text:p>
          </table:table-cell>
          <table:table-cell table:style-name="ce219" office:value-type="string">
            <text:p>Standards Developing Organization (SDO)</text:p>
          </table:table-cell>
          <table:table-cell table:style-name="ce219" office:value-type="string">
            <text:p>Disapprove</text:p>
          </table:table-cell>
          <table:table-cell table:style-name="ce219" office:value-type="string">
            <text:p>Consensii LLC</text:p>
          </table:table-cell>
          <table:table-cell table:style-name="ce219" office:value-type="string">
            <text:p>Editorial</text:p>
          </table:table-cell>
          <table:table-cell table:style-name="ce219" office:value-type="float" office:value="41">
            <text:p>41</text:p>
          </table:table-cell>
          <table:table-cell table:style-name="ce219" office:value-type="string">
            <text:p>A.2</text:p>
          </table:table-cell>
          <table:table-cell table:style-name="ce219" office:value-type="float" office:value="32">
            <text:p>32</text:p>
          </table:table-cell>
          <table:table-cell table:style-name="ce719" office:value-type="string">
            <text:p>Name rendered incorrectly.</text:p>
          </table:table-cell>
          <table:table-cell table:style-name="ce219"/>
          <table:table-cell table:style-name="ce219" office:value-type="string">
            <text:p>Yes</text:p>
          </table:table-cell>
          <table:table-cell table:style-name="ce719" office:value-type="string">
            <text:p>Change "Zuniga, JC." to "Zu-iga, J. C.".</text:p>
          </table:table-cell>
          <table:table-cell table:style-name="ce219"/>
          <table:table-cell table:style-name="ce719"/>
          <table:table-cell table:style-name="ce219" table:number-columns-repeated="5"/>
          <table:table-cell table:style-name="ce219" office:value-type="string">
            <text:p>Gilb</text:p>
          </table:table-cell>
          <table:table-cell table:style-name="ce1220" table:formula="of:=IF([.L187]=&quot;Editorial&quot;;[.T187];&quot;&quot;)" office:value-type="float" office:value="0">
            <text:p>0</text:p>
          </table:table-cell>
          <table:table-cell table:style-name="ce1220" table:formula="of:=IF(OR([.L187]=&quot;Technical&quot;;[.L187]=&quot;General&quot;);[.T187];&quot;&quot;)">
            <text:p/>
          </table:table-cell>
        </table:table-row>
        <table:table-row table:style-name="ro33">
          <table:table-cell table:style-name="ce220" office:value-type="float" office:value="15677900023">
            <text:p>15677900023</text:p>
          </table:table-cell>
          <table:table-cell table:style-name="ce220" office:value-type="string">
            <text:p>28-Jan-2013 <text:s/>7:36:45 EDT</text:p>
          </table:table-cell>
          <table:table-cell table:style-name="ce220" office:value-type="string">
            <text:p>i-12</text:p>
          </table:table-cell>
          <table:table-cell table:style-name="ce220" office:value-type="string">
            <text:p>Anslow, Peter</text:p>
          </table:table-cell>
          <table:table-cell table:style-name="ce220" table:number-columns-repeated="2"/>
          <table:table-cell table:style-name="ce220" office:value-type="string">
            <text:p>Individual</text:p>
          </table:table-cell>
          <table:table-cell table:style-name="ce220" office:value-type="float" office:value="2">
            <text:p>2</text:p>
          </table:table-cell>
          <table:table-cell table:style-name="ce220" office:value-type="string">
            <text:p>Producer - System / Manufacturer</text:p>
          </table:table-cell>
          <table:table-cell table:style-name="ce220" office:value-type="string">
            <text:p>Approve</text:p>
          </table:table-cell>
          <table:table-cell table:style-name="ce220" office:value-type="string">
            <text:p>Ciena Corporation</text:p>
          </table:table-cell>
          <table:table-cell table:style-name="ce220" office:value-type="string">
            <text:p>General</text:p>
          </table:table-cell>
          <table:table-cell table:style-name="ce220" office:value-type="float" office:value="43">
            <text:p>43</text:p>
          </table:table-cell>
          <table:table-cell table:style-name="ce220" office:value-type="string">
            <text:p>B.1</text:p>
          </table:table-cell>
          <table:table-cell table:style-name="ce220" office:value-type="float" office:value="1">
            <text:p>1</text:p>
          </table:table-cell>
          <table:table-cell table:style-name="ce720" office:value-type="string">
            <text:p>This says "The RM for IEEE Std 802.3 including IEEE Std 802.3az-2010 and IEEE Std 802.3bf-2011 is illustrated in Figure B.2." but IEEE Std 802.3az-2010 and IEEE Std 802.3bf-2011 have been superceded by IEEE Std 802.3-2012, so it is not necessary to mention these two amendments.</text:p>
          </table:table-cell>
          <table:table-cell table:style-name="ce220"/>
          <table:table-cell table:style-name="ce220" office:value-type="string">
            <text:p>No</text:p>
          </table:table-cell>
          <table:table-cell table:style-name="ce720" office:value-type="string">
            <text:p>Change the sentence to ""The RM for IEEE Std 802.3 is illustrated in Figure B.2."</text:p>
          </table:table-cell>
          <table:table-cell table:style-name="ce220" office:value-type="string">
            <text:p>Accepted</text:p>
          </table:table-cell>
          <table:table-cell table:style-name="ce720" office:value-type="string">
            <text:p>If 802.3 is published, then updates as indicated.</text:p>
          </table:table-cell>
          <table:table-cell table:style-name="ce220" table:number-columns-repeated="5"/>
          <table:table-cell table:style-name="ce220" office:value-type="string">
            <text:p>Closed</text:p>
          </table:table-cell>
          <table:table-cell table:style-name="ce1221" table:formula="of:=IF([.L188]=&quot;Editorial&quot;;[.T188];&quot;&quot;)">
            <text:p/>
          </table:table-cell>
          <table:table-cell table:style-name="ce1221" table:formula="of:=IF(OR([.L188]=&quot;Technical&quot;;[.L188]=&quot;General&quot;);[.T188];&quot;&quot;)" office:value-type="string" office:string-value="Accepted">
            <text:p>Accepted</text:p>
          </table:table-cell>
        </table:table-row>
        <table:table-row table:style-name="ro34">
          <table:table-cell table:style-name="ce221" office:value-type="float" office:value="15716800023">
            <text:p>15716800023</text:p>
          </table:table-cell>
          <table:table-cell table:style-name="ce221" office:value-type="string">
            <text:p><text:s/>7-Feb-2013 17: 3:57 EDT</text:p>
          </table:table-cell>
          <table:table-cell table:style-name="ce221" office:value-type="string">
            <text:p>i-42</text:p>
          </table:table-cell>
          <table:table-cell table:style-name="ce221" office:value-type="string">
            <text:p>Grow, Robert</text:p>
          </table:table-cell>
          <table:table-cell table:style-name="ce221" table:number-columns-repeated="2"/>
          <table:table-cell table:style-name="ce221" office:value-type="string">
            <text:p>Individual</text:p>
          </table:table-cell>
          <table:table-cell table:style-name="ce221" office:value-type="float" office:value="14">
            <text:p>14</text:p>
          </table:table-cell>
          <table:table-cell table:style-name="ce221" office:value-type="string">
            <text:p>General Interest</text:p>
          </table:table-cell>
          <table:table-cell table:style-name="ce221" office:value-type="string">
            <text:p>Approve</text:p>
          </table:table-cell>
          <table:table-cell table:style-name="ce221" office:value-type="string">
            <text:p>RMG Consulting</text:p>
          </table:table-cell>
          <table:table-cell table:style-name="ce221" office:value-type="string">
            <text:p>Editorial</text:p>
          </table:table-cell>
          <table:table-cell table:style-name="ce221" office:value-type="float" office:value="43">
            <text:p>43</text:p>
          </table:table-cell>
          <table:table-cell table:style-name="ce221" office:value-type="string">
            <text:p>B.1</text:p>
          </table:table-cell>
          <table:table-cell table:style-name="ce221" office:value-type="float" office:value="1">
            <text:p>1</text:p>
          </table:table-cell>
          <table:table-cell table:style-name="ce721" office:value-type="string">
            <text:p>The two listed amendment are now superseded by the 2012 revision</text:p>
          </table:table-cell>
          <table:table-cell table:style-name="ce221"/>
          <table:table-cell table:style-name="ce221" office:value-type="string">
            <text:p>No</text:p>
          </table:table-cell>
          <table:table-cell table:style-name="ce721" office:value-type="string">
            <text:p>The reference model for IEEE Std 802.3 including the content introduced by the amendments ...</text:p>
          </table:table-cell>
          <table:table-cell table:style-name="ce221" office:value-type="string">
            <text:p>Accepted</text:p>
          </table:table-cell>
          <table:table-cell table:style-name="ce721"/>
          <table:table-cell table:style-name="ce221" table:number-columns-repeated="5"/>
          <table:table-cell table:style-name="ce221" office:value-type="string">
            <text:p>Closed</text:p>
          </table:table-cell>
          <table:table-cell table:style-name="ce1222" table:formula="of:=IF([.L189]=&quot;Editorial&quot;;[.T189];&quot;&quot;)" office:value-type="string" office:string-value="Accepted">
            <text:p>Accepted</text:p>
          </table:table-cell>
          <table:table-cell table:style-name="ce1222" table:formula="of:=IF(OR([.L189]=&quot;Technical&quot;;[.L189]=&quot;General&quot;);[.T189];&quot;&quot;)">
            <text:p/>
          </table:table-cell>
        </table:table-row>
        <table:table-row table:style-name="ro19">
          <table:table-cell table:style-name="ce222" office:value-type="float" office:value="15722400023">
            <text:p>15722400023</text:p>
          </table:table-cell>
          <table:table-cell table:style-name="ce222" office:value-type="string">
            <text:p>10-Feb-2013 21:51:20 EDT</text:p>
          </table:table-cell>
          <table:table-cell table:style-name="ce222" office:value-type="string">
            <text:p>i-69</text:p>
          </table:table-cell>
          <table:table-cell table:style-name="ce222" office:value-type="string">
            <text:p>Law, David</text:p>
          </table:table-cell>
          <table:table-cell table:style-name="ce222" table:number-columns-repeated="2"/>
          <table:table-cell table:style-name="ce222" office:value-type="string">
            <text:p>Individual</text:p>
          </table:table-cell>
          <table:table-cell table:style-name="ce222" office:value-type="float" office:value="8">
            <text:p>8</text:p>
          </table:table-cell>
          <table:table-cell table:style-name="ce222" office:value-type="string">
            <text:p>Producer - System / Manufacturer</text:p>
          </table:table-cell>
          <table:table-cell table:style-name="ce222" office:value-type="string">
            <text:p>Approve</text:p>
          </table:table-cell>
          <table:table-cell table:style-name="ce222" office:value-type="string">
            <text:p>Hewlett-Packard Ltd</text:p>
          </table:table-cell>
          <table:table-cell table:style-name="ce222" office:value-type="string">
            <text:p>Editorial</text:p>
          </table:table-cell>
          <table:table-cell table:style-name="ce222" office:value-type="float" office:value="43">
            <text:p>43</text:p>
          </table:table-cell>
          <table:table-cell table:style-name="ce222" office:value-type="string">
            <text:p>B.1</text:p>
          </table:table-cell>
          <table:table-cell table:style-name="ce222" office:value-type="float" office:value="1">
            <text:p>1</text:p>
          </table:table-cell>
          <table:table-cell table:style-name="ce722" office:value-type="string">
            <text:p>The revision IEEE Std 802.3-2012 has been published which contains, and supersedes, IEEE Std 802.3az-2010 and IEEE Std 802.3bf-2011.</text:p>
          </table:table-cell>
          <table:table-cell table:style-name="ce222"/>
          <table:table-cell table:style-name="ce222" office:value-type="string">
            <text:p>No</text:p>
          </table:table-cell>
          <table:table-cell table:style-name="ce722" office:value-type="string">
            <text:p>Suggest that '.. IEEE Std 802.3 including IEEE Std 802.3az-2010 and IEEE Std 802.3bf-2011 is ..' should be changed to read '.. IEEE Std 802.3 is ..'.</text:p>
          </table:table-cell>
          <table:table-cell table:style-name="ce222"/>
          <table:table-cell table:style-name="ce722"/>
          <table:table-cell table:style-name="ce222" table:number-columns-repeated="5"/>
          <table:table-cell table:style-name="ce222" office:value-type="string">
            <text:p>Gilb</text:p>
          </table:table-cell>
          <table:table-cell table:style-name="ce1223" table:formula="of:=IF([.L190]=&quot;Editorial&quot;;[.T190];&quot;&quot;)" office:value-type="float" office:value="0">
            <text:p>0</text:p>
          </table:table-cell>
          <table:table-cell table:style-name="ce1223" table:formula="of:=IF(OR([.L190]=&quot;Technical&quot;;[.L190]=&quot;General&quot;);[.T190];&quot;&quot;)">
            <text:p/>
          </table:table-cell>
        </table:table-row>
        <table:table-row table:style-name="ro28">
          <table:table-cell table:style-name="ce223" office:value-type="float" office:value="15722500023">
            <text:p>15722500023</text:p>
          </table:table-cell>
          <table:table-cell table:style-name="ce223" office:value-type="string">
            <text:p>10-Feb-2013 21:51:20 EDT</text:p>
          </table:table-cell>
          <table:table-cell table:style-name="ce223" office:value-type="string">
            <text:p>i-70</text:p>
          </table:table-cell>
          <table:table-cell table:style-name="ce223" office:value-type="string">
            <text:p>Law, David</text:p>
          </table:table-cell>
          <table:table-cell table:style-name="ce223" table:number-columns-repeated="2"/>
          <table:table-cell table:style-name="ce223" office:value-type="string">
            <text:p>Individual</text:p>
          </table:table-cell>
          <table:table-cell table:style-name="ce223" office:value-type="float" office:value="9">
            <text:p>9</text:p>
          </table:table-cell>
          <table:table-cell table:style-name="ce223" office:value-type="string">
            <text:p>Producer - System / Manufacturer</text:p>
          </table:table-cell>
          <table:table-cell table:style-name="ce223" office:value-type="string">
            <text:p>Approve</text:p>
          </table:table-cell>
          <table:table-cell table:style-name="ce223" office:value-type="string">
            <text:p>Hewlett-Packard Ltd</text:p>
          </table:table-cell>
          <table:table-cell table:style-name="ce223" office:value-type="string">
            <text:p>Editorial</text:p>
          </table:table-cell>
          <table:table-cell table:style-name="ce223" office:value-type="float" office:value="43">
            <text:p>43</text:p>
          </table:table-cell>
          <table:table-cell table:style-name="ce223" office:value-type="string">
            <text:p>B.1</text:p>
          </table:table-cell>
          <table:table-cell table:style-name="ce223" office:value-type="float" office:value="26">
            <text:p>26</text:p>
          </table:table-cell>
          <table:table-cell table:style-name="ce723" office:value-type="string">
            <text:p>Suggest that the introductory text for Figure B.3 match the introductory text for Figure B.4 since the two figures are complementary.</text:p>
          </table:table-cell>
          <table:table-cell table:style-name="ce223"/>
          <table:table-cell table:style-name="ce223" office:value-type="string">
            <text:p>No</text:p>
          </table:table-cell>
          <table:table-cell table:style-name="ce723" office:value-type="string">
            <text:p>Suggest that 'The RM for IEEE Std 802.3 for point-to-multipoint optical line terminal is illustrated in Figure B.3.' be changed to read 'The RM for IEEE Std 802.3 Ethernet passive optical networks (EPON) optical line terminal (OLT) is illustrated in Figure B.3.'.</text:p>
          </table:table-cell>
          <table:table-cell table:style-name="ce223"/>
          <table:table-cell table:style-name="ce723"/>
          <table:table-cell table:style-name="ce223" table:number-columns-repeated="5"/>
          <table:table-cell table:style-name="ce223" office:value-type="string">
            <text:p>Gilb</text:p>
          </table:table-cell>
          <table:table-cell table:style-name="ce1224" table:formula="of:=IF([.L191]=&quot;Editorial&quot;;[.T191];&quot;&quot;)" office:value-type="float" office:value="0">
            <text:p>0</text:p>
          </table:table-cell>
          <table:table-cell table:style-name="ce1224" table:formula="of:=IF(OR([.L191]=&quot;Technical&quot;;[.L191]=&quot;General&quot;);[.T191];&quot;&quot;)">
            <text:p/>
          </table:table-cell>
        </table:table-row>
        <table:table-row table:style-name="ro29">
          <table:table-cell table:style-name="ce224" office:value-type="float" office:value="15676900023">
            <text:p>15676900023</text:p>
          </table:table-cell>
          <table:table-cell table:style-name="ce224" office:value-type="string">
            <text:p>28-Jan-2013 <text:s/>5:38:42 EDT</text:p>
          </table:table-cell>
          <table:table-cell table:style-name="ce224" office:value-type="string">
            <text:p>i-2</text:p>
          </table:table-cell>
          <table:table-cell table:style-name="ce224" office:value-type="string">
            <text:p>Hajduczenia, Marek</text:p>
          </table:table-cell>
          <table:table-cell table:style-name="ce224" table:number-columns-repeated="2"/>
          <table:table-cell table:style-name="ce224" office:value-type="string">
            <text:p>Individual</text:p>
          </table:table-cell>
          <table:table-cell table:style-name="ce224" office:value-type="float" office:value="1">
            <text:p>1</text:p>
          </table:table-cell>
          <table:table-cell table:style-name="ce224" office:value-type="string">
            <text:p>Producer - System / Manufacturer</text:p>
          </table:table-cell>
          <table:table-cell table:style-name="ce224" office:value-type="string">
            <text:p>Disapprove</text:p>
          </table:table-cell>
          <table:table-cell table:style-name="ce224" office:value-type="string">
            <text:p>ZTE Corporation</text:p>
          </table:table-cell>
          <table:table-cell table:style-name="ce224" office:value-type="string">
            <text:p>Editorial</text:p>
          </table:table-cell>
          <table:table-cell table:style-name="ce224" office:value-type="float" office:value="44">
            <text:p>44</text:p>
          </table:table-cell>
          <table:table-cell table:style-name="ce224" office:value-type="string">
            <text:p>9.3.3</text:p>
          </table:table-cell>
          <table:table-cell table:style-name="ce224" office:value-type="float" office:value="17">
            <text:p>17</text:p>
          </table:table-cell>
          <table:table-cell table:style-name="ce724" office:value-type="string">
            <text:p>"... given protocol or protocols will be summarily refused ..." - per Style Manual, release 2012: "The use of the word will is deprecated and shall not be used when stating mandatory requirements; will is only used in statements of fact"</text:p>
            <text:p>No single instance of "will" in D1.5 is needed at this time and can be replaced with the Simple Present tense to avoid confusion whether such statements are indeed statement of a fact or not.</text:p>
          </table:table-cell>
          <table:table-cell table:style-name="ce224"/>
          <table:table-cell table:style-name="ce224" office:value-type="string">
            <text:p>No</text:p>
          </table:table-cell>
          <table:table-cell table:style-name="ce724" office:value-type="string">
            <text:p>Replace all instances of "will" with Present Simple version of the statement, e.g. "... an IEEE 802 network will need to communicate with end stations ..." -&gt; "... an IEEE 802 network may need to communicate with end stations ..."</text:p>
          </table:table-cell>
          <table:table-cell table:style-name="ce224" office:value-type="string">
            <text:p>Accepted</text:p>
          </table:table-cell>
          <table:table-cell table:style-name="ce724"/>
          <table:table-cell table:style-name="ce224" table:number-columns-repeated="5"/>
          <table:table-cell table:style-name="ce224" office:value-type="string">
            <text:p>Closed</text:p>
          </table:table-cell>
          <table:table-cell table:style-name="ce1225" table:formula="of:=IF([.L192]=&quot;Editorial&quot;;[.T192];&quot;&quot;)" office:value-type="string" office:string-value="Accepted">
            <text:p>Accepted</text:p>
          </table:table-cell>
          <table:table-cell table:style-name="ce1225" table:formula="of:=IF(OR([.L192]=&quot;Technical&quot;;[.L192]=&quot;General&quot;);[.T192];&quot;&quot;)">
            <text:p/>
          </table:table-cell>
        </table:table-row>
        <table:table-row table:style-name="ro29">
          <table:table-cell table:style-name="ce225" office:value-type="float" office:value="15677200023">
            <text:p>15677200023</text:p>
          </table:table-cell>
          <table:table-cell table:style-name="ce225" office:value-type="string">
            <text:p>28-Jan-2013 <text:s/>5:38:42 EDT</text:p>
          </table:table-cell>
          <table:table-cell table:style-name="ce225" office:value-type="string">
            <text:p>i-5</text:p>
          </table:table-cell>
          <table:table-cell table:style-name="ce225" office:value-type="string">
            <text:p>Hajduczenia, Marek</text:p>
          </table:table-cell>
          <table:table-cell table:style-name="ce225" table:number-columns-repeated="2"/>
          <table:table-cell table:style-name="ce225" office:value-type="string">
            <text:p>Individual</text:p>
          </table:table-cell>
          <table:table-cell table:style-name="ce225" office:value-type="float" office:value="4">
            <text:p>4</text:p>
          </table:table-cell>
          <table:table-cell table:style-name="ce225" office:value-type="string">
            <text:p>Producer - System / Manufacturer</text:p>
          </table:table-cell>
          <table:table-cell table:style-name="ce225" office:value-type="string">
            <text:p>Disapprove</text:p>
          </table:table-cell>
          <table:table-cell table:style-name="ce225" office:value-type="string">
            <text:p>ZTE Corporation</text:p>
          </table:table-cell>
          <table:table-cell table:style-name="ce225" office:value-type="string">
            <text:p>Editorial</text:p>
          </table:table-cell>
          <table:table-cell table:style-name="ce225" office:value-type="float" office:value="44">
            <text:p>44</text:p>
          </table:table-cell>
          <table:table-cell table:style-name="ce225" office:value-type="string">
            <text:p>9.3.3</text:p>
          </table:table-cell>
          <table:table-cell table:style-name="ce225" office:value-type="float" office:value="19">
            <text:p>19</text:p>
          </table:table-cell>
          <table:table-cell table:style-name="ce725" office:value-type="string">
            <text:p>"It is recommended that end stations that bound any administrative domain be configured to prevent frames containing a Local Experimental EtherType from passing either into or out of a domain in which its contents may be misinterpreted. For example, the default configuration of any firewall</text:p>
            <text:p>should be to not pass this EtherType." - is this intended to be an optional requirement?</text:p>
          </table:table-cell>
          <table:table-cell table:style-name="ce225"/>
          <table:table-cell table:style-name="ce225" office:value-type="string">
            <text:p>Yes</text:p>
          </table:table-cell>
          <table:table-cell table:style-name="ce725" office:value-type="string">
            <text:p>Revise the use of the keyword "should" in the highlighted text if this is not intended to be an optional requirement.</text:p>
          </table:table-cell>
          <table:table-cell table:style-name="ce225"/>
          <table:table-cell table:style-name="ce725" office:value-type="string">
            <text:p>should or shall?</text:p>
          </table:table-cell>
          <table:table-cell table:style-name="ce225" table:number-columns-repeated="5"/>
          <table:table-cell table:style-name="ce225" office:value-type="string">
            <text:p>Jeffree</text:p>
          </table:table-cell>
          <table:table-cell table:style-name="ce1226" table:formula="of:=IF([.L193]=&quot;Editorial&quot;;[.T193];&quot;&quot;)" office:value-type="float" office:value="0">
            <text:p>0</text:p>
          </table:table-cell>
          <table:table-cell table:style-name="ce1226" table:formula="of:=IF(OR([.L193]=&quot;Technical&quot;;[.L193]=&quot;General&quot;);[.T193];&quot;&quot;)">
            <text:p/>
          </table:table-cell>
        </table:table-row>
        <table:table-row table:style-name="ro19">
          <table:table-cell table:style-name="ce226" office:value-type="float" office:value="15722600023">
            <text:p>15722600023</text:p>
          </table:table-cell>
          <table:table-cell table:style-name="ce226" office:value-type="string">
            <text:p>10-Feb-2013 21:51:20 EDT</text:p>
          </table:table-cell>
          <table:table-cell table:style-name="ce226" office:value-type="string">
            <text:p>i-71</text:p>
          </table:table-cell>
          <table:table-cell table:style-name="ce226" office:value-type="string">
            <text:p>Law, David</text:p>
          </table:table-cell>
          <table:table-cell table:style-name="ce226" table:number-columns-repeated="2"/>
          <table:table-cell table:style-name="ce226" office:value-type="string">
            <text:p>Individual</text:p>
          </table:table-cell>
          <table:table-cell table:style-name="ce226" office:value-type="float" office:value="10">
            <text:p>10</text:p>
          </table:table-cell>
          <table:table-cell table:style-name="ce226" office:value-type="string">
            <text:p>Producer - System / Manufacturer</text:p>
          </table:table-cell>
          <table:table-cell table:style-name="ce226" office:value-type="string">
            <text:p>Approve</text:p>
          </table:table-cell>
          <table:table-cell table:style-name="ce226" office:value-type="string">
            <text:p>Hewlett-Packard Ltd</text:p>
          </table:table-cell>
          <table:table-cell table:style-name="ce226" office:value-type="string">
            <text:p>Editorial</text:p>
          </table:table-cell>
          <table:table-cell table:style-name="ce226" office:value-type="float" office:value="44">
            <text:p>44</text:p>
          </table:table-cell>
          <table:table-cell table:style-name="ce226" office:value-type="string">
            <text:p>B.1</text:p>
          </table:table-cell>
          <table:table-cell table:style-name="ce226" office:value-type="float" office:value="25">
            <text:p>25</text:p>
          </table:table-cell>
          <table:table-cell table:style-name="ce726" office:value-type="string">
            <text:p>Only IEEE Std 802.3ah-2004 introduced Ethernet subscriber access networks, IEEE 802.3av add to the EPON portion of IEEE Std 802.3ah-2004.</text:p>
          </table:table-cell>
          <table:table-cell table:style-name="ce226"/>
          <table:table-cell table:style-name="ce226" office:value-type="string">
            <text:p>No</text:p>
          </table:table-cell>
          <table:table-cell table:style-name="ce726" office:value-type="string">
            <text:p>Suggest that 'IEEE Std 802.3ah-2004 and IEEE Std 802.3av-2009 introduced ..' should read ' IEEE Std 802.3ah-2004 introduced ..'.</text:p>
          </table:table-cell>
          <table:table-cell table:style-name="ce226"/>
          <table:table-cell table:style-name="ce726"/>
          <table:table-cell table:style-name="ce226" table:number-columns-repeated="5"/>
          <table:table-cell table:style-name="ce226" office:value-type="string">
            <text:p>Gilb</text:p>
          </table:table-cell>
          <table:table-cell table:style-name="ce1227" table:formula="of:=IF([.L194]=&quot;Editorial&quot;;[.T194];&quot;&quot;)" office:value-type="float" office:value="0">
            <text:p>0</text:p>
          </table:table-cell>
          <table:table-cell table:style-name="ce1227" table:formula="of:=IF(OR([.L194]=&quot;Technical&quot;;[.L194]=&quot;General&quot;);[.T194];&quot;&quot;)">
            <text:p/>
          </table:table-cell>
        </table:table-row>
        <table:table-row table:style-name="ro20">
          <table:table-cell table:style-name="ce227" office:value-type="float" office:value="15717700023">
            <text:p>15717700023</text:p>
          </table:table-cell>
          <table:table-cell table:style-name="ce227" office:value-type="string">
            <text:p><text:s/>8-Feb-2013 14:39:10 EDT</text:p>
          </table:table-cell>
          <table:table-cell table:style-name="ce227" office:value-type="string">
            <text:p>i-50</text:p>
          </table:table-cell>
          <table:table-cell table:style-name="ce227" office:value-type="string">
            <text:p>Hamilton, Mark</text:p>
          </table:table-cell>
          <table:table-cell table:style-name="ce227" table:number-columns-repeated="2"/>
          <table:table-cell table:style-name="ce227" office:value-type="string">
            <text:p>Individual</text:p>
          </table:table-cell>
          <table:table-cell table:style-name="ce227" office:value-type="float" office:value="7">
            <text:p>7</text:p>
          </table:table-cell>
          <table:table-cell table:style-name="ce227" office:value-type="string">
            <text:p>Producer - Component</text:p>
          </table:table-cell>
          <table:table-cell table:style-name="ce227" office:value-type="string">
            <text:p>Disapprove</text:p>
          </table:table-cell>
          <table:table-cell table:style-name="ce227" office:value-type="string">
            <text:p>SpectraLink, Corp.</text:p>
          </table:table-cell>
          <table:table-cell table:style-name="ce227" office:value-type="string">
            <text:p>Technical</text:p>
          </table:table-cell>
          <table:table-cell table:style-name="ce227" office:value-type="float" office:value="45">
            <text:p>45</text:p>
          </table:table-cell>
          <table:table-cell table:style-name="ce227" office:value-type="string">
            <text:p>B.2</text:p>
          </table:table-cell>
          <table:table-cell table:style-name="ce227" office:value-type="float" office:value="38">
            <text:p>38</text:p>
          </table:table-cell>
          <table:table-cell table:style-name="ce727" office:value-type="string">
            <text:p>Text and drawing for 802.11's architecture reference model for APs/DS/Portal is not clear.</text:p>
          </table:table-cell>
          <table:table-cell table:style-name="ce227"/>
          <table:table-cell table:style-name="ce227" office:value-type="string">
            <text:p>Yes</text:p>
          </table:table-cell>
          <table:table-cell table:style-name="ce727" office:value-type="string">
            <text:p>See https://mentor.ieee.org/802.11/dcn/13/11-13-0198-00-0arc-802rev-802-11-ap-reference-model.docx</text:p>
          </table:table-cell>
          <table:table-cell table:style-name="ce227" office:value-type="string">
            <text:p>Accepted</text:p>
          </table:table-cell>
          <table:table-cell table:style-name="ce727"/>
          <table:table-cell table:style-name="ce227" table:number-columns-repeated="5"/>
          <table:table-cell table:style-name="ce227" office:value-type="string">
            <text:p>Closed</text:p>
          </table:table-cell>
          <table:table-cell table:style-name="ce1228" table:formula="of:=IF([.L195]=&quot;Editorial&quot;;[.T195];&quot;&quot;)">
            <text:p/>
          </table:table-cell>
          <table:table-cell table:style-name="ce1228" table:formula="of:=IF(OR([.L195]=&quot;Technical&quot;;[.L195]=&quot;General&quot;);[.T195];&quot;&quot;)" office:value-type="string" office:string-value="Accepted">
            <text:p>Accepted</text:p>
          </table:table-cell>
        </table:table-row>
        <table:table-row table:style-name="ro40">
          <table:table-cell table:style-name="ce228" office:value-type="float" office:value="15901800023">
            <text:p>15901800023</text:p>
          </table:table-cell>
          <table:table-cell table:style-name="ce228" office:value-type="string">
            <text:p>20-Mar-2013 <text:s/>8:38:33 EDT</text:p>
          </table:table-cell>
          <table:table-cell table:style-name="ce228" office:value-type="string">
            <text:p>i-148</text:p>
          </table:table-cell>
          <table:table-cell table:style-name="ce228" office:value-type="string">
            <text:p>Stanley, Dorothy</text:p>
          </table:table-cell>
          <table:table-cell table:style-name="ce228" table:number-columns-repeated="2"/>
          <table:table-cell table:style-name="ce228" office:value-type="string">
            <text:p>Individual</text:p>
          </table:table-cell>
          <table:table-cell table:style-name="ce228" office:value-type="float" office:value="1">
            <text:p>1</text:p>
          </table:table-cell>
          <table:table-cell table:style-name="ce228" office:value-type="string">
            <text:p>Producer - System / Manufacturer</text:p>
          </table:table-cell>
          <table:table-cell table:style-name="ce228" office:value-type="string">
            <text:p>Approve</text:p>
          </table:table-cell>
          <table:table-cell table:style-name="ce228" office:value-type="string">
            <text:p>Aruba Networks, Inc.</text:p>
          </table:table-cell>
          <table:table-cell table:style-name="ce228" office:value-type="string">
            <text:p>Technical</text:p>
          </table:table-cell>
          <table:table-cell table:style-name="ce228" office:value-type="float" office:value="45">
            <text:p>45</text:p>
          </table:table-cell>
          <table:table-cell table:style-name="ce228" office:value-type="string">
            <text:p>B.2</text:p>
          </table:table-cell>
          <table:table-cell table:style-name="ce228" office:value-type="float" office:value="18">
            <text:p>18</text:p>
          </table:table-cell>
          <table:table-cell table:style-name="ce728" office:value-type="string">
            <text:p>The model depicted in the 802.11 RM does change over time; the Generic Convergence function was added in 802.11u/802.11-2012, and additional changes to combine the PLCP and PMD into a single sublayer have been adopted into P802.11REVmc D1.0 (anticipated publication of the REVmc revision is 2015).</text:p>
          </table:table-cell>
          <table:table-cell table:style-name="ce228"/>
          <table:table-cell table:style-name="ce228" office:value-type="string">
            <text:p>No</text:p>
          </table:table-cell>
          <table:table-cell table:style-name="ce728" office:value-type="string">
            <text:p>Add text indicating that: this figure reflects the model used in IEEE Std 802.11-2012 and the model is subject to change. <text:s/>See the most recent 802.11 revision document for the latest version.</text:p>
          </table:table-cell>
          <table:table-cell table:style-name="ce228" office:value-type="string">
            <text:p>Accepted</text:p>
          </table:table-cell>
          <table:table-cell table:style-name="ce728"/>
          <table:table-cell table:style-name="ce228" table:number-columns-repeated="5"/>
          <table:table-cell table:style-name="ce228" office:value-type="string">
            <text:p>Closed</text:p>
          </table:table-cell>
          <table:table-cell table:style-name="ce1229" table:formula="of:=IF([.L196]=&quot;Editorial&quot;;[.T196];&quot;&quot;)">
            <text:p/>
          </table:table-cell>
          <table:table-cell table:style-name="ce1229" table:formula="of:=IF(OR([.L196]=&quot;Technical&quot;;[.L196]=&quot;General&quot;);[.T196];&quot;&quot;)" office:value-type="string" office:string-value="Accepted">
            <text:p>Accepted</text:p>
          </table:table-cell>
        </table:table-row>
        <table:table-row table:style-name="ro33">
          <table:table-cell table:style-name="ce229" office:value-type="float" office:value="15714200023">
            <text:p>15714200023</text:p>
          </table:table-cell>
          <table:table-cell table:style-name="ce229" office:value-type="string">
            <text:p><text:s/>6-Feb-2013 17:10:15 EDT</text:p>
          </table:table-cell>
          <table:table-cell table:style-name="ce229" office:value-type="string">
            <text:p>i-28</text:p>
          </table:table-cell>
          <table:table-cell table:style-name="ce229" office:value-type="string">
            <text:p>Gunther, Craig</text:p>
          </table:table-cell>
          <table:table-cell table:style-name="ce229" table:number-columns-repeated="2"/>
          <table:table-cell table:style-name="ce229" office:value-type="string">
            <text:p>Individual</text:p>
          </table:table-cell>
          <table:table-cell table:style-name="ce229" office:value-type="float" office:value="4">
            <text:p>4</text:p>
          </table:table-cell>
          <table:table-cell table:style-name="ce229" office:value-type="string">
            <text:p>Producer - System / Manufacturer</text:p>
          </table:table-cell>
          <table:table-cell table:style-name="ce229" office:value-type="string">
            <text:p>Disapprove</text:p>
          </table:table-cell>
          <table:table-cell table:style-name="ce229" office:value-type="string">
            <text:p>Harman International</text:p>
          </table:table-cell>
          <table:table-cell table:style-name="ce229" office:value-type="string">
            <text:p>Technical</text:p>
          </table:table-cell>
          <table:table-cell table:style-name="ce229" office:value-type="float" office:value="46">
            <text:p>46</text:p>
          </table:table-cell>
          <table:table-cell table:style-name="ce229" office:value-type="string">
            <text:p>B.2</text:p>
          </table:table-cell>
          <table:table-cell table:style-name="ce229" office:value-type="float" office:value="1">
            <text:p>1</text:p>
          </table:table-cell>
          <table:table-cell table:style-name="ce729" office:value-type="string">
            <text:p>D1.5 comment #68 from Mark Hamilton suggested renaming Distribution Server to Distribution Service. <text:s/>Mark's comment #66 suggested removing the capitalization. <text:s/>The resultant change to this text incorrectly changed Distribution Server to "distribution system" instead of "distribution service".</text:p>
          </table:table-cell>
          <table:table-cell table:style-name="ce229"/>
          <table:table-cell table:style-name="ce229" office:value-type="string">
            <text:p>Yes</text:p>
          </table:table-cell>
          <table:table-cell table:style-name="ce729" office:value-type="string">
            <text:p>Change "distribution system" to "distribution service" as suggested in D1.5 #68.</text:p>
          </table:table-cell>
          <table:table-cell table:style-name="ce229"/>
          <table:table-cell table:style-name="ce729" office:value-type="string">
            <text:p>Has this been fixed in .11mc? <text:s/>If not reject with same response as in last ballot.</text:p>
          </table:table-cell>
          <table:table-cell table:style-name="ce229" table:number-columns-repeated="5"/>
          <table:table-cell table:style-name="ce229" office:value-type="string">
            <text:p>Kraemer</text:p>
          </table:table-cell>
          <table:table-cell table:style-name="ce1230" table:formula="of:=IF([.L197]=&quot;Editorial&quot;;[.T197];&quot;&quot;)">
            <text:p/>
          </table:table-cell>
          <table:table-cell table:style-name="ce1230" table:formula="of:=IF(OR([.L197]=&quot;Technical&quot;;[.L197]=&quot;General&quot;);[.T197];&quot;&quot;)" office:value-type="float" office:value="0">
            <text:p>0</text:p>
          </table:table-cell>
        </table:table-row>
        <table:table-row table:style-name="ro16">
          <table:table-cell table:style-name="ce230" office:value-type="float" office:value="15713500023">
            <text:p>15713500023</text:p>
          </table:table-cell>
          <table:table-cell table:style-name="ce230" office:value-type="string">
            <text:p><text:s/>6-Feb-2013 16:23:50 EDT</text:p>
          </table:table-cell>
          <table:table-cell table:style-name="ce230" office:value-type="string">
            <text:p>i-22</text:p>
          </table:table-cell>
          <table:table-cell table:style-name="ce230" office:value-type="string">
            <text:p>Jones, Vincent</text:p>
          </table:table-cell>
          <table:table-cell table:style-name="ce230" table:number-columns-repeated="2"/>
          <table:table-cell table:style-name="ce230" office:value-type="string">
            <text:p>Individual</text:p>
          </table:table-cell>
          <table:table-cell table:style-name="ce230" office:value-type="float" office:value="6">
            <text:p>6</text:p>
          </table:table-cell>
          <table:table-cell table:style-name="ce230" office:value-type="string">
            <text:p>Consulting</text:p>
          </table:table-cell>
          <table:table-cell table:style-name="ce230" office:value-type="string">
            <text:p>Approve</text:p>
          </table:table-cell>
          <table:table-cell table:style-name="ce230" office:value-type="string">
            <text:p>Self Employed</text:p>
          </table:table-cell>
          <table:table-cell table:style-name="ce230" office:value-type="string">
            <text:p>Editorial</text:p>
          </table:table-cell>
          <table:table-cell table:style-name="ce230" office:value-type="float" office:value="47">
            <text:p>47</text:p>
          </table:table-cell>
          <table:table-cell table:style-name="ce230" office:value-type="string">
            <text:p>B.3.1</text:p>
          </table:table-cell>
          <table:table-cell table:style-name="ce230" office:value-type="float" office:value="3">
            <text:p>3</text:p>
          </table:table-cell>
          <table:table-cell table:style-name="ce730" office:value-type="string">
            <text:p>Figure B.7 font kerning does not match font rendering, making textual labels hard to read</text:p>
          </table:table-cell>
          <table:table-cell table:style-name="ce230"/>
          <table:table-cell table:style-name="ce230" office:value-type="string">
            <text:p>No</text:p>
          </table:table-cell>
          <table:table-cell table:style-name="ce730" office:value-type="string">
            <text:p>fix font rendition</text:p>
          </table:table-cell>
          <table:table-cell table:style-name="ce230"/>
          <table:table-cell table:style-name="ce730"/>
          <table:table-cell table:style-name="ce230" table:number-columns-repeated="5"/>
          <table:table-cell table:style-name="ce230" office:value-type="string">
            <text:p>Gilb</text:p>
          </table:table-cell>
          <table:table-cell table:style-name="ce1231" table:formula="of:=IF([.L198]=&quot;Editorial&quot;;[.T198];&quot;&quot;)" office:value-type="float" office:value="0">
            <text:p>0</text:p>
          </table:table-cell>
          <table:table-cell table:style-name="ce1231" table:formula="of:=IF(OR([.L198]=&quot;Technical&quot;;[.L198]=&quot;General&quot;);[.T198];&quot;&quot;)">
            <text:p/>
          </table:table-cell>
        </table:table-row>
        <table:table-row table:style-name="ro19">
          <table:table-cell table:style-name="ce231" office:value-type="float" office:value="15722300023">
            <text:p>15722300023</text:p>
          </table:table-cell>
          <table:table-cell table:style-name="ce231" office:value-type="string">
            <text:p>10-Feb-2013 21:51:20 EDT</text:p>
          </table:table-cell>
          <table:table-cell table:style-name="ce231" office:value-type="string">
            <text:p>i-68</text:p>
          </table:table-cell>
          <table:table-cell table:style-name="ce231" office:value-type="string">
            <text:p>Law, David</text:p>
          </table:table-cell>
          <table:table-cell table:style-name="ce231" table:number-columns-repeated="2"/>
          <table:table-cell table:style-name="ce231" office:value-type="string">
            <text:p>Individual</text:p>
          </table:table-cell>
          <table:table-cell table:style-name="ce231" office:value-type="float" office:value="7">
            <text:p>7</text:p>
          </table:table-cell>
          <table:table-cell table:style-name="ce231" office:value-type="string">
            <text:p>Producer - System / Manufacturer</text:p>
          </table:table-cell>
          <table:table-cell table:style-name="ce231" office:value-type="string">
            <text:p>Approve</text:p>
          </table:table-cell>
          <table:table-cell table:style-name="ce231" office:value-type="string">
            <text:p>Hewlett-Packard Ltd</text:p>
          </table:table-cell>
          <table:table-cell table:style-name="ce231" office:value-type="string">
            <text:p>Editorial</text:p>
          </table:table-cell>
          <table:table-cell table:style-name="ce231" office:value-type="float" office:value="47">
            <text:p>47</text:p>
          </table:table-cell>
          <table:table-cell table:style-name="ce231" office:value-type="string">
            <text:p>B.3.1</text:p>
          </table:table-cell>
          <table:table-cell table:style-name="ce231" office:value-type="float" office:value="11">
            <text:p>11</text:p>
          </table:table-cell>
          <table:table-cell table:style-name="ce731" office:value-type="string">
            <text:p>Footnote 8 to 'MAC medium access control, media access control' states that 'Both forms are used, with the same meaning. This standard uses medium.'.</text:p>
          </table:table-cell>
          <table:table-cell table:style-name="ce231"/>
          <table:table-cell table:style-name="ce231" office:value-type="string">
            <text:p>No</text:p>
          </table:table-cell>
          <table:table-cell table:style-name="ce731" office:value-type="string">
            <text:p>Based on the footnote, suggest 'Media access control sublayer (MAC)' should read 'Medium access control sublayer (MAC)'.</text:p>
          </table:table-cell>
          <table:table-cell table:style-name="ce231"/>
          <table:table-cell table:style-name="ce731"/>
          <table:table-cell table:style-name="ce231" table:number-columns-repeated="5"/>
          <table:table-cell table:style-name="ce231" office:value-type="string">
            <text:p>Gilb</text:p>
          </table:table-cell>
          <table:table-cell table:style-name="ce1232" table:formula="of:=IF([.L199]=&quot;Editorial&quot;;[.T199];&quot;&quot;)" office:value-type="float" office:value="0">
            <text:p>0</text:p>
          </table:table-cell>
          <table:table-cell table:style-name="ce1232" table:formula="of:=IF(OR([.L199]=&quot;Technical&quot;;[.L199]=&quot;General&quot;);[.T199];&quot;&quot;)">
            <text:p/>
          </table:table-cell>
        </table:table-row>
        <table:table-row table:style-name="ro16">
          <table:table-cell table:style-name="ce232" office:value-type="float" office:value="15722700023">
            <text:p>15722700023</text:p>
          </table:table-cell>
          <table:table-cell table:style-name="ce232" office:value-type="string">
            <text:p>10-Feb-2013 21:51:20 EDT</text:p>
          </table:table-cell>
          <table:table-cell table:style-name="ce232" office:value-type="string">
            <text:p>i-72</text:p>
          </table:table-cell>
          <table:table-cell table:style-name="ce232" office:value-type="string">
            <text:p>Law, David</text:p>
          </table:table-cell>
          <table:table-cell table:style-name="ce232" table:number-columns-repeated="2"/>
          <table:table-cell table:style-name="ce232" office:value-type="string">
            <text:p>Individual</text:p>
          </table:table-cell>
          <table:table-cell table:style-name="ce232" office:value-type="float" office:value="11">
            <text:p>11</text:p>
          </table:table-cell>
          <table:table-cell table:style-name="ce232" office:value-type="string">
            <text:p>Producer - System / Manufacturer</text:p>
          </table:table-cell>
          <table:table-cell table:style-name="ce232" office:value-type="string">
            <text:p>Approve</text:p>
          </table:table-cell>
          <table:table-cell table:style-name="ce232" office:value-type="string">
            <text:p>Hewlett-Packard Ltd</text:p>
          </table:table-cell>
          <table:table-cell table:style-name="ce232" office:value-type="string">
            <text:p>Editorial</text:p>
          </table:table-cell>
          <table:table-cell table:style-name="ce232" office:value-type="float" office:value="49">
            <text:p>49</text:p>
          </table:table-cell>
          <table:table-cell table:style-name="ce232" office:value-type="string">
            <text:p>B.4.1</text:p>
          </table:table-cell>
          <table:table-cell table:style-name="ce232" office:value-type="float" office:value="12">
            <text:p>12</text:p>
          </table:table-cell>
          <table:table-cell table:style-name="ce732" office:value-type="string">
            <text:p>Unlabelled block.</text:p>
          </table:table-cell>
          <table:table-cell table:style-name="ce232"/>
          <table:table-cell table:style-name="ce232" office:value-type="string">
            <text:p>No</text:p>
          </table:table-cell>
          <table:table-cell table:style-name="ce732" office:value-type="string">
            <text:p>Please label the block near the top right of that spans the CS to Management/Control plane.</text:p>
          </table:table-cell>
          <table:table-cell table:style-name="ce232"/>
          <table:table-cell table:style-name="ce732"/>
          <table:table-cell table:style-name="ce232" table:number-columns-repeated="5"/>
          <table:table-cell table:style-name="ce232" office:value-type="string">
            <text:p>Gilb</text:p>
          </table:table-cell>
          <table:table-cell table:style-name="ce1233" table:formula="of:=IF([.L200]=&quot;Editorial&quot;;[.T200];&quot;&quot;)" office:value-type="float" office:value="0">
            <text:p>0</text:p>
          </table:table-cell>
          <table:table-cell table:style-name="ce1233" table:formula="of:=IF(OR([.L200]=&quot;Technical&quot;;[.L200]=&quot;General&quot;);[.T200];&quot;&quot;)">
            <text:p/>
          </table:table-cell>
        </table:table-row>
        <table:table-row table:style-name="ro20">
          <table:table-cell table:style-name="ce233" office:value-type="float" office:value="15872100023">
            <text:p>15872100023</text:p>
          </table:table-cell>
          <table:table-cell table:style-name="ce233" office:value-type="string">
            <text:p>15-Mar-2013 11:36:29 EDT</text:p>
          </table:table-cell>
          <table:table-cell table:style-name="ce233" office:value-type="string">
            <text:p>i-147</text:p>
          </table:table-cell>
          <table:table-cell table:style-name="ce233" office:value-type="string">
            <text:p>Marks, Roger</text:p>
          </table:table-cell>
          <table:table-cell table:style-name="ce233" table:number-columns-repeated="2"/>
          <table:table-cell table:style-name="ce233" office:value-type="string">
            <text:p>Individual</text:p>
          </table:table-cell>
          <table:table-cell table:style-name="ce233" office:value-type="float" office:value="32">
            <text:p>32</text:p>
          </table:table-cell>
          <table:table-cell table:style-name="ce233" office:value-type="string">
            <text:p>Standards Developing Organization (SDO)</text:p>
          </table:table-cell>
          <table:table-cell table:style-name="ce233" office:value-type="string">
            <text:p>Disapprove</text:p>
          </table:table-cell>
          <table:table-cell table:style-name="ce233" office:value-type="string">
            <text:p>Consensii LLC</text:p>
          </table:table-cell>
          <table:table-cell table:style-name="ce233" office:value-type="string">
            <text:p>Technical</text:p>
          </table:table-cell>
          <table:table-cell table:style-name="ce233" office:value-type="float" office:value="49">
            <text:p>49</text:p>
          </table:table-cell>
          <table:table-cell table:style-name="ce233" office:value-type="string">
            <text:p>B.4.1</text:p>
          </table:table-cell>
          <table:table-cell table:style-name="ce233" office:value-type="float" office:value="8">
            <text:p>8</text:p>
          </table:table-cell>
          <table:table-cell table:style-name="ce733" office:value-type="string">
            <text:p>Figure Figure B.10 is broken - for example, it contains and unlabeled oval. Also, it does not match the figure in the standard.</text:p>
          </table:table-cell>
          <table:table-cell table:style-name="ce233"/>
          <table:table-cell table:style-name="ce233" office:value-type="string">
            <text:p>Yes</text:p>
          </table:table-cell>
          <table:table-cell table:style-name="ce733" office:value-type="string">
            <text:p>Replace Fig B.10 with Figure 1-1 of IEEE Std 802.16-2012.</text:p>
          </table:table-cell>
          <table:table-cell table:style-name="ce233"/>
          <table:table-cell table:style-name="ce733"/>
          <table:table-cell table:style-name="ce233" table:number-columns-repeated="5"/>
          <table:table-cell table:style-name="ce233" office:value-type="string">
            <text:p>Gilb</text:p>
          </table:table-cell>
          <table:table-cell table:style-name="ce1234" table:formula="of:=IF([.L201]=&quot;Editorial&quot;;[.T201];&quot;&quot;)">
            <text:p/>
          </table:table-cell>
          <table:table-cell table:style-name="ce1234" table:formula="of:=IF(OR([.L201]=&quot;Technical&quot;;[.L201]=&quot;General&quot;);[.T201];&quot;&quot;)" office:value-type="float" office:value="0">
            <text:p>0</text:p>
          </table:table-cell>
        </table:table-row>
        <table:table-row table:style-name="ro16">
          <table:table-cell table:style-name="ce234" office:value-type="float" office:value="15713600023">
            <text:p>15713600023</text:p>
          </table:table-cell>
          <table:table-cell table:style-name="ce234" office:value-type="string">
            <text:p><text:s/>6-Feb-2013 16:23:50 EDT</text:p>
          </table:table-cell>
          <table:table-cell table:style-name="ce234" office:value-type="string">
            <text:p>i-23</text:p>
          </table:table-cell>
          <table:table-cell table:style-name="ce234" office:value-type="string">
            <text:p>Jones, Vincent</text:p>
          </table:table-cell>
          <table:table-cell table:style-name="ce234" table:number-columns-repeated="2"/>
          <table:table-cell table:style-name="ce234" office:value-type="string">
            <text:p>Individual</text:p>
          </table:table-cell>
          <table:table-cell table:style-name="ce234" office:value-type="float" office:value="7">
            <text:p>7</text:p>
          </table:table-cell>
          <table:table-cell table:style-name="ce234" office:value-type="string">
            <text:p>Consulting</text:p>
          </table:table-cell>
          <table:table-cell table:style-name="ce234" office:value-type="string">
            <text:p>Approve</text:p>
          </table:table-cell>
          <table:table-cell table:style-name="ce234" office:value-type="string">
            <text:p>Self Employed</text:p>
          </table:table-cell>
          <table:table-cell table:style-name="ce234" office:value-type="string">
            <text:p>Editorial</text:p>
          </table:table-cell>
          <table:table-cell table:style-name="ce234" office:value-type="float" office:value="51">
            <text:p>51</text:p>
          </table:table-cell>
          <table:table-cell table:style-name="ce234" office:value-type="string">
            <text:p>B.5</text:p>
          </table:table-cell>
          <table:table-cell table:style-name="ce234" office:value-type="float" office:value="4">
            <text:p>4</text:p>
          </table:table-cell>
          <table:table-cell table:style-name="ce734" office:value-type="string">
            <text:p>Figure B.12 font kerning does not match font rendering, making textual labels hard to read</text:p>
          </table:table-cell>
          <table:table-cell table:style-name="ce234"/>
          <table:table-cell table:style-name="ce234" office:value-type="string">
            <text:p>No</text:p>
          </table:table-cell>
          <table:table-cell table:style-name="ce734" office:value-type="string">
            <text:p>fix font rendition</text:p>
          </table:table-cell>
          <table:table-cell table:style-name="ce234"/>
          <table:table-cell table:style-name="ce734"/>
          <table:table-cell table:style-name="ce234" table:number-columns-repeated="5"/>
          <table:table-cell table:style-name="ce234" office:value-type="string">
            <text:p>Gilb</text:p>
          </table:table-cell>
          <table:table-cell table:style-name="ce1235" table:formula="of:=IF([.L202]=&quot;Editorial&quot;;[.T202];&quot;&quot;)" office:value-type="float" office:value="0">
            <text:p>0</text:p>
          </table:table-cell>
          <table:table-cell table:style-name="ce1235" table:formula="of:=IF(OR([.L202]=&quot;Technical&quot;;[.L202]=&quot;General&quot;);[.T202];&quot;&quot;)">
            <text:p/>
          </table:table-cell>
        </table:table-row>
        <table:table-row table:style-name="ro20">
          <table:table-cell table:style-name="ce235" office:value-type="float" office:value="15713300023">
            <text:p>15713300023</text:p>
          </table:table-cell>
          <table:table-cell table:style-name="ce235" office:value-type="string">
            <text:p><text:s/>6-Feb-2013 16:23:50 EDT</text:p>
          </table:table-cell>
          <table:table-cell table:style-name="ce235" office:value-type="string">
            <text:p>i-20</text:p>
          </table:table-cell>
          <table:table-cell table:style-name="ce235" office:value-type="string">
            <text:p>Jones, Vincent</text:p>
          </table:table-cell>
          <table:table-cell table:style-name="ce235" table:number-columns-repeated="2"/>
          <table:table-cell table:style-name="ce235" office:value-type="string">
            <text:p>Individual</text:p>
          </table:table-cell>
          <table:table-cell table:style-name="ce235" office:value-type="float" office:value="4">
            <text:p>4</text:p>
          </table:table-cell>
          <table:table-cell table:style-name="ce235" office:value-type="string">
            <text:p>Consulting</text:p>
          </table:table-cell>
          <table:table-cell table:style-name="ce235" office:value-type="string">
            <text:p>Approve</text:p>
          </table:table-cell>
          <table:table-cell table:style-name="ce235" office:value-type="string">
            <text:p>Self Employed</text:p>
          </table:table-cell>
          <table:table-cell table:style-name="ce235" office:value-type="string">
            <text:p>Editorial</text:p>
          </table:table-cell>
          <table:table-cell table:style-name="ce235" office:value-type="float" office:value="52">
            <text:p>52</text:p>
          </table:table-cell>
          <table:table-cell table:style-name="ce235" office:value-type="string">
            <text:p>B.6.2</text:p>
          </table:table-cell>
          <table:table-cell table:style-name="ce235" office:value-type="float" office:value="2">
            <text:p>2</text:p>
          </table:table-cell>
          <table:table-cell table:style-name="ce735" office:value-type="string">
            <text:p>Entries PHY SAP and MAC SAP need space between end of acronym and start of definition, entries SM-GL SAP and NCMS have added colons</text:p>
          </table:table-cell>
          <table:table-cell table:style-name="ce235"/>
          <table:table-cell table:style-name="ce235" office:value-type="string">
            <text:p>No</text:p>
          </table:table-cell>
          <table:table-cell table:style-name="ce735" office:value-type="string">
            <text:p>reformat table to clearly distinguish acronyms from their definitions and remove inconsistent punctuation</text:p>
          </table:table-cell>
          <table:table-cell table:style-name="ce235" office:value-type="string">
            <text:p>Accepted</text:p>
          </table:table-cell>
          <table:table-cell table:style-name="ce735"/>
          <table:table-cell table:style-name="ce235" table:number-columns-repeated="5"/>
          <table:table-cell table:style-name="ce235" office:value-type="string">
            <text:p>Closed</text:p>
          </table:table-cell>
          <table:table-cell table:style-name="ce1236" table:formula="of:=IF([.L203]=&quot;Editorial&quot;;[.T203];&quot;&quot;)" office:value-type="string" office:string-value="Accepted">
            <text:p>Accepted</text:p>
          </table:table-cell>
          <table:table-cell table:style-name="ce1236" table:formula="of:=IF(OR([.L203]=&quot;Technical&quot;;[.L203]=&quot;General&quot;);[.T203];&quot;&quot;)">
            <text:p/>
          </table:table-cell>
        </table:table-row>
        <table:table-row table:style-name="ro37">
          <table:table-cell table:style-name="ce236" office:value-type="float" office:value="15713700023">
            <text:p>15713700023</text:p>
          </table:table-cell>
          <table:table-cell table:style-name="ce236" office:value-type="string">
            <text:p><text:s/>6-Feb-2013 16:23:50 EDT</text:p>
          </table:table-cell>
          <table:table-cell table:style-name="ce236" office:value-type="string">
            <text:p>i-24</text:p>
          </table:table-cell>
          <table:table-cell table:style-name="ce236" office:value-type="string">
            <text:p>Jones, Vincent</text:p>
          </table:table-cell>
          <table:table-cell table:style-name="ce236" table:number-columns-repeated="2"/>
          <table:table-cell table:style-name="ce236" office:value-type="string">
            <text:p>Individual</text:p>
          </table:table-cell>
          <table:table-cell table:style-name="ce236" office:value-type="float" office:value="8">
            <text:p>8</text:p>
          </table:table-cell>
          <table:table-cell table:style-name="ce236" office:value-type="string">
            <text:p>Consulting</text:p>
          </table:table-cell>
          <table:table-cell table:style-name="ce236" office:value-type="string">
            <text:p>Approve</text:p>
          </table:table-cell>
          <table:table-cell table:style-name="ce236" office:value-type="string">
            <text:p>Self Employed</text:p>
          </table:table-cell>
          <table:table-cell table:style-name="ce236" office:value-type="string">
            <text:p>Editorial</text:p>
          </table:table-cell>
          <table:table-cell table:style-name="ce236" office:value-type="float" office:value="52">
            <text:p>52</text:p>
          </table:table-cell>
          <table:table-cell table:style-name="ce236" office:value-type="string">
            <text:p>B.6.2</text:p>
          </table:table-cell>
          <table:table-cell table:style-name="ce236" office:value-type="float" office:value="10">
            <text:p>10</text:p>
          </table:table-cell>
          <table:table-cell table:style-name="ce736" office:value-type="string">
            <text:p>Figure B.13 rendering is fuzzy</text:p>
          </table:table-cell>
          <table:table-cell table:style-name="ce236"/>
          <table:table-cell table:style-name="ce236" office:value-type="string">
            <text:p>No</text:p>
          </table:table-cell>
          <table:table-cell table:style-name="ce736" office:value-type="string">
            <text:p>use a better quality original</text:p>
          </table:table-cell>
          <table:table-cell table:style-name="ce236"/>
          <table:table-cell table:style-name="ce736"/>
          <table:table-cell table:style-name="ce236" table:number-columns-repeated="5"/>
          <table:table-cell table:style-name="ce236" office:value-type="string">
            <text:p>Gilb</text:p>
          </table:table-cell>
          <table:table-cell table:style-name="ce1237" table:formula="of:=IF([.L204]=&quot;Editorial&quot;;[.T204];&quot;&quot;)" office:value-type="float" office:value="0">
            <text:p>0</text:p>
          </table:table-cell>
          <table:table-cell table:style-name="ce1237" table:formula="of:=IF(OR([.L204]=&quot;Technical&quot;;[.L204]=&quot;General&quot;);[.T204];&quot;&quot;)">
            <text:p/>
          </table:table-cell>
        </table:table-row>
        <table:table-row table:style-name="ro34">
          <table:table-cell table:style-name="ce237" office:value-type="float" office:value="15715500023">
            <text:p>15715500023</text:p>
          </table:table-cell>
          <table:table-cell table:style-name="ce237" office:value-type="string">
            <text:p><text:s/>7-Feb-2013 17: 3:57 EDT</text:p>
          </table:table-cell>
          <table:table-cell table:style-name="ce237" office:value-type="string">
            <text:p>i-29</text:p>
          </table:table-cell>
          <table:table-cell table:style-name="ce237" office:value-type="string">
            <text:p>Grow, Robert</text:p>
          </table:table-cell>
          <table:table-cell table:style-name="ce237" table:number-columns-repeated="2"/>
          <table:table-cell table:style-name="ce237" office:value-type="string">
            <text:p>Individual</text:p>
          </table:table-cell>
          <table:table-cell table:style-name="ce237" office:value-type="float" office:value="1">
            <text:p>1</text:p>
          </table:table-cell>
          <table:table-cell table:style-name="ce237" office:value-type="string">
            <text:p>General Interest</text:p>
          </table:table-cell>
          <table:table-cell table:style-name="ce237" office:value-type="string">
            <text:p>Approve</text:p>
          </table:table-cell>
          <table:table-cell table:style-name="ce237" office:value-type="string">
            <text:p>RMG Consulting</text:p>
          </table:table-cell>
          <table:table-cell table:style-name="ce237" office:value-type="string">
            <text:p>General</text:p>
          </table:table-cell>
          <table:table-cell table:style-name="ce237" office:value-type="string">
            <text:p>i</text:p>
          </table:table-cell>
          <table:table-cell table:style-name="ce237" table:number-columns-repeated="2"/>
          <table:table-cell table:style-name="ce737" office:value-type="string">
            <text:p>Old copyright year (2011 in front matter and 2012 in standard footers)</text:p>
          </table:table-cell>
          <table:table-cell table:style-name="ce237"/>
          <table:table-cell table:style-name="ce237" office:value-type="string">
            <text:p>No</text:p>
          </table:table-cell>
          <table:table-cell table:style-name="ce737" office:value-type="string">
            <text:p>Update to 2013 on next draft, also on following page plus front matter and standard footers</text:p>
          </table:table-cell>
          <table:table-cell table:style-name="ce237" office:value-type="string">
            <text:p>Accepted</text:p>
          </table:table-cell>
          <table:table-cell table:style-name="ce737"/>
          <table:table-cell table:style-name="ce237" table:number-columns-repeated="5"/>
          <table:table-cell table:style-name="ce237" office:value-type="string">
            <text:p>Closed</text:p>
          </table:table-cell>
          <table:table-cell table:style-name="ce1238" table:formula="of:=IF([.L205]=&quot;Editorial&quot;;[.T205];&quot;&quot;)">
            <text:p/>
          </table:table-cell>
          <table:table-cell table:style-name="ce1238" table:formula="of:=IF(OR([.L205]=&quot;Technical&quot;;[.L205]=&quot;General&quot;);[.T205];&quot;&quot;)" office:value-type="string" office:string-value="Accepted">
            <text:p>Accepted</text:p>
          </table:table-cell>
        </table:table-row>
        <table:table-row table:style-name="ro25">
          <table:table-cell table:style-name="ce238" office:value-type="float" office:value="15715600023">
            <text:p>15715600023</text:p>
          </table:table-cell>
          <table:table-cell table:style-name="ce238" office:value-type="string">
            <text:p><text:s/>7-Feb-2013 17: 3:57 EDT</text:p>
          </table:table-cell>
          <table:table-cell table:style-name="ce238" office:value-type="string">
            <text:p>i-30</text:p>
          </table:table-cell>
          <table:table-cell table:style-name="ce238" office:value-type="string">
            <text:p>Grow, Robert</text:p>
          </table:table-cell>
          <table:table-cell table:style-name="ce238" table:number-columns-repeated="2"/>
          <table:table-cell table:style-name="ce238" office:value-type="string">
            <text:p>Individual</text:p>
          </table:table-cell>
          <table:table-cell table:style-name="ce238" office:value-type="float" office:value="2">
            <text:p>2</text:p>
          </table:table-cell>
          <table:table-cell table:style-name="ce238" office:value-type="string">
            <text:p>General Interest</text:p>
          </table:table-cell>
          <table:table-cell table:style-name="ce238" office:value-type="string">
            <text:p>Approve</text:p>
          </table:table-cell>
          <table:table-cell table:style-name="ce238" office:value-type="string">
            <text:p>RMG Consulting</text:p>
          </table:table-cell>
          <table:table-cell table:style-name="ce238" office:value-type="string">
            <text:p>Editorial</text:p>
          </table:table-cell>
          <table:table-cell table:style-name="ce238" office:value-type="string">
            <text:p>ii</text:p>
          </table:table-cell>
          <table:table-cell table:style-name="ce238" table:number-columns-repeated="2"/>
          <table:table-cell table:style-name="ce738" office:value-type="string">
            <text:p>Incomplete list of 802 technologies in keywords</text:p>
          </table:table-cell>
          <table:table-cell table:style-name="ce238"/>
          <table:table-cell table:style-name="ce238" office:value-type="string">
            <text:p>No</text:p>
          </table:table-cell>
          <table:table-cell table:style-name="ce738" office:value-type="string">
            <text:p>Add PANs and RANs</text:p>
          </table:table-cell>
          <table:table-cell table:style-name="ce238" office:value-type="string">
            <text:p>Accepted</text:p>
          </table:table-cell>
          <table:table-cell table:style-name="ce738"/>
          <table:table-cell table:style-name="ce238" table:number-columns-repeated="5"/>
          <table:table-cell table:style-name="ce238" office:value-type="string">
            <text:p>Closed</text:p>
          </table:table-cell>
          <table:table-cell table:style-name="ce1239" table:formula="of:=IF([.L206]=&quot;Editorial&quot;;[.T206];&quot;&quot;)" office:value-type="string" office:string-value="Accepted">
            <text:p>Accepted</text:p>
          </table:table-cell>
          <table:table-cell table:style-name="ce1239" table:formula="of:=IF(OR([.L206]=&quot;Technical&quot;;[.L206]=&quot;General&quot;);[.T206];&quot;&quot;)">
            <text:p/>
          </table:table-cell>
        </table:table-row>
        <table:table-row table:style-name="ro25">
          <table:table-cell table:style-name="ce239" office:value-type="float" office:value="15910300023">
            <text:p>15910300023</text:p>
          </table:table-cell>
          <table:table-cell table:style-name="ce239" office:value-type="string">
            <text:p>21-Mar-2013 22:59:16 EDT</text:p>
          </table:table-cell>
          <table:table-cell table:style-name="ce239" office:value-type="string">
            <text:p>i-152</text:p>
          </table:table-cell>
          <table:table-cell table:style-name="ce239" office:value-type="string">
            <text:p>Gillooly, Gregory</text:p>
          </table:table-cell>
          <table:table-cell table:style-name="ce239" table:number-columns-repeated="2"/>
          <table:table-cell table:style-name="ce239" office:value-type="string">
            <text:p>Individual</text:p>
          </table:table-cell>
          <table:table-cell table:style-name="ce239" office:value-type="float" office:value="1">
            <text:p>1</text:p>
          </table:table-cell>
          <table:table-cell table:style-name="ce239" office:value-type="string">
            <text:p>Producer - System / Manufacturer</text:p>
          </table:table-cell>
          <table:table-cell table:style-name="ce239" office:value-type="string">
            <text:p>Approve</text:p>
          </table:table-cell>
          <table:table-cell table:style-name="ce239" office:value-type="string">
            <text:p>Aclara</text:p>
          </table:table-cell>
          <table:table-cell table:style-name="ce239" office:value-type="string">
            <text:p>General</text:p>
          </table:table-cell>
          <table:table-cell table:style-name="ce239" office:value-type="string">
            <text:p>v</text:p>
          </table:table-cell>
          <table:table-cell table:style-name="ce239" table:number-columns-repeated="2"/>
          <table:table-cell table:style-name="ce739" office:value-type="string">
            <text:p>page 'v': "Trainwreck" Gilb - really?</text:p>
          </table:table-cell>
          <table:table-cell table:style-name="ce239"/>
          <table:table-cell table:style-name="ce239" office:value-type="string">
            <text:p>No</text:p>
          </table:table-cell>
          <table:table-cell table:style-name="ce739" office:value-type="string">
            <text:p>OK to leave it, just seems a little whimsical for a standard.</text:p>
          </table:table-cell>
          <table:table-cell table:style-name="ce239" office:value-type="string">
            <text:p>Revised</text:p>
          </table:table-cell>
          <table:table-cell table:style-name="ce739"/>
          <table:table-cell table:style-name="ce239" table:number-columns-repeated="5"/>
          <table:table-cell table:style-name="ce239" office:value-type="string">
            <text:p>Closed</text:p>
          </table:table-cell>
          <table:table-cell table:style-name="ce1240" table:formula="of:=IF([.L207]=&quot;Editorial&quot;;[.T207];&quot;&quot;)">
            <text:p/>
          </table:table-cell>
          <table:table-cell table:style-name="ce1240" table:formula="of:=IF(OR([.L207]=&quot;Technical&quot;;[.L207]=&quot;General&quot;);[.T207];&quot;&quot;)" office:value-type="string" office:string-value="Revised">
            <text:p>Revised</text:p>
          </table:table-cell>
        </table:table-row>
        <table:table-row table:style-name="ro42">
          <table:table-cell table:style-name="ce240" office:value-type="float" office:value="15723200023">
            <text:p>15723200023</text:p>
          </table:table-cell>
          <table:table-cell table:style-name="ce240" office:value-type="string">
            <text:p>11-Feb-2013 <text:s/>0:39: 7 EDT</text:p>
          </table:table-cell>
          <table:table-cell table:style-name="ce240" office:value-type="string">
            <text:p>i-77</text:p>
          </table:table-cell>
          <table:table-cell table:style-name="ce240" office:value-type="string">
            <text:p>Thompson, Geoffrey</text:p>
          </table:table-cell>
          <table:table-cell table:style-name="ce240" table:number-columns-repeated="2"/>
          <table:table-cell table:style-name="ce240" office:value-type="string">
            <text:p>Individual</text:p>
          </table:table-cell>
          <table:table-cell table:style-name="ce240" office:value-type="float" office:value="5">
            <text:p>5</text:p>
          </table:table-cell>
          <table:table-cell table:style-name="ce240" office:value-type="string">
            <text:p>Consulting</text:p>
          </table:table-cell>
          <table:table-cell table:style-name="ce240" office:value-type="string">
            <text:p>Disapprove</text:p>
          </table:table-cell>
          <table:table-cell table:style-name="ce240" office:value-type="string">
            <text:p>GraCaSI S.A.</text:p>
          </table:table-cell>
          <table:table-cell table:style-name="ce240" office:value-type="string">
            <text:p>General</text:p>
          </table:table-cell>
          <table:table-cell table:style-name="ce240" table:number-columns-repeated="3"/>
          <table:table-cell table:style-name="ce740" office:value-type="string">
            <text:p>There is a wealth of material in this standard which is duplicative of material in other (much more specific) single 802 standards. <text:s/>I can't find a precedence statement that says which expression dominates should a conflict occur. <text:s/>Since the tone of this draft seems to be descriptive rather than definitive, I assume that standards intended to be singularly definitive should dominate. <text:s/>We should probably specifically say where we intend to specify something across 802 vs. citing an example of something from a WG standard without further comment.</text:p>
          </table:table-cell>
          <table:table-cell table:style-name="ce240"/>
          <table:table-cell table:style-name="ce240" office:value-type="string">
            <text:p>Yes</text:p>
          </table:table-cell>
          <table:table-cell table:style-name="ce740" office:value-type="string">
            <text:p>Add text to establish precedence (or not) of this standard vs. other 802 standards.</text:p>
          </table:table-cell>
          <table:table-cell table:style-name="ce240"/>
          <table:table-cell table:style-name="ce740"/>
          <table:table-cell table:style-name="ce240" table:number-columns-repeated="5"/>
          <table:table-cell table:style-name="ce240" office:value-type="string">
            <text:p>Thompson</text:p>
          </table:table-cell>
          <table:table-cell table:style-name="ce1241" table:formula="of:=IF([.L208]=&quot;Editorial&quot;;[.T208];&quot;&quot;)">
            <text:p/>
          </table:table-cell>
          <table:table-cell table:style-name="ce1241" table:formula="of:=IF(OR([.L208]=&quot;Technical&quot;;[.L208]=&quot;General&quot;);[.T208];&quot;&quot;)" office:value-type="float" office:value="0">
            <text:p>0</text:p>
          </table:table-cell>
        </table:table-row>
        <table:table-row table:style-name="ro48">
          <table:table-cell table:style-name="ce241" office:value-type="float" office:value="15869000023">
            <text:p>15869000023</text:p>
          </table:table-cell>
          <table:table-cell table:style-name="ce241" office:value-type="string">
            <text:p>15-Mar-2013 14:36:29 EDT</text:p>
          </table:table-cell>
          <table:table-cell table:style-name="ce241" office:value-type="string">
            <text:p>i-116</text:p>
          </table:table-cell>
          <table:table-cell table:style-name="ce241" office:value-type="string">
            <text:p>Marks, Roger</text:p>
          </table:table-cell>
          <table:table-cell table:style-name="ce241" table:number-columns-repeated="2"/>
          <table:table-cell table:style-name="ce241" office:value-type="string">
            <text:p>Individual</text:p>
          </table:table-cell>
          <table:table-cell table:style-name="ce241" office:value-type="float" office:value="1">
            <text:p>1</text:p>
          </table:table-cell>
          <table:table-cell table:style-name="ce241" office:value-type="string">
            <text:p>Standards Developing Organization (SDO)</text:p>
          </table:table-cell>
          <table:table-cell table:style-name="ce241" office:value-type="string">
            <text:p>Disapprove</text:p>
          </table:table-cell>
          <table:table-cell table:style-name="ce241" office:value-type="string">
            <text:p>Consensii LLC</text:p>
          </table:table-cell>
          <table:table-cell table:style-name="ce241" office:value-type="string">
            <text:p>General</text:p>
          </table:table-cell>
          <table:table-cell table:style-name="ce241"/>
          <table:table-cell table:style-name="ce241" office:value-type="string">
            <text:p>misc</text:p>
          </table:table-cell>
          <table:table-cell table:style-name="ce241"/>
          <table:table-cell table:style-name="ce741" office:value-type="string">
            <text:p>The word "define" or "defines" is used incorrectly instead of "specify" or "specifies" in many places.</text:p>
          </table:table-cell>
          <table:table-cell table:style-name="ce241"/>
          <table:table-cell table:style-name="ce241" office:value-type="string">
            <text:p>Yes</text:p>
          </table:table-cell>
          <table:table-cell table:style-name="ce741" office:value-type="string">
            <text:p>Change "define" or "defines" into "specify" or "specifies" in the following places:</text:p>
            <text:p>-Abstract</text:p>
            <text:p>-page 1 line 25</text:p>
            <text:p>-page 3 line 34</text:p>
            <text:p>-page 3 line 40</text:p>
            <text:p>-page 4 line 40</text:p>
            <text:p>-page 9 line 27 (twice)</text:p>
            <text:p>-page 9 line 30</text:p>
            <text:p>-page 11 line 6 (could be "describes" here)</text:p>
            <text:p>-page 14 line 6</text:p>
            <text:p>-page 14 line 12</text:p>
            <text:p>-page 16 line 23</text:p>
            <text:p>-page 16 line 24</text:p>
            <text:p>-page 17 line 42</text:p>
            <text:p>-page 19 line 7</text:p>
            <text:p>-page 19 line 10</text:p>
            <text:p>-page 19 line 24</text:p>
            <text:p>-page 21 line 44</text:p>
            <text:p>-page 22 line 6</text:p>
            <text:p>-page 22 line 35</text:p>
            <text:p>-page 22 line 36</text:p>
            <text:p>-page 24 line 15</text:p>
            <text:p>-page 24 line 52</text:p>
            <text:p>-page 29 line 2</text:p>
            <text:p>-page 30 line 6</text:p>
            <text:p>-page 31 line 29</text:p>
            <text:p>-page 31 line 29</text:p>
            <text:p>-page 31 line 32</text:p>
            <text:p>-page 31 line 35</text:p>
            <text:p>-page 33 line 4</text:p>
            <text:p>-page 33 line 23</text:p>
            <text:p>-page 33 line 35</text:p>
            <text:p>-page 34 line 46</text:p>
            <text:p>-page 35 line 8</text:p>
            <text:p>-page 36 line 9</text:p>
            <text:p>-page 36 line 12</text:p>
            <text:p>-page 36 line 18</text:p>
            <text:p>-page 36 line 23</text:p>
            <text:p>-page 36 line 44</text:p>
            <text:p>-page 37 line 28</text:p>
            <text:p>-page 38 line 18</text:p>
            <text:p>-page 38 line 23</text:p>
            <text:p>-page 38 line 31</text:p>
            <text:p>-page 45 line 29</text:p>
            <text:p>-page 47 line 24</text:p>
            <text:p>-page 47 line 29</text:p>
            <text:p>-page 47 line 36</text:p>
            <text:p>-page 48 line 20</text:p>
            <text:p>-page 50 line 32</text:p>
            <text:p>-page 52 line 42</text:p>
            <text:p>-page 54 line 25</text:p>
          </table:table-cell>
          <table:table-cell table:style-name="ce241" office:value-type="string">
            <text:p>Revised</text:p>
          </table:table-cell>
          <table:table-cell table:style-name="ce741" office:value-type="string">
            <text:p>Review the use of define, defines as stated and consider using specify or specifies as appropriate</text:p>
          </table:table-cell>
          <table:table-cell table:style-name="ce241" table:number-columns-repeated="5"/>
          <table:table-cell table:style-name="ce241" office:value-type="string">
            <text:p>Closed</text:p>
          </table:table-cell>
          <table:table-cell table:style-name="ce1242" table:formula="of:=IF([.L209]=&quot;Editorial&quot;;[.T209];&quot;&quot;)">
            <text:p/>
          </table:table-cell>
          <table:table-cell table:style-name="ce1242" table:formula="of:=IF(OR([.L209]=&quot;Technical&quot;;[.L209]=&quot;General&quot;);[.T209];&quot;&quot;)" office:value-type="string" office:string-value="Revised">
            <text:p>Revised</text:p>
          </table:table-cell>
        </table:table-row>
        <table:table-row table:style-name="ro2">
          <table:table-cell table:style-name="ce242" table:number-columns-repeated="11"/>
          <table:table-cell table:style-name="ce242"/>
          <table:table-cell table:style-name="ce242" table:number-columns-repeated="3"/>
          <table:table-cell table:style-name="ce742"/>
          <table:table-cell table:style-name="ce242" table:number-columns-repeated="2"/>
          <table:table-cell table:style-name="ce742"/>
          <table:table-cell table:style-name="ce242"/>
          <table:table-cell table:style-name="ce742"/>
          <table:table-cell table:style-name="ce242" table:number-columns-repeated="6"/>
          <table:table-cell table:style-name="ce1243" table:formula="of:=IF([.L210]=&quot;Editorial&quot;;[.T210];&quot;&quot;)">
            <text:p/>
          </table:table-cell>
          <table:table-cell table:style-name="ce1243" table:formula="of:=IF(OR([.L210]=&quot;Technical&quot;;[.L210]=&quot;General&quot;);[.T210];&quot;&quot;)">
            <text:p/>
          </table:table-cell>
        </table:table-row>
        <table:table-row table:style-name="ro2">
          <table:table-cell table:style-name="ce243" table:number-columns-repeated="11"/>
          <table:table-cell table:style-name="ce243"/>
          <table:table-cell table:style-name="ce243" table:number-columns-repeated="3"/>
          <table:table-cell table:style-name="ce743"/>
          <table:table-cell table:style-name="ce243" table:number-columns-repeated="2"/>
          <table:table-cell table:style-name="ce743"/>
          <table:table-cell table:style-name="ce243"/>
          <table:table-cell table:style-name="ce743"/>
          <table:table-cell table:style-name="ce243" table:number-columns-repeated="6"/>
          <table:table-cell table:style-name="ce1244" table:formula="of:=IF([.L211]=&quot;Editorial&quot;;[.T211];&quot;&quot;)">
            <text:p/>
          </table:table-cell>
          <table:table-cell table:style-name="ce1244" table:formula="of:=IF(OR([.L211]=&quot;Technical&quot;;[.L211]=&quot;General&quot;);[.T211];&quot;&quot;)">
            <text:p/>
          </table:table-cell>
        </table:table-row>
        <table:table-row table:style-name="ro2">
          <table:table-cell table:style-name="ce244" table:number-columns-repeated="11"/>
          <table:table-cell table:style-name="ce244"/>
          <table:table-cell table:style-name="ce244" table:number-columns-repeated="3"/>
          <table:table-cell table:style-name="ce744"/>
          <table:table-cell table:style-name="ce244" table:number-columns-repeated="2"/>
          <table:table-cell table:style-name="ce744"/>
          <table:table-cell table:style-name="ce244"/>
          <table:table-cell table:style-name="ce744"/>
          <table:table-cell table:style-name="ce244" table:number-columns-repeated="6"/>
          <table:table-cell table:style-name="ce1245" table:formula="of:=IF([.L212]=&quot;Editorial&quot;;[.T212];&quot;&quot;)">
            <text:p/>
          </table:table-cell>
          <table:table-cell table:style-name="ce1245" table:formula="of:=IF(OR([.L212]=&quot;Technical&quot;;[.L212]=&quot;General&quot;);[.T212];&quot;&quot;)">
            <text:p/>
          </table:table-cell>
        </table:table-row>
        <table:table-row table:style-name="ro2">
          <table:table-cell table:style-name="ce245" table:number-columns-repeated="11"/>
          <table:table-cell table:style-name="ce245"/>
          <table:table-cell table:style-name="ce245" table:number-columns-repeated="3"/>
          <table:table-cell table:style-name="ce745"/>
          <table:table-cell table:style-name="ce245" table:number-columns-repeated="2"/>
          <table:table-cell table:style-name="ce745"/>
          <table:table-cell table:style-name="ce245"/>
          <table:table-cell table:style-name="ce745"/>
          <table:table-cell table:style-name="ce245" table:number-columns-repeated="6"/>
          <table:table-cell table:style-name="ce1246" table:formula="of:=IF([.L213]=&quot;Editorial&quot;;[.T213];&quot;&quot;)">
            <text:p/>
          </table:table-cell>
          <table:table-cell table:style-name="ce1246" table:formula="of:=IF(OR([.L213]=&quot;Technical&quot;;[.L213]=&quot;General&quot;);[.T213];&quot;&quot;)">
            <text:p/>
          </table:table-cell>
        </table:table-row>
        <table:table-row table:style-name="ro2">
          <table:table-cell table:style-name="ce246" table:number-columns-repeated="11"/>
          <table:table-cell table:style-name="ce246"/>
          <table:table-cell table:style-name="ce246" table:number-columns-repeated="3"/>
          <table:table-cell table:style-name="ce746"/>
          <table:table-cell table:style-name="ce246" table:number-columns-repeated="2"/>
          <table:table-cell table:style-name="ce746"/>
          <table:table-cell table:style-name="ce246"/>
          <table:table-cell table:style-name="ce746"/>
          <table:table-cell table:style-name="ce246" table:number-columns-repeated="6"/>
          <table:table-cell table:style-name="ce1247" table:formula="of:=IF([.L214]=&quot;Editorial&quot;;[.T214];&quot;&quot;)">
            <text:p/>
          </table:table-cell>
          <table:table-cell table:style-name="ce1247" table:formula="of:=IF(OR([.L214]=&quot;Technical&quot;;[.L214]=&quot;General&quot;);[.T214];&quot;&quot;)">
            <text:p/>
          </table:table-cell>
        </table:table-row>
        <table:table-row table:style-name="ro2">
          <table:table-cell table:style-name="ce247" table:number-columns-repeated="11"/>
          <table:table-cell table:style-name="ce247"/>
          <table:table-cell table:style-name="ce247" table:number-columns-repeated="3"/>
          <table:table-cell table:style-name="ce747"/>
          <table:table-cell table:style-name="ce247" table:number-columns-repeated="2"/>
          <table:table-cell table:style-name="ce747"/>
          <table:table-cell table:style-name="ce247"/>
          <table:table-cell table:style-name="ce747"/>
          <table:table-cell table:style-name="ce247" table:number-columns-repeated="6"/>
          <table:table-cell table:style-name="ce1248" table:formula="of:=IF([.L215]=&quot;Editorial&quot;;[.T215];&quot;&quot;)">
            <text:p/>
          </table:table-cell>
          <table:table-cell table:style-name="ce1248" table:formula="of:=IF(OR([.L215]=&quot;Technical&quot;;[.L215]=&quot;General&quot;);[.T215];&quot;&quot;)">
            <text:p/>
          </table:table-cell>
        </table:table-row>
        <table:table-row table:style-name="ro2">
          <table:table-cell table:style-name="ce248" table:number-columns-repeated="11"/>
          <table:table-cell table:style-name="ce248"/>
          <table:table-cell table:style-name="ce248" table:number-columns-repeated="3"/>
          <table:table-cell table:style-name="ce748"/>
          <table:table-cell table:style-name="ce248" table:number-columns-repeated="2"/>
          <table:table-cell table:style-name="ce748"/>
          <table:table-cell table:style-name="ce248"/>
          <table:table-cell table:style-name="ce748"/>
          <table:table-cell table:style-name="ce248" table:number-columns-repeated="6"/>
          <table:table-cell table:style-name="ce1249" table:formula="of:=IF([.L216]=&quot;Editorial&quot;;[.T216];&quot;&quot;)">
            <text:p/>
          </table:table-cell>
          <table:table-cell table:style-name="ce1249" table:formula="of:=IF(OR([.L216]=&quot;Technical&quot;;[.L216]=&quot;General&quot;);[.T216];&quot;&quot;)">
            <text:p/>
          </table:table-cell>
        </table:table-row>
        <table:table-row table:style-name="ro2">
          <table:table-cell table:style-name="ce249" table:number-columns-repeated="11"/>
          <table:table-cell table:style-name="ce249"/>
          <table:table-cell table:style-name="ce249" table:number-columns-repeated="3"/>
          <table:table-cell table:style-name="ce749"/>
          <table:table-cell table:style-name="ce249" table:number-columns-repeated="2"/>
          <table:table-cell table:style-name="ce749"/>
          <table:table-cell table:style-name="ce249"/>
          <table:table-cell table:style-name="ce749"/>
          <table:table-cell table:style-name="ce249" table:number-columns-repeated="6"/>
          <table:table-cell table:style-name="ce1250" table:formula="of:=IF([.L217]=&quot;Editorial&quot;;[.T217];&quot;&quot;)">
            <text:p/>
          </table:table-cell>
          <table:table-cell table:style-name="ce1250" table:formula="of:=IF(OR([.L217]=&quot;Technical&quot;;[.L217]=&quot;General&quot;);[.T217];&quot;&quot;)">
            <text:p/>
          </table:table-cell>
        </table:table-row>
        <table:table-row table:style-name="ro2">
          <table:table-cell table:style-name="ce250" table:number-columns-repeated="11"/>
          <table:table-cell table:style-name="ce250"/>
          <table:table-cell table:style-name="ce250" table:number-columns-repeated="3"/>
          <table:table-cell table:style-name="ce750"/>
          <table:table-cell table:style-name="ce250" table:number-columns-repeated="2"/>
          <table:table-cell table:style-name="ce750"/>
          <table:table-cell table:style-name="ce250"/>
          <table:table-cell table:style-name="ce750"/>
          <table:table-cell table:style-name="ce250" table:number-columns-repeated="6"/>
          <table:table-cell table:style-name="ce1251" table:formula="of:=IF([.L218]=&quot;Editorial&quot;;[.T218];&quot;&quot;)">
            <text:p/>
          </table:table-cell>
          <table:table-cell table:style-name="ce1251" table:formula="of:=IF(OR([.L218]=&quot;Technical&quot;;[.L218]=&quot;General&quot;);[.T218];&quot;&quot;)">
            <text:p/>
          </table:table-cell>
        </table:table-row>
        <table:table-row table:style-name="ro2">
          <table:table-cell table:style-name="ce251" table:number-columns-repeated="11"/>
          <table:table-cell table:style-name="ce251"/>
          <table:table-cell table:style-name="ce251" table:number-columns-repeated="3"/>
          <table:table-cell table:style-name="ce751"/>
          <table:table-cell table:style-name="ce251" table:number-columns-repeated="2"/>
          <table:table-cell table:style-name="ce751"/>
          <table:table-cell table:style-name="ce251"/>
          <table:table-cell table:style-name="ce751"/>
          <table:table-cell table:style-name="ce251" table:number-columns-repeated="6"/>
          <table:table-cell table:style-name="ce1252" table:formula="of:=IF([.L219]=&quot;Editorial&quot;;[.T219];&quot;&quot;)">
            <text:p/>
          </table:table-cell>
          <table:table-cell table:style-name="ce1252" table:formula="of:=IF(OR([.L219]=&quot;Technical&quot;;[.L219]=&quot;General&quot;);[.T219];&quot;&quot;)">
            <text:p/>
          </table:table-cell>
        </table:table-row>
        <table:table-row table:style-name="ro2">
          <table:table-cell table:style-name="ce252" table:number-columns-repeated="11"/>
          <table:table-cell table:style-name="ce252"/>
          <table:table-cell table:style-name="ce252" table:number-columns-repeated="3"/>
          <table:table-cell table:style-name="ce752"/>
          <table:table-cell table:style-name="ce252" table:number-columns-repeated="2"/>
          <table:table-cell table:style-name="ce752"/>
          <table:table-cell table:style-name="ce252"/>
          <table:table-cell table:style-name="ce752"/>
          <table:table-cell table:style-name="ce252" table:number-columns-repeated="6"/>
          <table:table-cell table:style-name="ce1253" table:formula="of:=IF([.L220]=&quot;Editorial&quot;;[.T220];&quot;&quot;)">
            <text:p/>
          </table:table-cell>
          <table:table-cell table:style-name="ce1253" table:formula="of:=IF(OR([.L220]=&quot;Technical&quot;;[.L220]=&quot;General&quot;);[.T220];&quot;&quot;)">
            <text:p/>
          </table:table-cell>
        </table:table-row>
        <table:table-row table:style-name="ro2">
          <table:table-cell table:style-name="ce253" table:number-columns-repeated="11"/>
          <table:table-cell table:style-name="ce253"/>
          <table:table-cell table:style-name="ce253" table:number-columns-repeated="3"/>
          <table:table-cell table:style-name="ce753"/>
          <table:table-cell table:style-name="ce253" table:number-columns-repeated="2"/>
          <table:table-cell table:style-name="ce753"/>
          <table:table-cell table:style-name="ce253"/>
          <table:table-cell table:style-name="ce753"/>
          <table:table-cell table:style-name="ce253" table:number-columns-repeated="6"/>
          <table:table-cell table:style-name="ce1254" table:formula="of:=IF([.L221]=&quot;Editorial&quot;;[.T221];&quot;&quot;)">
            <text:p/>
          </table:table-cell>
          <table:table-cell table:style-name="ce1254" table:formula="of:=IF(OR([.L221]=&quot;Technical&quot;;[.L221]=&quot;General&quot;);[.T221];&quot;&quot;)">
            <text:p/>
          </table:table-cell>
        </table:table-row>
        <table:table-row table:style-name="ro2">
          <table:table-cell table:style-name="ce254" table:number-columns-repeated="11"/>
          <table:table-cell table:style-name="ce254"/>
          <table:table-cell table:style-name="ce254" table:number-columns-repeated="3"/>
          <table:table-cell table:style-name="ce754"/>
          <table:table-cell table:style-name="ce254" table:number-columns-repeated="2"/>
          <table:table-cell table:style-name="ce754"/>
          <table:table-cell table:style-name="ce254"/>
          <table:table-cell table:style-name="ce754"/>
          <table:table-cell table:style-name="ce254" table:number-columns-repeated="6"/>
          <table:table-cell table:style-name="ce1255" table:formula="of:=IF([.L222]=&quot;Editorial&quot;;[.T222];&quot;&quot;)">
            <text:p/>
          </table:table-cell>
          <table:table-cell table:style-name="ce1255" table:formula="of:=IF(OR([.L222]=&quot;Technical&quot;;[.L222]=&quot;General&quot;);[.T222];&quot;&quot;)">
            <text:p/>
          </table:table-cell>
        </table:table-row>
        <table:table-row table:style-name="ro2">
          <table:table-cell table:style-name="ce255" table:number-columns-repeated="11"/>
          <table:table-cell table:style-name="ce255"/>
          <table:table-cell table:style-name="ce255" table:number-columns-repeated="3"/>
          <table:table-cell table:style-name="ce755"/>
          <table:table-cell table:style-name="ce255" table:number-columns-repeated="2"/>
          <table:table-cell table:style-name="ce755"/>
          <table:table-cell table:style-name="ce255"/>
          <table:table-cell table:style-name="ce755"/>
          <table:table-cell table:style-name="ce255" table:number-columns-repeated="6"/>
          <table:table-cell table:style-name="ce1256" table:formula="of:=IF([.L223]=&quot;Editorial&quot;;[.T223];&quot;&quot;)">
            <text:p/>
          </table:table-cell>
          <table:table-cell table:style-name="ce1256" table:formula="of:=IF(OR([.L223]=&quot;Technical&quot;;[.L223]=&quot;General&quot;);[.T223];&quot;&quot;)">
            <text:p/>
          </table:table-cell>
        </table:table-row>
        <table:table-row table:style-name="ro2">
          <table:table-cell table:style-name="ce256" table:number-columns-repeated="11"/>
          <table:table-cell table:style-name="ce256"/>
          <table:table-cell table:style-name="ce256" table:number-columns-repeated="3"/>
          <table:table-cell table:style-name="ce756"/>
          <table:table-cell table:style-name="ce256" table:number-columns-repeated="2"/>
          <table:table-cell table:style-name="ce756"/>
          <table:table-cell table:style-name="ce256"/>
          <table:table-cell table:style-name="ce756"/>
          <table:table-cell table:style-name="ce256" table:number-columns-repeated="6"/>
          <table:table-cell table:style-name="ce1257" table:formula="of:=IF([.L224]=&quot;Editorial&quot;;[.T224];&quot;&quot;)">
            <text:p/>
          </table:table-cell>
          <table:table-cell table:style-name="ce1257" table:formula="of:=IF(OR([.L224]=&quot;Technical&quot;;[.L224]=&quot;General&quot;);[.T224];&quot;&quot;)">
            <text:p/>
          </table:table-cell>
        </table:table-row>
        <table:table-row table:style-name="ro2">
          <table:table-cell table:style-name="ce257" table:number-columns-repeated="11"/>
          <table:table-cell table:style-name="ce257"/>
          <table:table-cell table:style-name="ce257" table:number-columns-repeated="3"/>
          <table:table-cell table:style-name="ce757"/>
          <table:table-cell table:style-name="ce257" table:number-columns-repeated="2"/>
          <table:table-cell table:style-name="ce757"/>
          <table:table-cell table:style-name="ce257"/>
          <table:table-cell table:style-name="ce757"/>
          <table:table-cell table:style-name="ce257" table:number-columns-repeated="6"/>
          <table:table-cell table:style-name="ce1258" table:formula="of:=IF([.L225]=&quot;Editorial&quot;;[.T225];&quot;&quot;)">
            <text:p/>
          </table:table-cell>
          <table:table-cell table:style-name="ce1258" table:formula="of:=IF(OR([.L225]=&quot;Technical&quot;;[.L225]=&quot;General&quot;);[.T225];&quot;&quot;)">
            <text:p/>
          </table:table-cell>
        </table:table-row>
        <table:table-row table:style-name="ro2">
          <table:table-cell table:style-name="ce258" table:number-columns-repeated="11"/>
          <table:table-cell table:style-name="ce258"/>
          <table:table-cell table:style-name="ce258" table:number-columns-repeated="3"/>
          <table:table-cell table:style-name="ce758"/>
          <table:table-cell table:style-name="ce258" table:number-columns-repeated="2"/>
          <table:table-cell table:style-name="ce758"/>
          <table:table-cell table:style-name="ce258"/>
          <table:table-cell table:style-name="ce758"/>
          <table:table-cell table:style-name="ce258" table:number-columns-repeated="6"/>
          <table:table-cell table:style-name="ce1259" table:formula="of:=IF([.L226]=&quot;Editorial&quot;;[.T226];&quot;&quot;)">
            <text:p/>
          </table:table-cell>
          <table:table-cell table:style-name="ce1259" table:formula="of:=IF(OR([.L226]=&quot;Technical&quot;;[.L226]=&quot;General&quot;);[.T226];&quot;&quot;)">
            <text:p/>
          </table:table-cell>
        </table:table-row>
        <table:table-row table:style-name="ro2">
          <table:table-cell table:style-name="ce259" table:number-columns-repeated="11"/>
          <table:table-cell table:style-name="ce259"/>
          <table:table-cell table:style-name="ce259" table:number-columns-repeated="3"/>
          <table:table-cell table:style-name="ce759"/>
          <table:table-cell table:style-name="ce259" table:number-columns-repeated="2"/>
          <table:table-cell table:style-name="ce759"/>
          <table:table-cell table:style-name="ce259"/>
          <table:table-cell table:style-name="ce759"/>
          <table:table-cell table:style-name="ce259" table:number-columns-repeated="6"/>
          <table:table-cell table:style-name="ce1260" table:formula="of:=IF([.L227]=&quot;Editorial&quot;;[.T227];&quot;&quot;)">
            <text:p/>
          </table:table-cell>
          <table:table-cell table:style-name="ce1260" table:formula="of:=IF(OR([.L227]=&quot;Technical&quot;;[.L227]=&quot;General&quot;);[.T227];&quot;&quot;)">
            <text:p/>
          </table:table-cell>
        </table:table-row>
        <table:table-row table:style-name="ro2">
          <table:table-cell table:style-name="ce260" table:number-columns-repeated="11"/>
          <table:table-cell table:style-name="ce260"/>
          <table:table-cell table:style-name="ce260" table:number-columns-repeated="3"/>
          <table:table-cell table:style-name="ce760"/>
          <table:table-cell table:style-name="ce260" table:number-columns-repeated="2"/>
          <table:table-cell table:style-name="ce760"/>
          <table:table-cell table:style-name="ce260"/>
          <table:table-cell table:style-name="ce760"/>
          <table:table-cell table:style-name="ce260" table:number-columns-repeated="6"/>
          <table:table-cell table:style-name="ce1261" table:formula="of:=IF([.L228]=&quot;Editorial&quot;;[.T228];&quot;&quot;)">
            <text:p/>
          </table:table-cell>
          <table:table-cell table:style-name="ce1261" table:formula="of:=IF(OR([.L228]=&quot;Technical&quot;;[.L228]=&quot;General&quot;);[.T228];&quot;&quot;)">
            <text:p/>
          </table:table-cell>
        </table:table-row>
        <table:table-row table:style-name="ro2">
          <table:table-cell table:style-name="ce261" table:number-columns-repeated="11"/>
          <table:table-cell table:style-name="ce261"/>
          <table:table-cell table:style-name="ce261" table:number-columns-repeated="3"/>
          <table:table-cell table:style-name="ce761"/>
          <table:table-cell table:style-name="ce261" table:number-columns-repeated="2"/>
          <table:table-cell table:style-name="ce761"/>
          <table:table-cell table:style-name="ce261"/>
          <table:table-cell table:style-name="ce761"/>
          <table:table-cell table:style-name="ce261" table:number-columns-repeated="6"/>
          <table:table-cell table:style-name="ce1262" table:formula="of:=IF([.L229]=&quot;Editorial&quot;;[.T229];&quot;&quot;)">
            <text:p/>
          </table:table-cell>
          <table:table-cell table:style-name="ce1262" table:formula="of:=IF(OR([.L229]=&quot;Technical&quot;;[.L229]=&quot;General&quot;);[.T229];&quot;&quot;)">
            <text:p/>
          </table:table-cell>
        </table:table-row>
        <table:table-row table:style-name="ro2">
          <table:table-cell table:style-name="ce262" table:number-columns-repeated="11"/>
          <table:table-cell table:style-name="ce262"/>
          <table:table-cell table:style-name="ce262" table:number-columns-repeated="3"/>
          <table:table-cell table:style-name="ce762"/>
          <table:table-cell table:style-name="ce262" table:number-columns-repeated="2"/>
          <table:table-cell table:style-name="ce762"/>
          <table:table-cell table:style-name="ce262"/>
          <table:table-cell table:style-name="ce762"/>
          <table:table-cell table:style-name="ce262" table:number-columns-repeated="6"/>
          <table:table-cell table:style-name="ce1263" table:formula="of:=IF([.L230]=&quot;Editorial&quot;;[.T230];&quot;&quot;)">
            <text:p/>
          </table:table-cell>
          <table:table-cell table:style-name="ce1263" table:formula="of:=IF(OR([.L230]=&quot;Technical&quot;;[.L230]=&quot;General&quot;);[.T230];&quot;&quot;)">
            <text:p/>
          </table:table-cell>
        </table:table-row>
        <table:table-row table:style-name="ro2">
          <table:table-cell table:style-name="ce263" table:number-columns-repeated="11"/>
          <table:table-cell table:style-name="ce263"/>
          <table:table-cell table:style-name="ce263" table:number-columns-repeated="3"/>
          <table:table-cell table:style-name="ce763"/>
          <table:table-cell table:style-name="ce263" table:number-columns-repeated="2"/>
          <table:table-cell table:style-name="ce763"/>
          <table:table-cell table:style-name="ce263"/>
          <table:table-cell table:style-name="ce763"/>
          <table:table-cell table:style-name="ce263" table:number-columns-repeated="6"/>
          <table:table-cell table:style-name="ce1264" table:formula="of:=IF([.L231]=&quot;Editorial&quot;;[.T231];&quot;&quot;)">
            <text:p/>
          </table:table-cell>
          <table:table-cell table:style-name="ce1264" table:formula="of:=IF(OR([.L231]=&quot;Technical&quot;;[.L231]=&quot;General&quot;);[.T231];&quot;&quot;)">
            <text:p/>
          </table:table-cell>
        </table:table-row>
        <table:table-row table:style-name="ro2">
          <table:table-cell table:style-name="ce264" table:number-columns-repeated="11"/>
          <table:table-cell table:style-name="ce264"/>
          <table:table-cell table:style-name="ce264" table:number-columns-repeated="3"/>
          <table:table-cell table:style-name="ce764"/>
          <table:table-cell table:style-name="ce264" table:number-columns-repeated="2"/>
          <table:table-cell table:style-name="ce764"/>
          <table:table-cell table:style-name="ce264"/>
          <table:table-cell table:style-name="ce764"/>
          <table:table-cell table:style-name="ce264" table:number-columns-repeated="6"/>
          <table:table-cell table:style-name="ce1265" table:formula="of:=IF([.L232]=&quot;Editorial&quot;;[.T232];&quot;&quot;)">
            <text:p/>
          </table:table-cell>
          <table:table-cell table:style-name="ce1265" table:formula="of:=IF(OR([.L232]=&quot;Technical&quot;;[.L232]=&quot;General&quot;);[.T232];&quot;&quot;)">
            <text:p/>
          </table:table-cell>
        </table:table-row>
        <table:table-row table:style-name="ro2">
          <table:table-cell table:style-name="ce265" table:number-columns-repeated="11"/>
          <table:table-cell table:style-name="ce265"/>
          <table:table-cell table:style-name="ce265" table:number-columns-repeated="3"/>
          <table:table-cell table:style-name="ce765"/>
          <table:table-cell table:style-name="ce265" table:number-columns-repeated="2"/>
          <table:table-cell table:style-name="ce765"/>
          <table:table-cell table:style-name="ce265"/>
          <table:table-cell table:style-name="ce765"/>
          <table:table-cell table:style-name="ce265" table:number-columns-repeated="6"/>
          <table:table-cell table:style-name="ce1266" table:formula="of:=IF([.L233]=&quot;Editorial&quot;;[.T233];&quot;&quot;)">
            <text:p/>
          </table:table-cell>
          <table:table-cell table:style-name="ce1266" table:formula="of:=IF(OR([.L233]=&quot;Technical&quot;;[.L233]=&quot;General&quot;);[.T233];&quot;&quot;)">
            <text:p/>
          </table:table-cell>
        </table:table-row>
        <table:table-row table:style-name="ro2">
          <table:table-cell table:style-name="ce266" table:number-columns-repeated="11"/>
          <table:table-cell table:style-name="ce266"/>
          <table:table-cell table:style-name="ce266" table:number-columns-repeated="3"/>
          <table:table-cell table:style-name="ce766"/>
          <table:table-cell table:style-name="ce266" table:number-columns-repeated="2"/>
          <table:table-cell table:style-name="ce766"/>
          <table:table-cell table:style-name="ce266"/>
          <table:table-cell table:style-name="ce766"/>
          <table:table-cell table:style-name="ce266" table:number-columns-repeated="6"/>
          <table:table-cell table:style-name="ce1267" table:formula="of:=IF([.L234]=&quot;Editorial&quot;;[.T234];&quot;&quot;)">
            <text:p/>
          </table:table-cell>
          <table:table-cell table:style-name="ce1267" table:formula="of:=IF(OR([.L234]=&quot;Technical&quot;;[.L234]=&quot;General&quot;);[.T234];&quot;&quot;)">
            <text:p/>
          </table:table-cell>
        </table:table-row>
        <table:table-row table:style-name="ro2">
          <table:table-cell table:style-name="ce267" table:number-columns-repeated="11"/>
          <table:table-cell table:style-name="ce267"/>
          <table:table-cell table:style-name="ce267" table:number-columns-repeated="3"/>
          <table:table-cell table:style-name="ce767"/>
          <table:table-cell table:style-name="ce267" table:number-columns-repeated="2"/>
          <table:table-cell table:style-name="ce767"/>
          <table:table-cell table:style-name="ce267"/>
          <table:table-cell table:style-name="ce767"/>
          <table:table-cell table:style-name="ce267" table:number-columns-repeated="6"/>
          <table:table-cell table:style-name="ce1268" table:formula="of:=IF([.L235]=&quot;Editorial&quot;;[.T235];&quot;&quot;)">
            <text:p/>
          </table:table-cell>
          <table:table-cell table:style-name="ce1268" table:formula="of:=IF(OR([.L235]=&quot;Technical&quot;;[.L235]=&quot;General&quot;);[.T235];&quot;&quot;)">
            <text:p/>
          </table:table-cell>
        </table:table-row>
        <table:table-row table:style-name="ro2">
          <table:table-cell table:style-name="ce268" table:number-columns-repeated="11"/>
          <table:table-cell table:style-name="ce268"/>
          <table:table-cell table:style-name="ce268" table:number-columns-repeated="3"/>
          <table:table-cell table:style-name="ce768"/>
          <table:table-cell table:style-name="ce268" table:number-columns-repeated="2"/>
          <table:table-cell table:style-name="ce768"/>
          <table:table-cell table:style-name="ce268"/>
          <table:table-cell table:style-name="ce768"/>
          <table:table-cell table:style-name="ce268" table:number-columns-repeated="6"/>
          <table:table-cell table:style-name="ce1269" table:formula="of:=IF([.L236]=&quot;Editorial&quot;;[.T236];&quot;&quot;)">
            <text:p/>
          </table:table-cell>
          <table:table-cell table:style-name="ce1269" table:formula="of:=IF(OR([.L236]=&quot;Technical&quot;;[.L236]=&quot;General&quot;);[.T236];&quot;&quot;)">
            <text:p/>
          </table:table-cell>
        </table:table-row>
        <table:table-row table:style-name="ro2">
          <table:table-cell table:style-name="ce269" table:number-columns-repeated="11"/>
          <table:table-cell table:style-name="ce269"/>
          <table:table-cell table:style-name="ce269" table:number-columns-repeated="3"/>
          <table:table-cell table:style-name="ce769"/>
          <table:table-cell table:style-name="ce269" table:number-columns-repeated="2"/>
          <table:table-cell table:style-name="ce769"/>
          <table:table-cell table:style-name="ce269"/>
          <table:table-cell table:style-name="ce769"/>
          <table:table-cell table:style-name="ce269" table:number-columns-repeated="6"/>
          <table:table-cell table:style-name="ce1270" table:formula="of:=IF([.L237]=&quot;Editorial&quot;;[.T237];&quot;&quot;)">
            <text:p/>
          </table:table-cell>
          <table:table-cell table:style-name="ce1270" table:formula="of:=IF(OR([.L237]=&quot;Technical&quot;;[.L237]=&quot;General&quot;);[.T237];&quot;&quot;)">
            <text:p/>
          </table:table-cell>
        </table:table-row>
        <table:table-row table:style-name="ro2">
          <table:table-cell table:style-name="ce270" table:number-columns-repeated="11"/>
          <table:table-cell table:style-name="ce270"/>
          <table:table-cell table:style-name="ce270" table:number-columns-repeated="3"/>
          <table:table-cell table:style-name="ce770"/>
          <table:table-cell table:style-name="ce270" table:number-columns-repeated="2"/>
          <table:table-cell table:style-name="ce770"/>
          <table:table-cell table:style-name="ce270"/>
          <table:table-cell table:style-name="ce770"/>
          <table:table-cell table:style-name="ce270" table:number-columns-repeated="6"/>
          <table:table-cell table:style-name="ce1271" table:formula="of:=IF([.L238]=&quot;Editorial&quot;;[.T238];&quot;&quot;)">
            <text:p/>
          </table:table-cell>
          <table:table-cell table:style-name="ce1271" table:formula="of:=IF(OR([.L238]=&quot;Technical&quot;;[.L238]=&quot;General&quot;);[.T238];&quot;&quot;)">
            <text:p/>
          </table:table-cell>
        </table:table-row>
        <table:table-row table:style-name="ro2">
          <table:table-cell table:style-name="ce271" table:number-columns-repeated="11"/>
          <table:table-cell table:style-name="ce271"/>
          <table:table-cell table:style-name="ce271" table:number-columns-repeated="3"/>
          <table:table-cell table:style-name="ce771"/>
          <table:table-cell table:style-name="ce271" table:number-columns-repeated="2"/>
          <table:table-cell table:style-name="ce771"/>
          <table:table-cell table:style-name="ce271"/>
          <table:table-cell table:style-name="ce771"/>
          <table:table-cell table:style-name="ce271" table:number-columns-repeated="6"/>
          <table:table-cell table:style-name="ce1272" table:formula="of:=IF([.L239]=&quot;Editorial&quot;;[.T239];&quot;&quot;)">
            <text:p/>
          </table:table-cell>
          <table:table-cell table:style-name="ce1272" table:formula="of:=IF(OR([.L239]=&quot;Technical&quot;;[.L239]=&quot;General&quot;);[.T239];&quot;&quot;)">
            <text:p/>
          </table:table-cell>
        </table:table-row>
        <table:table-row table:style-name="ro2">
          <table:table-cell table:style-name="ce272" table:number-columns-repeated="11"/>
          <table:table-cell table:style-name="ce272"/>
          <table:table-cell table:style-name="ce272" table:number-columns-repeated="3"/>
          <table:table-cell table:style-name="ce772"/>
          <table:table-cell table:style-name="ce272" table:number-columns-repeated="2"/>
          <table:table-cell table:style-name="ce772"/>
          <table:table-cell table:style-name="ce272"/>
          <table:table-cell table:style-name="ce772"/>
          <table:table-cell table:style-name="ce272" table:number-columns-repeated="6"/>
          <table:table-cell table:style-name="ce1273" table:formula="of:=IF([.L240]=&quot;Editorial&quot;;[.T240];&quot;&quot;)">
            <text:p/>
          </table:table-cell>
          <table:table-cell table:style-name="ce1273" table:formula="of:=IF(OR([.L240]=&quot;Technical&quot;;[.L240]=&quot;General&quot;);[.T240];&quot;&quot;)">
            <text:p/>
          </table:table-cell>
        </table:table-row>
        <table:table-row table:style-name="ro2">
          <table:table-cell table:style-name="ce273" table:number-columns-repeated="11"/>
          <table:table-cell table:style-name="ce273"/>
          <table:table-cell table:style-name="ce273" table:number-columns-repeated="3"/>
          <table:table-cell table:style-name="ce773"/>
          <table:table-cell table:style-name="ce273" table:number-columns-repeated="2"/>
          <table:table-cell table:style-name="ce773"/>
          <table:table-cell table:style-name="ce273"/>
          <table:table-cell table:style-name="ce773"/>
          <table:table-cell table:style-name="ce273" table:number-columns-repeated="6"/>
          <table:table-cell table:style-name="ce1274" table:formula="of:=IF([.L241]=&quot;Editorial&quot;;[.T241];&quot;&quot;)">
            <text:p/>
          </table:table-cell>
          <table:table-cell table:style-name="ce1274" table:formula="of:=IF(OR([.L241]=&quot;Technical&quot;;[.L241]=&quot;General&quot;);[.T241];&quot;&quot;)">
            <text:p/>
          </table:table-cell>
        </table:table-row>
        <table:table-row table:style-name="ro2">
          <table:table-cell table:style-name="ce274" table:number-columns-repeated="11"/>
          <table:table-cell table:style-name="ce274"/>
          <table:table-cell table:style-name="ce274" table:number-columns-repeated="3"/>
          <table:table-cell table:style-name="ce774"/>
          <table:table-cell table:style-name="ce274" table:number-columns-repeated="2"/>
          <table:table-cell table:style-name="ce774"/>
          <table:table-cell table:style-name="ce274"/>
          <table:table-cell table:style-name="ce774"/>
          <table:table-cell table:style-name="ce274" table:number-columns-repeated="6"/>
          <table:table-cell table:style-name="ce1275" table:formula="of:=IF([.L242]=&quot;Editorial&quot;;[.T242];&quot;&quot;)">
            <text:p/>
          </table:table-cell>
          <table:table-cell table:style-name="ce1275" table:formula="of:=IF(OR([.L242]=&quot;Technical&quot;;[.L242]=&quot;General&quot;);[.T242];&quot;&quot;)">
            <text:p/>
          </table:table-cell>
        </table:table-row>
        <table:table-row table:style-name="ro2">
          <table:table-cell table:style-name="ce275" table:number-columns-repeated="11"/>
          <table:table-cell table:style-name="ce275"/>
          <table:table-cell table:style-name="ce275" table:number-columns-repeated="3"/>
          <table:table-cell table:style-name="ce775"/>
          <table:table-cell table:style-name="ce275" table:number-columns-repeated="2"/>
          <table:table-cell table:style-name="ce775"/>
          <table:table-cell table:style-name="ce275"/>
          <table:table-cell table:style-name="ce775"/>
          <table:table-cell table:style-name="ce275" table:number-columns-repeated="6"/>
          <table:table-cell table:style-name="ce1276" table:formula="of:=IF([.L243]=&quot;Editorial&quot;;[.T243];&quot;&quot;)">
            <text:p/>
          </table:table-cell>
          <table:table-cell table:style-name="ce1276" table:formula="of:=IF(OR([.L243]=&quot;Technical&quot;;[.L243]=&quot;General&quot;);[.T243];&quot;&quot;)">
            <text:p/>
          </table:table-cell>
        </table:table-row>
        <table:table-row table:style-name="ro2">
          <table:table-cell table:style-name="ce276" table:number-columns-repeated="11"/>
          <table:table-cell table:style-name="ce276"/>
          <table:table-cell table:style-name="ce276" table:number-columns-repeated="3"/>
          <table:table-cell table:style-name="ce776"/>
          <table:table-cell table:style-name="ce276" table:number-columns-repeated="2"/>
          <table:table-cell table:style-name="ce776"/>
          <table:table-cell table:style-name="ce276"/>
          <table:table-cell table:style-name="ce776"/>
          <table:table-cell table:style-name="ce276" table:number-columns-repeated="6"/>
          <table:table-cell table:style-name="ce1277" table:formula="of:=IF([.L244]=&quot;Editorial&quot;;[.T244];&quot;&quot;)">
            <text:p/>
          </table:table-cell>
          <table:table-cell table:style-name="ce1277" table:formula="of:=IF(OR([.L244]=&quot;Technical&quot;;[.L244]=&quot;General&quot;);[.T244];&quot;&quot;)">
            <text:p/>
          </table:table-cell>
        </table:table-row>
        <table:table-row table:style-name="ro2">
          <table:table-cell table:style-name="ce277" table:number-columns-repeated="11"/>
          <table:table-cell table:style-name="ce277"/>
          <table:table-cell table:style-name="ce277" table:number-columns-repeated="3"/>
          <table:table-cell table:style-name="ce777"/>
          <table:table-cell table:style-name="ce277" table:number-columns-repeated="2"/>
          <table:table-cell table:style-name="ce777"/>
          <table:table-cell table:style-name="ce277"/>
          <table:table-cell table:style-name="ce777"/>
          <table:table-cell table:style-name="ce277" table:number-columns-repeated="6"/>
          <table:table-cell table:style-name="ce1278" table:formula="of:=IF([.L245]=&quot;Editorial&quot;;[.T245];&quot;&quot;)">
            <text:p/>
          </table:table-cell>
          <table:table-cell table:style-name="ce1278" table:formula="of:=IF(OR([.L245]=&quot;Technical&quot;;[.L245]=&quot;General&quot;);[.T245];&quot;&quot;)">
            <text:p/>
          </table:table-cell>
        </table:table-row>
        <table:table-row table:style-name="ro2">
          <table:table-cell table:style-name="ce278" table:number-columns-repeated="11"/>
          <table:table-cell table:style-name="ce278"/>
          <table:table-cell table:style-name="ce278" table:number-columns-repeated="3"/>
          <table:table-cell table:style-name="ce778"/>
          <table:table-cell table:style-name="ce278" table:number-columns-repeated="2"/>
          <table:table-cell table:style-name="ce778"/>
          <table:table-cell table:style-name="ce278"/>
          <table:table-cell table:style-name="ce778"/>
          <table:table-cell table:style-name="ce278" table:number-columns-repeated="6"/>
          <table:table-cell table:style-name="ce1279" table:formula="of:=IF([.L246]=&quot;Editorial&quot;;[.T246];&quot;&quot;)">
            <text:p/>
          </table:table-cell>
          <table:table-cell table:style-name="ce1279" table:formula="of:=IF(OR([.L246]=&quot;Technical&quot;;[.L246]=&quot;General&quot;);[.T246];&quot;&quot;)">
            <text:p/>
          </table:table-cell>
        </table:table-row>
        <table:table-row table:style-name="ro2">
          <table:table-cell table:style-name="ce279" table:number-columns-repeated="11"/>
          <table:table-cell table:style-name="ce279"/>
          <table:table-cell table:style-name="ce279" table:number-columns-repeated="3"/>
          <table:table-cell table:style-name="ce779"/>
          <table:table-cell table:style-name="ce279" table:number-columns-repeated="2"/>
          <table:table-cell table:style-name="ce779"/>
          <table:table-cell table:style-name="ce279"/>
          <table:table-cell table:style-name="ce779"/>
          <table:table-cell table:style-name="ce279" table:number-columns-repeated="6"/>
          <table:table-cell table:style-name="ce1280" table:formula="of:=IF([.L247]=&quot;Editorial&quot;;[.T247];&quot;&quot;)">
            <text:p/>
          </table:table-cell>
          <table:table-cell table:style-name="ce1280" table:formula="of:=IF(OR([.L247]=&quot;Technical&quot;;[.L247]=&quot;General&quot;);[.T247];&quot;&quot;)">
            <text:p/>
          </table:table-cell>
        </table:table-row>
        <table:table-row table:style-name="ro2">
          <table:table-cell table:style-name="ce280" table:number-columns-repeated="11"/>
          <table:table-cell table:style-name="ce280"/>
          <table:table-cell table:style-name="ce280" table:number-columns-repeated="3"/>
          <table:table-cell table:style-name="ce780"/>
          <table:table-cell table:style-name="ce280" table:number-columns-repeated="2"/>
          <table:table-cell table:style-name="ce780"/>
          <table:table-cell table:style-name="ce280"/>
          <table:table-cell table:style-name="ce780"/>
          <table:table-cell table:style-name="ce280" table:number-columns-repeated="6"/>
          <table:table-cell table:style-name="ce1281" table:formula="of:=IF([.L248]=&quot;Editorial&quot;;[.T248];&quot;&quot;)">
            <text:p/>
          </table:table-cell>
          <table:table-cell table:style-name="ce1281" table:formula="of:=IF(OR([.L248]=&quot;Technical&quot;;[.L248]=&quot;General&quot;);[.T248];&quot;&quot;)">
            <text:p/>
          </table:table-cell>
        </table:table-row>
        <table:table-row table:style-name="ro2">
          <table:table-cell table:style-name="ce281" table:number-columns-repeated="11"/>
          <table:table-cell table:style-name="ce281"/>
          <table:table-cell table:style-name="ce281" table:number-columns-repeated="3"/>
          <table:table-cell table:style-name="ce781"/>
          <table:table-cell table:style-name="ce281" table:number-columns-repeated="2"/>
          <table:table-cell table:style-name="ce781"/>
          <table:table-cell table:style-name="ce281"/>
          <table:table-cell table:style-name="ce781"/>
          <table:table-cell table:style-name="ce281" table:number-columns-repeated="6"/>
          <table:table-cell table:style-name="ce1282" table:formula="of:=IF([.L249]=&quot;Editorial&quot;;[.T249];&quot;&quot;)">
            <text:p/>
          </table:table-cell>
          <table:table-cell table:style-name="ce1282" table:formula="of:=IF(OR([.L249]=&quot;Technical&quot;;[.L249]=&quot;General&quot;);[.T249];&quot;&quot;)">
            <text:p/>
          </table:table-cell>
        </table:table-row>
        <table:table-row table:style-name="ro2">
          <table:table-cell table:style-name="ce282" table:number-columns-repeated="11"/>
          <table:table-cell table:style-name="ce282"/>
          <table:table-cell table:style-name="ce282" table:number-columns-repeated="3"/>
          <table:table-cell table:style-name="ce782"/>
          <table:table-cell table:style-name="ce282" table:number-columns-repeated="2"/>
          <table:table-cell table:style-name="ce782"/>
          <table:table-cell table:style-name="ce282"/>
          <table:table-cell table:style-name="ce782"/>
          <table:table-cell table:style-name="ce282" table:number-columns-repeated="6"/>
          <table:table-cell table:style-name="ce1283" table:formula="of:=IF([.L250]=&quot;Editorial&quot;;[.T250];&quot;&quot;)">
            <text:p/>
          </table:table-cell>
          <table:table-cell table:style-name="ce1283" table:formula="of:=IF(OR([.L250]=&quot;Technical&quot;;[.L250]=&quot;General&quot;);[.T250];&quot;&quot;)">
            <text:p/>
          </table:table-cell>
        </table:table-row>
        <table:table-row table:style-name="ro2">
          <table:table-cell table:style-name="ce283" table:number-columns-repeated="11"/>
          <table:table-cell table:style-name="ce283"/>
          <table:table-cell table:style-name="ce283" table:number-columns-repeated="3"/>
          <table:table-cell table:style-name="ce783"/>
          <table:table-cell table:style-name="ce283" table:number-columns-repeated="2"/>
          <table:table-cell table:style-name="ce783"/>
          <table:table-cell table:style-name="ce283"/>
          <table:table-cell table:style-name="ce783"/>
          <table:table-cell table:style-name="ce283" table:number-columns-repeated="6"/>
          <table:table-cell table:style-name="ce1284" table:formula="of:=IF([.L251]=&quot;Editorial&quot;;[.T251];&quot;&quot;)">
            <text:p/>
          </table:table-cell>
          <table:table-cell table:style-name="ce1284" table:formula="of:=IF(OR([.L251]=&quot;Technical&quot;;[.L251]=&quot;General&quot;);[.T251];&quot;&quot;)">
            <text:p/>
          </table:table-cell>
        </table:table-row>
        <table:table-row table:style-name="ro2">
          <table:table-cell table:style-name="ce284" table:number-columns-repeated="11"/>
          <table:table-cell table:style-name="ce284"/>
          <table:table-cell table:style-name="ce284" table:number-columns-repeated="3"/>
          <table:table-cell table:style-name="ce784"/>
          <table:table-cell table:style-name="ce284" table:number-columns-repeated="2"/>
          <table:table-cell table:style-name="ce784"/>
          <table:table-cell table:style-name="ce284"/>
          <table:table-cell table:style-name="ce784"/>
          <table:table-cell table:style-name="ce284" table:number-columns-repeated="6"/>
          <table:table-cell table:style-name="ce1285" table:formula="of:=IF([.L252]=&quot;Editorial&quot;;[.T252];&quot;&quot;)">
            <text:p/>
          </table:table-cell>
          <table:table-cell table:style-name="ce1285" table:formula="of:=IF(OR([.L252]=&quot;Technical&quot;;[.L252]=&quot;General&quot;);[.T252];&quot;&quot;)">
            <text:p/>
          </table:table-cell>
        </table:table-row>
        <table:table-row table:style-name="ro2">
          <table:table-cell table:style-name="ce285" table:number-columns-repeated="11"/>
          <table:table-cell table:style-name="ce285"/>
          <table:table-cell table:style-name="ce285" table:number-columns-repeated="3"/>
          <table:table-cell table:style-name="ce785"/>
          <table:table-cell table:style-name="ce285" table:number-columns-repeated="2"/>
          <table:table-cell table:style-name="ce785"/>
          <table:table-cell table:style-name="ce285"/>
          <table:table-cell table:style-name="ce785"/>
          <table:table-cell table:style-name="ce285" table:number-columns-repeated="6"/>
          <table:table-cell table:style-name="ce1286" table:formula="of:=IF([.L253]=&quot;Editorial&quot;;[.T253];&quot;&quot;)">
            <text:p/>
          </table:table-cell>
          <table:table-cell table:style-name="ce1286" table:formula="of:=IF(OR([.L253]=&quot;Technical&quot;;[.L253]=&quot;General&quot;);[.T253];&quot;&quot;)">
            <text:p/>
          </table:table-cell>
        </table:table-row>
        <table:table-row table:style-name="ro2">
          <table:table-cell table:style-name="ce286" table:number-columns-repeated="11"/>
          <table:table-cell table:style-name="ce286"/>
          <table:table-cell table:style-name="ce286" table:number-columns-repeated="3"/>
          <table:table-cell table:style-name="ce786"/>
          <table:table-cell table:style-name="ce286" table:number-columns-repeated="2"/>
          <table:table-cell table:style-name="ce786"/>
          <table:table-cell table:style-name="ce286"/>
          <table:table-cell table:style-name="ce786"/>
          <table:table-cell table:style-name="ce286" table:number-columns-repeated="6"/>
          <table:table-cell table:style-name="ce1287" table:formula="of:=IF([.L254]=&quot;Editorial&quot;;[.T254];&quot;&quot;)">
            <text:p/>
          </table:table-cell>
          <table:table-cell table:style-name="ce1287" table:formula="of:=IF(OR([.L254]=&quot;Technical&quot;;[.L254]=&quot;General&quot;);[.T254];&quot;&quot;)">
            <text:p/>
          </table:table-cell>
        </table:table-row>
        <table:table-row table:style-name="ro2">
          <table:table-cell table:style-name="ce287" table:number-columns-repeated="11"/>
          <table:table-cell table:style-name="ce287"/>
          <table:table-cell table:style-name="ce287" table:number-columns-repeated="3"/>
          <table:table-cell table:style-name="ce787"/>
          <table:table-cell table:style-name="ce287" table:number-columns-repeated="2"/>
          <table:table-cell table:style-name="ce787"/>
          <table:table-cell table:style-name="ce287"/>
          <table:table-cell table:style-name="ce787"/>
          <table:table-cell table:style-name="ce287" table:number-columns-repeated="6"/>
          <table:table-cell table:style-name="ce1288" table:formula="of:=IF([.L255]=&quot;Editorial&quot;;[.T255];&quot;&quot;)">
            <text:p/>
          </table:table-cell>
          <table:table-cell table:style-name="ce1288" table:formula="of:=IF(OR([.L255]=&quot;Technical&quot;;[.L255]=&quot;General&quot;);[.T255];&quot;&quot;)">
            <text:p/>
          </table:table-cell>
        </table:table-row>
        <table:table-row table:style-name="ro2">
          <table:table-cell table:style-name="ce288" table:number-columns-repeated="11"/>
          <table:table-cell table:style-name="ce288"/>
          <table:table-cell table:style-name="ce288" table:number-columns-repeated="3"/>
          <table:table-cell table:style-name="ce788"/>
          <table:table-cell table:style-name="ce288" table:number-columns-repeated="2"/>
          <table:table-cell table:style-name="ce788"/>
          <table:table-cell table:style-name="ce288"/>
          <table:table-cell table:style-name="ce788"/>
          <table:table-cell table:style-name="ce288" table:number-columns-repeated="6"/>
          <table:table-cell table:style-name="ce1289" table:formula="of:=IF([.L256]=&quot;Editorial&quot;;[.T256];&quot;&quot;)">
            <text:p/>
          </table:table-cell>
          <table:table-cell table:style-name="ce1289" table:formula="of:=IF(OR([.L256]=&quot;Technical&quot;;[.L256]=&quot;General&quot;);[.T256];&quot;&quot;)">
            <text:p/>
          </table:table-cell>
        </table:table-row>
        <table:table-row table:style-name="ro2">
          <table:table-cell table:style-name="ce289" table:number-columns-repeated="11"/>
          <table:table-cell table:style-name="ce289"/>
          <table:table-cell table:style-name="ce289" table:number-columns-repeated="3"/>
          <table:table-cell table:style-name="ce789"/>
          <table:table-cell table:style-name="ce289" table:number-columns-repeated="2"/>
          <table:table-cell table:style-name="ce789"/>
          <table:table-cell table:style-name="ce289"/>
          <table:table-cell table:style-name="ce789"/>
          <table:table-cell table:style-name="ce289" table:number-columns-repeated="6"/>
          <table:table-cell table:style-name="ce1290" table:formula="of:=IF([.L257]=&quot;Editorial&quot;;[.T257];&quot;&quot;)">
            <text:p/>
          </table:table-cell>
          <table:table-cell table:style-name="ce1290" table:formula="of:=IF(OR([.L257]=&quot;Technical&quot;;[.L257]=&quot;General&quot;);[.T257];&quot;&quot;)">
            <text:p/>
          </table:table-cell>
        </table:table-row>
        <table:table-row table:style-name="ro2">
          <table:table-cell table:style-name="ce290" table:number-columns-repeated="11"/>
          <table:table-cell table:style-name="ce290"/>
          <table:table-cell table:style-name="ce290" table:number-columns-repeated="3"/>
          <table:table-cell table:style-name="ce790"/>
          <table:table-cell table:style-name="ce290" table:number-columns-repeated="2"/>
          <table:table-cell table:style-name="ce790"/>
          <table:table-cell table:style-name="ce290"/>
          <table:table-cell table:style-name="ce790"/>
          <table:table-cell table:style-name="ce290" table:number-columns-repeated="6"/>
          <table:table-cell table:style-name="ce1291" table:formula="of:=IF([.L258]=&quot;Editorial&quot;;[.T258];&quot;&quot;)">
            <text:p/>
          </table:table-cell>
          <table:table-cell table:style-name="ce1291" table:formula="of:=IF(OR([.L258]=&quot;Technical&quot;;[.L258]=&quot;General&quot;);[.T258];&quot;&quot;)">
            <text:p/>
          </table:table-cell>
        </table:table-row>
        <table:table-row table:style-name="ro2">
          <table:table-cell table:style-name="ce291" table:number-columns-repeated="11"/>
          <table:table-cell table:style-name="ce291"/>
          <table:table-cell table:style-name="ce291" table:number-columns-repeated="3"/>
          <table:table-cell table:style-name="ce791"/>
          <table:table-cell table:style-name="ce291" table:number-columns-repeated="2"/>
          <table:table-cell table:style-name="ce791"/>
          <table:table-cell table:style-name="ce291"/>
          <table:table-cell table:style-name="ce791"/>
          <table:table-cell table:style-name="ce291" table:number-columns-repeated="6"/>
          <table:table-cell table:style-name="ce1292" table:formula="of:=IF([.L259]=&quot;Editorial&quot;;[.T259];&quot;&quot;)">
            <text:p/>
          </table:table-cell>
          <table:table-cell table:style-name="ce1292" table:formula="of:=IF(OR([.L259]=&quot;Technical&quot;;[.L259]=&quot;General&quot;);[.T259];&quot;&quot;)">
            <text:p/>
          </table:table-cell>
        </table:table-row>
        <table:table-row table:style-name="ro2">
          <table:table-cell table:style-name="ce292" table:number-columns-repeated="11"/>
          <table:table-cell table:style-name="ce292"/>
          <table:table-cell table:style-name="ce292" table:number-columns-repeated="3"/>
          <table:table-cell table:style-name="ce792"/>
          <table:table-cell table:style-name="ce292" table:number-columns-repeated="2"/>
          <table:table-cell table:style-name="ce792"/>
          <table:table-cell table:style-name="ce292"/>
          <table:table-cell table:style-name="ce792"/>
          <table:table-cell table:style-name="ce292" table:number-columns-repeated="6"/>
          <table:table-cell table:style-name="ce1293" table:formula="of:=IF([.L260]=&quot;Editorial&quot;;[.T260];&quot;&quot;)">
            <text:p/>
          </table:table-cell>
          <table:table-cell table:style-name="ce1293" table:formula="of:=IF(OR([.L260]=&quot;Technical&quot;;[.L260]=&quot;General&quot;);[.T260];&quot;&quot;)">
            <text:p/>
          </table:table-cell>
        </table:table-row>
        <table:table-row table:style-name="ro2">
          <table:table-cell table:style-name="ce293" table:number-columns-repeated="11"/>
          <table:table-cell table:style-name="ce293"/>
          <table:table-cell table:style-name="ce293" table:number-columns-repeated="3"/>
          <table:table-cell table:style-name="ce793"/>
          <table:table-cell table:style-name="ce293" table:number-columns-repeated="2"/>
          <table:table-cell table:style-name="ce793"/>
          <table:table-cell table:style-name="ce293"/>
          <table:table-cell table:style-name="ce793"/>
          <table:table-cell table:style-name="ce293" table:number-columns-repeated="6"/>
          <table:table-cell table:style-name="ce1294" table:formula="of:=IF([.L261]=&quot;Editorial&quot;;[.T261];&quot;&quot;)">
            <text:p/>
          </table:table-cell>
          <table:table-cell table:style-name="ce1294" table:formula="of:=IF(OR([.L261]=&quot;Technical&quot;;[.L261]=&quot;General&quot;);[.T261];&quot;&quot;)">
            <text:p/>
          </table:table-cell>
        </table:table-row>
        <table:table-row table:style-name="ro2">
          <table:table-cell table:style-name="ce294" table:number-columns-repeated="11"/>
          <table:table-cell table:style-name="ce294"/>
          <table:table-cell table:style-name="ce294" table:number-columns-repeated="3"/>
          <table:table-cell table:style-name="ce794"/>
          <table:table-cell table:style-name="ce294" table:number-columns-repeated="2"/>
          <table:table-cell table:style-name="ce794"/>
          <table:table-cell table:style-name="ce294"/>
          <table:table-cell table:style-name="ce794"/>
          <table:table-cell table:style-name="ce294" table:number-columns-repeated="6"/>
          <table:table-cell table:style-name="ce1295" table:formula="of:=IF([.L262]=&quot;Editorial&quot;;[.T262];&quot;&quot;)">
            <text:p/>
          </table:table-cell>
          <table:table-cell table:style-name="ce1295" table:formula="of:=IF(OR([.L262]=&quot;Technical&quot;;[.L262]=&quot;General&quot;);[.T262];&quot;&quot;)">
            <text:p/>
          </table:table-cell>
        </table:table-row>
        <table:table-row table:style-name="ro2">
          <table:table-cell table:style-name="ce295" table:number-columns-repeated="11"/>
          <table:table-cell table:style-name="ce295"/>
          <table:table-cell table:style-name="ce295" table:number-columns-repeated="3"/>
          <table:table-cell table:style-name="ce795"/>
          <table:table-cell table:style-name="ce295" table:number-columns-repeated="2"/>
          <table:table-cell table:style-name="ce795"/>
          <table:table-cell table:style-name="ce295"/>
          <table:table-cell table:style-name="ce795"/>
          <table:table-cell table:style-name="ce295" table:number-columns-repeated="6"/>
          <table:table-cell table:style-name="ce1296" table:formula="of:=IF([.L263]=&quot;Editorial&quot;;[.T263];&quot;&quot;)">
            <text:p/>
          </table:table-cell>
          <table:table-cell table:style-name="ce1296" table:formula="of:=IF(OR([.L263]=&quot;Technical&quot;;[.L263]=&quot;General&quot;);[.T263];&quot;&quot;)">
            <text:p/>
          </table:table-cell>
        </table:table-row>
        <table:table-row table:style-name="ro2">
          <table:table-cell table:style-name="ce296" table:number-columns-repeated="11"/>
          <table:table-cell table:style-name="ce296"/>
          <table:table-cell table:style-name="ce296" table:number-columns-repeated="3"/>
          <table:table-cell table:style-name="ce796"/>
          <table:table-cell table:style-name="ce296" table:number-columns-repeated="2"/>
          <table:table-cell table:style-name="ce796"/>
          <table:table-cell table:style-name="ce296"/>
          <table:table-cell table:style-name="ce796"/>
          <table:table-cell table:style-name="ce296" table:number-columns-repeated="6"/>
          <table:table-cell table:style-name="ce1297" table:formula="of:=IF([.L264]=&quot;Editorial&quot;;[.T264];&quot;&quot;)">
            <text:p/>
          </table:table-cell>
          <table:table-cell table:style-name="ce1297" table:formula="of:=IF(OR([.L264]=&quot;Technical&quot;;[.L264]=&quot;General&quot;);[.T264];&quot;&quot;)">
            <text:p/>
          </table:table-cell>
        </table:table-row>
        <table:table-row table:style-name="ro2">
          <table:table-cell table:style-name="ce297" table:number-columns-repeated="11"/>
          <table:table-cell table:style-name="ce297"/>
          <table:table-cell table:style-name="ce297" table:number-columns-repeated="3"/>
          <table:table-cell table:style-name="ce797"/>
          <table:table-cell table:style-name="ce297" table:number-columns-repeated="2"/>
          <table:table-cell table:style-name="ce797"/>
          <table:table-cell table:style-name="ce297"/>
          <table:table-cell table:style-name="ce797"/>
          <table:table-cell table:style-name="ce297" table:number-columns-repeated="6"/>
          <table:table-cell table:style-name="ce1298" table:formula="of:=IF([.L265]=&quot;Editorial&quot;;[.T265];&quot;&quot;)">
            <text:p/>
          </table:table-cell>
          <table:table-cell table:style-name="ce1298" table:formula="of:=IF(OR([.L265]=&quot;Technical&quot;;[.L265]=&quot;General&quot;);[.T265];&quot;&quot;)">
            <text:p/>
          </table:table-cell>
        </table:table-row>
        <table:table-row table:style-name="ro2">
          <table:table-cell table:style-name="ce298" table:number-columns-repeated="11"/>
          <table:table-cell table:style-name="ce298"/>
          <table:table-cell table:style-name="ce298" table:number-columns-repeated="3"/>
          <table:table-cell table:style-name="ce798"/>
          <table:table-cell table:style-name="ce298" table:number-columns-repeated="2"/>
          <table:table-cell table:style-name="ce798"/>
          <table:table-cell table:style-name="ce298"/>
          <table:table-cell table:style-name="ce798"/>
          <table:table-cell table:style-name="ce298" table:number-columns-repeated="6"/>
          <table:table-cell table:style-name="ce1299" table:formula="of:=IF([.L266]=&quot;Editorial&quot;;[.T266];&quot;&quot;)">
            <text:p/>
          </table:table-cell>
          <table:table-cell table:style-name="ce1299" table:formula="of:=IF(OR([.L266]=&quot;Technical&quot;;[.L266]=&quot;General&quot;);[.T266];&quot;&quot;)">
            <text:p/>
          </table:table-cell>
        </table:table-row>
        <table:table-row table:style-name="ro2">
          <table:table-cell table:style-name="ce299" table:number-columns-repeated="11"/>
          <table:table-cell table:style-name="ce299"/>
          <table:table-cell table:style-name="ce299" table:number-columns-repeated="3"/>
          <table:table-cell table:style-name="ce799"/>
          <table:table-cell table:style-name="ce299" table:number-columns-repeated="2"/>
          <table:table-cell table:style-name="ce799"/>
          <table:table-cell table:style-name="ce299"/>
          <table:table-cell table:style-name="ce799"/>
          <table:table-cell table:style-name="ce299" table:number-columns-repeated="6"/>
          <table:table-cell table:style-name="ce1300" table:formula="of:=IF([.L267]=&quot;Editorial&quot;;[.T267];&quot;&quot;)">
            <text:p/>
          </table:table-cell>
          <table:table-cell table:style-name="ce1300" table:formula="of:=IF(OR([.L267]=&quot;Technical&quot;;[.L267]=&quot;General&quot;);[.T267];&quot;&quot;)">
            <text:p/>
          </table:table-cell>
        </table:table-row>
        <table:table-row table:style-name="ro2">
          <table:table-cell table:style-name="ce300" table:number-columns-repeated="11"/>
          <table:table-cell table:style-name="ce300"/>
          <table:table-cell table:style-name="ce300" table:number-columns-repeated="3"/>
          <table:table-cell table:style-name="ce800"/>
          <table:table-cell table:style-name="ce300" table:number-columns-repeated="2"/>
          <table:table-cell table:style-name="ce800"/>
          <table:table-cell table:style-name="ce300"/>
          <table:table-cell table:style-name="ce800"/>
          <table:table-cell table:style-name="ce300" table:number-columns-repeated="6"/>
          <table:table-cell table:style-name="ce1301" table:formula="of:=IF([.L268]=&quot;Editorial&quot;;[.T268];&quot;&quot;)">
            <text:p/>
          </table:table-cell>
          <table:table-cell table:style-name="ce1301" table:formula="of:=IF(OR([.L268]=&quot;Technical&quot;;[.L268]=&quot;General&quot;);[.T268];&quot;&quot;)">
            <text:p/>
          </table:table-cell>
        </table:table-row>
        <table:table-row table:style-name="ro2">
          <table:table-cell table:style-name="ce301" table:number-columns-repeated="11"/>
          <table:table-cell table:style-name="ce301"/>
          <table:table-cell table:style-name="ce301" table:number-columns-repeated="3"/>
          <table:table-cell table:style-name="ce801"/>
          <table:table-cell table:style-name="ce301" table:number-columns-repeated="2"/>
          <table:table-cell table:style-name="ce801"/>
          <table:table-cell table:style-name="ce301"/>
          <table:table-cell table:style-name="ce801"/>
          <table:table-cell table:style-name="ce301" table:number-columns-repeated="6"/>
          <table:table-cell table:style-name="ce1302" table:formula="of:=IF([.L269]=&quot;Editorial&quot;;[.T269];&quot;&quot;)">
            <text:p/>
          </table:table-cell>
          <table:table-cell table:style-name="ce1302" table:formula="of:=IF(OR([.L269]=&quot;Technical&quot;;[.L269]=&quot;General&quot;);[.T269];&quot;&quot;)">
            <text:p/>
          </table:table-cell>
        </table:table-row>
        <table:table-row table:style-name="ro2">
          <table:table-cell table:style-name="ce302" table:number-columns-repeated="11"/>
          <table:table-cell table:style-name="ce302"/>
          <table:table-cell table:style-name="ce302" table:number-columns-repeated="3"/>
          <table:table-cell table:style-name="ce802"/>
          <table:table-cell table:style-name="ce302" table:number-columns-repeated="2"/>
          <table:table-cell table:style-name="ce802"/>
          <table:table-cell table:style-name="ce302"/>
          <table:table-cell table:style-name="ce802"/>
          <table:table-cell table:style-name="ce302" table:number-columns-repeated="6"/>
          <table:table-cell table:style-name="ce1303" table:formula="of:=IF([.L270]=&quot;Editorial&quot;;[.T270];&quot;&quot;)">
            <text:p/>
          </table:table-cell>
          <table:table-cell table:style-name="ce1303" table:formula="of:=IF(OR([.L270]=&quot;Technical&quot;;[.L270]=&quot;General&quot;);[.T270];&quot;&quot;)">
            <text:p/>
          </table:table-cell>
        </table:table-row>
        <table:table-row table:style-name="ro2">
          <table:table-cell table:style-name="ce303" table:number-columns-repeated="11"/>
          <table:table-cell table:style-name="ce303"/>
          <table:table-cell table:style-name="ce303" table:number-columns-repeated="3"/>
          <table:table-cell table:style-name="ce803"/>
          <table:table-cell table:style-name="ce303" table:number-columns-repeated="2"/>
          <table:table-cell table:style-name="ce803"/>
          <table:table-cell table:style-name="ce303"/>
          <table:table-cell table:style-name="ce803"/>
          <table:table-cell table:style-name="ce303" table:number-columns-repeated="6"/>
          <table:table-cell table:style-name="ce1304" table:formula="of:=IF([.L271]=&quot;Editorial&quot;;[.T271];&quot;&quot;)">
            <text:p/>
          </table:table-cell>
          <table:table-cell table:style-name="ce1304" table:formula="of:=IF(OR([.L271]=&quot;Technical&quot;;[.L271]=&quot;General&quot;);[.T271];&quot;&quot;)">
            <text:p/>
          </table:table-cell>
        </table:table-row>
        <table:table-row table:style-name="ro2">
          <table:table-cell table:style-name="ce304" table:number-columns-repeated="11"/>
          <table:table-cell table:style-name="ce304"/>
          <table:table-cell table:style-name="ce304" table:number-columns-repeated="3"/>
          <table:table-cell table:style-name="ce804"/>
          <table:table-cell table:style-name="ce304" table:number-columns-repeated="2"/>
          <table:table-cell table:style-name="ce804"/>
          <table:table-cell table:style-name="ce304"/>
          <table:table-cell table:style-name="ce804"/>
          <table:table-cell table:style-name="ce304" table:number-columns-repeated="6"/>
          <table:table-cell table:style-name="ce1305" table:formula="of:=IF([.L272]=&quot;Editorial&quot;;[.T272];&quot;&quot;)">
            <text:p/>
          </table:table-cell>
          <table:table-cell table:style-name="ce1305" table:formula="of:=IF(OR([.L272]=&quot;Technical&quot;;[.L272]=&quot;General&quot;);[.T272];&quot;&quot;)">
            <text:p/>
          </table:table-cell>
        </table:table-row>
        <table:table-row table:style-name="ro2">
          <table:table-cell table:style-name="ce305" table:number-columns-repeated="11"/>
          <table:table-cell table:style-name="ce305"/>
          <table:table-cell table:style-name="ce305" table:number-columns-repeated="3"/>
          <table:table-cell table:style-name="ce805"/>
          <table:table-cell table:style-name="ce305" table:number-columns-repeated="2"/>
          <table:table-cell table:style-name="ce805"/>
          <table:table-cell table:style-name="ce305"/>
          <table:table-cell table:style-name="ce805"/>
          <table:table-cell table:style-name="ce305" table:number-columns-repeated="6"/>
          <table:table-cell table:style-name="ce1306" table:formula="of:=IF([.L273]=&quot;Editorial&quot;;[.T273];&quot;&quot;)">
            <text:p/>
          </table:table-cell>
          <table:table-cell table:style-name="ce1306" table:formula="of:=IF(OR([.L273]=&quot;Technical&quot;;[.L273]=&quot;General&quot;);[.T273];&quot;&quot;)">
            <text:p/>
          </table:table-cell>
        </table:table-row>
        <table:table-row table:style-name="ro2">
          <table:table-cell table:style-name="ce306" table:number-columns-repeated="11"/>
          <table:table-cell table:style-name="ce306"/>
          <table:table-cell table:style-name="ce306" table:number-columns-repeated="3"/>
          <table:table-cell table:style-name="ce806"/>
          <table:table-cell table:style-name="ce306" table:number-columns-repeated="2"/>
          <table:table-cell table:style-name="ce806"/>
          <table:table-cell table:style-name="ce306"/>
          <table:table-cell table:style-name="ce806"/>
          <table:table-cell table:style-name="ce306" table:number-columns-repeated="6"/>
          <table:table-cell table:style-name="ce1307" table:formula="of:=IF([.L274]=&quot;Editorial&quot;;[.T274];&quot;&quot;)">
            <text:p/>
          </table:table-cell>
          <table:table-cell table:style-name="ce1307" table:formula="of:=IF(OR([.L274]=&quot;Technical&quot;;[.L274]=&quot;General&quot;);[.T274];&quot;&quot;)">
            <text:p/>
          </table:table-cell>
        </table:table-row>
        <table:table-row table:style-name="ro2">
          <table:table-cell table:style-name="ce307" table:number-columns-repeated="11"/>
          <table:table-cell table:style-name="ce307"/>
          <table:table-cell table:style-name="ce307" table:number-columns-repeated="3"/>
          <table:table-cell table:style-name="ce807"/>
          <table:table-cell table:style-name="ce307" table:number-columns-repeated="2"/>
          <table:table-cell table:style-name="ce807"/>
          <table:table-cell table:style-name="ce307"/>
          <table:table-cell table:style-name="ce807"/>
          <table:table-cell table:style-name="ce307" table:number-columns-repeated="6"/>
          <table:table-cell table:style-name="ce1308" table:formula="of:=IF([.L275]=&quot;Editorial&quot;;[.T275];&quot;&quot;)">
            <text:p/>
          </table:table-cell>
          <table:table-cell table:style-name="ce1308" table:formula="of:=IF(OR([.L275]=&quot;Technical&quot;;[.L275]=&quot;General&quot;);[.T275];&quot;&quot;)">
            <text:p/>
          </table:table-cell>
        </table:table-row>
        <table:table-row table:style-name="ro2">
          <table:table-cell table:style-name="ce308" table:number-columns-repeated="11"/>
          <table:table-cell table:style-name="ce308"/>
          <table:table-cell table:style-name="ce308" table:number-columns-repeated="3"/>
          <table:table-cell table:style-name="ce808"/>
          <table:table-cell table:style-name="ce308" table:number-columns-repeated="2"/>
          <table:table-cell table:style-name="ce808"/>
          <table:table-cell table:style-name="ce308"/>
          <table:table-cell table:style-name="ce808"/>
          <table:table-cell table:style-name="ce308" table:number-columns-repeated="6"/>
          <table:table-cell table:style-name="ce1309" table:formula="of:=IF([.L276]=&quot;Editorial&quot;;[.T276];&quot;&quot;)">
            <text:p/>
          </table:table-cell>
          <table:table-cell table:style-name="ce1309" table:formula="of:=IF(OR([.L276]=&quot;Technical&quot;;[.L276]=&quot;General&quot;);[.T276];&quot;&quot;)">
            <text:p/>
          </table:table-cell>
        </table:table-row>
        <table:table-row table:style-name="ro2">
          <table:table-cell table:style-name="ce309" table:number-columns-repeated="11"/>
          <table:table-cell table:style-name="ce309"/>
          <table:table-cell table:style-name="ce309" table:number-columns-repeated="3"/>
          <table:table-cell table:style-name="ce809"/>
          <table:table-cell table:style-name="ce309" table:number-columns-repeated="2"/>
          <table:table-cell table:style-name="ce809"/>
          <table:table-cell table:style-name="ce309"/>
          <table:table-cell table:style-name="ce809"/>
          <table:table-cell table:style-name="ce309" table:number-columns-repeated="6"/>
          <table:table-cell table:style-name="ce1310" table:formula="of:=IF([.L277]=&quot;Editorial&quot;;[.T277];&quot;&quot;)">
            <text:p/>
          </table:table-cell>
          <table:table-cell table:style-name="ce1310" table:formula="of:=IF(OR([.L277]=&quot;Technical&quot;;[.L277]=&quot;General&quot;);[.T277];&quot;&quot;)">
            <text:p/>
          </table:table-cell>
        </table:table-row>
        <table:table-row table:style-name="ro2">
          <table:table-cell table:style-name="ce310" table:number-columns-repeated="11"/>
          <table:table-cell table:style-name="ce310"/>
          <table:table-cell table:style-name="ce310" table:number-columns-repeated="3"/>
          <table:table-cell table:style-name="ce810"/>
          <table:table-cell table:style-name="ce310" table:number-columns-repeated="2"/>
          <table:table-cell table:style-name="ce810"/>
          <table:table-cell table:style-name="ce310"/>
          <table:table-cell table:style-name="ce810"/>
          <table:table-cell table:style-name="ce310" table:number-columns-repeated="6"/>
          <table:table-cell table:style-name="ce1311" table:formula="of:=IF([.L278]=&quot;Editorial&quot;;[.T278];&quot;&quot;)">
            <text:p/>
          </table:table-cell>
          <table:table-cell table:style-name="ce1311" table:formula="of:=IF(OR([.L278]=&quot;Technical&quot;;[.L278]=&quot;General&quot;);[.T278];&quot;&quot;)">
            <text:p/>
          </table:table-cell>
        </table:table-row>
        <table:table-row table:style-name="ro2">
          <table:table-cell table:style-name="ce311" table:number-columns-repeated="11"/>
          <table:table-cell table:style-name="ce311"/>
          <table:table-cell table:style-name="ce311" table:number-columns-repeated="3"/>
          <table:table-cell table:style-name="ce811"/>
          <table:table-cell table:style-name="ce311" table:number-columns-repeated="2"/>
          <table:table-cell table:style-name="ce811"/>
          <table:table-cell table:style-name="ce311"/>
          <table:table-cell table:style-name="ce811"/>
          <table:table-cell table:style-name="ce311" table:number-columns-repeated="6"/>
          <table:table-cell table:style-name="ce1312" table:formula="of:=IF([.L279]=&quot;Editorial&quot;;[.T279];&quot;&quot;)">
            <text:p/>
          </table:table-cell>
          <table:table-cell table:style-name="ce1312" table:formula="of:=IF(OR([.L279]=&quot;Technical&quot;;[.L279]=&quot;General&quot;);[.T279];&quot;&quot;)">
            <text:p/>
          </table:table-cell>
        </table:table-row>
        <table:table-row table:style-name="ro2">
          <table:table-cell table:style-name="ce312" table:number-columns-repeated="11"/>
          <table:table-cell table:style-name="ce312"/>
          <table:table-cell table:style-name="ce312" table:number-columns-repeated="3"/>
          <table:table-cell table:style-name="ce812"/>
          <table:table-cell table:style-name="ce312" table:number-columns-repeated="2"/>
          <table:table-cell table:style-name="ce812"/>
          <table:table-cell table:style-name="ce312"/>
          <table:table-cell table:style-name="ce812"/>
          <table:table-cell table:style-name="ce312" table:number-columns-repeated="6"/>
          <table:table-cell table:style-name="ce1313" table:formula="of:=IF([.L280]=&quot;Editorial&quot;;[.T280];&quot;&quot;)">
            <text:p/>
          </table:table-cell>
          <table:table-cell table:style-name="ce1313" table:formula="of:=IF(OR([.L280]=&quot;Technical&quot;;[.L280]=&quot;General&quot;);[.T280];&quot;&quot;)">
            <text:p/>
          </table:table-cell>
        </table:table-row>
        <table:table-row table:style-name="ro2">
          <table:table-cell table:style-name="ce313" table:number-columns-repeated="11"/>
          <table:table-cell table:style-name="ce313"/>
          <table:table-cell table:style-name="ce313" table:number-columns-repeated="3"/>
          <table:table-cell table:style-name="ce813"/>
          <table:table-cell table:style-name="ce313" table:number-columns-repeated="2"/>
          <table:table-cell table:style-name="ce813"/>
          <table:table-cell table:style-name="ce313"/>
          <table:table-cell table:style-name="ce813"/>
          <table:table-cell table:style-name="ce313" table:number-columns-repeated="6"/>
          <table:table-cell table:style-name="ce1314" table:formula="of:=IF([.L281]=&quot;Editorial&quot;;[.T281];&quot;&quot;)">
            <text:p/>
          </table:table-cell>
          <table:table-cell table:style-name="ce1314" table:formula="of:=IF(OR([.L281]=&quot;Technical&quot;;[.L281]=&quot;General&quot;);[.T281];&quot;&quot;)">
            <text:p/>
          </table:table-cell>
        </table:table-row>
        <table:table-row table:style-name="ro2">
          <table:table-cell table:style-name="ce314" table:number-columns-repeated="11"/>
          <table:table-cell table:style-name="ce314"/>
          <table:table-cell table:style-name="ce314" table:number-columns-repeated="3"/>
          <table:table-cell table:style-name="ce814"/>
          <table:table-cell table:style-name="ce314" table:number-columns-repeated="2"/>
          <table:table-cell table:style-name="ce814"/>
          <table:table-cell table:style-name="ce314"/>
          <table:table-cell table:style-name="ce814"/>
          <table:table-cell table:style-name="ce314" table:number-columns-repeated="6"/>
          <table:table-cell table:style-name="ce1315" table:formula="of:=IF([.L282]=&quot;Editorial&quot;;[.T282];&quot;&quot;)">
            <text:p/>
          </table:table-cell>
          <table:table-cell table:style-name="ce1315" table:formula="of:=IF(OR([.L282]=&quot;Technical&quot;;[.L282]=&quot;General&quot;);[.T282];&quot;&quot;)">
            <text:p/>
          </table:table-cell>
        </table:table-row>
        <table:table-row table:style-name="ro2">
          <table:table-cell table:style-name="ce315" table:number-columns-repeated="11"/>
          <table:table-cell table:style-name="ce315"/>
          <table:table-cell table:style-name="ce315" table:number-columns-repeated="3"/>
          <table:table-cell table:style-name="ce815"/>
          <table:table-cell table:style-name="ce315" table:number-columns-repeated="2"/>
          <table:table-cell table:style-name="ce815"/>
          <table:table-cell table:style-name="ce315"/>
          <table:table-cell table:style-name="ce815"/>
          <table:table-cell table:style-name="ce315" table:number-columns-repeated="6"/>
          <table:table-cell table:style-name="ce1316" table:formula="of:=IF([.L283]=&quot;Editorial&quot;;[.T283];&quot;&quot;)">
            <text:p/>
          </table:table-cell>
          <table:table-cell table:style-name="ce1316" table:formula="of:=IF(OR([.L283]=&quot;Technical&quot;;[.L283]=&quot;General&quot;);[.T283];&quot;&quot;)">
            <text:p/>
          </table:table-cell>
        </table:table-row>
        <table:table-row table:style-name="ro2">
          <table:table-cell table:style-name="ce316" table:number-columns-repeated="11"/>
          <table:table-cell table:style-name="ce316"/>
          <table:table-cell table:style-name="ce316" table:number-columns-repeated="3"/>
          <table:table-cell table:style-name="ce816"/>
          <table:table-cell table:style-name="ce316" table:number-columns-repeated="2"/>
          <table:table-cell table:style-name="ce816"/>
          <table:table-cell table:style-name="ce316"/>
          <table:table-cell table:style-name="ce816"/>
          <table:table-cell table:style-name="ce316" table:number-columns-repeated="6"/>
          <table:table-cell table:style-name="ce1317" table:formula="of:=IF([.L284]=&quot;Editorial&quot;;[.T284];&quot;&quot;)">
            <text:p/>
          </table:table-cell>
          <table:table-cell table:style-name="ce1317" table:formula="of:=IF(OR([.L284]=&quot;Technical&quot;;[.L284]=&quot;General&quot;);[.T284];&quot;&quot;)">
            <text:p/>
          </table:table-cell>
        </table:table-row>
        <table:table-row table:style-name="ro2">
          <table:table-cell table:style-name="ce317" table:number-columns-repeated="11"/>
          <table:table-cell table:style-name="ce317"/>
          <table:table-cell table:style-name="ce317" table:number-columns-repeated="3"/>
          <table:table-cell table:style-name="ce817"/>
          <table:table-cell table:style-name="ce317" table:number-columns-repeated="2"/>
          <table:table-cell table:style-name="ce817"/>
          <table:table-cell table:style-name="ce317"/>
          <table:table-cell table:style-name="ce817"/>
          <table:table-cell table:style-name="ce317" table:number-columns-repeated="6"/>
          <table:table-cell table:style-name="ce1318" table:formula="of:=IF([.L285]=&quot;Editorial&quot;;[.T285];&quot;&quot;)">
            <text:p/>
          </table:table-cell>
          <table:table-cell table:style-name="ce1318" table:formula="of:=IF(OR([.L285]=&quot;Technical&quot;;[.L285]=&quot;General&quot;);[.T285];&quot;&quot;)">
            <text:p/>
          </table:table-cell>
        </table:table-row>
        <table:table-row table:style-name="ro2">
          <table:table-cell table:style-name="ce318" table:number-columns-repeated="11"/>
          <table:table-cell table:style-name="ce318"/>
          <table:table-cell table:style-name="ce318" table:number-columns-repeated="3"/>
          <table:table-cell table:style-name="ce818"/>
          <table:table-cell table:style-name="ce318" table:number-columns-repeated="2"/>
          <table:table-cell table:style-name="ce818"/>
          <table:table-cell table:style-name="ce318"/>
          <table:table-cell table:style-name="ce818"/>
          <table:table-cell table:style-name="ce318" table:number-columns-repeated="6"/>
          <table:table-cell table:style-name="ce1319" table:formula="of:=IF([.L286]=&quot;Editorial&quot;;[.T286];&quot;&quot;)">
            <text:p/>
          </table:table-cell>
          <table:table-cell table:style-name="ce1319" table:formula="of:=IF(OR([.L286]=&quot;Technical&quot;;[.L286]=&quot;General&quot;);[.T286];&quot;&quot;)">
            <text:p/>
          </table:table-cell>
        </table:table-row>
        <table:table-row table:style-name="ro2">
          <table:table-cell table:style-name="ce319" table:number-columns-repeated="11"/>
          <table:table-cell table:style-name="ce319"/>
          <table:table-cell table:style-name="ce319" table:number-columns-repeated="3"/>
          <table:table-cell table:style-name="ce819"/>
          <table:table-cell table:style-name="ce319" table:number-columns-repeated="2"/>
          <table:table-cell table:style-name="ce819"/>
          <table:table-cell table:style-name="ce319"/>
          <table:table-cell table:style-name="ce819"/>
          <table:table-cell table:style-name="ce319" table:number-columns-repeated="6"/>
          <table:table-cell table:style-name="ce1320" table:formula="of:=IF([.L287]=&quot;Editorial&quot;;[.T287];&quot;&quot;)">
            <text:p/>
          </table:table-cell>
          <table:table-cell table:style-name="ce1320" table:formula="of:=IF(OR([.L287]=&quot;Technical&quot;;[.L287]=&quot;General&quot;);[.T287];&quot;&quot;)">
            <text:p/>
          </table:table-cell>
        </table:table-row>
        <table:table-row table:style-name="ro2">
          <table:table-cell table:style-name="ce320" table:number-columns-repeated="11"/>
          <table:table-cell table:style-name="ce320"/>
          <table:table-cell table:style-name="ce320" table:number-columns-repeated="3"/>
          <table:table-cell table:style-name="ce820"/>
          <table:table-cell table:style-name="ce320" table:number-columns-repeated="2"/>
          <table:table-cell table:style-name="ce820"/>
          <table:table-cell table:style-name="ce320"/>
          <table:table-cell table:style-name="ce820"/>
          <table:table-cell table:style-name="ce320" table:number-columns-repeated="6"/>
          <table:table-cell table:style-name="ce1321" table:formula="of:=IF([.L288]=&quot;Editorial&quot;;[.T288];&quot;&quot;)">
            <text:p/>
          </table:table-cell>
          <table:table-cell table:style-name="ce1321" table:formula="of:=IF(OR([.L288]=&quot;Technical&quot;;[.L288]=&quot;General&quot;);[.T288];&quot;&quot;)">
            <text:p/>
          </table:table-cell>
        </table:table-row>
        <table:table-row table:style-name="ro2">
          <table:table-cell table:style-name="ce321" table:number-columns-repeated="11"/>
          <table:table-cell table:style-name="ce321"/>
          <table:table-cell table:style-name="ce321" table:number-columns-repeated="3"/>
          <table:table-cell table:style-name="ce821"/>
          <table:table-cell table:style-name="ce321" table:number-columns-repeated="2"/>
          <table:table-cell table:style-name="ce821"/>
          <table:table-cell table:style-name="ce321"/>
          <table:table-cell table:style-name="ce821"/>
          <table:table-cell table:style-name="ce321" table:number-columns-repeated="6"/>
          <table:table-cell table:style-name="ce1322" table:formula="of:=IF([.L289]=&quot;Editorial&quot;;[.T289];&quot;&quot;)">
            <text:p/>
          </table:table-cell>
          <table:table-cell table:style-name="ce1322" table:formula="of:=IF(OR([.L289]=&quot;Technical&quot;;[.L289]=&quot;General&quot;);[.T289];&quot;&quot;)">
            <text:p/>
          </table:table-cell>
        </table:table-row>
        <table:table-row table:style-name="ro2">
          <table:table-cell table:style-name="ce322" table:number-columns-repeated="11"/>
          <table:table-cell table:style-name="ce322"/>
          <table:table-cell table:style-name="ce322" table:number-columns-repeated="3"/>
          <table:table-cell table:style-name="ce822"/>
          <table:table-cell table:style-name="ce322" table:number-columns-repeated="2"/>
          <table:table-cell table:style-name="ce822"/>
          <table:table-cell table:style-name="ce322"/>
          <table:table-cell table:style-name="ce822"/>
          <table:table-cell table:style-name="ce322" table:number-columns-repeated="6"/>
          <table:table-cell table:style-name="ce1323" table:formula="of:=IF([.L290]=&quot;Editorial&quot;;[.T290];&quot;&quot;)">
            <text:p/>
          </table:table-cell>
          <table:table-cell table:style-name="ce1323" table:formula="of:=IF(OR([.L290]=&quot;Technical&quot;;[.L290]=&quot;General&quot;);[.T290];&quot;&quot;)">
            <text:p/>
          </table:table-cell>
        </table:table-row>
        <table:table-row table:style-name="ro2">
          <table:table-cell table:style-name="ce323" table:number-columns-repeated="11"/>
          <table:table-cell table:style-name="ce323"/>
          <table:table-cell table:style-name="ce323" table:number-columns-repeated="3"/>
          <table:table-cell table:style-name="ce823"/>
          <table:table-cell table:style-name="ce323" table:number-columns-repeated="2"/>
          <table:table-cell table:style-name="ce823"/>
          <table:table-cell table:style-name="ce323"/>
          <table:table-cell table:style-name="ce823"/>
          <table:table-cell table:style-name="ce323" table:number-columns-repeated="6"/>
          <table:table-cell table:style-name="ce1324" table:formula="of:=IF([.L291]=&quot;Editorial&quot;;[.T291];&quot;&quot;)">
            <text:p/>
          </table:table-cell>
          <table:table-cell table:style-name="ce1324" table:formula="of:=IF(OR([.L291]=&quot;Technical&quot;;[.L291]=&quot;General&quot;);[.T291];&quot;&quot;)">
            <text:p/>
          </table:table-cell>
        </table:table-row>
        <table:table-row table:style-name="ro2">
          <table:table-cell table:style-name="ce324" table:number-columns-repeated="11"/>
          <table:table-cell table:style-name="ce324"/>
          <table:table-cell table:style-name="ce324" table:number-columns-repeated="3"/>
          <table:table-cell table:style-name="ce824"/>
          <table:table-cell table:style-name="ce324" table:number-columns-repeated="2"/>
          <table:table-cell table:style-name="ce824"/>
          <table:table-cell table:style-name="ce324"/>
          <table:table-cell table:style-name="ce824"/>
          <table:table-cell table:style-name="ce324" table:number-columns-repeated="6"/>
          <table:table-cell table:style-name="ce1325" table:formula="of:=IF([.L292]=&quot;Editorial&quot;;[.T292];&quot;&quot;)">
            <text:p/>
          </table:table-cell>
          <table:table-cell table:style-name="ce1325" table:formula="of:=IF(OR([.L292]=&quot;Technical&quot;;[.L292]=&quot;General&quot;);[.T292];&quot;&quot;)">
            <text:p/>
          </table:table-cell>
        </table:table-row>
        <table:table-row table:style-name="ro2">
          <table:table-cell table:style-name="ce325" table:number-columns-repeated="11"/>
          <table:table-cell table:style-name="ce325"/>
          <table:table-cell table:style-name="ce325" table:number-columns-repeated="3"/>
          <table:table-cell table:style-name="ce825"/>
          <table:table-cell table:style-name="ce325" table:number-columns-repeated="2"/>
          <table:table-cell table:style-name="ce825"/>
          <table:table-cell table:style-name="ce325"/>
          <table:table-cell table:style-name="ce825"/>
          <table:table-cell table:style-name="ce325" table:number-columns-repeated="6"/>
          <table:table-cell table:style-name="ce1326" table:formula="of:=IF([.L293]=&quot;Editorial&quot;;[.T293];&quot;&quot;)">
            <text:p/>
          </table:table-cell>
          <table:table-cell table:style-name="ce1326" table:formula="of:=IF(OR([.L293]=&quot;Technical&quot;;[.L293]=&quot;General&quot;);[.T293];&quot;&quot;)">
            <text:p/>
          </table:table-cell>
        </table:table-row>
        <table:table-row table:style-name="ro2">
          <table:table-cell table:style-name="ce326" table:number-columns-repeated="11"/>
          <table:table-cell table:style-name="ce326"/>
          <table:table-cell table:style-name="ce326" table:number-columns-repeated="3"/>
          <table:table-cell table:style-name="ce826"/>
          <table:table-cell table:style-name="ce326" table:number-columns-repeated="2"/>
          <table:table-cell table:style-name="ce826"/>
          <table:table-cell table:style-name="ce326"/>
          <table:table-cell table:style-name="ce826"/>
          <table:table-cell table:style-name="ce326" table:number-columns-repeated="6"/>
          <table:table-cell table:style-name="ce1327" table:formula="of:=IF([.L294]=&quot;Editorial&quot;;[.T294];&quot;&quot;)">
            <text:p/>
          </table:table-cell>
          <table:table-cell table:style-name="ce1327" table:formula="of:=IF(OR([.L294]=&quot;Technical&quot;;[.L294]=&quot;General&quot;);[.T294];&quot;&quot;)">
            <text:p/>
          </table:table-cell>
        </table:table-row>
        <table:table-row table:style-name="ro2">
          <table:table-cell table:style-name="ce327" table:number-columns-repeated="11"/>
          <table:table-cell table:style-name="ce327"/>
          <table:table-cell table:style-name="ce327" table:number-columns-repeated="3"/>
          <table:table-cell table:style-name="ce827"/>
          <table:table-cell table:style-name="ce327" table:number-columns-repeated="2"/>
          <table:table-cell table:style-name="ce827"/>
          <table:table-cell table:style-name="ce327"/>
          <table:table-cell table:style-name="ce827"/>
          <table:table-cell table:style-name="ce327" table:number-columns-repeated="6"/>
          <table:table-cell table:style-name="ce1328" table:formula="of:=IF([.L295]=&quot;Editorial&quot;;[.T295];&quot;&quot;)">
            <text:p/>
          </table:table-cell>
          <table:table-cell table:style-name="ce1328" table:formula="of:=IF(OR([.L295]=&quot;Technical&quot;;[.L295]=&quot;General&quot;);[.T295];&quot;&quot;)">
            <text:p/>
          </table:table-cell>
        </table:table-row>
        <table:table-row table:style-name="ro2">
          <table:table-cell table:style-name="ce328" table:number-columns-repeated="11"/>
          <table:table-cell table:style-name="ce328"/>
          <table:table-cell table:style-name="ce328" table:number-columns-repeated="3"/>
          <table:table-cell table:style-name="ce828"/>
          <table:table-cell table:style-name="ce328" table:number-columns-repeated="2"/>
          <table:table-cell table:style-name="ce828"/>
          <table:table-cell table:style-name="ce328"/>
          <table:table-cell table:style-name="ce828"/>
          <table:table-cell table:style-name="ce328" table:number-columns-repeated="6"/>
          <table:table-cell table:style-name="ce1329" table:formula="of:=IF([.L296]=&quot;Editorial&quot;;[.T296];&quot;&quot;)">
            <text:p/>
          </table:table-cell>
          <table:table-cell table:style-name="ce1329" table:formula="of:=IF(OR([.L296]=&quot;Technical&quot;;[.L296]=&quot;General&quot;);[.T296];&quot;&quot;)">
            <text:p/>
          </table:table-cell>
        </table:table-row>
        <table:table-row table:style-name="ro2">
          <table:table-cell table:style-name="ce329" table:number-columns-repeated="11"/>
          <table:table-cell table:style-name="ce329"/>
          <table:table-cell table:style-name="ce329" table:number-columns-repeated="3"/>
          <table:table-cell table:style-name="ce829"/>
          <table:table-cell table:style-name="ce329" table:number-columns-repeated="2"/>
          <table:table-cell table:style-name="ce829"/>
          <table:table-cell table:style-name="ce329"/>
          <table:table-cell table:style-name="ce829"/>
          <table:table-cell table:style-name="ce329" table:number-columns-repeated="6"/>
          <table:table-cell table:style-name="ce1330" table:formula="of:=IF([.L297]=&quot;Editorial&quot;;[.T297];&quot;&quot;)">
            <text:p/>
          </table:table-cell>
          <table:table-cell table:style-name="ce1330" table:formula="of:=IF(OR([.L297]=&quot;Technical&quot;;[.L297]=&quot;General&quot;);[.T297];&quot;&quot;)">
            <text:p/>
          </table:table-cell>
        </table:table-row>
        <table:table-row table:style-name="ro2">
          <table:table-cell table:style-name="ce330" table:number-columns-repeated="11"/>
          <table:table-cell table:style-name="ce330"/>
          <table:table-cell table:style-name="ce330" table:number-columns-repeated="3"/>
          <table:table-cell table:style-name="ce830"/>
          <table:table-cell table:style-name="ce330" table:number-columns-repeated="2"/>
          <table:table-cell table:style-name="ce830"/>
          <table:table-cell table:style-name="ce330"/>
          <table:table-cell table:style-name="ce830"/>
          <table:table-cell table:style-name="ce330" table:number-columns-repeated="6"/>
          <table:table-cell table:style-name="ce1331" table:formula="of:=IF([.L298]=&quot;Editorial&quot;;[.T298];&quot;&quot;)">
            <text:p/>
          </table:table-cell>
          <table:table-cell table:style-name="ce1331" table:formula="of:=IF(OR([.L298]=&quot;Technical&quot;;[.L298]=&quot;General&quot;);[.T298];&quot;&quot;)">
            <text:p/>
          </table:table-cell>
        </table:table-row>
        <table:table-row table:style-name="ro2">
          <table:table-cell table:style-name="ce331" table:number-columns-repeated="11"/>
          <table:table-cell table:style-name="ce331"/>
          <table:table-cell table:style-name="ce331" table:number-columns-repeated="3"/>
          <table:table-cell table:style-name="ce831"/>
          <table:table-cell table:style-name="ce331" table:number-columns-repeated="2"/>
          <table:table-cell table:style-name="ce831"/>
          <table:table-cell table:style-name="ce331"/>
          <table:table-cell table:style-name="ce831"/>
          <table:table-cell table:style-name="ce331" table:number-columns-repeated="6"/>
          <table:table-cell table:style-name="ce1332" table:formula="of:=IF([.L299]=&quot;Editorial&quot;;[.T299];&quot;&quot;)">
            <text:p/>
          </table:table-cell>
          <table:table-cell table:style-name="ce1332" table:formula="of:=IF(OR([.L299]=&quot;Technical&quot;;[.L299]=&quot;General&quot;);[.T299];&quot;&quot;)">
            <text:p/>
          </table:table-cell>
        </table:table-row>
        <table:table-row table:style-name="ro2">
          <table:table-cell table:style-name="ce332" table:number-columns-repeated="11"/>
          <table:table-cell table:style-name="ce332"/>
          <table:table-cell table:style-name="ce332" table:number-columns-repeated="3"/>
          <table:table-cell table:style-name="ce832"/>
          <table:table-cell table:style-name="ce332" table:number-columns-repeated="2"/>
          <table:table-cell table:style-name="ce832"/>
          <table:table-cell table:style-name="ce332"/>
          <table:table-cell table:style-name="ce832"/>
          <table:table-cell table:style-name="ce332" table:number-columns-repeated="6"/>
          <table:table-cell table:style-name="ce1333" table:formula="of:=IF([.L300]=&quot;Editorial&quot;;[.T300];&quot;&quot;)">
            <text:p/>
          </table:table-cell>
          <table:table-cell table:style-name="ce1333" table:formula="of:=IF(OR([.L300]=&quot;Technical&quot;;[.L300]=&quot;General&quot;);[.T300];&quot;&quot;)">
            <text:p/>
          </table:table-cell>
        </table:table-row>
        <table:table-row table:style-name="ro2">
          <table:table-cell table:style-name="ce333" table:number-columns-repeated="11"/>
          <table:table-cell table:style-name="ce333"/>
          <table:table-cell table:style-name="ce333" table:number-columns-repeated="3"/>
          <table:table-cell table:style-name="ce833"/>
          <table:table-cell table:style-name="ce333" table:number-columns-repeated="2"/>
          <table:table-cell table:style-name="ce833"/>
          <table:table-cell table:style-name="ce333"/>
          <table:table-cell table:style-name="ce833"/>
          <table:table-cell table:style-name="ce333" table:number-columns-repeated="6"/>
          <table:table-cell table:style-name="ce1334" table:formula="of:=IF([.L301]=&quot;Editorial&quot;;[.T301];&quot;&quot;)">
            <text:p/>
          </table:table-cell>
          <table:table-cell table:style-name="ce1334" table:formula="of:=IF(OR([.L301]=&quot;Technical&quot;;[.L301]=&quot;General&quot;);[.T301];&quot;&quot;)">
            <text:p/>
          </table:table-cell>
        </table:table-row>
        <table:table-row table:style-name="ro2">
          <table:table-cell table:style-name="ce334" table:number-columns-repeated="11"/>
          <table:table-cell table:style-name="ce334"/>
          <table:table-cell table:style-name="ce334" table:number-columns-repeated="3"/>
          <table:table-cell table:style-name="ce834"/>
          <table:table-cell table:style-name="ce334" table:number-columns-repeated="2"/>
          <table:table-cell table:style-name="ce834"/>
          <table:table-cell table:style-name="ce334"/>
          <table:table-cell table:style-name="ce834"/>
          <table:table-cell table:style-name="ce334" table:number-columns-repeated="6"/>
          <table:table-cell table:style-name="ce1335" table:formula="of:=IF([.L302]=&quot;Editorial&quot;;[.T302];&quot;&quot;)">
            <text:p/>
          </table:table-cell>
          <table:table-cell table:style-name="ce1335" table:formula="of:=IF(OR([.L302]=&quot;Technical&quot;;[.L302]=&quot;General&quot;);[.T302];&quot;&quot;)">
            <text:p/>
          </table:table-cell>
        </table:table-row>
        <table:table-row table:style-name="ro2">
          <table:table-cell table:style-name="ce335" table:number-columns-repeated="11"/>
          <table:table-cell table:style-name="ce335"/>
          <table:table-cell table:style-name="ce335" table:number-columns-repeated="3"/>
          <table:table-cell table:style-name="ce835"/>
          <table:table-cell table:style-name="ce335" table:number-columns-repeated="2"/>
          <table:table-cell table:style-name="ce835"/>
          <table:table-cell table:style-name="ce335"/>
          <table:table-cell table:style-name="ce835"/>
          <table:table-cell table:style-name="ce335" table:number-columns-repeated="6"/>
          <table:table-cell table:style-name="ce1336" table:formula="of:=IF([.L303]=&quot;Editorial&quot;;[.T303];&quot;&quot;)">
            <text:p/>
          </table:table-cell>
          <table:table-cell table:style-name="ce1336" table:formula="of:=IF(OR([.L303]=&quot;Technical&quot;;[.L303]=&quot;General&quot;);[.T303];&quot;&quot;)">
            <text:p/>
          </table:table-cell>
        </table:table-row>
        <table:table-row table:style-name="ro2">
          <table:table-cell table:style-name="ce336" table:number-columns-repeated="11"/>
          <table:table-cell table:style-name="ce336"/>
          <table:table-cell table:style-name="ce336" table:number-columns-repeated="3"/>
          <table:table-cell table:style-name="ce836"/>
          <table:table-cell table:style-name="ce336" table:number-columns-repeated="2"/>
          <table:table-cell table:style-name="ce836"/>
          <table:table-cell table:style-name="ce336"/>
          <table:table-cell table:style-name="ce836"/>
          <table:table-cell table:style-name="ce336" table:number-columns-repeated="6"/>
          <table:table-cell table:style-name="ce1337" table:formula="of:=IF([.L304]=&quot;Editorial&quot;;[.T304];&quot;&quot;)">
            <text:p/>
          </table:table-cell>
          <table:table-cell table:style-name="ce1337" table:formula="of:=IF(OR([.L304]=&quot;Technical&quot;;[.L304]=&quot;General&quot;);[.T304];&quot;&quot;)">
            <text:p/>
          </table:table-cell>
        </table:table-row>
        <table:table-row table:style-name="ro2">
          <table:table-cell table:style-name="ce337" table:number-columns-repeated="11"/>
          <table:table-cell table:style-name="ce337"/>
          <table:table-cell table:style-name="ce337" table:number-columns-repeated="3"/>
          <table:table-cell table:style-name="ce837"/>
          <table:table-cell table:style-name="ce337" table:number-columns-repeated="2"/>
          <table:table-cell table:style-name="ce837"/>
          <table:table-cell table:style-name="ce337"/>
          <table:table-cell table:style-name="ce837"/>
          <table:table-cell table:style-name="ce337" table:number-columns-repeated="6"/>
          <table:table-cell table:style-name="ce1338" table:formula="of:=IF([.L305]=&quot;Editorial&quot;;[.T305];&quot;&quot;)">
            <text:p/>
          </table:table-cell>
          <table:table-cell table:style-name="ce1338" table:formula="of:=IF(OR([.L305]=&quot;Technical&quot;;[.L305]=&quot;General&quot;);[.T305];&quot;&quot;)">
            <text:p/>
          </table:table-cell>
        </table:table-row>
        <table:table-row table:style-name="ro2">
          <table:table-cell table:style-name="ce338" table:number-columns-repeated="11"/>
          <table:table-cell table:style-name="ce338"/>
          <table:table-cell table:style-name="ce338" table:number-columns-repeated="3"/>
          <table:table-cell table:style-name="ce838"/>
          <table:table-cell table:style-name="ce338" table:number-columns-repeated="2"/>
          <table:table-cell table:style-name="ce838"/>
          <table:table-cell table:style-name="ce338"/>
          <table:table-cell table:style-name="ce838"/>
          <table:table-cell table:style-name="ce338" table:number-columns-repeated="6"/>
          <table:table-cell table:style-name="ce1339" table:formula="of:=IF([.L306]=&quot;Editorial&quot;;[.T306];&quot;&quot;)">
            <text:p/>
          </table:table-cell>
          <table:table-cell table:style-name="ce1339" table:formula="of:=IF(OR([.L306]=&quot;Technical&quot;;[.L306]=&quot;General&quot;);[.T306];&quot;&quot;)">
            <text:p/>
          </table:table-cell>
        </table:table-row>
        <table:table-row table:style-name="ro2">
          <table:table-cell table:style-name="ce339" table:number-columns-repeated="11"/>
          <table:table-cell table:style-name="ce339"/>
          <table:table-cell table:style-name="ce339" table:number-columns-repeated="3"/>
          <table:table-cell table:style-name="ce839"/>
          <table:table-cell table:style-name="ce339" table:number-columns-repeated="2"/>
          <table:table-cell table:style-name="ce839"/>
          <table:table-cell table:style-name="ce339"/>
          <table:table-cell table:style-name="ce839"/>
          <table:table-cell table:style-name="ce339" table:number-columns-repeated="6"/>
          <table:table-cell table:style-name="ce1340" table:formula="of:=IF([.L307]=&quot;Editorial&quot;;[.T307];&quot;&quot;)">
            <text:p/>
          </table:table-cell>
          <table:table-cell table:style-name="ce1340" table:formula="of:=IF(OR([.L307]=&quot;Technical&quot;;[.L307]=&quot;General&quot;);[.T307];&quot;&quot;)">
            <text:p/>
          </table:table-cell>
        </table:table-row>
        <table:table-row table:style-name="ro2">
          <table:table-cell table:style-name="ce340" table:number-columns-repeated="11"/>
          <table:table-cell table:style-name="ce340"/>
          <table:table-cell table:style-name="ce340" table:number-columns-repeated="3"/>
          <table:table-cell table:style-name="ce840"/>
          <table:table-cell table:style-name="ce340" table:number-columns-repeated="2"/>
          <table:table-cell table:style-name="ce840"/>
          <table:table-cell table:style-name="ce340"/>
          <table:table-cell table:style-name="ce840"/>
          <table:table-cell table:style-name="ce340" table:number-columns-repeated="6"/>
          <table:table-cell table:style-name="ce1341" table:formula="of:=IF([.L308]=&quot;Editorial&quot;;[.T308];&quot;&quot;)">
            <text:p/>
          </table:table-cell>
          <table:table-cell table:style-name="ce1341" table:formula="of:=IF(OR([.L308]=&quot;Technical&quot;;[.L308]=&quot;General&quot;);[.T308];&quot;&quot;)">
            <text:p/>
          </table:table-cell>
        </table:table-row>
        <table:table-row table:style-name="ro2">
          <table:table-cell table:style-name="ce341" table:number-columns-repeated="11"/>
          <table:table-cell table:style-name="ce341"/>
          <table:table-cell table:style-name="ce341" table:number-columns-repeated="3"/>
          <table:table-cell table:style-name="ce841"/>
          <table:table-cell table:style-name="ce341" table:number-columns-repeated="2"/>
          <table:table-cell table:style-name="ce841"/>
          <table:table-cell table:style-name="ce341"/>
          <table:table-cell table:style-name="ce841"/>
          <table:table-cell table:style-name="ce341" table:number-columns-repeated="6"/>
          <table:table-cell table:style-name="ce1342" table:formula="of:=IF([.L309]=&quot;Editorial&quot;;[.T309];&quot;&quot;)">
            <text:p/>
          </table:table-cell>
          <table:table-cell table:style-name="ce1342" table:formula="of:=IF(OR([.L309]=&quot;Technical&quot;;[.L309]=&quot;General&quot;);[.T309];&quot;&quot;)">
            <text:p/>
          </table:table-cell>
        </table:table-row>
        <table:table-row table:style-name="ro2">
          <table:table-cell table:style-name="ce342" table:number-columns-repeated="11"/>
          <table:table-cell table:style-name="ce342"/>
          <table:table-cell table:style-name="ce342" table:number-columns-repeated="3"/>
          <table:table-cell table:style-name="ce842"/>
          <table:table-cell table:style-name="ce342" table:number-columns-repeated="2"/>
          <table:table-cell table:style-name="ce842"/>
          <table:table-cell table:style-name="ce342"/>
          <table:table-cell table:style-name="ce842"/>
          <table:table-cell table:style-name="ce342" table:number-columns-repeated="6"/>
          <table:table-cell table:style-name="ce1343" table:formula="of:=IF([.L310]=&quot;Editorial&quot;;[.T310];&quot;&quot;)">
            <text:p/>
          </table:table-cell>
          <table:table-cell table:style-name="ce1343" table:formula="of:=IF(OR([.L310]=&quot;Technical&quot;;[.L310]=&quot;General&quot;);[.T310];&quot;&quot;)">
            <text:p/>
          </table:table-cell>
        </table:table-row>
        <table:table-row table:style-name="ro2">
          <table:table-cell table:style-name="ce343" table:number-columns-repeated="11"/>
          <table:table-cell table:style-name="ce343"/>
          <table:table-cell table:style-name="ce343" table:number-columns-repeated="3"/>
          <table:table-cell table:style-name="ce843"/>
          <table:table-cell table:style-name="ce343" table:number-columns-repeated="2"/>
          <table:table-cell table:style-name="ce843"/>
          <table:table-cell table:style-name="ce343"/>
          <table:table-cell table:style-name="ce843"/>
          <table:table-cell table:style-name="ce343" table:number-columns-repeated="6"/>
          <table:table-cell table:style-name="ce1344" table:formula="of:=IF([.L311]=&quot;Editorial&quot;;[.T311];&quot;&quot;)">
            <text:p/>
          </table:table-cell>
          <table:table-cell table:style-name="ce1344" table:formula="of:=IF(OR([.L311]=&quot;Technical&quot;;[.L311]=&quot;General&quot;);[.T311];&quot;&quot;)">
            <text:p/>
          </table:table-cell>
        </table:table-row>
        <table:table-row table:style-name="ro2">
          <table:table-cell table:style-name="ce344" table:number-columns-repeated="11"/>
          <table:table-cell table:style-name="ce344"/>
          <table:table-cell table:style-name="ce344" table:number-columns-repeated="3"/>
          <table:table-cell table:style-name="ce844"/>
          <table:table-cell table:style-name="ce344" table:number-columns-repeated="2"/>
          <table:table-cell table:style-name="ce844"/>
          <table:table-cell table:style-name="ce344"/>
          <table:table-cell table:style-name="ce844"/>
          <table:table-cell table:style-name="ce344" table:number-columns-repeated="6"/>
          <table:table-cell table:style-name="ce1345" table:formula="of:=IF([.L312]=&quot;Editorial&quot;;[.T312];&quot;&quot;)">
            <text:p/>
          </table:table-cell>
          <table:table-cell table:style-name="ce1345" table:formula="of:=IF(OR([.L312]=&quot;Technical&quot;;[.L312]=&quot;General&quot;);[.T312];&quot;&quot;)">
            <text:p/>
          </table:table-cell>
        </table:table-row>
        <table:table-row table:style-name="ro2">
          <table:table-cell table:style-name="ce345" table:number-columns-repeated="11"/>
          <table:table-cell table:style-name="ce345"/>
          <table:table-cell table:style-name="ce345" table:number-columns-repeated="3"/>
          <table:table-cell table:style-name="ce845"/>
          <table:table-cell table:style-name="ce345" table:number-columns-repeated="2"/>
          <table:table-cell table:style-name="ce845"/>
          <table:table-cell table:style-name="ce345"/>
          <table:table-cell table:style-name="ce845"/>
          <table:table-cell table:style-name="ce345" table:number-columns-repeated="6"/>
          <table:table-cell table:style-name="ce1346" table:formula="of:=IF([.L313]=&quot;Editorial&quot;;[.T313];&quot;&quot;)">
            <text:p/>
          </table:table-cell>
          <table:table-cell table:style-name="ce1346" table:formula="of:=IF(OR([.L313]=&quot;Technical&quot;;[.L313]=&quot;General&quot;);[.T313];&quot;&quot;)">
            <text:p/>
          </table:table-cell>
        </table:table-row>
        <table:table-row table:style-name="ro2">
          <table:table-cell table:style-name="ce346" table:number-columns-repeated="11"/>
          <table:table-cell table:style-name="ce346"/>
          <table:table-cell table:style-name="ce346" table:number-columns-repeated="3"/>
          <table:table-cell table:style-name="ce846"/>
          <table:table-cell table:style-name="ce346" table:number-columns-repeated="2"/>
          <table:table-cell table:style-name="ce846"/>
          <table:table-cell table:style-name="ce346"/>
          <table:table-cell table:style-name="ce846"/>
          <table:table-cell table:style-name="ce346" table:number-columns-repeated="6"/>
          <table:table-cell table:style-name="ce1347" table:formula="of:=IF([.L314]=&quot;Editorial&quot;;[.T314];&quot;&quot;)">
            <text:p/>
          </table:table-cell>
          <table:table-cell table:style-name="ce1347" table:formula="of:=IF(OR([.L314]=&quot;Technical&quot;;[.L314]=&quot;General&quot;);[.T314];&quot;&quot;)">
            <text:p/>
          </table:table-cell>
        </table:table-row>
        <table:table-row table:style-name="ro2">
          <table:table-cell table:style-name="ce347" table:number-columns-repeated="11"/>
          <table:table-cell table:style-name="ce347"/>
          <table:table-cell table:style-name="ce347" table:number-columns-repeated="3"/>
          <table:table-cell table:style-name="ce847"/>
          <table:table-cell table:style-name="ce347" table:number-columns-repeated="2"/>
          <table:table-cell table:style-name="ce847"/>
          <table:table-cell table:style-name="ce347"/>
          <table:table-cell table:style-name="ce847"/>
          <table:table-cell table:style-name="ce347" table:number-columns-repeated="6"/>
          <table:table-cell table:style-name="ce1348" table:formula="of:=IF([.L315]=&quot;Editorial&quot;;[.T315];&quot;&quot;)">
            <text:p/>
          </table:table-cell>
          <table:table-cell table:style-name="ce1348" table:formula="of:=IF(OR([.L315]=&quot;Technical&quot;;[.L315]=&quot;General&quot;);[.T315];&quot;&quot;)">
            <text:p/>
          </table:table-cell>
        </table:table-row>
        <table:table-row table:style-name="ro2">
          <table:table-cell table:style-name="ce348" table:number-columns-repeated="11"/>
          <table:table-cell table:style-name="ce348"/>
          <table:table-cell table:style-name="ce348" table:number-columns-repeated="3"/>
          <table:table-cell table:style-name="ce848"/>
          <table:table-cell table:style-name="ce348" table:number-columns-repeated="2"/>
          <table:table-cell table:style-name="ce848"/>
          <table:table-cell table:style-name="ce348"/>
          <table:table-cell table:style-name="ce848"/>
          <table:table-cell table:style-name="ce348" table:number-columns-repeated="6"/>
          <table:table-cell table:style-name="ce1349" table:formula="of:=IF([.L316]=&quot;Editorial&quot;;[.T316];&quot;&quot;)">
            <text:p/>
          </table:table-cell>
          <table:table-cell table:style-name="ce1349" table:formula="of:=IF(OR([.L316]=&quot;Technical&quot;;[.L316]=&quot;General&quot;);[.T316];&quot;&quot;)">
            <text:p/>
          </table:table-cell>
        </table:table-row>
        <table:table-row table:style-name="ro2">
          <table:table-cell table:style-name="ce349" table:number-columns-repeated="11"/>
          <table:table-cell table:style-name="ce349"/>
          <table:table-cell table:style-name="ce349" table:number-columns-repeated="3"/>
          <table:table-cell table:style-name="ce849"/>
          <table:table-cell table:style-name="ce349" table:number-columns-repeated="2"/>
          <table:table-cell table:style-name="ce849"/>
          <table:table-cell table:style-name="ce349"/>
          <table:table-cell table:style-name="ce849"/>
          <table:table-cell table:style-name="ce349" table:number-columns-repeated="6"/>
          <table:table-cell table:style-name="ce1350" table:formula="of:=IF([.L317]=&quot;Editorial&quot;;[.T317];&quot;&quot;)">
            <text:p/>
          </table:table-cell>
          <table:table-cell table:style-name="ce1350" table:formula="of:=IF(OR([.L317]=&quot;Technical&quot;;[.L317]=&quot;General&quot;);[.T317];&quot;&quot;)">
            <text:p/>
          </table:table-cell>
        </table:table-row>
        <table:table-row table:style-name="ro2">
          <table:table-cell table:style-name="ce350" table:number-columns-repeated="11"/>
          <table:table-cell table:style-name="ce350"/>
          <table:table-cell table:style-name="ce350" table:number-columns-repeated="3"/>
          <table:table-cell table:style-name="ce850"/>
          <table:table-cell table:style-name="ce350" table:number-columns-repeated="2"/>
          <table:table-cell table:style-name="ce850"/>
          <table:table-cell table:style-name="ce350"/>
          <table:table-cell table:style-name="ce850"/>
          <table:table-cell table:style-name="ce350" table:number-columns-repeated="6"/>
          <table:table-cell table:style-name="ce1351" table:formula="of:=IF([.L318]=&quot;Editorial&quot;;[.T318];&quot;&quot;)">
            <text:p/>
          </table:table-cell>
          <table:table-cell table:style-name="ce1351" table:formula="of:=IF(OR([.L318]=&quot;Technical&quot;;[.L318]=&quot;General&quot;);[.T318];&quot;&quot;)">
            <text:p/>
          </table:table-cell>
        </table:table-row>
        <table:table-row table:style-name="ro2">
          <table:table-cell table:style-name="ce351" table:number-columns-repeated="11"/>
          <table:table-cell table:style-name="ce351"/>
          <table:table-cell table:style-name="ce351" table:number-columns-repeated="3"/>
          <table:table-cell table:style-name="ce851"/>
          <table:table-cell table:style-name="ce351" table:number-columns-repeated="2"/>
          <table:table-cell table:style-name="ce851"/>
          <table:table-cell table:style-name="ce351"/>
          <table:table-cell table:style-name="ce851"/>
          <table:table-cell table:style-name="ce351" table:number-columns-repeated="6"/>
          <table:table-cell table:style-name="ce1352" table:formula="of:=IF([.L319]=&quot;Editorial&quot;;[.T319];&quot;&quot;)">
            <text:p/>
          </table:table-cell>
          <table:table-cell table:style-name="ce1352" table:formula="of:=IF(OR([.L319]=&quot;Technical&quot;;[.L319]=&quot;General&quot;);[.T319];&quot;&quot;)">
            <text:p/>
          </table:table-cell>
        </table:table-row>
        <table:table-row table:style-name="ro2">
          <table:table-cell table:style-name="ce352" table:number-columns-repeated="11"/>
          <table:table-cell table:style-name="ce352"/>
          <table:table-cell table:style-name="ce352" table:number-columns-repeated="3"/>
          <table:table-cell table:style-name="ce852"/>
          <table:table-cell table:style-name="ce352" table:number-columns-repeated="2"/>
          <table:table-cell table:style-name="ce852"/>
          <table:table-cell table:style-name="ce352"/>
          <table:table-cell table:style-name="ce852"/>
          <table:table-cell table:style-name="ce352" table:number-columns-repeated="6"/>
          <table:table-cell table:style-name="ce1353" table:formula="of:=IF([.L320]=&quot;Editorial&quot;;[.T320];&quot;&quot;)">
            <text:p/>
          </table:table-cell>
          <table:table-cell table:style-name="ce1353" table:formula="of:=IF(OR([.L320]=&quot;Technical&quot;;[.L320]=&quot;General&quot;);[.T320];&quot;&quot;)">
            <text:p/>
          </table:table-cell>
        </table:table-row>
        <table:table-row table:style-name="ro2">
          <table:table-cell table:style-name="ce353" table:number-columns-repeated="11"/>
          <table:table-cell table:style-name="ce353"/>
          <table:table-cell table:style-name="ce353" table:number-columns-repeated="3"/>
          <table:table-cell table:style-name="ce853"/>
          <table:table-cell table:style-name="ce353" table:number-columns-repeated="2"/>
          <table:table-cell table:style-name="ce853"/>
          <table:table-cell table:style-name="ce353"/>
          <table:table-cell table:style-name="ce853"/>
          <table:table-cell table:style-name="ce353" table:number-columns-repeated="6"/>
          <table:table-cell table:style-name="ce1354" table:formula="of:=IF([.L321]=&quot;Editorial&quot;;[.T321];&quot;&quot;)">
            <text:p/>
          </table:table-cell>
          <table:table-cell table:style-name="ce1354" table:formula="of:=IF(OR([.L321]=&quot;Technical&quot;;[.L321]=&quot;General&quot;);[.T321];&quot;&quot;)">
            <text:p/>
          </table:table-cell>
        </table:table-row>
        <table:table-row table:style-name="ro2">
          <table:table-cell table:style-name="ce354" table:number-columns-repeated="11"/>
          <table:table-cell table:style-name="ce354"/>
          <table:table-cell table:style-name="ce354" table:number-columns-repeated="3"/>
          <table:table-cell table:style-name="ce854"/>
          <table:table-cell table:style-name="ce354" table:number-columns-repeated="2"/>
          <table:table-cell table:style-name="ce854"/>
          <table:table-cell table:style-name="ce354"/>
          <table:table-cell table:style-name="ce854"/>
          <table:table-cell table:style-name="ce354" table:number-columns-repeated="6"/>
          <table:table-cell table:style-name="ce1355" table:formula="of:=IF([.L322]=&quot;Editorial&quot;;[.T322];&quot;&quot;)">
            <text:p/>
          </table:table-cell>
          <table:table-cell table:style-name="ce1355" table:formula="of:=IF(OR([.L322]=&quot;Technical&quot;;[.L322]=&quot;General&quot;);[.T322];&quot;&quot;)">
            <text:p/>
          </table:table-cell>
        </table:table-row>
        <table:table-row table:style-name="ro2">
          <table:table-cell table:style-name="ce355" table:number-columns-repeated="11"/>
          <table:table-cell table:style-name="ce355"/>
          <table:table-cell table:style-name="ce355" table:number-columns-repeated="3"/>
          <table:table-cell table:style-name="ce855"/>
          <table:table-cell table:style-name="ce355" table:number-columns-repeated="2"/>
          <table:table-cell table:style-name="ce855"/>
          <table:table-cell table:style-name="ce355"/>
          <table:table-cell table:style-name="ce855"/>
          <table:table-cell table:style-name="ce355" table:number-columns-repeated="6"/>
          <table:table-cell table:style-name="ce1356" table:formula="of:=IF([.L323]=&quot;Editorial&quot;;[.T323];&quot;&quot;)">
            <text:p/>
          </table:table-cell>
          <table:table-cell table:style-name="ce1356" table:formula="of:=IF(OR([.L323]=&quot;Technical&quot;;[.L323]=&quot;General&quot;);[.T323];&quot;&quot;)">
            <text:p/>
          </table:table-cell>
        </table:table-row>
        <table:table-row table:style-name="ro2">
          <table:table-cell table:style-name="ce356" table:number-columns-repeated="11"/>
          <table:table-cell table:style-name="ce356"/>
          <table:table-cell table:style-name="ce356" table:number-columns-repeated="3"/>
          <table:table-cell table:style-name="ce856"/>
          <table:table-cell table:style-name="ce356" table:number-columns-repeated="2"/>
          <table:table-cell table:style-name="ce856"/>
          <table:table-cell table:style-name="ce356"/>
          <table:table-cell table:style-name="ce856"/>
          <table:table-cell table:style-name="ce356" table:number-columns-repeated="6"/>
          <table:table-cell table:style-name="ce1357" table:formula="of:=IF([.L324]=&quot;Editorial&quot;;[.T324];&quot;&quot;)">
            <text:p/>
          </table:table-cell>
          <table:table-cell table:style-name="ce1357" table:formula="of:=IF(OR([.L324]=&quot;Technical&quot;;[.L324]=&quot;General&quot;);[.T324];&quot;&quot;)">
            <text:p/>
          </table:table-cell>
        </table:table-row>
        <table:table-row table:style-name="ro2">
          <table:table-cell table:style-name="ce357" table:number-columns-repeated="11"/>
          <table:table-cell table:style-name="ce357"/>
          <table:table-cell table:style-name="ce357" table:number-columns-repeated="3"/>
          <table:table-cell table:style-name="ce857"/>
          <table:table-cell table:style-name="ce357" table:number-columns-repeated="2"/>
          <table:table-cell table:style-name="ce857"/>
          <table:table-cell table:style-name="ce357"/>
          <table:table-cell table:style-name="ce857"/>
          <table:table-cell table:style-name="ce357" table:number-columns-repeated="6"/>
          <table:table-cell table:style-name="ce1358" table:formula="of:=IF([.L325]=&quot;Editorial&quot;;[.T325];&quot;&quot;)">
            <text:p/>
          </table:table-cell>
          <table:table-cell table:style-name="ce1358" table:formula="of:=IF(OR([.L325]=&quot;Technical&quot;;[.L325]=&quot;General&quot;);[.T325];&quot;&quot;)">
            <text:p/>
          </table:table-cell>
        </table:table-row>
        <table:table-row table:style-name="ro2">
          <table:table-cell table:style-name="ce358" table:number-columns-repeated="11"/>
          <table:table-cell table:style-name="ce358"/>
          <table:table-cell table:style-name="ce358" table:number-columns-repeated="3"/>
          <table:table-cell table:style-name="ce858"/>
          <table:table-cell table:style-name="ce358" table:number-columns-repeated="2"/>
          <table:table-cell table:style-name="ce858"/>
          <table:table-cell table:style-name="ce358"/>
          <table:table-cell table:style-name="ce858"/>
          <table:table-cell table:style-name="ce358" table:number-columns-repeated="6"/>
          <table:table-cell table:style-name="ce1359" table:formula="of:=IF([.L326]=&quot;Editorial&quot;;[.T326];&quot;&quot;)">
            <text:p/>
          </table:table-cell>
          <table:table-cell table:style-name="ce1359" table:formula="of:=IF(OR([.L326]=&quot;Technical&quot;;[.L326]=&quot;General&quot;);[.T326];&quot;&quot;)">
            <text:p/>
          </table:table-cell>
        </table:table-row>
        <table:table-row table:style-name="ro2">
          <table:table-cell table:style-name="ce359" table:number-columns-repeated="11"/>
          <table:table-cell table:style-name="ce359"/>
          <table:table-cell table:style-name="ce359" table:number-columns-repeated="3"/>
          <table:table-cell table:style-name="ce859"/>
          <table:table-cell table:style-name="ce359" table:number-columns-repeated="2"/>
          <table:table-cell table:style-name="ce859"/>
          <table:table-cell table:style-name="ce359"/>
          <table:table-cell table:style-name="ce859"/>
          <table:table-cell table:style-name="ce359" table:number-columns-repeated="6"/>
          <table:table-cell table:style-name="ce1360" table:formula="of:=IF([.L327]=&quot;Editorial&quot;;[.T327];&quot;&quot;)">
            <text:p/>
          </table:table-cell>
          <table:table-cell table:style-name="ce1360" table:formula="of:=IF(OR([.L327]=&quot;Technical&quot;;[.L327]=&quot;General&quot;);[.T327];&quot;&quot;)">
            <text:p/>
          </table:table-cell>
        </table:table-row>
        <table:table-row table:style-name="ro2">
          <table:table-cell table:style-name="ce360" table:number-columns-repeated="11"/>
          <table:table-cell table:style-name="ce360"/>
          <table:table-cell table:style-name="ce360" table:number-columns-repeated="3"/>
          <table:table-cell table:style-name="ce860"/>
          <table:table-cell table:style-name="ce360" table:number-columns-repeated="2"/>
          <table:table-cell table:style-name="ce860"/>
          <table:table-cell table:style-name="ce360"/>
          <table:table-cell table:style-name="ce860"/>
          <table:table-cell table:style-name="ce360" table:number-columns-repeated="6"/>
          <table:table-cell table:style-name="ce1361" table:formula="of:=IF([.L328]=&quot;Editorial&quot;;[.T328];&quot;&quot;)">
            <text:p/>
          </table:table-cell>
          <table:table-cell table:style-name="ce1361" table:formula="of:=IF(OR([.L328]=&quot;Technical&quot;;[.L328]=&quot;General&quot;);[.T328];&quot;&quot;)">
            <text:p/>
          </table:table-cell>
        </table:table-row>
        <table:table-row table:style-name="ro2">
          <table:table-cell table:style-name="ce361" table:number-columns-repeated="11"/>
          <table:table-cell table:style-name="ce361"/>
          <table:table-cell table:style-name="ce361" table:number-columns-repeated="3"/>
          <table:table-cell table:style-name="ce861"/>
          <table:table-cell table:style-name="ce361" table:number-columns-repeated="2"/>
          <table:table-cell table:style-name="ce861"/>
          <table:table-cell table:style-name="ce361"/>
          <table:table-cell table:style-name="ce861"/>
          <table:table-cell table:style-name="ce361" table:number-columns-repeated="6"/>
          <table:table-cell table:style-name="ce1362" table:formula="of:=IF([.L329]=&quot;Editorial&quot;;[.T329];&quot;&quot;)">
            <text:p/>
          </table:table-cell>
          <table:table-cell table:style-name="ce1362" table:formula="of:=IF(OR([.L329]=&quot;Technical&quot;;[.L329]=&quot;General&quot;);[.T329];&quot;&quot;)">
            <text:p/>
          </table:table-cell>
        </table:table-row>
        <table:table-row table:style-name="ro2">
          <table:table-cell table:style-name="ce362" table:number-columns-repeated="11"/>
          <table:table-cell table:style-name="ce362"/>
          <table:table-cell table:style-name="ce362" table:number-columns-repeated="3"/>
          <table:table-cell table:style-name="ce862"/>
          <table:table-cell table:style-name="ce362" table:number-columns-repeated="2"/>
          <table:table-cell table:style-name="ce862"/>
          <table:table-cell table:style-name="ce362"/>
          <table:table-cell table:style-name="ce862"/>
          <table:table-cell table:style-name="ce362" table:number-columns-repeated="6"/>
          <table:table-cell table:style-name="ce1363" table:formula="of:=IF([.L330]=&quot;Editorial&quot;;[.T330];&quot;&quot;)">
            <text:p/>
          </table:table-cell>
          <table:table-cell table:style-name="ce1363" table:formula="of:=IF(OR([.L330]=&quot;Technical&quot;;[.L330]=&quot;General&quot;);[.T330];&quot;&quot;)">
            <text:p/>
          </table:table-cell>
        </table:table-row>
        <table:table-row table:style-name="ro2">
          <table:table-cell table:style-name="ce363" table:number-columns-repeated="11"/>
          <table:table-cell table:style-name="ce363"/>
          <table:table-cell table:style-name="ce363" table:number-columns-repeated="3"/>
          <table:table-cell table:style-name="ce863"/>
          <table:table-cell table:style-name="ce363" table:number-columns-repeated="2"/>
          <table:table-cell table:style-name="ce863"/>
          <table:table-cell table:style-name="ce363"/>
          <table:table-cell table:style-name="ce863"/>
          <table:table-cell table:style-name="ce363" table:number-columns-repeated="6"/>
          <table:table-cell table:style-name="ce1364" table:formula="of:=IF([.L331]=&quot;Editorial&quot;;[.T331];&quot;&quot;)">
            <text:p/>
          </table:table-cell>
          <table:table-cell table:style-name="ce1364" table:formula="of:=IF(OR([.L331]=&quot;Technical&quot;;[.L331]=&quot;General&quot;);[.T331];&quot;&quot;)">
            <text:p/>
          </table:table-cell>
        </table:table-row>
        <table:table-row table:style-name="ro2">
          <table:table-cell table:style-name="ce364" table:number-columns-repeated="11"/>
          <table:table-cell table:style-name="ce364"/>
          <table:table-cell table:style-name="ce364" table:number-columns-repeated="3"/>
          <table:table-cell table:style-name="ce864"/>
          <table:table-cell table:style-name="ce364" table:number-columns-repeated="2"/>
          <table:table-cell table:style-name="ce864"/>
          <table:table-cell table:style-name="ce364"/>
          <table:table-cell table:style-name="ce864"/>
          <table:table-cell table:style-name="ce364" table:number-columns-repeated="6"/>
          <table:table-cell table:style-name="ce1365" table:formula="of:=IF([.L332]=&quot;Editorial&quot;;[.T332];&quot;&quot;)">
            <text:p/>
          </table:table-cell>
          <table:table-cell table:style-name="ce1365" table:formula="of:=IF(OR([.L332]=&quot;Technical&quot;;[.L332]=&quot;General&quot;);[.T332];&quot;&quot;)">
            <text:p/>
          </table:table-cell>
        </table:table-row>
        <table:table-row table:style-name="ro2">
          <table:table-cell table:style-name="ce365" table:number-columns-repeated="11"/>
          <table:table-cell table:style-name="ce365"/>
          <table:table-cell table:style-name="ce365" table:number-columns-repeated="3"/>
          <table:table-cell table:style-name="ce865"/>
          <table:table-cell table:style-name="ce365" table:number-columns-repeated="2"/>
          <table:table-cell table:style-name="ce865"/>
          <table:table-cell table:style-name="ce365"/>
          <table:table-cell table:style-name="ce865"/>
          <table:table-cell table:style-name="ce365" table:number-columns-repeated="6"/>
          <table:table-cell table:style-name="ce1366" table:formula="of:=IF([.L333]=&quot;Editorial&quot;;[.T333];&quot;&quot;)">
            <text:p/>
          </table:table-cell>
          <table:table-cell table:style-name="ce1366" table:formula="of:=IF(OR([.L333]=&quot;Technical&quot;;[.L333]=&quot;General&quot;);[.T333];&quot;&quot;)">
            <text:p/>
          </table:table-cell>
        </table:table-row>
        <table:table-row table:style-name="ro2">
          <table:table-cell table:style-name="ce366" table:number-columns-repeated="11"/>
          <table:table-cell table:style-name="ce366"/>
          <table:table-cell table:style-name="ce366" table:number-columns-repeated="3"/>
          <table:table-cell table:style-name="ce866"/>
          <table:table-cell table:style-name="ce366" table:number-columns-repeated="2"/>
          <table:table-cell table:style-name="ce866"/>
          <table:table-cell table:style-name="ce366"/>
          <table:table-cell table:style-name="ce866"/>
          <table:table-cell table:style-name="ce366" table:number-columns-repeated="6"/>
          <table:table-cell table:style-name="ce1367" table:formula="of:=IF([.L334]=&quot;Editorial&quot;;[.T334];&quot;&quot;)">
            <text:p/>
          </table:table-cell>
          <table:table-cell table:style-name="ce1367" table:formula="of:=IF(OR([.L334]=&quot;Technical&quot;;[.L334]=&quot;General&quot;);[.T334];&quot;&quot;)">
            <text:p/>
          </table:table-cell>
        </table:table-row>
        <table:table-row table:style-name="ro2">
          <table:table-cell table:style-name="ce367" table:number-columns-repeated="11"/>
          <table:table-cell table:style-name="ce367"/>
          <table:table-cell table:style-name="ce367" table:number-columns-repeated="3"/>
          <table:table-cell table:style-name="ce867"/>
          <table:table-cell table:style-name="ce367" table:number-columns-repeated="2"/>
          <table:table-cell table:style-name="ce867"/>
          <table:table-cell table:style-name="ce367"/>
          <table:table-cell table:style-name="ce867"/>
          <table:table-cell table:style-name="ce367" table:number-columns-repeated="6"/>
          <table:table-cell table:style-name="ce1368" table:formula="of:=IF([.L335]=&quot;Editorial&quot;;[.T335];&quot;&quot;)">
            <text:p/>
          </table:table-cell>
          <table:table-cell table:style-name="ce1368" table:formula="of:=IF(OR([.L335]=&quot;Technical&quot;;[.L335]=&quot;General&quot;);[.T335];&quot;&quot;)">
            <text:p/>
          </table:table-cell>
        </table:table-row>
        <table:table-row table:style-name="ro2">
          <table:table-cell table:style-name="ce368" table:number-columns-repeated="11"/>
          <table:table-cell table:style-name="ce368"/>
          <table:table-cell table:style-name="ce368" table:number-columns-repeated="3"/>
          <table:table-cell table:style-name="ce868"/>
          <table:table-cell table:style-name="ce368" table:number-columns-repeated="2"/>
          <table:table-cell table:style-name="ce868"/>
          <table:table-cell table:style-name="ce368"/>
          <table:table-cell table:style-name="ce868"/>
          <table:table-cell table:style-name="ce368" table:number-columns-repeated="6"/>
          <table:table-cell table:style-name="ce1369" table:formula="of:=IF([.L336]=&quot;Editorial&quot;;[.T336];&quot;&quot;)">
            <text:p/>
          </table:table-cell>
          <table:table-cell table:style-name="ce1369" table:formula="of:=IF(OR([.L336]=&quot;Technical&quot;;[.L336]=&quot;General&quot;);[.T336];&quot;&quot;)">
            <text:p/>
          </table:table-cell>
        </table:table-row>
        <table:table-row table:style-name="ro2">
          <table:table-cell table:style-name="ce369" table:number-columns-repeated="11"/>
          <table:table-cell table:style-name="ce369"/>
          <table:table-cell table:style-name="ce369" table:number-columns-repeated="3"/>
          <table:table-cell table:style-name="ce869"/>
          <table:table-cell table:style-name="ce369" table:number-columns-repeated="2"/>
          <table:table-cell table:style-name="ce869"/>
          <table:table-cell table:style-name="ce369"/>
          <table:table-cell table:style-name="ce869"/>
          <table:table-cell table:style-name="ce369" table:number-columns-repeated="6"/>
          <table:table-cell table:style-name="ce1370" table:formula="of:=IF([.L337]=&quot;Editorial&quot;;[.T337];&quot;&quot;)">
            <text:p/>
          </table:table-cell>
          <table:table-cell table:style-name="ce1370" table:formula="of:=IF(OR([.L337]=&quot;Technical&quot;;[.L337]=&quot;General&quot;);[.T337];&quot;&quot;)">
            <text:p/>
          </table:table-cell>
        </table:table-row>
        <table:table-row table:style-name="ro2">
          <table:table-cell table:style-name="ce370" table:number-columns-repeated="11"/>
          <table:table-cell table:style-name="ce370"/>
          <table:table-cell table:style-name="ce370" table:number-columns-repeated="3"/>
          <table:table-cell table:style-name="ce870"/>
          <table:table-cell table:style-name="ce370" table:number-columns-repeated="2"/>
          <table:table-cell table:style-name="ce870"/>
          <table:table-cell table:style-name="ce370"/>
          <table:table-cell table:style-name="ce870"/>
          <table:table-cell table:style-name="ce370" table:number-columns-repeated="6"/>
          <table:table-cell table:style-name="ce1371" table:formula="of:=IF([.L338]=&quot;Editorial&quot;;[.T338];&quot;&quot;)">
            <text:p/>
          </table:table-cell>
          <table:table-cell table:style-name="ce1371" table:formula="of:=IF(OR([.L338]=&quot;Technical&quot;;[.L338]=&quot;General&quot;);[.T338];&quot;&quot;)">
            <text:p/>
          </table:table-cell>
        </table:table-row>
        <table:table-row table:style-name="ro2">
          <table:table-cell table:style-name="ce371" table:number-columns-repeated="11"/>
          <table:table-cell table:style-name="ce371"/>
          <table:table-cell table:style-name="ce371" table:number-columns-repeated="3"/>
          <table:table-cell table:style-name="ce871"/>
          <table:table-cell table:style-name="ce371" table:number-columns-repeated="2"/>
          <table:table-cell table:style-name="ce871"/>
          <table:table-cell table:style-name="ce371"/>
          <table:table-cell table:style-name="ce871"/>
          <table:table-cell table:style-name="ce371" table:number-columns-repeated="6"/>
          <table:table-cell table:style-name="ce1372" table:formula="of:=IF([.L339]=&quot;Editorial&quot;;[.T339];&quot;&quot;)">
            <text:p/>
          </table:table-cell>
          <table:table-cell table:style-name="ce1372" table:formula="of:=IF(OR([.L339]=&quot;Technical&quot;;[.L339]=&quot;General&quot;);[.T339];&quot;&quot;)">
            <text:p/>
          </table:table-cell>
        </table:table-row>
        <table:table-row table:style-name="ro2">
          <table:table-cell table:style-name="ce372" table:number-columns-repeated="11"/>
          <table:table-cell table:style-name="ce372"/>
          <table:table-cell table:style-name="ce372" table:number-columns-repeated="3"/>
          <table:table-cell table:style-name="ce872"/>
          <table:table-cell table:style-name="ce372" table:number-columns-repeated="2"/>
          <table:table-cell table:style-name="ce872"/>
          <table:table-cell table:style-name="ce372"/>
          <table:table-cell table:style-name="ce872"/>
          <table:table-cell table:style-name="ce372" table:number-columns-repeated="6"/>
          <table:table-cell table:style-name="ce1373" table:formula="of:=IF([.L340]=&quot;Editorial&quot;;[.T340];&quot;&quot;)">
            <text:p/>
          </table:table-cell>
          <table:table-cell table:style-name="ce1373" table:formula="of:=IF(OR([.L340]=&quot;Technical&quot;;[.L340]=&quot;General&quot;);[.T340];&quot;&quot;)">
            <text:p/>
          </table:table-cell>
        </table:table-row>
        <table:table-row table:style-name="ro2">
          <table:table-cell table:style-name="ce373" table:number-columns-repeated="11"/>
          <table:table-cell table:style-name="ce373"/>
          <table:table-cell table:style-name="ce373" table:number-columns-repeated="3"/>
          <table:table-cell table:style-name="ce873"/>
          <table:table-cell table:style-name="ce373" table:number-columns-repeated="2"/>
          <table:table-cell table:style-name="ce873"/>
          <table:table-cell table:style-name="ce373"/>
          <table:table-cell table:style-name="ce873"/>
          <table:table-cell table:style-name="ce373" table:number-columns-repeated="6"/>
          <table:table-cell table:style-name="ce1374" table:formula="of:=IF([.L341]=&quot;Editorial&quot;;[.T341];&quot;&quot;)">
            <text:p/>
          </table:table-cell>
          <table:table-cell table:style-name="ce1374" table:formula="of:=IF(OR([.L341]=&quot;Technical&quot;;[.L341]=&quot;General&quot;);[.T341];&quot;&quot;)">
            <text:p/>
          </table:table-cell>
        </table:table-row>
        <table:table-row table:style-name="ro2">
          <table:table-cell table:style-name="ce374" table:number-columns-repeated="11"/>
          <table:table-cell table:style-name="ce374"/>
          <table:table-cell table:style-name="ce374" table:number-columns-repeated="3"/>
          <table:table-cell table:style-name="ce874"/>
          <table:table-cell table:style-name="ce374" table:number-columns-repeated="2"/>
          <table:table-cell table:style-name="ce874"/>
          <table:table-cell table:style-name="ce374"/>
          <table:table-cell table:style-name="ce874"/>
          <table:table-cell table:style-name="ce374" table:number-columns-repeated="6"/>
          <table:table-cell table:style-name="ce1375" table:formula="of:=IF([.L342]=&quot;Editorial&quot;;[.T342];&quot;&quot;)">
            <text:p/>
          </table:table-cell>
          <table:table-cell table:style-name="ce1375" table:formula="of:=IF(OR([.L342]=&quot;Technical&quot;;[.L342]=&quot;General&quot;);[.T342];&quot;&quot;)">
            <text:p/>
          </table:table-cell>
        </table:table-row>
        <table:table-row table:style-name="ro2">
          <table:table-cell table:style-name="ce375" table:number-columns-repeated="11"/>
          <table:table-cell table:style-name="ce375"/>
          <table:table-cell table:style-name="ce375" table:number-columns-repeated="3"/>
          <table:table-cell table:style-name="ce875"/>
          <table:table-cell table:style-name="ce375" table:number-columns-repeated="2"/>
          <table:table-cell table:style-name="ce875"/>
          <table:table-cell table:style-name="ce375"/>
          <table:table-cell table:style-name="ce875"/>
          <table:table-cell table:style-name="ce375" table:number-columns-repeated="6"/>
          <table:table-cell table:style-name="ce1376" table:formula="of:=IF([.L343]=&quot;Editorial&quot;;[.T343];&quot;&quot;)">
            <text:p/>
          </table:table-cell>
          <table:table-cell table:style-name="ce1376" table:formula="of:=IF(OR([.L343]=&quot;Technical&quot;;[.L343]=&quot;General&quot;);[.T343];&quot;&quot;)">
            <text:p/>
          </table:table-cell>
        </table:table-row>
        <table:table-row table:style-name="ro2">
          <table:table-cell table:style-name="ce376" table:number-columns-repeated="11"/>
          <table:table-cell table:style-name="ce376"/>
          <table:table-cell table:style-name="ce376" table:number-columns-repeated="3"/>
          <table:table-cell table:style-name="ce876"/>
          <table:table-cell table:style-name="ce376" table:number-columns-repeated="2"/>
          <table:table-cell table:style-name="ce876"/>
          <table:table-cell table:style-name="ce376"/>
          <table:table-cell table:style-name="ce876"/>
          <table:table-cell table:style-name="ce376" table:number-columns-repeated="6"/>
          <table:table-cell table:style-name="ce1377" table:formula="of:=IF([.L344]=&quot;Editorial&quot;;[.T344];&quot;&quot;)">
            <text:p/>
          </table:table-cell>
          <table:table-cell table:style-name="ce1377" table:formula="of:=IF(OR([.L344]=&quot;Technical&quot;;[.L344]=&quot;General&quot;);[.T344];&quot;&quot;)">
            <text:p/>
          </table:table-cell>
        </table:table-row>
        <table:table-row table:style-name="ro2">
          <table:table-cell table:style-name="ce377" table:number-columns-repeated="11"/>
          <table:table-cell table:style-name="ce377"/>
          <table:table-cell table:style-name="ce377" table:number-columns-repeated="3"/>
          <table:table-cell table:style-name="ce877"/>
          <table:table-cell table:style-name="ce377" table:number-columns-repeated="2"/>
          <table:table-cell table:style-name="ce877"/>
          <table:table-cell table:style-name="ce377"/>
          <table:table-cell table:style-name="ce877"/>
          <table:table-cell table:style-name="ce377" table:number-columns-repeated="6"/>
          <table:table-cell table:style-name="ce1378" table:formula="of:=IF([.L345]=&quot;Editorial&quot;;[.T345];&quot;&quot;)">
            <text:p/>
          </table:table-cell>
          <table:table-cell table:style-name="ce1378" table:formula="of:=IF(OR([.L345]=&quot;Technical&quot;;[.L345]=&quot;General&quot;);[.T345];&quot;&quot;)">
            <text:p/>
          </table:table-cell>
        </table:table-row>
        <table:table-row table:style-name="ro2">
          <table:table-cell table:style-name="ce378" table:number-columns-repeated="11"/>
          <table:table-cell table:style-name="ce378"/>
          <table:table-cell table:style-name="ce378" table:number-columns-repeated="3"/>
          <table:table-cell table:style-name="ce878"/>
          <table:table-cell table:style-name="ce378" table:number-columns-repeated="2"/>
          <table:table-cell table:style-name="ce878"/>
          <table:table-cell table:style-name="ce378"/>
          <table:table-cell table:style-name="ce878"/>
          <table:table-cell table:style-name="ce378" table:number-columns-repeated="6"/>
          <table:table-cell table:style-name="ce1379" table:formula="of:=IF([.L346]=&quot;Editorial&quot;;[.T346];&quot;&quot;)">
            <text:p/>
          </table:table-cell>
          <table:table-cell table:style-name="ce1379" table:formula="of:=IF(OR([.L346]=&quot;Technical&quot;;[.L346]=&quot;General&quot;);[.T346];&quot;&quot;)">
            <text:p/>
          </table:table-cell>
        </table:table-row>
        <table:table-row table:style-name="ro2">
          <table:table-cell table:style-name="ce379" table:number-columns-repeated="11"/>
          <table:table-cell table:style-name="ce379"/>
          <table:table-cell table:style-name="ce379" table:number-columns-repeated="3"/>
          <table:table-cell table:style-name="ce879"/>
          <table:table-cell table:style-name="ce379" table:number-columns-repeated="2"/>
          <table:table-cell table:style-name="ce879"/>
          <table:table-cell table:style-name="ce379"/>
          <table:table-cell table:style-name="ce879"/>
          <table:table-cell table:style-name="ce379" table:number-columns-repeated="6"/>
          <table:table-cell table:style-name="ce1380" table:formula="of:=IF([.L347]=&quot;Editorial&quot;;[.T347];&quot;&quot;)">
            <text:p/>
          </table:table-cell>
          <table:table-cell table:style-name="ce1380" table:formula="of:=IF(OR([.L347]=&quot;Technical&quot;;[.L347]=&quot;General&quot;);[.T347];&quot;&quot;)">
            <text:p/>
          </table:table-cell>
        </table:table-row>
        <table:table-row table:style-name="ro2">
          <table:table-cell table:style-name="ce380" table:number-columns-repeated="11"/>
          <table:table-cell table:style-name="ce380"/>
          <table:table-cell table:style-name="ce380" table:number-columns-repeated="3"/>
          <table:table-cell table:style-name="ce880"/>
          <table:table-cell table:style-name="ce380" table:number-columns-repeated="2"/>
          <table:table-cell table:style-name="ce880"/>
          <table:table-cell table:style-name="ce380"/>
          <table:table-cell table:style-name="ce880"/>
          <table:table-cell table:style-name="ce380" table:number-columns-repeated="6"/>
          <table:table-cell table:style-name="ce1381" table:formula="of:=IF([.L348]=&quot;Editorial&quot;;[.T348];&quot;&quot;)">
            <text:p/>
          </table:table-cell>
          <table:table-cell table:style-name="ce1381" table:formula="of:=IF(OR([.L348]=&quot;Technical&quot;;[.L348]=&quot;General&quot;);[.T348];&quot;&quot;)">
            <text:p/>
          </table:table-cell>
        </table:table-row>
        <table:table-row table:style-name="ro2">
          <table:table-cell table:style-name="ce381" table:number-columns-repeated="11"/>
          <table:table-cell table:style-name="ce381"/>
          <table:table-cell table:style-name="ce381" table:number-columns-repeated="3"/>
          <table:table-cell table:style-name="ce881"/>
          <table:table-cell table:style-name="ce381" table:number-columns-repeated="2"/>
          <table:table-cell table:style-name="ce881"/>
          <table:table-cell table:style-name="ce381"/>
          <table:table-cell table:style-name="ce881"/>
          <table:table-cell table:style-name="ce381" table:number-columns-repeated="6"/>
          <table:table-cell table:style-name="ce1382" table:formula="of:=IF([.L349]=&quot;Editorial&quot;;[.T349];&quot;&quot;)">
            <text:p/>
          </table:table-cell>
          <table:table-cell table:style-name="ce1382" table:formula="of:=IF(OR([.L349]=&quot;Technical&quot;;[.L349]=&quot;General&quot;);[.T349];&quot;&quot;)">
            <text:p/>
          </table:table-cell>
        </table:table-row>
        <table:table-row table:style-name="ro2">
          <table:table-cell table:style-name="ce382" table:number-columns-repeated="11"/>
          <table:table-cell table:style-name="ce382"/>
          <table:table-cell table:style-name="ce382" table:number-columns-repeated="3"/>
          <table:table-cell table:style-name="ce882"/>
          <table:table-cell table:style-name="ce382" table:number-columns-repeated="2"/>
          <table:table-cell table:style-name="ce882"/>
          <table:table-cell table:style-name="ce382"/>
          <table:table-cell table:style-name="ce882"/>
          <table:table-cell table:style-name="ce382" table:number-columns-repeated="6"/>
          <table:table-cell table:style-name="ce1383" table:formula="of:=IF([.L350]=&quot;Editorial&quot;;[.T350];&quot;&quot;)">
            <text:p/>
          </table:table-cell>
          <table:table-cell table:style-name="ce1383" table:formula="of:=IF(OR([.L350]=&quot;Technical&quot;;[.L350]=&quot;General&quot;);[.T350];&quot;&quot;)">
            <text:p/>
          </table:table-cell>
        </table:table-row>
        <table:table-row table:style-name="ro2">
          <table:table-cell table:style-name="ce383" table:number-columns-repeated="11"/>
          <table:table-cell table:style-name="ce383"/>
          <table:table-cell table:style-name="ce383" table:number-columns-repeated="3"/>
          <table:table-cell table:style-name="ce883"/>
          <table:table-cell table:style-name="ce383" table:number-columns-repeated="2"/>
          <table:table-cell table:style-name="ce883"/>
          <table:table-cell table:style-name="ce383"/>
          <table:table-cell table:style-name="ce883"/>
          <table:table-cell table:style-name="ce383" table:number-columns-repeated="6"/>
          <table:table-cell table:style-name="ce1384" table:formula="of:=IF([.L351]=&quot;Editorial&quot;;[.T351];&quot;&quot;)">
            <text:p/>
          </table:table-cell>
          <table:table-cell table:style-name="ce1384" table:formula="of:=IF(OR([.L351]=&quot;Technical&quot;;[.L351]=&quot;General&quot;);[.T351];&quot;&quot;)">
            <text:p/>
          </table:table-cell>
        </table:table-row>
        <table:table-row table:style-name="ro2">
          <table:table-cell table:style-name="ce384" table:number-columns-repeated="11"/>
          <table:table-cell table:style-name="ce384"/>
          <table:table-cell table:style-name="ce384" table:number-columns-repeated="3"/>
          <table:table-cell table:style-name="ce884"/>
          <table:table-cell table:style-name="ce384" table:number-columns-repeated="2"/>
          <table:table-cell table:style-name="ce884"/>
          <table:table-cell table:style-name="ce384"/>
          <table:table-cell table:style-name="ce884"/>
          <table:table-cell table:style-name="ce384" table:number-columns-repeated="6"/>
          <table:table-cell table:style-name="ce1385" table:formula="of:=IF([.L352]=&quot;Editorial&quot;;[.T352];&quot;&quot;)">
            <text:p/>
          </table:table-cell>
          <table:table-cell table:style-name="ce1385" table:formula="of:=IF(OR([.L352]=&quot;Technical&quot;;[.L352]=&quot;General&quot;);[.T352];&quot;&quot;)">
            <text:p/>
          </table:table-cell>
        </table:table-row>
        <table:table-row table:style-name="ro2">
          <table:table-cell table:style-name="ce385" table:number-columns-repeated="11"/>
          <table:table-cell table:style-name="ce385"/>
          <table:table-cell table:style-name="ce385" table:number-columns-repeated="3"/>
          <table:table-cell table:style-name="ce885"/>
          <table:table-cell table:style-name="ce385" table:number-columns-repeated="2"/>
          <table:table-cell table:style-name="ce885"/>
          <table:table-cell table:style-name="ce385"/>
          <table:table-cell table:style-name="ce885"/>
          <table:table-cell table:style-name="ce385" table:number-columns-repeated="6"/>
          <table:table-cell table:style-name="ce1386" table:formula="of:=IF([.L353]=&quot;Editorial&quot;;[.T353];&quot;&quot;)">
            <text:p/>
          </table:table-cell>
          <table:table-cell table:style-name="ce1386" table:formula="of:=IF(OR([.L353]=&quot;Technical&quot;;[.L353]=&quot;General&quot;);[.T353];&quot;&quot;)">
            <text:p/>
          </table:table-cell>
        </table:table-row>
        <table:table-row table:style-name="ro2">
          <table:table-cell table:style-name="ce386" table:number-columns-repeated="11"/>
          <table:table-cell table:style-name="ce386"/>
          <table:table-cell table:style-name="ce386" table:number-columns-repeated="3"/>
          <table:table-cell table:style-name="ce886"/>
          <table:table-cell table:style-name="ce386" table:number-columns-repeated="2"/>
          <table:table-cell table:style-name="ce886"/>
          <table:table-cell table:style-name="ce386"/>
          <table:table-cell table:style-name="ce886"/>
          <table:table-cell table:style-name="ce386" table:number-columns-repeated="6"/>
          <table:table-cell table:style-name="ce1387" table:formula="of:=IF([.L354]=&quot;Editorial&quot;;[.T354];&quot;&quot;)">
            <text:p/>
          </table:table-cell>
          <table:table-cell table:style-name="ce1387" table:formula="of:=IF(OR([.L354]=&quot;Technical&quot;;[.L354]=&quot;General&quot;);[.T354];&quot;&quot;)">
            <text:p/>
          </table:table-cell>
        </table:table-row>
        <table:table-row table:style-name="ro2">
          <table:table-cell table:style-name="ce387" table:number-columns-repeated="11"/>
          <table:table-cell table:style-name="ce387"/>
          <table:table-cell table:style-name="ce387" table:number-columns-repeated="3"/>
          <table:table-cell table:style-name="ce887"/>
          <table:table-cell table:style-name="ce387" table:number-columns-repeated="2"/>
          <table:table-cell table:style-name="ce887"/>
          <table:table-cell table:style-name="ce387"/>
          <table:table-cell table:style-name="ce887"/>
          <table:table-cell table:style-name="ce387" table:number-columns-repeated="6"/>
          <table:table-cell table:style-name="ce1388" table:formula="of:=IF([.L355]=&quot;Editorial&quot;;[.T355];&quot;&quot;)">
            <text:p/>
          </table:table-cell>
          <table:table-cell table:style-name="ce1388" table:formula="of:=IF(OR([.L355]=&quot;Technical&quot;;[.L355]=&quot;General&quot;);[.T355];&quot;&quot;)">
            <text:p/>
          </table:table-cell>
        </table:table-row>
        <table:table-row table:style-name="ro2">
          <table:table-cell table:style-name="ce388" table:number-columns-repeated="11"/>
          <table:table-cell table:style-name="ce388"/>
          <table:table-cell table:style-name="ce388" table:number-columns-repeated="3"/>
          <table:table-cell table:style-name="ce888"/>
          <table:table-cell table:style-name="ce388" table:number-columns-repeated="2"/>
          <table:table-cell table:style-name="ce888"/>
          <table:table-cell table:style-name="ce388"/>
          <table:table-cell table:style-name="ce888"/>
          <table:table-cell table:style-name="ce388" table:number-columns-repeated="6"/>
          <table:table-cell table:style-name="ce1389" table:formula="of:=IF([.L356]=&quot;Editorial&quot;;[.T356];&quot;&quot;)">
            <text:p/>
          </table:table-cell>
          <table:table-cell table:style-name="ce1389" table:formula="of:=IF(OR([.L356]=&quot;Technical&quot;;[.L356]=&quot;General&quot;);[.T356];&quot;&quot;)">
            <text:p/>
          </table:table-cell>
        </table:table-row>
        <table:table-row table:style-name="ro2">
          <table:table-cell table:style-name="ce389" table:number-columns-repeated="11"/>
          <table:table-cell table:style-name="ce389"/>
          <table:table-cell table:style-name="ce389" table:number-columns-repeated="3"/>
          <table:table-cell table:style-name="ce889"/>
          <table:table-cell table:style-name="ce389" table:number-columns-repeated="2"/>
          <table:table-cell table:style-name="ce889"/>
          <table:table-cell table:style-name="ce389"/>
          <table:table-cell table:style-name="ce889"/>
          <table:table-cell table:style-name="ce389" table:number-columns-repeated="6"/>
          <table:table-cell table:style-name="ce1390" table:formula="of:=IF([.L357]=&quot;Editorial&quot;;[.T357];&quot;&quot;)">
            <text:p/>
          </table:table-cell>
          <table:table-cell table:style-name="ce1390" table:formula="of:=IF(OR([.L357]=&quot;Technical&quot;;[.L357]=&quot;General&quot;);[.T357];&quot;&quot;)">
            <text:p/>
          </table:table-cell>
        </table:table-row>
        <table:table-row table:style-name="ro2">
          <table:table-cell table:style-name="ce390" table:number-columns-repeated="11"/>
          <table:table-cell table:style-name="ce390"/>
          <table:table-cell table:style-name="ce390" table:number-columns-repeated="3"/>
          <table:table-cell table:style-name="ce890"/>
          <table:table-cell table:style-name="ce390" table:number-columns-repeated="2"/>
          <table:table-cell table:style-name="ce890"/>
          <table:table-cell table:style-name="ce390"/>
          <table:table-cell table:style-name="ce890"/>
          <table:table-cell table:style-name="ce390" table:number-columns-repeated="6"/>
          <table:table-cell table:style-name="ce1391" table:formula="of:=IF([.L358]=&quot;Editorial&quot;;[.T358];&quot;&quot;)">
            <text:p/>
          </table:table-cell>
          <table:table-cell table:style-name="ce1391" table:formula="of:=IF(OR([.L358]=&quot;Technical&quot;;[.L358]=&quot;General&quot;);[.T358];&quot;&quot;)">
            <text:p/>
          </table:table-cell>
        </table:table-row>
        <table:table-row table:style-name="ro2">
          <table:table-cell table:style-name="ce391" table:number-columns-repeated="11"/>
          <table:table-cell table:style-name="ce391"/>
          <table:table-cell table:style-name="ce391" table:number-columns-repeated="3"/>
          <table:table-cell table:style-name="ce891"/>
          <table:table-cell table:style-name="ce391" table:number-columns-repeated="2"/>
          <table:table-cell table:style-name="ce891"/>
          <table:table-cell table:style-name="ce391"/>
          <table:table-cell table:style-name="ce891"/>
          <table:table-cell table:style-name="ce391" table:number-columns-repeated="6"/>
          <table:table-cell table:style-name="ce1392" table:formula="of:=IF([.L359]=&quot;Editorial&quot;;[.T359];&quot;&quot;)">
            <text:p/>
          </table:table-cell>
          <table:table-cell table:style-name="ce1392" table:formula="of:=IF(OR([.L359]=&quot;Technical&quot;;[.L359]=&quot;General&quot;);[.T359];&quot;&quot;)">
            <text:p/>
          </table:table-cell>
        </table:table-row>
        <table:table-row table:style-name="ro2">
          <table:table-cell table:style-name="ce392" table:number-columns-repeated="11"/>
          <table:table-cell table:style-name="ce392"/>
          <table:table-cell table:style-name="ce392" table:number-columns-repeated="3"/>
          <table:table-cell table:style-name="ce892"/>
          <table:table-cell table:style-name="ce392" table:number-columns-repeated="2"/>
          <table:table-cell table:style-name="ce892"/>
          <table:table-cell table:style-name="ce392"/>
          <table:table-cell table:style-name="ce892"/>
          <table:table-cell table:style-name="ce392" table:number-columns-repeated="6"/>
          <table:table-cell table:style-name="ce1393" table:formula="of:=IF([.L360]=&quot;Editorial&quot;;[.T360];&quot;&quot;)">
            <text:p/>
          </table:table-cell>
          <table:table-cell table:style-name="ce1393" table:formula="of:=IF(OR([.L360]=&quot;Technical&quot;;[.L360]=&quot;General&quot;);[.T360];&quot;&quot;)">
            <text:p/>
          </table:table-cell>
        </table:table-row>
        <table:table-row table:style-name="ro2">
          <table:table-cell table:style-name="ce393" table:number-columns-repeated="11"/>
          <table:table-cell table:style-name="ce393"/>
          <table:table-cell table:style-name="ce393" table:number-columns-repeated="3"/>
          <table:table-cell table:style-name="ce893"/>
          <table:table-cell table:style-name="ce393" table:number-columns-repeated="2"/>
          <table:table-cell table:style-name="ce893"/>
          <table:table-cell table:style-name="ce393"/>
          <table:table-cell table:style-name="ce893"/>
          <table:table-cell table:style-name="ce393" table:number-columns-repeated="6"/>
          <table:table-cell table:style-name="ce1394" table:formula="of:=IF([.L361]=&quot;Editorial&quot;;[.T361];&quot;&quot;)">
            <text:p/>
          </table:table-cell>
          <table:table-cell table:style-name="ce1394" table:formula="of:=IF(OR([.L361]=&quot;Technical&quot;;[.L361]=&quot;General&quot;);[.T361];&quot;&quot;)">
            <text:p/>
          </table:table-cell>
        </table:table-row>
        <table:table-row table:style-name="ro2">
          <table:table-cell table:style-name="ce394" table:number-columns-repeated="11"/>
          <table:table-cell table:style-name="ce394"/>
          <table:table-cell table:style-name="ce394" table:number-columns-repeated="3"/>
          <table:table-cell table:style-name="ce894"/>
          <table:table-cell table:style-name="ce394" table:number-columns-repeated="2"/>
          <table:table-cell table:style-name="ce894"/>
          <table:table-cell table:style-name="ce394"/>
          <table:table-cell table:style-name="ce894"/>
          <table:table-cell table:style-name="ce394" table:number-columns-repeated="6"/>
          <table:table-cell table:style-name="ce1395" table:formula="of:=IF([.L362]=&quot;Editorial&quot;;[.T362];&quot;&quot;)">
            <text:p/>
          </table:table-cell>
          <table:table-cell table:style-name="ce1395" table:formula="of:=IF(OR([.L362]=&quot;Technical&quot;;[.L362]=&quot;General&quot;);[.T362];&quot;&quot;)">
            <text:p/>
          </table:table-cell>
        </table:table-row>
        <table:table-row table:style-name="ro2">
          <table:table-cell table:style-name="ce395" table:number-columns-repeated="11"/>
          <table:table-cell table:style-name="ce395"/>
          <table:table-cell table:style-name="ce395" table:number-columns-repeated="3"/>
          <table:table-cell table:style-name="ce895"/>
          <table:table-cell table:style-name="ce395" table:number-columns-repeated="2"/>
          <table:table-cell table:style-name="ce895"/>
          <table:table-cell table:style-name="ce395"/>
          <table:table-cell table:style-name="ce895"/>
          <table:table-cell table:style-name="ce395" table:number-columns-repeated="6"/>
          <table:table-cell table:style-name="ce1396" table:formula="of:=IF([.L363]=&quot;Editorial&quot;;[.T363];&quot;&quot;)">
            <text:p/>
          </table:table-cell>
          <table:table-cell table:style-name="ce1396" table:formula="of:=IF(OR([.L363]=&quot;Technical&quot;;[.L363]=&quot;General&quot;);[.T363];&quot;&quot;)">
            <text:p/>
          </table:table-cell>
        </table:table-row>
        <table:table-row table:style-name="ro2">
          <table:table-cell table:style-name="ce396" table:number-columns-repeated="11"/>
          <table:table-cell table:style-name="ce396"/>
          <table:table-cell table:style-name="ce396" table:number-columns-repeated="3"/>
          <table:table-cell table:style-name="ce896"/>
          <table:table-cell table:style-name="ce396" table:number-columns-repeated="2"/>
          <table:table-cell table:style-name="ce896"/>
          <table:table-cell table:style-name="ce396"/>
          <table:table-cell table:style-name="ce896"/>
          <table:table-cell table:style-name="ce396" table:number-columns-repeated="6"/>
          <table:table-cell table:style-name="ce1397" table:formula="of:=IF([.L364]=&quot;Editorial&quot;;[.T364];&quot;&quot;)">
            <text:p/>
          </table:table-cell>
          <table:table-cell table:style-name="ce1397" table:formula="of:=IF(OR([.L364]=&quot;Technical&quot;;[.L364]=&quot;General&quot;);[.T364];&quot;&quot;)">
            <text:p/>
          </table:table-cell>
        </table:table-row>
        <table:table-row table:style-name="ro2">
          <table:table-cell table:style-name="ce397" table:number-columns-repeated="11"/>
          <table:table-cell table:style-name="ce397"/>
          <table:table-cell table:style-name="ce397" table:number-columns-repeated="3"/>
          <table:table-cell table:style-name="ce897"/>
          <table:table-cell table:style-name="ce397" table:number-columns-repeated="2"/>
          <table:table-cell table:style-name="ce897"/>
          <table:table-cell table:style-name="ce397"/>
          <table:table-cell table:style-name="ce897"/>
          <table:table-cell table:style-name="ce397" table:number-columns-repeated="6"/>
          <table:table-cell table:style-name="ce1398" table:formula="of:=IF([.L365]=&quot;Editorial&quot;;[.T365];&quot;&quot;)">
            <text:p/>
          </table:table-cell>
          <table:table-cell table:style-name="ce1398" table:formula="of:=IF(OR([.L365]=&quot;Technical&quot;;[.L365]=&quot;General&quot;);[.T365];&quot;&quot;)">
            <text:p/>
          </table:table-cell>
        </table:table-row>
        <table:table-row table:style-name="ro2">
          <table:table-cell table:style-name="ce398" table:number-columns-repeated="11"/>
          <table:table-cell table:style-name="ce398"/>
          <table:table-cell table:style-name="ce398" table:number-columns-repeated="3"/>
          <table:table-cell table:style-name="ce898"/>
          <table:table-cell table:style-name="ce398" table:number-columns-repeated="2"/>
          <table:table-cell table:style-name="ce898"/>
          <table:table-cell table:style-name="ce398"/>
          <table:table-cell table:style-name="ce898"/>
          <table:table-cell table:style-name="ce398" table:number-columns-repeated="6"/>
          <table:table-cell table:style-name="ce1399" table:formula="of:=IF([.L366]=&quot;Editorial&quot;;[.T366];&quot;&quot;)">
            <text:p/>
          </table:table-cell>
          <table:table-cell table:style-name="ce1399" table:formula="of:=IF(OR([.L366]=&quot;Technical&quot;;[.L366]=&quot;General&quot;);[.T366];&quot;&quot;)">
            <text:p/>
          </table:table-cell>
        </table:table-row>
        <table:table-row table:style-name="ro2">
          <table:table-cell table:style-name="ce399" table:number-columns-repeated="11"/>
          <table:table-cell table:style-name="ce399"/>
          <table:table-cell table:style-name="ce399" table:number-columns-repeated="3"/>
          <table:table-cell table:style-name="ce899"/>
          <table:table-cell table:style-name="ce399" table:number-columns-repeated="2"/>
          <table:table-cell table:style-name="ce899"/>
          <table:table-cell table:style-name="ce399"/>
          <table:table-cell table:style-name="ce899"/>
          <table:table-cell table:style-name="ce399" table:number-columns-repeated="6"/>
          <table:table-cell table:style-name="ce1400" table:formula="of:=IF([.L367]=&quot;Editorial&quot;;[.T367];&quot;&quot;)">
            <text:p/>
          </table:table-cell>
          <table:table-cell table:style-name="ce1400" table:formula="of:=IF(OR([.L367]=&quot;Technical&quot;;[.L367]=&quot;General&quot;);[.T367];&quot;&quot;)">
            <text:p/>
          </table:table-cell>
        </table:table-row>
        <table:table-row table:style-name="ro2">
          <table:table-cell table:style-name="ce400" table:number-columns-repeated="11"/>
          <table:table-cell table:style-name="ce400"/>
          <table:table-cell table:style-name="ce400" table:number-columns-repeated="3"/>
          <table:table-cell table:style-name="ce900"/>
          <table:table-cell table:style-name="ce400" table:number-columns-repeated="2"/>
          <table:table-cell table:style-name="ce900"/>
          <table:table-cell table:style-name="ce400"/>
          <table:table-cell table:style-name="ce900"/>
          <table:table-cell table:style-name="ce400" table:number-columns-repeated="6"/>
          <table:table-cell table:style-name="ce1401" table:formula="of:=IF([.L368]=&quot;Editorial&quot;;[.T368];&quot;&quot;)">
            <text:p/>
          </table:table-cell>
          <table:table-cell table:style-name="ce1401" table:formula="of:=IF(OR([.L368]=&quot;Technical&quot;;[.L368]=&quot;General&quot;);[.T368];&quot;&quot;)">
            <text:p/>
          </table:table-cell>
        </table:table-row>
        <table:table-row table:style-name="ro2">
          <table:table-cell table:style-name="ce401" table:number-columns-repeated="11"/>
          <table:table-cell table:style-name="ce401"/>
          <table:table-cell table:style-name="ce401" table:number-columns-repeated="3"/>
          <table:table-cell table:style-name="ce901"/>
          <table:table-cell table:style-name="ce401" table:number-columns-repeated="2"/>
          <table:table-cell table:style-name="ce901"/>
          <table:table-cell table:style-name="ce401"/>
          <table:table-cell table:style-name="ce901"/>
          <table:table-cell table:style-name="ce401" table:number-columns-repeated="6"/>
          <table:table-cell table:style-name="ce1402" table:formula="of:=IF([.L369]=&quot;Editorial&quot;;[.T369];&quot;&quot;)">
            <text:p/>
          </table:table-cell>
          <table:table-cell table:style-name="ce1402" table:formula="of:=IF(OR([.L369]=&quot;Technical&quot;;[.L369]=&quot;General&quot;);[.T369];&quot;&quot;)">
            <text:p/>
          </table:table-cell>
        </table:table-row>
        <table:table-row table:style-name="ro2">
          <table:table-cell table:style-name="ce402" table:number-columns-repeated="11"/>
          <table:table-cell table:style-name="ce402"/>
          <table:table-cell table:style-name="ce402" table:number-columns-repeated="3"/>
          <table:table-cell table:style-name="ce902"/>
          <table:table-cell table:style-name="ce402" table:number-columns-repeated="2"/>
          <table:table-cell table:style-name="ce902"/>
          <table:table-cell table:style-name="ce402"/>
          <table:table-cell table:style-name="ce902"/>
          <table:table-cell table:style-name="ce402" table:number-columns-repeated="6"/>
          <table:table-cell table:style-name="ce1403" table:formula="of:=IF([.L370]=&quot;Editorial&quot;;[.T370];&quot;&quot;)">
            <text:p/>
          </table:table-cell>
          <table:table-cell table:style-name="ce1403" table:formula="of:=IF(OR([.L370]=&quot;Technical&quot;;[.L370]=&quot;General&quot;);[.T370];&quot;&quot;)">
            <text:p/>
          </table:table-cell>
        </table:table-row>
        <table:table-row table:style-name="ro2">
          <table:table-cell table:style-name="ce403" table:number-columns-repeated="11"/>
          <table:table-cell table:style-name="ce403"/>
          <table:table-cell table:style-name="ce403" table:number-columns-repeated="3"/>
          <table:table-cell table:style-name="ce903"/>
          <table:table-cell table:style-name="ce403" table:number-columns-repeated="2"/>
          <table:table-cell table:style-name="ce903"/>
          <table:table-cell table:style-name="ce403"/>
          <table:table-cell table:style-name="ce903"/>
          <table:table-cell table:style-name="ce403" table:number-columns-repeated="6"/>
          <table:table-cell table:style-name="ce1404" table:formula="of:=IF([.L371]=&quot;Editorial&quot;;[.T371];&quot;&quot;)">
            <text:p/>
          </table:table-cell>
          <table:table-cell table:style-name="ce1404" table:formula="of:=IF(OR([.L371]=&quot;Technical&quot;;[.L371]=&quot;General&quot;);[.T371];&quot;&quot;)">
            <text:p/>
          </table:table-cell>
        </table:table-row>
        <table:table-row table:style-name="ro2">
          <table:table-cell table:style-name="ce404" table:number-columns-repeated="11"/>
          <table:table-cell table:style-name="ce404"/>
          <table:table-cell table:style-name="ce404" table:number-columns-repeated="3"/>
          <table:table-cell table:style-name="ce904"/>
          <table:table-cell table:style-name="ce404" table:number-columns-repeated="2"/>
          <table:table-cell table:style-name="ce904"/>
          <table:table-cell table:style-name="ce404"/>
          <table:table-cell table:style-name="ce904"/>
          <table:table-cell table:style-name="ce404" table:number-columns-repeated="6"/>
          <table:table-cell table:style-name="ce1405" table:formula="of:=IF([.L372]=&quot;Editorial&quot;;[.T372];&quot;&quot;)">
            <text:p/>
          </table:table-cell>
          <table:table-cell table:style-name="ce1405" table:formula="of:=IF(OR([.L372]=&quot;Technical&quot;;[.L372]=&quot;General&quot;);[.T372];&quot;&quot;)">
            <text:p/>
          </table:table-cell>
        </table:table-row>
        <table:table-row table:style-name="ro2">
          <table:table-cell table:style-name="ce405" table:number-columns-repeated="11"/>
          <table:table-cell table:style-name="ce405"/>
          <table:table-cell table:style-name="ce405" table:number-columns-repeated="3"/>
          <table:table-cell table:style-name="ce905"/>
          <table:table-cell table:style-name="ce405" table:number-columns-repeated="2"/>
          <table:table-cell table:style-name="ce905"/>
          <table:table-cell table:style-name="ce405"/>
          <table:table-cell table:style-name="ce905"/>
          <table:table-cell table:style-name="ce405" table:number-columns-repeated="6"/>
          <table:table-cell table:style-name="ce1406" table:formula="of:=IF([.L373]=&quot;Editorial&quot;;[.T373];&quot;&quot;)">
            <text:p/>
          </table:table-cell>
          <table:table-cell table:style-name="ce1406" table:formula="of:=IF(OR([.L373]=&quot;Technical&quot;;[.L373]=&quot;General&quot;);[.T373];&quot;&quot;)">
            <text:p/>
          </table:table-cell>
        </table:table-row>
        <table:table-row table:style-name="ro2">
          <table:table-cell table:style-name="ce406" table:number-columns-repeated="11"/>
          <table:table-cell table:style-name="ce406"/>
          <table:table-cell table:style-name="ce406" table:number-columns-repeated="3"/>
          <table:table-cell table:style-name="ce906"/>
          <table:table-cell table:style-name="ce406" table:number-columns-repeated="2"/>
          <table:table-cell table:style-name="ce906"/>
          <table:table-cell table:style-name="ce406"/>
          <table:table-cell table:style-name="ce906"/>
          <table:table-cell table:style-name="ce406" table:number-columns-repeated="6"/>
          <table:table-cell table:style-name="ce1407" table:formula="of:=IF([.L374]=&quot;Editorial&quot;;[.T374];&quot;&quot;)">
            <text:p/>
          </table:table-cell>
          <table:table-cell table:style-name="ce1407" table:formula="of:=IF(OR([.L374]=&quot;Technical&quot;;[.L374]=&quot;General&quot;);[.T374];&quot;&quot;)">
            <text:p/>
          </table:table-cell>
        </table:table-row>
        <table:table-row table:style-name="ro2">
          <table:table-cell table:style-name="ce407" table:number-columns-repeated="11"/>
          <table:table-cell table:style-name="ce407"/>
          <table:table-cell table:style-name="ce407" table:number-columns-repeated="3"/>
          <table:table-cell table:style-name="ce907"/>
          <table:table-cell table:style-name="ce407" table:number-columns-repeated="2"/>
          <table:table-cell table:style-name="ce907"/>
          <table:table-cell table:style-name="ce407"/>
          <table:table-cell table:style-name="ce907"/>
          <table:table-cell table:style-name="ce407" table:number-columns-repeated="6"/>
          <table:table-cell table:style-name="ce1408" table:formula="of:=IF([.L375]=&quot;Editorial&quot;;[.T375];&quot;&quot;)">
            <text:p/>
          </table:table-cell>
          <table:table-cell table:style-name="ce1408" table:formula="of:=IF(OR([.L375]=&quot;Technical&quot;;[.L375]=&quot;General&quot;);[.T375];&quot;&quot;)">
            <text:p/>
          </table:table-cell>
        </table:table-row>
        <table:table-row table:style-name="ro2">
          <table:table-cell table:style-name="ce408" table:number-columns-repeated="11"/>
          <table:table-cell table:style-name="ce408"/>
          <table:table-cell table:style-name="ce408" table:number-columns-repeated="3"/>
          <table:table-cell table:style-name="ce908"/>
          <table:table-cell table:style-name="ce408" table:number-columns-repeated="2"/>
          <table:table-cell table:style-name="ce908"/>
          <table:table-cell table:style-name="ce408"/>
          <table:table-cell table:style-name="ce908"/>
          <table:table-cell table:style-name="ce408" table:number-columns-repeated="6"/>
          <table:table-cell table:style-name="ce1409" table:formula="of:=IF([.L376]=&quot;Editorial&quot;;[.T376];&quot;&quot;)">
            <text:p/>
          </table:table-cell>
          <table:table-cell table:style-name="ce1409" table:formula="of:=IF(OR([.L376]=&quot;Technical&quot;;[.L376]=&quot;General&quot;);[.T376];&quot;&quot;)">
            <text:p/>
          </table:table-cell>
        </table:table-row>
        <table:table-row table:style-name="ro2">
          <table:table-cell table:style-name="ce409" table:number-columns-repeated="11"/>
          <table:table-cell table:style-name="ce409"/>
          <table:table-cell table:style-name="ce409" table:number-columns-repeated="3"/>
          <table:table-cell table:style-name="ce909"/>
          <table:table-cell table:style-name="ce409" table:number-columns-repeated="2"/>
          <table:table-cell table:style-name="ce909"/>
          <table:table-cell table:style-name="ce409"/>
          <table:table-cell table:style-name="ce909"/>
          <table:table-cell table:style-name="ce409" table:number-columns-repeated="6"/>
          <table:table-cell table:style-name="ce1410" table:formula="of:=IF([.L377]=&quot;Editorial&quot;;[.T377];&quot;&quot;)">
            <text:p/>
          </table:table-cell>
          <table:table-cell table:style-name="ce1410" table:formula="of:=IF(OR([.L377]=&quot;Technical&quot;;[.L377]=&quot;General&quot;);[.T377];&quot;&quot;)">
            <text:p/>
          </table:table-cell>
        </table:table-row>
        <table:table-row table:style-name="ro2">
          <table:table-cell table:style-name="ce410" table:number-columns-repeated="11"/>
          <table:table-cell table:style-name="ce410"/>
          <table:table-cell table:style-name="ce410" table:number-columns-repeated="3"/>
          <table:table-cell table:style-name="ce910"/>
          <table:table-cell table:style-name="ce410" table:number-columns-repeated="2"/>
          <table:table-cell table:style-name="ce910"/>
          <table:table-cell table:style-name="ce410"/>
          <table:table-cell table:style-name="ce910"/>
          <table:table-cell table:style-name="ce410" table:number-columns-repeated="6"/>
          <table:table-cell table:style-name="ce1411" table:formula="of:=IF([.L378]=&quot;Editorial&quot;;[.T378];&quot;&quot;)">
            <text:p/>
          </table:table-cell>
          <table:table-cell table:style-name="ce1411" table:formula="of:=IF(OR([.L378]=&quot;Technical&quot;;[.L378]=&quot;General&quot;);[.T378];&quot;&quot;)">
            <text:p/>
          </table:table-cell>
        </table:table-row>
        <table:table-row table:style-name="ro2">
          <table:table-cell table:style-name="ce411" table:number-columns-repeated="11"/>
          <table:table-cell table:style-name="ce411"/>
          <table:table-cell table:style-name="ce411" table:number-columns-repeated="3"/>
          <table:table-cell table:style-name="ce911"/>
          <table:table-cell table:style-name="ce411" table:number-columns-repeated="2"/>
          <table:table-cell table:style-name="ce911"/>
          <table:table-cell table:style-name="ce411"/>
          <table:table-cell table:style-name="ce911"/>
          <table:table-cell table:style-name="ce411" table:number-columns-repeated="6"/>
          <table:table-cell table:style-name="ce1412" table:formula="of:=IF([.L379]=&quot;Editorial&quot;;[.T379];&quot;&quot;)">
            <text:p/>
          </table:table-cell>
          <table:table-cell table:style-name="ce1412" table:formula="of:=IF(OR([.L379]=&quot;Technical&quot;;[.L379]=&quot;General&quot;);[.T379];&quot;&quot;)">
            <text:p/>
          </table:table-cell>
        </table:table-row>
        <table:table-row table:style-name="ro2">
          <table:table-cell table:style-name="ce412" table:number-columns-repeated="11"/>
          <table:table-cell table:style-name="ce412"/>
          <table:table-cell table:style-name="ce412" table:number-columns-repeated="3"/>
          <table:table-cell table:style-name="ce912"/>
          <table:table-cell table:style-name="ce412" table:number-columns-repeated="2"/>
          <table:table-cell table:style-name="ce912"/>
          <table:table-cell table:style-name="ce412"/>
          <table:table-cell table:style-name="ce912"/>
          <table:table-cell table:style-name="ce412" table:number-columns-repeated="6"/>
          <table:table-cell table:style-name="ce1413" table:formula="of:=IF([.L380]=&quot;Editorial&quot;;[.T380];&quot;&quot;)">
            <text:p/>
          </table:table-cell>
          <table:table-cell table:style-name="ce1413" table:formula="of:=IF(OR([.L380]=&quot;Technical&quot;;[.L380]=&quot;General&quot;);[.T380];&quot;&quot;)">
            <text:p/>
          </table:table-cell>
        </table:table-row>
        <table:table-row table:style-name="ro2">
          <table:table-cell table:style-name="ce413" table:number-columns-repeated="11"/>
          <table:table-cell table:style-name="ce413"/>
          <table:table-cell table:style-name="ce413" table:number-columns-repeated="3"/>
          <table:table-cell table:style-name="ce913"/>
          <table:table-cell table:style-name="ce413" table:number-columns-repeated="2"/>
          <table:table-cell table:style-name="ce913"/>
          <table:table-cell table:style-name="ce413"/>
          <table:table-cell table:style-name="ce913"/>
          <table:table-cell table:style-name="ce413" table:number-columns-repeated="6"/>
          <table:table-cell table:style-name="ce1414" table:formula="of:=IF([.L381]=&quot;Editorial&quot;;[.T381];&quot;&quot;)">
            <text:p/>
          </table:table-cell>
          <table:table-cell table:style-name="ce1414" table:formula="of:=IF(OR([.L381]=&quot;Technical&quot;;[.L381]=&quot;General&quot;);[.T381];&quot;&quot;)">
            <text:p/>
          </table:table-cell>
        </table:table-row>
        <table:table-row table:style-name="ro2">
          <table:table-cell table:style-name="ce414" table:number-columns-repeated="11"/>
          <table:table-cell table:style-name="ce414"/>
          <table:table-cell table:style-name="ce414" table:number-columns-repeated="3"/>
          <table:table-cell table:style-name="ce914"/>
          <table:table-cell table:style-name="ce414" table:number-columns-repeated="2"/>
          <table:table-cell table:style-name="ce914"/>
          <table:table-cell table:style-name="ce414"/>
          <table:table-cell table:style-name="ce914"/>
          <table:table-cell table:style-name="ce414" table:number-columns-repeated="6"/>
          <table:table-cell table:style-name="ce1415" table:formula="of:=IF([.L382]=&quot;Editorial&quot;;[.T382];&quot;&quot;)">
            <text:p/>
          </table:table-cell>
          <table:table-cell table:style-name="ce1415" table:formula="of:=IF(OR([.L382]=&quot;Technical&quot;;[.L382]=&quot;General&quot;);[.T382];&quot;&quot;)">
            <text:p/>
          </table:table-cell>
        </table:table-row>
        <table:table-row table:style-name="ro2">
          <table:table-cell table:style-name="ce415" table:number-columns-repeated="11"/>
          <table:table-cell table:style-name="ce415"/>
          <table:table-cell table:style-name="ce415" table:number-columns-repeated="3"/>
          <table:table-cell table:style-name="ce915"/>
          <table:table-cell table:style-name="ce415" table:number-columns-repeated="2"/>
          <table:table-cell table:style-name="ce915"/>
          <table:table-cell table:style-name="ce415"/>
          <table:table-cell table:style-name="ce915"/>
          <table:table-cell table:style-name="ce415" table:number-columns-repeated="6"/>
          <table:table-cell table:style-name="ce1416" table:formula="of:=IF([.L383]=&quot;Editorial&quot;;[.T383];&quot;&quot;)">
            <text:p/>
          </table:table-cell>
          <table:table-cell table:style-name="ce1416" table:formula="of:=IF(OR([.L383]=&quot;Technical&quot;;[.L383]=&quot;General&quot;);[.T383];&quot;&quot;)">
            <text:p/>
          </table:table-cell>
        </table:table-row>
        <table:table-row table:style-name="ro2">
          <table:table-cell table:style-name="ce416" table:number-columns-repeated="11"/>
          <table:table-cell table:style-name="ce416"/>
          <table:table-cell table:style-name="ce416" table:number-columns-repeated="3"/>
          <table:table-cell table:style-name="ce916"/>
          <table:table-cell table:style-name="ce416" table:number-columns-repeated="2"/>
          <table:table-cell table:style-name="ce916"/>
          <table:table-cell table:style-name="ce416"/>
          <table:table-cell table:style-name="ce916"/>
          <table:table-cell table:style-name="ce416" table:number-columns-repeated="6"/>
          <table:table-cell table:style-name="ce1417" table:formula="of:=IF([.L384]=&quot;Editorial&quot;;[.T384];&quot;&quot;)">
            <text:p/>
          </table:table-cell>
          <table:table-cell table:style-name="ce1417" table:formula="of:=IF(OR([.L384]=&quot;Technical&quot;;[.L384]=&quot;General&quot;);[.T384];&quot;&quot;)">
            <text:p/>
          </table:table-cell>
        </table:table-row>
        <table:table-row table:style-name="ro2">
          <table:table-cell table:style-name="ce417" table:number-columns-repeated="11"/>
          <table:table-cell table:style-name="ce417"/>
          <table:table-cell table:style-name="ce417" table:number-columns-repeated="3"/>
          <table:table-cell table:style-name="ce917"/>
          <table:table-cell table:style-name="ce417" table:number-columns-repeated="2"/>
          <table:table-cell table:style-name="ce917"/>
          <table:table-cell table:style-name="ce417"/>
          <table:table-cell table:style-name="ce917"/>
          <table:table-cell table:style-name="ce417" table:number-columns-repeated="6"/>
          <table:table-cell table:style-name="ce1418" table:formula="of:=IF([.L385]=&quot;Editorial&quot;;[.T385];&quot;&quot;)">
            <text:p/>
          </table:table-cell>
          <table:table-cell table:style-name="ce1418" table:formula="of:=IF(OR([.L385]=&quot;Technical&quot;;[.L385]=&quot;General&quot;);[.T385];&quot;&quot;)">
            <text:p/>
          </table:table-cell>
        </table:table-row>
        <table:table-row table:style-name="ro2">
          <table:table-cell table:style-name="ce418" table:number-columns-repeated="11"/>
          <table:table-cell table:style-name="ce418"/>
          <table:table-cell table:style-name="ce418" table:number-columns-repeated="3"/>
          <table:table-cell table:style-name="ce918"/>
          <table:table-cell table:style-name="ce418" table:number-columns-repeated="2"/>
          <table:table-cell table:style-name="ce918"/>
          <table:table-cell table:style-name="ce418"/>
          <table:table-cell table:style-name="ce918"/>
          <table:table-cell table:style-name="ce418" table:number-columns-repeated="6"/>
          <table:table-cell table:style-name="ce1419" table:formula="of:=IF([.L386]=&quot;Editorial&quot;;[.T386];&quot;&quot;)">
            <text:p/>
          </table:table-cell>
          <table:table-cell table:style-name="ce1419" table:formula="of:=IF(OR([.L386]=&quot;Technical&quot;;[.L386]=&quot;General&quot;);[.T386];&quot;&quot;)">
            <text:p/>
          </table:table-cell>
        </table:table-row>
        <table:table-row table:style-name="ro2">
          <table:table-cell table:style-name="ce419" table:number-columns-repeated="11"/>
          <table:table-cell table:style-name="ce419"/>
          <table:table-cell table:style-name="ce419" table:number-columns-repeated="3"/>
          <table:table-cell table:style-name="ce919"/>
          <table:table-cell table:style-name="ce419" table:number-columns-repeated="2"/>
          <table:table-cell table:style-name="ce919"/>
          <table:table-cell table:style-name="ce419"/>
          <table:table-cell table:style-name="ce919"/>
          <table:table-cell table:style-name="ce419" table:number-columns-repeated="6"/>
          <table:table-cell table:style-name="ce1420" table:formula="of:=IF([.L387]=&quot;Editorial&quot;;[.T387];&quot;&quot;)">
            <text:p/>
          </table:table-cell>
          <table:table-cell table:style-name="ce1420" table:formula="of:=IF(OR([.L387]=&quot;Technical&quot;;[.L387]=&quot;General&quot;);[.T387];&quot;&quot;)">
            <text:p/>
          </table:table-cell>
        </table:table-row>
        <table:table-row table:style-name="ro2">
          <table:table-cell table:style-name="ce420" table:number-columns-repeated="11"/>
          <table:table-cell table:style-name="ce420"/>
          <table:table-cell table:style-name="ce420" table:number-columns-repeated="3"/>
          <table:table-cell table:style-name="ce920"/>
          <table:table-cell table:style-name="ce420" table:number-columns-repeated="2"/>
          <table:table-cell table:style-name="ce920"/>
          <table:table-cell table:style-name="ce420"/>
          <table:table-cell table:style-name="ce920"/>
          <table:table-cell table:style-name="ce420" table:number-columns-repeated="6"/>
          <table:table-cell table:style-name="ce1421" table:formula="of:=IF([.L388]=&quot;Editorial&quot;;[.T388];&quot;&quot;)">
            <text:p/>
          </table:table-cell>
          <table:table-cell table:style-name="ce1421" table:formula="of:=IF(OR([.L388]=&quot;Technical&quot;;[.L388]=&quot;General&quot;);[.T388];&quot;&quot;)">
            <text:p/>
          </table:table-cell>
        </table:table-row>
        <table:table-row table:style-name="ro2">
          <table:table-cell table:style-name="ce421" table:number-columns-repeated="11"/>
          <table:table-cell table:style-name="ce421"/>
          <table:table-cell table:style-name="ce421" table:number-columns-repeated="3"/>
          <table:table-cell table:style-name="ce921"/>
          <table:table-cell table:style-name="ce421" table:number-columns-repeated="2"/>
          <table:table-cell table:style-name="ce921"/>
          <table:table-cell table:style-name="ce421"/>
          <table:table-cell table:style-name="ce921"/>
          <table:table-cell table:style-name="ce421" table:number-columns-repeated="6"/>
          <table:table-cell table:style-name="ce1422" table:formula="of:=IF([.L389]=&quot;Editorial&quot;;[.T389];&quot;&quot;)">
            <text:p/>
          </table:table-cell>
          <table:table-cell table:style-name="ce1422" table:formula="of:=IF(OR([.L389]=&quot;Technical&quot;;[.L389]=&quot;General&quot;);[.T389];&quot;&quot;)">
            <text:p/>
          </table:table-cell>
        </table:table-row>
        <table:table-row table:style-name="ro2">
          <table:table-cell table:style-name="ce422" table:number-columns-repeated="11"/>
          <table:table-cell table:style-name="ce422"/>
          <table:table-cell table:style-name="ce422" table:number-columns-repeated="3"/>
          <table:table-cell table:style-name="ce922"/>
          <table:table-cell table:style-name="ce422" table:number-columns-repeated="2"/>
          <table:table-cell table:style-name="ce922"/>
          <table:table-cell table:style-name="ce422"/>
          <table:table-cell table:style-name="ce922"/>
          <table:table-cell table:style-name="ce422" table:number-columns-repeated="6"/>
          <table:table-cell table:style-name="ce1423" table:formula="of:=IF([.L390]=&quot;Editorial&quot;;[.T390];&quot;&quot;)">
            <text:p/>
          </table:table-cell>
          <table:table-cell table:style-name="ce1423" table:formula="of:=IF(OR([.L390]=&quot;Technical&quot;;[.L390]=&quot;General&quot;);[.T390];&quot;&quot;)">
            <text:p/>
          </table:table-cell>
        </table:table-row>
        <table:table-row table:style-name="ro2">
          <table:table-cell table:style-name="ce423" table:number-columns-repeated="11"/>
          <table:table-cell table:style-name="ce423"/>
          <table:table-cell table:style-name="ce423" table:number-columns-repeated="3"/>
          <table:table-cell table:style-name="ce923"/>
          <table:table-cell table:style-name="ce423" table:number-columns-repeated="2"/>
          <table:table-cell table:style-name="ce923"/>
          <table:table-cell table:style-name="ce423"/>
          <table:table-cell table:style-name="ce923"/>
          <table:table-cell table:style-name="ce423" table:number-columns-repeated="6"/>
          <table:table-cell table:style-name="ce1424" table:formula="of:=IF([.L391]=&quot;Editorial&quot;;[.T391];&quot;&quot;)">
            <text:p/>
          </table:table-cell>
          <table:table-cell table:style-name="ce1424" table:formula="of:=IF(OR([.L391]=&quot;Technical&quot;;[.L391]=&quot;General&quot;);[.T391];&quot;&quot;)">
            <text:p/>
          </table:table-cell>
        </table:table-row>
        <table:table-row table:style-name="ro2">
          <table:table-cell table:style-name="ce424" table:number-columns-repeated="11"/>
          <table:table-cell table:style-name="ce424"/>
          <table:table-cell table:style-name="ce424" table:number-columns-repeated="3"/>
          <table:table-cell table:style-name="ce924"/>
          <table:table-cell table:style-name="ce424" table:number-columns-repeated="2"/>
          <table:table-cell table:style-name="ce924"/>
          <table:table-cell table:style-name="ce424"/>
          <table:table-cell table:style-name="ce924"/>
          <table:table-cell table:style-name="ce424" table:number-columns-repeated="6"/>
          <table:table-cell table:style-name="ce1425" table:formula="of:=IF([.L392]=&quot;Editorial&quot;;[.T392];&quot;&quot;)">
            <text:p/>
          </table:table-cell>
          <table:table-cell table:style-name="ce1425" table:formula="of:=IF(OR([.L392]=&quot;Technical&quot;;[.L392]=&quot;General&quot;);[.T392];&quot;&quot;)">
            <text:p/>
          </table:table-cell>
        </table:table-row>
        <table:table-row table:style-name="ro2">
          <table:table-cell table:style-name="ce425" table:number-columns-repeated="11"/>
          <table:table-cell table:style-name="ce425"/>
          <table:table-cell table:style-name="ce425" table:number-columns-repeated="3"/>
          <table:table-cell table:style-name="ce925"/>
          <table:table-cell table:style-name="ce425" table:number-columns-repeated="2"/>
          <table:table-cell table:style-name="ce925"/>
          <table:table-cell table:style-name="ce425"/>
          <table:table-cell table:style-name="ce925"/>
          <table:table-cell table:style-name="ce425" table:number-columns-repeated="6"/>
          <table:table-cell table:style-name="ce1426" table:formula="of:=IF([.L393]=&quot;Editorial&quot;;[.T393];&quot;&quot;)">
            <text:p/>
          </table:table-cell>
          <table:table-cell table:style-name="ce1426" table:formula="of:=IF(OR([.L393]=&quot;Technical&quot;;[.L393]=&quot;General&quot;);[.T393];&quot;&quot;)">
            <text:p/>
          </table:table-cell>
        </table:table-row>
        <table:table-row table:style-name="ro2">
          <table:table-cell table:style-name="ce426" table:number-columns-repeated="11"/>
          <table:table-cell table:style-name="ce426"/>
          <table:table-cell table:style-name="ce426" table:number-columns-repeated="3"/>
          <table:table-cell table:style-name="ce926"/>
          <table:table-cell table:style-name="ce426" table:number-columns-repeated="2"/>
          <table:table-cell table:style-name="ce926"/>
          <table:table-cell table:style-name="ce426"/>
          <table:table-cell table:style-name="ce926"/>
          <table:table-cell table:style-name="ce426" table:number-columns-repeated="6"/>
          <table:table-cell table:style-name="ce1427" table:formula="of:=IF([.L394]=&quot;Editorial&quot;;[.T394];&quot;&quot;)">
            <text:p/>
          </table:table-cell>
          <table:table-cell table:style-name="ce1427" table:formula="of:=IF(OR([.L394]=&quot;Technical&quot;;[.L394]=&quot;General&quot;);[.T394];&quot;&quot;)">
            <text:p/>
          </table:table-cell>
        </table:table-row>
        <table:table-row table:style-name="ro2">
          <table:table-cell table:style-name="ce427" table:number-columns-repeated="11"/>
          <table:table-cell table:style-name="ce427"/>
          <table:table-cell table:style-name="ce427" table:number-columns-repeated="3"/>
          <table:table-cell table:style-name="ce927"/>
          <table:table-cell table:style-name="ce427" table:number-columns-repeated="2"/>
          <table:table-cell table:style-name="ce927"/>
          <table:table-cell table:style-name="ce427"/>
          <table:table-cell table:style-name="ce927"/>
          <table:table-cell table:style-name="ce427" table:number-columns-repeated="6"/>
          <table:table-cell table:style-name="ce1428" table:formula="of:=IF([.L395]=&quot;Editorial&quot;;[.T395];&quot;&quot;)">
            <text:p/>
          </table:table-cell>
          <table:table-cell table:style-name="ce1428" table:formula="of:=IF(OR([.L395]=&quot;Technical&quot;;[.L395]=&quot;General&quot;);[.T395];&quot;&quot;)">
            <text:p/>
          </table:table-cell>
        </table:table-row>
        <table:table-row table:style-name="ro2">
          <table:table-cell table:style-name="ce428" table:number-columns-repeated="11"/>
          <table:table-cell table:style-name="ce428"/>
          <table:table-cell table:style-name="ce428" table:number-columns-repeated="3"/>
          <table:table-cell table:style-name="ce928"/>
          <table:table-cell table:style-name="ce428" table:number-columns-repeated="2"/>
          <table:table-cell table:style-name="ce928"/>
          <table:table-cell table:style-name="ce428"/>
          <table:table-cell table:style-name="ce928"/>
          <table:table-cell table:style-name="ce428" table:number-columns-repeated="6"/>
          <table:table-cell table:style-name="ce1429" table:formula="of:=IF([.L396]=&quot;Editorial&quot;;[.T396];&quot;&quot;)">
            <text:p/>
          </table:table-cell>
          <table:table-cell table:style-name="ce1429" table:formula="of:=IF(OR([.L396]=&quot;Technical&quot;;[.L396]=&quot;General&quot;);[.T396];&quot;&quot;)">
            <text:p/>
          </table:table-cell>
        </table:table-row>
        <table:table-row table:style-name="ro2">
          <table:table-cell table:style-name="ce429" table:number-columns-repeated="11"/>
          <table:table-cell table:style-name="ce429"/>
          <table:table-cell table:style-name="ce429" table:number-columns-repeated="3"/>
          <table:table-cell table:style-name="ce929"/>
          <table:table-cell table:style-name="ce429" table:number-columns-repeated="2"/>
          <table:table-cell table:style-name="ce929"/>
          <table:table-cell table:style-name="ce429"/>
          <table:table-cell table:style-name="ce929"/>
          <table:table-cell table:style-name="ce429" table:number-columns-repeated="6"/>
          <table:table-cell table:style-name="ce1430" table:formula="of:=IF([.L397]=&quot;Editorial&quot;;[.T397];&quot;&quot;)">
            <text:p/>
          </table:table-cell>
          <table:table-cell table:style-name="ce1430" table:formula="of:=IF(OR([.L397]=&quot;Technical&quot;;[.L397]=&quot;General&quot;);[.T397];&quot;&quot;)">
            <text:p/>
          </table:table-cell>
        </table:table-row>
        <table:table-row table:style-name="ro2">
          <table:table-cell table:style-name="ce430" table:number-columns-repeated="11"/>
          <table:table-cell table:style-name="ce430"/>
          <table:table-cell table:style-name="ce430" table:number-columns-repeated="3"/>
          <table:table-cell table:style-name="ce930"/>
          <table:table-cell table:style-name="ce430" table:number-columns-repeated="2"/>
          <table:table-cell table:style-name="ce930"/>
          <table:table-cell table:style-name="ce430"/>
          <table:table-cell table:style-name="ce930"/>
          <table:table-cell table:style-name="ce430" table:number-columns-repeated="6"/>
          <table:table-cell table:style-name="ce1431" table:formula="of:=IF([.L398]=&quot;Editorial&quot;;[.T398];&quot;&quot;)">
            <text:p/>
          </table:table-cell>
          <table:table-cell table:style-name="ce1431" table:formula="of:=IF(OR([.L398]=&quot;Technical&quot;;[.L398]=&quot;General&quot;);[.T398];&quot;&quot;)">
            <text:p/>
          </table:table-cell>
        </table:table-row>
        <table:table-row table:style-name="ro2">
          <table:table-cell table:style-name="ce431" table:number-columns-repeated="11"/>
          <table:table-cell table:style-name="ce431"/>
          <table:table-cell table:style-name="ce431" table:number-columns-repeated="3"/>
          <table:table-cell table:style-name="ce931"/>
          <table:table-cell table:style-name="ce431" table:number-columns-repeated="2"/>
          <table:table-cell table:style-name="ce931"/>
          <table:table-cell table:style-name="ce431"/>
          <table:table-cell table:style-name="ce931"/>
          <table:table-cell table:style-name="ce431" table:number-columns-repeated="6"/>
          <table:table-cell table:style-name="ce1432" table:formula="of:=IF([.L399]=&quot;Editorial&quot;;[.T399];&quot;&quot;)">
            <text:p/>
          </table:table-cell>
          <table:table-cell table:style-name="ce1432" table:formula="of:=IF(OR([.L399]=&quot;Technical&quot;;[.L399]=&quot;General&quot;);[.T399];&quot;&quot;)">
            <text:p/>
          </table:table-cell>
        </table:table-row>
        <table:table-row table:style-name="ro2">
          <table:table-cell table:style-name="ce432" table:number-columns-repeated="11"/>
          <table:table-cell table:style-name="ce432"/>
          <table:table-cell table:style-name="ce432" table:number-columns-repeated="3"/>
          <table:table-cell table:style-name="ce932"/>
          <table:table-cell table:style-name="ce432" table:number-columns-repeated="2"/>
          <table:table-cell table:style-name="ce932"/>
          <table:table-cell table:style-name="ce432"/>
          <table:table-cell table:style-name="ce932"/>
          <table:table-cell table:style-name="ce432" table:number-columns-repeated="6"/>
          <table:table-cell table:style-name="ce1433" table:formula="of:=IF([.L400]=&quot;Editorial&quot;;[.T400];&quot;&quot;)">
            <text:p/>
          </table:table-cell>
          <table:table-cell table:style-name="ce1433" table:formula="of:=IF(OR([.L400]=&quot;Technical&quot;;[.L400]=&quot;General&quot;);[.T400];&quot;&quot;)">
            <text:p/>
          </table:table-cell>
        </table:table-row>
        <table:table-row table:style-name="ro2">
          <table:table-cell table:style-name="ce433" table:number-columns-repeated="11"/>
          <table:table-cell table:style-name="ce433"/>
          <table:table-cell table:style-name="ce433" table:number-columns-repeated="3"/>
          <table:table-cell table:style-name="ce933"/>
          <table:table-cell table:style-name="ce433" table:number-columns-repeated="2"/>
          <table:table-cell table:style-name="ce933"/>
          <table:table-cell table:style-name="ce433"/>
          <table:table-cell table:style-name="ce933"/>
          <table:table-cell table:style-name="ce433" table:number-columns-repeated="6"/>
          <table:table-cell table:style-name="ce1434" table:formula="of:=IF([.L401]=&quot;Editorial&quot;;[.T401];&quot;&quot;)">
            <text:p/>
          </table:table-cell>
          <table:table-cell table:style-name="ce1434" table:formula="of:=IF(OR([.L401]=&quot;Technical&quot;;[.L401]=&quot;General&quot;);[.T401];&quot;&quot;)">
            <text:p/>
          </table:table-cell>
        </table:table-row>
        <table:table-row table:style-name="ro2">
          <table:table-cell table:style-name="ce434" table:number-columns-repeated="11"/>
          <table:table-cell table:style-name="ce434"/>
          <table:table-cell table:style-name="ce434" table:number-columns-repeated="3"/>
          <table:table-cell table:style-name="ce934"/>
          <table:table-cell table:style-name="ce434" table:number-columns-repeated="2"/>
          <table:table-cell table:style-name="ce934"/>
          <table:table-cell table:style-name="ce434"/>
          <table:table-cell table:style-name="ce934"/>
          <table:table-cell table:style-name="ce434" table:number-columns-repeated="6"/>
          <table:table-cell table:style-name="ce1435" table:formula="of:=IF([.L402]=&quot;Editorial&quot;;[.T402];&quot;&quot;)">
            <text:p/>
          </table:table-cell>
          <table:table-cell table:style-name="ce1435" table:formula="of:=IF(OR([.L402]=&quot;Technical&quot;;[.L402]=&quot;General&quot;);[.T402];&quot;&quot;)">
            <text:p/>
          </table:table-cell>
        </table:table-row>
        <table:table-row table:style-name="ro2">
          <table:table-cell table:style-name="ce435" table:number-columns-repeated="11"/>
          <table:table-cell table:style-name="ce435"/>
          <table:table-cell table:style-name="ce435" table:number-columns-repeated="3"/>
          <table:table-cell table:style-name="ce935"/>
          <table:table-cell table:style-name="ce435" table:number-columns-repeated="2"/>
          <table:table-cell table:style-name="ce935"/>
          <table:table-cell table:style-name="ce435"/>
          <table:table-cell table:style-name="ce935"/>
          <table:table-cell table:style-name="ce435" table:number-columns-repeated="6"/>
          <table:table-cell table:style-name="ce1436" table:formula="of:=IF([.L403]=&quot;Editorial&quot;;[.T403];&quot;&quot;)">
            <text:p/>
          </table:table-cell>
          <table:table-cell table:style-name="ce1436" table:formula="of:=IF(OR([.L403]=&quot;Technical&quot;;[.L403]=&quot;General&quot;);[.T403];&quot;&quot;)">
            <text:p/>
          </table:table-cell>
        </table:table-row>
        <table:table-row table:style-name="ro2">
          <table:table-cell table:style-name="ce436" table:number-columns-repeated="11"/>
          <table:table-cell table:style-name="ce436"/>
          <table:table-cell table:style-name="ce436" table:number-columns-repeated="3"/>
          <table:table-cell table:style-name="ce936"/>
          <table:table-cell table:style-name="ce436" table:number-columns-repeated="2"/>
          <table:table-cell table:style-name="ce936"/>
          <table:table-cell table:style-name="ce436"/>
          <table:table-cell table:style-name="ce936"/>
          <table:table-cell table:style-name="ce436" table:number-columns-repeated="6"/>
          <table:table-cell table:style-name="ce1437" table:formula="of:=IF([.L404]=&quot;Editorial&quot;;[.T404];&quot;&quot;)">
            <text:p/>
          </table:table-cell>
          <table:table-cell table:style-name="ce1437" table:formula="of:=IF(OR([.L404]=&quot;Technical&quot;;[.L404]=&quot;General&quot;);[.T404];&quot;&quot;)">
            <text:p/>
          </table:table-cell>
        </table:table-row>
        <table:table-row table:style-name="ro2">
          <table:table-cell table:style-name="ce437" table:number-columns-repeated="11"/>
          <table:table-cell table:style-name="ce437"/>
          <table:table-cell table:style-name="ce437" table:number-columns-repeated="3"/>
          <table:table-cell table:style-name="ce937"/>
          <table:table-cell table:style-name="ce437" table:number-columns-repeated="2"/>
          <table:table-cell table:style-name="ce937"/>
          <table:table-cell table:style-name="ce437"/>
          <table:table-cell table:style-name="ce937"/>
          <table:table-cell table:style-name="ce437" table:number-columns-repeated="6"/>
          <table:table-cell table:style-name="ce1438" table:formula="of:=IF([.L405]=&quot;Editorial&quot;;[.T405];&quot;&quot;)">
            <text:p/>
          </table:table-cell>
          <table:table-cell table:style-name="ce1438" table:formula="of:=IF(OR([.L405]=&quot;Technical&quot;;[.L405]=&quot;General&quot;);[.T405];&quot;&quot;)">
            <text:p/>
          </table:table-cell>
        </table:table-row>
        <table:table-row table:style-name="ro2">
          <table:table-cell table:style-name="ce438" table:number-columns-repeated="11"/>
          <table:table-cell table:style-name="ce438"/>
          <table:table-cell table:style-name="ce438" table:number-columns-repeated="3"/>
          <table:table-cell table:style-name="ce938"/>
          <table:table-cell table:style-name="ce438" table:number-columns-repeated="2"/>
          <table:table-cell table:style-name="ce938"/>
          <table:table-cell table:style-name="ce438"/>
          <table:table-cell table:style-name="ce938"/>
          <table:table-cell table:style-name="ce438" table:number-columns-repeated="6"/>
          <table:table-cell table:style-name="ce1439" table:formula="of:=IF([.L406]=&quot;Editorial&quot;;[.T406];&quot;&quot;)">
            <text:p/>
          </table:table-cell>
          <table:table-cell table:style-name="ce1439" table:formula="of:=IF(OR([.L406]=&quot;Technical&quot;;[.L406]=&quot;General&quot;);[.T406];&quot;&quot;)">
            <text:p/>
          </table:table-cell>
        </table:table-row>
        <table:table-row table:style-name="ro2">
          <table:table-cell table:style-name="ce439" table:number-columns-repeated="11"/>
          <table:table-cell table:style-name="ce439"/>
          <table:table-cell table:style-name="ce439" table:number-columns-repeated="3"/>
          <table:table-cell table:style-name="ce939"/>
          <table:table-cell table:style-name="ce439" table:number-columns-repeated="2"/>
          <table:table-cell table:style-name="ce939"/>
          <table:table-cell table:style-name="ce439"/>
          <table:table-cell table:style-name="ce939"/>
          <table:table-cell table:style-name="ce439" table:number-columns-repeated="6"/>
          <table:table-cell table:style-name="ce1440" table:formula="of:=IF([.L407]=&quot;Editorial&quot;;[.T407];&quot;&quot;)">
            <text:p/>
          </table:table-cell>
          <table:table-cell table:style-name="ce1440" table:formula="of:=IF(OR([.L407]=&quot;Technical&quot;;[.L407]=&quot;General&quot;);[.T407];&quot;&quot;)">
            <text:p/>
          </table:table-cell>
        </table:table-row>
        <table:table-row table:style-name="ro2">
          <table:table-cell table:style-name="ce440" table:number-columns-repeated="11"/>
          <table:table-cell table:style-name="ce440"/>
          <table:table-cell table:style-name="ce440" table:number-columns-repeated="3"/>
          <table:table-cell table:style-name="ce940"/>
          <table:table-cell table:style-name="ce440" table:number-columns-repeated="2"/>
          <table:table-cell table:style-name="ce940"/>
          <table:table-cell table:style-name="ce440"/>
          <table:table-cell table:style-name="ce940"/>
          <table:table-cell table:style-name="ce440" table:number-columns-repeated="6"/>
          <table:table-cell table:style-name="ce1441" table:formula="of:=IF([.L408]=&quot;Editorial&quot;;[.T408];&quot;&quot;)">
            <text:p/>
          </table:table-cell>
          <table:table-cell table:style-name="ce1441" table:formula="of:=IF(OR([.L408]=&quot;Technical&quot;;[.L408]=&quot;General&quot;);[.T408];&quot;&quot;)">
            <text:p/>
          </table:table-cell>
        </table:table-row>
        <table:table-row table:style-name="ro2">
          <table:table-cell table:style-name="ce441" table:number-columns-repeated="11"/>
          <table:table-cell table:style-name="ce441"/>
          <table:table-cell table:style-name="ce441" table:number-columns-repeated="3"/>
          <table:table-cell table:style-name="ce941"/>
          <table:table-cell table:style-name="ce441" table:number-columns-repeated="2"/>
          <table:table-cell table:style-name="ce941"/>
          <table:table-cell table:style-name="ce441"/>
          <table:table-cell table:style-name="ce941"/>
          <table:table-cell table:style-name="ce441" table:number-columns-repeated="6"/>
          <table:table-cell table:style-name="ce1442" table:formula="of:=IF([.L409]=&quot;Editorial&quot;;[.T409];&quot;&quot;)">
            <text:p/>
          </table:table-cell>
          <table:table-cell table:style-name="ce1442" table:formula="of:=IF(OR([.L409]=&quot;Technical&quot;;[.L409]=&quot;General&quot;);[.T409];&quot;&quot;)">
            <text:p/>
          </table:table-cell>
        </table:table-row>
        <table:table-row table:style-name="ro2">
          <table:table-cell table:style-name="ce442" table:number-columns-repeated="11"/>
          <table:table-cell table:style-name="ce442"/>
          <table:table-cell table:style-name="ce442" table:number-columns-repeated="3"/>
          <table:table-cell table:style-name="ce942"/>
          <table:table-cell table:style-name="ce442" table:number-columns-repeated="2"/>
          <table:table-cell table:style-name="ce942"/>
          <table:table-cell table:style-name="ce442"/>
          <table:table-cell table:style-name="ce942"/>
          <table:table-cell table:style-name="ce442" table:number-columns-repeated="6"/>
          <table:table-cell table:style-name="ce1443" table:formula="of:=IF([.L410]=&quot;Editorial&quot;;[.T410];&quot;&quot;)">
            <text:p/>
          </table:table-cell>
          <table:table-cell table:style-name="ce1443" table:formula="of:=IF(OR([.L410]=&quot;Technical&quot;;[.L410]=&quot;General&quot;);[.T410];&quot;&quot;)">
            <text:p/>
          </table:table-cell>
        </table:table-row>
        <table:table-row table:style-name="ro2">
          <table:table-cell table:style-name="ce443" table:number-columns-repeated="11"/>
          <table:table-cell table:style-name="ce443"/>
          <table:table-cell table:style-name="ce443" table:number-columns-repeated="3"/>
          <table:table-cell table:style-name="ce943"/>
          <table:table-cell table:style-name="ce443" table:number-columns-repeated="2"/>
          <table:table-cell table:style-name="ce943"/>
          <table:table-cell table:style-name="ce443"/>
          <table:table-cell table:style-name="ce943"/>
          <table:table-cell table:style-name="ce443" table:number-columns-repeated="6"/>
          <table:table-cell table:style-name="ce1444" table:formula="of:=IF([.L411]=&quot;Editorial&quot;;[.T411];&quot;&quot;)">
            <text:p/>
          </table:table-cell>
          <table:table-cell table:style-name="ce1444" table:formula="of:=IF(OR([.L411]=&quot;Technical&quot;;[.L411]=&quot;General&quot;);[.T411];&quot;&quot;)">
            <text:p/>
          </table:table-cell>
        </table:table-row>
        <table:table-row table:style-name="ro2">
          <table:table-cell table:style-name="ce444" table:number-columns-repeated="11"/>
          <table:table-cell table:style-name="ce444"/>
          <table:table-cell table:style-name="ce444" table:number-columns-repeated="3"/>
          <table:table-cell table:style-name="ce944"/>
          <table:table-cell table:style-name="ce444" table:number-columns-repeated="2"/>
          <table:table-cell table:style-name="ce944"/>
          <table:table-cell table:style-name="ce444"/>
          <table:table-cell table:style-name="ce944"/>
          <table:table-cell table:style-name="ce444" table:number-columns-repeated="6"/>
          <table:table-cell table:style-name="ce1445" table:formula="of:=IF([.L412]=&quot;Editorial&quot;;[.T412];&quot;&quot;)">
            <text:p/>
          </table:table-cell>
          <table:table-cell table:style-name="ce1445" table:formula="of:=IF(OR([.L412]=&quot;Technical&quot;;[.L412]=&quot;General&quot;);[.T412];&quot;&quot;)">
            <text:p/>
          </table:table-cell>
        </table:table-row>
        <table:table-row table:style-name="ro2">
          <table:table-cell table:style-name="ce445" table:number-columns-repeated="11"/>
          <table:table-cell table:style-name="ce445"/>
          <table:table-cell table:style-name="ce445" table:number-columns-repeated="3"/>
          <table:table-cell table:style-name="ce945"/>
          <table:table-cell table:style-name="ce445" table:number-columns-repeated="2"/>
          <table:table-cell table:style-name="ce945"/>
          <table:table-cell table:style-name="ce445"/>
          <table:table-cell table:style-name="ce945"/>
          <table:table-cell table:style-name="ce445" table:number-columns-repeated="6"/>
          <table:table-cell table:style-name="ce1446" table:formula="of:=IF([.L413]=&quot;Editorial&quot;;[.T413];&quot;&quot;)">
            <text:p/>
          </table:table-cell>
          <table:table-cell table:style-name="ce1446" table:formula="of:=IF(OR([.L413]=&quot;Technical&quot;;[.L413]=&quot;General&quot;);[.T413];&quot;&quot;)">
            <text:p/>
          </table:table-cell>
        </table:table-row>
        <table:table-row table:style-name="ro2">
          <table:table-cell table:style-name="ce446" table:number-columns-repeated="11"/>
          <table:table-cell table:style-name="ce446"/>
          <table:table-cell table:style-name="ce446" table:number-columns-repeated="3"/>
          <table:table-cell table:style-name="ce946"/>
          <table:table-cell table:style-name="ce446" table:number-columns-repeated="2"/>
          <table:table-cell table:style-name="ce946"/>
          <table:table-cell table:style-name="ce446"/>
          <table:table-cell table:style-name="ce946"/>
          <table:table-cell table:style-name="ce446" table:number-columns-repeated="6"/>
          <table:table-cell table:style-name="ce1447" table:formula="of:=IF([.L414]=&quot;Editorial&quot;;[.T414];&quot;&quot;)">
            <text:p/>
          </table:table-cell>
          <table:table-cell table:style-name="ce1447" table:formula="of:=IF(OR([.L414]=&quot;Technical&quot;;[.L414]=&quot;General&quot;);[.T414];&quot;&quot;)">
            <text:p/>
          </table:table-cell>
        </table:table-row>
        <table:table-row table:style-name="ro2">
          <table:table-cell table:style-name="ce447" table:number-columns-repeated="11"/>
          <table:table-cell table:style-name="ce447"/>
          <table:table-cell table:style-name="ce447" table:number-columns-repeated="3"/>
          <table:table-cell table:style-name="ce947"/>
          <table:table-cell table:style-name="ce447" table:number-columns-repeated="2"/>
          <table:table-cell table:style-name="ce947"/>
          <table:table-cell table:style-name="ce447"/>
          <table:table-cell table:style-name="ce947"/>
          <table:table-cell table:style-name="ce447" table:number-columns-repeated="6"/>
          <table:table-cell table:style-name="ce1448" table:formula="of:=IF([.L415]=&quot;Editorial&quot;;[.T415];&quot;&quot;)">
            <text:p/>
          </table:table-cell>
          <table:table-cell table:style-name="ce1448" table:formula="of:=IF(OR([.L415]=&quot;Technical&quot;;[.L415]=&quot;General&quot;);[.T415];&quot;&quot;)">
            <text:p/>
          </table:table-cell>
        </table:table-row>
        <table:table-row table:style-name="ro2">
          <table:table-cell table:style-name="ce448" table:number-columns-repeated="11"/>
          <table:table-cell table:style-name="ce448"/>
          <table:table-cell table:style-name="ce448" table:number-columns-repeated="3"/>
          <table:table-cell table:style-name="ce948"/>
          <table:table-cell table:style-name="ce448" table:number-columns-repeated="2"/>
          <table:table-cell table:style-name="ce948"/>
          <table:table-cell table:style-name="ce448"/>
          <table:table-cell table:style-name="ce948"/>
          <table:table-cell table:style-name="ce448" table:number-columns-repeated="6"/>
          <table:table-cell table:style-name="ce1449" table:formula="of:=IF([.L416]=&quot;Editorial&quot;;[.T416];&quot;&quot;)">
            <text:p/>
          </table:table-cell>
          <table:table-cell table:style-name="ce1449" table:formula="of:=IF(OR([.L416]=&quot;Technical&quot;;[.L416]=&quot;General&quot;);[.T416];&quot;&quot;)">
            <text:p/>
          </table:table-cell>
        </table:table-row>
        <table:table-row table:style-name="ro2">
          <table:table-cell table:style-name="ce449" table:number-columns-repeated="11"/>
          <table:table-cell table:style-name="ce449"/>
          <table:table-cell table:style-name="ce449" table:number-columns-repeated="3"/>
          <table:table-cell table:style-name="ce949"/>
          <table:table-cell table:style-name="ce449" table:number-columns-repeated="2"/>
          <table:table-cell table:style-name="ce949"/>
          <table:table-cell table:style-name="ce449"/>
          <table:table-cell table:style-name="ce949"/>
          <table:table-cell table:style-name="ce449" table:number-columns-repeated="6"/>
          <table:table-cell table:style-name="ce1450" table:formula="of:=IF([.L417]=&quot;Editorial&quot;;[.T417];&quot;&quot;)">
            <text:p/>
          </table:table-cell>
          <table:table-cell table:style-name="ce1450" table:formula="of:=IF(OR([.L417]=&quot;Technical&quot;;[.L417]=&quot;General&quot;);[.T417];&quot;&quot;)">
            <text:p/>
          </table:table-cell>
        </table:table-row>
        <table:table-row table:style-name="ro2">
          <table:table-cell table:style-name="ce450" table:number-columns-repeated="11"/>
          <table:table-cell table:style-name="ce450"/>
          <table:table-cell table:style-name="ce450" table:number-columns-repeated="3"/>
          <table:table-cell table:style-name="ce950"/>
          <table:table-cell table:style-name="ce450" table:number-columns-repeated="2"/>
          <table:table-cell table:style-name="ce950"/>
          <table:table-cell table:style-name="ce450"/>
          <table:table-cell table:style-name="ce950"/>
          <table:table-cell table:style-name="ce450" table:number-columns-repeated="6"/>
          <table:table-cell table:style-name="ce1451" table:formula="of:=IF([.L418]=&quot;Editorial&quot;;[.T418];&quot;&quot;)">
            <text:p/>
          </table:table-cell>
          <table:table-cell table:style-name="ce1451" table:formula="of:=IF(OR([.L418]=&quot;Technical&quot;;[.L418]=&quot;General&quot;);[.T418];&quot;&quot;)">
            <text:p/>
          </table:table-cell>
        </table:table-row>
        <table:table-row table:style-name="ro2">
          <table:table-cell table:style-name="ce451" table:number-columns-repeated="11"/>
          <table:table-cell table:style-name="ce451"/>
          <table:table-cell table:style-name="ce451" table:number-columns-repeated="3"/>
          <table:table-cell table:style-name="ce951"/>
          <table:table-cell table:style-name="ce451" table:number-columns-repeated="2"/>
          <table:table-cell table:style-name="ce951"/>
          <table:table-cell table:style-name="ce451"/>
          <table:table-cell table:style-name="ce951"/>
          <table:table-cell table:style-name="ce451" table:number-columns-repeated="6"/>
          <table:table-cell table:style-name="ce1452" table:formula="of:=IF([.L419]=&quot;Editorial&quot;;[.T419];&quot;&quot;)">
            <text:p/>
          </table:table-cell>
          <table:table-cell table:style-name="ce1452" table:formula="of:=IF(OR([.L419]=&quot;Technical&quot;;[.L419]=&quot;General&quot;);[.T419];&quot;&quot;)">
            <text:p/>
          </table:table-cell>
        </table:table-row>
        <table:table-row table:style-name="ro2">
          <table:table-cell table:style-name="ce452" table:number-columns-repeated="11"/>
          <table:table-cell table:style-name="ce452"/>
          <table:table-cell table:style-name="ce452" table:number-columns-repeated="3"/>
          <table:table-cell table:style-name="ce952"/>
          <table:table-cell table:style-name="ce452" table:number-columns-repeated="2"/>
          <table:table-cell table:style-name="ce952"/>
          <table:table-cell table:style-name="ce452"/>
          <table:table-cell table:style-name="ce952"/>
          <table:table-cell table:style-name="ce452" table:number-columns-repeated="6"/>
          <table:table-cell table:style-name="ce1453" table:formula="of:=IF([.L420]=&quot;Editorial&quot;;[.T420];&quot;&quot;)">
            <text:p/>
          </table:table-cell>
          <table:table-cell table:style-name="ce1453" table:formula="of:=IF(OR([.L420]=&quot;Technical&quot;;[.L420]=&quot;General&quot;);[.T420];&quot;&quot;)">
            <text:p/>
          </table:table-cell>
        </table:table-row>
        <table:table-row table:style-name="ro2">
          <table:table-cell table:style-name="ce453" table:number-columns-repeated="11"/>
          <table:table-cell table:style-name="ce453"/>
          <table:table-cell table:style-name="ce453" table:number-columns-repeated="3"/>
          <table:table-cell table:style-name="ce953"/>
          <table:table-cell table:style-name="ce453" table:number-columns-repeated="2"/>
          <table:table-cell table:style-name="ce953"/>
          <table:table-cell table:style-name="ce453"/>
          <table:table-cell table:style-name="ce953"/>
          <table:table-cell table:style-name="ce453" table:number-columns-repeated="6"/>
          <table:table-cell table:style-name="ce1454" table:formula="of:=IF([.L421]=&quot;Editorial&quot;;[.T421];&quot;&quot;)">
            <text:p/>
          </table:table-cell>
          <table:table-cell table:style-name="ce1454" table:formula="of:=IF(OR([.L421]=&quot;Technical&quot;;[.L421]=&quot;General&quot;);[.T421];&quot;&quot;)">
            <text:p/>
          </table:table-cell>
        </table:table-row>
        <table:table-row table:style-name="ro2">
          <table:table-cell table:style-name="ce454" table:number-columns-repeated="11"/>
          <table:table-cell table:style-name="ce454"/>
          <table:table-cell table:style-name="ce454" table:number-columns-repeated="3"/>
          <table:table-cell table:style-name="ce954"/>
          <table:table-cell table:style-name="ce454" table:number-columns-repeated="2"/>
          <table:table-cell table:style-name="ce954"/>
          <table:table-cell table:style-name="ce454"/>
          <table:table-cell table:style-name="ce954"/>
          <table:table-cell table:style-name="ce454" table:number-columns-repeated="6"/>
          <table:table-cell table:style-name="ce1455" table:formula="of:=IF([.L422]=&quot;Editorial&quot;;[.T422];&quot;&quot;)">
            <text:p/>
          </table:table-cell>
          <table:table-cell table:style-name="ce1455" table:formula="of:=IF(OR([.L422]=&quot;Technical&quot;;[.L422]=&quot;General&quot;);[.T422];&quot;&quot;)">
            <text:p/>
          </table:table-cell>
        </table:table-row>
        <table:table-row table:style-name="ro2">
          <table:table-cell table:style-name="ce455" table:number-columns-repeated="11"/>
          <table:table-cell table:style-name="ce455"/>
          <table:table-cell table:style-name="ce455" table:number-columns-repeated="3"/>
          <table:table-cell table:style-name="ce955"/>
          <table:table-cell table:style-name="ce455" table:number-columns-repeated="2"/>
          <table:table-cell table:style-name="ce955"/>
          <table:table-cell table:style-name="ce455"/>
          <table:table-cell table:style-name="ce955"/>
          <table:table-cell table:style-name="ce455" table:number-columns-repeated="6"/>
          <table:table-cell table:style-name="ce1456" table:formula="of:=IF([.L423]=&quot;Editorial&quot;;[.T423];&quot;&quot;)">
            <text:p/>
          </table:table-cell>
          <table:table-cell table:style-name="ce1456" table:formula="of:=IF(OR([.L423]=&quot;Technical&quot;;[.L423]=&quot;General&quot;);[.T423];&quot;&quot;)">
            <text:p/>
          </table:table-cell>
        </table:table-row>
        <table:table-row table:style-name="ro2">
          <table:table-cell table:style-name="ce456" table:number-columns-repeated="11"/>
          <table:table-cell table:style-name="ce456"/>
          <table:table-cell table:style-name="ce456" table:number-columns-repeated="3"/>
          <table:table-cell table:style-name="ce956"/>
          <table:table-cell table:style-name="ce456" table:number-columns-repeated="2"/>
          <table:table-cell table:style-name="ce956"/>
          <table:table-cell table:style-name="ce456"/>
          <table:table-cell table:style-name="ce956"/>
          <table:table-cell table:style-name="ce456" table:number-columns-repeated="6"/>
          <table:table-cell table:style-name="ce1457" table:formula="of:=IF([.L424]=&quot;Editorial&quot;;[.T424];&quot;&quot;)">
            <text:p/>
          </table:table-cell>
          <table:table-cell table:style-name="ce1457" table:formula="of:=IF(OR([.L424]=&quot;Technical&quot;;[.L424]=&quot;General&quot;);[.T424];&quot;&quot;)">
            <text:p/>
          </table:table-cell>
        </table:table-row>
        <table:table-row table:style-name="ro2">
          <table:table-cell table:style-name="ce457" table:number-columns-repeated="11"/>
          <table:table-cell table:style-name="ce457"/>
          <table:table-cell table:style-name="ce457" table:number-columns-repeated="3"/>
          <table:table-cell table:style-name="ce957"/>
          <table:table-cell table:style-name="ce457" table:number-columns-repeated="2"/>
          <table:table-cell table:style-name="ce957"/>
          <table:table-cell table:style-name="ce457"/>
          <table:table-cell table:style-name="ce957"/>
          <table:table-cell table:style-name="ce457" table:number-columns-repeated="6"/>
          <table:table-cell table:style-name="ce1458" table:formula="of:=IF([.L425]=&quot;Editorial&quot;;[.T425];&quot;&quot;)">
            <text:p/>
          </table:table-cell>
          <table:table-cell table:style-name="ce1458" table:formula="of:=IF(OR([.L425]=&quot;Technical&quot;;[.L425]=&quot;General&quot;);[.T425];&quot;&quot;)">
            <text:p/>
          </table:table-cell>
        </table:table-row>
        <table:table-row table:style-name="ro2">
          <table:table-cell table:style-name="ce458" table:number-columns-repeated="11"/>
          <table:table-cell table:style-name="ce458"/>
          <table:table-cell table:style-name="ce458" table:number-columns-repeated="3"/>
          <table:table-cell table:style-name="ce958"/>
          <table:table-cell table:style-name="ce458" table:number-columns-repeated="2"/>
          <table:table-cell table:style-name="ce958"/>
          <table:table-cell table:style-name="ce458"/>
          <table:table-cell table:style-name="ce958"/>
          <table:table-cell table:style-name="ce458" table:number-columns-repeated="6"/>
          <table:table-cell table:style-name="ce1459" table:formula="of:=IF([.L426]=&quot;Editorial&quot;;[.T426];&quot;&quot;)">
            <text:p/>
          </table:table-cell>
          <table:table-cell table:style-name="ce1459" table:formula="of:=IF(OR([.L426]=&quot;Technical&quot;;[.L426]=&quot;General&quot;);[.T426];&quot;&quot;)">
            <text:p/>
          </table:table-cell>
        </table:table-row>
        <table:table-row table:style-name="ro2">
          <table:table-cell table:style-name="ce459" table:number-columns-repeated="11"/>
          <table:table-cell table:style-name="ce459"/>
          <table:table-cell table:style-name="ce459" table:number-columns-repeated="3"/>
          <table:table-cell table:style-name="ce959"/>
          <table:table-cell table:style-name="ce459" table:number-columns-repeated="2"/>
          <table:table-cell table:style-name="ce959"/>
          <table:table-cell table:style-name="ce459"/>
          <table:table-cell table:style-name="ce959"/>
          <table:table-cell table:style-name="ce459" table:number-columns-repeated="6"/>
          <table:table-cell table:style-name="ce1460" table:formula="of:=IF([.L427]=&quot;Editorial&quot;;[.T427];&quot;&quot;)">
            <text:p/>
          </table:table-cell>
          <table:table-cell table:style-name="ce1460" table:formula="of:=IF(OR([.L427]=&quot;Technical&quot;;[.L427]=&quot;General&quot;);[.T427];&quot;&quot;)">
            <text:p/>
          </table:table-cell>
        </table:table-row>
        <table:table-row table:style-name="ro2">
          <table:table-cell table:style-name="ce460" table:number-columns-repeated="11"/>
          <table:table-cell table:style-name="ce460"/>
          <table:table-cell table:style-name="ce460" table:number-columns-repeated="3"/>
          <table:table-cell table:style-name="ce960"/>
          <table:table-cell table:style-name="ce460" table:number-columns-repeated="2"/>
          <table:table-cell table:style-name="ce960"/>
          <table:table-cell table:style-name="ce460"/>
          <table:table-cell table:style-name="ce960"/>
          <table:table-cell table:style-name="ce460" table:number-columns-repeated="6"/>
          <table:table-cell table:style-name="ce1461" table:formula="of:=IF([.L428]=&quot;Editorial&quot;;[.T428];&quot;&quot;)">
            <text:p/>
          </table:table-cell>
          <table:table-cell table:style-name="ce1461" table:formula="of:=IF(OR([.L428]=&quot;Technical&quot;;[.L428]=&quot;General&quot;);[.T428];&quot;&quot;)">
            <text:p/>
          </table:table-cell>
        </table:table-row>
        <table:table-row table:style-name="ro2">
          <table:table-cell table:style-name="ce461" table:number-columns-repeated="11"/>
          <table:table-cell table:style-name="ce461"/>
          <table:table-cell table:style-name="ce461" table:number-columns-repeated="3"/>
          <table:table-cell table:style-name="ce961"/>
          <table:table-cell table:style-name="ce461" table:number-columns-repeated="2"/>
          <table:table-cell table:style-name="ce961"/>
          <table:table-cell table:style-name="ce461"/>
          <table:table-cell table:style-name="ce961"/>
          <table:table-cell table:style-name="ce461" table:number-columns-repeated="6"/>
          <table:table-cell table:style-name="ce1462" table:formula="of:=IF([.L429]=&quot;Editorial&quot;;[.T429];&quot;&quot;)">
            <text:p/>
          </table:table-cell>
          <table:table-cell table:style-name="ce1462" table:formula="of:=IF(OR([.L429]=&quot;Technical&quot;;[.L429]=&quot;General&quot;);[.T429];&quot;&quot;)">
            <text:p/>
          </table:table-cell>
        </table:table-row>
        <table:table-row table:style-name="ro2">
          <table:table-cell table:style-name="ce462" table:number-columns-repeated="11"/>
          <table:table-cell table:style-name="ce462"/>
          <table:table-cell table:style-name="ce462" table:number-columns-repeated="3"/>
          <table:table-cell table:style-name="ce962"/>
          <table:table-cell table:style-name="ce462" table:number-columns-repeated="2"/>
          <table:table-cell table:style-name="ce962"/>
          <table:table-cell table:style-name="ce462"/>
          <table:table-cell table:style-name="ce962"/>
          <table:table-cell table:style-name="ce462" table:number-columns-repeated="6"/>
          <table:table-cell table:style-name="ce1463" table:formula="of:=IF([.L430]=&quot;Editorial&quot;;[.T430];&quot;&quot;)">
            <text:p/>
          </table:table-cell>
          <table:table-cell table:style-name="ce1463" table:formula="of:=IF(OR([.L430]=&quot;Technical&quot;;[.L430]=&quot;General&quot;);[.T430];&quot;&quot;)">
            <text:p/>
          </table:table-cell>
        </table:table-row>
        <table:table-row table:style-name="ro2">
          <table:table-cell table:style-name="ce463" table:number-columns-repeated="11"/>
          <table:table-cell table:style-name="ce463"/>
          <table:table-cell table:style-name="ce463" table:number-columns-repeated="3"/>
          <table:table-cell table:style-name="ce963"/>
          <table:table-cell table:style-name="ce463" table:number-columns-repeated="2"/>
          <table:table-cell table:style-name="ce963"/>
          <table:table-cell table:style-name="ce463"/>
          <table:table-cell table:style-name="ce963"/>
          <table:table-cell table:style-name="ce463" table:number-columns-repeated="6"/>
          <table:table-cell table:style-name="ce1464" table:formula="of:=IF([.L431]=&quot;Editorial&quot;;[.T431];&quot;&quot;)">
            <text:p/>
          </table:table-cell>
          <table:table-cell table:style-name="ce1464" table:formula="of:=IF(OR([.L431]=&quot;Technical&quot;;[.L431]=&quot;General&quot;);[.T431];&quot;&quot;)">
            <text:p/>
          </table:table-cell>
        </table:table-row>
        <table:table-row table:style-name="ro2">
          <table:table-cell table:style-name="ce464" table:number-columns-repeated="11"/>
          <table:table-cell table:style-name="ce464"/>
          <table:table-cell table:style-name="ce464" table:number-columns-repeated="3"/>
          <table:table-cell table:style-name="ce964"/>
          <table:table-cell table:style-name="ce464" table:number-columns-repeated="2"/>
          <table:table-cell table:style-name="ce964"/>
          <table:table-cell table:style-name="ce464"/>
          <table:table-cell table:style-name="ce964"/>
          <table:table-cell table:style-name="ce464" table:number-columns-repeated="6"/>
          <table:table-cell table:style-name="ce1465" table:formula="of:=IF([.L432]=&quot;Editorial&quot;;[.T432];&quot;&quot;)">
            <text:p/>
          </table:table-cell>
          <table:table-cell table:style-name="ce1465" table:formula="of:=IF(OR([.L432]=&quot;Technical&quot;;[.L432]=&quot;General&quot;);[.T432];&quot;&quot;)">
            <text:p/>
          </table:table-cell>
        </table:table-row>
        <table:table-row table:style-name="ro2">
          <table:table-cell table:style-name="ce465" table:number-columns-repeated="11"/>
          <table:table-cell table:style-name="ce465"/>
          <table:table-cell table:style-name="ce465" table:number-columns-repeated="3"/>
          <table:table-cell table:style-name="ce965"/>
          <table:table-cell table:style-name="ce465" table:number-columns-repeated="2"/>
          <table:table-cell table:style-name="ce965"/>
          <table:table-cell table:style-name="ce465"/>
          <table:table-cell table:style-name="ce965"/>
          <table:table-cell table:style-name="ce465" table:number-columns-repeated="6"/>
          <table:table-cell table:style-name="ce1466" table:formula="of:=IF([.L433]=&quot;Editorial&quot;;[.T433];&quot;&quot;)">
            <text:p/>
          </table:table-cell>
          <table:table-cell table:style-name="ce1466" table:formula="of:=IF(OR([.L433]=&quot;Technical&quot;;[.L433]=&quot;General&quot;);[.T433];&quot;&quot;)">
            <text:p/>
          </table:table-cell>
        </table:table-row>
        <table:table-row table:style-name="ro2">
          <table:table-cell table:style-name="ce466" table:number-columns-repeated="11"/>
          <table:table-cell table:style-name="ce466"/>
          <table:table-cell table:style-name="ce466" table:number-columns-repeated="3"/>
          <table:table-cell table:style-name="ce966"/>
          <table:table-cell table:style-name="ce466" table:number-columns-repeated="2"/>
          <table:table-cell table:style-name="ce966"/>
          <table:table-cell table:style-name="ce466"/>
          <table:table-cell table:style-name="ce966"/>
          <table:table-cell table:style-name="ce466" table:number-columns-repeated="6"/>
          <table:table-cell table:style-name="ce1467" table:formula="of:=IF([.L434]=&quot;Editorial&quot;;[.T434];&quot;&quot;)">
            <text:p/>
          </table:table-cell>
          <table:table-cell table:style-name="ce1467" table:formula="of:=IF(OR([.L434]=&quot;Technical&quot;;[.L434]=&quot;General&quot;);[.T434];&quot;&quot;)">
            <text:p/>
          </table:table-cell>
        </table:table-row>
        <table:table-row table:style-name="ro2">
          <table:table-cell table:style-name="ce467" table:number-columns-repeated="11"/>
          <table:table-cell table:style-name="ce467"/>
          <table:table-cell table:style-name="ce467" table:number-columns-repeated="3"/>
          <table:table-cell table:style-name="ce967"/>
          <table:table-cell table:style-name="ce467" table:number-columns-repeated="2"/>
          <table:table-cell table:style-name="ce967"/>
          <table:table-cell table:style-name="ce467"/>
          <table:table-cell table:style-name="ce967"/>
          <table:table-cell table:style-name="ce467" table:number-columns-repeated="6"/>
          <table:table-cell table:style-name="ce1468" table:formula="of:=IF([.L435]=&quot;Editorial&quot;;[.T435];&quot;&quot;)">
            <text:p/>
          </table:table-cell>
          <table:table-cell table:style-name="ce1468" table:formula="of:=IF(OR([.L435]=&quot;Technical&quot;;[.L435]=&quot;General&quot;);[.T435];&quot;&quot;)">
            <text:p/>
          </table:table-cell>
        </table:table-row>
        <table:table-row table:style-name="ro2">
          <table:table-cell table:style-name="ce468" table:number-columns-repeated="11"/>
          <table:table-cell table:style-name="ce468"/>
          <table:table-cell table:style-name="ce468" table:number-columns-repeated="3"/>
          <table:table-cell table:style-name="ce968"/>
          <table:table-cell table:style-name="ce468" table:number-columns-repeated="2"/>
          <table:table-cell table:style-name="ce968"/>
          <table:table-cell table:style-name="ce468"/>
          <table:table-cell table:style-name="ce968"/>
          <table:table-cell table:style-name="ce468" table:number-columns-repeated="6"/>
          <table:table-cell table:style-name="ce1469" table:formula="of:=IF([.L436]=&quot;Editorial&quot;;[.T436];&quot;&quot;)">
            <text:p/>
          </table:table-cell>
          <table:table-cell table:style-name="ce1469" table:formula="of:=IF(OR([.L436]=&quot;Technical&quot;;[.L436]=&quot;General&quot;);[.T436];&quot;&quot;)">
            <text:p/>
          </table:table-cell>
        </table:table-row>
        <table:table-row table:style-name="ro2">
          <table:table-cell table:style-name="ce469" table:number-columns-repeated="11"/>
          <table:table-cell table:style-name="ce469"/>
          <table:table-cell table:style-name="ce469" table:number-columns-repeated="3"/>
          <table:table-cell table:style-name="ce969"/>
          <table:table-cell table:style-name="ce469" table:number-columns-repeated="2"/>
          <table:table-cell table:style-name="ce969"/>
          <table:table-cell table:style-name="ce469"/>
          <table:table-cell table:style-name="ce969"/>
          <table:table-cell table:style-name="ce469" table:number-columns-repeated="6"/>
          <table:table-cell table:style-name="ce1470" table:formula="of:=IF([.L437]=&quot;Editorial&quot;;[.T437];&quot;&quot;)">
            <text:p/>
          </table:table-cell>
          <table:table-cell table:style-name="ce1470" table:formula="of:=IF(OR([.L437]=&quot;Technical&quot;;[.L437]=&quot;General&quot;);[.T437];&quot;&quot;)">
            <text:p/>
          </table:table-cell>
        </table:table-row>
        <table:table-row table:style-name="ro2">
          <table:table-cell table:style-name="ce470" table:number-columns-repeated="11"/>
          <table:table-cell table:style-name="ce470"/>
          <table:table-cell table:style-name="ce470" table:number-columns-repeated="3"/>
          <table:table-cell table:style-name="ce970"/>
          <table:table-cell table:style-name="ce470" table:number-columns-repeated="2"/>
          <table:table-cell table:style-name="ce970"/>
          <table:table-cell table:style-name="ce470"/>
          <table:table-cell table:style-name="ce970"/>
          <table:table-cell table:style-name="ce470" table:number-columns-repeated="6"/>
          <table:table-cell table:style-name="ce1471" table:formula="of:=IF([.L438]=&quot;Editorial&quot;;[.T438];&quot;&quot;)">
            <text:p/>
          </table:table-cell>
          <table:table-cell table:style-name="ce1471" table:formula="of:=IF(OR([.L438]=&quot;Technical&quot;;[.L438]=&quot;General&quot;);[.T438];&quot;&quot;)">
            <text:p/>
          </table:table-cell>
        </table:table-row>
        <table:table-row table:style-name="ro2">
          <table:table-cell table:style-name="ce471" table:number-columns-repeated="11"/>
          <table:table-cell table:style-name="ce471"/>
          <table:table-cell table:style-name="ce471" table:number-columns-repeated="3"/>
          <table:table-cell table:style-name="ce971"/>
          <table:table-cell table:style-name="ce471" table:number-columns-repeated="2"/>
          <table:table-cell table:style-name="ce971"/>
          <table:table-cell table:style-name="ce471"/>
          <table:table-cell table:style-name="ce971"/>
          <table:table-cell table:style-name="ce471" table:number-columns-repeated="6"/>
          <table:table-cell table:style-name="ce1472" table:formula="of:=IF([.L439]=&quot;Editorial&quot;;[.T439];&quot;&quot;)">
            <text:p/>
          </table:table-cell>
          <table:table-cell table:style-name="ce1472" table:formula="of:=IF(OR([.L439]=&quot;Technical&quot;;[.L439]=&quot;General&quot;);[.T439];&quot;&quot;)">
            <text:p/>
          </table:table-cell>
        </table:table-row>
        <table:table-row table:style-name="ro2">
          <table:table-cell table:style-name="ce472" table:number-columns-repeated="11"/>
          <table:table-cell table:style-name="ce472"/>
          <table:table-cell table:style-name="ce472" table:number-columns-repeated="3"/>
          <table:table-cell table:style-name="ce972"/>
          <table:table-cell table:style-name="ce472" table:number-columns-repeated="2"/>
          <table:table-cell table:style-name="ce972"/>
          <table:table-cell table:style-name="ce472"/>
          <table:table-cell table:style-name="ce972"/>
          <table:table-cell table:style-name="ce472" table:number-columns-repeated="6"/>
          <table:table-cell table:style-name="ce1473" table:formula="of:=IF([.L440]=&quot;Editorial&quot;;[.T440];&quot;&quot;)">
            <text:p/>
          </table:table-cell>
          <table:table-cell table:style-name="ce1473" table:formula="of:=IF(OR([.L440]=&quot;Technical&quot;;[.L440]=&quot;General&quot;);[.T440];&quot;&quot;)">
            <text:p/>
          </table:table-cell>
        </table:table-row>
        <table:table-row table:style-name="ro2">
          <table:table-cell table:style-name="ce473" table:number-columns-repeated="11"/>
          <table:table-cell table:style-name="ce473"/>
          <table:table-cell table:style-name="ce473" table:number-columns-repeated="3"/>
          <table:table-cell table:style-name="ce973"/>
          <table:table-cell table:style-name="ce473" table:number-columns-repeated="2"/>
          <table:table-cell table:style-name="ce973"/>
          <table:table-cell table:style-name="ce473"/>
          <table:table-cell table:style-name="ce973"/>
          <table:table-cell table:style-name="ce473" table:number-columns-repeated="6"/>
          <table:table-cell table:style-name="ce1474" table:formula="of:=IF([.L441]=&quot;Editorial&quot;;[.T441];&quot;&quot;)">
            <text:p/>
          </table:table-cell>
          <table:table-cell table:style-name="ce1474" table:formula="of:=IF(OR([.L441]=&quot;Technical&quot;;[.L441]=&quot;General&quot;);[.T441];&quot;&quot;)">
            <text:p/>
          </table:table-cell>
        </table:table-row>
        <table:table-row table:style-name="ro2">
          <table:table-cell table:style-name="ce474" table:number-columns-repeated="11"/>
          <table:table-cell table:style-name="ce474"/>
          <table:table-cell table:style-name="ce474" table:number-columns-repeated="3"/>
          <table:table-cell table:style-name="ce974"/>
          <table:table-cell table:style-name="ce474" table:number-columns-repeated="2"/>
          <table:table-cell table:style-name="ce974"/>
          <table:table-cell table:style-name="ce474"/>
          <table:table-cell table:style-name="ce974"/>
          <table:table-cell table:style-name="ce474" table:number-columns-repeated="6"/>
          <table:table-cell table:style-name="ce1475" table:formula="of:=IF([.L442]=&quot;Editorial&quot;;[.T442];&quot;&quot;)">
            <text:p/>
          </table:table-cell>
          <table:table-cell table:style-name="ce1475" table:formula="of:=IF(OR([.L442]=&quot;Technical&quot;;[.L442]=&quot;General&quot;);[.T442];&quot;&quot;)">
            <text:p/>
          </table:table-cell>
        </table:table-row>
        <table:table-row table:style-name="ro2">
          <table:table-cell table:style-name="ce475" table:number-columns-repeated="11"/>
          <table:table-cell table:style-name="ce475"/>
          <table:table-cell table:style-name="ce475" table:number-columns-repeated="3"/>
          <table:table-cell table:style-name="ce975"/>
          <table:table-cell table:style-name="ce475" table:number-columns-repeated="2"/>
          <table:table-cell table:style-name="ce975"/>
          <table:table-cell table:style-name="ce475"/>
          <table:table-cell table:style-name="ce975"/>
          <table:table-cell table:style-name="ce475" table:number-columns-repeated="6"/>
          <table:table-cell table:style-name="ce1476" table:formula="of:=IF([.L443]=&quot;Editorial&quot;;[.T443];&quot;&quot;)">
            <text:p/>
          </table:table-cell>
          <table:table-cell table:style-name="ce1476" table:formula="of:=IF(OR([.L443]=&quot;Technical&quot;;[.L443]=&quot;General&quot;);[.T443];&quot;&quot;)">
            <text:p/>
          </table:table-cell>
        </table:table-row>
        <table:table-row table:style-name="ro2">
          <table:table-cell table:style-name="ce476" table:number-columns-repeated="11"/>
          <table:table-cell table:style-name="ce476"/>
          <table:table-cell table:style-name="ce476" table:number-columns-repeated="3"/>
          <table:table-cell table:style-name="ce976"/>
          <table:table-cell table:style-name="ce476" table:number-columns-repeated="2"/>
          <table:table-cell table:style-name="ce976"/>
          <table:table-cell table:style-name="ce476"/>
          <table:table-cell table:style-name="ce976"/>
          <table:table-cell table:style-name="ce476" table:number-columns-repeated="6"/>
          <table:table-cell table:style-name="ce1477" table:formula="of:=IF([.L444]=&quot;Editorial&quot;;[.T444];&quot;&quot;)">
            <text:p/>
          </table:table-cell>
          <table:table-cell table:style-name="ce1477" table:formula="of:=IF(OR([.L444]=&quot;Technical&quot;;[.L444]=&quot;General&quot;);[.T444];&quot;&quot;)">
            <text:p/>
          </table:table-cell>
        </table:table-row>
        <table:table-row table:style-name="ro2">
          <table:table-cell table:style-name="ce477" table:number-columns-repeated="11"/>
          <table:table-cell table:style-name="ce477"/>
          <table:table-cell table:style-name="ce477" table:number-columns-repeated="3"/>
          <table:table-cell table:style-name="ce977"/>
          <table:table-cell table:style-name="ce477" table:number-columns-repeated="2"/>
          <table:table-cell table:style-name="ce977"/>
          <table:table-cell table:style-name="ce477"/>
          <table:table-cell table:style-name="ce977"/>
          <table:table-cell table:style-name="ce477" table:number-columns-repeated="6"/>
          <table:table-cell table:style-name="ce1478" table:formula="of:=IF([.L445]=&quot;Editorial&quot;;[.T445];&quot;&quot;)">
            <text:p/>
          </table:table-cell>
          <table:table-cell table:style-name="ce1478" table:formula="of:=IF(OR([.L445]=&quot;Technical&quot;;[.L445]=&quot;General&quot;);[.T445];&quot;&quot;)">
            <text:p/>
          </table:table-cell>
        </table:table-row>
        <table:table-row table:style-name="ro2">
          <table:table-cell table:style-name="ce478" table:number-columns-repeated="11"/>
          <table:table-cell table:style-name="ce478"/>
          <table:table-cell table:style-name="ce478" table:number-columns-repeated="3"/>
          <table:table-cell table:style-name="ce978"/>
          <table:table-cell table:style-name="ce478" table:number-columns-repeated="2"/>
          <table:table-cell table:style-name="ce978"/>
          <table:table-cell table:style-name="ce478"/>
          <table:table-cell table:style-name="ce978"/>
          <table:table-cell table:style-name="ce478" table:number-columns-repeated="6"/>
          <table:table-cell table:style-name="ce1479" table:formula="of:=IF([.L446]=&quot;Editorial&quot;;[.T446];&quot;&quot;)">
            <text:p/>
          </table:table-cell>
          <table:table-cell table:style-name="ce1479" table:formula="of:=IF(OR([.L446]=&quot;Technical&quot;;[.L446]=&quot;General&quot;);[.T446];&quot;&quot;)">
            <text:p/>
          </table:table-cell>
        </table:table-row>
        <table:table-row table:style-name="ro2">
          <table:table-cell table:style-name="ce479" table:number-columns-repeated="11"/>
          <table:table-cell table:style-name="ce479"/>
          <table:table-cell table:style-name="ce479" table:number-columns-repeated="3"/>
          <table:table-cell table:style-name="ce979"/>
          <table:table-cell table:style-name="ce479" table:number-columns-repeated="2"/>
          <table:table-cell table:style-name="ce979"/>
          <table:table-cell table:style-name="ce479"/>
          <table:table-cell table:style-name="ce979"/>
          <table:table-cell table:style-name="ce479" table:number-columns-repeated="6"/>
          <table:table-cell table:style-name="ce1480" table:formula="of:=IF([.L447]=&quot;Editorial&quot;;[.T447];&quot;&quot;)">
            <text:p/>
          </table:table-cell>
          <table:table-cell table:style-name="ce1480" table:formula="of:=IF(OR([.L447]=&quot;Technical&quot;;[.L447]=&quot;General&quot;);[.T447];&quot;&quot;)">
            <text:p/>
          </table:table-cell>
        </table:table-row>
        <table:table-row table:style-name="ro2">
          <table:table-cell table:style-name="ce480" table:number-columns-repeated="11"/>
          <table:table-cell table:style-name="ce480"/>
          <table:table-cell table:style-name="ce480" table:number-columns-repeated="3"/>
          <table:table-cell table:style-name="ce980"/>
          <table:table-cell table:style-name="ce480" table:number-columns-repeated="2"/>
          <table:table-cell table:style-name="ce980"/>
          <table:table-cell table:style-name="ce480"/>
          <table:table-cell table:style-name="ce980"/>
          <table:table-cell table:style-name="ce480" table:number-columns-repeated="6"/>
          <table:table-cell table:style-name="ce1481" table:formula="of:=IF([.L448]=&quot;Editorial&quot;;[.T448];&quot;&quot;)">
            <text:p/>
          </table:table-cell>
          <table:table-cell table:style-name="ce1481" table:formula="of:=IF(OR([.L448]=&quot;Technical&quot;;[.L448]=&quot;General&quot;);[.T448];&quot;&quot;)">
            <text:p/>
          </table:table-cell>
        </table:table-row>
        <table:table-row table:style-name="ro2">
          <table:table-cell table:style-name="ce481" table:number-columns-repeated="11"/>
          <table:table-cell table:style-name="ce481"/>
          <table:table-cell table:style-name="ce481" table:number-columns-repeated="3"/>
          <table:table-cell table:style-name="ce981"/>
          <table:table-cell table:style-name="ce481" table:number-columns-repeated="2"/>
          <table:table-cell table:style-name="ce981"/>
          <table:table-cell table:style-name="ce481"/>
          <table:table-cell table:style-name="ce981"/>
          <table:table-cell table:style-name="ce481" table:number-columns-repeated="6"/>
          <table:table-cell table:style-name="ce1482" table:formula="of:=IF([.L449]=&quot;Editorial&quot;;[.T449];&quot;&quot;)">
            <text:p/>
          </table:table-cell>
          <table:table-cell table:style-name="ce1482" table:formula="of:=IF(OR([.L449]=&quot;Technical&quot;;[.L449]=&quot;General&quot;);[.T449];&quot;&quot;)">
            <text:p/>
          </table:table-cell>
        </table:table-row>
        <table:table-row table:style-name="ro2">
          <table:table-cell table:style-name="ce482" table:number-columns-repeated="11"/>
          <table:table-cell table:style-name="ce482"/>
          <table:table-cell table:style-name="ce482" table:number-columns-repeated="3"/>
          <table:table-cell table:style-name="ce982"/>
          <table:table-cell table:style-name="ce482" table:number-columns-repeated="2"/>
          <table:table-cell table:style-name="ce982"/>
          <table:table-cell table:style-name="ce482"/>
          <table:table-cell table:style-name="ce982"/>
          <table:table-cell table:style-name="ce482" table:number-columns-repeated="6"/>
          <table:table-cell table:style-name="ce1483" table:formula="of:=IF([.L450]=&quot;Editorial&quot;;[.T450];&quot;&quot;)">
            <text:p/>
          </table:table-cell>
          <table:table-cell table:style-name="ce1483" table:formula="of:=IF(OR([.L450]=&quot;Technical&quot;;[.L450]=&quot;General&quot;);[.T450];&quot;&quot;)">
            <text:p/>
          </table:table-cell>
        </table:table-row>
        <table:table-row table:style-name="ro2">
          <table:table-cell table:style-name="ce483" table:number-columns-repeated="11"/>
          <table:table-cell table:style-name="ce483"/>
          <table:table-cell table:style-name="ce483" table:number-columns-repeated="3"/>
          <table:table-cell table:style-name="ce983"/>
          <table:table-cell table:style-name="ce483" table:number-columns-repeated="2"/>
          <table:table-cell table:style-name="ce983"/>
          <table:table-cell table:style-name="ce483"/>
          <table:table-cell table:style-name="ce983"/>
          <table:table-cell table:style-name="ce483" table:number-columns-repeated="6"/>
          <table:table-cell table:style-name="ce1484" table:formula="of:=IF([.L451]=&quot;Editorial&quot;;[.T451];&quot;&quot;)">
            <text:p/>
          </table:table-cell>
          <table:table-cell table:style-name="ce1484" table:formula="of:=IF(OR([.L451]=&quot;Technical&quot;;[.L451]=&quot;General&quot;);[.T451];&quot;&quot;)">
            <text:p/>
          </table:table-cell>
        </table:table-row>
        <table:table-row table:style-name="ro2">
          <table:table-cell table:style-name="ce484" table:number-columns-repeated="11"/>
          <table:table-cell table:style-name="ce484"/>
          <table:table-cell table:style-name="ce484" table:number-columns-repeated="3"/>
          <table:table-cell table:style-name="ce984"/>
          <table:table-cell table:style-name="ce484" table:number-columns-repeated="2"/>
          <table:table-cell table:style-name="ce984"/>
          <table:table-cell table:style-name="ce484"/>
          <table:table-cell table:style-name="ce984"/>
          <table:table-cell table:style-name="ce484" table:number-columns-repeated="6"/>
          <table:table-cell table:style-name="ce1485" table:formula="of:=IF([.L452]=&quot;Editorial&quot;;[.T452];&quot;&quot;)">
            <text:p/>
          </table:table-cell>
          <table:table-cell table:style-name="ce1485" table:formula="of:=IF(OR([.L452]=&quot;Technical&quot;;[.L452]=&quot;General&quot;);[.T452];&quot;&quot;)">
            <text:p/>
          </table:table-cell>
        </table:table-row>
        <table:table-row table:style-name="ro2">
          <table:table-cell table:style-name="ce485" table:number-columns-repeated="11"/>
          <table:table-cell table:style-name="ce485"/>
          <table:table-cell table:style-name="ce485" table:number-columns-repeated="3"/>
          <table:table-cell table:style-name="ce985"/>
          <table:table-cell table:style-name="ce485" table:number-columns-repeated="2"/>
          <table:table-cell table:style-name="ce985"/>
          <table:table-cell table:style-name="ce485"/>
          <table:table-cell table:style-name="ce985"/>
          <table:table-cell table:style-name="ce485" table:number-columns-repeated="6"/>
          <table:table-cell table:style-name="ce1486" table:formula="of:=IF([.L453]=&quot;Editorial&quot;;[.T453];&quot;&quot;)">
            <text:p/>
          </table:table-cell>
          <table:table-cell table:style-name="ce1486" table:formula="of:=IF(OR([.L453]=&quot;Technical&quot;;[.L453]=&quot;General&quot;);[.T453];&quot;&quot;)">
            <text:p/>
          </table:table-cell>
        </table:table-row>
        <table:table-row table:style-name="ro2">
          <table:table-cell table:style-name="ce486" table:number-columns-repeated="11"/>
          <table:table-cell table:style-name="ce486"/>
          <table:table-cell table:style-name="ce486" table:number-columns-repeated="3"/>
          <table:table-cell table:style-name="ce986"/>
          <table:table-cell table:style-name="ce486" table:number-columns-repeated="2"/>
          <table:table-cell table:style-name="ce986"/>
          <table:table-cell table:style-name="ce486"/>
          <table:table-cell table:style-name="ce986"/>
          <table:table-cell table:style-name="ce486" table:number-columns-repeated="6"/>
          <table:table-cell table:style-name="ce1487" table:formula="of:=IF([.L454]=&quot;Editorial&quot;;[.T454];&quot;&quot;)">
            <text:p/>
          </table:table-cell>
          <table:table-cell table:style-name="ce1487" table:formula="of:=IF(OR([.L454]=&quot;Technical&quot;;[.L454]=&quot;General&quot;);[.T454];&quot;&quot;)">
            <text:p/>
          </table:table-cell>
        </table:table-row>
        <table:table-row table:style-name="ro2">
          <table:table-cell table:style-name="ce487" table:number-columns-repeated="11"/>
          <table:table-cell table:style-name="ce487"/>
          <table:table-cell table:style-name="ce487" table:number-columns-repeated="3"/>
          <table:table-cell table:style-name="ce987"/>
          <table:table-cell table:style-name="ce487" table:number-columns-repeated="2"/>
          <table:table-cell table:style-name="ce987"/>
          <table:table-cell table:style-name="ce487"/>
          <table:table-cell table:style-name="ce987"/>
          <table:table-cell table:style-name="ce487" table:number-columns-repeated="6"/>
          <table:table-cell table:style-name="ce1488" table:formula="of:=IF([.L455]=&quot;Editorial&quot;;[.T455];&quot;&quot;)">
            <text:p/>
          </table:table-cell>
          <table:table-cell table:style-name="ce1488" table:formula="of:=IF(OR([.L455]=&quot;Technical&quot;;[.L455]=&quot;General&quot;);[.T455];&quot;&quot;)">
            <text:p/>
          </table:table-cell>
        </table:table-row>
        <table:table-row table:style-name="ro2">
          <table:table-cell table:style-name="ce488" table:number-columns-repeated="11"/>
          <table:table-cell table:style-name="ce488"/>
          <table:table-cell table:style-name="ce488" table:number-columns-repeated="3"/>
          <table:table-cell table:style-name="ce988"/>
          <table:table-cell table:style-name="ce488" table:number-columns-repeated="2"/>
          <table:table-cell table:style-name="ce988"/>
          <table:table-cell table:style-name="ce488"/>
          <table:table-cell table:style-name="ce988"/>
          <table:table-cell table:style-name="ce488" table:number-columns-repeated="6"/>
          <table:table-cell table:style-name="ce1489" table:formula="of:=IF([.L456]=&quot;Editorial&quot;;[.T456];&quot;&quot;)">
            <text:p/>
          </table:table-cell>
          <table:table-cell table:style-name="ce1489" table:formula="of:=IF(OR([.L456]=&quot;Technical&quot;;[.L456]=&quot;General&quot;);[.T456];&quot;&quot;)">
            <text:p/>
          </table:table-cell>
        </table:table-row>
        <table:table-row table:style-name="ro2">
          <table:table-cell table:style-name="ce489" table:number-columns-repeated="11"/>
          <table:table-cell table:style-name="ce489"/>
          <table:table-cell table:style-name="ce489" table:number-columns-repeated="3"/>
          <table:table-cell table:style-name="ce989"/>
          <table:table-cell table:style-name="ce489" table:number-columns-repeated="2"/>
          <table:table-cell table:style-name="ce989"/>
          <table:table-cell table:style-name="ce489"/>
          <table:table-cell table:style-name="ce989"/>
          <table:table-cell table:style-name="ce489" table:number-columns-repeated="6"/>
          <table:table-cell table:style-name="ce1490" table:formula="of:=IF([.L457]=&quot;Editorial&quot;;[.T457];&quot;&quot;)">
            <text:p/>
          </table:table-cell>
          <table:table-cell table:style-name="ce1490" table:formula="of:=IF(OR([.L457]=&quot;Technical&quot;;[.L457]=&quot;General&quot;);[.T457];&quot;&quot;)">
            <text:p/>
          </table:table-cell>
        </table:table-row>
        <table:table-row table:style-name="ro2">
          <table:table-cell table:style-name="ce490" table:number-columns-repeated="11"/>
          <table:table-cell table:style-name="ce490"/>
          <table:table-cell table:style-name="ce490" table:number-columns-repeated="3"/>
          <table:table-cell table:style-name="ce990"/>
          <table:table-cell table:style-name="ce490" table:number-columns-repeated="2"/>
          <table:table-cell table:style-name="ce990"/>
          <table:table-cell table:style-name="ce490"/>
          <table:table-cell table:style-name="ce990"/>
          <table:table-cell table:style-name="ce490" table:number-columns-repeated="6"/>
          <table:table-cell table:style-name="ce1491" table:formula="of:=IF([.L458]=&quot;Editorial&quot;;[.T458];&quot;&quot;)">
            <text:p/>
          </table:table-cell>
          <table:table-cell table:style-name="ce1491" table:formula="of:=IF(OR([.L458]=&quot;Technical&quot;;[.L458]=&quot;General&quot;);[.T458];&quot;&quot;)">
            <text:p/>
          </table:table-cell>
        </table:table-row>
        <table:table-row table:style-name="ro2">
          <table:table-cell table:style-name="ce491" table:number-columns-repeated="11"/>
          <table:table-cell table:style-name="ce491"/>
          <table:table-cell table:style-name="ce491" table:number-columns-repeated="3"/>
          <table:table-cell table:style-name="ce991"/>
          <table:table-cell table:style-name="ce491" table:number-columns-repeated="2"/>
          <table:table-cell table:style-name="ce991"/>
          <table:table-cell table:style-name="ce491"/>
          <table:table-cell table:style-name="ce991"/>
          <table:table-cell table:style-name="ce491" table:number-columns-repeated="6"/>
          <table:table-cell table:style-name="ce1492" table:formula="of:=IF([.L459]=&quot;Editorial&quot;;[.T459];&quot;&quot;)">
            <text:p/>
          </table:table-cell>
          <table:table-cell table:style-name="ce1492" table:formula="of:=IF(OR([.L459]=&quot;Technical&quot;;[.L459]=&quot;General&quot;);[.T459];&quot;&quot;)">
            <text:p/>
          </table:table-cell>
        </table:table-row>
        <table:table-row table:style-name="ro2">
          <table:table-cell table:style-name="ce492" table:number-columns-repeated="11"/>
          <table:table-cell table:style-name="ce492"/>
          <table:table-cell table:style-name="ce492" table:number-columns-repeated="3"/>
          <table:table-cell table:style-name="ce992"/>
          <table:table-cell table:style-name="ce492" table:number-columns-repeated="2"/>
          <table:table-cell table:style-name="ce992"/>
          <table:table-cell table:style-name="ce492"/>
          <table:table-cell table:style-name="ce992"/>
          <table:table-cell table:style-name="ce492" table:number-columns-repeated="6"/>
          <table:table-cell table:style-name="ce1493" table:formula="of:=IF([.L460]=&quot;Editorial&quot;;[.T460];&quot;&quot;)">
            <text:p/>
          </table:table-cell>
          <table:table-cell table:style-name="ce1493" table:formula="of:=IF(OR([.L460]=&quot;Technical&quot;;[.L460]=&quot;General&quot;);[.T460];&quot;&quot;)">
            <text:p/>
          </table:table-cell>
        </table:table-row>
        <table:table-row table:style-name="ro2">
          <table:table-cell table:style-name="ce493" table:number-columns-repeated="11"/>
          <table:table-cell table:style-name="ce493"/>
          <table:table-cell table:style-name="ce493" table:number-columns-repeated="3"/>
          <table:table-cell table:style-name="ce993"/>
          <table:table-cell table:style-name="ce493" table:number-columns-repeated="2"/>
          <table:table-cell table:style-name="ce993"/>
          <table:table-cell table:style-name="ce493"/>
          <table:table-cell table:style-name="ce993"/>
          <table:table-cell table:style-name="ce493" table:number-columns-repeated="6"/>
          <table:table-cell table:style-name="ce1494" table:formula="of:=IF([.L461]=&quot;Editorial&quot;;[.T461];&quot;&quot;)">
            <text:p/>
          </table:table-cell>
          <table:table-cell table:style-name="ce1494" table:formula="of:=IF(OR([.L461]=&quot;Technical&quot;;[.L461]=&quot;General&quot;);[.T461];&quot;&quot;)">
            <text:p/>
          </table:table-cell>
        </table:table-row>
        <table:table-row table:style-name="ro2">
          <table:table-cell table:style-name="ce494" table:number-columns-repeated="11"/>
          <table:table-cell table:style-name="ce494"/>
          <table:table-cell table:style-name="ce494" table:number-columns-repeated="3"/>
          <table:table-cell table:style-name="ce994"/>
          <table:table-cell table:style-name="ce494" table:number-columns-repeated="2"/>
          <table:table-cell table:style-name="ce994"/>
          <table:table-cell table:style-name="ce494"/>
          <table:table-cell table:style-name="ce994"/>
          <table:table-cell table:style-name="ce494" table:number-columns-repeated="6"/>
          <table:table-cell table:style-name="ce1495" table:formula="of:=IF([.L462]=&quot;Editorial&quot;;[.T462];&quot;&quot;)">
            <text:p/>
          </table:table-cell>
          <table:table-cell table:style-name="ce1495" table:formula="of:=IF(OR([.L462]=&quot;Technical&quot;;[.L462]=&quot;General&quot;);[.T462];&quot;&quot;)">
            <text:p/>
          </table:table-cell>
        </table:table-row>
        <table:table-row table:style-name="ro2">
          <table:table-cell table:style-name="ce495" table:number-columns-repeated="11"/>
          <table:table-cell table:style-name="ce495"/>
          <table:table-cell table:style-name="ce495" table:number-columns-repeated="3"/>
          <table:table-cell table:style-name="ce995"/>
          <table:table-cell table:style-name="ce495" table:number-columns-repeated="2"/>
          <table:table-cell table:style-name="ce995"/>
          <table:table-cell table:style-name="ce495"/>
          <table:table-cell table:style-name="ce995"/>
          <table:table-cell table:style-name="ce495" table:number-columns-repeated="6"/>
          <table:table-cell table:style-name="ce1496" table:formula="of:=IF([.L463]=&quot;Editorial&quot;;[.T463];&quot;&quot;)">
            <text:p/>
          </table:table-cell>
          <table:table-cell table:style-name="ce1496" table:formula="of:=IF(OR([.L463]=&quot;Technical&quot;;[.L463]=&quot;General&quot;);[.T463];&quot;&quot;)">
            <text:p/>
          </table:table-cell>
        </table:table-row>
        <table:table-row table:style-name="ro2">
          <table:table-cell table:style-name="ce496" table:number-columns-repeated="11"/>
          <table:table-cell table:style-name="ce496"/>
          <table:table-cell table:style-name="ce496" table:number-columns-repeated="3"/>
          <table:table-cell table:style-name="ce996"/>
          <table:table-cell table:style-name="ce496" table:number-columns-repeated="2"/>
          <table:table-cell table:style-name="ce996"/>
          <table:table-cell table:style-name="ce496"/>
          <table:table-cell table:style-name="ce996"/>
          <table:table-cell table:style-name="ce496" table:number-columns-repeated="6"/>
          <table:table-cell table:style-name="ce1497" table:formula="of:=IF([.L464]=&quot;Editorial&quot;;[.T464];&quot;&quot;)">
            <text:p/>
          </table:table-cell>
          <table:table-cell table:style-name="ce1497" table:formula="of:=IF(OR([.L464]=&quot;Technical&quot;;[.L464]=&quot;General&quot;);[.T464];&quot;&quot;)">
            <text:p/>
          </table:table-cell>
        </table:table-row>
        <table:table-row table:style-name="ro2">
          <table:table-cell table:style-name="ce497" table:number-columns-repeated="11"/>
          <table:table-cell table:style-name="ce497"/>
          <table:table-cell table:style-name="ce497" table:number-columns-repeated="3"/>
          <table:table-cell table:style-name="ce997"/>
          <table:table-cell table:style-name="ce497" table:number-columns-repeated="2"/>
          <table:table-cell table:style-name="ce997"/>
          <table:table-cell table:style-name="ce497"/>
          <table:table-cell table:style-name="ce997"/>
          <table:table-cell table:style-name="ce497" table:number-columns-repeated="6"/>
          <table:table-cell table:style-name="ce1498" table:formula="of:=IF([.L465]=&quot;Editorial&quot;;[.T465];&quot;&quot;)">
            <text:p/>
          </table:table-cell>
          <table:table-cell table:style-name="ce1498" table:formula="of:=IF(OR([.L465]=&quot;Technical&quot;;[.L465]=&quot;General&quot;);[.T465];&quot;&quot;)">
            <text:p/>
          </table:table-cell>
        </table:table-row>
        <table:table-row table:style-name="ro2">
          <table:table-cell table:style-name="ce498" table:number-columns-repeated="11"/>
          <table:table-cell table:style-name="ce498"/>
          <table:table-cell table:style-name="ce498" table:number-columns-repeated="3"/>
          <table:table-cell table:style-name="ce998"/>
          <table:table-cell table:style-name="ce498" table:number-columns-repeated="2"/>
          <table:table-cell table:style-name="ce998"/>
          <table:table-cell table:style-name="ce498"/>
          <table:table-cell table:style-name="ce998"/>
          <table:table-cell table:style-name="ce498" table:number-columns-repeated="6"/>
          <table:table-cell table:style-name="ce1499" table:formula="of:=IF([.L466]=&quot;Editorial&quot;;[.T466];&quot;&quot;)">
            <text:p/>
          </table:table-cell>
          <table:table-cell table:style-name="ce1499" table:formula="of:=IF(OR([.L466]=&quot;Technical&quot;;[.L466]=&quot;General&quot;);[.T466];&quot;&quot;)">
            <text:p/>
          </table:table-cell>
        </table:table-row>
        <table:table-row table:style-name="ro2">
          <table:table-cell table:style-name="ce499" table:number-columns-repeated="11"/>
          <table:table-cell table:style-name="ce499"/>
          <table:table-cell table:style-name="ce499" table:number-columns-repeated="3"/>
          <table:table-cell table:style-name="ce999"/>
          <table:table-cell table:style-name="ce499" table:number-columns-repeated="2"/>
          <table:table-cell table:style-name="ce999"/>
          <table:table-cell table:style-name="ce499"/>
          <table:table-cell table:style-name="ce999"/>
          <table:table-cell table:style-name="ce499" table:number-columns-repeated="6"/>
          <table:table-cell table:style-name="ce1500" table:formula="of:=IF([.L467]=&quot;Editorial&quot;;[.T467];&quot;&quot;)">
            <text:p/>
          </table:table-cell>
          <table:table-cell table:style-name="ce1500" table:formula="of:=IF(OR([.L467]=&quot;Technical&quot;;[.L467]=&quot;General&quot;);[.T467];&quot;&quot;)">
            <text:p/>
          </table:table-cell>
        </table:table-row>
        <table:table-row table:style-name="ro2">
          <table:table-cell table:style-name="ce500" table:number-columns-repeated="11"/>
          <table:table-cell table:style-name="ce500"/>
          <table:table-cell table:style-name="ce500" table:number-columns-repeated="3"/>
          <table:table-cell table:style-name="ce1000"/>
          <table:table-cell table:style-name="ce500" table:number-columns-repeated="2"/>
          <table:table-cell table:style-name="ce1000"/>
          <table:table-cell table:style-name="ce500"/>
          <table:table-cell table:style-name="ce1000"/>
          <table:table-cell table:style-name="ce500" table:number-columns-repeated="6"/>
          <table:table-cell table:style-name="ce1501" table:formula="of:=IF([.L468]=&quot;Editorial&quot;;[.T468];&quot;&quot;)">
            <text:p/>
          </table:table-cell>
          <table:table-cell table:style-name="ce1501" table:formula="of:=IF(OR([.L468]=&quot;Technical&quot;;[.L468]=&quot;General&quot;);[.T468];&quot;&quot;)">
            <text:p/>
          </table:table-cell>
        </table:table-row>
        <table:table-row table:style-name="ro2">
          <table:table-cell table:style-name="ce501" table:number-columns-repeated="11"/>
          <table:table-cell table:style-name="ce501"/>
          <table:table-cell table:style-name="ce501" table:number-columns-repeated="3"/>
          <table:table-cell table:style-name="ce1001"/>
          <table:table-cell table:style-name="ce501" table:number-columns-repeated="2"/>
          <table:table-cell table:style-name="ce1001"/>
          <table:table-cell table:style-name="ce501"/>
          <table:table-cell table:style-name="ce1001"/>
          <table:table-cell table:style-name="ce501" table:number-columns-repeated="6"/>
          <table:table-cell table:style-name="ce1502" table:formula="of:=IF([.L469]=&quot;Editorial&quot;;[.T469];&quot;&quot;)">
            <text:p/>
          </table:table-cell>
          <table:table-cell table:style-name="ce1502" table:formula="of:=IF(OR([.L469]=&quot;Technical&quot;;[.L469]=&quot;General&quot;);[.T469];&quot;&quot;)">
            <text:p/>
          </table:table-cell>
        </table:table-row>
        <table:table-row table:style-name="ro2">
          <table:table-cell table:style-name="ce502" table:number-columns-repeated="11"/>
          <table:table-cell table:style-name="ce502"/>
          <table:table-cell table:style-name="ce502" table:number-columns-repeated="3"/>
          <table:table-cell table:style-name="ce1002"/>
          <table:table-cell table:style-name="ce502" table:number-columns-repeated="2"/>
          <table:table-cell table:style-name="ce1002"/>
          <table:table-cell table:style-name="ce502"/>
          <table:table-cell table:style-name="ce1002"/>
          <table:table-cell table:style-name="ce502" table:number-columns-repeated="6"/>
          <table:table-cell table:style-name="ce1503" table:formula="of:=IF([.L470]=&quot;Editorial&quot;;[.T470];&quot;&quot;)">
            <text:p/>
          </table:table-cell>
          <table:table-cell table:style-name="ce1503" table:formula="of:=IF(OR([.L470]=&quot;Technical&quot;;[.L470]=&quot;General&quot;);[.T470];&quot;&quot;)">
            <text:p/>
          </table:table-cell>
        </table:table-row>
        <table:table-row table:style-name="ro2">
          <table:table-cell table:style-name="ce503" table:number-columns-repeated="11"/>
          <table:table-cell table:style-name="ce503"/>
          <table:table-cell table:style-name="ce503" table:number-columns-repeated="3"/>
          <table:table-cell table:style-name="ce1003"/>
          <table:table-cell table:style-name="ce503" table:number-columns-repeated="2"/>
          <table:table-cell table:style-name="ce1003"/>
          <table:table-cell table:style-name="ce503"/>
          <table:table-cell table:style-name="ce1003"/>
          <table:table-cell table:style-name="ce503" table:number-columns-repeated="6"/>
          <table:table-cell table:style-name="ce1504" table:formula="of:=IF([.L471]=&quot;Editorial&quot;;[.T471];&quot;&quot;)">
            <text:p/>
          </table:table-cell>
          <table:table-cell table:style-name="ce1504" table:formula="of:=IF(OR([.L471]=&quot;Technical&quot;;[.L471]=&quot;General&quot;);[.T471];&quot;&quot;)">
            <text:p/>
          </table:table-cell>
        </table:table-row>
        <table:table-row table:style-name="ro2">
          <table:table-cell table:style-name="ce504" table:number-columns-repeated="11"/>
          <table:table-cell table:style-name="ce504"/>
          <table:table-cell table:style-name="ce504" table:number-columns-repeated="3"/>
          <table:table-cell table:style-name="ce1004"/>
          <table:table-cell table:style-name="ce504" table:number-columns-repeated="2"/>
          <table:table-cell table:style-name="ce1004"/>
          <table:table-cell table:style-name="ce504"/>
          <table:table-cell table:style-name="ce1004"/>
          <table:table-cell table:style-name="ce504" table:number-columns-repeated="6"/>
          <table:table-cell table:style-name="ce1505" table:formula="of:=IF([.L472]=&quot;Editorial&quot;;[.T472];&quot;&quot;)">
            <text:p/>
          </table:table-cell>
          <table:table-cell table:style-name="ce1505" table:formula="of:=IF(OR([.L472]=&quot;Technical&quot;;[.L472]=&quot;General&quot;);[.T472];&quot;&quot;)">
            <text:p/>
          </table:table-cell>
        </table:table-row>
        <table:table-row table:style-name="ro2">
          <table:table-cell table:style-name="ce505" table:number-columns-repeated="11"/>
          <table:table-cell table:style-name="ce505"/>
          <table:table-cell table:style-name="ce505" table:number-columns-repeated="3"/>
          <table:table-cell table:style-name="ce1005"/>
          <table:table-cell table:style-name="ce505" table:number-columns-repeated="2"/>
          <table:table-cell table:style-name="ce1005"/>
          <table:table-cell table:style-name="ce505"/>
          <table:table-cell table:style-name="ce1005"/>
          <table:table-cell table:style-name="ce505" table:number-columns-repeated="6"/>
          <table:table-cell table:style-name="ce1506" table:formula="of:=IF([.L473]=&quot;Editorial&quot;;[.T473];&quot;&quot;)">
            <text:p/>
          </table:table-cell>
          <table:table-cell table:style-name="ce1506" table:formula="of:=IF(OR([.L473]=&quot;Technical&quot;;[.L473]=&quot;General&quot;);[.T473];&quot;&quot;)">
            <text:p/>
          </table:table-cell>
        </table:table-row>
        <table:table-row table:style-name="ro2">
          <table:table-cell table:style-name="ce506" table:number-columns-repeated="11"/>
          <table:table-cell table:style-name="ce506"/>
          <table:table-cell table:style-name="ce506" table:number-columns-repeated="3"/>
          <table:table-cell table:style-name="ce1006"/>
          <table:table-cell table:style-name="ce506" table:number-columns-repeated="2"/>
          <table:table-cell table:style-name="ce1006"/>
          <table:table-cell table:style-name="ce506"/>
          <table:table-cell table:style-name="ce1006"/>
          <table:table-cell table:style-name="ce506" table:number-columns-repeated="6"/>
          <table:table-cell table:style-name="ce1507" table:formula="of:=IF([.L474]=&quot;Editorial&quot;;[.T474];&quot;&quot;)">
            <text:p/>
          </table:table-cell>
          <table:table-cell table:style-name="ce1507" table:formula="of:=IF(OR([.L474]=&quot;Technical&quot;;[.L474]=&quot;General&quot;);[.T474];&quot;&quot;)">
            <text:p/>
          </table:table-cell>
        </table:table-row>
        <table:table-row table:style-name="ro2">
          <table:table-cell table:style-name="ce507" table:number-columns-repeated="11"/>
          <table:table-cell table:style-name="ce507"/>
          <table:table-cell table:style-name="ce507" table:number-columns-repeated="3"/>
          <table:table-cell table:style-name="ce1007"/>
          <table:table-cell table:style-name="ce507" table:number-columns-repeated="2"/>
          <table:table-cell table:style-name="ce1007"/>
          <table:table-cell table:style-name="ce507"/>
          <table:table-cell table:style-name="ce1007"/>
          <table:table-cell table:style-name="ce507" table:number-columns-repeated="6"/>
          <table:table-cell table:style-name="ce1508" table:formula="of:=IF([.L475]=&quot;Editorial&quot;;[.T475];&quot;&quot;)">
            <text:p/>
          </table:table-cell>
          <table:table-cell table:style-name="ce1508" table:formula="of:=IF(OR([.L475]=&quot;Technical&quot;;[.L475]=&quot;General&quot;);[.T475];&quot;&quot;)">
            <text:p/>
          </table:table-cell>
        </table:table-row>
        <table:table-row table:style-name="ro2">
          <table:table-cell table:style-name="ce508" table:number-columns-repeated="11"/>
          <table:table-cell table:style-name="ce508"/>
          <table:table-cell table:style-name="ce508" table:number-columns-repeated="3"/>
          <table:table-cell table:style-name="ce1008"/>
          <table:table-cell table:style-name="ce508" table:number-columns-repeated="2"/>
          <table:table-cell table:style-name="ce1008"/>
          <table:table-cell table:style-name="ce508"/>
          <table:table-cell table:style-name="ce1008"/>
          <table:table-cell table:style-name="ce508" table:number-columns-repeated="6"/>
          <table:table-cell table:style-name="ce1509" table:formula="of:=IF([.L476]=&quot;Editorial&quot;;[.T476];&quot;&quot;)">
            <text:p/>
          </table:table-cell>
          <table:table-cell table:style-name="ce1509" table:formula="of:=IF(OR([.L476]=&quot;Technical&quot;;[.L476]=&quot;General&quot;);[.T476];&quot;&quot;)">
            <text:p/>
          </table:table-cell>
        </table:table-row>
        <table:table-row table:style-name="ro2">
          <table:table-cell table:style-name="ce509" table:number-columns-repeated="11"/>
          <table:table-cell table:style-name="ce509"/>
          <table:table-cell table:style-name="ce509" table:number-columns-repeated="3"/>
          <table:table-cell table:style-name="ce1009"/>
          <table:table-cell table:style-name="ce509" table:number-columns-repeated="2"/>
          <table:table-cell table:style-name="ce1009"/>
          <table:table-cell table:style-name="ce509"/>
          <table:table-cell table:style-name="ce1009"/>
          <table:table-cell table:style-name="ce509" table:number-columns-repeated="6"/>
          <table:table-cell table:style-name="ce1510" table:formula="of:=IF([.L477]=&quot;Editorial&quot;;[.T477];&quot;&quot;)">
            <text:p/>
          </table:table-cell>
          <table:table-cell table:style-name="ce1510" table:formula="of:=IF(OR([.L477]=&quot;Technical&quot;;[.L477]=&quot;General&quot;);[.T477];&quot;&quot;)">
            <text:p/>
          </table:table-cell>
        </table:table-row>
        <table:table-row table:style-name="ro2">
          <table:table-cell table:style-name="ce510" table:number-columns-repeated="11"/>
          <table:table-cell table:style-name="ce510"/>
          <table:table-cell table:style-name="ce510" table:number-columns-repeated="3"/>
          <table:table-cell table:style-name="ce1010"/>
          <table:table-cell table:style-name="ce510" table:number-columns-repeated="2"/>
          <table:table-cell table:style-name="ce1010"/>
          <table:table-cell table:style-name="ce510"/>
          <table:table-cell table:style-name="ce1010"/>
          <table:table-cell table:style-name="ce510" table:number-columns-repeated="6"/>
          <table:table-cell table:style-name="ce1511" table:formula="of:=IF([.L478]=&quot;Editorial&quot;;[.T478];&quot;&quot;)">
            <text:p/>
          </table:table-cell>
          <table:table-cell table:style-name="ce1511" table:formula="of:=IF(OR([.L478]=&quot;Technical&quot;;[.L478]=&quot;General&quot;);[.T478];&quot;&quot;)">
            <text:p/>
          </table:table-cell>
        </table:table-row>
        <table:table-row table:style-name="ro2">
          <table:table-cell table:style-name="ce511" table:number-columns-repeated="11"/>
          <table:table-cell table:style-name="ce511"/>
          <table:table-cell table:style-name="ce511" table:number-columns-repeated="3"/>
          <table:table-cell table:style-name="ce1011"/>
          <table:table-cell table:style-name="ce511" table:number-columns-repeated="2"/>
          <table:table-cell table:style-name="ce1011"/>
          <table:table-cell table:style-name="ce511"/>
          <table:table-cell table:style-name="ce1011"/>
          <table:table-cell table:style-name="ce511" table:number-columns-repeated="6"/>
          <table:table-cell table:style-name="ce1512" table:formula="of:=IF([.L479]=&quot;Editorial&quot;;[.T479];&quot;&quot;)">
            <text:p/>
          </table:table-cell>
          <table:table-cell table:style-name="ce1512" table:formula="of:=IF(OR([.L479]=&quot;Technical&quot;;[.L479]=&quot;General&quot;);[.T479];&quot;&quot;)">
            <text:p/>
          </table:table-cell>
        </table:table-row>
        <table:table-row table:style-name="ro2">
          <table:table-cell table:style-name="ce512" table:number-columns-repeated="11"/>
          <table:table-cell table:style-name="ce512"/>
          <table:table-cell table:style-name="ce512" table:number-columns-repeated="3"/>
          <table:table-cell table:style-name="ce1012"/>
          <table:table-cell table:style-name="ce512" table:number-columns-repeated="2"/>
          <table:table-cell table:style-name="ce1012"/>
          <table:table-cell table:style-name="ce512"/>
          <table:table-cell table:style-name="ce1012"/>
          <table:table-cell table:style-name="ce512" table:number-columns-repeated="6"/>
          <table:table-cell table:style-name="ce1513" table:formula="of:=IF([.L480]=&quot;Editorial&quot;;[.T480];&quot;&quot;)">
            <text:p/>
          </table:table-cell>
          <table:table-cell table:style-name="ce1513" table:formula="of:=IF(OR([.L480]=&quot;Technical&quot;;[.L480]=&quot;General&quot;);[.T480];&quot;&quot;)">
            <text:p/>
          </table:table-cell>
        </table:table-row>
        <table:table-row table:style-name="ro2">
          <table:table-cell table:style-name="ce513" table:number-columns-repeated="11"/>
          <table:table-cell table:style-name="ce513"/>
          <table:table-cell table:style-name="ce513" table:number-columns-repeated="3"/>
          <table:table-cell table:style-name="ce1013"/>
          <table:table-cell table:style-name="ce513" table:number-columns-repeated="2"/>
          <table:table-cell table:style-name="ce1013"/>
          <table:table-cell table:style-name="ce513"/>
          <table:table-cell table:style-name="ce1013"/>
          <table:table-cell table:style-name="ce513" table:number-columns-repeated="6"/>
          <table:table-cell table:style-name="ce1514" table:formula="of:=IF([.L481]=&quot;Editorial&quot;;[.T481];&quot;&quot;)">
            <text:p/>
          </table:table-cell>
          <table:table-cell table:style-name="ce1514" table:formula="of:=IF(OR([.L481]=&quot;Technical&quot;;[.L481]=&quot;General&quot;);[.T481];&quot;&quot;)">
            <text:p/>
          </table:table-cell>
        </table:table-row>
        <table:table-row table:style-name="ro2">
          <table:table-cell table:style-name="ce514" table:number-columns-repeated="11"/>
          <table:table-cell table:style-name="ce514"/>
          <table:table-cell table:style-name="ce514" table:number-columns-repeated="3"/>
          <table:table-cell table:style-name="ce1014"/>
          <table:table-cell table:style-name="ce514" table:number-columns-repeated="2"/>
          <table:table-cell table:style-name="ce1014"/>
          <table:table-cell table:style-name="ce514"/>
          <table:table-cell table:style-name="ce1014"/>
          <table:table-cell table:style-name="ce514" table:number-columns-repeated="6"/>
          <table:table-cell table:style-name="ce1515" table:formula="of:=IF([.L482]=&quot;Editorial&quot;;[.T482];&quot;&quot;)">
            <text:p/>
          </table:table-cell>
          <table:table-cell table:style-name="ce1515" table:formula="of:=IF(OR([.L482]=&quot;Technical&quot;;[.L482]=&quot;General&quot;);[.T482];&quot;&quot;)">
            <text:p/>
          </table:table-cell>
        </table:table-row>
        <table:table-row table:style-name="ro2">
          <table:table-cell table:style-name="ce515" table:number-columns-repeated="11"/>
          <table:table-cell table:style-name="ce515"/>
          <table:table-cell table:style-name="ce515" table:number-columns-repeated="3"/>
          <table:table-cell table:style-name="ce1015"/>
          <table:table-cell table:style-name="ce515" table:number-columns-repeated="2"/>
          <table:table-cell table:style-name="ce1015"/>
          <table:table-cell table:style-name="ce515"/>
          <table:table-cell table:style-name="ce1015"/>
          <table:table-cell table:style-name="ce515" table:number-columns-repeated="6"/>
          <table:table-cell table:style-name="ce1516" table:formula="of:=IF([.L483]=&quot;Editorial&quot;;[.T483];&quot;&quot;)">
            <text:p/>
          </table:table-cell>
          <table:table-cell table:style-name="ce1516" table:formula="of:=IF(OR([.L483]=&quot;Technical&quot;;[.L483]=&quot;General&quot;);[.T483];&quot;&quot;)">
            <text:p/>
          </table:table-cell>
        </table:table-row>
        <table:table-row table:style-name="ro2">
          <table:table-cell table:style-name="ce516" table:number-columns-repeated="11"/>
          <table:table-cell table:style-name="ce516"/>
          <table:table-cell table:style-name="ce516" table:number-columns-repeated="3"/>
          <table:table-cell table:style-name="ce1016"/>
          <table:table-cell table:style-name="ce516" table:number-columns-repeated="2"/>
          <table:table-cell table:style-name="ce1016"/>
          <table:table-cell table:style-name="ce516"/>
          <table:table-cell table:style-name="ce1016"/>
          <table:table-cell table:style-name="ce516" table:number-columns-repeated="6"/>
          <table:table-cell table:style-name="ce1517" table:formula="of:=IF([.L484]=&quot;Editorial&quot;;[.T484];&quot;&quot;)">
            <text:p/>
          </table:table-cell>
          <table:table-cell table:style-name="ce1517" table:formula="of:=IF(OR([.L484]=&quot;Technical&quot;;[.L484]=&quot;General&quot;);[.T484];&quot;&quot;)">
            <text:p/>
          </table:table-cell>
        </table:table-row>
        <table:table-row table:style-name="ro2">
          <table:table-cell table:style-name="ce517" table:number-columns-repeated="11"/>
          <table:table-cell table:style-name="ce517"/>
          <table:table-cell table:style-name="ce517" table:number-columns-repeated="3"/>
          <table:table-cell table:style-name="ce1017"/>
          <table:table-cell table:style-name="ce517" table:number-columns-repeated="2"/>
          <table:table-cell table:style-name="ce1017"/>
          <table:table-cell table:style-name="ce517"/>
          <table:table-cell table:style-name="ce1017"/>
          <table:table-cell table:style-name="ce517" table:number-columns-repeated="6"/>
          <table:table-cell table:style-name="ce1518" table:formula="of:=IF([.L485]=&quot;Editorial&quot;;[.T485];&quot;&quot;)">
            <text:p/>
          </table:table-cell>
          <table:table-cell table:style-name="ce1518" table:formula="of:=IF(OR([.L485]=&quot;Technical&quot;;[.L485]=&quot;General&quot;);[.T485];&quot;&quot;)">
            <text:p/>
          </table:table-cell>
        </table:table-row>
        <table:table-row table:style-name="ro2">
          <table:table-cell table:style-name="ce518" table:number-columns-repeated="11"/>
          <table:table-cell table:style-name="ce518"/>
          <table:table-cell table:style-name="ce518" table:number-columns-repeated="3"/>
          <table:table-cell table:style-name="ce1018"/>
          <table:table-cell table:style-name="ce518" table:number-columns-repeated="2"/>
          <table:table-cell table:style-name="ce1018"/>
          <table:table-cell table:style-name="ce518"/>
          <table:table-cell table:style-name="ce1018"/>
          <table:table-cell table:style-name="ce518" table:number-columns-repeated="6"/>
          <table:table-cell table:style-name="ce1519" table:formula="of:=IF([.L486]=&quot;Editorial&quot;;[.T486];&quot;&quot;)">
            <text:p/>
          </table:table-cell>
          <table:table-cell table:style-name="ce1519" table:formula="of:=IF(OR([.L486]=&quot;Technical&quot;;[.L486]=&quot;General&quot;);[.T486];&quot;&quot;)">
            <text:p/>
          </table:table-cell>
        </table:table-row>
        <table:table-row table:style-name="ro2">
          <table:table-cell table:style-name="ce519" table:number-columns-repeated="11"/>
          <table:table-cell table:style-name="ce519"/>
          <table:table-cell table:style-name="ce519" table:number-columns-repeated="3"/>
          <table:table-cell table:style-name="ce1019"/>
          <table:table-cell table:style-name="ce519" table:number-columns-repeated="2"/>
          <table:table-cell table:style-name="ce1019"/>
          <table:table-cell table:style-name="ce519"/>
          <table:table-cell table:style-name="ce1019"/>
          <table:table-cell table:style-name="ce519" table:number-columns-repeated="6"/>
          <table:table-cell table:style-name="ce1520" table:formula="of:=IF([.L487]=&quot;Editorial&quot;;[.T487];&quot;&quot;)">
            <text:p/>
          </table:table-cell>
          <table:table-cell table:style-name="ce1520" table:formula="of:=IF(OR([.L487]=&quot;Technical&quot;;[.L487]=&quot;General&quot;);[.T487];&quot;&quot;)">
            <text:p/>
          </table:table-cell>
        </table:table-row>
        <table:table-row table:style-name="ro2">
          <table:table-cell table:style-name="ce520" table:number-columns-repeated="11"/>
          <table:table-cell table:style-name="ce520"/>
          <table:table-cell table:style-name="ce520" table:number-columns-repeated="3"/>
          <table:table-cell table:style-name="ce1020"/>
          <table:table-cell table:style-name="ce520" table:number-columns-repeated="2"/>
          <table:table-cell table:style-name="ce1020"/>
          <table:table-cell table:style-name="ce520"/>
          <table:table-cell table:style-name="ce1020"/>
          <table:table-cell table:style-name="ce520" table:number-columns-repeated="6"/>
          <table:table-cell table:style-name="ce1521" table:formula="of:=IF([.L488]=&quot;Editorial&quot;;[.T488];&quot;&quot;)">
            <text:p/>
          </table:table-cell>
          <table:table-cell table:style-name="ce1521" table:formula="of:=IF(OR([.L488]=&quot;Technical&quot;;[.L488]=&quot;General&quot;);[.T488];&quot;&quot;)">
            <text:p/>
          </table:table-cell>
        </table:table-row>
        <table:table-row table:style-name="ro2">
          <table:table-cell table:style-name="ce521" table:number-columns-repeated="11"/>
          <table:table-cell table:style-name="ce521"/>
          <table:table-cell table:style-name="ce521" table:number-columns-repeated="3"/>
          <table:table-cell table:style-name="ce1021"/>
          <table:table-cell table:style-name="ce521" table:number-columns-repeated="2"/>
          <table:table-cell table:style-name="ce1021"/>
          <table:table-cell table:style-name="ce521"/>
          <table:table-cell table:style-name="ce1021"/>
          <table:table-cell table:style-name="ce521" table:number-columns-repeated="6"/>
          <table:table-cell table:style-name="ce1522" table:formula="of:=IF([.L489]=&quot;Editorial&quot;;[.T489];&quot;&quot;)">
            <text:p/>
          </table:table-cell>
          <table:table-cell table:style-name="ce1522" table:formula="of:=IF(OR([.L489]=&quot;Technical&quot;;[.L489]=&quot;General&quot;);[.T489];&quot;&quot;)">
            <text:p/>
          </table:table-cell>
        </table:table-row>
        <table:table-row table:style-name="ro2">
          <table:table-cell table:style-name="ce522" table:number-columns-repeated="11"/>
          <table:table-cell table:style-name="ce522"/>
          <table:table-cell table:style-name="ce522" table:number-columns-repeated="3"/>
          <table:table-cell table:style-name="ce1022"/>
          <table:table-cell table:style-name="ce522" table:number-columns-repeated="2"/>
          <table:table-cell table:style-name="ce1022"/>
          <table:table-cell table:style-name="ce522"/>
          <table:table-cell table:style-name="ce1022"/>
          <table:table-cell table:style-name="ce522" table:number-columns-repeated="6"/>
          <table:table-cell table:style-name="ce1523" table:formula="of:=IF([.L490]=&quot;Editorial&quot;;[.T490];&quot;&quot;)">
            <text:p/>
          </table:table-cell>
          <table:table-cell table:style-name="ce1523" table:formula="of:=IF(OR([.L490]=&quot;Technical&quot;;[.L490]=&quot;General&quot;);[.T490];&quot;&quot;)">
            <text:p/>
          </table:table-cell>
        </table:table-row>
        <table:table-row table:style-name="ro2">
          <table:table-cell table:style-name="ce523" table:number-columns-repeated="11"/>
          <table:table-cell table:style-name="ce523"/>
          <table:table-cell table:style-name="ce523" table:number-columns-repeated="3"/>
          <table:table-cell table:style-name="ce1023"/>
          <table:table-cell table:style-name="ce523" table:number-columns-repeated="2"/>
          <table:table-cell table:style-name="ce1023"/>
          <table:table-cell table:style-name="ce523"/>
          <table:table-cell table:style-name="ce1023"/>
          <table:table-cell table:style-name="ce523" table:number-columns-repeated="6"/>
          <table:table-cell table:style-name="ce1524" table:formula="of:=IF([.L491]=&quot;Editorial&quot;;[.T491];&quot;&quot;)">
            <text:p/>
          </table:table-cell>
          <table:table-cell table:style-name="ce1524" table:formula="of:=IF(OR([.L491]=&quot;Technical&quot;;[.L491]=&quot;General&quot;);[.T491];&quot;&quot;)">
            <text:p/>
          </table:table-cell>
        </table:table-row>
        <table:table-row table:style-name="ro2">
          <table:table-cell table:style-name="ce524" table:number-columns-repeated="11"/>
          <table:table-cell table:style-name="ce524"/>
          <table:table-cell table:style-name="ce524" table:number-columns-repeated="3"/>
          <table:table-cell table:style-name="ce1024"/>
          <table:table-cell table:style-name="ce524" table:number-columns-repeated="2"/>
          <table:table-cell table:style-name="ce1024"/>
          <table:table-cell table:style-name="ce524"/>
          <table:table-cell table:style-name="ce1024"/>
          <table:table-cell table:style-name="ce524" table:number-columns-repeated="6"/>
          <table:table-cell table:style-name="ce1525" table:formula="of:=IF([.L492]=&quot;Editorial&quot;;[.T492];&quot;&quot;)">
            <text:p/>
          </table:table-cell>
          <table:table-cell table:style-name="ce1525" table:formula="of:=IF(OR([.L492]=&quot;Technical&quot;;[.L492]=&quot;General&quot;);[.T492];&quot;&quot;)">
            <text:p/>
          </table:table-cell>
        </table:table-row>
        <table:table-row table:style-name="ro2">
          <table:table-cell table:style-name="ce525" table:number-columns-repeated="11"/>
          <table:table-cell table:style-name="ce525"/>
          <table:table-cell table:style-name="ce525" table:number-columns-repeated="3"/>
          <table:table-cell table:style-name="ce1025"/>
          <table:table-cell table:style-name="ce525" table:number-columns-repeated="2"/>
          <table:table-cell table:style-name="ce1025"/>
          <table:table-cell table:style-name="ce525"/>
          <table:table-cell table:style-name="ce1025"/>
          <table:table-cell table:style-name="ce525" table:number-columns-repeated="6"/>
          <table:table-cell table:style-name="ce1526" table:formula="of:=IF([.L493]=&quot;Editorial&quot;;[.T493];&quot;&quot;)">
            <text:p/>
          </table:table-cell>
          <table:table-cell table:style-name="ce1526" table:formula="of:=IF(OR([.L493]=&quot;Technical&quot;;[.L493]=&quot;General&quot;);[.T493];&quot;&quot;)">
            <text:p/>
          </table:table-cell>
        </table:table-row>
        <table:table-row table:style-name="ro2">
          <table:table-cell table:style-name="ce526" table:number-columns-repeated="11"/>
          <table:table-cell table:style-name="ce526"/>
          <table:table-cell table:style-name="ce526" table:number-columns-repeated="3"/>
          <table:table-cell table:style-name="ce1026"/>
          <table:table-cell table:style-name="ce526" table:number-columns-repeated="2"/>
          <table:table-cell table:style-name="ce1026"/>
          <table:table-cell table:style-name="ce526"/>
          <table:table-cell table:style-name="ce1026"/>
          <table:table-cell table:style-name="ce526" table:number-columns-repeated="6"/>
          <table:table-cell table:style-name="ce1527" table:formula="of:=IF([.L494]=&quot;Editorial&quot;;[.T494];&quot;&quot;)">
            <text:p/>
          </table:table-cell>
          <table:table-cell table:style-name="ce1527" table:formula="of:=IF(OR([.L494]=&quot;Technical&quot;;[.L494]=&quot;General&quot;);[.T494];&quot;&quot;)">
            <text:p/>
          </table:table-cell>
        </table:table-row>
        <table:table-row table:style-name="ro2">
          <table:table-cell table:style-name="ce527" table:number-columns-repeated="11"/>
          <table:table-cell table:style-name="ce527"/>
          <table:table-cell table:style-name="ce527" table:number-columns-repeated="3"/>
          <table:table-cell table:style-name="ce1027"/>
          <table:table-cell table:style-name="ce527" table:number-columns-repeated="2"/>
          <table:table-cell table:style-name="ce1027"/>
          <table:table-cell table:style-name="ce527"/>
          <table:table-cell table:style-name="ce1027"/>
          <table:table-cell table:style-name="ce527" table:number-columns-repeated="6"/>
          <table:table-cell table:style-name="ce1528" table:formula="of:=IF([.L495]=&quot;Editorial&quot;;[.T495];&quot;&quot;)">
            <text:p/>
          </table:table-cell>
          <table:table-cell table:style-name="ce1528" table:formula="of:=IF(OR([.L495]=&quot;Technical&quot;;[.L495]=&quot;General&quot;);[.T495];&quot;&quot;)">
            <text:p/>
          </table:table-cell>
        </table:table-row>
        <table:table-row table:style-name="ro2">
          <table:table-cell table:style-name="ce528" table:number-columns-repeated="11"/>
          <table:table-cell table:style-name="ce528"/>
          <table:table-cell table:style-name="ce528" table:number-columns-repeated="3"/>
          <table:table-cell table:style-name="ce1028"/>
          <table:table-cell table:style-name="ce528" table:number-columns-repeated="2"/>
          <table:table-cell table:style-name="ce1028"/>
          <table:table-cell table:style-name="ce528"/>
          <table:table-cell table:style-name="ce1028"/>
          <table:table-cell table:style-name="ce528" table:number-columns-repeated="6"/>
          <table:table-cell table:style-name="ce1529" table:formula="of:=IF([.L496]=&quot;Editorial&quot;;[.T496];&quot;&quot;)">
            <text:p/>
          </table:table-cell>
          <table:table-cell table:style-name="ce1529" table:formula="of:=IF(OR([.L496]=&quot;Technical&quot;;[.L496]=&quot;General&quot;);[.T496];&quot;&quot;)">
            <text:p/>
          </table:table-cell>
        </table:table-row>
        <table:table-row table:style-name="ro2">
          <table:table-cell table:style-name="ce529" table:number-columns-repeated="11"/>
          <table:table-cell table:style-name="ce529"/>
          <table:table-cell table:style-name="ce529" table:number-columns-repeated="3"/>
          <table:table-cell table:style-name="ce1029"/>
          <table:table-cell table:style-name="ce529" table:number-columns-repeated="2"/>
          <table:table-cell table:style-name="ce1029"/>
          <table:table-cell table:style-name="ce529"/>
          <table:table-cell table:style-name="ce1029"/>
          <table:table-cell table:style-name="ce529" table:number-columns-repeated="6"/>
          <table:table-cell table:style-name="ce1530" table:formula="of:=IF([.L497]=&quot;Editorial&quot;;[.T497];&quot;&quot;)">
            <text:p/>
          </table:table-cell>
          <table:table-cell table:style-name="ce1530" table:formula="of:=IF(OR([.L497]=&quot;Technical&quot;;[.L497]=&quot;General&quot;);[.T497];&quot;&quot;)">
            <text:p/>
          </table:table-cell>
        </table:table-row>
        <table:table-row table:style-name="ro2">
          <table:table-cell table:style-name="ce530" table:number-columns-repeated="11"/>
          <table:table-cell table:style-name="ce530"/>
          <table:table-cell table:style-name="ce530" table:number-columns-repeated="3"/>
          <table:table-cell table:style-name="ce1030"/>
          <table:table-cell table:style-name="ce530" table:number-columns-repeated="2"/>
          <table:table-cell table:style-name="ce1030"/>
          <table:table-cell table:style-name="ce530"/>
          <table:table-cell table:style-name="ce1030"/>
          <table:table-cell table:style-name="ce530" table:number-columns-repeated="6"/>
          <table:table-cell table:style-name="ce1531" table:formula="of:=IF([.L498]=&quot;Editorial&quot;;[.T498];&quot;&quot;)">
            <text:p/>
          </table:table-cell>
          <table:table-cell table:style-name="ce1531" table:formula="of:=IF(OR([.L498]=&quot;Technical&quot;;[.L498]=&quot;General&quot;);[.T498];&quot;&quot;)">
            <text:p/>
          </table:table-cell>
        </table:table-row>
        <table:table-row table:style-name="ro2">
          <table:table-cell table:style-name="ce531" table:number-columns-repeated="11"/>
          <table:table-cell table:style-name="ce531"/>
          <table:table-cell table:style-name="ce531" table:number-columns-repeated="3"/>
          <table:table-cell table:style-name="ce1031"/>
          <table:table-cell table:style-name="ce531" table:number-columns-repeated="2"/>
          <table:table-cell table:style-name="ce1031"/>
          <table:table-cell table:style-name="ce531"/>
          <table:table-cell table:style-name="ce1031"/>
          <table:table-cell table:style-name="ce531" table:number-columns-repeated="6"/>
          <table:table-cell table:style-name="ce1532" table:formula="of:=IF([.L499]=&quot;Editorial&quot;;[.T499];&quot;&quot;)">
            <text:p/>
          </table:table-cell>
          <table:table-cell table:style-name="ce1532" table:formula="of:=IF(OR([.L499]=&quot;Technical&quot;;[.L499]=&quot;General&quot;);[.T499];&quot;&quot;)">
            <text:p/>
          </table:table-cell>
        </table:table-row>
        <table:table-row table:style-name="ro2">
          <table:table-cell table:style-name="ce532" table:number-columns-repeated="11"/>
          <table:table-cell table:style-name="ce532"/>
          <table:table-cell table:style-name="ce532" table:number-columns-repeated="3"/>
          <table:table-cell table:style-name="ce1032"/>
          <table:table-cell table:style-name="ce532" table:number-columns-repeated="2"/>
          <table:table-cell table:style-name="ce1032"/>
          <table:table-cell table:style-name="ce532"/>
          <table:table-cell table:style-name="ce1032"/>
          <table:table-cell table:style-name="ce532" table:number-columns-repeated="6"/>
          <table:table-cell table:style-name="ce1533" table:formula="of:=IF([.L500]=&quot;Editorial&quot;;[.T500];&quot;&quot;)">
            <text:p/>
          </table:table-cell>
          <table:table-cell table:style-name="ce1533" table:formula="of:=IF(OR([.L500]=&quot;Technical&quot;;[.L500]=&quot;General&quot;);[.T500];&quot;&quot;)">
            <text:p/>
          </table:table-cell>
        </table:table-row>
        <table:table-row table:style-name="ro49" table:number-rows-repeated="1048075">
          <table:table-cell table:number-columns-repeated="29"/>
        </table:table-row>
        <table:table-row table:style-name="ro49">
          <table:table-cell table:number-columns-repeated="29"/>
        </table:table-row>
        <calcext:conditional-formats>
          <calcext:conditional-format calcext:target-range-address="'Comment Entry'.AB3:'Comment Entry'.AC3">
            <calcext:condition calcext:apply-style-name="Excel_CondFormat_2_3_1" calcext:value="formula-is($#REF!.$R2=&quot;Written&quot;)" calcext:base-cell-address="'IEEE Cover'.A1"/>
          </calcext:conditional-format>
          <calcext:conditional-format calcext:target-range-address="'Comment Entry'.AB4:'Comment Entry'.AC4">
            <calcext:condition calcext:apply-style-name="Excel_CondFormat_2_3_1" calcext:value="formula-is($#REF!.$R2=&quot;Written&quot;)" calcext:base-cell-address="'IEEE Cover'.A1"/>
          </calcext:conditional-format>
          <calcext:conditional-format calcext:target-range-address="'Comment Entry'.AB5:'Comment Entry'.AC5">
            <calcext:condition calcext:apply-style-name="Excel_CondFormat_2_3_1" calcext:value="formula-is($#REF!.$R2=&quot;Written&quot;)" calcext:base-cell-address="'IEEE Cover'.A1"/>
          </calcext:conditional-format>
          <calcext:conditional-format calcext:target-range-address="'Comment Entry'.AB6:'Comment Entry'.AC6">
            <calcext:condition calcext:apply-style-name="Excel_CondFormat_2_3_1" calcext:value="formula-is($#REF!.$R2=&quot;Written&quot;)" calcext:base-cell-address="'IEEE Cover'.A1"/>
          </calcext:conditional-format>
          <calcext:conditional-format calcext:target-range-address="'Comment Entry'.AB7:'Comment Entry'.AC7">
            <calcext:condition calcext:apply-style-name="Excel_CondFormat_2_3_1" calcext:value="formula-is($#REF!.$R2=&quot;Written&quot;)" calcext:base-cell-address="'IEEE Cover'.A1"/>
          </calcext:conditional-format>
          <calcext:conditional-format calcext:target-range-address="'Comment Entry'.AB8:'Comment Entry'.AC8">
            <calcext:condition calcext:apply-style-name="Excel_CondFormat_2_3_1" calcext:value="formula-is($#REF!.$R2=&quot;Written&quot;)" calcext:base-cell-address="'IEEE Cover'.A1"/>
          </calcext:conditional-format>
          <calcext:conditional-format calcext:target-range-address="'Comment Entry'.AB9:'Comment Entry'.AC9">
            <calcext:condition calcext:apply-style-name="Excel_CondFormat_2_3_1" calcext:value="formula-is($#REF!.$R2=&quot;Written&quot;)" calcext:base-cell-address="'IEEE Cover'.A1"/>
          </calcext:conditional-format>
          <calcext:conditional-format calcext:target-range-address="'Comment Entry'.AB10:'Comment Entry'.AC10">
            <calcext:condition calcext:apply-style-name="Excel_CondFormat_2_3_1" calcext:value="formula-is($#REF!.$R2=&quot;Written&quot;)" calcext:base-cell-address="'IEEE Cover'.A1"/>
          </calcext:conditional-format>
          <calcext:conditional-format calcext:target-range-address="'Comment Entry'.AB11:'Comment Entry'.AC11">
            <calcext:condition calcext:apply-style-name="Excel_CondFormat_2_3_1" calcext:value="formula-is($#REF!.$R2=&quot;Written&quot;)" calcext:base-cell-address="'IEEE Cover'.A1"/>
          </calcext:conditional-format>
          <calcext:conditional-format calcext:target-range-address="'Comment Entry'.AB12:'Comment Entry'.AC12">
            <calcext:condition calcext:apply-style-name="Excel_CondFormat_2_3_1" calcext:value="formula-is($#REF!.$R2=&quot;Written&quot;)" calcext:base-cell-address="'IEEE Cover'.A1"/>
          </calcext:conditional-format>
          <calcext:conditional-format calcext:target-range-address="'Comment Entry'.AB13:'Comment Entry'.AC13">
            <calcext:condition calcext:apply-style-name="Excel_CondFormat_2_3_1" calcext:value="formula-is($#REF!.$R2=&quot;Written&quot;)" calcext:base-cell-address="'IEEE Cover'.A1"/>
          </calcext:conditional-format>
          <calcext:conditional-format calcext:target-range-address="'Comment Entry'.AB14:'Comment Entry'.AC14">
            <calcext:condition calcext:apply-style-name="Excel_CondFormat_2_3_1" calcext:value="formula-is($#REF!.$R2=&quot;Written&quot;)" calcext:base-cell-address="'IEEE Cover'.A1"/>
          </calcext:conditional-format>
          <calcext:conditional-format calcext:target-range-address="'Comment Entry'.AB15:'Comment Entry'.AC15">
            <calcext:condition calcext:apply-style-name="Excel_CondFormat_2_3_1" calcext:value="formula-is($#REF!.$R2=&quot;Written&quot;)" calcext:base-cell-address="'IEEE Cover'.A1"/>
          </calcext:conditional-format>
          <calcext:conditional-format calcext:target-range-address="'Comment Entry'.AB16:'Comment Entry'.AC16">
            <calcext:condition calcext:apply-style-name="Excel_CondFormat_2_3_1" calcext:value="formula-is($#REF!.$R2=&quot;Written&quot;)" calcext:base-cell-address="'IEEE Cover'.A1"/>
          </calcext:conditional-format>
          <calcext:conditional-format calcext:target-range-address="'Comment Entry'.AB17:'Comment Entry'.AC17">
            <calcext:condition calcext:apply-style-name="Excel_CondFormat_2_3_1" calcext:value="formula-is($#REF!.$R2=&quot;Written&quot;)" calcext:base-cell-address="'IEEE Cover'.A1"/>
          </calcext:conditional-format>
          <calcext:conditional-format calcext:target-range-address="'Comment Entry'.AB18:'Comment Entry'.AC18">
            <calcext:condition calcext:apply-style-name="Excel_CondFormat_2_3_1" calcext:value="formula-is($#REF!.$R2=&quot;Written&quot;)" calcext:base-cell-address="'IEEE Cover'.A1"/>
          </calcext:conditional-format>
          <calcext:conditional-format calcext:target-range-address="'Comment Entry'.AB19:'Comment Entry'.AC19">
            <calcext:condition calcext:apply-style-name="Excel_CondFormat_2_3_1" calcext:value="formula-is($#REF!.$R2=&quot;Written&quot;)" calcext:base-cell-address="'IEEE Cover'.A1"/>
          </calcext:conditional-format>
          <calcext:conditional-format calcext:target-range-address="'Comment Entry'.AB20:'Comment Entry'.AC20">
            <calcext:condition calcext:apply-style-name="Excel_CondFormat_2_3_1" calcext:value="formula-is($#REF!.$R2=&quot;Written&quot;)" calcext:base-cell-address="'IEEE Cover'.A1"/>
          </calcext:conditional-format>
          <calcext:conditional-format calcext:target-range-address="'Comment Entry'.AB21:'Comment Entry'.AC21">
            <calcext:condition calcext:apply-style-name="Excel_CondFormat_2_3_1" calcext:value="formula-is($#REF!.$R2=&quot;Written&quot;)" calcext:base-cell-address="'IEEE Cover'.A1"/>
          </calcext:conditional-format>
          <calcext:conditional-format calcext:target-range-address="'Comment Entry'.AB22:'Comment Entry'.AC22">
            <calcext:condition calcext:apply-style-name="Excel_CondFormat_2_3_1" calcext:value="formula-is($#REF!.$R2=&quot;Written&quot;)" calcext:base-cell-address="'IEEE Cover'.A1"/>
          </calcext:conditional-format>
          <calcext:conditional-format calcext:target-range-address="'Comment Entry'.AB23:'Comment Entry'.AC23">
            <calcext:condition calcext:apply-style-name="Excel_CondFormat_2_3_1" calcext:value="formula-is($#REF!.$R2=&quot;Written&quot;)" calcext:base-cell-address="'IEEE Cover'.A1"/>
          </calcext:conditional-format>
          <calcext:conditional-format calcext:target-range-address="'Comment Entry'.AB24:'Comment Entry'.AC24">
            <calcext:condition calcext:apply-style-name="Excel_CondFormat_2_3_1" calcext:value="formula-is($#REF!.$R2=&quot;Written&quot;)" calcext:base-cell-address="'IEEE Cover'.A1"/>
          </calcext:conditional-format>
          <calcext:conditional-format calcext:target-range-address="'Comment Entry'.AB25:'Comment Entry'.AC25">
            <calcext:condition calcext:apply-style-name="Excel_CondFormat_2_3_1" calcext:value="formula-is($#REF!.$R2=&quot;Written&quot;)" calcext:base-cell-address="'IEEE Cover'.A1"/>
          </calcext:conditional-format>
          <calcext:conditional-format calcext:target-range-address="'Comment Entry'.AB26:'Comment Entry'.AC26">
            <calcext:condition calcext:apply-style-name="Excel_CondFormat_2_3_1" calcext:value="formula-is($#REF!.$R2=&quot;Written&quot;)" calcext:base-cell-address="'IEEE Cover'.A1"/>
          </calcext:conditional-format>
          <calcext:conditional-format calcext:target-range-address="'Comment Entry'.AB27:'Comment Entry'.AC27">
            <calcext:condition calcext:apply-style-name="Excel_CondFormat_2_3_1" calcext:value="formula-is($#REF!.$R2=&quot;Written&quot;)" calcext:base-cell-address="'IEEE Cover'.A1"/>
          </calcext:conditional-format>
          <calcext:conditional-format calcext:target-range-address="'Comment Entry'.AB28:'Comment Entry'.AC28">
            <calcext:condition calcext:apply-style-name="Excel_CondFormat_2_3_1" calcext:value="formula-is($#REF!.$R2=&quot;Written&quot;)" calcext:base-cell-address="'IEEE Cover'.A1"/>
          </calcext:conditional-format>
          <calcext:conditional-format calcext:target-range-address="'Comment Entry'.AB29:'Comment Entry'.AC29">
            <calcext:condition calcext:apply-style-name="Excel_CondFormat_2_3_1" calcext:value="formula-is($#REF!.$R2=&quot;Written&quot;)" calcext:base-cell-address="'IEEE Cover'.A1"/>
          </calcext:conditional-format>
          <calcext:conditional-format calcext:target-range-address="'Comment Entry'.AB30:'Comment Entry'.AC30">
            <calcext:condition calcext:apply-style-name="Excel_CondFormat_2_3_1" calcext:value="formula-is($#REF!.$R2=&quot;Written&quot;)" calcext:base-cell-address="'IEEE Cover'.A1"/>
          </calcext:conditional-format>
          <calcext:conditional-format calcext:target-range-address="'Comment Entry'.AB31:'Comment Entry'.AC31">
            <calcext:condition calcext:apply-style-name="Excel_CondFormat_2_3_1" calcext:value="formula-is($#REF!.$R2=&quot;Written&quot;)" calcext:base-cell-address="'IEEE Cover'.A1"/>
          </calcext:conditional-format>
          <calcext:conditional-format calcext:target-range-address="'Comment Entry'.AB32:'Comment Entry'.AC32">
            <calcext:condition calcext:apply-style-name="Excel_CondFormat_2_3_1" calcext:value="formula-is($#REF!.$R2=&quot;Written&quot;)" calcext:base-cell-address="'IEEE Cover'.A1"/>
          </calcext:conditional-format>
          <calcext:conditional-format calcext:target-range-address="'Comment Entry'.AB33:'Comment Entry'.AC33">
            <calcext:condition calcext:apply-style-name="Excel_CondFormat_2_3_1" calcext:value="formula-is($#REF!.$R2=&quot;Written&quot;)" calcext:base-cell-address="'IEEE Cover'.A1"/>
          </calcext:conditional-format>
          <calcext:conditional-format calcext:target-range-address="'Comment Entry'.AB34:'Comment Entry'.AC34">
            <calcext:condition calcext:apply-style-name="Excel_CondFormat_2_3_1" calcext:value="formula-is($#REF!.$R2=&quot;Written&quot;)" calcext:base-cell-address="'IEEE Cover'.A1"/>
          </calcext:conditional-format>
          <calcext:conditional-format calcext:target-range-address="'Comment Entry'.AB35:'Comment Entry'.AC35">
            <calcext:condition calcext:apply-style-name="Excel_CondFormat_2_3_1" calcext:value="formula-is($#REF!.$R2=&quot;Written&quot;)" calcext:base-cell-address="'IEEE Cover'.A1"/>
          </calcext:conditional-format>
          <calcext:conditional-format calcext:target-range-address="'Comment Entry'.AB36:'Comment Entry'.AC36">
            <calcext:condition calcext:apply-style-name="Excel_CondFormat_2_3_1" calcext:value="formula-is($#REF!.$R2=&quot;Written&quot;)" calcext:base-cell-address="'IEEE Cover'.A1"/>
          </calcext:conditional-format>
          <calcext:conditional-format calcext:target-range-address="'Comment Entry'.AB37:'Comment Entry'.AC37">
            <calcext:condition calcext:apply-style-name="Excel_CondFormat_2_3_1" calcext:value="formula-is($#REF!.$R2=&quot;Written&quot;)" calcext:base-cell-address="'IEEE Cover'.A1"/>
          </calcext:conditional-format>
          <calcext:conditional-format calcext:target-range-address="'Comment Entry'.AB38:'Comment Entry'.AC38">
            <calcext:condition calcext:apply-style-name="Excel_CondFormat_2_3_1" calcext:value="formula-is($#REF!.$R2=&quot;Written&quot;)" calcext:base-cell-address="'IEEE Cover'.A1"/>
          </calcext:conditional-format>
          <calcext:conditional-format calcext:target-range-address="'Comment Entry'.AB39:'Comment Entry'.AC39">
            <calcext:condition calcext:apply-style-name="Excel_CondFormat_2_3_1" calcext:value="formula-is($#REF!.$R2=&quot;Written&quot;)" calcext:base-cell-address="'IEEE Cover'.A1"/>
          </calcext:conditional-format>
          <calcext:conditional-format calcext:target-range-address="'Comment Entry'.AB40:'Comment Entry'.AC40">
            <calcext:condition calcext:apply-style-name="Excel_CondFormat_2_3_1" calcext:value="formula-is($#REF!.$R2=&quot;Written&quot;)" calcext:base-cell-address="'IEEE Cover'.A1"/>
          </calcext:conditional-format>
          <calcext:conditional-format calcext:target-range-address="'Comment Entry'.AB41:'Comment Entry'.AC41">
            <calcext:condition calcext:apply-style-name="Excel_CondFormat_2_3_1" calcext:value="formula-is($#REF!.$R2=&quot;Written&quot;)" calcext:base-cell-address="'IEEE Cover'.A1"/>
          </calcext:conditional-format>
          <calcext:conditional-format calcext:target-range-address="'Comment Entry'.AB42:'Comment Entry'.AC42">
            <calcext:condition calcext:apply-style-name="Excel_CondFormat_2_3_1" calcext:value="formula-is($#REF!.$R2=&quot;Written&quot;)" calcext:base-cell-address="'IEEE Cover'.A1"/>
          </calcext:conditional-format>
          <calcext:conditional-format calcext:target-range-address="'Comment Entry'.AB43:'Comment Entry'.AC43">
            <calcext:condition calcext:apply-style-name="Excel_CondFormat_2_3_1" calcext:value="formula-is($#REF!.$R2=&quot;Written&quot;)" calcext:base-cell-address="'IEEE Cover'.A1"/>
          </calcext:conditional-format>
          <calcext:conditional-format calcext:target-range-address="'Comment Entry'.AB44:'Comment Entry'.AC44">
            <calcext:condition calcext:apply-style-name="Excel_CondFormat_2_3_1" calcext:value="formula-is($#REF!.$R2=&quot;Written&quot;)" calcext:base-cell-address="'IEEE Cover'.A1"/>
          </calcext:conditional-format>
          <calcext:conditional-format calcext:target-range-address="'Comment Entry'.AB45:'Comment Entry'.AC45">
            <calcext:condition calcext:apply-style-name="Excel_CondFormat_2_3_1" calcext:value="formula-is($#REF!.$R2=&quot;Written&quot;)" calcext:base-cell-address="'IEEE Cover'.A1"/>
          </calcext:conditional-format>
          <calcext:conditional-format calcext:target-range-address="'Comment Entry'.AB46:'Comment Entry'.AC46">
            <calcext:condition calcext:apply-style-name="Excel_CondFormat_2_3_1" calcext:value="formula-is($#REF!.$R2=&quot;Written&quot;)" calcext:base-cell-address="'IEEE Cover'.A1"/>
          </calcext:conditional-format>
          <calcext:conditional-format calcext:target-range-address="'Comment Entry'.AB47:'Comment Entry'.AC47">
            <calcext:condition calcext:apply-style-name="Excel_CondFormat_2_3_1" calcext:value="formula-is($#REF!.$R2=&quot;Written&quot;)" calcext:base-cell-address="'IEEE Cover'.A1"/>
          </calcext:conditional-format>
          <calcext:conditional-format calcext:target-range-address="'Comment Entry'.AB48:'Comment Entry'.AC48">
            <calcext:condition calcext:apply-style-name="Excel_CondFormat_2_3_1" calcext:value="formula-is($#REF!.$R2=&quot;Written&quot;)" calcext:base-cell-address="'IEEE Cover'.A1"/>
          </calcext:conditional-format>
          <calcext:conditional-format calcext:target-range-address="'Comment Entry'.AB49:'Comment Entry'.AC49">
            <calcext:condition calcext:apply-style-name="Excel_CondFormat_2_3_1" calcext:value="formula-is($#REF!.$R2=&quot;Written&quot;)" calcext:base-cell-address="'IEEE Cover'.A1"/>
          </calcext:conditional-format>
          <calcext:conditional-format calcext:target-range-address="'Comment Entry'.AB50:'Comment Entry'.AC50">
            <calcext:condition calcext:apply-style-name="Excel_CondFormat_2_3_1" calcext:value="formula-is($#REF!.$R2=&quot;Written&quot;)" calcext:base-cell-address="'IEEE Cover'.A1"/>
          </calcext:conditional-format>
          <calcext:conditional-format calcext:target-range-address="'Comment Entry'.AB51:'Comment Entry'.AC51">
            <calcext:condition calcext:apply-style-name="Excel_CondFormat_2_3_1" calcext:value="formula-is($#REF!.$R2=&quot;Written&quot;)" calcext:base-cell-address="'IEEE Cover'.A1"/>
          </calcext:conditional-format>
          <calcext:conditional-format calcext:target-range-address="'Comment Entry'.AB52:'Comment Entry'.AC52">
            <calcext:condition calcext:apply-style-name="Excel_CondFormat_2_3_1" calcext:value="formula-is($#REF!.$R2=&quot;Written&quot;)" calcext:base-cell-address="'IEEE Cover'.A1"/>
          </calcext:conditional-format>
          <calcext:conditional-format calcext:target-range-address="'Comment Entry'.AB53:'Comment Entry'.AC53">
            <calcext:condition calcext:apply-style-name="Excel_CondFormat_2_3_1" calcext:value="formula-is($#REF!.$R2=&quot;Written&quot;)" calcext:base-cell-address="'IEEE Cover'.A1"/>
          </calcext:conditional-format>
          <calcext:conditional-format calcext:target-range-address="'Comment Entry'.AB54:'Comment Entry'.AC54">
            <calcext:condition calcext:apply-style-name="Excel_CondFormat_2_3_1" calcext:value="formula-is($#REF!.$R2=&quot;Written&quot;)" calcext:base-cell-address="'IEEE Cover'.A1"/>
          </calcext:conditional-format>
          <calcext:conditional-format calcext:target-range-address="'Comment Entry'.AB55:'Comment Entry'.AC55">
            <calcext:condition calcext:apply-style-name="Excel_CondFormat_2_3_1" calcext:value="formula-is($#REF!.$R2=&quot;Written&quot;)" calcext:base-cell-address="'IEEE Cover'.A1"/>
          </calcext:conditional-format>
          <calcext:conditional-format calcext:target-range-address="'Comment Entry'.AB56:'Comment Entry'.AC56">
            <calcext:condition calcext:apply-style-name="Excel_CondFormat_2_3_1" calcext:value="formula-is($#REF!.$R2=&quot;Written&quot;)" calcext:base-cell-address="'IEEE Cover'.A1"/>
          </calcext:conditional-format>
          <calcext:conditional-format calcext:target-range-address="'Comment Entry'.AB57:'Comment Entry'.AC57">
            <calcext:condition calcext:apply-style-name="Excel_CondFormat_2_3_1" calcext:value="formula-is($#REF!.$R2=&quot;Written&quot;)" calcext:base-cell-address="'IEEE Cover'.A1"/>
          </calcext:conditional-format>
          <calcext:conditional-format calcext:target-range-address="'Comment Entry'.AB58:'Comment Entry'.AC58">
            <calcext:condition calcext:apply-style-name="Excel_CondFormat_2_3_1" calcext:value="formula-is($#REF!.$R2=&quot;Written&quot;)" calcext:base-cell-address="'IEEE Cover'.A1"/>
          </calcext:conditional-format>
          <calcext:conditional-format calcext:target-range-address="'Comment Entry'.AB59:'Comment Entry'.AC59">
            <calcext:condition calcext:apply-style-name="Excel_CondFormat_2_3_1" calcext:value="formula-is($#REF!.$R2=&quot;Written&quot;)" calcext:base-cell-address="'IEEE Cover'.A1"/>
          </calcext:conditional-format>
          <calcext:conditional-format calcext:target-range-address="'Comment Entry'.AB60:'Comment Entry'.AC60">
            <calcext:condition calcext:apply-style-name="Excel_CondFormat_2_3_1" calcext:value="formula-is($#REF!.$R2=&quot;Written&quot;)" calcext:base-cell-address="'IEEE Cover'.A1"/>
          </calcext:conditional-format>
          <calcext:conditional-format calcext:target-range-address="'Comment Entry'.AB61:'Comment Entry'.AC61">
            <calcext:condition calcext:apply-style-name="Excel_CondFormat_2_3_1" calcext:value="formula-is($#REF!.$R2=&quot;Written&quot;)" calcext:base-cell-address="'IEEE Cover'.A1"/>
          </calcext:conditional-format>
          <calcext:conditional-format calcext:target-range-address="'Comment Entry'.AB62:'Comment Entry'.AC62">
            <calcext:condition calcext:apply-style-name="Excel_CondFormat_2_3_1" calcext:value="formula-is($#REF!.$R2=&quot;Written&quot;)" calcext:base-cell-address="'IEEE Cover'.A1"/>
          </calcext:conditional-format>
          <calcext:conditional-format calcext:target-range-address="'Comment Entry'.AB63:'Comment Entry'.AC63">
            <calcext:condition calcext:apply-style-name="Excel_CondFormat_2_3_1" calcext:value="formula-is($#REF!.$R2=&quot;Written&quot;)" calcext:base-cell-address="'IEEE Cover'.A1"/>
          </calcext:conditional-format>
          <calcext:conditional-format calcext:target-range-address="'Comment Entry'.AB64:'Comment Entry'.AC64">
            <calcext:condition calcext:apply-style-name="Excel_CondFormat_2_3_1" calcext:value="formula-is($#REF!.$R2=&quot;Written&quot;)" calcext:base-cell-address="'IEEE Cover'.A1"/>
          </calcext:conditional-format>
          <calcext:conditional-format calcext:target-range-address="'Comment Entry'.AB65:'Comment Entry'.AC65">
            <calcext:condition calcext:apply-style-name="Excel_CondFormat_2_3_1" calcext:value="formula-is($#REF!.$R2=&quot;Written&quot;)" calcext:base-cell-address="'IEEE Cover'.A1"/>
          </calcext:conditional-format>
          <calcext:conditional-format calcext:target-range-address="'Comment Entry'.AB66:'Comment Entry'.AC66">
            <calcext:condition calcext:apply-style-name="Excel_CondFormat_2_3_1" calcext:value="formula-is($#REF!.$R2=&quot;Written&quot;)" calcext:base-cell-address="'IEEE Cover'.A1"/>
          </calcext:conditional-format>
          <calcext:conditional-format calcext:target-range-address="'Comment Entry'.AB67:'Comment Entry'.AC67">
            <calcext:condition calcext:apply-style-name="Excel_CondFormat_2_3_1" calcext:value="formula-is($#REF!.$R2=&quot;Written&quot;)" calcext:base-cell-address="'IEEE Cover'.A1"/>
          </calcext:conditional-format>
          <calcext:conditional-format calcext:target-range-address="'Comment Entry'.AB68:'Comment Entry'.AC68">
            <calcext:condition calcext:apply-style-name="Excel_CondFormat_2_3_1" calcext:value="formula-is($#REF!.$R2=&quot;Written&quot;)" calcext:base-cell-address="'IEEE Cover'.A1"/>
          </calcext:conditional-format>
          <calcext:conditional-format calcext:target-range-address="'Comment Entry'.AB69:'Comment Entry'.AC69">
            <calcext:condition calcext:apply-style-name="Excel_CondFormat_2_3_1" calcext:value="formula-is($#REF!.$R2=&quot;Written&quot;)" calcext:base-cell-address="'IEEE Cover'.A1"/>
          </calcext:conditional-format>
          <calcext:conditional-format calcext:target-range-address="'Comment Entry'.AB70:'Comment Entry'.AC70">
            <calcext:condition calcext:apply-style-name="Excel_CondFormat_2_3_1" calcext:value="formula-is($#REF!.$R2=&quot;Written&quot;)" calcext:base-cell-address="'IEEE Cover'.A1"/>
          </calcext:conditional-format>
          <calcext:conditional-format calcext:target-range-address="'Comment Entry'.AB71:'Comment Entry'.AC71">
            <calcext:condition calcext:apply-style-name="Excel_CondFormat_2_3_1" calcext:value="formula-is($#REF!.$R2=&quot;Written&quot;)" calcext:base-cell-address="'IEEE Cover'.A1"/>
          </calcext:conditional-format>
          <calcext:conditional-format calcext:target-range-address="'Comment Entry'.AB72:'Comment Entry'.AC72">
            <calcext:condition calcext:apply-style-name="Excel_CondFormat_2_3_1" calcext:value="formula-is($#REF!.$R2=&quot;Written&quot;)" calcext:base-cell-address="'IEEE Cover'.A1"/>
          </calcext:conditional-format>
          <calcext:conditional-format calcext:target-range-address="'Comment Entry'.AB73:'Comment Entry'.AC73">
            <calcext:condition calcext:apply-style-name="Excel_CondFormat_2_3_1" calcext:value="formula-is($#REF!.$R2=&quot;Written&quot;)" calcext:base-cell-address="'IEEE Cover'.A1"/>
          </calcext:conditional-format>
          <calcext:conditional-format calcext:target-range-address="'Comment Entry'.AB74:'Comment Entry'.AC74">
            <calcext:condition calcext:apply-style-name="Excel_CondFormat_2_3_1" calcext:value="formula-is($#REF!.$R2=&quot;Written&quot;)" calcext:base-cell-address="'IEEE Cover'.A1"/>
          </calcext:conditional-format>
          <calcext:conditional-format calcext:target-range-address="'Comment Entry'.AB75:'Comment Entry'.AC75">
            <calcext:condition calcext:apply-style-name="Excel_CondFormat_2_3_1" calcext:value="formula-is($#REF!.$R2=&quot;Written&quot;)" calcext:base-cell-address="'IEEE Cover'.A1"/>
          </calcext:conditional-format>
          <calcext:conditional-format calcext:target-range-address="'Comment Entry'.AB76:'Comment Entry'.AC76">
            <calcext:condition calcext:apply-style-name="Excel_CondFormat_2_3_1" calcext:value="formula-is($#REF!.$R2=&quot;Written&quot;)" calcext:base-cell-address="'IEEE Cover'.A1"/>
          </calcext:conditional-format>
          <calcext:conditional-format calcext:target-range-address="'Comment Entry'.AB77:'Comment Entry'.AC77">
            <calcext:condition calcext:apply-style-name="Excel_CondFormat_2_3_1" calcext:value="formula-is($#REF!.$R2=&quot;Written&quot;)" calcext:base-cell-address="'IEEE Cover'.A1"/>
          </calcext:conditional-format>
          <calcext:conditional-format calcext:target-range-address="'Comment Entry'.AB78:'Comment Entry'.AC78">
            <calcext:condition calcext:apply-style-name="Excel_CondFormat_2_3_1" calcext:value="formula-is($#REF!.$R2=&quot;Written&quot;)" calcext:base-cell-address="'IEEE Cover'.A1"/>
          </calcext:conditional-format>
          <calcext:conditional-format calcext:target-range-address="'Comment Entry'.AB79:'Comment Entry'.AC79">
            <calcext:condition calcext:apply-style-name="Excel_CondFormat_2_3_1" calcext:value="formula-is($#REF!.$R2=&quot;Written&quot;)" calcext:base-cell-address="'IEEE Cover'.A1"/>
          </calcext:conditional-format>
          <calcext:conditional-format calcext:target-range-address="'Comment Entry'.AB80:'Comment Entry'.AC80">
            <calcext:condition calcext:apply-style-name="Excel_CondFormat_2_3_1" calcext:value="formula-is($#REF!.$R2=&quot;Written&quot;)" calcext:base-cell-address="'IEEE Cover'.A1"/>
          </calcext:conditional-format>
          <calcext:conditional-format calcext:target-range-address="'Comment Entry'.AB81:'Comment Entry'.AC81">
            <calcext:condition calcext:apply-style-name="Excel_CondFormat_2_3_1" calcext:value="formula-is($#REF!.$R2=&quot;Written&quot;)" calcext:base-cell-address="'IEEE Cover'.A1"/>
          </calcext:conditional-format>
          <calcext:conditional-format calcext:target-range-address="'Comment Entry'.AB82:'Comment Entry'.AC82">
            <calcext:condition calcext:apply-style-name="Excel_CondFormat_2_3_1" calcext:value="formula-is($#REF!.$R2=&quot;Written&quot;)" calcext:base-cell-address="'IEEE Cover'.A1"/>
          </calcext:conditional-format>
          <calcext:conditional-format calcext:target-range-address="'Comment Entry'.AB83:'Comment Entry'.AC83">
            <calcext:condition calcext:apply-style-name="Excel_CondFormat_2_3_1" calcext:value="formula-is($#REF!.$R2=&quot;Written&quot;)" calcext:base-cell-address="'IEEE Cover'.A1"/>
          </calcext:conditional-format>
          <calcext:conditional-format calcext:target-range-address="'Comment Entry'.AB84:'Comment Entry'.AC84">
            <calcext:condition calcext:apply-style-name="Excel_CondFormat_2_3_1" calcext:value="formula-is($#REF!.$R2=&quot;Written&quot;)" calcext:base-cell-address="'IEEE Cover'.A1"/>
          </calcext:conditional-format>
          <calcext:conditional-format calcext:target-range-address="'Comment Entry'.AB85:'Comment Entry'.AC85">
            <calcext:condition calcext:apply-style-name="Excel_CondFormat_2_3_1" calcext:value="formula-is($#REF!.$R2=&quot;Written&quot;)" calcext:base-cell-address="'IEEE Cover'.A1"/>
          </calcext:conditional-format>
          <calcext:conditional-format calcext:target-range-address="'Comment Entry'.AB86:'Comment Entry'.AC86">
            <calcext:condition calcext:apply-style-name="Excel_CondFormat_2_3_1" calcext:value="formula-is($#REF!.$R2=&quot;Written&quot;)" calcext:base-cell-address="'IEEE Cover'.A1"/>
          </calcext:conditional-format>
          <calcext:conditional-format calcext:target-range-address="'Comment Entry'.AB87:'Comment Entry'.AC87">
            <calcext:condition calcext:apply-style-name="Excel_CondFormat_2_3_1" calcext:value="formula-is($#REF!.$R2=&quot;Written&quot;)" calcext:base-cell-address="'IEEE Cover'.A1"/>
          </calcext:conditional-format>
          <calcext:conditional-format calcext:target-range-address="'Comment Entry'.AB88:'Comment Entry'.AC88">
            <calcext:condition calcext:apply-style-name="Excel_CondFormat_2_3_1" calcext:value="formula-is($#REF!.$R2=&quot;Written&quot;)" calcext:base-cell-address="'IEEE Cover'.A1"/>
          </calcext:conditional-format>
          <calcext:conditional-format calcext:target-range-address="'Comment Entry'.AB89:'Comment Entry'.AC89">
            <calcext:condition calcext:apply-style-name="Excel_CondFormat_2_3_1" calcext:value="formula-is($#REF!.$R2=&quot;Written&quot;)" calcext:base-cell-address="'IEEE Cover'.A1"/>
          </calcext:conditional-format>
          <calcext:conditional-format calcext:target-range-address="'Comment Entry'.AB90:'Comment Entry'.AC90">
            <calcext:condition calcext:apply-style-name="Excel_CondFormat_2_3_1" calcext:value="formula-is($#REF!.$R2=&quot;Written&quot;)" calcext:base-cell-address="'IEEE Cover'.A1"/>
          </calcext:conditional-format>
          <calcext:conditional-format calcext:target-range-address="'Comment Entry'.AB91:'Comment Entry'.AC91">
            <calcext:condition calcext:apply-style-name="Excel_CondFormat_2_3_1" calcext:value="formula-is($#REF!.$R2=&quot;Written&quot;)" calcext:base-cell-address="'IEEE Cover'.A1"/>
          </calcext:conditional-format>
          <calcext:conditional-format calcext:target-range-address="'Comment Entry'.AB92:'Comment Entry'.AC92">
            <calcext:condition calcext:apply-style-name="Excel_CondFormat_2_3_1" calcext:value="formula-is($#REF!.$R2=&quot;Written&quot;)" calcext:base-cell-address="'IEEE Cover'.A1"/>
          </calcext:conditional-format>
          <calcext:conditional-format calcext:target-range-address="'Comment Entry'.AB93:'Comment Entry'.AC93">
            <calcext:condition calcext:apply-style-name="Excel_CondFormat_2_3_1" calcext:value="formula-is($#REF!.$R2=&quot;Written&quot;)" calcext:base-cell-address="'IEEE Cover'.A1"/>
          </calcext:conditional-format>
          <calcext:conditional-format calcext:target-range-address="'Comment Entry'.AB94:'Comment Entry'.AC94">
            <calcext:condition calcext:apply-style-name="Excel_CondFormat_2_3_1" calcext:value="formula-is($#REF!.$R2=&quot;Written&quot;)" calcext:base-cell-address="'IEEE Cover'.A1"/>
          </calcext:conditional-format>
          <calcext:conditional-format calcext:target-range-address="'Comment Entry'.AB95:'Comment Entry'.AC95">
            <calcext:condition calcext:apply-style-name="Excel_CondFormat_2_3_1" calcext:value="formula-is($#REF!.$R2=&quot;Written&quot;)" calcext:base-cell-address="'IEEE Cover'.A1"/>
          </calcext:conditional-format>
          <calcext:conditional-format calcext:target-range-address="'Comment Entry'.AB96:'Comment Entry'.AC96">
            <calcext:condition calcext:apply-style-name="Excel_CondFormat_2_3_1" calcext:value="formula-is($#REF!.$R2=&quot;Written&quot;)" calcext:base-cell-address="'IEEE Cover'.A1"/>
          </calcext:conditional-format>
          <calcext:conditional-format calcext:target-range-address="'Comment Entry'.AB97:'Comment Entry'.AC97">
            <calcext:condition calcext:apply-style-name="Excel_CondFormat_2_3_1" calcext:value="formula-is($#REF!.$R2=&quot;Written&quot;)" calcext:base-cell-address="'IEEE Cover'.A1"/>
          </calcext:conditional-format>
          <calcext:conditional-format calcext:target-range-address="'Comment Entry'.AB98:'Comment Entry'.AC98">
            <calcext:condition calcext:apply-style-name="Excel_CondFormat_2_3_1" calcext:value="formula-is($#REF!.$R2=&quot;Written&quot;)" calcext:base-cell-address="'IEEE Cover'.A1"/>
          </calcext:conditional-format>
          <calcext:conditional-format calcext:target-range-address="'Comment Entry'.AB99:'Comment Entry'.AC99">
            <calcext:condition calcext:apply-style-name="Excel_CondFormat_2_3_1" calcext:value="formula-is($#REF!.$R2=&quot;Written&quot;)" calcext:base-cell-address="'IEEE Cover'.A1"/>
          </calcext:conditional-format>
          <calcext:conditional-format calcext:target-range-address="'Comment Entry'.AB100:'Comment Entry'.AC100">
            <calcext:condition calcext:apply-style-name="Excel_CondFormat_2_3_1" calcext:value="formula-is($#REF!.$R2=&quot;Written&quot;)" calcext:base-cell-address="'IEEE Cover'.A1"/>
          </calcext:conditional-format>
          <calcext:conditional-format calcext:target-range-address="'Comment Entry'.AB101:'Comment Entry'.AC101">
            <calcext:condition calcext:apply-style-name="Excel_CondFormat_2_3_1" calcext:value="formula-is($#REF!.$R2=&quot;Written&quot;)" calcext:base-cell-address="'IEEE Cover'.A1"/>
          </calcext:conditional-format>
          <calcext:conditional-format calcext:target-range-address="'Comment Entry'.AB102:'Comment Entry'.AC102">
            <calcext:condition calcext:apply-style-name="Excel_CondFormat_2_3_1" calcext:value="formula-is($#REF!.$R2=&quot;Written&quot;)" calcext:base-cell-address="'IEEE Cover'.A1"/>
          </calcext:conditional-format>
          <calcext:conditional-format calcext:target-range-address="'Comment Entry'.AB103:'Comment Entry'.AC103">
            <calcext:condition calcext:apply-style-name="Excel_CondFormat_2_3_1" calcext:value="formula-is($#REF!.$R2=&quot;Written&quot;)" calcext:base-cell-address="'IEEE Cover'.A1"/>
          </calcext:conditional-format>
          <calcext:conditional-format calcext:target-range-address="'Comment Entry'.AB104:'Comment Entry'.AC104">
            <calcext:condition calcext:apply-style-name="Excel_CondFormat_2_3_1" calcext:value="formula-is($#REF!.$R2=&quot;Written&quot;)" calcext:base-cell-address="'IEEE Cover'.A1"/>
          </calcext:conditional-format>
          <calcext:conditional-format calcext:target-range-address="'Comment Entry'.AB105:'Comment Entry'.AC105">
            <calcext:condition calcext:apply-style-name="Excel_CondFormat_2_3_1" calcext:value="formula-is($#REF!.$R2=&quot;Written&quot;)" calcext:base-cell-address="'IEEE Cover'.A1"/>
          </calcext:conditional-format>
          <calcext:conditional-format calcext:target-range-address="'Comment Entry'.AB106:'Comment Entry'.AC106">
            <calcext:condition calcext:apply-style-name="Excel_CondFormat_2_3_1" calcext:value="formula-is($#REF!.$R2=&quot;Written&quot;)" calcext:base-cell-address="'IEEE Cover'.A1"/>
          </calcext:conditional-format>
          <calcext:conditional-format calcext:target-range-address="'Comment Entry'.AB107:'Comment Entry'.AC107">
            <calcext:condition calcext:apply-style-name="Excel_CondFormat_2_3_1" calcext:value="formula-is($#REF!.$R2=&quot;Written&quot;)" calcext:base-cell-address="'IEEE Cover'.A1"/>
          </calcext:conditional-format>
          <calcext:conditional-format calcext:target-range-address="'Comment Entry'.AB108:'Comment Entry'.AC108">
            <calcext:condition calcext:apply-style-name="Excel_CondFormat_2_3_1" calcext:value="formula-is($#REF!.$R2=&quot;Written&quot;)" calcext:base-cell-address="'IEEE Cover'.A1"/>
          </calcext:conditional-format>
          <calcext:conditional-format calcext:target-range-address="'Comment Entry'.AB109:'Comment Entry'.AC109">
            <calcext:condition calcext:apply-style-name="Excel_CondFormat_2_3_1" calcext:value="formula-is($#REF!.$R2=&quot;Written&quot;)" calcext:base-cell-address="'IEEE Cover'.A1"/>
          </calcext:conditional-format>
          <calcext:conditional-format calcext:target-range-address="'Comment Entry'.AB110:'Comment Entry'.AC110">
            <calcext:condition calcext:apply-style-name="Excel_CondFormat_2_3_1" calcext:value="formula-is($#REF!.$R2=&quot;Written&quot;)" calcext:base-cell-address="'IEEE Cover'.A1"/>
          </calcext:conditional-format>
          <calcext:conditional-format calcext:target-range-address="'Comment Entry'.AB111:'Comment Entry'.AC111">
            <calcext:condition calcext:apply-style-name="Excel_CondFormat_2_3_1" calcext:value="formula-is($#REF!.$R2=&quot;Written&quot;)" calcext:base-cell-address="'IEEE Cover'.A1"/>
          </calcext:conditional-format>
          <calcext:conditional-format calcext:target-range-address="'Comment Entry'.AB112:'Comment Entry'.AC112">
            <calcext:condition calcext:apply-style-name="Excel_CondFormat_2_3_1" calcext:value="formula-is($#REF!.$R2=&quot;Written&quot;)" calcext:base-cell-address="'IEEE Cover'.A1"/>
          </calcext:conditional-format>
          <calcext:conditional-format calcext:target-range-address="'Comment Entry'.AB113:'Comment Entry'.AC113">
            <calcext:condition calcext:apply-style-name="Excel_CondFormat_2_3_1" calcext:value="formula-is($#REF!.$R2=&quot;Written&quot;)" calcext:base-cell-address="'IEEE Cover'.A1"/>
          </calcext:conditional-format>
          <calcext:conditional-format calcext:target-range-address="'Comment Entry'.AB114:'Comment Entry'.AC114">
            <calcext:condition calcext:apply-style-name="Excel_CondFormat_2_3_1" calcext:value="formula-is($#REF!.$R2=&quot;Written&quot;)" calcext:base-cell-address="'IEEE Cover'.A1"/>
          </calcext:conditional-format>
          <calcext:conditional-format calcext:target-range-address="'Comment Entry'.AB115:'Comment Entry'.AC115">
            <calcext:condition calcext:apply-style-name="Excel_CondFormat_2_3_1" calcext:value="formula-is($#REF!.$R2=&quot;Written&quot;)" calcext:base-cell-address="'IEEE Cover'.A1"/>
          </calcext:conditional-format>
          <calcext:conditional-format calcext:target-range-address="'Comment Entry'.AB116:'Comment Entry'.AC116">
            <calcext:condition calcext:apply-style-name="Excel_CondFormat_2_3_1" calcext:value="formula-is($#REF!.$R2=&quot;Written&quot;)" calcext:base-cell-address="'IEEE Cover'.A1"/>
          </calcext:conditional-format>
          <calcext:conditional-format calcext:target-range-address="'Comment Entry'.AB117:'Comment Entry'.AC117">
            <calcext:condition calcext:apply-style-name="Excel_CondFormat_2_3_1" calcext:value="formula-is($#REF!.$R2=&quot;Written&quot;)" calcext:base-cell-address="'IEEE Cover'.A1"/>
          </calcext:conditional-format>
          <calcext:conditional-format calcext:target-range-address="'Comment Entry'.AB118:'Comment Entry'.AC118">
            <calcext:condition calcext:apply-style-name="Excel_CondFormat_2_3_1" calcext:value="formula-is($#REF!.$R2=&quot;Written&quot;)" calcext:base-cell-address="'IEEE Cover'.A1"/>
          </calcext:conditional-format>
          <calcext:conditional-format calcext:target-range-address="'Comment Entry'.AB119:'Comment Entry'.AC119">
            <calcext:condition calcext:apply-style-name="Excel_CondFormat_2_3_1" calcext:value="formula-is($#REF!.$R2=&quot;Written&quot;)" calcext:base-cell-address="'IEEE Cover'.A1"/>
          </calcext:conditional-format>
          <calcext:conditional-format calcext:target-range-address="'Comment Entry'.AB120:'Comment Entry'.AC120">
            <calcext:condition calcext:apply-style-name="Excel_CondFormat_2_3_1" calcext:value="formula-is($#REF!.$R2=&quot;Written&quot;)" calcext:base-cell-address="'IEEE Cover'.A1"/>
          </calcext:conditional-format>
          <calcext:conditional-format calcext:target-range-address="'Comment Entry'.AB121:'Comment Entry'.AC121">
            <calcext:condition calcext:apply-style-name="Excel_CondFormat_2_3_1" calcext:value="formula-is($#REF!.$R2=&quot;Written&quot;)" calcext:base-cell-address="'IEEE Cover'.A1"/>
          </calcext:conditional-format>
          <calcext:conditional-format calcext:target-range-address="'Comment Entry'.AB122:'Comment Entry'.AC122">
            <calcext:condition calcext:apply-style-name="Excel_CondFormat_2_3_1" calcext:value="formula-is($#REF!.$R2=&quot;Written&quot;)" calcext:base-cell-address="'IEEE Cover'.A1"/>
          </calcext:conditional-format>
          <calcext:conditional-format calcext:target-range-address="'Comment Entry'.AB123:'Comment Entry'.AC123">
            <calcext:condition calcext:apply-style-name="Excel_CondFormat_2_3_1" calcext:value="formula-is($#REF!.$R2=&quot;Written&quot;)" calcext:base-cell-address="'IEEE Cover'.A1"/>
          </calcext:conditional-format>
          <calcext:conditional-format calcext:target-range-address="'Comment Entry'.AB124:'Comment Entry'.AC124">
            <calcext:condition calcext:apply-style-name="Excel_CondFormat_2_3_1" calcext:value="formula-is($#REF!.$R2=&quot;Written&quot;)" calcext:base-cell-address="'IEEE Cover'.A1"/>
          </calcext:conditional-format>
          <calcext:conditional-format calcext:target-range-address="'Comment Entry'.AB125:'Comment Entry'.AC125">
            <calcext:condition calcext:apply-style-name="Excel_CondFormat_2_3_1" calcext:value="formula-is($#REF!.$R2=&quot;Written&quot;)" calcext:base-cell-address="'IEEE Cover'.A1"/>
          </calcext:conditional-format>
          <calcext:conditional-format calcext:target-range-address="'Comment Entry'.AB126:'Comment Entry'.AC126">
            <calcext:condition calcext:apply-style-name="Excel_CondFormat_2_3_1" calcext:value="formula-is($#REF!.$R2=&quot;Written&quot;)" calcext:base-cell-address="'IEEE Cover'.A1"/>
          </calcext:conditional-format>
          <calcext:conditional-format calcext:target-range-address="'Comment Entry'.AB127:'Comment Entry'.AC127">
            <calcext:condition calcext:apply-style-name="Excel_CondFormat_2_3_1" calcext:value="formula-is($#REF!.$R2=&quot;Written&quot;)" calcext:base-cell-address="'IEEE Cover'.A1"/>
          </calcext:conditional-format>
          <calcext:conditional-format calcext:target-range-address="'Comment Entry'.AB128:'Comment Entry'.AC128">
            <calcext:condition calcext:apply-style-name="Excel_CondFormat_2_3_1" calcext:value="formula-is($#REF!.$R2=&quot;Written&quot;)" calcext:base-cell-address="'IEEE Cover'.A1"/>
          </calcext:conditional-format>
          <calcext:conditional-format calcext:target-range-address="'Comment Entry'.AB129:'Comment Entry'.AC129">
            <calcext:condition calcext:apply-style-name="Excel_CondFormat_2_3_1" calcext:value="formula-is($#REF!.$R2=&quot;Written&quot;)" calcext:base-cell-address="'IEEE Cover'.A1"/>
          </calcext:conditional-format>
          <calcext:conditional-format calcext:target-range-address="'Comment Entry'.AB130:'Comment Entry'.AC130">
            <calcext:condition calcext:apply-style-name="Excel_CondFormat_2_3_1" calcext:value="formula-is($#REF!.$R2=&quot;Written&quot;)" calcext:base-cell-address="'IEEE Cover'.A1"/>
          </calcext:conditional-format>
          <calcext:conditional-format calcext:target-range-address="'Comment Entry'.AB131:'Comment Entry'.AC131">
            <calcext:condition calcext:apply-style-name="Excel_CondFormat_2_3_1" calcext:value="formula-is($#REF!.$R2=&quot;Written&quot;)" calcext:base-cell-address="'IEEE Cover'.A1"/>
          </calcext:conditional-format>
          <calcext:conditional-format calcext:target-range-address="'Comment Entry'.AB132:'Comment Entry'.AC132">
            <calcext:condition calcext:apply-style-name="Excel_CondFormat_2_3_1" calcext:value="formula-is($#REF!.$R2=&quot;Written&quot;)" calcext:base-cell-address="'IEEE Cover'.A1"/>
          </calcext:conditional-format>
          <calcext:conditional-format calcext:target-range-address="'Comment Entry'.AB133:'Comment Entry'.AC133">
            <calcext:condition calcext:apply-style-name="Excel_CondFormat_2_3_1" calcext:value="formula-is($#REF!.$R2=&quot;Written&quot;)" calcext:base-cell-address="'IEEE Cover'.A1"/>
          </calcext:conditional-format>
          <calcext:conditional-format calcext:target-range-address="'Comment Entry'.AB134:'Comment Entry'.AC134">
            <calcext:condition calcext:apply-style-name="Excel_CondFormat_2_3_1" calcext:value="formula-is($#REF!.$R2=&quot;Written&quot;)" calcext:base-cell-address="'IEEE Cover'.A1"/>
          </calcext:conditional-format>
          <calcext:conditional-format calcext:target-range-address="'Comment Entry'.AB135:'Comment Entry'.AC135">
            <calcext:condition calcext:apply-style-name="Excel_CondFormat_2_3_1" calcext:value="formula-is($#REF!.$R2=&quot;Written&quot;)" calcext:base-cell-address="'IEEE Cover'.A1"/>
          </calcext:conditional-format>
          <calcext:conditional-format calcext:target-range-address="'Comment Entry'.AB136:'Comment Entry'.AC136">
            <calcext:condition calcext:apply-style-name="Excel_CondFormat_2_3_1" calcext:value="formula-is($#REF!.$R2=&quot;Written&quot;)" calcext:base-cell-address="'IEEE Cover'.A1"/>
          </calcext:conditional-format>
          <calcext:conditional-format calcext:target-range-address="'Comment Entry'.AB137:'Comment Entry'.AC137">
            <calcext:condition calcext:apply-style-name="Excel_CondFormat_2_3_1" calcext:value="formula-is($#REF!.$R2=&quot;Written&quot;)" calcext:base-cell-address="'IEEE Cover'.A1"/>
          </calcext:conditional-format>
          <calcext:conditional-format calcext:target-range-address="'Comment Entry'.AB138:'Comment Entry'.AC138">
            <calcext:condition calcext:apply-style-name="Excel_CondFormat_2_3_1" calcext:value="formula-is($#REF!.$R2=&quot;Written&quot;)" calcext:base-cell-address="'IEEE Cover'.A1"/>
          </calcext:conditional-format>
          <calcext:conditional-format calcext:target-range-address="'Comment Entry'.AB139:'Comment Entry'.AC139">
            <calcext:condition calcext:apply-style-name="Excel_CondFormat_2_3_1" calcext:value="formula-is($#REF!.$R2=&quot;Written&quot;)" calcext:base-cell-address="'IEEE Cover'.A1"/>
          </calcext:conditional-format>
          <calcext:conditional-format calcext:target-range-address="'Comment Entry'.AB140:'Comment Entry'.AC140">
            <calcext:condition calcext:apply-style-name="Excel_CondFormat_2_3_1" calcext:value="formula-is($#REF!.$R2=&quot;Written&quot;)" calcext:base-cell-address="'IEEE Cover'.A1"/>
          </calcext:conditional-format>
          <calcext:conditional-format calcext:target-range-address="'Comment Entry'.AB141:'Comment Entry'.AC141">
            <calcext:condition calcext:apply-style-name="Excel_CondFormat_2_3_1" calcext:value="formula-is($#REF!.$R2=&quot;Written&quot;)" calcext:base-cell-address="'IEEE Cover'.A1"/>
          </calcext:conditional-format>
          <calcext:conditional-format calcext:target-range-address="'Comment Entry'.AB142:'Comment Entry'.AC142">
            <calcext:condition calcext:apply-style-name="Excel_CondFormat_2_3_1" calcext:value="formula-is($#REF!.$R2=&quot;Written&quot;)" calcext:base-cell-address="'IEEE Cover'.A1"/>
          </calcext:conditional-format>
          <calcext:conditional-format calcext:target-range-address="'Comment Entry'.AB143:'Comment Entry'.AC143">
            <calcext:condition calcext:apply-style-name="Excel_CondFormat_2_3_1" calcext:value="formula-is($#REF!.$R2=&quot;Written&quot;)" calcext:base-cell-address="'IEEE Cover'.A1"/>
          </calcext:conditional-format>
          <calcext:conditional-format calcext:target-range-address="'Comment Entry'.AB144:'Comment Entry'.AC144">
            <calcext:condition calcext:apply-style-name="Excel_CondFormat_2_3_1" calcext:value="formula-is($#REF!.$R2=&quot;Written&quot;)" calcext:base-cell-address="'IEEE Cover'.A1"/>
          </calcext:conditional-format>
          <calcext:conditional-format calcext:target-range-address="'Comment Entry'.AB145:'Comment Entry'.AC145">
            <calcext:condition calcext:apply-style-name="Excel_CondFormat_2_3_1" calcext:value="formula-is($#REF!.$R2=&quot;Written&quot;)" calcext:base-cell-address="'IEEE Cover'.A1"/>
          </calcext:conditional-format>
          <calcext:conditional-format calcext:target-range-address="'Comment Entry'.AB146:'Comment Entry'.AC146">
            <calcext:condition calcext:apply-style-name="Excel_CondFormat_2_3_1" calcext:value="formula-is($#REF!.$R2=&quot;Written&quot;)" calcext:base-cell-address="'IEEE Cover'.A1"/>
          </calcext:conditional-format>
          <calcext:conditional-format calcext:target-range-address="'Comment Entry'.AB147:'Comment Entry'.AC147">
            <calcext:condition calcext:apply-style-name="Excel_CondFormat_2_3_1" calcext:value="formula-is($#REF!.$R2=&quot;Written&quot;)" calcext:base-cell-address="'IEEE Cover'.A1"/>
          </calcext:conditional-format>
          <calcext:conditional-format calcext:target-range-address="'Comment Entry'.AB148:'Comment Entry'.AC148">
            <calcext:condition calcext:apply-style-name="Excel_CondFormat_2_3_1" calcext:value="formula-is($#REF!.$R2=&quot;Written&quot;)" calcext:base-cell-address="'IEEE Cover'.A1"/>
          </calcext:conditional-format>
          <calcext:conditional-format calcext:target-range-address="'Comment Entry'.AB149:'Comment Entry'.AC149">
            <calcext:condition calcext:apply-style-name="Excel_CondFormat_2_3_1" calcext:value="formula-is($#REF!.$R2=&quot;Written&quot;)" calcext:base-cell-address="'IEEE Cover'.A1"/>
          </calcext:conditional-format>
          <calcext:conditional-format calcext:target-range-address="'Comment Entry'.AB150:'Comment Entry'.AC150">
            <calcext:condition calcext:apply-style-name="Excel_CondFormat_2_3_1" calcext:value="formula-is($#REF!.$R2=&quot;Written&quot;)" calcext:base-cell-address="'IEEE Cover'.A1"/>
          </calcext:conditional-format>
          <calcext:conditional-format calcext:target-range-address="'Comment Entry'.AB151:'Comment Entry'.AC151">
            <calcext:condition calcext:apply-style-name="Excel_CondFormat_2_3_1" calcext:value="formula-is($#REF!.$R2=&quot;Written&quot;)" calcext:base-cell-address="'IEEE Cover'.A1"/>
          </calcext:conditional-format>
          <calcext:conditional-format calcext:target-range-address="'Comment Entry'.AB152:'Comment Entry'.AC152">
            <calcext:condition calcext:apply-style-name="Excel_CondFormat_2_3_1" calcext:value="formula-is($#REF!.$R2=&quot;Written&quot;)" calcext:base-cell-address="'IEEE Cover'.A1"/>
          </calcext:conditional-format>
          <calcext:conditional-format calcext:target-range-address="'Comment Entry'.AB153:'Comment Entry'.AC153">
            <calcext:condition calcext:apply-style-name="Excel_CondFormat_2_3_1" calcext:value="formula-is($#REF!.$R2=&quot;Written&quot;)" calcext:base-cell-address="'IEEE Cover'.A1"/>
          </calcext:conditional-format>
          <calcext:conditional-format calcext:target-range-address="'Comment Entry'.AB154:'Comment Entry'.AC154">
            <calcext:condition calcext:apply-style-name="Excel_CondFormat_2_3_1" calcext:value="formula-is($#REF!.$R2=&quot;Written&quot;)" calcext:base-cell-address="'IEEE Cover'.A1"/>
          </calcext:conditional-format>
          <calcext:conditional-format calcext:target-range-address="'Comment Entry'.AB155:'Comment Entry'.AC155">
            <calcext:condition calcext:apply-style-name="Excel_CondFormat_2_3_1" calcext:value="formula-is($#REF!.$R2=&quot;Written&quot;)" calcext:base-cell-address="'IEEE Cover'.A1"/>
          </calcext:conditional-format>
          <calcext:conditional-format calcext:target-range-address="'Comment Entry'.AB156:'Comment Entry'.AC156">
            <calcext:condition calcext:apply-style-name="Excel_CondFormat_2_3_1" calcext:value="formula-is($#REF!.$R2=&quot;Written&quot;)" calcext:base-cell-address="'IEEE Cover'.A1"/>
          </calcext:conditional-format>
          <calcext:conditional-format calcext:target-range-address="'Comment Entry'.AB157:'Comment Entry'.AC157">
            <calcext:condition calcext:apply-style-name="Excel_CondFormat_2_3_1" calcext:value="formula-is($#REF!.$R2=&quot;Written&quot;)" calcext:base-cell-address="'IEEE Cover'.A1"/>
          </calcext:conditional-format>
          <calcext:conditional-format calcext:target-range-address="'Comment Entry'.AB158:'Comment Entry'.AC158">
            <calcext:condition calcext:apply-style-name="Excel_CondFormat_2_3_1" calcext:value="formula-is($#REF!.$R2=&quot;Written&quot;)" calcext:base-cell-address="'IEEE Cover'.A1"/>
          </calcext:conditional-format>
          <calcext:conditional-format calcext:target-range-address="'Comment Entry'.AB159:'Comment Entry'.AC159">
            <calcext:condition calcext:apply-style-name="Excel_CondFormat_2_3_1" calcext:value="formula-is($#REF!.$R2=&quot;Written&quot;)" calcext:base-cell-address="'IEEE Cover'.A1"/>
          </calcext:conditional-format>
          <calcext:conditional-format calcext:target-range-address="'Comment Entry'.AB160:'Comment Entry'.AC160">
            <calcext:condition calcext:apply-style-name="Excel_CondFormat_2_3_1" calcext:value="formula-is($#REF!.$R2=&quot;Written&quot;)" calcext:base-cell-address="'IEEE Cover'.A1"/>
          </calcext:conditional-format>
          <calcext:conditional-format calcext:target-range-address="'Comment Entry'.AB161:'Comment Entry'.AC161">
            <calcext:condition calcext:apply-style-name="Excel_CondFormat_2_3_1" calcext:value="formula-is($#REF!.$R2=&quot;Written&quot;)" calcext:base-cell-address="'IEEE Cover'.A1"/>
          </calcext:conditional-format>
          <calcext:conditional-format calcext:target-range-address="'Comment Entry'.AB162:'Comment Entry'.AC162">
            <calcext:condition calcext:apply-style-name="Excel_CondFormat_2_3_1" calcext:value="formula-is($#REF!.$R2=&quot;Written&quot;)" calcext:base-cell-address="'IEEE Cover'.A1"/>
          </calcext:conditional-format>
          <calcext:conditional-format calcext:target-range-address="'Comment Entry'.AB163:'Comment Entry'.AC163">
            <calcext:condition calcext:apply-style-name="Excel_CondFormat_2_3_1" calcext:value="formula-is($#REF!.$R2=&quot;Written&quot;)" calcext:base-cell-address="'IEEE Cover'.A1"/>
          </calcext:conditional-format>
          <calcext:conditional-format calcext:target-range-address="'Comment Entry'.AB164:'Comment Entry'.AC164">
            <calcext:condition calcext:apply-style-name="Excel_CondFormat_2_3_1" calcext:value="formula-is($#REF!.$R2=&quot;Written&quot;)" calcext:base-cell-address="'IEEE Cover'.A1"/>
          </calcext:conditional-format>
          <calcext:conditional-format calcext:target-range-address="'Comment Entry'.AB165:'Comment Entry'.AC165">
            <calcext:condition calcext:apply-style-name="Excel_CondFormat_2_3_1" calcext:value="formula-is($#REF!.$R2=&quot;Written&quot;)" calcext:base-cell-address="'IEEE Cover'.A1"/>
          </calcext:conditional-format>
          <calcext:conditional-format calcext:target-range-address="'Comment Entry'.AB166:'Comment Entry'.AC166">
            <calcext:condition calcext:apply-style-name="Excel_CondFormat_2_3_1" calcext:value="formula-is($#REF!.$R2=&quot;Written&quot;)" calcext:base-cell-address="'IEEE Cover'.A1"/>
          </calcext:conditional-format>
          <calcext:conditional-format calcext:target-range-address="'Comment Entry'.AB167:'Comment Entry'.AC167">
            <calcext:condition calcext:apply-style-name="Excel_CondFormat_2_3_1" calcext:value="formula-is($#REF!.$R2=&quot;Written&quot;)" calcext:base-cell-address="'IEEE Cover'.A1"/>
          </calcext:conditional-format>
          <calcext:conditional-format calcext:target-range-address="'Comment Entry'.AB168:'Comment Entry'.AC168">
            <calcext:condition calcext:apply-style-name="Excel_CondFormat_2_3_1" calcext:value="formula-is($#REF!.$R2=&quot;Written&quot;)" calcext:base-cell-address="'IEEE Cover'.A1"/>
          </calcext:conditional-format>
          <calcext:conditional-format calcext:target-range-address="'Comment Entry'.AB169:'Comment Entry'.AC169">
            <calcext:condition calcext:apply-style-name="Excel_CondFormat_2_3_1" calcext:value="formula-is($#REF!.$R2=&quot;Written&quot;)" calcext:base-cell-address="'IEEE Cover'.A1"/>
          </calcext:conditional-format>
          <calcext:conditional-format calcext:target-range-address="'Comment Entry'.AB170:'Comment Entry'.AC170">
            <calcext:condition calcext:apply-style-name="Excel_CondFormat_2_3_1" calcext:value="formula-is($#REF!.$R2=&quot;Written&quot;)" calcext:base-cell-address="'IEEE Cover'.A1"/>
          </calcext:conditional-format>
          <calcext:conditional-format calcext:target-range-address="'Comment Entry'.AB171:'Comment Entry'.AC171">
            <calcext:condition calcext:apply-style-name="Excel_CondFormat_2_3_1" calcext:value="formula-is($#REF!.$R2=&quot;Written&quot;)" calcext:base-cell-address="'IEEE Cover'.A1"/>
          </calcext:conditional-format>
          <calcext:conditional-format calcext:target-range-address="'Comment Entry'.AB172:'Comment Entry'.AC172">
            <calcext:condition calcext:apply-style-name="Excel_CondFormat_2_3_1" calcext:value="formula-is($#REF!.$R2=&quot;Written&quot;)" calcext:base-cell-address="'IEEE Cover'.A1"/>
          </calcext:conditional-format>
          <calcext:conditional-format calcext:target-range-address="'Comment Entry'.AB173:'Comment Entry'.AC173">
            <calcext:condition calcext:apply-style-name="Excel_CondFormat_2_3_1" calcext:value="formula-is($#REF!.$R2=&quot;Written&quot;)" calcext:base-cell-address="'IEEE Cover'.A1"/>
          </calcext:conditional-format>
          <calcext:conditional-format calcext:target-range-address="'Comment Entry'.AB174:'Comment Entry'.AC174">
            <calcext:condition calcext:apply-style-name="Excel_CondFormat_2_3_1" calcext:value="formula-is($#REF!.$R2=&quot;Written&quot;)" calcext:base-cell-address="'IEEE Cover'.A1"/>
          </calcext:conditional-format>
          <calcext:conditional-format calcext:target-range-address="'Comment Entry'.AB175:'Comment Entry'.AC175">
            <calcext:condition calcext:apply-style-name="Excel_CondFormat_2_3_1" calcext:value="formula-is($#REF!.$R2=&quot;Written&quot;)" calcext:base-cell-address="'IEEE Cover'.A1"/>
          </calcext:conditional-format>
          <calcext:conditional-format calcext:target-range-address="'Comment Entry'.AB176:'Comment Entry'.AC176">
            <calcext:condition calcext:apply-style-name="Excel_CondFormat_2_3_1" calcext:value="formula-is($#REF!.$R2=&quot;Written&quot;)" calcext:base-cell-address="'IEEE Cover'.A1"/>
          </calcext:conditional-format>
          <calcext:conditional-format calcext:target-range-address="'Comment Entry'.AB177:'Comment Entry'.AC177">
            <calcext:condition calcext:apply-style-name="Excel_CondFormat_2_3_1" calcext:value="formula-is($#REF!.$R2=&quot;Written&quot;)" calcext:base-cell-address="'IEEE Cover'.A1"/>
          </calcext:conditional-format>
          <calcext:conditional-format calcext:target-range-address="'Comment Entry'.AB178:'Comment Entry'.AC178">
            <calcext:condition calcext:apply-style-name="Excel_CondFormat_2_3_1" calcext:value="formula-is($#REF!.$R2=&quot;Written&quot;)" calcext:base-cell-address="'IEEE Cover'.A1"/>
          </calcext:conditional-format>
          <calcext:conditional-format calcext:target-range-address="'Comment Entry'.AB179:'Comment Entry'.AC179">
            <calcext:condition calcext:apply-style-name="Excel_CondFormat_2_3_1" calcext:value="formula-is($#REF!.$R2=&quot;Written&quot;)" calcext:base-cell-address="'IEEE Cover'.A1"/>
          </calcext:conditional-format>
          <calcext:conditional-format calcext:target-range-address="'Comment Entry'.AB180:'Comment Entry'.AC180">
            <calcext:condition calcext:apply-style-name="Excel_CondFormat_2_3_1" calcext:value="formula-is($#REF!.$R2=&quot;Written&quot;)" calcext:base-cell-address="'IEEE Cover'.A1"/>
          </calcext:conditional-format>
          <calcext:conditional-format calcext:target-range-address="'Comment Entry'.AB181:'Comment Entry'.AC181">
            <calcext:condition calcext:apply-style-name="Excel_CondFormat_2_3_1" calcext:value="formula-is($#REF!.$R2=&quot;Written&quot;)" calcext:base-cell-address="'IEEE Cover'.A1"/>
          </calcext:conditional-format>
          <calcext:conditional-format calcext:target-range-address="'Comment Entry'.AB182:'Comment Entry'.AC182">
            <calcext:condition calcext:apply-style-name="Excel_CondFormat_2_3_1" calcext:value="formula-is($#REF!.$R2=&quot;Written&quot;)" calcext:base-cell-address="'IEEE Cover'.A1"/>
          </calcext:conditional-format>
          <calcext:conditional-format calcext:target-range-address="'Comment Entry'.AB183:'Comment Entry'.AC183">
            <calcext:condition calcext:apply-style-name="Excel_CondFormat_2_3_1" calcext:value="formula-is($#REF!.$R2=&quot;Written&quot;)" calcext:base-cell-address="'IEEE Cover'.A1"/>
          </calcext:conditional-format>
          <calcext:conditional-format calcext:target-range-address="'Comment Entry'.AB184:'Comment Entry'.AC184">
            <calcext:condition calcext:apply-style-name="Excel_CondFormat_2_3_1" calcext:value="formula-is($#REF!.$R2=&quot;Written&quot;)" calcext:base-cell-address="'IEEE Cover'.A1"/>
          </calcext:conditional-format>
          <calcext:conditional-format calcext:target-range-address="'Comment Entry'.AB185:'Comment Entry'.AC185">
            <calcext:condition calcext:apply-style-name="Excel_CondFormat_2_3_1" calcext:value="formula-is($#REF!.$R2=&quot;Written&quot;)" calcext:base-cell-address="'IEEE Cover'.A1"/>
          </calcext:conditional-format>
          <calcext:conditional-format calcext:target-range-address="'Comment Entry'.AB186:'Comment Entry'.AC186">
            <calcext:condition calcext:apply-style-name="Excel_CondFormat_2_3_1" calcext:value="formula-is($#REF!.$R2=&quot;Written&quot;)" calcext:base-cell-address="'IEEE Cover'.A1"/>
          </calcext:conditional-format>
          <calcext:conditional-format calcext:target-range-address="'Comment Entry'.AB187:'Comment Entry'.AC187">
            <calcext:condition calcext:apply-style-name="Excel_CondFormat_2_3_1" calcext:value="formula-is($#REF!.$R2=&quot;Written&quot;)" calcext:base-cell-address="'IEEE Cover'.A1"/>
          </calcext:conditional-format>
          <calcext:conditional-format calcext:target-range-address="'Comment Entry'.AB188:'Comment Entry'.AC188">
            <calcext:condition calcext:apply-style-name="Excel_CondFormat_2_3_1" calcext:value="formula-is($#REF!.$R2=&quot;Written&quot;)" calcext:base-cell-address="'IEEE Cover'.A1"/>
          </calcext:conditional-format>
          <calcext:conditional-format calcext:target-range-address="'Comment Entry'.AB189:'Comment Entry'.AC189">
            <calcext:condition calcext:apply-style-name="Excel_CondFormat_2_3_1" calcext:value="formula-is($#REF!.$R2=&quot;Written&quot;)" calcext:base-cell-address="'IEEE Cover'.A1"/>
          </calcext:conditional-format>
          <calcext:conditional-format calcext:target-range-address="'Comment Entry'.AB190:'Comment Entry'.AC190">
            <calcext:condition calcext:apply-style-name="Excel_CondFormat_2_3_1" calcext:value="formula-is($#REF!.$R2=&quot;Written&quot;)" calcext:base-cell-address="'IEEE Cover'.A1"/>
          </calcext:conditional-format>
          <calcext:conditional-format calcext:target-range-address="'Comment Entry'.AB191:'Comment Entry'.AC191">
            <calcext:condition calcext:apply-style-name="Excel_CondFormat_2_3_1" calcext:value="formula-is($#REF!.$R2=&quot;Written&quot;)" calcext:base-cell-address="'IEEE Cover'.A1"/>
          </calcext:conditional-format>
          <calcext:conditional-format calcext:target-range-address="'Comment Entry'.AB192:'Comment Entry'.AC192">
            <calcext:condition calcext:apply-style-name="Excel_CondFormat_2_3_1" calcext:value="formula-is($#REF!.$R2=&quot;Written&quot;)" calcext:base-cell-address="'IEEE Cover'.A1"/>
          </calcext:conditional-format>
          <calcext:conditional-format calcext:target-range-address="'Comment Entry'.AB193:'Comment Entry'.AC193">
            <calcext:condition calcext:apply-style-name="Excel_CondFormat_2_3_1" calcext:value="formula-is($#REF!.$R2=&quot;Written&quot;)" calcext:base-cell-address="'IEEE Cover'.A1"/>
          </calcext:conditional-format>
          <calcext:conditional-format calcext:target-range-address="'Comment Entry'.AB194:'Comment Entry'.AC194">
            <calcext:condition calcext:apply-style-name="Excel_CondFormat_2_3_1" calcext:value="formula-is($#REF!.$R2=&quot;Written&quot;)" calcext:base-cell-address="'IEEE Cover'.A1"/>
          </calcext:conditional-format>
          <calcext:conditional-format calcext:target-range-address="'Comment Entry'.AB195:'Comment Entry'.AC195">
            <calcext:condition calcext:apply-style-name="Excel_CondFormat_2_3_1" calcext:value="formula-is($#REF!.$R2=&quot;Written&quot;)" calcext:base-cell-address="'IEEE Cover'.A1"/>
          </calcext:conditional-format>
          <calcext:conditional-format calcext:target-range-address="'Comment Entry'.AB196:'Comment Entry'.AC196">
            <calcext:condition calcext:apply-style-name="Excel_CondFormat_2_3_1" calcext:value="formula-is($#REF!.$R2=&quot;Written&quot;)" calcext:base-cell-address="'IEEE Cover'.A1"/>
          </calcext:conditional-format>
          <calcext:conditional-format calcext:target-range-address="'Comment Entry'.AB197:'Comment Entry'.AC197">
            <calcext:condition calcext:apply-style-name="Excel_CondFormat_2_3_1" calcext:value="formula-is($#REF!.$R2=&quot;Written&quot;)" calcext:base-cell-address="'IEEE Cover'.A1"/>
          </calcext:conditional-format>
          <calcext:conditional-format calcext:target-range-address="'Comment Entry'.AB198:'Comment Entry'.AC198">
            <calcext:condition calcext:apply-style-name="Excel_CondFormat_2_3_1" calcext:value="formula-is($#REF!.$R2=&quot;Written&quot;)" calcext:base-cell-address="'IEEE Cover'.A1"/>
          </calcext:conditional-format>
          <calcext:conditional-format calcext:target-range-address="'Comment Entry'.AB199:'Comment Entry'.AC199">
            <calcext:condition calcext:apply-style-name="Excel_CondFormat_2_3_1" calcext:value="formula-is($#REF!.$R2=&quot;Written&quot;)" calcext:base-cell-address="'IEEE Cover'.A1"/>
          </calcext:conditional-format>
          <calcext:conditional-format calcext:target-range-address="'Comment Entry'.AB200:'Comment Entry'.AC200">
            <calcext:condition calcext:apply-style-name="Excel_CondFormat_2_3_1" calcext:value="formula-is($#REF!.$R2=&quot;Written&quot;)" calcext:base-cell-address="'IEEE Cover'.A1"/>
          </calcext:conditional-format>
          <calcext:conditional-format calcext:target-range-address="'Comment Entry'.AB201:'Comment Entry'.AC201">
            <calcext:condition calcext:apply-style-name="Excel_CondFormat_2_3_1" calcext:value="formula-is($#REF!.$R2=&quot;Written&quot;)" calcext:base-cell-address="'IEEE Cover'.A1"/>
          </calcext:conditional-format>
          <calcext:conditional-format calcext:target-range-address="'Comment Entry'.AB202:'Comment Entry'.AC202">
            <calcext:condition calcext:apply-style-name="Excel_CondFormat_2_3_1" calcext:value="formula-is($#REF!.$R2=&quot;Written&quot;)" calcext:base-cell-address="'IEEE Cover'.A1"/>
          </calcext:conditional-format>
          <calcext:conditional-format calcext:target-range-address="'Comment Entry'.AB203:'Comment Entry'.AC203">
            <calcext:condition calcext:apply-style-name="Excel_CondFormat_2_3_1" calcext:value="formula-is($#REF!.$R2=&quot;Written&quot;)" calcext:base-cell-address="'IEEE Cover'.A1"/>
          </calcext:conditional-format>
          <calcext:conditional-format calcext:target-range-address="'Comment Entry'.AB204:'Comment Entry'.AC204">
            <calcext:condition calcext:apply-style-name="Excel_CondFormat_2_3_1" calcext:value="formula-is($#REF!.$R2=&quot;Written&quot;)" calcext:base-cell-address="'IEEE Cover'.A1"/>
          </calcext:conditional-format>
          <calcext:conditional-format calcext:target-range-address="'Comment Entry'.AB205:'Comment Entry'.AC205">
            <calcext:condition calcext:apply-style-name="Excel_CondFormat_2_3_1" calcext:value="formula-is($#REF!.$R2=&quot;Written&quot;)" calcext:base-cell-address="'IEEE Cover'.A1"/>
          </calcext:conditional-format>
          <calcext:conditional-format calcext:target-range-address="'Comment Entry'.AB206:'Comment Entry'.AC206">
            <calcext:condition calcext:apply-style-name="Excel_CondFormat_2_3_1" calcext:value="formula-is($#REF!.$R2=&quot;Written&quot;)" calcext:base-cell-address="'IEEE Cover'.A1"/>
          </calcext:conditional-format>
          <calcext:conditional-format calcext:target-range-address="'Comment Entry'.AB207:'Comment Entry'.AC207">
            <calcext:condition calcext:apply-style-name="Excel_CondFormat_2_3_1" calcext:value="formula-is($#REF!.$R2=&quot;Written&quot;)" calcext:base-cell-address="'IEEE Cover'.A1"/>
          </calcext:conditional-format>
          <calcext:conditional-format calcext:target-range-address="'Comment Entry'.AB208:'Comment Entry'.AC208">
            <calcext:condition calcext:apply-style-name="Excel_CondFormat_2_3_1" calcext:value="formula-is($#REF!.$R2=&quot;Written&quot;)" calcext:base-cell-address="'IEEE Cover'.A1"/>
          </calcext:conditional-format>
          <calcext:conditional-format calcext:target-range-address="'Comment Entry'.AB209:'Comment Entry'.AC209">
            <calcext:condition calcext:apply-style-name="Excel_CondFormat_2_3_1" calcext:value="formula-is($#REF!.$R2=&quot;Written&quot;)" calcext:base-cell-address="'IEEE Cover'.A1"/>
          </calcext:conditional-format>
          <calcext:conditional-format calcext:target-range-address="'Comment Entry'.AB210:'Comment Entry'.AC210">
            <calcext:condition calcext:apply-style-name="Excel_CondFormat_2_3_1" calcext:value="formula-is($#REF!.$R2=&quot;Written&quot;)" calcext:base-cell-address="'IEEE Cover'.A1"/>
          </calcext:conditional-format>
          <calcext:conditional-format calcext:target-range-address="'Comment Entry'.AB211:'Comment Entry'.AC211">
            <calcext:condition calcext:apply-style-name="Excel_CondFormat_2_3_1" calcext:value="formula-is($#REF!.$R2=&quot;Written&quot;)" calcext:base-cell-address="'IEEE Cover'.A1"/>
          </calcext:conditional-format>
          <calcext:conditional-format calcext:target-range-address="'Comment Entry'.AB212:'Comment Entry'.AC212">
            <calcext:condition calcext:apply-style-name="Excel_CondFormat_2_3_1" calcext:value="formula-is($#REF!.$R2=&quot;Written&quot;)" calcext:base-cell-address="'IEEE Cover'.A1"/>
          </calcext:conditional-format>
          <calcext:conditional-format calcext:target-range-address="'Comment Entry'.AB213:'Comment Entry'.AC213">
            <calcext:condition calcext:apply-style-name="Excel_CondFormat_2_3_1" calcext:value="formula-is($#REF!.$R2=&quot;Written&quot;)" calcext:base-cell-address="'IEEE Cover'.A1"/>
          </calcext:conditional-format>
          <calcext:conditional-format calcext:target-range-address="'Comment Entry'.AB214:'Comment Entry'.AC214">
            <calcext:condition calcext:apply-style-name="Excel_CondFormat_2_3_1" calcext:value="formula-is($#REF!.$R2=&quot;Written&quot;)" calcext:base-cell-address="'IEEE Cover'.A1"/>
          </calcext:conditional-format>
          <calcext:conditional-format calcext:target-range-address="'Comment Entry'.AB215:'Comment Entry'.AC215">
            <calcext:condition calcext:apply-style-name="Excel_CondFormat_2_3_1" calcext:value="formula-is($#REF!.$R2=&quot;Written&quot;)" calcext:base-cell-address="'IEEE Cover'.A1"/>
          </calcext:conditional-format>
          <calcext:conditional-format calcext:target-range-address="'Comment Entry'.AB216:'Comment Entry'.AC216">
            <calcext:condition calcext:apply-style-name="Excel_CondFormat_2_3_1" calcext:value="formula-is($#REF!.$R2=&quot;Written&quot;)" calcext:base-cell-address="'IEEE Cover'.A1"/>
          </calcext:conditional-format>
          <calcext:conditional-format calcext:target-range-address="'Comment Entry'.AB217:'Comment Entry'.AC217">
            <calcext:condition calcext:apply-style-name="Excel_CondFormat_2_3_1" calcext:value="formula-is($#REF!.$R2=&quot;Written&quot;)" calcext:base-cell-address="'IEEE Cover'.A1"/>
          </calcext:conditional-format>
          <calcext:conditional-format calcext:target-range-address="'Comment Entry'.AB218:'Comment Entry'.AC218">
            <calcext:condition calcext:apply-style-name="Excel_CondFormat_2_3_1" calcext:value="formula-is($#REF!.$R2=&quot;Written&quot;)" calcext:base-cell-address="'IEEE Cover'.A1"/>
          </calcext:conditional-format>
          <calcext:conditional-format calcext:target-range-address="'Comment Entry'.AB219:'Comment Entry'.AC219">
            <calcext:condition calcext:apply-style-name="Excel_CondFormat_2_3_1" calcext:value="formula-is($#REF!.$R2=&quot;Written&quot;)" calcext:base-cell-address="'IEEE Cover'.A1"/>
          </calcext:conditional-format>
          <calcext:conditional-format calcext:target-range-address="'Comment Entry'.AB220:'Comment Entry'.AC220">
            <calcext:condition calcext:apply-style-name="Excel_CondFormat_2_3_1" calcext:value="formula-is($#REF!.$R2=&quot;Written&quot;)" calcext:base-cell-address="'IEEE Cover'.A1"/>
          </calcext:conditional-format>
          <calcext:conditional-format calcext:target-range-address="'Comment Entry'.AB221:'Comment Entry'.AC221">
            <calcext:condition calcext:apply-style-name="Excel_CondFormat_2_3_1" calcext:value="formula-is($#REF!.$R2=&quot;Written&quot;)" calcext:base-cell-address="'IEEE Cover'.A1"/>
          </calcext:conditional-format>
          <calcext:conditional-format calcext:target-range-address="'Comment Entry'.AB222:'Comment Entry'.AC222">
            <calcext:condition calcext:apply-style-name="Excel_CondFormat_2_3_1" calcext:value="formula-is($#REF!.$R2=&quot;Written&quot;)" calcext:base-cell-address="'IEEE Cover'.A1"/>
          </calcext:conditional-format>
          <calcext:conditional-format calcext:target-range-address="'Comment Entry'.AB223:'Comment Entry'.AC223">
            <calcext:condition calcext:apply-style-name="Excel_CondFormat_2_3_1" calcext:value="formula-is($#REF!.$R2=&quot;Written&quot;)" calcext:base-cell-address="'IEEE Cover'.A1"/>
          </calcext:conditional-format>
          <calcext:conditional-format calcext:target-range-address="'Comment Entry'.AB224:'Comment Entry'.AC224">
            <calcext:condition calcext:apply-style-name="Excel_CondFormat_2_3_1" calcext:value="formula-is($#REF!.$R2=&quot;Written&quot;)" calcext:base-cell-address="'IEEE Cover'.A1"/>
          </calcext:conditional-format>
          <calcext:conditional-format calcext:target-range-address="'Comment Entry'.AB225:'Comment Entry'.AC225">
            <calcext:condition calcext:apply-style-name="Excel_CondFormat_2_3_1" calcext:value="formula-is($#REF!.$R2=&quot;Written&quot;)" calcext:base-cell-address="'IEEE Cover'.A1"/>
          </calcext:conditional-format>
          <calcext:conditional-format calcext:target-range-address="'Comment Entry'.AB226:'Comment Entry'.AC226">
            <calcext:condition calcext:apply-style-name="Excel_CondFormat_2_3_1" calcext:value="formula-is($#REF!.$R2=&quot;Written&quot;)" calcext:base-cell-address="'IEEE Cover'.A1"/>
          </calcext:conditional-format>
          <calcext:conditional-format calcext:target-range-address="'Comment Entry'.AB227:'Comment Entry'.AC227">
            <calcext:condition calcext:apply-style-name="Excel_CondFormat_2_3_1" calcext:value="formula-is($#REF!.$R2=&quot;Written&quot;)" calcext:base-cell-address="'IEEE Cover'.A1"/>
          </calcext:conditional-format>
          <calcext:conditional-format calcext:target-range-address="'Comment Entry'.AB228:'Comment Entry'.AC228">
            <calcext:condition calcext:apply-style-name="Excel_CondFormat_2_3_1" calcext:value="formula-is($#REF!.$R2=&quot;Written&quot;)" calcext:base-cell-address="'IEEE Cover'.A1"/>
          </calcext:conditional-format>
          <calcext:conditional-format calcext:target-range-address="'Comment Entry'.AB229:'Comment Entry'.AC229">
            <calcext:condition calcext:apply-style-name="Excel_CondFormat_2_3_1" calcext:value="formula-is($#REF!.$R2=&quot;Written&quot;)" calcext:base-cell-address="'IEEE Cover'.A1"/>
          </calcext:conditional-format>
          <calcext:conditional-format calcext:target-range-address="'Comment Entry'.AB230:'Comment Entry'.AC230">
            <calcext:condition calcext:apply-style-name="Excel_CondFormat_2_3_1" calcext:value="formula-is($#REF!.$R2=&quot;Written&quot;)" calcext:base-cell-address="'IEEE Cover'.A1"/>
          </calcext:conditional-format>
          <calcext:conditional-format calcext:target-range-address="'Comment Entry'.AB231:'Comment Entry'.AC231">
            <calcext:condition calcext:apply-style-name="Excel_CondFormat_2_3_1" calcext:value="formula-is($#REF!.$R2=&quot;Written&quot;)" calcext:base-cell-address="'IEEE Cover'.A1"/>
          </calcext:conditional-format>
          <calcext:conditional-format calcext:target-range-address="'Comment Entry'.AB232:'Comment Entry'.AC232">
            <calcext:condition calcext:apply-style-name="Excel_CondFormat_2_3_1" calcext:value="formula-is($#REF!.$R2=&quot;Written&quot;)" calcext:base-cell-address="'IEEE Cover'.A1"/>
          </calcext:conditional-format>
          <calcext:conditional-format calcext:target-range-address="'Comment Entry'.AB233:'Comment Entry'.AC233">
            <calcext:condition calcext:apply-style-name="Excel_CondFormat_2_3_1" calcext:value="formula-is($#REF!.$R2=&quot;Written&quot;)" calcext:base-cell-address="'IEEE Cover'.A1"/>
          </calcext:conditional-format>
          <calcext:conditional-format calcext:target-range-address="'Comment Entry'.AB234:'Comment Entry'.AC234">
            <calcext:condition calcext:apply-style-name="Excel_CondFormat_2_3_1" calcext:value="formula-is($#REF!.$R2=&quot;Written&quot;)" calcext:base-cell-address="'IEEE Cover'.A1"/>
          </calcext:conditional-format>
          <calcext:conditional-format calcext:target-range-address="'Comment Entry'.AB235:'Comment Entry'.AC235">
            <calcext:condition calcext:apply-style-name="Excel_CondFormat_2_3_1" calcext:value="formula-is($#REF!.$R2=&quot;Written&quot;)" calcext:base-cell-address="'IEEE Cover'.A1"/>
          </calcext:conditional-format>
          <calcext:conditional-format calcext:target-range-address="'Comment Entry'.AB236:'Comment Entry'.AC236">
            <calcext:condition calcext:apply-style-name="Excel_CondFormat_2_3_1" calcext:value="formula-is($#REF!.$R2=&quot;Written&quot;)" calcext:base-cell-address="'IEEE Cover'.A1"/>
          </calcext:conditional-format>
          <calcext:conditional-format calcext:target-range-address="'Comment Entry'.AB237:'Comment Entry'.AC237">
            <calcext:condition calcext:apply-style-name="Excel_CondFormat_2_3_1" calcext:value="formula-is($#REF!.$R2=&quot;Written&quot;)" calcext:base-cell-address="'IEEE Cover'.A1"/>
          </calcext:conditional-format>
          <calcext:conditional-format calcext:target-range-address="'Comment Entry'.AB238:'Comment Entry'.AC238">
            <calcext:condition calcext:apply-style-name="Excel_CondFormat_2_3_1" calcext:value="formula-is($#REF!.$R2=&quot;Written&quot;)" calcext:base-cell-address="'IEEE Cover'.A1"/>
          </calcext:conditional-format>
          <calcext:conditional-format calcext:target-range-address="'Comment Entry'.AB239:'Comment Entry'.AC239">
            <calcext:condition calcext:apply-style-name="Excel_CondFormat_2_3_1" calcext:value="formula-is($#REF!.$R2=&quot;Written&quot;)" calcext:base-cell-address="'IEEE Cover'.A1"/>
          </calcext:conditional-format>
          <calcext:conditional-format calcext:target-range-address="'Comment Entry'.AB240:'Comment Entry'.AC240">
            <calcext:condition calcext:apply-style-name="Excel_CondFormat_2_3_1" calcext:value="formula-is($#REF!.$R2=&quot;Written&quot;)" calcext:base-cell-address="'IEEE Cover'.A1"/>
          </calcext:conditional-format>
          <calcext:conditional-format calcext:target-range-address="'Comment Entry'.AB241:'Comment Entry'.AC241">
            <calcext:condition calcext:apply-style-name="Excel_CondFormat_2_3_1" calcext:value="formula-is($#REF!.$R2=&quot;Written&quot;)" calcext:base-cell-address="'IEEE Cover'.A1"/>
          </calcext:conditional-format>
          <calcext:conditional-format calcext:target-range-address="'Comment Entry'.AB242:'Comment Entry'.AC242">
            <calcext:condition calcext:apply-style-name="Excel_CondFormat_2_3_1" calcext:value="formula-is($#REF!.$R2=&quot;Written&quot;)" calcext:base-cell-address="'IEEE Cover'.A1"/>
          </calcext:conditional-format>
          <calcext:conditional-format calcext:target-range-address="'Comment Entry'.AB243:'Comment Entry'.AC243">
            <calcext:condition calcext:apply-style-name="Excel_CondFormat_2_3_1" calcext:value="formula-is($#REF!.$R2=&quot;Written&quot;)" calcext:base-cell-address="'IEEE Cover'.A1"/>
          </calcext:conditional-format>
          <calcext:conditional-format calcext:target-range-address="'Comment Entry'.AB244:'Comment Entry'.AC244">
            <calcext:condition calcext:apply-style-name="Excel_CondFormat_2_3_1" calcext:value="formula-is($#REF!.$R2=&quot;Written&quot;)" calcext:base-cell-address="'IEEE Cover'.A1"/>
          </calcext:conditional-format>
          <calcext:conditional-format calcext:target-range-address="'Comment Entry'.AB245:'Comment Entry'.AC245">
            <calcext:condition calcext:apply-style-name="Excel_CondFormat_2_3_1" calcext:value="formula-is($#REF!.$R2=&quot;Written&quot;)" calcext:base-cell-address="'IEEE Cover'.A1"/>
          </calcext:conditional-format>
          <calcext:conditional-format calcext:target-range-address="'Comment Entry'.AB246:'Comment Entry'.AC246">
            <calcext:condition calcext:apply-style-name="Excel_CondFormat_2_3_1" calcext:value="formula-is($#REF!.$R2=&quot;Written&quot;)" calcext:base-cell-address="'IEEE Cover'.A1"/>
          </calcext:conditional-format>
          <calcext:conditional-format calcext:target-range-address="'Comment Entry'.AB247:'Comment Entry'.AC247">
            <calcext:condition calcext:apply-style-name="Excel_CondFormat_2_3_1" calcext:value="formula-is($#REF!.$R2=&quot;Written&quot;)" calcext:base-cell-address="'IEEE Cover'.A1"/>
          </calcext:conditional-format>
          <calcext:conditional-format calcext:target-range-address="'Comment Entry'.AB248:'Comment Entry'.AC248">
            <calcext:condition calcext:apply-style-name="Excel_CondFormat_2_3_1" calcext:value="formula-is($#REF!.$R2=&quot;Written&quot;)" calcext:base-cell-address="'IEEE Cover'.A1"/>
          </calcext:conditional-format>
          <calcext:conditional-format calcext:target-range-address="'Comment Entry'.AB249:'Comment Entry'.AC249">
            <calcext:condition calcext:apply-style-name="Excel_CondFormat_2_3_1" calcext:value="formula-is($#REF!.$R2=&quot;Written&quot;)" calcext:base-cell-address="'IEEE Cover'.A1"/>
          </calcext:conditional-format>
          <calcext:conditional-format calcext:target-range-address="'Comment Entry'.AB250:'Comment Entry'.AC250">
            <calcext:condition calcext:apply-style-name="Excel_CondFormat_2_3_1" calcext:value="formula-is($#REF!.$R2=&quot;Written&quot;)" calcext:base-cell-address="'IEEE Cover'.A1"/>
          </calcext:conditional-format>
          <calcext:conditional-format calcext:target-range-address="'Comment Entry'.AB251:'Comment Entry'.AC251">
            <calcext:condition calcext:apply-style-name="Excel_CondFormat_2_3_1" calcext:value="formula-is($#REF!.$R2=&quot;Written&quot;)" calcext:base-cell-address="'IEEE Cover'.A1"/>
          </calcext:conditional-format>
          <calcext:conditional-format calcext:target-range-address="'Comment Entry'.AB252:'Comment Entry'.AC252">
            <calcext:condition calcext:apply-style-name="Excel_CondFormat_2_3_1" calcext:value="formula-is($#REF!.$R2=&quot;Written&quot;)" calcext:base-cell-address="'IEEE Cover'.A1"/>
          </calcext:conditional-format>
          <calcext:conditional-format calcext:target-range-address="'Comment Entry'.AB253:'Comment Entry'.AC253">
            <calcext:condition calcext:apply-style-name="Excel_CondFormat_2_3_1" calcext:value="formula-is($#REF!.$R2=&quot;Written&quot;)" calcext:base-cell-address="'IEEE Cover'.A1"/>
          </calcext:conditional-format>
          <calcext:conditional-format calcext:target-range-address="'Comment Entry'.AB254:'Comment Entry'.AC254">
            <calcext:condition calcext:apply-style-name="Excel_CondFormat_2_3_1" calcext:value="formula-is($#REF!.$R2=&quot;Written&quot;)" calcext:base-cell-address="'IEEE Cover'.A1"/>
          </calcext:conditional-format>
          <calcext:conditional-format calcext:target-range-address="'Comment Entry'.AB255:'Comment Entry'.AC255">
            <calcext:condition calcext:apply-style-name="Excel_CondFormat_2_3_1" calcext:value="formula-is($#REF!.$R2=&quot;Written&quot;)" calcext:base-cell-address="'IEEE Cover'.A1"/>
          </calcext:conditional-format>
          <calcext:conditional-format calcext:target-range-address="'Comment Entry'.AB256:'Comment Entry'.AC256">
            <calcext:condition calcext:apply-style-name="Excel_CondFormat_2_3_1" calcext:value="formula-is($#REF!.$R2=&quot;Written&quot;)" calcext:base-cell-address="'IEEE Cover'.A1"/>
          </calcext:conditional-format>
          <calcext:conditional-format calcext:target-range-address="'Comment Entry'.AB257:'Comment Entry'.AC257">
            <calcext:condition calcext:apply-style-name="Excel_CondFormat_2_3_1" calcext:value="formula-is($#REF!.$R2=&quot;Written&quot;)" calcext:base-cell-address="'IEEE Cover'.A1"/>
          </calcext:conditional-format>
          <calcext:conditional-format calcext:target-range-address="'Comment Entry'.AB258:'Comment Entry'.AC258">
            <calcext:condition calcext:apply-style-name="Excel_CondFormat_2_3_1" calcext:value="formula-is($#REF!.$R2=&quot;Written&quot;)" calcext:base-cell-address="'IEEE Cover'.A1"/>
          </calcext:conditional-format>
          <calcext:conditional-format calcext:target-range-address="'Comment Entry'.AB259:'Comment Entry'.AC259">
            <calcext:condition calcext:apply-style-name="Excel_CondFormat_2_3_1" calcext:value="formula-is($#REF!.$R2=&quot;Written&quot;)" calcext:base-cell-address="'IEEE Cover'.A1"/>
          </calcext:conditional-format>
          <calcext:conditional-format calcext:target-range-address="'Comment Entry'.AB260:'Comment Entry'.AC260">
            <calcext:condition calcext:apply-style-name="Excel_CondFormat_2_3_1" calcext:value="formula-is($#REF!.$R2=&quot;Written&quot;)" calcext:base-cell-address="'IEEE Cover'.A1"/>
          </calcext:conditional-format>
          <calcext:conditional-format calcext:target-range-address="'Comment Entry'.AB261:'Comment Entry'.AC261">
            <calcext:condition calcext:apply-style-name="Excel_CondFormat_2_3_1" calcext:value="formula-is($#REF!.$R2=&quot;Written&quot;)" calcext:base-cell-address="'IEEE Cover'.A1"/>
          </calcext:conditional-format>
          <calcext:conditional-format calcext:target-range-address="'Comment Entry'.AB262:'Comment Entry'.AC262">
            <calcext:condition calcext:apply-style-name="Excel_CondFormat_2_3_1" calcext:value="formula-is($#REF!.$R2=&quot;Written&quot;)" calcext:base-cell-address="'IEEE Cover'.A1"/>
          </calcext:conditional-format>
          <calcext:conditional-format calcext:target-range-address="'Comment Entry'.AB263:'Comment Entry'.AC263">
            <calcext:condition calcext:apply-style-name="Excel_CondFormat_2_3_1" calcext:value="formula-is($#REF!.$R2=&quot;Written&quot;)" calcext:base-cell-address="'IEEE Cover'.A1"/>
          </calcext:conditional-format>
          <calcext:conditional-format calcext:target-range-address="'Comment Entry'.AB264:'Comment Entry'.AC264">
            <calcext:condition calcext:apply-style-name="Excel_CondFormat_2_3_1" calcext:value="formula-is($#REF!.$R2=&quot;Written&quot;)" calcext:base-cell-address="'IEEE Cover'.A1"/>
          </calcext:conditional-format>
          <calcext:conditional-format calcext:target-range-address="'Comment Entry'.AB265:'Comment Entry'.AC265">
            <calcext:condition calcext:apply-style-name="Excel_CondFormat_2_3_1" calcext:value="formula-is($#REF!.$R2=&quot;Written&quot;)" calcext:base-cell-address="'IEEE Cover'.A1"/>
          </calcext:conditional-format>
          <calcext:conditional-format calcext:target-range-address="'Comment Entry'.AB266:'Comment Entry'.AC266">
            <calcext:condition calcext:apply-style-name="Excel_CondFormat_2_3_1" calcext:value="formula-is($#REF!.$R2=&quot;Written&quot;)" calcext:base-cell-address="'IEEE Cover'.A1"/>
          </calcext:conditional-format>
          <calcext:conditional-format calcext:target-range-address="'Comment Entry'.AB267:'Comment Entry'.AC267">
            <calcext:condition calcext:apply-style-name="Excel_CondFormat_2_3_1" calcext:value="formula-is($#REF!.$R2=&quot;Written&quot;)" calcext:base-cell-address="'IEEE Cover'.A1"/>
          </calcext:conditional-format>
          <calcext:conditional-format calcext:target-range-address="'Comment Entry'.AB268:'Comment Entry'.AC268">
            <calcext:condition calcext:apply-style-name="Excel_CondFormat_2_3_1" calcext:value="formula-is($#REF!.$R2=&quot;Written&quot;)" calcext:base-cell-address="'IEEE Cover'.A1"/>
          </calcext:conditional-format>
          <calcext:conditional-format calcext:target-range-address="'Comment Entry'.AB269:'Comment Entry'.AC269">
            <calcext:condition calcext:apply-style-name="Excel_CondFormat_2_3_1" calcext:value="formula-is($#REF!.$R2=&quot;Written&quot;)" calcext:base-cell-address="'IEEE Cover'.A1"/>
          </calcext:conditional-format>
          <calcext:conditional-format calcext:target-range-address="'Comment Entry'.AB270:'Comment Entry'.AC270">
            <calcext:condition calcext:apply-style-name="Excel_CondFormat_2_3_1" calcext:value="formula-is($#REF!.$R2=&quot;Written&quot;)" calcext:base-cell-address="'IEEE Cover'.A1"/>
          </calcext:conditional-format>
          <calcext:conditional-format calcext:target-range-address="'Comment Entry'.AB271:'Comment Entry'.AC271">
            <calcext:condition calcext:apply-style-name="Excel_CondFormat_2_3_1" calcext:value="formula-is($#REF!.$R2=&quot;Written&quot;)" calcext:base-cell-address="'IEEE Cover'.A1"/>
          </calcext:conditional-format>
          <calcext:conditional-format calcext:target-range-address="'Comment Entry'.AB272:'Comment Entry'.AC272">
            <calcext:condition calcext:apply-style-name="Excel_CondFormat_2_3_1" calcext:value="formula-is($#REF!.$R2=&quot;Written&quot;)" calcext:base-cell-address="'IEEE Cover'.A1"/>
          </calcext:conditional-format>
          <calcext:conditional-format calcext:target-range-address="'Comment Entry'.AB273:'Comment Entry'.AC273">
            <calcext:condition calcext:apply-style-name="Excel_CondFormat_2_3_1" calcext:value="formula-is($#REF!.$R2=&quot;Written&quot;)" calcext:base-cell-address="'IEEE Cover'.A1"/>
          </calcext:conditional-format>
          <calcext:conditional-format calcext:target-range-address="'Comment Entry'.AB274:'Comment Entry'.AC274">
            <calcext:condition calcext:apply-style-name="Excel_CondFormat_2_3_1" calcext:value="formula-is($#REF!.$R2=&quot;Written&quot;)" calcext:base-cell-address="'IEEE Cover'.A1"/>
          </calcext:conditional-format>
          <calcext:conditional-format calcext:target-range-address="'Comment Entry'.AB275:'Comment Entry'.AC275">
            <calcext:condition calcext:apply-style-name="Excel_CondFormat_2_3_1" calcext:value="formula-is($#REF!.$R2=&quot;Written&quot;)" calcext:base-cell-address="'IEEE Cover'.A1"/>
          </calcext:conditional-format>
          <calcext:conditional-format calcext:target-range-address="'Comment Entry'.AB276:'Comment Entry'.AC276">
            <calcext:condition calcext:apply-style-name="Excel_CondFormat_2_3_1" calcext:value="formula-is($#REF!.$R2=&quot;Written&quot;)" calcext:base-cell-address="'IEEE Cover'.A1"/>
          </calcext:conditional-format>
          <calcext:conditional-format calcext:target-range-address="'Comment Entry'.AB277:'Comment Entry'.AC277">
            <calcext:condition calcext:apply-style-name="Excel_CondFormat_2_3_1" calcext:value="formula-is($#REF!.$R2=&quot;Written&quot;)" calcext:base-cell-address="'IEEE Cover'.A1"/>
          </calcext:conditional-format>
          <calcext:conditional-format calcext:target-range-address="'Comment Entry'.AB278:'Comment Entry'.AC278">
            <calcext:condition calcext:apply-style-name="Excel_CondFormat_2_3_1" calcext:value="formula-is($#REF!.$R2=&quot;Written&quot;)" calcext:base-cell-address="'IEEE Cover'.A1"/>
          </calcext:conditional-format>
          <calcext:conditional-format calcext:target-range-address="'Comment Entry'.AB279:'Comment Entry'.AC279">
            <calcext:condition calcext:apply-style-name="Excel_CondFormat_2_3_1" calcext:value="formula-is($#REF!.$R2=&quot;Written&quot;)" calcext:base-cell-address="'IEEE Cover'.A1"/>
          </calcext:conditional-format>
          <calcext:conditional-format calcext:target-range-address="'Comment Entry'.AB280:'Comment Entry'.AC280">
            <calcext:condition calcext:apply-style-name="Excel_CondFormat_2_3_1" calcext:value="formula-is($#REF!.$R2=&quot;Written&quot;)" calcext:base-cell-address="'IEEE Cover'.A1"/>
          </calcext:conditional-format>
          <calcext:conditional-format calcext:target-range-address="'Comment Entry'.AB281:'Comment Entry'.AC281">
            <calcext:condition calcext:apply-style-name="Excel_CondFormat_2_3_1" calcext:value="formula-is($#REF!.$R2=&quot;Written&quot;)" calcext:base-cell-address="'IEEE Cover'.A1"/>
          </calcext:conditional-format>
          <calcext:conditional-format calcext:target-range-address="'Comment Entry'.AB282:'Comment Entry'.AC282">
            <calcext:condition calcext:apply-style-name="Excel_CondFormat_2_3_1" calcext:value="formula-is($#REF!.$R2=&quot;Written&quot;)" calcext:base-cell-address="'IEEE Cover'.A1"/>
          </calcext:conditional-format>
          <calcext:conditional-format calcext:target-range-address="'Comment Entry'.AB283:'Comment Entry'.AC283">
            <calcext:condition calcext:apply-style-name="Excel_CondFormat_2_3_1" calcext:value="formula-is($#REF!.$R2=&quot;Written&quot;)" calcext:base-cell-address="'IEEE Cover'.A1"/>
          </calcext:conditional-format>
          <calcext:conditional-format calcext:target-range-address="'Comment Entry'.AB284:'Comment Entry'.AC284">
            <calcext:condition calcext:apply-style-name="Excel_CondFormat_2_3_1" calcext:value="formula-is($#REF!.$R2=&quot;Written&quot;)" calcext:base-cell-address="'IEEE Cover'.A1"/>
          </calcext:conditional-format>
          <calcext:conditional-format calcext:target-range-address="'Comment Entry'.AB285:'Comment Entry'.AC285">
            <calcext:condition calcext:apply-style-name="Excel_CondFormat_2_3_1" calcext:value="formula-is($#REF!.$R2=&quot;Written&quot;)" calcext:base-cell-address="'IEEE Cover'.A1"/>
          </calcext:conditional-format>
          <calcext:conditional-format calcext:target-range-address="'Comment Entry'.AB286:'Comment Entry'.AC286">
            <calcext:condition calcext:apply-style-name="Excel_CondFormat_2_3_1" calcext:value="formula-is($#REF!.$R2=&quot;Written&quot;)" calcext:base-cell-address="'IEEE Cover'.A1"/>
          </calcext:conditional-format>
          <calcext:conditional-format calcext:target-range-address="'Comment Entry'.AB287:'Comment Entry'.AC287">
            <calcext:condition calcext:apply-style-name="Excel_CondFormat_2_3_1" calcext:value="formula-is($#REF!.$R2=&quot;Written&quot;)" calcext:base-cell-address="'IEEE Cover'.A1"/>
          </calcext:conditional-format>
          <calcext:conditional-format calcext:target-range-address="'Comment Entry'.AB288:'Comment Entry'.AC288">
            <calcext:condition calcext:apply-style-name="Excel_CondFormat_2_3_1" calcext:value="formula-is($#REF!.$R2=&quot;Written&quot;)" calcext:base-cell-address="'IEEE Cover'.A1"/>
          </calcext:conditional-format>
          <calcext:conditional-format calcext:target-range-address="'Comment Entry'.AB289:'Comment Entry'.AC289">
            <calcext:condition calcext:apply-style-name="Excel_CondFormat_2_3_1" calcext:value="formula-is($#REF!.$R2=&quot;Written&quot;)" calcext:base-cell-address="'IEEE Cover'.A1"/>
          </calcext:conditional-format>
          <calcext:conditional-format calcext:target-range-address="'Comment Entry'.AB290:'Comment Entry'.AC290">
            <calcext:condition calcext:apply-style-name="Excel_CondFormat_2_3_1" calcext:value="formula-is($#REF!.$R2=&quot;Written&quot;)" calcext:base-cell-address="'IEEE Cover'.A1"/>
          </calcext:conditional-format>
          <calcext:conditional-format calcext:target-range-address="'Comment Entry'.AB291:'Comment Entry'.AC291">
            <calcext:condition calcext:apply-style-name="Excel_CondFormat_2_3_1" calcext:value="formula-is($#REF!.$R2=&quot;Written&quot;)" calcext:base-cell-address="'IEEE Cover'.A1"/>
          </calcext:conditional-format>
          <calcext:conditional-format calcext:target-range-address="'Comment Entry'.AB292:'Comment Entry'.AC292">
            <calcext:condition calcext:apply-style-name="Excel_CondFormat_2_3_1" calcext:value="formula-is($#REF!.$R2=&quot;Written&quot;)" calcext:base-cell-address="'IEEE Cover'.A1"/>
          </calcext:conditional-format>
          <calcext:conditional-format calcext:target-range-address="'Comment Entry'.AB293:'Comment Entry'.AC293">
            <calcext:condition calcext:apply-style-name="Excel_CondFormat_2_3_1" calcext:value="formula-is($#REF!.$R2=&quot;Written&quot;)" calcext:base-cell-address="'IEEE Cover'.A1"/>
          </calcext:conditional-format>
          <calcext:conditional-format calcext:target-range-address="'Comment Entry'.AB294:'Comment Entry'.AC294">
            <calcext:condition calcext:apply-style-name="Excel_CondFormat_2_3_1" calcext:value="formula-is($#REF!.$R2=&quot;Written&quot;)" calcext:base-cell-address="'IEEE Cover'.A1"/>
          </calcext:conditional-format>
          <calcext:conditional-format calcext:target-range-address="'Comment Entry'.AB295:'Comment Entry'.AC295">
            <calcext:condition calcext:apply-style-name="Excel_CondFormat_2_3_1" calcext:value="formula-is($#REF!.$R2=&quot;Written&quot;)" calcext:base-cell-address="'IEEE Cover'.A1"/>
          </calcext:conditional-format>
          <calcext:conditional-format calcext:target-range-address="'Comment Entry'.AB296:'Comment Entry'.AC296">
            <calcext:condition calcext:apply-style-name="Excel_CondFormat_2_3_1" calcext:value="formula-is($#REF!.$R2=&quot;Written&quot;)" calcext:base-cell-address="'IEEE Cover'.A1"/>
          </calcext:conditional-format>
          <calcext:conditional-format calcext:target-range-address="'Comment Entry'.AB297:'Comment Entry'.AC297">
            <calcext:condition calcext:apply-style-name="Excel_CondFormat_2_3_1" calcext:value="formula-is($#REF!.$R2=&quot;Written&quot;)" calcext:base-cell-address="'IEEE Cover'.A1"/>
          </calcext:conditional-format>
          <calcext:conditional-format calcext:target-range-address="'Comment Entry'.AB298:'Comment Entry'.AC298">
            <calcext:condition calcext:apply-style-name="Excel_CondFormat_2_3_1" calcext:value="formula-is($#REF!.$R2=&quot;Written&quot;)" calcext:base-cell-address="'IEEE Cover'.A1"/>
          </calcext:conditional-format>
          <calcext:conditional-format calcext:target-range-address="'Comment Entry'.AB299:'Comment Entry'.AC299">
            <calcext:condition calcext:apply-style-name="Excel_CondFormat_2_3_1" calcext:value="formula-is($#REF!.$R2=&quot;Written&quot;)" calcext:base-cell-address="'IEEE Cover'.A1"/>
          </calcext:conditional-format>
          <calcext:conditional-format calcext:target-range-address="'Comment Entry'.AB300:'Comment Entry'.AC300">
            <calcext:condition calcext:apply-style-name="Excel_CondFormat_2_3_1" calcext:value="formula-is($#REF!.$R2=&quot;Written&quot;)" calcext:base-cell-address="'IEEE Cover'.A1"/>
          </calcext:conditional-format>
          <calcext:conditional-format calcext:target-range-address="'Comment Entry'.AB301:'Comment Entry'.AC301">
            <calcext:condition calcext:apply-style-name="Excel_CondFormat_2_3_1" calcext:value="formula-is($#REF!.$R2=&quot;Written&quot;)" calcext:base-cell-address="'IEEE Cover'.A1"/>
          </calcext:conditional-format>
          <calcext:conditional-format calcext:target-range-address="'Comment Entry'.AB302:'Comment Entry'.AC302">
            <calcext:condition calcext:apply-style-name="Excel_CondFormat_2_3_1" calcext:value="formula-is($#REF!.$R2=&quot;Written&quot;)" calcext:base-cell-address="'IEEE Cover'.A1"/>
          </calcext:conditional-format>
          <calcext:conditional-format calcext:target-range-address="'Comment Entry'.AB303:'Comment Entry'.AC303">
            <calcext:condition calcext:apply-style-name="Excel_CondFormat_2_3_1" calcext:value="formula-is($#REF!.$R2=&quot;Written&quot;)" calcext:base-cell-address="'IEEE Cover'.A1"/>
          </calcext:conditional-format>
          <calcext:conditional-format calcext:target-range-address="'Comment Entry'.AB304:'Comment Entry'.AC304">
            <calcext:condition calcext:apply-style-name="Excel_CondFormat_2_3_1" calcext:value="formula-is($#REF!.$R2=&quot;Written&quot;)" calcext:base-cell-address="'IEEE Cover'.A1"/>
          </calcext:conditional-format>
          <calcext:conditional-format calcext:target-range-address="'Comment Entry'.AB305:'Comment Entry'.AC305">
            <calcext:condition calcext:apply-style-name="Excel_CondFormat_2_3_1" calcext:value="formula-is($#REF!.$R2=&quot;Written&quot;)" calcext:base-cell-address="'IEEE Cover'.A1"/>
          </calcext:conditional-format>
          <calcext:conditional-format calcext:target-range-address="'Comment Entry'.AB306:'Comment Entry'.AC306">
            <calcext:condition calcext:apply-style-name="Excel_CondFormat_2_3_1" calcext:value="formula-is($#REF!.$R2=&quot;Written&quot;)" calcext:base-cell-address="'IEEE Cover'.A1"/>
          </calcext:conditional-format>
          <calcext:conditional-format calcext:target-range-address="'Comment Entry'.AB307:'Comment Entry'.AC307">
            <calcext:condition calcext:apply-style-name="Excel_CondFormat_2_3_1" calcext:value="formula-is($#REF!.$R2=&quot;Written&quot;)" calcext:base-cell-address="'IEEE Cover'.A1"/>
          </calcext:conditional-format>
          <calcext:conditional-format calcext:target-range-address="'Comment Entry'.AB308:'Comment Entry'.AC308">
            <calcext:condition calcext:apply-style-name="Excel_CondFormat_2_3_1" calcext:value="formula-is($#REF!.$R2=&quot;Written&quot;)" calcext:base-cell-address="'IEEE Cover'.A1"/>
          </calcext:conditional-format>
          <calcext:conditional-format calcext:target-range-address="'Comment Entry'.AB309:'Comment Entry'.AC309">
            <calcext:condition calcext:apply-style-name="Excel_CondFormat_2_3_1" calcext:value="formula-is($#REF!.$R2=&quot;Written&quot;)" calcext:base-cell-address="'IEEE Cover'.A1"/>
          </calcext:conditional-format>
          <calcext:conditional-format calcext:target-range-address="'Comment Entry'.AB310:'Comment Entry'.AC310">
            <calcext:condition calcext:apply-style-name="Excel_CondFormat_2_3_1" calcext:value="formula-is($#REF!.$R2=&quot;Written&quot;)" calcext:base-cell-address="'IEEE Cover'.A1"/>
          </calcext:conditional-format>
          <calcext:conditional-format calcext:target-range-address="'Comment Entry'.AB311:'Comment Entry'.AC311">
            <calcext:condition calcext:apply-style-name="Excel_CondFormat_2_3_1" calcext:value="formula-is($#REF!.$R2=&quot;Written&quot;)" calcext:base-cell-address="'IEEE Cover'.A1"/>
          </calcext:conditional-format>
          <calcext:conditional-format calcext:target-range-address="'Comment Entry'.AB312:'Comment Entry'.AC312">
            <calcext:condition calcext:apply-style-name="Excel_CondFormat_2_3_1" calcext:value="formula-is($#REF!.$R2=&quot;Written&quot;)" calcext:base-cell-address="'IEEE Cover'.A1"/>
          </calcext:conditional-format>
          <calcext:conditional-format calcext:target-range-address="'Comment Entry'.AB313:'Comment Entry'.AC313">
            <calcext:condition calcext:apply-style-name="Excel_CondFormat_2_3_1" calcext:value="formula-is($#REF!.$R2=&quot;Written&quot;)" calcext:base-cell-address="'IEEE Cover'.A1"/>
          </calcext:conditional-format>
          <calcext:conditional-format calcext:target-range-address="'Comment Entry'.AB314:'Comment Entry'.AC314">
            <calcext:condition calcext:apply-style-name="Excel_CondFormat_2_3_1" calcext:value="formula-is($#REF!.$R2=&quot;Written&quot;)" calcext:base-cell-address="'IEEE Cover'.A1"/>
          </calcext:conditional-format>
          <calcext:conditional-format calcext:target-range-address="'Comment Entry'.AB315:'Comment Entry'.AC315">
            <calcext:condition calcext:apply-style-name="Excel_CondFormat_2_3_1" calcext:value="formula-is($#REF!.$R2=&quot;Written&quot;)" calcext:base-cell-address="'IEEE Cover'.A1"/>
          </calcext:conditional-format>
          <calcext:conditional-format calcext:target-range-address="'Comment Entry'.AB316:'Comment Entry'.AC316">
            <calcext:condition calcext:apply-style-name="Excel_CondFormat_2_3_1" calcext:value="formula-is($#REF!.$R2=&quot;Written&quot;)" calcext:base-cell-address="'IEEE Cover'.A1"/>
          </calcext:conditional-format>
          <calcext:conditional-format calcext:target-range-address="'Comment Entry'.AB317:'Comment Entry'.AC317">
            <calcext:condition calcext:apply-style-name="Excel_CondFormat_2_3_1" calcext:value="formula-is($#REF!.$R2=&quot;Written&quot;)" calcext:base-cell-address="'IEEE Cover'.A1"/>
          </calcext:conditional-format>
          <calcext:conditional-format calcext:target-range-address="'Comment Entry'.AB318:'Comment Entry'.AC318">
            <calcext:condition calcext:apply-style-name="Excel_CondFormat_2_3_1" calcext:value="formula-is($#REF!.$R2=&quot;Written&quot;)" calcext:base-cell-address="'IEEE Cover'.A1"/>
          </calcext:conditional-format>
          <calcext:conditional-format calcext:target-range-address="'Comment Entry'.AB319:'Comment Entry'.AC319">
            <calcext:condition calcext:apply-style-name="Excel_CondFormat_2_3_1" calcext:value="formula-is($#REF!.$R2=&quot;Written&quot;)" calcext:base-cell-address="'IEEE Cover'.A1"/>
          </calcext:conditional-format>
          <calcext:conditional-format calcext:target-range-address="'Comment Entry'.AB320:'Comment Entry'.AC320">
            <calcext:condition calcext:apply-style-name="Excel_CondFormat_2_3_1" calcext:value="formula-is($#REF!.$R2=&quot;Written&quot;)" calcext:base-cell-address="'IEEE Cover'.A1"/>
          </calcext:conditional-format>
          <calcext:conditional-format calcext:target-range-address="'Comment Entry'.AB321:'Comment Entry'.AC321">
            <calcext:condition calcext:apply-style-name="Excel_CondFormat_2_3_1" calcext:value="formula-is($#REF!.$R2=&quot;Written&quot;)" calcext:base-cell-address="'IEEE Cover'.A1"/>
          </calcext:conditional-format>
          <calcext:conditional-format calcext:target-range-address="'Comment Entry'.AB322:'Comment Entry'.AC322">
            <calcext:condition calcext:apply-style-name="Excel_CondFormat_2_3_1" calcext:value="formula-is($#REF!.$R2=&quot;Written&quot;)" calcext:base-cell-address="'IEEE Cover'.A1"/>
          </calcext:conditional-format>
          <calcext:conditional-format calcext:target-range-address="'Comment Entry'.AB323:'Comment Entry'.AC323">
            <calcext:condition calcext:apply-style-name="Excel_CondFormat_2_3_1" calcext:value="formula-is($#REF!.$R2=&quot;Written&quot;)" calcext:base-cell-address="'IEEE Cover'.A1"/>
          </calcext:conditional-format>
          <calcext:conditional-format calcext:target-range-address="'Comment Entry'.AB324:'Comment Entry'.AC324">
            <calcext:condition calcext:apply-style-name="Excel_CondFormat_2_3_1" calcext:value="formula-is($#REF!.$R2=&quot;Written&quot;)" calcext:base-cell-address="'IEEE Cover'.A1"/>
          </calcext:conditional-format>
          <calcext:conditional-format calcext:target-range-address="'Comment Entry'.AB325:'Comment Entry'.AC325">
            <calcext:condition calcext:apply-style-name="Excel_CondFormat_2_3_1" calcext:value="formula-is($#REF!.$R2=&quot;Written&quot;)" calcext:base-cell-address="'IEEE Cover'.A1"/>
          </calcext:conditional-format>
          <calcext:conditional-format calcext:target-range-address="'Comment Entry'.AB326:'Comment Entry'.AC326">
            <calcext:condition calcext:apply-style-name="Excel_CondFormat_2_3_1" calcext:value="formula-is($#REF!.$R2=&quot;Written&quot;)" calcext:base-cell-address="'IEEE Cover'.A1"/>
          </calcext:conditional-format>
          <calcext:conditional-format calcext:target-range-address="'Comment Entry'.AB327:'Comment Entry'.AC327">
            <calcext:condition calcext:apply-style-name="Excel_CondFormat_2_3_1" calcext:value="formula-is($#REF!.$R2=&quot;Written&quot;)" calcext:base-cell-address="'IEEE Cover'.A1"/>
          </calcext:conditional-format>
          <calcext:conditional-format calcext:target-range-address="'Comment Entry'.AB328:'Comment Entry'.AC328">
            <calcext:condition calcext:apply-style-name="Excel_CondFormat_2_3_1" calcext:value="formula-is($#REF!.$R2=&quot;Written&quot;)" calcext:base-cell-address="'IEEE Cover'.A1"/>
          </calcext:conditional-format>
          <calcext:conditional-format calcext:target-range-address="'Comment Entry'.AB329:'Comment Entry'.AC329">
            <calcext:condition calcext:apply-style-name="Excel_CondFormat_2_3_1" calcext:value="formula-is($#REF!.$R2=&quot;Written&quot;)" calcext:base-cell-address="'IEEE Cover'.A1"/>
          </calcext:conditional-format>
          <calcext:conditional-format calcext:target-range-address="'Comment Entry'.AB330:'Comment Entry'.AC330">
            <calcext:condition calcext:apply-style-name="Excel_CondFormat_2_3_1" calcext:value="formula-is($#REF!.$R2=&quot;Written&quot;)" calcext:base-cell-address="'IEEE Cover'.A1"/>
          </calcext:conditional-format>
          <calcext:conditional-format calcext:target-range-address="'Comment Entry'.AB331:'Comment Entry'.AC331">
            <calcext:condition calcext:apply-style-name="Excel_CondFormat_2_3_1" calcext:value="formula-is($#REF!.$R2=&quot;Written&quot;)" calcext:base-cell-address="'IEEE Cover'.A1"/>
          </calcext:conditional-format>
          <calcext:conditional-format calcext:target-range-address="'Comment Entry'.AB332:'Comment Entry'.AC332">
            <calcext:condition calcext:apply-style-name="Excel_CondFormat_2_3_1" calcext:value="formula-is($#REF!.$R2=&quot;Written&quot;)" calcext:base-cell-address="'IEEE Cover'.A1"/>
          </calcext:conditional-format>
          <calcext:conditional-format calcext:target-range-address="'Comment Entry'.AB333:'Comment Entry'.AC333">
            <calcext:condition calcext:apply-style-name="Excel_CondFormat_2_3_1" calcext:value="formula-is($#REF!.$R2=&quot;Written&quot;)" calcext:base-cell-address="'IEEE Cover'.A1"/>
          </calcext:conditional-format>
          <calcext:conditional-format calcext:target-range-address="'Comment Entry'.AB334:'Comment Entry'.AC334">
            <calcext:condition calcext:apply-style-name="Excel_CondFormat_2_3_1" calcext:value="formula-is($#REF!.$R2=&quot;Written&quot;)" calcext:base-cell-address="'IEEE Cover'.A1"/>
          </calcext:conditional-format>
          <calcext:conditional-format calcext:target-range-address="'Comment Entry'.AB335:'Comment Entry'.AC335">
            <calcext:condition calcext:apply-style-name="Excel_CondFormat_2_3_1" calcext:value="formula-is($#REF!.$R2=&quot;Written&quot;)" calcext:base-cell-address="'IEEE Cover'.A1"/>
          </calcext:conditional-format>
          <calcext:conditional-format calcext:target-range-address="'Comment Entry'.AB336:'Comment Entry'.AC336">
            <calcext:condition calcext:apply-style-name="Excel_CondFormat_2_3_1" calcext:value="formula-is($#REF!.$R2=&quot;Written&quot;)" calcext:base-cell-address="'IEEE Cover'.A1"/>
          </calcext:conditional-format>
          <calcext:conditional-format calcext:target-range-address="'Comment Entry'.AB337:'Comment Entry'.AC337">
            <calcext:condition calcext:apply-style-name="Excel_CondFormat_2_3_1" calcext:value="formula-is($#REF!.$R2=&quot;Written&quot;)" calcext:base-cell-address="'IEEE Cover'.A1"/>
          </calcext:conditional-format>
          <calcext:conditional-format calcext:target-range-address="'Comment Entry'.AB338:'Comment Entry'.AC338">
            <calcext:condition calcext:apply-style-name="Excel_CondFormat_2_3_1" calcext:value="formula-is($#REF!.$R2=&quot;Written&quot;)" calcext:base-cell-address="'IEEE Cover'.A1"/>
          </calcext:conditional-format>
          <calcext:conditional-format calcext:target-range-address="'Comment Entry'.AB339:'Comment Entry'.AC339">
            <calcext:condition calcext:apply-style-name="Excel_CondFormat_2_3_1" calcext:value="formula-is($#REF!.$R2=&quot;Written&quot;)" calcext:base-cell-address="'IEEE Cover'.A1"/>
          </calcext:conditional-format>
          <calcext:conditional-format calcext:target-range-address="'Comment Entry'.AB340:'Comment Entry'.AC340">
            <calcext:condition calcext:apply-style-name="Excel_CondFormat_2_3_1" calcext:value="formula-is($#REF!.$R2=&quot;Written&quot;)" calcext:base-cell-address="'IEEE Cover'.A1"/>
          </calcext:conditional-format>
          <calcext:conditional-format calcext:target-range-address="'Comment Entry'.AB341:'Comment Entry'.AC341">
            <calcext:condition calcext:apply-style-name="Excel_CondFormat_2_3_1" calcext:value="formula-is($#REF!.$R2=&quot;Written&quot;)" calcext:base-cell-address="'IEEE Cover'.A1"/>
          </calcext:conditional-format>
          <calcext:conditional-format calcext:target-range-address="'Comment Entry'.AB342:'Comment Entry'.AC342">
            <calcext:condition calcext:apply-style-name="Excel_CondFormat_2_3_1" calcext:value="formula-is($#REF!.$R2=&quot;Written&quot;)" calcext:base-cell-address="'IEEE Cover'.A1"/>
          </calcext:conditional-format>
          <calcext:conditional-format calcext:target-range-address="'Comment Entry'.AB343:'Comment Entry'.AC343">
            <calcext:condition calcext:apply-style-name="Excel_CondFormat_2_3_1" calcext:value="formula-is($#REF!.$R2=&quot;Written&quot;)" calcext:base-cell-address="'IEEE Cover'.A1"/>
          </calcext:conditional-format>
          <calcext:conditional-format calcext:target-range-address="'Comment Entry'.AB344:'Comment Entry'.AC344">
            <calcext:condition calcext:apply-style-name="Excel_CondFormat_2_3_1" calcext:value="formula-is($#REF!.$R2=&quot;Written&quot;)" calcext:base-cell-address="'IEEE Cover'.A1"/>
          </calcext:conditional-format>
          <calcext:conditional-format calcext:target-range-address="'Comment Entry'.AB345:'Comment Entry'.AC345">
            <calcext:condition calcext:apply-style-name="Excel_CondFormat_2_3_1" calcext:value="formula-is($#REF!.$R2=&quot;Written&quot;)" calcext:base-cell-address="'IEEE Cover'.A1"/>
          </calcext:conditional-format>
          <calcext:conditional-format calcext:target-range-address="'Comment Entry'.AB346:'Comment Entry'.AC346">
            <calcext:condition calcext:apply-style-name="Excel_CondFormat_2_3_1" calcext:value="formula-is($#REF!.$R2=&quot;Written&quot;)" calcext:base-cell-address="'IEEE Cover'.A1"/>
          </calcext:conditional-format>
          <calcext:conditional-format calcext:target-range-address="'Comment Entry'.AB347:'Comment Entry'.AC347">
            <calcext:condition calcext:apply-style-name="Excel_CondFormat_2_3_1" calcext:value="formula-is($#REF!.$R2=&quot;Written&quot;)" calcext:base-cell-address="'IEEE Cover'.A1"/>
          </calcext:conditional-format>
          <calcext:conditional-format calcext:target-range-address="'Comment Entry'.AB348:'Comment Entry'.AC348">
            <calcext:condition calcext:apply-style-name="Excel_CondFormat_2_3_1" calcext:value="formula-is($#REF!.$R2=&quot;Written&quot;)" calcext:base-cell-address="'IEEE Cover'.A1"/>
          </calcext:conditional-format>
          <calcext:conditional-format calcext:target-range-address="'Comment Entry'.AB349:'Comment Entry'.AC349">
            <calcext:condition calcext:apply-style-name="Excel_CondFormat_2_3_1" calcext:value="formula-is($#REF!.$R2=&quot;Written&quot;)" calcext:base-cell-address="'IEEE Cover'.A1"/>
          </calcext:conditional-format>
          <calcext:conditional-format calcext:target-range-address="'Comment Entry'.AB350:'Comment Entry'.AC350">
            <calcext:condition calcext:apply-style-name="Excel_CondFormat_2_3_1" calcext:value="formula-is($#REF!.$R2=&quot;Written&quot;)" calcext:base-cell-address="'IEEE Cover'.A1"/>
          </calcext:conditional-format>
          <calcext:conditional-format calcext:target-range-address="'Comment Entry'.AB351:'Comment Entry'.AC351">
            <calcext:condition calcext:apply-style-name="Excel_CondFormat_2_3_1" calcext:value="formula-is($#REF!.$R2=&quot;Written&quot;)" calcext:base-cell-address="'IEEE Cover'.A1"/>
          </calcext:conditional-format>
          <calcext:conditional-format calcext:target-range-address="'Comment Entry'.AB352:'Comment Entry'.AC352">
            <calcext:condition calcext:apply-style-name="Excel_CondFormat_2_3_1" calcext:value="formula-is($#REF!.$R2=&quot;Written&quot;)" calcext:base-cell-address="'IEEE Cover'.A1"/>
          </calcext:conditional-format>
          <calcext:conditional-format calcext:target-range-address="'Comment Entry'.AB353:'Comment Entry'.AC353">
            <calcext:condition calcext:apply-style-name="Excel_CondFormat_2_3_1" calcext:value="formula-is($#REF!.$R2=&quot;Written&quot;)" calcext:base-cell-address="'IEEE Cover'.A1"/>
          </calcext:conditional-format>
          <calcext:conditional-format calcext:target-range-address="'Comment Entry'.AB354:'Comment Entry'.AC354">
            <calcext:condition calcext:apply-style-name="Excel_CondFormat_2_3_1" calcext:value="formula-is($#REF!.$R2=&quot;Written&quot;)" calcext:base-cell-address="'IEEE Cover'.A1"/>
          </calcext:conditional-format>
          <calcext:conditional-format calcext:target-range-address="'Comment Entry'.AB355:'Comment Entry'.AC355">
            <calcext:condition calcext:apply-style-name="Excel_CondFormat_2_3_1" calcext:value="formula-is($#REF!.$R2=&quot;Written&quot;)" calcext:base-cell-address="'IEEE Cover'.A1"/>
          </calcext:conditional-format>
          <calcext:conditional-format calcext:target-range-address="'Comment Entry'.AB356:'Comment Entry'.AC356">
            <calcext:condition calcext:apply-style-name="Excel_CondFormat_2_3_1" calcext:value="formula-is($#REF!.$R2=&quot;Written&quot;)" calcext:base-cell-address="'IEEE Cover'.A1"/>
          </calcext:conditional-format>
          <calcext:conditional-format calcext:target-range-address="'Comment Entry'.AB357:'Comment Entry'.AC357">
            <calcext:condition calcext:apply-style-name="Excel_CondFormat_2_3_1" calcext:value="formula-is($#REF!.$R2=&quot;Written&quot;)" calcext:base-cell-address="'IEEE Cover'.A1"/>
          </calcext:conditional-format>
          <calcext:conditional-format calcext:target-range-address="'Comment Entry'.AB358:'Comment Entry'.AC358">
            <calcext:condition calcext:apply-style-name="Excel_CondFormat_2_3_1" calcext:value="formula-is($#REF!.$R2=&quot;Written&quot;)" calcext:base-cell-address="'IEEE Cover'.A1"/>
          </calcext:conditional-format>
          <calcext:conditional-format calcext:target-range-address="'Comment Entry'.AB359:'Comment Entry'.AC359">
            <calcext:condition calcext:apply-style-name="Excel_CondFormat_2_3_1" calcext:value="formula-is($#REF!.$R2=&quot;Written&quot;)" calcext:base-cell-address="'IEEE Cover'.A1"/>
          </calcext:conditional-format>
          <calcext:conditional-format calcext:target-range-address="'Comment Entry'.AB360:'Comment Entry'.AC360">
            <calcext:condition calcext:apply-style-name="Excel_CondFormat_2_3_1" calcext:value="formula-is($#REF!.$R2=&quot;Written&quot;)" calcext:base-cell-address="'IEEE Cover'.A1"/>
          </calcext:conditional-format>
          <calcext:conditional-format calcext:target-range-address="'Comment Entry'.AB361:'Comment Entry'.AC361">
            <calcext:condition calcext:apply-style-name="Excel_CondFormat_2_3_1" calcext:value="formula-is($#REF!.$R2=&quot;Written&quot;)" calcext:base-cell-address="'IEEE Cover'.A1"/>
          </calcext:conditional-format>
          <calcext:conditional-format calcext:target-range-address="'Comment Entry'.AB362:'Comment Entry'.AC362">
            <calcext:condition calcext:apply-style-name="Excel_CondFormat_2_3_1" calcext:value="formula-is($#REF!.$R2=&quot;Written&quot;)" calcext:base-cell-address="'IEEE Cover'.A1"/>
          </calcext:conditional-format>
          <calcext:conditional-format calcext:target-range-address="'Comment Entry'.AB363:'Comment Entry'.AC363">
            <calcext:condition calcext:apply-style-name="Excel_CondFormat_2_3_1" calcext:value="formula-is($#REF!.$R2=&quot;Written&quot;)" calcext:base-cell-address="'IEEE Cover'.A1"/>
          </calcext:conditional-format>
          <calcext:conditional-format calcext:target-range-address="'Comment Entry'.AB364:'Comment Entry'.AC364">
            <calcext:condition calcext:apply-style-name="Excel_CondFormat_2_3_1" calcext:value="formula-is($#REF!.$R2=&quot;Written&quot;)" calcext:base-cell-address="'IEEE Cover'.A1"/>
          </calcext:conditional-format>
          <calcext:conditional-format calcext:target-range-address="'Comment Entry'.AB365:'Comment Entry'.AC365">
            <calcext:condition calcext:apply-style-name="Excel_CondFormat_2_3_1" calcext:value="formula-is($#REF!.$R2=&quot;Written&quot;)" calcext:base-cell-address="'IEEE Cover'.A1"/>
          </calcext:conditional-format>
          <calcext:conditional-format calcext:target-range-address="'Comment Entry'.AB366:'Comment Entry'.AC366">
            <calcext:condition calcext:apply-style-name="Excel_CondFormat_2_3_1" calcext:value="formula-is($#REF!.$R2=&quot;Written&quot;)" calcext:base-cell-address="'IEEE Cover'.A1"/>
          </calcext:conditional-format>
          <calcext:conditional-format calcext:target-range-address="'Comment Entry'.AB367:'Comment Entry'.AC367">
            <calcext:condition calcext:apply-style-name="Excel_CondFormat_2_3_1" calcext:value="formula-is($#REF!.$R2=&quot;Written&quot;)" calcext:base-cell-address="'IEEE Cover'.A1"/>
          </calcext:conditional-format>
          <calcext:conditional-format calcext:target-range-address="'Comment Entry'.AB368:'Comment Entry'.AC368">
            <calcext:condition calcext:apply-style-name="Excel_CondFormat_2_3_1" calcext:value="formula-is($#REF!.$R2=&quot;Written&quot;)" calcext:base-cell-address="'IEEE Cover'.A1"/>
          </calcext:conditional-format>
          <calcext:conditional-format calcext:target-range-address="'Comment Entry'.AB369:'Comment Entry'.AC369">
            <calcext:condition calcext:apply-style-name="Excel_CondFormat_2_3_1" calcext:value="formula-is($#REF!.$R2=&quot;Written&quot;)" calcext:base-cell-address="'IEEE Cover'.A1"/>
          </calcext:conditional-format>
          <calcext:conditional-format calcext:target-range-address="'Comment Entry'.AB370:'Comment Entry'.AC370">
            <calcext:condition calcext:apply-style-name="Excel_CondFormat_2_3_1" calcext:value="formula-is($#REF!.$R2=&quot;Written&quot;)" calcext:base-cell-address="'IEEE Cover'.A1"/>
          </calcext:conditional-format>
          <calcext:conditional-format calcext:target-range-address="'Comment Entry'.AB371:'Comment Entry'.AC371">
            <calcext:condition calcext:apply-style-name="Excel_CondFormat_2_3_1" calcext:value="formula-is($#REF!.$R2=&quot;Written&quot;)" calcext:base-cell-address="'IEEE Cover'.A1"/>
          </calcext:conditional-format>
          <calcext:conditional-format calcext:target-range-address="'Comment Entry'.AB372:'Comment Entry'.AC372">
            <calcext:condition calcext:apply-style-name="Excel_CondFormat_2_3_1" calcext:value="formula-is($#REF!.$R2=&quot;Written&quot;)" calcext:base-cell-address="'IEEE Cover'.A1"/>
          </calcext:conditional-format>
          <calcext:conditional-format calcext:target-range-address="'Comment Entry'.AB373:'Comment Entry'.AC373">
            <calcext:condition calcext:apply-style-name="Excel_CondFormat_2_3_1" calcext:value="formula-is($#REF!.$R2=&quot;Written&quot;)" calcext:base-cell-address="'IEEE Cover'.A1"/>
          </calcext:conditional-format>
          <calcext:conditional-format calcext:target-range-address="'Comment Entry'.AB374:'Comment Entry'.AC374">
            <calcext:condition calcext:apply-style-name="Excel_CondFormat_2_3_1" calcext:value="formula-is($#REF!.$R2=&quot;Written&quot;)" calcext:base-cell-address="'IEEE Cover'.A1"/>
          </calcext:conditional-format>
          <calcext:conditional-format calcext:target-range-address="'Comment Entry'.AB375:'Comment Entry'.AC375">
            <calcext:condition calcext:apply-style-name="Excel_CondFormat_2_3_1" calcext:value="formula-is($#REF!.$R2=&quot;Written&quot;)" calcext:base-cell-address="'IEEE Cover'.A1"/>
          </calcext:conditional-format>
          <calcext:conditional-format calcext:target-range-address="'Comment Entry'.AB376:'Comment Entry'.AC376">
            <calcext:condition calcext:apply-style-name="Excel_CondFormat_2_3_1" calcext:value="formula-is($#REF!.$R2=&quot;Written&quot;)" calcext:base-cell-address="'IEEE Cover'.A1"/>
          </calcext:conditional-format>
          <calcext:conditional-format calcext:target-range-address="'Comment Entry'.AB377:'Comment Entry'.AC377">
            <calcext:condition calcext:apply-style-name="Excel_CondFormat_2_3_1" calcext:value="formula-is($#REF!.$R2=&quot;Written&quot;)" calcext:base-cell-address="'IEEE Cover'.A1"/>
          </calcext:conditional-format>
          <calcext:conditional-format calcext:target-range-address="'Comment Entry'.AB378:'Comment Entry'.AC378">
            <calcext:condition calcext:apply-style-name="Excel_CondFormat_2_3_1" calcext:value="formula-is($#REF!.$R2=&quot;Written&quot;)" calcext:base-cell-address="'IEEE Cover'.A1"/>
          </calcext:conditional-format>
          <calcext:conditional-format calcext:target-range-address="'Comment Entry'.AB379:'Comment Entry'.AC379">
            <calcext:condition calcext:apply-style-name="Excel_CondFormat_2_3_1" calcext:value="formula-is($#REF!.$R2=&quot;Written&quot;)" calcext:base-cell-address="'IEEE Cover'.A1"/>
          </calcext:conditional-format>
          <calcext:conditional-format calcext:target-range-address="'Comment Entry'.AB380:'Comment Entry'.AC380">
            <calcext:condition calcext:apply-style-name="Excel_CondFormat_2_3_1" calcext:value="formula-is($#REF!.$R2=&quot;Written&quot;)" calcext:base-cell-address="'IEEE Cover'.A1"/>
          </calcext:conditional-format>
          <calcext:conditional-format calcext:target-range-address="'Comment Entry'.AB381:'Comment Entry'.AC381">
            <calcext:condition calcext:apply-style-name="Excel_CondFormat_2_3_1" calcext:value="formula-is($#REF!.$R2=&quot;Written&quot;)" calcext:base-cell-address="'IEEE Cover'.A1"/>
          </calcext:conditional-format>
          <calcext:conditional-format calcext:target-range-address="'Comment Entry'.AB382:'Comment Entry'.AC382">
            <calcext:condition calcext:apply-style-name="Excel_CondFormat_2_3_1" calcext:value="formula-is($#REF!.$R2=&quot;Written&quot;)" calcext:base-cell-address="'IEEE Cover'.A1"/>
          </calcext:conditional-format>
          <calcext:conditional-format calcext:target-range-address="'Comment Entry'.AB383:'Comment Entry'.AC383">
            <calcext:condition calcext:apply-style-name="Excel_CondFormat_2_3_1" calcext:value="formula-is($#REF!.$R2=&quot;Written&quot;)" calcext:base-cell-address="'IEEE Cover'.A1"/>
          </calcext:conditional-format>
          <calcext:conditional-format calcext:target-range-address="'Comment Entry'.AB384:'Comment Entry'.AC384">
            <calcext:condition calcext:apply-style-name="Excel_CondFormat_2_3_1" calcext:value="formula-is($#REF!.$R2=&quot;Written&quot;)" calcext:base-cell-address="'IEEE Cover'.A1"/>
          </calcext:conditional-format>
          <calcext:conditional-format calcext:target-range-address="'Comment Entry'.AB385:'Comment Entry'.AC385">
            <calcext:condition calcext:apply-style-name="Excel_CondFormat_2_3_1" calcext:value="formula-is($#REF!.$R2=&quot;Written&quot;)" calcext:base-cell-address="'IEEE Cover'.A1"/>
          </calcext:conditional-format>
          <calcext:conditional-format calcext:target-range-address="'Comment Entry'.AB386:'Comment Entry'.AC386">
            <calcext:condition calcext:apply-style-name="Excel_CondFormat_2_3_1" calcext:value="formula-is($#REF!.$R2=&quot;Written&quot;)" calcext:base-cell-address="'IEEE Cover'.A1"/>
          </calcext:conditional-format>
          <calcext:conditional-format calcext:target-range-address="'Comment Entry'.AB387:'Comment Entry'.AC387">
            <calcext:condition calcext:apply-style-name="Excel_CondFormat_2_3_1" calcext:value="formula-is($#REF!.$R2=&quot;Written&quot;)" calcext:base-cell-address="'IEEE Cover'.A1"/>
          </calcext:conditional-format>
          <calcext:conditional-format calcext:target-range-address="'Comment Entry'.AB388:'Comment Entry'.AC388">
            <calcext:condition calcext:apply-style-name="Excel_CondFormat_2_3_1" calcext:value="formula-is($#REF!.$R2=&quot;Written&quot;)" calcext:base-cell-address="'IEEE Cover'.A1"/>
          </calcext:conditional-format>
          <calcext:conditional-format calcext:target-range-address="'Comment Entry'.AB389:'Comment Entry'.AC389">
            <calcext:condition calcext:apply-style-name="Excel_CondFormat_2_3_1" calcext:value="formula-is($#REF!.$R2=&quot;Written&quot;)" calcext:base-cell-address="'IEEE Cover'.A1"/>
          </calcext:conditional-format>
          <calcext:conditional-format calcext:target-range-address="'Comment Entry'.AB390:'Comment Entry'.AC390">
            <calcext:condition calcext:apply-style-name="Excel_CondFormat_2_3_1" calcext:value="formula-is($#REF!.$R2=&quot;Written&quot;)" calcext:base-cell-address="'IEEE Cover'.A1"/>
          </calcext:conditional-format>
          <calcext:conditional-format calcext:target-range-address="'Comment Entry'.AB391:'Comment Entry'.AC391">
            <calcext:condition calcext:apply-style-name="Excel_CondFormat_2_3_1" calcext:value="formula-is($#REF!.$R2=&quot;Written&quot;)" calcext:base-cell-address="'IEEE Cover'.A1"/>
          </calcext:conditional-format>
          <calcext:conditional-format calcext:target-range-address="'Comment Entry'.AB392:'Comment Entry'.AC392">
            <calcext:condition calcext:apply-style-name="Excel_CondFormat_2_3_1" calcext:value="formula-is($#REF!.$R2=&quot;Written&quot;)" calcext:base-cell-address="'IEEE Cover'.A1"/>
          </calcext:conditional-format>
          <calcext:conditional-format calcext:target-range-address="'Comment Entry'.AB393:'Comment Entry'.AC393">
            <calcext:condition calcext:apply-style-name="Excel_CondFormat_2_3_1" calcext:value="formula-is($#REF!.$R2=&quot;Written&quot;)" calcext:base-cell-address="'IEEE Cover'.A1"/>
          </calcext:conditional-format>
          <calcext:conditional-format calcext:target-range-address="'Comment Entry'.AB394:'Comment Entry'.AC394">
            <calcext:condition calcext:apply-style-name="Excel_CondFormat_2_3_1" calcext:value="formula-is($#REF!.$R2=&quot;Written&quot;)" calcext:base-cell-address="'IEEE Cover'.A1"/>
          </calcext:conditional-format>
          <calcext:conditional-format calcext:target-range-address="'Comment Entry'.AB395:'Comment Entry'.AC395">
            <calcext:condition calcext:apply-style-name="Excel_CondFormat_2_3_1" calcext:value="formula-is($#REF!.$R2=&quot;Written&quot;)" calcext:base-cell-address="'IEEE Cover'.A1"/>
          </calcext:conditional-format>
          <calcext:conditional-format calcext:target-range-address="'Comment Entry'.AB396:'Comment Entry'.AC396">
            <calcext:condition calcext:apply-style-name="Excel_CondFormat_2_3_1" calcext:value="formula-is($#REF!.$R2=&quot;Written&quot;)" calcext:base-cell-address="'IEEE Cover'.A1"/>
          </calcext:conditional-format>
          <calcext:conditional-format calcext:target-range-address="'Comment Entry'.AB397:'Comment Entry'.AC397">
            <calcext:condition calcext:apply-style-name="Excel_CondFormat_2_3_1" calcext:value="formula-is($#REF!.$R2=&quot;Written&quot;)" calcext:base-cell-address="'IEEE Cover'.A1"/>
          </calcext:conditional-format>
          <calcext:conditional-format calcext:target-range-address="'Comment Entry'.AB398:'Comment Entry'.AC398">
            <calcext:condition calcext:apply-style-name="Excel_CondFormat_2_3_1" calcext:value="formula-is($#REF!.$R2=&quot;Written&quot;)" calcext:base-cell-address="'IEEE Cover'.A1"/>
          </calcext:conditional-format>
          <calcext:conditional-format calcext:target-range-address="'Comment Entry'.AB399:'Comment Entry'.AC399">
            <calcext:condition calcext:apply-style-name="Excel_CondFormat_2_3_1" calcext:value="formula-is($#REF!.$R2=&quot;Written&quot;)" calcext:base-cell-address="'IEEE Cover'.A1"/>
          </calcext:conditional-format>
          <calcext:conditional-format calcext:target-range-address="'Comment Entry'.AB400:'Comment Entry'.AC400">
            <calcext:condition calcext:apply-style-name="Excel_CondFormat_2_3_1" calcext:value="formula-is($#REF!.$R2=&quot;Written&quot;)" calcext:base-cell-address="'IEEE Cover'.A1"/>
          </calcext:conditional-format>
          <calcext:conditional-format calcext:target-range-address="'Comment Entry'.AB401:'Comment Entry'.AC401">
            <calcext:condition calcext:apply-style-name="Excel_CondFormat_2_3_1" calcext:value="formula-is($#REF!.$R2=&quot;Written&quot;)" calcext:base-cell-address="'IEEE Cover'.A1"/>
          </calcext:conditional-format>
          <calcext:conditional-format calcext:target-range-address="'Comment Entry'.AB402:'Comment Entry'.AC402">
            <calcext:condition calcext:apply-style-name="Excel_CondFormat_2_3_1" calcext:value="formula-is($#REF!.$R2=&quot;Written&quot;)" calcext:base-cell-address="'IEEE Cover'.A1"/>
          </calcext:conditional-format>
          <calcext:conditional-format calcext:target-range-address="'Comment Entry'.AB403:'Comment Entry'.AC403">
            <calcext:condition calcext:apply-style-name="Excel_CondFormat_2_3_1" calcext:value="formula-is($#REF!.$R2=&quot;Written&quot;)" calcext:base-cell-address="'IEEE Cover'.A1"/>
          </calcext:conditional-format>
          <calcext:conditional-format calcext:target-range-address="'Comment Entry'.AB404:'Comment Entry'.AC404">
            <calcext:condition calcext:apply-style-name="Excel_CondFormat_2_3_1" calcext:value="formula-is($#REF!.$R2=&quot;Written&quot;)" calcext:base-cell-address="'IEEE Cover'.A1"/>
          </calcext:conditional-format>
          <calcext:conditional-format calcext:target-range-address="'Comment Entry'.AB405:'Comment Entry'.AC405">
            <calcext:condition calcext:apply-style-name="Excel_CondFormat_2_3_1" calcext:value="formula-is($#REF!.$R2=&quot;Written&quot;)" calcext:base-cell-address="'IEEE Cover'.A1"/>
          </calcext:conditional-format>
          <calcext:conditional-format calcext:target-range-address="'Comment Entry'.AB406:'Comment Entry'.AC406">
            <calcext:condition calcext:apply-style-name="Excel_CondFormat_2_3_1" calcext:value="formula-is($#REF!.$R2=&quot;Written&quot;)" calcext:base-cell-address="'IEEE Cover'.A1"/>
          </calcext:conditional-format>
          <calcext:conditional-format calcext:target-range-address="'Comment Entry'.AB407:'Comment Entry'.AC407">
            <calcext:condition calcext:apply-style-name="Excel_CondFormat_2_3_1" calcext:value="formula-is($#REF!.$R2=&quot;Written&quot;)" calcext:base-cell-address="'IEEE Cover'.A1"/>
          </calcext:conditional-format>
          <calcext:conditional-format calcext:target-range-address="'Comment Entry'.AB408:'Comment Entry'.AC408">
            <calcext:condition calcext:apply-style-name="Excel_CondFormat_2_3_1" calcext:value="formula-is($#REF!.$R2=&quot;Written&quot;)" calcext:base-cell-address="'IEEE Cover'.A1"/>
          </calcext:conditional-format>
          <calcext:conditional-format calcext:target-range-address="'Comment Entry'.AB409:'Comment Entry'.AC409">
            <calcext:condition calcext:apply-style-name="Excel_CondFormat_2_3_1" calcext:value="formula-is($#REF!.$R2=&quot;Written&quot;)" calcext:base-cell-address="'IEEE Cover'.A1"/>
          </calcext:conditional-format>
          <calcext:conditional-format calcext:target-range-address="'Comment Entry'.AB410:'Comment Entry'.AC410">
            <calcext:condition calcext:apply-style-name="Excel_CondFormat_2_3_1" calcext:value="formula-is($#REF!.$R2=&quot;Written&quot;)" calcext:base-cell-address="'IEEE Cover'.A1"/>
          </calcext:conditional-format>
          <calcext:conditional-format calcext:target-range-address="'Comment Entry'.AB411:'Comment Entry'.AC411">
            <calcext:condition calcext:apply-style-name="Excel_CondFormat_2_3_1" calcext:value="formula-is($#REF!.$R2=&quot;Written&quot;)" calcext:base-cell-address="'IEEE Cover'.A1"/>
          </calcext:conditional-format>
          <calcext:conditional-format calcext:target-range-address="'Comment Entry'.AB412:'Comment Entry'.AC412">
            <calcext:condition calcext:apply-style-name="Excel_CondFormat_2_3_1" calcext:value="formula-is($#REF!.$R2=&quot;Written&quot;)" calcext:base-cell-address="'IEEE Cover'.A1"/>
          </calcext:conditional-format>
          <calcext:conditional-format calcext:target-range-address="'Comment Entry'.AB413:'Comment Entry'.AC413">
            <calcext:condition calcext:apply-style-name="Excel_CondFormat_2_3_1" calcext:value="formula-is($#REF!.$R2=&quot;Written&quot;)" calcext:base-cell-address="'IEEE Cover'.A1"/>
          </calcext:conditional-format>
          <calcext:conditional-format calcext:target-range-address="'Comment Entry'.AB414:'Comment Entry'.AC414">
            <calcext:condition calcext:apply-style-name="Excel_CondFormat_2_3_1" calcext:value="formula-is($#REF!.$R2=&quot;Written&quot;)" calcext:base-cell-address="'IEEE Cover'.A1"/>
          </calcext:conditional-format>
          <calcext:conditional-format calcext:target-range-address="'Comment Entry'.AB415:'Comment Entry'.AC415">
            <calcext:condition calcext:apply-style-name="Excel_CondFormat_2_3_1" calcext:value="formula-is($#REF!.$R2=&quot;Written&quot;)" calcext:base-cell-address="'IEEE Cover'.A1"/>
          </calcext:conditional-format>
          <calcext:conditional-format calcext:target-range-address="'Comment Entry'.AB416:'Comment Entry'.AC416">
            <calcext:condition calcext:apply-style-name="Excel_CondFormat_2_3_1" calcext:value="formula-is($#REF!.$R2=&quot;Written&quot;)" calcext:base-cell-address="'IEEE Cover'.A1"/>
          </calcext:conditional-format>
          <calcext:conditional-format calcext:target-range-address="'Comment Entry'.AB417:'Comment Entry'.AC417">
            <calcext:condition calcext:apply-style-name="Excel_CondFormat_2_3_1" calcext:value="formula-is($#REF!.$R2=&quot;Written&quot;)" calcext:base-cell-address="'IEEE Cover'.A1"/>
          </calcext:conditional-format>
          <calcext:conditional-format calcext:target-range-address="'Comment Entry'.AB418:'Comment Entry'.AC418">
            <calcext:condition calcext:apply-style-name="Excel_CondFormat_2_3_1" calcext:value="formula-is($#REF!.$R2=&quot;Written&quot;)" calcext:base-cell-address="'IEEE Cover'.A1"/>
          </calcext:conditional-format>
          <calcext:conditional-format calcext:target-range-address="'Comment Entry'.AB419:'Comment Entry'.AC419">
            <calcext:condition calcext:apply-style-name="Excel_CondFormat_2_3_1" calcext:value="formula-is($#REF!.$R2=&quot;Written&quot;)" calcext:base-cell-address="'IEEE Cover'.A1"/>
          </calcext:conditional-format>
          <calcext:conditional-format calcext:target-range-address="'Comment Entry'.AB420:'Comment Entry'.AC420">
            <calcext:condition calcext:apply-style-name="Excel_CondFormat_2_3_1" calcext:value="formula-is($#REF!.$R2=&quot;Written&quot;)" calcext:base-cell-address="'IEEE Cover'.A1"/>
          </calcext:conditional-format>
          <calcext:conditional-format calcext:target-range-address="'Comment Entry'.AB421:'Comment Entry'.AC421">
            <calcext:condition calcext:apply-style-name="Excel_CondFormat_2_3_1" calcext:value="formula-is($#REF!.$R2=&quot;Written&quot;)" calcext:base-cell-address="'IEEE Cover'.A1"/>
          </calcext:conditional-format>
          <calcext:conditional-format calcext:target-range-address="'Comment Entry'.AB422:'Comment Entry'.AC422">
            <calcext:condition calcext:apply-style-name="Excel_CondFormat_2_3_1" calcext:value="formula-is($#REF!.$R2=&quot;Written&quot;)" calcext:base-cell-address="'IEEE Cover'.A1"/>
          </calcext:conditional-format>
          <calcext:conditional-format calcext:target-range-address="'Comment Entry'.AB423:'Comment Entry'.AC423">
            <calcext:condition calcext:apply-style-name="Excel_CondFormat_2_3_1" calcext:value="formula-is($#REF!.$R2=&quot;Written&quot;)" calcext:base-cell-address="'IEEE Cover'.A1"/>
          </calcext:conditional-format>
          <calcext:conditional-format calcext:target-range-address="'Comment Entry'.AB424:'Comment Entry'.AC424">
            <calcext:condition calcext:apply-style-name="Excel_CondFormat_2_3_1" calcext:value="formula-is($#REF!.$R2=&quot;Written&quot;)" calcext:base-cell-address="'IEEE Cover'.A1"/>
          </calcext:conditional-format>
          <calcext:conditional-format calcext:target-range-address="'Comment Entry'.AB425:'Comment Entry'.AC425">
            <calcext:condition calcext:apply-style-name="Excel_CondFormat_2_3_1" calcext:value="formula-is($#REF!.$R2=&quot;Written&quot;)" calcext:base-cell-address="'IEEE Cover'.A1"/>
          </calcext:conditional-format>
          <calcext:conditional-format calcext:target-range-address="'Comment Entry'.AB426:'Comment Entry'.AC426">
            <calcext:condition calcext:apply-style-name="Excel_CondFormat_2_3_1" calcext:value="formula-is($#REF!.$R2=&quot;Written&quot;)" calcext:base-cell-address="'IEEE Cover'.A1"/>
          </calcext:conditional-format>
          <calcext:conditional-format calcext:target-range-address="'Comment Entry'.AB427:'Comment Entry'.AC427">
            <calcext:condition calcext:apply-style-name="Excel_CondFormat_2_3_1" calcext:value="formula-is($#REF!.$R2=&quot;Written&quot;)" calcext:base-cell-address="'IEEE Cover'.A1"/>
          </calcext:conditional-format>
          <calcext:conditional-format calcext:target-range-address="'Comment Entry'.AB428:'Comment Entry'.AC428">
            <calcext:condition calcext:apply-style-name="Excel_CondFormat_2_3_1" calcext:value="formula-is($#REF!.$R2=&quot;Written&quot;)" calcext:base-cell-address="'IEEE Cover'.A1"/>
          </calcext:conditional-format>
          <calcext:conditional-format calcext:target-range-address="'Comment Entry'.AB429:'Comment Entry'.AC429">
            <calcext:condition calcext:apply-style-name="Excel_CondFormat_2_3_1" calcext:value="formula-is($#REF!.$R2=&quot;Written&quot;)" calcext:base-cell-address="'IEEE Cover'.A1"/>
          </calcext:conditional-format>
          <calcext:conditional-format calcext:target-range-address="'Comment Entry'.AB430:'Comment Entry'.AC430">
            <calcext:condition calcext:apply-style-name="Excel_CondFormat_2_3_1" calcext:value="formula-is($#REF!.$R2=&quot;Written&quot;)" calcext:base-cell-address="'IEEE Cover'.A1"/>
          </calcext:conditional-format>
          <calcext:conditional-format calcext:target-range-address="'Comment Entry'.AB431:'Comment Entry'.AC431">
            <calcext:condition calcext:apply-style-name="Excel_CondFormat_2_3_1" calcext:value="formula-is($#REF!.$R2=&quot;Written&quot;)" calcext:base-cell-address="'IEEE Cover'.A1"/>
          </calcext:conditional-format>
          <calcext:conditional-format calcext:target-range-address="'Comment Entry'.AB432:'Comment Entry'.AC432">
            <calcext:condition calcext:apply-style-name="Excel_CondFormat_2_3_1" calcext:value="formula-is($#REF!.$R2=&quot;Written&quot;)" calcext:base-cell-address="'IEEE Cover'.A1"/>
          </calcext:conditional-format>
          <calcext:conditional-format calcext:target-range-address="'Comment Entry'.AB433:'Comment Entry'.AC433">
            <calcext:condition calcext:apply-style-name="Excel_CondFormat_2_3_1" calcext:value="formula-is($#REF!.$R2=&quot;Written&quot;)" calcext:base-cell-address="'IEEE Cover'.A1"/>
          </calcext:conditional-format>
          <calcext:conditional-format calcext:target-range-address="'Comment Entry'.AB434:'Comment Entry'.AC434">
            <calcext:condition calcext:apply-style-name="Excel_CondFormat_2_3_1" calcext:value="formula-is($#REF!.$R2=&quot;Written&quot;)" calcext:base-cell-address="'IEEE Cover'.A1"/>
          </calcext:conditional-format>
          <calcext:conditional-format calcext:target-range-address="'Comment Entry'.AB435:'Comment Entry'.AC435">
            <calcext:condition calcext:apply-style-name="Excel_CondFormat_2_3_1" calcext:value="formula-is($#REF!.$R2=&quot;Written&quot;)" calcext:base-cell-address="'IEEE Cover'.A1"/>
          </calcext:conditional-format>
          <calcext:conditional-format calcext:target-range-address="'Comment Entry'.AB436:'Comment Entry'.AC436">
            <calcext:condition calcext:apply-style-name="Excel_CondFormat_2_3_1" calcext:value="formula-is($#REF!.$R2=&quot;Written&quot;)" calcext:base-cell-address="'IEEE Cover'.A1"/>
          </calcext:conditional-format>
          <calcext:conditional-format calcext:target-range-address="'Comment Entry'.AB437:'Comment Entry'.AC437">
            <calcext:condition calcext:apply-style-name="Excel_CondFormat_2_3_1" calcext:value="formula-is($#REF!.$R2=&quot;Written&quot;)" calcext:base-cell-address="'IEEE Cover'.A1"/>
          </calcext:conditional-format>
          <calcext:conditional-format calcext:target-range-address="'Comment Entry'.AB438:'Comment Entry'.AC438">
            <calcext:condition calcext:apply-style-name="Excel_CondFormat_2_3_1" calcext:value="formula-is($#REF!.$R2=&quot;Written&quot;)" calcext:base-cell-address="'IEEE Cover'.A1"/>
          </calcext:conditional-format>
          <calcext:conditional-format calcext:target-range-address="'Comment Entry'.AB439:'Comment Entry'.AC439">
            <calcext:condition calcext:apply-style-name="Excel_CondFormat_2_3_1" calcext:value="formula-is($#REF!.$R2=&quot;Written&quot;)" calcext:base-cell-address="'IEEE Cover'.A1"/>
          </calcext:conditional-format>
          <calcext:conditional-format calcext:target-range-address="'Comment Entry'.AB440:'Comment Entry'.AC440">
            <calcext:condition calcext:apply-style-name="Excel_CondFormat_2_3_1" calcext:value="formula-is($#REF!.$R2=&quot;Written&quot;)" calcext:base-cell-address="'IEEE Cover'.A1"/>
          </calcext:conditional-format>
          <calcext:conditional-format calcext:target-range-address="'Comment Entry'.AB441:'Comment Entry'.AC441">
            <calcext:condition calcext:apply-style-name="Excel_CondFormat_2_3_1" calcext:value="formula-is($#REF!.$R2=&quot;Written&quot;)" calcext:base-cell-address="'IEEE Cover'.A1"/>
          </calcext:conditional-format>
          <calcext:conditional-format calcext:target-range-address="'Comment Entry'.AB442:'Comment Entry'.AC442">
            <calcext:condition calcext:apply-style-name="Excel_CondFormat_2_3_1" calcext:value="formula-is($#REF!.$R2=&quot;Written&quot;)" calcext:base-cell-address="'IEEE Cover'.A1"/>
          </calcext:conditional-format>
          <calcext:conditional-format calcext:target-range-address="'Comment Entry'.AB443:'Comment Entry'.AC443">
            <calcext:condition calcext:apply-style-name="Excel_CondFormat_2_3_1" calcext:value="formula-is($#REF!.$R2=&quot;Written&quot;)" calcext:base-cell-address="'IEEE Cover'.A1"/>
          </calcext:conditional-format>
          <calcext:conditional-format calcext:target-range-address="'Comment Entry'.AB444:'Comment Entry'.AC444">
            <calcext:condition calcext:apply-style-name="Excel_CondFormat_2_3_1" calcext:value="formula-is($#REF!.$R2=&quot;Written&quot;)" calcext:base-cell-address="'IEEE Cover'.A1"/>
          </calcext:conditional-format>
          <calcext:conditional-format calcext:target-range-address="'Comment Entry'.AB445:'Comment Entry'.AC445">
            <calcext:condition calcext:apply-style-name="Excel_CondFormat_2_3_1" calcext:value="formula-is($#REF!.$R2=&quot;Written&quot;)" calcext:base-cell-address="'IEEE Cover'.A1"/>
          </calcext:conditional-format>
          <calcext:conditional-format calcext:target-range-address="'Comment Entry'.AB446:'Comment Entry'.AC446">
            <calcext:condition calcext:apply-style-name="Excel_CondFormat_2_3_1" calcext:value="formula-is($#REF!.$R2=&quot;Written&quot;)" calcext:base-cell-address="'IEEE Cover'.A1"/>
          </calcext:conditional-format>
          <calcext:conditional-format calcext:target-range-address="'Comment Entry'.AB447:'Comment Entry'.AC447">
            <calcext:condition calcext:apply-style-name="Excel_CondFormat_2_3_1" calcext:value="formula-is($#REF!.$R2=&quot;Written&quot;)" calcext:base-cell-address="'IEEE Cover'.A1"/>
          </calcext:conditional-format>
          <calcext:conditional-format calcext:target-range-address="'Comment Entry'.AB448:'Comment Entry'.AC448">
            <calcext:condition calcext:apply-style-name="Excel_CondFormat_2_3_1" calcext:value="formula-is($#REF!.$R2=&quot;Written&quot;)" calcext:base-cell-address="'IEEE Cover'.A1"/>
          </calcext:conditional-format>
          <calcext:conditional-format calcext:target-range-address="'Comment Entry'.AB449:'Comment Entry'.AC449">
            <calcext:condition calcext:apply-style-name="Excel_CondFormat_2_3_1" calcext:value="formula-is($#REF!.$R2=&quot;Written&quot;)" calcext:base-cell-address="'IEEE Cover'.A1"/>
          </calcext:conditional-format>
          <calcext:conditional-format calcext:target-range-address="'Comment Entry'.AB450:'Comment Entry'.AC450">
            <calcext:condition calcext:apply-style-name="Excel_CondFormat_2_3_1" calcext:value="formula-is($#REF!.$R2=&quot;Written&quot;)" calcext:base-cell-address="'IEEE Cover'.A1"/>
          </calcext:conditional-format>
          <calcext:conditional-format calcext:target-range-address="'Comment Entry'.AB451:'Comment Entry'.AC451">
            <calcext:condition calcext:apply-style-name="Excel_CondFormat_2_3_1" calcext:value="formula-is($#REF!.$R2=&quot;Written&quot;)" calcext:base-cell-address="'IEEE Cover'.A1"/>
          </calcext:conditional-format>
          <calcext:conditional-format calcext:target-range-address="'Comment Entry'.AB452:'Comment Entry'.AC452">
            <calcext:condition calcext:apply-style-name="Excel_CondFormat_2_3_1" calcext:value="formula-is($#REF!.$R2=&quot;Written&quot;)" calcext:base-cell-address="'IEEE Cover'.A1"/>
          </calcext:conditional-format>
          <calcext:conditional-format calcext:target-range-address="'Comment Entry'.AB453:'Comment Entry'.AC453">
            <calcext:condition calcext:apply-style-name="Excel_CondFormat_2_3_1" calcext:value="formula-is($#REF!.$R2=&quot;Written&quot;)" calcext:base-cell-address="'IEEE Cover'.A1"/>
          </calcext:conditional-format>
          <calcext:conditional-format calcext:target-range-address="'Comment Entry'.AB454:'Comment Entry'.AC454">
            <calcext:condition calcext:apply-style-name="Excel_CondFormat_2_3_1" calcext:value="formula-is($#REF!.$R2=&quot;Written&quot;)" calcext:base-cell-address="'IEEE Cover'.A1"/>
          </calcext:conditional-format>
          <calcext:conditional-format calcext:target-range-address="'Comment Entry'.AB455:'Comment Entry'.AC455">
            <calcext:condition calcext:apply-style-name="Excel_CondFormat_2_3_1" calcext:value="formula-is($#REF!.$R2=&quot;Written&quot;)" calcext:base-cell-address="'IEEE Cover'.A1"/>
          </calcext:conditional-format>
          <calcext:conditional-format calcext:target-range-address="'Comment Entry'.AB456:'Comment Entry'.AC456">
            <calcext:condition calcext:apply-style-name="Excel_CondFormat_2_3_1" calcext:value="formula-is($#REF!.$R2=&quot;Written&quot;)" calcext:base-cell-address="'IEEE Cover'.A1"/>
          </calcext:conditional-format>
          <calcext:conditional-format calcext:target-range-address="'Comment Entry'.AB457:'Comment Entry'.AC457">
            <calcext:condition calcext:apply-style-name="Excel_CondFormat_2_3_1" calcext:value="formula-is($#REF!.$R2=&quot;Written&quot;)" calcext:base-cell-address="'IEEE Cover'.A1"/>
          </calcext:conditional-format>
          <calcext:conditional-format calcext:target-range-address="'Comment Entry'.AB458:'Comment Entry'.AC458">
            <calcext:condition calcext:apply-style-name="Excel_CondFormat_2_3_1" calcext:value="formula-is($#REF!.$R2=&quot;Written&quot;)" calcext:base-cell-address="'IEEE Cover'.A1"/>
          </calcext:conditional-format>
          <calcext:conditional-format calcext:target-range-address="'Comment Entry'.AB459:'Comment Entry'.AC459">
            <calcext:condition calcext:apply-style-name="Excel_CondFormat_2_3_1" calcext:value="formula-is($#REF!.$R2=&quot;Written&quot;)" calcext:base-cell-address="'IEEE Cover'.A1"/>
          </calcext:conditional-format>
          <calcext:conditional-format calcext:target-range-address="'Comment Entry'.AB460:'Comment Entry'.AC460">
            <calcext:condition calcext:apply-style-name="Excel_CondFormat_2_3_1" calcext:value="formula-is($#REF!.$R2=&quot;Written&quot;)" calcext:base-cell-address="'IEEE Cover'.A1"/>
          </calcext:conditional-format>
          <calcext:conditional-format calcext:target-range-address="'Comment Entry'.AB461:'Comment Entry'.AC461">
            <calcext:condition calcext:apply-style-name="Excel_CondFormat_2_3_1" calcext:value="formula-is($#REF!.$R2=&quot;Written&quot;)" calcext:base-cell-address="'IEEE Cover'.A1"/>
          </calcext:conditional-format>
          <calcext:conditional-format calcext:target-range-address="'Comment Entry'.AB462:'Comment Entry'.AC462">
            <calcext:condition calcext:apply-style-name="Excel_CondFormat_2_3_1" calcext:value="formula-is($#REF!.$R2=&quot;Written&quot;)" calcext:base-cell-address="'IEEE Cover'.A1"/>
          </calcext:conditional-format>
          <calcext:conditional-format calcext:target-range-address="'Comment Entry'.AB463:'Comment Entry'.AC463">
            <calcext:condition calcext:apply-style-name="Excel_CondFormat_2_3_1" calcext:value="formula-is($#REF!.$R2=&quot;Written&quot;)" calcext:base-cell-address="'IEEE Cover'.A1"/>
          </calcext:conditional-format>
          <calcext:conditional-format calcext:target-range-address="'Comment Entry'.AB464:'Comment Entry'.AC464">
            <calcext:condition calcext:apply-style-name="Excel_CondFormat_2_3_1" calcext:value="formula-is($#REF!.$R2=&quot;Written&quot;)" calcext:base-cell-address="'IEEE Cover'.A1"/>
          </calcext:conditional-format>
          <calcext:conditional-format calcext:target-range-address="'Comment Entry'.AB465:'Comment Entry'.AC465">
            <calcext:condition calcext:apply-style-name="Excel_CondFormat_2_3_1" calcext:value="formula-is($#REF!.$R2=&quot;Written&quot;)" calcext:base-cell-address="'IEEE Cover'.A1"/>
          </calcext:conditional-format>
          <calcext:conditional-format calcext:target-range-address="'Comment Entry'.AB466:'Comment Entry'.AC466">
            <calcext:condition calcext:apply-style-name="Excel_CondFormat_2_3_1" calcext:value="formula-is($#REF!.$R2=&quot;Written&quot;)" calcext:base-cell-address="'IEEE Cover'.A1"/>
          </calcext:conditional-format>
          <calcext:conditional-format calcext:target-range-address="'Comment Entry'.AB467:'Comment Entry'.AC467">
            <calcext:condition calcext:apply-style-name="Excel_CondFormat_2_3_1" calcext:value="formula-is($#REF!.$R2=&quot;Written&quot;)" calcext:base-cell-address="'IEEE Cover'.A1"/>
          </calcext:conditional-format>
          <calcext:conditional-format calcext:target-range-address="'Comment Entry'.AB468:'Comment Entry'.AC468">
            <calcext:condition calcext:apply-style-name="Excel_CondFormat_2_3_1" calcext:value="formula-is($#REF!.$R2=&quot;Written&quot;)" calcext:base-cell-address="'IEEE Cover'.A1"/>
          </calcext:conditional-format>
          <calcext:conditional-format calcext:target-range-address="'Comment Entry'.AB469:'Comment Entry'.AC469">
            <calcext:condition calcext:apply-style-name="Excel_CondFormat_2_3_1" calcext:value="formula-is($#REF!.$R2=&quot;Written&quot;)" calcext:base-cell-address="'IEEE Cover'.A1"/>
          </calcext:conditional-format>
          <calcext:conditional-format calcext:target-range-address="'Comment Entry'.AB470:'Comment Entry'.AC470">
            <calcext:condition calcext:apply-style-name="Excel_CondFormat_2_3_1" calcext:value="formula-is($#REF!.$R2=&quot;Written&quot;)" calcext:base-cell-address="'IEEE Cover'.A1"/>
          </calcext:conditional-format>
          <calcext:conditional-format calcext:target-range-address="'Comment Entry'.AB471:'Comment Entry'.AC471">
            <calcext:condition calcext:apply-style-name="Excel_CondFormat_2_3_1" calcext:value="formula-is($#REF!.$R2=&quot;Written&quot;)" calcext:base-cell-address="'IEEE Cover'.A1"/>
          </calcext:conditional-format>
          <calcext:conditional-format calcext:target-range-address="'Comment Entry'.AB472:'Comment Entry'.AC472">
            <calcext:condition calcext:apply-style-name="Excel_CondFormat_2_3_1" calcext:value="formula-is($#REF!.$R2=&quot;Written&quot;)" calcext:base-cell-address="'IEEE Cover'.A1"/>
          </calcext:conditional-format>
          <calcext:conditional-format calcext:target-range-address="'Comment Entry'.AB473:'Comment Entry'.AC473">
            <calcext:condition calcext:apply-style-name="Excel_CondFormat_2_3_1" calcext:value="formula-is($#REF!.$R2=&quot;Written&quot;)" calcext:base-cell-address="'IEEE Cover'.A1"/>
          </calcext:conditional-format>
          <calcext:conditional-format calcext:target-range-address="'Comment Entry'.AB474:'Comment Entry'.AC474">
            <calcext:condition calcext:apply-style-name="Excel_CondFormat_2_3_1" calcext:value="formula-is($#REF!.$R2=&quot;Written&quot;)" calcext:base-cell-address="'IEEE Cover'.A1"/>
          </calcext:conditional-format>
          <calcext:conditional-format calcext:target-range-address="'Comment Entry'.AB475:'Comment Entry'.AC475">
            <calcext:condition calcext:apply-style-name="Excel_CondFormat_2_3_1" calcext:value="formula-is($#REF!.$R2=&quot;Written&quot;)" calcext:base-cell-address="'IEEE Cover'.A1"/>
          </calcext:conditional-format>
          <calcext:conditional-format calcext:target-range-address="'Comment Entry'.AB476:'Comment Entry'.AC476">
            <calcext:condition calcext:apply-style-name="Excel_CondFormat_2_3_1" calcext:value="formula-is($#REF!.$R2=&quot;Written&quot;)" calcext:base-cell-address="'IEEE Cover'.A1"/>
          </calcext:conditional-format>
          <calcext:conditional-format calcext:target-range-address="'Comment Entry'.AB477:'Comment Entry'.AC477">
            <calcext:condition calcext:apply-style-name="Excel_CondFormat_2_3_1" calcext:value="formula-is($#REF!.$R2=&quot;Written&quot;)" calcext:base-cell-address="'IEEE Cover'.A1"/>
          </calcext:conditional-format>
          <calcext:conditional-format calcext:target-range-address="'Comment Entry'.AB478:'Comment Entry'.AC478">
            <calcext:condition calcext:apply-style-name="Excel_CondFormat_2_3_1" calcext:value="formula-is($#REF!.$R2=&quot;Written&quot;)" calcext:base-cell-address="'IEEE Cover'.A1"/>
          </calcext:conditional-format>
          <calcext:conditional-format calcext:target-range-address="'Comment Entry'.AB479:'Comment Entry'.AC479">
            <calcext:condition calcext:apply-style-name="Excel_CondFormat_2_3_1" calcext:value="formula-is($#REF!.$R2=&quot;Written&quot;)" calcext:base-cell-address="'IEEE Cover'.A1"/>
          </calcext:conditional-format>
          <calcext:conditional-format calcext:target-range-address="'Comment Entry'.AB480:'Comment Entry'.AC480">
            <calcext:condition calcext:apply-style-name="Excel_CondFormat_2_3_1" calcext:value="formula-is($#REF!.$R2=&quot;Written&quot;)" calcext:base-cell-address="'IEEE Cover'.A1"/>
          </calcext:conditional-format>
          <calcext:conditional-format calcext:target-range-address="'Comment Entry'.AB481:'Comment Entry'.AC481">
            <calcext:condition calcext:apply-style-name="Excel_CondFormat_2_3_1" calcext:value="formula-is($#REF!.$R2=&quot;Written&quot;)" calcext:base-cell-address="'IEEE Cover'.A1"/>
          </calcext:conditional-format>
          <calcext:conditional-format calcext:target-range-address="'Comment Entry'.AB482:'Comment Entry'.AC482">
            <calcext:condition calcext:apply-style-name="Excel_CondFormat_2_3_1" calcext:value="formula-is($#REF!.$R2=&quot;Written&quot;)" calcext:base-cell-address="'IEEE Cover'.A1"/>
          </calcext:conditional-format>
          <calcext:conditional-format calcext:target-range-address="'Comment Entry'.AB483:'Comment Entry'.AC483">
            <calcext:condition calcext:apply-style-name="Excel_CondFormat_2_3_1" calcext:value="formula-is($#REF!.$R2=&quot;Written&quot;)" calcext:base-cell-address="'IEEE Cover'.A1"/>
          </calcext:conditional-format>
          <calcext:conditional-format calcext:target-range-address="'Comment Entry'.AB484:'Comment Entry'.AC484">
            <calcext:condition calcext:apply-style-name="Excel_CondFormat_2_3_1" calcext:value="formula-is($#REF!.$R2=&quot;Written&quot;)" calcext:base-cell-address="'IEEE Cover'.A1"/>
          </calcext:conditional-format>
          <calcext:conditional-format calcext:target-range-address="'Comment Entry'.AB485:'Comment Entry'.AC485">
            <calcext:condition calcext:apply-style-name="Excel_CondFormat_2_3_1" calcext:value="formula-is($#REF!.$R2=&quot;Written&quot;)" calcext:base-cell-address="'IEEE Cover'.A1"/>
          </calcext:conditional-format>
          <calcext:conditional-format calcext:target-range-address="'Comment Entry'.AB486:'Comment Entry'.AC486">
            <calcext:condition calcext:apply-style-name="Excel_CondFormat_2_3_1" calcext:value="formula-is($#REF!.$R2=&quot;Written&quot;)" calcext:base-cell-address="'IEEE Cover'.A1"/>
          </calcext:conditional-format>
          <calcext:conditional-format calcext:target-range-address="'Comment Entry'.AB487:'Comment Entry'.AC487">
            <calcext:condition calcext:apply-style-name="Excel_CondFormat_2_3_1" calcext:value="formula-is($#REF!.$R2=&quot;Written&quot;)" calcext:base-cell-address="'IEEE Cover'.A1"/>
          </calcext:conditional-format>
          <calcext:conditional-format calcext:target-range-address="'Comment Entry'.AB488:'Comment Entry'.AC488">
            <calcext:condition calcext:apply-style-name="Excel_CondFormat_2_3_1" calcext:value="formula-is($#REF!.$R2=&quot;Written&quot;)" calcext:base-cell-address="'IEEE Cover'.A1"/>
          </calcext:conditional-format>
          <calcext:conditional-format calcext:target-range-address="'Comment Entry'.AB489:'Comment Entry'.AC489">
            <calcext:condition calcext:apply-style-name="Excel_CondFormat_2_3_1" calcext:value="formula-is($#REF!.$R2=&quot;Written&quot;)" calcext:base-cell-address="'IEEE Cover'.A1"/>
          </calcext:conditional-format>
          <calcext:conditional-format calcext:target-range-address="'Comment Entry'.AB490:'Comment Entry'.AC490">
            <calcext:condition calcext:apply-style-name="Excel_CondFormat_2_3_1" calcext:value="formula-is($#REF!.$R2=&quot;Written&quot;)" calcext:base-cell-address="'IEEE Cover'.A1"/>
          </calcext:conditional-format>
          <calcext:conditional-format calcext:target-range-address="'Comment Entry'.AB491:'Comment Entry'.AC491">
            <calcext:condition calcext:apply-style-name="Excel_CondFormat_2_3_1" calcext:value="formula-is($#REF!.$R2=&quot;Written&quot;)" calcext:base-cell-address="'IEEE Cover'.A1"/>
          </calcext:conditional-format>
          <calcext:conditional-format calcext:target-range-address="'Comment Entry'.AB492:'Comment Entry'.AC492">
            <calcext:condition calcext:apply-style-name="Excel_CondFormat_2_3_1" calcext:value="formula-is($#REF!.$R2=&quot;Written&quot;)" calcext:base-cell-address="'IEEE Cover'.A1"/>
          </calcext:conditional-format>
          <calcext:conditional-format calcext:target-range-address="'Comment Entry'.AB493:'Comment Entry'.AC493">
            <calcext:condition calcext:apply-style-name="Excel_CondFormat_2_3_1" calcext:value="formula-is($#REF!.$R2=&quot;Written&quot;)" calcext:base-cell-address="'IEEE Cover'.A1"/>
          </calcext:conditional-format>
          <calcext:conditional-format calcext:target-range-address="'Comment Entry'.AB494:'Comment Entry'.AC494">
            <calcext:condition calcext:apply-style-name="Excel_CondFormat_2_3_1" calcext:value="formula-is($#REF!.$R2=&quot;Written&quot;)" calcext:base-cell-address="'IEEE Cover'.A1"/>
          </calcext:conditional-format>
          <calcext:conditional-format calcext:target-range-address="'Comment Entry'.AB495:'Comment Entry'.AC495">
            <calcext:condition calcext:apply-style-name="Excel_CondFormat_2_3_1" calcext:value="formula-is($#REF!.$R2=&quot;Written&quot;)" calcext:base-cell-address="'IEEE Cover'.A1"/>
          </calcext:conditional-format>
          <calcext:conditional-format calcext:target-range-address="'Comment Entry'.AB496:'Comment Entry'.AC496">
            <calcext:condition calcext:apply-style-name="Excel_CondFormat_2_3_1" calcext:value="formula-is($#REF!.$R2=&quot;Written&quot;)" calcext:base-cell-address="'IEEE Cover'.A1"/>
          </calcext:conditional-format>
          <calcext:conditional-format calcext:target-range-address="'Comment Entry'.AB497:'Comment Entry'.AC497">
            <calcext:condition calcext:apply-style-name="Excel_CondFormat_2_3_1" calcext:value="formula-is($#REF!.$R2=&quot;Written&quot;)" calcext:base-cell-address="'IEEE Cover'.A1"/>
          </calcext:conditional-format>
          <calcext:conditional-format calcext:target-range-address="'Comment Entry'.AB498:'Comment Entry'.AC498">
            <calcext:condition calcext:apply-style-name="Excel_CondFormat_2_3_1" calcext:value="formula-is($#REF!.$R2=&quot;Written&quot;)" calcext:base-cell-address="'IEEE Cover'.A1"/>
          </calcext:conditional-format>
          <calcext:conditional-format calcext:target-range-address="'Comment Entry'.AB499:'Comment Entry'.AC499">
            <calcext:condition calcext:apply-style-name="Excel_CondFormat_2_3_1" calcext:value="formula-is($#REF!.$R2=&quot;Written&quot;)" calcext:base-cell-address="'IEEE Cover'.A1"/>
          </calcext:conditional-format>
          <calcext:conditional-format calcext:target-range-address="'Comment Entry'.AB500:'Comment Entry'.AC500">
            <calcext:condition calcext:apply-style-name="Excel_CondFormat_2_3_1" calcext:value="formula-is($#REF!.$R2=&quot;Written&quot;)" calcext:base-cell-address="'IEEE Cover'.A1"/>
          </calcext:conditional-format>
          <calcext:conditional-format calcext:target-range-address="'Comment Entry'.AB2:'Comment Entry'.AC2">
            <calcext:condition calcext:apply-style-name="" calcext:value="formula-is($#REF!.$R2=&quot;Written&quot;)" calcext:base-cell-address="'IEEE Cover'.AC2"/>
            <calcext:condition calcext:apply-style-name="Written" calcext:value="formula-is([.$Y2]=&quot;written&quot;)" calcext:base-cell-address="'IEEE Cover'.AC2"/>
          </calcext:conditional-format>
          <calcext:conditional-format calcext:target-range-address="'Comment Entry'.A2:'Comment Entry'.AC2">
            <calcext:condition calcext:apply-style-name="Written" calcext:value="formula-is([.$Y2]=&quot;Written&quot;)" calcext:base-cell-address="'IEEE Cover'.A2"/>
          </calcext:conditional-format>
          <calcext:conditional-format calcext:target-range-address="'Comment Entry'.A2:'Comment Entry'.AC2">
            <calcext:condition calcext:apply-style-name="Written" calcext:value="formula-is([.$Y2]=&quot;Written&quot;)" calcext:base-cell-address="'IEEE Cover'.A2"/>
          </calcext:conditional-format>
          <calcext:conditional-format calcext:target-range-address="'Comment Entry'.A3:'Comment Entry'.AC3">
            <calcext:condition calcext:apply-style-name="Written" calcext:value="formula-is([.$Y2]=&quot;Written&quot;)" calcext:base-cell-address="'IEEE Cover'.A2"/>
          </calcext:conditional-format>
          <calcext:conditional-format calcext:target-range-address="'Comment Entry'.A4:'Comment Entry'.AC4">
            <calcext:condition calcext:apply-style-name="Written" calcext:value="formula-is([.$Y2]=&quot;Written&quot;)" calcext:base-cell-address="'IEEE Cover'.A2"/>
          </calcext:conditional-format>
          <calcext:conditional-format calcext:target-range-address="'Comment Entry'.A5:'Comment Entry'.AC5">
            <calcext:condition calcext:apply-style-name="Written" calcext:value="formula-is([.$Y2]=&quot;Written&quot;)" calcext:base-cell-address="'IEEE Cover'.A2"/>
          </calcext:conditional-format>
          <calcext:conditional-format calcext:target-range-address="'Comment Entry'.A6:'Comment Entry'.AC6">
            <calcext:condition calcext:apply-style-name="Written" calcext:value="formula-is([.$Y2]=&quot;Written&quot;)" calcext:base-cell-address="'IEEE Cover'.A2"/>
          </calcext:conditional-format>
          <calcext:conditional-format calcext:target-range-address="'Comment Entry'.A7:'Comment Entry'.AC7">
            <calcext:condition calcext:apply-style-name="Written" calcext:value="formula-is([.$Y2]=&quot;Written&quot;)" calcext:base-cell-address="'IEEE Cover'.A2"/>
          </calcext:conditional-format>
          <calcext:conditional-format calcext:target-range-address="'Comment Entry'.A8:'Comment Entry'.AC8">
            <calcext:condition calcext:apply-style-name="Written" calcext:value="formula-is([.$Y2]=&quot;Written&quot;)" calcext:base-cell-address="'IEEE Cover'.A2"/>
          </calcext:conditional-format>
          <calcext:conditional-format calcext:target-range-address="'Comment Entry'.A9:'Comment Entry'.AC9">
            <calcext:condition calcext:apply-style-name="Written" calcext:value="formula-is([.$Y2]=&quot;Written&quot;)" calcext:base-cell-address="'IEEE Cover'.A2"/>
          </calcext:conditional-format>
          <calcext:conditional-format calcext:target-range-address="'Comment Entry'.A10:'Comment Entry'.AC10">
            <calcext:condition calcext:apply-style-name="Written" calcext:value="formula-is([.$Y2]=&quot;Written&quot;)" calcext:base-cell-address="'IEEE Cover'.A2"/>
          </calcext:conditional-format>
          <calcext:conditional-format calcext:target-range-address="'Comment Entry'.A11:'Comment Entry'.AC11">
            <calcext:condition calcext:apply-style-name="Written" calcext:value="formula-is([.$Y2]=&quot;Written&quot;)" calcext:base-cell-address="'IEEE Cover'.A2"/>
          </calcext:conditional-format>
          <calcext:conditional-format calcext:target-range-address="'Comment Entry'.A12:'Comment Entry'.AC12">
            <calcext:condition calcext:apply-style-name="Written" calcext:value="formula-is([.$Y2]=&quot;Written&quot;)" calcext:base-cell-address="'IEEE Cover'.A2"/>
          </calcext:conditional-format>
          <calcext:conditional-format calcext:target-range-address="'Comment Entry'.A13:'Comment Entry'.AC13">
            <calcext:condition calcext:apply-style-name="Written" calcext:value="formula-is([.$Y2]=&quot;Written&quot;)" calcext:base-cell-address="'IEEE Cover'.A2"/>
          </calcext:conditional-format>
          <calcext:conditional-format calcext:target-range-address="'Comment Entry'.A14:'Comment Entry'.AC14">
            <calcext:condition calcext:apply-style-name="Written" calcext:value="formula-is([.$Y2]=&quot;Written&quot;)" calcext:base-cell-address="'IEEE Cover'.A2"/>
          </calcext:conditional-format>
          <calcext:conditional-format calcext:target-range-address="'Comment Entry'.A15:'Comment Entry'.AC15">
            <calcext:condition calcext:apply-style-name="Written" calcext:value="formula-is([.$Y2]=&quot;Written&quot;)" calcext:base-cell-address="'IEEE Cover'.A2"/>
          </calcext:conditional-format>
          <calcext:conditional-format calcext:target-range-address="'Comment Entry'.A16:'Comment Entry'.AC16">
            <calcext:condition calcext:apply-style-name="Written" calcext:value="formula-is([.$Y2]=&quot;Written&quot;)" calcext:base-cell-address="'IEEE Cover'.A2"/>
          </calcext:conditional-format>
          <calcext:conditional-format calcext:target-range-address="'Comment Entry'.A17:'Comment Entry'.AC17">
            <calcext:condition calcext:apply-style-name="Written" calcext:value="formula-is([.$Y2]=&quot;Written&quot;)" calcext:base-cell-address="'IEEE Cover'.A2"/>
          </calcext:conditional-format>
          <calcext:conditional-format calcext:target-range-address="'Comment Entry'.A18:'Comment Entry'.AC18">
            <calcext:condition calcext:apply-style-name="Written" calcext:value="formula-is([.$Y2]=&quot;Written&quot;)" calcext:base-cell-address="'IEEE Cover'.A2"/>
          </calcext:conditional-format>
          <calcext:conditional-format calcext:target-range-address="'Comment Entry'.A19:'Comment Entry'.AC19">
            <calcext:condition calcext:apply-style-name="Written" calcext:value="formula-is([.$Y2]=&quot;Written&quot;)" calcext:base-cell-address="'IEEE Cover'.A2"/>
          </calcext:conditional-format>
          <calcext:conditional-format calcext:target-range-address="'Comment Entry'.A20:'Comment Entry'.AC20">
            <calcext:condition calcext:apply-style-name="Written" calcext:value="formula-is([.$Y2]=&quot;Written&quot;)" calcext:base-cell-address="'IEEE Cover'.A2"/>
          </calcext:conditional-format>
          <calcext:conditional-format calcext:target-range-address="'Comment Entry'.A21:'Comment Entry'.AC21">
            <calcext:condition calcext:apply-style-name="Written" calcext:value="formula-is([.$Y2]=&quot;Written&quot;)" calcext:base-cell-address="'IEEE Cover'.A2"/>
          </calcext:conditional-format>
          <calcext:conditional-format calcext:target-range-address="'Comment Entry'.A22:'Comment Entry'.AC22">
            <calcext:condition calcext:apply-style-name="Written" calcext:value="formula-is([.$Y2]=&quot;Written&quot;)" calcext:base-cell-address="'IEEE Cover'.A2"/>
          </calcext:conditional-format>
          <calcext:conditional-format calcext:target-range-address="'Comment Entry'.A23:'Comment Entry'.AC23">
            <calcext:condition calcext:apply-style-name="Written" calcext:value="formula-is([.$Y2]=&quot;Written&quot;)" calcext:base-cell-address="'IEEE Cover'.A2"/>
          </calcext:conditional-format>
          <calcext:conditional-format calcext:target-range-address="'Comment Entry'.A24:'Comment Entry'.AC24">
            <calcext:condition calcext:apply-style-name="Written" calcext:value="formula-is([.$Y2]=&quot;Written&quot;)" calcext:base-cell-address="'IEEE Cover'.A2"/>
          </calcext:conditional-format>
          <calcext:conditional-format calcext:target-range-address="'Comment Entry'.A25:'Comment Entry'.AC25">
            <calcext:condition calcext:apply-style-name="Written" calcext:value="formula-is([.$Y2]=&quot;Written&quot;)" calcext:base-cell-address="'IEEE Cover'.A2"/>
          </calcext:conditional-format>
          <calcext:conditional-format calcext:target-range-address="'Comment Entry'.A26:'Comment Entry'.AC26">
            <calcext:condition calcext:apply-style-name="Written" calcext:value="formula-is([.$Y2]=&quot;Written&quot;)" calcext:base-cell-address="'IEEE Cover'.A2"/>
          </calcext:conditional-format>
          <calcext:conditional-format calcext:target-range-address="'Comment Entry'.A27:'Comment Entry'.AC27">
            <calcext:condition calcext:apply-style-name="Written" calcext:value="formula-is([.$Y2]=&quot;Written&quot;)" calcext:base-cell-address="'IEEE Cover'.A2"/>
          </calcext:conditional-format>
          <calcext:conditional-format calcext:target-range-address="'Comment Entry'.A28:'Comment Entry'.AC28">
            <calcext:condition calcext:apply-style-name="Written" calcext:value="formula-is([.$Y2]=&quot;Written&quot;)" calcext:base-cell-address="'IEEE Cover'.A2"/>
          </calcext:conditional-format>
          <calcext:conditional-format calcext:target-range-address="'Comment Entry'.A29:'Comment Entry'.AC29">
            <calcext:condition calcext:apply-style-name="Written" calcext:value="formula-is([.$Y2]=&quot;Written&quot;)" calcext:base-cell-address="'IEEE Cover'.A2"/>
          </calcext:conditional-format>
          <calcext:conditional-format calcext:target-range-address="'Comment Entry'.A30:'Comment Entry'.AC30">
            <calcext:condition calcext:apply-style-name="Written" calcext:value="formula-is([.$Y2]=&quot;Written&quot;)" calcext:base-cell-address="'IEEE Cover'.A2"/>
          </calcext:conditional-format>
          <calcext:conditional-format calcext:target-range-address="'Comment Entry'.A31:'Comment Entry'.AC31">
            <calcext:condition calcext:apply-style-name="Written" calcext:value="formula-is([.$Y2]=&quot;Written&quot;)" calcext:base-cell-address="'IEEE Cover'.A2"/>
          </calcext:conditional-format>
          <calcext:conditional-format calcext:target-range-address="'Comment Entry'.A32:'Comment Entry'.AC32">
            <calcext:condition calcext:apply-style-name="Written" calcext:value="formula-is([.$Y2]=&quot;Written&quot;)" calcext:base-cell-address="'IEEE Cover'.A2"/>
          </calcext:conditional-format>
          <calcext:conditional-format calcext:target-range-address="'Comment Entry'.A33:'Comment Entry'.AC33">
            <calcext:condition calcext:apply-style-name="Written" calcext:value="formula-is([.$Y2]=&quot;Written&quot;)" calcext:base-cell-address="'IEEE Cover'.A2"/>
          </calcext:conditional-format>
          <calcext:conditional-format calcext:target-range-address="'Comment Entry'.A34:'Comment Entry'.AC34">
            <calcext:condition calcext:apply-style-name="Written" calcext:value="formula-is([.$Y2]=&quot;Written&quot;)" calcext:base-cell-address="'IEEE Cover'.A2"/>
          </calcext:conditional-format>
          <calcext:conditional-format calcext:target-range-address="'Comment Entry'.A35:'Comment Entry'.AC35">
            <calcext:condition calcext:apply-style-name="Written" calcext:value="formula-is([.$Y2]=&quot;Written&quot;)" calcext:base-cell-address="'IEEE Cover'.A2"/>
          </calcext:conditional-format>
          <calcext:conditional-format calcext:target-range-address="'Comment Entry'.A36:'Comment Entry'.AC36">
            <calcext:condition calcext:apply-style-name="Written" calcext:value="formula-is([.$Y2]=&quot;Written&quot;)" calcext:base-cell-address="'IEEE Cover'.A2"/>
          </calcext:conditional-format>
          <calcext:conditional-format calcext:target-range-address="'Comment Entry'.A37:'Comment Entry'.AC37">
            <calcext:condition calcext:apply-style-name="Written" calcext:value="formula-is([.$Y2]=&quot;Written&quot;)" calcext:base-cell-address="'IEEE Cover'.A2"/>
          </calcext:conditional-format>
          <calcext:conditional-format calcext:target-range-address="'Comment Entry'.A38:'Comment Entry'.AC38">
            <calcext:condition calcext:apply-style-name="Written" calcext:value="formula-is([.$Y2]=&quot;Written&quot;)" calcext:base-cell-address="'IEEE Cover'.A2"/>
          </calcext:conditional-format>
          <calcext:conditional-format calcext:target-range-address="'Comment Entry'.A39:'Comment Entry'.AC39">
            <calcext:condition calcext:apply-style-name="Written" calcext:value="formula-is([.$Y2]=&quot;Written&quot;)" calcext:base-cell-address="'IEEE Cover'.A2"/>
          </calcext:conditional-format>
          <calcext:conditional-format calcext:target-range-address="'Comment Entry'.A40:'Comment Entry'.AC40">
            <calcext:condition calcext:apply-style-name="Written" calcext:value="formula-is([.$Y2]=&quot;Written&quot;)" calcext:base-cell-address="'IEEE Cover'.A2"/>
          </calcext:conditional-format>
          <calcext:conditional-format calcext:target-range-address="'Comment Entry'.A41:'Comment Entry'.AC41">
            <calcext:condition calcext:apply-style-name="Written" calcext:value="formula-is([.$Y2]=&quot;Written&quot;)" calcext:base-cell-address="'IEEE Cover'.A2"/>
          </calcext:conditional-format>
          <calcext:conditional-format calcext:target-range-address="'Comment Entry'.A42:'Comment Entry'.AC42">
            <calcext:condition calcext:apply-style-name="Written" calcext:value="formula-is([.$Y2]=&quot;Written&quot;)" calcext:base-cell-address="'IEEE Cover'.A2"/>
          </calcext:conditional-format>
          <calcext:conditional-format calcext:target-range-address="'Comment Entry'.A43:'Comment Entry'.AC43">
            <calcext:condition calcext:apply-style-name="Written" calcext:value="formula-is([.$Y2]=&quot;Written&quot;)" calcext:base-cell-address="'IEEE Cover'.A2"/>
          </calcext:conditional-format>
          <calcext:conditional-format calcext:target-range-address="'Comment Entry'.A44:'Comment Entry'.AC44">
            <calcext:condition calcext:apply-style-name="Written" calcext:value="formula-is([.$Y2]=&quot;Written&quot;)" calcext:base-cell-address="'IEEE Cover'.A2"/>
          </calcext:conditional-format>
          <calcext:conditional-format calcext:target-range-address="'Comment Entry'.A45:'Comment Entry'.AC45">
            <calcext:condition calcext:apply-style-name="Written" calcext:value="formula-is([.$Y2]=&quot;Written&quot;)" calcext:base-cell-address="'IEEE Cover'.A2"/>
          </calcext:conditional-format>
          <calcext:conditional-format calcext:target-range-address="'Comment Entry'.A46:'Comment Entry'.AC46">
            <calcext:condition calcext:apply-style-name="Written" calcext:value="formula-is([.$Y2]=&quot;Written&quot;)" calcext:base-cell-address="'IEEE Cover'.A2"/>
          </calcext:conditional-format>
          <calcext:conditional-format calcext:target-range-address="'Comment Entry'.A47:'Comment Entry'.AC47">
            <calcext:condition calcext:apply-style-name="Written" calcext:value="formula-is([.$Y2]=&quot;Written&quot;)" calcext:base-cell-address="'IEEE Cover'.A2"/>
          </calcext:conditional-format>
          <calcext:conditional-format calcext:target-range-address="'Comment Entry'.A48:'Comment Entry'.AC48">
            <calcext:condition calcext:apply-style-name="Written" calcext:value="formula-is([.$Y2]=&quot;Written&quot;)" calcext:base-cell-address="'IEEE Cover'.A2"/>
          </calcext:conditional-format>
          <calcext:conditional-format calcext:target-range-address="'Comment Entry'.A49:'Comment Entry'.AC49">
            <calcext:condition calcext:apply-style-name="Written" calcext:value="formula-is([.$Y2]=&quot;Written&quot;)" calcext:base-cell-address="'IEEE Cover'.A2"/>
          </calcext:conditional-format>
          <calcext:conditional-format calcext:target-range-address="'Comment Entry'.A50:'Comment Entry'.AC50">
            <calcext:condition calcext:apply-style-name="Written" calcext:value="formula-is([.$Y2]=&quot;Written&quot;)" calcext:base-cell-address="'IEEE Cover'.A2"/>
          </calcext:conditional-format>
          <calcext:conditional-format calcext:target-range-address="'Comment Entry'.A51:'Comment Entry'.AC51">
            <calcext:condition calcext:apply-style-name="Written" calcext:value="formula-is([.$Y2]=&quot;Written&quot;)" calcext:base-cell-address="'IEEE Cover'.A2"/>
          </calcext:conditional-format>
          <calcext:conditional-format calcext:target-range-address="'Comment Entry'.A52:'Comment Entry'.AC52">
            <calcext:condition calcext:apply-style-name="Written" calcext:value="formula-is([.$Y2]=&quot;Written&quot;)" calcext:base-cell-address="'IEEE Cover'.A2"/>
          </calcext:conditional-format>
          <calcext:conditional-format calcext:target-range-address="'Comment Entry'.A53:'Comment Entry'.AC53">
            <calcext:condition calcext:apply-style-name="Written" calcext:value="formula-is([.$Y2]=&quot;Written&quot;)" calcext:base-cell-address="'IEEE Cover'.A2"/>
          </calcext:conditional-format>
          <calcext:conditional-format calcext:target-range-address="'Comment Entry'.A54:'Comment Entry'.AC54">
            <calcext:condition calcext:apply-style-name="Written" calcext:value="formula-is([.$Y2]=&quot;Written&quot;)" calcext:base-cell-address="'IEEE Cover'.A2"/>
          </calcext:conditional-format>
          <calcext:conditional-format calcext:target-range-address="'Comment Entry'.A55:'Comment Entry'.AC55">
            <calcext:condition calcext:apply-style-name="Written" calcext:value="formula-is([.$Y2]=&quot;Written&quot;)" calcext:base-cell-address="'IEEE Cover'.A2"/>
          </calcext:conditional-format>
          <calcext:conditional-format calcext:target-range-address="'Comment Entry'.A56:'Comment Entry'.AC56">
            <calcext:condition calcext:apply-style-name="Written" calcext:value="formula-is([.$Y2]=&quot;Written&quot;)" calcext:base-cell-address="'IEEE Cover'.A2"/>
          </calcext:conditional-format>
          <calcext:conditional-format calcext:target-range-address="'Comment Entry'.A57:'Comment Entry'.AC57">
            <calcext:condition calcext:apply-style-name="Written" calcext:value="formula-is([.$Y2]=&quot;Written&quot;)" calcext:base-cell-address="'IEEE Cover'.A2"/>
          </calcext:conditional-format>
          <calcext:conditional-format calcext:target-range-address="'Comment Entry'.A58:'Comment Entry'.AC58">
            <calcext:condition calcext:apply-style-name="Written" calcext:value="formula-is([.$Y2]=&quot;Written&quot;)" calcext:base-cell-address="'IEEE Cover'.A2"/>
          </calcext:conditional-format>
          <calcext:conditional-format calcext:target-range-address="'Comment Entry'.A59:'Comment Entry'.AC59">
            <calcext:condition calcext:apply-style-name="Written" calcext:value="formula-is([.$Y2]=&quot;Written&quot;)" calcext:base-cell-address="'IEEE Cover'.A2"/>
          </calcext:conditional-format>
          <calcext:conditional-format calcext:target-range-address="'Comment Entry'.A60:'Comment Entry'.AC60">
            <calcext:condition calcext:apply-style-name="Written" calcext:value="formula-is([.$Y2]=&quot;Written&quot;)" calcext:base-cell-address="'IEEE Cover'.A2"/>
          </calcext:conditional-format>
          <calcext:conditional-format calcext:target-range-address="'Comment Entry'.A61:'Comment Entry'.AC61">
            <calcext:condition calcext:apply-style-name="Written" calcext:value="formula-is([.$Y2]=&quot;Written&quot;)" calcext:base-cell-address="'IEEE Cover'.A2"/>
          </calcext:conditional-format>
          <calcext:conditional-format calcext:target-range-address="'Comment Entry'.A62:'Comment Entry'.AC62">
            <calcext:condition calcext:apply-style-name="Written" calcext:value="formula-is([.$Y2]=&quot;Written&quot;)" calcext:base-cell-address="'IEEE Cover'.A2"/>
          </calcext:conditional-format>
          <calcext:conditional-format calcext:target-range-address="'Comment Entry'.A63:'Comment Entry'.AC63">
            <calcext:condition calcext:apply-style-name="Written" calcext:value="formula-is([.$Y2]=&quot;Written&quot;)" calcext:base-cell-address="'IEEE Cover'.A2"/>
          </calcext:conditional-format>
          <calcext:conditional-format calcext:target-range-address="'Comment Entry'.A64:'Comment Entry'.AC64">
            <calcext:condition calcext:apply-style-name="Written" calcext:value="formula-is([.$Y2]=&quot;Written&quot;)" calcext:base-cell-address="'IEEE Cover'.A2"/>
          </calcext:conditional-format>
          <calcext:conditional-format calcext:target-range-address="'Comment Entry'.A65:'Comment Entry'.AC65">
            <calcext:condition calcext:apply-style-name="Written" calcext:value="formula-is([.$Y2]=&quot;Written&quot;)" calcext:base-cell-address="'IEEE Cover'.A2"/>
          </calcext:conditional-format>
          <calcext:conditional-format calcext:target-range-address="'Comment Entry'.A66:'Comment Entry'.AC66">
            <calcext:condition calcext:apply-style-name="Written" calcext:value="formula-is([.$Y2]=&quot;Written&quot;)" calcext:base-cell-address="'IEEE Cover'.A2"/>
          </calcext:conditional-format>
          <calcext:conditional-format calcext:target-range-address="'Comment Entry'.A67:'Comment Entry'.AC67">
            <calcext:condition calcext:apply-style-name="Written" calcext:value="formula-is([.$Y2]=&quot;Written&quot;)" calcext:base-cell-address="'IEEE Cover'.A2"/>
          </calcext:conditional-format>
          <calcext:conditional-format calcext:target-range-address="'Comment Entry'.A68:'Comment Entry'.AC68">
            <calcext:condition calcext:apply-style-name="Written" calcext:value="formula-is([.$Y2]=&quot;Written&quot;)" calcext:base-cell-address="'IEEE Cover'.A2"/>
          </calcext:conditional-format>
          <calcext:conditional-format calcext:target-range-address="'Comment Entry'.A69:'Comment Entry'.AC69">
            <calcext:condition calcext:apply-style-name="Written" calcext:value="formula-is([.$Y2]=&quot;Written&quot;)" calcext:base-cell-address="'IEEE Cover'.A2"/>
          </calcext:conditional-format>
          <calcext:conditional-format calcext:target-range-address="'Comment Entry'.A70:'Comment Entry'.AC70">
            <calcext:condition calcext:apply-style-name="Written" calcext:value="formula-is([.$Y2]=&quot;Written&quot;)" calcext:base-cell-address="'IEEE Cover'.A2"/>
          </calcext:conditional-format>
          <calcext:conditional-format calcext:target-range-address="'Comment Entry'.A71:'Comment Entry'.AC71">
            <calcext:condition calcext:apply-style-name="Written" calcext:value="formula-is([.$Y2]=&quot;Written&quot;)" calcext:base-cell-address="'IEEE Cover'.A2"/>
          </calcext:conditional-format>
          <calcext:conditional-format calcext:target-range-address="'Comment Entry'.A72:'Comment Entry'.AC72">
            <calcext:condition calcext:apply-style-name="Written" calcext:value="formula-is([.$Y2]=&quot;Written&quot;)" calcext:base-cell-address="'IEEE Cover'.A2"/>
          </calcext:conditional-format>
          <calcext:conditional-format calcext:target-range-address="'Comment Entry'.A73:'Comment Entry'.AC73">
            <calcext:condition calcext:apply-style-name="Written" calcext:value="formula-is([.$Y2]=&quot;Written&quot;)" calcext:base-cell-address="'IEEE Cover'.A2"/>
          </calcext:conditional-format>
          <calcext:conditional-format calcext:target-range-address="'Comment Entry'.A74:'Comment Entry'.AC74">
            <calcext:condition calcext:apply-style-name="Written" calcext:value="formula-is([.$Y2]=&quot;Written&quot;)" calcext:base-cell-address="'IEEE Cover'.A2"/>
          </calcext:conditional-format>
          <calcext:conditional-format calcext:target-range-address="'Comment Entry'.A75:'Comment Entry'.AC75">
            <calcext:condition calcext:apply-style-name="Written" calcext:value="formula-is([.$Y2]=&quot;Written&quot;)" calcext:base-cell-address="'IEEE Cover'.A2"/>
          </calcext:conditional-format>
          <calcext:conditional-format calcext:target-range-address="'Comment Entry'.A76:'Comment Entry'.AC76">
            <calcext:condition calcext:apply-style-name="Written" calcext:value="formula-is([.$Y2]=&quot;Written&quot;)" calcext:base-cell-address="'IEEE Cover'.A2"/>
          </calcext:conditional-format>
          <calcext:conditional-format calcext:target-range-address="'Comment Entry'.A77:'Comment Entry'.AC77">
            <calcext:condition calcext:apply-style-name="Written" calcext:value="formula-is([.$Y2]=&quot;Written&quot;)" calcext:base-cell-address="'IEEE Cover'.A2"/>
          </calcext:conditional-format>
          <calcext:conditional-format calcext:target-range-address="'Comment Entry'.A78:'Comment Entry'.AC78">
            <calcext:condition calcext:apply-style-name="Written" calcext:value="formula-is([.$Y2]=&quot;Written&quot;)" calcext:base-cell-address="'IEEE Cover'.A2"/>
          </calcext:conditional-format>
          <calcext:conditional-format calcext:target-range-address="'Comment Entry'.A79:'Comment Entry'.AC79">
            <calcext:condition calcext:apply-style-name="Written" calcext:value="formula-is([.$Y2]=&quot;Written&quot;)" calcext:base-cell-address="'IEEE Cover'.A2"/>
          </calcext:conditional-format>
          <calcext:conditional-format calcext:target-range-address="'Comment Entry'.A80:'Comment Entry'.AC80">
            <calcext:condition calcext:apply-style-name="Written" calcext:value="formula-is([.$Y2]=&quot;Written&quot;)" calcext:base-cell-address="'IEEE Cover'.A2"/>
          </calcext:conditional-format>
          <calcext:conditional-format calcext:target-range-address="'Comment Entry'.A81:'Comment Entry'.AC81">
            <calcext:condition calcext:apply-style-name="Written" calcext:value="formula-is([.$Y2]=&quot;Written&quot;)" calcext:base-cell-address="'IEEE Cover'.A2"/>
          </calcext:conditional-format>
          <calcext:conditional-format calcext:target-range-address="'Comment Entry'.A82:'Comment Entry'.AC82">
            <calcext:condition calcext:apply-style-name="Written" calcext:value="formula-is([.$Y2]=&quot;Written&quot;)" calcext:base-cell-address="'IEEE Cover'.A2"/>
          </calcext:conditional-format>
          <calcext:conditional-format calcext:target-range-address="'Comment Entry'.A83:'Comment Entry'.AC83">
            <calcext:condition calcext:apply-style-name="Written" calcext:value="formula-is([.$Y2]=&quot;Written&quot;)" calcext:base-cell-address="'IEEE Cover'.A2"/>
          </calcext:conditional-format>
          <calcext:conditional-format calcext:target-range-address="'Comment Entry'.A84:'Comment Entry'.AC84">
            <calcext:condition calcext:apply-style-name="Written" calcext:value="formula-is([.$Y2]=&quot;Written&quot;)" calcext:base-cell-address="'IEEE Cover'.A2"/>
          </calcext:conditional-format>
          <calcext:conditional-format calcext:target-range-address="'Comment Entry'.A85:'Comment Entry'.AC85">
            <calcext:condition calcext:apply-style-name="Written" calcext:value="formula-is([.$Y2]=&quot;Written&quot;)" calcext:base-cell-address="'IEEE Cover'.A2"/>
          </calcext:conditional-format>
          <calcext:conditional-format calcext:target-range-address="'Comment Entry'.A86:'Comment Entry'.AC86">
            <calcext:condition calcext:apply-style-name="Written" calcext:value="formula-is([.$Y2]=&quot;Written&quot;)" calcext:base-cell-address="'IEEE Cover'.A2"/>
          </calcext:conditional-format>
          <calcext:conditional-format calcext:target-range-address="'Comment Entry'.A87:'Comment Entry'.AC87">
            <calcext:condition calcext:apply-style-name="Written" calcext:value="formula-is([.$Y2]=&quot;Written&quot;)" calcext:base-cell-address="'IEEE Cover'.A2"/>
          </calcext:conditional-format>
          <calcext:conditional-format calcext:target-range-address="'Comment Entry'.A88:'Comment Entry'.AC88">
            <calcext:condition calcext:apply-style-name="Written" calcext:value="formula-is([.$Y2]=&quot;Written&quot;)" calcext:base-cell-address="'IEEE Cover'.A2"/>
          </calcext:conditional-format>
          <calcext:conditional-format calcext:target-range-address="'Comment Entry'.A89:'Comment Entry'.AC89">
            <calcext:condition calcext:apply-style-name="Written" calcext:value="formula-is([.$Y2]=&quot;Written&quot;)" calcext:base-cell-address="'IEEE Cover'.A2"/>
          </calcext:conditional-format>
          <calcext:conditional-format calcext:target-range-address="'Comment Entry'.A90:'Comment Entry'.AC90">
            <calcext:condition calcext:apply-style-name="Written" calcext:value="formula-is([.$Y2]=&quot;Written&quot;)" calcext:base-cell-address="'IEEE Cover'.A2"/>
          </calcext:conditional-format>
          <calcext:conditional-format calcext:target-range-address="'Comment Entry'.A91:'Comment Entry'.AC91">
            <calcext:condition calcext:apply-style-name="Written" calcext:value="formula-is([.$Y2]=&quot;Written&quot;)" calcext:base-cell-address="'IEEE Cover'.A2"/>
          </calcext:conditional-format>
          <calcext:conditional-format calcext:target-range-address="'Comment Entry'.A92:'Comment Entry'.AC92">
            <calcext:condition calcext:apply-style-name="Written" calcext:value="formula-is([.$Y2]=&quot;Written&quot;)" calcext:base-cell-address="'IEEE Cover'.A2"/>
          </calcext:conditional-format>
          <calcext:conditional-format calcext:target-range-address="'Comment Entry'.A93:'Comment Entry'.AC93">
            <calcext:condition calcext:apply-style-name="Written" calcext:value="formula-is([.$Y2]=&quot;Written&quot;)" calcext:base-cell-address="'IEEE Cover'.A2"/>
          </calcext:conditional-format>
          <calcext:conditional-format calcext:target-range-address="'Comment Entry'.A94:'Comment Entry'.AC94">
            <calcext:condition calcext:apply-style-name="Written" calcext:value="formula-is([.$Y2]=&quot;Written&quot;)" calcext:base-cell-address="'IEEE Cover'.A2"/>
          </calcext:conditional-format>
          <calcext:conditional-format calcext:target-range-address="'Comment Entry'.A95:'Comment Entry'.AC95">
            <calcext:condition calcext:apply-style-name="Written" calcext:value="formula-is([.$Y2]=&quot;Written&quot;)" calcext:base-cell-address="'IEEE Cover'.A2"/>
          </calcext:conditional-format>
          <calcext:conditional-format calcext:target-range-address="'Comment Entry'.A96:'Comment Entry'.AC96">
            <calcext:condition calcext:apply-style-name="Written" calcext:value="formula-is([.$Y2]=&quot;Written&quot;)" calcext:base-cell-address="'IEEE Cover'.A2"/>
          </calcext:conditional-format>
          <calcext:conditional-format calcext:target-range-address="'Comment Entry'.A97:'Comment Entry'.AC97">
            <calcext:condition calcext:apply-style-name="Written" calcext:value="formula-is([.$Y2]=&quot;Written&quot;)" calcext:base-cell-address="'IEEE Cover'.A2"/>
          </calcext:conditional-format>
          <calcext:conditional-format calcext:target-range-address="'Comment Entry'.A98:'Comment Entry'.AC98">
            <calcext:condition calcext:apply-style-name="Written" calcext:value="formula-is([.$Y2]=&quot;Written&quot;)" calcext:base-cell-address="'IEEE Cover'.A2"/>
          </calcext:conditional-format>
          <calcext:conditional-format calcext:target-range-address="'Comment Entry'.A99:'Comment Entry'.AC99">
            <calcext:condition calcext:apply-style-name="Written" calcext:value="formula-is([.$Y2]=&quot;Written&quot;)" calcext:base-cell-address="'IEEE Cover'.A2"/>
          </calcext:conditional-format>
          <calcext:conditional-format calcext:target-range-address="'Comment Entry'.A100:'Comment Entry'.AC100">
            <calcext:condition calcext:apply-style-name="Written" calcext:value="formula-is([.$Y2]=&quot;Written&quot;)" calcext:base-cell-address="'IEEE Cover'.A2"/>
          </calcext:conditional-format>
          <calcext:conditional-format calcext:target-range-address="'Comment Entry'.A101:'Comment Entry'.AC101">
            <calcext:condition calcext:apply-style-name="Written" calcext:value="formula-is([.$Y2]=&quot;Written&quot;)" calcext:base-cell-address="'IEEE Cover'.A2"/>
          </calcext:conditional-format>
          <calcext:conditional-format calcext:target-range-address="'Comment Entry'.A102:'Comment Entry'.AC102">
            <calcext:condition calcext:apply-style-name="Written" calcext:value="formula-is([.$Y2]=&quot;Written&quot;)" calcext:base-cell-address="'IEEE Cover'.A2"/>
          </calcext:conditional-format>
          <calcext:conditional-format calcext:target-range-address="'Comment Entry'.A103:'Comment Entry'.AC103">
            <calcext:condition calcext:apply-style-name="Written" calcext:value="formula-is([.$Y2]=&quot;Written&quot;)" calcext:base-cell-address="'IEEE Cover'.A2"/>
          </calcext:conditional-format>
          <calcext:conditional-format calcext:target-range-address="'Comment Entry'.A104:'Comment Entry'.AC104">
            <calcext:condition calcext:apply-style-name="Written" calcext:value="formula-is([.$Y2]=&quot;Written&quot;)" calcext:base-cell-address="'IEEE Cover'.A2"/>
          </calcext:conditional-format>
          <calcext:conditional-format calcext:target-range-address="'Comment Entry'.A105:'Comment Entry'.AC105">
            <calcext:condition calcext:apply-style-name="Written" calcext:value="formula-is([.$Y2]=&quot;Written&quot;)" calcext:base-cell-address="'IEEE Cover'.A2"/>
          </calcext:conditional-format>
          <calcext:conditional-format calcext:target-range-address="'Comment Entry'.A106:'Comment Entry'.AC106">
            <calcext:condition calcext:apply-style-name="Written" calcext:value="formula-is([.$Y2]=&quot;Written&quot;)" calcext:base-cell-address="'IEEE Cover'.A2"/>
          </calcext:conditional-format>
          <calcext:conditional-format calcext:target-range-address="'Comment Entry'.A107:'Comment Entry'.AC107">
            <calcext:condition calcext:apply-style-name="Written" calcext:value="formula-is([.$Y2]=&quot;Written&quot;)" calcext:base-cell-address="'IEEE Cover'.A2"/>
          </calcext:conditional-format>
          <calcext:conditional-format calcext:target-range-address="'Comment Entry'.A108:'Comment Entry'.AC108">
            <calcext:condition calcext:apply-style-name="Written" calcext:value="formula-is([.$Y2]=&quot;Written&quot;)" calcext:base-cell-address="'IEEE Cover'.A2"/>
          </calcext:conditional-format>
          <calcext:conditional-format calcext:target-range-address="'Comment Entry'.A109:'Comment Entry'.AC109">
            <calcext:condition calcext:apply-style-name="Written" calcext:value="formula-is([.$Y2]=&quot;Written&quot;)" calcext:base-cell-address="'IEEE Cover'.A2"/>
          </calcext:conditional-format>
          <calcext:conditional-format calcext:target-range-address="'Comment Entry'.A110:'Comment Entry'.AC110">
            <calcext:condition calcext:apply-style-name="Written" calcext:value="formula-is([.$Y2]=&quot;Written&quot;)" calcext:base-cell-address="'IEEE Cover'.A2"/>
          </calcext:conditional-format>
          <calcext:conditional-format calcext:target-range-address="'Comment Entry'.A111:'Comment Entry'.AC111">
            <calcext:condition calcext:apply-style-name="Written" calcext:value="formula-is([.$Y2]=&quot;Written&quot;)" calcext:base-cell-address="'IEEE Cover'.A2"/>
          </calcext:conditional-format>
          <calcext:conditional-format calcext:target-range-address="'Comment Entry'.A112:'Comment Entry'.AC112">
            <calcext:condition calcext:apply-style-name="Written" calcext:value="formula-is([.$Y2]=&quot;Written&quot;)" calcext:base-cell-address="'IEEE Cover'.A2"/>
          </calcext:conditional-format>
          <calcext:conditional-format calcext:target-range-address="'Comment Entry'.A113:'Comment Entry'.AC113">
            <calcext:condition calcext:apply-style-name="Written" calcext:value="formula-is([.$Y2]=&quot;Written&quot;)" calcext:base-cell-address="'IEEE Cover'.A2"/>
          </calcext:conditional-format>
          <calcext:conditional-format calcext:target-range-address="'Comment Entry'.A114:'Comment Entry'.AC114">
            <calcext:condition calcext:apply-style-name="Written" calcext:value="formula-is([.$Y2]=&quot;Written&quot;)" calcext:base-cell-address="'IEEE Cover'.A2"/>
          </calcext:conditional-format>
          <calcext:conditional-format calcext:target-range-address="'Comment Entry'.A115:'Comment Entry'.AC115">
            <calcext:condition calcext:apply-style-name="Written" calcext:value="formula-is([.$Y2]=&quot;Written&quot;)" calcext:base-cell-address="'IEEE Cover'.A2"/>
          </calcext:conditional-format>
          <calcext:conditional-format calcext:target-range-address="'Comment Entry'.A116:'Comment Entry'.AC116">
            <calcext:condition calcext:apply-style-name="Written" calcext:value="formula-is([.$Y2]=&quot;Written&quot;)" calcext:base-cell-address="'IEEE Cover'.A2"/>
          </calcext:conditional-format>
          <calcext:conditional-format calcext:target-range-address="'Comment Entry'.A117:'Comment Entry'.AC117">
            <calcext:condition calcext:apply-style-name="Written" calcext:value="formula-is([.$Y2]=&quot;Written&quot;)" calcext:base-cell-address="'IEEE Cover'.A2"/>
          </calcext:conditional-format>
          <calcext:conditional-format calcext:target-range-address="'Comment Entry'.A118:'Comment Entry'.AC118">
            <calcext:condition calcext:apply-style-name="Written" calcext:value="formula-is([.$Y2]=&quot;Written&quot;)" calcext:base-cell-address="'IEEE Cover'.A2"/>
          </calcext:conditional-format>
          <calcext:conditional-format calcext:target-range-address="'Comment Entry'.A119:'Comment Entry'.AC119">
            <calcext:condition calcext:apply-style-name="Written" calcext:value="formula-is([.$Y2]=&quot;Written&quot;)" calcext:base-cell-address="'IEEE Cover'.A2"/>
          </calcext:conditional-format>
          <calcext:conditional-format calcext:target-range-address="'Comment Entry'.A120:'Comment Entry'.AC120">
            <calcext:condition calcext:apply-style-name="Written" calcext:value="formula-is([.$Y2]=&quot;Written&quot;)" calcext:base-cell-address="'IEEE Cover'.A2"/>
          </calcext:conditional-format>
          <calcext:conditional-format calcext:target-range-address="'Comment Entry'.A121:'Comment Entry'.AC121">
            <calcext:condition calcext:apply-style-name="Written" calcext:value="formula-is([.$Y2]=&quot;Written&quot;)" calcext:base-cell-address="'IEEE Cover'.A2"/>
          </calcext:conditional-format>
          <calcext:conditional-format calcext:target-range-address="'Comment Entry'.A122:'Comment Entry'.AC122">
            <calcext:condition calcext:apply-style-name="Written" calcext:value="formula-is([.$Y2]=&quot;Written&quot;)" calcext:base-cell-address="'IEEE Cover'.A2"/>
          </calcext:conditional-format>
          <calcext:conditional-format calcext:target-range-address="'Comment Entry'.A123:'Comment Entry'.AC123">
            <calcext:condition calcext:apply-style-name="Written" calcext:value="formula-is([.$Y2]=&quot;Written&quot;)" calcext:base-cell-address="'IEEE Cover'.A2"/>
          </calcext:conditional-format>
          <calcext:conditional-format calcext:target-range-address="'Comment Entry'.A124:'Comment Entry'.AC124">
            <calcext:condition calcext:apply-style-name="Written" calcext:value="formula-is([.$Y2]=&quot;Written&quot;)" calcext:base-cell-address="'IEEE Cover'.A2"/>
          </calcext:conditional-format>
          <calcext:conditional-format calcext:target-range-address="'Comment Entry'.A125:'Comment Entry'.AC125">
            <calcext:condition calcext:apply-style-name="Written" calcext:value="formula-is([.$Y2]=&quot;Written&quot;)" calcext:base-cell-address="'IEEE Cover'.A2"/>
          </calcext:conditional-format>
          <calcext:conditional-format calcext:target-range-address="'Comment Entry'.A126:'Comment Entry'.AC126">
            <calcext:condition calcext:apply-style-name="Written" calcext:value="formula-is([.$Y2]=&quot;Written&quot;)" calcext:base-cell-address="'IEEE Cover'.A2"/>
          </calcext:conditional-format>
          <calcext:conditional-format calcext:target-range-address="'Comment Entry'.A127:'Comment Entry'.AC127">
            <calcext:condition calcext:apply-style-name="Written" calcext:value="formula-is([.$Y2]=&quot;Written&quot;)" calcext:base-cell-address="'IEEE Cover'.A2"/>
          </calcext:conditional-format>
          <calcext:conditional-format calcext:target-range-address="'Comment Entry'.A128:'Comment Entry'.AC128">
            <calcext:condition calcext:apply-style-name="Written" calcext:value="formula-is([.$Y2]=&quot;Written&quot;)" calcext:base-cell-address="'IEEE Cover'.A2"/>
          </calcext:conditional-format>
          <calcext:conditional-format calcext:target-range-address="'Comment Entry'.A129:'Comment Entry'.AC129">
            <calcext:condition calcext:apply-style-name="Written" calcext:value="formula-is([.$Y2]=&quot;Written&quot;)" calcext:base-cell-address="'IEEE Cover'.A2"/>
          </calcext:conditional-format>
          <calcext:conditional-format calcext:target-range-address="'Comment Entry'.A130:'Comment Entry'.AC130">
            <calcext:condition calcext:apply-style-name="Written" calcext:value="formula-is([.$Y2]=&quot;Written&quot;)" calcext:base-cell-address="'IEEE Cover'.A2"/>
          </calcext:conditional-format>
          <calcext:conditional-format calcext:target-range-address="'Comment Entry'.A131:'Comment Entry'.AC131">
            <calcext:condition calcext:apply-style-name="Written" calcext:value="formula-is([.$Y2]=&quot;Written&quot;)" calcext:base-cell-address="'IEEE Cover'.A2"/>
          </calcext:conditional-format>
          <calcext:conditional-format calcext:target-range-address="'Comment Entry'.A132:'Comment Entry'.AC132">
            <calcext:condition calcext:apply-style-name="Written" calcext:value="formula-is([.$Y2]=&quot;Written&quot;)" calcext:base-cell-address="'IEEE Cover'.A2"/>
          </calcext:conditional-format>
          <calcext:conditional-format calcext:target-range-address="'Comment Entry'.A133:'Comment Entry'.AC133">
            <calcext:condition calcext:apply-style-name="Written" calcext:value="formula-is([.$Y2]=&quot;Written&quot;)" calcext:base-cell-address="'IEEE Cover'.A2"/>
          </calcext:conditional-format>
          <calcext:conditional-format calcext:target-range-address="'Comment Entry'.A134:'Comment Entry'.AC134">
            <calcext:condition calcext:apply-style-name="Written" calcext:value="formula-is([.$Y2]=&quot;Written&quot;)" calcext:base-cell-address="'IEEE Cover'.A2"/>
          </calcext:conditional-format>
          <calcext:conditional-format calcext:target-range-address="'Comment Entry'.A135:'Comment Entry'.AC135">
            <calcext:condition calcext:apply-style-name="Written" calcext:value="formula-is([.$Y2]=&quot;Written&quot;)" calcext:base-cell-address="'IEEE Cover'.A2"/>
          </calcext:conditional-format>
          <calcext:conditional-format calcext:target-range-address="'Comment Entry'.A136:'Comment Entry'.AC136">
            <calcext:condition calcext:apply-style-name="Written" calcext:value="formula-is([.$Y2]=&quot;Written&quot;)" calcext:base-cell-address="'IEEE Cover'.A2"/>
          </calcext:conditional-format>
          <calcext:conditional-format calcext:target-range-address="'Comment Entry'.A137:'Comment Entry'.AC137">
            <calcext:condition calcext:apply-style-name="Written" calcext:value="formula-is([.$Y2]=&quot;Written&quot;)" calcext:base-cell-address="'IEEE Cover'.A2"/>
          </calcext:conditional-format>
          <calcext:conditional-format calcext:target-range-address="'Comment Entry'.A138:'Comment Entry'.AC138">
            <calcext:condition calcext:apply-style-name="Written" calcext:value="formula-is([.$Y2]=&quot;Written&quot;)" calcext:base-cell-address="'IEEE Cover'.A2"/>
          </calcext:conditional-format>
          <calcext:conditional-format calcext:target-range-address="'Comment Entry'.A139:'Comment Entry'.AC139">
            <calcext:condition calcext:apply-style-name="Written" calcext:value="formula-is([.$Y2]=&quot;Written&quot;)" calcext:base-cell-address="'IEEE Cover'.A2"/>
          </calcext:conditional-format>
          <calcext:conditional-format calcext:target-range-address="'Comment Entry'.A140:'Comment Entry'.AC140">
            <calcext:condition calcext:apply-style-name="Written" calcext:value="formula-is([.$Y2]=&quot;Written&quot;)" calcext:base-cell-address="'IEEE Cover'.A2"/>
          </calcext:conditional-format>
          <calcext:conditional-format calcext:target-range-address="'Comment Entry'.A141:'Comment Entry'.AC141">
            <calcext:condition calcext:apply-style-name="Written" calcext:value="formula-is([.$Y2]=&quot;Written&quot;)" calcext:base-cell-address="'IEEE Cover'.A2"/>
          </calcext:conditional-format>
          <calcext:conditional-format calcext:target-range-address="'Comment Entry'.A142:'Comment Entry'.AC142">
            <calcext:condition calcext:apply-style-name="Written" calcext:value="formula-is([.$Y2]=&quot;Written&quot;)" calcext:base-cell-address="'IEEE Cover'.A2"/>
          </calcext:conditional-format>
          <calcext:conditional-format calcext:target-range-address="'Comment Entry'.A143:'Comment Entry'.AC143">
            <calcext:condition calcext:apply-style-name="Written" calcext:value="formula-is([.$Y2]=&quot;Written&quot;)" calcext:base-cell-address="'IEEE Cover'.A2"/>
          </calcext:conditional-format>
          <calcext:conditional-format calcext:target-range-address="'Comment Entry'.A144:'Comment Entry'.AC144">
            <calcext:condition calcext:apply-style-name="Written" calcext:value="formula-is([.$Y2]=&quot;Written&quot;)" calcext:base-cell-address="'IEEE Cover'.A2"/>
          </calcext:conditional-format>
          <calcext:conditional-format calcext:target-range-address="'Comment Entry'.A145:'Comment Entry'.AC145">
            <calcext:condition calcext:apply-style-name="Written" calcext:value="formula-is([.$Y2]=&quot;Written&quot;)" calcext:base-cell-address="'IEEE Cover'.A2"/>
          </calcext:conditional-format>
          <calcext:conditional-format calcext:target-range-address="'Comment Entry'.A146:'Comment Entry'.AC146">
            <calcext:condition calcext:apply-style-name="Written" calcext:value="formula-is([.$Y2]=&quot;Written&quot;)" calcext:base-cell-address="'IEEE Cover'.A2"/>
          </calcext:conditional-format>
          <calcext:conditional-format calcext:target-range-address="'Comment Entry'.A147:'Comment Entry'.AC147">
            <calcext:condition calcext:apply-style-name="Written" calcext:value="formula-is([.$Y2]=&quot;Written&quot;)" calcext:base-cell-address="'IEEE Cover'.A2"/>
          </calcext:conditional-format>
          <calcext:conditional-format calcext:target-range-address="'Comment Entry'.A148:'Comment Entry'.AC148">
            <calcext:condition calcext:apply-style-name="Written" calcext:value="formula-is([.$Y2]=&quot;Written&quot;)" calcext:base-cell-address="'IEEE Cover'.A2"/>
          </calcext:conditional-format>
          <calcext:conditional-format calcext:target-range-address="'Comment Entry'.A149:'Comment Entry'.AC149">
            <calcext:condition calcext:apply-style-name="Written" calcext:value="formula-is([.$Y2]=&quot;Written&quot;)" calcext:base-cell-address="'IEEE Cover'.A2"/>
          </calcext:conditional-format>
          <calcext:conditional-format calcext:target-range-address="'Comment Entry'.A150:'Comment Entry'.AC150">
            <calcext:condition calcext:apply-style-name="Written" calcext:value="formula-is([.$Y2]=&quot;Written&quot;)" calcext:base-cell-address="'IEEE Cover'.A2"/>
          </calcext:conditional-format>
          <calcext:conditional-format calcext:target-range-address="'Comment Entry'.A151:'Comment Entry'.AC151">
            <calcext:condition calcext:apply-style-name="Written" calcext:value="formula-is([.$Y2]=&quot;Written&quot;)" calcext:base-cell-address="'IEEE Cover'.A2"/>
          </calcext:conditional-format>
          <calcext:conditional-format calcext:target-range-address="'Comment Entry'.A152:'Comment Entry'.AC152">
            <calcext:condition calcext:apply-style-name="Written" calcext:value="formula-is([.$Y2]=&quot;Written&quot;)" calcext:base-cell-address="'IEEE Cover'.A2"/>
          </calcext:conditional-format>
          <calcext:conditional-format calcext:target-range-address="'Comment Entry'.A153:'Comment Entry'.AC153">
            <calcext:condition calcext:apply-style-name="Written" calcext:value="formula-is([.$Y2]=&quot;Written&quot;)" calcext:base-cell-address="'IEEE Cover'.A2"/>
          </calcext:conditional-format>
          <calcext:conditional-format calcext:target-range-address="'Comment Entry'.A154:'Comment Entry'.AC154">
            <calcext:condition calcext:apply-style-name="Written" calcext:value="formula-is([.$Y2]=&quot;Written&quot;)" calcext:base-cell-address="'IEEE Cover'.A2"/>
          </calcext:conditional-format>
          <calcext:conditional-format calcext:target-range-address="'Comment Entry'.A155:'Comment Entry'.AC155">
            <calcext:condition calcext:apply-style-name="Written" calcext:value="formula-is([.$Y2]=&quot;Written&quot;)" calcext:base-cell-address="'IEEE Cover'.A2"/>
          </calcext:conditional-format>
          <calcext:conditional-format calcext:target-range-address="'Comment Entry'.A156:'Comment Entry'.AC156">
            <calcext:condition calcext:apply-style-name="Written" calcext:value="formula-is([.$Y2]=&quot;Written&quot;)" calcext:base-cell-address="'IEEE Cover'.A2"/>
          </calcext:conditional-format>
          <calcext:conditional-format calcext:target-range-address="'Comment Entry'.A157:'Comment Entry'.AC157">
            <calcext:condition calcext:apply-style-name="Written" calcext:value="formula-is([.$Y2]=&quot;Written&quot;)" calcext:base-cell-address="'IEEE Cover'.A2"/>
          </calcext:conditional-format>
          <calcext:conditional-format calcext:target-range-address="'Comment Entry'.A158:'Comment Entry'.AC158">
            <calcext:condition calcext:apply-style-name="Written" calcext:value="formula-is([.$Y2]=&quot;Written&quot;)" calcext:base-cell-address="'IEEE Cover'.A2"/>
          </calcext:conditional-format>
          <calcext:conditional-format calcext:target-range-address="'Comment Entry'.A159:'Comment Entry'.AC159">
            <calcext:condition calcext:apply-style-name="Written" calcext:value="formula-is([.$Y2]=&quot;Written&quot;)" calcext:base-cell-address="'IEEE Cover'.A2"/>
          </calcext:conditional-format>
          <calcext:conditional-format calcext:target-range-address="'Comment Entry'.A160:'Comment Entry'.AC160">
            <calcext:condition calcext:apply-style-name="Written" calcext:value="formula-is([.$Y2]=&quot;Written&quot;)" calcext:base-cell-address="'IEEE Cover'.A2"/>
          </calcext:conditional-format>
          <calcext:conditional-format calcext:target-range-address="'Comment Entry'.A161:'Comment Entry'.AC161">
            <calcext:condition calcext:apply-style-name="Written" calcext:value="formula-is([.$Y2]=&quot;Written&quot;)" calcext:base-cell-address="'IEEE Cover'.A2"/>
          </calcext:conditional-format>
          <calcext:conditional-format calcext:target-range-address="'Comment Entry'.A162:'Comment Entry'.AC162">
            <calcext:condition calcext:apply-style-name="Written" calcext:value="formula-is([.$Y2]=&quot;Written&quot;)" calcext:base-cell-address="'IEEE Cover'.A2"/>
          </calcext:conditional-format>
          <calcext:conditional-format calcext:target-range-address="'Comment Entry'.A163:'Comment Entry'.AC163">
            <calcext:condition calcext:apply-style-name="Written" calcext:value="formula-is([.$Y2]=&quot;Written&quot;)" calcext:base-cell-address="'IEEE Cover'.A2"/>
          </calcext:conditional-format>
          <calcext:conditional-format calcext:target-range-address="'Comment Entry'.A164:'Comment Entry'.AC164">
            <calcext:condition calcext:apply-style-name="Written" calcext:value="formula-is([.$Y2]=&quot;Written&quot;)" calcext:base-cell-address="'IEEE Cover'.A2"/>
          </calcext:conditional-format>
          <calcext:conditional-format calcext:target-range-address="'Comment Entry'.A165:'Comment Entry'.AC165">
            <calcext:condition calcext:apply-style-name="Written" calcext:value="formula-is([.$Y2]=&quot;Written&quot;)" calcext:base-cell-address="'IEEE Cover'.A2"/>
          </calcext:conditional-format>
          <calcext:conditional-format calcext:target-range-address="'Comment Entry'.A166:'Comment Entry'.AC166">
            <calcext:condition calcext:apply-style-name="Written" calcext:value="formula-is([.$Y2]=&quot;Written&quot;)" calcext:base-cell-address="'IEEE Cover'.A2"/>
          </calcext:conditional-format>
          <calcext:conditional-format calcext:target-range-address="'Comment Entry'.A167:'Comment Entry'.AC167">
            <calcext:condition calcext:apply-style-name="Written" calcext:value="formula-is([.$Y2]=&quot;Written&quot;)" calcext:base-cell-address="'IEEE Cover'.A2"/>
          </calcext:conditional-format>
          <calcext:conditional-format calcext:target-range-address="'Comment Entry'.A168:'Comment Entry'.AC168">
            <calcext:condition calcext:apply-style-name="Written" calcext:value="formula-is([.$Y2]=&quot;Written&quot;)" calcext:base-cell-address="'IEEE Cover'.A2"/>
          </calcext:conditional-format>
          <calcext:conditional-format calcext:target-range-address="'Comment Entry'.A169:'Comment Entry'.AC169">
            <calcext:condition calcext:apply-style-name="Written" calcext:value="formula-is([.$Y2]=&quot;Written&quot;)" calcext:base-cell-address="'IEEE Cover'.A2"/>
          </calcext:conditional-format>
          <calcext:conditional-format calcext:target-range-address="'Comment Entry'.A170:'Comment Entry'.AC170">
            <calcext:condition calcext:apply-style-name="Written" calcext:value="formula-is([.$Y2]=&quot;Written&quot;)" calcext:base-cell-address="'IEEE Cover'.A2"/>
          </calcext:conditional-format>
          <calcext:conditional-format calcext:target-range-address="'Comment Entry'.A171:'Comment Entry'.AC171">
            <calcext:condition calcext:apply-style-name="Written" calcext:value="formula-is([.$Y2]=&quot;Written&quot;)" calcext:base-cell-address="'IEEE Cover'.A2"/>
          </calcext:conditional-format>
          <calcext:conditional-format calcext:target-range-address="'Comment Entry'.A172:'Comment Entry'.AC172">
            <calcext:condition calcext:apply-style-name="Written" calcext:value="formula-is([.$Y2]=&quot;Written&quot;)" calcext:base-cell-address="'IEEE Cover'.A2"/>
          </calcext:conditional-format>
          <calcext:conditional-format calcext:target-range-address="'Comment Entry'.A173:'Comment Entry'.AC173">
            <calcext:condition calcext:apply-style-name="Written" calcext:value="formula-is([.$Y2]=&quot;Written&quot;)" calcext:base-cell-address="'IEEE Cover'.A2"/>
          </calcext:conditional-format>
          <calcext:conditional-format calcext:target-range-address="'Comment Entry'.A174:'Comment Entry'.AC174">
            <calcext:condition calcext:apply-style-name="Written" calcext:value="formula-is([.$Y2]=&quot;Written&quot;)" calcext:base-cell-address="'IEEE Cover'.A2"/>
          </calcext:conditional-format>
          <calcext:conditional-format calcext:target-range-address="'Comment Entry'.A175:'Comment Entry'.AC175">
            <calcext:condition calcext:apply-style-name="Written" calcext:value="formula-is([.$Y2]=&quot;Written&quot;)" calcext:base-cell-address="'IEEE Cover'.A2"/>
          </calcext:conditional-format>
          <calcext:conditional-format calcext:target-range-address="'Comment Entry'.A176:'Comment Entry'.AC176">
            <calcext:condition calcext:apply-style-name="Written" calcext:value="formula-is([.$Y2]=&quot;Written&quot;)" calcext:base-cell-address="'IEEE Cover'.A2"/>
          </calcext:conditional-format>
          <calcext:conditional-format calcext:target-range-address="'Comment Entry'.A177:'Comment Entry'.AC177">
            <calcext:condition calcext:apply-style-name="Written" calcext:value="formula-is([.$Y2]=&quot;Written&quot;)" calcext:base-cell-address="'IEEE Cover'.A2"/>
          </calcext:conditional-format>
          <calcext:conditional-format calcext:target-range-address="'Comment Entry'.A178:'Comment Entry'.AC178">
            <calcext:condition calcext:apply-style-name="Written" calcext:value="formula-is([.$Y2]=&quot;Written&quot;)" calcext:base-cell-address="'IEEE Cover'.A2"/>
          </calcext:conditional-format>
          <calcext:conditional-format calcext:target-range-address="'Comment Entry'.A179:'Comment Entry'.AC179">
            <calcext:condition calcext:apply-style-name="Written" calcext:value="formula-is([.$Y2]=&quot;Written&quot;)" calcext:base-cell-address="'IEEE Cover'.A2"/>
          </calcext:conditional-format>
          <calcext:conditional-format calcext:target-range-address="'Comment Entry'.A180:'Comment Entry'.AC180">
            <calcext:condition calcext:apply-style-name="Written" calcext:value="formula-is([.$Y2]=&quot;Written&quot;)" calcext:base-cell-address="'IEEE Cover'.A2"/>
          </calcext:conditional-format>
          <calcext:conditional-format calcext:target-range-address="'Comment Entry'.A181:'Comment Entry'.AC181">
            <calcext:condition calcext:apply-style-name="Written" calcext:value="formula-is([.$Y2]=&quot;Written&quot;)" calcext:base-cell-address="'IEEE Cover'.A2"/>
          </calcext:conditional-format>
          <calcext:conditional-format calcext:target-range-address="'Comment Entry'.A182:'Comment Entry'.AC182">
            <calcext:condition calcext:apply-style-name="Written" calcext:value="formula-is([.$Y2]=&quot;Written&quot;)" calcext:base-cell-address="'IEEE Cover'.A2"/>
          </calcext:conditional-format>
          <calcext:conditional-format calcext:target-range-address="'Comment Entry'.A183:'Comment Entry'.AC183">
            <calcext:condition calcext:apply-style-name="Written" calcext:value="formula-is([.$Y2]=&quot;Written&quot;)" calcext:base-cell-address="'IEEE Cover'.A2"/>
          </calcext:conditional-format>
          <calcext:conditional-format calcext:target-range-address="'Comment Entry'.A184:'Comment Entry'.AC184">
            <calcext:condition calcext:apply-style-name="Written" calcext:value="formula-is([.$Y2]=&quot;Written&quot;)" calcext:base-cell-address="'IEEE Cover'.A2"/>
          </calcext:conditional-format>
          <calcext:conditional-format calcext:target-range-address="'Comment Entry'.A185:'Comment Entry'.AC185">
            <calcext:condition calcext:apply-style-name="Written" calcext:value="formula-is([.$Y2]=&quot;Written&quot;)" calcext:base-cell-address="'IEEE Cover'.A2"/>
          </calcext:conditional-format>
          <calcext:conditional-format calcext:target-range-address="'Comment Entry'.A186:'Comment Entry'.AC186">
            <calcext:condition calcext:apply-style-name="Written" calcext:value="formula-is([.$Y2]=&quot;Written&quot;)" calcext:base-cell-address="'IEEE Cover'.A2"/>
          </calcext:conditional-format>
          <calcext:conditional-format calcext:target-range-address="'Comment Entry'.A187:'Comment Entry'.AC187">
            <calcext:condition calcext:apply-style-name="Written" calcext:value="formula-is([.$Y2]=&quot;Written&quot;)" calcext:base-cell-address="'IEEE Cover'.A2"/>
          </calcext:conditional-format>
          <calcext:conditional-format calcext:target-range-address="'Comment Entry'.A188:'Comment Entry'.AC188">
            <calcext:condition calcext:apply-style-name="Written" calcext:value="formula-is([.$Y2]=&quot;Written&quot;)" calcext:base-cell-address="'IEEE Cover'.A2"/>
          </calcext:conditional-format>
          <calcext:conditional-format calcext:target-range-address="'Comment Entry'.A189:'Comment Entry'.AC189">
            <calcext:condition calcext:apply-style-name="Written" calcext:value="formula-is([.$Y2]=&quot;Written&quot;)" calcext:base-cell-address="'IEEE Cover'.A2"/>
          </calcext:conditional-format>
          <calcext:conditional-format calcext:target-range-address="'Comment Entry'.A190:'Comment Entry'.AC190">
            <calcext:condition calcext:apply-style-name="Written" calcext:value="formula-is([.$Y2]=&quot;Written&quot;)" calcext:base-cell-address="'IEEE Cover'.A2"/>
          </calcext:conditional-format>
          <calcext:conditional-format calcext:target-range-address="'Comment Entry'.A191:'Comment Entry'.AC191">
            <calcext:condition calcext:apply-style-name="Written" calcext:value="formula-is([.$Y2]=&quot;Written&quot;)" calcext:base-cell-address="'IEEE Cover'.A2"/>
          </calcext:conditional-format>
          <calcext:conditional-format calcext:target-range-address="'Comment Entry'.A192:'Comment Entry'.AC192">
            <calcext:condition calcext:apply-style-name="Written" calcext:value="formula-is([.$Y2]=&quot;Written&quot;)" calcext:base-cell-address="'IEEE Cover'.A2"/>
          </calcext:conditional-format>
          <calcext:conditional-format calcext:target-range-address="'Comment Entry'.A193:'Comment Entry'.AC193">
            <calcext:condition calcext:apply-style-name="Written" calcext:value="formula-is([.$Y2]=&quot;Written&quot;)" calcext:base-cell-address="'IEEE Cover'.A2"/>
          </calcext:conditional-format>
          <calcext:conditional-format calcext:target-range-address="'Comment Entry'.A194:'Comment Entry'.AC194">
            <calcext:condition calcext:apply-style-name="Written" calcext:value="formula-is([.$Y2]=&quot;Written&quot;)" calcext:base-cell-address="'IEEE Cover'.A2"/>
          </calcext:conditional-format>
          <calcext:conditional-format calcext:target-range-address="'Comment Entry'.A195:'Comment Entry'.AC195">
            <calcext:condition calcext:apply-style-name="Written" calcext:value="formula-is([.$Y2]=&quot;Written&quot;)" calcext:base-cell-address="'IEEE Cover'.A2"/>
          </calcext:conditional-format>
          <calcext:conditional-format calcext:target-range-address="'Comment Entry'.A196:'Comment Entry'.AC196">
            <calcext:condition calcext:apply-style-name="Written" calcext:value="formula-is([.$Y2]=&quot;Written&quot;)" calcext:base-cell-address="'IEEE Cover'.A2"/>
          </calcext:conditional-format>
          <calcext:conditional-format calcext:target-range-address="'Comment Entry'.A197:'Comment Entry'.AC197">
            <calcext:condition calcext:apply-style-name="Written" calcext:value="formula-is([.$Y2]=&quot;Written&quot;)" calcext:base-cell-address="'IEEE Cover'.A2"/>
          </calcext:conditional-format>
          <calcext:conditional-format calcext:target-range-address="'Comment Entry'.A198:'Comment Entry'.AC198">
            <calcext:condition calcext:apply-style-name="Written" calcext:value="formula-is([.$Y2]=&quot;Written&quot;)" calcext:base-cell-address="'IEEE Cover'.A2"/>
          </calcext:conditional-format>
          <calcext:conditional-format calcext:target-range-address="'Comment Entry'.A199:'Comment Entry'.AC199">
            <calcext:condition calcext:apply-style-name="Written" calcext:value="formula-is([.$Y2]=&quot;Written&quot;)" calcext:base-cell-address="'IEEE Cover'.A2"/>
          </calcext:conditional-format>
          <calcext:conditional-format calcext:target-range-address="'Comment Entry'.A200:'Comment Entry'.AC200">
            <calcext:condition calcext:apply-style-name="Written" calcext:value="formula-is([.$Y2]=&quot;Written&quot;)" calcext:base-cell-address="'IEEE Cover'.A2"/>
          </calcext:conditional-format>
          <calcext:conditional-format calcext:target-range-address="'Comment Entry'.A201:'Comment Entry'.AC201">
            <calcext:condition calcext:apply-style-name="Written" calcext:value="formula-is([.$Y2]=&quot;Written&quot;)" calcext:base-cell-address="'IEEE Cover'.A2"/>
          </calcext:conditional-format>
          <calcext:conditional-format calcext:target-range-address="'Comment Entry'.A202:'Comment Entry'.AC202">
            <calcext:condition calcext:apply-style-name="Written" calcext:value="formula-is([.$Y2]=&quot;Written&quot;)" calcext:base-cell-address="'IEEE Cover'.A2"/>
          </calcext:conditional-format>
          <calcext:conditional-format calcext:target-range-address="'Comment Entry'.A203:'Comment Entry'.AC203">
            <calcext:condition calcext:apply-style-name="Written" calcext:value="formula-is([.$Y2]=&quot;Written&quot;)" calcext:base-cell-address="'IEEE Cover'.A2"/>
          </calcext:conditional-format>
          <calcext:conditional-format calcext:target-range-address="'Comment Entry'.A204:'Comment Entry'.AC204">
            <calcext:condition calcext:apply-style-name="Written" calcext:value="formula-is([.$Y2]=&quot;Written&quot;)" calcext:base-cell-address="'IEEE Cover'.A2"/>
          </calcext:conditional-format>
          <calcext:conditional-format calcext:target-range-address="'Comment Entry'.A205:'Comment Entry'.AC205">
            <calcext:condition calcext:apply-style-name="Written" calcext:value="formula-is([.$Y2]=&quot;Written&quot;)" calcext:base-cell-address="'IEEE Cover'.A2"/>
          </calcext:conditional-format>
          <calcext:conditional-format calcext:target-range-address="'Comment Entry'.A206:'Comment Entry'.AC206">
            <calcext:condition calcext:apply-style-name="Written" calcext:value="formula-is([.$Y2]=&quot;Written&quot;)" calcext:base-cell-address="'IEEE Cover'.A2"/>
          </calcext:conditional-format>
          <calcext:conditional-format calcext:target-range-address="'Comment Entry'.A207:'Comment Entry'.AC207">
            <calcext:condition calcext:apply-style-name="Written" calcext:value="formula-is([.$Y2]=&quot;Written&quot;)" calcext:base-cell-address="'IEEE Cover'.A2"/>
          </calcext:conditional-format>
          <calcext:conditional-format calcext:target-range-address="'Comment Entry'.A208:'Comment Entry'.AC208">
            <calcext:condition calcext:apply-style-name="Written" calcext:value="formula-is([.$Y2]=&quot;Written&quot;)" calcext:base-cell-address="'IEEE Cover'.A2"/>
          </calcext:conditional-format>
          <calcext:conditional-format calcext:target-range-address="'Comment Entry'.A209:'Comment Entry'.AC209">
            <calcext:condition calcext:apply-style-name="Written" calcext:value="formula-is([.$Y2]=&quot;Written&quot;)" calcext:base-cell-address="'IEEE Cover'.A2"/>
          </calcext:conditional-format>
          <calcext:conditional-format calcext:target-range-address="'Comment Entry'.A210:'Comment Entry'.AC210">
            <calcext:condition calcext:apply-style-name="Written" calcext:value="formula-is([.$Y2]=&quot;Written&quot;)" calcext:base-cell-address="'IEEE Cover'.A2"/>
          </calcext:conditional-format>
          <calcext:conditional-format calcext:target-range-address="'Comment Entry'.A211:'Comment Entry'.AC211">
            <calcext:condition calcext:apply-style-name="Written" calcext:value="formula-is([.$Y2]=&quot;Written&quot;)" calcext:base-cell-address="'IEEE Cover'.A2"/>
          </calcext:conditional-format>
          <calcext:conditional-format calcext:target-range-address="'Comment Entry'.A212:'Comment Entry'.AC212">
            <calcext:condition calcext:apply-style-name="Written" calcext:value="formula-is([.$Y2]=&quot;Written&quot;)" calcext:base-cell-address="'IEEE Cover'.A2"/>
          </calcext:conditional-format>
          <calcext:conditional-format calcext:target-range-address="'Comment Entry'.A213:'Comment Entry'.AC213">
            <calcext:condition calcext:apply-style-name="Written" calcext:value="formula-is([.$Y2]=&quot;Written&quot;)" calcext:base-cell-address="'IEEE Cover'.A2"/>
          </calcext:conditional-format>
          <calcext:conditional-format calcext:target-range-address="'Comment Entry'.A214:'Comment Entry'.AC214">
            <calcext:condition calcext:apply-style-name="Written" calcext:value="formula-is([.$Y2]=&quot;Written&quot;)" calcext:base-cell-address="'IEEE Cover'.A2"/>
          </calcext:conditional-format>
          <calcext:conditional-format calcext:target-range-address="'Comment Entry'.A215:'Comment Entry'.AC215">
            <calcext:condition calcext:apply-style-name="Written" calcext:value="formula-is([.$Y2]=&quot;Written&quot;)" calcext:base-cell-address="'IEEE Cover'.A2"/>
          </calcext:conditional-format>
          <calcext:conditional-format calcext:target-range-address="'Comment Entry'.A216:'Comment Entry'.AC216">
            <calcext:condition calcext:apply-style-name="Written" calcext:value="formula-is([.$Y2]=&quot;Written&quot;)" calcext:base-cell-address="'IEEE Cover'.A2"/>
          </calcext:conditional-format>
          <calcext:conditional-format calcext:target-range-address="'Comment Entry'.A217:'Comment Entry'.AC217">
            <calcext:condition calcext:apply-style-name="Written" calcext:value="formula-is([.$Y2]=&quot;Written&quot;)" calcext:base-cell-address="'IEEE Cover'.A2"/>
          </calcext:conditional-format>
          <calcext:conditional-format calcext:target-range-address="'Comment Entry'.A218:'Comment Entry'.AC218">
            <calcext:condition calcext:apply-style-name="Written" calcext:value="formula-is([.$Y2]=&quot;Written&quot;)" calcext:base-cell-address="'IEEE Cover'.A2"/>
          </calcext:conditional-format>
          <calcext:conditional-format calcext:target-range-address="'Comment Entry'.A219:'Comment Entry'.AC219">
            <calcext:condition calcext:apply-style-name="Written" calcext:value="formula-is([.$Y2]=&quot;Written&quot;)" calcext:base-cell-address="'IEEE Cover'.A2"/>
          </calcext:conditional-format>
          <calcext:conditional-format calcext:target-range-address="'Comment Entry'.A220:'Comment Entry'.AC220">
            <calcext:condition calcext:apply-style-name="Written" calcext:value="formula-is([.$Y2]=&quot;Written&quot;)" calcext:base-cell-address="'IEEE Cover'.A2"/>
          </calcext:conditional-format>
          <calcext:conditional-format calcext:target-range-address="'Comment Entry'.A221:'Comment Entry'.AC221">
            <calcext:condition calcext:apply-style-name="Written" calcext:value="formula-is([.$Y2]=&quot;Written&quot;)" calcext:base-cell-address="'IEEE Cover'.A2"/>
          </calcext:conditional-format>
          <calcext:conditional-format calcext:target-range-address="'Comment Entry'.A222:'Comment Entry'.AC222">
            <calcext:condition calcext:apply-style-name="Written" calcext:value="formula-is([.$Y2]=&quot;Written&quot;)" calcext:base-cell-address="'IEEE Cover'.A2"/>
          </calcext:conditional-format>
          <calcext:conditional-format calcext:target-range-address="'Comment Entry'.A223:'Comment Entry'.AC223">
            <calcext:condition calcext:apply-style-name="Written" calcext:value="formula-is([.$Y2]=&quot;Written&quot;)" calcext:base-cell-address="'IEEE Cover'.A2"/>
          </calcext:conditional-format>
          <calcext:conditional-format calcext:target-range-address="'Comment Entry'.A224:'Comment Entry'.AC224">
            <calcext:condition calcext:apply-style-name="Written" calcext:value="formula-is([.$Y2]=&quot;Written&quot;)" calcext:base-cell-address="'IEEE Cover'.A2"/>
          </calcext:conditional-format>
          <calcext:conditional-format calcext:target-range-address="'Comment Entry'.A225:'Comment Entry'.AC225">
            <calcext:condition calcext:apply-style-name="Written" calcext:value="formula-is([.$Y2]=&quot;Written&quot;)" calcext:base-cell-address="'IEEE Cover'.A2"/>
          </calcext:conditional-format>
          <calcext:conditional-format calcext:target-range-address="'Comment Entry'.A226:'Comment Entry'.AC226">
            <calcext:condition calcext:apply-style-name="Written" calcext:value="formula-is([.$Y2]=&quot;Written&quot;)" calcext:base-cell-address="'IEEE Cover'.A2"/>
          </calcext:conditional-format>
          <calcext:conditional-format calcext:target-range-address="'Comment Entry'.A227:'Comment Entry'.AC227">
            <calcext:condition calcext:apply-style-name="Written" calcext:value="formula-is([.$Y2]=&quot;Written&quot;)" calcext:base-cell-address="'IEEE Cover'.A2"/>
          </calcext:conditional-format>
          <calcext:conditional-format calcext:target-range-address="'Comment Entry'.A228:'Comment Entry'.AC228">
            <calcext:condition calcext:apply-style-name="Written" calcext:value="formula-is([.$Y2]=&quot;Written&quot;)" calcext:base-cell-address="'IEEE Cover'.A2"/>
          </calcext:conditional-format>
          <calcext:conditional-format calcext:target-range-address="'Comment Entry'.A229:'Comment Entry'.AC229">
            <calcext:condition calcext:apply-style-name="Written" calcext:value="formula-is([.$Y2]=&quot;Written&quot;)" calcext:base-cell-address="'IEEE Cover'.A2"/>
          </calcext:conditional-format>
          <calcext:conditional-format calcext:target-range-address="'Comment Entry'.A230:'Comment Entry'.AC230">
            <calcext:condition calcext:apply-style-name="Written" calcext:value="formula-is([.$Y2]=&quot;Written&quot;)" calcext:base-cell-address="'IEEE Cover'.A2"/>
          </calcext:conditional-format>
          <calcext:conditional-format calcext:target-range-address="'Comment Entry'.A231:'Comment Entry'.AC231">
            <calcext:condition calcext:apply-style-name="Written" calcext:value="formula-is([.$Y2]=&quot;Written&quot;)" calcext:base-cell-address="'IEEE Cover'.A2"/>
          </calcext:conditional-format>
          <calcext:conditional-format calcext:target-range-address="'Comment Entry'.A232:'Comment Entry'.AC232">
            <calcext:condition calcext:apply-style-name="Written" calcext:value="formula-is([.$Y2]=&quot;Written&quot;)" calcext:base-cell-address="'IEEE Cover'.A2"/>
          </calcext:conditional-format>
          <calcext:conditional-format calcext:target-range-address="'Comment Entry'.A233:'Comment Entry'.AC233">
            <calcext:condition calcext:apply-style-name="Written" calcext:value="formula-is([.$Y2]=&quot;Written&quot;)" calcext:base-cell-address="'IEEE Cover'.A2"/>
          </calcext:conditional-format>
          <calcext:conditional-format calcext:target-range-address="'Comment Entry'.A234:'Comment Entry'.AC234">
            <calcext:condition calcext:apply-style-name="Written" calcext:value="formula-is([.$Y2]=&quot;Written&quot;)" calcext:base-cell-address="'IEEE Cover'.A2"/>
          </calcext:conditional-format>
          <calcext:conditional-format calcext:target-range-address="'Comment Entry'.A235:'Comment Entry'.AC235">
            <calcext:condition calcext:apply-style-name="Written" calcext:value="formula-is([.$Y2]=&quot;Written&quot;)" calcext:base-cell-address="'IEEE Cover'.A2"/>
          </calcext:conditional-format>
          <calcext:conditional-format calcext:target-range-address="'Comment Entry'.A236:'Comment Entry'.AC236">
            <calcext:condition calcext:apply-style-name="Written" calcext:value="formula-is([.$Y2]=&quot;Written&quot;)" calcext:base-cell-address="'IEEE Cover'.A2"/>
          </calcext:conditional-format>
          <calcext:conditional-format calcext:target-range-address="'Comment Entry'.A237:'Comment Entry'.AC237">
            <calcext:condition calcext:apply-style-name="Written" calcext:value="formula-is([.$Y2]=&quot;Written&quot;)" calcext:base-cell-address="'IEEE Cover'.A2"/>
          </calcext:conditional-format>
          <calcext:conditional-format calcext:target-range-address="'Comment Entry'.A238:'Comment Entry'.AC238">
            <calcext:condition calcext:apply-style-name="Written" calcext:value="formula-is([.$Y2]=&quot;Written&quot;)" calcext:base-cell-address="'IEEE Cover'.A2"/>
          </calcext:conditional-format>
          <calcext:conditional-format calcext:target-range-address="'Comment Entry'.A239:'Comment Entry'.AC239">
            <calcext:condition calcext:apply-style-name="Written" calcext:value="formula-is([.$Y2]=&quot;Written&quot;)" calcext:base-cell-address="'IEEE Cover'.A2"/>
          </calcext:conditional-format>
          <calcext:conditional-format calcext:target-range-address="'Comment Entry'.A240:'Comment Entry'.AC240">
            <calcext:condition calcext:apply-style-name="Written" calcext:value="formula-is([.$Y2]=&quot;Written&quot;)" calcext:base-cell-address="'IEEE Cover'.A2"/>
          </calcext:conditional-format>
          <calcext:conditional-format calcext:target-range-address="'Comment Entry'.A241:'Comment Entry'.AC241">
            <calcext:condition calcext:apply-style-name="Written" calcext:value="formula-is([.$Y2]=&quot;Written&quot;)" calcext:base-cell-address="'IEEE Cover'.A2"/>
          </calcext:conditional-format>
          <calcext:conditional-format calcext:target-range-address="'Comment Entry'.A242:'Comment Entry'.AC242">
            <calcext:condition calcext:apply-style-name="Written" calcext:value="formula-is([.$Y2]=&quot;Written&quot;)" calcext:base-cell-address="'IEEE Cover'.A2"/>
          </calcext:conditional-format>
          <calcext:conditional-format calcext:target-range-address="'Comment Entry'.A243:'Comment Entry'.AC243">
            <calcext:condition calcext:apply-style-name="Written" calcext:value="formula-is([.$Y2]=&quot;Written&quot;)" calcext:base-cell-address="'IEEE Cover'.A2"/>
          </calcext:conditional-format>
          <calcext:conditional-format calcext:target-range-address="'Comment Entry'.A244:'Comment Entry'.AC244">
            <calcext:condition calcext:apply-style-name="Written" calcext:value="formula-is([.$Y2]=&quot;Written&quot;)" calcext:base-cell-address="'IEEE Cover'.A2"/>
          </calcext:conditional-format>
          <calcext:conditional-format calcext:target-range-address="'Comment Entry'.A245:'Comment Entry'.AC245">
            <calcext:condition calcext:apply-style-name="Written" calcext:value="formula-is([.$Y2]=&quot;Written&quot;)" calcext:base-cell-address="'IEEE Cover'.A2"/>
          </calcext:conditional-format>
          <calcext:conditional-format calcext:target-range-address="'Comment Entry'.A246:'Comment Entry'.AC246">
            <calcext:condition calcext:apply-style-name="Written" calcext:value="formula-is([.$Y2]=&quot;Written&quot;)" calcext:base-cell-address="'IEEE Cover'.A2"/>
          </calcext:conditional-format>
          <calcext:conditional-format calcext:target-range-address="'Comment Entry'.A247:'Comment Entry'.AC247">
            <calcext:condition calcext:apply-style-name="Written" calcext:value="formula-is([.$Y2]=&quot;Written&quot;)" calcext:base-cell-address="'IEEE Cover'.A2"/>
          </calcext:conditional-format>
          <calcext:conditional-format calcext:target-range-address="'Comment Entry'.A248:'Comment Entry'.AC248">
            <calcext:condition calcext:apply-style-name="Written" calcext:value="formula-is([.$Y2]=&quot;Written&quot;)" calcext:base-cell-address="'IEEE Cover'.A2"/>
          </calcext:conditional-format>
          <calcext:conditional-format calcext:target-range-address="'Comment Entry'.A249:'Comment Entry'.AC249">
            <calcext:condition calcext:apply-style-name="Written" calcext:value="formula-is([.$Y2]=&quot;Written&quot;)" calcext:base-cell-address="'IEEE Cover'.A2"/>
          </calcext:conditional-format>
          <calcext:conditional-format calcext:target-range-address="'Comment Entry'.A250:'Comment Entry'.AC250">
            <calcext:condition calcext:apply-style-name="Written" calcext:value="formula-is([.$Y2]=&quot;Written&quot;)" calcext:base-cell-address="'IEEE Cover'.A2"/>
          </calcext:conditional-format>
          <calcext:conditional-format calcext:target-range-address="'Comment Entry'.A251:'Comment Entry'.AC251">
            <calcext:condition calcext:apply-style-name="Written" calcext:value="formula-is([.$Y2]=&quot;Written&quot;)" calcext:base-cell-address="'IEEE Cover'.A2"/>
          </calcext:conditional-format>
          <calcext:conditional-format calcext:target-range-address="'Comment Entry'.A252:'Comment Entry'.AC252">
            <calcext:condition calcext:apply-style-name="Written" calcext:value="formula-is([.$Y2]=&quot;Written&quot;)" calcext:base-cell-address="'IEEE Cover'.A2"/>
          </calcext:conditional-format>
          <calcext:conditional-format calcext:target-range-address="'Comment Entry'.A253:'Comment Entry'.AC253">
            <calcext:condition calcext:apply-style-name="Written" calcext:value="formula-is([.$Y2]=&quot;Written&quot;)" calcext:base-cell-address="'IEEE Cover'.A2"/>
          </calcext:conditional-format>
          <calcext:conditional-format calcext:target-range-address="'Comment Entry'.A254:'Comment Entry'.AC254">
            <calcext:condition calcext:apply-style-name="Written" calcext:value="formula-is([.$Y2]=&quot;Written&quot;)" calcext:base-cell-address="'IEEE Cover'.A2"/>
          </calcext:conditional-format>
          <calcext:conditional-format calcext:target-range-address="'Comment Entry'.A255:'Comment Entry'.AC255">
            <calcext:condition calcext:apply-style-name="Written" calcext:value="formula-is([.$Y2]=&quot;Written&quot;)" calcext:base-cell-address="'IEEE Cover'.A2"/>
          </calcext:conditional-format>
          <calcext:conditional-format calcext:target-range-address="'Comment Entry'.A256:'Comment Entry'.AC256">
            <calcext:condition calcext:apply-style-name="Written" calcext:value="formula-is([.$Y2]=&quot;Written&quot;)" calcext:base-cell-address="'IEEE Cover'.A2"/>
          </calcext:conditional-format>
          <calcext:conditional-format calcext:target-range-address="'Comment Entry'.A257:'Comment Entry'.AC257">
            <calcext:condition calcext:apply-style-name="Written" calcext:value="formula-is([.$Y2]=&quot;Written&quot;)" calcext:base-cell-address="'IEEE Cover'.A2"/>
          </calcext:conditional-format>
          <calcext:conditional-format calcext:target-range-address="'Comment Entry'.A258:'Comment Entry'.AC258">
            <calcext:condition calcext:apply-style-name="Written" calcext:value="formula-is([.$Y2]=&quot;Written&quot;)" calcext:base-cell-address="'IEEE Cover'.A2"/>
          </calcext:conditional-format>
          <calcext:conditional-format calcext:target-range-address="'Comment Entry'.A259:'Comment Entry'.AC259">
            <calcext:condition calcext:apply-style-name="Written" calcext:value="formula-is([.$Y2]=&quot;Written&quot;)" calcext:base-cell-address="'IEEE Cover'.A2"/>
          </calcext:conditional-format>
          <calcext:conditional-format calcext:target-range-address="'Comment Entry'.A260:'Comment Entry'.AC260">
            <calcext:condition calcext:apply-style-name="Written" calcext:value="formula-is([.$Y2]=&quot;Written&quot;)" calcext:base-cell-address="'IEEE Cover'.A2"/>
          </calcext:conditional-format>
          <calcext:conditional-format calcext:target-range-address="'Comment Entry'.A261:'Comment Entry'.AC261">
            <calcext:condition calcext:apply-style-name="Written" calcext:value="formula-is([.$Y2]=&quot;Written&quot;)" calcext:base-cell-address="'IEEE Cover'.A2"/>
          </calcext:conditional-format>
          <calcext:conditional-format calcext:target-range-address="'Comment Entry'.A262:'Comment Entry'.AC262">
            <calcext:condition calcext:apply-style-name="Written" calcext:value="formula-is([.$Y2]=&quot;Written&quot;)" calcext:base-cell-address="'IEEE Cover'.A2"/>
          </calcext:conditional-format>
          <calcext:conditional-format calcext:target-range-address="'Comment Entry'.A263:'Comment Entry'.AC263">
            <calcext:condition calcext:apply-style-name="Written" calcext:value="formula-is([.$Y2]=&quot;Written&quot;)" calcext:base-cell-address="'IEEE Cover'.A2"/>
          </calcext:conditional-format>
          <calcext:conditional-format calcext:target-range-address="'Comment Entry'.A264:'Comment Entry'.AC264">
            <calcext:condition calcext:apply-style-name="Written" calcext:value="formula-is([.$Y2]=&quot;Written&quot;)" calcext:base-cell-address="'IEEE Cover'.A2"/>
          </calcext:conditional-format>
          <calcext:conditional-format calcext:target-range-address="'Comment Entry'.A265:'Comment Entry'.AC265">
            <calcext:condition calcext:apply-style-name="Written" calcext:value="formula-is([.$Y2]=&quot;Written&quot;)" calcext:base-cell-address="'IEEE Cover'.A2"/>
          </calcext:conditional-format>
          <calcext:conditional-format calcext:target-range-address="'Comment Entry'.A266:'Comment Entry'.AC266">
            <calcext:condition calcext:apply-style-name="Written" calcext:value="formula-is([.$Y2]=&quot;Written&quot;)" calcext:base-cell-address="'IEEE Cover'.A2"/>
          </calcext:conditional-format>
          <calcext:conditional-format calcext:target-range-address="'Comment Entry'.A267:'Comment Entry'.AC267">
            <calcext:condition calcext:apply-style-name="Written" calcext:value="formula-is([.$Y2]=&quot;Written&quot;)" calcext:base-cell-address="'IEEE Cover'.A2"/>
          </calcext:conditional-format>
          <calcext:conditional-format calcext:target-range-address="'Comment Entry'.A268:'Comment Entry'.AC268">
            <calcext:condition calcext:apply-style-name="Written" calcext:value="formula-is([.$Y2]=&quot;Written&quot;)" calcext:base-cell-address="'IEEE Cover'.A2"/>
          </calcext:conditional-format>
          <calcext:conditional-format calcext:target-range-address="'Comment Entry'.A269:'Comment Entry'.AC269">
            <calcext:condition calcext:apply-style-name="Written" calcext:value="formula-is([.$Y2]=&quot;Written&quot;)" calcext:base-cell-address="'IEEE Cover'.A2"/>
          </calcext:conditional-format>
          <calcext:conditional-format calcext:target-range-address="'Comment Entry'.A270:'Comment Entry'.AC270">
            <calcext:condition calcext:apply-style-name="Written" calcext:value="formula-is([.$Y2]=&quot;Written&quot;)" calcext:base-cell-address="'IEEE Cover'.A2"/>
          </calcext:conditional-format>
          <calcext:conditional-format calcext:target-range-address="'Comment Entry'.A271:'Comment Entry'.AC271">
            <calcext:condition calcext:apply-style-name="Written" calcext:value="formula-is([.$Y2]=&quot;Written&quot;)" calcext:base-cell-address="'IEEE Cover'.A2"/>
          </calcext:conditional-format>
          <calcext:conditional-format calcext:target-range-address="'Comment Entry'.A272:'Comment Entry'.AC272">
            <calcext:condition calcext:apply-style-name="Written" calcext:value="formula-is([.$Y2]=&quot;Written&quot;)" calcext:base-cell-address="'IEEE Cover'.A2"/>
          </calcext:conditional-format>
          <calcext:conditional-format calcext:target-range-address="'Comment Entry'.A273:'Comment Entry'.AC273">
            <calcext:condition calcext:apply-style-name="Written" calcext:value="formula-is([.$Y2]=&quot;Written&quot;)" calcext:base-cell-address="'IEEE Cover'.A2"/>
          </calcext:conditional-format>
          <calcext:conditional-format calcext:target-range-address="'Comment Entry'.A274:'Comment Entry'.AC274">
            <calcext:condition calcext:apply-style-name="Written" calcext:value="formula-is([.$Y2]=&quot;Written&quot;)" calcext:base-cell-address="'IEEE Cover'.A2"/>
          </calcext:conditional-format>
          <calcext:conditional-format calcext:target-range-address="'Comment Entry'.A275:'Comment Entry'.AC275">
            <calcext:condition calcext:apply-style-name="Written" calcext:value="formula-is([.$Y2]=&quot;Written&quot;)" calcext:base-cell-address="'IEEE Cover'.A2"/>
          </calcext:conditional-format>
          <calcext:conditional-format calcext:target-range-address="'Comment Entry'.A276:'Comment Entry'.AC276">
            <calcext:condition calcext:apply-style-name="Written" calcext:value="formula-is([.$Y2]=&quot;Written&quot;)" calcext:base-cell-address="'IEEE Cover'.A2"/>
          </calcext:conditional-format>
          <calcext:conditional-format calcext:target-range-address="'Comment Entry'.A277:'Comment Entry'.AC277">
            <calcext:condition calcext:apply-style-name="Written" calcext:value="formula-is([.$Y2]=&quot;Written&quot;)" calcext:base-cell-address="'IEEE Cover'.A2"/>
          </calcext:conditional-format>
          <calcext:conditional-format calcext:target-range-address="'Comment Entry'.A278:'Comment Entry'.AC278">
            <calcext:condition calcext:apply-style-name="Written" calcext:value="formula-is([.$Y2]=&quot;Written&quot;)" calcext:base-cell-address="'IEEE Cover'.A2"/>
          </calcext:conditional-format>
          <calcext:conditional-format calcext:target-range-address="'Comment Entry'.A279:'Comment Entry'.AC279">
            <calcext:condition calcext:apply-style-name="Written" calcext:value="formula-is([.$Y2]=&quot;Written&quot;)" calcext:base-cell-address="'IEEE Cover'.A2"/>
          </calcext:conditional-format>
          <calcext:conditional-format calcext:target-range-address="'Comment Entry'.A280:'Comment Entry'.AC280">
            <calcext:condition calcext:apply-style-name="Written" calcext:value="formula-is([.$Y2]=&quot;Written&quot;)" calcext:base-cell-address="'IEEE Cover'.A2"/>
          </calcext:conditional-format>
          <calcext:conditional-format calcext:target-range-address="'Comment Entry'.A281:'Comment Entry'.AC281">
            <calcext:condition calcext:apply-style-name="Written" calcext:value="formula-is([.$Y2]=&quot;Written&quot;)" calcext:base-cell-address="'IEEE Cover'.A2"/>
          </calcext:conditional-format>
          <calcext:conditional-format calcext:target-range-address="'Comment Entry'.A282:'Comment Entry'.AC282">
            <calcext:condition calcext:apply-style-name="Written" calcext:value="formula-is([.$Y2]=&quot;Written&quot;)" calcext:base-cell-address="'IEEE Cover'.A2"/>
          </calcext:conditional-format>
          <calcext:conditional-format calcext:target-range-address="'Comment Entry'.A283:'Comment Entry'.AC283">
            <calcext:condition calcext:apply-style-name="Written" calcext:value="formula-is([.$Y2]=&quot;Written&quot;)" calcext:base-cell-address="'IEEE Cover'.A2"/>
          </calcext:conditional-format>
          <calcext:conditional-format calcext:target-range-address="'Comment Entry'.A284:'Comment Entry'.AC284">
            <calcext:condition calcext:apply-style-name="Written" calcext:value="formula-is([.$Y2]=&quot;Written&quot;)" calcext:base-cell-address="'IEEE Cover'.A2"/>
          </calcext:conditional-format>
          <calcext:conditional-format calcext:target-range-address="'Comment Entry'.A285:'Comment Entry'.AC285">
            <calcext:condition calcext:apply-style-name="Written" calcext:value="formula-is([.$Y2]=&quot;Written&quot;)" calcext:base-cell-address="'IEEE Cover'.A2"/>
          </calcext:conditional-format>
          <calcext:conditional-format calcext:target-range-address="'Comment Entry'.A286:'Comment Entry'.AC286">
            <calcext:condition calcext:apply-style-name="Written" calcext:value="formula-is([.$Y2]=&quot;Written&quot;)" calcext:base-cell-address="'IEEE Cover'.A2"/>
          </calcext:conditional-format>
          <calcext:conditional-format calcext:target-range-address="'Comment Entry'.A287:'Comment Entry'.AC287">
            <calcext:condition calcext:apply-style-name="Written" calcext:value="formula-is([.$Y2]=&quot;Written&quot;)" calcext:base-cell-address="'IEEE Cover'.A2"/>
          </calcext:conditional-format>
          <calcext:conditional-format calcext:target-range-address="'Comment Entry'.A288:'Comment Entry'.AC288">
            <calcext:condition calcext:apply-style-name="Written" calcext:value="formula-is([.$Y2]=&quot;Written&quot;)" calcext:base-cell-address="'IEEE Cover'.A2"/>
          </calcext:conditional-format>
          <calcext:conditional-format calcext:target-range-address="'Comment Entry'.A289:'Comment Entry'.AC289">
            <calcext:condition calcext:apply-style-name="Written" calcext:value="formula-is([.$Y2]=&quot;Written&quot;)" calcext:base-cell-address="'IEEE Cover'.A2"/>
          </calcext:conditional-format>
          <calcext:conditional-format calcext:target-range-address="'Comment Entry'.A290:'Comment Entry'.AC290">
            <calcext:condition calcext:apply-style-name="Written" calcext:value="formula-is([.$Y2]=&quot;Written&quot;)" calcext:base-cell-address="'IEEE Cover'.A2"/>
          </calcext:conditional-format>
          <calcext:conditional-format calcext:target-range-address="'Comment Entry'.A291:'Comment Entry'.AC291">
            <calcext:condition calcext:apply-style-name="Written" calcext:value="formula-is([.$Y2]=&quot;Written&quot;)" calcext:base-cell-address="'IEEE Cover'.A2"/>
          </calcext:conditional-format>
          <calcext:conditional-format calcext:target-range-address="'Comment Entry'.A292:'Comment Entry'.AC292">
            <calcext:condition calcext:apply-style-name="Written" calcext:value="formula-is([.$Y2]=&quot;Written&quot;)" calcext:base-cell-address="'IEEE Cover'.A2"/>
          </calcext:conditional-format>
          <calcext:conditional-format calcext:target-range-address="'Comment Entry'.A293:'Comment Entry'.AC293">
            <calcext:condition calcext:apply-style-name="Written" calcext:value="formula-is([.$Y2]=&quot;Written&quot;)" calcext:base-cell-address="'IEEE Cover'.A2"/>
          </calcext:conditional-format>
          <calcext:conditional-format calcext:target-range-address="'Comment Entry'.A294:'Comment Entry'.AC294">
            <calcext:condition calcext:apply-style-name="Written" calcext:value="formula-is([.$Y2]=&quot;Written&quot;)" calcext:base-cell-address="'IEEE Cover'.A2"/>
          </calcext:conditional-format>
          <calcext:conditional-format calcext:target-range-address="'Comment Entry'.A295:'Comment Entry'.AC295">
            <calcext:condition calcext:apply-style-name="Written" calcext:value="formula-is([.$Y2]=&quot;Written&quot;)" calcext:base-cell-address="'IEEE Cover'.A2"/>
          </calcext:conditional-format>
          <calcext:conditional-format calcext:target-range-address="'Comment Entry'.A296:'Comment Entry'.AC296">
            <calcext:condition calcext:apply-style-name="Written" calcext:value="formula-is([.$Y2]=&quot;Written&quot;)" calcext:base-cell-address="'IEEE Cover'.A2"/>
          </calcext:conditional-format>
          <calcext:conditional-format calcext:target-range-address="'Comment Entry'.A297:'Comment Entry'.AC297">
            <calcext:condition calcext:apply-style-name="Written" calcext:value="formula-is([.$Y2]=&quot;Written&quot;)" calcext:base-cell-address="'IEEE Cover'.A2"/>
          </calcext:conditional-format>
          <calcext:conditional-format calcext:target-range-address="'Comment Entry'.A298:'Comment Entry'.AC298">
            <calcext:condition calcext:apply-style-name="Written" calcext:value="formula-is([.$Y2]=&quot;Written&quot;)" calcext:base-cell-address="'IEEE Cover'.A2"/>
          </calcext:conditional-format>
          <calcext:conditional-format calcext:target-range-address="'Comment Entry'.A299:'Comment Entry'.AC299">
            <calcext:condition calcext:apply-style-name="Written" calcext:value="formula-is([.$Y2]=&quot;Written&quot;)" calcext:base-cell-address="'IEEE Cover'.A2"/>
          </calcext:conditional-format>
          <calcext:conditional-format calcext:target-range-address="'Comment Entry'.A300:'Comment Entry'.AC300">
            <calcext:condition calcext:apply-style-name="Written" calcext:value="formula-is([.$Y2]=&quot;Written&quot;)" calcext:base-cell-address="'IEEE Cover'.A2"/>
          </calcext:conditional-format>
          <calcext:conditional-format calcext:target-range-address="'Comment Entry'.A301:'Comment Entry'.AC301">
            <calcext:condition calcext:apply-style-name="Written" calcext:value="formula-is([.$Y2]=&quot;Written&quot;)" calcext:base-cell-address="'IEEE Cover'.A2"/>
          </calcext:conditional-format>
          <calcext:conditional-format calcext:target-range-address="'Comment Entry'.A302:'Comment Entry'.AC302">
            <calcext:condition calcext:apply-style-name="Written" calcext:value="formula-is([.$Y2]=&quot;Written&quot;)" calcext:base-cell-address="'IEEE Cover'.A2"/>
          </calcext:conditional-format>
          <calcext:conditional-format calcext:target-range-address="'Comment Entry'.A303:'Comment Entry'.AC303">
            <calcext:condition calcext:apply-style-name="Written" calcext:value="formula-is([.$Y2]=&quot;Written&quot;)" calcext:base-cell-address="'IEEE Cover'.A2"/>
          </calcext:conditional-format>
          <calcext:conditional-format calcext:target-range-address="'Comment Entry'.A304:'Comment Entry'.AC304">
            <calcext:condition calcext:apply-style-name="Written" calcext:value="formula-is([.$Y2]=&quot;Written&quot;)" calcext:base-cell-address="'IEEE Cover'.A2"/>
          </calcext:conditional-format>
          <calcext:conditional-format calcext:target-range-address="'Comment Entry'.A305:'Comment Entry'.AC305">
            <calcext:condition calcext:apply-style-name="Written" calcext:value="formula-is([.$Y2]=&quot;Written&quot;)" calcext:base-cell-address="'IEEE Cover'.A2"/>
          </calcext:conditional-format>
          <calcext:conditional-format calcext:target-range-address="'Comment Entry'.A306:'Comment Entry'.AC306">
            <calcext:condition calcext:apply-style-name="Written" calcext:value="formula-is([.$Y2]=&quot;Written&quot;)" calcext:base-cell-address="'IEEE Cover'.A2"/>
          </calcext:conditional-format>
          <calcext:conditional-format calcext:target-range-address="'Comment Entry'.A307:'Comment Entry'.AC307">
            <calcext:condition calcext:apply-style-name="Written" calcext:value="formula-is([.$Y2]=&quot;Written&quot;)" calcext:base-cell-address="'IEEE Cover'.A2"/>
          </calcext:conditional-format>
          <calcext:conditional-format calcext:target-range-address="'Comment Entry'.A308:'Comment Entry'.AC308">
            <calcext:condition calcext:apply-style-name="Written" calcext:value="formula-is([.$Y2]=&quot;Written&quot;)" calcext:base-cell-address="'IEEE Cover'.A2"/>
          </calcext:conditional-format>
          <calcext:conditional-format calcext:target-range-address="'Comment Entry'.A309:'Comment Entry'.AC309">
            <calcext:condition calcext:apply-style-name="Written" calcext:value="formula-is([.$Y2]=&quot;Written&quot;)" calcext:base-cell-address="'IEEE Cover'.A2"/>
          </calcext:conditional-format>
          <calcext:conditional-format calcext:target-range-address="'Comment Entry'.A310:'Comment Entry'.AC310">
            <calcext:condition calcext:apply-style-name="Written" calcext:value="formula-is([.$Y2]=&quot;Written&quot;)" calcext:base-cell-address="'IEEE Cover'.A2"/>
          </calcext:conditional-format>
          <calcext:conditional-format calcext:target-range-address="'Comment Entry'.A311:'Comment Entry'.AC311">
            <calcext:condition calcext:apply-style-name="Written" calcext:value="formula-is([.$Y2]=&quot;Written&quot;)" calcext:base-cell-address="'IEEE Cover'.A2"/>
          </calcext:conditional-format>
          <calcext:conditional-format calcext:target-range-address="'Comment Entry'.A312:'Comment Entry'.AC312">
            <calcext:condition calcext:apply-style-name="Written" calcext:value="formula-is([.$Y2]=&quot;Written&quot;)" calcext:base-cell-address="'IEEE Cover'.A2"/>
          </calcext:conditional-format>
          <calcext:conditional-format calcext:target-range-address="'Comment Entry'.A313:'Comment Entry'.AC313">
            <calcext:condition calcext:apply-style-name="Written" calcext:value="formula-is([.$Y2]=&quot;Written&quot;)" calcext:base-cell-address="'IEEE Cover'.A2"/>
          </calcext:conditional-format>
          <calcext:conditional-format calcext:target-range-address="'Comment Entry'.A314:'Comment Entry'.AC314">
            <calcext:condition calcext:apply-style-name="Written" calcext:value="formula-is([.$Y2]=&quot;Written&quot;)" calcext:base-cell-address="'IEEE Cover'.A2"/>
          </calcext:conditional-format>
          <calcext:conditional-format calcext:target-range-address="'Comment Entry'.A315:'Comment Entry'.AC315">
            <calcext:condition calcext:apply-style-name="Written" calcext:value="formula-is([.$Y2]=&quot;Written&quot;)" calcext:base-cell-address="'IEEE Cover'.A2"/>
          </calcext:conditional-format>
          <calcext:conditional-format calcext:target-range-address="'Comment Entry'.A316:'Comment Entry'.AC316">
            <calcext:condition calcext:apply-style-name="Written" calcext:value="formula-is([.$Y2]=&quot;Written&quot;)" calcext:base-cell-address="'IEEE Cover'.A2"/>
          </calcext:conditional-format>
          <calcext:conditional-format calcext:target-range-address="'Comment Entry'.A317:'Comment Entry'.AC317">
            <calcext:condition calcext:apply-style-name="Written" calcext:value="formula-is([.$Y2]=&quot;Written&quot;)" calcext:base-cell-address="'IEEE Cover'.A2"/>
          </calcext:conditional-format>
          <calcext:conditional-format calcext:target-range-address="'Comment Entry'.A318:'Comment Entry'.AC318">
            <calcext:condition calcext:apply-style-name="Written" calcext:value="formula-is([.$Y2]=&quot;Written&quot;)" calcext:base-cell-address="'IEEE Cover'.A2"/>
          </calcext:conditional-format>
          <calcext:conditional-format calcext:target-range-address="'Comment Entry'.A319:'Comment Entry'.AC319">
            <calcext:condition calcext:apply-style-name="Written" calcext:value="formula-is([.$Y2]=&quot;Written&quot;)" calcext:base-cell-address="'IEEE Cover'.A2"/>
          </calcext:conditional-format>
          <calcext:conditional-format calcext:target-range-address="'Comment Entry'.A320:'Comment Entry'.AC320">
            <calcext:condition calcext:apply-style-name="Written" calcext:value="formula-is([.$Y2]=&quot;Written&quot;)" calcext:base-cell-address="'IEEE Cover'.A2"/>
          </calcext:conditional-format>
          <calcext:conditional-format calcext:target-range-address="'Comment Entry'.A321:'Comment Entry'.AC321">
            <calcext:condition calcext:apply-style-name="Written" calcext:value="formula-is([.$Y2]=&quot;Written&quot;)" calcext:base-cell-address="'IEEE Cover'.A2"/>
          </calcext:conditional-format>
          <calcext:conditional-format calcext:target-range-address="'Comment Entry'.A322:'Comment Entry'.AC322">
            <calcext:condition calcext:apply-style-name="Written" calcext:value="formula-is([.$Y2]=&quot;Written&quot;)" calcext:base-cell-address="'IEEE Cover'.A2"/>
          </calcext:conditional-format>
          <calcext:conditional-format calcext:target-range-address="'Comment Entry'.A323:'Comment Entry'.AC323">
            <calcext:condition calcext:apply-style-name="Written" calcext:value="formula-is([.$Y2]=&quot;Written&quot;)" calcext:base-cell-address="'IEEE Cover'.A2"/>
          </calcext:conditional-format>
          <calcext:conditional-format calcext:target-range-address="'Comment Entry'.A324:'Comment Entry'.AC324">
            <calcext:condition calcext:apply-style-name="Written" calcext:value="formula-is([.$Y2]=&quot;Written&quot;)" calcext:base-cell-address="'IEEE Cover'.A2"/>
          </calcext:conditional-format>
          <calcext:conditional-format calcext:target-range-address="'Comment Entry'.A325:'Comment Entry'.AC325">
            <calcext:condition calcext:apply-style-name="Written" calcext:value="formula-is([.$Y2]=&quot;Written&quot;)" calcext:base-cell-address="'IEEE Cover'.A2"/>
          </calcext:conditional-format>
          <calcext:conditional-format calcext:target-range-address="'Comment Entry'.A326:'Comment Entry'.AC326">
            <calcext:condition calcext:apply-style-name="Written" calcext:value="formula-is([.$Y2]=&quot;Written&quot;)" calcext:base-cell-address="'IEEE Cover'.A2"/>
          </calcext:conditional-format>
          <calcext:conditional-format calcext:target-range-address="'Comment Entry'.A327:'Comment Entry'.AC327">
            <calcext:condition calcext:apply-style-name="Written" calcext:value="formula-is([.$Y2]=&quot;Written&quot;)" calcext:base-cell-address="'IEEE Cover'.A2"/>
          </calcext:conditional-format>
          <calcext:conditional-format calcext:target-range-address="'Comment Entry'.A328:'Comment Entry'.AC328">
            <calcext:condition calcext:apply-style-name="Written" calcext:value="formula-is([.$Y2]=&quot;Written&quot;)" calcext:base-cell-address="'IEEE Cover'.A2"/>
          </calcext:conditional-format>
          <calcext:conditional-format calcext:target-range-address="'Comment Entry'.A329:'Comment Entry'.AC329">
            <calcext:condition calcext:apply-style-name="Written" calcext:value="formula-is([.$Y2]=&quot;Written&quot;)" calcext:base-cell-address="'IEEE Cover'.A2"/>
          </calcext:conditional-format>
          <calcext:conditional-format calcext:target-range-address="'Comment Entry'.A330:'Comment Entry'.AC330">
            <calcext:condition calcext:apply-style-name="Written" calcext:value="formula-is([.$Y2]=&quot;Written&quot;)" calcext:base-cell-address="'IEEE Cover'.A2"/>
          </calcext:conditional-format>
          <calcext:conditional-format calcext:target-range-address="'Comment Entry'.A331:'Comment Entry'.AC331">
            <calcext:condition calcext:apply-style-name="Written" calcext:value="formula-is([.$Y2]=&quot;Written&quot;)" calcext:base-cell-address="'IEEE Cover'.A2"/>
          </calcext:conditional-format>
          <calcext:conditional-format calcext:target-range-address="'Comment Entry'.A332:'Comment Entry'.AC332">
            <calcext:condition calcext:apply-style-name="Written" calcext:value="formula-is([.$Y2]=&quot;Written&quot;)" calcext:base-cell-address="'IEEE Cover'.A2"/>
          </calcext:conditional-format>
          <calcext:conditional-format calcext:target-range-address="'Comment Entry'.A333:'Comment Entry'.AC333">
            <calcext:condition calcext:apply-style-name="Written" calcext:value="formula-is([.$Y2]=&quot;Written&quot;)" calcext:base-cell-address="'IEEE Cover'.A2"/>
          </calcext:conditional-format>
          <calcext:conditional-format calcext:target-range-address="'Comment Entry'.A334:'Comment Entry'.AC334">
            <calcext:condition calcext:apply-style-name="Written" calcext:value="formula-is([.$Y2]=&quot;Written&quot;)" calcext:base-cell-address="'IEEE Cover'.A2"/>
          </calcext:conditional-format>
          <calcext:conditional-format calcext:target-range-address="'Comment Entry'.A335:'Comment Entry'.AC335">
            <calcext:condition calcext:apply-style-name="Written" calcext:value="formula-is([.$Y2]=&quot;Written&quot;)" calcext:base-cell-address="'IEEE Cover'.A2"/>
          </calcext:conditional-format>
          <calcext:conditional-format calcext:target-range-address="'Comment Entry'.A336:'Comment Entry'.AC336">
            <calcext:condition calcext:apply-style-name="Written" calcext:value="formula-is([.$Y2]=&quot;Written&quot;)" calcext:base-cell-address="'IEEE Cover'.A2"/>
          </calcext:conditional-format>
          <calcext:conditional-format calcext:target-range-address="'Comment Entry'.A337:'Comment Entry'.AC337">
            <calcext:condition calcext:apply-style-name="Written" calcext:value="formula-is([.$Y2]=&quot;Written&quot;)" calcext:base-cell-address="'IEEE Cover'.A2"/>
          </calcext:conditional-format>
          <calcext:conditional-format calcext:target-range-address="'Comment Entry'.A338:'Comment Entry'.AC338">
            <calcext:condition calcext:apply-style-name="Written" calcext:value="formula-is([.$Y2]=&quot;Written&quot;)" calcext:base-cell-address="'IEEE Cover'.A2"/>
          </calcext:conditional-format>
          <calcext:conditional-format calcext:target-range-address="'Comment Entry'.A339:'Comment Entry'.AC339">
            <calcext:condition calcext:apply-style-name="Written" calcext:value="formula-is([.$Y2]=&quot;Written&quot;)" calcext:base-cell-address="'IEEE Cover'.A2"/>
          </calcext:conditional-format>
          <calcext:conditional-format calcext:target-range-address="'Comment Entry'.A340:'Comment Entry'.AC340">
            <calcext:condition calcext:apply-style-name="Written" calcext:value="formula-is([.$Y2]=&quot;Written&quot;)" calcext:base-cell-address="'IEEE Cover'.A2"/>
          </calcext:conditional-format>
          <calcext:conditional-format calcext:target-range-address="'Comment Entry'.A341:'Comment Entry'.AC341">
            <calcext:condition calcext:apply-style-name="Written" calcext:value="formula-is([.$Y2]=&quot;Written&quot;)" calcext:base-cell-address="'IEEE Cover'.A2"/>
          </calcext:conditional-format>
          <calcext:conditional-format calcext:target-range-address="'Comment Entry'.A342:'Comment Entry'.AC342">
            <calcext:condition calcext:apply-style-name="Written" calcext:value="formula-is([.$Y2]=&quot;Written&quot;)" calcext:base-cell-address="'IEEE Cover'.A2"/>
          </calcext:conditional-format>
          <calcext:conditional-format calcext:target-range-address="'Comment Entry'.A343:'Comment Entry'.AC343">
            <calcext:condition calcext:apply-style-name="Written" calcext:value="formula-is([.$Y2]=&quot;Written&quot;)" calcext:base-cell-address="'IEEE Cover'.A2"/>
          </calcext:conditional-format>
          <calcext:conditional-format calcext:target-range-address="'Comment Entry'.A344:'Comment Entry'.AC344">
            <calcext:condition calcext:apply-style-name="Written" calcext:value="formula-is([.$Y2]=&quot;Written&quot;)" calcext:base-cell-address="'IEEE Cover'.A2"/>
          </calcext:conditional-format>
          <calcext:conditional-format calcext:target-range-address="'Comment Entry'.A345:'Comment Entry'.AC345">
            <calcext:condition calcext:apply-style-name="Written" calcext:value="formula-is([.$Y2]=&quot;Written&quot;)" calcext:base-cell-address="'IEEE Cover'.A2"/>
          </calcext:conditional-format>
          <calcext:conditional-format calcext:target-range-address="'Comment Entry'.A346:'Comment Entry'.AC346">
            <calcext:condition calcext:apply-style-name="Written" calcext:value="formula-is([.$Y2]=&quot;Written&quot;)" calcext:base-cell-address="'IEEE Cover'.A2"/>
          </calcext:conditional-format>
          <calcext:conditional-format calcext:target-range-address="'Comment Entry'.A347:'Comment Entry'.AC347">
            <calcext:condition calcext:apply-style-name="Written" calcext:value="formula-is([.$Y2]=&quot;Written&quot;)" calcext:base-cell-address="'IEEE Cover'.A2"/>
          </calcext:conditional-format>
          <calcext:conditional-format calcext:target-range-address="'Comment Entry'.A348:'Comment Entry'.AC348">
            <calcext:condition calcext:apply-style-name="Written" calcext:value="formula-is([.$Y2]=&quot;Written&quot;)" calcext:base-cell-address="'IEEE Cover'.A2"/>
          </calcext:conditional-format>
          <calcext:conditional-format calcext:target-range-address="'Comment Entry'.A349:'Comment Entry'.AC349">
            <calcext:condition calcext:apply-style-name="Written" calcext:value="formula-is([.$Y2]=&quot;Written&quot;)" calcext:base-cell-address="'IEEE Cover'.A2"/>
          </calcext:conditional-format>
          <calcext:conditional-format calcext:target-range-address="'Comment Entry'.A350:'Comment Entry'.AC350">
            <calcext:condition calcext:apply-style-name="Written" calcext:value="formula-is([.$Y2]=&quot;Written&quot;)" calcext:base-cell-address="'IEEE Cover'.A2"/>
          </calcext:conditional-format>
          <calcext:conditional-format calcext:target-range-address="'Comment Entry'.A351:'Comment Entry'.AC351">
            <calcext:condition calcext:apply-style-name="Written" calcext:value="formula-is([.$Y2]=&quot;Written&quot;)" calcext:base-cell-address="'IEEE Cover'.A2"/>
          </calcext:conditional-format>
          <calcext:conditional-format calcext:target-range-address="'Comment Entry'.A352:'Comment Entry'.AC352">
            <calcext:condition calcext:apply-style-name="Written" calcext:value="formula-is([.$Y2]=&quot;Written&quot;)" calcext:base-cell-address="'IEEE Cover'.A2"/>
          </calcext:conditional-format>
          <calcext:conditional-format calcext:target-range-address="'Comment Entry'.A353:'Comment Entry'.AC353">
            <calcext:condition calcext:apply-style-name="Written" calcext:value="formula-is([.$Y2]=&quot;Written&quot;)" calcext:base-cell-address="'IEEE Cover'.A2"/>
          </calcext:conditional-format>
          <calcext:conditional-format calcext:target-range-address="'Comment Entry'.A354:'Comment Entry'.AC354">
            <calcext:condition calcext:apply-style-name="Written" calcext:value="formula-is([.$Y2]=&quot;Written&quot;)" calcext:base-cell-address="'IEEE Cover'.A2"/>
          </calcext:conditional-format>
          <calcext:conditional-format calcext:target-range-address="'Comment Entry'.A355:'Comment Entry'.AC355">
            <calcext:condition calcext:apply-style-name="Written" calcext:value="formula-is([.$Y2]=&quot;Written&quot;)" calcext:base-cell-address="'IEEE Cover'.A2"/>
          </calcext:conditional-format>
          <calcext:conditional-format calcext:target-range-address="'Comment Entry'.A356:'Comment Entry'.AC356">
            <calcext:condition calcext:apply-style-name="Written" calcext:value="formula-is([.$Y2]=&quot;Written&quot;)" calcext:base-cell-address="'IEEE Cover'.A2"/>
          </calcext:conditional-format>
          <calcext:conditional-format calcext:target-range-address="'Comment Entry'.A357:'Comment Entry'.AC357">
            <calcext:condition calcext:apply-style-name="Written" calcext:value="formula-is([.$Y2]=&quot;Written&quot;)" calcext:base-cell-address="'IEEE Cover'.A2"/>
          </calcext:conditional-format>
          <calcext:conditional-format calcext:target-range-address="'Comment Entry'.A358:'Comment Entry'.AC358">
            <calcext:condition calcext:apply-style-name="Written" calcext:value="formula-is([.$Y2]=&quot;Written&quot;)" calcext:base-cell-address="'IEEE Cover'.A2"/>
          </calcext:conditional-format>
          <calcext:conditional-format calcext:target-range-address="'Comment Entry'.A359:'Comment Entry'.AC359">
            <calcext:condition calcext:apply-style-name="Written" calcext:value="formula-is([.$Y2]=&quot;Written&quot;)" calcext:base-cell-address="'IEEE Cover'.A2"/>
          </calcext:conditional-format>
          <calcext:conditional-format calcext:target-range-address="'Comment Entry'.A360:'Comment Entry'.AC360">
            <calcext:condition calcext:apply-style-name="Written" calcext:value="formula-is([.$Y2]=&quot;Written&quot;)" calcext:base-cell-address="'IEEE Cover'.A2"/>
          </calcext:conditional-format>
          <calcext:conditional-format calcext:target-range-address="'Comment Entry'.A361:'Comment Entry'.AC361">
            <calcext:condition calcext:apply-style-name="Written" calcext:value="formula-is([.$Y2]=&quot;Written&quot;)" calcext:base-cell-address="'IEEE Cover'.A2"/>
          </calcext:conditional-format>
          <calcext:conditional-format calcext:target-range-address="'Comment Entry'.A362:'Comment Entry'.AC362">
            <calcext:condition calcext:apply-style-name="Written" calcext:value="formula-is([.$Y2]=&quot;Written&quot;)" calcext:base-cell-address="'IEEE Cover'.A2"/>
          </calcext:conditional-format>
          <calcext:conditional-format calcext:target-range-address="'Comment Entry'.A363:'Comment Entry'.AC363">
            <calcext:condition calcext:apply-style-name="Written" calcext:value="formula-is([.$Y2]=&quot;Written&quot;)" calcext:base-cell-address="'IEEE Cover'.A2"/>
          </calcext:conditional-format>
          <calcext:conditional-format calcext:target-range-address="'Comment Entry'.A364:'Comment Entry'.AC364">
            <calcext:condition calcext:apply-style-name="Written" calcext:value="formula-is([.$Y2]=&quot;Written&quot;)" calcext:base-cell-address="'IEEE Cover'.A2"/>
          </calcext:conditional-format>
          <calcext:conditional-format calcext:target-range-address="'Comment Entry'.A365:'Comment Entry'.AC365">
            <calcext:condition calcext:apply-style-name="Written" calcext:value="formula-is([.$Y2]=&quot;Written&quot;)" calcext:base-cell-address="'IEEE Cover'.A2"/>
          </calcext:conditional-format>
          <calcext:conditional-format calcext:target-range-address="'Comment Entry'.A366:'Comment Entry'.AC366">
            <calcext:condition calcext:apply-style-name="Written" calcext:value="formula-is([.$Y2]=&quot;Written&quot;)" calcext:base-cell-address="'IEEE Cover'.A2"/>
          </calcext:conditional-format>
          <calcext:conditional-format calcext:target-range-address="'Comment Entry'.A367:'Comment Entry'.AC367">
            <calcext:condition calcext:apply-style-name="Written" calcext:value="formula-is([.$Y2]=&quot;Written&quot;)" calcext:base-cell-address="'IEEE Cover'.A2"/>
          </calcext:conditional-format>
          <calcext:conditional-format calcext:target-range-address="'Comment Entry'.A368:'Comment Entry'.AC368">
            <calcext:condition calcext:apply-style-name="Written" calcext:value="formula-is([.$Y2]=&quot;Written&quot;)" calcext:base-cell-address="'IEEE Cover'.A2"/>
          </calcext:conditional-format>
          <calcext:conditional-format calcext:target-range-address="'Comment Entry'.A369:'Comment Entry'.AC369">
            <calcext:condition calcext:apply-style-name="Written" calcext:value="formula-is([.$Y2]=&quot;Written&quot;)" calcext:base-cell-address="'IEEE Cover'.A2"/>
          </calcext:conditional-format>
          <calcext:conditional-format calcext:target-range-address="'Comment Entry'.A370:'Comment Entry'.AC370">
            <calcext:condition calcext:apply-style-name="Written" calcext:value="formula-is([.$Y2]=&quot;Written&quot;)" calcext:base-cell-address="'IEEE Cover'.A2"/>
          </calcext:conditional-format>
          <calcext:conditional-format calcext:target-range-address="'Comment Entry'.A371:'Comment Entry'.AC371">
            <calcext:condition calcext:apply-style-name="Written" calcext:value="formula-is([.$Y2]=&quot;Written&quot;)" calcext:base-cell-address="'IEEE Cover'.A2"/>
          </calcext:conditional-format>
          <calcext:conditional-format calcext:target-range-address="'Comment Entry'.A372:'Comment Entry'.AC372">
            <calcext:condition calcext:apply-style-name="Written" calcext:value="formula-is([.$Y2]=&quot;Written&quot;)" calcext:base-cell-address="'IEEE Cover'.A2"/>
          </calcext:conditional-format>
          <calcext:conditional-format calcext:target-range-address="'Comment Entry'.A373:'Comment Entry'.AC373">
            <calcext:condition calcext:apply-style-name="Written" calcext:value="formula-is([.$Y2]=&quot;Written&quot;)" calcext:base-cell-address="'IEEE Cover'.A2"/>
          </calcext:conditional-format>
          <calcext:conditional-format calcext:target-range-address="'Comment Entry'.A374:'Comment Entry'.AC374">
            <calcext:condition calcext:apply-style-name="Written" calcext:value="formula-is([.$Y2]=&quot;Written&quot;)" calcext:base-cell-address="'IEEE Cover'.A2"/>
          </calcext:conditional-format>
          <calcext:conditional-format calcext:target-range-address="'Comment Entry'.A375:'Comment Entry'.AC375">
            <calcext:condition calcext:apply-style-name="Written" calcext:value="formula-is([.$Y2]=&quot;Written&quot;)" calcext:base-cell-address="'IEEE Cover'.A2"/>
          </calcext:conditional-format>
          <calcext:conditional-format calcext:target-range-address="'Comment Entry'.A376:'Comment Entry'.AC376">
            <calcext:condition calcext:apply-style-name="Written" calcext:value="formula-is([.$Y2]=&quot;Written&quot;)" calcext:base-cell-address="'IEEE Cover'.A2"/>
          </calcext:conditional-format>
          <calcext:conditional-format calcext:target-range-address="'Comment Entry'.A377:'Comment Entry'.AC377">
            <calcext:condition calcext:apply-style-name="Written" calcext:value="formula-is([.$Y2]=&quot;Written&quot;)" calcext:base-cell-address="'IEEE Cover'.A2"/>
          </calcext:conditional-format>
          <calcext:conditional-format calcext:target-range-address="'Comment Entry'.A378:'Comment Entry'.AC378">
            <calcext:condition calcext:apply-style-name="Written" calcext:value="formula-is([.$Y2]=&quot;Written&quot;)" calcext:base-cell-address="'IEEE Cover'.A2"/>
          </calcext:conditional-format>
          <calcext:conditional-format calcext:target-range-address="'Comment Entry'.A379:'Comment Entry'.AC379">
            <calcext:condition calcext:apply-style-name="Written" calcext:value="formula-is([.$Y2]=&quot;Written&quot;)" calcext:base-cell-address="'IEEE Cover'.A2"/>
          </calcext:conditional-format>
          <calcext:conditional-format calcext:target-range-address="'Comment Entry'.A380:'Comment Entry'.AC380">
            <calcext:condition calcext:apply-style-name="Written" calcext:value="formula-is([.$Y2]=&quot;Written&quot;)" calcext:base-cell-address="'IEEE Cover'.A2"/>
          </calcext:conditional-format>
          <calcext:conditional-format calcext:target-range-address="'Comment Entry'.A381:'Comment Entry'.AC381">
            <calcext:condition calcext:apply-style-name="Written" calcext:value="formula-is([.$Y2]=&quot;Written&quot;)" calcext:base-cell-address="'IEEE Cover'.A2"/>
          </calcext:conditional-format>
          <calcext:conditional-format calcext:target-range-address="'Comment Entry'.A382:'Comment Entry'.AC382">
            <calcext:condition calcext:apply-style-name="Written" calcext:value="formula-is([.$Y2]=&quot;Written&quot;)" calcext:base-cell-address="'IEEE Cover'.A2"/>
          </calcext:conditional-format>
          <calcext:conditional-format calcext:target-range-address="'Comment Entry'.A383:'Comment Entry'.AC383">
            <calcext:condition calcext:apply-style-name="Written" calcext:value="formula-is([.$Y2]=&quot;Written&quot;)" calcext:base-cell-address="'IEEE Cover'.A2"/>
          </calcext:conditional-format>
          <calcext:conditional-format calcext:target-range-address="'Comment Entry'.A384:'Comment Entry'.AC384">
            <calcext:condition calcext:apply-style-name="Written" calcext:value="formula-is([.$Y2]=&quot;Written&quot;)" calcext:base-cell-address="'IEEE Cover'.A2"/>
          </calcext:conditional-format>
          <calcext:conditional-format calcext:target-range-address="'Comment Entry'.A385:'Comment Entry'.AC385">
            <calcext:condition calcext:apply-style-name="Written" calcext:value="formula-is([.$Y2]=&quot;Written&quot;)" calcext:base-cell-address="'IEEE Cover'.A2"/>
          </calcext:conditional-format>
          <calcext:conditional-format calcext:target-range-address="'Comment Entry'.A386:'Comment Entry'.AC386">
            <calcext:condition calcext:apply-style-name="Written" calcext:value="formula-is([.$Y2]=&quot;Written&quot;)" calcext:base-cell-address="'IEEE Cover'.A2"/>
          </calcext:conditional-format>
          <calcext:conditional-format calcext:target-range-address="'Comment Entry'.A387:'Comment Entry'.AC387">
            <calcext:condition calcext:apply-style-name="Written" calcext:value="formula-is([.$Y2]=&quot;Written&quot;)" calcext:base-cell-address="'IEEE Cover'.A2"/>
          </calcext:conditional-format>
          <calcext:conditional-format calcext:target-range-address="'Comment Entry'.A388:'Comment Entry'.AC388">
            <calcext:condition calcext:apply-style-name="Written" calcext:value="formula-is([.$Y2]=&quot;Written&quot;)" calcext:base-cell-address="'IEEE Cover'.A2"/>
          </calcext:conditional-format>
          <calcext:conditional-format calcext:target-range-address="'Comment Entry'.A389:'Comment Entry'.AC389">
            <calcext:condition calcext:apply-style-name="Written" calcext:value="formula-is([.$Y2]=&quot;Written&quot;)" calcext:base-cell-address="'IEEE Cover'.A2"/>
          </calcext:conditional-format>
          <calcext:conditional-format calcext:target-range-address="'Comment Entry'.A390:'Comment Entry'.AC390">
            <calcext:condition calcext:apply-style-name="Written" calcext:value="formula-is([.$Y2]=&quot;Written&quot;)" calcext:base-cell-address="'IEEE Cover'.A2"/>
          </calcext:conditional-format>
          <calcext:conditional-format calcext:target-range-address="'Comment Entry'.A391:'Comment Entry'.AC391">
            <calcext:condition calcext:apply-style-name="Written" calcext:value="formula-is([.$Y2]=&quot;Written&quot;)" calcext:base-cell-address="'IEEE Cover'.A2"/>
          </calcext:conditional-format>
          <calcext:conditional-format calcext:target-range-address="'Comment Entry'.A392:'Comment Entry'.AC392">
            <calcext:condition calcext:apply-style-name="Written" calcext:value="formula-is([.$Y2]=&quot;Written&quot;)" calcext:base-cell-address="'IEEE Cover'.A2"/>
          </calcext:conditional-format>
          <calcext:conditional-format calcext:target-range-address="'Comment Entry'.A393:'Comment Entry'.AC393">
            <calcext:condition calcext:apply-style-name="Written" calcext:value="formula-is([.$Y2]=&quot;Written&quot;)" calcext:base-cell-address="'IEEE Cover'.A2"/>
          </calcext:conditional-format>
          <calcext:conditional-format calcext:target-range-address="'Comment Entry'.A394:'Comment Entry'.AC394">
            <calcext:condition calcext:apply-style-name="Written" calcext:value="formula-is([.$Y2]=&quot;Written&quot;)" calcext:base-cell-address="'IEEE Cover'.A2"/>
          </calcext:conditional-format>
          <calcext:conditional-format calcext:target-range-address="'Comment Entry'.A395:'Comment Entry'.AC395">
            <calcext:condition calcext:apply-style-name="Written" calcext:value="formula-is([.$Y2]=&quot;Written&quot;)" calcext:base-cell-address="'IEEE Cover'.A2"/>
          </calcext:conditional-format>
          <calcext:conditional-format calcext:target-range-address="'Comment Entry'.A396:'Comment Entry'.AC396">
            <calcext:condition calcext:apply-style-name="Written" calcext:value="formula-is([.$Y2]=&quot;Written&quot;)" calcext:base-cell-address="'IEEE Cover'.A2"/>
          </calcext:conditional-format>
          <calcext:conditional-format calcext:target-range-address="'Comment Entry'.A397:'Comment Entry'.AC397">
            <calcext:condition calcext:apply-style-name="Written" calcext:value="formula-is([.$Y2]=&quot;Written&quot;)" calcext:base-cell-address="'IEEE Cover'.A2"/>
          </calcext:conditional-format>
          <calcext:conditional-format calcext:target-range-address="'Comment Entry'.A398:'Comment Entry'.AC398">
            <calcext:condition calcext:apply-style-name="Written" calcext:value="formula-is([.$Y2]=&quot;Written&quot;)" calcext:base-cell-address="'IEEE Cover'.A2"/>
          </calcext:conditional-format>
          <calcext:conditional-format calcext:target-range-address="'Comment Entry'.A399:'Comment Entry'.AC399">
            <calcext:condition calcext:apply-style-name="Written" calcext:value="formula-is([.$Y2]=&quot;Written&quot;)" calcext:base-cell-address="'IEEE Cover'.A2"/>
          </calcext:conditional-format>
          <calcext:conditional-format calcext:target-range-address="'Comment Entry'.A400:'Comment Entry'.AC400">
            <calcext:condition calcext:apply-style-name="Written" calcext:value="formula-is([.$Y2]=&quot;Written&quot;)" calcext:base-cell-address="'IEEE Cover'.A2"/>
          </calcext:conditional-format>
          <calcext:conditional-format calcext:target-range-address="'Comment Entry'.A401:'Comment Entry'.AC401">
            <calcext:condition calcext:apply-style-name="Written" calcext:value="formula-is([.$Y2]=&quot;Written&quot;)" calcext:base-cell-address="'IEEE Cover'.A2"/>
          </calcext:conditional-format>
          <calcext:conditional-format calcext:target-range-address="'Comment Entry'.A402:'Comment Entry'.AC402">
            <calcext:condition calcext:apply-style-name="Written" calcext:value="formula-is([.$Y2]=&quot;Written&quot;)" calcext:base-cell-address="'IEEE Cover'.A2"/>
          </calcext:conditional-format>
          <calcext:conditional-format calcext:target-range-address="'Comment Entry'.A403:'Comment Entry'.AC403">
            <calcext:condition calcext:apply-style-name="Written" calcext:value="formula-is([.$Y2]=&quot;Written&quot;)" calcext:base-cell-address="'IEEE Cover'.A2"/>
          </calcext:conditional-format>
          <calcext:conditional-format calcext:target-range-address="'Comment Entry'.A404:'Comment Entry'.AC404">
            <calcext:condition calcext:apply-style-name="Written" calcext:value="formula-is([.$Y2]=&quot;Written&quot;)" calcext:base-cell-address="'IEEE Cover'.A2"/>
          </calcext:conditional-format>
          <calcext:conditional-format calcext:target-range-address="'Comment Entry'.A405:'Comment Entry'.AC405">
            <calcext:condition calcext:apply-style-name="Written" calcext:value="formula-is([.$Y2]=&quot;Written&quot;)" calcext:base-cell-address="'IEEE Cover'.A2"/>
          </calcext:conditional-format>
          <calcext:conditional-format calcext:target-range-address="'Comment Entry'.A406:'Comment Entry'.AC406">
            <calcext:condition calcext:apply-style-name="Written" calcext:value="formula-is([.$Y2]=&quot;Written&quot;)" calcext:base-cell-address="'IEEE Cover'.A2"/>
          </calcext:conditional-format>
          <calcext:conditional-format calcext:target-range-address="'Comment Entry'.A407:'Comment Entry'.AC407">
            <calcext:condition calcext:apply-style-name="Written" calcext:value="formula-is([.$Y2]=&quot;Written&quot;)" calcext:base-cell-address="'IEEE Cover'.A2"/>
          </calcext:conditional-format>
          <calcext:conditional-format calcext:target-range-address="'Comment Entry'.A408:'Comment Entry'.AC408">
            <calcext:condition calcext:apply-style-name="Written" calcext:value="formula-is([.$Y2]=&quot;Written&quot;)" calcext:base-cell-address="'IEEE Cover'.A2"/>
          </calcext:conditional-format>
          <calcext:conditional-format calcext:target-range-address="'Comment Entry'.A409:'Comment Entry'.AC409">
            <calcext:condition calcext:apply-style-name="Written" calcext:value="formula-is([.$Y2]=&quot;Written&quot;)" calcext:base-cell-address="'IEEE Cover'.A2"/>
          </calcext:conditional-format>
          <calcext:conditional-format calcext:target-range-address="'Comment Entry'.A410:'Comment Entry'.AC410">
            <calcext:condition calcext:apply-style-name="Written" calcext:value="formula-is([.$Y2]=&quot;Written&quot;)" calcext:base-cell-address="'IEEE Cover'.A2"/>
          </calcext:conditional-format>
          <calcext:conditional-format calcext:target-range-address="'Comment Entry'.A411:'Comment Entry'.AC411">
            <calcext:condition calcext:apply-style-name="Written" calcext:value="formula-is([.$Y2]=&quot;Written&quot;)" calcext:base-cell-address="'IEEE Cover'.A2"/>
          </calcext:conditional-format>
          <calcext:conditional-format calcext:target-range-address="'Comment Entry'.A412:'Comment Entry'.AC412">
            <calcext:condition calcext:apply-style-name="Written" calcext:value="formula-is([.$Y2]=&quot;Written&quot;)" calcext:base-cell-address="'IEEE Cover'.A2"/>
          </calcext:conditional-format>
          <calcext:conditional-format calcext:target-range-address="'Comment Entry'.A413:'Comment Entry'.AC413">
            <calcext:condition calcext:apply-style-name="Written" calcext:value="formula-is([.$Y2]=&quot;Written&quot;)" calcext:base-cell-address="'IEEE Cover'.A2"/>
          </calcext:conditional-format>
          <calcext:conditional-format calcext:target-range-address="'Comment Entry'.A414:'Comment Entry'.AC414">
            <calcext:condition calcext:apply-style-name="Written" calcext:value="formula-is([.$Y2]=&quot;Written&quot;)" calcext:base-cell-address="'IEEE Cover'.A2"/>
          </calcext:conditional-format>
          <calcext:conditional-format calcext:target-range-address="'Comment Entry'.A415:'Comment Entry'.AC415">
            <calcext:condition calcext:apply-style-name="Written" calcext:value="formula-is([.$Y2]=&quot;Written&quot;)" calcext:base-cell-address="'IEEE Cover'.A2"/>
          </calcext:conditional-format>
          <calcext:conditional-format calcext:target-range-address="'Comment Entry'.A416:'Comment Entry'.AC416">
            <calcext:condition calcext:apply-style-name="Written" calcext:value="formula-is([.$Y2]=&quot;Written&quot;)" calcext:base-cell-address="'IEEE Cover'.A2"/>
          </calcext:conditional-format>
          <calcext:conditional-format calcext:target-range-address="'Comment Entry'.A417:'Comment Entry'.AC417">
            <calcext:condition calcext:apply-style-name="Written" calcext:value="formula-is([.$Y2]=&quot;Written&quot;)" calcext:base-cell-address="'IEEE Cover'.A2"/>
          </calcext:conditional-format>
          <calcext:conditional-format calcext:target-range-address="'Comment Entry'.A418:'Comment Entry'.AC418">
            <calcext:condition calcext:apply-style-name="Written" calcext:value="formula-is([.$Y2]=&quot;Written&quot;)" calcext:base-cell-address="'IEEE Cover'.A2"/>
          </calcext:conditional-format>
          <calcext:conditional-format calcext:target-range-address="'Comment Entry'.A419:'Comment Entry'.AC419">
            <calcext:condition calcext:apply-style-name="Written" calcext:value="formula-is([.$Y2]=&quot;Written&quot;)" calcext:base-cell-address="'IEEE Cover'.A2"/>
          </calcext:conditional-format>
          <calcext:conditional-format calcext:target-range-address="'Comment Entry'.A420:'Comment Entry'.AC420">
            <calcext:condition calcext:apply-style-name="Written" calcext:value="formula-is([.$Y2]=&quot;Written&quot;)" calcext:base-cell-address="'IEEE Cover'.A2"/>
          </calcext:conditional-format>
          <calcext:conditional-format calcext:target-range-address="'Comment Entry'.A421:'Comment Entry'.AC421">
            <calcext:condition calcext:apply-style-name="Written" calcext:value="formula-is([.$Y2]=&quot;Written&quot;)" calcext:base-cell-address="'IEEE Cover'.A2"/>
          </calcext:conditional-format>
          <calcext:conditional-format calcext:target-range-address="'Comment Entry'.A422:'Comment Entry'.AC422">
            <calcext:condition calcext:apply-style-name="Written" calcext:value="formula-is([.$Y2]=&quot;Written&quot;)" calcext:base-cell-address="'IEEE Cover'.A2"/>
          </calcext:conditional-format>
          <calcext:conditional-format calcext:target-range-address="'Comment Entry'.A423:'Comment Entry'.AC423">
            <calcext:condition calcext:apply-style-name="Written" calcext:value="formula-is([.$Y2]=&quot;Written&quot;)" calcext:base-cell-address="'IEEE Cover'.A2"/>
          </calcext:conditional-format>
          <calcext:conditional-format calcext:target-range-address="'Comment Entry'.A424:'Comment Entry'.AC424">
            <calcext:condition calcext:apply-style-name="Written" calcext:value="formula-is([.$Y2]=&quot;Written&quot;)" calcext:base-cell-address="'IEEE Cover'.A2"/>
          </calcext:conditional-format>
          <calcext:conditional-format calcext:target-range-address="'Comment Entry'.A425:'Comment Entry'.AC425">
            <calcext:condition calcext:apply-style-name="Written" calcext:value="formula-is([.$Y2]=&quot;Written&quot;)" calcext:base-cell-address="'IEEE Cover'.A2"/>
          </calcext:conditional-format>
          <calcext:conditional-format calcext:target-range-address="'Comment Entry'.A426:'Comment Entry'.AC426">
            <calcext:condition calcext:apply-style-name="Written" calcext:value="formula-is([.$Y2]=&quot;Written&quot;)" calcext:base-cell-address="'IEEE Cover'.A2"/>
          </calcext:conditional-format>
          <calcext:conditional-format calcext:target-range-address="'Comment Entry'.A427:'Comment Entry'.AC427">
            <calcext:condition calcext:apply-style-name="Written" calcext:value="formula-is([.$Y2]=&quot;Written&quot;)" calcext:base-cell-address="'IEEE Cover'.A2"/>
          </calcext:conditional-format>
          <calcext:conditional-format calcext:target-range-address="'Comment Entry'.A428:'Comment Entry'.AC428">
            <calcext:condition calcext:apply-style-name="Written" calcext:value="formula-is([.$Y2]=&quot;Written&quot;)" calcext:base-cell-address="'IEEE Cover'.A2"/>
          </calcext:conditional-format>
          <calcext:conditional-format calcext:target-range-address="'Comment Entry'.A429:'Comment Entry'.AC429">
            <calcext:condition calcext:apply-style-name="Written" calcext:value="formula-is([.$Y2]=&quot;Written&quot;)" calcext:base-cell-address="'IEEE Cover'.A2"/>
          </calcext:conditional-format>
          <calcext:conditional-format calcext:target-range-address="'Comment Entry'.A430:'Comment Entry'.AC430">
            <calcext:condition calcext:apply-style-name="Written" calcext:value="formula-is([.$Y2]=&quot;Written&quot;)" calcext:base-cell-address="'IEEE Cover'.A2"/>
          </calcext:conditional-format>
          <calcext:conditional-format calcext:target-range-address="'Comment Entry'.A431:'Comment Entry'.AC431">
            <calcext:condition calcext:apply-style-name="Written" calcext:value="formula-is([.$Y2]=&quot;Written&quot;)" calcext:base-cell-address="'IEEE Cover'.A2"/>
          </calcext:conditional-format>
          <calcext:conditional-format calcext:target-range-address="'Comment Entry'.A432:'Comment Entry'.AC432">
            <calcext:condition calcext:apply-style-name="Written" calcext:value="formula-is([.$Y2]=&quot;Written&quot;)" calcext:base-cell-address="'IEEE Cover'.A2"/>
          </calcext:conditional-format>
          <calcext:conditional-format calcext:target-range-address="'Comment Entry'.A433:'Comment Entry'.AC433">
            <calcext:condition calcext:apply-style-name="Written" calcext:value="formula-is([.$Y2]=&quot;Written&quot;)" calcext:base-cell-address="'IEEE Cover'.A2"/>
          </calcext:conditional-format>
          <calcext:conditional-format calcext:target-range-address="'Comment Entry'.A434:'Comment Entry'.AC434">
            <calcext:condition calcext:apply-style-name="Written" calcext:value="formula-is([.$Y2]=&quot;Written&quot;)" calcext:base-cell-address="'IEEE Cover'.A2"/>
          </calcext:conditional-format>
          <calcext:conditional-format calcext:target-range-address="'Comment Entry'.A435:'Comment Entry'.AC435">
            <calcext:condition calcext:apply-style-name="Written" calcext:value="formula-is([.$Y2]=&quot;Written&quot;)" calcext:base-cell-address="'IEEE Cover'.A2"/>
          </calcext:conditional-format>
          <calcext:conditional-format calcext:target-range-address="'Comment Entry'.A436:'Comment Entry'.AC436">
            <calcext:condition calcext:apply-style-name="Written" calcext:value="formula-is([.$Y2]=&quot;Written&quot;)" calcext:base-cell-address="'IEEE Cover'.A2"/>
          </calcext:conditional-format>
          <calcext:conditional-format calcext:target-range-address="'Comment Entry'.A437:'Comment Entry'.AC437">
            <calcext:condition calcext:apply-style-name="Written" calcext:value="formula-is([.$Y2]=&quot;Written&quot;)" calcext:base-cell-address="'IEEE Cover'.A2"/>
          </calcext:conditional-format>
          <calcext:conditional-format calcext:target-range-address="'Comment Entry'.A438:'Comment Entry'.AC438">
            <calcext:condition calcext:apply-style-name="Written" calcext:value="formula-is([.$Y2]=&quot;Written&quot;)" calcext:base-cell-address="'IEEE Cover'.A2"/>
          </calcext:conditional-format>
          <calcext:conditional-format calcext:target-range-address="'Comment Entry'.A439:'Comment Entry'.AC439">
            <calcext:condition calcext:apply-style-name="Written" calcext:value="formula-is([.$Y2]=&quot;Written&quot;)" calcext:base-cell-address="'IEEE Cover'.A2"/>
          </calcext:conditional-format>
          <calcext:conditional-format calcext:target-range-address="'Comment Entry'.A440:'Comment Entry'.AC440">
            <calcext:condition calcext:apply-style-name="Written" calcext:value="formula-is([.$Y2]=&quot;Written&quot;)" calcext:base-cell-address="'IEEE Cover'.A2"/>
          </calcext:conditional-format>
          <calcext:conditional-format calcext:target-range-address="'Comment Entry'.A441:'Comment Entry'.AC441">
            <calcext:condition calcext:apply-style-name="Written" calcext:value="formula-is([.$Y2]=&quot;Written&quot;)" calcext:base-cell-address="'IEEE Cover'.A2"/>
          </calcext:conditional-format>
          <calcext:conditional-format calcext:target-range-address="'Comment Entry'.A442:'Comment Entry'.AC442">
            <calcext:condition calcext:apply-style-name="Written" calcext:value="formula-is([.$Y2]=&quot;Written&quot;)" calcext:base-cell-address="'IEEE Cover'.A2"/>
          </calcext:conditional-format>
          <calcext:conditional-format calcext:target-range-address="'Comment Entry'.A443:'Comment Entry'.AC443">
            <calcext:condition calcext:apply-style-name="Written" calcext:value="formula-is([.$Y2]=&quot;Written&quot;)" calcext:base-cell-address="'IEEE Cover'.A2"/>
          </calcext:conditional-format>
          <calcext:conditional-format calcext:target-range-address="'Comment Entry'.A444:'Comment Entry'.AC444">
            <calcext:condition calcext:apply-style-name="Written" calcext:value="formula-is([.$Y2]=&quot;Written&quot;)" calcext:base-cell-address="'IEEE Cover'.A2"/>
          </calcext:conditional-format>
          <calcext:conditional-format calcext:target-range-address="'Comment Entry'.A445:'Comment Entry'.AC445">
            <calcext:condition calcext:apply-style-name="Written" calcext:value="formula-is([.$Y2]=&quot;Written&quot;)" calcext:base-cell-address="'IEEE Cover'.A2"/>
          </calcext:conditional-format>
          <calcext:conditional-format calcext:target-range-address="'Comment Entry'.A446:'Comment Entry'.AC446">
            <calcext:condition calcext:apply-style-name="Written" calcext:value="formula-is([.$Y2]=&quot;Written&quot;)" calcext:base-cell-address="'IEEE Cover'.A2"/>
          </calcext:conditional-format>
          <calcext:conditional-format calcext:target-range-address="'Comment Entry'.A447:'Comment Entry'.AC447">
            <calcext:condition calcext:apply-style-name="Written" calcext:value="formula-is([.$Y2]=&quot;Written&quot;)" calcext:base-cell-address="'IEEE Cover'.A2"/>
          </calcext:conditional-format>
          <calcext:conditional-format calcext:target-range-address="'Comment Entry'.A448:'Comment Entry'.AC448">
            <calcext:condition calcext:apply-style-name="Written" calcext:value="formula-is([.$Y2]=&quot;Written&quot;)" calcext:base-cell-address="'IEEE Cover'.A2"/>
          </calcext:conditional-format>
          <calcext:conditional-format calcext:target-range-address="'Comment Entry'.A449:'Comment Entry'.AC449">
            <calcext:condition calcext:apply-style-name="Written" calcext:value="formula-is([.$Y2]=&quot;Written&quot;)" calcext:base-cell-address="'IEEE Cover'.A2"/>
          </calcext:conditional-format>
          <calcext:conditional-format calcext:target-range-address="'Comment Entry'.A450:'Comment Entry'.AC450">
            <calcext:condition calcext:apply-style-name="Written" calcext:value="formula-is([.$Y2]=&quot;Written&quot;)" calcext:base-cell-address="'IEEE Cover'.A2"/>
          </calcext:conditional-format>
          <calcext:conditional-format calcext:target-range-address="'Comment Entry'.A451:'Comment Entry'.AC451">
            <calcext:condition calcext:apply-style-name="Written" calcext:value="formula-is([.$Y2]=&quot;Written&quot;)" calcext:base-cell-address="'IEEE Cover'.A2"/>
          </calcext:conditional-format>
          <calcext:conditional-format calcext:target-range-address="'Comment Entry'.A452:'Comment Entry'.AC452">
            <calcext:condition calcext:apply-style-name="Written" calcext:value="formula-is([.$Y2]=&quot;Written&quot;)" calcext:base-cell-address="'IEEE Cover'.A2"/>
          </calcext:conditional-format>
          <calcext:conditional-format calcext:target-range-address="'Comment Entry'.A453:'Comment Entry'.AC453">
            <calcext:condition calcext:apply-style-name="Written" calcext:value="formula-is([.$Y2]=&quot;Written&quot;)" calcext:base-cell-address="'IEEE Cover'.A2"/>
          </calcext:conditional-format>
          <calcext:conditional-format calcext:target-range-address="'Comment Entry'.A454:'Comment Entry'.AC454">
            <calcext:condition calcext:apply-style-name="Written" calcext:value="formula-is([.$Y2]=&quot;Written&quot;)" calcext:base-cell-address="'IEEE Cover'.A2"/>
          </calcext:conditional-format>
          <calcext:conditional-format calcext:target-range-address="'Comment Entry'.A455:'Comment Entry'.AC455">
            <calcext:condition calcext:apply-style-name="Written" calcext:value="formula-is([.$Y2]=&quot;Written&quot;)" calcext:base-cell-address="'IEEE Cover'.A2"/>
          </calcext:conditional-format>
          <calcext:conditional-format calcext:target-range-address="'Comment Entry'.A456:'Comment Entry'.AC456">
            <calcext:condition calcext:apply-style-name="Written" calcext:value="formula-is([.$Y2]=&quot;Written&quot;)" calcext:base-cell-address="'IEEE Cover'.A2"/>
          </calcext:conditional-format>
          <calcext:conditional-format calcext:target-range-address="'Comment Entry'.A457:'Comment Entry'.AC457">
            <calcext:condition calcext:apply-style-name="Written" calcext:value="formula-is([.$Y2]=&quot;Written&quot;)" calcext:base-cell-address="'IEEE Cover'.A2"/>
          </calcext:conditional-format>
          <calcext:conditional-format calcext:target-range-address="'Comment Entry'.A458:'Comment Entry'.AC458">
            <calcext:condition calcext:apply-style-name="Written" calcext:value="formula-is([.$Y2]=&quot;Written&quot;)" calcext:base-cell-address="'IEEE Cover'.A2"/>
          </calcext:conditional-format>
          <calcext:conditional-format calcext:target-range-address="'Comment Entry'.A459:'Comment Entry'.AC459">
            <calcext:condition calcext:apply-style-name="Written" calcext:value="formula-is([.$Y2]=&quot;Written&quot;)" calcext:base-cell-address="'IEEE Cover'.A2"/>
          </calcext:conditional-format>
          <calcext:conditional-format calcext:target-range-address="'Comment Entry'.A460:'Comment Entry'.AC460">
            <calcext:condition calcext:apply-style-name="Written" calcext:value="formula-is([.$Y2]=&quot;Written&quot;)" calcext:base-cell-address="'IEEE Cover'.A2"/>
          </calcext:conditional-format>
          <calcext:conditional-format calcext:target-range-address="'Comment Entry'.A461:'Comment Entry'.AC461">
            <calcext:condition calcext:apply-style-name="Written" calcext:value="formula-is([.$Y2]=&quot;Written&quot;)" calcext:base-cell-address="'IEEE Cover'.A2"/>
          </calcext:conditional-format>
          <calcext:conditional-format calcext:target-range-address="'Comment Entry'.A462:'Comment Entry'.AC462">
            <calcext:condition calcext:apply-style-name="Written" calcext:value="formula-is([.$Y2]=&quot;Written&quot;)" calcext:base-cell-address="'IEEE Cover'.A2"/>
          </calcext:conditional-format>
          <calcext:conditional-format calcext:target-range-address="'Comment Entry'.A463:'Comment Entry'.AC463">
            <calcext:condition calcext:apply-style-name="Written" calcext:value="formula-is([.$Y2]=&quot;Written&quot;)" calcext:base-cell-address="'IEEE Cover'.A2"/>
          </calcext:conditional-format>
          <calcext:conditional-format calcext:target-range-address="'Comment Entry'.A464:'Comment Entry'.AC464">
            <calcext:condition calcext:apply-style-name="Written" calcext:value="formula-is([.$Y2]=&quot;Written&quot;)" calcext:base-cell-address="'IEEE Cover'.A2"/>
          </calcext:conditional-format>
          <calcext:conditional-format calcext:target-range-address="'Comment Entry'.A465:'Comment Entry'.AC465">
            <calcext:condition calcext:apply-style-name="Written" calcext:value="formula-is([.$Y2]=&quot;Written&quot;)" calcext:base-cell-address="'IEEE Cover'.A2"/>
          </calcext:conditional-format>
          <calcext:conditional-format calcext:target-range-address="'Comment Entry'.A466:'Comment Entry'.AC466">
            <calcext:condition calcext:apply-style-name="Written" calcext:value="formula-is([.$Y2]=&quot;Written&quot;)" calcext:base-cell-address="'IEEE Cover'.A2"/>
          </calcext:conditional-format>
          <calcext:conditional-format calcext:target-range-address="'Comment Entry'.A467:'Comment Entry'.AC467">
            <calcext:condition calcext:apply-style-name="Written" calcext:value="formula-is([.$Y2]=&quot;Written&quot;)" calcext:base-cell-address="'IEEE Cover'.A2"/>
          </calcext:conditional-format>
          <calcext:conditional-format calcext:target-range-address="'Comment Entry'.A468:'Comment Entry'.AC468">
            <calcext:condition calcext:apply-style-name="Written" calcext:value="formula-is([.$Y2]=&quot;Written&quot;)" calcext:base-cell-address="'IEEE Cover'.A2"/>
          </calcext:conditional-format>
          <calcext:conditional-format calcext:target-range-address="'Comment Entry'.A469:'Comment Entry'.AC469">
            <calcext:condition calcext:apply-style-name="Written" calcext:value="formula-is([.$Y2]=&quot;Written&quot;)" calcext:base-cell-address="'IEEE Cover'.A2"/>
          </calcext:conditional-format>
          <calcext:conditional-format calcext:target-range-address="'Comment Entry'.A470:'Comment Entry'.AC470">
            <calcext:condition calcext:apply-style-name="Written" calcext:value="formula-is([.$Y2]=&quot;Written&quot;)" calcext:base-cell-address="'IEEE Cover'.A2"/>
          </calcext:conditional-format>
          <calcext:conditional-format calcext:target-range-address="'Comment Entry'.A471:'Comment Entry'.AC471">
            <calcext:condition calcext:apply-style-name="Written" calcext:value="formula-is([.$Y2]=&quot;Written&quot;)" calcext:base-cell-address="'IEEE Cover'.A2"/>
          </calcext:conditional-format>
          <calcext:conditional-format calcext:target-range-address="'Comment Entry'.A472:'Comment Entry'.AC472">
            <calcext:condition calcext:apply-style-name="Written" calcext:value="formula-is([.$Y2]=&quot;Written&quot;)" calcext:base-cell-address="'IEEE Cover'.A2"/>
          </calcext:conditional-format>
          <calcext:conditional-format calcext:target-range-address="'Comment Entry'.A473:'Comment Entry'.AC473">
            <calcext:condition calcext:apply-style-name="Written" calcext:value="formula-is([.$Y2]=&quot;Written&quot;)" calcext:base-cell-address="'IEEE Cover'.A2"/>
          </calcext:conditional-format>
          <calcext:conditional-format calcext:target-range-address="'Comment Entry'.A474:'Comment Entry'.AC474">
            <calcext:condition calcext:apply-style-name="Written" calcext:value="formula-is([.$Y2]=&quot;Written&quot;)" calcext:base-cell-address="'IEEE Cover'.A2"/>
          </calcext:conditional-format>
          <calcext:conditional-format calcext:target-range-address="'Comment Entry'.A475:'Comment Entry'.AC475">
            <calcext:condition calcext:apply-style-name="Written" calcext:value="formula-is([.$Y2]=&quot;Written&quot;)" calcext:base-cell-address="'IEEE Cover'.A2"/>
          </calcext:conditional-format>
          <calcext:conditional-format calcext:target-range-address="'Comment Entry'.A476:'Comment Entry'.AC476">
            <calcext:condition calcext:apply-style-name="Written" calcext:value="formula-is([.$Y2]=&quot;Written&quot;)" calcext:base-cell-address="'IEEE Cover'.A2"/>
          </calcext:conditional-format>
          <calcext:conditional-format calcext:target-range-address="'Comment Entry'.A477:'Comment Entry'.AC477">
            <calcext:condition calcext:apply-style-name="Written" calcext:value="formula-is([.$Y2]=&quot;Written&quot;)" calcext:base-cell-address="'IEEE Cover'.A2"/>
          </calcext:conditional-format>
          <calcext:conditional-format calcext:target-range-address="'Comment Entry'.A478:'Comment Entry'.AC478">
            <calcext:condition calcext:apply-style-name="Written" calcext:value="formula-is([.$Y2]=&quot;Written&quot;)" calcext:base-cell-address="'IEEE Cover'.A2"/>
          </calcext:conditional-format>
          <calcext:conditional-format calcext:target-range-address="'Comment Entry'.A479:'Comment Entry'.AC479">
            <calcext:condition calcext:apply-style-name="Written" calcext:value="formula-is([.$Y2]=&quot;Written&quot;)" calcext:base-cell-address="'IEEE Cover'.A2"/>
          </calcext:conditional-format>
          <calcext:conditional-format calcext:target-range-address="'Comment Entry'.A480:'Comment Entry'.AC480">
            <calcext:condition calcext:apply-style-name="Written" calcext:value="formula-is([.$Y2]=&quot;Written&quot;)" calcext:base-cell-address="'IEEE Cover'.A2"/>
          </calcext:conditional-format>
          <calcext:conditional-format calcext:target-range-address="'Comment Entry'.A481:'Comment Entry'.AC481">
            <calcext:condition calcext:apply-style-name="Written" calcext:value="formula-is([.$Y2]=&quot;Written&quot;)" calcext:base-cell-address="'IEEE Cover'.A2"/>
          </calcext:conditional-format>
          <calcext:conditional-format calcext:target-range-address="'Comment Entry'.A482:'Comment Entry'.AC482">
            <calcext:condition calcext:apply-style-name="Written" calcext:value="formula-is([.$Y2]=&quot;Written&quot;)" calcext:base-cell-address="'IEEE Cover'.A2"/>
          </calcext:conditional-format>
          <calcext:conditional-format calcext:target-range-address="'Comment Entry'.A483:'Comment Entry'.AC483">
            <calcext:condition calcext:apply-style-name="Written" calcext:value="formula-is([.$Y2]=&quot;Written&quot;)" calcext:base-cell-address="'IEEE Cover'.A2"/>
          </calcext:conditional-format>
          <calcext:conditional-format calcext:target-range-address="'Comment Entry'.A484:'Comment Entry'.AC484">
            <calcext:condition calcext:apply-style-name="Written" calcext:value="formula-is([.$Y2]=&quot;Written&quot;)" calcext:base-cell-address="'IEEE Cover'.A2"/>
          </calcext:conditional-format>
          <calcext:conditional-format calcext:target-range-address="'Comment Entry'.A485:'Comment Entry'.AC485">
            <calcext:condition calcext:apply-style-name="Written" calcext:value="formula-is([.$Y2]=&quot;Written&quot;)" calcext:base-cell-address="'IEEE Cover'.A2"/>
          </calcext:conditional-format>
          <calcext:conditional-format calcext:target-range-address="'Comment Entry'.A486:'Comment Entry'.AC486">
            <calcext:condition calcext:apply-style-name="Written" calcext:value="formula-is([.$Y2]=&quot;Written&quot;)" calcext:base-cell-address="'IEEE Cover'.A2"/>
          </calcext:conditional-format>
          <calcext:conditional-format calcext:target-range-address="'Comment Entry'.A487:'Comment Entry'.AC487">
            <calcext:condition calcext:apply-style-name="Written" calcext:value="formula-is([.$Y2]=&quot;Written&quot;)" calcext:base-cell-address="'IEEE Cover'.A2"/>
          </calcext:conditional-format>
          <calcext:conditional-format calcext:target-range-address="'Comment Entry'.A488:'Comment Entry'.AC488">
            <calcext:condition calcext:apply-style-name="Written" calcext:value="formula-is([.$Y2]=&quot;Written&quot;)" calcext:base-cell-address="'IEEE Cover'.A2"/>
          </calcext:conditional-format>
          <calcext:conditional-format calcext:target-range-address="'Comment Entry'.A489:'Comment Entry'.AC489">
            <calcext:condition calcext:apply-style-name="Written" calcext:value="formula-is([.$Y2]=&quot;Written&quot;)" calcext:base-cell-address="'IEEE Cover'.A2"/>
          </calcext:conditional-format>
          <calcext:conditional-format calcext:target-range-address="'Comment Entry'.A490:'Comment Entry'.AC490">
            <calcext:condition calcext:apply-style-name="Written" calcext:value="formula-is([.$Y2]=&quot;Written&quot;)" calcext:base-cell-address="'IEEE Cover'.A2"/>
          </calcext:conditional-format>
          <calcext:conditional-format calcext:target-range-address="'Comment Entry'.A491:'Comment Entry'.AC491">
            <calcext:condition calcext:apply-style-name="Written" calcext:value="formula-is([.$Y2]=&quot;Written&quot;)" calcext:base-cell-address="'IEEE Cover'.A2"/>
          </calcext:conditional-format>
          <calcext:conditional-format calcext:target-range-address="'Comment Entry'.A492:'Comment Entry'.AC492">
            <calcext:condition calcext:apply-style-name="Written" calcext:value="formula-is([.$Y2]=&quot;Written&quot;)" calcext:base-cell-address="'IEEE Cover'.A2"/>
          </calcext:conditional-format>
          <calcext:conditional-format calcext:target-range-address="'Comment Entry'.A493:'Comment Entry'.AC493">
            <calcext:condition calcext:apply-style-name="Written" calcext:value="formula-is([.$Y2]=&quot;Written&quot;)" calcext:base-cell-address="'IEEE Cover'.A2"/>
          </calcext:conditional-format>
          <calcext:conditional-format calcext:target-range-address="'Comment Entry'.A494:'Comment Entry'.AC494">
            <calcext:condition calcext:apply-style-name="Written" calcext:value="formula-is([.$Y2]=&quot;Written&quot;)" calcext:base-cell-address="'IEEE Cover'.A2"/>
          </calcext:conditional-format>
          <calcext:conditional-format calcext:target-range-address="'Comment Entry'.A495:'Comment Entry'.AC495">
            <calcext:condition calcext:apply-style-name="Written" calcext:value="formula-is([.$Y2]=&quot;Written&quot;)" calcext:base-cell-address="'IEEE Cover'.A2"/>
          </calcext:conditional-format>
          <calcext:conditional-format calcext:target-range-address="'Comment Entry'.A496:'Comment Entry'.AC496">
            <calcext:condition calcext:apply-style-name="Written" calcext:value="formula-is([.$Y2]=&quot;Written&quot;)" calcext:base-cell-address="'IEEE Cover'.A2"/>
          </calcext:conditional-format>
          <calcext:conditional-format calcext:target-range-address="'Comment Entry'.A497:'Comment Entry'.AC497">
            <calcext:condition calcext:apply-style-name="Written" calcext:value="formula-is([.$Y2]=&quot;Written&quot;)" calcext:base-cell-address="'IEEE Cover'.A2"/>
          </calcext:conditional-format>
          <calcext:conditional-format calcext:target-range-address="'Comment Entry'.A498:'Comment Entry'.AC498">
            <calcext:condition calcext:apply-style-name="Written" calcext:value="formula-is([.$Y2]=&quot;Written&quot;)" calcext:base-cell-address="'IEEE Cover'.A2"/>
          </calcext:conditional-format>
          <calcext:conditional-format calcext:target-range-address="'Comment Entry'.A499:'Comment Entry'.AC499">
            <calcext:condition calcext:apply-style-name="Written" calcext:value="formula-is([.$Y2]=&quot;Written&quot;)" calcext:base-cell-address="'IEEE Cover'.A2"/>
          </calcext:conditional-format>
          <calcext:conditional-format calcext:target-range-address="'Comment Entry'.A500:'Comment Entry'.AC500">
            <calcext:condition calcext:apply-style-name="Written" calcext:value="formula-is([.$Y2]=&quot;Written&quot;)" calcext:base-cell-address="'IEEE Cover'.A2"/>
          </calcext:conditional-format>
          <calcext:conditional-format calcext:target-range-address="'Comment Entry'.U108:'Comment Entry'.U108">
            <calcext:condition calcext:apply-style-name="Written" calcext:value="formula-is([.$Y2]=&quot;Written&quot;)" calcext:base-cell-address="'IEEE Cover'.A2"/>
          </calcext:conditional-format>
          <calcext:conditional-format calcext:target-range-address="'Comment Entry'.U15:'Comment Entry'.U15">
            <calcext:condition calcext:apply-style-name="Written" calcext:value="formula-is([.$Y2]=&quot;Written&quot;)" calcext:base-cell-address="'IEEE Cover'.A2"/>
          </calcext:conditional-format>
        </calcext:conditional-formats>
      </table:table>
      <table:table table:name="Summary" table:style-name="ta1" table:print="false">
        <office:forms form:automatic-focus="false" form:apply-design-mode="false"/>
        <table:table-column table:style-name="co30" table:default-cell-style-name="Default"/>
        <table:table-column table:style-name="co31" table:default-cell-style-name="ce1534"/>
        <table:table-column table:style-name="co32" table:default-cell-style-name="Default"/>
        <table:table-column table:style-name="co33" table:default-cell-style-name="Default"/>
        <table:table-column table:style-name="co32" table:default-cell-style-name="Default"/>
        <table:table-row table:style-name="ro2">
          <table:table-cell table:style-name="ce1534" office:value-type="string">
            <text:p>Check:</text:p>
          </table:table-cell>
          <table:table-cell table:style-name="Default"/>
          <table:table-cell table:number-columns-repeated="3"/>
        </table:table-row>
        <table:table-row table:style-name="ro2">
          <table:table-cell table:style-name="ce1535" table:formula="of:=&quot;Regular expressions are &quot;&amp;IF(COUNTIF([.A1];&quot;.*&quot;);&quot;enabled&quot;;&quot;disabled&quot;)" office:value-type="string" office:string-value="Regular expressions are enabled">
            <text:p>Regular expressions are enabled</text:p>
          </table:table-cell>
          <table:table-cell table:style-name="Default"/>
          <table:table-cell table:number-columns-repeated="3"/>
        </table:table-row>
        <table:table-row table:style-name="ro2">
          <table:table-cell table:style-name="ce1535" table:formula="of:=&quot;Whole cell matching is &quot;&amp;IF(COUNTIF([.A2];&quot;&lt;&gt;e&quot;);&quot;enabled&quot;;&quot;disabled&quot;)" office:value-type="string" office:string-value="Whole cell matching is enabled">
            <text:p>Whole cell matching is enabled</text:p>
          </table:table-cell>
          <table:table-cell table:style-name="Default"/>
          <table:table-cell table:number-columns-repeated="3"/>
        </table:table-row>
        <table:table-row table:style-name="ro2">
          <table:table-cell/>
          <table:table-cell table:style-name="Default"/>
          <table:table-cell table:number-columns-repeated="3"/>
        </table:table-row>
        <table:table-row table:style-name="ro2">
          <table:table-cell office:value-type="string">
            <text:p>Technical</text:p>
          </table:table-cell>
          <table:table-cell table:formula="of:=SUM([.B6:.B10])" office:value-type="float" office:value="110">
            <text:p>110</text:p>
          </table:table-cell>
          <table:table-cell/>
          <table:table-cell office:value-type="string">
            <text:p>Overall</text:p>
          </table:table-cell>
          <table:table-cell table:style-name="ce1534" table:formula="of:=SUM([.E6:.E10])" office:value-type="float" office:value="208">
            <text:p>208</text:p>
          </table:table-cell>
        </table:table-row>
        <table:table-row table:style-name="ro2">
          <table:table-cell office:value-type="string">
            <text:p>Open</text:p>
          </table:table-cell>
          <table:table-cell table:formula="of:=COUNTIF(['Comment Entry'.AC$2:.AC$8000];&quot;0&quot;)" office:value-type="float" office:value="54">
            <text:p>54</text:p>
          </table:table-cell>
          <table:table-cell/>
          <table:table-cell office:value-type="string">
            <text:p>Open</text:p>
          </table:table-cell>
          <table:table-cell table:style-name="ce1534" table:formula="of:=[.B6]+[.B15]" office:value-type="float" office:value="106">
            <text:p>106</text:p>
          </table:table-cell>
        </table:table-row>
        <table:table-row table:style-name="ro2">
          <table:table-cell office:value-type="string">
            <text:p>Suggested</text:p>
          </table:table-cell>
          <table:table-cell table:formula="of:=COUNTIF(['Comment Entry'.AC$2:.AC$8000];&quot;Suggest.*&quot;)" office:value-type="float" office:value="0">
            <text:p>0</text:p>
          </table:table-cell>
          <table:table-cell/>
          <table:table-cell office:value-type="string">
            <text:p>Suggested</text:p>
          </table:table-cell>
          <table:table-cell table:style-name="ce1534" table:formula="of:=[.B7]+[.B16]" office:value-type="float" office:value="1">
            <text:p>1</text:p>
          </table:table-cell>
        </table:table-row>
        <table:table-row table:style-name="ro2">
          <table:table-cell office:value-type="string">
            <text:p>Accepted</text:p>
          </table:table-cell>
          <table:table-cell table:formula="of:=COUNTIF(['Comment Entry'.AC$2:.AC$8000];[.A8])" office:value-type="float" office:value="25">
            <text:p>25</text:p>
          </table:table-cell>
          <table:table-cell/>
          <table:table-cell office:value-type="string">
            <text:p>Agree</text:p>
          </table:table-cell>
          <table:table-cell table:style-name="ce1534" table:formula="of:=[.B8]+[.B17]" office:value-type="float" office:value="55">
            <text:p>55</text:p>
          </table:table-cell>
        </table:table-row>
        <table:table-row table:style-name="ro2">
          <table:table-cell office:value-type="string">
            <text:p>Rejected</text:p>
          </table:table-cell>
          <table:table-cell table:formula="of:=COUNTIF(['Comment Entry'.AC$2:.AC$8000];[.A9])" office:value-type="float" office:value="12">
            <text:p>12</text:p>
          </table:table-cell>
          <table:table-cell/>
          <table:table-cell office:value-type="string">
            <text:p>Disagree</text:p>
          </table:table-cell>
          <table:table-cell table:style-name="ce1534" table:formula="of:=[.B9]+[.B18]" office:value-type="float" office:value="15">
            <text:p>15</text:p>
          </table:table-cell>
        </table:table-row>
        <table:table-row table:style-name="ro2">
          <table:table-cell office:value-type="string">
            <text:p>Revised</text:p>
          </table:table-cell>
          <table:table-cell table:formula="of:=COUNTIF(['Comment Entry'.AC$2:.AC$8000];[.A10])" office:value-type="float" office:value="19">
            <text:p>19</text:p>
          </table:table-cell>
          <table:table-cell/>
          <table:table-cell office:value-type="string">
            <text:p>Principle</text:p>
          </table:table-cell>
          <table:table-cell table:style-name="ce1534" table:formula="of:=[.B10]+[.B19]" office:value-type="float" office:value="31">
            <text:p>31</text:p>
          </table:table-cell>
        </table:table-row>
        <table:table-row table:style-name="ro2">
          <table:table-cell office:value-type="string">
            <text:p>Total resolved</text:p>
          </table:table-cell>
          <table:table-cell table:formula="of:=SUM([.B8:.B10])" office:value-type="float" office:value="56">
            <text:p>56</text:p>
          </table:table-cell>
          <table:table-cell/>
          <table:table-cell office:value-type="string">
            <text:p>Total resolved</text:p>
          </table:table-cell>
          <table:table-cell table:style-name="ce1534" table:formula="of:=SUM([.E8:.E10])" office:value-type="float" office:value="101">
            <text:p>101</text:p>
          </table:table-cell>
        </table:table-row>
        <table:table-row table:style-name="ro2">
          <table:table-cell office:value-type="string">
            <text:p>Percent</text:p>
          </table:table-cell>
          <table:table-cell table:style-name="ce1536" table:formula="of:=IF([.B5]=0;1;[.B11]/([.B11]+[.B6]))" office:value-type="percentage" office:value="0.509090909090909">
            <text:p>51%</text:p>
          </table:table-cell>
          <table:table-cell/>
          <table:table-cell office:value-type="string">
            <text:p>Percent</text:p>
          </table:table-cell>
          <table:table-cell table:style-name="ce1536" table:formula="of:=[.E11]/([.E11]+[.E6])" office:value-type="percentage" office:value="0.48792270531401">
            <text:p>49%</text:p>
          </table:table-cell>
        </table:table-row>
        <table:table-row table:style-name="ro2">
          <table:table-cell/>
          <table:table-cell table:style-name="Default"/>
          <table:table-cell table:number-columns-repeated="3"/>
        </table:table-row>
        <table:table-row table:style-name="ro2">
          <table:table-cell office:value-type="string">
            <text:p>Editorial</text:p>
          </table:table-cell>
          <table:table-cell table:formula="of:=SUM([.B15:.B19])" office:value-type="float" office:value="98">
            <text:p>98</text:p>
          </table:table-cell>
          <table:table-cell table:number-columns-repeated="3"/>
        </table:table-row>
        <table:table-row table:style-name="ro2">
          <table:table-cell office:value-type="string">
            <text:p>Open</text:p>
          </table:table-cell>
          <table:table-cell table:formula="of:=COUNTIF(['Comment Entry'.AB$2:.AB$8000];&quot;0&quot;)" office:value-type="float" office:value="52">
            <text:p>52</text:p>
          </table:table-cell>
          <table:table-cell table:number-columns-repeated="3"/>
        </table:table-row>
        <table:table-row table:style-name="ro2">
          <table:table-cell office:value-type="string">
            <text:p>Suggested</text:p>
          </table:table-cell>
          <table:table-cell table:formula="of:=COUNTIF(['Comment Entry'.AB$2:.AB$8000];&quot;Suggest.*&quot;)" office:value-type="float" office:value="1">
            <text:p>1</text:p>
          </table:table-cell>
          <table:table-cell table:number-columns-repeated="3"/>
        </table:table-row>
        <table:table-row table:style-name="ro2">
          <table:table-cell office:value-type="string">
            <text:p>Accepted</text:p>
          </table:table-cell>
          <table:table-cell table:formula="of:=COUNTIF(['Comment Entry'.AB$2:.AB$8000];[.A17])" office:value-type="float" office:value="30">
            <text:p>30</text:p>
          </table:table-cell>
          <table:table-cell table:number-columns-repeated="3"/>
        </table:table-row>
        <table:table-row table:style-name="ro2">
          <table:table-cell office:value-type="string">
            <text:p>Rejected</text:p>
          </table:table-cell>
          <table:table-cell table:formula="of:=COUNTIF(['Comment Entry'.AB$2:.AB$8000];[.A18])" office:value-type="float" office:value="3">
            <text:p>3</text:p>
          </table:table-cell>
          <table:table-cell table:number-columns-repeated="3"/>
        </table:table-row>
        <table:table-row table:style-name="ro2">
          <table:table-cell office:value-type="string">
            <text:p>Revised</text:p>
          </table:table-cell>
          <table:table-cell table:formula="of:=COUNTIF(['Comment Entry'.AB$2:.AB$8000];[.A19])" office:value-type="float" office:value="12">
            <text:p>12</text:p>
          </table:table-cell>
          <table:table-cell table:number-columns-repeated="3"/>
        </table:table-row>
        <table:table-row table:style-name="ro2">
          <table:table-cell office:value-type="string">
            <text:p>Total resolved</text:p>
          </table:table-cell>
          <table:table-cell table:formula="of:=SUM([.B17:.B19])" office:value-type="float" office:value="45">
            <text:p>45</text:p>
          </table:table-cell>
          <table:table-cell table:number-columns-repeated="3"/>
        </table:table-row>
        <table:table-row table:style-name="ro2">
          <table:table-cell office:value-type="string">
            <text:p>Percent</text:p>
          </table:table-cell>
          <table:table-cell table:style-name="ce1536" table:formula="of:=IF([.B14]=0;1;[.B20]/([.B20]+[.B15]))" office:value-type="percentage" office:value="0.463917525773196">
            <text:p>46%</text:p>
          </table:table-cell>
          <table:table-cell table:number-columns-repeated="3"/>
        </table:table-row>
        <table:table-row table:style-name="ro2">
          <table:table-cell/>
          <table:table-cell table:style-name="Default"/>
          <table:table-cell table:number-columns-repeated="3"/>
        </table:table-row>
        <table:table-row table:style-name="ro2">
          <table:table-cell office:value-type="string">
            <text:p>Written</text:p>
          </table:table-cell>
          <table:table-cell table:formula="of:=COUNTIF(['Comment Entry'.Y2:.Y8000];&quot;Written&quot;)" office:value-type="float" office:value="17">
            <text:p>17</text:p>
          </table:table-cell>
          <table:table-cell table:number-columns-repeated="3"/>
        </table:table-row>
        <table:table-row table:style-name="ro2">
          <table:table-cell office:value-type="string">
            <text:p>Percent</text:p>
          </table:table-cell>
          <table:table-cell table:style-name="ce1537" table:formula="of:=[.B23]/[.E5]" office:value-type="percentage" office:value="0.0817307692307692">
            <text:p>8.17%</text:p>
          </table:table-cell>
          <table:table-cell table:number-columns-repeated="3"/>
        </table:table-row>
        <table:table-row table:style-name="ro2">
          <table:table-cell/>
          <table:table-cell table:style-name="Default"/>
          <table:table-cell table:number-columns-repeated="3"/>
        </table:table-row>
        <table:table-row table:style-name="ro2">
          <table:table-cell office:value-type="string">
            <text:p>Assigned</text:p>
          </table:table-cell>
          <table:table-cell table:style-name="Default"/>
          <table:table-cell table:number-columns-repeated="3"/>
        </table:table-row>
        <table:table-row table:style-name="ro2">
          <table:table-cell office:value-type="string">
            <text:p>Gilb</text:p>
          </table:table-cell>
          <table:table-cell table:formula="of:=COUNTIF(['Comment Entry'.AA$2:.AA$8000];[.A27])" office:value-type="float" office:value="67">
            <text:p>67</text:p>
          </table:table-cell>
          <table:table-cell table:number-columns-repeated="3"/>
        </table:table-row>
        <table:table-row table:style-name="ro2">
          <table:table-cell office:value-type="string">
            <text:p>Jeffree</text:p>
          </table:table-cell>
          <table:table-cell table:formula="of:=COUNTIF(['Comment Entry'.AA$2:.AA$8000];[.A28])" office:value-type="float" office:value="6">
            <text:p>6</text:p>
          </table:table-cell>
          <table:table-cell table:number-columns-repeated="3"/>
        </table:table-row>
        <table:table-row table:style-name="ro2">
          <table:table-cell office:value-type="string">
            <text:p>Kraemer</text:p>
          </table:table-cell>
          <table:table-cell table:formula="of:=COUNTIF(['Comment Entry'.AA$2:.AA$8000];[.A29])" office:value-type="float" office:value="1">
            <text:p>1</text:p>
          </table:table-cell>
          <table:table-cell table:number-columns-repeated="3"/>
        </table:table-row>
        <table:table-row table:style-name="ro2">
          <table:table-cell office:value-type="string">
            <text:p>Law</text:p>
          </table:table-cell>
          <table:table-cell table:formula="of:=COUNTIF(['Comment Entry'.AA$2:.AA$8000];[.A30])" office:value-type="float" office:value="4">
            <text:p>4</text:p>
          </table:table-cell>
          <table:table-cell table:number-columns-repeated="3"/>
        </table:table-row>
        <table:table-row table:style-name="ro2">
          <table:table-cell office:value-type="string">
            <text:p>Marks</text:p>
          </table:table-cell>
          <table:table-cell table:formula="of:=COUNTIF(['Comment Entry'.AA$2:.AA$8000];[.A31])" office:value-type="float" office:value="2">
            <text:p>2</text:p>
          </table:table-cell>
          <table:table-cell table:number-columns-repeated="3"/>
        </table:table-row>
        <table:table-row table:style-name="ro2">
          <table:table-cell office:value-type="string">
            <text:p>Nikolich</text:p>
          </table:table-cell>
          <table:table-cell table:formula="of:=COUNTIF(['Comment Entry'.AA$2:.AA$8000];[.A32])" office:value-type="float" office:value="1">
            <text:p>1</text:p>
          </table:table-cell>
          <table:table-cell table:number-columns-repeated="3"/>
        </table:table-row>
        <table:table-row table:style-name="ro2">
          <table:table-cell office:value-type="string">
            <text:p>Thompson</text:p>
          </table:table-cell>
          <table:table-cell table:formula="of:=COUNTIF(['Comment Entry'.AA$2:.AA$8000];[.A33])" office:value-type="float" office:value="6">
            <text:p>6</text:p>
          </table:table-cell>
          <table:table-cell table:number-columns-repeated="3"/>
        </table:table-row>
        <table:table-row table:style-name="ro2">
          <table:table-cell office:value-type="string">
            <text:p>Grow</text:p>
          </table:table-cell>
          <table:table-cell table:formula="of:=COUNTIF(['Comment Entry'.AA$2:.AA$8000];[.A34])" office:value-type="float" office:value="5">
            <text:p>5</text:p>
          </table:table-cell>
          <table:table-cell table:number-columns-repeated="3"/>
        </table:table-row>
        <table:table-row table:style-name="ro2">
          <table:table-cell office:value-type="string">
            <text:p>Call</text:p>
          </table:table-cell>
          <table:table-cell table:formula="of:=COUNTIF(['Comment Entry'.AA$2:.AA$8000];[.A35])" office:value-type="float" office:value="14">
            <text:p>14</text:p>
          </table:table-cell>
          <table:table-cell office:value-type="string">
            <text:p>(resolve on conference call)</text:p>
          </table:table-cell>
          <table:table-cell table:number-columns-repeated="2"/>
        </table:table-row>
        <table:table-row table:style-name="ro2">
          <table:table-cell office:value-type="string">
            <text:p>Email</text:p>
          </table:table-cell>
          <table:table-cell table:formula="of:=COUNTIF(['Comment Entry'.AA$2:.AA$8000];[.A36])" office:value-type="float" office:value="1">
            <text:p>1</text:p>
          </table:table-cell>
          <table:table-cell office:value-type="string">
            <text:p>(resolve via email)</text:p>
          </table:table-cell>
          <table:table-cell table:number-columns-repeated="2"/>
        </table:table-row>
        <table:table-row table:style-name="ro2">
          <table:table-cell office:value-type="string">
            <text:p>Closed</text:p>
          </table:table-cell>
          <table:table-cell table:formula="of:=COUNTIF(['Comment Entry'.AA$2:.AA$8000];[.A37])" office:value-type="float" office:value="101">
            <text:p>101</text:p>
          </table:table-cell>
          <table:table-cell table:number-columns-repeated="3"/>
        </table:table-row>
        <table:table-row table:style-name="ro2">
          <table:table-cell office:value-type="string">
            <text:p>Total assigned</text:p>
          </table:table-cell>
          <table:table-cell table:formula="of:=SUM([.B27:.B37])" office:value-type="float" office:value="208">
            <text:p>208</text:p>
          </table:table-cell>
          <table:table-cell table:number-columns-repeated="3"/>
        </table:table-row>
        <table:table-row table:style-name="ro2">
          <table:table-cell office:value-type="string">
            <text:p>Percent</text:p>
          </table:table-cell>
          <table:table-cell table:style-name="ce1537" table:formula="of:=SUM([.B27:.B37])/[.E5]" office:value-type="percentage" office:value="1">
            <text:p>100.00%</text:p>
          </table:table-cell>
          <table:table-cell table:number-columns-repeated="3"/>
        </table:table-row>
        <table:table-row table:style-name="ro2">
          <table:table-cell/>
          <table:table-cell table:style-name="Default"/>
          <table:table-cell table:number-columns-repeated="3"/>
        </table:table-row>
        <table:table-row table:style-name="ro2">
          <table:table-cell table:style-name="ce1534"/>
          <table:table-cell table:style-name="Default"/>
          <table:table-cell table:number-columns-repeated="3"/>
        </table:table-row>
      </table:table>
      <table:named-expressions/>
      <table:database-ranges>
        <table:database-range table:name="__Anonymous_Sheet_DB__1" table:target-range-address="'Comment Entry'.AA1:'Comment Entry'.AA20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month number:textual="true"/>
      <number:text>-</number:text>
      <number:year/>
    </number:date-style>
    <number:number-style style:name="N123P0" style:volatile="true">
      <number:text>$</number:text>
      <number:number number:decimal-places="0" number:min-integer-digits="1" number:grouping="true"/>
      <number:text> </number:text>
    </number:number-style>
    <number:number-style style:name="N123">
      <number:text>($</number:text>
      <number:number number:decimal-places="0" number:min-integer-digits="1" number:grouping="true"/>
      <number:text>)</number:text>
      <style:map style:condition="value()&gt;=0" style:apply-style-name="N123P0"/>
    </number:number-style>
    <number:number-style style:name="N124P0" style:volatile="true">
      <number:text>$</number:text>
      <number:number number:decimal-places="0" number:min-integer-digits="1" number:grouping="true"/>
      <number:text> </number:text>
    </number:number-style>
    <number:number-style style:name="N124">
      <style:text-properties fo:color="#ff0000"/>
      <number:text>($</number:text>
      <number:number number:decimal-places="0" number:min-integer-digits="1" number:grouping="true"/>
      <number:text>)</number:text>
      <style:map style:condition="value()&gt;=0" style:apply-style-name="N124P0"/>
    </number:number-style>
    <number:number-style style:name="N126P0" style:volatile="true">
      <number:text>$</number:text>
      <number:number number:decimal-places="2" number:min-integer-digits="1" number:grouping="true"/>
      <number:text> </number:text>
    </number:number-style>
    <number:number-style style:name="N126">
      <number:text>($</number:text>
      <number:number number:decimal-places="2" number:min-integer-digits="1" number:grouping="true"/>
      <number:text>)</number:text>
      <style:map style:condition="value()&gt;=0" style:apply-style-name="N126P0"/>
    </number:number-style>
    <number:number-style style:name="N127P0" style:volatile="true">
      <number:text>$</number:text>
      <number:number number:decimal-places="2" number:min-integer-digits="1" number:grouping="true"/>
      <number:text> </number:text>
    </number:number-style>
    <number:number-style style:name="N127">
      <style:text-properties fo:color="#ff0000"/>
      <number:text>($</number:text>
      <number:number number:decimal-places="2" number:min-integer-digits="1" number:grouping="true"/>
      <number:text>)</number:text>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 (</number:text>
      <number:number number:decimal-places="2" number:min-integer-digits="1" number:grouping="true"/>
      <number:text>)</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4">
      <number:number number:decimal-places="0" number:min-integer-digits="5"/>
    </number:number-style>
    <number:number-style style:name="N146P0" style:volatile="true">
      <number:number number:decimal-places="0" number:min-integer-digits="1" number:grouping="true"/>
      <number:text> €</number:text>
    </number:number-style>
    <number:number-style style:name="N146">
      <number:text>-</number:text>
      <number:number number:decimal-places="0" number:min-integer-digits="1" number:grouping="true"/>
      <number:text> €</number:text>
      <style:map style:condition="value()&gt;=0" style:apply-style-name="N146P0"/>
    </number:number-style>
    <number:number-style style:name="N147P0" style:volatile="true">
      <number:number number:decimal-places="0" number:min-integer-digits="1" number:grouping="true"/>
      <number:text> €</number:text>
    </number:number-style>
    <number:number-style style:name="N147">
      <style:text-properties fo:color="#ff0000"/>
      <number:text>-</number:text>
      <number:number number:decimal-places="0" number:min-integer-digits="1" number:grouping="true"/>
      <number:text> €</number:text>
      <style:map style:condition="value()&gt;=0" style:apply-style-name="N147P0"/>
    </number:number-style>
    <number:number-style style:name="N149P0" style:volatile="true">
      <number:number number:decimal-places="2" number:min-integer-digits="1" number:grouping="true"/>
      <number:text> €</number:text>
    </number:number-style>
    <number:number-style style:name="N149">
      <number:text>-</number:text>
      <number:number number:decimal-places="2" number:min-integer-digits="1" number:grouping="true"/>
      <number:text> €</number:text>
      <style:map style:condition="value()&gt;=0" style:apply-style-name="N149P0"/>
    </number:number-style>
    <number:number-style style:name="N150P0" style:volatile="true">
      <number:number number:decimal-places="2" number:min-integer-digits="1" number:grouping="true"/>
      <number:text> €</number:text>
    </number:number-style>
    <number:number-style style:name="N150">
      <style:text-properties fo:color="#ff0000"/>
      <number:text>-</number:text>
      <number:number number:decimal-places="2" number:min-integer-digits="1" number:grouping="true"/>
      <number:text> €</number:text>
      <style:map style:condition="value()&gt;=0" style:apply-style-name="N150P0"/>
    </number:number-style>
    <number:number-style style:name="N154P0" style:volatile="true">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number number:decimal-places="0" number:min-integer-digits="1" number:grouping="true"/>
      <number:text> € </number:text>
    </number:number-style>
    <number:number-style style:name="N158P1" style:volatile="true">
      <number:text>-</number:text>
      <number:number number:decimal-places="0" number:min-integer-digits="1" number:grouping="true"/>
      <number:text> € </number:text>
    </number:number-style>
    <number:number-style style:name="N158P2" style:volatile="true">
      <number:text> -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2" number:min-integer-digits="1" number:grouping="true"/>
      <number:text> € </number:text>
    </number:number-style>
    <number:number-style style:name="N166P1" style:volatile="true">
      <number:text>-</number:text>
      <number:number number:decimal-places="2" number:min-integer-digits="1" number:grouping="true"/>
      <number:text> € </number:text>
    </number:number-style>
    <number:number-style style:name="N166P2" style:volatile="true">
      <number:text> -</number:text>
      <number:number number:decimal-places="0" number:min-integer-digits="0"/>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67">
      <number:day-of-week number:style="long"/>
      <number:text>, </number:text>
      <number:day/>
      <number:text>. </number:text>
      <number:month number:style="long" number:textual="true"/>
      <number:text> </number:text>
      <number:year number:style="long"/>
    </number:date-style>
    <number:number-style style:name="N169P0" style:volatile="true">
      <number:text>$</number:text>
      <number:number number:decimal-places="0" number:min-integer-digits="1" number:grouping="true"/>
    </number:number-style>
    <number:number-style style:name="N169">
      <number:text>-$</number:text>
      <number:number number:decimal-places="0" number:min-integer-digits="1" number:grouping="true"/>
      <style:map style:condition="value()&gt;=0" style:apply-style-name="N169P0"/>
    </number:number-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2P0" style:volatile="true">
      <number:text>$</number:text>
      <number:number number:decimal-places="2" number:min-integer-digits="1" number:grouping="true"/>
    </number:number-style>
    <number:number-style style:name="N172">
      <number:text>-$</number:text>
      <number:number number:decimal-places="2" number:min-integer-digits="1" number:grouping="true"/>
      <style:map style:condition="value()&gt;=0" style:apply-style-name="N172P0"/>
    </number:number-style>
    <number:number-style style:name="N173P0" style:volatile="true">
      <number:text>$</number:text>
      <number:number number:decimal-places="2" number:min-integer-digits="1" number:grouping="true"/>
    </number:number-style>
    <number:number-style style:name="N173">
      <style:text-properties fo:color="#ff0000"/>
      <number:text>-$</number:text>
      <number:number number:decimal-places="2" number:min-integer-digits="1" number:grouping="true"/>
      <style:map style:condition="value()&gt;=0" style:apply-style-name="N173P0"/>
    </number:number-style>
    <number:number-style style:name="N175P0" style:volatile="true">
      <number:number number:decimal-places="0" number:min-integer-digits="1" number:grouping="true"/>
      <number:text> </number:text>
    </number:number-style>
    <number:number-style style:name="N175P1" style:volatile="true">
      <number:text>-</number:text>
      <number:number number:decimal-places="0" number:min-integer-digits="1" number:grouping="true"/>
      <number:text> </number:text>
    </number:number-style>
    <number:number-style style:name="N175P2" style:volatile="true">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 $</number:text>
      <number:number number:decimal-places="0" number:min-integer-digits="1" number:grouping="true"/>
      <number:text> </number:text>
    </number:number-style>
    <number:number-style style:name="N177P1" style:volatile="true">
      <number:text>-$</number:text>
      <number:number number:decimal-places="0" number:min-integer-digits="1" number:grouping="true"/>
      <number:text> </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number number:decimal-places="2" number:min-integer-digits="1" number:grouping="true"/>
      <number:text> </number:text>
    </number:number-style>
    <number:number-style style:name="N179P1" style:volatile="true">
      <number:text>-</number:text>
      <number:number number:decimal-places="2" number:min-integer-digits="1" number:grouping="true"/>
      <number:text> </number:text>
    </number:number-style>
    <number:number-style style:name="N179P2" style:volatile="true">
      <number:text>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2" number:min-integer-digits="1" number:grouping="true"/>
      <number:text> </number:text>
    </number:number-style>
    <number:number-style style:name="N181P1" style:volatile="true">
      <number:text>-$</number:text>
      <number:number number:decimal-places="2" number:min-integer-digits="1" number:grouping="true"/>
      <number:text> </number:text>
    </number:number-style>
    <number:number-style style:name="N181P2" style:volatile="true">
      <number:text> $-</number:text>
      <number:number number: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Yes</number:text>
    </number:number-style>
    <number:number-style style:name="N183P1" style:volatile="true">
      <number:text>Yes</number:text>
    </number:number-style>
    <number:number-style style:name="N183">
      <number:text>No</number:text>
      <style:map style:condition="value()&gt;0" style:apply-style-name="N183P0"/>
      <style:map style:condition="value()&lt;0" style:apply-style-name="N183P1"/>
    </number:number-style>
    <number:number-style style:name="N185P0" style:volatile="true">
      <number:text>True</number:text>
    </number:number-style>
    <number:number-style style:name="N185P1" style:volatile="true">
      <number:text>True</number:text>
    </number:number-style>
    <number:number-style style:name="N185">
      <number:text>False</number:text>
      <style:map style:condition="value()&gt;0" style:apply-style-name="N185P0"/>
      <style:map style:condition="value()&lt;0" style:apply-style-name="N185P1"/>
    </number:number-style>
    <number:number-style style:name="N187P0" style:volatile="true">
      <number:text>On</number:text>
    </number:number-style>
    <number:number-style style:name="N187P1" style:volatile="true">
      <number:text>On</number:text>
    </number:number-style>
    <number:number-style style:name="N187">
      <number:text>Off</number:text>
      <style:map style:condition="value()&gt;0" style:apply-style-name="N187P0"/>
      <style:map style:condition="value()&lt;0" style:apply-style-name="N187P1"/>
    </number:number-style>
    <number:currency-style style:name="N189P0" style:volatile="true">
      <number:currency-symbol>€</number:currency-symbol>
      <number:text> </number:text>
      <number:number number:decimal-places="2" number:min-integer-digits="1" number:grouping="true"/>
      <number:text> </number:text>
    </number:currency-style>
    <number:currency-style style:name="N189">
      <style:text-properties fo:color="#ff0000"/>
      <number:text>(</number:text>
      <number:currency-symbol>€</number:currency-symbol>
      <number:text> </number:text>
      <number:number number:decimal-places="2" number:min-integer-digits="1" number:grouping="true"/>
      <number:text>)</number:text>
      <style:map style:condition="value()&gt;=0" style:apply-style-name="N189P0"/>
    </number:currency-style>
    <number:number-style style:name="N191P0" style:volatile="true">
      <number:text>€ </number:text>
      <number:number number:decimal-places="0" number:min-integer-digits="1" number:grouping="true"/>
    </number:number-style>
    <number:number-style style:name="N191">
      <number:text>€ -</number:text>
      <number:number number:decimal-places="0" number:min-integer-digits="1" number:grouping="true"/>
      <style:map style:condition="value()&gt;=0" style:apply-style-name="N191P0"/>
    </number:number-style>
    <number:number-style style:name="N192P0" style:volatile="true">
      <number:text>€ </number:text>
      <number:number number:decimal-places="0" number:min-integer-digits="1" number:grouping="true"/>
    </number:number-style>
    <number:number-style style:name="N192">
      <style:text-properties fo:color="#ff0000"/>
      <number:text>€ -</number:text>
      <number:number number:decimal-places="0" number:min-integer-digits="1" number:grouping="true"/>
      <style:map style:condition="value()&gt;=0" style:apply-style-name="N192P0"/>
    </number:number-style>
    <number:number-style style:name="N194P0" style:volatile="true">
      <number:text>€ </number:text>
      <number:number number:decimal-places="2" number:min-integer-digits="1" number:grouping="true"/>
    </number:number-style>
    <number:number-style style:name="N194">
      <number:text>€ -</number:text>
      <number:number number:decimal-places="2" number:min-integer-digits="1" number:grouping="true"/>
      <style:map style:condition="value()&gt;=0" style:apply-style-name="N194P0"/>
    </number:number-style>
    <number:number-style style:name="N195P0" style:volatile="true">
      <number:text>€ </number:text>
      <number:number number:decimal-places="2" number:min-integer-digits="1" number:grouping="true"/>
    </number:number-style>
    <number:number-style style:name="N195">
      <style:text-properties fo:color="#ff0000"/>
      <number:text>€ -</number:text>
      <number:number number:decimal-places="2" number:min-integer-digits="1" number:grouping="true"/>
      <style:map style:condition="value()&gt;=0" style:apply-style-name="N195P0"/>
    </number:number-style>
    <number:number-style style:name="N197P0" style:volatile="true">
      <number:number number:decimal-places="0" number:min-integer-digits="1" number:grouping="true"/>
      <number:text> </number:text>
    </number:number-style>
    <number:number-style style:name="N197P1" style:volatile="true">
      <number:text> -</number:text>
      <number:number number:decimal-places="0" number:min-integer-digits="1" number:grouping="true"/>
      <number:text> </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 </number:text>
      <number:number number:decimal-places="0" number:min-integer-digits="1" number:grouping="true"/>
      <number:text> </number:text>
    </number:number-style>
    <number:number-style style:name="N201P1" style:volatile="true">
      <number:text> € -</number:text>
      <number:number number:decimal-places="0" number:min-integer-digits="1" number:grouping="true"/>
      <number:text>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number number:decimal-places="2" number:min-integer-digits="1" number:grouping="true"/>
      <number:text> </number:text>
    </number:number-style>
    <number:number-style style:name="N203P1" style:volatile="true">
      <number:text> -</number:text>
      <number:number number:decimal-places="2" number:min-integer-digits="1" number:grouping="true"/>
      <number:text> </number:text>
    </number:number-style>
    <number:number-style style:name="N203P2" style:volatile="true">
      <number:text> -</number:text>
      <number:number number: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number:text> € </number:text>
      <number:number number:decimal-places="2" number:min-integer-digits="1" number:grouping="true"/>
      <number:text> </number:text>
    </number:number-style>
    <number:number-style style:name="N207P1" style:volatile="true">
      <number:text> € -</number:text>
      <number:number number:decimal-places="2" number:min-integer-digits="1" number:grouping="true"/>
      <number:text> </number:text>
    </number:number-style>
    <number:number-style style:name="N207P2" style:volatile="true">
      <number:text> € -</number:text>
      <number:number number:decimal-places="0" number:min-integer-digits="0"/>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9P0" style:volatile="true">
      <number:text>£</number:text>
      <number:number number:decimal-places="0" number:min-integer-digits="1" number:grouping="true"/>
    </number:number-style>
    <number:number-style style:name="N209">
      <number:text>-£</number:text>
      <number:number number:decimal-places="0" number:min-integer-digits="1" number:grouping="true"/>
      <style:map style:condition="value()&gt;=0" style:apply-style-name="N209P0"/>
    </number:number-style>
    <number:number-style style:name="N210P0" style:volatile="true">
      <number:text>£</number:text>
      <number:number number:decimal-places="0" number:min-integer-digits="1" number:grouping="true"/>
    </number:number-style>
    <number:number-style style:name="N210">
      <style:text-properties fo:color="#ff0000"/>
      <number:text>-£</number:text>
      <number:number number:decimal-places="0" number:min-integer-digits="1" number:grouping="true"/>
      <style:map style:condition="value()&gt;=0" style:apply-style-name="N210P0"/>
    </number:number-style>
    <number:number-style style:name="N212P0" style:volatile="true">
      <number:text>£</number:text>
      <number:number number:decimal-places="2" number:min-integer-digits="1" number:grouping="true"/>
    </number:number-style>
    <number:number-style style:name="N212">
      <number:text>-£</number:text>
      <number:number number:decimal-places="2" number:min-integer-digits="1" number:grouping="true"/>
      <style:map style:condition="value()&gt;=0" style:apply-style-name="N212P0"/>
    </number:number-style>
    <number:number-style style:name="N213P0" style:volatile="true">
      <number:text>£</number:text>
      <number:number number:decimal-places="2" number:min-integer-digits="1" number:grouping="true"/>
    </number:number-style>
    <number:number-style style:name="N213">
      <style:text-properties fo:color="#ff0000"/>
      <number:text>-£</number:text>
      <number:number number:decimal-places="2" number:min-integer-digits="1" number:grouping="true"/>
      <style:map style:condition="value()&gt;=0" style:apply-style-name="N213P0"/>
    </number:number-style>
    <number:number-style style:name="N217P0" style:volatile="true">
      <number:text> £</number:text>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text> £</number:text>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Written" style:family="table-cell" style:parent-style-name="Default">
      <style:table-cell-properties fo:background-color="#00ff0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0/00/0000</text:date>, <text:time style:data-style-name="N2" text:time-value="0000-00-00T12:45: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14T14:58:49</dc:date>
    <meta:generator>LibreOffice/3.6$Linux_X86_64 LibreOffice_project/360m1$Build-2</meta:generator>
    <meta:editing-duration>PT12H28M1S</meta:editing-duration>
    <meta:editing-cycles>96</meta:editing-cycles>
    <meta:document-statistic meta:table-count="3" meta:cell-count="5514" meta:object-count="0"/>
  </office:meta>
</office:document-meta>
</file>